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11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0.884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2.007cm"/>
    </style:style>
    <style:style style:name="co7" style:family="table-column">
      <style:table-column-properties fo:break-before="auto" style:column-width="1.191cm"/>
    </style:style>
    <style:style style:name="co8" style:family="table-column">
      <style:table-column-properties fo:break-before="auto" style:column-width="1.379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6000" number:language="en" number:country="US">
      <number:number number:min-integer-digits="1"/>
    </number:number-style>
    <number:number-style style:name="N16002" number:language="en" number:country="US">
      <number:number number:decimal-places="2" number:min-integer-digits="1"/>
    </number:number-style>
    <number:text-style style:name="N16100" number:language="en" number:country="US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6000"/>
    <style:style style:name="ce3" style:family="table-cell" style:parent-style-name="Default" style:data-style-name="N16002"/>
    <style:style style:name="ce4" style:family="table-cell" style:parent-style-name="Default" style:data-style-name="N1610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1" table:default-cell-style-name="Default"/>
        <table:table-column table:style-name="co10" table:number-columns-repeated="2" table:default-cell-style-name="Default"/>
        <table:table-column table:style-name="co10" table:number-columns-repeated="52" table:default-cell-style-name="ce2"/>
        <table:table-column table:style-name="co10" table:number-columns-repeated="2" table:default-cell-style-name="Default"/>
        <table:table-column table:style-name="co10" table:number-columns-repeated="52" table:default-cell-style-name="ce3"/>
        <table:table-column table:style-name="co10" table:number-columns-repeated="3" table:default-cell-style-name="Default"/>
        <table:table-column table:style-name="co10" table:number-columns-repeated="52" table:default-cell-style-name="ce4"/>
        <table:table-column table:style-name="co10" table:number-columns-repeated="3" table:default-cell-style-name="Default"/>
        <table:table-column table:style-name="co10" table:number-columns-repeated="52" table:default-cell-style-name="ce3"/>
        <table:table-column table:style-name="co10" table:number-columns-repeated="3" table:default-cell-style-name="Default"/>
        <table:table-column table:style-name="co10" table:number-columns-repeated="52" table:default-cell-style-name="ce3"/>
        <table:table-row table:style-name="ro1">
          <table:table-cell office:value-type="string">
            <text:p>name</text:p>
          </table:table-cell>
          <table:table-cell office:value-type="string">
            <text:p>CountryCode</text:p>
          </table:table-cell>
          <table:table-cell office:value-type="string">
            <text:p>id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1961 cotton_total</text:p>
          </table:table-cell>
          <table:table-cell office:value-type="string">
            <text:p>1962 cotton_total</text:p>
          </table:table-cell>
          <table:table-cell office:value-type="string">
            <text:p>1963 cotton_total</text:p>
          </table:table-cell>
          <table:table-cell office:value-type="string">
            <text:p>1964 cotton_total</text:p>
          </table:table-cell>
          <table:table-cell office:value-type="string">
            <text:p>1965 cotton_total</text:p>
          </table:table-cell>
          <table:table-cell office:value-type="string">
            <text:p>1966 cotton_total</text:p>
          </table:table-cell>
          <table:table-cell office:value-type="string">
            <text:p>1967 cotton_total</text:p>
          </table:table-cell>
          <table:table-cell office:value-type="string">
            <text:p>1968 cotton_total</text:p>
          </table:table-cell>
          <table:table-cell office:value-type="string">
            <text:p>1969 cotton_total</text:p>
          </table:table-cell>
          <table:table-cell office:value-type="string">
            <text:p>1970 cotton_total</text:p>
          </table:table-cell>
          <table:table-cell office:value-type="string">
            <text:p>1971 cotton_total</text:p>
          </table:table-cell>
          <table:table-cell office:value-type="string">
            <text:p>1972 cotton_total</text:p>
          </table:table-cell>
          <table:table-cell office:value-type="string">
            <text:p>1973 cotton_total</text:p>
          </table:table-cell>
          <table:table-cell office:value-type="string">
            <text:p>1974 cotton_total</text:p>
          </table:table-cell>
          <table:table-cell office:value-type="string">
            <text:p>1975 cotton_total</text:p>
          </table:table-cell>
          <table:table-cell office:value-type="string">
            <text:p>1976 cotton_total</text:p>
          </table:table-cell>
          <table:table-cell office:value-type="string">
            <text:p>1977 cotton_total</text:p>
          </table:table-cell>
          <table:table-cell office:value-type="string">
            <text:p>1978 cotton_total</text:p>
          </table:table-cell>
          <table:table-cell office:value-type="string">
            <text:p>1979 cotton_total</text:p>
          </table:table-cell>
          <table:table-cell office:value-type="string">
            <text:p>1980 cotton_total</text:p>
          </table:table-cell>
          <table:table-cell office:value-type="string">
            <text:p>1981 cotton_total</text:p>
          </table:table-cell>
          <table:table-cell office:value-type="string">
            <text:p>1982 cotton_total</text:p>
          </table:table-cell>
          <table:table-cell office:value-type="string">
            <text:p>1983 cotton_total</text:p>
          </table:table-cell>
          <table:table-cell office:value-type="string">
            <text:p>1984 cotton_total</text:p>
          </table:table-cell>
          <table:table-cell office:value-type="string">
            <text:p>1985 cotton_total</text:p>
          </table:table-cell>
          <table:table-cell office:value-type="string">
            <text:p>1986 cotton_total</text:p>
          </table:table-cell>
          <table:table-cell office:value-type="string">
            <text:p>1987 cotton_total</text:p>
          </table:table-cell>
          <table:table-cell office:value-type="string">
            <text:p>1988 cotton_total</text:p>
          </table:table-cell>
          <table:table-cell office:value-type="string">
            <text:p>1989 cotton_total</text:p>
          </table:table-cell>
          <table:table-cell office:value-type="string">
            <text:p>1990 cotton_total</text:p>
          </table:table-cell>
          <table:table-cell office:value-type="string">
            <text:p>1991 cotton_total</text:p>
          </table:table-cell>
          <table:table-cell office:value-type="string">
            <text:p>1992 cotton_total</text:p>
          </table:table-cell>
          <table:table-cell office:value-type="string">
            <text:p>1993 cotton_total</text:p>
          </table:table-cell>
          <table:table-cell office:value-type="string">
            <text:p>1994 cotton_total</text:p>
          </table:table-cell>
          <table:table-cell office:value-type="string">
            <text:p>1995 cotton_total</text:p>
          </table:table-cell>
          <table:table-cell office:value-type="string">
            <text:p>1996 cotton_total</text:p>
          </table:table-cell>
          <table:table-cell office:value-type="string">
            <text:p>1997 cotton_total</text:p>
          </table:table-cell>
          <table:table-cell office:value-type="string">
            <text:p>1998 cotton_total</text:p>
          </table:table-cell>
          <table:table-cell office:value-type="string">
            <text:p>1999 cotton_total</text:p>
          </table:table-cell>
          <table:table-cell office:value-type="string">
            <text:p>2000 cotton_total</text:p>
          </table:table-cell>
          <table:table-cell office:value-type="string">
            <text:p>2001 cotton_total</text:p>
          </table:table-cell>
          <table:table-cell office:value-type="string">
            <text:p>2002 cotton_total</text:p>
          </table:table-cell>
          <table:table-cell office:value-type="string">
            <text:p>2003 cotton_total</text:p>
          </table:table-cell>
          <table:table-cell office:value-type="string">
            <text:p>2004 cotton_total</text:p>
          </table:table-cell>
          <table:table-cell office:value-type="string">
            <text:p>2005 cotton_total</text:p>
          </table:table-cell>
          <table:table-cell office:value-type="string">
            <text:p>2006 cotton_total</text:p>
          </table:table-cell>
          <table:table-cell office:value-type="string">
            <text:p>2007 cotton_total</text:p>
          </table:table-cell>
          <table:table-cell office:value-type="string">
            <text:p>2008 cotton_total</text:p>
          </table:table-cell>
          <table:table-cell office:value-type="string">
            <text:p>2009 cotton_total</text:p>
          </table:table-cell>
          <table:table-cell office:value-type="string">
            <text:p>2010 cotton_total</text:p>
          </table:table-cell>
          <table:table-cell office:value-type="string">
            <text:p>2011 cotton_total</text:p>
          </table:table-cell>
          <table:table-cell office:value-type="string">
            <text:p>2012 cotton_total</text:p>
          </table:table-cell>
          <table:table-cell table:number-columns-repeated="2"/>
          <table:table-cell table:style-name="Default" office:value-type="string">
            <text:p>1961 cotton_pc</text:p>
          </table:table-cell>
          <table:table-cell table:style-name="Default" office:value-type="string">
            <text:p>1962 cotton_pc</text:p>
          </table:table-cell>
          <table:table-cell table:style-name="Default" office:value-type="string">
            <text:p>1963 cotton_pc</text:p>
          </table:table-cell>
          <table:table-cell table:style-name="Default" office:value-type="string">
            <text:p>1964 cotton_pc</text:p>
          </table:table-cell>
          <table:table-cell table:style-name="Default" office:value-type="string">
            <text:p>1965 cotton_pc</text:p>
          </table:table-cell>
          <table:table-cell table:style-name="Default" office:value-type="string">
            <text:p>1966 cotton_pc</text:p>
          </table:table-cell>
          <table:table-cell table:style-name="Default" office:value-type="string">
            <text:p>1967 cotton_pc</text:p>
          </table:table-cell>
          <table:table-cell table:style-name="Default" office:value-type="string">
            <text:p>1968 cotton_pc</text:p>
          </table:table-cell>
          <table:table-cell table:style-name="Default" office:value-type="string">
            <text:p>1969 cotton_pc</text:p>
          </table:table-cell>
          <table:table-cell table:style-name="Default" office:value-type="string">
            <text:p>1970 cotton_pc</text:p>
          </table:table-cell>
          <table:table-cell table:style-name="Default" office:value-type="string">
            <text:p>1971 cotton_pc</text:p>
          </table:table-cell>
          <table:table-cell table:style-name="Default" office:value-type="string">
            <text:p>1972 cotton_pc</text:p>
          </table:table-cell>
          <table:table-cell table:style-name="Default" office:value-type="string">
            <text:p>1973 cotton_pc</text:p>
          </table:table-cell>
          <table:table-cell table:style-name="Default" office:value-type="string">
            <text:p>1974 cotton_pc</text:p>
          </table:table-cell>
          <table:table-cell table:style-name="Default" office:value-type="string">
            <text:p>1975 cotton_pc</text:p>
          </table:table-cell>
          <table:table-cell table:style-name="Default" office:value-type="string">
            <text:p>1976 cotton_pc</text:p>
          </table:table-cell>
          <table:table-cell table:style-name="Default" office:value-type="string">
            <text:p>1977 cotton_pc</text:p>
          </table:table-cell>
          <table:table-cell table:style-name="Default" office:value-type="string">
            <text:p>1978 cotton_pc</text:p>
          </table:table-cell>
          <table:table-cell table:style-name="Default" office:value-type="string">
            <text:p>1979 cotton_pc</text:p>
          </table:table-cell>
          <table:table-cell table:style-name="Default" office:value-type="string">
            <text:p>1980 cotton_pc</text:p>
          </table:table-cell>
          <table:table-cell table:style-name="Default" office:value-type="string">
            <text:p>1981 cotton_pc</text:p>
          </table:table-cell>
          <table:table-cell table:style-name="Default" office:value-type="string">
            <text:p>1982 cotton_pc</text:p>
          </table:table-cell>
          <table:table-cell table:style-name="Default" office:value-type="string">
            <text:p>1983 cotton_pc</text:p>
          </table:table-cell>
          <table:table-cell table:style-name="Default" office:value-type="string">
            <text:p>1984 cotton_pc</text:p>
          </table:table-cell>
          <table:table-cell table:style-name="Default" office:value-type="string">
            <text:p>1985 cotton_pc</text:p>
          </table:table-cell>
          <table:table-cell table:style-name="Default" office:value-type="string">
            <text:p>1986 cotton_pc</text:p>
          </table:table-cell>
          <table:table-cell table:style-name="Default" office:value-type="string">
            <text:p>1987 cotton_pc</text:p>
          </table:table-cell>
          <table:table-cell table:style-name="Default" office:value-type="string">
            <text:p>1988 cotton_pc</text:p>
          </table:table-cell>
          <table:table-cell table:style-name="Default" office:value-type="string">
            <text:p>1989 cotton_pc</text:p>
          </table:table-cell>
          <table:table-cell table:style-name="Default" office:value-type="string">
            <text:p>1990 cotton_pc</text:p>
          </table:table-cell>
          <table:table-cell table:style-name="Default" office:value-type="string">
            <text:p>1991 cotton_pc</text:p>
          </table:table-cell>
          <table:table-cell table:style-name="Default" office:value-type="string">
            <text:p>1992 cotton_pc</text:p>
          </table:table-cell>
          <table:table-cell table:style-name="Default" office:value-type="string">
            <text:p>1993 cotton_pc</text:p>
          </table:table-cell>
          <table:table-cell table:style-name="Default" office:value-type="string">
            <text:p>1994 cotton_pc</text:p>
          </table:table-cell>
          <table:table-cell table:style-name="Default" office:value-type="string">
            <text:p>1995 cotton_pc</text:p>
          </table:table-cell>
          <table:table-cell table:style-name="Default" office:value-type="string">
            <text:p>1996 cotton_pc</text:p>
          </table:table-cell>
          <table:table-cell table:style-name="Default" office:value-type="string">
            <text:p>1997 cotton_pc</text:p>
          </table:table-cell>
          <table:table-cell table:style-name="Default" office:value-type="string">
            <text:p>1998 cotton_pc</text:p>
          </table:table-cell>
          <table:table-cell table:style-name="Default" office:value-type="string">
            <text:p>1999 cotton_pc</text:p>
          </table:table-cell>
          <table:table-cell table:style-name="Default" office:value-type="string">
            <text:p>2000 cotton_pc</text:p>
          </table:table-cell>
          <table:table-cell table:style-name="Default" office:value-type="string">
            <text:p>2001 cotton_pc</text:p>
          </table:table-cell>
          <table:table-cell table:style-name="Default" office:value-type="string">
            <text:p>2002 cotton_pc</text:p>
          </table:table-cell>
          <table:table-cell table:style-name="Default" office:value-type="string">
            <text:p>2003 cotton_pc</text:p>
          </table:table-cell>
          <table:table-cell table:style-name="Default" office:value-type="string">
            <text:p>2004 cotton_pc</text:p>
          </table:table-cell>
          <table:table-cell table:style-name="Default" office:value-type="string">
            <text:p>2005 cotton_pc</text:p>
          </table:table-cell>
          <table:table-cell table:style-name="Default" office:value-type="string">
            <text:p>2006 cotton_pc</text:p>
          </table:table-cell>
          <table:table-cell table:style-name="Default" office:value-type="string">
            <text:p>2007 cotton_pc</text:p>
          </table:table-cell>
          <table:table-cell table:style-name="Default" office:value-type="string">
            <text:p>2008 cotton_pc</text:p>
          </table:table-cell>
          <table:table-cell table:style-name="Default" office:value-type="string">
            <text:p>2009 cotton_pc</text:p>
          </table:table-cell>
          <table:table-cell table:style-name="Default" office:value-type="string">
            <text:p>2010 cotton_pc</text:p>
          </table:table-cell>
          <table:table-cell table:style-name="Default" office:value-type="string">
            <text:p>2011 cotton_pc</text:p>
          </table:table-cell>
          <table:table-cell table:style-name="Default" office:value-type="string">
            <text:p>2012 cotton_pc</text:p>
          </table:table-cell>
          <table:table-cell table:number-columns-repeated="2"/>
          <table:table-cell table:style-name="Default" office:value-type="string">
            <text:p>1961 green_total</text:p>
          </table:table-cell>
          <table:table-cell table:style-name="Default" office:value-type="string">
            <text:p>1962 green_total</text:p>
          </table:table-cell>
          <table:table-cell table:style-name="Default" office:value-type="string">
            <text:p>1963 green_total</text:p>
          </table:table-cell>
          <table:table-cell table:style-name="Default" office:value-type="string">
            <text:p>1964 green_total</text:p>
          </table:table-cell>
          <table:table-cell table:style-name="Default" office:value-type="string">
            <text:p>1965 green_total</text:p>
          </table:table-cell>
          <table:table-cell table:style-name="Default" office:value-type="string">
            <text:p>1966 green_total</text:p>
          </table:table-cell>
          <table:table-cell table:style-name="Default" office:value-type="string">
            <text:p>1967 green_total</text:p>
          </table:table-cell>
          <table:table-cell table:style-name="Default" office:value-type="string">
            <text:p>1968 green_total</text:p>
          </table:table-cell>
          <table:table-cell table:style-name="Default" office:value-type="string">
            <text:p>1969 green_total</text:p>
          </table:table-cell>
          <table:table-cell table:style-name="Default" office:value-type="string">
            <text:p>1970 green_total</text:p>
          </table:table-cell>
          <table:table-cell table:style-name="Default" office:value-type="string">
            <text:p>1971 green_total</text:p>
          </table:table-cell>
          <table:table-cell table:style-name="Default" office:value-type="string">
            <text:p>1972 green_total</text:p>
          </table:table-cell>
          <table:table-cell table:style-name="Default" office:value-type="string">
            <text:p>1973 green_total</text:p>
          </table:table-cell>
          <table:table-cell table:style-name="Default" office:value-type="string">
            <text:p>1974 green_total</text:p>
          </table:table-cell>
          <table:table-cell table:style-name="Default" office:value-type="string">
            <text:p>1975 green_total</text:p>
          </table:table-cell>
          <table:table-cell table:style-name="Default" office:value-type="string">
            <text:p>1976 green_total</text:p>
          </table:table-cell>
          <table:table-cell table:style-name="Default" office:value-type="string">
            <text:p>1977 green_total</text:p>
          </table:table-cell>
          <table:table-cell table:style-name="Default" office:value-type="string">
            <text:p>1978 green_total</text:p>
          </table:table-cell>
          <table:table-cell table:style-name="Default" office:value-type="string">
            <text:p>1979 green_total</text:p>
          </table:table-cell>
          <table:table-cell table:style-name="Default" office:value-type="string">
            <text:p>1980 green_total</text:p>
          </table:table-cell>
          <table:table-cell table:style-name="Default" office:value-type="string">
            <text:p>1981 green_total</text:p>
          </table:table-cell>
          <table:table-cell table:style-name="Default" office:value-type="string">
            <text:p>1982 green_total</text:p>
          </table:table-cell>
          <table:table-cell table:style-name="Default" office:value-type="string">
            <text:p>1983 green_total</text:p>
          </table:table-cell>
          <table:table-cell table:style-name="Default" office:value-type="string">
            <text:p>1984 green_total</text:p>
          </table:table-cell>
          <table:table-cell table:style-name="Default" office:value-type="string">
            <text:p>1985 green_total</text:p>
          </table:table-cell>
          <table:table-cell table:style-name="Default" office:value-type="string">
            <text:p>1986 green_total</text:p>
          </table:table-cell>
          <table:table-cell table:style-name="Default" office:value-type="string">
            <text:p>1987 green_total</text:p>
          </table:table-cell>
          <table:table-cell table:style-name="Default" office:value-type="string">
            <text:p>1988 green_total</text:p>
          </table:table-cell>
          <table:table-cell table:style-name="Default" office:value-type="string">
            <text:p>1989 green_total</text:p>
          </table:table-cell>
          <table:table-cell table:style-name="Default" office:value-type="string">
            <text:p>1990 green_total</text:p>
          </table:table-cell>
          <table:table-cell table:style-name="Default" office:value-type="string">
            <text:p>1991 green_total</text:p>
          </table:table-cell>
          <table:table-cell table:style-name="Default" office:value-type="string">
            <text:p>1992 green_total</text:p>
          </table:table-cell>
          <table:table-cell table:style-name="Default" office:value-type="string">
            <text:p>1993 green_total</text:p>
          </table:table-cell>
          <table:table-cell table:style-name="Default" office:value-type="string">
            <text:p>1994 green_total</text:p>
          </table:table-cell>
          <table:table-cell table:style-name="Default" office:value-type="string">
            <text:p>1995 green_total</text:p>
          </table:table-cell>
          <table:table-cell table:style-name="Default" office:value-type="string">
            <text:p>1996 green_total</text:p>
          </table:table-cell>
          <table:table-cell table:style-name="Default" office:value-type="string">
            <text:p>1997 green_total</text:p>
          </table:table-cell>
          <table:table-cell table:style-name="Default" office:value-type="string">
            <text:p>1998 green_total</text:p>
          </table:table-cell>
          <table:table-cell table:style-name="Default" office:value-type="string">
            <text:p>1999 green_total</text:p>
          </table:table-cell>
          <table:table-cell table:style-name="Default" office:value-type="string">
            <text:p>2000 green_total</text:p>
          </table:table-cell>
          <table:table-cell table:style-name="Default" office:value-type="string">
            <text:p>2001 green_total</text:p>
          </table:table-cell>
          <table:table-cell table:style-name="Default" office:value-type="string">
            <text:p>2002 green_total</text:p>
          </table:table-cell>
          <table:table-cell table:style-name="Default" office:value-type="string">
            <text:p>2003 green_total</text:p>
          </table:table-cell>
          <table:table-cell table:style-name="Default" office:value-type="string">
            <text:p>2004 green_total</text:p>
          </table:table-cell>
          <table:table-cell table:style-name="Default" office:value-type="string">
            <text:p>2005 green_total</text:p>
          </table:table-cell>
          <table:table-cell table:style-name="Default" office:value-type="string">
            <text:p>2006 green_total</text:p>
          </table:table-cell>
          <table:table-cell table:style-name="Default" office:value-type="string">
            <text:p>2007 green_total</text:p>
          </table:table-cell>
          <table:table-cell table:style-name="Default" office:value-type="string">
            <text:p>2008 green_total</text:p>
          </table:table-cell>
          <table:table-cell table:style-name="Default" office:value-type="string">
            <text:p>2009 green_total</text:p>
          </table:table-cell>
          <table:table-cell table:style-name="Default" office:value-type="string">
            <text:p>2010 green_total</text:p>
          </table:table-cell>
          <table:table-cell table:style-name="Default" office:value-type="string">
            <text:p>2011 green_total</text:p>
          </table:table-cell>
          <table:table-cell table:style-name="Default" office:value-type="string">
            <text:p>2012 green_total</text:p>
          </table:table-cell>
          <table:table-cell table:number-columns-repeated="3"/>
          <table:table-cell table:style-name="Default" office:value-type="string">
            <text:p>1961 blue_total</text:p>
          </table:table-cell>
          <table:table-cell table:style-name="Default" office:value-type="string">
            <text:p>1962 blue_total</text:p>
          </table:table-cell>
          <table:table-cell table:style-name="Default" office:value-type="string">
            <text:p>1963 blue_total</text:p>
          </table:table-cell>
          <table:table-cell table:style-name="Default" office:value-type="string">
            <text:p>1964 blue_total</text:p>
          </table:table-cell>
          <table:table-cell table:style-name="Default" office:value-type="string">
            <text:p>1965 blue_total</text:p>
          </table:table-cell>
          <table:table-cell table:style-name="Default" office:value-type="string">
            <text:p>1966 blue_total</text:p>
          </table:table-cell>
          <table:table-cell table:style-name="Default" office:value-type="string">
            <text:p>1967 blue_total</text:p>
          </table:table-cell>
          <table:table-cell table:style-name="Default" office:value-type="string">
            <text:p>1968 blue_total</text:p>
          </table:table-cell>
          <table:table-cell table:style-name="Default" office:value-type="string">
            <text:p>1969 blue_total</text:p>
          </table:table-cell>
          <table:table-cell table:style-name="Default" office:value-type="string">
            <text:p>1970 blue_total</text:p>
          </table:table-cell>
          <table:table-cell table:style-name="Default" office:value-type="string">
            <text:p>1971 blue_total</text:p>
          </table:table-cell>
          <table:table-cell table:style-name="Default" office:value-type="string">
            <text:p>1972 blue_total</text:p>
          </table:table-cell>
          <table:table-cell table:style-name="Default" office:value-type="string">
            <text:p>1973 blue_total</text:p>
          </table:table-cell>
          <table:table-cell table:style-name="Default" office:value-type="string">
            <text:p>1974 blue_total</text:p>
          </table:table-cell>
          <table:table-cell table:style-name="Default" office:value-type="string">
            <text:p>1975 blue_total</text:p>
          </table:table-cell>
          <table:table-cell table:style-name="Default" office:value-type="string">
            <text:p>1976 blue_total</text:p>
          </table:table-cell>
          <table:table-cell table:style-name="Default" office:value-type="string">
            <text:p>1977 blue_total</text:p>
          </table:table-cell>
          <table:table-cell table:style-name="Default" office:value-type="string">
            <text:p>1978 blue_total</text:p>
          </table:table-cell>
          <table:table-cell table:style-name="Default" office:value-type="string">
            <text:p>1979 blue_total</text:p>
          </table:table-cell>
          <table:table-cell table:style-name="Default" office:value-type="string">
            <text:p>1980 blue_total</text:p>
          </table:table-cell>
          <table:table-cell table:style-name="Default" office:value-type="string">
            <text:p>1981 blue_total</text:p>
          </table:table-cell>
          <table:table-cell table:style-name="Default" office:value-type="string">
            <text:p>1982 blue_total</text:p>
          </table:table-cell>
          <table:table-cell table:style-name="Default" office:value-type="string">
            <text:p>1983 blue_total</text:p>
          </table:table-cell>
          <table:table-cell table:style-name="Default" office:value-type="string">
            <text:p>1984 blue_total</text:p>
          </table:table-cell>
          <table:table-cell table:style-name="Default" office:value-type="string">
            <text:p>1985 blue_total</text:p>
          </table:table-cell>
          <table:table-cell table:style-name="Default" office:value-type="string">
            <text:p>1986 blue_total</text:p>
          </table:table-cell>
          <table:table-cell table:style-name="Default" office:value-type="string">
            <text:p>1987 blue_total</text:p>
          </table:table-cell>
          <table:table-cell table:style-name="Default" office:value-type="string">
            <text:p>1988 blue_total</text:p>
          </table:table-cell>
          <table:table-cell table:style-name="Default" office:value-type="string">
            <text:p>1989 blue_total</text:p>
          </table:table-cell>
          <table:table-cell table:style-name="Default" office:value-type="string">
            <text:p>1990 blue_total</text:p>
          </table:table-cell>
          <table:table-cell table:style-name="Default" office:value-type="string">
            <text:p>1991 blue_total</text:p>
          </table:table-cell>
          <table:table-cell table:style-name="Default" office:value-type="string">
            <text:p>1992 blue_total</text:p>
          </table:table-cell>
          <table:table-cell table:style-name="Default" office:value-type="string">
            <text:p>1993 blue_total</text:p>
          </table:table-cell>
          <table:table-cell table:style-name="Default" office:value-type="string">
            <text:p>1994 blue_total</text:p>
          </table:table-cell>
          <table:table-cell table:style-name="Default" office:value-type="string">
            <text:p>1995 blue_total</text:p>
          </table:table-cell>
          <table:table-cell table:style-name="Default" office:value-type="string">
            <text:p>1996 blue_total</text:p>
          </table:table-cell>
          <table:table-cell table:style-name="Default" office:value-type="string">
            <text:p>1997 blue_total</text:p>
          </table:table-cell>
          <table:table-cell table:style-name="Default" office:value-type="string">
            <text:p>1998 blue_total</text:p>
          </table:table-cell>
          <table:table-cell table:style-name="Default" office:value-type="string">
            <text:p>1999 blue_total</text:p>
          </table:table-cell>
          <table:table-cell table:style-name="Default" office:value-type="string">
            <text:p>2000 blue_total</text:p>
          </table:table-cell>
          <table:table-cell table:style-name="Default" office:value-type="string">
            <text:p>2001 blue_total</text:p>
          </table:table-cell>
          <table:table-cell table:style-name="Default" office:value-type="string">
            <text:p>2002 blue_total</text:p>
          </table:table-cell>
          <table:table-cell table:style-name="Default" office:value-type="string">
            <text:p>2003 blue_total</text:p>
          </table:table-cell>
          <table:table-cell table:style-name="Default" office:value-type="string">
            <text:p>2004 blue_total</text:p>
          </table:table-cell>
          <table:table-cell table:style-name="Default" office:value-type="string">
            <text:p>2005 blue_total</text:p>
          </table:table-cell>
          <table:table-cell table:style-name="Default" office:value-type="string">
            <text:p>2006 blue_total</text:p>
          </table:table-cell>
          <table:table-cell table:style-name="Default" office:value-type="string">
            <text:p>2007 blue_total</text:p>
          </table:table-cell>
          <table:table-cell table:style-name="Default" office:value-type="string">
            <text:p>2008 blue_total</text:p>
          </table:table-cell>
          <table:table-cell table:style-name="Default" office:value-type="string">
            <text:p>2009 blue_total</text:p>
          </table:table-cell>
          <table:table-cell table:style-name="Default" office:value-type="string">
            <text:p>2010 blue_total</text:p>
          </table:table-cell>
          <table:table-cell table:style-name="Default" office:value-type="string">
            <text:p>2011 blue_total</text:p>
          </table:table-cell>
          <table:table-cell table:style-name="Default" office:value-type="string">
            <text:p>2012 blue_total</text:p>
          </table:table-cell>
          <table:table-cell table:number-columns-repeated="3"/>
          <table:table-cell table:style-name="Default" office:value-type="string">
            <text:p>1961 green_pc</text:p>
          </table:table-cell>
          <table:table-cell table:style-name="Default" office:value-type="string">
            <text:p>1962 green_pc</text:p>
          </table:table-cell>
          <table:table-cell table:style-name="Default" office:value-type="string">
            <text:p>1963 green_pc</text:p>
          </table:table-cell>
          <table:table-cell table:style-name="Default" office:value-type="string">
            <text:p>1964 green_pc</text:p>
          </table:table-cell>
          <table:table-cell table:style-name="Default" office:value-type="string">
            <text:p>1965 green_pc</text:p>
          </table:table-cell>
          <table:table-cell table:style-name="Default" office:value-type="string">
            <text:p>1966 green_pc</text:p>
          </table:table-cell>
          <table:table-cell table:style-name="Default" office:value-type="string">
            <text:p>1967 green_pc</text:p>
          </table:table-cell>
          <table:table-cell table:style-name="Default" office:value-type="string">
            <text:p>1968 green_pc</text:p>
          </table:table-cell>
          <table:table-cell table:style-name="Default" office:value-type="string">
            <text:p>1969 green_pc</text:p>
          </table:table-cell>
          <table:table-cell table:style-name="Default" office:value-type="string">
            <text:p>1970 green_pc</text:p>
          </table:table-cell>
          <table:table-cell table:style-name="Default" office:value-type="string">
            <text:p>1971 green_pc</text:p>
          </table:table-cell>
          <table:table-cell table:style-name="Default" office:value-type="string">
            <text:p>1972 green_pc</text:p>
          </table:table-cell>
          <table:table-cell table:style-name="Default" office:value-type="string">
            <text:p>1973 green_pc</text:p>
          </table:table-cell>
          <table:table-cell table:style-name="Default" office:value-type="string">
            <text:p>1974 green_pc</text:p>
          </table:table-cell>
          <table:table-cell table:style-name="Default" office:value-type="string">
            <text:p>1975 green_pc</text:p>
          </table:table-cell>
          <table:table-cell table:style-name="Default" office:value-type="string">
            <text:p>1976 green_pc</text:p>
          </table:table-cell>
          <table:table-cell table:style-name="Default" office:value-type="string">
            <text:p>1977 green_pc</text:p>
          </table:table-cell>
          <table:table-cell table:style-name="Default" office:value-type="string">
            <text:p>1978 green_pc</text:p>
          </table:table-cell>
          <table:table-cell table:style-name="Default" office:value-type="string">
            <text:p>1979 green_pc</text:p>
          </table:table-cell>
          <table:table-cell table:style-name="Default" office:value-type="string">
            <text:p>1980 green_pc</text:p>
          </table:table-cell>
          <table:table-cell table:style-name="Default" office:value-type="string">
            <text:p>1981 green_pc</text:p>
          </table:table-cell>
          <table:table-cell table:style-name="Default" office:value-type="string">
            <text:p>1982 green_pc</text:p>
          </table:table-cell>
          <table:table-cell table:style-name="Default" office:value-type="string">
            <text:p>1983 green_pc</text:p>
          </table:table-cell>
          <table:table-cell table:style-name="Default" office:value-type="string">
            <text:p>1984 green_pc</text:p>
          </table:table-cell>
          <table:table-cell table:style-name="Default" office:value-type="string">
            <text:p>1985 green_pc</text:p>
          </table:table-cell>
          <table:table-cell table:style-name="Default" office:value-type="string">
            <text:p>1986 green_pc</text:p>
          </table:table-cell>
          <table:table-cell table:style-name="Default" office:value-type="string">
            <text:p>1987 green_pc</text:p>
          </table:table-cell>
          <table:table-cell table:style-name="Default" office:value-type="string">
            <text:p>1988 green_pc</text:p>
          </table:table-cell>
          <table:table-cell table:style-name="Default" office:value-type="string">
            <text:p>1989 green_pc</text:p>
          </table:table-cell>
          <table:table-cell table:style-name="Default" office:value-type="string">
            <text:p>1990 green_pc</text:p>
          </table:table-cell>
          <table:table-cell table:style-name="Default" office:value-type="string">
            <text:p>1991 green_pc</text:p>
          </table:table-cell>
          <table:table-cell table:style-name="Default" office:value-type="string">
            <text:p>1992 green_pc</text:p>
          </table:table-cell>
          <table:table-cell table:style-name="Default" office:value-type="string">
            <text:p>1993 green_pc</text:p>
          </table:table-cell>
          <table:table-cell table:style-name="Default" office:value-type="string">
            <text:p>1994 green_pc</text:p>
          </table:table-cell>
          <table:table-cell table:style-name="Default" office:value-type="string">
            <text:p>1995 green_pc</text:p>
          </table:table-cell>
          <table:table-cell table:style-name="Default" office:value-type="string">
            <text:p>1996 green_pc</text:p>
          </table:table-cell>
          <table:table-cell table:style-name="Default" office:value-type="string">
            <text:p>1997 green_pc</text:p>
          </table:table-cell>
          <table:table-cell table:style-name="Default" office:value-type="string">
            <text:p>1998 green_pc</text:p>
          </table:table-cell>
          <table:table-cell table:style-name="Default" office:value-type="string">
            <text:p>1999 green_pc</text:p>
          </table:table-cell>
          <table:table-cell table:style-name="Default" office:value-type="string">
            <text:p>2000 green_pc</text:p>
          </table:table-cell>
          <table:table-cell table:style-name="Default" office:value-type="string">
            <text:p>2001 green_pc</text:p>
          </table:table-cell>
          <table:table-cell table:style-name="Default" office:value-type="string">
            <text:p>2002 green_pc</text:p>
          </table:table-cell>
          <table:table-cell table:style-name="Default" office:value-type="string">
            <text:p>2003 green_pc</text:p>
          </table:table-cell>
          <table:table-cell table:style-name="Default" office:value-type="string">
            <text:p>2004 green_pc</text:p>
          </table:table-cell>
          <table:table-cell table:style-name="Default" office:value-type="string">
            <text:p>2005 green_pc</text:p>
          </table:table-cell>
          <table:table-cell table:style-name="Default" office:value-type="string">
            <text:p>2006 green_pc</text:p>
          </table:table-cell>
          <table:table-cell table:style-name="Default" office:value-type="string">
            <text:p>2007 green_pc</text:p>
          </table:table-cell>
          <table:table-cell table:style-name="Default" office:value-type="string">
            <text:p>2008 green_pc</text:p>
          </table:table-cell>
          <table:table-cell table:style-name="Default" office:value-type="string">
            <text:p>2009 green_pc</text:p>
          </table:table-cell>
          <table:table-cell table:style-name="Default" office:value-type="string">
            <text:p>2010 green_pc</text:p>
          </table:table-cell>
          <table:table-cell table:style-name="Default" office:value-type="string">
            <text:p>2011 green_pc</text:p>
          </table:table-cell>
          <table:table-cell table:style-name="Default" office:value-type="string">
            <text:p>2012 green_pc</text:p>
          </table:table-cell>
          <table:table-cell table:number-columns-repeated="3"/>
          <table:table-cell table:style-name="Default" office:value-type="string">
            <text:p>1961 blue_pc</text:p>
          </table:table-cell>
          <table:table-cell table:style-name="Default" office:value-type="string">
            <text:p>1962 blue_pc</text:p>
          </table:table-cell>
          <table:table-cell table:style-name="Default" office:value-type="string">
            <text:p>1963 blue_pc</text:p>
          </table:table-cell>
          <table:table-cell table:style-name="Default" office:value-type="string">
            <text:p>1964 blue_pc</text:p>
          </table:table-cell>
          <table:table-cell table:style-name="Default" office:value-type="string">
            <text:p>1965 blue_pc</text:p>
          </table:table-cell>
          <table:table-cell table:style-name="Default" office:value-type="string">
            <text:p>1966 blue_pc</text:p>
          </table:table-cell>
          <table:table-cell table:style-name="Default" office:value-type="string">
            <text:p>1967 blue_pc</text:p>
          </table:table-cell>
          <table:table-cell table:style-name="Default" office:value-type="string">
            <text:p>1968 blue_pc</text:p>
          </table:table-cell>
          <table:table-cell table:style-name="Default" office:value-type="string">
            <text:p>1969 blue_pc</text:p>
          </table:table-cell>
          <table:table-cell table:style-name="Default" office:value-type="string">
            <text:p>1970 blue_pc</text:p>
          </table:table-cell>
          <table:table-cell table:style-name="Default" office:value-type="string">
            <text:p>1971 blue_pc</text:p>
          </table:table-cell>
          <table:table-cell table:style-name="Default" office:value-type="string">
            <text:p>1972 blue_pc</text:p>
          </table:table-cell>
          <table:table-cell table:style-name="Default" office:value-type="string">
            <text:p>1973 blue_pc</text:p>
          </table:table-cell>
          <table:table-cell table:style-name="Default" office:value-type="string">
            <text:p>1974 blue_pc</text:p>
          </table:table-cell>
          <table:table-cell table:style-name="Default" office:value-type="string">
            <text:p>1975 blue_pc</text:p>
          </table:table-cell>
          <table:table-cell table:style-name="Default" office:value-type="string">
            <text:p>1976 blue_pc</text:p>
          </table:table-cell>
          <table:table-cell table:style-name="Default" office:value-type="string">
            <text:p>1977 blue_pc</text:p>
          </table:table-cell>
          <table:table-cell table:style-name="Default" office:value-type="string">
            <text:p>1978 blue_pc</text:p>
          </table:table-cell>
          <table:table-cell table:style-name="Default" office:value-type="string">
            <text:p>1979 blue_pc</text:p>
          </table:table-cell>
          <table:table-cell table:style-name="Default" office:value-type="string">
            <text:p>1980 blue_pc</text:p>
          </table:table-cell>
          <table:table-cell table:style-name="Default" office:value-type="string">
            <text:p>1981 blue_pc</text:p>
          </table:table-cell>
          <table:table-cell table:style-name="Default" office:value-type="string">
            <text:p>1982 blue_pc</text:p>
          </table:table-cell>
          <table:table-cell table:style-name="Default" office:value-type="string">
            <text:p>1983 blue_pc</text:p>
          </table:table-cell>
          <table:table-cell table:style-name="Default" office:value-type="string">
            <text:p>1984 blue_pc</text:p>
          </table:table-cell>
          <table:table-cell table:style-name="Default" office:value-type="string">
            <text:p>1985 blue_pc</text:p>
          </table:table-cell>
          <table:table-cell table:style-name="Default" office:value-type="string">
            <text:p>1986 blue_pc</text:p>
          </table:table-cell>
          <table:table-cell table:style-name="Default" office:value-type="string">
            <text:p>1987 blue_pc</text:p>
          </table:table-cell>
          <table:table-cell table:style-name="Default" office:value-type="string">
            <text:p>1988 blue_pc</text:p>
          </table:table-cell>
          <table:table-cell table:style-name="Default" office:value-type="string">
            <text:p>1989 blue_pc</text:p>
          </table:table-cell>
          <table:table-cell table:style-name="Default" office:value-type="string">
            <text:p>1990 blue_pc</text:p>
          </table:table-cell>
          <table:table-cell table:style-name="Default" office:value-type="string">
            <text:p>1991 blue_pc</text:p>
          </table:table-cell>
          <table:table-cell table:style-name="Default" office:value-type="string">
            <text:p>1992 blue_pc</text:p>
          </table:table-cell>
          <table:table-cell table:style-name="Default" office:value-type="string">
            <text:p>1993 blue_pc</text:p>
          </table:table-cell>
          <table:table-cell table:style-name="Default" office:value-type="string">
            <text:p>1994 blue_pc</text:p>
          </table:table-cell>
          <table:table-cell table:style-name="Default" office:value-type="string">
            <text:p>1995 blue_pc</text:p>
          </table:table-cell>
          <table:table-cell table:style-name="Default" office:value-type="string">
            <text:p>1996 blue_pc</text:p>
          </table:table-cell>
          <table:table-cell table:style-name="Default" office:value-type="string">
            <text:p>1997 blue_pc</text:p>
          </table:table-cell>
          <table:table-cell table:style-name="Default" office:value-type="string">
            <text:p>1998 blue_pc</text:p>
          </table:table-cell>
          <table:table-cell table:style-name="Default" office:value-type="string">
            <text:p>1999 blue_pc</text:p>
          </table:table-cell>
          <table:table-cell table:style-name="Default" office:value-type="string">
            <text:p>2000 blue_pc</text:p>
          </table:table-cell>
          <table:table-cell table:style-name="Default" office:value-type="string">
            <text:p>2001 blue_pc</text:p>
          </table:table-cell>
          <table:table-cell table:style-name="Default" office:value-type="string">
            <text:p>2002 blue_pc</text:p>
          </table:table-cell>
          <table:table-cell table:style-name="Default" office:value-type="string">
            <text:p>2003 blue_pc</text:p>
          </table:table-cell>
          <table:table-cell table:style-name="Default" office:value-type="string">
            <text:p>2004 blue_pc</text:p>
          </table:table-cell>
          <table:table-cell table:style-name="Default" office:value-type="string">
            <text:p>2005 blue_pc</text:p>
          </table:table-cell>
          <table:table-cell table:style-name="Default" office:value-type="string">
            <text:p>2006 blue_pc</text:p>
          </table:table-cell>
          <table:table-cell table:style-name="Default" office:value-type="string">
            <text:p>2007 blue_pc</text:p>
          </table:table-cell>
          <table:table-cell table:style-name="Default" office:value-type="string">
            <text:p>2008 blue_pc</text:p>
          </table:table-cell>
          <table:table-cell table:style-name="Default" office:value-type="string">
            <text:p>2009 blue_pc</text:p>
          </table:table-cell>
          <table:table-cell table:style-name="Default" office:value-type="string">
            <text:p>2010 blue_pc</text:p>
          </table:table-cell>
          <table:table-cell table:style-name="Default" office:value-type="string">
            <text:p>2011 blue_pc</text:p>
          </table:table-cell>
          <table:table-cell table:style-name="Default" office:value-type="string">
            <text:p>2012 blue_pc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office:value-type="float" office:value="51000">
            <text:p>51000</text:p>
          </table:table-cell>
          <table:table-cell office:value-type="float" office:value="78000">
            <text:p>78000</text:p>
          </table:table-cell>
          <table:table-cell office:value-type="float" office:value="110000">
            <text:p>110000</text:p>
          </table:table-cell>
          <table:table-cell office:value-type="float" office:value="78000">
            <text:p>78000</text:p>
          </table:table-cell>
          <table:table-cell office:value-type="float" office:value="75000">
            <text:p>75000</text:p>
          </table:table-cell>
          <table:table-cell office:value-type="float" office:value="61000">
            <text:p>61000</text:p>
          </table:table-cell>
          <table:table-cell office:value-type="float" office:value="69290">
            <text:p>69290</text:p>
          </table:table-cell>
          <table:table-cell office:value-type="float" office:value="71000">
            <text:p>71000</text:p>
          </table:table-cell>
          <table:table-cell office:value-type="float" office:value="86000">
            <text:p>86000</text:p>
          </table:table-cell>
          <table:table-cell office:value-type="float" office:value="76000">
            <text:p>76000</text:p>
          </table:table-cell>
          <table:table-cell office:value-type="float" office:value="63000">
            <text:p>63000</text:p>
          </table:table-cell>
          <table:table-cell office:value-type="float" office:value="58000">
            <text:p>58000</text:p>
          </table:table-cell>
          <table:table-cell office:value-type="float" office:value="108000">
            <text:p>108000</text:p>
          </table:table-cell>
          <table:table-cell office:value-type="float" office:value="145000">
            <text:p>145000</text:p>
          </table:table-cell>
          <table:table-cell office:value-type="float" office:value="160000">
            <text:p>160000</text:p>
          </table:table-cell>
          <table:table-cell office:value-type="float" office:value="159000">
            <text:p>159000</text:p>
          </table:table-cell>
          <table:table-cell office:value-type="float" office:value="136500">
            <text:p>136500</text:p>
          </table:table-cell>
          <table:table-cell office:value-type="float" office:value="132000">
            <text:p>132000</text:p>
          </table:table-cell>
          <table:table-cell office:value-type="float" office:value="105000">
            <text:p>105000</text:p>
          </table:table-cell>
          <table:table-cell office:value-type="float" office:value="65000">
            <text:p>65000</text:p>
          </table:table-cell>
          <table:table-cell office:value-type="float" office:value="60000">
            <text:p>6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68000">
            <text:p>68000</text:p>
          </table:table-cell>
          <table:table-cell office:value-type="float" office:value="54000">
            <text:p>54000</text:p>
          </table:table-cell>
          <table:table-cell office:value-type="float" office:value="60000">
            <text:p>60000</text:p>
          </table:table-cell>
          <table:table-cell office:value-type="float" office:value="39000">
            <text:p>39000</text:p>
          </table:table-cell>
          <table:table-cell office:value-type="float" office:value="44000">
            <text:p>44000</text:p>
          </table:table-cell>
          <table:table-cell office:value-type="float" office:value="35000">
            <text:p>35000</text:p>
          </table:table-cell>
          <table:table-cell office:value-type="float" office:value="28000">
            <text:p>28000</text:p>
          </table:table-cell>
          <table:table-cell table:number-columns-repeated="9" office:value-type="float" office:value="66000">
            <text:p>66000</text:p>
          </table:table-cell>
          <table:table-cell table:number-columns-repeated="3" office:value-type="float" office:value="55500">
            <text:p>55500</text:p>
          </table:table-cell>
          <table:table-cell office:value-type="float" office:value="32340">
            <text:p>32340</text:p>
          </table:table-cell>
          <table:table-cell office:value-type="float" office:value="27440">
            <text:p>27440</text:p>
          </table:table-cell>
          <table:table-cell office:value-type="float" office:value="32340">
            <text:p>32340</text:p>
          </table:table-cell>
          <table:table-cell office:value-type="float" office:value="31360">
            <text:p>31360</text:p>
          </table:table-cell>
          <table:table-cell office:value-type="float" office:value="34350">
            <text:p>34350</text:p>
          </table:table-cell>
          <table:table-cell office:value-type="float" office:value="34300">
            <text:p>34300</text:p>
          </table:table-cell>
          <table:table-cell office:value-type="float" office:value="42015">
            <text:p>42015</text:p>
          </table:table-cell>
          <table:table-cell table:number-columns-repeated="2" office:value-type="float" office:value="32340">
            <text:p>32340</text:p>
          </table:table-cell>
          <table:table-cell office:value-type="float" office:value="34300">
            <text:p>34300</text:p>
          </table:table-cell>
          <table:table-cell table:number-columns-repeated="2"/>
          <table:table-cell office:value-type="float" office:value="5.6958">
            <text:p>5.6958</text:p>
          </table:table-cell>
          <table:table-cell office:value-type="float" office:value="8.532">
            <text:p>8.532</text:p>
          </table:table-cell>
          <table:table-cell office:value-type="float" office:value="11.7773">
            <text:p>11.7773</text:p>
          </table:table-cell>
          <table:table-cell office:value-type="float" office:value="8.1701">
            <text:p>8.1701</text:p>
          </table:table-cell>
          <table:table-cell office:value-type="float" office:value="7.6805">
            <text:p>7.6805</text:p>
          </table:table-cell>
          <table:table-cell office:value-type="float" office:value="6.1061">
            <text:p>6.1061</text:p>
          </table:table-cell>
          <table:table-cell office:value-type="float" office:value="6.7785">
            <text:p>6.7785</text:p>
          </table:table-cell>
          <table:table-cell office:value-type="float" office:value="6.7839">
            <text:p>6.7839</text:p>
          </table:table-cell>
          <table:table-cell office:value-type="float" office:value="8.0157">
            <text:p>8.0157</text:p>
          </table:table-cell>
          <table:table-cell office:value-type="float" office:value="6.8991">
            <text:p>6.8991</text:p>
          </table:table-cell>
          <table:table-cell office:value-type="float" office:value="5.5639">
            <text:p>5.5639</text:p>
          </table:table-cell>
          <table:table-cell office:value-type="float" office:value="4.9811">
            <text:p>4.9811</text:p>
          </table:table-cell>
          <table:table-cell office:value-type="float" office:value="9.0256">
            <text:p>9.0256</text:p>
          </table:table-cell>
          <table:table-cell office:value-type="float" office:value="11.8136">
            <text:p>11.8136</text:p>
          </table:table-cell>
          <table:table-cell office:value-type="float" office:value="12.747">
            <text:p>12.747</text:p>
          </table:table-cell>
          <table:table-cell office:value-type="float" office:value="12.4151">
            <text:p>12.4151</text:p>
          </table:table-cell>
          <table:table-cell office:value-type="float" office:value="10.4726">
            <text:p>10.4726</text:p>
          </table:table-cell>
          <table:table-cell office:value-type="float" office:value="10">
            <text:p>10</text:p>
          </table:table-cell>
          <table:table-cell office:value-type="float" office:value="7.9203">
            <text:p>7.9203</text:p>
          </table:table-cell>
          <table:table-cell office:value-type="float" office:value="4.9317">
            <text:p>4.9317</text:p>
          </table:table-cell>
          <table:table-cell office:value-type="float" office:value="4.6282">
            <text:p>4.6282</text:p>
          </table:table-cell>
          <table:table-cell office:value-type="float" office:value="3.5618">
            <text:p>3.5618</text:p>
          </table:table-cell>
          <table:table-cell office:value-type="float" office:value="4.0843">
            <text:p>4.0843</text:p>
          </table:table-cell>
          <table:table-cell office:value-type="float" office:value="5.7365">
            <text:p>5.7365</text:p>
          </table:table-cell>
          <table:table-cell office:value-type="float" office:value="4.6838">
            <text:p>4.6838</text:p>
          </table:table-cell>
          <table:table-cell office:value-type="float" office:value="5.3277">
            <text:p>5.3277</text:p>
          </table:table-cell>
          <table:table-cell office:value-type="float" office:value="3.5253">
            <text:p>3.5253</text:p>
          </table:table-cell>
          <table:table-cell office:value-type="float" office:value="3.9953">
            <text:p>3.9953</text:p>
          </table:table-cell>
          <table:table-cell office:value-type="float" office:value="3.1208">
            <text:p>3.1208</text:p>
          </table:table-cell>
          <table:table-cell office:value-type="float" office:value="2.3868">
            <text:p>2.3868</text:p>
          </table:table-cell>
          <table:table-cell office:value-type="float" office:value="5.2331">
            <text:p>5.2331</text:p>
          </table:table-cell>
          <table:table-cell office:value-type="float" office:value="4.7785">
            <text:p>4.7785</text:p>
          </table:table-cell>
          <table:table-cell office:value-type="float" office:value="4.3493">
            <text:p>4.3493</text:p>
          </table:table-cell>
          <table:table-cell office:value-type="float" office:value="4.0036">
            <text:p>4.0036</text:p>
          </table:table-cell>
          <table:table-cell office:value-type="float" office:value="3.753">
            <text:p>3.753</text:p>
          </table:table-cell>
          <table:table-cell office:value-type="float" office:value="3.584">
            <text:p>3.584</text:p>
          </table:table-cell>
          <table:table-cell office:value-type="float" office:value="3.4698">
            <text:p>3.4698</text:p>
          </table:table-cell>
          <table:table-cell office:value-type="float" office:value="3.3851">
            <text:p>3.3851</text:p>
          </table:table-cell>
          <table:table-cell office:value-type="float" office:value="3.3021">
            <text:p>3.3021</text:p>
          </table:table-cell>
          <table:table-cell office:value-type="float" office:value="2.6948">
            <text:p>2.6948</text:p>
          </table:table-cell>
          <table:table-cell office:value-type="float" office:value="2.5998">
            <text:p>2.5998</text:p>
          </table:table-cell>
          <table:table-cell office:value-type="float" office:value="2.4997">
            <text:p>2.4997</text:p>
          </table:table-cell>
          <table:table-cell office:value-type="float" office:value="1.399">
            <text:p>1.399</text:p>
          </table:table-cell>
          <table:table-cell office:value-type="float" office:value="1.1424">
            <text:p>1.1424</text:p>
          </table:table-cell>
          <table:table-cell office:value-type="float" office:value="1.3008">
            <text:p>1.3008</text:p>
          </table:table-cell>
          <table:table-cell office:value-type="float" office:value="1.2235">
            <text:p>1.2235</text:p>
          </table:table-cell>
          <table:table-cell office:value-type="float" office:value="1.3037">
            <text:p>1.3037</text:p>
          </table:table-cell>
          <table:table-cell office:value-type="float" office:value="1.2689">
            <text:p>1.2689</text:p>
          </table:table-cell>
          <table:table-cell office:value-type="float" office:value="1.5163">
            <text:p>1.5163</text:p>
          </table:table-cell>
          <table:table-cell office:value-type="float" office:value="1.1388">
            <text:p>1.1388</text:p>
          </table:table-cell>
          <table:table-cell office:value-type="float" office:value="1.1111">
            <text:p>1.1111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21932.89">
            <text:p>21932.89</text:p>
          </table:table-cell>
          <table:table-cell office:value-type="float" office:value="33544.43">
            <text:p>33544.43</text:p>
          </table:table-cell>
          <table:table-cell office:value-type="float" office:value="47334.65">
            <text:p>47334.65</text:p>
          </table:table-cell>
          <table:table-cell office:value-type="float" office:value="33544.43">
            <text:p>33544.43</text:p>
          </table:table-cell>
          <table:table-cell office:value-type="float" office:value="32254.26">
            <text:p>32254.26</text:p>
          </table:table-cell>
          <table:table-cell office:value-type="float" office:value="26205.05">
            <text:p>26205.05</text:p>
          </table:table-cell>
          <table:table-cell office:value-type="float" office:value="29801.47">
            <text:p>29801.47</text:p>
          </table:table-cell>
          <table:table-cell office:value-type="float" office:value="30562.44">
            <text:p>30562.44</text:p>
          </table:table-cell>
          <table:table-cell office:value-type="float" office:value="37013.29">
            <text:p>37013.29</text:p>
          </table:table-cell>
          <table:table-cell office:value-type="float" office:value="32655.9">
            <text:p>32655.90</text:p>
          </table:table-cell>
          <table:table-cell office:value-type="float" office:value="27093.57">
            <text:p>27093.57</text:p>
          </table:table-cell>
          <table:table-cell office:value-type="float" office:value="24914.88">
            <text:p>24914.88</text:p>
          </table:table-cell>
          <table:table-cell office:value-type="float" office:value="46446.13">
            <text:p>46446.13</text:p>
          </table:table-cell>
          <table:table-cell office:value-type="float" office:value="62329.81">
            <text:p>62329.81</text:p>
          </table:table-cell>
          <table:table-cell office:value-type="float" office:value="68780.67">
            <text:p>68780.67</text:p>
          </table:table-cell>
          <table:table-cell office:value-type="float" office:value="68379.02">
            <text:p>68379.02</text:p>
          </table:table-cell>
          <table:table-cell office:value-type="float" office:value="58702.74">
            <text:p>58702.74</text:p>
          </table:table-cell>
          <table:table-cell office:value-type="float" office:value="56767.49">
            <text:p>56767.49</text:p>
          </table:table-cell>
          <table:table-cell office:value-type="float" office:value="45155.96">
            <text:p>45155.96</text:p>
          </table:table-cell>
          <table:table-cell office:value-type="float" office:value="27982.1">
            <text:p>27982.10</text:p>
          </table:table-cell>
          <table:table-cell office:value-type="float" office:value="25803.4">
            <text:p>25803.40</text:p>
          </table:table-cell>
          <table:table-cell office:value-type="float" office:value="19352.55">
            <text:p>19352.55</text:p>
          </table:table-cell>
          <table:table-cell office:value-type="float" office:value="21531.25">
            <text:p>21531.25</text:p>
          </table:table-cell>
          <table:table-cell office:value-type="float" office:value="29272.27">
            <text:p>29272.27</text:p>
          </table:table-cell>
          <table:table-cell office:value-type="float" office:value="23223.06">
            <text:p>23223.06</text:p>
          </table:table-cell>
          <table:table-cell office:value-type="float" office:value="24098.65">
            <text:p>24098.65</text:p>
          </table:table-cell>
          <table:table-cell office:value-type="float" office:value="16772.21">
            <text:p>16772.21</text:p>
          </table:table-cell>
          <table:table-cell office:value-type="float" office:value="19206.62">
            <text:p>19206.62</text:p>
          </table:table-cell>
          <table:table-cell office:value-type="float" office:value="15080.4">
            <text:p>15080.40</text:p>
          </table:table-cell>
          <table:table-cell office:value-type="float" office:value="12013.18">
            <text:p>12013.18</text:p>
          </table:table-cell>
          <table:table-cell table:number-columns-repeated="9" office:value-type="float" office:value="28383.74">
            <text:p>28383.74</text:p>
          </table:table-cell>
          <table:table-cell table:number-columns-repeated="3" office:value-type="float" office:value="23868.15">
            <text:p>23868.15</text:p>
          </table:table-cell>
          <table:table-cell office:value-type="float" office:value="14001.8">
            <text:p>14001.80</text:p>
          </table:table-cell>
          <table:table-cell office:value-type="float" office:value="11880.31">
            <text:p>11880.31</text:p>
          </table:table-cell>
          <table:table-cell office:value-type="float" office:value="14001.8">
            <text:p>14001.80</text:p>
          </table:table-cell>
          <table:table-cell office:value-type="float" office:value="13577.5">
            <text:p>13577.50</text:p>
          </table:table-cell>
          <table:table-cell office:value-type="float" office:value="14872.03">
            <text:p>14872.03</text:p>
          </table:table-cell>
          <table:table-cell office:value-type="float" office:value="14850.39">
            <text:p>14850.39</text:p>
          </table:table-cell>
          <table:table-cell office:value-type="float" office:value="18190.46">
            <text:p>18190.46</text:p>
          </table:table-cell>
          <table:table-cell table:number-columns-repeated="2" office:value-type="float" office:value="14001.8">
            <text:p>14001.80</text:p>
          </table:table-cell>
          <table:table-cell office:value-type="float" office:value="14850.39">
            <text:p>14850.39</text:p>
          </table:table-cell>
          <table:table-cell table:number-columns-repeated="3"/>
          <table:table-cell office:value-type="string">
            <text:p>340388.43</text:p>
          </table:table-cell>
          <table:table-cell office:value-type="string">
            <text:p>520594.07</text:p>
          </table:table-cell>
          <table:table-cell office:value-type="string">
            <text:p>734612.07</text:p>
          </table:table-cell>
          <table:table-cell office:value-type="string">
            <text:p>520594.07</text:p>
          </table:table-cell>
          <table:table-cell office:value-type="string">
            <text:p>500571.22</text:p>
          </table:table-cell>
          <table:table-cell office:value-type="string">
            <text:p>406690.31</text:p>
          </table:table-cell>
          <table:table-cell office:value-type="string">
            <text:p>462505.16</text:p>
          </table:table-cell>
          <table:table-cell office:value-type="string">
            <text:p>474315.04</text:p>
          </table:table-cell>
          <table:table-cell office:value-type="string">
            <text:p>574429.28</text:p>
          </table:table-cell>
          <table:table-cell office:value-type="string">
            <text:p>506804.55</text:p>
          </table:table-cell>
          <table:table-cell office:value-type="string">
            <text:p>420479.82</text:p>
          </table:table-cell>
          <table:table-cell office:value-type="string">
            <text:p>386667.46</text:p>
          </table:table-cell>
          <table:table-cell office:value-type="string">
            <text:p>720822.55</text:p>
          </table:table-cell>
          <table:table-cell office:value-type="string">
            <text:p>967330.07</text:p>
          </table:table-cell>
          <table:table-cell office:value-type="string">
            <text:p>1067444.32</text:p>
          </table:table-cell>
          <table:table-cell office:value-type="string">
            <text:p>1061210.98</text:p>
          </table:table-cell>
          <table:table-cell office:value-type="string">
            <text:p>911039.62</text:p>
          </table:table-cell>
          <table:table-cell office:value-type="string">
            <text:p>881005.34</text:p>
          </table:table-cell>
          <table:table-cell office:value-type="string">
            <text:p>700799.71</text:p>
          </table:table-cell>
          <table:table-cell office:value-type="string">
            <text:p>434269.34</text:p>
          </table:table-cell>
          <table:table-cell office:value-type="string">
            <text:p>400456.97</text:p>
          </table:table-cell>
          <table:table-cell office:value-type="string">
            <text:p>300342.73</text:p>
          </table:table-cell>
          <table:table-cell office:value-type="string">
            <text:p>334155.10</text:p>
          </table:table-cell>
          <table:table-cell office:value-type="string">
            <text:p>454292.19</text:p>
          </table:table-cell>
          <table:table-cell office:value-type="string">
            <text:p>360411.28</text:p>
          </table:table-cell>
          <table:table-cell office:value-type="string">
            <text:p>373999.91</text:p>
          </table:table-cell>
          <table:table-cell office:value-type="string">
            <text:p>260297.03</text:p>
          </table:table-cell>
          <table:table-cell office:value-type="string">
            <text:p>298077.96</text:p>
          </table:table-cell>
          <table:table-cell office:value-type="string">
            <text:p>234040.85</text:p>
          </table:table-cell>
          <table:table-cell office:value-type="string">
            <text:p>186438.97</text:p>
          </table:table-cell>
          <table:table-cell table:number-columns-repeated="9" office:value-type="string">
            <text:p>440502.67</text:p>
          </table:table-cell>
          <table:table-cell table:number-columns-repeated="3" office:value-type="string">
            <text:p>370422.70</text:p>
          </table:table-cell>
          <table:table-cell office:value-type="string">
            <text:p>217301.45</text:p>
          </table:table-cell>
          <table:table-cell office:value-type="string">
            <text:p>184376.99</text:p>
          </table:table-cell>
          <table:table-cell office:value-type="string">
            <text:p>217301.45</text:p>
          </table:table-cell>
          <table:table-cell office:value-type="string">
            <text:p>210716.56</text:p>
          </table:table-cell>
          <table:table-cell office:value-type="string">
            <text:p>230807.06</text:p>
          </table:table-cell>
          <table:table-cell office:value-type="string">
            <text:p>230471.23</text:p>
          </table:table-cell>
          <table:table-cell office:value-type="string">
            <text:p>282307.51</text:p>
          </table:table-cell>
          <table:table-cell table:number-columns-repeated="2" office:value-type="string">
            <text:p>217301.45</text:p>
          </table:table-cell>
          <table:table-cell office:value-type="string">
            <text:p>230471.23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3.67">
            <text:p>3.67</text:p>
          </table:table-cell>
          <table:table-cell office:value-type="float" office:value="5.07">
            <text:p>5.07</text:p>
          </table:table-cell>
          <table:table-cell office:value-type="float" office:value="3.51">
            <text:p>3.51</text:p>
          </table:table-cell>
          <table:table-cell office:value-type="float" office:value="3.3">
            <text:p>3.30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2.92">
            <text:p>2.92</text:p>
          </table:table-cell>
          <table:table-cell office:value-type="float" office:value="3.45">
            <text:p>3.45</text:p>
          </table:table-cell>
          <table:table-cell office:value-type="float" office:value="2.96">
            <text:p>2.96</text:p>
          </table:table-cell>
          <table:table-cell office:value-type="float" office:value="2.39">
            <text:p>2.39</text:p>
          </table:table-cell>
          <table:table-cell office:value-type="float" office:value="2.14">
            <text:p>2.14</text:p>
          </table:table-cell>
          <table:table-cell office:value-type="float" office:value="3.88">
            <text:p>3.88</text:p>
          </table:table-cell>
          <table:table-cell office:value-type="float" office:value="5.08">
            <text:p>5.08</text:p>
          </table:table-cell>
          <table:table-cell office:value-type="float" office:value="5.48">
            <text:p>5.48</text:p>
          </table:table-cell>
          <table:table-cell office:value-type="float" office:value="5.34">
            <text:p>5.34</text:p>
          </table:table-cell>
          <table:table-cell office:value-type="float" office:value="4.5">
            <text:p>4.50</text:p>
          </table:table-cell>
          <table:table-cell office:value-type="float" office:value="4.3">
            <text:p>4.30</text:p>
          </table:table-cell>
          <table:table-cell office:value-type="float" office:value="3.41">
            <text:p>3.41</text:p>
          </table:table-cell>
          <table:table-cell office:value-type="float" office:value="2.12">
            <text:p>2.12</text:p>
          </table:table-cell>
          <table:table-cell office:value-type="float" office:value="1.99">
            <text:p>1.99</text:p>
          </table:table-cell>
          <table:table-cell office:value-type="float" office:value="1.53">
            <text:p>1.53</text:p>
          </table:table-cell>
          <table:table-cell office:value-type="float" office:value="1.76">
            <text:p>1.76</text:p>
          </table:table-cell>
          <table:table-cell office:value-type="float" office:value="2.47">
            <text:p>2.47</text:p>
          </table:table-cell>
          <table:table-cell office:value-type="float" office:value="2.01">
            <text:p>2.01</text:p>
          </table:table-cell>
          <table:table-cell office:value-type="float" office:value="2.14">
            <text:p>2.14</text:p>
          </table:table-cell>
          <table:table-cell office:value-type="float" office:value="1.52">
            <text:p>1.52</text:p>
          </table:table-cell>
          <table:table-cell office:value-type="float" office:value="1.74">
            <text:p>1.74</text:p>
          </table:table-cell>
          <table:table-cell office:value-type="float" office:value="1.34">
            <text:p>1.34</text:p>
          </table:table-cell>
          <table:table-cell office:value-type="float" office:value="1.02">
            <text:p>1.02</text:p>
          </table:table-cell>
          <table:table-cell office:value-type="float" office:value="2.25">
            <text:p>2.25</text:p>
          </table:table-cell>
          <table:table-cell office:value-type="float" office:value="2.06">
            <text:p>2.06</text:p>
          </table:table-cell>
          <table:table-cell office:value-type="float" office:value="1.87">
            <text:p>1.87</text:p>
          </table:table-cell>
          <table:table-cell office:value-type="float" office:value="1.72">
            <text:p>1.72</text:p>
          </table:table-cell>
          <table:table-cell office:value-type="float" office:value="1.61">
            <text:p>1.61</text:p>
          </table:table-cell>
          <table:table-cell office:value-type="float" office:value="1.54">
            <text:p>1.54</text:p>
          </table:table-cell>
          <table:table-cell office:value-type="float" office:value="1.49">
            <text:p>1.49</text:p>
          </table:table-cell>
          <table:table-cell office:value-type="float" office:value="1.46">
            <text:p>1.46</text:p>
          </table:table-cell>
          <table:table-cell office:value-type="float" office:value="1.42">
            <text:p>1.42</text:p>
          </table:table-cell>
          <table:table-cell office:value-type="float" office:value="1.16">
            <text:p>1.16</text:p>
          </table:table-cell>
          <table:table-cell office:value-type="float" office:value="1.12">
            <text:p>1.12</text:p>
          </table:table-cell>
          <table:table-cell office:value-type="float" office:value="1.07">
            <text:p>1.07</text:p>
          </table:table-cell>
          <table:table-cell office:value-type="float" office:value="0.61">
            <text:p>0.61</text:p>
          </table:table-cell>
          <table:table-cell office:value-type="float" office:value="0.49">
            <text:p>0.49</text:p>
          </table:table-cell>
          <table:table-cell office:value-type="float" office:value="0.56">
            <text:p>0.56</text:p>
          </table:table-cell>
          <table:table-cell office:value-type="float" office:value="0.53">
            <text:p>0.53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66">
            <text:p>0.66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5">
            <text:p>0.50</text:p>
          </table:table-cell>
          <table:table-cell table:number-columns-repeated="3"/>
          <table:table-cell office:value-type="float" office:value="38.02">
            <text:p>38.02</text:p>
          </table:table-cell>
          <table:table-cell office:value-type="float" office:value="56.95">
            <text:p>56.95</text:p>
          </table:table-cell>
          <table:table-cell office:value-type="float" office:value="78.65">
            <text:p>78.65</text:p>
          </table:table-cell>
          <table:table-cell office:value-type="float" office:value="54.53">
            <text:p>54.53</text:p>
          </table:table-cell>
          <table:table-cell office:value-type="float" office:value="51.26">
            <text:p>51.26</text:p>
          </table:table-cell>
          <table:table-cell office:value-type="float" office:value="40.71">
            <text:p>40.71</text:p>
          </table:table-cell>
          <table:table-cell office:value-type="float" office:value="45.25">
            <text:p>45.25</text:p>
          </table:table-cell>
          <table:table-cell office:value-type="float" office:value="45.32">
            <text:p>45.32</text:p>
          </table:table-cell>
          <table:table-cell office:value-type="float" office:value="53.54">
            <text:p>53.54</text:p>
          </table:table-cell>
          <table:table-cell office:value-type="float" office:value="46.01">
            <text:p>46.01</text:p>
          </table:table-cell>
          <table:table-cell office:value-type="float" office:value="37.14">
            <text:p>37.14</text:p>
          </table:table-cell>
          <table:table-cell office:value-type="float" office:value="33.21">
            <text:p>33.21</text:p>
          </table:table-cell>
          <table:table-cell office:value-type="float" office:value="60.24">
            <text:p>60.24</text:p>
          </table:table-cell>
          <table:table-cell office:value-type="float" office:value="78.81">
            <text:p>78.81</text:p>
          </table:table-cell>
          <table:table-cell office:value-type="float" office:value="85.04">
            <text:p>85.04</text:p>
          </table:table-cell>
          <table:table-cell office:value-type="float" office:value="82.86">
            <text:p>82.86</text:p>
          </table:table-cell>
          <table:table-cell office:value-type="float" office:value="69.9">
            <text:p>69.90</text:p>
          </table:table-cell>
          <table:table-cell office:value-type="float" office:value="66.74">
            <text:p>66.74</text:p>
          </table:table-cell>
          <table:table-cell office:value-type="float" office:value="52.86">
            <text:p>52.86</text:p>
          </table:table-cell>
          <table:table-cell office:value-type="float" office:value="32.95">
            <text:p>32.95</text:p>
          </table:table-cell>
          <table:table-cell office:value-type="float" office:value="30.89">
            <text:p>30.89</text:p>
          </table:table-cell>
          <table:table-cell office:value-type="float" office:value="23.77">
            <text:p>23.77</text:p>
          </table:table-cell>
          <table:table-cell office:value-type="float" office:value="27.3">
            <text:p>27.30</text:p>
          </table:table-cell>
          <table:table-cell office:value-type="float" office:value="38.32">
            <text:p>38.32</text:p>
          </table:table-cell>
          <table:table-cell office:value-type="float" office:value="31.26">
            <text:p>31.26</text:p>
          </table:table-cell>
          <table:table-cell office:value-type="float" office:value="33.21">
            <text:p>33.21</text:p>
          </table:table-cell>
          <table:table-cell office:value-type="float" office:value="23.53">
            <text:p>23.53</text:p>
          </table:table-cell>
          <table:table-cell office:value-type="float" office:value="27.07">
            <text:p>27.07</text:p>
          </table:table-cell>
          <table:table-cell office:value-type="float" office:value="20.87">
            <text:p>20.87</text:p>
          </table:table-cell>
          <table:table-cell office:value-type="float" office:value="15.89">
            <text:p>15.89</text:p>
          </table:table-cell>
          <table:table-cell office:value-type="float" office:value="34.93">
            <text:p>34.93</text:p>
          </table:table-cell>
          <table:table-cell office:value-type="float" office:value="31.89">
            <text:p>31.89</text:p>
          </table:table-cell>
          <table:table-cell office:value-type="float" office:value="29.03">
            <text:p>29.03</text:p>
          </table:table-cell>
          <table:table-cell office:value-type="float" office:value="26.72">
            <text:p>26.72</text:p>
          </table:table-cell>
          <table:table-cell office:value-type="float" office:value="25.05">
            <text:p>25.05</text:p>
          </table:table-cell>
          <table:table-cell office:value-type="float" office:value="23.92">
            <text:p>23.92</text:p>
          </table:table-cell>
          <table:table-cell office:value-type="float" office:value="23.16">
            <text:p>23.16</text:p>
          </table:table-cell>
          <table:table-cell office:value-type="float" office:value="22.59">
            <text:p>22.59</text:p>
          </table:table-cell>
          <table:table-cell office:value-type="float" office:value="22.04">
            <text:p>22.04</text:p>
          </table:table-cell>
          <table:table-cell office:value-type="float" office:value="17.99">
            <text:p>17.99</text:p>
          </table:table-cell>
          <table:table-cell office:value-type="float" office:value="17.35">
            <text:p>17.35</text:p>
          </table:table-cell>
          <table:table-cell office:value-type="float" office:value="16.68">
            <text:p>16.68</text:p>
          </table:table-cell>
          <table:table-cell office:value-type="float" office:value="9.4">
            <text:p>9.40</text:p>
          </table:table-cell>
          <table:table-cell office:value-type="float" office:value="7.68">
            <text:p>7.68</text:p>
          </table:table-cell>
          <table:table-cell office:value-type="float" office:value="8.74">
            <text:p>8.74</text:p>
          </table:table-cell>
          <table:table-cell office:value-type="float" office:value="8.22">
            <text:p>8.22</text:p>
          </table:table-cell>
          <table:table-cell office:value-type="float" office:value="8.76">
            <text:p>8.76</text:p>
          </table:table-cell>
          <table:table-cell office:value-type="float" office:value="8.53">
            <text:p>8.53</text:p>
          </table:table-cell>
          <table:table-cell office:value-type="float" office:value="10.19">
            <text:p>10.19</text:p>
          </table:table-cell>
          <table:table-cell office:value-type="float" office:value="7.65">
            <text:p>7.65</text:p>
          </table:table-cell>
          <table:table-cell office:value-type="float" office:value="7.47">
            <text:p>7.47</text:p>
          </table:table-cell>
          <table:table-cell office:value-type="float" office:value="7.73">
            <text:p>7.7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17466">
            <text:p>17466</text:p>
          </table:table-cell>
          <table:table-cell office:value-type="float" office:value="17609">
            <text:p>17609</text:p>
          </table:table-cell>
          <table:table-cell office:value-type="float" office:value="21905">
            <text:p>21905</text:p>
          </table:table-cell>
          <table:table-cell office:value-type="float" office:value="21911">
            <text:p>21911</text:p>
          </table:table-cell>
          <table:table-cell office:value-type="float" office:value="24560">
            <text:p>24560</text:p>
          </table:table-cell>
          <table:table-cell office:value-type="float" office:value="24630">
            <text:p>24630</text:p>
          </table:table-cell>
          <table:table-cell office:value-type="float" office:value="21870">
            <text:p>21870</text:p>
          </table:table-cell>
          <table:table-cell office:value-type="float" office:value="12600">
            <text:p>12600</text:p>
          </table:table-cell>
          <table:table-cell office:value-type="float" office:value="15060">
            <text:p>15060</text:p>
          </table:table-cell>
          <table:table-cell office:value-type="float" office:value="15200">
            <text:p>15200</text:p>
          </table:table-cell>
          <table:table-cell office:value-type="float" office:value="13500">
            <text:p>13500</text:p>
          </table:table-cell>
          <table:table-cell office:value-type="float" office:value="16500">
            <text:p>16500</text:p>
          </table:table-cell>
          <table:table-cell office:value-type="float" office:value="19800">
            <text:p>19800</text:p>
          </table:table-cell>
          <table:table-cell office:value-type="float" office:value="20000">
            <text:p>20000</text:p>
          </table:table-cell>
          <table:table-cell office:value-type="float" office:value="20300">
            <text:p>20300</text:p>
          </table:table-cell>
          <table:table-cell office:value-type="float" office:value="20800">
            <text:p>20800</text:p>
          </table:table-cell>
          <table:table-cell office:value-type="float" office:value="21800">
            <text:p>21800</text:p>
          </table:table-cell>
          <table:table-cell office:value-type="float" office:value="22400">
            <text:p>22400</text:p>
          </table:table-cell>
          <table:table-cell office:value-type="float" office:value="23000">
            <text:p>23000</text:p>
          </table:table-cell>
          <table:table-cell office:value-type="float" office:value="15800">
            <text:p>15800</text:p>
          </table:table-cell>
          <table:table-cell office:value-type="float" office:value="20600">
            <text:p>20600</text:p>
          </table:table-cell>
          <table:table-cell office:value-type="float" office:value="20800">
            <text:p>20800</text:p>
          </table:table-cell>
          <table:table-cell office:value-type="float" office:value="15800">
            <text:p>15800</text:p>
          </table:table-cell>
          <table:table-cell office:value-type="float" office:value="19800">
            <text:p>19800</text:p>
          </table:table-cell>
          <table:table-cell office:value-type="float" office:value="25700">
            <text:p>25700</text:p>
          </table:table-cell>
          <table:table-cell office:value-type="float" office:value="24750">
            <text:p>24750</text:p>
          </table:table-cell>
          <table:table-cell office:value-type="float" office:value="22750">
            <text:p>22750</text:p>
          </table:table-cell>
          <table:table-cell office:value-type="float" office:value="13850">
            <text:p>13850</text:p>
          </table:table-cell>
          <table:table-cell office:value-type="float" office:value="16800">
            <text:p>16800</text:p>
          </table:table-cell>
          <table:table-cell office:value-type="float" office:value="11800">
            <text:p>11800</text:p>
          </table:table-cell>
          <table:table-cell office:value-type="float" office:value="950">
            <text:p>950</text:p>
          </table:table-cell>
          <table:table-cell office:value-type="float" office:value="987">
            <text:p>987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760">
            <text:p>760</text:p>
          </table:table-cell>
          <table:table-cell office:value-type="float" office:value="810">
            <text:p>810</text:p>
          </table:table-cell>
          <table:table-cell office:value-type="float" office:value="798">
            <text:p>798</text:p>
          </table:table-cell>
          <table:table-cell office:value-type="float" office:value="902">
            <text:p>902</text:p>
          </table:table-cell>
          <table:table-cell office:value-type="float" office:value="793">
            <text:p>793</text:p>
          </table:table-cell>
          <table:table-cell office:value-type="float" office:value="632">
            <text:p>632</text:p>
          </table:table-cell>
          <table:table-cell office:value-type="float" office:value="920">
            <text:p>920</text:p>
          </table:table-cell>
          <table:table-cell office:value-type="float" office:value="905">
            <text:p>905</text:p>
          </table:table-cell>
          <table:table-cell office:value-type="float" office:value="919">
            <text:p>919</text:p>
          </table:table-cell>
          <table:table-cell office:value-type="float" office:value="926">
            <text:p>926</text:p>
          </table:table-cell>
          <table:table-cell office:value-type="float" office:value="850">
            <text:p>850</text:p>
          </table:table-cell>
          <table:table-cell office:value-type="float" office:value="656">
            <text:p>656</text:p>
          </table:table-cell>
          <table:table-cell office:value-type="float" office:value="860">
            <text:p>860</text:p>
          </table:table-cell>
          <table:table-cell office:value-type="float" office:value="800">
            <text:p>800</text:p>
          </table:table-cell>
          <table:table-cell office:value-type="float" office:value="776">
            <text:p>776</text:p>
          </table:table-cell>
          <table:table-cell office:value-type="float" office:value="770">
            <text:p>770</text:p>
          </table:table-cell>
          <table:table-cell table:number-columns-repeated="2"/>
          <table:table-cell office:value-type="float" office:value="10.4649">
            <text:p>10.4649</text:p>
          </table:table-cell>
          <table:table-cell office:value-type="float" office:value="10.2437">
            <text:p>10.2437</text:p>
          </table:table-cell>
          <table:table-cell office:value-type="float" office:value="12.3687">
            <text:p>12.3687</text:p>
          </table:table-cell>
          <table:table-cell office:value-type="float" office:value="12.0258">
            <text:p>12.0258</text:p>
          </table:table-cell>
          <table:table-cell office:value-type="float" office:value="13.1057">
            <text:p>13.1057</text:p>
          </table:table-cell>
          <table:table-cell office:value-type="float" office:value="12.7882">
            <text:p>12.7882</text:p>
          </table:table-cell>
          <table:table-cell office:value-type="float" office:value="11.051">
            <text:p>11.051</text:p>
          </table:table-cell>
          <table:table-cell office:value-type="float" office:value="6.2038">
            <text:p>6.2038</text:p>
          </table:table-cell>
          <table:table-cell office:value-type="float" office:value="7.223">
            <text:p>7.223</text:p>
          </table:table-cell>
          <table:table-cell office:value-type="float" office:value="7.1061">
            <text:p>7.1061</text:p>
          </table:table-cell>
          <table:table-cell office:value-type="float" office:value="6.1503">
            <text:p>6.1503</text:p>
          </table:table-cell>
          <table:table-cell office:value-type="float" office:value="7.3301">
            <text:p>7.3301</text:p>
          </table:table-cell>
          <table:table-cell office:value-type="float" office:value="8.5751">
            <text:p>8.5751</text:p>
          </table:table-cell>
          <table:table-cell office:value-type="float" office:value="8.4495">
            <text:p>8.4495</text:p>
          </table:table-cell>
          <table:table-cell office:value-type="float" office:value="8.3642">
            <text:p>8.3642</text:p>
          </table:table-cell>
          <table:table-cell office:value-type="float" office:value="8.3669">
            <text:p>8.3669</text:p>
          </table:table-cell>
          <table:table-cell office:value-type="float" office:value="8.5591">
            <text:p>8.5591</text:p>
          </table:table-cell>
          <table:table-cell office:value-type="float" office:value="8.589">
            <text:p>8.589</text:p>
          </table:table-cell>
          <table:table-cell office:value-type="float" office:value="8.611">
            <text:p>8.611</text:p>
          </table:table-cell>
          <table:table-cell office:value-type="float" office:value="5.777">
            <text:p>5.777</text:p>
          </table:table-cell>
          <table:table-cell office:value-type="float" office:value="7.3598">
            <text:p>7.3598</text:p>
          </table:table-cell>
          <table:table-cell office:value-type="float" office:value="7.2626">
            <text:p>7.2626</text:p>
          </table:table-cell>
          <table:table-cell office:value-type="float" office:value="5.3925">
            <text:p>5.3925</text:p>
          </table:table-cell>
          <table:table-cell office:value-type="float" office:value="6.5978">
            <text:p>6.5978</text:p>
          </table:table-cell>
          <table:table-cell office:value-type="float" office:value="8.3496">
            <text:p>8.3496</text:p>
          </table:table-cell>
          <table:table-cell office:value-type="float" office:value="7.8273">
            <text:p>7.8273</text:p>
          </table:table-cell>
          <table:table-cell office:value-type="float" office:value="6.9957">
            <text:p>6.9957</text:p>
          </table:table-cell>
          <table:table-cell office:value-type="float" office:value="4.1517">
            <text:p>4.1517</text:p>
          </table:table-cell>
          <table:table-cell office:value-type="float" office:value="4.9354">
            <text:p>4.9354</text:p>
          </table:table-cell>
          <table:table-cell office:value-type="float" office:value="3.4233">
            <text:p>3.4233</text:p>
          </table:table-cell>
          <table:table-cell office:value-type="float" office:value="0.2746">
            <text:p>0.2746</text:p>
          </table:table-cell>
          <table:table-cell office:value-type="float" office:value="0.2863">
            <text:p>0.2863</text:p>
          </table:table-cell>
          <table:table-cell office:value-type="float" office:value="0.0556">
            <text:p>0.0556</text:p>
          </table:table-cell>
          <table:table-cell office:value-type="float" office:value="0.0553">
            <text:p>0.0553</text:p>
          </table:table-cell>
          <table:table-cell office:value-type="float" office:value="0.0834">
            <text:p>0.0834</text:p>
          </table:table-cell>
          <table:table-cell office:value-type="float" office:value="0.1377">
            <text:p>0.1377</text:p>
          </table:table-cell>
          <table:table-cell office:value-type="float" office:value="0.2282">
            <text:p>0.2282</text:p>
          </table:table-cell>
          <table:table-cell office:value-type="float" office:value="0.2436">
            <text:p>0.2436</text:p>
          </table:table-cell>
          <table:table-cell office:value-type="float" office:value="0.2405">
            <text:p>0.2405</text:p>
          </table:table-cell>
          <table:table-cell office:value-type="float" office:value="0.2729">
            <text:p>0.2729</text:p>
          </table:table-cell>
          <table:table-cell office:value-type="float" office:value="0.2413">
            <text:p>0.2413</text:p>
          </table:table-cell>
          <table:table-cell office:value-type="float" office:value="0.1936">
            <text:p>0.1936</text:p>
          </table:table-cell>
          <table:table-cell office:value-type="float" office:value="0.284">
            <text:p>0.284</text:p>
          </table:table-cell>
          <table:table-cell office:value-type="float" office:value="0.2814">
            <text:p>0.2814</text:p>
          </table:table-cell>
          <table:table-cell office:value-type="float" office:value="0.2875">
            <text:p>0.2875</text:p>
          </table:table-cell>
          <table:table-cell office:value-type="float" office:value="0.2912">
            <text:p>0.2912</text:p>
          </table:table-cell>
          <table:table-cell office:value-type="float" office:value="0.2685">
            <text:p>0.2685</text:p>
          </table:table-cell>
          <table:table-cell office:value-type="float" office:value="0.2078">
            <text:p>0.2078</text:p>
          </table:table-cell>
          <table:table-cell office:value-type="float" office:value="0.2729">
            <text:p>0.2729</text:p>
          </table:table-cell>
          <table:table-cell office:value-type="float" office:value="0.254">
            <text:p>0.254</text:p>
          </table:table-cell>
          <table:table-cell office:value-type="float" office:value="0.246">
            <text:p>0.246</text:p>
          </table:table-cell>
          <table:table-cell office:value-type="float" office:value="0.2435">
            <text:p>0.2435</text:p>
          </table:table-cell>
          <table:table-cell table:number-columns-repeated="2"/>
          <table:table-cell office:value-type="float" office:value="69338.51">
            <text:p>69338.51</text:p>
          </table:table-cell>
          <table:table-cell office:value-type="float" office:value="69545.77">
            <text:p>69545.77</text:p>
          </table:table-cell>
          <table:table-cell office:value-type="float" office:value="86778.21">
            <text:p>86778.21</text:p>
          </table:table-cell>
          <table:table-cell office:value-type="float" office:value="86786.91">
            <text:p>86786.91</text:p>
          </table:table-cell>
          <table:table-cell office:value-type="float" office:value="104933.91">
            <text:p>104933.91</text:p>
          </table:table-cell>
          <table:table-cell office:value-type="float" office:value="105204.69">
            <text:p>105204.69</text:p>
          </table:table-cell>
          <table:table-cell office:value-type="float" office:value="93415.62">
            <text:p>93415.62</text:p>
          </table:table-cell>
          <table:table-cell office:value-type="float" office:value="53819.7">
            <text:p>53819.70</text:p>
          </table:table-cell>
          <table:table-cell office:value-type="float" office:value="63988.71">
            <text:p>63988.71</text:p>
          </table:table-cell>
          <table:table-cell office:value-type="float" office:value="64360.95">
            <text:p>64360.95</text:p>
          </table:table-cell>
          <table:table-cell office:value-type="float" office:value="57663.96">
            <text:p>57663.96</text:p>
          </table:table-cell>
          <table:table-cell office:value-type="float" office:value="70478.17">
            <text:p>70478.17</text:p>
          </table:table-cell>
          <table:table-cell office:value-type="float" office:value="84573.81">
            <text:p>84573.81</text:p>
          </table:table-cell>
          <table:table-cell office:value-type="float" office:value="85710.29">
            <text:p>85710.29</text:p>
          </table:table-cell>
          <table:table-cell office:value-type="float" office:value="86991.71">
            <text:p>86991.71</text:p>
          </table:table-cell>
          <table:table-cell office:value-type="float" office:value="89409.61">
            <text:p>89409.61</text:p>
          </table:table-cell>
          <table:table-cell office:value-type="float" office:value="92552.22">
            <text:p>92552.22</text:p>
          </table:table-cell>
          <table:table-cell office:value-type="float" office:value="95115.06">
            <text:p>95115.06</text:p>
          </table:table-cell>
          <table:table-cell office:value-type="float" office:value="101064.3">
            <text:p>101064.30</text:p>
          </table:table-cell>
          <table:table-cell office:value-type="float" office:value="68616.99">
            <text:p>68616.99</text:p>
          </table:table-cell>
          <table:table-cell office:value-type="float" office:value="89119.73">
            <text:p>89119.73</text:p>
          </table:table-cell>
          <table:table-cell office:value-type="float" office:value="89409.61">
            <text:p>89409.61</text:p>
          </table:table-cell>
          <table:table-cell office:value-type="float" office:value="66923.79">
            <text:p>66923.79</text:p>
          </table:table-cell>
          <table:table-cell office:value-type="float" office:value="83727.21">
            <text:p>83727.21</text:p>
          </table:table-cell>
          <table:table-cell office:value-type="float" office:value="111750.49">
            <text:p>111750.49</text:p>
          </table:table-cell>
          <table:table-cell office:value-type="float" office:value="107410.46">
            <text:p>107410.46</text:p>
          </table:table-cell>
          <table:table-cell office:value-type="float" office:value="98585.45">
            <text:p>98585.45</text:p>
          </table:table-cell>
          <table:table-cell office:value-type="float" office:value="60287.75">
            <text:p>60287.75</text:p>
          </table:table-cell>
          <table:table-cell office:value-type="float" office:value="73452.79">
            <text:p>73452.79</text:p>
          </table:table-cell>
          <table:table-cell office:value-type="float" office:value="50966.97">
            <text:p>50966.97</text:p>
          </table:table-cell>
          <table:table-cell office:value-type="float" office:value="3916.73">
            <text:p>3916.73</text:p>
          </table:table-cell>
          <table:table-cell office:value-type="float" office:value="4182.01">
            <text:p>4182.01</text:p>
          </table:table-cell>
          <table:table-cell office:value-type="float" office:value="783.35">
            <text:p>783.35</text:p>
          </table:table-cell>
          <table:table-cell office:value-type="float" office:value="795.93">
            <text:p>795.93</text:p>
          </table:table-cell>
          <table:table-cell office:value-type="float" office:value="1167.77">
            <text:p>1167.77</text:p>
          </table:table-cell>
          <table:table-cell office:value-type="float" office:value="1936.63">
            <text:p>1936.63</text:p>
          </table:table-cell>
          <table:table-cell office:value-type="float" office:value="3218.05">
            <text:p>3218.05</text:p>
          </table:table-cell>
          <table:table-cell office:value-type="float" office:value="3375.18">
            <text:p>3375.18</text:p>
          </table:table-cell>
          <table:table-cell office:value-type="float" office:value="3340.85">
            <text:p>3340.85</text:p>
          </table:table-cell>
          <table:table-cell office:value-type="float" office:value="3779.43">
            <text:p>3779.43</text:p>
          </table:table-cell>
          <table:table-cell office:value-type="float" office:value="3545.26">
            <text:p>3545.26</text:p>
          </table:table-cell>
          <table:table-cell office:value-type="float" office:value="2609.22">
            <text:p>2609.22</text:p>
          </table:table-cell>
          <table:table-cell office:value-type="float" office:value="3873.25">
            <text:p>3873.25</text:p>
          </table:table-cell>
          <table:table-cell office:value-type="float" office:value="3978.5">
            <text:p>3978.50</text:p>
          </table:table-cell>
          <table:table-cell office:value-type="float" office:value="4117.32">
            <text:p>4117.32</text:p>
          </table:table-cell>
          <table:table-cell office:value-type="float" office:value="3966.61">
            <text:p>3966.61</text:p>
          </table:table-cell>
          <table:table-cell office:value-type="float" office:value="3348.49">
            <text:p>3348.49</text:p>
          </table:table-cell>
          <table:table-cell office:value-type="float" office:value="2559.35">
            <text:p>2559.35</text:p>
          </table:table-cell>
          <table:table-cell office:value-type="float" office:value="3109.01">
            <text:p>3109.01</text:p>
          </table:table-cell>
          <table:table-cell office:value-type="float" office:value="3106.7">
            <text:p>3106.70</text:p>
          </table:table-cell>
          <table:table-cell office:value-type="float" office:value="3071.92">
            <text:p>3071.92</text:p>
          </table:table-cell>
          <table:table-cell office:value-type="float" office:value="3063.22">
            <text:p>3063.22</text:p>
          </table:table-cell>
          <table:table-cell table:number-columns-repeated="3"/>
          <table:table-cell office:value-type="string">
            <text:p>8769.06</text:p>
          </table:table-cell>
          <table:table-cell office:value-type="string">
            <text:p>8795.27</text:p>
          </table:table-cell>
          <table:table-cell office:value-type="string">
            <text:p>10974.61</text:p>
          </table:table-cell>
          <table:table-cell office:value-type="string">
            <text:p>10975.71</text:p>
          </table:table-cell>
          <table:table-cell office:value-type="string">
            <text:p>13270.72</text:p>
          </table:table-cell>
          <table:table-cell office:value-type="string">
            <text:p>13304.96</text:p>
          </table:table-cell>
          <table:table-cell office:value-type="string">
            <text:p>11814.03</text:p>
          </table:table-cell>
          <table:table-cell office:value-type="string">
            <text:p>6806.44</text:p>
          </table:table-cell>
          <table:table-cell office:value-type="string">
            <text:p>8092.49</text:p>
          </table:table-cell>
          <table:table-cell office:value-type="string">
            <text:p>8139.56</text:p>
          </table:table-cell>
          <table:table-cell office:value-type="string">
            <text:p>7292.61</text:p>
          </table:table-cell>
          <table:table-cell office:value-type="string">
            <text:p>8913.19</text:p>
          </table:table-cell>
          <table:table-cell office:value-type="string">
            <text:p>10695.83</text:p>
          </table:table-cell>
          <table:table-cell office:value-type="string">
            <text:p>10839.56</text:p>
          </table:table-cell>
          <table:table-cell office:value-type="string">
            <text:p>11001.61</text:p>
          </table:table-cell>
          <table:table-cell office:value-type="string">
            <text:p>11307.40</text:p>
          </table:table-cell>
          <table:table-cell office:value-type="string">
            <text:p>11704.84</text:p>
          </table:table-cell>
          <table:table-cell office:value-type="string">
            <text:p>12028.95</text:p>
          </table:table-cell>
          <table:table-cell office:value-type="string">
            <text:p>12781.34</text:p>
          </table:table-cell>
          <table:table-cell office:value-type="string">
            <text:p>8677.81</text:p>
          </table:table-cell>
          <table:table-cell office:value-type="string">
            <text:p>11270.74</text:p>
          </table:table-cell>
          <table:table-cell office:value-type="string">
            <text:p>11307.40</text:p>
          </table:table-cell>
          <table:table-cell office:value-type="string">
            <text:p>8463.68</text:p>
          </table:table-cell>
          <table:table-cell office:value-type="string">
            <text:p>10588.76</text:p>
          </table:table-cell>
          <table:table-cell office:value-type="string">
            <text:p>14132.79</text:p>
          </table:table-cell>
          <table:table-cell office:value-type="string">
            <text:p>13583.92</text:p>
          </table:table-cell>
          <table:table-cell office:value-type="string">
            <text:p>12467.84</text:p>
          </table:table-cell>
          <table:table-cell office:value-type="string">
            <text:p>7624.43</text:p>
          </table:table-cell>
          <table:table-cell office:value-type="string">
            <text:p>9289.38</text:p>
          </table:table-cell>
          <table:table-cell office:value-type="string">
            <text:p>6445.66</text:p>
          </table:table-cell>
          <table:table-cell office:value-type="string">
            <text:p>495.34</text:p>
          </table:table-cell>
          <table:table-cell office:value-type="string">
            <text:p>528.89</text:p>
          </table:table-cell>
          <table:table-cell office:value-type="string">
            <text:p>99.07</text:p>
          </table:table-cell>
          <table:table-cell office:value-type="string">
            <text:p>100.66</text:p>
          </table:table-cell>
          <table:table-cell office:value-type="string">
            <text:p>147.69</text:p>
          </table:table-cell>
          <table:table-cell office:value-type="string">
            <text:p>244.92</text:p>
          </table:table-cell>
          <table:table-cell office:value-type="string">
            <text:p>406.98</text:p>
          </table:table-cell>
          <table:table-cell office:value-type="string">
            <text:p>426.85</text:p>
          </table:table-cell>
          <table:table-cell office:value-type="string">
            <text:p>422.51</text:p>
          </table:table-cell>
          <table:table-cell office:value-type="string">
            <text:p>477.98</text:p>
          </table:table-cell>
          <table:table-cell office:value-type="string">
            <text:p>448.36</text:p>
          </table:table-cell>
          <table:table-cell office:value-type="string">
            <text:p>329.98</text:p>
          </table:table-cell>
          <table:table-cell office:value-type="string">
            <text:p>489.84</text:p>
          </table:table-cell>
          <table:table-cell office:value-type="string">
            <text:p>503.15</text:p>
          </table:table-cell>
          <table:table-cell office:value-type="string">
            <text:p>520.71</text:p>
          </table:table-cell>
          <table:table-cell office:value-type="string">
            <text:p>501.65</text:p>
          </table:table-cell>
          <table:table-cell office:value-type="string">
            <text:p>423.48</text:p>
          </table:table-cell>
          <table:table-cell office:value-type="string">
            <text:p>323.67</text:p>
          </table:table-cell>
          <table:table-cell office:value-type="string">
            <text:p>393.19</text:p>
          </table:table-cell>
          <table:table-cell office:value-type="string">
            <text:p>392.90</text:p>
          </table:table-cell>
          <table:table-cell office:value-type="string">
            <text:p>388.50</text:p>
          </table:table-cell>
          <table:table-cell office:value-type="string">
            <text:p>387.40</text:p>
          </table:table-cell>
          <table:table-cell table:number-columns-repeated="3"/>
          <table:table-cell office:value-type="float" office:value="41.54">
            <text:p>41.54</text:p>
          </table:table-cell>
          <table:table-cell office:value-type="float" office:value="40.46">
            <text:p>40.46</text:p>
          </table:table-cell>
          <table:table-cell office:value-type="float" office:value="49">
            <text:p>49.00</text:p>
          </table:table-cell>
          <table:table-cell office:value-type="float" office:value="47.63">
            <text:p>47.63</text:p>
          </table:table-cell>
          <table:table-cell office:value-type="float" office:value="55.99">
            <text:p>55.99</text:p>
          </table:table-cell>
          <table:table-cell office:value-type="float" office:value="54.62">
            <text:p>54.62</text:p>
          </table:table-cell>
          <table:table-cell office:value-type="float" office:value="47.2">
            <text:p>47.20</text:p>
          </table:table-cell>
          <table:table-cell office:value-type="float" office:value="26.5">
            <text:p>26.50</text:p>
          </table:table-cell>
          <table:table-cell office:value-type="float" office:value="30.69">
            <text:p>30.69</text:p>
          </table:table-cell>
          <table:table-cell office:value-type="float" office:value="30.09">
            <text:p>30.09</text:p>
          </table:table-cell>
          <table:table-cell office:value-type="float" office:value="26.27">
            <text:p>26.27</text:p>
          </table:table-cell>
          <table:table-cell office:value-type="float" office:value="31.31">
            <text:p>31.31</text:p>
          </table:table-cell>
          <table:table-cell office:value-type="float" office:value="36.63">
            <text:p>36.63</text:p>
          </table:table-cell>
          <table:table-cell office:value-type="float" office:value="36.21">
            <text:p>36.21</text:p>
          </table:table-cell>
          <table:table-cell office:value-type="float" office:value="35.84">
            <text:p>35.84</text:p>
          </table:table-cell>
          <table:table-cell office:value-type="float" office:value="35.97">
            <text:p>35.97</text:p>
          </table:table-cell>
          <table:table-cell office:value-type="float" office:value="36.34">
            <text:p>36.34</text:p>
          </table:table-cell>
          <table:table-cell office:value-type="float" office:value="36.47">
            <text:p>36.47</text:p>
          </table:table-cell>
          <table:table-cell office:value-type="float" office:value="37.84">
            <text:p>37.84</text:p>
          </table:table-cell>
          <table:table-cell office:value-type="float" office:value="25.09">
            <text:p>25.09</text:p>
          </table:table-cell>
          <table:table-cell office:value-type="float" office:value="31.84">
            <text:p>31.84</text:p>
          </table:table-cell>
          <table:table-cell office:value-type="float" office:value="31.22">
            <text:p>31.22</text:p>
          </table:table-cell>
          <table:table-cell office:value-type="float" office:value="22.84">
            <text:p>22.84</text:p>
          </table:table-cell>
          <table:table-cell office:value-type="float" office:value="27.9">
            <text:p>27.90</text:p>
          </table:table-cell>
          <table:table-cell office:value-type="float" office:value="36.31">
            <text:p>36.31</text:p>
          </table:table-cell>
          <table:table-cell office:value-type="float" office:value="33.97">
            <text:p>33.97</text:p>
          </table:table-cell>
          <table:table-cell office:value-type="float" office:value="30.32">
            <text:p>30.32</text:p>
          </table:table-cell>
          <table:table-cell office:value-type="float" office:value="18.07">
            <text:p>18.07</text:p>
          </table:table-cell>
          <table:table-cell office:value-type="float" office:value="21.58">
            <text:p>21.58</text:p>
          </table:table-cell>
          <table:table-cell office:value-type="float" office:value="14.79">
            <text:p>14.79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0.58">
            <text:p>0.58</text:p>
          </table:table-cell>
          <table:table-cell office:value-type="float" office:value="0.97">
            <text:p>0.97</text:p>
          </table:table-cell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 office:value-type="float" office:value="1.14">
            <text:p>1.14</text:p>
          </table:table-cell>
          <table:table-cell office:value-type="float" office:value="1.08">
            <text:p>1.08</text:p>
          </table:table-cell>
          <table:table-cell office:value-type="float" office:value="0.8">
            <text:p>0.80</text:p>
          </table:table-cell>
          <table:table-cell office:value-type="float" office:value="1.2">
            <text:p>1.20</text:p>
          </table:table-cell>
          <table:table-cell office:value-type="float" office:value="1.24">
            <text:p>1.24</text:p>
          </table:table-cell>
          <table:table-cell office:value-type="float" office:value="1.29">
            <text:p>1.29</text:p>
          </table:table-cell>
          <table:table-cell office:value-type="float" office:value="1.25">
            <text:p>1.25</text:p>
          </table:table-cell>
          <table:table-cell office:value-type="float" office:value="1.06">
            <text:p>1.0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5.12">
            <text:p>5.12</text:p>
          </table:table-cell>
          <table:table-cell office:value-type="float" office:value="6.2">
            <text:p>6.20</text:p>
          </table:table-cell>
          <table:table-cell office:value-type="float" office:value="6.02">
            <text:p>6.02</text:p>
          </table:table-cell>
          <table:table-cell office:value-type="float" office:value="7.08">
            <text:p>7.08</text:p>
          </table:table-cell>
          <table:table-cell office:value-type="float" office:value="6.91">
            <text:p>6.91</text:p>
          </table:table-cell>
          <table:table-cell office:value-type="float" office:value="5.97">
            <text:p>5.97</text:p>
          </table:table-cell>
          <table:table-cell office:value-type="float" office:value="3.35">
            <text:p>3.35</text:p>
          </table:table-cell>
          <table:table-cell office:value-type="float" office:value="3.88">
            <text:p>3.88</text:p>
          </table:table-cell>
          <table:table-cell office:value-type="float" office:value="3.81">
            <text:p>3.81</text:p>
          </table:table-cell>
          <table:table-cell office:value-type="float" office:value="3.32">
            <text:p>3.32</text:p>
          </table:table-cell>
          <table:table-cell office:value-type="float" office:value="3.96">
            <text:p>3.96</text:p>
          </table:table-cell>
          <table:table-cell office:value-type="float" office:value="4.63">
            <text:p>4.63</text:p>
          </table:table-cell>
          <table:table-cell office:value-type="float" office:value="4.58">
            <text:p>4.58</text:p>
          </table:table-cell>
          <table:table-cell office:value-type="float" office:value="4.53">
            <text:p>4.53</text:p>
          </table:table-cell>
          <table:table-cell office:value-type="float" office:value="4.55">
            <text:p>4.55</text:p>
          </table:table-cell>
          <table:table-cell office:value-type="float" office:value="4.6">
            <text:p>4.60</text:p>
          </table:table-cell>
          <table:table-cell office:value-type="float" office:value="4.61">
            <text:p>4.61</text:p>
          </table:table-cell>
          <table:table-cell office:value-type="float" office:value="4.79">
            <text:p>4.79</text:p>
          </table:table-cell>
          <table:table-cell office:value-type="float" office:value="3.17">
            <text:p>3.17</text:p>
          </table:table-cell>
          <table:table-cell office:value-type="float" office:value="4.03">
            <text:p>4.03</text:p>
          </table:table-cell>
          <table:table-cell office:value-type="float" office:value="3.95">
            <text:p>3.95</text:p>
          </table:table-cell>
          <table:table-cell office:value-type="float" office:value="2.89">
            <text:p>2.89</text:p>
          </table:table-cell>
          <table:table-cell office:value-type="float" office:value="3.53">
            <text:p>3.53</text:p>
          </table:table-cell>
          <table:table-cell office:value-type="float" office:value="4.59">
            <text:p>4.59</text:p>
          </table:table-cell>
          <table:table-cell office:value-type="float" office:value="4.3">
            <text:p>4.30</text:p>
          </table:table-cell>
          <table:table-cell office:value-type="float" office:value="3.83">
            <text:p>3.83</text:p>
          </table:table-cell>
          <table:table-cell office:value-type="float" office:value="2.29">
            <text:p>2.29</text:p>
          </table:table-cell>
          <table:table-cell office:value-type="float" office:value="2.73">
            <text:p>2.73</text:p>
          </table:table-cell>
          <table:table-cell office:value-type="float" office:value="1.87">
            <text:p>1.87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">
            <text:p>0.10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1">
            <text:p>0.10</text:p>
          </table:table-cell>
          <table:table-cell table:number-columns-repeated="4" office:value-type="float" office:value="0.12">
            <text:p>0.12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10">
            <text:p>261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2625">
            <text:p>2625</text:p>
          </table:table-cell>
          <table:table-cell office:value-type="float" office:value="2935">
            <text:p>2935</text:p>
          </table:table-cell>
          <table:table-cell office:value-type="float" office:value="2044">
            <text:p>2044</text:p>
          </table:table-cell>
          <table:table-cell office:value-type="float" office:value="2215">
            <text:p>2215</text:p>
          </table:table-cell>
          <table:table-cell office:value-type="float" office:value="2453">
            <text:p>2453</text:p>
          </table:table-cell>
          <table:table-cell office:value-type="float" office:value="2405">
            <text:p>2405</text:p>
          </table:table-cell>
          <table:table-cell office:value-type="float" office:value="640">
            <text:p>640</text:p>
          </table:table-cell>
          <table:table-cell office:value-type="float" office:value="1142">
            <text:p>1142</text:p>
          </table:table-cell>
          <table:table-cell office:value-type="float" office:value="1846">
            <text:p>1846</text:p>
          </table:table-cell>
          <table:table-cell office:value-type="float" office:value="1965">
            <text:p>1965</text:p>
          </table:table-cell>
          <table:table-cell office:value-type="float" office:value="782">
            <text:p>782</text:p>
          </table:table-cell>
          <table:table-cell office:value-type="float" office:value="943">
            <text:p>943</text:p>
          </table:table-cell>
          <table:table-cell office:value-type="float" office:value="626">
            <text:p>626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table:number-columns-repeated="9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40516">
            <text:p>40516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40496">
            <text:p>40496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40360">
            <text:p>40360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0.2258">
            <text:p>0.2258</text:p>
          </table:table-cell>
          <table:table-cell office:value-type="float" office:value="0.2153">
            <text:p>0.2153</text:p>
          </table:table-cell>
          <table:table-cell office:value-type="float" office:value="0.2101">
            <text:p>0.2101</text:p>
          </table:table-cell>
          <table:table-cell office:value-type="float" office:value="0.211">
            <text:p>0.211</text:p>
          </table:table-cell>
          <table:table-cell office:value-type="float" office:value="0.2298">
            <text:p>0.2298</text:p>
          </table:table-cell>
          <table:table-cell office:value-type="float" office:value="0.1558">
            <text:p>0.1558</text:p>
          </table:table-cell>
          <table:table-cell office:value-type="float" office:value="0.1641">
            <text:p>0.1641</text:p>
          </table:table-cell>
          <table:table-cell office:value-type="float" office:value="0.1766">
            <text:p>0.1766</text:p>
          </table:table-cell>
          <table:table-cell office:value-type="float" office:value="0.1683">
            <text:p>0.1683</text:p>
          </table:table-cell>
          <table:table-cell office:value-type="float" office:value="0.0436">
            <text:p>0.0436</text:p>
          </table:table-cell>
          <table:table-cell office:value-type="float" office:value="0.0756">
            <text:p>0.0756</text:p>
          </table:table-cell>
          <table:table-cell office:value-type="float" office:value="0.119">
            <text:p>0.119</text:p>
          </table:table-cell>
          <table:table-cell office:value-type="float" office:value="0.1233">
            <text:p>0.1233</text:p>
          </table:table-cell>
          <table:table-cell office:value-type="float" office:value="0.0478">
            <text:p>0.0478</text:p>
          </table:table-cell>
          <table:table-cell office:value-type="float" office:value="0.056">
            <text:p>0.056</text:p>
          </table:table-cell>
          <table:table-cell office:value-type="float" office:value="0.0362">
            <text:p>0.0362</text:p>
          </table:table-cell>
          <table:table-cell office:value-type="float" office:value="0.0037">
            <text:p>0.0037</text:p>
          </table:table-cell>
          <table:table-cell office:value-type="float" office:value="0.0055">
            <text:p>0.0055</text:p>
          </table:table-cell>
          <table:table-cell office:value-type="float" office:value="0.0032">
            <text:p>0.0032</text:p>
          </table:table-cell>
          <table:table-cell office:value-type="float" office:value="0.0031">
            <text:p>0.0031</text:p>
          </table:table-cell>
          <table:table-cell office:value-type="float" office:value="0.003">
            <text:p>0.003</text:p>
          </table:table-cell>
          <table:table-cell office:value-type="float" office:value="0.0029">
            <text:p>0.0029</text:p>
          </table:table-cell>
          <table:table-cell table:number-columns-repeated="2" office:value-type="float" office:value="0.0028">
            <text:p>0.0028</text:p>
          </table:table-cell>
          <table:table-cell office:value-type="float" office:value="0.0027">
            <text:p>0.0027</text:p>
          </table:table-cell>
          <table:table-cell office:value-type="float" office:value="0.0026">
            <text:p>0.0026</text:p>
          </table:table-cell>
          <table:table-cell office:value-type="float" office:value="0.0025">
            <text:p>0.0025</text:p>
          </table:table-cell>
          <table:table-cell table:number-columns-repeated="2" office:value-type="float" office:value="0.0024">
            <text:p>0.0024</text:p>
          </table:table-cell>
          <table:table-cell office:value-type="float" office:value="0.0023">
            <text:p>0.0023</text:p>
          </table:table-cell>
          <table:table-cell office:value-type="float" office:value="0.002">
            <text:p>0.002</text:p>
          </table:table-cell>
          <table:table-cell office:value-type="float" office:value="1.4714">
            <text:p>1.4714</text:p>
          </table:table-cell>
          <table:table-cell office:value-type="float" office:value="0.0023">
            <text:p>0.0023</text:p>
          </table:table-cell>
          <table:table-cell office:value-type="float" office:value="0.0021">
            <text:p>0.0021</text:p>
          </table:table-cell>
          <table:table-cell office:value-type="float" office:value="1.3814">
            <text:p>1.3814</text:p>
          </table:table-cell>
          <table:table-cell office:value-type="float" office:value="0.0019">
            <text:p>0.0019</text:p>
          </table:table-cell>
          <table:table-cell office:value-type="float" office:value="0.0024">
            <text:p>0.0024</text:p>
          </table:table-cell>
          <table:table-cell office:value-type="float" office:value="0.002">
            <text:p>0.002</text:p>
          </table:table-cell>
          <table:table-cell office:value-type="float" office:value="0.0019">
            <text:p>0.0019</text:p>
          </table:table-cell>
          <table:table-cell office:value-type="float" office:value="0.0018">
            <text:p>0.0018</text:p>
          </table:table-cell>
          <table:table-cell office:value-type="float" office:value="0.002">
            <text:p>0.002</text:p>
          </table:table-cell>
          <table:table-cell office:value-type="float" office:value="0.0017">
            <text:p>0.0017</text:p>
          </table:table-cell>
          <table:table-cell office:value-type="float" office:value="0.0015">
            <text:p>0.0015</text:p>
          </table:table-cell>
          <table:table-cell office:value-type="float" office:value="1.2062">
            <text:p>1.2062</text:p>
          </table:table-cell>
          <table:table-cell office:value-type="float" office:value="0.0019">
            <text:p>0.0019</text:p>
          </table:table-cell>
          <table:table-cell table:number-columns-repeated="2" office:value-type="float" office:value="0.0014">
            <text:p>0.0014</text:p>
          </table:table-cell>
          <table:table-cell table:number-columns-repeated="2" office:value-type="float" office:value="0.0011">
            <text:p>0.0011</text:p>
          </table:table-cell>
          <table:table-cell office:value-type="float" office:value="0.0017">
            <text:p>0.0017</text:p>
          </table:table-cell>
          <table:table-cell table:number-columns-repeated="2" office:value-type="float" office:value="0.0019">
            <text:p>0.0019</text:p>
          </table:table-cell>
          <table:table-cell table:number-columns-repeated="2"/>
          <table:table-cell office:value-type="float" office:value="15430.34">
            <text:p>15430.34</text:p>
          </table:table-cell>
          <table:table-cell table:number-columns-repeated="2" office:value-type="float" office:value="15075.62">
            <text:p>15075.62</text:p>
          </table:table-cell>
          <table:table-cell office:value-type="float" office:value="15519.02">
            <text:p>15519.02</text:p>
          </table:table-cell>
          <table:table-cell office:value-type="float" office:value="17347.84">
            <text:p>17347.84</text:p>
          </table:table-cell>
          <table:table-cell office:value-type="float" office:value="12103.67">
            <text:p>12103.67</text:p>
          </table:table-cell>
          <table:table-cell office:value-type="float" office:value="13114.63">
            <text:p>13114.63</text:p>
          </table:table-cell>
          <table:table-cell office:value-type="float" office:value="14459.19">
            <text:p>14459.19</text:p>
          </table:table-cell>
          <table:table-cell office:value-type="float" office:value="14222.28">
            <text:p>14222.28</text:p>
          </table:table-cell>
          <table:table-cell office:value-type="float" office:value="3861.8">
            <text:p>3861.80</text:p>
          </table:table-cell>
          <table:table-cell office:value-type="float" office:value="6767.14">
            <text:p>6767.14</text:p>
          </table:table-cell>
          <table:table-cell office:value-type="float" office:value="10909.66">
            <text:p>10909.66</text:p>
          </table:table-cell>
          <table:table-cell office:value-type="float" office:value="11617.09">
            <text:p>11617.09</text:p>
          </table:table-cell>
          <table:table-cell office:value-type="float" office:value="4627.1">
            <text:p>4627.10</text:p>
          </table:table-cell>
          <table:table-cell office:value-type="float" office:value="5571.12">
            <text:p>5571.12</text:p>
          </table:table-cell>
          <table:table-cell office:value-type="float" office:value="3704.82">
            <text:p>3704.82</text:p>
          </table:table-cell>
          <table:table-cell office:value-type="float" office:value="390.19">
            <text:p>390.19</text:p>
          </table:table-cell>
          <table:table-cell office:value-type="float" office:value="587.29">
            <text:p>587.29</text:p>
          </table:table-cell>
          <table:table-cell table:number-columns-repeated="2" office:value-type="float" office:value="354.72">
            <text:p>354.72</text:p>
          </table:table-cell>
          <table:table-cell table:number-columns-repeated="9" office:value-type="float" office:value="368.44">
            <text:p>368.44</text:p>
          </table:table-cell>
          <table:table-cell office:value-type="float" office:value="366.44">
            <text:p>366.44</text:p>
          </table:table-cell>
          <table:table-cell office:value-type="float" office:value="329.79">
            <text:p>329.79</text:p>
          </table:table-cell>
          <table:table-cell office:value-type="float" office:value="555529.41">
            <text:p>555529.41</text:p>
          </table:table-cell>
          <table:table-cell office:value-type="float" office:value="396.97">
            <text:p>396.97</text:p>
          </table:table-cell>
          <table:table-cell office:value-type="float" office:value="366.44">
            <text:p>366.44</text:p>
          </table:table-cell>
          <table:table-cell office:value-type="float" office:value="555407.27">
            <text:p>555407.27</text:p>
          </table:table-cell>
          <table:table-cell office:value-type="float" office:value="354.22">
            <text:p>354.22</text:p>
          </table:table-cell>
          <table:table-cell office:value-type="float" office:value="439.73">
            <text:p>439.73</text:p>
          </table:table-cell>
          <table:table-cell office:value-type="float" office:value="378.65">
            <text:p>378.65</text:p>
          </table:table-cell>
          <table:table-cell office:value-type="float" office:value="366.44">
            <text:p>366.44</text:p>
          </table:table-cell>
          <table:table-cell office:value-type="float" office:value="348.12">
            <text:p>348.12</text:p>
          </table:table-cell>
          <table:table-cell office:value-type="float" office:value="396.97">
            <text:p>396.97</text:p>
          </table:table-cell>
          <table:table-cell office:value-type="float" office:value="342.01">
            <text:p>342.01</text:p>
          </table:table-cell>
          <table:table-cell office:value-type="float" office:value="305.37">
            <text:p>305.37</text:p>
          </table:table-cell>
          <table:table-cell office:value-type="float" office:value="553412.04">
            <text:p>553412.04</text:p>
          </table:table-cell>
          <table:table-cell office:value-type="float" office:value="396.97">
            <text:p>396.97</text:p>
          </table:table-cell>
          <table:table-cell office:value-type="float" office:value="287.04">
            <text:p>287.04</text:p>
          </table:table-cell>
          <table:table-cell office:value-type="float" office:value="293.15">
            <text:p>293.15</text:p>
          </table:table-cell>
          <table:table-cell office:value-type="float" office:value="238.18">
            <text:p>238.18</text:p>
          </table:table-cell>
          <table:table-cell office:value-type="float" office:value="244.29">
            <text:p>244.29</text:p>
          </table:table-cell>
          <table:table-cell office:value-type="float" office:value="378.65">
            <text:p>378.65</text:p>
          </table:table-cell>
          <table:table-cell office:value-type="float" office:value="427.51">
            <text:p>427.51</text:p>
          </table:table-cell>
          <table:table-cell office:value-type="float" office:value="434.53">
            <text:p>434.53</text:p>
          </table:table-cell>
          <table:table-cell table:number-columns-repeated="58"/>
          <table:table-cell office:value-type="float" office:value="1.33">
            <text:p>1.33</text:p>
          </table:table-cell>
          <table:table-cell office:value-type="float" office:value="1.27">
            <text:p>1.27</text:p>
          </table:table-cell>
          <table:table-cell office:value-type="float" office:value="1.24">
            <text:p>1.24</text:p>
          </table:table-cell>
          <table:table-cell office:value-type="float" office:value="1.25">
            <text:p>1.25</text:p>
          </table:table-cell>
          <table:table-cell office:value-type="float" office:value="1.36">
            <text:p>1.3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1.04">
            <text:p>1.04</text:p>
          </table:table-cell>
          <table:table-cell office:value-type="float" office:value="1">
            <text:p>1.00</text:p>
          </table:table-cell>
          <table:table-cell office:value-type="float" office:value="0.26">
            <text:p>0.26</text:p>
          </table:table-cell>
          <table:table-cell office:value-type="float" office:value="0.45">
            <text:p>0.45</text:p>
          </table:table-cell>
          <table:table-cell office:value-type="float" office:value="0.7">
            <text:p>0.70</text:p>
          </table:table-cell>
          <table:table-cell office:value-type="float" office:value="0.73">
            <text:p>0.73</text:p>
          </table:table-cell>
          <table:table-cell office:value-type="float" office:value="0.28">
            <text:p>0.28</text:p>
          </table:table-cell>
          <table:table-cell office:value-type="float" office:value="0.33">
            <text:p>0.33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9"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20.18">
            <text:p>20.1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8.95">
            <text:p>18.95</text:p>
          </table:table-cell>
          <table:table-cell table:number-columns-repeated="8" office:value-type="float" office:value="0.01">
            <text:p>0.01</text:p>
          </table:table-cell>
          <table:table-cell office:value-type="float" office:value="16.54">
            <text:p>16.54</text:p>
          </table:table-cell>
          <table:table-cell table:number-columns-repeated="8" office:value-type="float" office:value="0.01">
            <text:p>0.01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14.3333</text:p>
          </table:table-cell>
          <table:table-cell office:value-type="float" office:value="-170">
            <text:p>-17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42.5</text:p>
          </table:table-cell>
          <table:table-cell office:value-type="float" office:value="41791">
            <text:p>4179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-11.2026920</text:p>
          </table:table-cell>
          <table:table-cell office:value-type="string">
            <text:p>17.8738870</text:p>
          </table:table-cell>
          <table:table-cell office:value-type="float" office:value="13008">
            <text:p>13008</text:p>
          </table:table-cell>
          <table:table-cell office:value-type="float" office:value="20568">
            <text:p>20568</text:p>
          </table:table-cell>
          <table:table-cell office:value-type="float" office:value="13725">
            <text:p>13725</text:p>
          </table:table-cell>
          <table:table-cell office:value-type="float" office:value="13611">
            <text:p>13611</text:p>
          </table:table-cell>
          <table:table-cell office:value-type="float" office:value="19509">
            <text:p>19509</text:p>
          </table:table-cell>
          <table:table-cell office:value-type="float" office:value="21555">
            <text:p>21555</text:p>
          </table:table-cell>
          <table:table-cell office:value-type="float" office:value="29496">
            <text:p>29496</text:p>
          </table:table-cell>
          <table:table-cell office:value-type="float" office:value="48075">
            <text:p>48075</text:p>
          </table:table-cell>
          <table:table-cell office:value-type="float" office:value="70254">
            <text:p>70254</text:p>
          </table:table-cell>
          <table:table-cell office:value-type="float" office:value="91200">
            <text:p>91200</text:p>
          </table:table-cell>
          <table:table-cell office:value-type="float" office:value="86103">
            <text:p>86103</text:p>
          </table:table-cell>
          <table:table-cell office:value-type="float" office:value="48148">
            <text:p>48148</text:p>
          </table:table-cell>
          <table:table-cell office:value-type="float" office:value="77700">
            <text:p>77700</text:p>
          </table:table-cell>
          <table:table-cell office:value-type="float" office:value="103000">
            <text:p>103000</text:p>
          </table:table-cell>
          <table:table-cell table:number-columns-repeated="2" office:value-type="float" office:value="39000">
            <text:p>39000</text:p>
          </table:table-cell>
          <table:table-cell office:value-type="float" office:value="36000">
            <text:p>36000</text:p>
          </table:table-cell>
          <table:table-cell office:value-type="float" office:value="39000">
            <text:p>39000</text:p>
          </table:table-cell>
          <table:table-cell office:value-type="float" office:value="36000">
            <text:p>36000</text:p>
          </table:table-cell>
          <table:table-cell office:value-type="float" office:value="3000">
            <text:p>3000</text:p>
          </table:table-cell>
          <table:table-cell office:value-type="float" office:value="6000">
            <text:p>6000</text:p>
          </table:table-cell>
          <table:table-cell table:number-columns-repeated="8" office:value-type="float" office:value="12000">
            <text:p>12000</text:p>
          </table:table-cell>
          <table:table-cell office:value-type="float" office:value="11900">
            <text:p>11900</text:p>
          </table:table-cell>
          <table:table-cell office:value-type="float" office:value="12204">
            <text:p>12204</text:p>
          </table:table-cell>
          <table:table-cell office:value-type="float" office:value="12964">
            <text:p>12964</text:p>
          </table:table-cell>
          <table:table-cell office:value-type="float" office:value="12455">
            <text:p>12455</text:p>
          </table:table-cell>
          <table:table-cell office:value-type="float" office:value="15222">
            <text:p>15222</text:p>
          </table:table-cell>
          <table:table-cell office:value-type="float" office:value="13196">
            <text:p>13196</text:p>
          </table:table-cell>
          <table:table-cell office:value-type="float" office:value="13612">
            <text:p>13612</text:p>
          </table:table-cell>
          <table:table-cell office:value-type="float" office:value="14779">
            <text:p>14779</text:p>
          </table:table-cell>
          <table:table-cell office:value-type="float" office:value="14832">
            <text:p>14832</text:p>
          </table:table-cell>
          <table:table-cell office:value-type="float" office:value="9955">
            <text:p>9955</text:p>
          </table:table-cell>
          <table:table-cell office:value-type="float" office:value="9855">
            <text:p>9855</text:p>
          </table:table-cell>
          <table:table-cell office:value-type="float" office:value="2689">
            <text:p>2689</text:p>
          </table:table-cell>
          <table:table-cell office:value-type="float" office:value="2650">
            <text:p>2650</text:p>
          </table:table-cell>
          <table:table-cell office:value-type="float" office:value="2168">
            <text:p>2168</text:p>
          </table:table-cell>
          <table:table-cell office:value-type="float" office:value="2532">
            <text:p>2532</text:p>
          </table:table-cell>
          <table:table-cell office:value-type="float" office:value="3077">
            <text:p>3077</text:p>
          </table:table-cell>
          <table:table-cell table:number-columns-repeated="5" office:value-type="float" office:value="3000">
            <text:p>3000</text:p>
          </table:table-cell>
          <table:table-cell table:number-columns-repeated="2" office:value-type="float" office:value="4200">
            <text:p>4200</text:p>
          </table:table-cell>
          <table:table-cell table:number-columns-repeated="2"/>
          <table:table-cell office:value-type="float" office:value="2.5723">
            <text:p>2.5723</text:p>
          </table:table-cell>
          <table:table-cell office:value-type="float" office:value="3.9938">
            <text:p>3.9938</text:p>
          </table:table-cell>
          <table:table-cell office:value-type="float" office:value="2.6168">
            <text:p>2.6168</text:p>
          </table:table-cell>
          <table:table-cell office:value-type="float" office:value="2.5489">
            <text:p>2.5489</text:p>
          </table:table-cell>
          <table:table-cell office:value-type="float" office:value="3.5902">
            <text:p>3.5902</text:p>
          </table:table-cell>
          <table:table-cell office:value-type="float" office:value="3.8999">
            <text:p>3.8999</text:p>
          </table:table-cell>
          <table:table-cell office:value-type="float" office:value="5.2484">
            <text:p>5.2484</text:p>
          </table:table-cell>
          <table:table-cell office:value-type="float" office:value="8.4121">
            <text:p>8.4121</text:p>
          </table:table-cell>
          <table:table-cell office:value-type="float" office:value="12.0774">
            <text:p>12.0774</text:p>
          </table:table-cell>
          <table:table-cell office:value-type="float" office:value="15.3846">
            <text:p>15.3846</text:p>
          </table:table-cell>
          <table:table-cell office:value-type="float" office:value="14.2343">
            <text:p>14.2343</text:p>
          </table:table-cell>
          <table:table-cell office:value-type="float" office:value="7.7897">
            <text:p>7.7897</text:p>
          </table:table-cell>
          <table:table-cell office:value-type="float" office:value="12.2885">
            <text:p>12.2885</text:p>
          </table:table-cell>
          <table:table-cell office:value-type="float" office:value="15.9073">
            <text:p>15.9073</text:p>
          </table:table-cell>
          <table:table-cell office:value-type="float" office:value="5.8753">
            <text:p>5.8753</text:p>
          </table:table-cell>
          <table:table-cell office:value-type="float" office:value="5.7277">
            <text:p>5.7277</text:p>
          </table:table-cell>
          <table:table-cell office:value-type="float" office:value="5.1502">
            <text:p>5.1502</text:p>
          </table:table-cell>
          <table:table-cell office:value-type="float" office:value="5.4287">
            <text:p>5.4287</text:p>
          </table:table-cell>
          <table:table-cell office:value-type="float" office:value="4.8655">
            <text:p>4.8655</text:p>
          </table:table-cell>
          <table:table-cell office:value-type="float" office:value="0.3928">
            <text:p>0.3928</text:p>
          </table:table-cell>
          <table:table-cell office:value-type="float" office:value="0.7593">
            <text:p>0.7593</text:p>
          </table:table-cell>
          <table:table-cell office:value-type="float" office:value="1.4652">
            <text:p>1.4652</text:p>
          </table:table-cell>
          <table:table-cell office:value-type="float" office:value="1.4134">
            <text:p>1.4134</text:p>
          </table:table-cell>
          <table:table-cell office:value-type="float" office:value="1.366">
            <text:p>1.366</text:p>
          </table:table-cell>
          <table:table-cell office:value-type="float" office:value="1.3239">
            <text:p>1.3239</text:p>
          </table:table-cell>
          <table:table-cell office:value-type="float" office:value="1.2874">
            <text:p>1.2874</text:p>
          </table:table-cell>
          <table:table-cell office:value-type="float" office:value="1.2551">
            <text:p>1.2551</text:p>
          </table:table-cell>
          <table:table-cell office:value-type="float" office:value="1.2247">
            <text:p>1.2247</text:p>
          </table:table-cell>
          <table:table-cell office:value-type="float" office:value="1.1939">
            <text:p>1.1939</text:p>
          </table:table-cell>
          <table:table-cell office:value-type="float" office:value="1.1515">
            <text:p>1.1515</text:p>
          </table:table-cell>
          <table:table-cell office:value-type="float" office:value="1.1456">
            <text:p>1.1456</text:p>
          </table:table-cell>
          <table:table-cell office:value-type="float" office:value="1.1782">
            <text:p>1.1782</text:p>
          </table:table-cell>
          <table:table-cell office:value-type="float" office:value="1.0952">
            <text:p>1.0952</text:p>
          </table:table-cell>
          <table:table-cell office:value-type="float" office:value="1.2963">
            <text:p>1.2963</text:p>
          </table:table-cell>
          <table:table-cell office:value-type="float" office:value="1.0901">
            <text:p>1.0901</text:p>
          </table:table-cell>
          <table:table-cell office:value-type="float" office:value="1.0932">
            <text:p>1.0932</text:p>
          </table:table-cell>
          <table:table-cell office:value-type="float" office:value="1.1554">
            <text:p>1.1554</text:p>
          </table:table-cell>
          <table:table-cell office:value-type="float" office:value="1.1289">
            <text:p>1.1289</text:p>
          </table:table-cell>
          <table:table-cell office:value-type="float" office:value="0.7368">
            <text:p>0.7368</text:p>
          </table:table-cell>
          <table:table-cell office:value-type="float" office:value="0.7077">
            <text:p>0.7077</text:p>
          </table:table-cell>
          <table:table-cell office:value-type="float" office:value="0.1869">
            <text:p>0.1869</text:p>
          </table:table-cell>
          <table:table-cell office:value-type="float" office:value="0.178">
            <text:p>0.178</text:p>
          </table:table-cell>
          <table:table-cell office:value-type="float" office:value="0.1406">
            <text:p>0.1406</text:p>
          </table:table-cell>
          <table:table-cell office:value-type="float" office:value="0.1585">
            <text:p>0.1585</text:p>
          </table:table-cell>
          <table:table-cell office:value-type="float" office:value="0.186">
            <text:p>0.186</text:p>
          </table:table-cell>
          <table:table-cell office:value-type="float" office:value="0.1752">
            <text:p>0.1752</text:p>
          </table:table-cell>
          <table:table-cell office:value-type="float" office:value="0.1694">
            <text:p>0.1694</text:p>
          </table:table-cell>
          <table:table-cell office:value-type="float" office:value="0.1638">
            <text:p>0.1638</text:p>
          </table:table-cell>
          <table:table-cell office:value-type="float" office:value="0.1585">
            <text:p>0.1585</text:p>
          </table:table-cell>
          <table:table-cell office:value-type="float" office:value="0.1535">
            <text:p>0.1535</text:p>
          </table:table-cell>
          <table:table-cell office:value-type="float" office:value="0.2081">
            <text:p>0.2081</text:p>
          </table:table-cell>
          <table:table-cell office:value-type="float" office:value="0.2017">
            <text:p>0.2017</text:p>
          </table:table-cell>
          <table:table-cell table:number-columns-repeated="2"/>
          <table:table-cell office:value-type="float" office:value="55461.64">
            <text:p>55461.64</text:p>
          </table:table-cell>
          <table:table-cell office:value-type="float" office:value="87694.88">
            <text:p>87694.88</text:p>
          </table:table-cell>
          <table:table-cell office:value-type="float" office:value="58518.68">
            <text:p>58518.68</text:p>
          </table:table-cell>
          <table:table-cell office:value-type="float" office:value="58024.17">
            <text:p>58024.17</text:p>
          </table:table-cell>
          <table:table-cell office:value-type="float" office:value="83179.66">
            <text:p>83179.66</text:p>
          </table:table-cell>
          <table:table-cell office:value-type="float" office:value="91903.1">
            <text:p>91903.10</text:p>
          </table:table-cell>
          <table:table-cell office:value-type="float" office:value="125760.8">
            <text:p>125760.80</text:p>
          </table:table-cell>
          <table:table-cell office:value-type="float" office:value="204975.26">
            <text:p>204975.26</text:p>
          </table:table-cell>
          <table:table-cell office:value-type="float" office:value="299538.89">
            <text:p>299538.89</text:p>
          </table:table-cell>
          <table:table-cell office:value-type="float" office:value="388845.42">
            <text:p>388845.42</text:p>
          </table:table-cell>
          <table:table-cell office:value-type="float" office:value="371964.23">
            <text:p>371964.23</text:p>
          </table:table-cell>
          <table:table-cell office:value-type="float" office:value="223021.56">
            <text:p>223021.56</text:p>
          </table:table-cell>
          <table:table-cell office:value-type="float" office:value="327060.75">
            <text:p>327060.75</text:p>
          </table:table-cell>
          <table:table-cell office:value-type="float" office:value="436339.69">
            <text:p>436339.69</text:p>
          </table:table-cell>
          <table:table-cell table:number-columns-repeated="2" office:value-type="float" office:value="166282.58">
            <text:p>166282.58</text:p>
          </table:table-cell>
          <table:table-cell office:value-type="float" office:value="153491.61">
            <text:p>153491.61</text:p>
          </table:table-cell>
          <table:table-cell office:value-type="float" office:value="166282.58">
            <text:p>166282.58</text:p>
          </table:table-cell>
          <table:table-cell office:value-type="float" office:value="153491.61">
            <text:p>153491.61</text:p>
          </table:table-cell>
          <table:table-cell office:value-type="float" office:value="12790.97">
            <text:p>12790.97</text:p>
          </table:table-cell>
          <table:table-cell office:value-type="float" office:value="25581.94">
            <text:p>25581.94</text:p>
          </table:table-cell>
          <table:table-cell table:number-columns-repeated="8" office:value-type="float" office:value="51163.87">
            <text:p>51163.87</text:p>
          </table:table-cell>
          <table:table-cell office:value-type="float" office:value="51019.19">
            <text:p>51019.19</text:p>
          </table:table-cell>
          <table:table-cell office:value-type="float" office:value="51459.01">
            <text:p>51459.01</text:p>
          </table:table-cell>
          <table:table-cell office:value-type="float" office:value="52558.57">
            <text:p>52558.57</text:p>
          </table:table-cell>
          <table:table-cell office:value-type="float" office:value="51822.16">
            <text:p>51822.16</text:p>
          </table:table-cell>
          <table:table-cell office:value-type="float" office:value="55825.39">
            <text:p>55825.39</text:p>
          </table:table-cell>
          <table:table-cell office:value-type="float" office:value="52894.22">
            <text:p>52894.22</text:p>
          </table:table-cell>
          <table:table-cell office:value-type="float" office:value="53496.08">
            <text:p>53496.08</text:p>
          </table:table-cell>
          <table:table-cell office:value-type="float" office:value="55184.47">
            <text:p>55184.47</text:p>
          </table:table-cell>
          <table:table-cell office:value-type="float" office:value="55261.15">
            <text:p>55261.15</text:p>
          </table:table-cell>
          <table:table-cell office:value-type="float" office:value="51205.18">
            <text:p>51205.18</text:p>
          </table:table-cell>
          <table:table-cell office:value-type="float" office:value="51060.5">
            <text:p>51060.50</text:p>
          </table:table-cell>
          <table:table-cell office:value-type="float" office:value="13093.13">
            <text:p>13093.13</text:p>
          </table:table-cell>
          <table:table-cell office:value-type="float" office:value="12284.6">
            <text:p>12284.60</text:p>
          </table:table-cell>
          <table:table-cell office:value-type="float" office:value="11587.25">
            <text:p>11587.25</text:p>
          </table:table-cell>
          <table:table-cell office:value-type="float" office:value="12113.88">
            <text:p>12113.88</text:p>
          </table:table-cell>
          <table:table-cell office:value-type="float" office:value="12902.37">
            <text:p>12902.37</text:p>
          </table:table-cell>
          <table:table-cell table:number-columns-repeated="5" office:value-type="float" office:value="12790.97">
            <text:p>12790.97</text:p>
          </table:table-cell>
          <table:table-cell table:number-columns-repeated="2" office:value-type="float" office:value="14527.1">
            <text:p>14527.10</text:p>
          </table:table-cell>
          <table:table-cell table:number-columns-repeated="58"/>
          <table:table-cell office:value-type="float" office:value="10.97">
            <text:p>10.97</text:p>
          </table:table-cell>
          <table:table-cell office:value-type="float" office:value="17.03">
            <text:p>17.03</text:p>
          </table:table-cell>
          <table:table-cell office:value-type="float" office:value="11.16">
            <text:p>11.16</text:p>
          </table:table-cell>
          <table:table-cell office:value-type="float" office:value="10.87">
            <text:p>10.87</text:p>
          </table:table-cell>
          <table:table-cell office:value-type="float" office:value="15.31">
            <text:p>15.31</text:p>
          </table:table-cell>
          <table:table-cell office:value-type="float" office:value="16.63">
            <text:p>16.63</text:p>
          </table:table-cell>
          <table:table-cell office:value-type="float" office:value="22.38">
            <text:p>22.38</text:p>
          </table:table-cell>
          <table:table-cell office:value-type="float" office:value="35.87">
            <text:p>35.87</text:p>
          </table:table-cell>
          <table:table-cell office:value-type="float" office:value="51.49">
            <text:p>51.49</text:p>
          </table:table-cell>
          <table:table-cell office:value-type="float" office:value="65.59">
            <text:p>65.59</text:p>
          </table:table-cell>
          <table:table-cell office:value-type="float" office:value="61.49">
            <text:p>61.49</text:p>
          </table:table-cell>
          <table:table-cell office:value-type="float" office:value="36.08">
            <text:p>36.08</text:p>
          </table:table-cell>
          <table:table-cell office:value-type="float" office:value="51.73">
            <text:p>51.73</text:p>
          </table:table-cell>
          <table:table-cell office:value-type="float" office:value="67.39">
            <text:p>67.39</text:p>
          </table:table-cell>
          <table:table-cell office:value-type="float" office:value="25.05">
            <text:p>25.05</text:p>
          </table:table-cell>
          <table:table-cell office:value-type="float" office:value="24.42">
            <text:p>24.42</text:p>
          </table:table-cell>
          <table:table-cell office:value-type="float" office:value="21.96">
            <text:p>21.96</text:p>
          </table:table-cell>
          <table:table-cell office:value-type="float" office:value="23.15">
            <text:p>23.15</text:p>
          </table:table-cell>
          <table:table-cell office:value-type="float" office:value="20.74">
            <text:p>20.74</text:p>
          </table:table-cell>
          <table:table-cell office:value-type="float" office:value="1.67">
            <text:p>1.67</text:p>
          </table:table-cell>
          <table:table-cell office:value-type="float" office:value="3.24">
            <text:p>3.24</text:p>
          </table:table-cell>
          <table:table-cell office:value-type="float" office:value="6.25">
            <text:p>6.25</text:p>
          </table:table-cell>
          <table:table-cell office:value-type="float" office:value="6.03">
            <text:p>6.03</text:p>
          </table:table-cell>
          <table:table-cell office:value-type="float" office:value="5.82">
            <text:p>5.82</text:p>
          </table:table-cell>
          <table:table-cell office:value-type="float" office:value="5.64">
            <text:p>5.64</text:p>
          </table:table-cell>
          <table:table-cell office:value-type="float" office:value="5.49">
            <text:p>5.49</text:p>
          </table:table-cell>
          <table:table-cell office:value-type="float" office:value="5.35">
            <text:p>5.35</text:p>
          </table:table-cell>
          <table:table-cell office:value-type="float" office:value="5.22">
            <text:p>5.22</text:p>
          </table:table-cell>
          <table:table-cell office:value-type="float" office:value="5.09">
            <text:p>5.09</text:p>
          </table:table-cell>
          <table:table-cell office:value-type="float" office:value="4.94">
            <text:p>4.94</text:p>
          </table:table-cell>
          <table:table-cell office:value-type="float" office:value="4.83">
            <text:p>4.83</text:p>
          </table:table-cell>
          <table:table-cell office:value-type="float" office:value="4.78">
            <text:p>4.78</text:p>
          </table:table-cell>
          <table:table-cell office:value-type="float" office:value="4.56">
            <text:p>4.56</text:p>
          </table:table-cell>
          <table:table-cell office:value-type="float" office:value="4.75">
            <text:p>4.75</text:p>
          </table:table-cell>
          <table:table-cell office:value-type="float" office:value="4.37">
            <text:p>4.37</text:p>
          </table:table-cell>
          <table:table-cell office:value-type="float" office:value="4.3">
            <text:p>4.30</text:p>
          </table:table-cell>
          <table:table-cell office:value-type="float" office:value="4.31">
            <text:p>4.31</text:p>
          </table:table-cell>
          <table:table-cell office:value-type="float" office:value="4.21">
            <text:p>4.21</text:p>
          </table:table-cell>
          <table:table-cell office:value-type="float" office:value="3.79">
            <text:p>3.79</text:p>
          </table:table-cell>
          <table:table-cell office:value-type="float" office:value="3.67">
            <text:p>3.67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">
            <text:p>0.70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0.7">
            <text:p>0.70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nguilla</text:p>
          </table:table-cell>
          <table:table-cell office:value-type="float" office:value="258">
            <text:p>258</text:p>
          </table:table-cell>
          <table:table-cell office:value-type="float" office:value="660">
            <text:p>660</text:p>
          </table:table-cell>
          <table:table-cell office:value-type="string">
            <text:p>18.25</text:p>
          </table:table-cell>
          <table:table-cell office:value-type="string">
            <text:p>-63.1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1776">
            <text:p>41776</text:p>
          </table:table-cell>
          <table:table-cell office:value-type="string">
            <text:p>-61.8</text:p>
          </table:table-cell>
          <table:table-cell office:value-type="float" office:value="393">
            <text:p>393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246">
            <text:p>246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float" office:value="347">
            <text:p>347</text:p>
          </table:table-cell>
          <table:table-cell office:value-type="float" office:value="200">
            <text:p>200</text:p>
          </table:table-cell>
          <table:table-cell office:value-type="float" office:value="285">
            <text:p>285</text:p>
          </table:table-cell>
          <table:table-cell office:value-type="float" office:value="248">
            <text:p>248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4"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7.1455">
            <text:p>7.1455</text:p>
          </table:table-cell>
          <table:table-cell office:value-type="float" office:value="4.5536">
            <text:p>4.5536</text:p>
          </table:table-cell>
          <table:table-cell office:value-type="float" office:value="3.6667">
            <text:p>3.6667</text:p>
          </table:table-cell>
          <table:table-cell office:value-type="float" office:value="2.1186">
            <text:p>2.1186</text:p>
          </table:table-cell>
          <table:table-cell office:value-type="float" office:value="2.5">
            <text:p>2.5</text:p>
          </table:table-cell>
          <table:table-cell office:value-type="float" office:value="4.5902">
            <text:p>4.5902</text:p>
          </table:table-cell>
          <table:table-cell office:value-type="float" office:value="3.9677">
            <text:p>3.9677</text:p>
          </table:table-cell>
          <table:table-cell office:value-type="float" office:value="2.5238">
            <text:p>2.5238</text:p>
          </table:table-cell>
          <table:table-cell office:value-type="float" office:value="2.5">
            <text:p>2.5</text:p>
          </table:table-cell>
          <table:table-cell office:value-type="float" office:value="2.9231">
            <text:p>2.9231</text:p>
          </table:table-cell>
          <table:table-cell office:value-type="float" office:value="3.1818">
            <text:p>3.1818</text:p>
          </table:table-cell>
          <table:table-cell office:value-type="float" office:value="4.0299">
            <text:p>4.0299</text:p>
          </table:table-cell>
          <table:table-cell office:value-type="float" office:value="5.1029">
            <text:p>5.1029</text:p>
          </table:table-cell>
          <table:table-cell office:value-type="float" office:value="2.8986">
            <text:p>2.8986</text:p>
          </table:table-cell>
          <table:table-cell office:value-type="float" office:value="4.1304">
            <text:p>4.1304</text:p>
          </table:table-cell>
          <table:table-cell office:value-type="float" office:value="3.5429">
            <text:p>3.5429</text:p>
          </table:table-cell>
          <table:table-cell office:value-type="float" office:value="3.2143">
            <text:p>3.2143</text:p>
          </table:table-cell>
          <table:table-cell office:value-type="float" office:value="3.3662">
            <text:p>3.3662</text:p>
          </table:table-cell>
          <table:table-cell office:value-type="float" office:value="2.1127">
            <text:p>2.1127</text:p>
          </table:table-cell>
          <table:table-cell office:value-type="float" office:value="0.6857">
            <text:p>0.6857</text:p>
          </table:table-cell>
          <table:table-cell office:value-type="float" office:value="0.2571">
            <text:p>0.2571</text:p>
          </table:table-cell>
          <table:table-cell office:value-type="float" office:value="0.1739">
            <text:p>0.1739</text:p>
          </table:table-cell>
          <table:table-cell office:value-type="float" office:value="0.2206">
            <text:p>0.2206</text:p>
          </table:table-cell>
          <table:table-cell office:value-type="float" office:value="0.8955">
            <text:p>0.8955</text:p>
          </table:table-cell>
          <table:table-cell office:value-type="float" office:value="3.5909">
            <text:p>3.5909</text:p>
          </table:table-cell>
          <table:table-cell office:value-type="float" office:value="2.6154">
            <text:p>2.6154</text:p>
          </table:table-cell>
          <table:table-cell office:value-type="float" office:value="2.6984">
            <text:p>2.6984</text:p>
          </table:table-cell>
          <table:table-cell office:value-type="float" office:value="2.4603">
            <text:p>2.4603</text:p>
          </table:table-cell>
          <table:table-cell office:value-type="float" office:value="2.0161">
            <text:p>2.0161</text:p>
          </table:table-cell>
          <table:table-cell office:value-type="float" office:value="1.9677">
            <text:p>1.9677</text:p>
          </table:table-cell>
          <table:table-cell office:value-type="float" office:value="1.6129">
            <text:p>1.6129</text:p>
          </table:table-cell>
          <table:table-cell office:value-type="float" office:value="1.6508">
            <text:p>1.6508</text:p>
          </table:table-cell>
          <table:table-cell office:value-type="float" office:value="1.5231">
            <text:p>1.5231</text:p>
          </table:table-cell>
          <table:table-cell office:value-type="float" office:value="1.3433">
            <text:p>1.3433</text:p>
          </table:table-cell>
          <table:table-cell office:value-type="float" office:value="1.1765">
            <text:p>1.1765</text:p>
          </table:table-cell>
          <table:table-cell office:value-type="float" office:value="1.0857">
            <text:p>1.0857</text:p>
          </table:table-cell>
          <table:table-cell office:value-type="float" office:value="1.0139">
            <text:p>1.0139</text:p>
          </table:table-cell>
          <table:table-cell office:value-type="float" office:value="1.027">
            <text:p>1.027</text:p>
          </table:table-cell>
          <table:table-cell office:value-type="float" office:value="0.9868">
            <text:p>0.9868</text:p>
          </table:table-cell>
          <table:table-cell office:value-type="float" office:value="1.0128">
            <text:p>1.0128</text:p>
          </table:table-cell>
          <table:table-cell office:value-type="float" office:value="1.0709">
            <text:p>1.0709</text:p>
          </table:table-cell>
          <table:table-cell office:value-type="float" office:value="1.1125">
            <text:p>1.1125</text:p>
          </table:table-cell>
          <table:table-cell office:value-type="float" office:value="1.1481">
            <text:p>1.1481</text:p>
          </table:table-cell>
          <table:table-cell office:value-type="float" office:value="1.1341">
            <text:p>1.1341</text:p>
          </table:table-cell>
          <table:table-cell table:number-columns-repeated="2" office:value-type="float" office:value="1.1205">
            <text:p>1.1205</text:p>
          </table:table-cell>
          <table:table-cell office:value-type="float" office:value="1.0714">
            <text:p>1.0714</text:p>
          </table:table-cell>
          <table:table-cell office:value-type="float" office:value="1.0941">
            <text:p>1.0941</text:p>
          </table:table-cell>
          <table:table-cell office:value-type="float" office:value="0.8605">
            <text:p>0.8605</text:p>
          </table:table-cell>
          <table:table-cell office:value-type="float" office:value="0.9195">
            <text:p>0.9195</text:p>
          </table:table-cell>
          <table:table-cell office:value-type="float" office:value="0.9545">
            <text:p>0.9545</text:p>
          </table:table-cell>
          <table:table-cell office:value-type="float" office:value="1.0674">
            <text:p>1.0674</text:p>
          </table:table-cell>
          <table:table-cell table:number-columns-repeated="2"/>
          <table:table-cell office:value-type="float" office:value="1281.9">
            <text:p>1281.90</text:p>
          </table:table-cell>
          <table:table-cell office:value-type="float" office:value="848.89">
            <text:p>848.89</text:p>
          </table:table-cell>
          <table:table-cell office:value-type="float" office:value="697.96">
            <text:p>697.96</text:p>
          </table:table-cell>
          <table:table-cell office:value-type="float" office:value="438.12">
            <text:p>438.12</text:p>
          </table:table-cell>
          <table:table-cell office:value-type="float" office:value="499.35">
            <text:p>499.35</text:p>
          </table:table-cell>
          <table:table-cell office:value-type="float" office:value="976.11">
            <text:p>976.11</text:p>
          </table:table-cell>
          <table:table-cell office:value-type="float" office:value="818.93">
            <text:p>818.93</text:p>
          </table:table-cell>
          <table:table-cell office:value-type="float" office:value="529.31">
            <text:p>529.31</text:p>
          </table:table-cell>
          <table:table-cell office:value-type="float" office:value="543.64">
            <text:p>543.64</text:p>
          </table:table-cell>
          <table:table-cell office:value-type="float" office:value="643.51">
            <text:p>643.51</text:p>
          </table:table-cell>
          <table:table-cell office:value-type="float" office:value="699.09">
            <text:p>699.09</text:p>
          </table:table-cell>
          <table:table-cell office:value-type="float" office:value="898.83">
            <text:p>898.83</text:p>
          </table:table-cell>
          <table:table-cell office:value-type="float" office:value="1163.96">
            <text:p>1163.96</text:p>
          </table:table-cell>
          <table:table-cell office:value-type="float" office:value="687.79">
            <text:p>687.79</text:p>
          </table:table-cell>
          <table:table-cell office:value-type="float" office:value="948.76">
            <text:p>948.76</text:p>
          </table:table-cell>
          <table:table-cell office:value-type="float" office:value="827.79">
            <text:p>827.79</text:p>
          </table:table-cell>
          <table:table-cell office:value-type="float" office:value="749.02">
            <text:p>749.02</text:p>
          </table:table-cell>
          <table:table-cell office:value-type="float" office:value="791.23">
            <text:p>791.23</text:p>
          </table:table-cell>
          <table:table-cell office:value-type="float" office:value="499.35">
            <text:p>499.35</text:p>
          </table:table-cell>
          <table:table-cell office:value-type="float" office:value="159.79">
            <text:p>159.79</text:p>
          </table:table-cell>
          <table:table-cell office:value-type="float" office:value="59.92">
            <text:p>59.92</text:p>
          </table:table-cell>
          <table:table-cell office:value-type="float" office:value="39.95">
            <text:p>39.95</text:p>
          </table:table-cell>
          <table:table-cell office:value-type="float" office:value="49.93">
            <text:p>49.93</text:p>
          </table:table-cell>
          <table:table-cell office:value-type="float" office:value="199.74">
            <text:p>199.74</text:p>
          </table:table-cell>
          <table:table-cell office:value-type="float" office:value="742.78">
            <text:p>742.78</text:p>
          </table:table-cell>
          <table:table-cell table:number-columns-repeated="2" office:value-type="float" office:value="554.93">
            <text:p>554.93</text:p>
          </table:table-cell>
          <table:table-cell office:value-type="float" office:value="505">
            <text:p>505.00</text:p>
          </table:table-cell>
          <table:table-cell office:value-type="float" office:value="405.13">
            <text:p>405.13</text:p>
          </table:table-cell>
          <table:table-cell office:value-type="float" office:value="381.94">
            <text:p>381.94</text:p>
          </table:table-cell>
          <table:table-cell office:value-type="float" office:value="324.1">
            <text:p>324.10</text:p>
          </table:table-cell>
          <table:table-cell office:value-type="float" office:value="341.82">
            <text:p>341.82</text:p>
          </table:table-cell>
          <table:table-cell office:value-type="float" office:value="303.18">
            <text:p>303.18</text:p>
          </table:table-cell>
          <table:table-cell office:value-type="float" office:value="233.63">
            <text:p>233.63</text:p>
          </table:table-cell>
          <table:table-cell office:value-type="float" office:value="255.32">
            <text:p>255.32</text:p>
          </table:table-cell>
          <table:table-cell office:value-type="float" office:value="224.41">
            <text:p>224.41</text:p>
          </table:table-cell>
          <table:table-cell office:value-type="float" office:value="201.23">
            <text:p>201.23</text:p>
          </table:table-cell>
          <table:table-cell office:value-type="float" office:value="224.41">
            <text:p>224.41</text:p>
          </table:table-cell>
          <table:table-cell office:value-type="float" office:value="216.68">
            <text:p>216.68</text:p>
          </table:table-cell>
          <table:table-cell office:value-type="float" office:value="247.59">
            <text:p>247.59</text:p>
          </table:table-cell>
          <table:table-cell office:value-type="float" office:value="271.08">
            <text:p>271.08</text:p>
          </table:table-cell>
          <table:table-cell office:value-type="float" office:value="285.28">
            <text:p>285.28</text:p>
          </table:table-cell>
          <table:table-cell table:number-columns-repeated="4" office:value-type="float" office:value="303">
            <text:p>303.00</text:p>
          </table:table-cell>
          <table:table-cell office:value-type="float" office:value="299.61">
            <text:p>299.61</text:p>
          </table:table-cell>
          <table:table-cell office:value-type="float" office:value="303">
            <text:p>303.00</text:p>
          </table:table-cell>
          <table:table-cell office:value-type="float" office:value="281.54">
            <text:p>281.54</text:p>
          </table:table-cell>
          <table:table-cell office:value-type="float" office:value="288.31">
            <text:p>288.31</text:p>
          </table:table-cell>
          <table:table-cell office:value-type="float" office:value="292.83">
            <text:p>292.83</text:p>
          </table:table-cell>
          <table:table-cell office:value-type="float" office:value="305.26">
            <text:p>305.26</text:p>
          </table:table-cell>
          <table:table-cell table:number-columns-repeated="3"/>
          <table:table-cell office:value-type="string">
            <text:p>97.66</text:p>
          </table:table-cell>
          <table:table-cell office:value-type="string">
            <text:p>64.67</text:p>
          </table:table-cell>
          <table:table-cell office:value-type="string">
            <text:p>53.17</text:p>
          </table:table-cell>
          <table:table-cell office:value-type="string">
            <text:p>33.38</text:p>
          </table:table-cell>
          <table:table-cell office:value-type="string">
            <text:p>38.04</text:p>
          </table:table-cell>
          <table:table-cell office:value-type="string">
            <text:p>74.36</text:p>
          </table:table-cell>
          <table:table-cell office:value-type="string">
            <text:p>62.39</text:p>
          </table:table-cell>
          <table:table-cell office:value-type="string">
            <text:p>40.32</text:p>
          </table:table-cell>
          <table:table-cell office:value-type="string">
            <text:p>41.42</text:p>
          </table:table-cell>
          <table:table-cell office:value-type="string">
            <text:p>49.02</text:p>
          </table:table-cell>
          <table:table-cell office:value-type="string">
            <text:p>53.26</text:p>
          </table:table-cell>
          <table:table-cell office:value-type="string">
            <text:p>68.47</text:p>
          </table:table-cell>
          <table:table-cell office:value-type="string">
            <text:p>88.67</text:p>
          </table:table-cell>
          <table:table-cell office:value-type="string">
            <text:p>52.40</text:p>
          </table:table-cell>
          <table:table-cell office:value-type="string">
            <text:p>72.28</text:p>
          </table:table-cell>
          <table:table-cell office:value-type="string">
            <text:p>63.06</text:p>
          </table:table-cell>
          <table:table-cell office:value-type="string">
            <text:p>57.06</text:p>
          </table:table-cell>
          <table:table-cell office:value-type="string">
            <text:p>60.28</text:p>
          </table:table-cell>
          <table:table-cell office:value-type="string">
            <text:p>38.04</text:p>
          </table:table-cell>
          <table:table-cell office:value-type="string">
            <text:p>12.17</text:p>
          </table:table-cell>
          <table:table-cell office:value-type="string">
            <text:p>4.56</text:p>
          </table:table-cell>
          <table:table-cell office:value-type="string">
            <text:p>3.04</text:p>
          </table:table-cell>
          <table:table-cell office:value-type="string">
            <text:p>3.80</text:p>
          </table:table-cell>
          <table:table-cell office:value-type="string">
            <text:p>15.22</text:p>
          </table:table-cell>
          <table:table-cell office:value-type="string">
            <text:p>56.59</text:p>
          </table:table-cell>
          <table:table-cell table:number-columns-repeated="2" office:value-type="string">
            <text:p>42.28</text:p>
          </table:table-cell>
          <table:table-cell office:value-type="string">
            <text:p>38.47</text:p>
          </table:table-cell>
          <table:table-cell office:value-type="string">
            <text:p>30.86</text:p>
          </table:table-cell>
          <table:table-cell office:value-type="string">
            <text:p>29.10</text:p>
          </table:table-cell>
          <table:table-cell office:value-type="string">
            <text:p>24.69</text:p>
          </table:table-cell>
          <table:table-cell office:value-type="string">
            <text:p>26.04</text:p>
          </table:table-cell>
          <table:table-cell office:value-type="string">
            <text:p>23.10</text:p>
          </table:table-cell>
          <table:table-cell office:value-type="string">
            <text:p>17.80</text:p>
          </table:table-cell>
          <table:table-cell office:value-type="string">
            <text:p>19.45</text:p>
          </table:table-cell>
          <table:table-cell office:value-type="string">
            <text:p>17.10</text:p>
          </table:table-cell>
          <table:table-cell office:value-type="string">
            <text:p>15.33</text:p>
          </table:table-cell>
          <table:table-cell office:value-type="string">
            <text:p>17.10</text:p>
          </table:table-cell>
          <table:table-cell office:value-type="string">
            <text:p>16.51</text:p>
          </table:table-cell>
          <table:table-cell office:value-type="string">
            <text:p>18.86</text:p>
          </table:table-cell>
          <table:table-cell office:value-type="string">
            <text:p>20.65</text:p>
          </table:table-cell>
          <table:table-cell office:value-type="string">
            <text:p>21.73</text:p>
          </table:table-cell>
          <table:table-cell table:number-columns-repeated="4" office:value-type="string">
            <text:p>23.08</text:p>
          </table:table-cell>
          <table:table-cell office:value-type="string">
            <text:p>22.82</text:p>
          </table:table-cell>
          <table:table-cell office:value-type="string">
            <text:p>23.08</text:p>
          </table:table-cell>
          <table:table-cell office:value-type="string">
            <text:p>21.45</text:p>
          </table:table-cell>
          <table:table-cell office:value-type="string">
            <text:p>21.96</text:p>
          </table:table-cell>
          <table:table-cell office:value-type="string">
            <text:p>22.31</text:p>
          </table:table-cell>
          <table:table-cell office:value-type="string">
            <text:p>23.26</text:p>
          </table:table-cell>
          <table:table-cell table:number-columns-repeated="3"/>
          <table:table-cell office:value-type="float" office:value="23.31">
            <text:p>23.31</text:p>
          </table:table-cell>
          <table:table-cell office:value-type="float" office:value="15.16">
            <text:p>15.16</text:p>
          </table:table-cell>
          <table:table-cell office:value-type="float" office:value="12.24">
            <text:p>12.24</text:p>
          </table:table-cell>
          <table:table-cell office:value-type="float" office:value="7.43">
            <text:p>7.43</text:p>
          </table:table-cell>
          <table:table-cell office:value-type="float" office:value="8.32">
            <text:p>8.32</text:p>
          </table:table-cell>
          <table:table-cell office:value-type="float" office:value="16">
            <text:p>16.00</text:p>
          </table:table-cell>
          <table:table-cell office:value-type="float" office:value="13.21">
            <text:p>13.21</text:p>
          </table:table-cell>
          <table:table-cell office:value-type="float" office:value="8.4">
            <text:p>8.40</text:p>
          </table:table-cell>
          <table:table-cell office:value-type="float" office:value="8.49">
            <text:p>8.49</text:p>
          </table:table-cell>
          <table:table-cell office:value-type="float" office:value="9.9">
            <text:p>9.90</text:p>
          </table:table-cell>
          <table:table-cell office:value-type="float" office:value="10.59">
            <text:p>10.59</text:p>
          </table:table-cell>
          <table:table-cell office:value-type="float" office:value="13.42">
            <text:p>13.42</text:p>
          </table:table-cell>
          <table:table-cell office:value-type="float" office:value="17.12">
            <text:p>17.12</text:p>
          </table:table-cell>
          <table:table-cell office:value-type="float" office:value="9.97">
            <text:p>9.97</text:p>
          </table:table-cell>
          <table:table-cell office:value-type="float" office:value="13.75">
            <text:p>13.75</text:p>
          </table:table-cell>
          <table:table-cell office:value-type="float" office:value="11.83">
            <text:p>11.83</text:p>
          </table:table-cell>
          <table:table-cell office:value-type="float" office:value="10.7">
            <text:p>10.70</text:p>
          </table:table-cell>
          <table:table-cell office:value-type="float" office:value="11.14">
            <text:p>11.14</text:p>
          </table:table-cell>
          <table:table-cell office:value-type="float" office:value="7.03">
            <text:p>7.03</text:p>
          </table:table-cell>
          <table:table-cell office:value-type="float" office:value="2.28">
            <text:p>2.28</text:p>
          </table:table-cell>
          <table:table-cell office:value-type="float" office:value="0.86">
            <text:p>0.86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2.98">
            <text:p>2.98</text:p>
          </table:table-cell>
          <table:table-cell office:value-type="float" office:value="11.25">
            <text:p>11.25</text:p>
          </table:table-cell>
          <table:table-cell office:value-type="float" office:value="8.54">
            <text:p>8.54</text:p>
          </table:table-cell>
          <table:table-cell office:value-type="float" office:value="8.81">
            <text:p>8.81</text:p>
          </table:table-cell>
          <table:table-cell office:value-type="float" office:value="8.02">
            <text:p>8.02</text:p>
          </table:table-cell>
          <table:table-cell office:value-type="float" office:value="6.53">
            <text:p>6.53</text:p>
          </table:table-cell>
          <table:table-cell office:value-type="float" office:value="6.16">
            <text:p>6.16</text:p>
          </table:table-cell>
          <table:table-cell office:value-type="float" office:value="5.23">
            <text:p>5.23</text:p>
          </table:table-cell>
          <table:table-cell office:value-type="float" office:value="5.43">
            <text:p>5.43</text:p>
          </table:table-cell>
          <table:table-cell office:value-type="float" office:value="4.66">
            <text:p>4.66</text:p>
          </table:table-cell>
          <table:table-cell office:value-type="float" office:value="3.49">
            <text:p>3.49</text:p>
          </table:table-cell>
          <table:table-cell office:value-type="float" office:value="3.75">
            <text:p>3.75</text:p>
          </table:table-cell>
          <table:table-cell office:value-type="float" office:value="3.21">
            <text:p>3.21</text:p>
          </table:table-cell>
          <table:table-cell office:value-type="float" office:value="2.79">
            <text:p>2.79</text:p>
          </table:table-cell>
          <table:table-cell office:value-type="float" office:value="3.03">
            <text:p>3.03</text:p>
          </table:table-cell>
          <table:table-cell office:value-type="float" office:value="2.85">
            <text:p>2.85</text:p>
          </table:table-cell>
          <table:table-cell office:value-type="float" office:value="3.17">
            <text:p>3.17</text:p>
          </table:table-cell>
          <table:table-cell office:value-type="float" office:value="3.43">
            <text:p>3.43</text:p>
          </table:table-cell>
          <table:table-cell office:value-type="float" office:value="3.57">
            <text:p>3.57</text:p>
          </table:table-cell>
          <table:table-cell office:value-type="float" office:value="3.74">
            <text:p>3.74</text:p>
          </table:table-cell>
          <table:table-cell office:value-type="float" office:value="3.7">
            <text:p>3.70</text:p>
          </table:table-cell>
          <table:table-cell table:number-columns-repeated="2" office:value-type="float" office:value="3.65">
            <text:p>3.65</text:p>
          </table:table-cell>
          <table:table-cell office:value-type="float" office:value="3.57">
            <text:p>3.57</text:p>
          </table:table-cell>
          <table:table-cell office:value-type="float" office:value="3.56">
            <text:p>3.56</text:p>
          </table:table-cell>
          <table:table-cell office:value-type="float" office:value="3.27">
            <text:p>3.27</text:p>
          </table:table-cell>
          <table:table-cell office:value-type="float" office:value="3.31">
            <text:p>3.31</text:p>
          </table:table-cell>
          <table:table-cell office:value-type="float" office:value="3.33">
            <text:p>3.33</text:p>
          </table:table-cell>
          <table:table-cell office:value-type="float" office:value="3.43">
            <text:p>3.43</text:p>
          </table:table-cell>
          <table:table-cell table:number-columns-repeated="3"/>
          <table:table-cell office:value-type="float" office:value="1.78">
            <text:p>1.78</text:p>
          </table:table-cell>
          <table:table-cell office:value-type="float" office:value="1.15">
            <text:p>1.15</text:p>
          </table:table-cell>
          <table:table-cell office:value-type="float" office:value="0.93">
            <text:p>0.93</text:p>
          </table:table-cell>
          <table:table-cell office:value-type="float" office:value="0.57">
            <text:p>0.57</text:p>
          </table:table-cell>
          <table:table-cell office:value-type="float" office:value="0.63">
            <text:p>0.63</text:p>
          </table:table-cell>
          <table:table-cell office:value-type="float" office:value="1.22">
            <text:p>1.22</text:p>
          </table:table-cell>
          <table:table-cell office:value-type="float" office:value="1.01">
            <text:p>1.01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1.02">
            <text:p>1.02</text:p>
          </table:table-cell>
          <table:table-cell office:value-type="float" office:value="1.3">
            <text:p>1.30</text:p>
          </table:table-cell>
          <table:table-cell office:value-type="float" office:value="0.76">
            <text:p>0.76</text:p>
          </table:table-cell>
          <table:table-cell office:value-type="float" office:value="1.05">
            <text:p>1.05</text:p>
          </table:table-cell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54">
            <text:p>0.54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0.86">
            <text:p>0.86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0.61">
            <text:p>0.61</text:p>
          </table:table-cell>
          <table:table-cell office:value-type="float" office:value="0.5">
            <text:p>0.50</text:p>
          </table:table-cell>
          <table:table-cell office:value-type="float" office:value="0.47">
            <text:p>0.47</text:p>
          </table:table-cell>
          <table:table-cell office:value-type="float" office:value="0.4">
            <text:p>0.40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number-columns-repeated="4"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-34">
            <text:p>-34</text:p>
          </table:table-cell>
          <table:table-cell office:value-type="float" office:value="-64">
            <text:p>-64</text:p>
          </table:table-cell>
          <table:table-cell office:value-type="float" office:value="343793">
            <text:p>343793</text:p>
          </table:table-cell>
          <table:table-cell office:value-type="float" office:value="304047">
            <text:p>304047</text:p>
          </table:table-cell>
          <table:table-cell office:value-type="float" office:value="370885">
            <text:p>370885</text:p>
          </table:table-cell>
          <table:table-cell office:value-type="float" office:value="279924">
            <text:p>279924</text:p>
          </table:table-cell>
          <table:table-cell office:value-type="float" office:value="405856">
            <text:p>405856</text:p>
          </table:table-cell>
          <table:table-cell office:value-type="float" office:value="328800">
            <text:p>328800</text:p>
          </table:table-cell>
          <table:table-cell office:value-type="float" office:value="244800">
            <text:p>244800</text:p>
          </table:table-cell>
          <table:table-cell office:value-type="float" office:value="210342">
            <text:p>210342</text:p>
          </table:table-cell>
          <table:table-cell office:value-type="float" office:value="330700">
            <text:p>330700</text:p>
          </table:table-cell>
          <table:table-cell office:value-type="float" office:value="416500">
            <text:p>416500</text:p>
          </table:table-cell>
          <table:table-cell office:value-type="float" office:value="252900">
            <text:p>252900</text:p>
          </table:table-cell>
          <table:table-cell office:value-type="float" office:value="259400">
            <text:p>259400</text:p>
          </table:table-cell>
          <table:table-cell office:value-type="float" office:value="368800">
            <text:p>368800</text:p>
          </table:table-cell>
          <table:table-cell office:value-type="float" office:value="364800">
            <text:p>364800</text:p>
          </table:table-cell>
          <table:table-cell office:value-type="float" office:value="485700">
            <text:p>485700</text:p>
          </table:table-cell>
          <table:table-cell office:value-type="float" office:value="398900">
            <text:p>398900</text:p>
          </table:table-cell>
          <table:table-cell office:value-type="float" office:value="460000">
            <text:p>460000</text:p>
          </table:table-cell>
          <table:table-cell office:value-type="float" office:value="634500">
            <text:p>634500</text:p>
          </table:table-cell>
          <table:table-cell office:value-type="float" office:value="503269">
            <text:p>503269</text:p>
          </table:table-cell>
          <table:table-cell office:value-type="float" office:value="421242">
            <text:p>421242</text:p>
          </table:table-cell>
          <table:table-cell office:value-type="float" office:value="233287">
            <text:p>233287</text:p>
          </table:table-cell>
          <table:table-cell office:value-type="float" office:value="419821">
            <text:p>419821</text:p>
          </table:table-cell>
          <table:table-cell office:value-type="float" office:value="315287">
            <text:p>315287</text:p>
          </table:table-cell>
          <table:table-cell office:value-type="float" office:value="505761">
            <text:p>505761</text:p>
          </table:table-cell>
          <table:table-cell office:value-type="float" office:value="463973">
            <text:p>463973</text:p>
          </table:table-cell>
          <table:table-cell office:value-type="float" office:value="327000">
            <text:p>327000</text:p>
          </table:table-cell>
          <table:table-cell office:value-type="float" office:value="274300">
            <text:p>274300</text:p>
          </table:table-cell>
          <table:table-cell office:value-type="float" office:value="748900">
            <text:p>748900</text:p>
          </table:table-cell>
          <table:table-cell office:value-type="float" office:value="513300">
            <text:p>513300</text:p>
          </table:table-cell>
          <table:table-cell office:value-type="float" office:value="810000">
            <text:p>810000</text:p>
          </table:table-cell>
          <table:table-cell office:value-type="float" office:value="753200">
            <text:p>753200</text:p>
          </table:table-cell>
          <table:table-cell office:value-type="float" office:value="611400">
            <text:p>611400</text:p>
          </table:table-cell>
          <table:table-cell office:value-type="float" office:value="388000">
            <text:p>388000</text:p>
          </table:table-cell>
          <table:table-cell office:value-type="float" office:value="630356">
            <text:p>630356</text:p>
          </table:table-cell>
          <table:table-cell office:value-type="float" office:value="1004750">
            <text:p>1004750</text:p>
          </table:table-cell>
          <table:table-cell office:value-type="float" office:value="1179874">
            <text:p>1179874</text:p>
          </table:table-cell>
          <table:table-cell office:value-type="float" office:value="864400">
            <text:p>864400</text:p>
          </table:table-cell>
          <table:table-cell office:value-type="float" office:value="857840">
            <text:p>857840</text:p>
          </table:table-cell>
          <table:table-cell office:value-type="float" office:value="532500">
            <text:p>532500</text:p>
          </table:table-cell>
          <table:table-cell office:value-type="float" office:value="357000">
            <text:p>357000</text:p>
          </table:table-cell>
          <table:table-cell office:value-type="float" office:value="424000">
            <text:p>424000</text:p>
          </table:table-cell>
          <table:table-cell office:value-type="float" office:value="165800">
            <text:p>165800</text:p>
          </table:table-cell>
          <table:table-cell office:value-type="float" office:value="176000">
            <text:p>176000</text:p>
          </table:table-cell>
          <table:table-cell office:value-type="float" office:value="302000">
            <text:p>302000</text:p>
          </table:table-cell>
          <table:table-cell office:value-type="float" office:value="406400">
            <text:p>406400</text:p>
          </table:table-cell>
          <table:table-cell office:value-type="float" office:value="374773">
            <text:p>374773</text:p>
          </table:table-cell>
          <table:table-cell office:value-type="float" office:value="469960">
            <text:p>469960</text:p>
          </table:table-cell>
          <table:table-cell office:value-type="float" office:value="437765">
            <text:p>437765</text:p>
          </table:table-cell>
          <table:table-cell office:value-type="float" office:value="348700">
            <text:p>348700</text:p>
          </table:table-cell>
          <table:table-cell office:value-type="float" office:value="644450">
            <text:p>644450</text:p>
          </table:table-cell>
          <table:table-cell office:value-type="float" office:value="862898">
            <text:p>862898</text:p>
          </table:table-cell>
          <table:table-cell office:value-type="float" office:value="599750">
            <text:p>599750</text:p>
          </table:table-cell>
          <table:table-cell table:number-columns-repeated="2"/>
          <table:table-cell office:value-type="float" office:value="16.4031">
            <text:p>16.4031</text:p>
          </table:table-cell>
          <table:table-cell office:value-type="float" office:value="14.2779">
            <text:p>14.2779</text:p>
          </table:table-cell>
          <table:table-cell office:value-type="float" office:value="17.146">
            <text:p>17.146</text:p>
          </table:table-cell>
          <table:table-cell office:value-type="float" office:value="12.7447">
            <text:p>12.7447</text:p>
          </table:table-cell>
          <table:table-cell office:value-type="float" office:value="18.2047">
            <text:p>18.2047</text:p>
          </table:table-cell>
          <table:table-cell office:value-type="float" office:value="14.5365">
            <text:p>14.5365</text:p>
          </table:table-cell>
          <table:table-cell office:value-type="float" office:value="10.6709">
            <text:p>10.6709</text:p>
          </table:table-cell>
          <table:table-cell office:value-type="float" office:value="9.0396">
            <text:p>9.0396</text:p>
          </table:table-cell>
          <table:table-cell office:value-type="float" office:value="14.005">
            <text:p>14.005</text:p>
          </table:table-cell>
          <table:table-cell office:value-type="float" office:value="17.3694">
            <text:p>17.3694</text:p>
          </table:table-cell>
          <table:table-cell office:value-type="float" office:value="10.3771">
            <text:p>10.3771</text:p>
          </table:table-cell>
          <table:table-cell office:value-type="float" office:value="10.4656">
            <text:p>10.4656</text:p>
          </table:table-cell>
          <table:table-cell office:value-type="float" office:value="14.6262">
            <text:p>14.6262</text:p>
          </table:table-cell>
          <table:table-cell office:value-type="float" office:value="14.2239">
            <text:p>14.2239</text:p>
          </table:table-cell>
          <table:table-cell office:value-type="float" office:value="18.6306">
            <text:p>18.6306</text:p>
          </table:table-cell>
          <table:table-cell office:value-type="float" office:value="15.0619">
            <text:p>15.0619</text:p>
          </table:table-cell>
          <table:table-cell office:value-type="float" office:value="17.1067">
            <text:p>17.1067</text:p>
          </table:table-cell>
          <table:table-cell office:value-type="float" office:value="23.2477">
            <text:p>23.2477</text:p>
          </table:table-cell>
          <table:table-cell office:value-type="float" office:value="18.1679">
            <text:p>18.1679</text:p>
          </table:table-cell>
          <table:table-cell office:value-type="float" office:value="14.9802">
            <text:p>14.9802</text:p>
          </table:table-cell>
          <table:table-cell office:value-type="float" office:value="8.1712">
            <text:p>8.1712</text:p>
          </table:table-cell>
          <table:table-cell office:value-type="float" office:value="14.4821">
            <text:p>14.4821</text:p>
          </table:table-cell>
          <table:table-cell office:value-type="float" office:value="10.7113">
            <text:p>10.7113</text:p>
          </table:table-cell>
          <table:table-cell office:value-type="float" office:value="16.9224">
            <text:p>16.9224</text:p>
          </table:table-cell>
          <table:table-cell office:value-type="float" office:value="15.2925">
            <text:p>15.2925</text:p>
          </table:table-cell>
          <table:table-cell office:value-type="float" office:value="10.6183">
            <text:p>10.6183</text:p>
          </table:table-cell>
          <table:table-cell office:value-type="float" office:value="8.7762">
            <text:p>8.7762</text:p>
          </table:table-cell>
          <table:table-cell office:value-type="float" office:value="23.6149">
            <text:p>23.6149</text:p>
          </table:table-cell>
          <table:table-cell office:value-type="float" office:value="15.9559">
            <text:p>15.9559</text:p>
          </table:table-cell>
          <table:table-cell office:value-type="float" office:value="24.8276">
            <text:p>24.8276</text:p>
          </table:table-cell>
          <table:table-cell office:value-type="float" office:value="22.7725">
            <text:p>22.7725</text:p>
          </table:table-cell>
          <table:table-cell office:value-type="float" office:value="18.2393">
            <text:p>18.2393</text:p>
          </table:table-cell>
          <table:table-cell office:value-type="float" office:value="11.4245">
            <text:p>11.4245</text:p>
          </table:table-cell>
          <table:table-cell office:value-type="float" office:value="18.3248">
            <text:p>18.3248</text:p>
          </table:table-cell>
          <table:table-cell office:value-type="float" office:value="28.8448">
            <text:p>28.8448</text:p>
          </table:table-cell>
          <table:table-cell office:value-type="float" office:value="33.4583">
            <text:p>33.4583</text:p>
          </table:table-cell>
          <table:table-cell office:value-type="float" office:value="24.219">
            <text:p>24.219</text:p>
          </table:table-cell>
          <table:table-cell office:value-type="float" office:value="23.757">
            <text:p>23.757</text:p>
          </table:table-cell>
          <table:table-cell office:value-type="float" office:value="14.583">
            <text:p>14.583</text:p>
          </table:table-cell>
          <table:table-cell office:value-type="float" office:value="9.674">
            <text:p>9.674</text:p>
          </table:table-cell>
          <table:table-cell office:value-type="float" office:value="11.3755">
            <text:p>11.3755</text:p>
          </table:table-cell>
          <table:table-cell office:value-type="float" office:value="4.4063">
            <text:p>4.4063</text:p>
          </table:table-cell>
          <table:table-cell office:value-type="float" office:value="4.6352">
            <text:p>4.6352</text:p>
          </table:table-cell>
          <table:table-cell office:value-type="float" office:value="7.8833">
            <text:p>7.8833</text:p>
          </table:table-cell>
          <table:table-cell office:value-type="float" office:value="10.5154">
            <text:p>10.5154</text:p>
          </table:table-cell>
          <table:table-cell office:value-type="float" office:value="9.6123">
            <text:p>9.6123</text:p>
          </table:table-cell>
          <table:table-cell office:value-type="float" office:value="11.9488">
            <text:p>11.9488</text:p>
          </table:table-cell>
          <table:table-cell office:value-type="float" office:value="11.0335">
            <text:p>11.0335</text:p>
          </table:table-cell>
          <table:table-cell office:value-type="float" office:value="8.7123">
            <text:p>8.7123</text:p>
          </table:table-cell>
          <table:table-cell office:value-type="float" office:value="15.962">
            <text:p>15.962</text:p>
          </table:table-cell>
          <table:table-cell office:value-type="float" office:value="21.1863">
            <text:p>21.1863</text:p>
          </table:table-cell>
          <table:table-cell office:value-type="float" office:value="14.5971">
            <text:p>14.5971</text:p>
          </table:table-cell>
          <table:table-cell table:number-columns-repeated="2"/>
          <table:table-cell office:value-type="float" office:value="1992839.04">
            <text:p>1992839.04</text:p>
          </table:table-cell>
          <table:table-cell office:value-type="float" office:value="1753860.48">
            <text:p>1753860.48</text:p>
          </table:table-cell>
          <table:table-cell office:value-type="float" office:value="2181891.01">
            <text:p>2181891.01</text:p>
          </table:table-cell>
          <table:table-cell office:value-type="float" office:value="1632162.25">
            <text:p>1632162.25</text:p>
          </table:table-cell>
          <table:table-cell office:value-type="float" office:value="2301783.36">
            <text:p>2301783.36</text:p>
          </table:table-cell>
          <table:table-cell office:value-type="float" office:value="1905820.98">
            <text:p>1905820.98</text:p>
          </table:table-cell>
          <table:table-cell office:value-type="float" office:value="1425669.66">
            <text:p>1425669.66</text:p>
          </table:table-cell>
          <table:table-cell office:value-type="float" office:value="1200473.18">
            <text:p>1200473.18</text:p>
          </table:table-cell>
          <table:table-cell office:value-type="float" office:value="1875038.91">
            <text:p>1875038.91</text:p>
          </table:table-cell>
          <table:table-cell office:value-type="float" office:value="2398546.6">
            <text:p>2398546.60</text:p>
          </table:table-cell>
          <table:table-cell office:value-type="float" office:value="1413319.5">
            <text:p>1413319.50</text:p>
          </table:table-cell>
          <table:table-cell office:value-type="float" office:value="1461165.04">
            <text:p>1461165.04</text:p>
          </table:table-cell>
          <table:table-cell office:value-type="float" office:value="2084965.06">
            <text:p>2084965.06</text:p>
          </table:table-cell>
          <table:table-cell office:value-type="float" office:value="2105102.33">
            <text:p>2105102.33</text:p>
          </table:table-cell>
          <table:table-cell office:value-type="float" office:value="2827291.38">
            <text:p>2827291.38</text:p>
          </table:table-cell>
          <table:table-cell office:value-type="float" office:value="2305212.53">
            <text:p>2305212.53</text:p>
          </table:table-cell>
          <table:table-cell office:value-type="float" office:value="2648682.17">
            <text:p>2648682.17</text:p>
          </table:table-cell>
          <table:table-cell office:value-type="float" office:value="3649064.71">
            <text:p>3649064.71</text:p>
          </table:table-cell>
          <table:table-cell office:value-type="float" office:value="2882503.79">
            <text:p>2882503.79</text:p>
          </table:table-cell>
          <table:table-cell office:value-type="float" office:value="2412866.99">
            <text:p>2412866.99</text:p>
          </table:table-cell>
          <table:table-cell office:value-type="float" office:value="1370066.85">
            <text:p>1370066.85</text:p>
          </table:table-cell>
          <table:table-cell office:value-type="float" office:value="2478350.49">
            <text:p>2478350.49</text:p>
          </table:table-cell>
          <table:table-cell office:value-type="float" office:value="1843679.42">
            <text:p>1843679.42</text:p>
          </table:table-cell>
          <table:table-cell office:value-type="float" office:value="2956007.21">
            <text:p>2956007.21</text:p>
          </table:table-cell>
          <table:table-cell office:value-type="float" office:value="2782386.6">
            <text:p>2782386.60</text:p>
          </table:table-cell>
          <table:table-cell office:value-type="float" office:value="1952324.28">
            <text:p>1952324.28</text:p>
          </table:table-cell>
          <table:table-cell office:value-type="float" office:value="1630355.64">
            <text:p>1630355.64</text:p>
          </table:table-cell>
          <table:table-cell office:value-type="float" office:value="4549166.75">
            <text:p>4549166.75</text:p>
          </table:table-cell>
          <table:table-cell office:value-type="float" office:value="2890805.76">
            <text:p>2890805.76</text:p>
          </table:table-cell>
          <table:table-cell office:value-type="float" office:value="4893191.07">
            <text:p>4893191.07</text:p>
          </table:table-cell>
          <table:table-cell office:value-type="float" office:value="5020499.27">
            <text:p>5020499.27</text:p>
          </table:table-cell>
          <table:table-cell office:value-type="float" office:value="3965738.98">
            <text:p>3965738.98</text:p>
          </table:table-cell>
          <table:table-cell office:value-type="float" office:value="2409869.98">
            <text:p>2409869.98</text:p>
          </table:table-cell>
          <table:table-cell office:value-type="float" office:value="3750534.37">
            <text:p>3750534.37</text:p>
          </table:table-cell>
          <table:table-cell office:value-type="float" office:value="5976964.2">
            <text:p>5976964.20</text:p>
          </table:table-cell>
          <table:table-cell office:value-type="float" office:value="7036485.84">
            <text:p>7036485.84</text:p>
          </table:table-cell>
          <table:table-cell office:value-type="float" office:value="4969887.72">
            <text:p>4969887.72</text:p>
          </table:table-cell>
          <table:table-cell office:value-type="float" office:value="5133153.9">
            <text:p>5133153.90</text:p>
          </table:table-cell>
          <table:table-cell office:value-type="float" office:value="3180210.56">
            <text:p>3180210.56</text:p>
          </table:table-cell>
          <table:table-cell office:value-type="float" office:value="2164616.18">
            <text:p>2164616.18</text:p>
          </table:table-cell>
          <table:table-cell office:value-type="float" office:value="2657963.98">
            <text:p>2657963.98</text:p>
          </table:table-cell>
          <table:table-cell office:value-type="float" office:value="1000499.34">
            <text:p>1000499.34</text:p>
          </table:table-cell>
          <table:table-cell office:value-type="float" office:value="1055372.28">
            <text:p>1055372.28</text:p>
          </table:table-cell>
          <table:table-cell office:value-type="float" office:value="1816091.58">
            <text:p>1816091.58</text:p>
          </table:table-cell>
          <table:table-cell office:value-type="float" office:value="2546879.86">
            <text:p>2546879.86</text:p>
          </table:table-cell>
          <table:table-cell office:value-type="float" office:value="2320404.02">
            <text:p>2320404.02</text:p>
          </table:table-cell>
          <table:table-cell office:value-type="float" office:value="2778537.02">
            <text:p>2778537.02</text:p>
          </table:table-cell>
          <table:table-cell office:value-type="float" office:value="2675953.87">
            <text:p>2675953.87</text:p>
          </table:table-cell>
          <table:table-cell office:value-type="float" office:value="2159945.81">
            <text:p>2159945.81</text:p>
          </table:table-cell>
          <table:table-cell office:value-type="float" office:value="3775572.43">
            <text:p>3775572.43</text:p>
          </table:table-cell>
          <table:table-cell office:value-type="float" office:value="4911566.05">
            <text:p>4911566.05</text:p>
          </table:table-cell>
          <table:table-cell office:value-type="float" office:value="3468798.16">
            <text:p>3468798.16</text:p>
          </table:table-cell>
          <table:table-cell table:number-columns-repeated="3"/>
          <table:table-cell office:value-type="string">
            <text:p>33364.12</text:p>
          </table:table-cell>
          <table:table-cell office:value-type="string">
            <text:p>29363.14</text:p>
          </table:table-cell>
          <table:table-cell office:value-type="string">
            <text:p>36529.23</text:p>
          </table:table-cell>
          <table:table-cell office:value-type="string">
            <text:p>27325.67</text:p>
          </table:table-cell>
          <table:table-cell office:value-type="string">
            <text:p>38536.47</text:p>
          </table:table-cell>
          <table:table-cell office:value-type="string">
            <text:p>31907.26</text:p>
          </table:table-cell>
          <table:table-cell office:value-type="string">
            <text:p>23868.57</text:p>
          </table:table-cell>
          <table:table-cell office:value-type="string">
            <text:p>20098.33</text:p>
          </table:table-cell>
          <table:table-cell office:value-type="string">
            <text:p>31391.91</text:p>
          </table:table-cell>
          <table:table-cell office:value-type="string">
            <text:p>40156.48</text:p>
          </table:table-cell>
          <table:table-cell office:value-type="string">
            <text:p>23661.80</text:p>
          </table:table-cell>
          <table:table-cell office:value-type="string">
            <text:p>24462.83</text:p>
          </table:table-cell>
          <table:table-cell office:value-type="string">
            <text:p>34906.49</text:p>
          </table:table-cell>
          <table:table-cell office:value-type="string">
            <text:p>35243.63</text:p>
          </table:table-cell>
          <table:table-cell office:value-type="string">
            <text:p>47334.53</text:p>
          </table:table-cell>
          <table:table-cell office:value-type="string">
            <text:p>38593.88</text:p>
          </table:table-cell>
          <table:table-cell office:value-type="string">
            <text:p>44344.25</text:p>
          </table:table-cell>
          <table:table-cell office:value-type="string">
            <text:p>61092.66</text:p>
          </table:table-cell>
          <table:table-cell office:value-type="string">
            <text:p>48258.89</text:p>
          </table:table-cell>
          <table:table-cell office:value-type="string">
            <text:p>40396.23</text:p>
          </table:table-cell>
          <table:table-cell office:value-type="string">
            <text:p>22937.67</text:p>
          </table:table-cell>
          <table:table-cell office:value-type="string">
            <text:p>41492.56</text:p>
          </table:table-cell>
          <table:table-cell office:value-type="string">
            <text:p>30866.89</text:p>
          </table:table-cell>
          <table:table-cell office:value-type="string">
            <text:p>49489.49</text:p>
          </table:table-cell>
          <table:table-cell office:value-type="string">
            <text:p>46582.73</text:p>
          </table:table-cell>
          <table:table-cell office:value-type="string">
            <text:p>32685.82</text:p>
          </table:table-cell>
          <table:table-cell office:value-type="string">
            <text:p>27295.42</text:p>
          </table:table-cell>
          <table:table-cell office:value-type="string">
            <text:p>76162.17</text:p>
          </table:table-cell>
          <table:table-cell office:value-type="string">
            <text:p>48397.88</text:p>
          </table:table-cell>
          <table:table-cell office:value-type="string">
            <text:p>81921.83</text:p>
          </table:table-cell>
          <table:table-cell office:value-type="string">
            <text:p>84053.22</text:p>
          </table:table-cell>
          <table:table-cell office:value-type="string">
            <text:p>66394.42</text:p>
          </table:table-cell>
          <table:table-cell office:value-type="string">
            <text:p>40346.05</text:p>
          </table:table-cell>
          <table:table-cell office:value-type="string">
            <text:p>62791.46</text:p>
          </table:table-cell>
          <table:table-cell office:value-type="string">
            <text:p>100066.36</text:p>
          </table:table-cell>
          <table:table-cell office:value-type="string">
            <text:p>117804.88</text:p>
          </table:table-cell>
          <table:table-cell office:value-type="string">
            <text:p>83205.88</text:p>
          </table:table-cell>
          <table:table-cell office:value-type="string">
            <text:p>85939.29</text:p>
          </table:table-cell>
          <table:table-cell office:value-type="string">
            <text:p>53243.10</text:p>
          </table:table-cell>
          <table:table-cell office:value-type="string">
            <text:p>36240.01</text:p>
          </table:table-cell>
          <table:table-cell office:value-type="string">
            <text:p>44499.65</text:p>
          </table:table-cell>
          <table:table-cell office:value-type="string">
            <text:p>16750.36</text:p>
          </table:table-cell>
          <table:table-cell office:value-type="string">
            <text:p>17669.05</text:p>
          </table:table-cell>
          <table:table-cell office:value-type="string">
            <text:p>30405.01</text:p>
          </table:table-cell>
          <table:table-cell office:value-type="string">
            <text:p>42639.87</text:p>
          </table:table-cell>
          <table:table-cell office:value-type="string">
            <text:p>38848.22</text:p>
          </table:table-cell>
          <table:table-cell office:value-type="string">
            <text:p>46518.28</text:p>
          </table:table-cell>
          <table:table-cell office:value-type="string">
            <text:p>44800.83</text:p>
          </table:table-cell>
          <table:table-cell office:value-type="string">
            <text:p>36161.82</text:p>
          </table:table-cell>
          <table:table-cell office:value-type="string">
            <text:p>63210.65</text:p>
          </table:table-cell>
          <table:table-cell office:value-type="string">
            <text:p>82229.46</text:p>
          </table:table-cell>
          <table:table-cell office:value-type="string">
            <text:p>58074.64</text:p>
          </table:table-cell>
          <table:table-cell table:number-columns-repeated="3"/>
          <table:table-cell office:value-type="float" office:value="95.08">
            <text:p>95.08</text:p>
          </table:table-cell>
          <table:table-cell office:value-type="float" office:value="82.36">
            <text:p>82.36</text:p>
          </table:table-cell>
          <table:table-cell office:value-type="float" office:value="100.87">
            <text:p>100.87</text:p>
          </table:table-cell>
          <table:table-cell office:value-type="float" office:value="74.31">
            <text:p>74.31</text:p>
          </table:table-cell>
          <table:table-cell office:value-type="float" office:value="103.25">
            <text:p>103.25</text:p>
          </table:table-cell>
          <table:table-cell office:value-type="float" office:value="84.26">
            <text:p>84.26</text:p>
          </table:table-cell>
          <table:table-cell office:value-type="float" office:value="62.15">
            <text:p>62.15</text:p>
          </table:table-cell>
          <table:table-cell office:value-type="float" office:value="51.59">
            <text:p>51.59</text:p>
          </table:table-cell>
          <table:table-cell office:value-type="float" office:value="79.41">
            <text:p>79.41</text:p>
          </table:table-cell>
          <table:table-cell office:value-type="float" office:value="100.03">
            <text:p>100.03</text:p>
          </table:table-cell>
          <table:table-cell office:value-type="float" office:value="57.99">
            <text:p>57.99</text:p>
          </table:table-cell>
          <table:table-cell office:value-type="float" office:value="58.95">
            <text:p>58.95</text:p>
          </table:table-cell>
          <table:table-cell office:value-type="float" office:value="82.69">
            <text:p>82.69</text:p>
          </table:table-cell>
          <table:table-cell office:value-type="float" office:value="82.08">
            <text:p>82.08</text:p>
          </table:table-cell>
          <table:table-cell office:value-type="float" office:value="108.45">
            <text:p>108.45</text:p>
          </table:table-cell>
          <table:table-cell office:value-type="float" office:value="87.04">
            <text:p>87.04</text:p>
          </table:table-cell>
          <table:table-cell office:value-type="float" office:value="98.5">
            <text:p>98.50</text:p>
          </table:table-cell>
          <table:table-cell office:value-type="float" office:value="133.7">
            <text:p>133.70</text:p>
          </table:table-cell>
          <table:table-cell office:value-type="float" office:value="104.06">
            <text:p>104.06</text:p>
          </table:table-cell>
          <table:table-cell office:value-type="float" office:value="85.81">
            <text:p>85.81</text:p>
          </table:table-cell>
          <table:table-cell office:value-type="float" office:value="47.99">
            <text:p>47.99</text:p>
          </table:table-cell>
          <table:table-cell office:value-type="float" office:value="85.49">
            <text:p>85.49</text:p>
          </table:table-cell>
          <table:table-cell office:value-type="float" office:value="62.64">
            <text:p>62.64</text:p>
          </table:table-cell>
          <table:table-cell office:value-type="float" office:value="98.91">
            <text:p>98.91</text:p>
          </table:table-cell>
          <table:table-cell office:value-type="float" office:value="91.71">
            <text:p>91.71</text:p>
          </table:table-cell>
          <table:table-cell office:value-type="float" office:value="63.4">
            <text:p>63.40</text:p>
          </table:table-cell>
          <table:table-cell office:value-type="float" office:value="52.16">
            <text:p>52.16</text:p>
          </table:table-cell>
          <table:table-cell office:value-type="float" office:value="143.45">
            <text:p>143.45</text:p>
          </table:table-cell>
          <table:table-cell office:value-type="float" office:value="89.86">
            <text:p>89.86</text:p>
          </table:table-cell>
          <table:table-cell office:value-type="float" office:value="149.98">
            <text:p>149.98</text:p>
          </table:table-cell>
          <table:table-cell office:value-type="float" office:value="151.79">
            <text:p>151.79</text:p>
          </table:table-cell>
          <table:table-cell office:value-type="float" office:value="118.31">
            <text:p>118.31</text:p>
          </table:table-cell>
          <table:table-cell office:value-type="float" office:value="70.96">
            <text:p>70.96</text:p>
          </table:table-cell>
          <table:table-cell office:value-type="float" office:value="109.03">
            <text:p>109.03</text:p>
          </table:table-cell>
          <table:table-cell office:value-type="float" office:value="171.59">
            <text:p>171.59</text:p>
          </table:table-cell>
          <table:table-cell office:value-type="float" office:value="199.54">
            <text:p>199.54</text:p>
          </table:table-cell>
          <table:table-cell office:value-type="float" office:value="139.25">
            <text:p>139.25</text:p>
          </table:table-cell>
          <table:table-cell office:value-type="float" office:value="142.16">
            <text:p>142.16</text:p>
          </table:table-cell>
          <table:table-cell office:value-type="float" office:value="87.09">
            <text:p>87.09</text:p>
          </table:table-cell>
          <table:table-cell office:value-type="float" office:value="58.66">
            <text:p>58.66</text:p>
          </table:table-cell>
          <table:table-cell office:value-type="float" office:value="71.31">
            <text:p>71.31</text:p>
          </table:table-cell>
          <table:table-cell office:value-type="float" office:value="26.59">
            <text:p>26.59</text:p>
          </table:table-cell>
          <table:table-cell office:value-type="float" office:value="27.79">
            <text:p>27.79</text:p>
          </table:table-cell>
          <table:table-cell office:value-type="float" office:value="47.41">
            <text:p>47.41</text:p>
          </table:table-cell>
          <table:table-cell office:value-type="float" office:value="65.9">
            <text:p>65.90</text:p>
          </table:table-cell>
          <table:table-cell office:value-type="float" office:value="59.51">
            <text:p>59.51</text:p>
          </table:table-cell>
          <table:table-cell office:value-type="float" office:value="70.64">
            <text:p>70.64</text:p>
          </table:table-cell>
          <table:table-cell office:value-type="float" office:value="67.45">
            <text:p>67.45</text:p>
          </table:table-cell>
          <table:table-cell office:value-type="float" office:value="53.97">
            <text:p>53.97</text:p>
          </table:table-cell>
          <table:table-cell office:value-type="float" office:value="93.51">
            <text:p>93.51</text:p>
          </table:table-cell>
          <table:table-cell office:value-type="float" office:value="120.59">
            <text:p>120.59</text:p>
          </table:table-cell>
          <table:table-cell office:value-type="float" office:value="84.43">
            <text:p>84.43</text:p>
          </table:table-cell>
          <table:table-cell table:number-columns-repeated="3"/>
          <table:table-cell office:value-type="float" office:value="1.59">
            <text:p>1.59</text:p>
          </table:table-cell>
          <table:table-cell office:value-type="float" office:value="1.38">
            <text:p>1.38</text:p>
          </table:table-cell>
          <table:table-cell office:value-type="float" office:value="1.69">
            <text:p>1.69</text:p>
          </table:table-cell>
          <table:table-cell office:value-type="float" office:value="1.24">
            <text:p>1.24</text:p>
          </table:table-cell>
          <table:table-cell office:value-type="float" office:value="1.73">
            <text:p>1.73</text:p>
          </table:table-cell>
          <table:table-cell office:value-type="float" office:value="1.41">
            <text:p>1.41</text:p>
          </table:table-cell>
          <table:table-cell office:value-type="float" office:value="1.04">
            <text:p>1.04</text:p>
          </table:table-cell>
          <table:table-cell office:value-type="float" office:value="0.86">
            <text:p>0.86</text:p>
          </table:table-cell>
          <table:table-cell office:value-type="float" office:value="1.33">
            <text:p>1.33</text:p>
          </table:table-cell>
          <table:table-cell office:value-type="float" office:value="1.67">
            <text:p>1.67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.38">
            <text:p>1.38</text:p>
          </table:table-cell>
          <table:table-cell office:value-type="float" office:value="1.37">
            <text:p>1.37</text:p>
          </table:table-cell>
          <table:table-cell office:value-type="float" office:value="1.82">
            <text:p>1.82</text:p>
          </table:table-cell>
          <table:table-cell office:value-type="float" office:value="1.46">
            <text:p>1.46</text:p>
          </table:table-cell>
          <table:table-cell office:value-type="float" office:value="1.65">
            <text:p>1.65</text:p>
          </table:table-cell>
          <table:table-cell office:value-type="float" office:value="2.24">
            <text:p>2.24</text:p>
          </table:table-cell>
          <table:table-cell office:value-type="float" office:value="1.74">
            <text:p>1.74</text:p>
          </table:table-cell>
          <table:table-cell office:value-type="float" office:value="1.44">
            <text:p>1.44</text:p>
          </table:table-cell>
          <table:table-cell office:value-type="float" office:value="0.8">
            <text:p>0.80</text:p>
          </table:table-cell>
          <table:table-cell office:value-type="float" office:value="1.43">
            <text:p>1.43</text:p>
          </table:table-cell>
          <table:table-cell office:value-type="float" office:value="1.05">
            <text:p>1.05</text:p>
          </table:table-cell>
          <table:table-cell office:value-type="float" office:value="1.66">
            <text:p>1.66</text:p>
          </table:table-cell>
          <table:table-cell office:value-type="float" office:value="1.54">
            <text:p>1.54</text:p>
          </table:table-cell>
          <table:table-cell office:value-type="float" office:value="1.06">
            <text:p>1.06</text:p>
          </table:table-cell>
          <table:table-cell office:value-type="float" office:value="0.87">
            <text:p>0.87</text:p>
          </table:table-cell>
          <table:table-cell office:value-type="float" office:value="2.4">
            <text:p>2.40</text:p>
          </table:table-cell>
          <table:table-cell office:value-type="float" office:value="1.5">
            <text:p>1.50</text:p>
          </table:table-cell>
          <table:table-cell office:value-type="float" office:value="2.51">
            <text:p>2.51</text:p>
          </table:table-cell>
          <table:table-cell office:value-type="float" office:value="2.54">
            <text:p>2.54</text:p>
          </table:table-cell>
          <table:table-cell office:value-type="float" office:value="1.98">
            <text:p>1.98</text:p>
          </table:table-cell>
          <table:table-cell office:value-type="float" office:value="1.19">
            <text:p>1.19</text:p>
          </table:table-cell>
          <table:table-cell office:value-type="float" office:value="1.83">
            <text:p>1.83</text:p>
          </table:table-cell>
          <table:table-cell office:value-type="float" office:value="2.87">
            <text:p>2.87</text:p>
          </table:table-cell>
          <table:table-cell office:value-type="float" office:value="3.34">
            <text:p>3.34</text:p>
          </table:table-cell>
          <table:table-cell office:value-type="float" office:value="2.33">
            <text:p>2.33</text:p>
          </table:table-cell>
          <table:table-cell office:value-type="float" office:value="2.38">
            <text:p>2.38</text:p>
          </table:table-cell>
          <table:table-cell office:value-type="float" office:value="1.46">
            <text:p>1.46</text:p>
          </table:table-cell>
          <table:table-cell office:value-type="float" office:value="0.98">
            <text:p>0.98</text:p>
          </table:table-cell>
          <table:table-cell office:value-type="float" office:value="1.19">
            <text:p>1.19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office:value-type="float" office:value="0.79">
            <text:p>0.79</text:p>
          </table:table-cell>
          <table:table-cell office:value-type="float" office:value="1.1">
            <text:p>1.10</text:p>
          </table:table-cell>
          <table:table-cell office:value-type="float" office:value="1">
            <text:p>1.00</text:p>
          </table:table-cell>
          <table:table-cell office:value-type="float" office:value="1.18">
            <text:p>1.18</text:p>
          </table:table-cell>
          <table:table-cell office:value-type="float" office:value="1.13">
            <text:p>1.13</text:p>
          </table:table-cell>
          <table:table-cell office:value-type="float" office:value="0.9">
            <text:p>0.90</text:p>
          </table:table-cell>
          <table:table-cell office:value-type="float" office:value="1.57">
            <text:p>1.57</text:p>
          </table:table-cell>
          <table:table-cell office:value-type="float" office:value="2.02">
            <text:p>2.02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float" office:value="22">
            <text:p>22</text:p>
          </table:table-cell>
          <table:table-cell office:value-type="float" office:value="533">
            <text:p>533</text:p>
          </table:table-cell>
          <table:table-cell office:value-type="string">
            <text:p>12.5211100</text:p>
          </table:table-cell>
          <table:table-cell office:value-type="string">
            <text:p>-69.9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-25.2743980</text:p>
          </table:table-cell>
          <table:table-cell office:value-type="string">
            <text:p>133.7751360</text:p>
          </table:table-cell>
          <table:table-cell office:value-type="float" office:value="7100">
            <text:p>7100</text:p>
          </table:table-cell>
          <table:table-cell office:value-type="float" office:value="6000">
            <text:p>6000</text:p>
          </table:table-cell>
          <table:table-cell office:value-type="float" office:value="4900">
            <text:p>4900</text:p>
          </table:table-cell>
          <table:table-cell office:value-type="float" office:value="6900">
            <text:p>6900</text:p>
          </table:table-cell>
          <table:table-cell office:value-type="float" office:value="25900">
            <text:p>25900</text:p>
          </table:table-cell>
          <table:table-cell office:value-type="float" office:value="52900">
            <text:p>52900</text:p>
          </table:table-cell>
          <table:table-cell office:value-type="float" office:value="46500">
            <text:p>46500</text:p>
          </table:table-cell>
          <table:table-cell office:value-type="float" office:value="86300">
            <text:p>86300</text:p>
          </table:table-cell>
          <table:table-cell office:value-type="float" office:value="88900">
            <text:p>88900</text:p>
          </table:table-cell>
          <table:table-cell office:value-type="float" office:value="73000">
            <text:p>73000</text:p>
          </table:table-cell>
          <table:table-cell office:value-type="float" office:value="47800">
            <text:p>47800</text:p>
          </table:table-cell>
          <table:table-cell office:value-type="float" office:value="108900">
            <text:p>108900</text:p>
          </table:table-cell>
          <table:table-cell office:value-type="float" office:value="79100">
            <text:p>79100</text:p>
          </table:table-cell>
          <table:table-cell office:value-type="float" office:value="78200">
            <text:p>78200</text:p>
          </table:table-cell>
          <table:table-cell office:value-type="float" office:value="86700">
            <text:p>86700</text:p>
          </table:table-cell>
          <table:table-cell office:value-type="float" office:value="65500">
            <text:p>65500</text:p>
          </table:table-cell>
          <table:table-cell office:value-type="float" office:value="74600">
            <text:p>74600</text:p>
          </table:table-cell>
          <table:table-cell office:value-type="float" office:value="116300">
            <text:p>116300</text:p>
          </table:table-cell>
          <table:table-cell office:value-type="float" office:value="131600">
            <text:p>131600</text:p>
          </table:table-cell>
          <table:table-cell office:value-type="float" office:value="219000">
            <text:p>219000</text:p>
          </table:table-cell>
          <table:table-cell office:value-type="float" office:value="260300">
            <text:p>260300</text:p>
          </table:table-cell>
          <table:table-cell office:value-type="float" office:value="353700">
            <text:p>353700</text:p>
          </table:table-cell>
          <table:table-cell office:value-type="float" office:value="255200">
            <text:p>255200</text:p>
          </table:table-cell>
          <table:table-cell office:value-type="float" office:value="331500">
            <text:p>331500</text:p>
          </table:table-cell>
          <table:table-cell office:value-type="float" office:value="659100">
            <text:p>659100</text:p>
          </table:table-cell>
          <table:table-cell office:value-type="float" office:value="649300">
            <text:p>649300</text:p>
          </table:table-cell>
          <table:table-cell office:value-type="float" office:value="551600">
            <text:p>551600</text:p>
          </table:table-cell>
          <table:table-cell office:value-type="float" office:value="704000">
            <text:p>704000</text:p>
          </table:table-cell>
          <table:table-cell office:value-type="float" office:value="712300">
            <text:p>712300</text:p>
          </table:table-cell>
          <table:table-cell office:value-type="float" office:value="798300">
            <text:p>798300</text:p>
          </table:table-cell>
          <table:table-cell office:value-type="float" office:value="1133000">
            <text:p>1133000</text:p>
          </table:table-cell>
          <table:table-cell office:value-type="float" office:value="1303500">
            <text:p>1303500</text:p>
          </table:table-cell>
          <table:table-cell office:value-type="float" office:value="936800">
            <text:p>936800</text:p>
          </table:table-cell>
          <table:table-cell office:value-type="float" office:value="833000">
            <text:p>833000</text:p>
          </table:table-cell>
          <table:table-cell office:value-type="float" office:value="848600">
            <text:p>848600</text:p>
          </table:table-cell>
          <table:table-cell office:value-type="float" office:value="1016000">
            <text:p>1016000</text:p>
          </table:table-cell>
          <table:table-cell office:value-type="float" office:value="1470200">
            <text:p>1470200</text:p>
          </table:table-cell>
          <table:table-cell office:value-type="float" office:value="1607000">
            <text:p>1607000</text:p>
          </table:table-cell>
          <table:table-cell office:value-type="float" office:value="1740000">
            <text:p>1740000</text:p>
          </table:table-cell>
          <table:table-cell office:value-type="float" office:value="1786700">
            <text:p>1786700</text:p>
          </table:table-cell>
          <table:table-cell office:value-type="float" office:value="1959000">
            <text:p>1959000</text:p>
          </table:table-cell>
          <table:table-cell office:value-type="float" office:value="1756800">
            <text:p>1756800</text:p>
          </table:table-cell>
          <table:table-cell office:value-type="float" office:value="932900">
            <text:p>932900</text:p>
          </table:table-cell>
          <table:table-cell office:value-type="float" office:value="842800">
            <text:p>842800</text:p>
          </table:table-cell>
          <table:table-cell office:value-type="float" office:value="1557400">
            <text:p>1557400</text:p>
          </table:table-cell>
          <table:table-cell office:value-type="float" office:value="1441400">
            <text:p>1441400</text:p>
          </table:table-cell>
          <table:table-cell office:value-type="float" office:value="689200">
            <text:p>689200</text:p>
          </table:table-cell>
          <table:table-cell office:value-type="float" office:value="320600">
            <text:p>320600</text:p>
          </table:table-cell>
          <table:table-cell office:value-type="float" office:value="794500">
            <text:p>794500</text:p>
          </table:table-cell>
          <table:table-cell office:value-type="float" office:value="936800">
            <text:p>936800</text:p>
          </table:table-cell>
          <table:table-cell office:value-type="float" office:value="2112972">
            <text:p>2112972</text:p>
          </table:table-cell>
          <table:table-cell office:value-type="float" office:value="2666997">
            <text:p>2666997</text:p>
          </table:table-cell>
          <table:table-cell table:number-columns-repeated="2"/>
          <table:table-cell office:value-type="float" office:value="0.6765">
            <text:p>0.6765</text:p>
          </table:table-cell>
          <table:table-cell office:value-type="float" office:value="0.5612">
            <text:p>0.5612</text:p>
          </table:table-cell>
          <table:table-cell office:value-type="float" office:value="0.4498">
            <text:p>0.4498</text:p>
          </table:table-cell>
          <table:table-cell office:value-type="float" office:value="0.6208">
            <text:p>0.6208</text:p>
          </table:table-cell>
          <table:table-cell office:value-type="float" office:value="2.2783">
            <text:p>2.2783</text:p>
          </table:table-cell>
          <table:table-cell office:value-type="float" office:value="4.538">
            <text:p>4.538</text:p>
          </table:table-cell>
          <table:table-cell office:value-type="float" office:value="3.8828">
            <text:p>3.8828</text:p>
          </table:table-cell>
          <table:table-cell office:value-type="float" office:value="7.0128">
            <text:p>7.0128</text:p>
          </table:table-cell>
          <table:table-cell office:value-type="float" office:value="7.0438">
            <text:p>7.0438</text:p>
          </table:table-cell>
          <table:table-cell office:value-type="float" office:value="5.6567">
            <text:p>5.6567</text:p>
          </table:table-cell>
          <table:table-cell office:value-type="float" office:value="3.6347">
            <text:p>3.6347</text:p>
          </table:table-cell>
          <table:table-cell office:value-type="float" office:value="8.1488">
            <text:p>8.1488</text:p>
          </table:table-cell>
          <table:table-cell office:value-type="float" office:value="5.8368">
            <text:p>5.8368</text:p>
          </table:table-cell>
          <table:table-cell office:value-type="float" office:value="5.6976">
            <text:p>5.6976</text:p>
          </table:table-cell>
          <table:table-cell office:value-type="float" office:value="6.2406">
            <text:p>6.2406</text:p>
          </table:table-cell>
          <table:table-cell office:value-type="float" office:value="4.6603">
            <text:p>4.6603</text:p>
          </table:table-cell>
          <table:table-cell office:value-type="float" office:value="5.2491">
            <text:p>5.2491</text:p>
          </table:table-cell>
          <table:table-cell office:value-type="float" office:value="8.0938">
            <text:p>8.0938</text:p>
          </table:table-cell>
          <table:table-cell office:value-type="float" office:value="9.0559">
            <text:p>9.0559</text:p>
          </table:table-cell>
          <table:table-cell office:value-type="float" office:value="14.8899">
            <text:p>14.8899</text:p>
          </table:table-cell>
          <table:table-cell office:value-type="float" office:value="17.4721">
            <text:p>17.4721</text:p>
          </table:table-cell>
          <table:table-cell office:value-type="float" office:value="23.4223">
            <text:p>23.4223</text:p>
          </table:table-cell>
          <table:table-cell office:value-type="float" office:value="16.6601">
            <text:p>16.6601</text:p>
          </table:table-cell>
          <table:table-cell office:value-type="float" office:value="21.3197">
            <text:p>21.3197</text:p>
          </table:table-cell>
          <table:table-cell office:value-type="float" office:value="41.739">
            <text:p>41.739</text:p>
          </table:table-cell>
          <table:table-cell office:value-type="float" office:value="40.4624">
            <text:p>40.4624</text:p>
          </table:table-cell>
          <table:table-cell office:value-type="float" office:value="33.8073">
            <text:p>33.8073</text:p>
          </table:table-cell>
          <table:table-cell office:value-type="float" office:value="42.4403">
            <text:p>42.4403</text:p>
          </table:table-cell>
          <table:table-cell office:value-type="float" office:value="42.2705">
            <text:p>42.2705</text:p>
          </table:table-cell>
          <table:table-cell office:value-type="float" office:value="46.6924">
            <text:p>46.6924</text:p>
          </table:table-cell>
          <table:table-cell office:value-type="float" office:value="65.4082">
            <text:p>65.4082</text:p>
          </table:table-cell>
          <table:table-cell office:value-type="float" office:value="74.3625">
            <text:p>74.3625</text:p>
          </table:table-cell>
          <table:table-cell office:value-type="float" office:value="52.8519">
            <text:p>52.8519</text:p>
          </table:table-cell>
          <table:table-cell office:value-type="float" office:value="46.4818">
            <text:p>46.4818</text:p>
          </table:table-cell>
          <table:table-cell office:value-type="float" office:value="46.8219">
            <text:p>46.8219</text:p>
          </table:table-cell>
          <table:table-cell office:value-type="float" office:value="55.4011">
            <text:p>55.4011</text:p>
          </table:table-cell>
          <table:table-cell office:value-type="float" office:value="79.2006">
            <text:p>79.2006</text:p>
          </table:table-cell>
          <table:table-cell office:value-type="float" office:value="85.5015">
            <text:p>85.5015</text:p>
          </table:table-cell>
          <table:table-cell office:value-type="float" office:value="91.449">
            <text:p>91.449</text:p>
          </table:table-cell>
          <table:table-cell office:value-type="float" office:value="92.7722">
            <text:p>92.7722</text:p>
          </table:table-cell>
          <table:table-cell office:value-type="float" office:value="100.5286">
            <text:p>100.5286</text:p>
          </table:table-cell>
          <table:table-cell office:value-type="float" office:value="89.1098">
            <text:p>89.1098</text:p>
          </table:table-cell>
          <table:table-cell office:value-type="float" office:value="46.7549">
            <text:p>46.7549</text:p>
          </table:table-cell>
          <table:table-cell office:value-type="float" office:value="41.6856">
            <text:p>41.6856</text:p>
          </table:table-cell>
          <table:table-cell office:value-type="float" office:value="75.893">
            <text:p>75.893</text:p>
          </table:table-cell>
          <table:table-cell office:value-type="float" office:value="69.0789">
            <text:p>69.0789</text:p>
          </table:table-cell>
          <table:table-cell office:value-type="float" office:value="32.439">
            <text:p>32.439</text:p>
          </table:table-cell>
          <table:table-cell office:value-type="float" office:value="14.8117">
            <text:p>14.8117</text:p>
          </table:table-cell>
          <table:table-cell office:value-type="float" office:value="36.053">
            <text:p>36.053</text:p>
          </table:table-cell>
          <table:table-cell office:value-type="float" office:value="41.814">
            <text:p>41.814</text:p>
          </table:table-cell>
          <table:table-cell office:value-type="float" office:value="92.9146">
            <text:p>92.9146</text:p>
          </table:table-cell>
          <table:table-cell office:value-type="float" office:value="115.7049">
            <text:p>115.7049</text:p>
          </table:table-cell>
          <table:table-cell table:number-columns-repeated="2"/>
          <table:table-cell office:value-type="float" office:value="6170.65">
            <text:p>6170.65</text:p>
          </table:table-cell>
          <table:table-cell office:value-type="float" office:value="5219.19">
            <text:p>5219.19</text:p>
          </table:table-cell>
          <table:table-cell office:value-type="float" office:value="4267.73">
            <text:p>4267.73</text:p>
          </table:table-cell>
          <table:table-cell office:value-type="float" office:value="5953.55">
            <text:p>5953.55</text:p>
          </table:table-cell>
          <table:table-cell office:value-type="float" office:value="20917.65">
            <text:p>20917.65</text:p>
          </table:table-cell>
          <table:table-cell office:value-type="float" office:value="42948.49">
            <text:p>42948.49</text:p>
          </table:table-cell>
          <table:table-cell office:value-type="float" office:value="36163.03">
            <text:p>36163.03</text:p>
          </table:table-cell>
          <table:table-cell office:value-type="float" office:value="70794.43">
            <text:p>70794.43</text:p>
          </table:table-cell>
          <table:table-cell office:value-type="float" office:value="73778.45">
            <text:p>73778.45</text:p>
          </table:table-cell>
          <table:table-cell office:value-type="float" office:value="60157.84">
            <text:p>60157.84</text:p>
          </table:table-cell>
          <table:table-cell office:value-type="float" office:value="38948.83">
            <text:p>38948.83</text:p>
          </table:table-cell>
          <table:table-cell office:value-type="float" office:value="94518.04">
            <text:p>94518.04</text:p>
          </table:table-cell>
          <table:table-cell office:value-type="float" office:value="67830.57">
            <text:p>67830.57</text:p>
          </table:table-cell>
          <table:table-cell office:value-type="float" office:value="67581.38">
            <text:p>67581.38</text:p>
          </table:table-cell>
          <table:table-cell office:value-type="float" office:value="77212.41">
            <text:p>77212.41</text:p>
          </table:table-cell>
          <table:table-cell office:value-type="float" office:value="58404.71">
            <text:p>58404.71</text:p>
          </table:table-cell>
          <table:table-cell office:value-type="float" office:value="65937.73">
            <text:p>65937.73</text:p>
          </table:table-cell>
          <table:table-cell office:value-type="float" office:value="103682.78">
            <text:p>103682.78</text:p>
          </table:table-cell>
          <table:table-cell office:value-type="float" office:value="122312.43">
            <text:p>122312.43</text:p>
          </table:table-cell>
          <table:table-cell office:value-type="float" office:value="195190.39">
            <text:p>195190.39</text:p>
          </table:table-cell>
          <table:table-cell office:value-type="float" office:value="232016.07">
            <text:p>232016.07</text:p>
          </table:table-cell>
          <table:table-cell office:value-type="float" office:value="315611.83">
            <text:p>315611.83</text:p>
          </table:table-cell>
          <table:table-cell office:value-type="float" office:value="233676.75">
            <text:p>233676.75</text:p>
          </table:table-cell>
          <table:table-cell office:value-type="float" office:value="320300.66">
            <text:p>320300.66</text:p>
          </table:table-cell>
          <table:table-cell office:value-type="float" office:value="584697.09">
            <text:p>584697.09</text:p>
          </table:table-cell>
          <table:table-cell office:value-type="float" office:value="612064.34">
            <text:p>612064.34</text:p>
          </table:table-cell>
          <table:table-cell office:value-type="float" office:value="511105.62">
            <text:p>511105.62</text:p>
          </table:table-cell>
          <table:table-cell office:value-type="float" office:value="629958.83">
            <text:p>629958.83</text:p>
          </table:table-cell>
          <table:table-cell office:value-type="float" office:value="671070.64">
            <text:p>671070.64</text:p>
          </table:table-cell>
          <table:table-cell office:value-type="float" office:value="714774.12">
            <text:p>714774.12</text:p>
          </table:table-cell>
          <table:table-cell office:value-type="float" office:value="1036607.68">
            <text:p>1036607.68</text:p>
          </table:table-cell>
          <table:table-cell office:value-type="float" office:value="1257668.43">
            <text:p>1257668.43</text:p>
          </table:table-cell>
          <table:table-cell office:value-type="float" office:value="921314.46">
            <text:p>921314.46</text:p>
          </table:table-cell>
          <table:table-cell office:value-type="float" office:value="824974.02">
            <text:p>824974.02</text:p>
          </table:table-cell>
          <table:table-cell office:value-type="float" office:value="841422.6">
            <text:p>841422.60</text:p>
          </table:table-cell>
          <table:table-cell office:value-type="float" office:value="962488.28">
            <text:p>962488.28</text:p>
          </table:table-cell>
          <table:table-cell office:value-type="float" office:value="1393742.34">
            <text:p>1393742.34</text:p>
          </table:table-cell>
          <table:table-cell office:value-type="float" office:value="1521537.63">
            <text:p>1521537.63</text:p>
          </table:table-cell>
          <table:table-cell office:value-type="float" office:value="1639062.52">
            <text:p>1639062.52</text:p>
          </table:table-cell>
          <table:table-cell office:value-type="float" office:value="1692261.94">
            <text:p>1692261.94</text:p>
          </table:table-cell>
          <table:table-cell office:value-type="float" office:value="1866921.13">
            <text:p>1866921.13</text:p>
          </table:table-cell>
          <table:table-cell office:value-type="float" office:value="1623822.02">
            <text:p>1623822.02</text:p>
          </table:table-cell>
          <table:table-cell office:value-type="float" office:value="884331.94">
            <text:p>884331.94</text:p>
          </table:table-cell>
          <table:table-cell office:value-type="float" office:value="797930.22">
            <text:p>797930.22</text:p>
          </table:table-cell>
          <table:table-cell office:value-type="float" office:value="1474489.4">
            <text:p>1474489.40</text:p>
          </table:table-cell>
          <table:table-cell office:value-type="float" office:value="1364582.45">
            <text:p>1364582.45</text:p>
          </table:table-cell>
          <table:table-cell office:value-type="float" office:value="678259.58">
            <text:p>678259.58</text:p>
          </table:table-cell>
          <table:table-cell office:value-type="float" office:value="303536.16">
            <text:p>303536.16</text:p>
          </table:table-cell>
          <table:table-cell office:value-type="float" office:value="752050.55">
            <text:p>752050.55</text:p>
          </table:table-cell>
          <table:table-cell office:value-type="float" office:value="884926.59">
            <text:p>884926.59</text:p>
          </table:table-cell>
          <table:table-cell office:value-type="float" office:value="1949291.27">
            <text:p>1949291.27</text:p>
          </table:table-cell>
          <table:table-cell office:value-type="float" office:value="2312807.93">
            <text:p>2312807.93</text:p>
          </table:table-cell>
          <table:table-cell table:number-columns-repeated="3"/>
          <table:table-cell office:value-type="string">
            <text:p>13460.28</text:p>
          </table:table-cell>
          <table:table-cell office:value-type="string">
            <text:p>11384.82</text:p>
          </table:table-cell>
          <table:table-cell office:value-type="string">
            <text:p>9309.36</text:p>
          </table:table-cell>
          <table:table-cell office:value-type="string">
            <text:p>12986.71</text:p>
          </table:table-cell>
          <table:table-cell office:value-type="string">
            <text:p>45628.48</text:p>
          </table:table-cell>
          <table:table-cell office:value-type="string">
            <text:p>93685.18</text:p>
          </table:table-cell>
          <table:table-cell office:value-type="string">
            <text:p>78883.81</text:p>
          </table:table-cell>
          <table:table-cell office:value-type="string">
            <text:p>154426.62</text:p>
          </table:table-cell>
          <table:table-cell office:value-type="string">
            <text:p>160935.77</text:p>
          </table:table-cell>
          <table:table-cell office:value-type="string">
            <text:p>131224.61</text:p>
          </table:table-cell>
          <table:table-cell office:value-type="string">
            <text:p>84960.58</text:p>
          </table:table-cell>
          <table:table-cell office:value-type="string">
            <text:p>206175.83</text:p>
          </table:table-cell>
          <table:table-cell office:value-type="string">
            <text:p>147961.44</text:p>
          </table:table-cell>
          <table:table-cell office:value-type="string">
            <text:p>147417.87</text:p>
          </table:table-cell>
          <table:table-cell office:value-type="string">
            <text:p>168426.41</text:p>
          </table:table-cell>
          <table:table-cell office:value-type="string">
            <text:p>127400.43</text:p>
          </table:table-cell>
          <table:table-cell office:value-type="string">
            <text:p>143832.51</text:p>
          </table:table-cell>
          <table:table-cell office:value-type="string">
            <text:p>226167.24</text:p>
          </table:table-cell>
          <table:table-cell office:value-type="string">
            <text:p>266804.81</text:p>
          </table:table-cell>
          <table:table-cell office:value-type="string">
            <text:p>425776.30</text:p>
          </table:table-cell>
          <table:table-cell office:value-type="string">
            <text:p>506105.58</text:p>
          </table:table-cell>
          <table:table-cell office:value-type="string">
            <text:p>688456.23</text:p>
          </table:table-cell>
          <table:table-cell office:value-type="string">
            <text:p>509728.08</text:p>
          </table:table-cell>
          <table:table-cell office:value-type="string">
            <text:p>698684.14</text:p>
          </table:table-cell>
          <table:table-cell office:value-type="string">
            <text:p>1275422.26</text:p>
          </table:table-cell>
          <table:table-cell office:value-type="string">
            <text:p>1335119.49</text:p>
          </table:table-cell>
          <table:table-cell office:value-type="string">
            <text:p>1114894.35</text:p>
          </table:table-cell>
          <table:table-cell office:value-type="string">
            <text:p>1374153.43</text:p>
          </table:table-cell>
          <table:table-cell office:value-type="string">
            <text:p>1463832.22</text:p>
          </table:table-cell>
          <table:table-cell office:value-type="string">
            <text:p>1559164.30</text:p>
          </table:table-cell>
          <table:table-cell office:value-type="string">
            <text:p>2261192.22</text:p>
          </table:table-cell>
          <table:table-cell office:value-type="string">
            <text:p>2743400.54</text:p>
          </table:table-cell>
          <table:table-cell office:value-type="string">
            <text:p>2009698.69</text:p>
          </table:table-cell>
          <table:table-cell office:value-type="string">
            <text:p>1799547.58</text:p>
          </table:table-cell>
          <table:table-cell office:value-type="string">
            <text:p>1835427.49</text:p>
          </table:table-cell>
          <table:table-cell office:value-type="string">
            <text:p>2099512.72</text:p>
          </table:table-cell>
          <table:table-cell office:value-type="string">
            <text:p>3040223.81</text:p>
          </table:table-cell>
          <table:table-cell office:value-type="string">
            <text:p>3318988.58</text:p>
          </table:table-cell>
          <table:table-cell office:value-type="string">
            <text:p>3575350.15</text:p>
          </table:table-cell>
          <table:table-cell office:value-type="string">
            <text:p>3691396.08</text:p>
          </table:table-cell>
          <table:table-cell office:value-type="string">
            <text:p>4072386.91</text:p>
          </table:table-cell>
          <table:table-cell office:value-type="string">
            <text:p>3542105.46</text:p>
          </table:table-cell>
          <table:table-cell office:value-type="string">
            <text:p>1929027.29</text:p>
          </table:table-cell>
          <table:table-cell office:value-type="string">
            <text:p>1740555.90</text:p>
          </table:table-cell>
          <table:table-cell office:value-type="string">
            <text:p>3216360.46</text:p>
          </table:table-cell>
          <table:table-cell office:value-type="string">
            <text:p>2976616.21</text:p>
          </table:table-cell>
          <table:table-cell office:value-type="string">
            <text:p>1479513.73</text:p>
          </table:table-cell>
          <table:table-cell office:value-type="string">
            <text:p>662115.11</text:p>
          </table:table-cell>
          <table:table-cell office:value-type="string">
            <text:p>1640476.80</text:p>
          </table:table-cell>
          <table:table-cell office:value-type="string">
            <text:p>1930324.42</text:p>
          </table:table-cell>
          <table:table-cell office:value-type="string">
            <text:p>4252064.05</text:p>
          </table:table-cell>
          <table:table-cell office:value-type="string">
            <text:p>5045016.95</text:p>
          </table:table-cell>
          <table:table-cell table:number-columns-repeated="3"/>
          <table:table-cell office:value-type="float" office:value="0.59">
            <text:p>0.59</text:p>
          </table:table-cell>
          <table:table-cell office:value-type="float" office:value="0.49">
            <text:p>0.49</text:p>
          </table:table-cell>
          <table:table-cell office:value-type="float" office:value="0.39">
            <text:p>0.39</text:p>
          </table:table-cell>
          <table:table-cell office:value-type="float" office:value="0.54">
            <text:p>0.54</text:p>
          </table:table-cell>
          <table:table-cell office:value-type="float" office:value="1.84">
            <text:p>1.84</text:p>
          </table:table-cell>
          <table:table-cell office:value-type="float" office:value="3.68">
            <text:p>3.68</text:p>
          </table:table-cell>
          <table:table-cell office:value-type="float" office:value="3.02">
            <text:p>3.02</text:p>
          </table:table-cell>
          <table:table-cell office:value-type="float" office:value="5.75">
            <text:p>5.75</text:p>
          </table:table-cell>
          <table:table-cell office:value-type="float" office:value="5.85">
            <text:p>5.85</text:p>
          </table:table-cell>
          <table:table-cell office:value-type="float" office:value="4.66">
            <text:p>4.66</text:p>
          </table:table-cell>
          <table:table-cell office:value-type="float" office:value="2.96">
            <text:p>2.96</text:p>
          </table:table-cell>
          <table:table-cell office:value-type="float" office:value="7.07">
            <text:p>7.07</text:p>
          </table:table-cell>
          <table:table-cell office:value-type="float" office:value="5.01">
            <text:p>5.01</text:p>
          </table:table-cell>
          <table:table-cell office:value-type="float" office:value="4.92">
            <text:p>4.92</text:p>
          </table:table-cell>
          <table:table-cell office:value-type="float" office:value="5.56">
            <text:p>5.56</text:p>
          </table:table-cell>
          <table:table-cell office:value-type="float" office:value="4.16">
            <text:p>4.16</text:p>
          </table:table-cell>
          <table:table-cell office:value-type="float" office:value="4.64">
            <text:p>4.64</text:p>
          </table:table-cell>
          <table:table-cell office:value-type="float" office:value="7.22">
            <text:p>7.22</text:p>
          </table:table-cell>
          <table:table-cell office:value-type="float" office:value="8.42">
            <text:p>8.42</text:p>
          </table:table-cell>
          <table:table-cell office:value-type="float" office:value="13.27">
            <text:p>13.27</text:p>
          </table:table-cell>
          <table:table-cell office:value-type="float" office:value="15.57">
            <text:p>15.57</text:p>
          </table:table-cell>
          <table:table-cell office:value-type="float" office:value="20.9">
            <text:p>20.90</text:p>
          </table:table-cell>
          <table:table-cell office:value-type="float" office:value="15.26">
            <text:p>15.26</text:p>
          </table:table-cell>
          <table:table-cell office:value-type="float" office:value="20.6">
            <text:p>20.60</text:p>
          </table:table-cell>
          <table:table-cell office:value-type="float" office:value="37.03">
            <text:p>37.03</text:p>
          </table:table-cell>
          <table:table-cell office:value-type="float" office:value="38.14">
            <text:p>38.14</text:p>
          </table:table-cell>
          <table:table-cell office:value-type="float" office:value="31.33">
            <text:p>31.33</text:p>
          </table:table-cell>
          <table:table-cell office:value-type="float" office:value="37.98">
            <text:p>37.98</text:p>
          </table:table-cell>
          <table:table-cell office:value-type="float" office:value="39.82">
            <text:p>39.82</text:p>
          </table:table-cell>
          <table:table-cell office:value-type="float" office:value="41.81">
            <text:p>41.81</text:p>
          </table:table-cell>
          <table:table-cell office:value-type="float" office:value="59.84">
            <text:p>59.84</text:p>
          </table:table-cell>
          <table:table-cell office:value-type="float" office:value="71.75">
            <text:p>71.75</text:p>
          </table:table-cell>
          <table:table-cell office:value-type="float" office:value="51.98">
            <text:p>51.98</text:p>
          </table:table-cell>
          <table:table-cell office:value-type="float" office:value="46.03">
            <text:p>46.03</text:p>
          </table:table-cell>
          <table:table-cell office:value-type="float" office:value="46.43">
            <text:p>46.43</text:p>
          </table:table-cell>
          <table:table-cell office:value-type="float" office:value="52.48">
            <text:p>52.48</text:p>
          </table:table-cell>
          <table:table-cell office:value-type="float" office:value="75.08">
            <text:p>75.08</text:p>
          </table:table-cell>
          <table:table-cell office:value-type="float" office:value="80.95">
            <text:p>80.95</text:p>
          </table:table-cell>
          <table:table-cell office:value-type="float" office:value="86.14">
            <text:p>86.14</text:p>
          </table:table-cell>
          <table:table-cell office:value-type="float" office:value="87.87">
            <text:p>87.87</text:p>
          </table:table-cell>
          <table:table-cell office:value-type="float" office:value="95.8">
            <text:p>95.80</text:p>
          </table:table-cell>
          <table:table-cell office:value-type="float" office:value="82.36">
            <text:p>82.36</text:p>
          </table:table-cell>
          <table:table-cell office:value-type="float" office:value="44.32">
            <text:p>44.32</text:p>
          </table:table-cell>
          <table:table-cell office:value-type="float" office:value="39.47">
            <text:p>39.47</text:p>
          </table:table-cell>
          <table:table-cell office:value-type="float" office:value="71.85">
            <text:p>71.85</text:p>
          </table:table-cell>
          <table:table-cell office:value-type="float" office:value="65.4">
            <text:p>65.40</text:p>
          </table:table-cell>
          <table:table-cell office:value-type="float" office:value="31.92">
            <text:p>31.92</text:p>
          </table:table-cell>
          <table:table-cell office:value-type="float" office:value="14.02">
            <text:p>14.02</text:p>
          </table:table-cell>
          <table:table-cell office:value-type="float" office:value="34.13">
            <text:p>34.13</text:p>
          </table:table-cell>
          <table:table-cell office:value-type="float" office:value="39.5">
            <text:p>39.50</text:p>
          </table:table-cell>
          <table:table-cell office:value-type="float" office:value="85.72">
            <text:p>85.72</text:p>
          </table:table-cell>
          <table:table-cell office:value-type="float" office:value="100.34">
            <text:p>100.34</text:p>
          </table:table-cell>
          <table:table-cell table:number-columns-repeated="3"/>
          <table:table-cell office:value-type="float" office:value="1.28">
            <text:p>1.28</text:p>
          </table:table-cell>
          <table:table-cell office:value-type="float" office:value="1.06">
            <text:p>1.06</text:p>
          </table:table-cell>
          <table:table-cell office:value-type="float" office:value="0.85">
            <text:p>0.85</text:p>
          </table:table-cell>
          <table:table-cell office:value-type="float" office:value="1.17">
            <text:p>1.17</text:p>
          </table:table-cell>
          <table:table-cell office:value-type="float" office:value="4.01">
            <text:p>4.01</text:p>
          </table:table-cell>
          <table:table-cell office:value-type="float" office:value="8.04">
            <text:p>8.04</text:p>
          </table:table-cell>
          <table:table-cell office:value-type="float" office:value="6.59">
            <text:p>6.59</text:p>
          </table:table-cell>
          <table:table-cell office:value-type="float" office:value="12.55">
            <text:p>12.55</text:p>
          </table:table-cell>
          <table:table-cell office:value-type="float" office:value="12.75">
            <text:p>12.75</text:p>
          </table:table-cell>
          <table:table-cell office:value-type="float" office:value="10.17">
            <text:p>10.17</text:p>
          </table:table-cell>
          <table:table-cell office:value-type="float" office:value="6.46">
            <text:p>6.46</text:p>
          </table:table-cell>
          <table:table-cell office:value-type="float" office:value="15.43">
            <text:p>15.43</text:p>
          </table:table-cell>
          <table:table-cell office:value-type="float" office:value="10.92">
            <text:p>10.92</text:p>
          </table:table-cell>
          <table:table-cell office:value-type="float" office:value="10.74">
            <text:p>10.74</text:p>
          </table:table-cell>
          <table:table-cell office:value-type="float" office:value="12.12">
            <text:p>12.12</text:p>
          </table:table-cell>
          <table:table-cell office:value-type="float" office:value="9.06">
            <text:p>9.06</text:p>
          </table:table-cell>
          <table:table-cell office:value-type="float" office:value="10.12">
            <text:p>10.12</text:p>
          </table:table-cell>
          <table:table-cell office:value-type="float" office:value="15.74">
            <text:p>15.74</text:p>
          </table:table-cell>
          <table:table-cell office:value-type="float" office:value="18.36">
            <text:p>18.36</text:p>
          </table:table-cell>
          <table:table-cell office:value-type="float" office:value="28.95">
            <text:p>28.95</text:p>
          </table:table-cell>
          <table:table-cell office:value-type="float" office:value="33.97">
            <text:p>33.97</text:p>
          </table:table-cell>
          <table:table-cell office:value-type="float" office:value="45.59">
            <text:p>45.59</text:p>
          </table:table-cell>
          <table:table-cell office:value-type="float" office:value="33.28">
            <text:p>33.28</text:p>
          </table:table-cell>
          <table:table-cell office:value-type="float" office:value="44.93">
            <text:p>44.93</text:p>
          </table:table-cell>
          <table:table-cell office:value-type="float" office:value="80.77">
            <text:p>80.77</text:p>
          </table:table-cell>
          <table:table-cell office:value-type="float" office:value="83.2">
            <text:p>83.20</text:p>
          </table:table-cell>
          <table:table-cell office:value-type="float" office:value="68.33">
            <text:p>68.33</text:p>
          </table:table-cell>
          <table:table-cell office:value-type="float" office:value="82.84">
            <text:p>82.84</text:p>
          </table:table-cell>
          <table:table-cell office:value-type="float" office:value="86.87">
            <text:p>86.87</text:p>
          </table:table-cell>
          <table:table-cell office:value-type="float" office:value="91.2">
            <text:p>91.20</text:p>
          </table:table-cell>
          <table:table-cell office:value-type="float" office:value="130.54">
            <text:p>130.54</text:p>
          </table:table-cell>
          <table:table-cell office:value-type="float" office:value="156.51">
            <text:p>156.51</text:p>
          </table:table-cell>
          <table:table-cell office:value-type="float" office:value="113.38">
            <text:p>113.38</text:p>
          </table:table-cell>
          <table:table-cell office:value-type="float" office:value="100.42">
            <text:p>100.42</text:p>
          </table:table-cell>
          <table:table-cell office:value-type="float" office:value="101.27">
            <text:p>101.27</text:p>
          </table:table-cell>
          <table:table-cell office:value-type="float" office:value="114.48">
            <text:p>114.48</text:p>
          </table:table-cell>
          <table:table-cell office:value-type="float" office:value="163.78">
            <text:p>163.78</text:p>
          </table:table-cell>
          <table:table-cell office:value-type="float" office:value="176.59">
            <text:p>176.59</text:p>
          </table:table-cell>
          <table:table-cell office:value-type="float" office:value="187.91">
            <text:p>187.91</text:p>
          </table:table-cell>
          <table:table-cell office:value-type="float" office:value="191.67">
            <text:p>191.67</text:p>
          </table:table-cell>
          <table:table-cell office:value-type="float" office:value="208.98">
            <text:p>208.98</text:p>
          </table:table-cell>
          <table:table-cell office:value-type="float" office:value="179.67">
            <text:p>179.67</text:p>
          </table:table-cell>
          <table:table-cell office:value-type="float" office:value="96.68">
            <text:p>96.68</text:p>
          </table:table-cell>
          <table:table-cell office:value-type="float" office:value="86.09">
            <text:p>86.09</text:p>
          </table:table-cell>
          <table:table-cell office:value-type="float" office:value="156.74">
            <text:p>156.74</text:p>
          </table:table-cell>
          <table:table-cell office:value-type="float" office:value="142.65">
            <text:p>142.65</text:p>
          </table:table-cell>
          <table:table-cell office:value-type="float" office:value="69.64">
            <text:p>69.64</text:p>
          </table:table-cell>
          <table:table-cell office:value-type="float" office:value="30.59">
            <text:p>30.59</text:p>
          </table:table-cell>
          <table:table-cell office:value-type="float" office:value="74.44">
            <text:p>74.44</text:p>
          </table:table-cell>
          <table:table-cell office:value-type="float" office:value="86.16">
            <text:p>86.16</text:p>
          </table:table-cell>
          <table:table-cell office:value-type="float" office:value="186.98">
            <text:p>186.98</text:p>
          </table:table-cell>
          <table:table-cell office:value-type="float" office:value="218.87">
            <text:p>218.8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47.3333</text:p>
          </table:table-cell>
          <table:table-cell office:value-type="string">
            <text:p>13.3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string">
            <text:p>40.5</text:p>
          </table:table-cell>
          <table:table-cell office:value-type="string">
            <text:p>47.5</text:p>
          </table:table-cell>
          <table:table-cell table:number-columns-repeated="31" office:value-type="string">
            <text:p><text:s text:c="4"/></text:p>
          </table:table-cell>
          <table:table-cell office:value-type="float" office:value="305000">
            <text:p>305000</text:p>
          </table:table-cell>
          <table:table-cell office:value-type="float" office:value="259000">
            <text:p>259000</text:p>
          </table:table-cell>
          <table:table-cell office:value-type="float" office:value="263000">
            <text:p>263000</text:p>
          </table:table-cell>
          <table:table-cell office:value-type="float" office:value="229000">
            <text:p>229000</text:p>
          </table:table-cell>
          <table:table-cell office:value-type="float" office:value="218857">
            <text:p>218857</text:p>
          </table:table-cell>
          <table:table-cell office:value-type="float" office:value="117000">
            <text:p>117000</text:p>
          </table:table-cell>
          <table:table-cell office:value-type="float" office:value="108376">
            <text:p>108376</text:p>
          </table:table-cell>
          <table:table-cell office:value-type="float" office:value="92932">
            <text:p>92932</text:p>
          </table:table-cell>
          <table:table-cell office:value-type="float" office:value="91539">
            <text:p>91539</text:p>
          </table:table-cell>
          <table:table-cell office:value-type="float" office:value="83615">
            <text:p>83615</text:p>
          </table:table-cell>
          <table:table-cell office:value-type="float" office:value="80428">
            <text:p>80428</text:p>
          </table:table-cell>
          <table:table-cell office:value-type="float" office:value="99554">
            <text:p>99554</text:p>
          </table:table-cell>
          <table:table-cell office:value-type="float" office:value="135554">
            <text:p>135554</text:p>
          </table:table-cell>
          <table:table-cell office:value-type="float" office:value="196616">
            <text:p>196616</text:p>
          </table:table-cell>
          <table:table-cell office:value-type="float" office:value="135958">
            <text:p>135958</text:p>
          </table:table-cell>
          <table:table-cell office:value-type="float" office:value="101000">
            <text:p>101000</text:p>
          </table:table-cell>
          <table:table-cell office:value-type="float" office:value="54900">
            <text:p>54900</text:p>
          </table:table-cell>
          <table:table-cell office:value-type="float" office:value="31600">
            <text:p>31600</text:p>
          </table:table-cell>
          <table:table-cell office:value-type="float" office:value="37800">
            <text:p>37800</text:p>
          </table:table-cell>
          <table:table-cell office:value-type="float" office:value="65800">
            <text:p>65800</text:p>
          </table:table-cell>
          <table:table-cell office:value-type="float" office:value="56400">
            <text:p>56400</text:p>
          </table:table-cell>
          <table:table-cell table:number-columns-repeated="33"/>
          <table:table-cell office:value-type="float" office:value="40.9341">
            <text:p>40.9341</text:p>
          </table:table-cell>
          <table:table-cell office:value-type="float" office:value="34.2276">
            <text:p>34.2276</text:p>
          </table:table-cell>
          <table:table-cell office:value-type="float" office:value="34.2671">
            <text:p>34.2671</text:p>
          </table:table-cell>
          <table:table-cell office:value-type="float" office:value="29.4685">
            <text:p>29.4685</text:p>
          </table:table-cell>
          <table:table-cell office:value-type="float" office:value="27.8728">
            <text:p>27.8728</text:p>
          </table:table-cell>
          <table:table-cell office:value-type="float" office:value="14.769">
            <text:p>14.769</text:p>
          </table:table-cell>
          <table:table-cell office:value-type="float" office:value="13.5741">
            <text:p>13.5741</text:p>
          </table:table-cell>
          <table:table-cell office:value-type="float" office:value="11.5472">
            <text:p>11.5472</text:p>
          </table:table-cell>
          <table:table-cell office:value-type="float" office:value="11.2761">
            <text:p>11.2761</text:p>
          </table:table-cell>
          <table:table-cell office:value-type="float" office:value="10.2032">
            <text:p>10.2032</text:p>
          </table:table-cell>
          <table:table-cell office:value-type="float" office:value="9.7135">
            <text:p>9.7135</text:p>
          </table:table-cell>
          <table:table-cell office:value-type="float" office:value="11.8941">
            <text:p>11.8941</text:p>
          </table:table-cell>
          <table:table-cell office:value-type="float" office:value="16.0135">
            <text:p>16.0135</text:p>
          </table:table-cell>
          <table:table-cell office:value-type="float" office:value="22.9611">
            <text:p>22.9611</text:p>
          </table:table-cell>
          <table:table-cell office:value-type="float" office:value="15.6905">
            <text:p>15.6905</text:p>
          </table:table-cell>
          <table:table-cell office:value-type="float" office:value="11.5165">
            <text:p>11.5165</text:p>
          </table:table-cell>
          <table:table-cell office:value-type="float" office:value="6.1838">
            <text:p>6.1838</text:p>
          </table:table-cell>
          <table:table-cell office:value-type="float" office:value="3.5166">
            <text:p>3.5166</text:p>
          </table:table-cell>
          <table:table-cell office:value-type="float" office:value="4.1561">
            <text:p>4.1561</text:p>
          </table:table-cell>
          <table:table-cell office:value-type="float" office:value="7.1506">
            <text:p>7.1506</text:p>
          </table:table-cell>
          <table:table-cell office:value-type="float" office:value="6.0587">
            <text:p>6.0587</text:p>
          </table:table-cell>
          <table:table-cell table:number-columns-repeated="33"/>
          <table:table-cell office:value-type="float" office:value="492724.88">
            <text:p>492724.88</text:p>
          </table:table-cell>
          <table:table-cell office:value-type="float" office:value="420649.18">
            <text:p>420649.18</text:p>
          </table:table-cell>
          <table:table-cell office:value-type="float" office:value="416678.86">
            <text:p>416678.86</text:p>
          </table:table-cell>
          <table:table-cell office:value-type="float" office:value="367408.75">
            <text:p>367408.75</text:p>
          </table:table-cell>
          <table:table-cell office:value-type="float" office:value="336074.73">
            <text:p>336074.73</text:p>
          </table:table-cell>
          <table:table-cell office:value-type="float" office:value="187260.58">
            <text:p>187260.58</text:p>
          </table:table-cell>
          <table:table-cell office:value-type="float" office:value="175292.55">
            <text:p>175292.55</text:p>
          </table:table-cell>
          <table:table-cell office:value-type="float" office:value="150311.51">
            <text:p>150311.51</text:p>
          </table:table-cell>
          <table:table-cell office:value-type="float" office:value="160996.7">
            <text:p>160996.70</text:p>
          </table:table-cell>
          <table:table-cell office:value-type="float" office:value="126863.94">
            <text:p>126863.94</text:p>
          </table:table-cell>
          <table:table-cell office:value-type="float" office:value="123903.59">
            <text:p>123903.59</text:p>
          </table:table-cell>
          <table:table-cell office:value-type="float" office:value="166859.87">
            <text:p>166859.87</text:p>
          </table:table-cell>
          <table:table-cell office:value-type="float" office:value="227364.28">
            <text:p>227364.28</text:p>
          </table:table-cell>
          <table:table-cell office:value-type="float" office:value="330729.17">
            <text:p>330729.17</text:p>
          </table:table-cell>
          <table:table-cell office:value-type="float" office:value="221082.6">
            <text:p>221082.60</text:p>
          </table:table-cell>
          <table:table-cell office:value-type="float" office:value="157859.41">
            <text:p>157859.41</text:p>
          </table:table-cell>
          <table:table-cell office:value-type="float" office:value="83618.84">
            <text:p>83618.84</text:p>
          </table:table-cell>
          <table:table-cell office:value-type="float" office:value="48029.71">
            <text:p>48029.71</text:p>
          </table:table-cell>
          <table:table-cell office:value-type="float" office:value="57573.63">
            <text:p>57573.63</text:p>
          </table:table-cell>
          <table:table-cell office:value-type="float" office:value="100422.02">
            <text:p>100422.02</text:p>
          </table:table-cell>
          <table:table-cell office:value-type="float" office:value="85903.51">
            <text:p>85903.51</text:p>
          </table:table-cell>
          <table:table-cell table:number-columns-repeated="34"/>
          <table:table-cell office:value-type="string">
            <text:p>1290221.80</text:p>
          </table:table-cell>
          <table:table-cell office:value-type="string">
            <text:p>1101488.40</text:p>
          </table:table-cell>
          <table:table-cell office:value-type="string">
            <text:p>1091091.94</text:p>
          </table:table-cell>
          <table:table-cell office:value-type="string">
            <text:p>962075.98</text:p>
          </table:table-cell>
          <table:table-cell office:value-type="string">
            <text:p>880026.49</text:p>
          </table:table-cell>
          <table:table-cell office:value-type="string">
            <text:p>490350.08</text:p>
          </table:table-cell>
          <table:table-cell office:value-type="string">
            <text:p>459011.26</text:p>
          </table:table-cell>
          <table:table-cell office:value-type="string">
            <text:p>393597.31</text:p>
          </table:table-cell>
          <table:table-cell office:value-type="string">
            <text:p>421576.96</text:p>
          </table:table-cell>
          <table:table-cell office:value-type="string">
            <text:p>332198.81</text:p>
          </table:table-cell>
          <table:table-cell office:value-type="string">
            <text:p>324447.01</text:p>
          </table:table-cell>
          <table:table-cell office:value-type="string">
            <text:p>436929.92</text:p>
          </table:table-cell>
          <table:table-cell office:value-type="string">
            <text:p>595363.38</text:p>
          </table:table-cell>
          <table:table-cell office:value-type="string">
            <text:p>866028.89</text:p>
          </table:table-cell>
          <table:table-cell office:value-type="string">
            <text:p>578914.51</text:p>
          </table:table-cell>
          <table:table-cell office:value-type="string">
            <text:p>413361.81</text:p>
          </table:table-cell>
          <table:table-cell office:value-type="string">
            <text:p>218959.62</text:p>
          </table:table-cell>
          <table:table-cell office:value-type="string">
            <text:p>125767.91</text:p>
          </table:table-cell>
          <table:table-cell office:value-type="string">
            <text:p>150759.08</text:p>
          </table:table-cell>
          <table:table-cell office:value-type="string">
            <text:p>262959.48</text:p>
          </table:table-cell>
          <table:table-cell office:value-type="string">
            <text:p>224942.12</text:p>
          </table:table-cell>
          <table:table-cell table:number-columns-repeated="34"/>
          <table:table-cell office:value-type="float" office:value="66.13">
            <text:p>66.13</text:p>
          </table:table-cell>
          <table:table-cell office:value-type="float" office:value="55.59">
            <text:p>55.59</text:p>
          </table:table-cell>
          <table:table-cell office:value-type="float" office:value="54.29">
            <text:p>54.29</text:p>
          </table:table-cell>
          <table:table-cell office:value-type="float" office:value="47.28">
            <text:p>47.28</text:p>
          </table:table-cell>
          <table:table-cell office:value-type="float" office:value="42.8">
            <text:p>42.80</text:p>
          </table:table-cell>
          <table:table-cell office:value-type="float" office:value="23.64">
            <text:p>23.64</text:p>
          </table:table-cell>
          <table:table-cell office:value-type="float" office:value="21.96">
            <text:p>21.96</text:p>
          </table:table-cell>
          <table:table-cell office:value-type="float" office:value="18.68">
            <text:p>18.68</text:p>
          </table:table-cell>
          <table:table-cell office:value-type="float" office:value="19.83">
            <text:p>19.83</text:p>
          </table:table-cell>
          <table:table-cell office:value-type="float" office:value="15.48">
            <text:p>15.48</text:p>
          </table:table-cell>
          <table:table-cell office:value-type="float" office:value="14.96">
            <text:p>14.96</text:p>
          </table:table-cell>
          <table:table-cell office:value-type="float" office:value="19.94">
            <text:p>19.94</text:p>
          </table:table-cell>
          <table:table-cell office:value-type="float" office:value="26.86">
            <text:p>26.86</text:p>
          </table:table-cell>
          <table:table-cell office:value-type="float" office:value="38.62">
            <text:p>38.62</text:p>
          </table:table-cell>
          <table:table-cell office:value-type="float" office:value="25.51">
            <text:p>25.51</text:p>
          </table:table-cell>
          <table:table-cell office:value-type="float" office:value="18">
            <text:p>18.00</text:p>
          </table:table-cell>
          <table:table-cell office:value-type="float" office:value="9.42">
            <text:p>9.42</text:p>
          </table:table-cell>
          <table:table-cell office:value-type="float" office:value="5.34">
            <text:p>5.34</text:p>
          </table:table-cell>
          <table:table-cell office:value-type="float" office:value="6.33">
            <text:p>6.33</text:p>
          </table:table-cell>
          <table:table-cell office:value-type="float" office:value="10.91">
            <text:p>10.91</text:p>
          </table:table-cell>
          <table:table-cell office:value-type="float" office:value="9.23">
            <text:p>9.23</text:p>
          </table:table-cell>
          <table:table-cell table:number-columns-repeated="34"/>
          <table:table-cell office:value-type="float" office:value="173.16">
            <text:p>173.16</text:p>
          </table:table-cell>
          <table:table-cell office:value-type="float" office:value="145.56">
            <text:p>145.56</text:p>
          </table:table-cell>
          <table:table-cell office:value-type="float" office:value="142.16">
            <text:p>142.16</text:p>
          </table:table-cell>
          <table:table-cell office:value-type="float" office:value="123.8">
            <text:p>123.80</text:p>
          </table:table-cell>
          <table:table-cell office:value-type="float" office:value="112.08">
            <text:p>112.08</text:p>
          </table:table-cell>
          <table:table-cell office:value-type="float" office:value="61.9">
            <text:p>61.90</text:p>
          </table:table-cell>
          <table:table-cell office:value-type="float" office:value="57.49">
            <text:p>57.49</text:p>
          </table:table-cell>
          <table:table-cell office:value-type="float" office:value="48.91">
            <text:p>48.91</text:p>
          </table:table-cell>
          <table:table-cell office:value-type="float" office:value="51.93">
            <text:p>51.93</text:p>
          </table:table-cell>
          <table:table-cell office:value-type="float" office:value="40.54">
            <text:p>40.54</text:p>
          </table:table-cell>
          <table:table-cell office:value-type="float" office:value="39.18">
            <text:p>39.18</text:p>
          </table:table-cell>
          <table:table-cell office:value-type="float" office:value="52.2">
            <text:p>52.20</text:p>
          </table:table-cell>
          <table:table-cell office:value-type="float" office:value="70.33">
            <text:p>70.33</text:p>
          </table:table-cell>
          <table:table-cell office:value-type="float" office:value="101.14">
            <text:p>101.14</text:p>
          </table:table-cell>
          <table:table-cell office:value-type="float" office:value="66.81">
            <text:p>66.81</text:p>
          </table:table-cell>
          <table:table-cell office:value-type="float" office:value="47.13">
            <text:p>47.13</text:p>
          </table:table-cell>
          <table:table-cell office:value-type="float" office:value="24.66">
            <text:p>24.66</text:p>
          </table:table-cell>
          <table:table-cell office:value-type="float" office:value="14">
            <text:p>14.00</text:p>
          </table:table-cell>
          <table:table-cell office:value-type="float" office:value="16.58">
            <text:p>16.58</text:p>
          </table:table-cell>
          <table:table-cell office:value-type="float" office:value="28.58">
            <text:p>28.58</text:p>
          </table:table-cell>
          <table:table-cell office:value-type="float" office:value="24.16">
            <text:p>24.16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24.25</text:p>
          </table:table-cell>
          <table:table-cell office:value-type="float" office:value="-76">
            <text:p>-7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string">
            <text:p>50.5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table:number-columns-repeated="5" office:value-type="float" office:value="9144">
            <text:p>9144</text:p>
          </table:table-cell>
          <table:table-cell table:number-columns-repeated="2" office:value-type="float" office:value="8100">
            <text:p>8100</text:p>
          </table:table-cell>
          <table:table-cell office:value-type="float" office:value="6900">
            <text:p>6900</text:p>
          </table:table-cell>
          <table:table-cell office:value-type="float" office:value="8100">
            <text:p>8100</text:p>
          </table:table-cell>
          <table:table-cell office:value-type="float" office:value="3600">
            <text:p>36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office:value-type="float" office:value="3381">
            <text:p>3381</text:p>
          </table:table-cell>
          <table:table-cell office:value-type="float" office:value="3273">
            <text:p>3273</text:p>
          </table:table-cell>
          <table:table-cell office:value-type="float" office:value="2451">
            <text:p>2451</text:p>
          </table:table-cell>
          <table:table-cell office:value-type="float" office:value="2103">
            <text:p>2103</text:p>
          </table:table-cell>
          <table:table-cell office:value-type="float" office:value="2628">
            <text:p>2628</text:p>
          </table:table-cell>
          <table:table-cell office:value-type="float" office:value="3543">
            <text:p>3543</text:p>
          </table:table-cell>
          <table:table-cell office:value-type="float" office:value="3303">
            <text:p>3303</text:p>
          </table:table-cell>
          <table:table-cell office:value-type="float" office:value="5215">
            <text:p>5215</text:p>
          </table:table-cell>
          <table:table-cell office:value-type="float" office:value="29358">
            <text:p>29358</text:p>
          </table:table-cell>
          <table:table-cell office:value-type="float" office:value="30777">
            <text:p>30777</text:p>
          </table:table-cell>
          <table:table-cell office:value-type="float" office:value="24434">
            <text:p>24434</text:p>
          </table:table-cell>
          <table:table-cell office:value-type="float" office:value="17911">
            <text:p>17911</text:p>
          </table:table-cell>
          <table:table-cell office:value-type="float" office:value="15404">
            <text:p>15404</text:p>
          </table:table-cell>
          <table:table-cell office:value-type="float" office:value="11608">
            <text:p>11608</text:p>
          </table:table-cell>
          <table:table-cell office:value-type="float" office:value="19966">
            <text:p>19966</text:p>
          </table:table-cell>
          <table:table-cell office:value-type="float" office:value="35683">
            <text:p>35683</text:p>
          </table:table-cell>
          <table:table-cell office:value-type="float" office:value="40918">
            <text:p>40918</text:p>
          </table:table-cell>
          <table:table-cell office:value-type="float" office:value="47053">
            <text:p>47053</text:p>
          </table:table-cell>
          <table:table-cell office:value-type="float" office:value="41240">
            <text:p>41240</text:p>
          </table:table-cell>
          <table:table-cell office:value-type="float" office:value="46742">
            <text:p>46742</text:p>
          </table:table-cell>
          <table:table-cell office:value-type="float" office:value="76202">
            <text:p>76202</text:p>
          </table:table-cell>
          <table:table-cell office:value-type="float" office:value="37255">
            <text:p>37255</text:p>
          </table:table-cell>
          <table:table-cell office:value-type="float" office:value="40465">
            <text:p>40465</text:p>
          </table:table-cell>
          <table:table-cell office:value-type="float" office:value="40492">
            <text:p>40492</text:p>
          </table:table-cell>
          <table:table-cell office:value-type="float" office:value="41106">
            <text:p>41106</text:p>
          </table:table-cell>
          <table:table-cell office:value-type="float" office:value="39000">
            <text:p>39000</text:p>
          </table:table-cell>
          <table:table-cell office:value-type="float" office:value="42000">
            <text:p>42000</text:p>
          </table:table-cell>
          <table:table-cell office:value-type="float" office:value="40500">
            <text:p>40500</text:p>
          </table:table-cell>
          <table:table-cell office:value-type="float" office:value="45000">
            <text:p>45000</text:p>
          </table:table-cell>
          <table:table-cell office:value-type="float" office:value="42973">
            <text:p>42973</text:p>
          </table:table-cell>
          <table:table-cell office:value-type="float" office:value="44854">
            <text:p>44854</text:p>
          </table:table-cell>
          <table:table-cell office:value-type="float" office:value="45755">
            <text:p>45755</text:p>
          </table:table-cell>
          <table:table-cell office:value-type="float" office:value="52565">
            <text:p>52565</text:p>
          </table:table-cell>
          <table:table-cell office:value-type="float" office:value="53675">
            <text:p>53675</text:p>
          </table:table-cell>
          <table:table-cell office:value-type="float" office:value="45152">
            <text:p>45152</text:p>
          </table:table-cell>
          <table:table-cell office:value-type="float" office:value="35971">
            <text:p>35971</text:p>
          </table:table-cell>
          <table:table-cell office:value-type="float" office:value="46034">
            <text:p>46034</text:p>
          </table:table-cell>
          <table:table-cell office:value-type="float" office:value="43363">
            <text:p>43363</text:p>
          </table:table-cell>
          <table:table-cell office:value-type="float" office:value="51824">
            <text:p>51824</text:p>
          </table:table-cell>
          <table:table-cell office:value-type="float" office:value="57000">
            <text:p>57000</text:p>
          </table:table-cell>
          <table:table-cell table:number-columns-repeated="2"/>
          <table:table-cell office:value-type="float" office:value="0.1795">
            <text:p>0.1795</text:p>
          </table:table-cell>
          <table:table-cell office:value-type="float" office:value="0.1745">
            <text:p>0.1745</text:p>
          </table:table-cell>
          <table:table-cell office:value-type="float" office:value="0.1696">
            <text:p>0.1696</text:p>
          </table:table-cell>
          <table:table-cell office:value-type="float" office:value="0.1647">
            <text:p>0.1647</text:p>
          </table:table-cell>
          <table:table-cell office:value-type="float" office:value="0.1599">
            <text:p>0.1599</text:p>
          </table:table-cell>
          <table:table-cell office:value-type="float" office:value="0.1372">
            <text:p>0.1372</text:p>
          </table:table-cell>
          <table:table-cell office:value-type="float" office:value="0.1329">
            <text:p>0.1329</text:p>
          </table:table-cell>
          <table:table-cell office:value-type="float" office:value="0.1097">
            <text:p>0.1097</text:p>
          </table:table-cell>
          <table:table-cell office:value-type="float" office:value="0.1252">
            <text:p>0.1252</text:p>
          </table:table-cell>
          <table:table-cell office:value-type="float" office:value="0.0543">
            <text:p>0.0543</text:p>
          </table:table-cell>
          <table:table-cell office:value-type="float" office:value="0.0754">
            <text:p>0.0754</text:p>
          </table:table-cell>
          <table:table-cell office:value-type="float" office:value="0.0611">
            <text:p>0.0611</text:p>
          </table:table-cell>
          <table:table-cell office:value-type="float" office:value="0.0485">
            <text:p>0.0485</text:p>
          </table:table-cell>
          <table:table-cell office:value-type="float" office:value="0.0462">
            <text:p>0.0462</text:p>
          </table:table-cell>
          <table:table-cell office:value-type="float" office:value="0.0339">
            <text:p>0.0339</text:p>
          </table:table-cell>
          <table:table-cell office:value-type="float" office:value="0.0284">
            <text:p>0.0284</text:p>
          </table:table-cell>
          <table:table-cell office:value-type="float" office:value="0.0346">
            <text:p>0.0346</text:p>
          </table:table-cell>
          <table:table-cell office:value-type="float" office:value="0.0454">
            <text:p>0.0454</text:p>
          </table:table-cell>
          <table:table-cell office:value-type="float" office:value="0.0412">
            <text:p>0.0412</text:p>
          </table:table-cell>
          <table:table-cell office:value-type="float" office:value="0.0632">
            <text:p>0.0632</text:p>
          </table:table-cell>
          <table:table-cell office:value-type="float" office:value="0.3463">
            <text:p>0.3463</text:p>
          </table:table-cell>
          <table:table-cell office:value-type="float" office:value="0.3535">
            <text:p>0.3535</text:p>
          </table:table-cell>
          <table:table-cell office:value-type="float" office:value="0.2733">
            <text:p>0.2733</text:p>
          </table:table-cell>
          <table:table-cell office:value-type="float" office:value="0.1951">
            <text:p>0.1951</text:p>
          </table:table-cell>
          <table:table-cell office:value-type="float" office:value="0.1634">
            <text:p>0.1634</text:p>
          </table:table-cell>
          <table:table-cell office:value-type="float" office:value="0.1199">
            <text:p>0.1199</text:p>
          </table:table-cell>
          <table:table-cell office:value-type="float" office:value="0.2007">
            <text:p>0.2007</text:p>
          </table:table-cell>
          <table:table-cell office:value-type="float" office:value="0.3494">
            <text:p>0.3494</text:p>
          </table:table-cell>
          <table:table-cell office:value-type="float" office:value="0.3905">
            <text:p>0.3905</text:p>
          </table:table-cell>
          <table:table-cell office:value-type="float" office:value="0.4382">
            <text:p>0.4382</text:p>
          </table:table-cell>
          <table:table-cell office:value-type="float" office:value="0.3751">
            <text:p>0.3751</text:p>
          </table:table-cell>
          <table:table-cell office:value-type="float" office:value="0.4157">
            <text:p>0.4157</text:p>
          </table:table-cell>
          <table:table-cell office:value-type="float" office:value="0.6632">
            <text:p>0.6632</text:p>
          </table:table-cell>
          <table:table-cell office:value-type="float" office:value="0.3174">
            <text:p>0.3174</text:p>
          </table:table-cell>
          <table:table-cell office:value-type="float" office:value="0.3376">
            <text:p>0.3376</text:p>
          </table:table-cell>
          <table:table-cell office:value-type="float" office:value="0.3308">
            <text:p>0.3308</text:p>
          </table:table-cell>
          <table:table-cell office:value-type="float" office:value="0.329">
            <text:p>0.329</text:p>
          </table:table-cell>
          <table:table-cell office:value-type="float" office:value="0.3059">
            <text:p>0.3059</text:p>
          </table:table-cell>
          <table:table-cell office:value-type="float" office:value="0.3232">
            <text:p>0.3232</text:p>
          </table:table-cell>
          <table:table-cell office:value-type="float" office:value="0.3059">
            <text:p>0.3059</text:p>
          </table:table-cell>
          <table:table-cell office:value-type="float" office:value="0.334">
            <text:p>0.334</text:p>
          </table:table-cell>
          <table:table-cell office:value-type="float" office:value="0.3137">
            <text:p>0.3137</text:p>
          </table:table-cell>
          <table:table-cell office:value-type="float" office:value="0.3223">
            <text:p>0.3223</text:p>
          </table:table-cell>
          <table:table-cell office:value-type="float" office:value="0.324">
            <text:p>0.324</text:p>
          </table:table-cell>
          <table:table-cell office:value-type="float" office:value="0.3672">
            <text:p>0.3672</text:p>
          </table:table-cell>
          <table:table-cell office:value-type="float" office:value="0.3705">
            <text:p>0.3705</text:p>
          </table:table-cell>
          <table:table-cell office:value-type="float" office:value="0.3083">
            <text:p>0.3083</text:p>
          </table:table-cell>
          <table:table-cell office:value-type="float" office:value="0.2431">
            <text:p>0.2431</text:p>
          </table:table-cell>
          <table:table-cell office:value-type="float" office:value="0.3079">
            <text:p>0.3079</text:p>
          </table:table-cell>
          <table:table-cell office:value-type="float" office:value="0.2869">
            <text:p>0.2869</text:p>
          </table:table-cell>
          <table:table-cell office:value-type="float" office:value="0.339">
            <text:p>0.339</text:p>
          </table:table-cell>
          <table:table-cell office:value-type="float" office:value="0.3685">
            <text:p>0.3685</text:p>
          </table:table-cell>
          <table:table-cell table:number-columns-repeated="2"/>
          <table:table-cell table:number-columns-repeated="5" office:value-type="float" office:value="69537.36">
            <text:p>69537.36</text:p>
          </table:table-cell>
          <table:table-cell table:number-columns-repeated="2" office:value-type="float" office:value="61598.06">
            <text:p>61598.06</text:p>
          </table:table-cell>
          <table:table-cell office:value-type="float" office:value="52472.42">
            <text:p>52472.42</text:p>
          </table:table-cell>
          <table:table-cell office:value-type="float" office:value="61598.06">
            <text:p>61598.06</text:p>
          </table:table-cell>
          <table:table-cell office:value-type="float" office:value="27376.92">
            <text:p>27376.92</text:p>
          </table:table-cell>
          <table:table-cell office:value-type="float" office:value="38783.96">
            <text:p>38783.96</text:p>
          </table:table-cell>
          <table:table-cell office:value-type="float" office:value="31939.73">
            <text:p>31939.73</text:p>
          </table:table-cell>
          <table:table-cell office:value-type="float" office:value="25711.49">
            <text:p>25711.49</text:p>
          </table:table-cell>
          <table:table-cell office:value-type="float" office:value="24890.18">
            <text:p>24890.18</text:p>
          </table:table-cell>
          <table:table-cell office:value-type="float" office:value="18639.12">
            <text:p>18639.12</text:p>
          </table:table-cell>
          <table:table-cell office:value-type="float" office:value="15992.68">
            <text:p>15992.68</text:p>
          </table:table-cell>
          <table:table-cell office:value-type="float" office:value="19985.15">
            <text:p>19985.15</text:p>
          </table:table-cell>
          <table:table-cell office:value-type="float" office:value="26943.45">
            <text:p>26943.45</text:p>
          </table:table-cell>
          <table:table-cell office:value-type="float" office:value="25118.32">
            <text:p>25118.32</text:p>
          </table:table-cell>
          <table:table-cell office:value-type="float" office:value="39653.48">
            <text:p>39653.48</text:p>
          </table:table-cell>
          <table:table-cell office:value-type="float" office:value="223243.67">
            <text:p>223243.67</text:p>
          </table:table-cell>
          <table:table-cell office:value-type="float" office:value="234034.74">
            <text:p>234034.74</text:p>
          </table:table-cell>
          <table:table-cell office:value-type="float" office:value="185803.16">
            <text:p>185803.16</text:p>
          </table:table-cell>
          <table:table-cell office:value-type="float" office:value="136217.81">
            <text:p>136217.81</text:p>
          </table:table-cell>
          <table:table-cell office:value-type="float" office:value="117132.73">
            <text:p>117132.73</text:p>
          </table:table-cell>
          <table:table-cell office:value-type="float" office:value="88255.25">
            <text:p>88255.25</text:p>
          </table:table-cell>
          <table:table-cell office:value-type="float" office:value="151845.46">
            <text:p>151845.46</text:p>
          </table:table-cell>
          <table:table-cell office:value-type="float" office:value="271338.37">
            <text:p>271338.37</text:p>
          </table:table-cell>
          <table:table-cell office:value-type="float" office:value="311148.96">
            <text:p>311148.96</text:p>
          </table:table-cell>
          <table:table-cell office:value-type="float" office:value="357803.79">
            <text:p>357803.79</text:p>
          </table:table-cell>
          <table:table-cell office:value-type="float" office:value="313592.65">
            <text:p>313592.65</text:p>
          </table:table-cell>
          <table:table-cell office:value-type="float" office:value="355433.7">
            <text:p>355433.70</text:p>
          </table:table-cell>
          <table:table-cell office:value-type="float" office:value="579453.05">
            <text:p>579453.05</text:p>
          </table:table-cell>
          <table:table-cell office:value-type="float" office:value="283292.95">
            <text:p>283292.95</text:p>
          </table:table-cell>
          <table:table-cell office:value-type="float" office:value="307704.04">
            <text:p>307704.04</text:p>
          </table:table-cell>
          <table:table-cell office:value-type="float" office:value="307909.36">
            <text:p>307909.36</text:p>
          </table:table-cell>
          <table:table-cell office:value-type="float" office:value="312659.03">
            <text:p>312659.03</text:p>
          </table:table-cell>
          <table:table-cell office:value-type="float" office:value="296583.25">
            <text:p>296583.25</text:p>
          </table:table-cell>
          <table:table-cell office:value-type="float" office:value="319397.34">
            <text:p>319397.34</text:p>
          </table:table-cell>
          <table:table-cell office:value-type="float" office:value="307990.3">
            <text:p>307990.30</text:p>
          </table:table-cell>
          <table:table-cell office:value-type="float" office:value="342211.44">
            <text:p>342211.44</text:p>
          </table:table-cell>
          <table:table-cell office:value-type="float" office:value="326776.62">
            <text:p>326776.62</text:p>
          </table:table-cell>
          <table:table-cell office:value-type="float" office:value="341081.06">
            <text:p>341081.06</text:p>
          </table:table-cell>
          <table:table-cell office:value-type="float" office:value="347927.87">
            <text:p>347927.87</text:p>
          </table:table-cell>
          <table:table-cell office:value-type="float" office:value="399715.86">
            <text:p>399715.86</text:p>
          </table:table-cell>
          <table:table-cell office:value-type="float" office:value="408157.08">
            <text:p>408157.08</text:p>
          </table:table-cell>
          <table:table-cell office:value-type="float" office:value="343342.23">
            <text:p>343342.23</text:p>
          </table:table-cell>
          <table:table-cell office:value-type="float" office:value="273528.52">
            <text:p>273528.52</text:p>
          </table:table-cell>
          <table:table-cell office:value-type="float" office:value="350049.58">
            <text:p>350049.58</text:p>
          </table:table-cell>
          <table:table-cell office:value-type="float" office:value="329742.45">
            <text:p>329742.45</text:p>
          </table:table-cell>
          <table:table-cell office:value-type="float" office:value="394080.78">
            <text:p>394080.78</text:p>
          </table:table-cell>
          <table:table-cell office:value-type="float" office:value="433467.82">
            <text:p>433467.82</text:p>
          </table:table-cell>
          <table:table-cell table:number-columns-repeated="3"/>
          <table:table-cell table:number-columns-repeated="5" office:value-type="string">
            <text:p>8348.49</text:p>
          </table:table-cell>
          <table:table-cell table:number-columns-repeated="2" office:value-type="string">
            <text:p>7395.32</text:p>
          </table:table-cell>
          <table:table-cell office:value-type="string">
            <text:p>6299.71</text:p>
          </table:table-cell>
          <table:table-cell office:value-type="string">
            <text:p>7395.32</text:p>
          </table:table-cell>
          <table:table-cell office:value-type="string">
            <text:p>3286.81</text:p>
          </table:table-cell>
          <table:table-cell office:value-type="string">
            <text:p>4656.31</text:p>
          </table:table-cell>
          <table:table-cell office:value-type="string">
            <text:p>3834.61</text:p>
          </table:table-cell>
          <table:table-cell office:value-type="string">
            <text:p>3086.86</text:p>
          </table:table-cell>
          <table:table-cell office:value-type="string">
            <text:p>2988.26</text:p>
          </table:table-cell>
          <table:table-cell office:value-type="string">
            <text:p>2237.77</text:p>
          </table:table-cell>
          <table:table-cell office:value-type="string">
            <text:p>1920.04</text:p>
          </table:table-cell>
          <table:table-cell office:value-type="string">
            <text:p>2399.37</text:p>
          </table:table-cell>
          <table:table-cell office:value-type="string">
            <text:p>3234.77</text:p>
          </table:table-cell>
          <table:table-cell office:value-type="string">
            <text:p>3015.65</text:p>
          </table:table-cell>
          <table:table-cell office:value-type="string">
            <text:p>4760.70</text:p>
          </table:table-cell>
          <table:table-cell office:value-type="string">
            <text:p>26802.10</text:p>
          </table:table-cell>
          <table:table-cell office:value-type="string">
            <text:p>28097.65</text:p>
          </table:table-cell>
          <table:table-cell office:value-type="string">
            <text:p>22307.08</text:p>
          </table:table-cell>
          <table:table-cell office:value-type="string">
            <text:p>16353.99</text:p>
          </table:table-cell>
          <table:table-cell office:value-type="string">
            <text:p>14062.68</text:p>
          </table:table-cell>
          <table:table-cell office:value-type="string">
            <text:p>10595.71</text:p>
          </table:table-cell>
          <table:table-cell office:value-type="string">
            <text:p>18230.20</text:p>
          </table:table-cell>
          <table:table-cell office:value-type="string">
            <text:p>32576.24</text:p>
          </table:table-cell>
          <table:table-cell office:value-type="string">
            <text:p>37355.80</text:p>
          </table:table-cell>
          <table:table-cell office:value-type="string">
            <text:p>42957.07</text:p>
          </table:table-cell>
          <table:table-cell office:value-type="string">
            <text:p>37649.19</text:p>
          </table:table-cell>
          <table:table-cell office:value-type="string">
            <text:p>42672.52</text:p>
          </table:table-cell>
          <table:table-cell office:value-type="string">
            <text:p>69567.75</text:p>
          </table:table-cell>
          <table:table-cell office:value-type="string">
            <text:p>34011.48</text:p>
          </table:table-cell>
          <table:table-cell office:value-type="string">
            <text:p>36942.21</text:p>
          </table:table-cell>
          <table:table-cell office:value-type="string">
            <text:p>36966.86</text:p>
          </table:table-cell>
          <table:table-cell office:value-type="string">
            <text:p>37537.10</text:p>
          </table:table-cell>
          <table:table-cell office:value-type="string">
            <text:p>35607.08</text:p>
          </table:table-cell>
          <table:table-cell office:value-type="string">
            <text:p>38346.08</text:p>
          </table:table-cell>
          <table:table-cell office:value-type="string">
            <text:p>36976.58</text:p>
          </table:table-cell>
          <table:table-cell office:value-type="string">
            <text:p>41085.09</text:p>
          </table:table-cell>
          <table:table-cell office:value-type="string">
            <text:p>39232.02</text:p>
          </table:table-cell>
          <table:table-cell office:value-type="string">
            <text:p>40949.38</text:p>
          </table:table-cell>
          <table:table-cell office:value-type="string">
            <text:p>41771.39</text:p>
          </table:table-cell>
          <table:table-cell office:value-type="string">
            <text:p>47988.93</text:p>
          </table:table-cell>
          <table:table-cell office:value-type="string">
            <text:p>49002.37</text:p>
          </table:table-cell>
          <table:table-cell office:value-type="string">
            <text:p>41220.85</text:p>
          </table:table-cell>
          <table:table-cell office:value-type="string">
            <text:p>32839.18</text:p>
          </table:table-cell>
          <table:table-cell office:value-type="string">
            <text:p>42026.12</text:p>
          </table:table-cell>
          <table:table-cell office:value-type="string">
            <text:p>39588.09</text:p>
          </table:table-cell>
          <table:table-cell office:value-type="string">
            <text:p>47312.40</text:p>
          </table:table-cell>
          <table:table-cell office:value-type="string">
            <text:p>52041.11</text:p>
          </table:table-cell>
          <table:table-cell table:number-columns-repeated="3"/>
          <table:table-cell office:value-type="float" office:value="1.36">
            <text:p>1.36</text:p>
          </table:table-cell>
          <table:table-cell office:value-type="float" office:value="1.33">
            <text:p>1.33</text:p>
          </table:table-cell>
          <table:table-cell office:value-type="float" office:value="1.29">
            <text:p>1.29</text:p>
          </table:table-cell>
          <table:table-cell office:value-type="float" office:value="1.25">
            <text:p>1.25</text:p>
          </table:table-cell>
          <table:table-cell office:value-type="float" office:value="1.22">
            <text:p>1.22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41">
            <text:p>0.41</text:p>
          </table:table-cell>
          <table:table-cell office:value-type="float" office:value="0.57">
            <text:p>0.57</text:p>
          </table:table-cell>
          <table:table-cell office:value-type="float" office:value="0.46">
            <text:p>0.46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0.26">
            <text:p>0.26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48">
            <text:p>0.48</text:p>
          </table:table-cell>
          <table:table-cell office:value-type="float" office:value="2.63">
            <text:p>2.63</text:p>
          </table:table-cell>
          <table:table-cell office:value-type="float" office:value="2.69">
            <text:p>2.69</text:p>
          </table:table-cell>
          <table:table-cell office:value-type="float" office:value="2.08">
            <text:p>2.08</text:p>
          </table:table-cell>
          <table:table-cell office:value-type="float" office:value="1.48">
            <text:p>1.48</text:p>
          </table:table-cell>
          <table:table-cell office:value-type="float" office:value="1.24">
            <text:p>1.24</text:p>
          </table:table-cell>
          <table:table-cell office:value-type="float" office:value="0.91">
            <text:p>0.91</text:p>
          </table:table-cell>
          <table:table-cell office:value-type="float" office:value="1.53">
            <text:p>1.53</text:p>
          </table:table-cell>
          <table:table-cell office:value-type="float" office:value="2.66">
            <text:p>2.66</text:p>
          </table:table-cell>
          <table:table-cell office:value-type="float" office:value="2.97">
            <text:p>2.97</text:p>
          </table:table-cell>
          <table:table-cell office:value-type="float" office:value="3.33">
            <text:p>3.33</text:p>
          </table:table-cell>
          <table:table-cell office:value-type="float" office:value="2.85">
            <text:p>2.85</text:p>
          </table:table-cell>
          <table:table-cell office:value-type="float" office:value="3.16">
            <text:p>3.16</text:p>
          </table:table-cell>
          <table:table-cell office:value-type="float" office:value="5.04">
            <text:p>5.04</text:p>
          </table:table-cell>
          <table:table-cell office:value-type="float" office:value="2.41">
            <text:p>2.41</text:p>
          </table:table-cell>
          <table:table-cell office:value-type="float" office:value="2.57">
            <text:p>2.57</text:p>
          </table:table-cell>
          <table:table-cell office:value-type="float" office:value="2.52">
            <text:p>2.52</text:p>
          </table:table-cell>
          <table:table-cell office:value-type="float" office:value="2.5">
            <text:p>2.50</text:p>
          </table:table-cell>
          <table:table-cell office:value-type="float" office:value="2.33">
            <text:p>2.33</text:p>
          </table:table-cell>
          <table:table-cell office:value-type="float" office:value="2.46">
            <text:p>2.46</text:p>
          </table:table-cell>
          <table:table-cell office:value-type="float" office:value="2.33">
            <text:p>2.33</text:p>
          </table:table-cell>
          <table:table-cell office:value-type="float" office:value="2.54">
            <text:p>2.54</text:p>
          </table:table-cell>
          <table:table-cell office:value-type="float" office:value="2.39">
            <text:p>2.39</text:p>
          </table:table-cell>
          <table:table-cell office:value-type="float" office:value="2.45">
            <text:p>2.45</text:p>
          </table:table-cell>
          <table:table-cell office:value-type="float" office:value="2.46">
            <text:p>2.46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34">
            <text:p>2.34</text:p>
          </table:table-cell>
          <table:table-cell office:value-type="float" office:value="1.85">
            <text:p>1.85</text:p>
          </table:table-cell>
          <table:table-cell office:value-type="float" office:value="2.34">
            <text:p>2.34</text:p>
          </table:table-cell>
          <table:table-cell office:value-type="float" office:value="2.18">
            <text:p>2.18</text:p>
          </table:table-cell>
          <table:table-cell office:value-type="float" office:value="2.58">
            <text:p>2.58</text:p>
          </table:table-cell>
          <table:table-cell office:value-type="float" office:value="2.8">
            <text:p>2.80</text:p>
          </table:table-cell>
          <table:table-cell table:number-columns-repeated="3"/>
          <table:table-cell table:number-columns-repeated="2" office:value-type="float" office:value="0.16">
            <text:p>0.16</text:p>
          </table:table-cell>
          <table:table-cell table:number-columns-repeated="3"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0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4">
            <text:p>0.04</text:p>
          </table:table-cell>
          <table:table-cell table:number-columns-repeated="3"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36">
            <text:p>0.36</text:p>
          </table:table-cell>
          <table:table-cell office:value-type="float" office:value="0.4">
            <text:p>0.40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61">
            <text:p>0.61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">
            <text:p>0.30</text:p>
          </table:table-cell>
          <table:table-cell office:value-type="float" office:value="0.28">
            <text:p>0.28</text:p>
          </table:table-cell>
          <table:table-cell office:value-type="float" office:value="0.3">
            <text:p>0.30</text:p>
          </table:table-cell>
          <table:table-cell office:value-type="float" office:value="0.28">
            <text:p>0.28</text:p>
          </table:table-cell>
          <table:table-cell office:value-type="float" office:value="0.3">
            <text:p>0.30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3">
            <text:p>0.3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office:value-type="float" office:value="0.31">
            <text:p>0.3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string">
            <text:p>13.1667</text:p>
          </table:table-cell>
          <table:table-cell office:value-type="string">
            <text:p>-59.5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elgium-Luxembourg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49.6568287</text:p>
          </table:table-cell>
          <table:table-cell office:value-type="string">
            <text:p>6.033395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string">
            <text:p>50.8333</text:p>
          </table:table-cell>
          <table:table-cell office:value-type="float" office:value="4">
            <text:p>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string">
            <text:p>17.25</text:p>
          </table:table-cell>
          <table:table-cell office:value-type="string">
            <text:p>-88.7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office:value-type="string">
            <text:p>9.3076900</text:p>
          </table:table-cell>
          <table:table-cell office:value-type="string">
            <text:p>2.3158340</text:p>
          </table:table-cell>
          <table:table-cell office:value-type="float" office:value="3300">
            <text:p>3300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6800">
            <text:p>6800</text:p>
          </table:table-cell>
          <table:table-cell office:value-type="float" office:value="7400">
            <text:p>7400</text:p>
          </table:table-cell>
          <table:table-cell office:value-type="float" office:value="8700">
            <text:p>8700</text:p>
          </table:table-cell>
          <table:table-cell office:value-type="float" office:value="12000">
            <text:p>12000</text:p>
          </table:table-cell>
          <table:table-cell office:value-type="float" office:value="22800">
            <text:p>22800</text:p>
          </table:table-cell>
          <table:table-cell office:value-type="float" office:value="23600">
            <text:p>23600</text:p>
          </table:table-cell>
          <table:table-cell office:value-type="float" office:value="35500">
            <text:p>35500</text:p>
          </table:table-cell>
          <table:table-cell office:value-type="float" office:value="46500">
            <text:p>46500</text:p>
          </table:table-cell>
          <table:table-cell office:value-type="float" office:value="49500">
            <text:p>49500</text:p>
          </table:table-cell>
          <table:table-cell office:value-type="float" office:value="44500">
            <text:p>44500</text:p>
          </table:table-cell>
          <table:table-cell office:value-type="float" office:value="30600">
            <text:p>30600</text:p>
          </table:table-cell>
          <table:table-cell office:value-type="float" office:value="22600">
            <text:p>22600</text:p>
          </table:table-cell>
          <table:table-cell office:value-type="float" office:value="21700">
            <text:p>21700</text:p>
          </table:table-cell>
          <table:table-cell office:value-type="float" office:value="16000">
            <text:p>16000</text:p>
          </table:table-cell>
          <table:table-cell office:value-type="float" office:value="18620">
            <text:p>18620</text:p>
          </table:table-cell>
          <table:table-cell office:value-type="float" office:value="25700">
            <text:p>25700</text:p>
          </table:table-cell>
          <table:table-cell office:value-type="float" office:value="16500">
            <text:p>16500</text:p>
          </table:table-cell>
          <table:table-cell office:value-type="float" office:value="14000">
            <text:p>14000</text:p>
          </table:table-cell>
          <table:table-cell office:value-type="float" office:value="30000">
            <text:p>30000</text:p>
          </table:table-cell>
          <table:table-cell office:value-type="float" office:value="43000">
            <text:p>43000</text:p>
          </table:table-cell>
          <table:table-cell office:value-type="float" office:value="83000">
            <text:p>83000</text:p>
          </table:table-cell>
          <table:table-cell office:value-type="float" office:value="84000">
            <text:p>84000</text:p>
          </table:table-cell>
          <table:table-cell office:value-type="float" office:value="130000">
            <text:p>130000</text:p>
          </table:table-cell>
          <table:table-cell office:value-type="float" office:value="69000">
            <text:p>69000</text:p>
          </table:table-cell>
          <table:table-cell office:value-type="float" office:value="109040">
            <text:p>109040</text:p>
          </table:table-cell>
          <table:table-cell office:value-type="float" office:value="105641">
            <text:p>105641</text:p>
          </table:table-cell>
          <table:table-cell office:value-type="float" office:value="141310">
            <text:p>141310</text:p>
          </table:table-cell>
          <table:table-cell office:value-type="float" office:value="169499">
            <text:p>169499</text:p>
          </table:table-cell>
          <table:table-cell office:value-type="float" office:value="149670">
            <text:p>149670</text:p>
          </table:table-cell>
          <table:table-cell office:value-type="float" office:value="255591">
            <text:p>255591</text:p>
          </table:table-cell>
          <table:table-cell office:value-type="float" office:value="235209">
            <text:p>235209</text:p>
          </table:table-cell>
          <table:table-cell office:value-type="float" office:value="315000">
            <text:p>315000</text:p>
          </table:table-cell>
          <table:table-cell office:value-type="float" office:value="418241">
            <text:p>418241</text:p>
          </table:table-cell>
          <table:table-cell office:value-type="float" office:value="367000">
            <text:p>367000</text:p>
          </table:table-cell>
          <table:table-cell office:value-type="float" office:value="344636">
            <text:p>344636</text:p>
          </table:table-cell>
          <table:table-cell office:value-type="float" office:value="332640">
            <text:p>332640</text:p>
          </table:table-cell>
          <table:table-cell office:value-type="float" office:value="332000">
            <text:p>332000</text:p>
          </table:table-cell>
          <table:table-cell office:value-type="float" office:value="357100">
            <text:p>357100</text:p>
          </table:table-cell>
          <table:table-cell office:value-type="float" office:value="441000">
            <text:p>441000</text:p>
          </table:table-cell>
          <table:table-cell office:value-type="float" office:value="378000">
            <text:p>378000</text:p>
          </table:table-cell>
          <table:table-cell office:value-type="float" office:value="385000">
            <text:p>385000</text:p>
          </table:table-cell>
          <table:table-cell office:value-type="float" office:value="312000">
            <text:p>312000</text:p>
          </table:table-cell>
          <table:table-cell office:value-type="float" office:value="199500">
            <text:p>199500</text:p>
          </table:table-cell>
          <table:table-cell office:value-type="float" office:value="224000">
            <text:p>224000</text:p>
          </table:table-cell>
          <table:table-cell office:value-type="float" office:value="210000">
            <text:p>210000</text:p>
          </table:table-cell>
          <table:table-cell office:value-type="float" office:value="143500">
            <text:p>143500</text:p>
          </table:table-cell>
          <table:table-cell office:value-type="float" office:value="124000">
            <text:p>124000</text:p>
          </table:table-cell>
          <table:table-cell office:value-type="float" office:value="239000">
            <text:p>239000</text:p>
          </table:table-cell>
          <table:table-cell office:value-type="float" office:value="295000">
            <text:p>295000</text:p>
          </table:table-cell>
          <table:table-cell table:number-columns-repeated="2"/>
          <table:table-cell office:value-type="float" office:value="1.3382">
            <text:p>1.3382</text:p>
          </table:table-cell>
          <table:table-cell office:value-type="float" office:value="1.7579">
            <text:p>1.7579</text:p>
          </table:table-cell>
          <table:table-cell office:value-type="float" office:value="1.5336">
            <text:p>1.5336</text:p>
          </table:table-cell>
          <table:table-cell office:value-type="float" office:value="2.6295">
            <text:p>2.6295</text:p>
          </table:table-cell>
          <table:table-cell office:value-type="float" office:value="2.8116">
            <text:p>2.8116</text:p>
          </table:table-cell>
          <table:table-cell office:value-type="float" office:value="3.2451">
            <text:p>3.2451</text:p>
          </table:table-cell>
          <table:table-cell office:value-type="float" office:value="4.3908">
            <text:p>4.3908</text:p>
          </table:table-cell>
          <table:table-cell office:value-type="float" office:value="8.175">
            <text:p>8.175</text:p>
          </table:table-cell>
          <table:table-cell office:value-type="float" office:value="8.2894">
            <text:p>8.2894</text:p>
          </table:table-cell>
          <table:table-cell office:value-type="float" office:value="12.2077">
            <text:p>12.2077</text:p>
          </table:table-cell>
          <table:table-cell office:value-type="float" office:value="15.646">
            <text:p>15.646</text:p>
          </table:table-cell>
          <table:table-cell office:value-type="float" office:value="16.2883">
            <text:p>16.2883</text:p>
          </table:table-cell>
          <table:table-cell office:value-type="float" office:value="14.3087">
            <text:p>14.3087</text:p>
          </table:table-cell>
          <table:table-cell office:value-type="float" office:value="9.6075">
            <text:p>9.6075</text:p>
          </table:table-cell>
          <table:table-cell office:value-type="float" office:value="6.9261">
            <text:p>6.9261</text:p>
          </table:table-cell>
          <table:table-cell office:value-type="float" office:value="6.4854">
            <text:p>6.4854</text:p>
          </table:table-cell>
          <table:table-cell office:value-type="float" office:value="4.662">
            <text:p>4.662</text:p>
          </table:table-cell>
          <table:table-cell office:value-type="float" office:value="5.2853">
            <text:p>5.2853</text:p>
          </table:table-cell>
          <table:table-cell office:value-type="float" office:value="7.1014">
            <text:p>7.1014</text:p>
          </table:table-cell>
          <table:table-cell office:value-type="float" office:value="4.4379">
            <text:p>4.4379</text:p>
          </table:table-cell>
          <table:table-cell office:value-type="float" office:value="3.663">
            <text:p>3.663</text:p>
          </table:table-cell>
          <table:table-cell office:value-type="float" office:value="7.6316">
            <text:p>7.6316</text:p>
          </table:table-cell>
          <table:table-cell office:value-type="float" office:value="10.6304">
            <text:p>10.6304</text:p>
          </table:table-cell>
          <table:table-cell office:value-type="float" office:value="19.9328">
            <text:p>19.9328</text:p>
          </table:table-cell>
          <table:table-cell office:value-type="float" office:value="19.5941">
            <text:p>19.5941</text:p>
          </table:table-cell>
          <table:table-cell office:value-type="float" office:value="29.4517">
            <text:p>29.4517</text:p>
          </table:table-cell>
          <table:table-cell office:value-type="float" office:value="15.1782">
            <text:p>15.1782</text:p>
          </table:table-cell>
          <table:table-cell office:value-type="float" office:value="23.2743">
            <text:p>23.2743</text:p>
          </table:table-cell>
          <table:table-cell office:value-type="float" office:value="21.8447">
            <text:p>21.8447</text:p>
          </table:table-cell>
          <table:table-cell office:value-type="float" office:value="28.2563">
            <text:p>28.2563</text:p>
          </table:table-cell>
          <table:table-cell office:value-type="float" office:value="32.7029">
            <text:p>32.7029</text:p>
          </table:table-cell>
          <table:table-cell office:value-type="float" office:value="27.83">
            <text:p>27.83</text:p>
          </table:table-cell>
          <table:table-cell office:value-type="float" office:value="45.7884">
            <text:p>45.7884</text:p>
          </table:table-cell>
          <table:table-cell office:value-type="float" office:value="40.6444">
            <text:p>40.6444</text:p>
          </table:table-cell>
          <table:table-cell office:value-type="float" office:value="52.6228">
            <text:p>52.6228</text:p>
          </table:table-cell>
          <table:table-cell office:value-type="float" office:value="67.7204">
            <text:p>67.7204</text:p>
          </table:table-cell>
          <table:table-cell office:value-type="float" office:value="57.6953">
            <text:p>57.6953</text:p>
          </table:table-cell>
          <table:table-cell office:value-type="float" office:value="52.6483">
            <text:p>52.6483</text:p>
          </table:table-cell>
          <table:table-cell office:value-type="float" office:value="49.3531">
            <text:p>49.3531</text:p>
          </table:table-cell>
          <table:table-cell office:value-type="float" office:value="47.7767">
            <text:p>47.7767</text:p>
          </table:table-cell>
          <table:table-cell office:value-type="float" office:value="49.77">
            <text:p>49.77</text:p>
          </table:table-cell>
          <table:table-cell office:value-type="float" office:value="59.474">
            <text:p>59.474</text:p>
          </table:table-cell>
          <table:table-cell office:value-type="float" office:value="49.3086">
            <text:p>49.3086</text:p>
          </table:table-cell>
          <table:table-cell office:value-type="float" office:value="48.5927">
            <text:p>48.5927</text:p>
          </table:table-cell>
          <table:table-cell office:value-type="float" office:value="38.1325">
            <text:p>38.1325</text:p>
          </table:table-cell>
          <table:table-cell office:value-type="float" office:value="23.6262">
            <text:p>23.6262</text:p>
          </table:table-cell>
          <table:table-cell office:value-type="float" office:value="25.7264">
            <text:p>25.7264</text:p>
          </table:table-cell>
          <table:table-cell office:value-type="float" office:value="23.4035">
            <text:p>23.4035</text:p>
          </table:table-cell>
          <table:table-cell office:value-type="float" office:value="15.5286">
            <text:p>15.5286</text:p>
          </table:table-cell>
          <table:table-cell office:value-type="float" office:value="13.0389">
            <text:p>13.0389</text:p>
          </table:table-cell>
          <table:table-cell office:value-type="float" office:value="24.4376">
            <text:p>24.4376</text:p>
          </table:table-cell>
          <table:table-cell office:value-type="float" office:value="29.3503">
            <text:p>29.3503</text:p>
          </table:table-cell>
          <table:table-cell table:number-columns-repeated="2"/>
          <table:table-cell office:value-type="float" office:value="18036.89">
            <text:p>18036.89</text:p>
          </table:table-cell>
          <table:table-cell office:value-type="float" office:value="20683.48">
            <text:p>20683.48</text:p>
          </table:table-cell>
          <table:table-cell office:value-type="float" office:value="18061.88">
            <text:p>18061.88</text:p>
          </table:table-cell>
          <table:table-cell office:value-type="float" office:value="31798.49">
            <text:p>31798.49</text:p>
          </table:table-cell>
          <table:table-cell office:value-type="float" office:value="34577.24">
            <text:p>34577.24</text:p>
          </table:table-cell>
          <table:table-cell office:value-type="float" office:value="40291.89">
            <text:p>40291.89</text:p>
          </table:table-cell>
          <table:table-cell office:value-type="float" office:value="55575.02">
            <text:p>55575.02</text:p>
          </table:table-cell>
          <table:table-cell office:value-type="float" office:value="107428.38">
            <text:p>107428.38</text:p>
          </table:table-cell>
          <table:table-cell office:value-type="float" office:value="110521.44">
            <text:p>110521.44</text:p>
          </table:table-cell>
          <table:table-cell office:value-type="float" office:value="170528.92">
            <text:p>170528.92</text:p>
          </table:table-cell>
          <table:table-cell office:value-type="float" office:value="233711.63">
            <text:p>233711.63</text:p>
          </table:table-cell>
          <table:table-cell office:value-type="float" office:value="252195">
            <text:p>252195.00</text:p>
          </table:table-cell>
          <table:table-cell office:value-type="float" office:value="221389.39">
            <text:p>221389.39</text:p>
          </table:table-cell>
          <table:table-cell office:value-type="float" office:value="150895.52">
            <text:p>150895.52</text:p>
          </table:table-cell>
          <table:table-cell office:value-type="float" office:value="114457.45">
            <text:p>114457.45</text:p>
          </table:table-cell>
          <table:table-cell office:value-type="float" office:value="102945.96">
            <text:p>102945.96</text:p>
          </table:table-cell>
          <table:table-cell office:value-type="float" office:value="75629.9">
            <text:p>75629.90</text:p>
          </table:table-cell>
          <table:table-cell office:value-type="float" office:value="88192.14">
            <text:p>88192.14</text:p>
          </table:table-cell>
          <table:table-cell office:value-type="float" office:value="122082.91">
            <text:p>122082.91</text:p>
          </table:table-cell>
          <table:table-cell office:value-type="float" office:value="81923.18">
            <text:p>81923.18</text:p>
          </table:table-cell>
          <table:table-cell office:value-type="float" office:value="67897.26">
            <text:p>67897.26</text:p>
          </table:table-cell>
          <table:table-cell office:value-type="float" office:value="157295.98">
            <text:p>157295.98</text:p>
          </table:table-cell>
          <table:table-cell office:value-type="float" office:value="223621.73">
            <text:p>223621.73</text:p>
          </table:table-cell>
          <table:table-cell office:value-type="float" office:value="433349.7">
            <text:p>433349.70</text:p>
          </table:table-cell>
          <table:table-cell office:value-type="float" office:value="444100.43">
            <text:p>444100.43</text:p>
          </table:table-cell>
          <table:table-cell office:value-type="float" office:value="644899.06">
            <text:p>644899.06</text:p>
          </table:table-cell>
          <table:table-cell office:value-type="float" office:value="356273.22">
            <text:p>356273.22</text:p>
          </table:table-cell>
          <table:table-cell office:value-type="float" office:value="575610.44">
            <text:p>575610.44</text:p>
          </table:table-cell>
          <table:table-cell office:value-type="float" office:value="557427.14">
            <text:p>557427.14</text:p>
          </table:table-cell>
          <table:table-cell office:value-type="float" office:value="765571.86">
            <text:p>765571.86</text:p>
          </table:table-cell>
          <table:table-cell office:value-type="float" office:value="952966.01">
            <text:p>952966.01</text:p>
          </table:table-cell>
          <table:table-cell office:value-type="float" office:value="865545.06">
            <text:p>865545.06</text:p>
          </table:table-cell>
          <table:table-cell office:value-type="float" office:value="1462699.25">
            <text:p>1462699.25</text:p>
          </table:table-cell>
          <table:table-cell office:value-type="float" office:value="1317011.64">
            <text:p>1317011.64</text:p>
          </table:table-cell>
          <table:table-cell office:value-type="float" office:value="1688324.63">
            <text:p>1688324.63</text:p>
          </table:table-cell>
          <table:table-cell office:value-type="float" office:value="2181020.99">
            <text:p>2181020.99</text:p>
          </table:table-cell>
          <table:table-cell office:value-type="float" office:value="1999523.68">
            <text:p>1999523.68</text:p>
          </table:table-cell>
          <table:table-cell office:value-type="float" office:value="1919115.63">
            <text:p>1919115.63</text:p>
          </table:table-cell>
          <table:table-cell office:value-type="float" office:value="1648487.15">
            <text:p>1648487.15</text:p>
          </table:table-cell>
          <table:table-cell office:value-type="float" office:value="1916983.03">
            <text:p>1916983.03</text:p>
          </table:table-cell>
          <table:table-cell office:value-type="float" office:value="1855456.72">
            <text:p>1855456.72</text:p>
          </table:table-cell>
          <table:table-cell office:value-type="float" office:value="2290220.78">
            <text:p>2290220.78</text:p>
          </table:table-cell>
          <table:table-cell office:value-type="float" office:value="1952555.86">
            <text:p>1952555.86</text:p>
          </table:table-cell>
          <table:table-cell office:value-type="float" office:value="1981914.88">
            <text:p>1981914.88</text:p>
          </table:table-cell>
          <table:table-cell office:value-type="float" office:value="1610176.39">
            <text:p>1610176.39</text:p>
          </table:table-cell>
          <table:table-cell office:value-type="float" office:value="1006547.65">
            <text:p>1006547.65</text:p>
          </table:table-cell>
          <table:table-cell office:value-type="float" office:value="1049639.36">
            <text:p>1049639.36</text:p>
          </table:table-cell>
          <table:table-cell office:value-type="float" office:value="1018458.95">
            <text:p>1018458.95</text:p>
          </table:table-cell>
          <table:table-cell office:value-type="float" office:value="739548.2">
            <text:p>739548.20</text:p>
          </table:table-cell>
          <table:table-cell office:value-type="float" office:value="635469.97">
            <text:p>635469.97</text:p>
          </table:table-cell>
          <table:table-cell office:value-type="float" office:value="1229258.68">
            <text:p>1229258.68</text:p>
          </table:table-cell>
          <table:table-cell office:value-type="float" office:value="1519206.16">
            <text:p>1519206.16</text:p>
          </table:table-cell>
          <table:table-cell table:number-columns-repeated="58"/>
          <table:table-cell office:value-type="float" office:value="7.31">
            <text:p>7.31</text:p>
          </table:table-cell>
          <table:table-cell office:value-type="float" office:value="8.26">
            <text:p>8.26</text:p>
          </table:table-cell>
          <table:table-cell office:value-type="float" office:value="7.1">
            <text:p>7.10</text:p>
          </table:table-cell>
          <table:table-cell office:value-type="float" office:value="12.3">
            <text:p>12.30</text:p>
          </table:table-cell>
          <table:table-cell office:value-type="float" office:value="13.14">
            <text:p>13.14</text:p>
          </table:table-cell>
          <table:table-cell office:value-type="float" office:value="15.03">
            <text:p>15.03</text:p>
          </table:table-cell>
          <table:table-cell office:value-type="float" office:value="20.33">
            <text:p>20.33</text:p>
          </table:table-cell>
          <table:table-cell office:value-type="float" office:value="38.52">
            <text:p>38.52</text:p>
          </table:table-cell>
          <table:table-cell office:value-type="float" office:value="38.82">
            <text:p>38.82</text:p>
          </table:table-cell>
          <table:table-cell office:value-type="float" office:value="58.64">
            <text:p>58.64</text:p>
          </table:table-cell>
          <table:table-cell office:value-type="float" office:value="78.64">
            <text:p>78.64</text:p>
          </table:table-cell>
          <table:table-cell office:value-type="float" office:value="82.99">
            <text:p>82.99</text:p>
          </table:table-cell>
          <table:table-cell office:value-type="float" office:value="71.19">
            <text:p>71.19</text:p>
          </table:table-cell>
          <table:table-cell office:value-type="float" office:value="47.38">
            <text:p>47.38</text:p>
          </table:table-cell>
          <table:table-cell office:value-type="float" office:value="35.08">
            <text:p>35.08</text:p>
          </table:table-cell>
          <table:table-cell office:value-type="float" office:value="30.77">
            <text:p>30.77</text:p>
          </table:table-cell>
          <table:table-cell office:value-type="float" office:value="22.04">
            <text:p>22.04</text:p>
          </table:table-cell>
          <table:table-cell office:value-type="float" office:value="25.03">
            <text:p>25.03</text:p>
          </table:table-cell>
          <table:table-cell office:value-type="float" office:value="33.73">
            <text:p>33.73</text:p>
          </table:table-cell>
          <table:table-cell office:value-type="float" office:value="22.03">
            <text:p>22.03</text:p>
          </table:table-cell>
          <table:table-cell office:value-type="float" office:value="17.76">
            <text:p>17.76</text:p>
          </table:table-cell>
          <table:table-cell office:value-type="float" office:value="40.01">
            <text:p>40.01</text:p>
          </table:table-cell>
          <table:table-cell office:value-type="float" office:value="55.28">
            <text:p>55.28</text:p>
          </table:table-cell>
          <table:table-cell office:value-type="float" office:value="104.07">
            <text:p>104.07</text:p>
          </table:table-cell>
          <table:table-cell office:value-type="float" office:value="103.59">
            <text:p>103.59</text:p>
          </table:table-cell>
          <table:table-cell office:value-type="float" office:value="146.1">
            <text:p>146.10</text:p>
          </table:table-cell>
          <table:table-cell office:value-type="float" office:value="78.37">
            <text:p>78.37</text:p>
          </table:table-cell>
          <table:table-cell office:value-type="float" office:value="122.86">
            <text:p>122.86</text:p>
          </table:table-cell>
          <table:table-cell office:value-type="float" office:value="115.27">
            <text:p>115.27</text:p>
          </table:table-cell>
          <table:table-cell office:value-type="float" office:value="153.08">
            <text:p>153.08</text:p>
          </table:table-cell>
          <table:table-cell office:value-type="float" office:value="183.86">
            <text:p>183.86</text:p>
          </table:table-cell>
          <table:table-cell office:value-type="float" office:value="160.94">
            <text:p>160.94</text:p>
          </table:table-cell>
          <table:table-cell office:value-type="float" office:value="262.04">
            <text:p>262.04</text:p>
          </table:table-cell>
          <table:table-cell office:value-type="float" office:value="227.58">
            <text:p>227.58</text:p>
          </table:table-cell>
          <table:table-cell office:value-type="float" office:value="282.05">
            <text:p>282.05</text:p>
          </table:table-cell>
          <table:table-cell office:value-type="float" office:value="353.14">
            <text:p>353.14</text:p>
          </table:table-cell>
          <table:table-cell office:value-type="float" office:value="314.34">
            <text:p>314.34</text:p>
          </table:table-cell>
          <table:table-cell office:value-type="float" office:value="293.17">
            <text:p>293.17</text:p>
          </table:table-cell>
          <table:table-cell office:value-type="float" office:value="244.58">
            <text:p>244.58</text:p>
          </table:table-cell>
          <table:table-cell office:value-type="float" office:value="275.86">
            <text:p>275.86</text:p>
          </table:table-cell>
          <table:table-cell office:value-type="float" office:value="258.6">
            <text:p>258.60</text:p>
          </table:table-cell>
          <table:table-cell office:value-type="float" office:value="308.86">
            <text:p>308.86</text:p>
          </table:table-cell>
          <table:table-cell office:value-type="float" office:value="254.7">
            <text:p>254.70</text:p>
          </table:table-cell>
          <table:table-cell office:value-type="float" office:value="250.15">
            <text:p>250.15</text:p>
          </table:table-cell>
          <table:table-cell office:value-type="float" office:value="196.79">
            <text:p>196.79</text:p>
          </table:table-cell>
          <table:table-cell office:value-type="float" office:value="119.2">
            <text:p>119.20</text:p>
          </table:table-cell>
          <table:table-cell office:value-type="float" office:value="120.55">
            <text:p>120.55</text:p>
          </table:table-cell>
          <table:table-cell office:value-type="float" office:value="113.5">
            <text:p>113.50</text:p>
          </table:table-cell>
          <table:table-cell office:value-type="float" office:value="80.03">
            <text:p>80.03</text:p>
          </table:table-cell>
          <table:table-cell office:value-type="float" office:value="66.82">
            <text:p>66.82</text:p>
          </table:table-cell>
          <table:table-cell office:value-type="float" office:value="125.69">
            <text:p>125.69</text:p>
          </table:table-cell>
          <table:table-cell office:value-type="float" office:value="151.15">
            <text:p>151.15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32.3333</text:p>
          </table:table-cell>
          <table:table-cell office:value-type="string">
            <text:p>-64.7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>27.5141620</text:p>
          </table:table-cell>
          <table:table-cell office:value-type="string">
            <text:p>90.433601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olivia (Plurinational State of)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-17">
            <text:p>-17</text:p>
          </table:table-cell>
          <table:table-cell office:value-type="float" office:value="-65">
            <text:p>-65</text:p>
          </table:table-cell>
          <table:table-cell table:number-columns-repeated="2" office:value-type="float" office:value="3000">
            <text:p>30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9000">
            <text:p>9000</text:p>
          </table:table-cell>
          <table:table-cell office:value-type="float" office:value="8000">
            <text:p>8000</text:p>
          </table:table-cell>
          <table:table-cell office:value-type="float" office:value="10990">
            <text:p>10990</text:p>
          </table:table-cell>
          <table:table-cell office:value-type="float" office:value="12636">
            <text:p>12636</text:p>
          </table:table-cell>
          <table:table-cell office:value-type="float" office:value="15900">
            <text:p>15900</text:p>
          </table:table-cell>
          <table:table-cell office:value-type="float" office:value="27700">
            <text:p>27700</text:p>
          </table:table-cell>
          <table:table-cell office:value-type="float" office:value="46200">
            <text:p>46200</text:p>
          </table:table-cell>
          <table:table-cell office:value-type="float" office:value="110450">
            <text:p>110450</text:p>
          </table:table-cell>
          <table:table-cell office:value-type="float" office:value="82200">
            <text:p>82200</text:p>
          </table:table-cell>
          <table:table-cell office:value-type="float" office:value="62910">
            <text:p>62910</text:p>
          </table:table-cell>
          <table:table-cell office:value-type="float" office:value="33615">
            <text:p>33615</text:p>
          </table:table-cell>
          <table:table-cell office:value-type="float" office:value="41815">
            <text:p>41815</text:p>
          </table:table-cell>
          <table:table-cell office:value-type="float" office:value="48715">
            <text:p>48715</text:p>
          </table:table-cell>
          <table:table-cell office:value-type="float" office:value="40440">
            <text:p>40440</text:p>
          </table:table-cell>
          <table:table-cell office:value-type="float" office:value="18800">
            <text:p>18800</text:p>
          </table:table-cell>
          <table:table-cell office:value-type="float" office:value="18015">
            <text:p>18015</text:p>
          </table:table-cell>
          <table:table-cell office:value-type="float" office:value="11426">
            <text:p>11426</text:p>
          </table:table-cell>
          <table:table-cell office:value-type="float" office:value="9221">
            <text:p>9221</text:p>
          </table:table-cell>
          <table:table-cell office:value-type="float" office:value="6874">
            <text:p>6874</text:p>
          </table:table-cell>
          <table:table-cell office:value-type="float" office:value="13498">
            <text:p>13498</text:p>
          </table:table-cell>
          <table:table-cell office:value-type="float" office:value="11058">
            <text:p>11058</text:p>
          </table:table-cell>
          <table:table-cell office:value-type="float" office:value="6088">
            <text:p>6088</text:p>
          </table:table-cell>
          <table:table-cell office:value-type="float" office:value="10146">
            <text:p>10146</text:p>
          </table:table-cell>
          <table:table-cell office:value-type="float" office:value="3590">
            <text:p>3590</text:p>
          </table:table-cell>
          <table:table-cell office:value-type="float" office:value="5689">
            <text:p>5689</text:p>
          </table:table-cell>
          <table:table-cell office:value-type="float" office:value="22560">
            <text:p>22560</text:p>
          </table:table-cell>
          <table:table-cell office:value-type="float" office:value="25636">
            <text:p>25636</text:p>
          </table:table-cell>
          <table:table-cell office:value-type="float" office:value="22671">
            <text:p>22671</text:p>
          </table:table-cell>
          <table:table-cell office:value-type="float" office:value="30591">
            <text:p>30591</text:p>
          </table:table-cell>
          <table:table-cell office:value-type="float" office:value="47025">
            <text:p>47025</text:p>
          </table:table-cell>
          <table:table-cell office:value-type="float" office:value="73543">
            <text:p>73543</text:p>
          </table:table-cell>
          <table:table-cell office:value-type="float" office:value="64053">
            <text:p>64053</text:p>
          </table:table-cell>
          <table:table-cell office:value-type="float" office:value="53300">
            <text:p>53300</text:p>
          </table:table-cell>
          <table:table-cell office:value-type="float" office:value="46000">
            <text:p>46000</text:p>
          </table:table-cell>
          <table:table-cell office:value-type="float" office:value="41500">
            <text:p>41500</text:p>
          </table:table-cell>
          <table:table-cell office:value-type="float" office:value="73600">
            <text:p>73600</text:p>
          </table:table-cell>
          <table:table-cell office:value-type="float" office:value="70398">
            <text:p>70398</text:p>
          </table:table-cell>
          <table:table-cell office:value-type="float" office:value="81195">
            <text:p>81195</text:p>
          </table:table-cell>
          <table:table-cell office:value-type="float" office:value="86836">
            <text:p>86836</text:p>
          </table:table-cell>
          <table:table-cell office:value-type="float" office:value="90931">
            <text:p>90931</text:p>
          </table:table-cell>
          <table:table-cell office:value-type="float" office:value="88956">
            <text:p>88956</text:p>
          </table:table-cell>
          <table:table-cell office:value-type="float" office:value="91404">
            <text:p>91404</text:p>
          </table:table-cell>
          <table:table-cell office:value-type="float" office:value="82105">
            <text:p>82105</text:p>
          </table:table-cell>
          <table:table-cell office:value-type="float" office:value="91120">
            <text:p>91120</text:p>
          </table:table-cell>
          <table:table-cell office:value-type="float" office:value="93200">
            <text:p>93200</text:p>
          </table:table-cell>
          <table:table-cell office:value-type="float" office:value="93900">
            <text:p>93900</text:p>
          </table:table-cell>
          <table:table-cell office:value-type="float" office:value="91400">
            <text:p>91400</text:p>
          </table:table-cell>
          <table:table-cell table:number-columns-repeated="2"/>
          <table:table-cell office:value-type="float" office:value="0.8751">
            <text:p>0.8751</text:p>
          </table:table-cell>
          <table:table-cell office:value-type="float" office:value="0.8559">
            <text:p>0.8559</text:p>
          </table:table-cell>
          <table:table-cell office:value-type="float" office:value="1.1158">
            <text:p>1.1158</text:p>
          </table:table-cell>
          <table:table-cell office:value-type="float" office:value="1.3635">
            <text:p>1.3635</text:p>
          </table:table-cell>
          <table:table-cell office:value-type="float" office:value="1.5996">
            <text:p>1.5996</text:p>
          </table:table-cell>
          <table:table-cell office:value-type="float" office:value="2.345">
            <text:p>2.345</text:p>
          </table:table-cell>
          <table:table-cell office:value-type="float" office:value="2.0367">
            <text:p>2.0367</text:p>
          </table:table-cell>
          <table:table-cell office:value-type="float" office:value="2.7332">
            <text:p>2.7332</text:p>
          </table:table-cell>
          <table:table-cell office:value-type="float" office:value="3.0692">
            <text:p>3.0692</text:p>
          </table:table-cell>
          <table:table-cell office:value-type="float" office:value="3.7705">
            <text:p>3.7705</text:p>
          </table:table-cell>
          <table:table-cell office:value-type="float" office:value="6.4106">
            <text:p>6.4106</text:p>
          </table:table-cell>
          <table:table-cell office:value-type="float" office:value="10.4312">
            <text:p>10.4312</text:p>
          </table:table-cell>
          <table:table-cell office:value-type="float" office:value="24.3282">
            <text:p>24.3282</text:p>
          </table:table-cell>
          <table:table-cell office:value-type="float" office:value="17.666">
            <text:p>17.666</text:p>
          </table:table-cell>
          <table:table-cell office:value-type="float" office:value="13.1942">
            <text:p>13.1942</text:p>
          </table:table-cell>
          <table:table-cell office:value-type="float" office:value="6.8827">
            <text:p>6.8827</text:p>
          </table:table-cell>
          <table:table-cell office:value-type="float" office:value="8.3597">
            <text:p>8.3597</text:p>
          </table:table-cell>
          <table:table-cell office:value-type="float" office:value="9.5109">
            <text:p>9.5109</text:p>
          </table:table-cell>
          <table:table-cell office:value-type="float" office:value="7.7117">
            <text:p>7.7117</text:p>
          </table:table-cell>
          <table:table-cell office:value-type="float" office:value="3.5016">
            <text:p>3.5016</text:p>
          </table:table-cell>
          <table:table-cell office:value-type="float" office:value="3.2772">
            <text:p>3.2772</text:p>
          </table:table-cell>
          <table:table-cell office:value-type="float" office:value="2.0302">
            <text:p>2.0302</text:p>
          </table:table-cell>
          <table:table-cell office:value-type="float" office:value="1.6">
            <text:p>1.6</text:p>
          </table:table-cell>
          <table:table-cell office:value-type="float" office:value="1.1651">
            <text:p>1.1651</text:p>
          </table:table-cell>
          <table:table-cell office:value-type="float" office:value="2.2344">
            <text:p>2.2344</text:p>
          </table:table-cell>
          <table:table-cell office:value-type="float" office:value="1.7882">
            <text:p>1.7882</text:p>
          </table:table-cell>
          <table:table-cell office:value-type="float" office:value="0.9616">
            <text:p>0.9616</text:p>
          </table:table-cell>
          <table:table-cell office:value-type="float" office:value="1.5655">
            <text:p>1.5655</text:p>
          </table:table-cell>
          <table:table-cell office:value-type="float" office:value="0.541">
            <text:p>0.541</text:p>
          </table:table-cell>
          <table:table-cell office:value-type="float" office:value="0.8374">
            <text:p>0.8374</text:p>
          </table:table-cell>
          <table:table-cell office:value-type="float" office:value="3.2428">
            <text:p>3.2428</text:p>
          </table:table-cell>
          <table:table-cell office:value-type="float" office:value="3.599">
            <text:p>3.599</text:p>
          </table:table-cell>
          <table:table-cell office:value-type="float" office:value="3.1086">
            <text:p>3.1086</text:p>
          </table:table-cell>
          <table:table-cell office:value-type="float" office:value="4.0985">
            <text:p>4.0985</text:p>
          </table:table-cell>
          <table:table-cell office:value-type="float" office:value="6.1591">
            <text:p>6.1591</text:p>
          </table:table-cell>
          <table:table-cell office:value-type="float" office:value="9.4201">
            <text:p>9.4201</text:p>
          </table:table-cell>
          <table:table-cell office:value-type="float" office:value="8.0277">
            <text:p>8.0277</text:p>
          </table:table-cell>
          <table:table-cell office:value-type="float" office:value="6.5399">
            <text:p>6.5399</text:p>
          </table:table-cell>
          <table:table-cell office:value-type="float" office:value="5.5275">
            <text:p>5.5275</text:p>
          </table:table-cell>
          <table:table-cell office:value-type="float" office:value="4.8852">
            <text:p>4.8852</text:p>
          </table:table-cell>
          <table:table-cell office:value-type="float" office:value="8.49">
            <text:p>8.49</text:p>
          </table:table-cell>
          <table:table-cell office:value-type="float" office:value="7.9609">
            <text:p>7.9609</text:p>
          </table:table-cell>
          <table:table-cell office:value-type="float" office:value="9.0047">
            <text:p>9.0047</text:p>
          </table:table-cell>
          <table:table-cell office:value-type="float" office:value="9.451">
            <text:p>9.451</text:p>
          </table:table-cell>
          <table:table-cell office:value-type="float" office:value="9.72">
            <text:p>9.72</text:p>
          </table:table-cell>
          <table:table-cell office:value-type="float" office:value="9.3471">
            <text:p>9.3471</text:p>
          </table:table-cell>
          <table:table-cell office:value-type="float" office:value="9.4465">
            <text:p>9.4465</text:p>
          </table:table-cell>
          <table:table-cell office:value-type="float" office:value="8.3491">
            <text:p>8.3491</text:p>
          </table:table-cell>
          <table:table-cell office:value-type="float" office:value="9.1184">
            <text:p>9.1184</text:p>
          </table:table-cell>
          <table:table-cell office:value-type="float" office:value="9.1759">
            <text:p>9.1759</text:p>
          </table:table-cell>
          <table:table-cell office:value-type="float" office:value="9.0953">
            <text:p>9.0953</text:p>
          </table:table-cell>
          <table:table-cell office:value-type="float" office:value="8.7081">
            <text:p>8.7081</text:p>
          </table:table-cell>
          <table:table-cell table:number-columns-repeated="2"/>
          <table:table-cell table:number-columns-repeated="2" office:value-type="float" office:value="18442">
            <text:p>18442.00</text:p>
          </table:table-cell>
          <table:table-cell office:value-type="float" office:value="24589.33">
            <text:p>24589.33</text:p>
          </table:table-cell>
          <table:table-cell office:value-type="float" office:value="30736.66">
            <text:p>30736.66</text:p>
          </table:table-cell>
          <table:table-cell office:value-type="float" office:value="36883.99">
            <text:p>36883.99</text:p>
          </table:table-cell>
          <table:table-cell office:value-type="float" office:value="55325.99">
            <text:p>55325.99</text:p>
          </table:table-cell>
          <table:table-cell office:value-type="float" office:value="49178.66">
            <text:p>49178.66</text:p>
          </table:table-cell>
          <table:table-cell office:value-type="float" office:value="67599.65">
            <text:p>67599.65</text:p>
          </table:table-cell>
          <table:table-cell office:value-type="float" office:value="80941.69">
            <text:p>80941.69</text:p>
          </table:table-cell>
          <table:table-cell office:value-type="float" office:value="95939.6">
            <text:p>95939.60</text:p>
          </table:table-cell>
          <table:table-cell office:value-type="float" office:value="178363.82">
            <text:p>178363.82</text:p>
          </table:table-cell>
          <table:table-cell office:value-type="float" office:value="280989.51">
            <text:p>280989.51</text:p>
          </table:table-cell>
          <table:table-cell office:value-type="float" office:value="693096.12">
            <text:p>693096.12</text:p>
          </table:table-cell>
          <table:table-cell office:value-type="float" office:value="500085.74">
            <text:p>500085.74</text:p>
          </table:table-cell>
          <table:table-cell office:value-type="float" office:value="402179.05">
            <text:p>402179.05</text:p>
          </table:table-cell>
          <table:table-cell office:value-type="float" office:value="225310.72">
            <text:p>225310.72</text:p>
          </table:table-cell>
          <table:table-cell office:value-type="float" office:value="282513.73">
            <text:p>282513.73</text:p>
          </table:table-cell>
          <table:table-cell office:value-type="float" office:value="323985.9">
            <text:p>323985.90</text:p>
          </table:table-cell>
          <table:table-cell office:value-type="float" office:value="277909.33">
            <text:p>277909.33</text:p>
          </table:table-cell>
          <table:table-cell office:value-type="float" office:value="122879.86">
            <text:p>122879.86</text:p>
          </table:table-cell>
          <table:table-cell office:value-type="float" office:value="117735.93">
            <text:p>117735.93</text:p>
          </table:table-cell>
          <table:table-cell office:value-type="float" office:value="71826.77">
            <text:p>71826.77</text:p>
          </table:table-cell>
          <table:table-cell office:value-type="float" office:value="58868.6">
            <text:p>58868.60</text:p>
          </table:table-cell>
          <table:table-cell office:value-type="float" office:value="43551.71">
            <text:p>43551.71</text:p>
          </table:table-cell>
          <table:table-cell office:value-type="float" office:value="85965.21">
            <text:p>85965.21</text:p>
          </table:table-cell>
          <table:table-cell office:value-type="float" office:value="72280.54">
            <text:p>72280.54</text:p>
          </table:table-cell>
          <table:table-cell office:value-type="float" office:value="39791.64">
            <text:p>39791.64</text:p>
          </table:table-cell>
          <table:table-cell office:value-type="float" office:value="66318">
            <text:p>66318.00</text:p>
          </table:table-cell>
          <table:table-cell office:value-type="float" office:value="22747.18">
            <text:p>22747.18</text:p>
          </table:table-cell>
          <table:table-cell office:value-type="float" office:value="38782.09">
            <text:p>38782.09</text:p>
          </table:table-cell>
          <table:table-cell office:value-type="float" office:value="153796.91">
            <text:p>153796.91</text:p>
          </table:table-cell>
          <table:table-cell office:value-type="float" office:value="174765.67">
            <text:p>174765.67</text:p>
          </table:table-cell>
          <table:table-cell office:value-type="float" office:value="152533.65">
            <text:p>152533.65</text:p>
          </table:table-cell>
          <table:table-cell office:value-type="float" office:value="194136.17">
            <text:p>194136.17</text:p>
          </table:table-cell>
          <table:table-cell office:value-type="float" office:value="298973.19">
            <text:p>298973.19</text:p>
          </table:table-cell>
          <table:table-cell office:value-type="float" office:value="467716.69">
            <text:p>467716.69</text:p>
          </table:table-cell>
          <table:table-cell office:value-type="float" office:value="407436.94">
            <text:p>407436.94</text:p>
          </table:table-cell>
          <table:table-cell office:value-type="float" office:value="338826.34">
            <text:p>338826.34</text:p>
          </table:table-cell>
          <table:table-cell office:value-type="float" office:value="292834.68">
            <text:p>292834.68</text:p>
          </table:table-cell>
          <table:table-cell office:value-type="float" office:value="264987.71">
            <text:p>264987.71</text:p>
          </table:table-cell>
          <table:table-cell office:value-type="float" office:value="468535.5">
            <text:p>468535.50</text:p>
          </table:table-cell>
          <table:table-cell office:value-type="float" office:value="369283.62">
            <text:p>369283.62</text:p>
          </table:table-cell>
          <table:table-cell office:value-type="float" office:value="408574.82">
            <text:p>408574.82</text:p>
          </table:table-cell>
          <table:table-cell office:value-type="float" office:value="496328.93">
            <text:p>496328.93</text:p>
          </table:table-cell>
          <table:table-cell office:value-type="float" office:value="504927.76">
            <text:p>504927.76</text:p>
          </table:table-cell>
          <table:table-cell office:value-type="float" office:value="500780.58">
            <text:p>500780.58</text:p>
          </table:table-cell>
          <table:table-cell office:value-type="float" office:value="505920.98">
            <text:p>505920.98</text:p>
          </table:table-cell>
          <table:table-cell office:value-type="float" office:value="486394.6">
            <text:p>486394.60</text:p>
          </table:table-cell>
          <table:table-cell office:value-type="float" office:value="538440.5">
            <text:p>538440.50</text:p>
          </table:table-cell>
          <table:table-cell office:value-type="float" office:value="551393.76">
            <text:p>551393.76</text:p>
          </table:table-cell>
          <table:table-cell office:value-type="float" office:value="554090.16">
            <text:p>554090.16</text:p>
          </table:table-cell>
          <table:table-cell office:value-type="float" office:value="540254.97">
            <text:p>540254.97</text:p>
          </table:table-cell>
          <table:table-cell table:number-columns-repeated="3"/>
          <table:table-cell table:number-columns-repeated="3" office:value-type="string">
            <text:p>0.02</text:p>
          </table:table-cell>
          <table:table-cell table:number-columns-repeated="2" office:value-type="string">
            <text:p>0.03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string">
            <text:p>0.06</text:p>
          </table:table-cell>
          <table:table-cell office:value-type="string">
            <text:p>0.07</text:p>
          </table:table-cell>
          <table:table-cell office:value-type="string">
            <text:p>0.09</text:p>
          </table:table-cell>
          <table:table-cell office:value-type="string">
            <text:p>0.16</text:p>
          </table:table-cell>
          <table:table-cell office:value-type="string">
            <text:p>0.25</text:p>
          </table:table-cell>
          <table:table-cell office:value-type="string">
            <text:p>0.62</text:p>
          </table:table-cell>
          <table:table-cell office:value-type="string">
            <text:p>0.45</text:p>
          </table:table-cell>
          <table:table-cell office:value-type="string">
            <text:p>0.36</text:p>
          </table:table-cell>
          <table:table-cell office:value-type="string">
            <text:p>0.20</text:p>
          </table:table-cell>
          <table:table-cell office:value-type="string">
            <text:p>0.25</text:p>
          </table:table-cell>
          <table:table-cell office:value-type="string">
            <text:p>0.29</text:p>
          </table:table-cell>
          <table:table-cell office:value-type="string">
            <text:p>0.25</text:p>
          </table:table-cell>
          <table:table-cell table:number-columns-repeated="2" office:value-type="string">
            <text:p>0.11</text:p>
          </table:table-cell>
          <table:table-cell office:value-type="string">
            <text:p>0.06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string">
            <text:p>0.08</text:p>
          </table:table-cell>
          <table:table-cell office:value-type="string">
            <text:p>0.06</text:p>
          </table:table-cell>
          <table:table-cell office:value-type="string">
            <text:p>0.04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string">
            <text:p>0.03</text:p>
          </table:table-cell>
          <table:table-cell office:value-type="string">
            <text:p>0.14</text:p>
          </table:table-cell>
          <table:table-cell office:value-type="string">
            <text:p>0.16</text:p>
          </table:table-cell>
          <table:table-cell office:value-type="string">
            <text:p>0.14</text:p>
          </table:table-cell>
          <table:table-cell office:value-type="string">
            <text:p>0.17</text:p>
          </table:table-cell>
          <table:table-cell office:value-type="string">
            <text:p>0.27</text:p>
          </table:table-cell>
          <table:table-cell office:value-type="string">
            <text:p>0.42</text:p>
          </table:table-cell>
          <table:table-cell office:value-type="string">
            <text:p>0.36</text:p>
          </table:table-cell>
          <table:table-cell office:value-type="string">
            <text:p>0.30</text:p>
          </table:table-cell>
          <table:table-cell office:value-type="string">
            <text:p>0.26</text:p>
          </table:table-cell>
          <table:table-cell office:value-type="string">
            <text:p>0.24</text:p>
          </table:table-cell>
          <table:table-cell office:value-type="string">
            <text:p>0.42</text:p>
          </table:table-cell>
          <table:table-cell office:value-type="string">
            <text:p>0.33</text:p>
          </table:table-cell>
          <table:table-cell office:value-type="string">
            <text:p>0.36</text:p>
          </table:table-cell>
          <table:table-cell office:value-type="string">
            <text:p>0.44</text:p>
          </table:table-cell>
          <table:table-cell table:number-columns-repeated="3" office:value-type="string">
            <text:p>0.45</text:p>
          </table:table-cell>
          <table:table-cell office:value-type="string">
            <text:p>0.43</text:p>
          </table:table-cell>
          <table:table-cell office:value-type="string">
            <text:p>0.48</text:p>
          </table:table-cell>
          <table:table-cell table:number-columns-repeated="2" office:value-type="string">
            <text:p>0.49</text:p>
          </table:table-cell>
          <table:table-cell office:value-type="string">
            <text:p>0.48</text:p>
          </table:table-cell>
          <table:table-cell table:number-columns-repeated="3"/>
          <table:table-cell office:value-type="float" office:value="5.38">
            <text:p>5.38</text:p>
          </table:table-cell>
          <table:table-cell office:value-type="float" office:value="5.26">
            <text:p>5.26</text:p>
          </table:table-cell>
          <table:table-cell office:value-type="float" office:value="6.86">
            <text:p>6.86</text:p>
          </table:table-cell>
          <table:table-cell office:value-type="float" office:value="8.38">
            <text:p>8.38</text:p>
          </table:table-cell>
          <table:table-cell office:value-type="float" office:value="9.83">
            <text:p>9.83</text:p>
          </table:table-cell>
          <table:table-cell office:value-type="float" office:value="14.42">
            <text:p>14.42</text:p>
          </table:table-cell>
          <table:table-cell office:value-type="float" office:value="12.52">
            <text:p>12.52</text:p>
          </table:table-cell>
          <table:table-cell office:value-type="float" office:value="16.81">
            <text:p>16.81</text:p>
          </table:table-cell>
          <table:table-cell office:value-type="float" office:value="19.66">
            <text:p>19.66</text:p>
          </table:table-cell>
          <table:table-cell office:value-type="float" office:value="22.75">
            <text:p>22.75</text:p>
          </table:table-cell>
          <table:table-cell office:value-type="float" office:value="41.28">
            <text:p>41.28</text:p>
          </table:table-cell>
          <table:table-cell office:value-type="float" office:value="63.44">
            <text:p>63.44</text:p>
          </table:table-cell>
          <table:table-cell office:value-type="float" office:value="152.66">
            <text:p>152.66</text:p>
          </table:table-cell>
          <table:table-cell office:value-type="float" office:value="107.48">
            <text:p>107.48</text:p>
          </table:table-cell>
          <table:table-cell office:value-type="float" office:value="84.35">
            <text:p>84.35</text:p>
          </table:table-cell>
          <table:table-cell office:value-type="float" office:value="46.13">
            <text:p>46.13</text:p>
          </table:table-cell>
          <table:table-cell office:value-type="float" office:value="56.48">
            <text:p>56.48</text:p>
          </table:table-cell>
          <table:table-cell office:value-type="float" office:value="63.25">
            <text:p>63.25</text:p>
          </table:table-cell>
          <table:table-cell office:value-type="float" office:value="53">
            <text:p>53.00</text:p>
          </table:table-cell>
          <table:table-cell office:value-type="float" office:value="22.89">
            <text:p>22.89</text:p>
          </table:table-cell>
          <table:table-cell office:value-type="float" office:value="21.42">
            <text:p>21.42</text:p>
          </table:table-cell>
          <table:table-cell office:value-type="float" office:value="12.76">
            <text:p>12.76</text:p>
          </table:table-cell>
          <table:table-cell office:value-type="float" office:value="10.21">
            <text:p>10.21</text:p>
          </table:table-cell>
          <table:table-cell office:value-type="float" office:value="7.38">
            <text:p>7.38</text:p>
          </table:table-cell>
          <table:table-cell office:value-type="float" office:value="14.23">
            <text:p>14.23</text:p>
          </table:table-cell>
          <table:table-cell office:value-type="float" office:value="11.69">
            <text:p>11.69</text:p>
          </table:table-cell>
          <table:table-cell office:value-type="float" office:value="6.29">
            <text:p>6.29</text:p>
          </table:table-cell>
          <table:table-cell office:value-type="float" office:value="10.23">
            <text:p>10.23</text:p>
          </table:table-cell>
          <table:table-cell office:value-type="float" office:value="3.43">
            <text:p>3.43</text:p>
          </table:table-cell>
          <table:table-cell office:value-type="float" office:value="5.71">
            <text:p>5.71</text:p>
          </table:table-cell>
          <table:table-cell office:value-type="float" office:value="22.11">
            <text:p>22.11</text:p>
          </table:table-cell>
          <table:table-cell office:value-type="float" office:value="24.54">
            <text:p>24.54</text:p>
          </table:table-cell>
          <table:table-cell office:value-type="float" office:value="20.92">
            <text:p>20.92</text:p>
          </table:table-cell>
          <table:table-cell office:value-type="float" office:value="26.01">
            <text:p>26.01</text:p>
          </table:table-cell>
          <table:table-cell office:value-type="float" office:value="39.16">
            <text:p>39.16</text:p>
          </table:table-cell>
          <table:table-cell office:value-type="float" office:value="59.91">
            <text:p>59.91</text:p>
          </table:table-cell>
          <table:table-cell office:value-type="float" office:value="51.06">
            <text:p>51.06</text:p>
          </table:table-cell>
          <table:table-cell office:value-type="float" office:value="41.57">
            <text:p>41.57</text:p>
          </table:table-cell>
          <table:table-cell office:value-type="float" office:value="35.19">
            <text:p>35.19</text:p>
          </table:table-cell>
          <table:table-cell office:value-type="float" office:value="31.19">
            <text:p>31.19</text:p>
          </table:table-cell>
          <table:table-cell office:value-type="float" office:value="54.05">
            <text:p>54.05</text:p>
          </table:table-cell>
          <table:table-cell office:value-type="float" office:value="41.76">
            <text:p>41.76</text:p>
          </table:table-cell>
          <table:table-cell office:value-type="float" office:value="45.31">
            <text:p>45.31</text:p>
          </table:table-cell>
          <table:table-cell office:value-type="float" office:value="54.02">
            <text:p>54.02</text:p>
          </table:table-cell>
          <table:table-cell office:value-type="float" office:value="53.97">
            <text:p>53.97</text:p>
          </table:table-cell>
          <table:table-cell office:value-type="float" office:value="52.62">
            <text:p>52.62</text:p>
          </table:table-cell>
          <table:table-cell office:value-type="float" office:value="52.29">
            <text:p>52.29</text:p>
          </table:table-cell>
          <table:table-cell office:value-type="float" office:value="49.46">
            <text:p>49.46</text:p>
          </table:table-cell>
          <table:table-cell office:value-type="float" office:value="53.88">
            <text:p>53.88</text:p>
          </table:table-cell>
          <table:table-cell office:value-type="float" office:value="54.29">
            <text:p>54.29</text:p>
          </table:table-cell>
          <table:table-cell office:value-type="float" office:value="53.67">
            <text:p>53.67</text:p>
          </table:table-cell>
          <table:table-cell office:value-type="float" office:value="51.47">
            <text:p>51.47</text:p>
          </table:table-cell>
          <table:table-cell table:number-columns-repeated="3"/>
          <table:table-cell table:number-columns-repeated="52" office:value-type="float" office:value="0">
            <text:p>0.00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-22">
            <text:p>-22</text:p>
          </table:table-cell>
          <table:table-cell office:value-type="float" office:value="24">
            <text:p>24</text:p>
          </table:table-cell>
          <table:table-cell office:value-type="float" office:value="2950">
            <text:p>2950</text:p>
          </table:table-cell>
          <table:table-cell table:number-columns-repeated="2" office:value-type="float" office:value="2375">
            <text:p>2375</text:p>
          </table:table-cell>
          <table:table-cell office:value-type="float" office:value="5965">
            <text:p>5965</text:p>
          </table:table-cell>
          <table:table-cell office:value-type="float" office:value="5930">
            <text:p>5930</text:p>
          </table:table-cell>
          <table:table-cell office:value-type="float" office:value="4821">
            <text:p>4821</text:p>
          </table:table-cell>
          <table:table-cell office:value-type="float" office:value="2535">
            <text:p>2535</text:p>
          </table:table-cell>
          <table:table-cell office:value-type="float" office:value="2411">
            <text:p>2411</text:p>
          </table:table-cell>
          <table:table-cell office:value-type="float" office:value="3034">
            <text:p>3034</text:p>
          </table:table-cell>
          <table:table-cell office:value-type="float" office:value="1336">
            <text:p>1336</text:p>
          </table:table-cell>
          <table:table-cell office:value-type="float" office:value="3269">
            <text:p>3269</text:p>
          </table:table-cell>
          <table:table-cell office:value-type="float" office:value="2675">
            <text:p>2675</text:p>
          </table:table-cell>
          <table:table-cell table:number-columns-repeated="17" office:value-type="float" office:value="2850">
            <text:p>2850</text:p>
          </table:table-cell>
          <table:table-cell office:value-type="float" office:value="2873">
            <text:p>2873</text:p>
          </table:table-cell>
          <table:table-cell office:value-type="float" office:value="2377">
            <text:p>2377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1802">
            <text:p>1802</text:p>
          </table:table-cell>
          <table:table-cell office:value-type="float" office:value="1917">
            <text:p>1917</text:p>
          </table:table-cell>
          <table:table-cell office:value-type="float" office:value="2371">
            <text:p>2371</text:p>
          </table:table-cell>
          <table:table-cell office:value-type="float" office:value="2370">
            <text:p>2370</text:p>
          </table:table-cell>
          <table:table-cell office:value-type="float" office:value="2180">
            <text:p>2180</text:p>
          </table:table-cell>
          <table:table-cell office:value-type="float" office:value="2280">
            <text:p>2280</text:p>
          </table:table-cell>
          <table:table-cell office:value-type="float" office:value="2800">
            <text:p>2800</text:p>
          </table:table-cell>
          <table:table-cell office:value-type="float" office:value="3514">
            <text:p>3514</text:p>
          </table:table-cell>
          <table:table-cell office:value-type="float" office:value="2370">
            <text:p>2370</text:p>
          </table:table-cell>
          <table:table-cell office:value-type="float" office:value="1976">
            <text:p>1976</text:p>
          </table:table-cell>
          <table:table-cell office:value-type="float" office:value="2203">
            <text:p>2203</text:p>
          </table:table-cell>
          <table:table-cell office:value-type="float" office:value="2195">
            <text:p>2195</text:p>
          </table:table-cell>
          <table:table-cell office:value-type="float" office:value="2103">
            <text:p>2103</text:p>
          </table:table-cell>
          <table:table-cell office:value-type="float" office:value="1755">
            <text:p>1755</text:p>
          </table:table-cell>
          <table:table-cell office:value-type="float" office:value="2035">
            <text:p>2035</text:p>
          </table:table-cell>
          <table:table-cell office:value-type="float" office:value="1248">
            <text:p>1248</text:p>
          </table:table-cell>
          <table:table-cell office:value-type="float" office:value="1156">
            <text:p>1156</text:p>
          </table:table-cell>
          <table:table-cell office:value-type="float" office:value="885">
            <text:p>885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float" office:value="5.4935">
            <text:p>5.4935</text:p>
          </table:table-cell>
          <table:table-cell office:value-type="float" office:value="4.3182">
            <text:p>4.3182</text:p>
          </table:table-cell>
          <table:table-cell office:value-type="float" office:value="4.211">
            <text:p>4.211</text:p>
          </table:table-cell>
          <table:table-cell office:value-type="float" office:value="10.2845">
            <text:p>10.2845</text:p>
          </table:table-cell>
          <table:table-cell office:value-type="float" office:value="9.9497">
            <text:p>9.9497</text:p>
          </table:table-cell>
          <table:table-cell office:value-type="float" office:value="7.8646">
            <text:p>7.8646</text:p>
          </table:table-cell>
          <table:table-cell office:value-type="float" office:value="4.0174">
            <text:p>4.0174</text:p>
          </table:table-cell>
          <table:table-cell office:value-type="float" office:value="3.7035">
            <text:p>3.7035</text:p>
          </table:table-cell>
          <table:table-cell office:value-type="float" office:value="4.5216">
            <text:p>4.5216</text:p>
          </table:table-cell>
          <table:table-cell office:value-type="float" office:value="1.9278">
            <text:p>1.9278</text:p>
          </table:table-cell>
          <table:table-cell office:value-type="float" office:value="4.5656">
            <text:p>4.5656</text:p>
          </table:table-cell>
          <table:table-cell office:value-type="float" office:value="3.6149">
            <text:p>3.6149</text:p>
          </table:table-cell>
          <table:table-cell office:value-type="float" office:value="3.7206">
            <text:p>3.7206</text:p>
          </table:table-cell>
          <table:table-cell office:value-type="float" office:value="3.5939">
            <text:p>3.5939</text:p>
          </table:table-cell>
          <table:table-cell office:value-type="float" office:value="3.4629">
            <text:p>3.4629</text:p>
          </table:table-cell>
          <table:table-cell office:value-type="float" office:value="3.3333">
            <text:p>3.3333</text:p>
          </table:table-cell>
          <table:table-cell office:value-type="float" office:value="3.2058">
            <text:p>3.2058</text:p>
          </table:table-cell>
          <table:table-cell office:value-type="float" office:value="3.0844">
            <text:p>3.0844</text:p>
          </table:table-cell>
          <table:table-cell office:value-type="float" office:value="2.9657">
            <text:p>2.9657</text:p>
          </table:table-cell>
          <table:table-cell office:value-type="float" office:value="2.8557">
            <text:p>2.8557</text:p>
          </table:table-cell>
          <table:table-cell office:value-type="float" office:value="2.7563">
            <text:p>2.7563</text:p>
          </table:table-cell>
          <table:table-cell office:value-type="float" office:value="2.6611">
            <text:p>2.6611</text:p>
          </table:table-cell>
          <table:table-cell office:value-type="float" office:value="2.5722">
            <text:p>2.5722</text:p>
          </table:table-cell>
          <table:table-cell office:value-type="float" office:value="2.4869">
            <text:p>2.4869</text:p>
          </table:table-cell>
          <table:table-cell office:value-type="float" office:value="2.4051">
            <text:p>2.4051</text:p>
          </table:table-cell>
          <table:table-cell office:value-type="float" office:value="2.3284">
            <text:p>2.3284</text:p>
          </table:table-cell>
          <table:table-cell office:value-type="float" office:value="2.2565">
            <text:p>2.2565</text:p>
          </table:table-cell>
          <table:table-cell office:value-type="float" office:value="2.1873">
            <text:p>2.1873</text:p>
          </table:table-cell>
          <table:table-cell office:value-type="float" office:value="2.1221">
            <text:p>2.1221</text:p>
          </table:table-cell>
          <table:table-cell office:value-type="float" office:value="2.0759">
            <text:p>2.0759</text:p>
          </table:table-cell>
          <table:table-cell office:value-type="float" office:value="1.6681">
            <text:p>1.6681</text:p>
          </table:table-cell>
          <table:table-cell office:value-type="float" office:value="1.1782">
            <text:p>1.1782</text:p>
          </table:table-cell>
          <table:table-cell office:value-type="float" office:value="1.1468">
            <text:p>1.1468</text:p>
          </table:table-cell>
          <table:table-cell office:value-type="float" office:value="1.1663">
            <text:p>1.1663</text:p>
          </table:table-cell>
          <table:table-cell office:value-type="float" office:value="1.211">
            <text:p>1.211</text:p>
          </table:table-cell>
          <table:table-cell office:value-type="float" office:value="1.4627">
            <text:p>1.4627</text:p>
          </table:table-cell>
          <table:table-cell office:value-type="float" office:value="1.4303">
            <text:p>1.4303</text:p>
          </table:table-cell>
          <table:table-cell office:value-type="float" office:value="1.2884">
            <text:p>1.2884</text:p>
          </table:table-cell>
          <table:table-cell office:value-type="float" office:value="1.3217">
            <text:p>1.3217</text:p>
          </table:table-cell>
          <table:table-cell office:value-type="float" office:value="1.5954">
            <text:p>1.5954</text:p>
          </table:table-cell>
          <table:table-cell office:value-type="float" office:value="1.9708">
            <text:p>1.9708</text:p>
          </table:table-cell>
          <table:table-cell office:value-type="float" office:value="1.3101">
            <text:p>1.3101</text:p>
          </table:table-cell>
          <table:table-cell office:value-type="float" office:value="1.078">
            <text:p>1.078</text:p>
          </table:table-cell>
          <table:table-cell office:value-type="float" office:value="1.1876">
            <text:p>1.1876</text:p>
          </table:table-cell>
          <table:table-cell office:value-type="float" office:value="1.17">
            <text:p>1.17</text:p>
          </table:table-cell>
          <table:table-cell office:value-type="float" office:value="1.1092">
            <text:p>1.1092</text:p>
          </table:table-cell>
          <table:table-cell office:value-type="float" office:value="0.9164">
            <text:p>0.9164</text:p>
          </table:table-cell>
          <table:table-cell office:value-type="float" office:value="1.0522">
            <text:p>1.0522</text:p>
          </table:table-cell>
          <table:table-cell office:value-type="float" office:value="0.6393">
            <text:p>0.6393</text:p>
          </table:table-cell>
          <table:table-cell office:value-type="float" office:value="0.5871">
            <text:p>0.5871</text:p>
          </table:table-cell>
          <table:table-cell office:value-type="float" office:value="0.4454">
            <text:p>0.4454</text:p>
          </table:table-cell>
          <table:table-cell office:value-type="float" office:value="0.4441">
            <text:p>0.4441</text:p>
          </table:table-cell>
          <table:table-cell table:number-columns-repeated="2"/>
          <table:table-cell office:value-type="float" office:value="5423.44">
            <text:p>5423.44</text:p>
          </table:table-cell>
          <table:table-cell table:number-columns-repeated="2" office:value-type="float" office:value="4348.01">
            <text:p>4348.01</text:p>
          </table:table-cell>
          <table:table-cell office:value-type="float" office:value="10912.21">
            <text:p>10912.21</text:p>
          </table:table-cell>
          <table:table-cell office:value-type="float" office:value="10865.39">
            <text:p>10865.39</text:p>
          </table:table-cell>
          <table:table-cell office:value-type="float" office:value="8819.09">
            <text:p>8819.09</text:p>
          </table:table-cell>
          <table:table-cell office:value-type="float" office:value="4637.7">
            <text:p>4637.70</text:p>
          </table:table-cell>
          <table:table-cell office:value-type="float" office:value="4409.85">
            <text:p>4409.85</text:p>
          </table:table-cell>
          <table:table-cell office:value-type="float" office:value="5550.94">
            <text:p>5550.94</text:p>
          </table:table-cell>
          <table:table-cell office:value-type="float" office:value="2445.79">
            <text:p>2445.79</text:p>
          </table:table-cell>
          <table:table-cell office:value-type="float" office:value="5980.59">
            <text:p>5980.59</text:p>
          </table:table-cell>
          <table:table-cell office:value-type="float" office:value="4893.43">
            <text:p>4893.43</text:p>
          </table:table-cell>
          <table:table-cell table:number-columns-repeated="17" office:value-type="float" office:value="5181.57">
            <text:p>5181.57</text:p>
          </table:table-cell>
          <table:table-cell office:value-type="float" office:value="4496.68">
            <text:p>4496.68</text:p>
          </table:table-cell>
          <table:table-cell office:value-type="float" office:value="3707.82">
            <text:p>3707.82</text:p>
          </table:table-cell>
          <table:table-cell office:value-type="float" office:value="2567.48">
            <text:p>2567.48</text:p>
          </table:table-cell>
          <table:table-cell office:value-type="float" office:value="2354.87">
            <text:p>2354.87</text:p>
          </table:table-cell>
          <table:table-cell office:value-type="float" office:value="2617.97">
            <text:p>2617.97</text:p>
          </table:table-cell>
          <table:table-cell office:value-type="float" office:value="2508.74">
            <text:p>2508.74</text:p>
          </table:table-cell>
          <table:table-cell office:value-type="float" office:value="2990.62">
            <text:p>2990.62</text:p>
          </table:table-cell>
          <table:table-cell office:value-type="float" office:value="4236.82">
            <text:p>4236.82</text:p>
          </table:table-cell>
          <table:table-cell office:value-type="float" office:value="3903.39">
            <text:p>3903.39</text:p>
          </table:table-cell>
          <table:table-cell office:value-type="float" office:value="4037.15">
            <text:p>4037.15</text:p>
          </table:table-cell>
          <table:table-cell office:value-type="float" office:value="4970.55">
            <text:p>4970.55</text:p>
          </table:table-cell>
          <table:table-cell office:value-type="float" office:value="6459.66">
            <text:p>6459.66</text:p>
          </table:table-cell>
          <table:table-cell office:value-type="float" office:value="4236.82">
            <text:p>4236.82</text:p>
          </table:table-cell>
          <table:table-cell office:value-type="float" office:value="3716.28">
            <text:p>3716.28</text:p>
          </table:table-cell>
          <table:table-cell office:value-type="float" office:value="3996.86">
            <text:p>3996.86</text:p>
          </table:table-cell>
          <table:table-cell office:value-type="float" office:value="4175.7">
            <text:p>4175.70</text:p>
          </table:table-cell>
          <table:table-cell office:value-type="float" office:value="3690.13">
            <text:p>3690.13</text:p>
          </table:table-cell>
          <table:table-cell office:value-type="float" office:value="2880.86">
            <text:p>2880.86</text:p>
          </table:table-cell>
          <table:table-cell office:value-type="float" office:value="3381.52">
            <text:p>3381.52</text:p>
          </table:table-cell>
          <table:table-cell office:value-type="float" office:value="2391.5">
            <text:p>2391.50</text:p>
          </table:table-cell>
          <table:table-cell office:value-type="float" office:value="2154.57">
            <text:p>2154.57</text:p>
          </table:table-cell>
          <table:table-cell office:value-type="float" office:value="1627.03">
            <text:p>1627.03</text:p>
          </table:table-cell>
          <table:table-cell office:value-type="float" office:value="1630.12">
            <text:p>1630.12</text:p>
          </table:table-cell>
          <table:table-cell table:number-columns-repeated="58"/>
          <table:table-cell office:value-type="float" office:value="10.1">
            <text:p>10.10</text:p>
          </table:table-cell>
          <table:table-cell office:value-type="float" office:value="7.91">
            <text:p>7.91</text:p>
          </table:table-cell>
          <table:table-cell office:value-type="float" office:value="7.71">
            <text:p>7.71</text:p>
          </table:table-cell>
          <table:table-cell office:value-type="float" office:value="18.81">
            <text:p>18.81</text:p>
          </table:table-cell>
          <table:table-cell office:value-type="float" office:value="18.23">
            <text:p>18.23</text:p>
          </table:table-cell>
          <table:table-cell office:value-type="float" office:value="14.39">
            <text:p>14.39</text:p>
          </table:table-cell>
          <table:table-cell office:value-type="float" office:value="7.35">
            <text:p>7.35</text:p>
          </table:table-cell>
          <table:table-cell office:value-type="float" office:value="6.77">
            <text:p>6.77</text:p>
          </table:table-cell>
          <table:table-cell office:value-type="float" office:value="8.27">
            <text:p>8.27</text:p>
          </table:table-cell>
          <table:table-cell office:value-type="float" office:value="3.53">
            <text:p>3.53</text:p>
          </table:table-cell>
          <table:table-cell office:value-type="float" office:value="8.35">
            <text:p>8.35</text:p>
          </table:table-cell>
          <table:table-cell office:value-type="float" office:value="6.61">
            <text:p>6.61</text:p>
          </table:table-cell>
          <table:table-cell office:value-type="float" office:value="6.76">
            <text:p>6.76</text:p>
          </table:table-cell>
          <table:table-cell office:value-type="float" office:value="6.53">
            <text:p>6.53</text:p>
          </table:table-cell>
          <table:table-cell office:value-type="float" office:value="6.3">
            <text:p>6.30</text:p>
          </table:table-cell>
          <table:table-cell office:value-type="float" office:value="6.06">
            <text:p>6.06</text:p>
          </table:table-cell>
          <table:table-cell office:value-type="float" office:value="5.83">
            <text:p>5.83</text:p>
          </table:table-cell>
          <table:table-cell office:value-type="float" office:value="5.61">
            <text:p>5.61</text:p>
          </table:table-cell>
          <table:table-cell office:value-type="float" office:value="5.39">
            <text:p>5.39</text:p>
          </table:table-cell>
          <table:table-cell office:value-type="float" office:value="5.19">
            <text:p>5.19</text:p>
          </table:table-cell>
          <table:table-cell office:value-type="float" office:value="5.01">
            <text:p>5.01</text:p>
          </table:table-cell>
          <table:table-cell office:value-type="float" office:value="4.84">
            <text:p>4.84</text:p>
          </table:table-cell>
          <table:table-cell office:value-type="float" office:value="4.68">
            <text:p>4.68</text:p>
          </table:table-cell>
          <table:table-cell office:value-type="float" office:value="4.52">
            <text:p>4.52</text:p>
          </table:table-cell>
          <table:table-cell office:value-type="float" office:value="4.37">
            <text:p>4.37</text:p>
          </table:table-cell>
          <table:table-cell office:value-type="float" office:value="4.23">
            <text:p>4.23</text:p>
          </table:table-cell>
          <table:table-cell office:value-type="float" office:value="4.1">
            <text:p>4.10</text:p>
          </table:table-cell>
          <table:table-cell office:value-type="float" office:value="3.98">
            <text:p>3.98</text:p>
          </table:table-cell>
          <table:table-cell office:value-type="float" office:value="3.86">
            <text:p>3.86</text:p>
          </table:table-cell>
          <table:table-cell office:value-type="float" office:value="3.25">
            <text:p>3.25</text:p>
          </table:table-cell>
          <table:table-cell office:value-type="float" office:value="2.6">
            <text:p>2.60</text:p>
          </table:table-cell>
          <table:table-cell office:value-type="float" office:value="1.75">
            <text:p>1.75</text:p>
          </table:table-cell>
          <table:table-cell office:value-type="float" office:value="1.56">
            <text:p>1.56</text:p>
          </table:table-cell>
          <table:table-cell office:value-type="float" office:value="1.69">
            <text:p>1.69</text:p>
          </table:table-cell>
          <table:table-cell office:value-type="float" office:value="1.58">
            <text:p>1.58</text:p>
          </table:table-cell>
          <table:table-cell office:value-type="float" office:value="1.84">
            <text:p>1.84</text:p>
          </table:table-cell>
          <table:table-cell office:value-type="float" office:value="2.56">
            <text:p>2.56</text:p>
          </table:table-cell>
          <table:table-cell office:value-type="float" office:value="2.31">
            <text:p>2.31</text:p>
          </table:table-cell>
          <table:table-cell office:value-type="float" office:value="2.34">
            <text:p>2.34</text:p>
          </table:table-cell>
          <table:table-cell office:value-type="float" office:value="2.83">
            <text:p>2.83</text:p>
          </table:table-cell>
          <table:table-cell office:value-type="float" office:value="3.62">
            <text:p>3.62</text:p>
          </table:table-cell>
          <table:table-cell office:value-type="float" office:value="2.34">
            <text:p>2.34</text:p>
          </table:table-cell>
          <table:table-cell office:value-type="float" office:value="2.03">
            <text:p>2.03</text:p>
          </table:table-cell>
          <table:table-cell office:value-type="float" office:value="2.15">
            <text:p>2.15</text:p>
          </table:table-cell>
          <table:table-cell office:value-type="float" office:value="2.23">
            <text:p>2.23</text:p>
          </table:table-cell>
          <table:table-cell office:value-type="float" office:value="1.95">
            <text:p>1.95</text:p>
          </table:table-cell>
          <table:table-cell office:value-type="float" office:value="1.5">
            <text:p>1.50</text:p>
          </table:table-cell>
          <table:table-cell office:value-type="float" office:value="1.75">
            <text:p>1.75</text:p>
          </table:table-cell>
          <table:table-cell office:value-type="float" office:value="1.23">
            <text:p>1.23</text:p>
          </table:table-cell>
          <table:table-cell office:value-type="float" office:value="1.09">
            <text:p>1.09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-10">
            <text:p>-10</text:p>
          </table:table-cell>
          <table:table-cell office:value-type="float" office:value="-55">
            <text:p>-55</text:p>
          </table:table-cell>
          <table:table-cell office:value-type="float" office:value="1227481">
            <text:p>1227481</text:p>
          </table:table-cell>
          <table:table-cell office:value-type="float" office:value="1572519">
            <text:p>1572519</text:p>
          </table:table-cell>
          <table:table-cell office:value-type="float" office:value="1415267">
            <text:p>1415267</text:p>
          </table:table-cell>
          <table:table-cell office:value-type="float" office:value="1462596">
            <text:p>1462596</text:p>
          </table:table-cell>
          <table:table-cell office:value-type="float" office:value="1305344">
            <text:p>1305344</text:p>
          </table:table-cell>
          <table:table-cell office:value-type="float" office:value="1572519">
            <text:p>1572519</text:p>
          </table:table-cell>
          <table:table-cell office:value-type="float" office:value="1624500">
            <text:p>1624500</text:p>
          </table:table-cell>
          <table:table-cell office:value-type="float" office:value="1919800">
            <text:p>1919800</text:p>
          </table:table-cell>
          <table:table-cell office:value-type="float" office:value="2026500">
            <text:p>2026500</text:p>
          </table:table-cell>
          <table:table-cell office:value-type="float" office:value="1876100">
            <text:p>1876100</text:p>
          </table:table-cell>
          <table:table-cell office:value-type="float" office:value="2066400">
            <text:p>2066400</text:p>
          </table:table-cell>
          <table:table-cell office:value-type="float" office:value="1842400">
            <text:p>1842400</text:p>
          </table:table-cell>
          <table:table-cell office:value-type="float" office:value="2182200">
            <text:p>2182200</text:p>
          </table:table-cell>
          <table:table-cell office:value-type="float" office:value="1880400">
            <text:p>1880400</text:p>
          </table:table-cell>
          <table:table-cell office:value-type="float" office:value="1677900">
            <text:p>1677900</text:p>
          </table:table-cell>
          <table:table-cell office:value-type="float" office:value="1211500">
            <text:p>1211500</text:p>
          </table:table-cell>
          <table:table-cell office:value-type="float" office:value="1843000">
            <text:p>1843000</text:p>
          </table:table-cell>
          <table:table-cell office:value-type="float" office:value="1523000">
            <text:p>1523000</text:p>
          </table:table-cell>
          <table:table-cell office:value-type="float" office:value="1587000">
            <text:p>1587000</text:p>
          </table:table-cell>
          <table:table-cell office:value-type="float" office:value="1625000">
            <text:p>1625000</text:p>
          </table:table-cell>
          <table:table-cell office:value-type="float" office:value="1678000">
            <text:p>1678000</text:p>
          </table:table-cell>
          <table:table-cell office:value-type="float" office:value="1874000">
            <text:p>1874000</text:p>
          </table:table-cell>
          <table:table-cell office:value-type="float" office:value="1552000">
            <text:p>1552000</text:p>
          </table:table-cell>
          <table:table-cell office:value-type="float" office:value="1924300">
            <text:p>1924300</text:p>
          </table:table-cell>
          <table:table-cell office:value-type="float" office:value="2773000">
            <text:p>2773000</text:p>
          </table:table-cell>
          <table:table-cell office:value-type="float" office:value="2244000">
            <text:p>2244000</text:p>
          </table:table-cell>
          <table:table-cell office:value-type="float" office:value="1622000">
            <text:p>1622000</text:p>
          </table:table-cell>
          <table:table-cell office:value-type="float" office:value="2457000">
            <text:p>2457000</text:p>
          </table:table-cell>
          <table:table-cell office:value-type="float" office:value="1756000">
            <text:p>1756000</text:p>
          </table:table-cell>
          <table:table-cell office:value-type="float" office:value="1844000">
            <text:p>1844000</text:p>
          </table:table-cell>
          <table:table-cell office:value-type="float" office:value="1996000">
            <text:p>1996000</text:p>
          </table:table-cell>
          <table:table-cell office:value-type="float" office:value="1810000">
            <text:p>1810000</text:p>
          </table:table-cell>
          <table:table-cell office:value-type="float" office:value="1090000">
            <text:p>1090000</text:p>
          </table:table-cell>
          <table:table-cell office:value-type="float" office:value="1312000">
            <text:p>1312000</text:p>
          </table:table-cell>
          <table:table-cell office:value-type="float" office:value="1393000">
            <text:p>1393000</text:p>
          </table:table-cell>
          <table:table-cell office:value-type="float" office:value="916000">
            <text:p>916000</text:p>
          </table:table-cell>
          <table:table-cell office:value-type="float" office:value="789000">
            <text:p>789000</text:p>
          </table:table-cell>
          <table:table-cell office:value-type="float" office:value="1126000">
            <text:p>1126000</text:p>
          </table:table-cell>
          <table:table-cell office:value-type="float" office:value="1356500">
            <text:p>1356500</text:p>
          </table:table-cell>
          <table:table-cell office:value-type="float" office:value="1929920">
            <text:p>1929920</text:p>
          </table:table-cell>
          <table:table-cell office:value-type="float" office:value="2537150">
            <text:p>2537150</text:p>
          </table:table-cell>
          <table:table-cell office:value-type="float" office:value="2076740">
            <text:p>2076740</text:p>
          </table:table-cell>
          <table:table-cell office:value-type="float" office:value="2113623">
            <text:p>2113623</text:p>
          </table:table-cell>
          <table:table-cell office:value-type="float" office:value="3649327">
            <text:p>3649327</text:p>
          </table:table-cell>
          <table:table-cell office:value-type="float" office:value="3521528">
            <text:p>3521528</text:p>
          </table:table-cell>
          <table:table-cell office:value-type="float" office:value="2783400">
            <text:p>2783400</text:p>
          </table:table-cell>
          <table:table-cell office:value-type="float" office:value="3946390">
            <text:p>3946390</text:p>
          </table:table-cell>
          <table:table-cell office:value-type="float" office:value="3823854">
            <text:p>3823854</text:p>
          </table:table-cell>
          <table:table-cell office:value-type="float" office:value="2781640">
            <text:p>2781640</text:p>
          </table:table-cell>
          <table:table-cell office:value-type="float" office:value="2831851">
            <text:p>2831851</text:p>
          </table:table-cell>
          <table:table-cell office:value-type="float" office:value="4867889">
            <text:p>4867889</text:p>
          </table:table-cell>
          <table:table-cell office:value-type="float" office:value="4765390">
            <text:p>4765390</text:p>
          </table:table-cell>
          <table:table-cell table:number-columns-repeated="2"/>
          <table:table-cell office:value-type="float" office:value="16.369">
            <text:p>16.369</text:p>
          </table:table-cell>
          <table:table-cell office:value-type="float" office:value="20.3465">
            <text:p>20.3465</text:p>
          </table:table-cell>
          <table:table-cell office:value-type="float" office:value="17.7701">
            <text:p>17.7701</text:p>
          </table:table-cell>
          <table:table-cell office:value-type="float" office:value="17.8328">
            <text:p>17.8328</text:p>
          </table:table-cell>
          <table:table-cell office:value-type="float" office:value="15.47">
            <text:p>15.47</text:p>
          </table:table-cell>
          <table:table-cell office:value-type="float" office:value="18.1329">
            <text:p>18.1329</text:p>
          </table:table-cell>
          <table:table-cell office:value-type="float" office:value="18.2422">
            <text:p>18.2422</text:p>
          </table:table-cell>
          <table:table-cell office:value-type="float" office:value="21.0097">
            <text:p>21.0097</text:p>
          </table:table-cell>
          <table:table-cell office:value-type="float" office:value="21.6252">
            <text:p>21.6252</text:p>
          </table:table-cell>
          <table:table-cell office:value-type="float" office:value="19.5305">
            <text:p>19.5305</text:p>
          </table:table-cell>
          <table:table-cell office:value-type="float" office:value="20.994">
            <text:p>20.994</text:p>
          </table:table-cell>
          <table:table-cell office:value-type="float" office:value="18.2754">
            <text:p>18.2754</text:p>
          </table:table-cell>
          <table:table-cell office:value-type="float" office:value="21.1394">
            <text:p>21.1394</text:p>
          </table:table-cell>
          <table:table-cell office:value-type="float" office:value="17.7911">
            <text:p>17.7911</text:p>
          </table:table-cell>
          <table:table-cell office:value-type="float" office:value="15.5045">
            <text:p>15.5045</text:p>
          </table:table-cell>
          <table:table-cell office:value-type="float" office:value="10.9333">
            <text:p>10.9333</text:p>
          </table:table-cell>
          <table:table-cell office:value-type="float" office:value="16.2443">
            <text:p>16.2443</text:p>
          </table:table-cell>
          <table:table-cell office:value-type="float" office:value="13.1111">
            <text:p>13.1111</text:p>
          </table:table-cell>
          <table:table-cell office:value-type="float" office:value="13.3447">
            <text:p>13.3447</text:p>
          </table:table-cell>
          <table:table-cell office:value-type="float" office:value="13.3481">
            <text:p>13.3481</text:p>
          </table:table-cell>
          <table:table-cell office:value-type="float" office:value="13.4659">
            <text:p>13.4659</text:p>
          </table:table-cell>
          <table:table-cell office:value-type="float" office:value="14.6952">
            <text:p>14.6952</text:p>
          </table:table-cell>
          <table:table-cell office:value-type="float" office:value="11.8967">
            <text:p>11.8967</text:p>
          </table:table-cell>
          <table:table-cell office:value-type="float" office:value="14.4289">
            <text:p>14.4289</text:p>
          </table:table-cell>
          <table:table-cell office:value-type="float" office:value="20.3563">
            <text:p>20.3563</text:p>
          </table:table-cell>
          <table:table-cell office:value-type="float" office:value="16.1412">
            <text:p>16.1412</text:p>
          </table:table-cell>
          <table:table-cell office:value-type="float" office:value="11.4412">
            <text:p>11.4412</text:p>
          </table:table-cell>
          <table:table-cell office:value-type="float" office:value="17.009">
            <text:p>17.009</text:p>
          </table:table-cell>
          <table:table-cell office:value-type="float" office:value="11.9392">
            <text:p>11.9392</text:p>
          </table:table-cell>
          <table:table-cell office:value-type="float" office:value="12.3222">
            <text:p>12.3222</text:p>
          </table:table-cell>
          <table:table-cell office:value-type="float" office:value="13.1183">
            <text:p>13.1183</text:p>
          </table:table-cell>
          <table:table-cell office:value-type="float" office:value="11.7078">
            <text:p>11.7078</text:p>
          </table:table-cell>
          <table:table-cell office:value-type="float" office:value="6.9422">
            <text:p>6.9422</text:p>
          </table:table-cell>
          <table:table-cell office:value-type="float" office:value="8.2292">
            <text:p>8.2292</text:p>
          </table:table-cell>
          <table:table-cell office:value-type="float" office:value="8.6046">
            <text:p>8.6046</text:p>
          </table:table-cell>
          <table:table-cell office:value-type="float" office:value="5.572">
            <text:p>5.572</text:p>
          </table:table-cell>
          <table:table-cell office:value-type="float" office:value="4.7267">
            <text:p>4.7267</text:p>
          </table:table-cell>
          <table:table-cell office:value-type="float" office:value="6.6442">
            <text:p>6.6442</text:p>
          </table:table-cell>
          <table:table-cell office:value-type="float" office:value="7.8864">
            <text:p>7.8864</text:p>
          </table:table-cell>
          <table:table-cell office:value-type="float" office:value="11.0594">
            <text:p>11.0594</text:p>
          </table:table-cell>
          <table:table-cell office:value-type="float" office:value="14.3368">
            <text:p>14.3368</text:p>
          </table:table-cell>
          <table:table-cell office:value-type="float" office:value="11.5764">
            <text:p>11.5764</text:p>
          </table:table-cell>
          <table:table-cell office:value-type="float" office:value="11.6291">
            <text:p>11.6291</text:p>
          </table:table-cell>
          <table:table-cell office:value-type="float" office:value="19.8322">
            <text:p>19.8322</text:p>
          </table:table-cell>
          <table:table-cell office:value-type="float" office:value="18.9185">
            <text:p>18.9185</text:p>
          </table:table-cell>
          <table:table-cell office:value-type="float" office:value="14.7948">
            <text:p>14.7948</text:p>
          </table:table-cell>
          <table:table-cell office:value-type="float" office:value="20.7708">
            <text:p>20.7708</text:p>
          </table:table-cell>
          <table:table-cell office:value-type="float" office:value="19.9402">
            <text:p>19.9402</text:p>
          </table:table-cell>
          <table:table-cell office:value-type="float" office:value="14.3761">
            <text:p>14.3761</text:p>
          </table:table-cell>
          <table:table-cell office:value-type="float" office:value="14.5067">
            <text:p>14.5067</text:p>
          </table:table-cell>
          <table:table-cell office:value-type="float" office:value="24.7183">
            <text:p>24.7183</text:p>
          </table:table-cell>
          <table:table-cell office:value-type="float" office:value="23.9882">
            <text:p>23.9882</text:p>
          </table:table-cell>
          <table:table-cell table:number-columns-repeated="2"/>
          <table:table-cell office:value-type="float" office:value="2702100.37">
            <text:p>2702100.37</text:p>
          </table:table-cell>
          <table:table-cell office:value-type="float" office:value="3461645.04">
            <text:p>3461645.04</text:p>
          </table:table-cell>
          <table:table-cell office:value-type="float" office:value="3115480.03">
            <text:p>3115480.03</text:p>
          </table:table-cell>
          <table:table-cell office:value-type="float" office:value="3219669.25">
            <text:p>3219669.25</text:p>
          </table:table-cell>
          <table:table-cell office:value-type="float" office:value="2873504.25">
            <text:p>2873504.25</text:p>
          </table:table-cell>
          <table:table-cell office:value-type="float" office:value="3461645.04">
            <text:p>3461645.04</text:p>
          </table:table-cell>
          <table:table-cell office:value-type="float" office:value="3567746.62">
            <text:p>3567746.62</text:p>
          </table:table-cell>
          <table:table-cell office:value-type="float" office:value="4215334.62">
            <text:p>4215334.62</text:p>
          </table:table-cell>
          <table:table-cell office:value-type="float" office:value="4449741.86">
            <text:p>4449741.86</text:p>
          </table:table-cell>
          <table:table-cell office:value-type="float" office:value="4120741.74">
            <text:p>4120741.74</text:p>
          </table:table-cell>
          <table:table-cell office:value-type="float" office:value="4538148.81">
            <text:p>4538148.81</text:p>
          </table:table-cell>
          <table:table-cell office:value-type="float" office:value="4046243.23">
            <text:p>4046243.23</text:p>
          </table:table-cell>
          <table:table-cell office:value-type="float" office:value="4792419.77">
            <text:p>4792419.77</text:p>
          </table:table-cell>
          <table:table-cell office:value-type="float" office:value="4129424.96">
            <text:p>4129424.96</text:p>
          </table:table-cell>
          <table:table-cell office:value-type="float" office:value="3685199.96">
            <text:p>3685199.96</text:p>
          </table:table-cell>
          <table:table-cell office:value-type="float" office:value="2660662.44">
            <text:p>2660662.44</text:p>
          </table:table-cell>
          <table:table-cell office:value-type="float" office:value="4019388.64">
            <text:p>4019388.64</text:p>
          </table:table-cell>
          <table:table-cell office:value-type="float" office:value="3320930.86">
            <text:p>3320930.86</text:p>
          </table:table-cell>
          <table:table-cell office:value-type="float" office:value="3461475.31">
            <text:p>3461475.31</text:p>
          </table:table-cell>
          <table:table-cell office:value-type="float" office:value="3544657.05">
            <text:p>3544657.05</text:p>
          </table:table-cell>
          <table:table-cell office:value-type="float" office:value="3660112.57">
            <text:p>3660112.57</text:p>
          </table:table-cell>
          <table:table-cell office:value-type="float" office:value="4080401.82">
            <text:p>4080401.82</text:p>
          </table:table-cell>
          <table:table-cell office:value-type="float" office:value="3380483.85">
            <text:p>3380483.85</text:p>
          </table:table-cell>
          <table:table-cell office:value-type="float" office:value="3726073.17">
            <text:p>3726073.17</text:p>
          </table:table-cell>
          <table:table-cell office:value-type="float" office:value="6045949.95">
            <text:p>6045949.95</text:p>
          </table:table-cell>
          <table:table-cell office:value-type="float" office:value="4896389.32">
            <text:p>4896389.32</text:p>
          </table:table-cell>
          <table:table-cell office:value-type="float" office:value="3538202.29">
            <text:p>3538202.29</text:p>
          </table:table-cell>
          <table:table-cell office:value-type="float" office:value="5363205.97">
            <text:p>5363205.97</text:p>
          </table:table-cell>
          <table:table-cell office:value-type="float" office:value="3947341.54">
            <text:p>3947341.54</text:p>
          </table:table-cell>
          <table:table-cell office:value-type="float" office:value="4049970.06">
            <text:p>4049970.06</text:p>
          </table:table-cell>
          <table:table-cell office:value-type="float" office:value="4382697.01">
            <text:p>4382697.01</text:p>
          </table:table-cell>
          <table:table-cell office:value-type="float" office:value="3973973.17">
            <text:p>3973973.17</text:p>
          </table:table-cell>
          <table:table-cell office:value-type="float" office:value="2394980.33">
            <text:p>2394980.33</text:p>
          </table:table-cell>
          <table:table-cell office:value-type="float" office:value="2881161.25">
            <text:p>2881161.25</text:p>
          </table:table-cell>
          <table:table-cell office:value-type="float" office:value="3059704.15">
            <text:p>3059704.15</text:p>
          </table:table-cell>
          <table:table-cell office:value-type="float" office:value="2012075.52">
            <text:p>2012075.52</text:p>
          </table:table-cell>
          <table:table-cell office:value-type="float" office:value="1731716.71">
            <text:p>1731716.71</text:p>
          </table:table-cell>
          <table:table-cell office:value-type="float" office:value="2472437.41">
            <text:p>2472437.41</text:p>
          </table:table-cell>
          <table:table-cell office:value-type="float" office:value="2979749.79">
            <text:p>2979749.79</text:p>
          </table:table-cell>
          <table:table-cell office:value-type="float" office:value="4238075.28">
            <text:p>4238075.28</text:p>
          </table:table-cell>
          <table:table-cell office:value-type="float" office:value="5571619.28">
            <text:p>5571619.28</text:p>
          </table:table-cell>
          <table:table-cell office:value-type="float" office:value="4557766.44">
            <text:p>4557766.44</text:p>
          </table:table-cell>
          <table:table-cell office:value-type="float" office:value="4641531.41">
            <text:p>4641531.41</text:p>
          </table:table-cell>
          <table:table-cell office:value-type="float" office:value="8013947.16">
            <text:p>8013947.16</text:p>
          </table:table-cell>
          <table:table-cell office:value-type="float" office:value="7733312.04">
            <text:p>7733312.04</text:p>
          </table:table-cell>
          <table:table-cell office:value-type="float" office:value="6112392.68">
            <text:p>6112392.68</text:p>
          </table:table-cell>
          <table:table-cell office:value-type="float" office:value="8666293.6">
            <text:p>8666293.60</text:p>
          </table:table-cell>
          <table:table-cell office:value-type="float" office:value="8397211.14">
            <text:p>8397211.14</text:p>
          </table:table-cell>
          <table:table-cell office:value-type="float" office:value="6108502.12">
            <text:p>6108502.12</text:p>
          </table:table-cell>
          <table:table-cell office:value-type="float" office:value="6218765.7">
            <text:p>6218765.70</text:p>
          </table:table-cell>
          <table:table-cell office:value-type="float" office:value="10689919.23">
            <text:p>10689919.23</text:p>
          </table:table-cell>
          <table:table-cell office:value-type="float" office:value="10464830.84">
            <text:p>10464830.84</text:p>
          </table:table-cell>
          <table:table-cell table:number-columns-repeated="3"/>
          <table:table-cell office:value-type="string">
            <text:p>21772.77</text:p>
          </table:table-cell>
          <table:table-cell office:value-type="string">
            <text:p>27892.97</text:p>
          </table:table-cell>
          <table:table-cell office:value-type="string">
            <text:p>25103.67</text:p>
          </table:table-cell>
          <table:table-cell office:value-type="string">
            <text:p>25943.19</text:p>
          </table:table-cell>
          <table:table-cell office:value-type="string">
            <text:p>23153.89</text:p>
          </table:table-cell>
          <table:table-cell office:value-type="string">
            <text:p>27892.97</text:p>
          </table:table-cell>
          <table:table-cell office:value-type="string">
            <text:p>28747.90</text:p>
          </table:table-cell>
          <table:table-cell office:value-type="string">
            <text:p>33965.99</text:p>
          </table:table-cell>
          <table:table-cell office:value-type="string">
            <text:p>35854.77</text:p>
          </table:table-cell>
          <table:table-cell office:value-type="string">
            <text:p>33203.78</text:p>
          </table:table-cell>
          <table:table-cell office:value-type="string">
            <text:p>36567.13</text:p>
          </table:table-cell>
          <table:table-cell office:value-type="string">
            <text:p>32603.50</text:p>
          </table:table-cell>
          <table:table-cell office:value-type="string">
            <text:p>38615.98</text:p>
          </table:table-cell>
          <table:table-cell office:value-type="string">
            <text:p>33273.75</text:p>
          </table:table-cell>
          <table:table-cell office:value-type="string">
            <text:p>29694.31</text:p>
          </table:table-cell>
          <table:table-cell office:value-type="string">
            <text:p>21438.87</text:p>
          </table:table-cell>
          <table:table-cell office:value-type="string">
            <text:p>32387.11</text:p>
          </table:table-cell>
          <table:table-cell office:value-type="string">
            <text:p>26759.13</text:p>
          </table:table-cell>
          <table:table-cell office:value-type="string">
            <text:p>27891.60</text:p>
          </table:table-cell>
          <table:table-cell office:value-type="string">
            <text:p>28561.85</text:p>
          </table:table-cell>
          <table:table-cell office:value-type="string">
            <text:p>29492.16</text:p>
          </table:table-cell>
          <table:table-cell office:value-type="string">
            <text:p>32878.74</text:p>
          </table:table-cell>
          <table:table-cell office:value-type="string">
            <text:p>27238.99</text:p>
          </table:table-cell>
          <table:table-cell office:value-type="string">
            <text:p>30023.65</text:p>
          </table:table-cell>
          <table:table-cell office:value-type="string">
            <text:p>48716.57</text:p>
          </table:table-cell>
          <table:table-cell office:value-type="string">
            <text:p>39453.73</text:p>
          </table:table-cell>
          <table:table-cell office:value-type="string">
            <text:p>28509.84</text:p>
          </table:table-cell>
          <table:table-cell office:value-type="string">
            <text:p>43215.21</text:p>
          </table:table-cell>
          <table:table-cell office:value-type="string">
            <text:p>31806.57</text:p>
          </table:table-cell>
          <table:table-cell office:value-type="string">
            <text:p>32633.53</text:p>
          </table:table-cell>
          <table:table-cell office:value-type="string">
            <text:p>35314.55</text:p>
          </table:table-cell>
          <table:table-cell office:value-type="string">
            <text:p>32021.16</text:p>
          </table:table-cell>
          <table:table-cell office:value-type="string">
            <text:p>19298.08</text:p>
          </table:table-cell>
          <table:table-cell office:value-type="string">
            <text:p>23215.59</text:p>
          </table:table-cell>
          <table:table-cell office:value-type="string">
            <text:p>24654.24</text:p>
          </table:table-cell>
          <table:table-cell office:value-type="string">
            <text:p>16212.74</text:p>
          </table:table-cell>
          <table:table-cell office:value-type="string">
            <text:p>13953.69</text:p>
          </table:table-cell>
          <table:table-cell office:value-type="string">
            <text:p>19922.21</text:p>
          </table:table-cell>
          <table:table-cell office:value-type="string">
            <text:p>24009.99</text:p>
          </table:table-cell>
          <table:table-cell office:value-type="string">
            <text:p>34149.22</text:p>
          </table:table-cell>
          <table:table-cell office:value-type="string">
            <text:p>44894.55</text:p>
          </table:table-cell>
          <table:table-cell office:value-type="string">
            <text:p>36725.21</text:p>
          </table:table-cell>
          <table:table-cell office:value-type="string">
            <text:p>37400.16</text:p>
          </table:table-cell>
          <table:table-cell office:value-type="string">
            <text:p>64574.14</text:p>
          </table:table-cell>
          <table:table-cell office:value-type="string">
            <text:p>62312.86</text:p>
          </table:table-cell>
          <table:table-cell office:value-type="string">
            <text:p>49251.95</text:p>
          </table:table-cell>
          <table:table-cell office:value-type="string">
            <text:p>69830.57</text:p>
          </table:table-cell>
          <table:table-cell office:value-type="string">
            <text:p>67662.38</text:p>
          </table:table-cell>
          <table:table-cell office:value-type="string">
            <text:p>49220.60</text:p>
          </table:table-cell>
          <table:table-cell office:value-type="string">
            <text:p>50109.07</text:p>
          </table:table-cell>
          <table:table-cell office:value-type="string">
            <text:p>86136.38</text:p>
          </table:table-cell>
          <table:table-cell office:value-type="string">
            <text:p>84322.68</text:p>
          </table:table-cell>
          <table:table-cell table:number-columns-repeated="3"/>
          <table:table-cell office:value-type="float" office:value="36.03">
            <text:p>36.03</text:p>
          </table:table-cell>
          <table:table-cell office:value-type="float" office:value="44.79">
            <text:p>44.79</text:p>
          </table:table-cell>
          <table:table-cell office:value-type="float" office:value="39.12">
            <text:p>39.12</text:p>
          </table:table-cell>
          <table:table-cell office:value-type="float" office:value="39.26">
            <text:p>39.26</text:p>
          </table:table-cell>
          <table:table-cell office:value-type="float" office:value="34.05">
            <text:p>34.05</text:p>
          </table:table-cell>
          <table:table-cell office:value-type="float" office:value="39.92">
            <text:p>39.92</text:p>
          </table:table-cell>
          <table:table-cell office:value-type="float" office:value="40.06">
            <text:p>40.06</text:p>
          </table:table-cell>
          <table:table-cell office:value-type="float" office:value="46.13">
            <text:p>46.13</text:p>
          </table:table-cell>
          <table:table-cell office:value-type="float" office:value="47.48">
            <text:p>47.48</text:p>
          </table:table-cell>
          <table:table-cell office:value-type="float" office:value="42.9">
            <text:p>42.90</text:p>
          </table:table-cell>
          <table:table-cell office:value-type="float" office:value="46.11">
            <text:p>46.11</text:p>
          </table:table-cell>
          <table:table-cell office:value-type="float" office:value="40.14">
            <text:p>40.14</text:p>
          </table:table-cell>
          <table:table-cell office:value-type="float" office:value="46.43">
            <text:p>46.43</text:p>
          </table:table-cell>
          <table:table-cell office:value-type="float" office:value="39.07">
            <text:p>39.07</text:p>
          </table:table-cell>
          <table:table-cell office:value-type="float" office:value="34.05">
            <text:p>34.05</text:p>
          </table:table-cell>
          <table:table-cell office:value-type="float" office:value="24.01">
            <text:p>24.01</text:p>
          </table:table-cell>
          <table:table-cell office:value-type="float" office:value="35.43">
            <text:p>35.43</text:p>
          </table:table-cell>
          <table:table-cell office:value-type="float" office:value="28.59">
            <text:p>28.59</text:p>
          </table:table-cell>
          <table:table-cell office:value-type="float" office:value="29.11">
            <text:p>29.11</text:p>
          </table:table-cell>
          <table:table-cell office:value-type="float" office:value="29.12">
            <text:p>29.12</text:p>
          </table:table-cell>
          <table:table-cell office:value-type="float" office:value="29.37">
            <text:p>29.37</text:p>
          </table:table-cell>
          <table:table-cell office:value-type="float" office:value="32">
            <text:p>32.00</text:p>
          </table:table-cell>
          <table:table-cell office:value-type="float" office:value="25.91">
            <text:p>25.91</text:p>
          </table:table-cell>
          <table:table-cell office:value-type="float" office:value="27.94">
            <text:p>27.94</text:p>
          </table:table-cell>
          <table:table-cell office:value-type="float" office:value="44.38">
            <text:p>44.38</text:p>
          </table:table-cell>
          <table:table-cell office:value-type="float" office:value="35.22">
            <text:p>35.22</text:p>
          </table:table-cell>
          <table:table-cell office:value-type="float" office:value="24.96">
            <text:p>24.96</text:p>
          </table:table-cell>
          <table:table-cell office:value-type="float" office:value="37.13">
            <text:p>37.13</text:p>
          </table:table-cell>
          <table:table-cell office:value-type="float" office:value="26.84">
            <text:p>26.84</text:p>
          </table:table-cell>
          <table:table-cell office:value-type="float" office:value="27.06">
            <text:p>27.06</text:p>
          </table:table-cell>
          <table:table-cell office:value-type="float" office:value="28.8">
            <text:p>28.80</text:p>
          </table:table-cell>
          <table:table-cell office:value-type="float" office:value="25.71">
            <text:p>25.71</text:p>
          </table:table-cell>
          <table:table-cell office:value-type="float" office:value="15.25">
            <text:p>15.25</text:p>
          </table:table-cell>
          <table:table-cell office:value-type="float" office:value="18.07">
            <text:p>18.07</text:p>
          </table:table-cell>
          <table:table-cell office:value-type="float" office:value="18.9">
            <text:p>18.90</text:p>
          </table:table-cell>
          <table:table-cell office:value-type="float" office:value="12.24">
            <text:p>12.24</text:p>
          </table:table-cell>
          <table:table-cell office:value-type="float" office:value="10.37">
            <text:p>10.37</text:p>
          </table:table-cell>
          <table:table-cell office:value-type="float" office:value="14.59">
            <text:p>14.59</text:p>
          </table:table-cell>
          <table:table-cell office:value-type="float" office:value="17.32">
            <text:p>17.32</text:p>
          </table:table-cell>
          <table:table-cell office:value-type="float" office:value="24.29">
            <text:p>24.29</text:p>
          </table:table-cell>
          <table:table-cell office:value-type="float" office:value="31.48">
            <text:p>31.48</text:p>
          </table:table-cell>
          <table:table-cell office:value-type="float" office:value="25.41">
            <text:p>25.41</text:p>
          </table:table-cell>
          <table:table-cell office:value-type="float" office:value="25.54">
            <text:p>25.54</text:p>
          </table:table-cell>
          <table:table-cell office:value-type="float" office:value="43.55">
            <text:p>43.55</text:p>
          </table:table-cell>
          <table:table-cell office:value-type="float" office:value="41.55">
            <text:p>41.55</text:p>
          </table:table-cell>
          <table:table-cell office:value-type="float" office:value="32.49">
            <text:p>32.49</text:p>
          </table:table-cell>
          <table:table-cell office:value-type="float" office:value="45.61">
            <text:p>45.61</text:p>
          </table:table-cell>
          <table:table-cell office:value-type="float" office:value="43.79">
            <text:p>43.79</text:p>
          </table:table-cell>
          <table:table-cell office:value-type="float" office:value="31.57">
            <text:p>31.57</text:p>
          </table:table-cell>
          <table:table-cell office:value-type="float" office:value="31.86">
            <text:p>31.86</text:p>
          </table:table-cell>
          <table:table-cell office:value-type="float" office:value="54.28">
            <text:p>54.28</text:p>
          </table:table-cell>
          <table:table-cell office:value-type="float" office:value="52.68">
            <text:p>52.68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31">
            <text:p>0.31</text:p>
          </table:table-cell>
          <table:table-cell office:value-type="float" office:value="0.27">
            <text:p>0.27</text:p>
          </table:table-cell>
          <table:table-cell office:value-type="float" office:value="0.19">
            <text:p>0.19</text:p>
          </table:table-cell>
          <table:table-cell office:value-type="float" office:value="0.29">
            <text:p>0.29</text:p>
          </table:table-cell>
          <table:table-cell table:number-columns-repeated="3"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28">
            <text:p>0.28</text:p>
          </table:table-cell>
          <table:table-cell office:value-type="float" office:value="0.2">
            <text:p>0.20</text:p>
          </table:table-cell>
          <table:table-cell office:value-type="float" office:value="0.3">
            <text:p>0.30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">
            <text:p>0.10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2">
            <text:p>0.20</text:p>
          </table:table-cell>
          <table:table-cell office:value-type="float" office:value="0.25">
            <text:p>0.25</text:p>
          </table:table-cell>
          <table:table-cell office:value-type="float" office:value="0.2">
            <text:p>0.20</text:p>
          </table:table-cell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0.33">
            <text:p>0.33</text:p>
          </table:table-cell>
          <table:table-cell office:value-type="float" office:value="0.26">
            <text:p>0.26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float" office:value="239">
            <text:p>239</text:p>
          </table:table-cell>
          <table:table-cell office:value-type="float" office:value="92">
            <text:p>92</text:p>
          </table:table-cell>
          <table:table-cell office:value-type="string">
            <text:p>18.4206950</text:p>
          </table:table-cell>
          <table:table-cell office:value-type="string">
            <text:p>-64.639968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4.5352770</text:p>
          </table:table-cell>
          <table:table-cell office:value-type="string">
            <text:p>114.6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21507">
            <text:p>21507</text:p>
          </table:table-cell>
          <table:table-cell office:value-type="float" office:value="48826">
            <text:p>48826</text:p>
          </table:table-cell>
          <table:table-cell office:value-type="float" office:value="39771">
            <text:p>39771</text:p>
          </table:table-cell>
          <table:table-cell office:value-type="float" office:value="43071">
            <text:p>43071</text:p>
          </table:table-cell>
          <table:table-cell office:value-type="float" office:value="38043">
            <text:p>38043</text:p>
          </table:table-cell>
          <table:table-cell office:value-type="float" office:value="68578">
            <text:p>68578</text:p>
          </table:table-cell>
          <table:table-cell office:value-type="float" office:value="55585">
            <text:p>55585</text:p>
          </table:table-cell>
          <table:table-cell office:value-type="float" office:value="31051">
            <text:p>31051</text:p>
          </table:table-cell>
          <table:table-cell office:value-type="float" office:value="40566">
            <text:p>40566</text:p>
          </table:table-cell>
          <table:table-cell office:value-type="float" office:value="36015">
            <text:p>36015</text:p>
          </table:table-cell>
          <table:table-cell office:value-type="float" office:value="40022">
            <text:p>40022</text:p>
          </table:table-cell>
          <table:table-cell office:value-type="float" office:value="49412">
            <text:p>49412</text:p>
          </table:table-cell>
          <table:table-cell office:value-type="float" office:value="37926">
            <text:p>37926</text:p>
          </table:table-cell>
          <table:table-cell office:value-type="float" office:value="37288">
            <text:p>37288</text:p>
          </table:table-cell>
          <table:table-cell office:value-type="float" office:value="31582">
            <text:p>31582</text:p>
          </table:table-cell>
          <table:table-cell office:value-type="float" office:value="3315">
            <text:p>3315</text:p>
          </table:table-cell>
          <table:table-cell office:value-type="float" office:value="13088">
            <text:p>13088</text:p>
          </table:table-cell>
          <table:table-cell office:value-type="float" office:value="15909">
            <text:p>15909</text:p>
          </table:table-cell>
          <table:table-cell office:value-type="float" office:value="17509">
            <text:p>17509</text:p>
          </table:table-cell>
          <table:table-cell office:value-type="float" office:value="11743">
            <text:p>11743</text:p>
          </table:table-cell>
          <table:table-cell office:value-type="float" office:value="12727">
            <text:p>12727</text:p>
          </table:table-cell>
          <table:table-cell office:value-type="float" office:value="20052">
            <text:p>20052</text:p>
          </table:table-cell>
          <table:table-cell office:value-type="float" office:value="17040">
            <text:p>17040</text:p>
          </table:table-cell>
          <table:table-cell office:value-type="float" office:value="14508">
            <text:p>14508</text:p>
          </table:table-cell>
          <table:table-cell office:value-type="float" office:value="14113">
            <text:p>14113</text:p>
          </table:table-cell>
          <table:table-cell office:value-type="float" office:value="18118">
            <text:p>18118</text:p>
          </table:table-cell>
          <table:table-cell office:value-type="float" office:value="19756">
            <text:p>19756</text:p>
          </table:table-cell>
          <table:table-cell office:value-type="float" office:value="12963">
            <text:p>12963</text:p>
          </table:table-cell>
          <table:table-cell office:value-type="float" office:value="12831">
            <text:p>12831</text:p>
          </table:table-cell>
          <table:table-cell office:value-type="float" office:value="7889">
            <text:p>7889</text:p>
          </table:table-cell>
          <table:table-cell office:value-type="float" office:value="17910">
            <text:p>17910</text:p>
          </table:table-cell>
          <table:table-cell office:value-type="float" office:value="8583">
            <text:p>8583</text:p>
          </table:table-cell>
          <table:table-cell office:value-type="float" office:value="4992">
            <text:p>4992</text:p>
          </table:table-cell>
          <table:table-cell office:value-type="float" office:value="6738">
            <text:p>6738</text:p>
          </table:table-cell>
          <table:table-cell office:value-type="float" office:value="13939">
            <text:p>13939</text:p>
          </table:table-cell>
          <table:table-cell office:value-type="float" office:value="11768">
            <text:p>11768</text:p>
          </table:table-cell>
          <table:table-cell office:value-type="float" office:value="8910">
            <text:p>8910</text:p>
          </table:table-cell>
          <table:table-cell office:value-type="float" office:value="7122">
            <text:p>7122</text:p>
          </table:table-cell>
          <table:table-cell office:value-type="float" office:value="9570">
            <text:p>9570</text:p>
          </table:table-cell>
          <table:table-cell office:value-type="float" office:value="6280">
            <text:p>6280</text:p>
          </table:table-cell>
          <table:table-cell office:value-type="float" office:value="9600">
            <text:p>9600</text:p>
          </table:table-cell>
          <table:table-cell office:value-type="float" office:value="8360">
            <text:p>8360</text:p>
          </table:table-cell>
          <table:table-cell office:value-type="float" office:value="4100">
            <text:p>4100</text:p>
          </table:table-cell>
          <table:table-cell office:value-type="float" office:value="2530">
            <text:p>2530</text:p>
          </table:table-cell>
          <table:table-cell office:value-type="float" office:value="1227">
            <text:p>1227</text:p>
          </table:table-cell>
          <table:table-cell office:value-type="float" office:value="1045">
            <text:p>1045</text:p>
          </table:table-cell>
          <table:table-cell office:value-type="float" office:value="825">
            <text:p>825</text:p>
          </table:table-cell>
          <table:table-cell office:value-type="float" office:value="689">
            <text:p>689</text:p>
          </table:table-cell>
          <table:table-cell office:value-type="float" office:value="480">
            <text:p>480</text:p>
          </table:table-cell>
          <table:table-cell office:value-type="float" office:value="880">
            <text:p>880</text:p>
          </table:table-cell>
          <table:table-cell office:value-type="float" office:value="413">
            <text:p>413</text:p>
          </table:table-cell>
          <table:table-cell office:value-type="float" office:value="249">
            <text:p>249</text:p>
          </table:table-cell>
          <table:table-cell table:number-columns-repeated="2"/>
          <table:table-cell office:value-type="float" office:value="2.7104">
            <text:p>2.7104</text:p>
          </table:table-cell>
          <table:table-cell office:value-type="float" office:value="6.1002">
            <text:p>6.1002</text:p>
          </table:table-cell>
          <table:table-cell office:value-type="float" office:value="4.9264">
            <text:p>4.9264</text:p>
          </table:table-cell>
          <table:table-cell office:value-type="float" office:value="5.2906">
            <text:p>5.2906</text:p>
          </table:table-cell>
          <table:table-cell office:value-type="float" office:value="4.6354">
            <text:p>4.6354</text:p>
          </table:table-cell>
          <table:table-cell office:value-type="float" office:value="8.2934">
            <text:p>8.2934</text:p>
          </table:table-cell>
          <table:table-cell office:value-type="float" office:value="6.6737">
            <text:p>6.6737</text:p>
          </table:table-cell>
          <table:table-cell office:value-type="float" office:value="3.7027">
            <text:p>3.7027</text:p>
          </table:table-cell>
          <table:table-cell office:value-type="float" office:value="4.8058">
            <text:p>4.8058</text:p>
          </table:table-cell>
          <table:table-cell office:value-type="float" office:value="4.2396">
            <text:p>4.2396</text:p>
          </table:table-cell>
          <table:table-cell office:value-type="float" office:value="4.6826">
            <text:p>4.6826</text:p>
          </table:table-cell>
          <table:table-cell office:value-type="float" office:value="5.7476">
            <text:p>5.7476</text:p>
          </table:table-cell>
          <table:table-cell office:value-type="float" office:value="4.3876">
            <text:p>4.3876</text:p>
          </table:table-cell>
          <table:table-cell office:value-type="float" office:value="4.2919">
            <text:p>4.2919</text:p>
          </table:table-cell>
          <table:table-cell office:value-type="float" office:value="3.6189">
            <text:p>3.6189</text:p>
          </table:table-cell>
          <table:table-cell office:value-type="float" office:value="0.3784">
            <text:p>0.3784</text:p>
          </table:table-cell>
          <table:table-cell office:value-type="float" office:value="1.489">
            <text:p>1.489</text:p>
          </table:table-cell>
          <table:table-cell office:value-type="float" office:value="1.8046">
            <text:p>1.8046</text:p>
          </table:table-cell>
          <table:table-cell office:value-type="float" office:value="1.9807">
            <text:p>1.9807</text:p>
          </table:table-cell>
          <table:table-cell office:value-type="float" office:value="1.3246">
            <text:p>1.3246</text:p>
          </table:table-cell>
          <table:table-cell office:value-type="float" office:value="1.4314">
            <text:p>1.4314</text:p>
          </table:table-cell>
          <table:table-cell office:value-type="float" office:value="2.2487">
            <text:p>2.2487</text:p>
          </table:table-cell>
          <table:table-cell office:value-type="float" office:value="1.9063">
            <text:p>1.9063</text:p>
          </table:table-cell>
          <table:table-cell office:value-type="float" office:value="1.6201">
            <text:p>1.6201</text:p>
          </table:table-cell>
          <table:table-cell office:value-type="float" office:value="1.5751">
            <text:p>1.5751</text:p>
          </table:table-cell>
          <table:table-cell office:value-type="float" office:value="2.0228">
            <text:p>2.0228</text:p>
          </table:table-cell>
          <table:table-cell office:value-type="float" office:value="2.2089">
            <text:p>2.2089</text:p>
          </table:table-cell>
          <table:table-cell office:value-type="float" office:value="1.4534">
            <text:p>1.4534</text:p>
          </table:table-cell>
          <table:table-cell office:value-type="float" office:value="1.4453">
            <text:p>1.4453</text:p>
          </table:table-cell>
          <table:table-cell office:value-type="float" office:value="0.8943">
            <text:p>0.8943</text:p>
          </table:table-cell>
          <table:table-cell office:value-type="float" office:value="2.048">
            <text:p>2.048</text:p>
          </table:table-cell>
          <table:table-cell office:value-type="float" office:value="0.9918">
            <text:p>0.9918</text:p>
          </table:table-cell>
          <table:table-cell office:value-type="float" office:value="0.5837">
            <text:p>0.5837</text:p>
          </table:table-cell>
          <table:table-cell office:value-type="float" office:value="0.7972">
            <text:p>0.7972</text:p>
          </table:table-cell>
          <table:table-cell office:value-type="float" office:value="1.6677">
            <text:p>1.6677</text:p>
          </table:table-cell>
          <table:table-cell office:value-type="float" office:value="1.4221">
            <text:p>1.4221</text:p>
          </table:table-cell>
          <table:table-cell office:value-type="float" office:value="1.0866">
            <text:p>1.0866</text:p>
          </table:table-cell>
          <table:table-cell office:value-type="float" office:value="0.8759">
            <text:p>0.8759</text:p>
          </table:table-cell>
          <table:table-cell office:value-type="float" office:value="1.1865">
            <text:p>1.1865</text:p>
          </table:table-cell>
          <table:table-cell office:value-type="float" office:value="0.7849">
            <text:p>0.7849</text:p>
          </table:table-cell>
          <table:table-cell office:value-type="float" office:value="1.2098">
            <text:p>1.2098</text:p>
          </table:table-cell>
          <table:table-cell office:value-type="float" office:value="1.0623">
            <text:p>1.0623</text:p>
          </table:table-cell>
          <table:table-cell office:value-type="float" office:value="0.5252">
            <text:p>0.5252</text:p>
          </table:table-cell>
          <table:table-cell office:value-type="float" office:value="0.3267">
            <text:p>0.3267</text:p>
          </table:table-cell>
          <table:table-cell office:value-type="float" office:value="0.1597">
            <text:p>0.1597</text:p>
          </table:table-cell>
          <table:table-cell office:value-type="float" office:value="0.1371">
            <text:p>0.1371</text:p>
          </table:table-cell>
          <table:table-cell office:value-type="float" office:value="0.1091">
            <text:p>0.1091</text:p>
          </table:table-cell>
          <table:table-cell office:value-type="float" office:value="0.0918">
            <text:p>0.0918</text:p>
          </table:table-cell>
          <table:table-cell office:value-type="float" office:value="0.0645">
            <text:p>0.0645</text:p>
          </table:table-cell>
          <table:table-cell office:value-type="float" office:value="0.1191">
            <text:p>0.1191</text:p>
          </table:table-cell>
          <table:table-cell office:value-type="float" office:value="0.0563">
            <text:p>0.0563</text:p>
          </table:table-cell>
          <table:table-cell office:value-type="float" office:value="0.0342">
            <text:p>0.0342</text:p>
          </table:table-cell>
          <table:table-cell table:number-columns-repeated="2"/>
          <table:table-cell office:value-type="float" office:value="88016.34">
            <text:p>88016.34</text:p>
          </table:table-cell>
          <table:table-cell office:value-type="float" office:value="208704.79">
            <text:p>208704.79</text:p>
          </table:table-cell>
          <table:table-cell office:value-type="float" office:value="166445.48">
            <text:p>166445.48</text:p>
          </table:table-cell>
          <table:table-cell office:value-type="float" office:value="180604.12">
            <text:p>180604.12</text:p>
          </table:table-cell>
          <table:table-cell office:value-type="float" office:value="160143.11">
            <text:p>160143.11</text:p>
          </table:table-cell>
          <table:table-cell office:value-type="float" office:value="288683.45">
            <text:p>288683.45</text:p>
          </table:table-cell>
          <table:table-cell office:value-type="float" office:value="233985.77">
            <text:p>233985.77</text:p>
          </table:table-cell>
          <table:table-cell office:value-type="float" office:value="127259.63">
            <text:p>127259.63</text:p>
          </table:table-cell>
          <table:table-cell office:value-type="float" office:value="166259.51">
            <text:p>166259.51</text:p>
          </table:table-cell>
          <table:table-cell office:value-type="float" office:value="147607.26">
            <text:p>147607.26</text:p>
          </table:table-cell>
          <table:table-cell office:value-type="float" office:value="166193.43">
            <text:p>166193.43</text:p>
          </table:table-cell>
          <table:table-cell office:value-type="float" office:value="202785.56">
            <text:p>202785.56</text:p>
          </table:table-cell>
          <table:table-cell office:value-type="float" office:value="155642.57">
            <text:p>155642.57</text:p>
          </table:table-cell>
          <table:table-cell office:value-type="float" office:value="153025.02">
            <text:p>153025.02</text:p>
          </table:table-cell>
          <table:table-cell office:value-type="float" office:value="129606.52">
            <text:p>129606.52</text:p>
          </table:table-cell>
          <table:table-cell office:value-type="float" office:value="13602.75">
            <text:p>13602.75</text:p>
          </table:table-cell>
          <table:table-cell office:value-type="float" office:value="53708.78">
            <text:p>53708.78</text:p>
          </table:table-cell>
          <table:table-cell office:value-type="float" office:value="65292.3">
            <text:p>65292.30</text:p>
          </table:table-cell>
          <table:table-cell office:value-type="float" office:value="71855.3">
            <text:p>71855.30</text:p>
          </table:table-cell>
          <table:table-cell office:value-type="float" office:value="48190.89">
            <text:p>48190.89</text:p>
          </table:table-cell>
          <table:table-cell office:value-type="float" office:value="52231.94">
            <text:p>52231.94</text:p>
          </table:table-cell>
          <table:table-cell office:value-type="float" office:value="82288.6">
            <text:p>82288.60</text:p>
          </table:table-cell>
          <table:table-cell office:value-type="float" office:value="69927.69">
            <text:p>69927.69</text:p>
          </table:table-cell>
          <table:table-cell office:value-type="float" office:value="59542.18">
            <text:p>59542.18</text:p>
          </table:table-cell>
          <table:table-cell office:value-type="float" office:value="57920.57">
            <text:p>57920.57</text:p>
          </table:table-cell>
          <table:table-cell office:value-type="float" office:value="74351.29">
            <text:p>74351.29</text:p>
          </table:table-cell>
          <table:table-cell office:value-type="float" office:value="81080.87">
            <text:p>81080.87</text:p>
          </table:table-cell>
          <table:table-cell office:value-type="float" office:value="53201.89">
            <text:p>53201.89</text:p>
          </table:table-cell>
          <table:table-cell office:value-type="float" office:value="52660.89">
            <text:p>52660.89</text:p>
          </table:table-cell>
          <table:table-cell office:value-type="float" office:value="32376.34">
            <text:p>32376.34</text:p>
          </table:table-cell>
          <table:table-cell office:value-type="float" office:value="73501.51">
            <text:p>73501.51</text:p>
          </table:table-cell>
          <table:table-cell office:value-type="float" office:value="35226.11">
            <text:p>35226.11</text:p>
          </table:table-cell>
          <table:table-cell office:value-type="float" office:value="20484.05">
            <text:p>20484.05</text:p>
          </table:table-cell>
          <table:table-cell office:value-type="float" office:value="27648.15">
            <text:p>27648.15</text:p>
          </table:table-cell>
          <table:table-cell office:value-type="float" office:value="57207.43">
            <text:p>57207.43</text:p>
          </table:table-cell>
          <table:table-cell office:value-type="float" office:value="48038.83">
            <text:p>48038.83</text:p>
          </table:table-cell>
          <table:table-cell office:value-type="float" office:value="36355.12">
            <text:p>36355.12</text:p>
          </table:table-cell>
          <table:table-cell office:value-type="float" office:value="29075.75">
            <text:p>29075.75</text:p>
          </table:table-cell>
          <table:table-cell office:value-type="float" office:value="37435.47">
            <text:p>37435.47</text:p>
          </table:table-cell>
          <table:table-cell office:value-type="float" office:value="24817.9">
            <text:p>24817.90</text:p>
          </table:table-cell>
          <table:table-cell office:value-type="float" office:value="37720.89">
            <text:p>37720.89</text:p>
          </table:table-cell>
          <table:table-cell office:value-type="float" office:value="27873.1">
            <text:p>27873.10</text:p>
          </table:table-cell>
          <table:table-cell office:value-type="float" office:value="17074.6">
            <text:p>17074.60</text:p>
          </table:table-cell>
          <table:table-cell office:value-type="float" office:value="10423.35">
            <text:p>10423.35</text:p>
          </table:table-cell>
          <table:table-cell office:value-type="float" office:value="5118.21">
            <text:p>5118.21</text:p>
          </table:table-cell>
          <table:table-cell office:value-type="float" office:value="4296.47">
            <text:p>4296.47</text:p>
          </table:table-cell>
          <table:table-cell office:value-type="float" office:value="3381.26">
            <text:p>3381.26</text:p>
          </table:table-cell>
          <table:table-cell office:value-type="float" office:value="2818.45">
            <text:p>2818.45</text:p>
          </table:table-cell>
          <table:table-cell office:value-type="float" office:value="1967.28">
            <text:p>1967.28</text:p>
          </table:table-cell>
          <table:table-cell office:value-type="float" office:value="3498.36">
            <text:p>3498.36</text:p>
          </table:table-cell>
          <table:table-cell office:value-type="float" office:value="1695.39">
            <text:p>1695.39</text:p>
          </table:table-cell>
          <table:table-cell office:value-type="float" office:value="1020.53">
            <text:p>1020.53</text:p>
          </table:table-cell>
          <table:table-cell table:number-columns-repeated="3"/>
          <table:table-cell office:value-type="string">
            <text:p>16630.72</text:p>
          </table:table-cell>
          <table:table-cell office:value-type="string">
            <text:p>39434.85</text:p>
          </table:table-cell>
          <table:table-cell office:value-type="string">
            <text:p>31449.94</text:p>
          </table:table-cell>
          <table:table-cell office:value-type="string">
            <text:p>34125.22</text:p>
          </table:table-cell>
          <table:table-cell office:value-type="string">
            <text:p>30259.10</text:p>
          </table:table-cell>
          <table:table-cell office:value-type="string">
            <text:p>54546.85</text:p>
          </table:table-cell>
          <table:table-cell office:value-type="string">
            <text:p>44211.70</text:p>
          </table:table-cell>
          <table:table-cell office:value-type="string">
            <text:p>24045.76</text:p>
          </table:table-cell>
          <table:table-cell office:value-type="string">
            <text:p>31414.80</text:p>
          </table:table-cell>
          <table:table-cell office:value-type="string">
            <text:p>27890.45</text:p>
          </table:table-cell>
          <table:table-cell office:value-type="string">
            <text:p>31402.31</text:p>
          </table:table-cell>
          <table:table-cell office:value-type="string">
            <text:p>38316.41</text:p>
          </table:table-cell>
          <table:table-cell office:value-type="string">
            <text:p>29408.72</text:p>
          </table:table-cell>
          <table:table-cell office:value-type="string">
            <text:p>28914.14</text:p>
          </table:table-cell>
          <table:table-cell office:value-type="string">
            <text:p>24489.20</text:p>
          </table:table-cell>
          <table:table-cell office:value-type="string">
            <text:p>2570.25</text:p>
          </table:table-cell>
          <table:table-cell office:value-type="string">
            <text:p>10148.30</text:p>
          </table:table-cell>
          <table:table-cell office:value-type="string">
            <text:p>12337.01</text:p>
          </table:table-cell>
          <table:table-cell office:value-type="string">
            <text:p>13577.09</text:p>
          </table:table-cell>
          <table:table-cell office:value-type="string">
            <text:p>9105.69</text:p>
          </table:table-cell>
          <table:table-cell office:value-type="string">
            <text:p>9869.24</text:p>
          </table:table-cell>
          <table:table-cell office:value-type="string">
            <text:p>15548.46</text:p>
          </table:table-cell>
          <table:table-cell office:value-type="string">
            <text:p>13212.87</text:p>
          </table:table-cell>
          <table:table-cell office:value-type="string">
            <text:p>11250.52</text:p>
          </table:table-cell>
          <table:table-cell office:value-type="string">
            <text:p>10944.11</text:p>
          </table:table-cell>
          <table:table-cell office:value-type="string">
            <text:p>14048.70</text:p>
          </table:table-cell>
          <table:table-cell office:value-type="string">
            <text:p>15320.26</text:p>
          </table:table-cell>
          <table:table-cell office:value-type="string">
            <text:p>10052.52</text:p>
          </table:table-cell>
          <table:table-cell office:value-type="string">
            <text:p>9950.30</text:p>
          </table:table-cell>
          <table:table-cell office:value-type="string">
            <text:p>6117.52</text:p>
          </table:table-cell>
          <table:table-cell office:value-type="string">
            <text:p>13888.14</text:p>
          </table:table-cell>
          <table:table-cell office:value-type="string">
            <text:p>6655.99</text:p>
          </table:table-cell>
          <table:table-cell office:value-type="string">
            <text:p>3870.47</text:p>
          </table:table-cell>
          <table:table-cell office:value-type="string">
            <text:p>5224.13</text:p>
          </table:table-cell>
          <table:table-cell office:value-type="string">
            <text:p>10809.37</text:p>
          </table:table-cell>
          <table:table-cell office:value-type="string">
            <text:p>9076.96</text:p>
          </table:table-cell>
          <table:table-cell office:value-type="string">
            <text:p>6869.31</text:p>
          </table:table-cell>
          <table:table-cell office:value-type="string">
            <text:p>5493.87</text:p>
          </table:table-cell>
          <table:table-cell office:value-type="string">
            <text:p>7073.45</text:p>
          </table:table-cell>
          <table:table-cell office:value-type="string">
            <text:p>4689.35</text:p>
          </table:table-cell>
          <table:table-cell office:value-type="string">
            <text:p>7127.38</text:p>
          </table:table-cell>
          <table:table-cell office:value-type="string">
            <text:p>5266.63</text:p>
          </table:table-cell>
          <table:table-cell office:value-type="string">
            <text:p>3226.25</text:p>
          </table:table-cell>
          <table:table-cell office:value-type="string">
            <text:p>1969.50</text:p>
          </table:table-cell>
          <table:table-cell office:value-type="string">
            <text:p>967.09</text:p>
          </table:table-cell>
          <table:table-cell office:value-type="string">
            <text:p>811.82</text:p>
          </table:table-cell>
          <table:table-cell office:value-type="string">
            <text:p>638.89</text:p>
          </table:table-cell>
          <table:table-cell office:value-type="string">
            <text:p>532.55</text:p>
          </table:table-cell>
          <table:table-cell office:value-type="string">
            <text:p>371.72</text:p>
          </table:table-cell>
          <table:table-cell office:value-type="string">
            <text:p>661.02</text:p>
          </table:table-cell>
          <table:table-cell office:value-type="string">
            <text:p>320.34</text:p>
          </table:table-cell>
          <table:table-cell office:value-type="string">
            <text:p>192.83</text:p>
          </table:table-cell>
          <table:table-cell table:number-columns-repeated="3"/>
          <table:table-cell office:value-type="float" office:value="11.09">
            <text:p>11.09</text:p>
          </table:table-cell>
          <table:table-cell office:value-type="float" office:value="26.08">
            <text:p>26.08</text:p>
          </table:table-cell>
          <table:table-cell office:value-type="float" office:value="20.62">
            <text:p>20.62</text:p>
          </table:table-cell>
          <table:table-cell office:value-type="float" office:value="22.18">
            <text:p>22.18</text:p>
          </table:table-cell>
          <table:table-cell office:value-type="float" office:value="19.51">
            <text:p>19.51</text:p>
          </table:table-cell>
          <table:table-cell office:value-type="float" office:value="34.91">
            <text:p>34.91</text:p>
          </table:table-cell>
          <table:table-cell office:value-type="float" office:value="28.09">
            <text:p>28.09</text:p>
          </table:table-cell>
          <table:table-cell office:value-type="float" office:value="15.18">
            <text:p>15.18</text:p>
          </table:table-cell>
          <table:table-cell office:value-type="float" office:value="19.7">
            <text:p>19.70</text:p>
          </table:table-cell>
          <table:table-cell office:value-type="float" office:value="17.38">
            <text:p>17.38</text:p>
          </table:table-cell>
          <table:table-cell office:value-type="float" office:value="19.44">
            <text:p>19.44</text:p>
          </table:table-cell>
          <table:table-cell office:value-type="float" office:value="23.59">
            <text:p>23.59</text:p>
          </table:table-cell>
          <table:table-cell office:value-type="float" office:value="18.01">
            <text:p>18.01</text:p>
          </table:table-cell>
          <table:table-cell office:value-type="float" office:value="17.61">
            <text:p>17.61</text:p>
          </table:table-cell>
          <table:table-cell office:value-type="float" office:value="14.85">
            <text:p>14.85</text:p>
          </table:table-cell>
          <table:table-cell office:value-type="float" office:value="1.55">
            <text:p>1.55</text:p>
          </table:table-cell>
          <table:table-cell office:value-type="float" office:value="6.11">
            <text:p>6.11</text:p>
          </table:table-cell>
          <table:table-cell office:value-type="float" office:value="7.41">
            <text:p>7.41</text:p>
          </table:table-cell>
          <table:table-cell office:value-type="float" office:value="8.13">
            <text:p>8.13</text:p>
          </table:table-cell>
          <table:table-cell office:value-type="float" office:value="5.44">
            <text:p>5.44</text:p>
          </table:table-cell>
          <table:table-cell office:value-type="float" office:value="5.87">
            <text:p>5.87</text:p>
          </table:table-cell>
          <table:table-cell office:value-type="float" office:value="9.23">
            <text:p>9.23</text:p>
          </table:table-cell>
          <table:table-cell office:value-type="float" office:value="7.82">
            <text:p>7.82</text:p>
          </table:table-cell>
          <table:table-cell office:value-type="float" office:value="6.65">
            <text:p>6.65</text:p>
          </table:table-cell>
          <table:table-cell office:value-type="float" office:value="6.46">
            <text:p>6.46</text:p>
          </table:table-cell>
          <table:table-cell office:value-type="float" office:value="8.3">
            <text:p>8.30</text:p>
          </table:table-cell>
          <table:table-cell office:value-type="float" office:value="9.07">
            <text:p>9.07</text:p>
          </table:table-cell>
          <table:table-cell office:value-type="float" office:value="5.97">
            <text:p>5.97</text:p>
          </table:table-cell>
          <table:table-cell office:value-type="float" office:value="5.93">
            <text:p>5.93</text:p>
          </table:table-cell>
          <table:table-cell office:value-type="float" office:value="3.67">
            <text:p>3.67</text:p>
          </table:table-cell>
          <table:table-cell office:value-type="float" office:value="8.4">
            <text:p>8.40</text:p>
          </table:table-cell>
          <table:table-cell office:value-type="float" office:value="4.07">
            <text:p>4.07</text:p>
          </table:table-cell>
          <table:table-cell office:value-type="float" office:value="2.4">
            <text:p>2.40</text:p>
          </table:table-cell>
          <table:table-cell office:value-type="float" office:value="3.27">
            <text:p>3.27</text:p>
          </table:table-cell>
          <table:table-cell office:value-type="float" office:value="6.84">
            <text:p>6.84</text:p>
          </table:table-cell>
          <table:table-cell office:value-type="float" office:value="5.81">
            <text:p>5.81</text:p>
          </table:table-cell>
          <table:table-cell office:value-type="float" office:value="4.43">
            <text:p>4.43</text:p>
          </table:table-cell>
          <table:table-cell office:value-type="float" office:value="3.58">
            <text:p>3.58</text:p>
          </table:table-cell>
          <table:table-cell office:value-type="float" office:value="4.64">
            <text:p>4.64</text:p>
          </table:table-cell>
          <table:table-cell office:value-type="float" office:value="3.1">
            <text:p>3.10</text:p>
          </table:table-cell>
          <table:table-cell office:value-type="float" office:value="4.75">
            <text:p>4.75</text:p>
          </table:table-cell>
          <table:table-cell office:value-type="float" office:value="3.54">
            <text:p>3.54</text:p>
          </table:table-cell>
          <table:table-cell office:value-type="float" office:value="2.19">
            <text:p>2.19</text:p>
          </table:table-cell>
          <table:table-cell office:value-type="float" office:value="1.35">
            <text:p>1.35</text:p>
          </table:table-cell>
          <table:table-cell office:value-type="float" office:value="0.67">
            <text:p>0.67</text:p>
          </table:table-cell>
          <table:table-cell office:value-type="float" office:value="0.56">
            <text:p>0.56</text:p>
          </table:table-cell>
          <table:table-cell office:value-type="float" office:value="0.45">
            <text:p>0.45</text:p>
          </table:table-cell>
          <table:table-cell office:value-type="float" office:value="0.38">
            <text:p>0.38</text:p>
          </table:table-cell>
          <table:table-cell office:value-type="float" office:value="0.26">
            <text:p>0.26</text:p>
          </table:table-cell>
          <table:table-cell office:value-type="float" office:value="0.47">
            <text:p>0.47</text:p>
          </table:table-cell>
          <table:table-cell office:value-type="float" office:value="0.23">
            <text:p>0.23</text:p>
          </table:table-cell>
          <table:table-cell office:value-type="float" office:value="0.14">
            <text:p>0.14</text:p>
          </table:table-cell>
          <table:table-cell table:number-columns-repeated="3"/>
          <table:table-cell office:value-type="float" office:value="2.1">
            <text:p>2.10</text:p>
          </table:table-cell>
          <table:table-cell office:value-type="float" office:value="4.93">
            <text:p>4.93</text:p>
          </table:table-cell>
          <table:table-cell office:value-type="float" office:value="3.9">
            <text:p>3.90</text:p>
          </table:table-cell>
          <table:table-cell office:value-type="float" office:value="4.19">
            <text:p>4.19</text:p>
          </table:table-cell>
          <table:table-cell office:value-type="float" office:value="3.69">
            <text:p>3.69</text:p>
          </table:table-cell>
          <table:table-cell office:value-type="float" office:value="6.6">
            <text:p>6.60</text:p>
          </table:table-cell>
          <table:table-cell office:value-type="float" office:value="5.31">
            <text:p>5.31</text:p>
          </table:table-cell>
          <table:table-cell office:value-type="float" office:value="2.87">
            <text:p>2.87</text:p>
          </table:table-cell>
          <table:table-cell office:value-type="float" office:value="3.72">
            <text:p>3.72</text:p>
          </table:table-cell>
          <table:table-cell office:value-type="float" office:value="3.28">
            <text:p>3.28</text:p>
          </table:table-cell>
          <table:table-cell office:value-type="float" office:value="3.67">
            <text:p>3.67</text:p>
          </table:table-cell>
          <table:table-cell office:value-type="float" office:value="4.46">
            <text:p>4.46</text:p>
          </table:table-cell>
          <table:table-cell office:value-type="float" office:value="3.4">
            <text:p>3.40</text:p>
          </table:table-cell>
          <table:table-cell office:value-type="float" office:value="3.33">
            <text:p>3.33</text:p>
          </table:table-cell>
          <table:table-cell office:value-type="float" office:value="2.81">
            <text:p>2.81</text:p>
          </table:table-cell>
          <table:table-cell office:value-type="float" office:value="0.29">
            <text:p>0.29</text:p>
          </table:table-cell>
          <table:table-cell office:value-type="float" office:value="1.15">
            <text:p>1.15</text:p>
          </table:table-cell>
          <table:table-cell office:value-type="float" office:value="1.4">
            <text:p>1.40</text:p>
          </table:table-cell>
          <table:table-cell office:value-type="float" office:value="1.54">
            <text:p>1.54</text:p>
          </table:table-cell>
          <table:table-cell office:value-type="float" office:value="1.03">
            <text:p>1.03</text:p>
          </table:table-cell>
          <table:table-cell office:value-type="float" office:value="1.11">
            <text:p>1.11</text:p>
          </table:table-cell>
          <table:table-cell office:value-type="float" office:value="1.74">
            <text:p>1.74</text:p>
          </table:table-cell>
          <table:table-cell office:value-type="float" office:value="1.48">
            <text:p>1.48</text:p>
          </table:table-cell>
          <table:table-cell office:value-type="float" office:value="1.26">
            <text:p>1.26</text:p>
          </table:table-cell>
          <table:table-cell office:value-type="float" office:value="1.22">
            <text:p>1.22</text:p>
          </table:table-cell>
          <table:table-cell office:value-type="float" office:value="1.57">
            <text:p>1.57</text:p>
          </table:table-cell>
          <table:table-cell office:value-type="float" office:value="1.71">
            <text:p>1.71</text:p>
          </table:table-cell>
          <table:table-cell office:value-type="float" office:value="1.13">
            <text:p>1.13</text:p>
          </table:table-cell>
          <table:table-cell office:value-type="float" office:value="1.12">
            <text:p>1.12</text:p>
          </table:table-cell>
          <table:table-cell office:value-type="float" office:value="0.69">
            <text:p>0.69</text:p>
          </table:table-cell>
          <table:table-cell office:value-type="float" office:value="1.59">
            <text:p>1.59</text:p>
          </table:table-cell>
          <table:table-cell office:value-type="float" office:value="0.77">
            <text:p>0.77</text:p>
          </table:table-cell>
          <table:table-cell office:value-type="float" office:value="0.45">
            <text:p>0.45</text:p>
          </table:table-cell>
          <table:table-cell office:value-type="float" office:value="0.62">
            <text:p>0.62</text:p>
          </table:table-cell>
          <table:table-cell office:value-type="float" office:value="1.29">
            <text:p>1.29</text:p>
          </table:table-cell>
          <table:table-cell office:value-type="float" office:value="1.1">
            <text:p>1.10</text:p>
          </table:table-cell>
          <table:table-cell office:value-type="float" office:value="0.84">
            <text:p>0.84</text:p>
          </table:table-cell>
          <table:table-cell office:value-type="float" office:value="0.68">
            <text:p>0.68</text:p>
          </table:table-cell>
          <table:table-cell office:value-type="float" office:value="0.88">
            <text:p>0.88</text:p>
          </table:table-cell>
          <table:table-cell office:value-type="float" office:value="0.59">
            <text:p>0.59</text:p>
          </table:table-cell>
          <table:table-cell office:value-type="float" office:value="0.9">
            <text:p>0.90</text:p>
          </table:table-cell>
          <table:table-cell office:value-type="float" office:value="0.67">
            <text:p>0.67</text:p>
          </table:table-cell>
          <table:table-cell office:value-type="float" office:value="0.41">
            <text:p>0.41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float" office:value="233">
            <text:p>233</text:p>
          </table:table-cell>
          <table:table-cell office:value-type="float" office:value="854">
            <text:p>854</text:p>
          </table:table-cell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office:value-type="float" office:value="2282">
            <text:p>2282</text:p>
          </table:table-cell>
          <table:table-cell office:value-type="float" office:value="6422">
            <text:p>6422</text:p>
          </table:table-cell>
          <table:table-cell office:value-type="float" office:value="7806">
            <text:p>7806</text:p>
          </table:table-cell>
          <table:table-cell office:value-type="float" office:value="8511">
            <text:p>8511</text:p>
          </table:table-cell>
          <table:table-cell office:value-type="float" office:value="7224">
            <text:p>7224</text:p>
          </table:table-cell>
          <table:table-cell office:value-type="float" office:value="15666">
            <text:p>15666</text:p>
          </table:table-cell>
          <table:table-cell office:value-type="float" office:value="16770">
            <text:p>16770</text:p>
          </table:table-cell>
          <table:table-cell office:value-type="float" office:value="31623">
            <text:p>31623</text:p>
          </table:table-cell>
          <table:table-cell office:value-type="float" office:value="35836">
            <text:p>35836</text:p>
          </table:table-cell>
          <table:table-cell office:value-type="float" office:value="23243">
            <text:p>23243</text:p>
          </table:table-cell>
          <table:table-cell office:value-type="float" office:value="27836">
            <text:p>27836</text:p>
          </table:table-cell>
          <table:table-cell office:value-type="float" office:value="31951">
            <text:p>31951</text:p>
          </table:table-cell>
          <table:table-cell office:value-type="float" office:value="26253">
            <text:p>26253</text:p>
          </table:table-cell>
          <table:table-cell office:value-type="float" office:value="30247">
            <text:p>30247</text:p>
          </table:table-cell>
          <table:table-cell office:value-type="float" office:value="50168">
            <text:p>50168</text:p>
          </table:table-cell>
          <table:table-cell office:value-type="float" office:value="54691">
            <text:p>54691</text:p>
          </table:table-cell>
          <table:table-cell office:value-type="float" office:value="37646">
            <text:p>37646</text:p>
          </table:table-cell>
          <table:table-cell office:value-type="float" office:value="59347">
            <text:p>59347</text:p>
          </table:table-cell>
          <table:table-cell office:value-type="float" office:value="75715">
            <text:p>75715</text:p>
          </table:table-cell>
          <table:table-cell office:value-type="float" office:value="61315">
            <text:p>61315</text:p>
          </table:table-cell>
          <table:table-cell office:value-type="float" office:value="56628">
            <text:p>56628</text:p>
          </table:table-cell>
          <table:table-cell office:value-type="float" office:value="74817">
            <text:p>74817</text:p>
          </table:table-cell>
          <table:table-cell office:value-type="float" office:value="77855">
            <text:p>77855</text:p>
          </table:table-cell>
          <table:table-cell office:value-type="float" office:value="87240">
            <text:p>87240</text:p>
          </table:table-cell>
          <table:table-cell office:value-type="float" office:value="114353">
            <text:p>114353</text:p>
          </table:table-cell>
          <table:table-cell office:value-type="float" office:value="165970">
            <text:p>165970</text:p>
          </table:table-cell>
          <table:table-cell office:value-type="float" office:value="146510">
            <text:p>146510</text:p>
          </table:table-cell>
          <table:table-cell office:value-type="float" office:value="144389">
            <text:p>144389</text:p>
          </table:table-cell>
          <table:table-cell office:value-type="float" office:value="150367">
            <text:p>150367</text:p>
          </table:table-cell>
          <table:table-cell office:value-type="float" office:value="187476">
            <text:p>187476</text:p>
          </table:table-cell>
          <table:table-cell office:value-type="float" office:value="182261">
            <text:p>182261</text:p>
          </table:table-cell>
          <table:table-cell office:value-type="float" office:value="170443">
            <text:p>170443</text:p>
          </table:table-cell>
          <table:table-cell office:value-type="float" office:value="111000">
            <text:p>111000</text:p>
          </table:table-cell>
          <table:table-cell office:value-type="float" office:value="171594">
            <text:p>171594</text:p>
          </table:table-cell>
          <table:table-cell office:value-type="float" office:value="142000">
            <text:p>142000</text:p>
          </table:table-cell>
          <table:table-cell office:value-type="float" office:value="192500">
            <text:p>192500</text:p>
          </table:table-cell>
          <table:table-cell office:value-type="float" office:value="339674">
            <text:p>339674</text:p>
          </table:table-cell>
          <table:table-cell office:value-type="float" office:value="321311">
            <text:p>321311</text:p>
          </table:table-cell>
          <table:table-cell office:value-type="float" office:value="254000">
            <text:p>254000</text:p>
          </table:table-cell>
          <table:table-cell office:value-type="float" office:value="210000">
            <text:p>210000</text:p>
          </table:table-cell>
          <table:table-cell office:value-type="float" office:value="329000">
            <text:p>329000</text:p>
          </table:table-cell>
          <table:table-cell office:value-type="float" office:value="400000">
            <text:p>400000</text:p>
          </table:table-cell>
          <table:table-cell office:value-type="float" office:value="413000">
            <text:p>413000</text:p>
          </table:table-cell>
          <table:table-cell office:value-type="float" office:value="495000">
            <text:p>495000</text:p>
          </table:table-cell>
          <table:table-cell office:value-type="float" office:value="620386">
            <text:p>620386</text:p>
          </table:table-cell>
          <table:table-cell office:value-type="float" office:value="656300">
            <text:p>656300</text:p>
          </table:table-cell>
          <table:table-cell office:value-type="float" office:value="337100">
            <text:p>337100</text:p>
          </table:table-cell>
          <table:table-cell office:value-type="float" office:value="581000">
            <text:p>581000</text:p>
          </table:table-cell>
          <table:table-cell office:value-type="float" office:value="448000">
            <text:p>448000</text:p>
          </table:table-cell>
          <table:table-cell office:value-type="float" office:value="518000">
            <text:p>518000</text:p>
          </table:table-cell>
          <table:table-cell office:value-type="float" office:value="424000">
            <text:p>424000</text:p>
          </table:table-cell>
          <table:table-cell office:value-type="float" office:value="646000">
            <text:p>646000</text:p>
          </table:table-cell>
          <table:table-cell table:number-columns-repeated="2"/>
          <table:table-cell office:value-type="float" office:value="0.4662">
            <text:p>0.4662</text:p>
          </table:table-cell>
          <table:table-cell office:value-type="float" office:value="1.2948">
            <text:p>1.2948</text:p>
          </table:table-cell>
          <table:table-cell office:value-type="float" office:value="1.5525">
            <text:p>1.5525</text:p>
          </table:table-cell>
          <table:table-cell office:value-type="float" office:value="1.6692">
            <text:p>1.6692</text:p>
          </table:table-cell>
          <table:table-cell office:value-type="float" office:value="1.3959">
            <text:p>1.3959</text:p>
          </table:table-cell>
          <table:table-cell office:value-type="float" office:value="2.9806">
            <text:p>2.9806</text:p>
          </table:table-cell>
          <table:table-cell office:value-type="float" office:value="3.1387">
            <text:p>3.1387</text:p>
          </table:table-cell>
          <table:table-cell office:value-type="float" office:value="5.8195">
            <text:p>5.8195</text:p>
          </table:table-cell>
          <table:table-cell office:value-type="float" office:value="6.4826">
            <text:p>6.4826</text:p>
          </table:table-cell>
          <table:table-cell office:value-type="float" office:value="4.1321">
            <text:p>4.1321</text:p>
          </table:table-cell>
          <table:table-cell office:value-type="float" office:value="4.8639">
            <text:p>4.8639</text:p>
          </table:table-cell>
          <table:table-cell office:value-type="float" office:value="5.4852">
            <text:p>5.4852</text:p>
          </table:table-cell>
          <table:table-cell office:value-type="float" office:value="4.4272">
            <text:p>4.4272</text:p>
          </table:table-cell>
          <table:table-cell office:value-type="float" office:value="5.0078">
            <text:p>5.0078</text:p>
          </table:table-cell>
          <table:table-cell office:value-type="float" office:value="8.1508">
            <text:p>8.1508</text:p>
          </table:table-cell>
          <table:table-cell office:value-type="float" office:value="8.7171">
            <text:p>8.7171</text:p>
          </table:table-cell>
          <table:table-cell office:value-type="float" office:value="5.8831">
            <text:p>5.8831</text:p>
          </table:table-cell>
          <table:table-cell office:value-type="float" office:value="9.087">
            <text:p>9.087</text:p>
          </table:table-cell>
          <table:table-cell office:value-type="float" office:value="11.3482">
            <text:p>11.3482</text:p>
          </table:table-cell>
          <table:table-cell office:value-type="float" office:value="8.9865">
            <text:p>8.9865</text:p>
          </table:table-cell>
          <table:table-cell office:value-type="float" office:value="8.1071">
            <text:p>8.1071</text:p>
          </table:table-cell>
          <table:table-cell office:value-type="float" office:value="10.4522">
            <text:p>10.4522</text:p>
          </table:table-cell>
          <table:table-cell office:value-type="float" office:value="10.6055">
            <text:p>10.6055</text:p>
          </table:table-cell>
          <table:table-cell office:value-type="float" office:value="11.5841">
            <text:p>11.5841</text:p>
          </table:table-cell>
          <table:table-cell office:value-type="float" office:value="14.7972">
            <text:p>14.7972</text:p>
          </table:table-cell>
          <table:table-cell office:value-type="float" office:value="20.9267">
            <text:p>20.9267</text:p>
          </table:table-cell>
          <table:table-cell office:value-type="float" office:value="17.9988">
            <text:p>17.9988</text:p>
          </table:table-cell>
          <table:table-cell office:value-type="float" office:value="17.2797">
            <text:p>17.2797</text:p>
          </table:table-cell>
          <table:table-cell office:value-type="float" office:value="17.5253">
            <text:p>17.5253</text:p>
          </table:table-cell>
          <table:table-cell office:value-type="float" office:value="21.2775">
            <text:p>21.2775</text:p>
          </table:table-cell>
          <table:table-cell office:value-type="float" office:value="20.1393">
            <text:p>20.1393</text:p>
          </table:table-cell>
          <table:table-cell office:value-type="float" office:value="18.3331">
            <text:p>18.3331</text:p>
          </table:table-cell>
          <table:table-cell office:value-type="float" office:value="11.6206">
            <text:p>11.6206</text:p>
          </table:table-cell>
          <table:table-cell office:value-type="float" office:value="17.4793">
            <text:p>17.4793</text:p>
          </table:table-cell>
          <table:table-cell office:value-type="float" office:value="14.0733">
            <text:p>14.0733</text:p>
          </table:table-cell>
          <table:table-cell office:value-type="float" office:value="18.5578">
            <text:p>18.5578</text:p>
          </table:table-cell>
          <table:table-cell office:value-type="float" office:value="31.8494">
            <text:p>31.8494</text:p>
          </table:table-cell>
          <table:table-cell office:value-type="float" office:value="29.2953">
            <text:p>29.2953</text:p>
          </table:table-cell>
          <table:table-cell office:value-type="float" office:value="22.5137">
            <text:p>22.5137</text:p>
          </table:table-cell>
          <table:table-cell office:value-type="float" office:value="18.091">
            <text:p>18.091</text:p>
          </table:table-cell>
          <table:table-cell office:value-type="float" office:value="27.5406">
            <text:p>27.5406</text:p>
          </table:table-cell>
          <table:table-cell office:value-type="float" office:value="32.5309">
            <text:p>32.5309</text:p>
          </table:table-cell>
          <table:table-cell office:value-type="float" office:value="32.625">
            <text:p>32.625</text:p>
          </table:table-cell>
          <table:table-cell office:value-type="float" office:value="37.9776">
            <text:p>37.9776</text:p>
          </table:table-cell>
          <table:table-cell office:value-type="float" office:value="46.2216">
            <text:p>46.2216</text:p>
          </table:table-cell>
          <table:table-cell office:value-type="float" office:value="47.4823">
            <text:p>47.4823</text:p>
          </table:table-cell>
          <table:table-cell office:value-type="float" office:value="23.6811">
            <text:p>23.6811</text:p>
          </table:table-cell>
          <table:table-cell office:value-type="float" office:value="39.6317">
            <text:p>39.6317</text:p>
          </table:table-cell>
          <table:table-cell office:value-type="float" office:value="29.6787">
            <text:p>29.6787</text:p>
          </table:table-cell>
          <table:table-cell office:value-type="float" office:value="33.3333">
            <text:p>33.3333</text:p>
          </table:table-cell>
          <table:table-cell office:value-type="float" office:value="26.5083">
            <text:p>26.5083</text:p>
          </table:table-cell>
          <table:table-cell office:value-type="float" office:value="39.2467">
            <text:p>39.2467</text:p>
          </table:table-cell>
          <table:table-cell table:number-columns-repeated="2"/>
          <table:table-cell office:value-type="float" office:value="11394.67">
            <text:p>11394.67</text:p>
          </table:table-cell>
          <table:table-cell office:value-type="float" office:value="32063.43">
            <text:p>32063.43</text:p>
          </table:table-cell>
          <table:table-cell office:value-type="float" office:value="38972.34">
            <text:p>38972.34</text:p>
          </table:table-cell>
          <table:table-cell office:value-type="float" office:value="42491.15">
            <text:p>42491.15</text:p>
          </table:table-cell>
          <table:table-cell office:value-type="float" office:value="35970.85">
            <text:p>35970.85</text:p>
          </table:table-cell>
          <table:table-cell office:value-type="float" office:value="80454.31">
            <text:p>80454.31</text:p>
          </table:table-cell>
          <table:table-cell office:value-type="float" office:value="87115">
            <text:p>87115.00</text:p>
          </table:table-cell>
          <table:table-cell office:value-type="float" office:value="161653.35">
            <text:p>161653.35</text:p>
          </table:table-cell>
          <table:table-cell office:value-type="float" office:value="183121.17">
            <text:p>183121.17</text:p>
          </table:table-cell>
          <table:table-cell office:value-type="float" office:value="116965.23">
            <text:p>116965.23</text:p>
          </table:table-cell>
          <table:table-cell office:value-type="float" office:value="144520.02">
            <text:p>144520.02</text:p>
          </table:table-cell>
          <table:table-cell office:value-type="float" office:value="166717.27">
            <text:p>166717.27</text:p>
          </table:table-cell>
          <table:table-cell office:value-type="float" office:value="133103.06">
            <text:p>133103.06</text:p>
          </table:table-cell>
          <table:table-cell office:value-type="float" office:value="157188.29">
            <text:p>157188.29</text:p>
          </table:table-cell>
          <table:table-cell office:value-type="float" office:value="256059.48">
            <text:p>256059.48</text:p>
          </table:table-cell>
          <table:table-cell office:value-type="float" office:value="279958.74">
            <text:p>279958.74</text:p>
          </table:table-cell>
          <table:table-cell office:value-type="float" office:value="192268.77">
            <text:p>192268.77</text:p>
          </table:table-cell>
          <table:table-cell office:value-type="float" office:value="311090.59">
            <text:p>311090.59</text:p>
          </table:table-cell>
          <table:table-cell office:value-type="float" office:value="398848.45">
            <text:p>398848.45</text:p>
          </table:table-cell>
          <table:table-cell office:value-type="float" office:value="323578.54">
            <text:p>323578.54</text:p>
          </table:table-cell>
          <table:table-cell office:value-type="float" office:value="299755.1">
            <text:p>299755.10</text:p>
          </table:table-cell>
          <table:table-cell office:value-type="float" office:value="398353.3">
            <text:p>398353.30</text:p>
          </table:table-cell>
          <table:table-cell office:value-type="float" office:value="413264.22">
            <text:p>413264.22</text:p>
          </table:table-cell>
          <table:table-cell office:value-type="float" office:value="470604.23">
            <text:p>470604.23</text:p>
          </table:table-cell>
          <table:table-cell office:value-type="float" office:value="621375.45">
            <text:p>621375.45</text:p>
          </table:table-cell>
          <table:table-cell office:value-type="float" office:value="903245.47">
            <text:p>903245.47</text:p>
          </table:table-cell>
          <table:table-cell office:value-type="float" office:value="799971.45">
            <text:p>799971.45</text:p>
          </table:table-cell>
          <table:table-cell office:value-type="float" office:value="785768.64">
            <text:p>785768.64</text:p>
          </table:table-cell>
          <table:table-cell office:value-type="float" office:value="833631.73">
            <text:p>833631.73</text:p>
          </table:table-cell>
          <table:table-cell office:value-type="float" office:value="1029451.52">
            <text:p>1029451.52</text:p>
          </table:table-cell>
          <table:table-cell office:value-type="float" office:value="961430.81">
            <text:p>961430.81</text:p>
          </table:table-cell>
          <table:table-cell office:value-type="float" office:value="924670.35">
            <text:p>924670.35</text:p>
          </table:table-cell>
          <table:table-cell office:value-type="float" office:value="736911.59">
            <text:p>736911.59</text:p>
          </table:table-cell>
          <table:table-cell office:value-type="float" office:value="918431.35">
            <text:p>918431.35</text:p>
          </table:table-cell>
          <table:table-cell office:value-type="float" office:value="845120.69">
            <text:p>845120.69</text:p>
          </table:table-cell>
          <table:table-cell office:value-type="float" office:value="1152750.45">
            <text:p>1152750.45</text:p>
          </table:table-cell>
          <table:table-cell office:value-type="float" office:value="1935569.69">
            <text:p>1935569.69</text:p>
          </table:table-cell>
          <table:table-cell office:value-type="float" office:value="1830934.94">
            <text:p>1830934.94</text:p>
          </table:table-cell>
          <table:table-cell office:value-type="float" office:value="1545391.34">
            <text:p>1545391.34</text:p>
          </table:table-cell>
          <table:table-cell office:value-type="float" office:value="1377603.85">
            <text:p>1377603.85</text:p>
          </table:table-cell>
          <table:table-cell office:value-type="float" office:value="1629991.29">
            <text:p>1629991.29</text:p>
          </table:table-cell>
          <table:table-cell office:value-type="float" office:value="2186529.28">
            <text:p>2186529.28</text:p>
          </table:table-cell>
          <table:table-cell office:value-type="float" office:value="2236537.85">
            <text:p>2236537.85</text:p>
          </table:table-cell>
          <table:table-cell office:value-type="float" office:value="2533573">
            <text:p>2533573.00</text:p>
          </table:table-cell>
          <table:table-cell office:value-type="float" office:value="3412586.42">
            <text:p>3412586.42</text:p>
          </table:table-cell>
          <table:table-cell office:value-type="float" office:value="3786409.03">
            <text:p>3786409.03</text:p>
          </table:table-cell>
          <table:table-cell office:value-type="float" office:value="1960023.69">
            <text:p>1960023.69</text:p>
          </table:table-cell>
          <table:table-cell office:value-type="float" office:value="3497480.14">
            <text:p>3497480.14</text:p>
          </table:table-cell>
          <table:table-cell office:value-type="float" office:value="2485278.16">
            <text:p>2485278.16</text:p>
          </table:table-cell>
          <table:table-cell office:value-type="float" office:value="2666954.3">
            <text:p>2666954.30</text:p>
          </table:table-cell>
          <table:table-cell office:value-type="float" office:value="2130152.33">
            <text:p>2130152.33</text:p>
          </table:table-cell>
          <table:table-cell office:value-type="float" office:value="3029785.58">
            <text:p>3029785.58</text:p>
          </table:table-cell>
          <table:table-cell table:number-columns-repeated="58"/>
          <table:table-cell office:value-type="float" office:value="2.33">
            <text:p>2.33</text:p>
          </table:table-cell>
          <table:table-cell office:value-type="float" office:value="6.46">
            <text:p>6.46</text:p>
          </table:table-cell>
          <table:table-cell office:value-type="float" office:value="7.75">
            <text:p>7.75</text:p>
          </table:table-cell>
          <table:table-cell office:value-type="float" office:value="8.33">
            <text:p>8.33</text:p>
          </table:table-cell>
          <table:table-cell office:value-type="float" office:value="6.95">
            <text:p>6.95</text:p>
          </table:table-cell>
          <table:table-cell office:value-type="float" office:value="15.31">
            <text:p>15.31</text:p>
          </table:table-cell>
          <table:table-cell office:value-type="float" office:value="16.3">
            <text:p>16.30</text:p>
          </table:table-cell>
          <table:table-cell office:value-type="float" office:value="29.75">
            <text:p>29.75</text:p>
          </table:table-cell>
          <table:table-cell office:value-type="float" office:value="33.13">
            <text:p>33.13</text:p>
          </table:table-cell>
          <table:table-cell office:value-type="float" office:value="20.79">
            <text:p>20.79</text:p>
          </table:table-cell>
          <table:table-cell office:value-type="float" office:value="25.25">
            <text:p>25.25</text:p>
          </table:table-cell>
          <table:table-cell office:value-type="float" office:value="28.62">
            <text:p>28.62</text:p>
          </table:table-cell>
          <table:table-cell office:value-type="float" office:value="22.45">
            <text:p>22.45</text:p>
          </table:table-cell>
          <table:table-cell office:value-type="float" office:value="26.02">
            <text:p>26.02</text:p>
          </table:table-cell>
          <table:table-cell office:value-type="float" office:value="41.6">
            <text:p>41.60</text:p>
          </table:table-cell>
          <table:table-cell office:value-type="float" office:value="44.62">
            <text:p>44.62</text:p>
          </table:table-cell>
          <table:table-cell office:value-type="float" office:value="30.05">
            <text:p>30.05</text:p>
          </table:table-cell>
          <table:table-cell office:value-type="float" office:value="47.63">
            <text:p>47.63</text:p>
          </table:table-cell>
          <table:table-cell office:value-type="float" office:value="59.78">
            <text:p>59.78</text:p>
          </table:table-cell>
          <table:table-cell office:value-type="float" office:value="47.42">
            <text:p>47.42</text:p>
          </table:table-cell>
          <table:table-cell office:value-type="float" office:value="42.91">
            <text:p>42.91</text:p>
          </table:table-cell>
          <table:table-cell office:value-type="float" office:value="55.65">
            <text:p>55.65</text:p>
          </table:table-cell>
          <table:table-cell office:value-type="float" office:value="56.3">
            <text:p>56.30</text:p>
          </table:table-cell>
          <table:table-cell office:value-type="float" office:value="62.49">
            <text:p>62.49</text:p>
          </table:table-cell>
          <table:table-cell office:value-type="float" office:value="80.41">
            <text:p>80.41</text:p>
          </table:table-cell>
          <table:table-cell office:value-type="float" office:value="113.89">
            <text:p>113.89</text:p>
          </table:table-cell>
          <table:table-cell office:value-type="float" office:value="98.28">
            <text:p>98.28</text:p>
          </table:table-cell>
          <table:table-cell office:value-type="float" office:value="94.04">
            <text:p>94.04</text:p>
          </table:table-cell>
          <table:table-cell office:value-type="float" office:value="97.16">
            <text:p>97.16</text:p>
          </table:table-cell>
          <table:table-cell office:value-type="float" office:value="116.84">
            <text:p>116.84</text:p>
          </table:table-cell>
          <table:table-cell office:value-type="float" office:value="106.24">
            <text:p>106.24</text:p>
          </table:table-cell>
          <table:table-cell office:value-type="float" office:value="99.46">
            <text:p>99.46</text:p>
          </table:table-cell>
          <table:table-cell office:value-type="float" office:value="77.15">
            <text:p>77.15</text:p>
          </table:table-cell>
          <table:table-cell office:value-type="float" office:value="93.56">
            <text:p>93.56</text:p>
          </table:table-cell>
          <table:table-cell office:value-type="float" office:value="83.76">
            <text:p>83.76</text:p>
          </table:table-cell>
          <table:table-cell office:value-type="float" office:value="111.13">
            <text:p>111.13</text:p>
          </table:table-cell>
          <table:table-cell office:value-type="float" office:value="181.49">
            <text:p>181.49</text:p>
          </table:table-cell>
          <table:table-cell office:value-type="float" office:value="166.93">
            <text:p>166.93</text:p>
          </table:table-cell>
          <table:table-cell office:value-type="float" office:value="136.98">
            <text:p>136.98</text:p>
          </table:table-cell>
          <table:table-cell office:value-type="float" office:value="118.68">
            <text:p>118.68</text:p>
          </table:table-cell>
          <table:table-cell office:value-type="float" office:value="136.45">
            <text:p>136.45</text:p>
          </table:table-cell>
          <table:table-cell office:value-type="float" office:value="177.82">
            <text:p>177.82</text:p>
          </table:table-cell>
          <table:table-cell office:value-type="float" office:value="176.68">
            <text:p>176.68</text:p>
          </table:table-cell>
          <table:table-cell office:value-type="float" office:value="194.38">
            <text:p>194.38</text:p>
          </table:table-cell>
          <table:table-cell office:value-type="float" office:value="254.25">
            <text:p>254.25</text:p>
          </table:table-cell>
          <table:table-cell office:value-type="float" office:value="273.94">
            <text:p>273.94</text:p>
          </table:table-cell>
          <table:table-cell office:value-type="float" office:value="137.69">
            <text:p>137.69</text:p>
          </table:table-cell>
          <table:table-cell office:value-type="float" office:value="238.57">
            <text:p>238.57</text:p>
          </table:table-cell>
          <table:table-cell office:value-type="float" office:value="164.64">
            <text:p>164.64</text:p>
          </table:table-cell>
          <table:table-cell office:value-type="float" office:value="171.62">
            <text:p>171.62</text:p>
          </table:table-cell>
          <table:table-cell office:value-type="float" office:value="133.18">
            <text:p>133.18</text:p>
          </table:table-cell>
          <table:table-cell office:value-type="float" office:value="184.07">
            <text:p>184.07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table:style-name="ce1" office:value-type="string">
            <text:p>-3.5</text:p>
          </table:table-cell>
          <table:table-cell office:value-type="float" office:value="30">
            <text:p>30</text:p>
          </table:table-cell>
          <table:table-cell office:value-type="float" office:value="8670">
            <text:p>8670</text:p>
          </table:table-cell>
          <table:table-cell office:value-type="float" office:value="4698">
            <text:p>4698</text:p>
          </table:table-cell>
          <table:table-cell office:value-type="float" office:value="4577">
            <text:p>4577</text:p>
          </table:table-cell>
          <table:table-cell office:value-type="float" office:value="6361">
            <text:p>6361</text:p>
          </table:table-cell>
          <table:table-cell office:value-type="float" office:value="6034">
            <text:p>6034</text:p>
          </table:table-cell>
          <table:table-cell office:value-type="float" office:value="5270">
            <text:p>5270</text:p>
          </table:table-cell>
          <table:table-cell office:value-type="float" office:value="7690">
            <text:p>7690</text:p>
          </table:table-cell>
          <table:table-cell office:value-type="float" office:value="7547">
            <text:p>7547</text:p>
          </table:table-cell>
          <table:table-cell office:value-type="float" office:value="7358">
            <text:p>7358</text:p>
          </table:table-cell>
          <table:table-cell office:value-type="float" office:value="8783">
            <text:p>8783</text:p>
          </table:table-cell>
          <table:table-cell office:value-type="float" office:value="8522">
            <text:p>8522</text:p>
          </table:table-cell>
          <table:table-cell office:value-type="float" office:value="5094">
            <text:p>5094</text:p>
          </table:table-cell>
          <table:table-cell office:value-type="float" office:value="4524">
            <text:p>4524</text:p>
          </table:table-cell>
          <table:table-cell office:value-type="float" office:value="4454">
            <text:p>4454</text:p>
          </table:table-cell>
          <table:table-cell office:value-type="float" office:value="3815">
            <text:p>3815</text:p>
          </table:table-cell>
          <table:table-cell office:value-type="float" office:value="3008">
            <text:p>3008</text:p>
          </table:table-cell>
          <table:table-cell office:value-type="float" office:value="5042">
            <text:p>5042</text:p>
          </table:table-cell>
          <table:table-cell office:value-type="float" office:value="6087">
            <text:p>6087</text:p>
          </table:table-cell>
          <table:table-cell office:value-type="float" office:value="5587">
            <text:p>5587</text:p>
          </table:table-cell>
          <table:table-cell office:value-type="float" office:value="5552">
            <text:p>5552</text:p>
          </table:table-cell>
          <table:table-cell office:value-type="float" office:value="6526">
            <text:p>6526</text:p>
          </table:table-cell>
          <table:table-cell office:value-type="float" office:value="5672">
            <text:p>5672</text:p>
          </table:table-cell>
          <table:table-cell office:value-type="float" office:value="4686">
            <text:p>4686</text:p>
          </table:table-cell>
          <table:table-cell office:value-type="float" office:value="6441">
            <text:p>6441</text:p>
          </table:table-cell>
          <table:table-cell office:value-type="float" office:value="7019">
            <text:p>7019</text:p>
          </table:table-cell>
          <table:table-cell office:value-type="float" office:value="7894">
            <text:p>7894</text:p>
          </table:table-cell>
          <table:table-cell office:value-type="float" office:value="7871">
            <text:p>7871</text:p>
          </table:table-cell>
          <table:table-cell office:value-type="float" office:value="7459">
            <text:p>7459</text:p>
          </table:table-cell>
          <table:table-cell office:value-type="float" office:value="7071">
            <text:p>7071</text:p>
          </table:table-cell>
          <table:table-cell office:value-type="float" office:value="5387">
            <text:p>5387</text:p>
          </table:table-cell>
          <table:table-cell office:value-type="float" office:value="7107">
            <text:p>7107</text:p>
          </table:table-cell>
          <table:table-cell office:value-type="float" office:value="5265">
            <text:p>5265</text:p>
          </table:table-cell>
          <table:table-cell office:value-type="float" office:value="8688">
            <text:p>8688</text:p>
          </table:table-cell>
          <table:table-cell office:value-type="float" office:value="4818">
            <text:p>4818</text:p>
          </table:table-cell>
          <table:table-cell office:value-type="float" office:value="4541">
            <text:p>4541</text:p>
          </table:table-cell>
          <table:table-cell office:value-type="float" office:value="2566">
            <text:p>2566</text:p>
          </table:table-cell>
          <table:table-cell office:value-type="float" office:value="2352">
            <text:p>2352</text:p>
          </table:table-cell>
          <table:table-cell office:value-type="float" office:value="3241">
            <text:p>3241</text:p>
          </table:table-cell>
          <table:table-cell office:value-type="float" office:value="2641">
            <text:p>2641</text:p>
          </table:table-cell>
          <table:table-cell office:value-type="float" office:value="2302">
            <text:p>2302</text:p>
          </table:table-cell>
          <table:table-cell office:value-type="float" office:value="3100">
            <text:p>3100</text:p>
          </table:table-cell>
          <table:table-cell office:value-type="float" office:value="2941">
            <text:p>2941</text:p>
          </table:table-cell>
          <table:table-cell office:value-type="float" office:value="3175">
            <text:p>3175</text:p>
          </table:table-cell>
          <table:table-cell office:value-type="float" office:value="4700">
            <text:p>4700</text:p>
          </table:table-cell>
          <table:table-cell office:value-type="float" office:value="4505">
            <text:p>4505</text:p>
          </table:table-cell>
          <table:table-cell office:value-type="float" office:value="4515">
            <text:p>4515</text:p>
          </table:table-cell>
          <table:table-cell office:value-type="float" office:value="4100">
            <text:p>4100</text:p>
          </table:table-cell>
          <table:table-cell office:value-type="float" office:value="2733">
            <text:p>2733</text:p>
          </table:table-cell>
          <table:table-cell office:value-type="float" office:value="2461">
            <text:p>2461</text:p>
          </table:table-cell>
          <table:table-cell office:value-type="float" office:value="2402">
            <text:p>2402</text:p>
          </table:table-cell>
          <table:table-cell office:value-type="float" office:value="2663">
            <text:p>2663</text:p>
          </table:table-cell>
          <table:table-cell office:value-type="float" office:value="2315">
            <text:p>2315</text:p>
          </table:table-cell>
          <table:table-cell table:number-columns-repeated="2"/>
          <table:table-cell office:value-type="float" office:value="3.0528">
            <text:p>3.0528</text:p>
          </table:table-cell>
          <table:table-cell office:value-type="float" office:value="1.6228">
            <text:p>1.6228</text:p>
          </table:table-cell>
          <table:table-cell office:value-type="float" office:value="1.551">
            <text:p>1.551</text:p>
          </table:table-cell>
          <table:table-cell office:value-type="float" office:value="2.1119">
            <text:p>2.1119</text:p>
          </table:table-cell>
          <table:table-cell office:value-type="float" office:value="1.9597">
            <text:p>1.9597</text:p>
          </table:table-cell>
          <table:table-cell office:value-type="float" office:value="1.6709">
            <text:p>1.6709</text:p>
          </table:table-cell>
          <table:table-cell office:value-type="float" office:value="2.3771">
            <text:p>2.3771</text:p>
          </table:table-cell>
          <table:table-cell office:value-type="float" office:value="2.2752">
            <text:p>2.2752</text:p>
          </table:table-cell>
          <table:table-cell office:value-type="float" office:value="2.1686">
            <text:p>2.1686</text:p>
          </table:table-cell>
          <table:table-cell office:value-type="float" office:value="2.5406">
            <text:p>2.5406</text:p>
          </table:table-cell>
          <table:table-cell office:value-type="float" office:value="2.4293">
            <text:p>2.4293</text:p>
          </table:table-cell>
          <table:table-cell office:value-type="float" office:value="1.4361">
            <text:p>1.4361</text:p>
          </table:table-cell>
          <table:table-cell office:value-type="float" office:value="1.2626">
            <text:p>1.2626</text:p>
          </table:table-cell>
          <table:table-cell office:value-type="float" office:value="1.229">
            <text:p>1.229</text:p>
          </table:table-cell>
          <table:table-cell office:value-type="float" office:value="1.0375">
            <text:p>1.0375</text:p>
          </table:table-cell>
          <table:table-cell office:value-type="float" office:value="0.8032">
            <text:p>0.8032</text:p>
          </table:table-cell>
          <table:table-cell office:value-type="float" office:value="1.3182">
            <text:p>1.3182</text:p>
          </table:table-cell>
          <table:table-cell office:value-type="float" office:value="1.5536">
            <text:p>1.5536</text:p>
          </table:table-cell>
          <table:table-cell office:value-type="float" office:value="1.3901">
            <text:p>1.3901</text:p>
          </table:table-cell>
          <table:table-cell office:value-type="float" office:value="1.3453">
            <text:p>1.3453</text:p>
          </table:table-cell>
          <table:table-cell office:value-type="float" office:value="1.5392">
            <text:p>1.5392</text:p>
          </table:table-cell>
          <table:table-cell office:value-type="float" office:value="1.3012">
            <text:p>1.3012</text:p>
          </table:table-cell>
          <table:table-cell office:value-type="float" office:value="1.0444">
            <text:p>1.0444</text:p>
          </table:table-cell>
          <table:table-cell office:value-type="float" office:value="1.3926">
            <text:p>1.3926</text:p>
          </table:table-cell>
          <table:table-cell office:value-type="float" office:value="1.4703">
            <text:p>1.4703</text:p>
          </table:table-cell>
          <table:table-cell office:value-type="float" office:value="1.5993">
            <text:p>1.5993</text:p>
          </table:table-cell>
          <table:table-cell office:value-type="float" office:value="1.5412">
            <text:p>1.5412</text:p>
          </table:table-cell>
          <table:table-cell office:value-type="float" office:value="1.4124">
            <text:p>1.4124</text:p>
          </table:table-cell>
          <table:table-cell office:value-type="float" office:value="1.2977">
            <text:p>1.2977</text:p>
          </table:table-cell>
          <table:table-cell office:value-type="float" office:value="0.9609">
            <text:p>0.9609</text:p>
          </table:table-cell>
          <table:table-cell office:value-type="float" office:value="1.236">
            <text:p>1.236</text:p>
          </table:table-cell>
          <table:table-cell office:value-type="float" office:value="0.895">
            <text:p>0.895</text:p>
          </table:table-cell>
          <table:table-cell office:value-type="float" office:value="1.447">
            <text:p>1.447</text:p>
          </table:table-cell>
          <table:table-cell office:value-type="float" office:value="0.7883">
            <text:p>0.7883</text:p>
          </table:table-cell>
          <table:table-cell office:value-type="float" office:value="0.7312">
            <text:p>0.7312</text:p>
          </table:table-cell>
          <table:table-cell office:value-type="float" office:value="0.4077">
            <text:p>0.4077</text:p>
          </table:table-cell>
          <table:table-cell office:value-type="float" office:value="0.3692">
            <text:p>0.3692</text:p>
          </table:table-cell>
          <table:table-cell office:value-type="float" office:value="0.5026">
            <text:p>0.5026</text:p>
          </table:table-cell>
          <table:table-cell office:value-type="float" office:value="0.4035">
            <text:p>0.4035</text:p>
          </table:table-cell>
          <table:table-cell office:value-type="float" office:value="0.3449">
            <text:p>0.3449</text:p>
          </table:table-cell>
          <table:table-cell office:value-type="float" office:value="0.4533">
            <text:p>0.4533</text:p>
          </table:table-cell>
          <table:table-cell office:value-type="float" office:value="0.4179">
            <text:p>0.4179</text:p>
          </table:table-cell>
          <table:table-cell office:value-type="float" office:value="0.4371">
            <text:p>0.4371</text:p>
          </table:table-cell>
          <table:table-cell office:value-type="float" office:value="0.6257">
            <text:p>0.6257</text:p>
          </table:table-cell>
          <table:table-cell office:value-type="float" office:value="0.5798">
            <text:p>0.5798</text:p>
          </table:table-cell>
          <table:table-cell office:value-type="float" office:value="0.5614">
            <text:p>0.5614</text:p>
          </table:table-cell>
          <table:table-cell office:value-type="float" office:value="0.4923">
            <text:p>0.4923</text:p>
          </table:table-cell>
          <table:table-cell office:value-type="float" office:value="0.3169">
            <text:p>0.3169</text:p>
          </table:table-cell>
          <table:table-cell office:value-type="float" office:value="0.2757">
            <text:p>0.2757</text:p>
          </table:table-cell>
          <table:table-cell office:value-type="float" office:value="0.2602">
            <text:p>0.2602</text:p>
          </table:table-cell>
          <table:table-cell office:value-type="float" office:value="0.2791">
            <text:p>0.2791</text:p>
          </table:table-cell>
          <table:table-cell office:value-type="float" office:value="0.235">
            <text:p>0.235</text:p>
          </table:table-cell>
          <table:table-cell table:number-columns-repeated="2"/>
          <table:table-cell office:value-type="float" office:value="59544.28">
            <text:p>59544.28</text:p>
          </table:table-cell>
          <table:table-cell office:value-type="float" office:value="32265.94">
            <text:p>32265.94</text:p>
          </table:table-cell>
          <table:table-cell office:value-type="float" office:value="31432.56">
            <text:p>31432.56</text:p>
          </table:table-cell>
          <table:table-cell office:value-type="float" office:value="43688.38">
            <text:p>43688.38</text:p>
          </table:table-cell>
          <table:table-cell office:value-type="float" office:value="41443.95">
            <text:p>41443.95</text:p>
          </table:table-cell>
          <table:table-cell office:value-type="float" office:value="36056.82">
            <text:p>36056.82</text:p>
          </table:table-cell>
          <table:table-cell office:value-type="float" office:value="53155.56">
            <text:p>53155.56</text:p>
          </table:table-cell>
          <table:table-cell office:value-type="float" office:value="52439.28">
            <text:p>52439.28</text:p>
          </table:table-cell>
          <table:table-cell office:value-type="float" office:value="50532.51">
            <text:p>50532.51</text:p>
          </table:table-cell>
          <table:table-cell office:value-type="float" office:value="60322.25">
            <text:p>60322.25</text:p>
          </table:table-cell>
          <table:table-cell office:value-type="float" office:value="63166.93">
            <text:p>63166.93</text:p>
          </table:table-cell>
          <table:table-cell office:value-type="float" office:value="35078.67">
            <text:p>35078.67</text:p>
          </table:table-cell>
          <table:table-cell office:value-type="float" office:value="31685.25">
            <text:p>31685.25</text:p>
          </table:table-cell>
          <table:table-cell office:value-type="float" office:value="30645.56">
            <text:p>30645.56</text:p>
          </table:table-cell>
          <table:table-cell office:value-type="float" office:value="26303.4">
            <text:p>26303.40</text:p>
          </table:table-cell>
          <table:table-cell office:value-type="float" office:value="20581.96">
            <text:p>20581.96</text:p>
          </table:table-cell>
          <table:table-cell office:value-type="float" office:value="34306.33">
            <text:p>34306.33</text:p>
          </table:table-cell>
          <table:table-cell office:value-type="float" office:value="41292.71">
            <text:p>41292.71</text:p>
          </table:table-cell>
          <table:table-cell office:value-type="float" office:value="38038.59">
            <text:p>38038.59</text:p>
          </table:table-cell>
          <table:table-cell office:value-type="float" office:value="37607.52">
            <text:p>37607.52</text:p>
          </table:table-cell>
          <table:table-cell office:value-type="float" office:value="43881.76">
            <text:p>43881.76</text:p>
          </table:table-cell>
          <table:table-cell office:value-type="float" office:value="38692.36">
            <text:p>38692.36</text:p>
          </table:table-cell>
          <table:table-cell office:value-type="float" office:value="31681.89">
            <text:p>31681.89</text:p>
          </table:table-cell>
          <table:table-cell office:value-type="float" office:value="43443.58">
            <text:p>43443.58</text:p>
          </table:table-cell>
          <table:table-cell office:value-type="float" office:value="47995.71">
            <text:p>47995.71</text:p>
          </table:table-cell>
          <table:table-cell office:value-type="float" office:value="56654.73">
            <text:p>56654.73</text:p>
          </table:table-cell>
          <table:table-cell office:value-type="float" office:value="56034.13">
            <text:p>56034.13</text:p>
          </table:table-cell>
          <table:table-cell office:value-type="float" office:value="53719.28">
            <text:p>53719.28</text:p>
          </table:table-cell>
          <table:table-cell office:value-type="float" office:value="51735.54">
            <text:p>51735.54</text:p>
          </table:table-cell>
          <table:table-cell office:value-type="float" office:value="39493.92">
            <text:p>39493.92</text:p>
          </table:table-cell>
          <table:table-cell office:value-type="float" office:value="52270.24">
            <text:p>52270.24</text:p>
          </table:table-cell>
          <table:table-cell office:value-type="float" office:value="38886.64">
            <text:p>38886.64</text:p>
          </table:table-cell>
          <table:table-cell office:value-type="float" office:value="64364.32">
            <text:p>64364.32</text:p>
          </table:table-cell>
          <table:table-cell office:value-type="float" office:value="35417.87">
            <text:p>35417.87</text:p>
          </table:table-cell>
          <table:table-cell office:value-type="float" office:value="33713.17">
            <text:p>33713.17</text:p>
          </table:table-cell>
          <table:table-cell office:value-type="float" office:value="18962.88">
            <text:p>18962.88</text:p>
          </table:table-cell>
          <table:table-cell office:value-type="float" office:value="17433">
            <text:p>17433.00</text:p>
          </table:table-cell>
          <table:table-cell office:value-type="float" office:value="24385.05">
            <text:p>24385.05</text:p>
          </table:table-cell>
          <table:table-cell office:value-type="float" office:value="19696.38">
            <text:p>19696.38</text:p>
          </table:table-cell>
          <table:table-cell office:value-type="float" office:value="18973.05">
            <text:p>18973.05</text:p>
          </table:table-cell>
          <table:table-cell office:value-type="float" office:value="23216.57">
            <text:p>23216.57</text:p>
          </table:table-cell>
          <table:table-cell office:value-type="float" office:value="22896.72">
            <text:p>22896.72</text:p>
          </table:table-cell>
          <table:table-cell office:value-type="float" office:value="24013.48">
            <text:p>24013.48</text:p>
          </table:table-cell>
          <table:table-cell office:value-type="float" office:value="35567.49">
            <text:p>35567.49</text:p>
          </table:table-cell>
          <table:table-cell office:value-type="float" office:value="35144.12">
            <text:p>35144.12</text:p>
          </table:table-cell>
          <table:table-cell office:value-type="float" office:value="35165.83">
            <text:p>35165.83</text:p>
          </table:table-cell>
          <table:table-cell office:value-type="float" office:value="24512.67">
            <text:p>24512.67</text:p>
          </table:table-cell>
          <table:table-cell office:value-type="float" office:value="21430.6">
            <text:p>21430.60</text:p>
          </table:table-cell>
          <table:table-cell office:value-type="float" office:value="19204.13">
            <text:p>19204.13</text:p>
          </table:table-cell>
          <table:table-cell office:value-type="float" office:value="14485.3">
            <text:p>14485.30</text:p>
          </table:table-cell>
          <table:table-cell office:value-type="float" office:value="15965.04">
            <text:p>15965.04</text:p>
          </table:table-cell>
          <table:table-cell office:value-type="float" office:value="13801.83">
            <text:p>13801.83</text:p>
          </table:table-cell>
          <table:table-cell table:number-columns-repeated="58"/>
          <table:table-cell office:value-type="float" office:value="20.97">
            <text:p>20.97</text:p>
          </table:table-cell>
          <table:table-cell office:value-type="float" office:value="11.15">
            <text:p>11.15</text:p>
          </table:table-cell>
          <table:table-cell office:value-type="float" office:value="10.65">
            <text:p>10.65</text:p>
          </table:table-cell>
          <table:table-cell office:value-type="float" office:value="14.5">
            <text:p>14.50</text:p>
          </table:table-cell>
          <table:table-cell office:value-type="float" office:value="13.46">
            <text:p>13.46</text:p>
          </table:table-cell>
          <table:table-cell office:value-type="float" office:value="11.43">
            <text:p>11.43</text:p>
          </table:table-cell>
          <table:table-cell office:value-type="float" office:value="16.43">
            <text:p>16.43</text:p>
          </table:table-cell>
          <table:table-cell office:value-type="float" office:value="15.81">
            <text:p>15.81</text:p>
          </table:table-cell>
          <table:table-cell office:value-type="float" office:value="14.89">
            <text:p>14.89</text:p>
          </table:table-cell>
          <table:table-cell office:value-type="float" office:value="17.45">
            <text:p>17.45</text:p>
          </table:table-cell>
          <table:table-cell office:value-type="float" office:value="18.01">
            <text:p>18.01</text:p>
          </table:table-cell>
          <table:table-cell office:value-type="float" office:value="9.89">
            <text:p>9.89</text:p>
          </table:table-cell>
          <table:table-cell office:value-type="float" office:value="8.84">
            <text:p>8.84</text:p>
          </table:table-cell>
          <table:table-cell office:value-type="float" office:value="8.46">
            <text:p>8.46</text:p>
          </table:table-cell>
          <table:table-cell office:value-type="float" office:value="7.15">
            <text:p>7.15</text:p>
          </table:table-cell>
          <table:table-cell office:value-type="float" office:value="5.5">
            <text:p>5.50</text:p>
          </table:table-cell>
          <table:table-cell office:value-type="float" office:value="8.97">
            <text:p>8.97</text:p>
          </table:table-cell>
          <table:table-cell office:value-type="float" office:value="10.54">
            <text:p>10.54</text:p>
          </table:table-cell>
          <table:table-cell office:value-type="float" office:value="9.46">
            <text:p>9.46</text:p>
          </table:table-cell>
          <table:table-cell office:value-type="float" office:value="9.11">
            <text:p>9.11</text:p>
          </table:table-cell>
          <table:table-cell office:value-type="float" office:value="10.35">
            <text:p>10.35</text:p>
          </table:table-cell>
          <table:table-cell office:value-type="float" office:value="8.88">
            <text:p>8.88</text:p>
          </table:table-cell>
          <table:table-cell office:value-type="float" office:value="7.06">
            <text:p>7.06</text:p>
          </table:table-cell>
          <table:table-cell office:value-type="float" office:value="9.39">
            <text:p>9.39</text:p>
          </table:table-cell>
          <table:table-cell office:value-type="float" office:value="10.05">
            <text:p>10.05</text:p>
          </table:table-cell>
          <table:table-cell office:value-type="float" office:value="11.48">
            <text:p>11.48</text:p>
          </table:table-cell>
          <table:table-cell office:value-type="float" office:value="10.97">
            <text:p>10.97</text:p>
          </table:table-cell>
          <table:table-cell office:value-type="float" office:value="10.17">
            <text:p>10.17</text:p>
          </table:table-cell>
          <table:table-cell office:value-type="float" office:value="9.49">
            <text:p>9.49</text:p>
          </table:table-cell>
          <table:table-cell office:value-type="float" office:value="7.04">
            <text:p>7.04</text:p>
          </table:table-cell>
          <table:table-cell office:value-type="float" office:value="9.09">
            <text:p>9.09</text:p>
          </table:table-cell>
          <table:table-cell office:value-type="float" office:value="6.61">
            <text:p>6.61</text:p>
          </table:table-cell>
          <table:table-cell office:value-type="float" office:value="10.72">
            <text:p>10.72</text:p>
          </table:table-cell>
          <table:table-cell office:value-type="float" office:value="5.79">
            <text:p>5.79</text:p>
          </table:table-cell>
          <table:table-cell office:value-type="float" office:value="5.43">
            <text:p>5.43</text:p>
          </table:table-cell>
          <table:table-cell office:value-type="float" office:value="3.01">
            <text:p>3.01</text:p>
          </table:table-cell>
          <table:table-cell office:value-type="float" office:value="2.74">
            <text:p>2.74</text:p>
          </table:table-cell>
          <table:table-cell office:value-type="float" office:value="3.78">
            <text:p>3.78</text:p>
          </table:table-cell>
          <table:table-cell office:value-type="float" office:value="3.01">
            <text:p>3.01</text:p>
          </table:table-cell>
          <table:table-cell office:value-type="float" office:value="2.84">
            <text:p>2.84</text:p>
          </table:table-cell>
          <table:table-cell office:value-type="float" office:value="3.39">
            <text:p>3.39</text:p>
          </table:table-cell>
          <table:table-cell office:value-type="float" office:value="3.25">
            <text:p>3.25</text:p>
          </table:table-cell>
          <table:table-cell office:value-type="float" office:value="3.31">
            <text:p>3.31</text:p>
          </table:table-cell>
          <table:table-cell office:value-type="float" office:value="4.74">
            <text:p>4.74</text:p>
          </table:table-cell>
          <table:table-cell office:value-type="float" office:value="4.52">
            <text:p>4.52</text:p>
          </table:table-cell>
          <table:table-cell office:value-type="float" office:value="4.37">
            <text:p>4.37</text:p>
          </table:table-cell>
          <table:table-cell office:value-type="float" office:value="2.94">
            <text:p>2.94</text:p>
          </table:table-cell>
          <table:table-cell office:value-type="float" office:value="2.48">
            <text:p>2.48</text:p>
          </table:table-cell>
          <table:table-cell office:value-type="float" office:value="2.15">
            <text:p>2.15</text:p>
          </table:table-cell>
          <table:table-cell office:value-type="float" office:value="1.57">
            <text:p>1.57</text:p>
          </table:table-cell>
          <table:table-cell office:value-type="float" office:value="1.67">
            <text:p>1.67</text:p>
          </table:table-cell>
          <table:table-cell office:value-type="float" office:value="1.4">
            <text:p>1.40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16.0020820</text:p>
          </table:table-cell>
          <table:table-cell office:value-type="string">
            <text:p>-24.013197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27500">
            <text:p>27500</text:p>
          </table:table-cell>
          <table:table-cell table:number-columns-repeated="2" office:value-type="float" office:value="3600">
            <text:p>36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5400">
            <text:p>5400</text:p>
          </table:table-cell>
          <table:table-cell office:value-type="float" office:value="7908">
            <text:p>7908</text:p>
          </table:table-cell>
          <table:table-cell office:value-type="float" office:value="8100">
            <text:p>8100</text:p>
          </table:table-cell>
          <table:table-cell office:value-type="float" office:value="6900">
            <text:p>6900</text:p>
          </table:table-cell>
          <table:table-cell office:value-type="float" office:value="2100">
            <text:p>2100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90">
            <text:p>90</text:p>
          </table:table-cell>
          <table:table-cell office:value-type="float" office:value="1950">
            <text:p>1950</text:p>
          </table:table-cell>
          <table:table-cell office:value-type="float" office:value="4996">
            <text:p>4996</text:p>
          </table:table-cell>
          <table:table-cell office:value-type="float" office:value="3496">
            <text:p>3496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3000">
            <text:p>3000</text:p>
          </table:table-cell>
          <table:table-cell office:value-type="float" office:value="1500">
            <text:p>1500</text:p>
          </table:table-cell>
          <table:table-cell table:number-columns-repeated="5" office:value-type="float" office:value="300">
            <text:p>300</text:p>
          </table:table-cell>
          <table:table-cell office:value-type="float" office:value="395">
            <text:p>395</text:p>
          </table:table-cell>
          <table:table-cell office:value-type="float" office:value="228">
            <text:p>228</text:p>
          </table:table-cell>
          <table:table-cell office:value-type="float" office:value="211">
            <text:p>21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table:number-columns-repeated="4" office:value-type="float" office:value="260">
            <text:p>260</text:p>
          </table:table-cell>
          <table:table-cell office:value-type="float" office:value="259">
            <text:p>259</text:p>
          </table:table-cell>
          <table:table-cell table:number-columns-repeated="9" office:value-type="float" office:value="260">
            <text:p>260</text:p>
          </table:table-cell>
          <table:table-cell table:number-columns-repeated="2"/>
          <table:table-cell office:value-type="float" office:value="4.6848">
            <text:p>4.6848</text:p>
          </table:table-cell>
          <table:table-cell office:value-type="float" office:value="0.5976">
            <text:p>0.5976</text:p>
          </table:table-cell>
          <table:table-cell office:value-type="float" office:value="0.5826">
            <text:p>0.5826</text:p>
          </table:table-cell>
          <table:table-cell office:value-type="float" office:value="0.8535">
            <text:p>0.8535</text:p>
          </table:table-cell>
          <table:table-cell office:value-type="float" office:value="0.9281">
            <text:p>0.9281</text:p>
          </table:table-cell>
          <table:table-cell office:value-type="float" office:value="0.8198">
            <text:p>0.8198</text:p>
          </table:table-cell>
          <table:table-cell office:value-type="float" office:value="1.1815">
            <text:p>1.1815</text:p>
          </table:table-cell>
          <table:table-cell office:value-type="float" office:value="1.1922">
            <text:p>1.1922</text:p>
          </table:table-cell>
          <table:table-cell office:value-type="float" office:value="0.9999">
            <text:p>0.9999</text:p>
          </table:table-cell>
          <table:table-cell office:value-type="float" office:value="0.2991">
            <text:p>0.2991</text:p>
          </table:table-cell>
          <table:table-cell office:value-type="float" office:value="0.0209">
            <text:p>0.0209</text:p>
          </table:table-cell>
          <table:table-cell office:value-type="float" office:value="0.0205">
            <text:p>0.02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19">
            <text:p>0.0119</text:p>
          </table:table-cell>
          <table:table-cell office:value-type="float" office:value="0.2624">
            <text:p>0.2624</text:p>
          </table:table-cell>
          <table:table-cell office:value-type="float" office:value="0.6925">
            <text:p>0.6925</text:p>
          </table:table-cell>
          <table:table-cell office:value-type="float" office:value="0.5017">
            <text:p>0.5017</text:p>
          </table:table-cell>
          <table:table-cell office:value-type="float" office:value="0.0531">
            <text:p>0.0531</text:p>
          </table:table-cell>
          <table:table-cell office:value-type="float" office:value="0.0448">
            <text:p>0.0448</text:p>
          </table:table-cell>
          <table:table-cell office:value-type="float" office:value="0.0887">
            <text:p>0.0887</text:p>
          </table:table-cell>
          <table:table-cell office:value-type="float" office:value="0.0864">
            <text:p>0.0864</text:p>
          </table:table-cell>
          <table:table-cell office:value-type="float" office:value="0.0416">
            <text:p>0.0416</text:p>
          </table:table-cell>
          <table:table-cell office:value-type="float" office:value="0.08">
            <text:p>0.08</text:p>
          </table:table-cell>
          <table:table-cell office:value-type="float" office:value="0.1157">
            <text:p>0.1157</text:p>
          </table:table-cell>
          <table:table-cell office:value-type="float" office:value="0.3736">
            <text:p>0.3736</text:p>
          </table:table-cell>
          <table:table-cell office:value-type="float" office:value="0.1814">
            <text:p>0.1814</text:p>
          </table:table-cell>
          <table:table-cell office:value-type="float" office:value="0.0352">
            <text:p>0.0352</text:p>
          </table:table-cell>
          <table:table-cell office:value-type="float" office:value="0.0342">
            <text:p>0.0342</text:p>
          </table:table-cell>
          <table:table-cell office:value-type="float" office:value="0.0331">
            <text:p>0.0331</text:p>
          </table:table-cell>
          <table:table-cell office:value-type="float" office:value="0.032">
            <text:p>0.032</text:p>
          </table:table-cell>
          <table:table-cell office:value-type="float" office:value="0.0309">
            <text:p>0.0309</text:p>
          </table:table-cell>
          <table:table-cell office:value-type="float" office:value="0.0392">
            <text:p>0.0392</text:p>
          </table:table-cell>
          <table:table-cell office:value-type="float" office:value="0.0219">
            <text:p>0.0219</text:p>
          </table:table-cell>
          <table:table-cell office:value-type="float" office:value="0.0196">
            <text:p>0.0196</text:p>
          </table:table-cell>
          <table:table-cell office:value-type="float" office:value="0.0225">
            <text:p>0.0225</text:p>
          </table:table-cell>
          <table:table-cell table:number-columns-repeated="2" office:value-type="float" office:value="0.0218">
            <text:p>0.0218</text:p>
          </table:table-cell>
          <table:table-cell office:value-type="float" office:value="0.0217">
            <text:p>0.0217</text:p>
          </table:table-cell>
          <table:table-cell office:value-type="float" office:value="0.0213">
            <text:p>0.0213</text:p>
          </table:table-cell>
          <table:table-cell office:value-type="float" office:value="0.0208">
            <text:p>0.0208</text:p>
          </table:table-cell>
          <table:table-cell office:value-type="float" office:value="0.0205">
            <text:p>0.0205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195">
            <text:p>0.0195</text:p>
          </table:table-cell>
          <table:table-cell office:value-type="float" office:value="0.0192">
            <text:p>0.0192</text:p>
          </table:table-cell>
          <table:table-cell office:value-type="float" office:value="0.0189">
            <text:p>0.0189</text:p>
          </table:table-cell>
          <table:table-cell office:value-type="float" office:value="0.0187">
            <text:p>0.0187</text:p>
          </table:table-cell>
          <table:table-cell office:value-type="float" office:value="0.0184">
            <text:p>0.0184</text:p>
          </table:table-cell>
          <table:table-cell office:value-type="float" office:value="0.0181">
            <text:p>0.0181</text:p>
          </table:table-cell>
          <table:table-cell office:value-type="float" office:value="0.0178">
            <text:p>0.0178</text:p>
          </table:table-cell>
          <table:table-cell office:value-type="float" office:value="0.0175">
            <text:p>0.0175</text:p>
          </table:table-cell>
          <table:table-cell table:number-columns-repeated="2"/>
          <table:table-cell office:value-type="float" office:value="106817.14">
            <text:p>106817.14</text:p>
          </table:table-cell>
          <table:table-cell table:number-columns-repeated="2" office:value-type="float" office:value="13983">
            <text:p>13983.00</text:p>
          </table:table-cell>
          <table:table-cell office:value-type="float" office:value="20974.5">
            <text:p>20974.50</text:p>
          </table:table-cell>
          <table:table-cell office:value-type="float" office:value="23305">
            <text:p>23305.00</text:p>
          </table:table-cell>
          <table:table-cell office:value-type="float" office:value="20974.5">
            <text:p>20974.50</text:p>
          </table:table-cell>
          <table:table-cell office:value-type="float" office:value="30715.99">
            <text:p>30715.99</text:p>
          </table:table-cell>
          <table:table-cell office:value-type="float" office:value="31461.75">
            <text:p>31461.75</text:p>
          </table:table-cell>
          <table:table-cell office:value-type="float" office:value="26800.75">
            <text:p>26800.75</text:p>
          </table:table-cell>
          <table:table-cell office:value-type="float" office:value="8156.75">
            <text:p>8156.75</text:p>
          </table:table-cell>
          <table:table-cell table:number-columns-repeated="3" office:value-type="float" office:value="582.62">
            <text:p>582.62</text:p>
          </table:table-cell>
          <table:table-cell table:number-columns-repeated="2" office:value-type="float" office:value="349.57">
            <text:p>349.57</text:p>
          </table:table-cell>
          <table:table-cell office:value-type="float" office:value="7574.12">
            <text:p>7574.12</text:p>
          </table:table-cell>
          <table:table-cell office:value-type="float" office:value="19410.43">
            <text:p>19410.43</text:p>
          </table:table-cell>
          <table:table-cell office:value-type="float" office:value="13584.18">
            <text:p>13584.18</text:p>
          </table:table-cell>
          <table:table-cell office:value-type="float" office:value="1398.3">
            <text:p>1398.30</text:p>
          </table:table-cell>
          <table:table-cell office:value-type="float" office:value="1165.25">
            <text:p>1165.25</text:p>
          </table:table-cell>
          <table:table-cell table:number-columns-repeated="2" office:value-type="float" office:value="2330.5">
            <text:p>2330.50</text:p>
          </table:table-cell>
          <table:table-cell office:value-type="float" office:value="1165.25">
            <text:p>1165.25</text:p>
          </table:table-cell>
          <table:table-cell office:value-type="float" office:value="2330.5">
            <text:p>2330.50</text:p>
          </table:table-cell>
          <table:table-cell office:value-type="float" office:value="3495.75">
            <text:p>3495.75</text:p>
          </table:table-cell>
          <table:table-cell office:value-type="float" office:value="11652.5">
            <text:p>11652.50</text:p>
          </table:table-cell>
          <table:table-cell office:value-type="float" office:value="5826.25">
            <text:p>5826.25</text:p>
          </table:table-cell>
          <table:table-cell table:number-columns-repeated="5" office:value-type="float" office:value="1165.25">
            <text:p>1165.25</text:p>
          </table:table-cell>
          <table:table-cell office:value-type="float" office:value="2060.31">
            <text:p>2060.31</text:p>
          </table:table-cell>
          <table:table-cell office:value-type="float" office:value="1070.35">
            <text:p>1070.35</text:p>
          </table:table-cell>
          <table:table-cell office:value-type="float" office:value="1047.95">
            <text:p>1047.95</text:p>
          </table:table-cell>
          <table:table-cell office:value-type="float" office:value="968.48">
            <text:p>968.48</text:p>
          </table:table-cell>
          <table:table-cell office:value-type="float" office:value="967.16">
            <text:p>967.16</text:p>
          </table:table-cell>
          <table:table-cell office:value-type="float" office:value="990.46">
            <text:p>990.46</text:p>
          </table:table-cell>
          <table:table-cell table:number-columns-repeated="4" office:value-type="float" office:value="1012.45">
            <text:p>1012.45</text:p>
          </table:table-cell>
          <table:table-cell office:value-type="float" office:value="1011.13">
            <text:p>1011.13</text:p>
          </table:table-cell>
          <table:table-cell table:number-columns-repeated="9" office:value-type="float" office:value="1012.45">
            <text:p>1012.45</text:p>
          </table:table-cell>
          <table:table-cell table:number-columns-repeated="58"/>
          <table:table-cell office:value-type="float" office:value="18.2">
            <text:p>18.20</text:p>
          </table:table-cell>
          <table:table-cell office:value-type="float" office:value="2.32">
            <text:p>2.32</text:p>
          </table:table-cell>
          <table:table-cell office:value-type="float" office:value="2.26">
            <text:p>2.26</text:p>
          </table:table-cell>
          <table:table-cell office:value-type="float" office:value="3.32">
            <text:p>3.32</text:p>
          </table:table-cell>
          <table:table-cell office:value-type="float" office:value="3.6">
            <text:p>3.60</text:p>
          </table:table-cell>
          <table:table-cell office:value-type="float" office:value="3.18">
            <text:p>3.18</text:p>
          </table:table-cell>
          <table:table-cell office:value-type="float" office:value="4.59">
            <text:p>4.59</text:p>
          </table:table-cell>
          <table:table-cell office:value-type="float" office:value="4.63">
            <text:p>4.63</text:p>
          </table:table-cell>
          <table:table-cell office:value-type="float" office:value="3.88">
            <text:p>3.8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.08">
            <text:p>0.08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1.02">
            <text:p>1.02</text:p>
          </table:table-cell>
          <table:table-cell office:value-type="float" office:value="2.69">
            <text:p>2.69</text:p>
          </table:table-cell>
          <table:table-cell office:value-type="float" office:value="1.95">
            <text:p>1.95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16">
            <text:p>0.16</text:p>
          </table:table-cell>
          <table:table-cell office:value-type="float" office:value="0.31">
            <text:p>0.31</text:p>
          </table:table-cell>
          <table:table-cell office:value-type="float" office:value="0.45">
            <text:p>0.45</text:p>
          </table:table-cell>
          <table:table-cell office:value-type="float" office:value="1.45">
            <text:p>1.45</text:p>
          </table:table-cell>
          <table:table-cell office:value-type="float" office:value="0.7">
            <text:p>0.70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2">
            <text:p>0.20</text:p>
          </table:table-cell>
          <table:table-cell table:number-columns-repeated="2" office:value-type="float" office:value="0.1">
            <text:p>0.10</text:p>
          </table:table-cell>
          <table:table-cell office:value-type="float" office:value="0.09">
            <text:p>0.09</text:p>
          </table:table-cell>
          <table:table-cell table:number-columns-repeated="9" office:value-type="float" office:value="0.08">
            <text:p>0.08</text:p>
          </table:table-cell>
          <table:table-cell table:number-columns-repeated="7" office:value-type="float" office:value="0.07">
            <text:p>0.07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3650">
            <text:p>23650</text:p>
          </table:table-cell>
          <table:table-cell office:value-type="float" office:value="39000">
            <text:p>39000</text:p>
          </table:table-cell>
          <table:table-cell office:value-type="float" office:value="42800">
            <text:p>42800</text:p>
          </table:table-cell>
          <table:table-cell office:value-type="float" office:value="41100">
            <text:p>41100</text:p>
          </table:table-cell>
          <table:table-cell office:value-type="float" office:value="53900">
            <text:p>53900</text:p>
          </table:table-cell>
          <table:table-cell office:value-type="float" office:value="52500">
            <text:p>52500</text:p>
          </table:table-cell>
          <table:table-cell office:value-type="float" office:value="46200">
            <text:p>46200</text:p>
          </table:table-cell>
          <table:table-cell office:value-type="float" office:value="64000">
            <text:p>64000</text:p>
          </table:table-cell>
          <table:table-cell office:value-type="float" office:value="86160">
            <text:p>86160</text:p>
          </table:table-cell>
          <table:table-cell office:value-type="float" office:value="65000">
            <text:p>65000</text:p>
          </table:table-cell>
          <table:table-cell office:value-type="float" office:value="40725">
            <text:p>40725</text:p>
          </table:table-cell>
          <table:table-cell office:value-type="float" office:value="42660">
            <text:p>42660</text:p>
          </table:table-cell>
          <table:table-cell office:value-type="float" office:value="26300">
            <text:p>26300</text:p>
          </table:table-cell>
          <table:table-cell office:value-type="float" office:value="37800">
            <text:p>37800</text:p>
          </table:table-cell>
          <table:table-cell office:value-type="float" office:value="48200">
            <text:p>48200</text:p>
          </table:table-cell>
          <table:table-cell office:value-type="float" office:value="46200">
            <text:p>46200</text:p>
          </table:table-cell>
          <table:table-cell office:value-type="float" office:value="39365">
            <text:p>39365</text:p>
          </table:table-cell>
          <table:table-cell office:value-type="float" office:value="57600">
            <text:p>57600</text:p>
          </table:table-cell>
          <table:table-cell office:value-type="float" office:value="80000">
            <text:p>80000</text:p>
          </table:table-cell>
          <table:table-cell office:value-type="float" office:value="83200">
            <text:p>83200</text:p>
          </table:table-cell>
          <table:table-cell office:value-type="float" office:value="79800">
            <text:p>79800</text:p>
          </table:table-cell>
          <table:table-cell office:value-type="float" office:value="72400">
            <text:p>72400</text:p>
          </table:table-cell>
          <table:table-cell office:value-type="float" office:value="94600">
            <text:p>94600</text:p>
          </table:table-cell>
          <table:table-cell office:value-type="float" office:value="82230">
            <text:p>82230</text:p>
          </table:table-cell>
          <table:table-cell office:value-type="float" office:value="106000">
            <text:p>106000</text:p>
          </table:table-cell>
          <table:table-cell office:value-type="float" office:value="121300">
            <text:p>121300</text:p>
          </table:table-cell>
          <table:table-cell office:value-type="float" office:value="113700">
            <text:p>113700</text:p>
          </table:table-cell>
          <table:table-cell office:value-type="float" office:value="165000">
            <text:p>165000</text:p>
          </table:table-cell>
          <table:table-cell office:value-type="float" office:value="106912">
            <text:p>106912</text:p>
          </table:table-cell>
          <table:table-cell office:value-type="float" office:value="108426">
            <text:p>108426</text:p>
          </table:table-cell>
          <table:table-cell office:value-type="float" office:value="110620">
            <text:p>110620</text:p>
          </table:table-cell>
          <table:table-cell office:value-type="float" office:value="119296">
            <text:p>119296</text:p>
          </table:table-cell>
          <table:table-cell office:value-type="float" office:value="117448">
            <text:p>117448</text:p>
          </table:table-cell>
          <table:table-cell office:value-type="float" office:value="152510">
            <text:p>152510</text:p>
          </table:table-cell>
          <table:table-cell office:value-type="float" office:value="149604">
            <text:p>149604</text:p>
          </table:table-cell>
          <table:table-cell office:value-type="float" office:value="165000">
            <text:p>165000</text:p>
          </table:table-cell>
          <table:table-cell office:value-type="float" office:value="148067">
            <text:p>148067</text:p>
          </table:table-cell>
          <table:table-cell office:value-type="float" office:value="155093">
            <text:p>155093</text:p>
          </table:table-cell>
          <table:table-cell office:value-type="float" office:value="154730">
            <text:p>154730</text:p>
          </table:table-cell>
          <table:table-cell office:value-type="float" office:value="190000">
            <text:p>190000</text:p>
          </table:table-cell>
          <table:table-cell office:value-type="float" office:value="201819">
            <text:p>201819</text:p>
          </table:table-cell>
          <table:table-cell office:value-type="float" office:value="195896">
            <text:p>195896</text:p>
          </table:table-cell>
          <table:table-cell office:value-type="float" office:value="179160">
            <text:p>179160</text:p>
          </table:table-cell>
          <table:table-cell office:value-type="float" office:value="171000">
            <text:p>171000</text:p>
          </table:table-cell>
          <table:table-cell office:value-type="float" office:value="312000">
            <text:p>312000</text:p>
          </table:table-cell>
          <table:table-cell office:value-type="float" office:value="274000">
            <text:p>274000</text:p>
          </table:table-cell>
          <table:table-cell office:value-type="float" office:value="266649">
            <text:p>266649</text:p>
          </table:table-cell>
          <table:table-cell office:value-type="float" office:value="172968">
            <text:p>172968</text:p>
          </table:table-cell>
          <table:table-cell office:value-type="float" office:value="136000">
            <text:p>136000</text:p>
          </table:table-cell>
          <table:table-cell office:value-type="float" office:value="186700">
            <text:p>186700</text:p>
          </table:table-cell>
          <table:table-cell office:value-type="float" office:value="204000">
            <text:p>204000</text:p>
          </table:table-cell>
          <table:table-cell office:value-type="float" office:value="255500">
            <text:p>255500</text:p>
          </table:table-cell>
          <table:table-cell table:number-columns-repeated="2"/>
          <table:table-cell office:value-type="float" office:value="4.3196">
            <text:p>4.3196</text:p>
          </table:table-cell>
          <table:table-cell office:value-type="float" office:value="6.9718">
            <text:p>6.9718</text:p>
          </table:table-cell>
          <table:table-cell office:value-type="float" office:value="7.4838">
            <text:p>7.4838</text:p>
          </table:table-cell>
          <table:table-cell office:value-type="float" office:value="7.0256">
            <text:p>7.0256</text:p>
          </table:table-cell>
          <table:table-cell office:value-type="float" office:value="9.0013">
            <text:p>9.0013</text:p>
          </table:table-cell>
          <table:table-cell office:value-type="float" office:value="8.563">
            <text:p>8.563</text:p>
          </table:table-cell>
          <table:table-cell office:value-type="float" office:value="7.3555">
            <text:p>7.3555</text:p>
          </table:table-cell>
          <table:table-cell office:value-type="float" office:value="9.9425">
            <text:p>9.9425</text:p>
          </table:table-cell>
          <table:table-cell office:value-type="float" office:value="13.0545">
            <text:p>13.0545</text:p>
          </table:table-cell>
          <table:table-cell office:value-type="float" office:value="9.5998">
            <text:p>9.5998</text:p>
          </table:table-cell>
          <table:table-cell office:value-type="float" office:value="5.8606">
            <text:p>5.8606</text:p>
          </table:table-cell>
          <table:table-cell office:value-type="float" office:value="5.9798">
            <text:p>5.9798</text:p>
          </table:table-cell>
          <table:table-cell office:value-type="float" office:value="3.589">
            <text:p>3.589</text:p>
          </table:table-cell>
          <table:table-cell office:value-type="float" office:value="5.0199">
            <text:p>5.0199</text:p>
          </table:table-cell>
          <table:table-cell office:value-type="float" office:value="6.2274">
            <text:p>6.2274</text:p>
          </table:table-cell>
          <table:table-cell office:value-type="float" office:value="5.804">
            <text:p>5.804</text:p>
          </table:table-cell>
          <table:table-cell office:value-type="float" office:value="4.8076">
            <text:p>4.8076</text:p>
          </table:table-cell>
          <table:table-cell office:value-type="float" office:value="6.836">
            <text:p>6.836</text:p>
          </table:table-cell>
          <table:table-cell office:value-type="float" office:value="9.223">
            <text:p>9.223</text:p>
          </table:table-cell>
          <table:table-cell office:value-type="float" office:value="9.3148">
            <text:p>9.3148</text:p>
          </table:table-cell>
          <table:table-cell office:value-type="float" office:value="8.673">
            <text:p>8.673</text:p>
          </table:table-cell>
          <table:table-cell office:value-type="float" office:value="7.6363">
            <text:p>7.6363</text:p>
          </table:table-cell>
          <table:table-cell office:value-type="float" office:value="9.6817">
            <text:p>9.6817</text:p>
          </table:table-cell>
          <table:table-cell office:value-type="float" office:value="8.165">
            <text:p>8.165</text:p>
          </table:table-cell>
          <table:table-cell office:value-type="float" office:value="10.211">
            <text:p>10.211</text:p>
          </table:table-cell>
          <table:table-cell office:value-type="float" office:value="11.3354">
            <text:p>11.3354</text:p>
          </table:table-cell>
          <table:table-cell office:value-type="float" office:value="10.3064">
            <text:p>10.3064</text:p>
          </table:table-cell>
          <table:table-cell office:value-type="float" office:value="14.5119">
            <text:p>14.5119</text:p>
          </table:table-cell>
          <table:table-cell office:value-type="float" office:value="9.1245">
            <text:p>9.1245</text:p>
          </table:table-cell>
          <table:table-cell office:value-type="float" office:value="8.9831">
            <text:p>8.9831</text:p>
          </table:table-cell>
          <table:table-cell office:value-type="float" office:value="8.8994">
            <text:p>8.8994</text:p>
          </table:table-cell>
          <table:table-cell office:value-type="float" office:value="9.3222">
            <text:p>9.3222</text:p>
          </table:table-cell>
          <table:table-cell office:value-type="float" office:value="8.9185">
            <text:p>8.9185</text:p>
          </table:table-cell>
          <table:table-cell office:value-type="float" office:value="11.2578">
            <text:p>11.2578</text:p>
          </table:table-cell>
          <table:table-cell office:value-type="float" office:value="10.7397">
            <text:p>10.7397</text:p>
          </table:table-cell>
          <table:table-cell office:value-type="float" office:value="11.5248">
            <text:p>11.5248</text:p>
          </table:table-cell>
          <table:table-cell office:value-type="float" office:value="10.0664">
            <text:p>10.0664</text:p>
          </table:table-cell>
          <table:table-cell office:value-type="float" office:value="10.2656">
            <text:p>10.2656</text:p>
          </table:table-cell>
          <table:table-cell office:value-type="float" office:value="9.9736">
            <text:p>9.9736</text:p>
          </table:table-cell>
          <table:table-cell office:value-type="float" office:value="11.9287">
            <text:p>11.9287</text:p>
          </table:table-cell>
          <table:table-cell office:value-type="float" office:value="12.3437">
            <text:p>12.3437</text:p>
          </table:table-cell>
          <table:table-cell office:value-type="float" office:value="11.673">
            <text:p>11.673</text:p>
          </table:table-cell>
          <table:table-cell office:value-type="float" office:value="10.4024">
            <text:p>10.4024</text:p>
          </table:table-cell>
          <table:table-cell office:value-type="float" office:value="9.6747">
            <text:p>9.6747</text:p>
          </table:table-cell>
          <table:table-cell office:value-type="float" office:value="17.2015">
            <text:p>17.2015</text:p>
          </table:table-cell>
          <table:table-cell office:value-type="float" office:value="14.7217">
            <text:p>14.7217</text:p>
          </table:table-cell>
          <table:table-cell office:value-type="float" office:value="13.9621">
            <text:p>13.9621</text:p>
          </table:table-cell>
          <table:table-cell office:value-type="float" office:value="8.8271">
            <text:p>8.8271</text:p>
          </table:table-cell>
          <table:table-cell office:value-type="float" office:value="6.7648">
            <text:p>6.7648</text:p>
          </table:table-cell>
          <table:table-cell office:value-type="float" office:value="9.0526">
            <text:p>9.0526</text:p>
          </table:table-cell>
          <table:table-cell office:value-type="float" office:value="9.6427">
            <text:p>9.6427</text:p>
          </table:table-cell>
          <table:table-cell office:value-type="float" office:value="11.7742">
            <text:p>11.7742</text:p>
          </table:table-cell>
          <table:table-cell table:number-columns-repeated="2"/>
          <table:table-cell office:value-type="float" office:value="104184.67">
            <text:p>104184.67</text:p>
          </table:table-cell>
          <table:table-cell office:value-type="float" office:value="175084.19">
            <text:p>175084.19</text:p>
          </table:table-cell>
          <table:table-cell office:value-type="float" office:value="191646.63">
            <text:p>191646.63</text:p>
          </table:table-cell>
          <table:table-cell office:value-type="float" office:value="186065.06">
            <text:p>186065.06</text:p>
          </table:table-cell>
          <table:table-cell office:value-type="float" office:value="244957.59">
            <text:p>244957.59</text:p>
          </table:table-cell>
          <table:table-cell office:value-type="float" office:value="239790.87">
            <text:p>239790.87</text:p>
          </table:table-cell>
          <table:table-cell office:value-type="float" office:value="210886.73">
            <text:p>210886.73</text:p>
          </table:table-cell>
          <table:table-cell office:value-type="float" office:value="292039.57">
            <text:p>292039.57</text:p>
          </table:table-cell>
          <table:table-cell office:value-type="float" office:value="393436.92">
            <text:p>393436.92</text:p>
          </table:table-cell>
          <table:table-cell office:value-type="float" office:value="316037.91">
            <text:p>316037.91</text:p>
          </table:table-cell>
          <table:table-cell office:value-type="float" office:value="183931.11">
            <text:p>183931.11</text:p>
          </table:table-cell>
          <table:table-cell office:value-type="float" office:value="186606.85">
            <text:p>186606.85</text:p>
          </table:table-cell>
          <table:table-cell office:value-type="float" office:value="120368.42">
            <text:p>120368.42</text:p>
          </table:table-cell>
          <table:table-cell office:value-type="float" office:value="174232.51">
            <text:p>174232.51</text:p>
          </table:table-cell>
          <table:table-cell office:value-type="float" office:value="220921.63">
            <text:p>220921.63</text:p>
          </table:table-cell>
          <table:table-cell office:value-type="float" office:value="210886.73">
            <text:p>210886.73</text:p>
          </table:table-cell>
          <table:table-cell office:value-type="float" office:value="178537.01">
            <text:p>178537.01</text:p>
          </table:table-cell>
          <table:table-cell office:value-type="float" office:value="262189.45">
            <text:p>262189.45</text:p>
          </table:table-cell>
          <table:table-cell office:value-type="float" office:value="361010.97">
            <text:p>361010.97</text:p>
          </table:table-cell>
          <table:table-cell office:value-type="float" office:value="373512.93">
            <text:p>373512.93</text:p>
          </table:table-cell>
          <table:table-cell office:value-type="float" office:value="358311.31">
            <text:p>358311.31</text:p>
          </table:table-cell>
          <table:table-cell office:value-type="float" office:value="331116.88">
            <text:p>331116.88</text:p>
          </table:table-cell>
          <table:table-cell office:value-type="float" office:value="428854.14">
            <text:p>428854.14</text:p>
          </table:table-cell>
          <table:table-cell office:value-type="float" office:value="420633.48">
            <text:p>420633.48</text:p>
          </table:table-cell>
          <table:table-cell office:value-type="float" office:value="514080.16">
            <text:p>514080.16</text:p>
          </table:table-cell>
          <table:table-cell office:value-type="float" office:value="543314.1">
            <text:p>543314.10</text:p>
          </table:table-cell>
          <table:table-cell office:value-type="float" office:value="520689.29">
            <text:p>520689.29</text:p>
          </table:table-cell>
          <table:table-cell office:value-type="float" office:value="728935.98">
            <text:p>728935.98</text:p>
          </table:table-cell>
          <table:table-cell office:value-type="float" office:value="494438.06">
            <text:p>494438.06</text:p>
          </table:table-cell>
          <table:table-cell office:value-type="float" office:value="525842.99">
            <text:p>525842.99</text:p>
          </table:table-cell>
          <table:table-cell office:value-type="float" office:value="533286.9">
            <text:p>533286.90</text:p>
          </table:table-cell>
          <table:table-cell office:value-type="float" office:value="590167.91">
            <text:p>590167.91</text:p>
          </table:table-cell>
          <table:table-cell office:value-type="float" office:value="580375.51">
            <text:p>580375.51</text:p>
          </table:table-cell>
          <table:table-cell office:value-type="float" office:value="715783.96">
            <text:p>715783.96</text:p>
          </table:table-cell>
          <table:table-cell office:value-type="float" office:value="841756.4">
            <text:p>841756.40</text:p>
          </table:table-cell>
          <table:table-cell office:value-type="float" office:value="955091.36">
            <text:p>955091.36</text:p>
          </table:table-cell>
          <table:table-cell office:value-type="float" office:value="794908.8">
            <text:p>794908.80</text:p>
          </table:table-cell>
          <table:table-cell office:value-type="float" office:value="820988.37">
            <text:p>820988.37</text:p>
          </table:table-cell>
          <table:table-cell office:value-type="float" office:value="858763.21">
            <text:p>858763.21</text:p>
          </table:table-cell>
          <table:table-cell office:value-type="float" office:value="949276.67">
            <text:p>949276.67</text:p>
          </table:table-cell>
          <table:table-cell office:value-type="float" office:value="1061081.88">
            <text:p>1061081.88</text:p>
          </table:table-cell>
          <table:table-cell office:value-type="float" office:value="997814.6">
            <text:p>997814.60</text:p>
          </table:table-cell>
          <table:table-cell office:value-type="float" office:value="869671.21">
            <text:p>869671.21</text:p>
          </table:table-cell>
          <table:table-cell office:value-type="float" office:value="721078.87">
            <text:p>721078.87</text:p>
          </table:table-cell>
          <table:table-cell office:value-type="float" office:value="1271441.85">
            <text:p>1271441.85</text:p>
          </table:table-cell>
          <table:table-cell office:value-type="float" office:value="1105817.45">
            <text:p>1105817.45</text:p>
          </table:table-cell>
          <table:table-cell office:value-type="float" office:value="1075459.98">
            <text:p>1075459.98</text:p>
          </table:table-cell>
          <table:table-cell office:value-type="float" office:value="735915.7">
            <text:p>735915.70</text:p>
          </table:table-cell>
          <table:table-cell office:value-type="float" office:value="559602.89">
            <text:p>559602.89</text:p>
          </table:table-cell>
          <table:table-cell office:value-type="float" office:value="758942.91">
            <text:p>758942.91</text:p>
          </table:table-cell>
          <table:table-cell office:value-type="float" office:value="807096.43">
            <text:p>807096.43</text:p>
          </table:table-cell>
          <table:table-cell office:value-type="float" office:value="1003504.21">
            <text:p>1003504.21</text:p>
          </table:table-cell>
          <table:table-cell table:number-columns-repeated="3"/>
          <table:table-cell office:value-type="string">
            <text:p>1.79</text:p>
          </table:table-cell>
          <table:table-cell office:value-type="string">
            <text:p>3.01</text:p>
          </table:table-cell>
          <table:table-cell office:value-type="string">
            <text:p>3.30</text:p>
          </table:table-cell>
          <table:table-cell office:value-type="string">
            <text:p>3.20</text:p>
          </table:table-cell>
          <table:table-cell office:value-type="string">
            <text:p>4.21</text:p>
          </table:table-cell>
          <table:table-cell office:value-type="string">
            <text:p>4.12</text:p>
          </table:table-cell>
          <table:table-cell office:value-type="string">
            <text:p>3.63</text:p>
          </table:table-cell>
          <table:table-cell office:value-type="string">
            <text:p>5.02</text:p>
          </table:table-cell>
          <table:table-cell office:value-type="string">
            <text:p>6.76</text:p>
          </table:table-cell>
          <table:table-cell office:value-type="string">
            <text:p>5.43</text:p>
          </table:table-cell>
          <table:table-cell office:value-type="string">
            <text:p>3.16</text:p>
          </table:table-cell>
          <table:table-cell office:value-type="string">
            <text:p>3.21</text:p>
          </table:table-cell>
          <table:table-cell office:value-type="string">
            <text:p>2.07</text:p>
          </table:table-cell>
          <table:table-cell office:value-type="string">
            <text:p>3.00</text:p>
          </table:table-cell>
          <table:table-cell office:value-type="string">
            <text:p>3.80</text:p>
          </table:table-cell>
          <table:table-cell office:value-type="string">
            <text:p>3.63</text:p>
          </table:table-cell>
          <table:table-cell office:value-type="string">
            <text:p>3.07</text:p>
          </table:table-cell>
          <table:table-cell office:value-type="string">
            <text:p>4.51</text:p>
          </table:table-cell>
          <table:table-cell office:value-type="string">
            <text:p>6.21</text:p>
          </table:table-cell>
          <table:table-cell office:value-type="string">
            <text:p>6.42</text:p>
          </table:table-cell>
          <table:table-cell office:value-type="string">
            <text:p>6.16</text:p>
          </table:table-cell>
          <table:table-cell office:value-type="string">
            <text:p>5.69</text:p>
          </table:table-cell>
          <table:table-cell office:value-type="string">
            <text:p>7.37</text:p>
          </table:table-cell>
          <table:table-cell office:value-type="string">
            <text:p>7.23</text:p>
          </table:table-cell>
          <table:table-cell office:value-type="string">
            <text:p>8.84</text:p>
          </table:table-cell>
          <table:table-cell office:value-type="string">
            <text:p>9.34</text:p>
          </table:table-cell>
          <table:table-cell office:value-type="string">
            <text:p>8.95</text:p>
          </table:table-cell>
          <table:table-cell office:value-type="string">
            <text:p>12.53</text:p>
          </table:table-cell>
          <table:table-cell office:value-type="string">
            <text:p>8.50</text:p>
          </table:table-cell>
          <table:table-cell office:value-type="string">
            <text:p>9.04</text:p>
          </table:table-cell>
          <table:table-cell office:value-type="string">
            <text:p>9.17</text:p>
          </table:table-cell>
          <table:table-cell office:value-type="string">
            <text:p>10.15</text:p>
          </table:table-cell>
          <table:table-cell office:value-type="string">
            <text:p>9.98</text:p>
          </table:table-cell>
          <table:table-cell office:value-type="string">
            <text:p>12.31</text:p>
          </table:table-cell>
          <table:table-cell office:value-type="string">
            <text:p>14.47</text:p>
          </table:table-cell>
          <table:table-cell office:value-type="string">
            <text:p>16.42</text:p>
          </table:table-cell>
          <table:table-cell office:value-type="string">
            <text:p>13.67</text:p>
          </table:table-cell>
          <table:table-cell office:value-type="string">
            <text:p>14.12</text:p>
          </table:table-cell>
          <table:table-cell office:value-type="string">
            <text:p>14.77</text:p>
          </table:table-cell>
          <table:table-cell office:value-type="string">
            <text:p>16.32</text:p>
          </table:table-cell>
          <table:table-cell office:value-type="string">
            <text:p>18.24</text:p>
          </table:table-cell>
          <table:table-cell office:value-type="string">
            <text:p>17.16</text:p>
          </table:table-cell>
          <table:table-cell office:value-type="string">
            <text:p>14.95</text:p>
          </table:table-cell>
          <table:table-cell office:value-type="string">
            <text:p>12.40</text:p>
          </table:table-cell>
          <table:table-cell office:value-type="string">
            <text:p>21.86</text:p>
          </table:table-cell>
          <table:table-cell office:value-type="string">
            <text:p>19.01</text:p>
          </table:table-cell>
          <table:table-cell office:value-type="string">
            <text:p>18.49</text:p>
          </table:table-cell>
          <table:table-cell office:value-type="string">
            <text:p>12.65</text:p>
          </table:table-cell>
          <table:table-cell office:value-type="string">
            <text:p>9.62</text:p>
          </table:table-cell>
          <table:table-cell office:value-type="string">
            <text:p>13.05</text:p>
          </table:table-cell>
          <table:table-cell office:value-type="string">
            <text:p>13.88</text:p>
          </table:table-cell>
          <table:table-cell office:value-type="string">
            <text:p>17.25</text:p>
          </table:table-cell>
          <table:table-cell table:number-columns-repeated="3"/>
          <table:table-cell office:value-type="float" office:value="19.03">
            <text:p>19.03</text:p>
          </table:table-cell>
          <table:table-cell office:value-type="float" office:value="31.3">
            <text:p>31.30</text:p>
          </table:table-cell>
          <table:table-cell office:value-type="float" office:value="33.51">
            <text:p>33.51</text:p>
          </table:table-cell>
          <table:table-cell office:value-type="float" office:value="31.81">
            <text:p>31.81</text:p>
          </table:table-cell>
          <table:table-cell office:value-type="float" office:value="40.91">
            <text:p>40.91</text:p>
          </table:table-cell>
          <table:table-cell office:value-type="float" office:value="39.11">
            <text:p>39.11</text:p>
          </table:table-cell>
          <table:table-cell office:value-type="float" office:value="33.58">
            <text:p>33.58</text:p>
          </table:table-cell>
          <table:table-cell office:value-type="float" office:value="45.37">
            <text:p>45.37</text:p>
          </table:table-cell>
          <table:table-cell office:value-type="float" office:value="59.61">
            <text:p>59.61</text:p>
          </table:table-cell>
          <table:table-cell office:value-type="float" office:value="46.68">
            <text:p>46.68</text:p>
          </table:table-cell>
          <table:table-cell office:value-type="float" office:value="26.47">
            <text:p>26.47</text:p>
          </table:table-cell>
          <table:table-cell office:value-type="float" office:value="26.16">
            <text:p>26.16</text:p>
          </table:table-cell>
          <table:table-cell office:value-type="float" office:value="16.43">
            <text:p>16.43</text:p>
          </table:table-cell>
          <table:table-cell office:value-type="float" office:value="23.14">
            <text:p>23.14</text:p>
          </table:table-cell>
          <table:table-cell office:value-type="float" office:value="28.54">
            <text:p>28.54</text:p>
          </table:table-cell>
          <table:table-cell office:value-type="float" office:value="26.49">
            <text:p>26.49</text:p>
          </table:table-cell>
          <table:table-cell office:value-type="float" office:value="21.8">
            <text:p>21.80</text:p>
          </table:table-cell>
          <table:table-cell office:value-type="float" office:value="31.12">
            <text:p>31.12</text:p>
          </table:table-cell>
          <table:table-cell office:value-type="float" office:value="41.62">
            <text:p>41.62</text:p>
          </table:table-cell>
          <table:table-cell office:value-type="float" office:value="41.82">
            <text:p>41.82</text:p>
          </table:table-cell>
          <table:table-cell office:value-type="float" office:value="38.94">
            <text:p>38.94</text:p>
          </table:table-cell>
          <table:table-cell office:value-type="float" office:value="34.92">
            <text:p>34.92</text:p>
          </table:table-cell>
          <table:table-cell office:value-type="float" office:value="43.89">
            <text:p>43.89</text:p>
          </table:table-cell>
          <table:table-cell office:value-type="float" office:value="41.77">
            <text:p>41.77</text:p>
          </table:table-cell>
          <table:table-cell office:value-type="float" office:value="49.52">
            <text:p>49.52</text:p>
          </table:table-cell>
          <table:table-cell office:value-type="float" office:value="50.77">
            <text:p>50.77</text:p>
          </table:table-cell>
          <table:table-cell office:value-type="float" office:value="47.2">
            <text:p>47.20</text:p>
          </table:table-cell>
          <table:table-cell office:value-type="float" office:value="64.11">
            <text:p>64.11</text:p>
          </table:table-cell>
          <table:table-cell office:value-type="float" office:value="42.2">
            <text:p>42.20</text:p>
          </table:table-cell>
          <table:table-cell office:value-type="float" office:value="43.57">
            <text:p>43.57</text:p>
          </table:table-cell>
          <table:table-cell office:value-type="float" office:value="42.9">
            <text:p>42.90</text:p>
          </table:table-cell>
          <table:table-cell office:value-type="float" office:value="46.12">
            <text:p>46.12</text:p>
          </table:table-cell>
          <table:table-cell office:value-type="float" office:value="44.07">
            <text:p>44.07</text:p>
          </table:table-cell>
          <table:table-cell office:value-type="float" office:value="52.84">
            <text:p>52.84</text:p>
          </table:table-cell>
          <table:table-cell office:value-type="float" office:value="60.43">
            <text:p>60.43</text:p>
          </table:table-cell>
          <table:table-cell office:value-type="float" office:value="66.71">
            <text:p>66.71</text:p>
          </table:table-cell>
          <table:table-cell office:value-type="float" office:value="54.04">
            <text:p>54.04</text:p>
          </table:table-cell>
          <table:table-cell office:value-type="float" office:value="54.34">
            <text:p>54.34</text:p>
          </table:table-cell>
          <table:table-cell office:value-type="float" office:value="55.35">
            <text:p>55.35</text:p>
          </table:table-cell>
          <table:table-cell office:value-type="float" office:value="59.6">
            <text:p>59.60</text:p>
          </table:table-cell>
          <table:table-cell office:value-type="float" office:value="64.9">
            <text:p>64.90</text:p>
          </table:table-cell>
          <table:table-cell office:value-type="float" office:value="59.46">
            <text:p>59.46</text:p>
          </table:table-cell>
          <table:table-cell office:value-type="float" office:value="50.49">
            <text:p>50.49</text:p>
          </table:table-cell>
          <table:table-cell office:value-type="float" office:value="40.8">
            <text:p>40.80</text:p>
          </table:table-cell>
          <table:table-cell office:value-type="float" office:value="70.1">
            <text:p>70.10</text:p>
          </table:table-cell>
          <table:table-cell office:value-type="float" office:value="59.41">
            <text:p>59.41</text:p>
          </table:table-cell>
          <table:table-cell office:value-type="float" office:value="56.31">
            <text:p>56.31</text:p>
          </table:table-cell>
          <table:table-cell office:value-type="float" office:value="37.56">
            <text:p>37.56</text:p>
          </table:table-cell>
          <table:table-cell office:value-type="float" office:value="27.84">
            <text:p>27.84</text:p>
          </table:table-cell>
          <table:table-cell office:value-type="float" office:value="36.8">
            <text:p>36.80</text:p>
          </table:table-cell>
          <table:table-cell office:value-type="float" office:value="38.15">
            <text:p>38.15</text:p>
          </table:table-cell>
          <table:table-cell office:value-type="float" office:value="46.24">
            <text:p>46.24</text:p>
          </table:table-cell>
          <table:table-cell table:number-columns-repeated="3"/>
          <table:table-cell table:number-columns-repeated="52" office:value-type="float" office:value="0">
            <text:p>0.00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-95">
            <text:p>-9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float" office:value="36">
            <text:p>36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-24">
            <text:p>-2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float" office:value="37">
            <text:p>37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7300">
            <text:p>27300</text:p>
          </table:table-cell>
          <table:table-cell office:value-type="float" office:value="32700">
            <text:p>32700</text:p>
          </table:table-cell>
          <table:table-cell office:value-type="float" office:value="27100">
            <text:p>27100</text:p>
          </table:table-cell>
          <table:table-cell office:value-type="float" office:value="28800">
            <text:p>28800</text:p>
          </table:table-cell>
          <table:table-cell office:value-type="float" office:value="24200">
            <text:p>24200</text:p>
          </table:table-cell>
          <table:table-cell office:value-type="float" office:value="39800">
            <text:p>39800</text:p>
          </table:table-cell>
          <table:table-cell office:value-type="float" office:value="48600">
            <text:p>48600</text:p>
          </table:table-cell>
          <table:table-cell office:value-type="float" office:value="58000">
            <text:p>58000</text:p>
          </table:table-cell>
          <table:table-cell office:value-type="float" office:value="59100">
            <text:p>59100</text:p>
          </table:table-cell>
          <table:table-cell office:value-type="float" office:value="51800">
            <text:p>51800</text:p>
          </table:table-cell>
          <table:table-cell office:value-type="float" office:value="44700">
            <text:p>44700</text:p>
          </table:table-cell>
          <table:table-cell office:value-type="float" office:value="50000">
            <text:p>50000</text:p>
          </table:table-cell>
          <table:table-cell office:value-type="float" office:value="44400">
            <text:p>44400</text:p>
          </table:table-cell>
          <table:table-cell office:value-type="float" office:value="46300">
            <text:p>46300</text:p>
          </table:table-cell>
          <table:table-cell office:value-type="float" office:value="33100">
            <text:p>33100</text:p>
          </table:table-cell>
          <table:table-cell office:value-type="float" office:value="40500">
            <text:p>40500</text:p>
          </table:table-cell>
          <table:table-cell office:value-type="float" office:value="28000">
            <text:p>28000</text:p>
          </table:table-cell>
          <table:table-cell office:value-type="float" office:value="32000">
            <text:p>32000</text:p>
          </table:table-cell>
          <table:table-cell office:value-type="float" office:value="33600">
            <text:p>33600</text:p>
          </table:table-cell>
          <table:table-cell office:value-type="float" office:value="28400">
            <text:p>28400</text:p>
          </table:table-cell>
          <table:table-cell office:value-type="float" office:value="22800">
            <text:p>22800</text:p>
          </table:table-cell>
          <table:table-cell office:value-type="float" office:value="38000">
            <text:p>38000</text:p>
          </table:table-cell>
          <table:table-cell office:value-type="float" office:value="35000">
            <text:p>35000</text:p>
          </table:table-cell>
          <table:table-cell office:value-type="float" office:value="41000">
            <text:p>41000</text:p>
          </table:table-cell>
          <table:table-cell office:value-type="float" office:value="52314">
            <text:p>52314</text:p>
          </table:table-cell>
          <table:table-cell office:value-type="float" office:value="34400">
            <text:p>34400</text:p>
          </table:table-cell>
          <table:table-cell office:value-type="float" office:value="26850">
            <text:p>26850</text:p>
          </table:table-cell>
          <table:table-cell office:value-type="float" office:value="27400">
            <text:p>27400</text:p>
          </table:table-cell>
          <table:table-cell office:value-type="float" office:value="26500">
            <text:p>26500</text:p>
          </table:table-cell>
          <table:table-cell office:value-type="float" office:value="37200">
            <text:p>37200</text:p>
          </table:table-cell>
          <table:table-cell office:value-type="float" office:value="21492">
            <text:p>21492</text:p>
          </table:table-cell>
          <table:table-cell office:value-type="float" office:value="23880">
            <text:p>23880</text:p>
          </table:table-cell>
          <table:table-cell office:value-type="float" office:value="15966">
            <text:p>15966</text:p>
          </table:table-cell>
          <table:table-cell office:value-type="float" office:value="27048">
            <text:p>27048</text:p>
          </table:table-cell>
          <table:table-cell office:value-type="float" office:value="31945">
            <text:p>31945</text:p>
          </table:table-cell>
          <table:table-cell office:value-type="float" office:value="39979">
            <text:p>39979</text:p>
          </table:table-cell>
          <table:table-cell office:value-type="float" office:value="45350">
            <text:p>45350</text:p>
          </table:table-cell>
          <table:table-cell office:value-type="float" office:value="38026">
            <text:p>38026</text:p>
          </table:table-cell>
          <table:table-cell office:value-type="float" office:value="20820">
            <text:p>20820</text:p>
          </table:table-cell>
          <table:table-cell office:value-type="float" office:value="21785">
            <text:p>21785</text:p>
          </table:table-cell>
          <table:table-cell office:value-type="float" office:value="24487">
            <text:p>24487</text:p>
          </table:table-cell>
          <table:table-cell office:value-type="float" office:value="11500">
            <text:p>11500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250">
            <text:p>1250</text:p>
          </table:table-cell>
          <table:table-cell office:value-type="float" office:value="3080">
            <text:p>3080</text:p>
          </table:table-cell>
          <table:table-cell office:value-type="float" office:value="2994">
            <text:p>2994</text:p>
          </table:table-cell>
          <table:table-cell office:value-type="float" office:value="2120">
            <text:p>2120</text:p>
          </table:table-cell>
          <table:table-cell office:value-type="float" office:value="6811">
            <text:p>6811</text:p>
          </table:table-cell>
          <table:table-cell office:value-type="float" office:value="9939">
            <text:p>9939</text:p>
          </table:table-cell>
          <table:table-cell office:value-type="float" office:value="9952">
            <text:p>9952</text:p>
          </table:table-cell>
          <table:table-cell office:value-type="float" office:value="19062">
            <text:p>19062</text:p>
          </table:table-cell>
          <table:table-cell table:number-columns-repeated="2"/>
          <table:table-cell office:value-type="float" office:value="17.8548">
            <text:p>17.8548</text:p>
          </table:table-cell>
          <table:table-cell office:value-type="float" office:value="21.0019">
            <text:p>21.0019</text:p>
          </table:table-cell>
          <table:table-cell office:value-type="float" office:value="17.087">
            <text:p>17.087</text:p>
          </table:table-cell>
          <table:table-cell office:value-type="float" office:value="17.8108">
            <text:p>17.8108</text:p>
          </table:table-cell>
          <table:table-cell office:value-type="float" office:value="14.6756">
            <text:p>14.6756</text:p>
          </table:table-cell>
          <table:table-cell office:value-type="float" office:value="23.6482">
            <text:p>23.6482</text:p>
          </table:table-cell>
          <table:table-cell office:value-type="float" office:value="28.2723">
            <text:p>28.2723</text:p>
          </table:table-cell>
          <table:table-cell office:value-type="float" office:value="33.0484">
            <text:p>33.0484</text:p>
          </table:table-cell>
          <table:table-cell office:value-type="float" office:value="32.9799">
            <text:p>32.9799</text:p>
          </table:table-cell>
          <table:table-cell office:value-type="float" office:value="28.3215">
            <text:p>28.3215</text:p>
          </table:table-cell>
          <table:table-cell office:value-type="float" office:value="23.9678">
            <text:p>23.9678</text:p>
          </table:table-cell>
          <table:table-cell office:value-type="float" office:value="26.3019">
            <text:p>26.3019</text:p>
          </table:table-cell>
          <table:table-cell office:value-type="float" office:value="22.922">
            <text:p>22.922</text:p>
          </table:table-cell>
          <table:table-cell office:value-type="float" office:value="23.4312">
            <text:p>23.4312</text:p>
          </table:table-cell>
          <table:table-cell office:value-type="float" office:value="16.4105">
            <text:p>16.4105</text:p>
          </table:table-cell>
          <table:table-cell office:value-type="float" office:value="19.6411">
            <text:p>19.6411</text:p>
          </table:table-cell>
          <table:table-cell office:value-type="float" office:value="13.2764">
            <text:p>13.2764</text:p>
          </table:table-cell>
          <table:table-cell office:value-type="float" office:value="14.8217">
            <text:p>14.8217</text:p>
          </table:table-cell>
          <table:table-cell office:value-type="float" office:value="15.1762">
            <text:p>15.1762</text:p>
          </table:table-cell>
          <table:table-cell office:value-type="float" office:value="12.489">
            <text:p>12.489</text:p>
          </table:table-cell>
          <table:table-cell office:value-type="float" office:value="9.7436">
            <text:p>9.7436</text:p>
          </table:table-cell>
          <table:table-cell office:value-type="float" office:value="15.7611">
            <text:p>15.7611</text:p>
          </table:table-cell>
          <table:table-cell office:value-type="float" office:value="14.0902">
            <text:p>14.0902</text:p>
          </table:table-cell>
          <table:table-cell office:value-type="float" office:value="16.0407">
            <text:p>16.0407</text:p>
          </table:table-cell>
          <table:table-cell office:value-type="float" office:value="19.9443">
            <text:p>19.9443</text:p>
          </table:table-cell>
          <table:table-cell office:value-type="float" office:value="12.8167">
            <text:p>12.8167</text:p>
          </table:table-cell>
          <table:table-cell office:value-type="float" office:value="9.7957">
            <text:p>9.7957</text:p>
          </table:table-cell>
          <table:table-cell office:value-type="float" office:value="9.8032">
            <text:p>9.8032</text:p>
          </table:table-cell>
          <table:table-cell office:value-type="float" office:value="9.2917">
            <text:p>9.2917</text:p>
          </table:table-cell>
          <table:table-cell office:value-type="float" office:value="12.7703">
            <text:p>12.7703</text:p>
          </table:table-cell>
          <table:table-cell office:value-type="float" office:value="7.2121">
            <text:p>7.2121</text:p>
          </table:table-cell>
          <table:table-cell office:value-type="float" office:value="7.8269">
            <text:p>7.8269</text:p>
          </table:table-cell>
          <table:table-cell office:value-type="float" office:value="5.1091">
            <text:p>5.1091</text:p>
          </table:table-cell>
          <table:table-cell office:value-type="float" office:value="8.4499">
            <text:p>8.4499</text:p>
          </table:table-cell>
          <table:table-cell office:value-type="float" office:value="9.7512">
            <text:p>9.7512</text:p>
          </table:table-cell>
          <table:table-cell office:value-type="float" office:value="11.934">
            <text:p>11.934</text:p>
          </table:table-cell>
          <table:table-cell office:value-type="float" office:value="13.2409">
            <text:p>13.2409</text:p>
          </table:table-cell>
          <table:table-cell office:value-type="float" office:value="10.8708">
            <text:p>10.8708</text:p>
          </table:table-cell>
          <table:table-cell office:value-type="float" office:value="5.8319">
            <text:p>5.8319</text:p>
          </table:table-cell>
          <table:table-cell office:value-type="float" office:value="5.9882">
            <text:p>5.9882</text:p>
          </table:table-cell>
          <table:table-cell office:value-type="float" office:value="6.611">
            <text:p>6.611</text:p>
          </table:table-cell>
          <table:table-cell office:value-type="float" office:value="3.0528">
            <text:p>3.0528</text:p>
          </table:table-cell>
          <table:table-cell office:value-type="float" office:value="0.2298">
            <text:p>0.2298</text:p>
          </table:table-cell>
          <table:table-cell office:value-type="float" office:value="0.321">
            <text:p>0.321</text:p>
          </table:table-cell>
          <table:table-cell office:value-type="float" office:value="0.3156">
            <text:p>0.3156</text:p>
          </table:table-cell>
          <table:table-cell office:value-type="float" office:value="0.7639">
            <text:p>0.7639</text:p>
          </table:table-cell>
          <table:table-cell office:value-type="float" office:value="0.729">
            <text:p>0.729</text:p>
          </table:table-cell>
          <table:table-cell office:value-type="float" office:value="0.5066">
            <text:p>0.5066</text:p>
          </table:table-cell>
          <table:table-cell office:value-type="float" office:value="1.5966">
            <text:p>1.5966</text:p>
          </table:table-cell>
          <table:table-cell office:value-type="float" office:value="2.2848">
            <text:p>2.2848</text:p>
          </table:table-cell>
          <table:table-cell office:value-type="float" office:value="2.2435">
            <text:p>2.2435</text:p>
          </table:table-cell>
          <table:table-cell office:value-type="float" office:value="4.2126">
            <text:p>4.2126</text:p>
          </table:table-cell>
          <table:table-cell table:number-columns-repeated="2"/>
          <table:table-cell office:value-type="float" office:value="201256.98">
            <text:p>201256.98</text:p>
          </table:table-cell>
          <table:table-cell office:value-type="float" office:value="231766.75">
            <text:p>231766.75</text:p>
          </table:table-cell>
          <table:table-cell office:value-type="float" office:value="198044.29">
            <text:p>198044.29</text:p>
          </table:table-cell>
          <table:table-cell office:value-type="float" office:value="207522.23">
            <text:p>207522.23</text:p>
          </table:table-cell>
          <table:table-cell office:value-type="float" office:value="177519.41">
            <text:p>177519.41</text:p>
          </table:table-cell>
          <table:table-cell office:value-type="float" office:value="296442.07">
            <text:p>296442.07</text:p>
          </table:table-cell>
          <table:table-cell office:value-type="float" office:value="356879.98">
            <text:p>356879.98</text:p>
          </table:table-cell>
          <table:table-cell office:value-type="float" office:value="432442.11">
            <text:p>432442.11</text:p>
          </table:table-cell>
          <table:table-cell office:value-type="float" office:value="440511.17">
            <text:p>440511.17</text:p>
          </table:table-cell>
          <table:table-cell office:value-type="float" office:value="391824.64">
            <text:p>391824.64</text:p>
          </table:table-cell>
          <table:table-cell office:value-type="float" office:value="336750.06">
            <text:p>336750.06</text:p>
          </table:table-cell>
          <table:table-cell office:value-type="float" office:value="377997.29">
            <text:p>377997.29</text:p>
          </table:table-cell>
          <table:table-cell office:value-type="float" office:value="329187.95">
            <text:p>329187.95</text:p>
          </table:table-cell>
          <table:table-cell office:value-type="float" office:value="345993.18">
            <text:p>345993.18</text:p>
          </table:table-cell>
          <table:table-cell office:value-type="float" office:value="243678.27">
            <text:p>243678.27</text:p>
          </table:table-cell>
          <table:table-cell office:value-type="float" office:value="307686.49">
            <text:p>307686.49</text:p>
          </table:table-cell>
          <table:table-cell office:value-type="float" office:value="207015.27">
            <text:p>207015.27</text:p>
          </table:table-cell>
          <table:table-cell office:value-type="float" office:value="236980.74">
            <text:p>236980.74</text:p>
          </table:table-cell>
          <table:table-cell office:value-type="float" office:value="221536.25">
            <text:p>221536.25</text:p>
          </table:table-cell>
          <table:table-cell office:value-type="float" office:value="190124.57">
            <text:p>190124.57</text:p>
          </table:table-cell>
          <table:table-cell office:value-type="float" office:value="149544.44">
            <text:p>149544.44</text:p>
          </table:table-cell>
          <table:table-cell office:value-type="float" office:value="267527.85">
            <text:p>267527.85</text:p>
          </table:table-cell>
          <table:table-cell office:value-type="float" office:value="246768.16">
            <text:p>246768.16</text:p>
          </table:table-cell>
          <table:table-cell office:value-type="float" office:value="329433.56">
            <text:p>329433.56</text:p>
          </table:table-cell>
          <table:table-cell office:value-type="float" office:value="301138.79">
            <text:p>301138.79</text:p>
          </table:table-cell>
          <table:table-cell office:value-type="float" office:value="212442.47">
            <text:p>212442.47</text:p>
          </table:table-cell>
          <table:table-cell office:value-type="float" office:value="167283.51">
            <text:p>167283.51</text:p>
          </table:table-cell>
          <table:table-cell office:value-type="float" office:value="220693.27">
            <text:p>220693.27</text:p>
          </table:table-cell>
          <table:table-cell office:value-type="float" office:value="211722.3">
            <text:p>211722.30</text:p>
          </table:table-cell>
          <table:table-cell office:value-type="float" office:value="279364.7">
            <text:p>279364.70</text:p>
          </table:table-cell>
          <table:table-cell office:value-type="float" office:value="172422.53">
            <text:p>172422.53</text:p>
          </table:table-cell>
          <table:table-cell office:value-type="float" office:value="191580.58">
            <text:p>191580.58</text:p>
          </table:table-cell>
          <table:table-cell office:value-type="float" office:value="128258.15">
            <text:p>128258.15</text:p>
          </table:table-cell>
          <table:table-cell office:value-type="float" office:value="221896.6">
            <text:p>221896.60</text:p>
          </table:table-cell>
          <table:table-cell office:value-type="float" office:value="266271">
            <text:p>266271.00</text:p>
          </table:table-cell>
          <table:table-cell office:value-type="float" office:value="354178.79">
            <text:p>354178.79</text:p>
          </table:table-cell>
          <table:table-cell office:value-type="float" office:value="371878.92">
            <text:p>371878.92</text:p>
          </table:table-cell>
          <table:table-cell office:value-type="float" office:value="309091.52">
            <text:p>309091.52</text:p>
          </table:table-cell>
          <table:table-cell office:value-type="float" office:value="169857.09">
            <text:p>169857.09</text:p>
          </table:table-cell>
          <table:table-cell office:value-type="float" office:value="189061.46">
            <text:p>189061.46</text:p>
          </table:table-cell>
          <table:table-cell office:value-type="float" office:value="198862.34">
            <text:p>198862.34</text:p>
          </table:table-cell>
          <table:table-cell office:value-type="float" office:value="95580.04">
            <text:p>95580.04</text:p>
          </table:table-cell>
          <table:table-cell office:value-type="float" office:value="6592.4">
            <text:p>6592.40</text:p>
          </table:table-cell>
          <table:table-cell table:number-columns-repeated="2" office:value-type="float" office:value="9792.82">
            <text:p>9792.82</text:p>
          </table:table-cell>
          <table:table-cell office:value-type="float" office:value="24102.07">
            <text:p>24102.07</text:p>
          </table:table-cell>
          <table:table-cell office:value-type="float" office:value="27205.53">
            <text:p>27205.53</text:p>
          </table:table-cell>
          <table:table-cell office:value-type="float" office:value="18281.89">
            <text:p>18281.89</text:p>
          </table:table-cell>
          <table:table-cell office:value-type="float" office:value="57975.68">
            <text:p>57975.68</text:p>
          </table:table-cell>
          <table:table-cell office:value-type="float" office:value="77362.65">
            <text:p>77362.65</text:p>
          </table:table-cell>
          <table:table-cell office:value-type="float" office:value="77571.48">
            <text:p>77571.48</text:p>
          </table:table-cell>
          <table:table-cell office:value-type="float" office:value="148475.2">
            <text:p>148475.20</text:p>
          </table:table-cell>
          <table:table-cell table:number-columns-repeated="58"/>
          <table:table-cell office:value-type="float" office:value="131.63">
            <text:p>131.63</text:p>
          </table:table-cell>
          <table:table-cell office:value-type="float" office:value="148.85">
            <text:p>148.85</text:p>
          </table:table-cell>
          <table:table-cell office:value-type="float" office:value="124.87">
            <text:p>124.87</text:p>
          </table:table-cell>
          <table:table-cell office:value-type="float" office:value="128.34">
            <text:p>128.34</text:p>
          </table:table-cell>
          <table:table-cell office:value-type="float" office:value="107.65">
            <text:p>107.65</text:p>
          </table:table-cell>
          <table:table-cell office:value-type="float" office:value="176.14">
            <text:p>176.14</text:p>
          </table:table-cell>
          <table:table-cell office:value-type="float" office:value="207.61">
            <text:p>207.61</text:p>
          </table:table-cell>
          <table:table-cell office:value-type="float" office:value="246.41">
            <text:p>246.41</text:p>
          </table:table-cell>
          <table:table-cell office:value-type="float" office:value="245.82">
            <text:p>245.82</text:p>
          </table:table-cell>
          <table:table-cell office:value-type="float" office:value="214.23">
            <text:p>214.23</text:p>
          </table:table-cell>
          <table:table-cell office:value-type="float" office:value="180.56">
            <text:p>180.56</text:p>
          </table:table-cell>
          <table:table-cell office:value-type="float" office:value="198.84">
            <text:p>198.84</text:p>
          </table:table-cell>
          <table:table-cell office:value-type="float" office:value="169.95">
            <text:p>169.95</text:p>
          </table:table-cell>
          <table:table-cell office:value-type="float" office:value="175.1">
            <text:p>175.10</text:p>
          </table:table-cell>
          <table:table-cell office:value-type="float" office:value="120.81">
            <text:p>120.81</text:p>
          </table:table-cell>
          <table:table-cell office:value-type="float" office:value="149.22">
            <text:p>149.22</text:p>
          </table:table-cell>
          <table:table-cell office:value-type="float" office:value="98.16">
            <text:p>98.16</text:p>
          </table:table-cell>
          <table:table-cell office:value-type="float" office:value="109.76">
            <text:p>109.76</text:p>
          </table:table-cell>
          <table:table-cell office:value-type="float" office:value="100.06">
            <text:p>100.06</text:p>
          </table:table-cell>
          <table:table-cell office:value-type="float" office:value="83.61">
            <text:p>83.61</text:p>
          </table:table-cell>
          <table:table-cell office:value-type="float" office:value="63.91">
            <text:p>63.91</text:p>
          </table:table-cell>
          <table:table-cell office:value-type="float" office:value="110.96">
            <text:p>110.96</text:p>
          </table:table-cell>
          <table:table-cell office:value-type="float" office:value="99.34">
            <text:p>99.34</text:p>
          </table:table-cell>
          <table:table-cell office:value-type="float" office:value="128.89">
            <text:p>128.89</text:p>
          </table:table-cell>
          <table:table-cell office:value-type="float" office:value="114.81">
            <text:p>114.81</text:p>
          </table:table-cell>
          <table:table-cell office:value-type="float" office:value="79.15">
            <text:p>79.15</text:p>
          </table:table-cell>
          <table:table-cell office:value-type="float" office:value="61.03">
            <text:p>61.03</text:p>
          </table:table-cell>
          <table:table-cell office:value-type="float" office:value="78.96">
            <text:p>78.96</text:p>
          </table:table-cell>
          <table:table-cell office:value-type="float" office:value="74.24">
            <text:p>74.24</text:p>
          </table:table-cell>
          <table:table-cell office:value-type="float" office:value="95.9">
            <text:p>95.90</text:p>
          </table:table-cell>
          <table:table-cell office:value-type="float" office:value="57.86">
            <text:p>57.86</text:p>
          </table:table-cell>
          <table:table-cell office:value-type="float" office:value="62.79">
            <text:p>62.79</text:p>
          </table:table-cell>
          <table:table-cell office:value-type="float" office:value="41.04">
            <text:p>41.04</text:p>
          </table:table-cell>
          <table:table-cell office:value-type="float" office:value="69.32">
            <text:p>69.32</text:p>
          </table:table-cell>
          <table:table-cell office:value-type="float" office:value="81.28">
            <text:p>81.28</text:p>
          </table:table-cell>
          <table:table-cell office:value-type="float" office:value="105.73">
            <text:p>105.73</text:p>
          </table:table-cell>
          <table:table-cell office:value-type="float" office:value="108.58">
            <text:p>108.58</text:p>
          </table:table-cell>
          <table:table-cell office:value-type="float" office:value="88.36">
            <text:p>88.36</text:p>
          </table:table-cell>
          <table:table-cell office:value-type="float" office:value="47.58">
            <text:p>47.58</text:p>
          </table:table-cell>
          <table:table-cell office:value-type="float" office:value="51.97">
            <text:p>51.97</text:p>
          </table:table-cell>
          <table:table-cell office:value-type="float" office:value="53.69">
            <text:p>53.69</text:p>
          </table:table-cell>
          <table:table-cell office:value-type="float" office:value="25.37">
            <text:p>25.37</text:p>
          </table:table-cell>
          <table:table-cell office:value-type="float" office:value="1.72">
            <text:p>1.72</text:p>
          </table:table-cell>
          <table:table-cell office:value-type="float" office:value="2.51">
            <text:p>2.51</text:p>
          </table:table-cell>
          <table:table-cell office:value-type="float" office:value="2.47">
            <text:p>2.47</text:p>
          </table:table-cell>
          <table:table-cell office:value-type="float" office:value="5.98">
            <text:p>5.98</text:p>
          </table:table-cell>
          <table:table-cell office:value-type="float" office:value="6.62">
            <text:p>6.62</text:p>
          </table:table-cell>
          <table:table-cell office:value-type="float" office:value="4.37">
            <text:p>4.37</text:p>
          </table:table-cell>
          <table:table-cell office:value-type="float" office:value="13.59">
            <text:p>13.59</text:p>
          </table:table-cell>
          <table:table-cell office:value-type="float" office:value="17.78">
            <text:p>17.78</text:p>
          </table:table-cell>
          <table:table-cell office:value-type="float" office:value="17.49">
            <text:p>17.49</text:p>
          </table:table-cell>
          <table:table-cell office:value-type="float" office:value="32.81">
            <text:p>32.81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float" office:value="39">
            <text:p>39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6467">
            <text:p>46467</text:p>
          </table:table-cell>
          <table:table-cell office:value-type="float" office:value="93995">
            <text:p>93995</text:p>
          </table:table-cell>
          <table:table-cell office:value-type="float" office:value="103983">
            <text:p>103983</text:p>
          </table:table-cell>
          <table:table-cell office:value-type="float" office:value="97643">
            <text:p>97643</text:p>
          </table:table-cell>
          <table:table-cell office:value-type="float" office:value="85549">
            <text:p>85549</text:p>
          </table:table-cell>
          <table:table-cell office:value-type="float" office:value="121152">
            <text:p>121152</text:p>
          </table:table-cell>
          <table:table-cell office:value-type="float" office:value="100548">
            <text:p>100548</text:p>
          </table:table-cell>
          <table:table-cell office:value-type="float" office:value="146590">
            <text:p>146590</text:p>
          </table:table-cell>
          <table:table-cell office:value-type="float" office:value="114232">
            <text:p>114232</text:p>
          </table:table-cell>
          <table:table-cell office:value-type="float" office:value="93052">
            <text:p>93052</text:p>
          </table:table-cell>
          <table:table-cell office:value-type="float" office:value="106281">
            <text:p>106281</text:p>
          </table:table-cell>
          <table:table-cell office:value-type="float" office:value="101356">
            <text:p>101356</text:p>
          </table:table-cell>
          <table:table-cell office:value-type="float" office:value="110956">
            <text:p>110956</text:p>
          </table:table-cell>
          <table:table-cell office:value-type="float" office:value="141160">
            <text:p>141160</text:p>
          </table:table-cell>
          <table:table-cell office:value-type="float" office:value="169606">
            <text:p>169606</text:p>
          </table:table-cell>
          <table:table-cell office:value-type="float" office:value="139996">
            <text:p>139996</text:p>
          </table:table-cell>
          <table:table-cell office:value-type="float" office:value="118402">
            <text:p>118402</text:p>
          </table:table-cell>
          <table:table-cell office:value-type="float" office:value="130144">
            <text:p>130144</text:p>
          </table:table-cell>
          <table:table-cell office:value-type="float" office:value="86073">
            <text:p>86073</text:p>
          </table:table-cell>
          <table:table-cell office:value-type="float" office:value="80200">
            <text:p>80200</text:p>
          </table:table-cell>
          <table:table-cell office:value-type="float" office:value="67200">
            <text:p>67200</text:p>
          </table:table-cell>
          <table:table-cell office:value-type="float" office:value="101800">
            <text:p>101800</text:p>
          </table:table-cell>
          <table:table-cell office:value-type="float" office:value="157900">
            <text:p>157900</text:p>
          </table:table-cell>
          <table:table-cell office:value-type="float" office:value="95426">
            <text:p>95426</text:p>
          </table:table-cell>
          <table:table-cell office:value-type="float" office:value="98504">
            <text:p>98504</text:p>
          </table:table-cell>
          <table:table-cell office:value-type="float" office:value="89142">
            <text:p>89142</text:p>
          </table:table-cell>
          <table:table-cell office:value-type="float" office:value="124898">
            <text:p>124898</text:p>
          </table:table-cell>
          <table:table-cell office:value-type="float" office:value="136559">
            <text:p>136559</text:p>
          </table:table-cell>
          <table:table-cell office:value-type="float" office:value="149938">
            <text:p>149938</text:p>
          </table:table-cell>
          <table:table-cell office:value-type="float" office:value="158207">
            <text:p>158207</text:p>
          </table:table-cell>
          <table:table-cell office:value-type="float" office:value="171886">
            <text:p>171886</text:p>
          </table:table-cell>
          <table:table-cell office:value-type="float" office:value="113900">
            <text:p>113900</text:p>
          </table:table-cell>
          <table:table-cell office:value-type="float" office:value="97114">
            <text:p>97114</text:p>
          </table:table-cell>
          <table:table-cell office:value-type="float" office:value="141194">
            <text:p>141194</text:p>
          </table:table-cell>
          <table:table-cell office:value-type="float" office:value="151200">
            <text:p>151200</text:p>
          </table:table-cell>
          <table:table-cell office:value-type="float" office:value="206174">
            <text:p>206174</text:p>
          </table:table-cell>
          <table:table-cell office:value-type="float" office:value="249322">
            <text:p>249322</text:p>
          </table:table-cell>
          <table:table-cell office:value-type="float" office:value="149751">
            <text:p>149751</text:p>
          </table:table-cell>
          <table:table-cell office:value-type="float" office:value="173000">
            <text:p>173000</text:p>
          </table:table-cell>
          <table:table-cell office:value-type="float" office:value="153000">
            <text:p>153000</text:p>
          </table:table-cell>
          <table:table-cell office:value-type="float" office:value="180000">
            <text:p>180000</text:p>
          </table:table-cell>
          <table:table-cell office:value-type="float" office:value="184000">
            <text:p>184000</text:p>
          </table:table-cell>
          <table:table-cell office:value-type="float" office:value="129000">
            <text:p>129000</text:p>
          </table:table-cell>
          <table:table-cell office:value-type="float" office:value="209647">
            <text:p>209647</text:p>
          </table:table-cell>
          <table:table-cell office:value-type="float" office:value="208000">
            <text:p>208000</text:p>
          </table:table-cell>
          <table:table-cell office:value-type="float" office:value="118550">
            <text:p>118550</text:p>
          </table:table-cell>
          <table:table-cell office:value-type="float" office:value="96400">
            <text:p>96400</text:p>
          </table:table-cell>
          <table:table-cell office:value-type="float" office:value="97400">
            <text:p>97400</text:p>
          </table:table-cell>
          <table:table-cell office:value-type="float" office:value="52000">
            <text:p>52000</text:p>
          </table:table-cell>
          <table:table-cell office:value-type="float" office:value="51500">
            <text:p>51500</text:p>
          </table:table-cell>
          <table:table-cell office:value-type="float" office:value="73500">
            <text:p>73500</text:p>
          </table:table-cell>
          <table:table-cell office:value-type="float" office:value="110000">
            <text:p>110000</text:p>
          </table:table-cell>
          <table:table-cell table:number-columns-repeated="2"/>
          <table:table-cell office:value-type="float" office:value="15.1803">
            <text:p>15.1803</text:p>
          </table:table-cell>
          <table:table-cell office:value-type="float" office:value="30.1073">
            <text:p>30.1073</text:p>
          </table:table-cell>
          <table:table-cell office:value-type="float" office:value="32.6477">
            <text:p>32.6477</text:p>
          </table:table-cell>
          <table:table-cell office:value-type="float" office:value="30.0625">
            <text:p>30.0625</text:p>
          </table:table-cell>
          <table:table-cell office:value-type="float" office:value="25.8378">
            <text:p>25.8378</text:p>
          </table:table-cell>
          <table:table-cell office:value-type="float" office:value="35.9075">
            <text:p>35.9075</text:p>
          </table:table-cell>
          <table:table-cell office:value-type="float" office:value="29.2631">
            <text:p>29.2631</text:p>
          </table:table-cell>
          <table:table-cell office:value-type="float" office:value="41.8709">
            <text:p>41.8709</text:p>
          </table:table-cell>
          <table:table-cell office:value-type="float" office:value="31.9978">
            <text:p>31.9978</text:p>
          </table:table-cell>
          <table:table-cell office:value-type="float" office:value="25.5287">
            <text:p>25.5287</text:p>
          </table:table-cell>
          <table:table-cell office:value-type="float" office:value="28.5165">
            <text:p>28.5165</text:p>
          </table:table-cell>
          <table:table-cell office:value-type="float" office:value="26.5608">
            <text:p>26.5608</text:p>
          </table:table-cell>
          <table:table-cell office:value-type="float" office:value="28.3848">
            <text:p>28.3848</text:p>
          </table:table-cell>
          <table:table-cell office:value-type="float" office:value="35.2812">
            <text:p>35.2812</text:p>
          </table:table-cell>
          <table:table-cell office:value-type="float" office:value="41.4786">
            <text:p>41.4786</text:p>
          </table:table-cell>
          <table:table-cell office:value-type="float" office:value="33.548">
            <text:p>33.548</text:p>
          </table:table-cell>
          <table:table-cell office:value-type="float" office:value="27.8266">
            <text:p>27.8266</text:p>
          </table:table-cell>
          <table:table-cell office:value-type="float" office:value="30.0148">
            <text:p>30.0148</text:p>
          </table:table-cell>
          <table:table-cell office:value-type="float" office:value="19.4691">
            <text:p>19.4691</text:p>
          </table:table-cell>
          <table:table-cell office:value-type="float" office:value="17.7709">
            <text:p>17.7709</text:p>
          </table:table-cell>
          <table:table-cell office:value-type="float" office:value="14.5738">
            <text:p>14.5738</text:p>
          </table:table-cell>
          <table:table-cell office:value-type="float" office:value="21.5861">
            <text:p>21.5861</text:p>
          </table:table-cell>
          <table:table-cell office:value-type="float" office:value="32.6915">
            <text:p>32.6915</text:p>
          </table:table-cell>
          <table:table-cell office:value-type="float" office:value="19.2585">
            <text:p>19.2585</text:p>
          </table:table-cell>
          <table:table-cell office:value-type="float" office:value="19.3449">
            <text:p>19.3449</text:p>
          </table:table-cell>
          <table:table-cell office:value-type="float" office:value="17.0021">
            <text:p>17.0021</text:p>
          </table:table-cell>
          <table:table-cell office:value-type="float" office:value="23.0993">
            <text:p>23.0993</text:p>
          </table:table-cell>
          <table:table-cell office:value-type="float" office:value="24.4642">
            <text:p>24.4642</text:p>
          </table:table-cell>
          <table:table-cell office:value-type="float" office:value="26.0083">
            <text:p>26.0083</text:p>
          </table:table-cell>
          <table:table-cell office:value-type="float" office:value="26.5805">
            <text:p>26.5805</text:p>
          </table:table-cell>
          <table:table-cell office:value-type="float" office:value="27.9808">
            <text:p>27.9808</text:p>
          </table:table-cell>
          <table:table-cell office:value-type="float" office:value="17.9681">
            <text:p>17.9681</text:p>
          </table:table-cell>
          <table:table-cell office:value-type="float" office:value="14.8447">
            <text:p>14.8447</text:p>
          </table:table-cell>
          <table:table-cell office:value-type="float" office:value="20.8991">
            <text:p>20.8991</text:p>
          </table:table-cell>
          <table:table-cell office:value-type="float" office:value="21.6619">
            <text:p>21.6619</text:p>
          </table:table-cell>
          <table:table-cell office:value-type="float" office:value="28.5718">
            <text:p>28.5718</text:p>
          </table:table-cell>
          <table:table-cell office:value-type="float" office:value="33.4077">
            <text:p>33.4077</text:p>
          </table:table-cell>
          <table:table-cell office:value-type="float" office:value="19.3878">
            <text:p>19.3878</text:p>
          </table:table-cell>
          <table:table-cell office:value-type="float" office:value="21.6169">
            <text:p>21.6169</text:p>
          </table:table-cell>
          <table:table-cell office:value-type="float" office:value="18.4315">
            <text:p>18.4315</text:p>
          </table:table-cell>
          <table:table-cell office:value-type="float" office:value="20.8792">
            <text:p>20.8792</text:p>
          </table:table-cell>
          <table:table-cell office:value-type="float" office:value="20.5357">
            <text:p>20.5357</text:p>
          </table:table-cell>
          <table:table-cell office:value-type="float" office:value="13.8546">
            <text:p>13.8546</text:p>
          </table:table-cell>
          <table:table-cell office:value-type="float" office:value="21.6914">
            <text:p>21.6914</text:p>
          </table:table-cell>
          <table:table-cell office:value-type="float" office:value="20.7709">
            <text:p>20.7709</text:p>
          </table:table-cell>
          <table:table-cell office:value-type="float" office:value="11.4464">
            <text:p>11.4464</text:p>
          </table:table-cell>
          <table:table-cell office:value-type="float" office:value="9.0144">
            <text:p>9.0144</text:p>
          </table:table-cell>
          <table:table-cell office:value-type="float" office:value="8.8297">
            <text:p>8.8297</text:p>
          </table:table-cell>
          <table:table-cell office:value-type="float" office:value="4.573">
            <text:p>4.573</text:p>
          </table:table-cell>
          <table:table-cell office:value-type="float" office:value="4.3938">
            <text:p>4.3938</text:p>
          </table:table-cell>
          <table:table-cell office:value-type="float" office:value="6.0844">
            <text:p>6.0844</text:p>
          </table:table-cell>
          <table:table-cell office:value-type="float" office:value="8.8368">
            <text:p>8.8368</text:p>
          </table:table-cell>
          <table:table-cell table:number-columns-repeated="2"/>
          <table:table-cell office:value-type="float" office:value="389086.26">
            <text:p>389086.26</text:p>
          </table:table-cell>
          <table:table-cell office:value-type="float" office:value="790004.06">
            <text:p>790004.06</text:p>
          </table:table-cell>
          <table:table-cell office:value-type="float" office:value="880781.95">
            <text:p>880781.95</text:p>
          </table:table-cell>
          <table:table-cell office:value-type="float" office:value="835768.35">
            <text:p>835768.35</text:p>
          </table:table-cell>
          <table:table-cell office:value-type="float" office:value="731184.88">
            <text:p>731184.88</text:p>
          </table:table-cell>
          <table:table-cell office:value-type="float" office:value="1049790.5">
            <text:p>1049790.50</text:p>
          </table:table-cell>
          <table:table-cell office:value-type="float" office:value="877227.86">
            <text:p>877227.86</text:p>
          </table:table-cell>
          <table:table-cell office:value-type="float" office:value="1279095.04">
            <text:p>1279095.04</text:p>
          </table:table-cell>
          <table:table-cell office:value-type="float" office:value="995547.76">
            <text:p>995547.76</text:p>
          </table:table-cell>
          <table:table-cell office:value-type="float" office:value="817016.94">
            <text:p>817016.94</text:p>
          </table:table-cell>
          <table:table-cell office:value-type="float" office:value="943575.11">
            <text:p>943575.11</text:p>
          </table:table-cell>
          <table:table-cell office:value-type="float" office:value="895490.75">
            <text:p>895490.75</text:p>
          </table:table-cell>
          <table:table-cell office:value-type="float" office:value="986994.68">
            <text:p>986994.68</text:p>
          </table:table-cell>
          <table:table-cell office:value-type="float" office:value="1231943.36">
            <text:p>1231943.36</text:p>
          </table:table-cell>
          <table:table-cell office:value-type="float" office:value="1491884.03">
            <text:p>1491884.03</text:p>
          </table:table-cell>
          <table:table-cell office:value-type="float" office:value="1242087.3">
            <text:p>1242087.30</text:p>
          </table:table-cell>
          <table:table-cell office:value-type="float" office:value="1046272.64">
            <text:p>1046272.64</text:p>
          </table:table-cell>
          <table:table-cell office:value-type="float" office:value="1153847.06">
            <text:p>1153847.06</text:p>
          </table:table-cell>
          <table:table-cell office:value-type="float" office:value="761673.32">
            <text:p>761673.32</text:p>
          </table:table-cell>
          <table:table-cell office:value-type="float" office:value="715814.59">
            <text:p>715814.59</text:p>
          </table:table-cell>
          <table:table-cell office:value-type="float" office:value="600698.57">
            <text:p>600698.57</text:p>
          </table:table-cell>
          <table:table-cell office:value-type="float" office:value="886250.66">
            <text:p>886250.66</text:p>
          </table:table-cell>
          <table:table-cell office:value-type="float" office:value="1384981.35">
            <text:p>1384981.35</text:p>
          </table:table-cell>
          <table:table-cell office:value-type="float" office:value="826264.23">
            <text:p>826264.23</text:p>
          </table:table-cell>
          <table:table-cell office:value-type="float" office:value="882103.87">
            <text:p>882103.87</text:p>
          </table:table-cell>
          <table:table-cell office:value-type="float" office:value="787075.02">
            <text:p>787075.02</text:p>
          </table:table-cell>
          <table:table-cell office:value-type="float" office:value="1103756.01">
            <text:p>1103756.01</text:p>
          </table:table-cell>
          <table:table-cell office:value-type="float" office:value="1209819.04">
            <text:p>1209819.04</text:p>
          </table:table-cell>
          <table:table-cell office:value-type="float" office:value="1332006.86">
            <text:p>1332006.86</text:p>
          </table:table-cell>
          <table:table-cell office:value-type="float" office:value="1390709.7">
            <text:p>1390709.70</text:p>
          </table:table-cell>
          <table:table-cell office:value-type="float" office:value="1550358.43">
            <text:p>1550358.43</text:p>
          </table:table-cell>
          <table:table-cell office:value-type="float" office:value="1059451.9">
            <text:p>1059451.90</text:p>
          </table:table-cell>
          <table:table-cell office:value-type="float" office:value="856167.68">
            <text:p>856167.68</text:p>
          </table:table-cell>
          <table:table-cell office:value-type="float" office:value="1360030.44">
            <text:p>1360030.44</text:p>
          </table:table-cell>
          <table:table-cell office:value-type="float" office:value="1387417.85">
            <text:p>1387417.85</text:p>
          </table:table-cell>
          <table:table-cell office:value-type="float" office:value="1928338.95">
            <text:p>1928338.95</text:p>
          </table:table-cell>
          <table:table-cell office:value-type="float" office:value="2324750.16">
            <text:p>2324750.16</text:p>
          </table:table-cell>
          <table:table-cell office:value-type="float" office:value="1421876.69">
            <text:p>1421876.69</text:p>
          </table:table-cell>
          <table:table-cell office:value-type="float" office:value="1650802.63">
            <text:p>1650802.63</text:p>
          </table:table-cell>
          <table:table-cell office:value-type="float" office:value="1341346.36">
            <text:p>1341346.36</text:p>
          </table:table-cell>
          <table:table-cell office:value-type="float" office:value="1606169.11">
            <text:p>1606169.11</text:p>
          </table:table-cell>
          <table:table-cell office:value-type="float" office:value="1633010.87">
            <text:p>1633010.87</text:p>
          </table:table-cell>
          <table:table-cell office:value-type="float" office:value="1132501.01">
            <text:p>1132501.01</text:p>
          </table:table-cell>
          <table:table-cell office:value-type="float" office:value="1872587.81">
            <text:p>1872587.81</text:p>
          </table:table-cell>
          <table:table-cell office:value-type="float" office:value="1730335.14">
            <text:p>1730335.14</text:p>
          </table:table-cell>
          <table:table-cell office:value-type="float" office:value="1017171.03">
            <text:p>1017171.03</text:p>
          </table:table-cell>
          <table:table-cell office:value-type="float" office:value="922502.98">
            <text:p>922502.98</text:p>
          </table:table-cell>
          <table:table-cell office:value-type="float" office:value="925230.53">
            <text:p>925230.53</text:p>
          </table:table-cell>
          <table:table-cell office:value-type="float" office:value="492327.23">
            <text:p>492327.23</text:p>
          </table:table-cell>
          <table:table-cell office:value-type="float" office:value="403339.74">
            <text:p>403339.74</text:p>
          </table:table-cell>
          <table:table-cell office:value-type="float" office:value="574866.83">
            <text:p>574866.83</text:p>
          </table:table-cell>
          <table:table-cell office:value-type="float" office:value="857635.46">
            <text:p>857635.46</text:p>
          </table:table-cell>
          <table:table-cell table:number-columns-repeated="58"/>
          <table:table-cell office:value-type="float" office:value="127.11">
            <text:p>127.11</text:p>
          </table:table-cell>
          <table:table-cell office:value-type="float" office:value="253.04">
            <text:p>253.04</text:p>
          </table:table-cell>
          <table:table-cell office:value-type="float" office:value="276.54">
            <text:p>276.54</text:p>
          </table:table-cell>
          <table:table-cell office:value-type="float" office:value="257.32">
            <text:p>257.32</text:p>
          </table:table-cell>
          <table:table-cell office:value-type="float" office:value="220.84">
            <text:p>220.84</text:p>
          </table:table-cell>
          <table:table-cell office:value-type="float" office:value="311.14">
            <text:p>311.14</text:p>
          </table:table-cell>
          <table:table-cell office:value-type="float" office:value="255.3">
            <text:p>255.30</text:p>
          </table:table-cell>
          <table:table-cell office:value-type="float" office:value="365.35">
            <text:p>365.35</text:p>
          </table:table-cell>
          <table:table-cell office:value-type="float" office:value="278.86">
            <text:p>278.86</text:p>
          </table:table-cell>
          <table:table-cell office:value-type="float" office:value="224.15">
            <text:p>224.15</text:p>
          </table:table-cell>
          <table:table-cell office:value-type="float" office:value="253.17">
            <text:p>253.17</text:p>
          </table:table-cell>
          <table:table-cell office:value-type="float" office:value="234.67">
            <text:p>234.67</text:p>
          </table:table-cell>
          <table:table-cell office:value-type="float" office:value="252.49">
            <text:p>252.49</text:p>
          </table:table-cell>
          <table:table-cell office:value-type="float" office:value="307.91">
            <text:p>307.91</text:p>
          </table:table-cell>
          <table:table-cell office:value-type="float" office:value="364.85">
            <text:p>364.85</text:p>
          </table:table-cell>
          <table:table-cell office:value-type="float" office:value="297.65">
            <text:p>297.65</text:p>
          </table:table-cell>
          <table:table-cell office:value-type="float" office:value="245.89">
            <text:p>245.89</text:p>
          </table:table-cell>
          <table:table-cell office:value-type="float" office:value="266.11">
            <text:p>266.11</text:p>
          </table:table-cell>
          <table:table-cell office:value-type="float" office:value="172.29">
            <text:p>172.29</text:p>
          </table:table-cell>
          <table:table-cell office:value-type="float" office:value="158.61">
            <text:p>158.61</text:p>
          </table:table-cell>
          <table:table-cell office:value-type="float" office:value="130.28">
            <text:p>130.28</text:p>
          </table:table-cell>
          <table:table-cell office:value-type="float" office:value="187.92">
            <text:p>187.92</text:p>
          </table:table-cell>
          <table:table-cell office:value-type="float" office:value="286.75">
            <text:p>286.75</text:p>
          </table:table-cell>
          <table:table-cell office:value-type="float" office:value="166.75">
            <text:p>166.75</text:p>
          </table:table-cell>
          <table:table-cell office:value-type="float" office:value="173.23">
            <text:p>173.23</text:p>
          </table:table-cell>
          <table:table-cell office:value-type="float" office:value="150.12">
            <text:p>150.12</text:p>
          </table:table-cell>
          <table:table-cell office:value-type="float" office:value="204.13">
            <text:p>204.13</text:p>
          </table:table-cell>
          <table:table-cell office:value-type="float" office:value="216.74">
            <text:p>216.74</text:p>
          </table:table-cell>
          <table:table-cell office:value-type="float" office:value="231.05">
            <text:p>231.05</text:p>
          </table:table-cell>
          <table:table-cell office:value-type="float" office:value="233.65">
            <text:p>233.65</text:p>
          </table:table-cell>
          <table:table-cell office:value-type="float" office:value="252.38">
            <text:p>252.38</text:p>
          </table:table-cell>
          <table:table-cell office:value-type="float" office:value="167.13">
            <text:p>167.13</text:p>
          </table:table-cell>
          <table:table-cell office:value-type="float" office:value="130.87">
            <text:p>130.87</text:p>
          </table:table-cell>
          <table:table-cell office:value-type="float" office:value="201.31">
            <text:p>201.31</text:p>
          </table:table-cell>
          <table:table-cell office:value-type="float" office:value="198.77">
            <text:p>198.77</text:p>
          </table:table-cell>
          <table:table-cell office:value-type="float" office:value="267.23">
            <text:p>267.23</text:p>
          </table:table-cell>
          <table:table-cell office:value-type="float" office:value="311.5">
            <text:p>311.50</text:p>
          </table:table-cell>
          <table:table-cell office:value-type="float" office:value="184.09">
            <text:p>184.09</text:p>
          </table:table-cell>
          <table:table-cell office:value-type="float" office:value="206.27">
            <text:p>206.27</text:p>
          </table:table-cell>
          <table:table-cell office:value-type="float" office:value="161.59">
            <text:p>161.59</text:p>
          </table:table-cell>
          <table:table-cell office:value-type="float" office:value="186.31">
            <text:p>186.31</text:p>
          </table:table-cell>
          <table:table-cell office:value-type="float" office:value="182.26">
            <text:p>182.26</text:p>
          </table:table-cell>
          <table:table-cell office:value-type="float" office:value="121.63">
            <text:p>121.63</text:p>
          </table:table-cell>
          <table:table-cell office:value-type="float" office:value="193.75">
            <text:p>193.75</text:p>
          </table:table-cell>
          <table:table-cell office:value-type="float" office:value="172.79">
            <text:p>172.79</text:p>
          </table:table-cell>
          <table:table-cell office:value-type="float" office:value="98.21">
            <text:p>98.21</text:p>
          </table:table-cell>
          <table:table-cell office:value-type="float" office:value="86.26">
            <text:p>86.26</text:p>
          </table:table-cell>
          <table:table-cell office:value-type="float" office:value="83.88">
            <text:p>83.88</text:p>
          </table:table-cell>
          <table:table-cell office:value-type="float" office:value="43.3">
            <text:p>43.30</text:p>
          </table:table-cell>
          <table:table-cell office:value-type="float" office:value="34.41">
            <text:p>34.41</text:p>
          </table:table-cell>
          <table:table-cell office:value-type="float" office:value="47.59">
            <text:p>47.59</text:p>
          </table:table-cell>
          <table:table-cell office:value-type="float" office:value="68.9">
            <text:p>68.90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office:value-type="float" office:value="-30">
            <text:p>-30</text:p>
          </table:table-cell>
          <table:table-cell office:value-type="float" office:value="-71">
            <text:p>-7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hina, Hong Kong SAR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22.3964280</text:p>
          </table:table-cell>
          <table:table-cell office:value-type="string">
            <text:p>114.109497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hina, Macao SA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22.1987450</text:p>
          </table:table-cell>
          <table:table-cell office:value-type="string">
            <text:p>113.543873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hina, Taiwan Province of</text:p>
          </table:table-cell>
          <table:table-cell office:value-type="float" office:value="214">
            <text:p>214</text:p>
          </table:table-cell>
          <table:table-cell office:value-type="float" office:value="158">
            <text:p>158</text:p>
          </table:table-cell>
          <table:table-cell office:value-type="string">
            <text:p>23.6978100</text:p>
          </table:table-cell>
          <table:table-cell office:value-type="float" office:value="121">
            <text:p>121</text:p>
          </table:table-cell>
          <table:table-cell office:value-type="float" office:value="1387">
            <text:p>1387</text:p>
          </table:table-cell>
          <table:table-cell office:value-type="float" office:value="2030">
            <text:p>2030</text:p>
          </table:table-cell>
          <table:table-cell office:value-type="float" office:value="2316">
            <text:p>2316</text:p>
          </table:table-cell>
          <table:table-cell office:value-type="float" office:value="2825">
            <text:p>2825</text:p>
          </table:table-cell>
          <table:table-cell office:value-type="float" office:value="2266">
            <text:p>2266</text:p>
          </table:table-cell>
          <table:table-cell office:value-type="float" office:value="1763">
            <text:p>1763</text:p>
          </table:table-cell>
          <table:table-cell office:value-type="float" office:value="1731">
            <text:p>1731</text:p>
          </table:table-cell>
          <table:table-cell office:value-type="float" office:value="2082">
            <text:p>2082</text:p>
          </table:table-cell>
          <table:table-cell office:value-type="float" office:value="1632">
            <text:p>1632</text:p>
          </table:table-cell>
          <table:table-cell office:value-type="float" office:value="2688">
            <text:p>2688</text:p>
          </table:table-cell>
          <table:table-cell office:value-type="float" office:value="1539">
            <text:p>1539</text:p>
          </table:table-cell>
          <table:table-cell office:value-type="float" office:value="1309">
            <text:p>1309</text:p>
          </table:table-cell>
          <table:table-cell office:value-type="float" office:value="1212">
            <text:p>1212</text:p>
          </table:table-cell>
          <table:table-cell office:value-type="float" office:value="881">
            <text:p>881</text:p>
          </table:table-cell>
          <table:table-cell office:value-type="float" office:value="242">
            <text:p>242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308">
            <text:p>308</text:p>
          </table:table-cell>
          <table:table-cell office:value-type="float" office:value="165">
            <text:p>165</text:p>
          </table:table-cell>
          <table:table-cell office:value-type="float" office:value="223">
            <text:p>223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18" office:value-type="string">
            <text:p><text:s text:c="4"/></text:p>
          </table:table-cell>
          <table:table-cell table:number-columns-repeated="2"/>
          <table:table-cell office:value-type="float" office:value="0.1277">
            <text:p>0.1277</text:p>
          </table:table-cell>
          <table:table-cell office:value-type="float" office:value="0.1806">
            <text:p>0.1806</text:p>
          </table:table-cell>
          <table:table-cell office:value-type="float" office:value="0.1991">
            <text:p>0.1991</text:p>
          </table:table-cell>
          <table:table-cell office:value-type="float" office:value="0.2347">
            <text:p>0.2347</text:p>
          </table:table-cell>
          <table:table-cell office:value-type="float" office:value="0.1819">
            <text:p>0.1819</text:p>
          </table:table-cell>
          <table:table-cell office:value-type="float" office:value="0.1368">
            <text:p>0.1368</text:p>
          </table:table-cell>
          <table:table-cell office:value-type="float" office:value="0.1299">
            <text:p>0.1299</text:p>
          </table:table-cell>
          <table:table-cell office:value-type="float" office:value="0.1513">
            <text:p>0.1513</text:p>
          </table:table-cell>
          <table:table-cell office:value-type="float" office:value="0.1151">
            <text:p>0.1151</text:p>
          </table:table-cell>
          <table:table-cell office:value-type="float" office:value="0.1846">
            <text:p>0.1846</text:p>
          </table:table-cell>
          <table:table-cell office:value-type="float" office:value="0.1033">
            <text:p>0.1033</text:p>
          </table:table-cell>
          <table:table-cell office:value-type="float" office:value="0.0861">
            <text:p>0.0861</text:p>
          </table:table-cell>
          <table:table-cell office:value-type="float" office:value="0.0783">
            <text:p>0.0783</text:p>
          </table:table-cell>
          <table:table-cell office:value-type="float" office:value="0.0559">
            <text:p>0.0559</text:p>
          </table:table-cell>
          <table:table-cell office:value-type="float" office:value="0.015">
            <text:p>0.015</text:p>
          </table:table-cell>
          <table:table-cell office:value-type="float" office:value="0.0112">
            <text:p>0.0112</text:p>
          </table:table-cell>
          <table:table-cell office:value-type="float" office:value="0.0122">
            <text:p>0.0122</text:p>
          </table:table-cell>
          <table:table-cell office:value-type="float" office:value="0.018">
            <text:p>0.018</text:p>
          </table:table-cell>
          <table:table-cell office:value-type="float" office:value="0.0094">
            <text:p>0.0094</text:p>
          </table:table-cell>
          <table:table-cell office:value-type="float" office:value="0.0125">
            <text:p>0.0125</text:p>
          </table:table-cell>
          <table:table-cell office:value-type="float" office:value="0.007">
            <text:p>0.007</text:p>
          </table:table-cell>
          <table:table-cell office:value-type="float" office:value="0.0055">
            <text:p>0.0055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44">
            <text:p>0.0044</text:p>
          </table:table-cell>
          <table:table-cell office:value-type="float" office:value="0.0043">
            <text:p>0.0043</text:p>
          </table:table-cell>
          <table:table-cell office:value-type="float" office:value="0.0014">
            <text:p>0.0014</text:p>
          </table:table-cell>
          <table:table-cell office:value-type="float" office:value="0.0023">
            <text:p>0.0023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02">
            <text:p>0.0002</text:p>
          </table:table-cell>
          <table:table-cell table:number-columns-repeated="23"/>
          <table:table-cell office:value-type="float" office:value="1945.85">
            <text:p>1945.85</text:p>
          </table:table-cell>
          <table:table-cell office:value-type="float" office:value="2850.22">
            <text:p>2850.22</text:p>
          </table:table-cell>
          <table:table-cell office:value-type="float" office:value="3250.72">
            <text:p>3250.72</text:p>
          </table:table-cell>
          <table:table-cell office:value-type="float" office:value="3963.29">
            <text:p>3963.29</text:p>
          </table:table-cell>
          <table:table-cell office:value-type="float" office:value="3179.61">
            <text:p>3179.61</text:p>
          </table:table-cell>
          <table:table-cell office:value-type="float" office:value="2475.46">
            <text:p>2475.46</text:p>
          </table:table-cell>
          <table:table-cell office:value-type="float" office:value="2429.62">
            <text:p>2429.62</text:p>
          </table:table-cell>
          <table:table-cell office:value-type="float" office:value="2922.28">
            <text:p>2922.28</text:p>
          </table:table-cell>
          <table:table-cell office:value-type="float" office:value="2290.66">
            <text:p>2290.66</text:p>
          </table:table-cell>
          <table:table-cell office:value-type="float" office:value="3772.85">
            <text:p>3772.85</text:p>
          </table:table-cell>
          <table:table-cell office:value-type="float" office:value="2160.13">
            <text:p>2160.13</text:p>
          </table:table-cell>
          <table:table-cell office:value-type="float" office:value="1836.37">
            <text:p>1836.37</text:p>
          </table:table-cell>
          <table:table-cell office:value-type="float" office:value="1723.41">
            <text:p>1723.41</text:p>
          </table:table-cell>
          <table:table-cell office:value-type="float" office:value="1254.18">
            <text:p>1254.18</text:p>
          </table:table-cell>
          <table:table-cell office:value-type="float" office:value="343.38">
            <text:p>343.38</text:p>
          </table:table-cell>
          <table:table-cell office:value-type="float" office:value="257.33">
            <text:p>257.33</text:p>
          </table:table-cell>
          <table:table-cell office:value-type="float" office:value="291.9">
            <text:p>291.90</text:p>
          </table:table-cell>
          <table:table-cell office:value-type="float" office:value="438.8">
            <text:p>438.80</text:p>
          </table:table-cell>
          <table:table-cell office:value-type="float" office:value="231.59">
            <text:p>231.59</text:p>
          </table:table-cell>
          <table:table-cell office:value-type="float" office:value="312.07">
            <text:p>312.07</text:p>
          </table:table-cell>
          <table:table-cell office:value-type="float" office:value="176.85">
            <text:p>176.85</text:p>
          </table:table-cell>
          <table:table-cell office:value-type="float" office:value="143.17">
            <text:p>143.17</text:p>
          </table:table-cell>
          <table:table-cell office:value-type="float" office:value="8.42">
            <text:p>8.42</text:p>
          </table:table-cell>
          <table:table-cell office:value-type="float" office:value="7.95">
            <text:p>7.95</text:p>
          </table:table-cell>
          <table:table-cell office:value-type="float" office:value="118.38">
            <text:p>118.38</text:p>
          </table:table-cell>
          <table:table-cell office:value-type="float" office:value="117.9">
            <text:p>117.90</text:p>
          </table:table-cell>
          <table:table-cell office:value-type="float" office:value="37.9">
            <text:p>37.90</text:p>
          </table:table-cell>
          <table:table-cell office:value-type="float" office:value="63.16">
            <text:p>63.16</text:p>
          </table:table-cell>
          <table:table-cell office:value-type="float" office:value="12.16">
            <text:p>12.16</text:p>
          </table:table-cell>
          <table:table-cell table:number-columns-repeated="2" office:value-type="float" office:value="7.95">
            <text:p>7.95</text:p>
          </table:table-cell>
          <table:table-cell table:number-columns-repeated="3" office:value-type="float" office:value="0.48">
            <text:p>0.48</text:p>
          </table:table-cell>
          <table:table-cell table:number-columns-repeated="21"/>
          <table:table-cell office:value-type="string">
            <text:p>333.39</text:p>
          </table:table-cell>
          <table:table-cell office:value-type="string">
            <text:p>488.34</text:p>
          </table:table-cell>
          <table:table-cell office:value-type="string">
            <text:p>556.96</text:p>
          </table:table-cell>
          <table:table-cell office:value-type="string">
            <text:p>679.05</text:p>
          </table:table-cell>
          <table:table-cell office:value-type="string">
            <text:p>544.78</text:p>
          </table:table-cell>
          <table:table-cell office:value-type="string">
            <text:p>424.13</text:p>
          </table:table-cell>
          <table:table-cell office:value-type="string">
            <text:p>416.28</text:p>
          </table:table-cell>
          <table:table-cell office:value-type="string">
            <text:p>500.69</text:p>
          </table:table-cell>
          <table:table-cell office:value-type="string">
            <text:p>392.47</text:p>
          </table:table-cell>
          <table:table-cell office:value-type="string">
            <text:p>646.42</text:p>
          </table:table-cell>
          <table:table-cell office:value-type="string">
            <text:p>370.10</text:p>
          </table:table-cell>
          <table:table-cell office:value-type="string">
            <text:p>314.63</text:p>
          </table:table-cell>
          <table:table-cell office:value-type="string">
            <text:p>295.28</text:p>
          </table:table-cell>
          <table:table-cell office:value-type="string">
            <text:p>214.88</text:p>
          </table:table-cell>
          <table:table-cell office:value-type="string">
            <text:p>58.83</text:p>
          </table:table-cell>
          <table:table-cell office:value-type="string">
            <text:p>44.09</text:p>
          </table:table-cell>
          <table:table-cell office:value-type="string">
            <text:p>50.01</text:p>
          </table:table-cell>
          <table:table-cell office:value-type="string">
            <text:p>75.18</text:p>
          </table:table-cell>
          <table:table-cell office:value-type="string">
            <text:p>39.68</text:p>
          </table:table-cell>
          <table:table-cell office:value-type="string">
            <text:p>53.47</text:p>
          </table:table-cell>
          <table:table-cell office:value-type="string">
            <text:p>30.30</text:p>
          </table:table-cell>
          <table:table-cell office:value-type="string">
            <text:p>24.53</text:p>
          </table:table-cell>
          <table:table-cell office:value-type="string">
            <text:p>1.44</text:p>
          </table:table-cell>
          <table:table-cell office:value-type="string">
            <text:p>1.36</text:p>
          </table:table-cell>
          <table:table-cell office:value-type="string">
            <text:p>20.28</text:p>
          </table:table-cell>
          <table:table-cell office:value-type="string">
            <text:p>20.20</text:p>
          </table:table-cell>
          <table:table-cell office:value-type="string">
            <text:p>6.49</text:p>
          </table:table-cell>
          <table:table-cell office:value-type="string">
            <text:p>10.82</text:p>
          </table:table-cell>
          <table:table-cell office:value-type="string">
            <text:p>2.08</text:p>
          </table:table-cell>
          <table:table-cell table:number-columns-repeated="2" office:value-type="string">
            <text:p>1.36</text:p>
          </table:table-cell>
          <table:table-cell table:number-columns-repeated="3" office:value-type="string">
            <text:p>0.08</text:p>
          </table:table-cell>
          <table:table-cell table:number-columns-repeated="21"/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office:value-type="float" office:value="0.33">
            <text:p>0.33</text:p>
          </table:table-cell>
          <table:table-cell office:value-type="float" office:value="0.26">
            <text:p>0.26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 table:number-columns-repeated="8" office:value-type="float" office:value="0">
            <text:p>0.00</text:p>
          </table:table-cell>
          <table:table-cell table:number-columns-repeated="18" office:value-type="string">
            <text:p><text:s text:c="4"/></text:p>
          </table:table-cell>
          <table:table-cell table:number-columns-repeated="3"/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0" office:value-type="float" office:value="0">
            <text:p>0.00</text:p>
          </table:table-cell>
          <table:table-cell table:number-columns-repeated="18" office:value-type="string">
            <text:p><text:s text:c="4"/></text:p>
          </table:table-cell>
        </table:table-row>
        <table:table-row table:style-name="ro1">
          <table:table-cell office:value-type="string">
            <text:p>China, mainland</text:p>
          </table:table-cell>
          <table:table-cell office:value-type="float" office:value="41">
            <text:p>41</text:p>
          </table:table-cell>
          <table:table-cell/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2400000">
            <text:p>2400000</text:p>
          </table:table-cell>
          <table:table-cell office:value-type="float" office:value="2250000">
            <text:p>2250000</text:p>
          </table:table-cell>
          <table:table-cell office:value-type="float" office:value="3600000">
            <text:p>3600000</text:p>
          </table:table-cell>
          <table:table-cell office:value-type="float" office:value="4988100">
            <text:p>4988100</text:p>
          </table:table-cell>
          <table:table-cell office:value-type="float" office:value="6294000">
            <text:p>6294000</text:p>
          </table:table-cell>
          <table:table-cell office:value-type="float" office:value="7011000">
            <text:p>7011000</text:p>
          </table:table-cell>
          <table:table-cell table:number-columns-repeated="2" office:value-type="float" office:value="7062000">
            <text:p>7062000</text:p>
          </table:table-cell>
          <table:table-cell office:value-type="float" office:value="6237000">
            <text:p>6237000</text:p>
          </table:table-cell>
          <table:table-cell office:value-type="float" office:value="6831000">
            <text:p>6831000</text:p>
          </table:table-cell>
          <table:table-cell office:value-type="float" office:value="6315000">
            <text:p>6315000</text:p>
          </table:table-cell>
          <table:table-cell office:value-type="float" office:value="5874000">
            <text:p>5874000</text:p>
          </table:table-cell>
          <table:table-cell office:value-type="float" office:value="7686000">
            <text:p>7686000</text:p>
          </table:table-cell>
          <table:table-cell office:value-type="float" office:value="7383000">
            <text:p>7383000</text:p>
          </table:table-cell>
          <table:table-cell office:value-type="float" office:value="7143000">
            <text:p>7143000</text:p>
          </table:table-cell>
          <table:table-cell office:value-type="float" office:value="6165000">
            <text:p>6165000</text:p>
          </table:table-cell>
          <table:table-cell office:value-type="float" office:value="6148000">
            <text:p>6148000</text:p>
          </table:table-cell>
          <table:table-cell office:value-type="float" office:value="6502000">
            <text:p>6502000</text:p>
          </table:table-cell>
          <table:table-cell office:value-type="float" office:value="6621000">
            <text:p>6621000</text:p>
          </table:table-cell>
          <table:table-cell office:value-type="float" office:value="8121000">
            <text:p>8121000</text:p>
          </table:table-cell>
          <table:table-cell office:value-type="float" office:value="8904000">
            <text:p>8904000</text:p>
          </table:table-cell>
          <table:table-cell office:value-type="float" office:value="10794000">
            <text:p>10794000</text:p>
          </table:table-cell>
          <table:table-cell office:value-type="float" office:value="13911000">
            <text:p>13911000</text:p>
          </table:table-cell>
          <table:table-cell office:value-type="float" office:value="18774000">
            <text:p>18774000</text:p>
          </table:table-cell>
          <table:table-cell office:value-type="float" office:value="12441000">
            <text:p>12441000</text:p>
          </table:table-cell>
          <table:table-cell office:value-type="float" office:value="10620000">
            <text:p>10620000</text:p>
          </table:table-cell>
          <table:table-cell office:value-type="float" office:value="12735000">
            <text:p>12735000</text:p>
          </table:table-cell>
          <table:table-cell office:value-type="float" office:value="12447000">
            <text:p>12447000</text:p>
          </table:table-cell>
          <table:table-cell office:value-type="float" office:value="11364000">
            <text:p>11364000</text:p>
          </table:table-cell>
          <table:table-cell office:value-type="float" office:value="13523214">
            <text:p>13523214</text:p>
          </table:table-cell>
          <table:table-cell office:value-type="float" office:value="17025000">
            <text:p>17025000</text:p>
          </table:table-cell>
          <table:table-cell office:value-type="float" office:value="13524000">
            <text:p>13524000</text:p>
          </table:table-cell>
          <table:table-cell office:value-type="float" office:value="11217000">
            <text:p>11217000</text:p>
          </table:table-cell>
          <table:table-cell office:value-type="float" office:value="13023000">
            <text:p>13023000</text:p>
          </table:table-cell>
          <table:table-cell office:value-type="float" office:value="14304000">
            <text:p>14304000</text:p>
          </table:table-cell>
          <table:table-cell office:value-type="float" office:value="12609489">
            <text:p>12609489</text:p>
          </table:table-cell>
          <table:table-cell office:value-type="float" office:value="13809000">
            <text:p>13809000</text:p>
          </table:table-cell>
          <table:table-cell office:value-type="float" office:value="13503029">
            <text:p>13503029</text:p>
          </table:table-cell>
          <table:table-cell office:value-type="float" office:value="11487000">
            <text:p>11487000</text:p>
          </table:table-cell>
          <table:table-cell office:value-type="float" office:value="13251000">
            <text:p>13251000</text:p>
          </table:table-cell>
          <table:table-cell office:value-type="float" office:value="15970510">
            <text:p>15970510</text:p>
          </table:table-cell>
          <table:table-cell office:value-type="float" office:value="14748219">
            <text:p>14748219</text:p>
          </table:table-cell>
          <table:table-cell office:value-type="float" office:value="14579127">
            <text:p>14579127</text:p>
          </table:table-cell>
          <table:table-cell office:value-type="float" office:value="18970530">
            <text:p>18970530</text:p>
          </table:table-cell>
          <table:table-cell office:value-type="float" office:value="17114000">
            <text:p>17114000</text:p>
          </table:table-cell>
          <table:table-cell office:value-type="float" office:value="20238000">
            <text:p>20238000</text:p>
          </table:table-cell>
          <table:table-cell office:value-type="float" office:value="22871597">
            <text:p>22871597</text:p>
          </table:table-cell>
          <table:table-cell office:value-type="float" office:value="22475881">
            <text:p>22475881</text:p>
          </table:table-cell>
          <table:table-cell office:value-type="float" office:value="19131000">
            <text:p>19131000</text:p>
          </table:table-cell>
          <table:table-cell office:value-type="float" office:value="17910000">
            <text:p>17910000</text:p>
          </table:table-cell>
          <table:table-cell office:value-type="float" office:value="19766877">
            <text:p>19766877</text:p>
          </table:table-cell>
          <table:table-cell office:value-type="float" office:value="20520000">
            <text:p>20520000</text:p>
          </table:table-cell>
          <table:table-cell table:number-columns-repeated="2"/>
          <table:table-cell office:value-type="float" office:value="3.6314">
            <text:p>3.6314</text:p>
          </table:table-cell>
          <table:table-cell office:value-type="float" office:value="3.3509">
            <text:p>3.3509</text:p>
          </table:table-cell>
          <table:table-cell office:value-type="float" office:value="5.2713">
            <text:p>5.2713</text:p>
          </table:table-cell>
          <table:table-cell office:value-type="float" office:value="7.1654">
            <text:p>7.1654</text:p>
          </table:table-cell>
          <table:table-cell office:value-type="float" office:value="8.8455">
            <text:p>8.8455</text:p>
          </table:table-cell>
          <table:table-cell office:value-type="float" office:value="9.6123">
            <text:p>9.6123</text:p>
          </table:table-cell>
          <table:table-cell office:value-type="float" office:value="9.4244">
            <text:p>9.4244</text:p>
          </table:table-cell>
          <table:table-cell office:value-type="float" office:value="9.1626">
            <text:p>9.1626</text:p>
          </table:table-cell>
          <table:table-cell office:value-type="float" office:value="7.8683">
            <text:p>7.8683</text:p>
          </table:table-cell>
          <table:table-cell office:value-type="float" office:value="8.388">
            <text:p>8.388</text:p>
          </table:table-cell>
          <table:table-cell office:value-type="float" office:value="7.5564">
            <text:p>7.5564</text:p>
          </table:table-cell>
          <table:table-cell office:value-type="float" office:value="6.8564">
            <text:p>6.8564</text:p>
          </table:table-cell>
          <table:table-cell office:value-type="float" office:value="8.7644">
            <text:p>8.7644</text:p>
          </table:table-cell>
          <table:table-cell office:value-type="float" office:value="8.2399">
            <text:p>8.2399</text:p>
          </table:table-cell>
          <table:table-cell office:value-type="float" office:value="7.8188">
            <text:p>7.8188</text:p>
          </table:table-cell>
          <table:table-cell office:value-type="float" office:value="6.6329">
            <text:p>6.6329</text:p>
          </table:table-cell>
          <table:table-cell office:value-type="float" office:value="6.5139">
            <text:p>6.5139</text:p>
          </table:table-cell>
          <table:table-cell office:value-type="float" office:value="6.7926">
            <text:p>6.7926</text:p>
          </table:table-cell>
          <table:table-cell office:value-type="float" office:value="6.8229">
            <text:p>6.8229</text:p>
          </table:table-cell>
          <table:table-cell office:value-type="float" office:value="8.2529">
            <text:p>8.2529</text:p>
          </table:table-cell>
          <table:table-cell office:value-type="float" office:value="8.9212">
            <text:p>8.9212</text:p>
          </table:table-cell>
          <table:table-cell office:value-type="float" office:value="10.6604">
            <text:p>10.6604</text:p>
          </table:table-cell>
          <table:table-cell office:value-type="float" office:value="13.5349">
            <text:p>13.5349</text:p>
          </table:table-cell>
          <table:table-cell office:value-type="float" office:value="17.9777">
            <text:p>17.9777</text:p>
          </table:table-cell>
          <table:table-cell office:value-type="float" office:value="11.7114">
            <text:p>11.7114</text:p>
          </table:table-cell>
          <table:table-cell office:value-type="float" office:value="9.8149">
            <text:p>9.8149</text:p>
          </table:table-cell>
          <table:table-cell office:value-type="float" office:value="11.5437">
            <text:p>11.5437</text:p>
          </table:table-cell>
          <table:table-cell office:value-type="float" office:value="11.0647">
            <text:p>11.0647</text:p>
          </table:table-cell>
          <table:table-cell office:value-type="float" office:value="9.9164">
            <text:p>9.9164</text:p>
          </table:table-cell>
          <table:table-cell office:value-type="float" office:value="11.6036">
            <text:p>11.6036</text:p>
          </table:table-cell>
          <table:table-cell office:value-type="float" office:value="14.3913">
            <text:p>14.3913</text:p>
          </table:table-cell>
          <table:table-cell office:value-type="float" office:value="11.2806">
            <text:p>11.2806</text:p>
          </table:table-cell>
          <table:table-cell office:value-type="float" office:value="9.2465">
            <text:p>9.2465</text:p>
          </table:table-cell>
          <table:table-cell office:value-type="float" office:value="10.623">
            <text:p>10.623</text:p>
          </table:table-cell>
          <table:table-cell office:value-type="float" office:value="11.5585">
            <text:p>11.5585</text:p>
          </table:table-cell>
          <table:table-cell office:value-type="float" office:value="10.1046">
            <text:p>10.1046</text:p>
          </table:table-cell>
          <table:table-cell office:value-type="float" office:value="10.9855">
            <text:p>10.9855</text:p>
          </table:table-cell>
          <table:table-cell office:value-type="float" office:value="10.6724">
            <text:p>10.6724</text:p>
          </table:table-cell>
          <table:table-cell office:value-type="float" office:value="9.0242">
            <text:p>9.0242</text:p>
          </table:table-cell>
          <table:table-cell office:value-type="float" office:value="10.3489">
            <text:p>10.3489</text:p>
          </table:table-cell>
          <table:table-cell office:value-type="float" office:value="12.4005">
            <text:p>12.4005</text:p>
          </table:table-cell>
          <table:table-cell office:value-type="float" office:value="11.3858">
            <text:p>11.3858</text:p>
          </table:table-cell>
          <table:table-cell office:value-type="float" office:value="11.1905">
            <text:p>11.1905</text:p>
          </table:table-cell>
          <table:table-cell office:value-type="float" office:value="14.4767">
            <text:p>14.4767</text:p>
          </table:table-cell>
          <table:table-cell office:value-type="float" office:value="12.9831">
            <text:p>12.9831</text:p>
          </table:table-cell>
          <table:table-cell office:value-type="float" office:value="15.2608">
            <text:p>15.2608</text:p>
          </table:table-cell>
          <table:table-cell office:value-type="float" office:value="17.1407">
            <text:p>17.1407</text:p>
          </table:table-cell>
          <table:table-cell office:value-type="float" office:value="16.7389">
            <text:p>16.7389</text:p>
          </table:table-cell>
          <table:table-cell office:value-type="float" office:value="14.158">
            <text:p>14.158</text:p>
          </table:table-cell>
          <table:table-cell office:value-type="float" office:value="13.1709">
            <text:p>13.1709</text:p>
          </table:table-cell>
          <table:table-cell office:value-type="float" office:value="14.4448">
            <text:p>14.4448</text:p>
          </table:table-cell>
          <table:table-cell office:value-type="float" office:value="14.9013">
            <text:p>14.9013</text:p>
          </table:table-cell>
          <table:table-cell table:number-columns-repeated="219"/>
        </table:table-row>
        <table:table-row table:style-name="ro1">
          <table:table-cell office:value-type="string">
            <text:p>China</text:p>
          </table:table-cell>
          <table:table-cell office:value-type="float" office:value="351">
            <text:p>351</text:p>
          </table:table-cell>
          <table:table-cell office:value-type="float" office:value="156">
            <text:p>156</text:p>
          </table:table-cell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2400000">
            <text:p>2400000</text:p>
          </table:table-cell>
          <table:table-cell office:value-type="float" office:value="2250000">
            <text:p>2250000</text:p>
          </table:table-cell>
          <table:table-cell office:value-type="float" office:value="3600000">
            <text:p>3600000</text:p>
          </table:table-cell>
          <table:table-cell office:value-type="float" office:value="4988100">
            <text:p>4988100</text:p>
          </table:table-cell>
          <table:table-cell office:value-type="float" office:value="6294000">
            <text:p>6294000</text:p>
          </table:table-cell>
          <table:table-cell office:value-type="float" office:value="7011000">
            <text:p>7011000</text:p>
          </table:table-cell>
          <table:table-cell table:number-columns-repeated="2" office:value-type="float" office:value="7062000">
            <text:p>7062000</text:p>
          </table:table-cell>
          <table:table-cell office:value-type="float" office:value="6237000">
            <text:p>6237000</text:p>
          </table:table-cell>
          <table:table-cell office:value-type="float" office:value="6831000">
            <text:p>6831000</text:p>
          </table:table-cell>
          <table:table-cell office:value-type="float" office:value="6315000">
            <text:p>6315000</text:p>
          </table:table-cell>
          <table:table-cell office:value-type="float" office:value="5874000">
            <text:p>5874000</text:p>
          </table:table-cell>
          <table:table-cell office:value-type="float" office:value="7686000">
            <text:p>7686000</text:p>
          </table:table-cell>
          <table:table-cell office:value-type="float" office:value="7383000">
            <text:p>7383000</text:p>
          </table:table-cell>
          <table:table-cell office:value-type="float" office:value="7143000">
            <text:p>7143000</text:p>
          </table:table-cell>
          <table:table-cell office:value-type="float" office:value="6165000">
            <text:p>6165000</text:p>
          </table:table-cell>
          <table:table-cell office:value-type="float" office:value="6148000">
            <text:p>6148000</text:p>
          </table:table-cell>
          <table:table-cell office:value-type="float" office:value="6502000">
            <text:p>6502000</text:p>
          </table:table-cell>
          <table:table-cell office:value-type="float" office:value="6621000">
            <text:p>6621000</text:p>
          </table:table-cell>
          <table:table-cell office:value-type="float" office:value="8121000">
            <text:p>8121000</text:p>
          </table:table-cell>
          <table:table-cell office:value-type="float" office:value="8904000">
            <text:p>8904000</text:p>
          </table:table-cell>
          <table:table-cell office:value-type="float" office:value="10794000">
            <text:p>10794000</text:p>
          </table:table-cell>
          <table:table-cell office:value-type="float" office:value="13911000">
            <text:p>13911000</text:p>
          </table:table-cell>
          <table:table-cell office:value-type="float" office:value="18774000">
            <text:p>18774000</text:p>
          </table:table-cell>
          <table:table-cell office:value-type="float" office:value="12441000">
            <text:p>12441000</text:p>
          </table:table-cell>
          <table:table-cell office:value-type="float" office:value="10620000">
            <text:p>10620000</text:p>
          </table:table-cell>
          <table:table-cell office:value-type="float" office:value="12735000">
            <text:p>12735000</text:p>
          </table:table-cell>
          <table:table-cell office:value-type="float" office:value="12447000">
            <text:p>12447000</text:p>
          </table:table-cell>
          <table:table-cell office:value-type="float" office:value="11364000">
            <text:p>11364000</text:p>
          </table:table-cell>
          <table:table-cell office:value-type="float" office:value="13523214">
            <text:p>13523214</text:p>
          </table:table-cell>
          <table:table-cell office:value-type="float" office:value="17025000">
            <text:p>17025000</text:p>
          </table:table-cell>
          <table:table-cell office:value-type="float" office:value="13524000">
            <text:p>13524000</text:p>
          </table:table-cell>
          <table:table-cell office:value-type="float" office:value="11217000">
            <text:p>11217000</text:p>
          </table:table-cell>
          <table:table-cell office:value-type="float" office:value="13023000">
            <text:p>13023000</text:p>
          </table:table-cell>
          <table:table-cell office:value-type="float" office:value="14304000">
            <text:p>14304000</text:p>
          </table:table-cell>
          <table:table-cell office:value-type="float" office:value="12609489">
            <text:p>12609489</text:p>
          </table:table-cell>
          <table:table-cell office:value-type="float" office:value="13809000">
            <text:p>13809000</text:p>
          </table:table-cell>
          <table:table-cell office:value-type="float" office:value="13503029">
            <text:p>13503029</text:p>
          </table:table-cell>
          <table:table-cell office:value-type="float" office:value="11487000">
            <text:p>11487000</text:p>
          </table:table-cell>
          <table:table-cell office:value-type="float" office:value="13251000">
            <text:p>13251000</text:p>
          </table:table-cell>
          <table:table-cell office:value-type="float" office:value="15970510">
            <text:p>15970510</text:p>
          </table:table-cell>
          <table:table-cell office:value-type="float" office:value="14748219">
            <text:p>14748219</text:p>
          </table:table-cell>
          <table:table-cell office:value-type="float" office:value="14579127">
            <text:p>14579127</text:p>
          </table:table-cell>
          <table:table-cell office:value-type="float" office:value="18970530">
            <text:p>18970530</text:p>
          </table:table-cell>
          <table:table-cell office:value-type="float" office:value="17114000">
            <text:p>17114000</text:p>
          </table:table-cell>
          <table:table-cell office:value-type="float" office:value="20238000">
            <text:p>20238000</text:p>
          </table:table-cell>
          <table:table-cell office:value-type="float" office:value="22871597">
            <text:p>22871597</text:p>
          </table:table-cell>
          <table:table-cell office:value-type="float" office:value="22475881">
            <text:p>22475881</text:p>
          </table:table-cell>
          <table:table-cell office:value-type="float" office:value="19131000">
            <text:p>19131000</text:p>
          </table:table-cell>
          <table:table-cell office:value-type="float" office:value="17910000">
            <text:p>17910000</text:p>
          </table:table-cell>
          <table:table-cell office:value-type="float" office:value="19766877">
            <text:p>19766877</text:p>
          </table:table-cell>
          <table:table-cell office:value-type="float" office:value="20520000">
            <text:p>20520000</text:p>
          </table:table-cell>
          <table:table-cell table:number-columns-repeated="2"/>
          <table:table-cell office:value-type="float" office:value="3.5546">
            <text:p>3.5546</text:p>
          </table:table-cell>
          <table:table-cell office:value-type="float" office:value="3.2786">
            <text:p>3.2786</text:p>
          </table:table-cell>
          <table:table-cell office:value-type="float" office:value="5.1552">
            <text:p>5.1552</text:p>
          </table:table-cell>
          <table:table-cell office:value-type="float" office:value="7.0051">
            <text:p>7.0051</text:p>
          </table:table-cell>
          <table:table-cell office:value-type="float" office:value="8.6455">
            <text:p>8.6455</text:p>
          </table:table-cell>
          <table:table-cell office:value-type="float" office:value="9.3938">
            <text:p>9.3938</text:p>
          </table:table-cell>
          <table:table-cell office:value-type="float" office:value="9.2099">
            <text:p>9.2099</text:p>
          </table:table-cell>
          <table:table-cell office:value-type="float" office:value="8.9544">
            <text:p>8.9544</text:p>
          </table:table-cell>
          <table:table-cell office:value-type="float" office:value="7.6902">
            <text:p>7.6902</text:p>
          </table:table-cell>
          <table:table-cell office:value-type="float" office:value="8.199">
            <text:p>8.199</text:p>
          </table:table-cell>
          <table:table-cell office:value-type="float" office:value="7.387">
            <text:p>7.387</text:p>
          </table:table-cell>
          <table:table-cell office:value-type="float" office:value="6.7036">
            <text:p>6.7036</text:p>
          </table:table-cell>
          <table:table-cell office:value-type="float" office:value="8.57">
            <text:p>8.57</text:p>
          </table:table-cell>
          <table:table-cell office:value-type="float" office:value="8.0576">
            <text:p>8.0576</text:p>
          </table:table-cell>
          <table:table-cell office:value-type="float" office:value="7.6457">
            <text:p>7.6457</text:p>
          </table:table-cell>
          <table:table-cell office:value-type="float" office:value="6.4854">
            <text:p>6.4854</text:p>
          </table:table-cell>
          <table:table-cell office:value-type="float" office:value="6.3679">
            <text:p>6.3679</text:p>
          </table:table-cell>
          <table:table-cell office:value-type="float" office:value="6.639">
            <text:p>6.639</text:p>
          </table:table-cell>
          <table:table-cell office:value-type="float" office:value="6.6673">
            <text:p>6.6673</text:p>
          </table:table-cell>
          <table:table-cell office:value-type="float" office:value="8.0635">
            <text:p>8.0635</text:p>
          </table:table-cell>
          <table:table-cell office:value-type="float" office:value="8.7157">
            <text:p>8.7157</text:p>
          </table:table-cell>
          <table:table-cell office:value-type="float" office:value="10.4144">
            <text:p>10.4144</text:p>
          </table:table-cell>
          <table:table-cell office:value-type="float" office:value="13.2226">
            <text:p>13.2226</text:p>
          </table:table-cell>
          <table:table-cell office:value-type="float" office:value="17.5638">
            <text:p>17.5638</text:p>
          </table:table-cell>
          <table:table-cell office:value-type="float" office:value="11.4428">
            <text:p>11.4428</text:p>
          </table:table-cell>
          <table:table-cell office:value-type="float" office:value="9.5911">
            <text:p>9.5911</text:p>
          </table:table-cell>
          <table:table-cell office:value-type="float" office:value="11.2824">
            <text:p>11.2824</text:p>
          </table:table-cell>
          <table:table-cell office:value-type="float" office:value="10.8163">
            <text:p>10.8163</text:p>
          </table:table-cell>
          <table:table-cell office:value-type="float" office:value="9.6955">
            <text:p>9.6955</text:p>
          </table:table-cell>
          <table:table-cell office:value-type="float" office:value="11.3467">
            <text:p>11.3467</text:p>
          </table:table-cell>
          <table:table-cell office:value-type="float" office:value="14.0743">
            <text:p>14.0743</text:p>
          </table:table-cell>
          <table:table-cell office:value-type="float" office:value="11.033">
            <text:p>11.033</text:p>
          </table:table-cell>
          <table:table-cell office:value-type="float" office:value="9.0441">
            <text:p>9.0441</text:p>
          </table:table-cell>
          <table:table-cell office:value-type="float" office:value="10.3906">
            <text:p>10.3906</text:p>
          </table:table-cell>
          <table:table-cell office:value-type="float" office:value="11.3055">
            <text:p>11.3055</text:p>
          </table:table-cell>
          <table:table-cell office:value-type="float" office:value="9.8828">
            <text:p>9.8828</text:p>
          </table:table-cell>
          <table:table-cell office:value-type="float" office:value="10.7435">
            <text:p>10.7435</text:p>
          </table:table-cell>
          <table:table-cell office:value-type="float" office:value="10.4363">
            <text:p>10.4363</text:p>
          </table:table-cell>
          <table:table-cell office:value-type="float" office:value="8.8236">
            <text:p>8.8236</text:p>
          </table:table-cell>
          <table:table-cell office:value-type="float" office:value="10.1181">
            <text:p>10.1181</text:p>
          </table:table-cell>
          <table:table-cell office:value-type="float" office:value="12.1235">
            <text:p>12.1235</text:p>
          </table:table-cell>
          <table:table-cell office:value-type="float" office:value="11.1312">
            <text:p>11.1312</text:p>
          </table:table-cell>
          <table:table-cell office:value-type="float" office:value="10.9403">
            <text:p>10.9403</text:p>
          </table:table-cell>
          <table:table-cell office:value-type="float" office:value="14.1533">
            <text:p>14.1533</text:p>
          </table:table-cell>
          <table:table-cell office:value-type="float" office:value="12.6933">
            <text:p>12.6933</text:p>
          </table:table-cell>
          <table:table-cell office:value-type="float" office:value="14.9206">
            <text:p>14.9206</text:p>
          </table:table-cell>
          <table:table-cell office:value-type="float" office:value="16.7594">
            <text:p>16.7594</text:p>
          </table:table-cell>
          <table:table-cell office:value-type="float" office:value="16.3673">
            <text:p>16.3673</text:p>
          </table:table-cell>
          <table:table-cell office:value-type="float" office:value="13.8444">
            <text:p>13.8444</text:p>
          </table:table-cell>
          <table:table-cell office:value-type="float" office:value="12.8798">
            <text:p>12.8798</text:p>
          </table:table-cell>
          <table:table-cell office:value-type="float" office:value="14.1263">
            <text:p>14.1263</text:p>
          </table:table-cell>
          <table:table-cell office:value-type="float" office:value="14.5734">
            <text:p>14.5734</text:p>
          </table:table-cell>
          <table:table-cell table:number-columns-repeated="2"/>
          <table:table-cell office:value-type="float" office:value="3368617.93">
            <text:p>3368617.93</text:p>
          </table:table-cell>
          <table:table-cell office:value-type="float" office:value="3158079.31">
            <text:p>3158079.31</text:p>
          </table:table-cell>
          <table:table-cell office:value-type="float" office:value="5052926.89">
            <text:p>5052926.89</text:p>
          </table:table-cell>
          <table:table-cell office:value-type="float" office:value="7001251.29">
            <text:p>7001251.29</text:p>
          </table:table-cell>
          <table:table-cell office:value-type="float" office:value="8834200.52">
            <text:p>8834200.52</text:p>
          </table:table-cell>
          <table:table-cell office:value-type="float" office:value="9840575.12">
            <text:p>9840575.12</text:p>
          </table:table-cell>
          <table:table-cell table:number-columns-repeated="2" office:value-type="float" office:value="9912158.25">
            <text:p>9912158.25</text:p>
          </table:table-cell>
          <table:table-cell office:value-type="float" office:value="8754195.84">
            <text:p>8754195.84</text:p>
          </table:table-cell>
          <table:table-cell office:value-type="float" office:value="9587928.78">
            <text:p>9587928.78</text:p>
          </table:table-cell>
          <table:table-cell office:value-type="float" office:value="8863675.92">
            <text:p>8863675.92</text:p>
          </table:table-cell>
          <table:table-cell office:value-type="float" office:value="8244692.38">
            <text:p>8244692.38</text:p>
          </table:table-cell>
          <table:table-cell office:value-type="float" office:value="10787998.92">
            <text:p>10787998.92</text:p>
          </table:table-cell>
          <table:table-cell office:value-type="float" office:value="10362710.9">
            <text:p>10362710.90</text:p>
          </table:table-cell>
          <table:table-cell office:value-type="float" office:value="10025849.11">
            <text:p>10025849.11</text:p>
          </table:table-cell>
          <table:table-cell office:value-type="float" office:value="8653137.3">
            <text:p>8653137.30</text:p>
          </table:table-cell>
          <table:table-cell office:value-type="float" office:value="8628348.95">
            <text:p>8628348.95</text:p>
          </table:table-cell>
          <table:table-cell office:value-type="float" office:value="9125220.09">
            <text:p>9125220.09</text:p>
          </table:table-cell>
          <table:table-cell office:value-type="float" office:value="9293174.71">
            <text:p>9293174.71</text:p>
          </table:table-cell>
          <table:table-cell office:value-type="float" office:value="11398560.91">
            <text:p>11398560.91</text:p>
          </table:table-cell>
          <table:table-cell office:value-type="float" office:value="12497572.51">
            <text:p>12497572.51</text:p>
          </table:table-cell>
          <table:table-cell office:value-type="float" office:value="15150359.13">
            <text:p>15150359.13</text:p>
          </table:table-cell>
          <table:table-cell office:value-type="float" office:value="19525351.67">
            <text:p>19525351.67</text:p>
          </table:table-cell>
          <table:table-cell office:value-type="float" office:value="26351013.74">
            <text:p>26351013.74</text:p>
          </table:table-cell>
          <table:table-cell office:value-type="float" office:value="17462073.19">
            <text:p>17462073.19</text:p>
          </table:table-cell>
          <table:table-cell office:value-type="float" office:value="14906134.33">
            <text:p>14906134.33</text:p>
          </table:table-cell>
          <table:table-cell office:value-type="float" office:value="17874728.88">
            <text:p>17874728.88</text:p>
          </table:table-cell>
          <table:table-cell office:value-type="float" office:value="17470494.73">
            <text:p>17470494.73</text:p>
          </table:table-cell>
          <table:table-cell office:value-type="float" office:value="15950405.89">
            <text:p>15950405.89</text:p>
          </table:table-cell>
          <table:table-cell office:value-type="float" office:value="18981058.8">
            <text:p>18981058.80</text:p>
          </table:table-cell>
          <table:table-cell office:value-type="float" office:value="23896133.43">
            <text:p>23896133.43</text:p>
          </table:table-cell>
          <table:table-cell office:value-type="float" office:value="18982162.03">
            <text:p>18982162.03</text:p>
          </table:table-cell>
          <table:table-cell office:value-type="float" office:value="15744078.04">
            <text:p>15744078.04</text:p>
          </table:table-cell>
          <table:table-cell office:value-type="float" office:value="18278963.03">
            <text:p>18278963.03</text:p>
          </table:table-cell>
          <table:table-cell office:value-type="float" office:value="20076962.85">
            <text:p>20076962.85</text:p>
          </table:table-cell>
          <table:table-cell office:value-type="float" office:value="17698562.8">
            <text:p>17698562.80</text:p>
          </table:table-cell>
          <table:table-cell office:value-type="float" office:value="19382185.4">
            <text:p>19382185.40</text:p>
          </table:table-cell>
          <table:table-cell office:value-type="float" office:value="18952781.11">
            <text:p>18952781.11</text:p>
          </table:table-cell>
          <table:table-cell office:value-type="float" office:value="16123047.56">
            <text:p>16123047.56</text:p>
          </table:table-cell>
          <table:table-cell office:value-type="float" office:value="18598981.74">
            <text:p>18598981.74</text:p>
          </table:table-cell>
          <table:table-cell office:value-type="float" office:value="22416079.51">
            <text:p>22416079.51</text:p>
          </table:table-cell>
          <table:table-cell office:value-type="float" office:value="20700870.72">
            <text:p>20700870.72</text:p>
          </table:table-cell>
          <table:table-cell office:value-type="float" office:value="20463128.58">
            <text:p>20463128.58</text:p>
          </table:table-cell>
          <table:table-cell office:value-type="float" office:value="26626861.44">
            <text:p>26626861.44</text:p>
          </table:table-cell>
          <table:table-cell office:value-type="float" office:value="24047017.77">
            <text:p>24047017.77</text:p>
          </table:table-cell>
          <table:table-cell office:value-type="float" office:value="28405870.68">
            <text:p>28405870.68</text:p>
          </table:table-cell>
          <table:table-cell office:value-type="float" office:value="32101615.79">
            <text:p>32101615.79</text:p>
          </table:table-cell>
          <table:table-cell office:value-type="float" office:value="31546719.17">
            <text:p>31546719.17</text:p>
          </table:table-cell>
          <table:table-cell office:value-type="float" office:value="26852095.66">
            <text:p>26852095.66</text:p>
          </table:table-cell>
          <table:table-cell office:value-type="float" office:value="25138311.29">
            <text:p>25138311.29</text:p>
          </table:table-cell>
          <table:table-cell office:value-type="float" office:value="27744606.77">
            <text:p>27744606.77</text:p>
          </table:table-cell>
          <table:table-cell office:value-type="float" office:value="28801683.29">
            <text:p>28801683.29</text:p>
          </table:table-cell>
          <table:table-cell table:number-columns-repeated="3"/>
          <table:table-cell office:value-type="string">
            <text:p>577160.05</text:p>
          </table:table-cell>
          <table:table-cell office:value-type="string">
            <text:p>541087.55</text:p>
          </table:table-cell>
          <table:table-cell office:value-type="string">
            <text:p>865740.07</text:p>
          </table:table-cell>
          <table:table-cell office:value-type="string">
            <text:p>1199555.02</text:p>
          </table:table-cell>
          <table:table-cell office:value-type="string">
            <text:p>1513602.23</text:p>
          </table:table-cell>
          <table:table-cell office:value-type="string">
            <text:p>1686028.79</text:p>
          </table:table-cell>
          <table:table-cell table:number-columns-repeated="2" office:value-type="string">
            <text:p>1698293.44</text:p>
          </table:table-cell>
          <table:table-cell office:value-type="string">
            <text:p>1499894.68</text:p>
          </table:table-cell>
          <table:table-cell office:value-type="string">
            <text:p>1642741.79</text:p>
          </table:table-cell>
          <table:table-cell office:value-type="string">
            <text:p>1518652.38</text:p>
          </table:table-cell>
          <table:table-cell office:value-type="string">
            <text:p>1412599.22</text:p>
          </table:table-cell>
          <table:table-cell office:value-type="string">
            <text:p>1848355.06</text:p>
          </table:table-cell>
          <table:table-cell office:value-type="string">
            <text:p>1775488.60</text:p>
          </table:table-cell>
          <table:table-cell office:value-type="string">
            <text:p>1717772.59</text:p>
          </table:table-cell>
          <table:table-cell office:value-type="string">
            <text:p>1482579.87</text:p>
          </table:table-cell>
          <table:table-cell office:value-type="string">
            <text:p>1478332.78</text:p>
          </table:table-cell>
          <table:table-cell office:value-type="string">
            <text:p>1563463.88</text:p>
          </table:table-cell>
          <table:table-cell office:value-type="string">
            <text:p>1592240.28</text:p>
          </table:table-cell>
          <table:table-cell office:value-type="string">
            <text:p>1952965.31</text:p>
          </table:table-cell>
          <table:table-cell office:value-type="string">
            <text:p>2141263.78</text:p>
          </table:table-cell>
          <table:table-cell office:value-type="string">
            <text:p>2595777.32</text:p>
          </table:table-cell>
          <table:table-cell office:value-type="string">
            <text:p>3345363.93</text:p>
          </table:table-cell>
          <table:table-cell office:value-type="string">
            <text:p>4514834.48</text:p>
          </table:table-cell>
          <table:table-cell office:value-type="string">
            <text:p>2991853.40</text:p>
          </table:table-cell>
          <table:table-cell office:value-type="string">
            <text:p>2553933.22</text:p>
          </table:table-cell>
          <table:table-cell office:value-type="string">
            <text:p>3062555.51</text:p>
          </table:table-cell>
          <table:table-cell office:value-type="string">
            <text:p>2993296.30</text:p>
          </table:table-cell>
          <table:table-cell office:value-type="string">
            <text:p>2732852.83</text:p>
          </table:table-cell>
          <table:table-cell office:value-type="string">
            <text:p>3252107.85</text:p>
          </table:table-cell>
          <table:table-cell office:value-type="string">
            <text:p>4094229.09</text:p>
          </table:table-cell>
          <table:table-cell office:value-type="string">
            <text:p>3252296.87</text:p>
          </table:table-cell>
          <table:table-cell office:value-type="string">
            <text:p>2697501.78</text:p>
          </table:table-cell>
          <table:table-cell office:value-type="string">
            <text:p>3131814.71</text:p>
          </table:table-cell>
          <table:table-cell office:value-type="string">
            <text:p>3439873.89</text:p>
          </table:table-cell>
          <table:table-cell office:value-type="string">
            <text:p>3032372.20</text:p>
          </table:table-cell>
          <table:table-cell office:value-type="string">
            <text:p>3320834.63</text:p>
          </table:table-cell>
          <table:table-cell office:value-type="string">
            <text:p>3247262.91</text:p>
          </table:table-cell>
          <table:table-cell office:value-type="string">
            <text:p>2762432.28</text:p>
          </table:table-cell>
          <table:table-cell office:value-type="string">
            <text:p>3186644.92</text:p>
          </table:table-cell>
          <table:table-cell office:value-type="string">
            <text:p>3840644.98</text:p>
          </table:table-cell>
          <table:table-cell office:value-type="string">
            <text:p>3546770.75</text:p>
          </table:table-cell>
          <table:table-cell office:value-type="string">
            <text:p>3506037.35</text:p>
          </table:table-cell>
          <table:table-cell office:value-type="string">
            <text:p>4562096.67</text:p>
          </table:table-cell>
          <table:table-cell office:value-type="string">
            <text:p>4120080.77</text:p>
          </table:table-cell>
          <table:table-cell office:value-type="string">
            <text:p>4866902.11</text:p>
          </table:table-cell>
          <table:table-cell office:value-type="string">
            <text:p>5500110.29</text:p>
          </table:table-cell>
          <table:table-cell office:value-type="string">
            <text:p>5405037.42</text:p>
          </table:table-cell>
          <table:table-cell office:value-type="string">
            <text:p>4600687.04</text:p>
          </table:table-cell>
          <table:table-cell office:value-type="string">
            <text:p>4307056.86</text:p>
          </table:table-cell>
          <table:table-cell office:value-type="string">
            <text:p>4753604.87</text:p>
          </table:table-cell>
          <table:table-cell office:value-type="string">
            <text:p>4934718.42</text:p>
          </table:table-cell>
          <table:table-cell table:number-columns-repeated="3"/>
          <table:table-cell office:value-type="float" office:value="4.99">
            <text:p>4.99</text:p>
          </table:table-cell>
          <table:table-cell office:value-type="float" office:value="4.6">
            <text:p>4.60</text:p>
          </table:table-cell>
          <table:table-cell office:value-type="float" office:value="7.24">
            <text:p>7.24</text:p>
          </table:table-cell>
          <table:table-cell office:value-type="float" office:value="9.83">
            <text:p>9.83</text:p>
          </table:table-cell>
          <table:table-cell office:value-type="float" office:value="12.13">
            <text:p>12.13</text:p>
          </table:table-cell>
          <table:table-cell office:value-type="float" office:value="13.19">
            <text:p>13.19</text:p>
          </table:table-cell>
          <table:table-cell office:value-type="float" office:value="12.93">
            <text:p>12.93</text:p>
          </table:table-cell>
          <table:table-cell office:value-type="float" office:value="12.57">
            <text:p>12.57</text:p>
          </table:table-cell>
          <table:table-cell office:value-type="float" office:value="10.79">
            <text:p>10.79</text:p>
          </table:table-cell>
          <table:table-cell office:value-type="float" office:value="11.51">
            <text:p>11.51</text:p>
          </table:table-cell>
          <table:table-cell office:value-type="float" office:value="10.37">
            <text:p>10.37</text:p>
          </table:table-cell>
          <table:table-cell office:value-type="float" office:value="9.41">
            <text:p>9.41</text:p>
          </table:table-cell>
          <table:table-cell office:value-type="float" office:value="12.03">
            <text:p>12.03</text:p>
          </table:table-cell>
          <table:table-cell office:value-type="float" office:value="11.31">
            <text:p>11.31</text:p>
          </table:table-cell>
          <table:table-cell office:value-type="float" office:value="10.73">
            <text:p>10.73</text:p>
          </table:table-cell>
          <table:table-cell office:value-type="float" office:value="9.1">
            <text:p>9.10</text:p>
          </table:table-cell>
          <table:table-cell office:value-type="float" office:value="8.94">
            <text:p>8.94</text:p>
          </table:table-cell>
          <table:table-cell office:value-type="float" office:value="9.32">
            <text:p>9.32</text:p>
          </table:table-cell>
          <table:table-cell office:value-type="float" office:value="9.36">
            <text:p>9.36</text:p>
          </table:table-cell>
          <table:table-cell office:value-type="float" office:value="11.32">
            <text:p>11.32</text:p>
          </table:table-cell>
          <table:table-cell office:value-type="float" office:value="12.23">
            <text:p>12.23</text:p>
          </table:table-cell>
          <table:table-cell office:value-type="float" office:value="14.62">
            <text:p>14.62</text:p>
          </table:table-cell>
          <table:table-cell office:value-type="float" office:value="18.56">
            <text:p>18.56</text:p>
          </table:table-cell>
          <table:table-cell office:value-type="float" office:value="24.65">
            <text:p>24.65</text:p>
          </table:table-cell>
          <table:table-cell office:value-type="float" office:value="16.06">
            <text:p>16.06</text:p>
          </table:table-cell>
          <table:table-cell office:value-type="float" office:value="13.46">
            <text:p>13.46</text:p>
          </table:table-cell>
          <table:table-cell office:value-type="float" office:value="15.84">
            <text:p>15.84</text:p>
          </table:table-cell>
          <table:table-cell office:value-type="float" office:value="15.18">
            <text:p>15.18</text:p>
          </table:table-cell>
          <table:table-cell office:value-type="float" office:value="13.61">
            <text:p>13.61</text:p>
          </table:table-cell>
          <table:table-cell office:value-type="float" office:value="15.93">
            <text:p>15.93</text:p>
          </table:table-cell>
          <table:table-cell office:value-type="float" office:value="19.75">
            <text:p>19.75</text:p>
          </table:table-cell>
          <table:table-cell office:value-type="float" office:value="15.49">
            <text:p>15.49</text:p>
          </table:table-cell>
          <table:table-cell office:value-type="float" office:value="12.69">
            <text:p>12.69</text:p>
          </table:table-cell>
          <table:table-cell office:value-type="float" office:value="14.58">
            <text:p>14.58</text:p>
          </table:table-cell>
          <table:table-cell office:value-type="float" office:value="15.87">
            <text:p>15.87</text:p>
          </table:table-cell>
          <table:table-cell office:value-type="float" office:value="13.87">
            <text:p>13.87</text:p>
          </table:table-cell>
          <table:table-cell office:value-type="float" office:value="15.08">
            <text:p>15.08</text:p>
          </table:table-cell>
          <table:table-cell office:value-type="float" office:value="14.65">
            <text:p>14.65</text:p>
          </table:table-cell>
          <table:table-cell office:value-type="float" office:value="12.38">
            <text:p>12.38</text:p>
          </table:table-cell>
          <table:table-cell office:value-type="float" office:value="14.2">
            <text:p>14.20</text:p>
          </table:table-cell>
          <table:table-cell office:value-type="float" office:value="17.02">
            <text:p>17.02</text:p>
          </table:table-cell>
          <table:table-cell office:value-type="float" office:value="15.62">
            <text:p>15.62</text:p>
          </table:table-cell>
          <table:table-cell office:value-type="float" office:value="15.36">
            <text:p>15.36</text:p>
          </table:table-cell>
          <table:table-cell office:value-type="float" office:value="19.87">
            <text:p>19.87</text:p>
          </table:table-cell>
          <table:table-cell office:value-type="float" office:value="17.84">
            <text:p>17.84</text:p>
          </table:table-cell>
          <table:table-cell office:value-type="float" office:value="20.94">
            <text:p>20.94</text:p>
          </table:table-cell>
          <table:table-cell office:value-type="float" office:value="23.52">
            <text:p>23.52</text:p>
          </table:table-cell>
          <table:table-cell office:value-type="float" office:value="22.97">
            <text:p>22.97</text:p>
          </table:table-cell>
          <table:table-cell office:value-type="float" office:value="19.43">
            <text:p>19.43</text:p>
          </table:table-cell>
          <table:table-cell office:value-type="float" office:value="18.08">
            <text:p>18.08</text:p>
          </table:table-cell>
          <table:table-cell office:value-type="float" office:value="19.83">
            <text:p>19.83</text:p>
          </table:table-cell>
          <table:table-cell office:value-type="float" office:value="20.46">
            <text:p>20.46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1.24">
            <text:p>1.24</text:p>
          </table:table-cell>
          <table:table-cell office:value-type="float" office:value="1.68">
            <text:p>1.68</text:p>
          </table:table-cell>
          <table:table-cell office:value-type="float" office:value="2.08">
            <text:p>2.08</text:p>
          </table:table-cell>
          <table:table-cell office:value-type="float" office:value="2.26">
            <text:p>2.26</text:p>
          </table:table-cell>
          <table:table-cell office:value-type="float" office:value="2.21">
            <text:p>2.21</text:p>
          </table:table-cell>
          <table:table-cell office:value-type="float" office:value="2.15">
            <text:p>2.15</text:p>
          </table:table-cell>
          <table:table-cell office:value-type="float" office:value="1.85">
            <text:p>1.85</text:p>
          </table:table-cell>
          <table:table-cell office:value-type="float" office:value="1.97">
            <text:p>1.97</text:p>
          </table:table-cell>
          <table:table-cell office:value-type="float" office:value="1.78">
            <text:p>1.78</text:p>
          </table:table-cell>
          <table:table-cell office:value-type="float" office:value="1.61">
            <text:p>1.61</text:p>
          </table:table-cell>
          <table:table-cell office:value-type="float" office:value="2.06">
            <text:p>2.06</text:p>
          </table:table-cell>
          <table:table-cell office:value-type="float" office:value="1.94">
            <text:p>1.94</text:p>
          </table:table-cell>
          <table:table-cell office:value-type="float" office:value="1.84">
            <text:p>1.84</text:p>
          </table:table-cell>
          <table:table-cell office:value-type="float" office:value="1.56">
            <text:p>1.56</text:p>
          </table:table-cell>
          <table:table-cell office:value-type="float" office:value="1.53">
            <text:p>1.53</text:p>
          </table:table-cell>
          <table:table-cell table:number-columns-repeated="2" office:value-type="float" office:value="1.6">
            <text:p>1.60</text:p>
          </table:table-cell>
          <table:table-cell office:value-type="float" office:value="1.94">
            <text:p>1.94</text:p>
          </table:table-cell>
          <table:table-cell office:value-type="float" office:value="2.1">
            <text:p>2.10</text:p>
          </table:table-cell>
          <table:table-cell office:value-type="float" office:value="2.5">
            <text:p>2.50</text:p>
          </table:table-cell>
          <table:table-cell office:value-type="float" office:value="3.18">
            <text:p>3.18</text:p>
          </table:table-cell>
          <table:table-cell office:value-type="float" office:value="4.22">
            <text:p>4.22</text:p>
          </table:table-cell>
          <table:table-cell office:value-type="float" office:value="2.75">
            <text:p>2.75</text:p>
          </table:table-cell>
          <table:table-cell office:value-type="float" office:value="2.31">
            <text:p>2.31</text:p>
          </table:table-cell>
          <table:table-cell office:value-type="float" office:value="2.71">
            <text:p>2.71</text:p>
          </table:table-cell>
          <table:table-cell office:value-type="float" office:value="2.6">
            <text:p>2.60</text:p>
          </table:table-cell>
          <table:table-cell office:value-type="float" office:value="2.33">
            <text:p>2.33</text:p>
          </table:table-cell>
          <table:table-cell office:value-type="float" office:value="2.73">
            <text:p>2.7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2.17">
            <text:p>2.17</text:p>
          </table:table-cell>
          <table:table-cell office:value-type="float" office:value="2.5">
            <text:p>2.50</text:p>
          </table:table-cell>
          <table:table-cell office:value-type="float" office:value="2.72">
            <text:p>2.72</text:p>
          </table:table-cell>
          <table:table-cell office:value-type="float" office:value="2.38">
            <text:p>2.38</text:p>
          </table:table-cell>
          <table:table-cell office:value-type="float" office:value="2.58">
            <text:p>2.58</text:p>
          </table:table-cell>
          <table:table-cell office:value-type="float" office:value="2.51">
            <text:p>2.51</text:p>
          </table:table-cell>
          <table:table-cell office:value-type="float" office:value="2.12">
            <text:p>2.12</text:p>
          </table:table-cell>
          <table:table-cell office:value-type="float" office:value="2.43">
            <text:p>2.43</text:p>
          </table:table-cell>
          <table:table-cell office:value-type="float" office:value="2.92">
            <text:p>2.92</text:p>
          </table:table-cell>
          <table:table-cell office:value-type="float" office:value="2.68">
            <text:p>2.68</text:p>
          </table:table-cell>
          <table:table-cell office:value-type="float" office:value="2.63">
            <text:p>2.63</text:p>
          </table:table-cell>
          <table:table-cell office:value-type="float" office:value="3.4">
            <text:p>3.40</text:p>
          </table:table-cell>
          <table:table-cell office:value-type="float" office:value="3.06">
            <text:p>3.06</text:p>
          </table:table-cell>
          <table:table-cell office:value-type="float" office:value="3.59">
            <text:p>3.59</text:p>
          </table:table-cell>
          <table:table-cell office:value-type="float" office:value="4.03">
            <text:p>4.03</text:p>
          </table:table-cell>
          <table:table-cell office:value-type="float" office:value="3.94">
            <text:p>3.94</text:p>
          </table:table-cell>
          <table:table-cell office:value-type="float" office:value="3.33">
            <text:p>3.33</text:p>
          </table:table-cell>
          <table:table-cell office:value-type="float" office:value="3.1">
            <text:p>3.10</text:p>
          </table:table-cell>
          <table:table-cell office:value-type="float" office:value="3.4">
            <text:p>3.40</text:p>
          </table:table-cell>
          <table:table-cell office:value-type="float" office:value="3.5">
            <text:p>3.50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float" office:value="44">
            <text:p>44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-72">
            <text:p>-72</text:p>
          </table:table-cell>
          <table:table-cell office:value-type="float" office:value="208500">
            <text:p>208500</text:p>
          </table:table-cell>
          <table:table-cell office:value-type="float" office:value="224300">
            <text:p>224300</text:p>
          </table:table-cell>
          <table:table-cell office:value-type="float" office:value="198600">
            <text:p>198600</text:p>
          </table:table-cell>
          <table:table-cell office:value-type="float" office:value="180300">
            <text:p>180300</text:p>
          </table:table-cell>
          <table:table-cell office:value-type="float" office:value="179000">
            <text:p>179000</text:p>
          </table:table-cell>
          <table:table-cell office:value-type="float" office:value="200500">
            <text:p>200500</text:p>
          </table:table-cell>
          <table:table-cell office:value-type="float" office:value="254900">
            <text:p>254900</text:p>
          </table:table-cell>
          <table:table-cell office:value-type="float" office:value="321000">
            <text:p>321000</text:p>
          </table:table-cell>
          <table:table-cell office:value-type="float" office:value="338500">
            <text:p>338500</text:p>
          </table:table-cell>
          <table:table-cell office:value-type="float" office:value="341600">
            <text:p>341600</text:p>
          </table:table-cell>
          <table:table-cell office:value-type="float" office:value="300500">
            <text:p>300500</text:p>
          </table:table-cell>
          <table:table-cell office:value-type="float" office:value="390600">
            <text:p>390600</text:p>
          </table:table-cell>
          <table:table-cell office:value-type="float" office:value="314600">
            <text:p>314600</text:p>
          </table:table-cell>
          <table:table-cell office:value-type="float" office:value="395100">
            <text:p>395100</text:p>
          </table:table-cell>
          <table:table-cell office:value-type="float" office:value="373800">
            <text:p>373800</text:p>
          </table:table-cell>
          <table:table-cell office:value-type="float" office:value="377100">
            <text:p>377100</text:p>
          </table:table-cell>
          <table:table-cell office:value-type="float" office:value="438200">
            <text:p>438200</text:p>
          </table:table-cell>
          <table:table-cell office:value-type="float" office:value="296800">
            <text:p>296800</text:p>
          </table:table-cell>
          <table:table-cell office:value-type="float" office:value="255400">
            <text:p>255400</text:p>
          </table:table-cell>
          <table:table-cell office:value-type="float" office:value="332000">
            <text:p>332000</text:p>
          </table:table-cell>
          <table:table-cell office:value-type="float" office:value="321000">
            <text:p>321000</text:p>
          </table:table-cell>
          <table:table-cell office:value-type="float" office:value="135000">
            <text:p>135000</text:p>
          </table:table-cell>
          <table:table-cell office:value-type="float" office:value="115000">
            <text:p>115000</text:p>
          </table:table-cell>
          <table:table-cell office:value-type="float" office:value="224582">
            <text:p>224582</text:p>
          </table:table-cell>
          <table:table-cell office:value-type="float" office:value="303445">
            <text:p>303445</text:p>
          </table:table-cell>
          <table:table-cell office:value-type="float" office:value="303690">
            <text:p>303690</text:p>
          </table:table-cell>
          <table:table-cell office:value-type="float" office:value="295315">
            <text:p>295315</text:p>
          </table:table-cell>
          <table:table-cell office:value-type="float" office:value="334619">
            <text:p>334619</text:p>
          </table:table-cell>
          <table:table-cell office:value-type="float" office:value="282720">
            <text:p>282720</text:p>
          </table:table-cell>
          <table:table-cell office:value-type="float" office:value="301604">
            <text:p>301604</text:p>
          </table:table-cell>
          <table:table-cell office:value-type="float" office:value="397958">
            <text:p>397958</text:p>
          </table:table-cell>
          <table:table-cell office:value-type="float" office:value="294326">
            <text:p>294326</text:p>
          </table:table-cell>
          <table:table-cell office:value-type="float" office:value="177165">
            <text:p>177165</text:p>
          </table:table-cell>
          <table:table-cell office:value-type="float" office:value="141092">
            <text:p>141092</text:p>
          </table:table-cell>
          <table:table-cell office:value-type="float" office:value="144000">
            <text:p>144000</text:p>
          </table:table-cell>
          <table:table-cell office:value-type="float" office:value="181000">
            <text:p>181000</text:p>
          </table:table-cell>
          <table:table-cell office:value-type="float" office:value="103000">
            <text:p>103000</text:p>
          </table:table-cell>
          <table:table-cell office:value-type="float" office:value="95600">
            <text:p>95600</text:p>
          </table:table-cell>
          <table:table-cell office:value-type="float" office:value="101730">
            <text:p>101730</text:p>
          </table:table-cell>
          <table:table-cell office:value-type="float" office:value="103500">
            <text:p>103500</text:p>
          </table:table-cell>
          <table:table-cell office:value-type="float" office:value="109000">
            <text:p>109000</text:p>
          </table:table-cell>
          <table:table-cell office:value-type="float" office:value="89000">
            <text:p>89000</text:p>
          </table:table-cell>
          <table:table-cell office:value-type="float" office:value="85009">
            <text:p>85009</text:p>
          </table:table-cell>
          <table:table-cell office:value-type="float" office:value="136928">
            <text:p>136928</text:p>
          </table:table-cell>
          <table:table-cell office:value-type="float" office:value="114959">
            <text:p>114959</text:p>
          </table:table-cell>
          <table:table-cell office:value-type="float" office:value="88914">
            <text:p>88914</text:p>
          </table:table-cell>
          <table:table-cell office:value-type="float" office:value="97037">
            <text:p>97037</text:p>
          </table:table-cell>
          <table:table-cell office:value-type="float" office:value="60600">
            <text:p>60600</text:p>
          </table:table-cell>
          <table:table-cell office:value-type="float" office:value="63429">
            <text:p>63429</text:p>
          </table:table-cell>
          <table:table-cell office:value-type="float" office:value="82717">
            <text:p>82717</text:p>
          </table:table-cell>
          <table:table-cell office:value-type="float" office:value="82378">
            <text:p>82378</text:p>
          </table:table-cell>
          <table:table-cell office:value-type="float" office:value="76780">
            <text:p>76780</text:p>
          </table:table-cell>
          <table:table-cell table:number-columns-repeated="2"/>
          <table:table-cell office:value-type="float" office:value="12.6448">
            <text:p>12.6448</text:p>
          </table:table-cell>
          <table:table-cell office:value-type="float" office:value="13.205">
            <text:p>13.205</text:p>
          </table:table-cell>
          <table:table-cell office:value-type="float" office:value="11.3499">
            <text:p>11.3499</text:p>
          </table:table-cell>
          <table:table-cell office:value-type="float" office:value="10.0044">
            <text:p>10.0044</text:p>
          </table:table-cell>
          <table:table-cell office:value-type="float" office:value="9.6449">
            <text:p>9.6449</text:p>
          </table:table-cell>
          <table:table-cell office:value-type="float" office:value="10.4924">
            <text:p>10.4924</text:p>
          </table:table-cell>
          <table:table-cell office:value-type="float" office:value="12.9588">
            <text:p>12.9588</text:p>
          </table:table-cell>
          <table:table-cell office:value-type="float" office:value="15.8636">
            <text:p>15.8636</text:p>
          </table:table-cell>
          <table:table-cell office:value-type="float" office:value="16.278">
            <text:p>16.278</text:p>
          </table:table-cell>
          <table:table-cell office:value-type="float" office:value="16.0037">
            <text:p>16.0037</text:p>
          </table:table-cell>
          <table:table-cell office:value-type="float" office:value="13.734">
            <text:p>13.734</text:p>
          </table:table-cell>
          <table:table-cell office:value-type="float" office:value="17.4344">
            <text:p>17.4344</text:p>
          </table:table-cell>
          <table:table-cell office:value-type="float" office:value="13.723">
            <text:p>13.723</text:p>
          </table:table-cell>
          <table:table-cell office:value-type="float" office:value="16.8465">
            <text:p>16.8465</text:p>
          </table:table-cell>
          <table:table-cell office:value-type="float" office:value="15.5776">
            <text:p>15.5776</text:p>
          </table:table-cell>
          <table:table-cell office:value-type="float" office:value="15.3555">
            <text:p>15.3555</text:p>
          </table:table-cell>
          <table:table-cell office:value-type="float" office:value="17.4339">
            <text:p>17.4339</text:p>
          </table:table-cell>
          <table:table-cell office:value-type="float" office:value="11.5374">
            <text:p>11.5374</text:p>
          </table:table-cell>
          <table:table-cell office:value-type="float" office:value="9.7014">
            <text:p>9.7014</text:p>
          </table:table-cell>
          <table:table-cell office:value-type="float" office:value="12.326">
            <text:p>12.326</text:p>
          </table:table-cell>
          <table:table-cell office:value-type="float" office:value="11.6515">
            <text:p>11.6515</text:p>
          </table:table-cell>
          <table:table-cell office:value-type="float" office:value="4.7918">
            <text:p>4.7918</text:p>
          </table:table-cell>
          <table:table-cell office:value-type="float" office:value="3.9926">
            <text:p>3.9926</text:p>
          </table:table-cell>
          <table:table-cell office:value-type="float" office:value="7.629">
            <text:p>7.629</text:p>
          </table:table-cell>
          <table:table-cell office:value-type="float" office:value="10.0889">
            <text:p>10.0889</text:p>
          </table:table-cell>
          <table:table-cell office:value-type="float" office:value="9.8864">
            <text:p>9.8864</text:p>
          </table:table-cell>
          <table:table-cell office:value-type="float" office:value="9.4163">
            <text:p>9.4163</text:p>
          </table:table-cell>
          <table:table-cell office:value-type="float" office:value="10.4539">
            <text:p>10.4539</text:p>
          </table:table-cell>
          <table:table-cell office:value-type="float" office:value="8.6573">
            <text:p>8.6573</text:p>
          </table:table-cell>
          <table:table-cell office:value-type="float" office:value="9.0553">
            <text:p>9.0553</text:p>
          </table:table-cell>
          <table:table-cell office:value-type="float" office:value="11.7195">
            <text:p>11.7195</text:p>
          </table:table-cell>
          <table:table-cell office:value-type="float" office:value="8.5046">
            <text:p>8.5046</text:p>
          </table:table-cell>
          <table:table-cell office:value-type="float" office:value="5.0245">
            <text:p>5.0245</text:p>
          </table:table-cell>
          <table:table-cell office:value-type="float" office:value="3.9285">
            <text:p>3.9285</text:p>
          </table:table-cell>
          <table:table-cell office:value-type="float" office:value="3.9372">
            <text:p>3.9372</text:p>
          </table:table-cell>
          <table:table-cell office:value-type="float" office:value="4.8609">
            <text:p>4.8609</text:p>
          </table:table-cell>
          <table:table-cell office:value-type="float" office:value="2.7176">
            <text:p>2.7176</text:p>
          </table:table-cell>
          <table:table-cell office:value-type="float" office:value="2.4787">
            <text:p>2.4787</text:p>
          </table:table-cell>
          <table:table-cell office:value-type="float" office:value="2.5929">
            <text:p>2.5929</text:p>
          </table:table-cell>
          <table:table-cell office:value-type="float" office:value="2.5941">
            <text:p>2.5941</text:p>
          </table:table-cell>
          <table:table-cell office:value-type="float" office:value="2.6874">
            <text:p>2.6874</text:p>
          </table:table-cell>
          <table:table-cell office:value-type="float" office:value="2.1594">
            <text:p>2.1594</text:p>
          </table:table-cell>
          <table:table-cell office:value-type="float" office:value="2.0302">
            <text:p>2.0302</text:p>
          </table:table-cell>
          <table:table-cell office:value-type="float" office:value="3.2197">
            <text:p>3.2197</text:p>
          </table:table-cell>
          <table:table-cell office:value-type="float" office:value="2.6621">
            <text:p>2.6621</text:p>
          </table:table-cell>
          <table:table-cell office:value-type="float" office:value="2.0281">
            <text:p>2.0281</text:p>
          </table:table-cell>
          <table:table-cell office:value-type="float" office:value="2.1807">
            <text:p>2.1807</text:p>
          </table:table-cell>
          <table:table-cell office:value-type="float" office:value="1.3421">
            <text:p>1.3421</text:p>
          </table:table-cell>
          <table:table-cell office:value-type="float" office:value="1.3848">
            <text:p>1.3848</text:p>
          </table:table-cell>
          <table:table-cell office:value-type="float" office:value="1.781">
            <text:p>1.781</text:p>
          </table:table-cell>
          <table:table-cell office:value-type="float" office:value="1.7498">
            <text:p>1.7498</text:p>
          </table:table-cell>
          <table:table-cell office:value-type="float" office:value="1.6095">
            <text:p>1.6095</text:p>
          </table:table-cell>
          <table:table-cell table:number-columns-repeated="2"/>
          <table:table-cell office:value-type="float" office:value="494646.42">
            <text:p>494646.42</text:p>
          </table:table-cell>
          <table:table-cell office:value-type="float" office:value="532143.1">
            <text:p>532143.10</text:p>
          </table:table-cell>
          <table:table-cell office:value-type="float" office:value="469979.71">
            <text:p>469979.71</text:p>
          </table:table-cell>
          <table:table-cell office:value-type="float" office:value="427069.01">
            <text:p>427069.01</text:p>
          </table:table-cell>
          <table:table-cell office:value-type="float" office:value="421679">
            <text:p>421679.00</text:p>
          </table:table-cell>
          <table:table-cell office:value-type="float" office:value="483758.38">
            <text:p>483758.38</text:p>
          </table:table-cell>
          <table:table-cell office:value-type="float" office:value="618285.36">
            <text:p>618285.36</text:p>
          </table:table-cell>
          <table:table-cell office:value-type="float" office:value="772224.51">
            <text:p>772224.51</text:p>
          </table:table-cell>
          <table:table-cell office:value-type="float" office:value="806595.58">
            <text:p>806595.58</text:p>
          </table:table-cell>
          <table:table-cell office:value-type="float" office:value="822161.77">
            <text:p>822161.77</text:p>
          </table:table-cell>
          <table:table-cell office:value-type="float" office:value="721921.86">
            <text:p>721921.86</text:p>
          </table:table-cell>
          <table:table-cell office:value-type="float" office:value="931891.61">
            <text:p>931891.61</text:p>
          </table:table-cell>
          <table:table-cell office:value-type="float" office:value="747113.46">
            <text:p>747113.46</text:p>
          </table:table-cell>
          <table:table-cell office:value-type="float" office:value="941019.6">
            <text:p>941019.60</text:p>
          </table:table-cell>
          <table:table-cell office:value-type="float" office:value="893640.13">
            <text:p>893640.13</text:p>
          </table:table-cell>
          <table:table-cell office:value-type="float" office:value="911120.78">
            <text:p>911120.78</text:p>
          </table:table-cell>
          <table:table-cell office:value-type="float" office:value="1043209.99">
            <text:p>1043209.99</text:p>
          </table:table-cell>
          <table:table-cell office:value-type="float" office:value="711634.19">
            <text:p>711634.19</text:p>
          </table:table-cell>
          <table:table-cell office:value-type="float" office:value="609404.33">
            <text:p>609404.33</text:p>
          </table:table-cell>
          <table:table-cell office:value-type="float" office:value="762010.45">
            <text:p>762010.45</text:p>
          </table:table-cell>
          <table:table-cell office:value-type="float" office:value="775751.53">
            <text:p>775751.53</text:p>
          </table:table-cell>
          <table:table-cell office:value-type="float" office:value="326745.09">
            <text:p>326745.09</text:p>
          </table:table-cell>
          <table:table-cell office:value-type="float" office:value="276378.95">
            <text:p>276378.95</text:p>
          </table:table-cell>
          <table:table-cell office:value-type="float" office:value="574450.91">
            <text:p>574450.91</text:p>
          </table:table-cell>
          <table:table-cell office:value-type="float" office:value="750178.54">
            <text:p>750178.54</text:p>
          </table:table-cell>
          <table:table-cell office:value-type="float" office:value="756037.55">
            <text:p>756037.55</text:p>
          </table:table-cell>
          <table:table-cell office:value-type="float" office:value="726891.91">
            <text:p>726891.91</text:p>
          </table:table-cell>
          <table:table-cell office:value-type="float" office:value="784351.38">
            <text:p>784351.38</text:p>
          </table:table-cell>
          <table:table-cell office:value-type="float" office:value="706782.13">
            <text:p>706782.13</text:p>
          </table:table-cell>
          <table:table-cell office:value-type="float" office:value="753991.31">
            <text:p>753991.31</text:p>
          </table:table-cell>
          <table:table-cell office:value-type="float" office:value="994869.66">
            <text:p>994869.66</text:p>
          </table:table-cell>
          <table:table-cell office:value-type="float" office:value="735796.21">
            <text:p>735796.21</text:p>
          </table:table-cell>
          <table:table-cell office:value-type="float" office:value="451882.8">
            <text:p>451882.80</text:p>
          </table:table-cell>
          <table:table-cell office:value-type="float" office:value="354608.4">
            <text:p>354608.40</text:p>
          </table:table-cell>
          <table:table-cell office:value-type="float" office:value="351173.36">
            <text:p>351173.36</text:p>
          </table:table-cell>
          <table:table-cell office:value-type="float" office:value="449641.23">
            <text:p>449641.23</text:p>
          </table:table-cell>
          <table:table-cell office:value-type="float" office:value="236459.97">
            <text:p>236459.97</text:p>
          </table:table-cell>
          <table:table-cell office:value-type="float" office:value="230874.47">
            <text:p>230874.47</text:p>
          </table:table-cell>
          <table:table-cell office:value-type="float" office:value="225493.47">
            <text:p>225493.47</text:p>
          </table:table-cell>
          <table:table-cell office:value-type="float" office:value="239041.76">
            <text:p>239041.76</text:p>
          </table:table-cell>
          <table:table-cell office:value-type="float" office:value="245397.53">
            <text:p>245397.53</text:p>
          </table:table-cell>
          <table:table-cell office:value-type="float" office:value="203848.94">
            <text:p>203848.94</text:p>
          </table:table-cell>
          <table:table-cell office:value-type="float" office:value="215416.35">
            <text:p>215416.35</text:p>
          </table:table-cell>
          <table:table-cell office:value-type="float" office:value="348269.07">
            <text:p>348269.07</text:p>
          </table:table-cell>
          <table:table-cell office:value-type="float" office:value="330937.42">
            <text:p>330937.42</text:p>
          </table:table-cell>
          <table:table-cell office:value-type="float" office:value="232612.99">
            <text:p>232612.99</text:p>
          </table:table-cell>
          <table:table-cell office:value-type="float" office:value="258574.87">
            <text:p>258574.87</text:p>
          </table:table-cell>
          <table:table-cell office:value-type="float" office:value="158605.31">
            <text:p>158605.31</text:p>
          </table:table-cell>
          <table:table-cell office:value-type="float" office:value="179385.33">
            <text:p>179385.33</text:p>
          </table:table-cell>
          <table:table-cell office:value-type="float" office:value="219902.73">
            <text:p>219902.73</text:p>
          </table:table-cell>
          <table:table-cell office:value-type="float" office:value="219034.03">
            <text:p>219034.03</text:p>
          </table:table-cell>
          <table:table-cell office:value-type="float" office:value="204236.44">
            <text:p>204236.44</text:p>
          </table:table-cell>
          <table:table-cell table:number-columns-repeated="3"/>
          <table:table-cell office:value-type="string">
            <text:p>15617.82</text:p>
          </table:table-cell>
          <table:table-cell office:value-type="string">
            <text:p>16801.73</text:p>
          </table:table-cell>
          <table:table-cell office:value-type="string">
            <text:p>14839.00</text:p>
          </table:table-cell>
          <table:table-cell office:value-type="string">
            <text:p>13484.15</text:p>
          </table:table-cell>
          <table:table-cell office:value-type="string">
            <text:p>13313.97</text:p>
          </table:table-cell>
          <table:table-cell office:value-type="string">
            <text:p>15274.05</text:p>
          </table:table-cell>
          <table:table-cell office:value-type="string">
            <text:p>19521.56</text:p>
          </table:table-cell>
          <table:table-cell office:value-type="string">
            <text:p>24382.00</text:p>
          </table:table-cell>
          <table:table-cell office:value-type="string">
            <text:p>25467.22</text:p>
          </table:table-cell>
          <table:table-cell office:value-type="string">
            <text:p>25958.70</text:p>
          </table:table-cell>
          <table:table-cell office:value-type="string">
            <text:p>22793.75</text:p>
          </table:table-cell>
          <table:table-cell office:value-type="string">
            <text:p>29423.28</text:p>
          </table:table-cell>
          <table:table-cell office:value-type="string">
            <text:p>23589.15</text:p>
          </table:table-cell>
          <table:table-cell office:value-type="string">
            <text:p>29711.48</text:p>
          </table:table-cell>
          <table:table-cell office:value-type="string">
            <text:p>28215.54</text:p>
          </table:table-cell>
          <table:table-cell office:value-type="string">
            <text:p>28767.47</text:p>
          </table:table-cell>
          <table:table-cell office:value-type="string">
            <text:p>32938.01</text:p>
          </table:table-cell>
          <table:table-cell office:value-type="string">
            <text:p>22468.93</text:p>
          </table:table-cell>
          <table:table-cell office:value-type="string">
            <text:p>19241.16</text:p>
          </table:table-cell>
          <table:table-cell office:value-type="string">
            <text:p>24059.50</text:p>
          </table:table-cell>
          <table:table-cell office:value-type="string">
            <text:p>24493.36</text:p>
          </table:table-cell>
          <table:table-cell office:value-type="string">
            <text:p>10316.56</text:p>
          </table:table-cell>
          <table:table-cell office:value-type="string">
            <text:p>8726.31</text:p>
          </table:table-cell>
          <table:table-cell office:value-type="string">
            <text:p>18137.55</text:p>
          </table:table-cell>
          <table:table-cell office:value-type="string">
            <text:p>23685.92</text:p>
          </table:table-cell>
          <table:table-cell office:value-type="string">
            <text:p>23870.91</text:p>
          </table:table-cell>
          <table:table-cell office:value-type="string">
            <text:p>22950.68</text:p>
          </table:table-cell>
          <table:table-cell office:value-type="string">
            <text:p>24764.89</text:p>
          </table:table-cell>
          <table:table-cell office:value-type="string">
            <text:p>22315.74</text:p>
          </table:table-cell>
          <table:table-cell office:value-type="string">
            <text:p>23806.30</text:p>
          </table:table-cell>
          <table:table-cell office:value-type="string">
            <text:p>31411.73</text:p>
          </table:table-cell>
          <table:table-cell office:value-type="string">
            <text:p>23231.82</text:p>
          </table:table-cell>
          <table:table-cell office:value-type="string">
            <text:p>14267.62</text:p>
          </table:table-cell>
          <table:table-cell office:value-type="string">
            <text:p>11196.30</text:p>
          </table:table-cell>
          <table:table-cell office:value-type="string">
            <text:p>11087.85</text:p>
          </table:table-cell>
          <table:table-cell office:value-type="string">
            <text:p>14196.84</text:p>
          </table:table-cell>
          <table:table-cell office:value-type="string">
            <text:p>7465.92</text:p>
          </table:table-cell>
          <table:table-cell office:value-type="string">
            <text:p>7289.56</text:p>
          </table:table-cell>
          <table:table-cell office:value-type="string">
            <text:p>7119.67</text:p>
          </table:table-cell>
          <table:table-cell office:value-type="string">
            <text:p>7547.44</text:p>
          </table:table-cell>
          <table:table-cell office:value-type="string">
            <text:p>7748.11</text:p>
          </table:table-cell>
          <table:table-cell office:value-type="string">
            <text:p>6436.27</text:p>
          </table:table-cell>
          <table:table-cell office:value-type="string">
            <text:p>6801.49</text:p>
          </table:table-cell>
          <table:table-cell office:value-type="string">
            <text:p>10996.15</text:p>
          </table:table-cell>
          <table:table-cell office:value-type="string">
            <text:p>10448.92</text:p>
          </table:table-cell>
          <table:table-cell office:value-type="string">
            <text:p>7344.46</text:p>
          </table:table-cell>
          <table:table-cell office:value-type="string">
            <text:p>8164.17</text:p>
          </table:table-cell>
          <table:table-cell office:value-type="string">
            <text:p>5007.76</text:p>
          </table:table-cell>
          <table:table-cell office:value-type="string">
            <text:p>5663.86</text:p>
          </table:table-cell>
          <table:table-cell office:value-type="string">
            <text:p>6943.15</text:p>
          </table:table-cell>
          <table:table-cell office:value-type="string">
            <text:p>6915.72</text:p>
          </table:table-cell>
          <table:table-cell office:value-type="string">
            <text:p>6448.50</text:p>
          </table:table-cell>
          <table:table-cell table:number-columns-repeated="3"/>
          <table:table-cell office:value-type="float" office:value="30">
            <text:p>30.00</text:p>
          </table:table-cell>
          <table:table-cell office:value-type="float" office:value="31.33">
            <text:p>31.33</text:p>
          </table:table-cell>
          <table:table-cell office:value-type="float" office:value="26.86">
            <text:p>26.86</text:p>
          </table:table-cell>
          <table:table-cell office:value-type="float" office:value="23.7">
            <text:p>23.70</text:p>
          </table:table-cell>
          <table:table-cell office:value-type="float" office:value="22.72">
            <text:p>22.72</text:p>
          </table:table-cell>
          <table:table-cell office:value-type="float" office:value="25.32">
            <text:p>25.32</text:p>
          </table:table-cell>
          <table:table-cell office:value-type="float" office:value="31.43">
            <text:p>31.43</text:p>
          </table:table-cell>
          <table:table-cell office:value-type="float" office:value="38.16">
            <text:p>38.16</text:p>
          </table:table-cell>
          <table:table-cell office:value-type="float" office:value="38.79">
            <text:p>38.79</text:p>
          </table:table-cell>
          <table:table-cell office:value-type="float" office:value="38.52">
            <text:p>38.52</text:p>
          </table:table-cell>
          <table:table-cell office:value-type="float" office:value="32.99">
            <text:p>32.99</text:p>
          </table:table-cell>
          <table:table-cell office:value-type="float" office:value="41.59">
            <text:p>41.59</text:p>
          </table:table-cell>
          <table:table-cell office:value-type="float" office:value="32.59">
            <text:p>32.59</text:p>
          </table:table-cell>
          <table:table-cell office:value-type="float" office:value="40.12">
            <text:p>40.12</text:p>
          </table:table-cell>
          <table:table-cell office:value-type="float" office:value="37.24">
            <text:p>37.24</text:p>
          </table:table-cell>
          <table:table-cell office:value-type="float" office:value="37.1">
            <text:p>37.10</text:p>
          </table:table-cell>
          <table:table-cell office:value-type="float" office:value="41.5">
            <text:p>41.50</text:p>
          </table:table-cell>
          <table:table-cell office:value-type="float" office:value="27.66">
            <text:p>27.66</text:p>
          </table:table-cell>
          <table:table-cell office:value-type="float" office:value="23.15">
            <text:p>23.15</text:p>
          </table:table-cell>
          <table:table-cell office:value-type="float" office:value="28.29">
            <text:p>28.29</text:p>
          </table:table-cell>
          <table:table-cell office:value-type="float" office:value="28.16">
            <text:p>28.16</text:p>
          </table:table-cell>
          <table:table-cell office:value-type="float" office:value="11.6">
            <text:p>11.60</text:p>
          </table:table-cell>
          <table:table-cell office:value-type="float" office:value="9.6">
            <text:p>9.60</text:p>
          </table:table-cell>
          <table:table-cell office:value-type="float" office:value="19.51">
            <text:p>19.51</text:p>
          </table:table-cell>
          <table:table-cell office:value-type="float" office:value="24.94">
            <text:p>24.94</text:p>
          </table:table-cell>
          <table:table-cell office:value-type="float" office:value="24.61">
            <text:p>24.61</text:p>
          </table:table-cell>
          <table:table-cell office:value-type="float" office:value="23.18">
            <text:p>23.18</text:p>
          </table:table-cell>
          <table:table-cell office:value-type="float" office:value="24.5">
            <text:p>24.50</text:p>
          </table:table-cell>
          <table:table-cell office:value-type="float" office:value="21.64">
            <text:p>21.64</text:p>
          </table:table-cell>
          <table:table-cell office:value-type="float" office:value="22.64">
            <text:p>22.64</text:p>
          </table:table-cell>
          <table:table-cell office:value-type="float" office:value="29.3">
            <text:p>29.30</text:p>
          </table:table-cell>
          <table:table-cell office:value-type="float" office:value="21.26">
            <text:p>21.26</text:p>
          </table:table-cell>
          <table:table-cell office:value-type="float" office:value="12.82">
            <text:p>12.82</text:p>
          </table:table-cell>
          <table:table-cell office:value-type="float" office:value="9.87">
            <text:p>9.87</text:p>
          </table:table-cell>
          <table:table-cell office:value-type="float" office:value="9.6">
            <text:p>9.60</text:p>
          </table:table-cell>
          <table:table-cell office:value-type="float" office:value="12.08">
            <text:p>12.08</text:p>
          </table:table-cell>
          <table:table-cell office:value-type="float" office:value="6.24">
            <text:p>6.24</text:p>
          </table:table-cell>
          <table:table-cell office:value-type="float" office:value="5.99">
            <text:p>5.99</text:p>
          </table:table-cell>
          <table:table-cell office:value-type="float" office:value="5.75">
            <text:p>5.75</text:p>
          </table:table-cell>
          <table:table-cell office:value-type="float" office:value="5.99">
            <text:p>5.99</text:p>
          </table:table-cell>
          <table:table-cell office:value-type="float" office:value="6.05">
            <text:p>6.05</text:p>
          </table:table-cell>
          <table:table-cell office:value-type="float" office:value="4.95">
            <text:p>4.95</text:p>
          </table:table-cell>
          <table:table-cell office:value-type="float" office:value="5.14">
            <text:p>5.14</text:p>
          </table:table-cell>
          <table:table-cell office:value-type="float" office:value="8.19">
            <text:p>8.19</text:p>
          </table:table-cell>
          <table:table-cell office:value-type="float" office:value="7.66">
            <text:p>7.66</text:p>
          </table:table-cell>
          <table:table-cell office:value-type="float" office:value="5.31">
            <text:p>5.31</text:p>
          </table:table-cell>
          <table:table-cell office:value-type="float" office:value="5.81">
            <text:p>5.81</text:p>
          </table:table-cell>
          <table:table-cell office:value-type="float" office:value="3.51">
            <text:p>3.51</text:p>
          </table:table-cell>
          <table:table-cell office:value-type="float" office:value="3.92">
            <text:p>3.92</text:p>
          </table:table-cell>
          <table:table-cell office:value-type="float" office:value="4.73">
            <text:p>4.73</text:p>
          </table:table-cell>
          <table:table-cell office:value-type="float" office:value="4.65">
            <text:p>4.65</text:p>
          </table:table-cell>
          <table:table-cell office:value-type="float" office:value="4.28">
            <text:p>4.28</text:p>
          </table:table-cell>
          <table:table-cell table:number-columns-repeated="3"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8">
            <text:p>0.80</text:p>
          </table:table-cell>
          <table:table-cell office:value-type="float" office:value="0.99">
            <text:p>0.99</text:p>
          </table:table-cell>
          <table:table-cell office:value-type="float" office:value="1.2">
            <text:p>1.20</text:p>
          </table:table-cell>
          <table:table-cell table:number-columns-repeated="2" office:value-type="float" office:value="1.22">
            <text:p>1.22</text:p>
          </table:table-cell>
          <table:table-cell office:value-type="float" office:value="1.04">
            <text:p>1.04</text:p>
          </table:table-cell>
          <table:table-cell office:value-type="float" office:value="1.31">
            <text:p>1.31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office:value-type="float" office:value="1.18">
            <text:p>1.18</text:p>
          </table:table-cell>
          <table:table-cell office:value-type="float" office:value="1.17">
            <text:p>1.17</text:p>
          </table:table-cell>
          <table:table-cell office:value-type="float" office:value="1.31">
            <text:p>1.31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37">
            <text:p>0.37</text:p>
          </table:table-cell>
          <table:table-cell office:value-type="float" office:value="0.3">
            <text:p>0.30</text:p>
          </table:table-cell>
          <table:table-cell office:value-type="float" office:value="0.62">
            <text:p>0.62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4">
            <text:p>0.40</text:p>
          </table:table-cell>
          <table:table-cell office:value-type="float" office:value="0.31">
            <text:p>0.31</text:p>
          </table:table-cell>
          <table:table-cell office:value-type="float" office:value="0.3">
            <text:p>0.30</text:p>
          </table:table-cell>
          <table:table-cell office:value-type="float" office:value="0.38">
            <text:p>0.38</text:p>
          </table:table-cell>
          <table:table-cell office:value-type="float" office:value="0.2">
            <text:p>0.20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9">
            <text:p>0.1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float" office:value="45">
            <text:p>45</text:p>
          </table:table-cell>
          <table:table-cell office:value-type="float" office:value="174">
            <text:p>174</text:p>
          </table:table-cell>
          <table:table-cell table:style-name="ce1" office:value-type="string">
            <text:p>-12.1667</text:p>
          </table:table-cell>
          <table:table-cell office:value-type="string">
            <text:p>44.2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float" office:value="47">
            <text:p>47</text:p>
          </table:table-cell>
          <table:table-cell office:value-type="float" office:value="184">
            <text:p>184</text:p>
          </table:table-cell>
          <table:table-cell office:value-type="string">
            <text:p>-21.2333</text:p>
          </table:table-cell>
          <table:table-cell office:value-type="string">
            <text:p>-159.7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float" office:value="48">
            <text:p>48</text:p>
          </table:table-cell>
          <table:table-cell office:value-type="float" office:value="188">
            <text:p>188</text:p>
          </table:table-cell>
          <table:table-cell office:value-type="float" office:value="10">
            <text:p>10</text:p>
          </table:table-cell>
          <table:table-cell office:value-type="float" office:value="-84">
            <text:p>-84</text:p>
          </table:table-cell>
          <table:table-cell office:value-type="float" office:value="3326">
            <text:p>3326</text:p>
          </table:table-cell>
          <table:table-cell office:value-type="float" office:value="4124">
            <text:p>4124</text:p>
          </table:table-cell>
          <table:table-cell office:value-type="float" office:value="4729">
            <text:p>4729</text:p>
          </table:table-cell>
          <table:table-cell office:value-type="float" office:value="8966">
            <text:p>8966</text:p>
          </table:table-cell>
          <table:table-cell office:value-type="float" office:value="13241">
            <text:p>13241</text:p>
          </table:table-cell>
          <table:table-cell office:value-type="float" office:value="11040">
            <text:p>11040</text:p>
          </table:table-cell>
          <table:table-cell office:value-type="float" office:value="12645">
            <text:p>12645</text:p>
          </table:table-cell>
          <table:table-cell office:value-type="float" office:value="9393">
            <text:p>9393</text:p>
          </table:table-cell>
          <table:table-cell office:value-type="float" office:value="3965">
            <text:p>3965</text:p>
          </table:table-cell>
          <table:table-cell office:value-type="float" office:value="785">
            <text:p>785</text:p>
          </table:table-cell>
          <table:table-cell office:value-type="float" office:value="850">
            <text:p>850</text:p>
          </table:table-cell>
          <table:table-cell office:value-type="float" office:value="346">
            <text:p>346</text:p>
          </table:table-cell>
          <table:table-cell office:value-type="float" office:value="1456">
            <text:p>1456</text:p>
          </table:table-cell>
          <table:table-cell office:value-type="float" office:value="1654">
            <text:p>1654</text:p>
          </table:table-cell>
          <table:table-cell office:value-type="float" office:value="564">
            <text:p>564</text:p>
          </table:table-cell>
          <table:table-cell office:value-type="float" office:value="5175">
            <text:p>5175</text:p>
          </table:table-cell>
          <table:table-cell office:value-type="float" office:value="21066">
            <text:p>21066</text:p>
          </table:table-cell>
          <table:table-cell office:value-type="float" office:value="8166">
            <text:p>8166</text:p>
          </table:table-cell>
          <table:table-cell office:value-type="float" office:value="11214">
            <text:p>11214</text:p>
          </table:table-cell>
          <table:table-cell office:value-type="float" office:value="11700">
            <text:p>11700</text:p>
          </table:table-cell>
          <table:table-cell office:value-type="float" office:value="14736">
            <text:p>14736</text:p>
          </table:table-cell>
          <table:table-cell office:value-type="float" office:value="4873">
            <text:p>4873</text:p>
          </table:table-cell>
          <table:table-cell office:value-type="float" office:value="3520">
            <text:p>3520</text:p>
          </table:table-cell>
          <table:table-cell office:value-type="float" office:value="3401">
            <text:p>3401</text:p>
          </table:table-cell>
          <table:table-cell office:value-type="float" office:value="3362">
            <text:p>3362</text:p>
          </table:table-cell>
          <table:table-cell office:value-type="float" office:value="1695">
            <text:p>1695</text:p>
          </table:table-cell>
          <table:table-cell office:value-type="float" office:value="1262">
            <text:p>1262</text:p>
          </table:table-cell>
          <table:table-cell office:value-type="float" office:value="3060">
            <text:p>3060</text:p>
          </table:table-cell>
          <table:table-cell office:value-type="float" office:value="733">
            <text:p>733</text:p>
          </table:table-cell>
          <table:table-cell office:value-type="float" office:value="695">
            <text:p>695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office:value-type="float" office:value="310">
            <text:p>310</text:p>
          </table:table-cell>
          <table:table-cell office:value-type="float" office:value="290">
            <text:p>290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310">
            <text:p>310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table:number-columns-repeated="2" office:value-type="float" office:value="560">
            <text:p>560</text:p>
          </table:table-cell>
          <table:table-cell office:value-type="float" office:value="823">
            <text:p>823</text:p>
          </table:table-cell>
          <table:table-cell office:value-type="float" office:value="1153">
            <text:p>1153</text:p>
          </table:table-cell>
          <table:table-cell office:value-type="float" office:value="494">
            <text:p>494</text:p>
          </table:table-cell>
          <table:table-cell office:value-type="float" office:value="560">
            <text:p>560</text:p>
          </table:table-cell>
          <table:table-cell office:value-type="float" office:value="590">
            <text:p>590</text:p>
          </table:table-cell>
          <table:table-cell office:value-type="float" office:value="607">
            <text:p>607</text:p>
          </table:table-cell>
          <table:table-cell table:number-columns-repeated="2"/>
          <table:table-cell office:value-type="float" office:value="2.4067">
            <text:p>2.4067</text:p>
          </table:table-cell>
          <table:table-cell office:value-type="float" office:value="2.8819">
            <text:p>2.8819</text:p>
          </table:table-cell>
          <table:table-cell office:value-type="float" office:value="3.191">
            <text:p>3.191</text:p>
          </table:table-cell>
          <table:table-cell office:value-type="float" office:value="5.8487">
            <text:p>5.8487</text:p>
          </table:table-cell>
          <table:table-cell office:value-type="float" office:value="8.3645">
            <text:p>8.3645</text:p>
          </table:table-cell>
          <table:table-cell office:value-type="float" office:value="6.7606">
            <text:p>6.7606</text:p>
          </table:table-cell>
          <table:table-cell office:value-type="float" office:value="7.5223">
            <text:p>7.5223</text:p>
          </table:table-cell>
          <table:table-cell office:value-type="float" office:value="5.4326">
            <text:p>5.4326</text:p>
          </table:table-cell>
          <table:table-cell office:value-type="float" office:value="2.2325">
            <text:p>2.2325</text:p>
          </table:table-cell>
          <table:table-cell office:value-type="float" office:value="0.4308">
            <text:p>0.4308</text:p>
          </table:table-cell>
          <table:table-cell office:value-type="float" office:value="0.4553">
            <text:p>0.4553</text:p>
          </table:table-cell>
          <table:table-cell office:value-type="float" office:value="0.1811">
            <text:p>0.1811</text:p>
          </table:table-cell>
          <table:table-cell office:value-type="float" office:value="0.7444">
            <text:p>0.7444</text:p>
          </table:table-cell>
          <table:table-cell office:value-type="float" office:value="0.8262">
            <text:p>0.8262</text:p>
          </table:table-cell>
          <table:table-cell office:value-type="float" office:value="0.2749">
            <text:p>0.2749</text:p>
          </table:table-cell>
          <table:table-cell office:value-type="float" office:value="2.4584">
            <text:p>2.4584</text:p>
          </table:table-cell>
          <table:table-cell office:value-type="float" office:value="9.7438">
            <text:p>9.7438</text:p>
          </table:table-cell>
          <table:table-cell office:value-type="float" office:value="3.6751">
            <text:p>3.6751</text:p>
          </table:table-cell>
          <table:table-cell office:value-type="float" office:value="4.9098">
            <text:p>4.9098</text:p>
          </table:table-cell>
          <table:table-cell office:value-type="float" office:value="4.983">
            <text:p>4.983</text:p>
          </table:table-cell>
          <table:table-cell office:value-type="float" office:value="6.1019">
            <text:p>6.1019</text:p>
          </table:table-cell>
          <table:table-cell office:value-type="float" office:value="1.9625">
            <text:p>1.9625</text:p>
          </table:table-cell>
          <table:table-cell office:value-type="float" office:value="1.3782">
            <text:p>1.3782</text:p>
          </table:table-cell>
          <table:table-cell office:value-type="float" office:value="1.2951">
            <text:p>1.2951</text:p>
          </table:table-cell>
          <table:table-cell office:value-type="float" office:value="1.2456">
            <text:p>1.2456</text:p>
          </table:table-cell>
          <table:table-cell office:value-type="float" office:value="0.6113">
            <text:p>0.6113</text:p>
          </table:table-cell>
          <table:table-cell office:value-type="float" office:value="0.4431">
            <text:p>0.4431</text:p>
          </table:table-cell>
          <table:table-cell office:value-type="float" office:value="1.0465">
            <text:p>1.0465</text:p>
          </table:table-cell>
          <table:table-cell office:value-type="float" office:value="0.2443">
            <text:p>0.2443</text:p>
          </table:table-cell>
          <table:table-cell office:value-type="float" office:value="0.2257">
            <text:p>0.2257</text:p>
          </table:table-cell>
          <table:table-cell office:value-type="float" office:value="0.1201">
            <text:p>0.1201</text:p>
          </table:table-cell>
          <table:table-cell office:value-type="float" office:value="0.1113">
            <text:p>0.1113</text:p>
          </table:table-cell>
          <table:table-cell office:value-type="float" office:value="0.0797">
            <text:p>0.0797</text:p>
          </table:table-cell>
          <table:table-cell office:value-type="float" office:value="0.0796">
            <text:p>0.0796</text:p>
          </table:table-cell>
          <table:table-cell office:value-type="float" office:value="0.0891">
            <text:p>0.0891</text:p>
          </table:table-cell>
          <table:table-cell office:value-type="float" office:value="0.0813">
            <text:p>0.0813</text:p>
          </table:table-cell>
          <table:table-cell office:value-type="float" office:value="0.0683">
            <text:p>0.0683</text:p>
          </table:table-cell>
          <table:table-cell office:value-type="float" office:value="0.072">
            <text:p>0.072</text:p>
          </table:table-cell>
          <table:table-cell office:value-type="float" office:value="0.0664">
            <text:p>0.0664</text:p>
          </table:table-cell>
          <table:table-cell office:value-type="float" office:value="0.0623">
            <text:p>0.0623</text:p>
          </table:table-cell>
          <table:table-cell office:value-type="float" office:value="0.0772">
            <text:p>0.0772</text:p>
          </table:table-cell>
          <table:table-cell office:value-type="float" office:value="0.0537">
            <text:p>0.0537</text:p>
          </table:table-cell>
          <table:table-cell office:value-type="float" office:value="0.0563">
            <text:p>0.0563</text:p>
          </table:table-cell>
          <table:table-cell office:value-type="float" office:value="0.0542">
            <text:p>0.0542</text:p>
          </table:table-cell>
          <table:table-cell office:value-type="float" office:value="0.1296">
            <text:p>0.1296</text:p>
          </table:table-cell>
          <table:table-cell office:value-type="float" office:value="0.1275">
            <text:p>0.1275</text:p>
          </table:table-cell>
          <table:table-cell office:value-type="float" office:value="0.1844">
            <text:p>0.1844</text:p>
          </table:table-cell>
          <table:table-cell office:value-type="float" office:value="0.2544">
            <text:p>0.2544</text:p>
          </table:table-cell>
          <table:table-cell office:value-type="float" office:value="0.1074">
            <text:p>0.1074</text:p>
          </table:table-cell>
          <table:table-cell office:value-type="float" office:value="0.1199">
            <text:p>0.1199</text:p>
          </table:table-cell>
          <table:table-cell office:value-type="float" office:value="0.1245">
            <text:p>0.1245</text:p>
          </table:table-cell>
          <table:table-cell office:value-type="float" office:value="0.1263">
            <text:p>0.1263</text:p>
          </table:table-cell>
          <table:table-cell table:number-columns-repeated="2"/>
          <table:table-cell office:value-type="float" office:value="22138.23">
            <text:p>22138.23</text:p>
          </table:table-cell>
          <table:table-cell office:value-type="float" office:value="27432.94">
            <text:p>27432.94</text:p>
          </table:table-cell>
          <table:table-cell office:value-type="float" office:value="31405.38">
            <text:p>31405.38</text:p>
          </table:table-cell>
          <table:table-cell office:value-type="float" office:value="59615.73">
            <text:p>59615.73</text:p>
          </table:table-cell>
          <table:table-cell office:value-type="float" office:value="88006.95">
            <text:p>88006.95</text:p>
          </table:table-cell>
          <table:table-cell office:value-type="float" office:value="73320.41">
            <text:p>73320.41</text:p>
          </table:table-cell>
          <table:table-cell office:value-type="float" office:value="83916.57">
            <text:p>83916.57</text:p>
          </table:table-cell>
          <table:table-cell office:value-type="float" office:value="62360.26">
            <text:p>62360.26</text:p>
          </table:table-cell>
          <table:table-cell office:value-type="float" office:value="26357.82">
            <text:p>26357.82</text:p>
          </table:table-cell>
          <table:table-cell office:value-type="float" office:value="5229.55">
            <text:p>5229.55</text:p>
          </table:table-cell>
          <table:table-cell office:value-type="float" office:value="5680.04">
            <text:p>5680.04</text:p>
          </table:table-cell>
          <table:table-cell office:value-type="float" office:value="2309.76">
            <text:p>2309.76</text:p>
          </table:table-cell>
          <table:table-cell office:value-type="float" office:value="9667.08">
            <text:p>9667.08</text:p>
          </table:table-cell>
          <table:table-cell office:value-type="float" office:value="11062.37">
            <text:p>11062.37</text:p>
          </table:table-cell>
          <table:table-cell office:value-type="float" office:value="3498.36">
            <text:p>3498.36</text:p>
          </table:table-cell>
          <table:table-cell office:value-type="float" office:value="32557">
            <text:p>32557.00</text:p>
          </table:table-cell>
          <table:table-cell office:value-type="float" office:value="132530.58">
            <text:p>132530.58</text:p>
          </table:table-cell>
          <table:table-cell office:value-type="float" office:value="51374">
            <text:p>51374.00</text:p>
          </table:table-cell>
          <table:table-cell office:value-type="float" office:value="70549.6">
            <text:p>70549.60</text:p>
          </table:table-cell>
          <table:table-cell office:value-type="float" office:value="76100.99">
            <text:p>76100.99</text:p>
          </table:table-cell>
          <table:table-cell office:value-type="float" office:value="97096.42">
            <text:p>97096.42</text:p>
          </table:table-cell>
          <table:table-cell office:value-type="float" office:value="32136.74">
            <text:p>32136.74</text:p>
          </table:table-cell>
          <table:table-cell office:value-type="float" office:value="24210.79">
            <text:p>24210.79</text:p>
          </table:table-cell>
          <table:table-cell office:value-type="float" office:value="23395.64">
            <text:p>23395.64</text:p>
          </table:table-cell>
          <table:table-cell office:value-type="float" office:value="23125.34">
            <text:p>23125.34</text:p>
          </table:table-cell>
          <table:table-cell office:value-type="float" office:value="11661.14">
            <text:p>11661.14</text:p>
          </table:table-cell>
          <table:table-cell office:value-type="float" office:value="8679.35">
            <text:p>8679.35</text:p>
          </table:table-cell>
          <table:table-cell office:value-type="float" office:value="21046.67">
            <text:p>21046.67</text:p>
          </table:table-cell>
          <table:table-cell office:value-type="float" office:value="4557.42">
            <text:p>4557.42</text:p>
          </table:table-cell>
          <table:table-cell office:value-type="float" office:value="4164.57">
            <text:p>4164.57</text:p>
          </table:table-cell>
          <table:table-cell office:value-type="float" office:value="2679.47">
            <text:p>2679.47</text:p>
          </table:table-cell>
          <table:table-cell office:value-type="float" office:value="2576.57">
            <text:p>2576.57</text:p>
          </table:table-cell>
          <table:table-cell office:value-type="float" office:value="1997.55">
            <text:p>1997.55</text:p>
          </table:table-cell>
          <table:table-cell office:value-type="float" office:value="1948.01">
            <text:p>1948.01</text:p>
          </table:table-cell>
          <table:table-cell office:value-type="float" office:value="2407.48">
            <text:p>2407.48</text:p>
          </table:table-cell>
          <table:table-cell office:value-type="float" office:value="2364.79">
            <text:p>2364.79</text:p>
          </table:table-cell>
          <table:table-cell office:value-type="float" office:value="2030.01">
            <text:p>2030.01</text:p>
          </table:table-cell>
          <table:table-cell office:value-type="float" office:value="2197.4">
            <text:p>2197.40</text:p>
          </table:table-cell>
          <table:table-cell office:value-type="float" office:value="2227.72">
            <text:p>2227.72</text:p>
          </table:table-cell>
          <table:table-cell office:value-type="float" office:value="2019.33">
            <text:p>2019.33</text:p>
          </table:table-cell>
          <table:table-cell office:value-type="float" office:value="2532.17">
            <text:p>2532.17</text:p>
          </table:table-cell>
          <table:table-cell office:value-type="float" office:value="1716.58">
            <text:p>1716.58</text:p>
          </table:table-cell>
          <table:table-cell office:value-type="float" office:value="1873.29">
            <text:p>1873.29</text:p>
          </table:table-cell>
          <table:table-cell office:value-type="float" office:value="1862.62">
            <text:p>1862.62</text:p>
          </table:table-cell>
          <table:table-cell table:number-columns-repeated="2" office:value-type="float" office:value="3938.72">
            <text:p>3938.72</text:p>
          </table:table-cell>
          <table:table-cell office:value-type="float" office:value="5784.5">
            <text:p>5784.50</text:p>
          </table:table-cell>
          <table:table-cell office:value-type="float" office:value="8109.99">
            <text:p>8109.99</text:p>
          </table:table-cell>
          <table:table-cell office:value-type="float" office:value="3473.62">
            <text:p>3473.62</text:p>
          </table:table-cell>
          <table:table-cell office:value-type="float" office:value="3938.72">
            <text:p>3938.72</text:p>
          </table:table-cell>
          <table:table-cell office:value-type="float" office:value="4127.45">
            <text:p>4127.45</text:p>
          </table:table-cell>
          <table:table-cell office:value-type="float" office:value="4251.03">
            <text:p>4251.03</text:p>
          </table:table-cell>
          <table:table-cell table:number-columns-repeated="58"/>
          <table:table-cell office:value-type="float" office:value="16.02">
            <text:p>16.02</text:p>
          </table:table-cell>
          <table:table-cell office:value-type="float" office:value="19.17">
            <text:p>19.17</text:p>
          </table:table-cell>
          <table:table-cell office:value-type="float" office:value="21.19">
            <text:p>21.19</text:p>
          </table:table-cell>
          <table:table-cell office:value-type="float" office:value="38.89">
            <text:p>38.89</text:p>
          </table:table-cell>
          <table:table-cell office:value-type="float" office:value="55.6">
            <text:p>55.60</text:p>
          </table:table-cell>
          <table:table-cell office:value-type="float" office:value="44.9">
            <text:p>44.90</text:p>
          </table:table-cell>
          <table:table-cell office:value-type="float" office:value="49.92">
            <text:p>49.92</text:p>
          </table:table-cell>
          <table:table-cell office:value-type="float" office:value="36.07">
            <text:p>36.07</text:p>
          </table:table-cell>
          <table:table-cell office:value-type="float" office:value="14.84">
            <text:p>14.84</text:p>
          </table:table-cell>
          <table:table-cell office:value-type="float" office:value="2.87">
            <text:p>2.87</text:p>
          </table:table-cell>
          <table:table-cell office:value-type="float" office:value="3.04">
            <text:p>3.04</text:p>
          </table:table-cell>
          <table:table-cell office:value-type="float" office:value="1.21">
            <text:p>1.21</text:p>
          </table:table-cell>
          <table:table-cell office:value-type="float" office:value="4.94">
            <text:p>4.94</text:p>
          </table:table-cell>
          <table:table-cell office:value-type="float" office:value="5.53">
            <text:p>5.53</text:p>
          </table:table-cell>
          <table:table-cell office:value-type="float" office:value="1.7">
            <text:p>1.70</text:p>
          </table:table-cell>
          <table:table-cell office:value-type="float" office:value="15.47">
            <text:p>15.47</text:p>
          </table:table-cell>
          <table:table-cell office:value-type="float" office:value="61.3">
            <text:p>61.30</text:p>
          </table:table-cell>
          <table:table-cell office:value-type="float" office:value="23.12">
            <text:p>23.12</text:p>
          </table:table-cell>
          <table:table-cell office:value-type="float" office:value="30.89">
            <text:p>30.89</text:p>
          </table:table-cell>
          <table:table-cell office:value-type="float" office:value="32.41">
            <text:p>32.41</text:p>
          </table:table-cell>
          <table:table-cell office:value-type="float" office:value="40.21">
            <text:p>40.21</text:p>
          </table:table-cell>
          <table:table-cell office:value-type="float" office:value="12.94">
            <text:p>12.94</text:p>
          </table:table-cell>
          <table:table-cell office:value-type="float" office:value="9.48">
            <text:p>9.48</text:p>
          </table:table-cell>
          <table:table-cell office:value-type="float" office:value="8.91">
            <text:p>8.91</text:p>
          </table:table-cell>
          <table:table-cell office:value-type="float" office:value="8.57">
            <text:p>8.57</text:p>
          </table:table-cell>
          <table:table-cell office:value-type="float" office:value="4.21">
            <text:p>4.21</text:p>
          </table:table-cell>
          <table:table-cell office:value-type="float" office:value="3.05">
            <text:p>3.05</text:p>
          </table:table-cell>
          <table:table-cell office:value-type="float" office:value="7.2">
            <text:p>7.20</text:p>
          </table:table-cell>
          <table:table-cell office:value-type="float" office:value="1.52">
            <text:p>1.52</text:p>
          </table:table-cell>
          <table:table-cell office:value-type="float" office:value="1.35">
            <text:p>1.35</text:p>
          </table:table-cell>
          <table:table-cell office:value-type="float" office:value="0.85">
            <text:p>0.85</text:p>
          </table:table-cell>
          <table:table-cell office:value-type="float" office:value="0.8">
            <text:p>0.80</text:p>
          </table:table-cell>
          <table:table-cell office:value-type="float" office:value="0.6">
            <text:p>0.60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  <table:table-cell office:value-type="float" office:value="0.63">
            <text:p>0.63</text:p>
          </table:table-cell>
          <table:table-cell office:value-type="float" office:value="0.42">
            <text:p>0.42</text:p>
          </table:table-cell>
          <table:table-cell office:value-type="float" office:value="0.45">
            <text:p>0.45</text:p>
          </table:table-cell>
          <table:table-cell office:value-type="float" office:value="0.44">
            <text:p>0.4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1.3">
            <text:p>1.30</text:p>
          </table:table-cell>
          <table:table-cell office:value-type="float" office:value="1.79">
            <text:p>1.79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float" office:value="98">
            <text:p>98</text:p>
          </table:table-cell>
          <table:table-cell office:value-type="float" office:value="191">
            <text:p>191</text:p>
          </table:table-cell>
          <table:table-cell office:value-type="string">
            <text:p>45.1667</text:p>
          </table:table-cell>
          <table:table-cell office:value-type="float" office:value="41774">
            <text:p>4177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21.5217570</text:p>
          </table:table-cell>
          <table:table-cell office:value-type="string">
            <text:p>-77.7811670</text:p>
          </table:table-cell>
          <table:table-cell office:value-type="float" office:value="14100">
            <text:p>14100</text:p>
          </table:table-cell>
          <table:table-cell office:value-type="float" office:value="10800">
            <text:p>10800</text:p>
          </table:table-cell>
          <table:table-cell office:value-type="float" office:value="10659">
            <text:p>10659</text:p>
          </table:table-cell>
          <table:table-cell office:value-type="float" office:value="2650">
            <text:p>2650</text:p>
          </table:table-cell>
          <table:table-cell office:value-type="float" office:value="2453">
            <text:p>2453</text:p>
          </table:table-cell>
          <table:table-cell office:value-type="float" office:value="1401">
            <text:p>1401</text:p>
          </table:table-cell>
          <table:table-cell office:value-type="float" office:value="3020">
            <text:p>3020</text:p>
          </table:table-cell>
          <table:table-cell table:number-columns-repeated="45" office:value-type="string">
            <text:p><text:s text:c="4"/></text:p>
          </table:table-cell>
          <table:table-cell table:number-columns-repeated="2"/>
          <table:table-cell office:value-type="float" office:value="1.9342">
            <text:p>1.9342</text:p>
          </table:table-cell>
          <table:table-cell office:value-type="float" office:value="1.4497">
            <text:p>1.4497</text:p>
          </table:table-cell>
          <table:table-cell office:value-type="float" office:value="1.3992">
            <text:p>1.3992</text:p>
          </table:table-cell>
          <table:table-cell office:value-type="float" office:value="0.3403">
            <text:p>0.3403</text:p>
          </table:table-cell>
          <table:table-cell office:value-type="float" office:value="0.3085">
            <text:p>0.3085</text:p>
          </table:table-cell>
          <table:table-cell office:value-type="float" office:value="0.1727">
            <text:p>0.1727</text:p>
          </table:table-cell>
          <table:table-cell office:value-type="float" office:value="0.3654">
            <text:p>0.3654</text:p>
          </table:table-cell>
          <table:table-cell table:number-columns-repeated="47"/>
          <table:table-cell office:value-type="float" office:value="46938.78">
            <text:p>46938.78</text:p>
          </table:table-cell>
          <table:table-cell office:value-type="float" office:value="35953.11">
            <text:p>35953.11</text:p>
          </table:table-cell>
          <table:table-cell office:value-type="float" office:value="35483.72">
            <text:p>35483.72</text:p>
          </table:table-cell>
          <table:table-cell office:value-type="float" office:value="8819.63">
            <text:p>8819.63</text:p>
          </table:table-cell>
          <table:table-cell office:value-type="float" office:value="8168.22">
            <text:p>8168.22</text:p>
          </table:table-cell>
          <table:table-cell office:value-type="float" office:value="4663.92">
            <text:p>4663.92</text:p>
          </table:table-cell>
          <table:table-cell office:value-type="float" office:value="10055.75">
            <text:p>10055.75</text:p>
          </table:table-cell>
          <table:table-cell table:number-columns-repeated="48"/>
          <table:table-cell office:value-type="string">
            <text:p>3575.88</text:p>
          </table:table-cell>
          <table:table-cell office:value-type="string">
            <text:p>2738.97</text:p>
          </table:table-cell>
          <table:table-cell office:value-type="string">
            <text:p>2703.21</text:p>
          </table:table-cell>
          <table:table-cell office:value-type="string">
            <text:p>671.89</text:p>
          </table:table-cell>
          <table:table-cell office:value-type="string">
            <text:p>622.27</text:p>
          </table:table-cell>
          <table:table-cell office:value-type="string">
            <text:p>355.31</text:p>
          </table:table-cell>
          <table:table-cell office:value-type="string">
            <text:p>766.07</text:p>
          </table:table-cell>
          <table:table-cell table:number-columns-repeated="48"/>
          <table:table-cell office:value-type="float" office:value="6.44">
            <text:p>6.44</text:p>
          </table:table-cell>
          <table:table-cell office:value-type="float" office:value="4.83">
            <text:p>4.83</text:p>
          </table:table-cell>
          <table:table-cell office:value-type="float" office:value="4.66">
            <text:p>4.66</text:p>
          </table:table-cell>
          <table:table-cell office:value-type="float" office:value="1.13">
            <text:p>1.13</text:p>
          </table:table-cell>
          <table:table-cell office:value-type="float" office:value="1.03">
            <text:p>1.03</text:p>
          </table:table-cell>
          <table:table-cell office:value-type="float" office:value="0.58">
            <text:p>0.58</text:p>
          </table:table-cell>
          <table:table-cell office:value-type="float" office:value="1.22">
            <text:p>1.22</text:p>
          </table:table-cell>
          <table:table-cell table:number-columns-repeated="45" office:value-type="string">
            <text:p><text:s text:c="4"/></text:p>
          </table:table-cell>
          <table:table-cell table:number-columns-repeated="3"/>
          <table:table-cell office:value-type="float" office:value="0.49">
            <text:p>0.49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table:number-columns-repeated="45" office:value-type="string">
            <text:p><text:s text:c="4"/>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22">
            <text:p>422</text:p>
          </table:table-cell>
          <table:table-cell office:value-type="float" office:value="457">
            <text:p>457</text:p>
          </table:table-cell>
          <table:table-cell office:value-type="float" office:value="477">
            <text:p>477</text:p>
          </table:table-cell>
          <table:table-cell office:value-type="float" office:value="142">
            <text:p>142</text:p>
          </table:table-cell>
          <table:table-cell office:value-type="float" office:value="426">
            <text:p>426</text:p>
          </table:table-cell>
          <table:table-cell office:value-type="float" office:value="336">
            <text:p>336</text:p>
          </table:table-cell>
          <table:table-cell office:value-type="float" office:value="549">
            <text:p>549</text:p>
          </table:table-cell>
          <table:table-cell office:value-type="float" office:value="396">
            <text:p>396</text:p>
          </table:table-cell>
          <table:table-cell office:value-type="float" office:value="711">
            <text:p>711</text:p>
          </table:table-cell>
          <table:table-cell office:value-type="float" office:value="203">
            <text:p>203</text:p>
          </table:table-cell>
          <table:table-cell office:value-type="float" office:value="254">
            <text:p>254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<text:s text:c="4"/>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0" office:value-type="string">
            <text:p><text:s text:c="4"/></text:p>
          </table:table-cell>
          <table:table-cell table:number-columns-repeated="2"/>
          <table:table-cell office:value-type="float" office:value="0.7326">
            <text:p>0.7326</text:p>
          </table:table-cell>
          <table:table-cell office:value-type="float" office:value="0.7907">
            <text:p>0.7907</text:p>
          </table:table-cell>
          <table:table-cell office:value-type="float" office:value="0.8253">
            <text:p>0.8253</text:p>
          </table:table-cell>
          <table:table-cell office:value-type="float" office:value="0.2453">
            <text:p>0.2453</text:p>
          </table:table-cell>
          <table:table-cell office:value-type="float" office:value="0.7332">
            <text:p>0.7332</text:p>
          </table:table-cell>
          <table:table-cell office:value-type="float" office:value="0.5744">
            <text:p>0.5744</text:p>
          </table:table-cell>
          <table:table-cell office:value-type="float" office:value="0.9289">
            <text:p>0.9289</text:p>
          </table:table-cell>
          <table:table-cell office:value-type="float" office:value="0.6622">
            <text:p>0.6622</text:p>
          </table:table-cell>
          <table:table-cell office:value-type="float" office:value="1.1733">
            <text:p>1.1733</text:p>
          </table:table-cell>
          <table:table-cell office:value-type="float" office:value="0.3306">
            <text:p>0.3306</text:p>
          </table:table-cell>
          <table:table-cell office:value-type="float" office:value="0.409">
            <text:p>0.409</text:p>
          </table:table-cell>
          <table:table-cell office:value-type="float" office:value="0.1624">
            <text:p>0.1624</text:p>
          </table:table-cell>
          <table:table-cell office:value-type="float" office:value="0.0157">
            <text:p>0.0157</text:p>
          </table:table-cell>
          <table:table-cell table:number-columns-repeated="2"/>
          <table:table-cell office:value-type="float" office:value="0.0304">
            <text:p>0.0304</text:p>
          </table:table-cell>
          <table:table-cell office:value-type="float" office:value="0.03">
            <text:p>0.03</text:p>
          </table:table-cell>
          <table:table-cell office:value-type="float" office:value="0.0446">
            <text:p>0.0446</text:p>
          </table:table-cell>
          <table:table-cell office:value-type="float" office:value="0.0368">
            <text:p>0.0368</text:p>
          </table:table-cell>
          <table:table-cell office:value-type="float" office:value="0.0219">
            <text:p>0.0219</text:p>
          </table:table-cell>
          <table:table-cell office:value-type="float" office:value="0.0145">
            <text:p>0.0145</text:p>
          </table:table-cell>
          <table:table-cell office:value-type="float" office:value="0.0072">
            <text:p>0.0072</text:p>
          </table:table-cell>
          <table:table-cell table:number-columns-repeated="32"/>
          <table:table-cell office:value-type="float" office:value="206.89">
            <text:p>206.89</text:p>
          </table:table-cell>
          <table:table-cell office:value-type="float" office:value="224.42">
            <text:p>224.42</text:p>
          </table:table-cell>
          <table:table-cell office:value-type="float" office:value="234.58">
            <text:p>234.58</text:p>
          </table:table-cell>
          <table:table-cell office:value-type="float" office:value="69.51">
            <text:p>69.51</text:p>
          </table:table-cell>
          <table:table-cell office:value-type="float" office:value="209.5">
            <text:p>209.50</text:p>
          </table:table-cell>
          <table:table-cell office:value-type="float" office:value="165.24">
            <text:p>165.24</text:p>
          </table:table-cell>
          <table:table-cell office:value-type="float" office:value="269.99">
            <text:p>269.99</text:p>
          </table:table-cell>
          <table:table-cell office:value-type="float" office:value="194.75">
            <text:p>194.75</text:p>
          </table:table-cell>
          <table:table-cell office:value-type="float" office:value="349.66">
            <text:p>349.66</text:p>
          </table:table-cell>
          <table:table-cell office:value-type="float" office:value="100.16">
            <text:p>100.16</text:p>
          </table:table-cell>
          <table:table-cell office:value-type="float" office:value="125.24">
            <text:p>125.24</text:p>
          </table:table-cell>
          <table:table-cell office:value-type="float" office:value="50.16">
            <text:p>50.16</text:p>
          </table:table-cell>
          <table:table-cell office:value-type="float" office:value="4.59">
            <text:p>4.59</text:p>
          </table:table-cell>
          <table:table-cell table:number-columns-repeated="2"/>
          <table:table-cell table:number-columns-repeated="2" office:value-type="float" office:value="10.16">
            <text:p>10.16</text:p>
          </table:table-cell>
          <table:table-cell office:value-type="float" office:value="14.75">
            <text:p>14.75</text:p>
          </table:table-cell>
          <table:table-cell office:value-type="float" office:value="11.97">
            <text:p>11.97</text:p>
          </table:table-cell>
          <table:table-cell office:value-type="float" office:value="7.38">
            <text:p>7.38</text:p>
          </table:table-cell>
          <table:table-cell office:value-type="float" office:value="4.59">
            <text:p>4.59</text:p>
          </table:table-cell>
          <table:table-cell office:value-type="float" office:value="2.78">
            <text:p>2.78</text:p>
          </table:table-cell>
          <table:table-cell table:number-columns-repeated="33"/>
          <table:table-cell office:value-type="string">
            <text:p>720.61</text:p>
          </table:table-cell>
          <table:table-cell office:value-type="string">
            <text:p>781.70</text:p>
          </table:table-cell>
          <table:table-cell office:value-type="string">
            <text:p>817.09</text:p>
          </table:table-cell>
          <table:table-cell office:value-type="string">
            <text:p>242.11</text:p>
          </table:table-cell>
          <table:table-cell office:value-type="string">
            <text:p>729.72</text:p>
          </table:table-cell>
          <table:table-cell office:value-type="string">
            <text:p>575.56</text:p>
          </table:table-cell>
          <table:table-cell office:value-type="string">
            <text:p>940.42</text:p>
          </table:table-cell>
          <table:table-cell office:value-type="string">
            <text:p>678.34</text:p>
          </table:table-cell>
          <table:table-cell office:value-type="string">
            <text:p>1217.92</text:p>
          </table:table-cell>
          <table:table-cell office:value-type="string">
            <text:p>348.86</text:p>
          </table:table-cell>
          <table:table-cell office:value-type="string">
            <text:p>436.23</text:p>
          </table:table-cell>
          <table:table-cell office:value-type="string">
            <text:p>174.72</text:p>
          </table:table-cell>
          <table:table-cell office:value-type="string">
            <text:p>16.00</text:p>
          </table:table-cell>
          <table:table-cell table:number-columns-repeated="2"/>
          <table:table-cell table:number-columns-repeated="2" office:value-type="string">
            <text:p>35.39</text:p>
          </table:table-cell>
          <table:table-cell office:value-type="string">
            <text:p>51.39</text:p>
          </table:table-cell>
          <table:table-cell office:value-type="string">
            <text:p>41.69</text:p>
          </table:table-cell>
          <table:table-cell office:value-type="string">
            <text:p>25.69</text:p>
          </table:table-cell>
          <table:table-cell office:value-type="string">
            <text:p>16.00</text:p>
          </table:table-cell>
          <table:table-cell office:value-type="string">
            <text:p>9.70</text:p>
          </table:table-cell>
          <table:table-cell table:number-columns-repeated="33"/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0.28">
            <text:p>0.28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58">
            <text:p>0.58</text:p>
          </table:table-cell>
          <table:table-cell office:value-type="float" office:value="0.16">
            <text:p>0.16</text:p>
          </table:table-cell>
          <table:table-cell office:value-type="float" office:value="0.2">
            <text:p>0.2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" office:value-type="string">
            <text:p><text:s text:c="4"/></text:p>
          </table:table-cell>
          <table:table-cell table:number-columns-repeated="4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.00</text:p>
          </table:table-cell>
          <table:table-cell table:number-columns-repeated="30" office:value-type="string">
            <text:p><text:s text:c="4"/>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1.35">
            <text:p>1.35</text:p>
          </table:table-cell>
          <table:table-cell office:value-type="float" office:value="1.41">
            <text:p>1.41</text:p>
          </table:table-cell>
          <table:table-cell office:value-type="float" office:value="0.42">
            <text:p>0.42</text:p>
          </table:table-cell>
          <table:table-cell office:value-type="float" office:value="1.26">
            <text:p>1.26</text:p>
          </table:table-cell>
          <table:table-cell office:value-type="float" office:value="0.98">
            <text:p>0.98</text:p>
          </table:table-cell>
          <table:table-cell office:value-type="float" office:value="1.59">
            <text:p>1.59</text:p>
          </table:table-cell>
          <table:table-cell office:value-type="float" office:value="1.13">
            <text:p>1.13</text:p>
          </table:table-cell>
          <table:table-cell office:value-type="float" office:value="2.01">
            <text:p>2.01</text:p>
          </table:table-cell>
          <table:table-cell office:value-type="float" office:value="0.57">
            <text:p>0.57</text:p>
          </table:table-cell>
          <table:table-cell office:value-type="float" office:value="0.7">
            <text:p>0.70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 text:c="4"/>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30" office:value-type="string">
            <text:p><text:s text:c="4"/>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float" office:value="167">
            <text:p>167</text:p>
          </table:table-cell>
          <table:table-cell office:value-type="float" office:value="203">
            <text:p>203</text:p>
          </table:table-cell>
          <table:table-cell office:value-type="string">
            <text:p>49.75</text:p>
          </table:table-cell>
          <table:table-cell office:value-type="float" office:value="41774">
            <text:p>4177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zechoslovakia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13.802053</text:p>
          </table:table-cell>
          <table:table-cell office:value-type="string">
            <text:p>37.32421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Côte d Ivoire</text:p>
          </table:table-cell>
          <table:table-cell office:value-type="float" office:value="107">
            <text:p>107</text:p>
          </table:table-cell>
          <table:table-cell office:value-type="float" office:value="384">
            <text:p>384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5512">
            <text:p>5512</text:p>
          </table:table-cell>
          <table:table-cell office:value-type="float" office:value="8148">
            <text:p>8148</text:p>
          </table:table-cell>
          <table:table-cell office:value-type="float" office:value="12042">
            <text:p>12042</text:p>
          </table:table-cell>
          <table:table-cell office:value-type="float" office:value="8940">
            <text:p>8940</text:p>
          </table:table-cell>
          <table:table-cell office:value-type="float" office:value="10313">
            <text:p>10313</text:p>
          </table:table-cell>
          <table:table-cell office:value-type="float" office:value="13251">
            <text:p>13251</text:p>
          </table:table-cell>
          <table:table-cell office:value-type="float" office:value="24136">
            <text:p>24136</text:p>
          </table:table-cell>
          <table:table-cell office:value-type="float" office:value="34218">
            <text:p>34218</text:p>
          </table:table-cell>
          <table:table-cell office:value-type="float" office:value="42985">
            <text:p>42985</text:p>
          </table:table-cell>
          <table:table-cell office:value-type="float" office:value="31903">
            <text:p>31903</text:p>
          </table:table-cell>
          <table:table-cell office:value-type="float" office:value="29253">
            <text:p>29253</text:p>
          </table:table-cell>
          <table:table-cell office:value-type="float" office:value="46946">
            <text:p>46946</text:p>
          </table:table-cell>
          <table:table-cell office:value-type="float" office:value="52066">
            <text:p>52066</text:p>
          </table:table-cell>
          <table:table-cell office:value-type="float" office:value="57109">
            <text:p>57109</text:p>
          </table:table-cell>
          <table:table-cell office:value-type="float" office:value="59441">
            <text:p>59441</text:p>
          </table:table-cell>
          <table:table-cell office:value-type="float" office:value="63641">
            <text:p>63641</text:p>
          </table:table-cell>
          <table:table-cell office:value-type="float" office:value="73443">
            <text:p>73443</text:p>
          </table:table-cell>
          <table:table-cell office:value-type="float" office:value="99678">
            <text:p>99678</text:p>
          </table:table-cell>
          <table:table-cell office:value-type="float" office:value="111994">
            <text:p>111994</text:p>
          </table:table-cell>
          <table:table-cell office:value-type="float" office:value="138859">
            <text:p>138859</text:p>
          </table:table-cell>
          <table:table-cell office:value-type="float" office:value="131852">
            <text:p>131852</text:p>
          </table:table-cell>
          <table:table-cell office:value-type="float" office:value="132279">
            <text:p>132279</text:p>
          </table:table-cell>
          <table:table-cell office:value-type="float" office:value="152789">
            <text:p>152789</text:p>
          </table:table-cell>
          <table:table-cell office:value-type="float" office:value="137779">
            <text:p>137779</text:p>
          </table:table-cell>
          <table:table-cell office:value-type="float" office:value="204961">
            <text:p>204961</text:p>
          </table:table-cell>
          <table:table-cell office:value-type="float" office:value="182769">
            <text:p>182769</text:p>
          </table:table-cell>
          <table:table-cell office:value-type="float" office:value="207859">
            <text:p>207859</text:p>
          </table:table-cell>
          <table:table-cell office:value-type="float" office:value="249393">
            <text:p>249393</text:p>
          </table:table-cell>
          <table:table-cell office:value-type="float" office:value="282963">
            <text:p>282963</text:p>
          </table:table-cell>
          <table:table-cell office:value-type="float" office:value="235645">
            <text:p>235645</text:p>
          </table:table-cell>
          <table:table-cell office:value-type="float" office:value="251180">
            <text:p>251180</text:p>
          </table:table-cell>
          <table:table-cell office:value-type="float" office:value="187091">
            <text:p>187091</text:p>
          </table:table-cell>
          <table:table-cell office:value-type="float" office:value="229278">
            <text:p>229278</text:p>
          </table:table-cell>
          <table:table-cell office:value-type="float" office:value="248975">
            <text:p>248975</text:p>
          </table:table-cell>
          <table:table-cell office:value-type="float" office:value="206757">
            <text:p>206757</text:p>
          </table:table-cell>
          <table:table-cell office:value-type="float" office:value="209017">
            <text:p>209017</text:p>
          </table:table-cell>
          <table:table-cell office:value-type="float" office:value="256835">
            <text:p>256835</text:p>
          </table:table-cell>
          <table:table-cell office:value-type="float" office:value="326160">
            <text:p>326160</text:p>
          </table:table-cell>
          <table:table-cell office:value-type="float" office:value="356224">
            <text:p>356224</text:p>
          </table:table-cell>
          <table:table-cell office:value-type="float" office:value="397150">
            <text:p>397150</text:p>
          </table:table-cell>
          <table:table-cell office:value-type="float" office:value="284518">
            <text:p>284518</text:p>
          </table:table-cell>
          <table:table-cell office:value-type="float" office:value="387010">
            <text:p>387010</text:p>
          </table:table-cell>
          <table:table-cell office:value-type="float" office:value="391979">
            <text:p>391979</text:p>
          </table:table-cell>
          <table:table-cell office:value-type="float" office:value="178839">
            <text:p>178839</text:p>
          </table:table-cell>
          <table:table-cell office:value-type="float" office:value="319640">
            <text:p>319640</text:p>
          </table:table-cell>
          <table:table-cell office:value-type="float" office:value="266475">
            <text:p>266475</text:p>
          </table:table-cell>
          <table:table-cell office:value-type="float" office:value="253447">
            <text:p>253447</text:p>
          </table:table-cell>
          <table:table-cell office:value-type="float" office:value="118079">
            <text:p>118079</text:p>
          </table:table-cell>
          <table:table-cell office:value-type="float" office:value="123000">
            <text:p>123000</text:p>
          </table:table-cell>
          <table:table-cell office:value-type="float" office:value="173230">
            <text:p>173230</text:p>
          </table:table-cell>
          <table:table-cell office:value-type="float" office:value="246503">
            <text:p>246503</text:p>
          </table:table-cell>
          <table:table-cell office:value-type="float" office:value="252016">
            <text:p>252016</text:p>
          </table:table-cell>
          <table:table-cell table:number-columns-repeated="2"/>
          <table:table-cell office:value-type="float" office:value="1.5303">
            <text:p>1.5303</text:p>
          </table:table-cell>
          <table:table-cell office:value-type="float" office:value="2.178">
            <text:p>2.178</text:p>
          </table:table-cell>
          <table:table-cell office:value-type="float" office:value="3.0956">
            <text:p>3.0956</text:p>
          </table:table-cell>
          <table:table-cell office:value-type="float" office:value="2.2074">
            <text:p>2.2074</text:p>
          </table:table-cell>
          <table:table-cell office:value-type="float" office:value="2.4438">
            <text:p>2.4438</text:p>
          </table:table-cell>
          <table:table-cell office:value-type="float" office:value="3.0116">
            <text:p>3.0116</text:p>
          </table:table-cell>
          <table:table-cell office:value-type="float" office:value="5.2572">
            <text:p>5.2572</text:p>
          </table:table-cell>
          <table:table-cell office:value-type="float" office:value="7.1377">
            <text:p>7.1377</text:p>
          </table:table-cell>
          <table:table-cell office:value-type="float" office:value="8.5781">
            <text:p>8.5781</text:p>
          </table:table-cell>
          <table:table-cell office:value-type="float" office:value="6.086">
            <text:p>6.086</text:p>
          </table:table-cell>
          <table:table-cell office:value-type="float" office:value="5.3304">
            <text:p>5.3304</text:p>
          </table:table-cell>
          <table:table-cell office:value-type="float" office:value="8.1674">
            <text:p>8.1674</text:p>
          </table:table-cell>
          <table:table-cell office:value-type="float" office:value="8.6474">
            <text:p>8.6474</text:p>
          </table:table-cell>
          <table:table-cell office:value-type="float" office:value="9.0534">
            <text:p>9.0534</text:p>
          </table:table-cell>
          <table:table-cell office:value-type="float" office:value="8.998">
            <text:p>8.998</text:p>
          </table:table-cell>
          <table:table-cell office:value-type="float" office:value="9.202">
            <text:p>9.202</text:p>
          </table:table-cell>
          <table:table-cell office:value-type="float" office:value="10.1483">
            <text:p>10.1483</text:p>
          </table:table-cell>
          <table:table-cell office:value-type="float" office:value="13.1692">
            <text:p>13.1692</text:p>
          </table:table-cell>
          <table:table-cell office:value-type="float" office:value="14.155">
            <text:p>14.155</text:p>
          </table:table-cell>
          <table:table-cell office:value-type="float" office:value="16.7988">
            <text:p>16.7988</text:p>
          </table:table-cell>
          <table:table-cell office:value-type="float" office:value="15.2783">
            <text:p>15.2783</text:p>
          </table:table-cell>
          <table:table-cell office:value-type="float" office:value="14.6895">
            <text:p>14.6895</text:p>
          </table:table-cell>
          <table:table-cell office:value-type="float" office:value="16.2784">
            <text:p>16.2784</text:p>
          </table:table-cell>
          <table:table-cell office:value-type="float" office:value="14.0994">
            <text:p>14.0994</text:p>
          </table:table-cell>
          <table:table-cell office:value-type="float" office:value="20.1773">
            <text:p>20.1773</text:p>
          </table:table-cell>
          <table:table-cell office:value-type="float" office:value="17.3339">
            <text:p>17.3339</text:p>
          </table:table-cell>
          <table:table-cell office:value-type="float" office:value="19.019">
            <text:p>19.019</text:p>
          </table:table-cell>
          <table:table-cell office:value-type="float" office:value="22.039">
            <text:p>22.039</text:p>
          </table:table-cell>
          <table:table-cell office:value-type="float" office:value="24.1622">
            <text:p>24.1622</text:p>
          </table:table-cell>
          <table:table-cell office:value-type="float" office:value="19.4491">
            <text:p>19.4491</text:p>
          </table:table-cell>
          <table:table-cell office:value-type="float" office:value="20.0463">
            <text:p>20.0463</text:p>
          </table:table-cell>
          <table:table-cell office:value-type="float" office:value="14.4461">
            <text:p>14.4461</text:p>
          </table:table-cell>
          <table:table-cell office:value-type="float" office:value="17.1423">
            <text:p>17.1423</text:p>
          </table:table-cell>
          <table:table-cell office:value-type="float" office:value="18.043">
            <text:p>18.043</text:p>
          </table:table-cell>
          <table:table-cell office:value-type="float" office:value="14.5429">
            <text:p>14.5429</text:p>
          </table:table-cell>
          <table:table-cell office:value-type="float" office:value="14.2849">
            <text:p>14.2849</text:p>
          </table:table-cell>
          <table:table-cell office:value-type="float" office:value="17.0745">
            <text:p>17.0745</text:p>
          </table:table-cell>
          <table:table-cell office:value-type="float" office:value="21.1298">
            <text:p>21.1298</text:p>
          </table:table-cell>
          <table:table-cell office:value-type="float" office:value="22.543">
            <text:p>22.543</text:p>
          </table:table-cell>
          <table:table-cell office:value-type="float" office:value="24.6203">
            <text:p>24.6203</text:p>
          </table:table-cell>
          <table:table-cell office:value-type="float" office:value="17.3275">
            <text:p>17.3275</text:p>
          </table:table-cell>
          <table:table-cell office:value-type="float" office:value="23.209">
            <text:p>23.209</text:p>
          </table:table-cell>
          <table:table-cell office:value-type="float" office:value="23.1803">
            <text:p>23.1803</text:p>
          </table:table-cell>
          <table:table-cell office:value-type="float" office:value="10.4316">
            <text:p>10.4316</text:p>
          </table:table-cell>
          <table:table-cell office:value-type="float" office:value="18.3765">
            <text:p>18.3765</text:p>
          </table:table-cell>
          <table:table-cell office:value-type="float" office:value="15.0875">
            <text:p>15.0875</text:p>
          </table:table-cell>
          <table:table-cell office:value-type="float" office:value="14.1204">
            <text:p>14.1204</text:p>
          </table:table-cell>
          <table:table-cell office:value-type="float" office:value="6.4665">
            <text:p>6.4665</text:p>
          </table:table-cell>
          <table:table-cell office:value-type="float" office:value="6.6125">
            <text:p>6.6125</text:p>
          </table:table-cell>
          <table:table-cell office:value-type="float" office:value="9.1284">
            <text:p>9.1284</text:p>
          </table:table-cell>
          <table:table-cell office:value-type="float" office:value="12.7129">
            <text:p>12.7129</text:p>
          </table:table-cell>
          <table:table-cell office:value-type="float" office:value="12.7024">
            <text:p>12.7024</text:p>
          </table:table-cell>
          <table:table-cell table:number-columns-repeated="2"/>
          <table:table-cell office:value-type="float" office:value="19836.39">
            <text:p>19836.39</text:p>
          </table:table-cell>
          <table:table-cell office:value-type="float" office:value="29425.11">
            <text:p>29425.11</text:p>
          </table:table-cell>
          <table:table-cell office:value-type="float" office:value="43564.01">
            <text:p>43564.01</text:p>
          </table:table-cell>
          <table:table-cell office:value-type="float" office:value="33515.4">
            <text:p>33515.40</text:p>
          </table:table-cell>
          <table:table-cell office:value-type="float" office:value="41225.94">
            <text:p>41225.94</text:p>
          </table:table-cell>
          <table:table-cell office:value-type="float" office:value="56895.73">
            <text:p>56895.73</text:p>
          </table:table-cell>
          <table:table-cell office:value-type="float" office:value="103515.9">
            <text:p>103515.90</text:p>
          </table:table-cell>
          <table:table-cell office:value-type="float" office:value="145108.44">
            <text:p>145108.44</text:p>
          </table:table-cell>
          <table:table-cell office:value-type="float" office:value="185784.45">
            <text:p>185784.45</text:p>
          </table:table-cell>
          <table:table-cell office:value-type="float" office:value="137766.58">
            <text:p>137766.58</text:p>
          </table:table-cell>
          <table:table-cell office:value-type="float" office:value="126063.86">
            <text:p>126063.86</text:p>
          </table:table-cell>
          <table:table-cell office:value-type="float" office:value="210201.96">
            <text:p>210201.96</text:p>
          </table:table-cell>
          <table:table-cell office:value-type="float" office:value="229031.18">
            <text:p>229031.18</text:p>
          </table:table-cell>
          <table:table-cell office:value-type="float" office:value="249046.93">
            <text:p>249046.93</text:p>
          </table:table-cell>
          <table:table-cell office:value-type="float" office:value="258067.83">
            <text:p>258067.83</text:p>
          </table:table-cell>
          <table:table-cell office:value-type="float" office:value="281016.85">
            <text:p>281016.85</text:p>
          </table:table-cell>
          <table:table-cell office:value-type="float" office:value="327671.72">
            <text:p>327671.72</text:p>
          </table:table-cell>
          <table:table-cell office:value-type="float" office:value="442411.15">
            <text:p>442411.15</text:p>
          </table:table-cell>
          <table:table-cell office:value-type="float" office:value="498489.14">
            <text:p>498489.14</text:p>
          </table:table-cell>
          <table:table-cell office:value-type="float" office:value="626362.6">
            <text:p>626362.60</text:p>
          </table:table-cell>
          <table:table-cell office:value-type="float" office:value="592105.22">
            <text:p>592105.22</text:p>
          </table:table-cell>
          <table:table-cell office:value-type="float" office:value="598499.53">
            <text:p>598499.53</text:p>
          </table:table-cell>
          <table:table-cell office:value-type="float" office:value="695396.54">
            <text:p>695396.54</text:p>
          </table:table-cell>
          <table:table-cell office:value-type="float" office:value="620363.27">
            <text:p>620363.27</text:p>
          </table:table-cell>
          <table:table-cell office:value-type="float" office:value="934499.59">
            <text:p>934499.59</text:p>
          </table:table-cell>
          <table:table-cell office:value-type="float" office:value="859976.4">
            <text:p>859976.40</text:p>
          </table:table-cell>
          <table:table-cell office:value-type="float" office:value="973429.34">
            <text:p>973429.34</text:p>
          </table:table-cell>
          <table:table-cell office:value-type="float" office:value="1184194.58">
            <text:p>1184194.58</text:p>
          </table:table-cell>
          <table:table-cell office:value-type="float" office:value="1337490.21">
            <text:p>1337490.21</text:p>
          </table:table-cell>
          <table:table-cell office:value-type="float" office:value="1118581.8">
            <text:p>1118581.80</text:p>
          </table:table-cell>
          <table:table-cell office:value-type="float" office:value="1200976.19">
            <text:p>1200976.19</text:p>
          </table:table-cell>
          <table:table-cell office:value-type="float" office:value="899434.24">
            <text:p>899434.24</text:p>
          </table:table-cell>
          <table:table-cell office:value-type="float" office:value="1096154.87">
            <text:p>1096154.87</text:p>
          </table:table-cell>
          <table:table-cell office:value-type="float" office:value="1197113.56">
            <text:p>1197113.56</text:p>
          </table:table-cell>
          <table:table-cell office:value-type="float" office:value="969656.28">
            <text:p>969656.28</text:p>
          </table:table-cell>
          <table:table-cell office:value-type="float" office:value="999890.63">
            <text:p>999890.63</text:p>
          </table:table-cell>
          <table:table-cell office:value-type="float" office:value="1195703.67">
            <text:p>1195703.67</text:p>
          </table:table-cell>
          <table:table-cell office:value-type="float" office:value="1533892.42">
            <text:p>1533892.42</text:p>
          </table:table-cell>
          <table:table-cell office:value-type="float" office:value="1709885.15">
            <text:p>1709885.15</text:p>
          </table:table-cell>
          <table:table-cell office:value-type="float" office:value="1854830.42">
            <text:p>1854830.42</text:p>
          </table:table-cell>
          <table:table-cell office:value-type="float" office:value="1295567">
            <text:p>1295567.00</text:p>
          </table:table-cell>
          <table:table-cell office:value-type="float" office:value="1720710.08">
            <text:p>1720710.08</text:p>
          </table:table-cell>
          <table:table-cell office:value-type="float" office:value="1809006.66">
            <text:p>1809006.66</text:p>
          </table:table-cell>
          <table:table-cell office:value-type="float" office:value="828184.08">
            <text:p>828184.08</text:p>
          </table:table-cell>
          <table:table-cell office:value-type="float" office:value="1466830.4">
            <text:p>1466830.40</text:p>
          </table:table-cell>
          <table:table-cell office:value-type="float" office:value="1226471.31">
            <text:p>1226471.31</text:p>
          </table:table-cell>
          <table:table-cell office:value-type="float" office:value="808369.16">
            <text:p>808369.16</text:p>
          </table:table-cell>
          <table:table-cell office:value-type="float" office:value="548137.52">
            <text:p>548137.52</text:p>
          </table:table-cell>
          <table:table-cell office:value-type="float" office:value="560345.7">
            <text:p>560345.70</text:p>
          </table:table-cell>
          <table:table-cell office:value-type="float" office:value="846575.63">
            <text:p>846575.63</text:p>
          </table:table-cell>
          <table:table-cell office:value-type="float" office:value="898159.71">
            <text:p>898159.71</text:p>
          </table:table-cell>
          <table:table-cell office:value-type="float" office:value="1174003.28">
            <text:p>1174003.28</text:p>
          </table:table-cell>
          <table:table-cell table:number-columns-repeated="58"/>
          <table:table-cell office:value-type="float" office:value="5.51">
            <text:p>5.51</text:p>
          </table:table-cell>
          <table:table-cell office:value-type="float" office:value="7.87">
            <text:p>7.87</text:p>
          </table:table-cell>
          <table:table-cell office:value-type="float" office:value="11.2">
            <text:p>11.20</text:p>
          </table:table-cell>
          <table:table-cell office:value-type="float" office:value="8.28">
            <text:p>8.28</text:p>
          </table:table-cell>
          <table:table-cell office:value-type="float" office:value="9.77">
            <text:p>9.77</text:p>
          </table:table-cell>
          <table:table-cell office:value-type="float" office:value="12.93">
            <text:p>12.93</text:p>
          </table:table-cell>
          <table:table-cell office:value-type="float" office:value="22.55">
            <text:p>22.55</text:p>
          </table:table-cell>
          <table:table-cell office:value-type="float" office:value="30.27">
            <text:p>30.27</text:p>
          </table:table-cell>
          <table:table-cell office:value-type="float" office:value="37.08">
            <text:p>37.08</text:p>
          </table:table-cell>
          <table:table-cell office:value-type="float" office:value="26.28">
            <text:p>26.28</text:p>
          </table:table-cell>
          <table:table-cell office:value-type="float" office:value="22.97">
            <text:p>22.97</text:p>
          </table:table-cell>
          <table:table-cell office:value-type="float" office:value="36.57">
            <text:p>36.57</text:p>
          </table:table-cell>
          <table:table-cell office:value-type="float" office:value="38.04">
            <text:p>38.04</text:p>
          </table:table-cell>
          <table:table-cell office:value-type="float" office:value="39.48">
            <text:p>39.48</text:p>
          </table:table-cell>
          <table:table-cell office:value-type="float" office:value="39.07">
            <text:p>39.07</text:p>
          </table:table-cell>
          <table:table-cell office:value-type="float" office:value="40.63">
            <text:p>40.63</text:p>
          </table:table-cell>
          <table:table-cell office:value-type="float" office:value="45.28">
            <text:p>45.28</text:p>
          </table:table-cell>
          <table:table-cell office:value-type="float" office:value="58.45">
            <text:p>58.45</text:p>
          </table:table-cell>
          <table:table-cell office:value-type="float" office:value="63">
            <text:p>63.00</text:p>
          </table:table-cell>
          <table:table-cell office:value-type="float" office:value="75.78">
            <text:p>75.78</text:p>
          </table:table-cell>
          <table:table-cell office:value-type="float" office:value="68.61">
            <text:p>68.61</text:p>
          </table:table-cell>
          <table:table-cell office:value-type="float" office:value="66.46">
            <text:p>66.46</text:p>
          </table:table-cell>
          <table:table-cell office:value-type="float" office:value="74.09">
            <text:p>74.09</text:p>
          </table:table-cell>
          <table:table-cell office:value-type="float" office:value="63.48">
            <text:p>63.48</text:p>
          </table:table-cell>
          <table:table-cell office:value-type="float" office:value="92">
            <text:p>92.00</text:p>
          </table:table-cell>
          <table:table-cell office:value-type="float" office:value="81.56">
            <text:p>81.56</text:p>
          </table:table-cell>
          <table:table-cell office:value-type="float" office:value="89.07">
            <text:p>89.07</text:p>
          </table:table-cell>
          <table:table-cell office:value-type="float" office:value="104.65">
            <text:p>104.65</text:p>
          </table:table-cell>
          <table:table-cell office:value-type="float" office:value="114.21">
            <text:p>114.21</text:p>
          </table:table-cell>
          <table:table-cell office:value-type="float" office:value="92.32">
            <text:p>92.32</text:p>
          </table:table-cell>
          <table:table-cell office:value-type="float" office:value="95.85">
            <text:p>95.85</text:p>
          </table:table-cell>
          <table:table-cell office:value-type="float" office:value="69.45">
            <text:p>69.45</text:p>
          </table:table-cell>
          <table:table-cell office:value-type="float" office:value="81.96">
            <text:p>81.96</text:p>
          </table:table-cell>
          <table:table-cell office:value-type="float" office:value="86.75">
            <text:p>86.75</text:p>
          </table:table-cell>
          <table:table-cell office:value-type="float" office:value="68.2">
            <text:p>68.20</text:p>
          </table:table-cell>
          <table:table-cell office:value-type="float" office:value="68.34">
            <text:p>68.34</text:p>
          </table:table-cell>
          <table:table-cell office:value-type="float" office:value="79.49">
            <text:p>79.49</text:p>
          </table:table-cell>
          <table:table-cell office:value-type="float" office:value="99.37">
            <text:p>99.37</text:p>
          </table:table-cell>
          <table:table-cell office:value-type="float" office:value="108.21">
            <text:p>108.21</text:p>
          </table:table-cell>
          <table:table-cell office:value-type="float" office:value="114.99">
            <text:p>114.99</text:p>
          </table:table-cell>
          <table:table-cell office:value-type="float" office:value="78.9">
            <text:p>78.90</text:p>
          </table:table-cell>
          <table:table-cell office:value-type="float" office:value="103.19">
            <text:p>103.19</text:p>
          </table:table-cell>
          <table:table-cell office:value-type="float" office:value="106.98">
            <text:p>106.98</text:p>
          </table:table-cell>
          <table:table-cell office:value-type="float" office:value="48.31">
            <text:p>48.31</text:p>
          </table:table-cell>
          <table:table-cell office:value-type="float" office:value="84.33">
            <text:p>84.33</text:p>
          </table:table-cell>
          <table:table-cell office:value-type="float" office:value="69.44">
            <text:p>69.44</text:p>
          </table:table-cell>
          <table:table-cell office:value-type="float" office:value="45.04">
            <text:p>45.04</text:p>
          </table:table-cell>
          <table:table-cell office:value-type="float" office:value="30.02">
            <text:p>30.02</text:p>
          </table:table-cell>
          <table:table-cell office:value-type="float" office:value="30.12">
            <text:p>30.12</text:p>
          </table:table-cell>
          <table:table-cell office:value-type="float" office:value="44.61">
            <text:p>44.61</text:p>
          </table:table-cell>
          <table:table-cell office:value-type="float" office:value="46.32">
            <text:p>46.32</text:p>
          </table:table-cell>
          <table:table-cell office:value-type="float" office:value="59.17">
            <text:p>59.17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Democratic People s Republic of Korea</text:p>
          </table:table-cell>
          <table:table-cell office:value-type="float" office:value="116">
            <text:p>116</text:p>
          </table:table-cell>
          <table:table-cell office:value-type="float" office:value="408">
            <text:p>408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0" office:value-type="float" office:value="9000">
            <text:p>9000</text:p>
          </table:table-cell>
          <table:table-cell office:value-type="float" office:value="9900">
            <text:p>9900</text:p>
          </table:table-cell>
          <table:table-cell office:value-type="float" office:value="10500">
            <text:p>10500</text:p>
          </table:table-cell>
          <table:table-cell office:value-type="float" office:value="11400">
            <text:p>11400</text:p>
          </table:table-cell>
          <table:table-cell office:value-type="float" office:value="12000">
            <text:p>12000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  <table:table-cell office:value-type="float" office:value="22200">
            <text:p>22200</text:p>
          </table:table-cell>
          <table:table-cell office:value-type="float" office:value="24000">
            <text:p>24000</text:p>
          </table:table-cell>
          <table:table-cell office:value-type="float" office:value="25200">
            <text:p>25200</text:p>
          </table:table-cell>
          <table:table-cell office:value-type="float" office:value="27000">
            <text:p>27000</text:p>
          </table:table-cell>
          <table:table-cell office:value-type="float" office:value="28500">
            <text:p>28500</text:p>
          </table:table-cell>
          <table:table-cell office:value-type="float" office:value="30999">
            <text:p>30999</text:p>
          </table:table-cell>
          <table:table-cell office:value-type="float" office:value="33000">
            <text:p>33000</text:p>
          </table:table-cell>
          <table:table-cell office:value-type="float" office:value="35000">
            <text:p>35000</text:p>
          </table:table-cell>
          <table:table-cell office:value-type="float" office:value="30000">
            <text:p>30000</text:p>
          </table:table-cell>
          <table:table-cell office:value-type="float" office:value="33000">
            <text:p>33000</text:p>
          </table:table-cell>
          <table:table-cell office:value-type="float" office:value="29700">
            <text:p>29700</text:p>
          </table:table-cell>
          <table:table-cell office:value-type="float" office:value="33500">
            <text:p>33500</text:p>
          </table:table-cell>
          <table:table-cell office:value-type="float" office:value="28498">
            <text:p>28498</text:p>
          </table:table-cell>
          <table:table-cell office:value-type="float" office:value="35001">
            <text:p>35001</text:p>
          </table:table-cell>
          <table:table-cell office:value-type="float" office:value="38000">
            <text:p>38000</text:p>
          </table:table-cell>
          <table:table-cell office:value-type="float" office:value="36000">
            <text:p>36000</text:p>
          </table:table-cell>
          <table:table-cell office:value-type="float" office:value="36204">
            <text:p>36204</text:p>
          </table:table-cell>
          <table:table-cell office:value-type="float" office:value="36000">
            <text:p>36000</text:p>
          </table:table-cell>
          <table:table-cell office:value-type="float" office:value="34970">
            <text:p>34970</text:p>
          </table:table-cell>
          <table:table-cell office:value-type="float" office:value="35484">
            <text:p>35484</text:p>
          </table:table-cell>
          <table:table-cell office:value-type="float" office:value="40102">
            <text:p>40102</text:p>
          </table:table-cell>
          <table:table-cell office:value-type="float" office:value="39450">
            <text:p>39450</text:p>
          </table:table-cell>
          <table:table-cell office:value-type="float" office:value="33543">
            <text:p>33543</text:p>
          </table:table-cell>
          <table:table-cell office:value-type="float" office:value="31360">
            <text:p>31360</text:p>
          </table:table-cell>
          <table:table-cell office:value-type="float" office:value="31700">
            <text:p>31700</text:p>
          </table:table-cell>
          <table:table-cell office:value-type="float" office:value="39500">
            <text:p>39500</text:p>
          </table:table-cell>
          <table:table-cell table:number-columns-repeated="2"/>
          <table:table-cell office:value-type="float" office:value="0.7715">
            <text:p>0.7715</text:p>
          </table:table-cell>
          <table:table-cell office:value-type="float" office:value="0.7581">
            <text:p>0.7581</text:p>
          </table:table-cell>
          <table:table-cell office:value-type="float" office:value="0.746">
            <text:p>0.746</text:p>
          </table:table-cell>
          <table:table-cell office:value-type="float" office:value="0.7328">
            <text:p>0.7328</text:p>
          </table:table-cell>
          <table:table-cell office:value-type="float" office:value="0.7172">
            <text:p>0.7172</text:p>
          </table:table-cell>
          <table:table-cell office:value-type="float" office:value="0.6996">
            <text:p>0.6996</text:p>
          </table:table-cell>
          <table:table-cell office:value-type="float" office:value="0.6807">
            <text:p>0.6807</text:p>
          </table:table-cell>
          <table:table-cell office:value-type="float" office:value="0.6613">
            <text:p>0.6613</text:p>
          </table:table-cell>
          <table:table-cell office:value-type="float" office:value="0.6424">
            <text:p>0.6424</text:p>
          </table:table-cell>
          <table:table-cell office:value-type="float" office:value="0.6246">
            <text:p>0.6246</text:p>
          </table:table-cell>
          <table:table-cell office:value-type="float" office:value="0.6076">
            <text:p>0.6076</text:p>
          </table:table-cell>
          <table:table-cell office:value-type="float" office:value="0.5915">
            <text:p>0.5915</text:p>
          </table:table-cell>
          <table:table-cell office:value-type="float" office:value="0.5768">
            <text:p>0.5768</text:p>
          </table:table-cell>
          <table:table-cell office:value-type="float" office:value="0.5639">
            <text:p>0.5639</text:p>
          </table:table-cell>
          <table:table-cell office:value-type="float" office:value="0.553">
            <text:p>0.553</text:p>
          </table:table-cell>
          <table:table-cell office:value-type="float" office:value="0.5442">
            <text:p>0.5442</text:p>
          </table:table-cell>
          <table:table-cell office:value-type="float" office:value="0.537">
            <text:p>0.537</text:p>
          </table:table-cell>
          <table:table-cell office:value-type="float" office:value="0.5308">
            <text:p>0.5308</text:p>
          </table:table-cell>
          <table:table-cell office:value-type="float" office:value="0.5248">
            <text:p>0.5248</text:p>
          </table:table-cell>
          <table:table-cell office:value-type="float" office:value="0.5181">
            <text:p>0.5181</text:p>
          </table:table-cell>
          <table:table-cell office:value-type="float" office:value="0.5618">
            <text:p>0.5618</text:p>
          </table:table-cell>
          <table:table-cell office:value-type="float" office:value="0.5866">
            <text:p>0.5866</text:p>
          </table:table-cell>
          <table:table-cell office:value-type="float" office:value="0.6266">
            <text:p>0.6266</text:p>
          </table:table-cell>
          <table:table-cell office:value-type="float" office:value="0.6491">
            <text:p>0.6491</text:p>
          </table:table-cell>
          <table:table-cell office:value-type="float" office:value="0.7988">
            <text:p>0.7988</text:p>
          </table:table-cell>
          <table:table-cell office:value-type="float" office:value="0.9444">
            <text:p>0.9444</text:p>
          </table:table-cell>
          <table:table-cell office:value-type="float" office:value="1.1482">
            <text:p>1.1482</text:p>
          </table:table-cell>
          <table:table-cell office:value-type="float" office:value="1.2238">
            <text:p>1.2238</text:p>
          </table:table-cell>
          <table:table-cell office:value-type="float" office:value="1.2666">
            <text:p>1.2666</text:p>
          </table:table-cell>
          <table:table-cell office:value-type="float" office:value="1.337">
            <text:p>1.337</text:p>
          </table:table-cell>
          <table:table-cell office:value-type="float" office:value="1.3896">
            <text:p>1.3896</text:p>
          </table:table-cell>
          <table:table-cell office:value-type="float" office:value="1.4876">
            <text:p>1.4876</text:p>
          </table:table-cell>
          <table:table-cell office:value-type="float" office:value="1.5591">
            <text:p>1.5591</text:p>
          </table:table-cell>
          <table:table-cell office:value-type="float" office:value="1.6295">
            <text:p>1.6295</text:p>
          </table:table-cell>
          <table:table-cell office:value-type="float" office:value="1.3784">
            <text:p>1.3784</text:p>
          </table:table-cell>
          <table:table-cell office:value-type="float" office:value="1.4988">
            <text:p>1.4988</text:p>
          </table:table-cell>
          <table:table-cell office:value-type="float" office:value="1.3354">
            <text:p>1.3354</text:p>
          </table:table-cell>
          <table:table-cell office:value-type="float" office:value="1.4925">
            <text:p>1.4925</text:p>
          </table:table-cell>
          <table:table-cell office:value-type="float" office:value="1.2586">
            <text:p>1.2586</text:p>
          </table:table-cell>
          <table:table-cell office:value-type="float" office:value="1.5324">
            <text:p>1.5324</text:p>
          </table:table-cell>
          <table:table-cell office:value-type="float" office:value="1.6491">
            <text:p>1.6491</text:p>
          </table:table-cell>
          <table:table-cell office:value-type="float" office:value="1.5485">
            <text:p>1.5485</text:p>
          </table:table-cell>
          <table:table-cell office:value-type="float" office:value="1.5439">
            <text:p>1.5439</text:p>
          </table:table-cell>
          <table:table-cell office:value-type="float" office:value="1.5229">
            <text:p>1.5229</text:p>
          </table:table-cell>
          <table:table-cell office:value-type="float" office:value="1.4685">
            <text:p>1.4685</text:p>
          </table:table-cell>
          <table:table-cell office:value-type="float" office:value="1.4804">
            <text:p>1.4804</text:p>
          </table:table-cell>
          <table:table-cell office:value-type="float" office:value="1.6632">
            <text:p>1.6632</text:p>
          </table:table-cell>
          <table:table-cell office:value-type="float" office:value="1.6272">
            <text:p>1.6272</text:p>
          </table:table-cell>
          <table:table-cell office:value-type="float" office:value="1.3763">
            <text:p>1.3763</text:p>
          </table:table-cell>
          <table:table-cell office:value-type="float" office:value="1.2799">
            <text:p>1.2799</text:p>
          </table:table-cell>
          <table:table-cell office:value-type="float" office:value="1.287">
            <text:p>1.287</text:p>
          </table:table-cell>
          <table:table-cell office:value-type="float" office:value="1.5951">
            <text:p>1.5951</text:p>
          </table:table-cell>
          <table:table-cell table:number-columns-repeated="2"/>
          <table:table-cell table:number-columns-repeated="20" office:value-type="float" office:value="23758.76">
            <text:p>23758.76</text:p>
          </table:table-cell>
          <table:table-cell office:value-type="float" office:value="26134.63">
            <text:p>26134.63</text:p>
          </table:table-cell>
          <table:table-cell office:value-type="float" office:value="27718.55">
            <text:p>27718.55</text:p>
          </table:table-cell>
          <table:table-cell office:value-type="float" office:value="30094.42">
            <text:p>30094.42</text:p>
          </table:table-cell>
          <table:table-cell office:value-type="float" office:value="31678.34">
            <text:p>31678.34</text:p>
          </table:table-cell>
          <table:table-cell office:value-type="float" office:value="39597.93">
            <text:p>39597.93</text:p>
          </table:table-cell>
          <table:table-cell office:value-type="float" office:value="47517.51">
            <text:p>47517.51</text:p>
          </table:table-cell>
          <table:table-cell office:value-type="float" office:value="58604.93">
            <text:p>58604.93</text:p>
          </table:table-cell>
          <table:table-cell office:value-type="float" office:value="63356.68">
            <text:p>63356.68</text:p>
          </table:table-cell>
          <table:table-cell office:value-type="float" office:value="66524.52">
            <text:p>66524.52</text:p>
          </table:table-cell>
          <table:table-cell office:value-type="float" office:value="71276.27">
            <text:p>71276.27</text:p>
          </table:table-cell>
          <table:table-cell office:value-type="float" office:value="75236.06">
            <text:p>75236.06</text:p>
          </table:table-cell>
          <table:table-cell office:value-type="float" office:value="81827.84">
            <text:p>81827.84</text:p>
          </table:table-cell>
          <table:table-cell office:value-type="float" office:value="87115.44">
            <text:p>87115.44</text:p>
          </table:table-cell>
          <table:table-cell office:value-type="float" office:value="92391.67">
            <text:p>92391.67</text:p>
          </table:table-cell>
          <table:table-cell office:value-type="float" office:value="79195.85">
            <text:p>79195.85</text:p>
          </table:table-cell>
          <table:table-cell office:value-type="float" office:value="87115.44">
            <text:p>87115.44</text:p>
          </table:table-cell>
          <table:table-cell office:value-type="float" office:value="78403.89">
            <text:p>78403.89</text:p>
          </table:table-cell>
          <table:table-cell office:value-type="float" office:value="88426.65">
            <text:p>88426.65</text:p>
          </table:table-cell>
          <table:table-cell office:value-type="float" office:value="75223.8">
            <text:p>75223.80</text:p>
          </table:table-cell>
          <table:table-cell office:value-type="float" office:value="92392.57">
            <text:p>92392.57</text:p>
          </table:table-cell>
          <table:table-cell office:value-type="float" office:value="100306.03">
            <text:p>100306.03</text:p>
          </table:table-cell>
          <table:table-cell office:value-type="float" office:value="95035.02">
            <text:p>95035.02</text:p>
          </table:table-cell>
          <table:table-cell office:value-type="float" office:value="95568.32">
            <text:p>95568.32</text:p>
          </table:table-cell>
          <table:table-cell office:value-type="float" office:value="95035.02">
            <text:p>95035.02</text:p>
          </table:table-cell>
          <table:table-cell office:value-type="float" office:value="92312.48">
            <text:p>92312.48</text:p>
          </table:table-cell>
          <table:table-cell office:value-type="float" office:value="93667.62">
            <text:p>93667.62</text:p>
          </table:table-cell>
          <table:table-cell office:value-type="float" office:value="105856.76">
            <text:p>105856.76</text:p>
          </table:table-cell>
          <table:table-cell office:value-type="float" office:value="104137.31">
            <text:p>104137.31</text:p>
          </table:table-cell>
          <table:table-cell office:value-type="float" office:value="88543.65">
            <text:p>88543.65</text:p>
          </table:table-cell>
          <table:table-cell office:value-type="float" office:value="82820.95">
            <text:p>82820.95</text:p>
          </table:table-cell>
          <table:table-cell office:value-type="float" office:value="83858.03">
            <text:p>83858.03</text:p>
          </table:table-cell>
          <table:table-cell office:value-type="float" office:value="103925.72">
            <text:p>103925.72</text:p>
          </table:table-cell>
          <table:table-cell table:number-columns-repeated="3"/>
          <table:table-cell table:number-columns-repeated="20" office:value-type="string">
            <text:p>4.23</text:p>
          </table:table-cell>
          <table:table-cell office:value-type="string">
            <text:p>4.65</text:p>
          </table:table-cell>
          <table:table-cell office:value-type="string">
            <text:p>4.93</text:p>
          </table:table-cell>
          <table:table-cell office:value-type="string">
            <text:p>5.36</text:p>
          </table:table-cell>
          <table:table-cell office:value-type="string">
            <text:p>5.64</text:p>
          </table:table-cell>
          <table:table-cell office:value-type="string">
            <text:p>7.05</text:p>
          </table:table-cell>
          <table:table-cell office:value-type="string">
            <text:p>8.46</text:p>
          </table:table-cell>
          <table:table-cell office:value-type="string">
            <text:p>10.43</text:p>
          </table:table-cell>
          <table:table-cell office:value-type="string">
            <text:p>11.28</text:p>
          </table:table-cell>
          <table:table-cell office:value-type="string">
            <text:p>11.84</text:p>
          </table:table-cell>
          <table:table-cell office:value-type="string">
            <text:p>12.69</text:p>
          </table:table-cell>
          <table:table-cell office:value-type="string">
            <text:p>13.39</text:p>
          </table:table-cell>
          <table:table-cell office:value-type="string">
            <text:p>14.57</text:p>
          </table:table-cell>
          <table:table-cell office:value-type="string">
            <text:p>15.51</text:p>
          </table:table-cell>
          <table:table-cell office:value-type="string">
            <text:p>16.45</text:p>
          </table:table-cell>
          <table:table-cell office:value-type="string">
            <text:p>14.10</text:p>
          </table:table-cell>
          <table:table-cell office:value-type="string">
            <text:p>15.51</text:p>
          </table:table-cell>
          <table:table-cell office:value-type="string">
            <text:p>13.96</text:p>
          </table:table-cell>
          <table:table-cell office:value-type="string">
            <text:p>15.74</text:p>
          </table:table-cell>
          <table:table-cell office:value-type="string">
            <text:p>13.39</text:p>
          </table:table-cell>
          <table:table-cell office:value-type="string">
            <text:p>16.45</text:p>
          </table:table-cell>
          <table:table-cell office:value-type="string">
            <text:p>17.86</text:p>
          </table:table-cell>
          <table:table-cell office:value-type="string">
            <text:p>16.92</text:p>
          </table:table-cell>
          <table:table-cell office:value-type="string">
            <text:p>17.01</text:p>
          </table:table-cell>
          <table:table-cell office:value-type="string">
            <text:p>16.92</text:p>
          </table:table-cell>
          <table:table-cell office:value-type="string">
            <text:p>16.43</text:p>
          </table:table-cell>
          <table:table-cell office:value-type="string">
            <text:p>16.67</text:p>
          </table:table-cell>
          <table:table-cell office:value-type="string">
            <text:p>18.84</text:p>
          </table:table-cell>
          <table:table-cell office:value-type="string">
            <text:p>18.54</text:p>
          </table:table-cell>
          <table:table-cell office:value-type="string">
            <text:p>15.76</text:p>
          </table:table-cell>
          <table:table-cell office:value-type="string">
            <text:p>14.74</text:p>
          </table:table-cell>
          <table:table-cell office:value-type="string">
            <text:p>14.93</text:p>
          </table:table-cell>
          <table:table-cell office:value-type="string">
            <text:p>18.50</text:p>
          </table:table-cell>
          <table:table-cell table:number-columns-repeated="3"/>
          <table:table-cell office:value-type="float" office:value="2.04">
            <text:p>2.04</text:p>
          </table:table-cell>
          <table:table-cell office:value-type="float" office:value="2">
            <text:p>2.00</text:p>
          </table:table-cell>
          <table:table-cell office:value-type="float" office:value="1.97">
            <text:p>1.97</text:p>
          </table:table-cell>
          <table:table-cell office:value-type="float" office:value="1.93">
            <text:p>1.93</text:p>
          </table:table-cell>
          <table:table-cell office:value-type="float" office:value="1.89">
            <text:p>1.89</text:p>
          </table:table-cell>
          <table:table-cell office:value-type="float" office:value="1.85">
            <text:p>1.85</text:p>
          </table:table-cell>
          <table:table-cell office:value-type="float" office:value="1.8">
            <text:p>1.80</text:p>
          </table:table-cell>
          <table:table-cell office:value-type="float" office:value="1.75">
            <text:p>1.75</text:p>
          </table:table-cell>
          <table:table-cell office:value-type="float" office:value="1.7">
            <text:p>1.70</text:p>
          </table:table-cell>
          <table:table-cell office:value-type="float" office:value="1.65">
            <text:p>1.65</text:p>
          </table:table-cell>
          <table:table-cell office:value-type="float" office:value="1.6">
            <text:p>1.60</text:p>
          </table:table-cell>
          <table:table-cell office:value-type="float" office:value="1.56">
            <text:p>1.56</text:p>
          </table:table-cell>
          <table:table-cell office:value-type="float" office:value="1.52">
            <text:p>1.52</text:p>
          </table:table-cell>
          <table:table-cell office:value-type="float" office:value="1.49">
            <text:p>1.49</text:p>
          </table:table-cell>
          <table:table-cell office:value-type="float" office:value="1.46">
            <text:p>1.46</text:p>
          </table:table-cell>
          <table:table-cell office:value-type="float" office:value="1.44">
            <text:p>1.44</text:p>
          </table:table-cell>
          <table:table-cell office:value-type="float" office:value="1.42">
            <text:p>1.42</text:p>
          </table:table-cell>
          <table:table-cell office:value-type="float" office:value="1.4">
            <text:p>1.40</text:p>
          </table:table-cell>
          <table:table-cell office:value-type="float" office:value="1.39">
            <text:p>1.39</text:p>
          </table:table-cell>
          <table:table-cell office:value-type="float" office:value="1.37">
            <text:p>1.37</text:p>
          </table:table-cell>
          <table:table-cell office:value-type="float" office:value="1.48">
            <text:p>1.48</text:p>
          </table:table-cell>
          <table:table-cell office:value-type="float" office:value="1.55">
            <text:p>1.55</text:p>
          </table:table-cell>
          <table:table-cell office:value-type="float" office:value="1.65">
            <text:p>1.65</text:p>
          </table:table-cell>
          <table:table-cell office:value-type="float" office:value="1.71">
            <text:p>1.71</text:p>
          </table:table-cell>
          <table:table-cell office:value-type="float" office:value="2.11">
            <text:p>2.11</text:p>
          </table:table-cell>
          <table:table-cell office:value-type="float" office:value="2.49">
            <text:p>2.49</text:p>
          </table:table-cell>
          <table:table-cell office:value-type="float" office:value="3.03">
            <text:p>3.03</text:p>
          </table:table-cell>
          <table:table-cell office:value-type="float" office:value="3.23">
            <text:p>3.23</text:p>
          </table:table-cell>
          <table:table-cell office:value-type="float" office:value="3.34">
            <text:p>3.34</text:p>
          </table:table-cell>
          <table:table-cell office:value-type="float" office:value="3.53">
            <text:p>3.53</text:p>
          </table:table-cell>
          <table:table-cell office:value-type="float" office:value="3.67">
            <text:p>3.67</text:p>
          </table:table-cell>
          <table:table-cell office:value-type="float" office:value="3.93">
            <text:p>3.93</text:p>
          </table:table-cell>
          <table:table-cell office:value-type="float" office:value="4.12">
            <text:p>4.12</text:p>
          </table:table-cell>
          <table:table-cell office:value-type="float" office:value="4.3">
            <text:p>4.30</text:p>
          </table:table-cell>
          <table:table-cell office:value-type="float" office:value="3.64">
            <text:p>3.64</text:p>
          </table:table-cell>
          <table:table-cell office:value-type="float" office:value="3.96">
            <text:p>3.96</text:p>
          </table:table-cell>
          <table:table-cell office:value-type="float" office:value="3.53">
            <text:p>3.53</text:p>
          </table:table-cell>
          <table:table-cell office:value-type="float" office:value="3.94">
            <text:p>3.94</text:p>
          </table:table-cell>
          <table:table-cell office:value-type="float" office:value="3.32">
            <text:p>3.32</text:p>
          </table:table-cell>
          <table:table-cell office:value-type="float" office:value="4.05">
            <text:p>4.05</text:p>
          </table:table-cell>
          <table:table-cell office:value-type="float" office:value="4.35">
            <text:p>4.35</text:p>
          </table:table-cell>
          <table:table-cell office:value-type="float" office:value="4.09">
            <text:p>4.09</text:p>
          </table:table-cell>
          <table:table-cell office:value-type="float" office:value="4.08">
            <text:p>4.08</text:p>
          </table:table-cell>
          <table:table-cell office:value-type="float" office:value="4.02">
            <text:p>4.02</text:p>
          </table:table-cell>
          <table:table-cell office:value-type="float" office:value="3.88">
            <text:p>3.88</text:p>
          </table:table-cell>
          <table:table-cell office:value-type="float" office:value="3.91">
            <text:p>3.91</text:p>
          </table:table-cell>
          <table:table-cell office:value-type="float" office:value="4.39">
            <text:p>4.39</text:p>
          </table:table-cell>
          <table:table-cell office:value-type="float" office:value="4.3">
            <text:p>4.30</text:p>
          </table:table-cell>
          <table:table-cell office:value-type="float" office:value="3.63">
            <text:p>3.63</text:p>
          </table:table-cell>
          <table:table-cell office:value-type="float" office:value="3.38">
            <text:p>3.38</text:p>
          </table:table-cell>
          <table:table-cell office:value-type="float" office:value="3.4">
            <text:p>3.40</text:p>
          </table:table-cell>
          <table:table-cell office:value-type="float" office:value="4.2">
            <text:p>4.20</text:p>
          </table:table-cell>
          <table:table-cell table:number-columns-repeated="3"/>
          <table:table-cell table:number-columns-repeated="52" office:value-type="float" office:value="0">
            <text:p>0.00</text:p>
          </table:table-cell>
        </table:table-row>
        <table:table-row table:style-name="ro1">
          <table:table-cell office:value-type="string">
            <text:p>Democratic Republic of the Congo</text:p>
          </table:table-cell>
          <table:table-cell office:value-type="float" office:value="250">
            <text:p>25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3986">
            <text:p>63986</text:p>
          </table:table-cell>
          <table:table-cell office:value-type="float" office:value="38484">
            <text:p>38484</text:p>
          </table:table-cell>
          <table:table-cell office:value-type="float" office:value="42391">
            <text:p>42391</text:p>
          </table:table-cell>
          <table:table-cell office:value-type="float" office:value="39809">
            <text:p>39809</text:p>
          </table:table-cell>
          <table:table-cell office:value-type="float" office:value="18500">
            <text:p>18500</text:p>
          </table:table-cell>
          <table:table-cell office:value-type="float" office:value="19587">
            <text:p>19587</text:p>
          </table:table-cell>
          <table:table-cell office:value-type="float" office:value="24220">
            <text:p>24220</text:p>
          </table:table-cell>
          <table:table-cell office:value-type="float" office:value="45000">
            <text:p>45000</text:p>
          </table:table-cell>
          <table:table-cell office:value-type="float" office:value="60000">
            <text:p>60000</text:p>
          </table:table-cell>
          <table:table-cell office:value-type="float" office:value="69200">
            <text:p>69200</text:p>
          </table:table-cell>
          <table:table-cell office:value-type="float" office:value="58400">
            <text:p>58400</text:p>
          </table:table-cell>
          <table:table-cell office:value-type="float" office:value="59900">
            <text:p>59900</text:p>
          </table:table-cell>
          <table:table-cell office:value-type="float" office:value="69500">
            <text:p>69500</text:p>
          </table:table-cell>
          <table:table-cell office:value-type="float" office:value="57700">
            <text:p>57700</text:p>
          </table:table-cell>
          <table:table-cell office:value-type="float" office:value="53600">
            <text:p>53600</text:p>
          </table:table-cell>
          <table:table-cell office:value-type="float" office:value="51800">
            <text:p>51800</text:p>
          </table:table-cell>
          <table:table-cell office:value-type="float" office:value="48700">
            <text:p>48700</text:p>
          </table:table-cell>
          <table:table-cell office:value-type="float" office:value="45750">
            <text:p>45750</text:p>
          </table:table-cell>
          <table:table-cell office:value-type="float" office:value="18260">
            <text:p>18260</text:p>
          </table:table-cell>
          <table:table-cell office:value-type="float" office:value="28868">
            <text:p>28868</text:p>
          </table:table-cell>
          <table:table-cell office:value-type="float" office:value="20000">
            <text:p>20000</text:p>
          </table:table-cell>
          <table:table-cell office:value-type="float" office:value="68451">
            <text:p>68451</text:p>
          </table:table-cell>
          <table:table-cell office:value-type="float" office:value="76112">
            <text:p>76112</text:p>
          </table:table-cell>
          <table:table-cell office:value-type="float" office:value="74000">
            <text:p>74000</text:p>
          </table:table-cell>
          <table:table-cell office:value-type="float" office:value="59000">
            <text:p>59000</text:p>
          </table:table-cell>
          <table:table-cell office:value-type="float" office:value="53000">
            <text:p>53000</text:p>
          </table:table-cell>
          <table:table-cell office:value-type="float" office:value="44000">
            <text:p>44000</text:p>
          </table:table-cell>
          <table:table-cell office:value-type="float" office:value="29700">
            <text:p>29700</text:p>
          </table:table-cell>
          <table:table-cell office:value-type="float" office:value="33500">
            <text:p>33500</text:p>
          </table:table-cell>
          <table:table-cell office:value-type="float" office:value="29660">
            <text:p>29660</text:p>
          </table:table-cell>
          <table:table-cell office:value-type="float" office:value="30280">
            <text:p>30280</text:p>
          </table:table-cell>
          <table:table-cell office:value-type="float" office:value="27190">
            <text:p>27190</text:p>
          </table:table-cell>
          <table:table-cell office:value-type="float" office:value="27200">
            <text:p>27200</text:p>
          </table:table-cell>
          <table:table-cell office:value-type="float" office:value="27150">
            <text:p>27150</text:p>
          </table:table-cell>
          <table:table-cell office:value-type="float" office:value="26600">
            <text:p>26600</text:p>
          </table:table-cell>
          <table:table-cell office:value-type="float" office:value="26551">
            <text:p>26551</text:p>
          </table:table-cell>
          <table:table-cell office:value-type="float" office:value="26842">
            <text:p>26842</text:p>
          </table:table-cell>
          <table:table-cell office:value-type="float" office:value="27234">
            <text:p>27234</text:p>
          </table:table-cell>
          <table:table-cell office:value-type="float" office:value="27272">
            <text:p>27272</text:p>
          </table:table-cell>
          <table:table-cell office:value-type="float" office:value="27133">
            <text:p>27133</text:p>
          </table:table-cell>
          <table:table-cell office:value-type="float" office:value="27216">
            <text:p>27216</text:p>
          </table:table-cell>
          <table:table-cell office:value-type="float" office:value="26820">
            <text:p>26820</text:p>
          </table:table-cell>
          <table:table-cell office:value-type="float" office:value="26444">
            <text:p>26444</text:p>
          </table:table-cell>
          <table:table-cell office:value-type="float" office:value="24750">
            <text:p>24750</text:p>
          </table:table-cell>
          <table:table-cell office:value-type="float" office:value="25070">
            <text:p>25070</text:p>
          </table:table-cell>
          <table:table-cell office:value-type="float" office:value="25200">
            <text:p>25200</text:p>
          </table:table-cell>
          <table:table-cell office:value-type="float" office:value="25275">
            <text:p>25275</text:p>
          </table:table-cell>
          <table:table-cell office:value-type="float" office:value="25410">
            <text:p>25410</text:p>
          </table:table-cell>
          <table:table-cell office:value-type="float" office:value="25300">
            <text:p>25300</text:p>
          </table:table-cell>
          <table:table-cell office:value-type="float" office:value="20971">
            <text:p>20971</text:p>
          </table:table-cell>
          <table:table-cell office:value-type="float" office:value="21641">
            <text:p>21641</text:p>
          </table:table-cell>
          <table:table-cell office:value-type="float" office:value="22940">
            <text:p>22940</text:p>
          </table:table-cell>
          <table:table-cell table:number-columns-repeated="2"/>
          <table:table-cell office:value-type="float" office:value="4.0917">
            <text:p>4.0917</text:p>
          </table:table-cell>
          <table:table-cell office:value-type="float" office:value="2.3991">
            <text:p>2.3991</text:p>
          </table:table-cell>
          <table:table-cell office:value-type="float" office:value="2.5751">
            <text:p>2.5751</text:p>
          </table:table-cell>
          <table:table-cell office:value-type="float" office:value="2.355">
            <text:p>2.355</text:p>
          </table:table-cell>
          <table:table-cell office:value-type="float" office:value="1.0651">
            <text:p>1.0651</text:p>
          </table:table-cell>
          <table:table-cell office:value-type="float" office:value="1.0966">
            <text:p>1.0966</text:p>
          </table:table-cell>
          <table:table-cell office:value-type="float" office:value="1.3179">
            <text:p>1.3179</text:p>
          </table:table-cell>
          <table:table-cell office:value-type="float" office:value="2.3793">
            <text:p>2.3793</text:p>
          </table:table-cell>
          <table:table-cell office:value-type="float" office:value="3.0834">
            <text:p>3.0834</text:p>
          </table:table-cell>
          <table:table-cell office:value-type="float" office:value="3.4583">
            <text:p>3.4583</text:p>
          </table:table-cell>
          <table:table-cell office:value-type="float" office:value="2.8401">
            <text:p>2.8401</text:p>
          </table:table-cell>
          <table:table-cell office:value-type="float" office:value="2.836">
            <text:p>2.836</text:p>
          </table:table-cell>
          <table:table-cell office:value-type="float" office:value="3.2041">
            <text:p>3.2041</text:p>
          </table:table-cell>
          <table:table-cell office:value-type="float" office:value="2.5894">
            <text:p>2.5894</text:p>
          </table:table-cell>
          <table:table-cell office:value-type="float" office:value="2.3404">
            <text:p>2.3404</text:p>
          </table:table-cell>
          <table:table-cell office:value-type="float" office:value="2.1991">
            <text:p>2.1991</text:p>
          </table:table-cell>
          <table:table-cell office:value-type="float" office:value="2.0092">
            <text:p>2.0092</text:p>
          </table:table-cell>
          <table:table-cell office:value-type="float" office:value="1.8343">
            <text:p>1.8343</text:p>
          </table:table-cell>
          <table:table-cell office:value-type="float" office:value="0.7119">
            <text:p>0.7119</text:p>
          </table:table-cell>
          <table:table-cell office:value-type="float" office:value="1.0953">
            <text:p>1.0953</text:p>
          </table:table-cell>
          <table:table-cell office:value-type="float" office:value="0.7391">
            <text:p>0.7391</text:p>
          </table:table-cell>
          <table:table-cell office:value-type="float" office:value="2.4651">
            <text:p>2.4651</text:p>
          </table:table-cell>
          <table:table-cell office:value-type="float" office:value="2.6714">
            <text:p>2.6714</text:p>
          </table:table-cell>
          <table:table-cell office:value-type="float" office:value="2.5304">
            <text:p>2.5304</text:p>
          </table:table-cell>
          <table:table-cell office:value-type="float" office:value="1.964">
            <text:p>1.964</text:p>
          </table:table-cell>
          <table:table-cell office:value-type="float" office:value="1.7168">
            <text:p>1.7168</text:p>
          </table:table-cell>
          <table:table-cell office:value-type="float" office:value="1.3862">
            <text:p>1.3862</text:p>
          </table:table-cell>
          <table:table-cell office:value-type="float" office:value="0.9088">
            <text:p>0.9088</text:p>
          </table:table-cell>
          <table:table-cell office:value-type="float" office:value="0.9932">
            <text:p>0.9932</text:p>
          </table:table-cell>
          <table:table-cell office:value-type="float" office:value="0.8496">
            <text:p>0.8496</text:p>
          </table:table-cell>
          <table:table-cell office:value-type="float" office:value="0.8352">
            <text:p>0.8352</text:p>
          </table:table-cell>
          <table:table-cell office:value-type="float" office:value="0.7206">
            <text:p>0.7206</text:p>
          </table:table-cell>
          <table:table-cell office:value-type="float" office:value="0.6929">
            <text:p>0.6929</text:p>
          </table:table-cell>
          <table:table-cell office:value-type="float" office:value="0.6669">
            <text:p>0.6669</text:p>
          </table:table-cell>
          <table:table-cell office:value-type="float" office:value="0.6331">
            <text:p>0.6331</text:p>
          </table:table-cell>
          <table:table-cell office:value-type="float" office:value="0.6157">
            <text:p>0.6157</text:p>
          </table:table-cell>
          <table:table-cell office:value-type="float" office:value="0.609">
            <text:p>0.609</text:p>
          </table:table-cell>
          <table:table-cell office:value-type="float" office:value="0.6057">
            <text:p>0.6057</text:p>
          </table:table-cell>
          <table:table-cell office:value-type="float" office:value="0.5943">
            <text:p>0.5943</text:p>
          </table:table-cell>
          <table:table-cell office:value-type="float" office:value="0.5779">
            <text:p>0.5779</text:p>
          </table:table-cell>
          <table:table-cell office:value-type="float" office:value="0.565">
            <text:p>0.565</text:p>
          </table:table-cell>
          <table:table-cell office:value-type="float" office:value="0.5416">
            <text:p>0.5416</text:p>
          </table:table-cell>
          <table:table-cell office:value-type="float" office:value="0.5188">
            <text:p>0.5188</text:p>
          </table:table-cell>
          <table:table-cell office:value-type="float" office:value="0.4715">
            <text:p>0.4715</text:p>
          </table:table-cell>
          <table:table-cell office:value-type="float" office:value="0.464">
            <text:p>0.464</text:p>
          </table:table-cell>
          <table:table-cell office:value-type="float" office:value="0.4533">
            <text:p>0.4533</text:p>
          </table:table-cell>
          <table:table-cell office:value-type="float" office:value="0.442">
            <text:p>0.442</text:p>
          </table:table-cell>
          <table:table-cell office:value-type="float" office:value="0.432">
            <text:p>0.432</text:p>
          </table:table-cell>
          <table:table-cell office:value-type="float" office:value="0.4183">
            <text:p>0.4183</text:p>
          </table:table-cell>
          <table:table-cell office:value-type="float" office:value="0.3372">
            <text:p>0.3372</text:p>
          </table:table-cell>
          <table:table-cell office:value-type="float" office:value="0.3385">
            <text:p>0.3385</text:p>
          </table:table-cell>
          <table:table-cell office:value-type="float" office:value="0.3491">
            <text:p>0.3491</text:p>
          </table:table-cell>
          <table:table-cell table:number-columns-repeated="2"/>
          <table:table-cell office:value-type="float" office:value="689614.18">
            <text:p>689614.18</text:p>
          </table:table-cell>
          <table:table-cell office:value-type="float" office:value="414789.95">
            <text:p>414789.95</text:p>
          </table:table-cell>
          <table:table-cell office:value-type="float" office:value="456846.37">
            <text:p>456846.37</text:p>
          </table:table-cell>
          <table:table-cell office:value-type="float" office:value="429034.05">
            <text:p>429034.05</text:p>
          </table:table-cell>
          <table:table-cell office:value-type="float" office:value="199191.85">
            <text:p>199191.85</text:p>
          </table:table-cell>
          <table:table-cell office:value-type="float" office:value="212330.63">
            <text:p>212330.63</text:p>
          </table:table-cell>
          <table:table-cell office:value-type="float" office:value="264155.05">
            <text:p>264155.05</text:p>
          </table:table-cell>
          <table:table-cell office:value-type="float" office:value="484971.03">
            <text:p>484971.03</text:p>
          </table:table-cell>
          <table:table-cell office:value-type="float" office:value="646628.04">
            <text:p>646628.04</text:p>
          </table:table-cell>
          <table:table-cell office:value-type="float" office:value="746489.69">
            <text:p>746489.69</text:p>
          </table:table-cell>
          <table:table-cell office:value-type="float" office:value="630096.64">
            <text:p>630096.64</text:p>
          </table:table-cell>
          <table:table-cell office:value-type="float" office:value="646262.34">
            <text:p>646262.34</text:p>
          </table:table-cell>
          <table:table-cell office:value-type="float" office:value="749722.83">
            <text:p>749722.83</text:p>
          </table:table-cell>
          <table:table-cell office:value-type="float" office:value="621128.62">
            <text:p>621128.62</text:p>
          </table:table-cell>
          <table:table-cell office:value-type="float" office:value="578366.4">
            <text:p>578366.40</text:p>
          </table:table-cell>
          <table:table-cell office:value-type="float" office:value="558967.56">
            <text:p>558967.56</text:p>
          </table:table-cell>
          <table:table-cell office:value-type="float" office:value="524134.41">
            <text:p>524134.41</text:p>
          </table:table-cell>
          <table:table-cell office:value-type="float" office:value="503734.1">
            <text:p>503734.10</text:p>
          </table:table-cell>
          <table:table-cell office:value-type="float" office:value="200492.94">
            <text:p>200492.94</text:p>
          </table:table-cell>
          <table:table-cell office:value-type="float" office:value="327034.95">
            <text:p>327034.95</text:p>
          </table:table-cell>
          <table:table-cell office:value-type="float" office:value="222662.83">
            <text:p>222662.83</text:p>
          </table:table-cell>
          <table:table-cell office:value-type="float" office:value="751248.12">
            <text:p>751248.12</text:p>
          </table:table-cell>
          <table:table-cell office:value-type="float" office:value="836104.43">
            <text:p>836104.43</text:p>
          </table:table-cell>
          <table:table-cell office:value-type="float" office:value="804628.06">
            <text:p>804628.06</text:p>
          </table:table-cell>
          <table:table-cell office:value-type="float" office:value="642971.05">
            <text:p>642971.05</text:p>
          </table:table-cell>
          <table:table-cell office:value-type="float" office:value="578308.25">
            <text:p>578308.25</text:p>
          </table:table-cell>
          <table:table-cell office:value-type="float" office:value="481314.04">
            <text:p>481314.04</text:p>
          </table:table-cell>
          <table:table-cell office:value-type="float" office:value="326489.01">
            <text:p>326489.01</text:p>
          </table:table-cell>
          <table:table-cell office:value-type="float" office:value="368154.14">
            <text:p>368154.14</text:p>
          </table:table-cell>
          <table:table-cell office:value-type="float" office:value="325488.32">
            <text:p>325488.32</text:p>
          </table:table-cell>
          <table:table-cell office:value-type="float" office:value="330318.9">
            <text:p>330318.90</text:p>
          </table:table-cell>
          <table:table-cell office:value-type="float" office:value="295735.93">
            <text:p>295735.93</text:p>
          </table:table-cell>
          <table:table-cell office:value-type="float" office:value="295986.1">
            <text:p>295986.10</text:p>
          </table:table-cell>
          <table:table-cell office:value-type="float" office:value="294735.23">
            <text:p>294735.23</text:p>
          </table:table-cell>
          <table:table-cell office:value-type="float" office:value="291655.87">
            <text:p>291655.87</text:p>
          </table:table-cell>
          <table:table-cell office:value-type="float" office:value="290430.01">
            <text:p>290430.01</text:p>
          </table:table-cell>
          <table:table-cell office:value-type="float" office:value="293438">
            <text:p>293438.00</text:p>
          </table:table-cell>
          <table:table-cell office:value-type="float" office:value="296836.7">
            <text:p>296836.70</text:p>
          </table:table-cell>
          <table:table-cell office:value-type="float" office:value="287107.14">
            <text:p>287107.14</text:p>
          </table:table-cell>
          <table:table-cell office:value-type="float" office:value="277221.58">
            <text:p>277221.58</text:p>
          </table:table-cell>
          <table:table-cell office:value-type="float" office:value="268617.81">
            <text:p>268617.81</text:p>
          </table:table-cell>
          <table:table-cell office:value-type="float" office:value="258710.9">
            <text:p>258710.90</text:p>
          </table:table-cell>
          <table:table-cell office:value-type="float" office:value="249304.35">
            <text:p>249304.35</text:p>
          </table:table-cell>
          <table:table-cell office:value-type="float" office:value="266734.07">
            <text:p>266734.07</text:p>
          </table:table-cell>
          <table:table-cell office:value-type="float" office:value="270147.15">
            <text:p>270147.15</text:p>
          </table:table-cell>
          <table:table-cell office:value-type="float" office:value="271583.78">
            <text:p>271583.78</text:p>
          </table:table-cell>
          <table:table-cell office:value-type="float" office:value="272392.06">
            <text:p>272392.06</text:p>
          </table:table-cell>
          <table:table-cell office:value-type="float" office:value="273846.97">
            <text:p>273846.97</text:p>
          </table:table-cell>
          <table:table-cell office:value-type="float" office:value="271949.48">
            <text:p>271949.48</text:p>
          </table:table-cell>
          <table:table-cell office:value-type="float" office:value="165785.07">
            <text:p>165785.07</text:p>
          </table:table-cell>
          <table:table-cell office:value-type="float" office:value="161186.3">
            <text:p>161186.30</text:p>
          </table:table-cell>
          <table:table-cell office:value-type="float" office:value="178731.63">
            <text:p>178731.63</text:p>
          </table:table-cell>
          <table:table-cell table:number-columns-repeated="3"/>
          <table:table-cell office:value-type="string">
            <text:p>0.02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table:number-columns-repeated="4" office:value-type="string">
            <text:p>0.01</text:p>
          </table:table-cell>
          <table:table-cell table:number-columns-repeated="2" office:value-type="string">
            <text:p>0.02</text:p>
          </table:table-cell>
          <table:table-cell office:value-type="string">
            <text:p>0.03</text:p>
          </table:table-cell>
          <table:table-cell table:number-columns-repeated="2" office:value-type="string">
            <text:p>0.02</text:p>
          </table:table-cell>
          <table:table-cell office:value-type="string">
            <text:p>0.03</text:p>
          </table:table-cell>
          <table:table-cell table:number-columns-repeated="5" office:value-type="string">
            <text:p>0.02</text:p>
          </table:table-cell>
          <table:table-cell table:number-columns-repeated="3" office:value-type="string">
            <text:p>0.01</text:p>
          </table:table-cell>
          <table:table-cell table:number-columns-repeated="3" office:value-type="string">
            <text:p>0.03</text:p>
          </table:table-cell>
          <table:table-cell table:number-columns-repeated="3" office:value-type="string">
            <text:p>0.02</text:p>
          </table:table-cell>
          <table:table-cell table:number-columns-repeated="25" office:value-type="string">
            <text:p>0.01</text:p>
          </table:table-cell>
          <table:table-cell table:number-columns-repeated="3"/>
          <table:table-cell office:value-type="float" office:value="44.1">
            <text:p>44.10</text:p>
          </table:table-cell>
          <table:table-cell office:value-type="float" office:value="25.86">
            <text:p>25.86</text:p>
          </table:table-cell>
          <table:table-cell office:value-type="float" office:value="27.75">
            <text:p>27.75</text:p>
          </table:table-cell>
          <table:table-cell office:value-type="float" office:value="25.38">
            <text:p>25.38</text:p>
          </table:table-cell>
          <table:table-cell office:value-type="float" office:value="11.47">
            <text:p>11.47</text:p>
          </table:table-cell>
          <table:table-cell office:value-type="float" office:value="11.89">
            <text:p>11.89</text:p>
          </table:table-cell>
          <table:table-cell office:value-type="float" office:value="14.37">
            <text:p>14.37</text:p>
          </table:table-cell>
          <table:table-cell office:value-type="float" office:value="25.64">
            <text:p>25.64</text:p>
          </table:table-cell>
          <table:table-cell office:value-type="float" office:value="33.23">
            <text:p>33.23</text:p>
          </table:table-cell>
          <table:table-cell office:value-type="float" office:value="37.31">
            <text:p>37.31</text:p>
          </table:table-cell>
          <table:table-cell office:value-type="float" office:value="30.64">
            <text:p>30.64</text:p>
          </table:table-cell>
          <table:table-cell office:value-type="float" office:value="30.6">
            <text:p>30.60</text:p>
          </table:table-cell>
          <table:table-cell office:value-type="float" office:value="34.56">
            <text:p>34.56</text:p>
          </table:table-cell>
          <table:table-cell office:value-type="float" office:value="27.87">
            <text:p>27.87</text:p>
          </table:table-cell>
          <table:table-cell office:value-type="float" office:value="25.25">
            <text:p>25.25</text:p>
          </table:table-cell>
          <table:table-cell office:value-type="float" office:value="23.73">
            <text:p>23.73</text:p>
          </table:table-cell>
          <table:table-cell office:value-type="float" office:value="21.62">
            <text:p>21.62</text:p>
          </table:table-cell>
          <table:table-cell office:value-type="float" office:value="20.2">
            <text:p>20.20</text:p>
          </table:table-cell>
          <table:table-cell office:value-type="float" office:value="7.82">
            <text:p>7.82</text:p>
          </table:table-cell>
          <table:table-cell office:value-type="float" office:value="12.41">
            <text:p>12.41</text:p>
          </table:table-cell>
          <table:table-cell office:value-type="float" office:value="8.23">
            <text:p>8.23</text:p>
          </table:table-cell>
          <table:table-cell office:value-type="float" office:value="27.05">
            <text:p>27.05</text:p>
          </table:table-cell>
          <table:table-cell office:value-type="float" office:value="29.35">
            <text:p>29.35</text:p>
          </table:table-cell>
          <table:table-cell office:value-type="float" office:value="27.51">
            <text:p>27.51</text:p>
          </table:table-cell>
          <table:table-cell office:value-type="float" office:value="21.4">
            <text:p>21.40</text:p>
          </table:table-cell>
          <table:table-cell office:value-type="float" office:value="18.73">
            <text:p>18.73</text:p>
          </table:table-cell>
          <table:table-cell office:value-type="float" office:value="15.16">
            <text:p>15.16</text:p>
          </table:table-cell>
          <table:table-cell office:value-type="float" office:value="9.99">
            <text:p>9.99</text:p>
          </table:table-cell>
          <table:table-cell office:value-type="float" office:value="10.92">
            <text:p>10.92</text:p>
          </table:table-cell>
          <table:table-cell office:value-type="float" office:value="9.32">
            <text:p>9.32</text:p>
          </table:table-cell>
          <table:table-cell office:value-type="float" office:value="9.11">
            <text:p>9.11</text:p>
          </table:table-cell>
          <table:table-cell office:value-type="float" office:value="7.84">
            <text:p>7.84</text:p>
          </table:table-cell>
          <table:table-cell office:value-type="float" office:value="7.54">
            <text:p>7.54</text:p>
          </table:table-cell>
          <table:table-cell office:value-type="float" office:value="7.24">
            <text:p>7.24</text:p>
          </table:table-cell>
          <table:table-cell office:value-type="float" office:value="6.94">
            <text:p>6.94</text:p>
          </table:table-cell>
          <table:table-cell office:value-type="float" office:value="6.73">
            <text:p>6.73</text:p>
          </table:table-cell>
          <table:table-cell office:value-type="float" office:value="6.66">
            <text:p>6.66</text:p>
          </table:table-cell>
          <table:table-cell office:value-type="float" office:value="6.6">
            <text:p>6.60</text:p>
          </table:table-cell>
          <table:table-cell office:value-type="float" office:value="6.26">
            <text:p>6.26</text:p>
          </table:table-cell>
          <table:table-cell office:value-type="float" office:value="5.9">
            <text:p>5.90</text:p>
          </table:table-cell>
          <table:table-cell office:value-type="float" office:value="5.58">
            <text:p>5.58</text:p>
          </table:table-cell>
          <table:table-cell office:value-type="float" office:value="5.22">
            <text:p>5.22</text:p>
          </table:table-cell>
          <table:table-cell office:value-type="float" office:value="4.89">
            <text:p>4.89</text:p>
          </table:table-cell>
          <table:table-cell office:value-type="float" office:value="5.08">
            <text:p>5.08</text:p>
          </table:table-cell>
          <table:table-cell office:value-type="float" office:value="5">
            <text:p>5.00</text:p>
          </table:table-cell>
          <table:table-cell office:value-type="float" office:value="4.89">
            <text:p>4.89</text:p>
          </table:table-cell>
          <table:table-cell office:value-type="float" office:value="4.76">
            <text:p>4.76</text:p>
          </table:table-cell>
          <table:table-cell office:value-type="float" office:value="4.66">
            <text:p>4.66</text:p>
          </table:table-cell>
          <table:table-cell office:value-type="float" office:value="4.5">
            <text:p>4.50</text:p>
          </table:table-cell>
          <table:table-cell office:value-type="float" office:value="2.67">
            <text:p>2.67</text:p>
          </table:table-cell>
          <table:table-cell office:value-type="float" office:value="2.52">
            <text:p>2.52</text:p>
          </table:table-cell>
          <table:table-cell office:value-type="float" office:value="2.72">
            <text:p>2.72</text:p>
          </table:table-cell>
          <table:table-cell table:number-columns-repeated="3"/>
          <table:table-cell table:number-columns-repeated="52" office:value-type="float" office:value="0">
            <text:p>0.00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float" office:value="54">
            <text:p>54</text:p>
          </table:table-cell>
          <table:table-cell office:value-type="float" office:value="208">
            <text:p>208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float" office:value="72">
            <text:p>72</text:p>
          </table:table-cell>
          <table:table-cell office:value-type="float" office:value="262">
            <text:p>262</text:p>
          </table:table-cell>
          <table:table-cell office:value-type="string">
            <text:p>11.8251380</text:p>
          </table:table-cell>
          <table:table-cell office:value-type="string">
            <text:p>42.590275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float" office:value="55">
            <text:p>55</text:p>
          </table:table-cell>
          <table:table-cell office:value-type="float" office:value="212">
            <text:p>212</text:p>
          </table:table-cell>
          <table:table-cell office:value-type="string">
            <text:p>15.4167</text:p>
          </table:table-cell>
          <table:table-cell office:value-type="string">
            <text:p>-61.3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float" office:value="56">
            <text:p>56</text:p>
          </table:table-cell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office:value-type="string">
            <text:p>-70.6667</text:p>
          </table:table-cell>
          <table:table-cell office:value-type="float" office:value="6881">
            <text:p>6881</text:p>
          </table:table-cell>
          <table:table-cell office:value-type="float" office:value="7320">
            <text:p>7320</text:p>
          </table:table-cell>
          <table:table-cell office:value-type="float" office:value="9261">
            <text:p>9261</text:p>
          </table:table-cell>
          <table:table-cell office:value-type="float" office:value="4856">
            <text:p>4856</text:p>
          </table:table-cell>
          <table:table-cell office:value-type="float" office:value="5029">
            <text:p>5029</text:p>
          </table:table-cell>
          <table:table-cell office:value-type="float" office:value="3017">
            <text:p>3017</text:p>
          </table:table-cell>
          <table:table-cell office:value-type="float" office:value="915">
            <text:p>915</text:p>
          </table:table-cell>
          <table:table-cell office:value-type="float" office:value="1756">
            <text:p>1756</text:p>
          </table:table-cell>
          <table:table-cell office:value-type="float" office:value="2998">
            <text:p>2998</text:p>
          </table:table-cell>
          <table:table-cell office:value-type="float" office:value="4041">
            <text:p>4041</text:p>
          </table:table-cell>
          <table:table-cell office:value-type="float" office:value="3232">
            <text:p>3232</text:p>
          </table:table-cell>
          <table:table-cell office:value-type="float" office:value="3168">
            <text:p>3168</text:p>
          </table:table-cell>
          <table:table-cell office:value-type="float" office:value="3037">
            <text:p>3037</text:p>
          </table:table-cell>
          <table:table-cell office:value-type="float" office:value="1900">
            <text:p>1900</text:p>
          </table:table-cell>
          <table:table-cell office:value-type="float" office:value="2679">
            <text:p>2679</text:p>
          </table:table-cell>
          <table:table-cell office:value-type="float" office:value="3164">
            <text:p>3164</text:p>
          </table:table-cell>
          <table:table-cell office:value-type="float" office:value="3976">
            <text:p>3976</text:p>
          </table:table-cell>
          <table:table-cell office:value-type="float" office:value="3060">
            <text:p>3060</text:p>
          </table:table-cell>
          <table:table-cell office:value-type="float" office:value="4050">
            <text:p>4050</text:p>
          </table:table-cell>
          <table:table-cell office:value-type="float" office:value="5600">
            <text:p>5600</text:p>
          </table:table-cell>
          <table:table-cell office:value-type="float" office:value="6700">
            <text:p>6700</text:p>
          </table:table-cell>
          <table:table-cell office:value-type="float" office:value="6300">
            <text:p>6300</text:p>
          </table:table-cell>
          <table:table-cell office:value-type="float" office:value="6690">
            <text:p>6690</text:p>
          </table:table-cell>
          <table:table-cell office:value-type="float" office:value="6050">
            <text:p>6050</text:p>
          </table:table-cell>
          <table:table-cell office:value-type="float" office:value="5750">
            <text:p>5750</text:p>
          </table:table-cell>
          <table:table-cell office:value-type="float" office:value="5400">
            <text:p>5400</text:p>
          </table:table-cell>
          <table:table-cell office:value-type="float" office:value="7100">
            <text:p>7100</text:p>
          </table:table-cell>
          <table:table-cell office:value-type="float" office:value="7600">
            <text:p>7600</text:p>
          </table:table-cell>
          <table:table-cell office:value-type="float" office:value="8100">
            <text:p>8100</text:p>
          </table:table-cell>
          <table:table-cell office:value-type="float" office:value="7500">
            <text:p>7500</text:p>
          </table:table-cell>
          <table:table-cell office:value-type="float" office:value="6700">
            <text:p>6700</text:p>
          </table:table-cell>
          <table:table-cell office:value-type="float" office:value="3800">
            <text:p>3800</text:p>
          </table:table-cell>
          <table:table-cell office:value-type="float" office:value="3200">
            <text:p>3200</text:p>
          </table:table-cell>
          <table:table-cell office:value-type="float" office:value="2142">
            <text:p>2142</text:p>
          </table:table-cell>
          <table:table-cell table:number-columns-repeated="18" office:value-type="string">
            <text:p><text:s text:c="4"/></text:p>
          </table:table-cell>
          <table:table-cell table:number-columns-repeated="2"/>
          <table:table-cell office:value-type="float" office:value="2.0091">
            <text:p>2.0091</text:p>
          </table:table-cell>
          <table:table-cell office:value-type="float" office:value="2.0678">
            <text:p>2.0678</text:p>
          </table:table-cell>
          <table:table-cell office:value-type="float" office:value="2.5317">
            <text:p>2.5317</text:p>
          </table:table-cell>
          <table:table-cell office:value-type="float" office:value="1.2853">
            <text:p>1.2853</text:p>
          </table:table-cell>
          <table:table-cell office:value-type="float" office:value="1.2895">
            <text:p>1.2895</text:p>
          </table:table-cell>
          <table:table-cell office:value-type="float" office:value="0.7501">
            <text:p>0.7501</text:p>
          </table:table-cell>
          <table:table-cell office:value-type="float" office:value="0.2207">
            <text:p>0.2207</text:p>
          </table:table-cell>
          <table:table-cell office:value-type="float" office:value="0.4111">
            <text:p>0.4111</text:p>
          </table:table-cell>
          <table:table-cell office:value-type="float" office:value="0.6818">
            <text:p>0.6818</text:p>
          </table:table-cell>
          <table:table-cell office:value-type="float" office:value="0.8932">
            <text:p>0.8932</text:p>
          </table:table-cell>
          <table:table-cell office:value-type="float" office:value="0.6948">
            <text:p>0.6948</text:p>
          </table:table-cell>
          <table:table-cell office:value-type="float" office:value="0.6628">
            <text:p>0.6628</text:p>
          </table:table-cell>
          <table:table-cell office:value-type="float" office:value="0.6187">
            <text:p>0.6187</text:p>
          </table:table-cell>
          <table:table-cell office:value-type="float" office:value="0.3771">
            <text:p>0.3771</text:p>
          </table:table-cell>
          <table:table-cell office:value-type="float" office:value="0.5183">
            <text:p>0.5183</text:p>
          </table:table-cell>
          <table:table-cell office:value-type="float" office:value="0.5971">
            <text:p>0.5971</text:p>
          </table:table-cell>
          <table:table-cell office:value-type="float" office:value="0.7324">
            <text:p>0.7324</text:p>
          </table:table-cell>
          <table:table-cell office:value-type="float" office:value="0.5505">
            <text:p>0.5505</text:p>
          </table:table-cell>
          <table:table-cell office:value-type="float" office:value="0.7115">
            <text:p>0.7115</text:p>
          </table:table-cell>
          <table:table-cell office:value-type="float" office:value="0.9612">
            <text:p>0.9612</text:p>
          </table:table-cell>
          <table:table-cell office:value-type="float" office:value="1.1238">
            <text:p>1.1238</text:p>
          </table:table-cell>
          <table:table-cell office:value-type="float" office:value="1.0328">
            <text:p>1.0328</text:p>
          </table:table-cell>
          <table:table-cell office:value-type="float" office:value="1.0721">
            <text:p>1.0721</text:p>
          </table:table-cell>
          <table:table-cell office:value-type="float" office:value="0.948">
            <text:p>0.948</text:p>
          </table:table-cell>
          <table:table-cell office:value-type="float" office:value="0.8814">
            <text:p>0.8814</text:p>
          </table:table-cell>
          <table:table-cell office:value-type="float" office:value="0.8101">
            <text:p>0.8101</text:p>
          </table:table-cell>
          <table:table-cell office:value-type="float" office:value="1.0426">
            <text:p>1.0426</text:p>
          </table:table-cell>
          <table:table-cell office:value-type="float" office:value="1.0929">
            <text:p>1.0929</text:p>
          </table:table-cell>
          <table:table-cell office:value-type="float" office:value="1.141">
            <text:p>1.141</text:p>
          </table:table-cell>
          <table:table-cell office:value-type="float" office:value="1.0352">
            <text:p>1.0352</text:p>
          </table:table-cell>
          <table:table-cell office:value-type="float" office:value="0.9064">
            <text:p>0.9064</text:p>
          </table:table-cell>
          <table:table-cell office:value-type="float" office:value="0.504">
            <text:p>0.504</text:p>
          </table:table-cell>
          <table:table-cell office:value-type="float" office:value="0.4162">
            <text:p>0.4162</text:p>
          </table:table-cell>
          <table:table-cell office:value-type="float" office:value="0.2734">
            <text:p>0.2734</text:p>
          </table:table-cell>
          <table:table-cell table:number-columns-repeated="20"/>
          <table:table-cell office:value-type="float" office:value="22908.99">
            <text:p>22908.99</text:p>
          </table:table-cell>
          <table:table-cell office:value-type="float" office:value="24368.22">
            <text:p>24368.22</text:p>
          </table:table-cell>
          <table:table-cell office:value-type="float" office:value="30829.79">
            <text:p>30829.79</text:p>
          </table:table-cell>
          <table:table-cell office:value-type="float" office:value="16167.78">
            <text:p>16167.78</text:p>
          </table:table-cell>
          <table:table-cell office:value-type="float" office:value="16739.3">
            <text:p>16739.30</text:p>
          </table:table-cell>
          <table:table-cell office:value-type="float" office:value="10045.77">
            <text:p>10045.77</text:p>
          </table:table-cell>
          <table:table-cell office:value-type="float" office:value="3046.03">
            <text:p>3046.03</text:p>
          </table:table-cell>
          <table:table-cell office:value-type="float" office:value="5843.51">
            <text:p>5843.51</text:p>
          </table:table-cell>
          <table:table-cell office:value-type="float" office:value="9984.72">
            <text:p>9984.72</text:p>
          </table:table-cell>
          <table:table-cell office:value-type="float" office:value="13452.45">
            <text:p>13452.45</text:p>
          </table:table-cell>
          <table:table-cell office:value-type="float" office:value="10757.1">
            <text:p>10757.10</text:p>
          </table:table-cell>
          <table:table-cell office:value-type="float" office:value="10546.25">
            <text:p>10546.25</text:p>
          </table:table-cell>
          <table:table-cell office:value-type="float" office:value="10107.95">
            <text:p>10107.95</text:p>
          </table:table-cell>
          <table:table-cell office:value-type="float" office:value="6322.88">
            <text:p>6322.88</text:p>
          </table:table-cell>
          <table:table-cell office:value-type="float" office:value="8918.37">
            <text:p>8918.37</text:p>
          </table:table-cell>
          <table:table-cell office:value-type="float" office:value="10535.13">
            <text:p>10535.13</text:p>
          </table:table-cell>
          <table:table-cell office:value-type="float" office:value="13227.27">
            <text:p>13227.27</text:p>
          </table:table-cell>
          <table:table-cell office:value-type="float" office:value="10186.71">
            <text:p>10186.71</text:p>
          </table:table-cell>
          <table:table-cell office:value-type="float" office:value="13482.42">
            <text:p>13482.42</text:p>
          </table:table-cell>
          <table:table-cell office:value-type="float" office:value="18202.48">
            <text:p>18202.48</text:p>
          </table:table-cell>
          <table:table-cell office:value-type="float" office:value="22084.31">
            <text:p>22084.31</text:p>
          </table:table-cell>
          <table:table-cell office:value-type="float" office:value="20972.65">
            <text:p>20972.65</text:p>
          </table:table-cell>
          <table:table-cell office:value-type="float" office:value="22402.92">
            <text:p>22402.92</text:p>
          </table:table-cell>
          <table:table-cell office:value-type="float" office:value="20360.34">
            <text:p>20360.34</text:p>
          </table:table-cell>
          <table:table-cell office:value-type="float" office:value="19361.64">
            <text:p>19361.64</text:p>
          </table:table-cell>
          <table:table-cell office:value-type="float" office:value="17976.55">
            <text:p>17976.55</text:p>
          </table:table-cell>
          <table:table-cell office:value-type="float" office:value="23855.78">
            <text:p>23855.78</text:p>
          </table:table-cell>
          <table:table-cell office:value-type="float" office:value="25080.4">
            <text:p>25080.40</text:p>
          </table:table-cell>
          <table:table-cell office:value-type="float" office:value="26964.83">
            <text:p>26964.83</text:p>
          </table:table-cell>
          <table:table-cell office:value-type="float" office:value="24967.44">
            <text:p>24967.44</text:p>
          </table:table-cell>
          <table:table-cell office:value-type="float" office:value="22744.12">
            <text:p>22744.12</text:p>
          </table:table-cell>
          <table:table-cell office:value-type="float" office:value="12870.1">
            <text:p>12870.10</text:p>
          </table:table-cell>
          <table:table-cell office:value-type="float" office:value="10872.71">
            <text:p>10872.71</text:p>
          </table:table-cell>
          <table:table-cell office:value-type="float" office:value="7315.45">
            <text:p>7315.45</text:p>
          </table:table-cell>
          <table:table-cell table:number-columns-repeated="21"/>
          <table:table-cell office:value-type="string">
            <text:p>1745.25</text:p>
          </table:table-cell>
          <table:table-cell office:value-type="string">
            <text:p>1856.41</text:p>
          </table:table-cell>
          <table:table-cell office:value-type="string">
            <text:p>2348.67</text:p>
          </table:table-cell>
          <table:table-cell office:value-type="string">
            <text:p>1231.69</text:p>
          </table:table-cell>
          <table:table-cell office:value-type="string">
            <text:p>1275.23</text:p>
          </table:table-cell>
          <table:table-cell office:value-type="string">
            <text:p>765.30</text:p>
          </table:table-cell>
          <table:table-cell office:value-type="string">
            <text:p>232.05</text:p>
          </table:table-cell>
          <table:table-cell office:value-type="string">
            <text:p>445.17</text:p>
          </table:table-cell>
          <table:table-cell office:value-type="string">
            <text:p>760.65</text:p>
          </table:table-cell>
          <table:table-cell office:value-type="string">
            <text:p>1024.83</text:p>
          </table:table-cell>
          <table:table-cell office:value-type="string">
            <text:p>819.49</text:p>
          </table:table-cell>
          <table:table-cell office:value-type="string">
            <text:p>803.43</text:p>
          </table:table-cell>
          <table:table-cell office:value-type="string">
            <text:p>770.04</text:p>
          </table:table-cell>
          <table:table-cell office:value-type="string">
            <text:p>481.69</text:p>
          </table:table-cell>
          <table:table-cell office:value-type="string">
            <text:p>679.42</text:p>
          </table:table-cell>
          <table:table-cell office:value-type="string">
            <text:p>802.58</text:p>
          </table:table-cell>
          <table:table-cell office:value-type="string">
            <text:p>1007.68</text:p>
          </table:table-cell>
          <table:table-cell office:value-type="string">
            <text:p>776.04</text:p>
          </table:table-cell>
          <table:table-cell office:value-type="string">
            <text:p>1027.11</text:p>
          </table:table-cell>
          <table:table-cell office:value-type="string">
            <text:p>1386.70</text:p>
          </table:table-cell>
          <table:table-cell office:value-type="string">
            <text:p>1682.42</text:p>
          </table:table-cell>
          <table:table-cell office:value-type="string">
            <text:p>1597.73</text:p>
          </table:table-cell>
          <table:table-cell office:value-type="string">
            <text:p>1706.69</text:p>
          </table:table-cell>
          <table:table-cell office:value-type="string">
            <text:p>1551.09</text:p>
          </table:table-cell>
          <table:table-cell office:value-type="string">
            <text:p>1475.00</text:p>
          </table:table-cell>
          <table:table-cell office:value-type="string">
            <text:p>1369.49</text:p>
          </table:table-cell>
          <table:table-cell office:value-type="string">
            <text:p>1817.38</text:p>
          </table:table-cell>
          <table:table-cell office:value-type="string">
            <text:p>1910.67</text:p>
          </table:table-cell>
          <table:table-cell office:value-type="string">
            <text:p>2054.23</text:p>
          </table:table-cell>
          <table:table-cell office:value-type="string">
            <text:p>1902.06</text:p>
          </table:table-cell>
          <table:table-cell office:value-type="string">
            <text:p>1732.69</text:p>
          </table:table-cell>
          <table:table-cell office:value-type="string">
            <text:p>980.47</text:p>
          </table:table-cell>
          <table:table-cell office:value-type="string">
            <text:p>828.30</text:p>
          </table:table-cell>
          <table:table-cell office:value-type="string">
            <text:p>557.30</text:p>
          </table:table-cell>
          <table:table-cell table:number-columns-repeated="21"/>
          <table:table-cell office:value-type="float" office:value="6.69">
            <text:p>6.69</text:p>
          </table:table-cell>
          <table:table-cell office:value-type="float" office:value="6.88">
            <text:p>6.88</text:p>
          </table:table-cell>
          <table:table-cell office:value-type="float" office:value="8.43">
            <text:p>8.43</text:p>
          </table:table-cell>
          <table:table-cell office:value-type="float" office:value="4.28">
            <text:p>4.28</text:p>
          </table:table-cell>
          <table:table-cell office:value-type="float" office:value="4.29">
            <text:p>4.29</text:p>
          </table:table-cell>
          <table:table-cell office:value-type="float" office:value="2.5">
            <text:p>2.50</text:p>
          </table:table-cell>
          <table:table-cell office:value-type="float" office:value="0.73">
            <text:p>0.73</text:p>
          </table:table-cell>
          <table:table-cell office:value-type="float" office:value="1.37">
            <text:p>1.37</text:p>
          </table:table-cell>
          <table:table-cell office:value-type="float" office:value="2.27">
            <text:p>2.27</text:p>
          </table:table-cell>
          <table:table-cell office:value-type="float" office:value="2.97">
            <text:p>2.97</text:p>
          </table:table-cell>
          <table:table-cell office:value-type="float" office:value="2.31">
            <text:p>2.31</text:p>
          </table:table-cell>
          <table:table-cell office:value-type="float" office:value="2.21">
            <text:p>2.21</text:p>
          </table:table-cell>
          <table:table-cell office:value-type="float" office:value="2.06">
            <text:p>2.06</text:p>
          </table:table-cell>
          <table:table-cell office:value-type="float" office:value="1.25">
            <text:p>1.25</text:p>
          </table:table-cell>
          <table:table-cell office:value-type="float" office:value="1.73">
            <text:p>1.73</text:p>
          </table:table-cell>
          <table:table-cell office:value-type="float" office:value="1.99">
            <text:p>1.99</text:p>
          </table:table-cell>
          <table:table-cell office:value-type="float" office:value="2.44">
            <text:p>2.44</text:p>
          </table:table-cell>
          <table:table-cell office:value-type="float" office:value="1.83">
            <text:p>1.83</text:p>
          </table:table-cell>
          <table:table-cell office:value-type="float" office:value="2.37">
            <text:p>2.37</text:p>
          </table:table-cell>
          <table:table-cell office:value-type="float" office:value="3.12">
            <text:p>3.12</text:p>
          </table:table-cell>
          <table:table-cell office:value-type="float" office:value="3.7">
            <text:p>3.70</text:p>
          </table:table-cell>
          <table:table-cell office:value-type="float" office:value="3.44">
            <text:p>3.44</text:p>
          </table:table-cell>
          <table:table-cell office:value-type="float" office:value="3.59">
            <text:p>3.59</text:p>
          </table:table-cell>
          <table:table-cell office:value-type="float" office:value="3.19">
            <text:p>3.19</text:p>
          </table:table-cell>
          <table:table-cell office:value-type="float" office:value="2.97">
            <text:p>2.97</text:p>
          </table:table-cell>
          <table:table-cell office:value-type="float" office:value="2.7">
            <text:p>2.70</text:p>
          </table:table-cell>
          <table:table-cell office:value-type="float" office:value="3.5">
            <text:p>3.50</text:p>
          </table:table-cell>
          <table:table-cell office:value-type="float" office:value="3.61">
            <text:p>3.61</text:p>
          </table:table-cell>
          <table:table-cell office:value-type="float" office:value="3.8">
            <text:p>3.80</text:p>
          </table:table-cell>
          <table:table-cell office:value-type="float" office:value="3.45">
            <text:p>3.45</text:p>
          </table:table-cell>
          <table:table-cell office:value-type="float" office:value="3.08">
            <text:p>3.08</text:p>
          </table:table-cell>
          <table:table-cell office:value-type="float" office:value="1.71">
            <text:p>1.71</text:p>
          </table:table-cell>
          <table:table-cell office:value-type="float" office:value="1.41">
            <text:p>1.41</text:p>
          </table:table-cell>
          <table:table-cell office:value-type="float" office:value="0.93">
            <text:p>0.93</text:p>
          </table:table-cell>
          <table:table-cell table:number-columns-repeated="18" office:value-type="string">
            <text:p><text:s text:c="4"/></text:p>
          </table:table-cell>
          <table:table-cell table:number-columns-repeated="3"/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.19">
            <text:p>0.19</text:p>
          </table:table-cell>
          <table:table-cell office:value-type="float" office:value="0.06">
            <text:p>0.06</text:p>
          </table:table-cell>
          <table:table-cell office:value-type="float" office:value="0.1">
            <text:p>0.10</text:p>
          </table:table-cell>
          <table:table-cell office:value-type="float" office:value="0.17">
            <text:p>0.17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1">
            <text:p>0.10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9">
            <text:p>0.29</text:p>
          </table:table-cell>
          <table:table-cell office:value-type="float" office:value="0.26">
            <text:p>0.26</text:p>
          </table:table-cell>
          <table:table-cell office:value-type="float" office:value="0.23">
            <text:p>0.23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table:number-columns-repeated="18" office:value-type="string">
            <text:p><text:s text:c="4"/>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58">
            <text:p>58</text:p>
          </table:table-cell>
          <table:table-cell office:value-type="float" office:value="218">
            <text:p>218</text:p>
          </table:table-cell>
          <table:table-cell office:value-type="float" office:value="-2">
            <text:p>-2</text:p>
          </table:table-cell>
          <table:table-cell office:value-type="string">
            <text:p>-77.5</text:p>
          </table:table-cell>
          <table:table-cell office:value-type="float" office:value="10036">
            <text:p>10036</text:p>
          </table:table-cell>
          <table:table-cell office:value-type="float" office:value="10803">
            <text:p>10803</text:p>
          </table:table-cell>
          <table:table-cell office:value-type="float" office:value="9180">
            <text:p>9180</text:p>
          </table:table-cell>
          <table:table-cell office:value-type="float" office:value="14157">
            <text:p>14157</text:p>
          </table:table-cell>
          <table:table-cell office:value-type="float" office:value="18450">
            <text:p>18450</text:p>
          </table:table-cell>
          <table:table-cell office:value-type="float" office:value="17627">
            <text:p>17627</text:p>
          </table:table-cell>
          <table:table-cell office:value-type="float" office:value="15765">
            <text:p>15765</text:p>
          </table:table-cell>
          <table:table-cell office:value-type="float" office:value="13800">
            <text:p>13800</text:p>
          </table:table-cell>
          <table:table-cell office:value-type="float" office:value="22140">
            <text:p>22140</text:p>
          </table:table-cell>
          <table:table-cell office:value-type="float" office:value="7550">
            <text:p>7550</text:p>
          </table:table-cell>
          <table:table-cell office:value-type="float" office:value="10666">
            <text:p>10666</text:p>
          </table:table-cell>
          <table:table-cell office:value-type="float" office:value="11500">
            <text:p>11500</text:p>
          </table:table-cell>
          <table:table-cell office:value-type="float" office:value="19540">
            <text:p>19540</text:p>
          </table:table-cell>
          <table:table-cell office:value-type="float" office:value="41500">
            <text:p>41500</text:p>
          </table:table-cell>
          <table:table-cell office:value-type="float" office:value="29789">
            <text:p>29789</text:p>
          </table:table-cell>
          <table:table-cell office:value-type="float" office:value="25459">
            <text:p>25459</text:p>
          </table:table-cell>
          <table:table-cell office:value-type="float" office:value="26260">
            <text:p>26260</text:p>
          </table:table-cell>
          <table:table-cell office:value-type="float" office:value="26306">
            <text:p>26306</text:p>
          </table:table-cell>
          <table:table-cell office:value-type="float" office:value="24409">
            <text:p>24409</text:p>
          </table:table-cell>
          <table:table-cell office:value-type="float" office:value="38600">
            <text:p>38600</text:p>
          </table:table-cell>
          <table:table-cell office:value-type="float" office:value="40201">
            <text:p>40201</text:p>
          </table:table-cell>
          <table:table-cell office:value-type="float" office:value="24030">
            <text:p>24030</text:p>
          </table:table-cell>
          <table:table-cell office:value-type="float" office:value="3980">
            <text:p>3980</text:p>
          </table:table-cell>
          <table:table-cell office:value-type="float" office:value="7340">
            <text:p>7340</text:p>
          </table:table-cell>
          <table:table-cell office:value-type="float" office:value="17386">
            <text:p>17386</text:p>
          </table:table-cell>
          <table:table-cell office:value-type="float" office:value="30250">
            <text:p>30250</text:p>
          </table:table-cell>
          <table:table-cell office:value-type="float" office:value="19056">
            <text:p>19056</text:p>
          </table:table-cell>
          <table:table-cell office:value-type="float" office:value="22694">
            <text:p>22694</text:p>
          </table:table-cell>
          <table:table-cell office:value-type="float" office:value="32299">
            <text:p>32299</text:p>
          </table:table-cell>
          <table:table-cell office:value-type="float" office:value="36448">
            <text:p>36448</text:p>
          </table:table-cell>
          <table:table-cell office:value-type="float" office:value="29603">
            <text:p>29603</text:p>
          </table:table-cell>
          <table:table-cell office:value-type="float" office:value="31028">
            <text:p>31028</text:p>
          </table:table-cell>
          <table:table-cell office:value-type="float" office:value="19453">
            <text:p>19453</text:p>
          </table:table-cell>
          <table:table-cell office:value-type="float" office:value="12465">
            <text:p>12465</text:p>
          </table:table-cell>
          <table:table-cell office:value-type="float" office:value="14683">
            <text:p>14683</text:p>
          </table:table-cell>
          <table:table-cell office:value-type="float" office:value="15209">
            <text:p>15209</text:p>
          </table:table-cell>
          <table:table-cell office:value-type="float" office:value="13683">
            <text:p>13683</text:p>
          </table:table-cell>
          <table:table-cell office:value-type="float" office:value="8932">
            <text:p>8932</text:p>
          </table:table-cell>
          <table:table-cell office:value-type="float" office:value="9052">
            <text:p>9052</text:p>
          </table:table-cell>
          <table:table-cell office:value-type="float" office:value="8363">
            <text:p>8363</text:p>
          </table:table-cell>
          <table:table-cell office:value-type="float" office:value="6893">
            <text:p>6893</text:p>
          </table:table-cell>
          <table:table-cell office:value-type="float" office:value="3388">
            <text:p>3388</text:p>
          </table:table-cell>
          <table:table-cell office:value-type="float" office:value="1070">
            <text:p>1070</text:p>
          </table:table-cell>
          <table:table-cell office:value-type="float" office:value="3207">
            <text:p>3207</text:p>
          </table:table-cell>
          <table:table-cell office:value-type="float" office:value="3279">
            <text:p>3279</text:p>
          </table:table-cell>
          <table:table-cell office:value-type="float" office:value="3331">
            <text:p>3331</text:p>
          </table:table-cell>
          <table:table-cell office:value-type="float" office:value="3401">
            <text:p>3401</text:p>
          </table:table-cell>
          <table:table-cell office:value-type="float" office:value="3632">
            <text:p>3632</text:p>
          </table:table-cell>
          <table:table-cell office:value-type="float" office:value="3642">
            <text:p>3642</text:p>
          </table:table-cell>
          <table:table-cell office:value-type="float" office:value="3550">
            <text:p>3550</text:p>
          </table:table-cell>
          <table:table-cell office:value-type="float" office:value="3650">
            <text:p>3650</text:p>
          </table:table-cell>
          <table:table-cell office:value-type="float" office:value="3730">
            <text:p>3730</text:p>
          </table:table-cell>
          <table:table-cell table:number-columns-repeated="2"/>
          <table:table-cell office:value-type="float" office:value="2.1606">
            <text:p>2.1606</text:p>
          </table:table-cell>
          <table:table-cell office:value-type="float" office:value="2.26">
            <text:p>2.26</text:p>
          </table:table-cell>
          <table:table-cell office:value-type="float" office:value="1.8662">
            <text:p>1.8662</text:p>
          </table:table-cell>
          <table:table-cell office:value-type="float" office:value="2.7956">
            <text:p>2.7956</text:p>
          </table:table-cell>
          <table:table-cell office:value-type="float" office:value="3.5392">
            <text:p>3.5392</text:p>
          </table:table-cell>
          <table:table-cell office:value-type="float" office:value="3.2843">
            <text:p>3.2843</text:p>
          </table:table-cell>
          <table:table-cell office:value-type="float" office:value="2.8534">
            <text:p>2.8534</text:p>
          </table:table-cell>
          <table:table-cell office:value-type="float" office:value="2.4262">
            <text:p>2.4262</text:p>
          </table:table-cell>
          <table:table-cell office:value-type="float" office:value="3.782">
            <text:p>3.782</text:p>
          </table:table-cell>
          <table:table-cell office:value-type="float" office:value="1.2531">
            <text:p>1.2531</text:p>
          </table:table-cell>
          <table:table-cell office:value-type="float" office:value="1.7206">
            <text:p>1.7206</text:p>
          </table:table-cell>
          <table:table-cell office:value-type="float" office:value="1.8036">
            <text:p>1.8036</text:p>
          </table:table-cell>
          <table:table-cell office:value-type="float" office:value="2.98">
            <text:p>2.98</text:p>
          </table:table-cell>
          <table:table-cell office:value-type="float" office:value="6.1564">
            <text:p>6.1564</text:p>
          </table:table-cell>
          <table:table-cell office:value-type="float" office:value="4.2992">
            <text:p>4.2992</text:p>
          </table:table-cell>
          <table:table-cell office:value-type="float" office:value="3.5762">
            <text:p>3.5762</text:p>
          </table:table-cell>
          <table:table-cell office:value-type="float" office:value="3.5909">
            <text:p>3.5909</text:p>
          </table:table-cell>
          <table:table-cell office:value-type="float" office:value="3.5033">
            <text:p>3.5033</text:p>
          </table:table-cell>
          <table:table-cell office:value-type="float" office:value="3.1667">
            <text:p>3.1667</text:p>
          </table:table-cell>
          <table:table-cell office:value-type="float" office:value="4.8805">
            <text:p>4.8805</text:p>
          </table:table-cell>
          <table:table-cell office:value-type="float" office:value="4.9551">
            <text:p>4.9551</text:p>
          </table:table-cell>
          <table:table-cell office:value-type="float" office:value="2.8886">
            <text:p>2.8886</text:p>
          </table:table-cell>
          <table:table-cell office:value-type="float" office:value="0.4666">
            <text:p>0.4666</text:p>
          </table:table-cell>
          <table:table-cell office:value-type="float" office:value="0.8395">
            <text:p>0.8395</text:p>
          </table:table-cell>
          <table:table-cell office:value-type="float" office:value="1.94">
            <text:p>1.94</text:p>
          </table:table-cell>
          <table:table-cell office:value-type="float" office:value="3.2927">
            <text:p>3.2927</text:p>
          </table:table-cell>
          <table:table-cell office:value-type="float" office:value="2.0236">
            <text:p>2.0236</text:p>
          </table:table-cell>
          <table:table-cell office:value-type="float" office:value="2.3515">
            <text:p>2.3515</text:p>
          </table:table-cell>
          <table:table-cell office:value-type="float" office:value="3.2668">
            <text:p>3.2668</text:p>
          </table:table-cell>
          <table:table-cell office:value-type="float" office:value="3.6002">
            <text:p>3.6002</text:p>
          </table:table-cell>
          <table:table-cell office:value-type="float" office:value="2.8572">
            <text:p>2.8572</text:p>
          </table:table-cell>
          <table:table-cell office:value-type="float" office:value="2.9277">
            <text:p>2.9277</text:p>
          </table:table-cell>
          <table:table-cell office:value-type="float" office:value="1.7952">
            <text:p>1.7952</text:p>
          </table:table-cell>
          <table:table-cell office:value-type="float" office:value="1.1255">
            <text:p>1.1255</text:p>
          </table:table-cell>
          <table:table-cell office:value-type="float" office:value="1.2975">
            <text:p>1.2975</text:p>
          </table:table-cell>
          <table:table-cell office:value-type="float" office:value="1.316">
            <text:p>1.316</text:p>
          </table:table-cell>
          <table:table-cell office:value-type="float" office:value="1.1597">
            <text:p>1.1597</text:p>
          </table:table-cell>
          <table:table-cell office:value-type="float" office:value="0.7417">
            <text:p>0.7417</text:p>
          </table:table-cell>
          <table:table-cell office:value-type="float" office:value="0.7367">
            <text:p>0.7367</text:p>
          </table:table-cell>
          <table:table-cell office:value-type="float" office:value="0.6673">
            <text:p>0.6673</text:p>
          </table:table-cell>
          <table:table-cell office:value-type="float" office:value="0.5393">
            <text:p>0.5393</text:p>
          </table:table-cell>
          <table:table-cell office:value-type="float" office:value="0.26">
            <text:p>0.26</text:p>
          </table:table-cell>
          <table:table-cell office:value-type="float" office:value="0.0806">
            <text:p>0.0806</text:p>
          </table:table-cell>
          <table:table-cell office:value-type="float" office:value="0.237">
            <text:p>0.237</text:p>
          </table:table-cell>
          <table:table-cell office:value-type="float" office:value="0.238">
            <text:p>0.238</text:p>
          </table:table-cell>
          <table:table-cell office:value-type="float" office:value="0.2375">
            <text:p>0.2375</text:p>
          </table:table-cell>
          <table:table-cell office:value-type="float" office:value="0.2384">
            <text:p>0.2384</text:p>
          </table:table-cell>
          <table:table-cell office:value-type="float" office:value="0.2503">
            <text:p>0.2503</text:p>
          </table:table-cell>
          <table:table-cell office:value-type="float" office:value="0.2468">
            <text:p>0.2468</text:p>
          </table:table-cell>
          <table:table-cell office:value-type="float" office:value="0.2367">
            <text:p>0.2367</text:p>
          </table:table-cell>
          <table:table-cell office:value-type="float" office:value="0.2394">
            <text:p>0.2394</text:p>
          </table:table-cell>
          <table:table-cell office:value-type="float" office:value="0.2408">
            <text:p>0.2408</text:p>
          </table:table-cell>
          <table:table-cell table:number-columns-repeated="2"/>
          <table:table-cell office:value-type="float" office:value="37238.64">
            <text:p>37238.64</text:p>
          </table:table-cell>
          <table:table-cell office:value-type="float" office:value="41239.04">
            <text:p>41239.04</text:p>
          </table:table-cell>
          <table:table-cell office:value-type="float" office:value="35022.12">
            <text:p>35022.12</text:p>
          </table:table-cell>
          <table:table-cell office:value-type="float" office:value="52661.01">
            <text:p>52661.01</text:p>
          </table:table-cell>
          <table:table-cell office:value-type="float" office:value="68681.68">
            <text:p>68681.68</text:p>
          </table:table-cell>
          <table:table-cell office:value-type="float" office:value="66133.61">
            <text:p>66133.61</text:p>
          </table:table-cell>
          <table:table-cell office:value-type="float" office:value="59126.03">
            <text:p>59126.03</text:p>
          </table:table-cell>
          <table:table-cell office:value-type="float" office:value="51553.83">
            <text:p>51553.83</text:p>
          </table:table-cell>
          <table:table-cell office:value-type="float" office:value="77936.67">
            <text:p>77936.67</text:p>
          </table:table-cell>
          <table:table-cell office:value-type="float" office:value="28656.76">
            <text:p>28656.76</text:p>
          </table:table-cell>
          <table:table-cell office:value-type="float" office:value="39156.23">
            <text:p>39156.23</text:p>
          </table:table-cell>
          <table:table-cell office:value-type="float" office:value="43194.93">
            <text:p>43194.93</text:p>
          </table:table-cell>
          <table:table-cell office:value-type="float" office:value="72439.1">
            <text:p>72439.10</text:p>
          </table:table-cell>
          <table:table-cell office:value-type="float" office:value="154781.38">
            <text:p>154781.38</text:p>
          </table:table-cell>
          <table:table-cell office:value-type="float" office:value="111256.48">
            <text:p>111256.48</text:p>
          </table:table-cell>
          <table:table-cell office:value-type="float" office:value="96752.92">
            <text:p>96752.92</text:p>
          </table:table-cell>
          <table:table-cell office:value-type="float" office:value="103321.84">
            <text:p>103321.84</text:p>
          </table:table-cell>
          <table:table-cell office:value-type="float" office:value="103699.08">
            <text:p>103699.08</text:p>
          </table:table-cell>
          <table:table-cell office:value-type="float" office:value="93743.67">
            <text:p>93743.67</text:p>
          </table:table-cell>
          <table:table-cell office:value-type="float" office:value="149904.48">
            <text:p>149904.48</text:p>
          </table:table-cell>
          <table:table-cell office:value-type="float" office:value="153371.2">
            <text:p>153371.20</text:p>
          </table:table-cell>
          <table:table-cell office:value-type="float" office:value="91335.74">
            <text:p>91335.74</text:p>
          </table:table-cell>
          <table:table-cell office:value-type="float" office:value="15204.32">
            <text:p>15204.32</text:p>
          </table:table-cell>
          <table:table-cell office:value-type="float" office:value="28405.02">
            <text:p>28405.02</text:p>
          </table:table-cell>
          <table:table-cell office:value-type="float" office:value="66355.86">
            <text:p>66355.86</text:p>
          </table:table-cell>
          <table:table-cell office:value-type="float" office:value="129041.32">
            <text:p>129041.32</text:p>
          </table:table-cell>
          <table:table-cell office:value-type="float" office:value="66971.41">
            <text:p>66971.41</text:p>
          </table:table-cell>
          <table:table-cell office:value-type="float" office:value="79917.19">
            <text:p>79917.19</text:p>
          </table:table-cell>
          <table:table-cell office:value-type="float" office:value="120063.19">
            <text:p>120063.19</text:p>
          </table:table-cell>
          <table:table-cell office:value-type="float" office:value="135687.17">
            <text:p>135687.17</text:p>
          </table:table-cell>
          <table:table-cell office:value-type="float" office:value="114590.58">
            <text:p>114590.58</text:p>
          </table:table-cell>
          <table:table-cell office:value-type="float" office:value="121221.34">
            <text:p>121221.34</text:p>
          </table:table-cell>
          <table:table-cell office:value-type="float" office:value="75485.76">
            <text:p>75485.76</text:p>
          </table:table-cell>
          <table:table-cell office:value-type="float" office:value="47789.8">
            <text:p>47789.80</text:p>
          </table:table-cell>
          <table:table-cell office:value-type="float" office:value="56295.48">
            <text:p>56295.48</text:p>
          </table:table-cell>
          <table:table-cell office:value-type="float" office:value="58312.46">
            <text:p>58312.46</text:p>
          </table:table-cell>
          <table:table-cell office:value-type="float" office:value="49312.94">
            <text:p>49312.94</text:p>
          </table:table-cell>
          <table:table-cell office:value-type="float" office:value="30992.69">
            <text:p>30992.69</text:p>
          </table:table-cell>
          <table:table-cell office:value-type="float" office:value="35008.72">
            <text:p>35008.72</text:p>
          </table:table-cell>
          <table:table-cell office:value-type="float" office:value="31626.98">
            <text:p>31626.98</text:p>
          </table:table-cell>
          <table:table-cell office:value-type="float" office:value="26426.72">
            <text:p>26426.72</text:p>
          </table:table-cell>
          <table:table-cell office:value-type="float" office:value="12814.13">
            <text:p>12814.13</text:p>
          </table:table-cell>
          <table:table-cell office:value-type="float" office:value="4083.55">
            <text:p>4083.55</text:p>
          </table:table-cell>
          <table:table-cell office:value-type="float" office:value="12597.15">
            <text:p>12597.15</text:p>
          </table:table-cell>
          <table:table-cell office:value-type="float" office:value="11983.25">
            <text:p>11983.25</text:p>
          </table:table-cell>
          <table:table-cell office:value-type="float" office:value="11912.55">
            <text:p>11912.55</text:p>
          </table:table-cell>
          <table:table-cell office:value-type="float" office:value="12136.51">
            <text:p>12136.51</text:p>
          </table:table-cell>
          <table:table-cell office:value-type="float" office:value="12980.6">
            <text:p>12980.60</text:p>
          </table:table-cell>
          <table:table-cell office:value-type="float" office:value="13412.71">
            <text:p>13412.71</text:p>
          </table:table-cell>
          <table:table-cell office:value-type="float" office:value="13708.55">
            <text:p>13708.55</text:p>
          </table:table-cell>
          <table:table-cell office:value-type="float" office:value="14178.53">
            <text:p>14178.53</text:p>
          </table:table-cell>
          <table:table-cell office:value-type="float" office:value="14484.5">
            <text:p>14484.50</text:p>
          </table:table-cell>
          <table:table-cell table:number-columns-repeated="3"/>
          <table:table-cell office:value-type="string">
            <text:p>43.96</text:p>
          </table:table-cell>
          <table:table-cell office:value-type="string">
            <text:p>48.68</text:p>
          </table:table-cell>
          <table:table-cell office:value-type="string">
            <text:p>41.34</text:p>
          </table:table-cell>
          <table:table-cell office:value-type="string">
            <text:p>62.16</text:p>
          </table:table-cell>
          <table:table-cell office:value-type="string">
            <text:p>81.07</text:p>
          </table:table-cell>
          <table:table-cell office:value-type="string">
            <text:p>78.06</text:p>
          </table:table-cell>
          <table:table-cell office:value-type="string">
            <text:p>69.79</text:p>
          </table:table-cell>
          <table:table-cell office:value-type="string">
            <text:p>60.85</text:p>
          </table:table-cell>
          <table:table-cell office:value-type="string">
            <text:p>92.00</text:p>
          </table:table-cell>
          <table:table-cell office:value-type="string">
            <text:p>33.83</text:p>
          </table:table-cell>
          <table:table-cell office:value-type="string">
            <text:p>46.22</text:p>
          </table:table-cell>
          <table:table-cell office:value-type="string">
            <text:p>50.99</text:p>
          </table:table-cell>
          <table:table-cell office:value-type="string">
            <text:p>85.51</text:p>
          </table:table-cell>
          <table:table-cell office:value-type="string">
            <text:p>182.70</text:p>
          </table:table-cell>
          <table:table-cell office:value-type="string">
            <text:p>131.33</text:p>
          </table:table-cell>
          <table:table-cell office:value-type="string">
            <text:p>114.21</text:p>
          </table:table-cell>
          <table:table-cell office:value-type="string">
            <text:p>121.96</text:p>
          </table:table-cell>
          <table:table-cell office:value-type="string">
            <text:p>122.41</text:p>
          </table:table-cell>
          <table:table-cell office:value-type="string">
            <text:p>110.65</text:p>
          </table:table-cell>
          <table:table-cell office:value-type="string">
            <text:p>176.95</text:p>
          </table:table-cell>
          <table:table-cell office:value-type="string">
            <text:p>181.04</text:p>
          </table:table-cell>
          <table:table-cell office:value-type="string">
            <text:p>107.81</text:p>
          </table:table-cell>
          <table:table-cell office:value-type="string">
            <text:p>17.95</text:p>
          </table:table-cell>
          <table:table-cell office:value-type="string">
            <text:p>33.53</text:p>
          </table:table-cell>
          <table:table-cell office:value-type="string">
            <text:p>78.33</text:p>
          </table:table-cell>
          <table:table-cell office:value-type="string">
            <text:p>152.32</text:p>
          </table:table-cell>
          <table:table-cell office:value-type="string">
            <text:p>79.05</text:p>
          </table:table-cell>
          <table:table-cell office:value-type="string">
            <text:p>94.33</text:p>
          </table:table-cell>
          <table:table-cell office:value-type="string">
            <text:p>141.72</text:p>
          </table:table-cell>
          <table:table-cell office:value-type="string">
            <text:p>160.16</text:p>
          </table:table-cell>
          <table:table-cell office:value-type="string">
            <text:p>135.26</text:p>
          </table:table-cell>
          <table:table-cell office:value-type="string">
            <text:p>143.09</text:p>
          </table:table-cell>
          <table:table-cell office:value-type="string">
            <text:p>89.10</text:p>
          </table:table-cell>
          <table:table-cell office:value-type="string">
            <text:p>56.41</text:p>
          </table:table-cell>
          <table:table-cell office:value-type="string">
            <text:p>66.45</text:p>
          </table:table-cell>
          <table:table-cell office:value-type="string">
            <text:p>68.83</text:p>
          </table:table-cell>
          <table:table-cell office:value-type="string">
            <text:p>58.21</text:p>
          </table:table-cell>
          <table:table-cell office:value-type="string">
            <text:p>36.58</text:p>
          </table:table-cell>
          <table:table-cell office:value-type="string">
            <text:p>41.32</text:p>
          </table:table-cell>
          <table:table-cell office:value-type="string">
            <text:p>37.33</text:p>
          </table:table-cell>
          <table:table-cell office:value-type="string">
            <text:p>31.19</text:p>
          </table:table-cell>
          <table:table-cell office:value-type="string">
            <text:p>15.13</text:p>
          </table:table-cell>
          <table:table-cell office:value-type="string">
            <text:p>4.82</text:p>
          </table:table-cell>
          <table:table-cell office:value-type="string">
            <text:p>14.87</text:p>
          </table:table-cell>
          <table:table-cell office:value-type="string">
            <text:p>14.14</text:p>
          </table:table-cell>
          <table:table-cell office:value-type="string">
            <text:p>14.06</text:p>
          </table:table-cell>
          <table:table-cell office:value-type="string">
            <text:p>14.33</text:p>
          </table:table-cell>
          <table:table-cell office:value-type="string">
            <text:p>15.32</text:p>
          </table:table-cell>
          <table:table-cell office:value-type="string">
            <text:p>15.83</text:p>
          </table:table-cell>
          <table:table-cell office:value-type="string">
            <text:p>16.18</text:p>
          </table:table-cell>
          <table:table-cell office:value-type="string">
            <text:p>16.74</text:p>
          </table:table-cell>
          <table:table-cell office:value-type="string">
            <text:p>17.10</text:p>
          </table:table-cell>
          <table:table-cell table:number-columns-repeated="3"/>
          <table:table-cell office:value-type="float" office:value="8.02">
            <text:p>8.02</text:p>
          </table:table-cell>
          <table:table-cell office:value-type="float" office:value="8.63">
            <text:p>8.63</text:p>
          </table:table-cell>
          <table:table-cell office:value-type="float" office:value="7.12">
            <text:p>7.12</text:p>
          </table:table-cell>
          <table:table-cell office:value-type="float" office:value="10.4">
            <text:p>10.40</text:p>
          </table:table-cell>
          <table:table-cell office:value-type="float" office:value="13.18">
            <text:p>13.18</text:p>
          </table:table-cell>
          <table:table-cell office:value-type="float" office:value="12.32">
            <text:p>12.32</text:p>
          </table:table-cell>
          <table:table-cell office:value-type="float" office:value="10.7">
            <text:p>10.70</text:p>
          </table:table-cell>
          <table:table-cell office:value-type="float" office:value="9.06">
            <text:p>9.06</text:p>
          </table:table-cell>
          <table:table-cell office:value-type="float" office:value="13.31">
            <text:p>13.31</text:p>
          </table:table-cell>
          <table:table-cell office:value-type="float" office:value="4.76">
            <text:p>4.76</text:p>
          </table:table-cell>
          <table:table-cell office:value-type="float" office:value="6.32">
            <text:p>6.32</text:p>
          </table:table-cell>
          <table:table-cell office:value-type="float" office:value="6.77">
            <text:p>6.77</text:p>
          </table:table-cell>
          <table:table-cell office:value-type="float" office:value="11.05">
            <text:p>11.05</text:p>
          </table:table-cell>
          <table:table-cell office:value-type="float" office:value="22.96">
            <text:p>22.96</text:p>
          </table:table-cell>
          <table:table-cell office:value-type="float" office:value="16.06">
            <text:p>16.06</text:p>
          </table:table-cell>
          <table:table-cell office:value-type="float" office:value="13.59">
            <text:p>13.59</text:p>
          </table:table-cell>
          <table:table-cell office:value-type="float" office:value="14.13">
            <text:p>14.13</text:p>
          </table:table-cell>
          <table:table-cell office:value-type="float" office:value="13.81">
            <text:p>13.81</text:p>
          </table:table-cell>
          <table:table-cell office:value-type="float" office:value="12.16">
            <text:p>12.16</text:p>
          </table:table-cell>
          <table:table-cell office:value-type="float" office:value="18.95">
            <text:p>18.95</text:p>
          </table:table-cell>
          <table:table-cell office:value-type="float" office:value="18.9">
            <text:p>18.90</text:p>
          </table:table-cell>
          <table:table-cell office:value-type="float" office:value="10.98">
            <text:p>10.98</text:p>
          </table:table-cell>
          <table:table-cell office:value-type="float" office:value="1.78">
            <text:p>1.78</text:p>
          </table:table-cell>
          <table:table-cell office:value-type="float" office:value="3.25">
            <text:p>3.25</text:p>
          </table:table-cell>
          <table:table-cell office:value-type="float" office:value="7.4">
            <text:p>7.40</text:p>
          </table:table-cell>
          <table:table-cell office:value-type="float" office:value="14.05">
            <text:p>14.05</text:p>
          </table:table-cell>
          <table:table-cell office:value-type="float" office:value="7.11">
            <text:p>7.11</text:p>
          </table:table-cell>
          <table:table-cell office:value-type="float" office:value="8.28">
            <text:p>8.28</text:p>
          </table:table-cell>
          <table:table-cell office:value-type="float" office:value="12.14">
            <text:p>12.14</text:p>
          </table:table-cell>
          <table:table-cell office:value-type="float" office:value="13.4">
            <text:p>13.40</text:p>
          </table:table-cell>
          <table:table-cell office:value-type="float" office:value="11.06">
            <text:p>11.06</text:p>
          </table:table-cell>
          <table:table-cell office:value-type="float" office:value="11.44">
            <text:p>11.44</text:p>
          </table:table-cell>
          <table:table-cell office:value-type="float" office:value="6.97">
            <text:p>6.97</text:p>
          </table:table-cell>
          <table:table-cell office:value-type="float" office:value="4.32">
            <text:p>4.32</text:p>
          </table:table-cell>
          <table:table-cell office:value-type="float" office:value="4.97">
            <text:p>4.97</text:p>
          </table:table-cell>
          <table:table-cell office:value-type="float" office:value="5.05">
            <text:p>5.05</text:p>
          </table:table-cell>
          <table:table-cell office:value-type="float" office:value="4.18">
            <text:p>4.18</text:p>
          </table:table-cell>
          <table:table-cell office:value-type="float" office:value="2.57">
            <text:p>2.57</text:p>
          </table:table-cell>
          <table:table-cell office:value-type="float" office:value="2.85">
            <text:p>2.85</text:p>
          </table:table-cell>
          <table:table-cell office:value-type="float" office:value="2.52">
            <text:p>2.52</text:p>
          </table:table-cell>
          <table:table-cell office:value-type="float" office:value="2.07">
            <text:p>2.07</text:p>
          </table:table-cell>
          <table:table-cell office:value-type="float" office:value="0.98">
            <text:p>0.98</text:p>
          </table:table-cell>
          <table:table-cell office:value-type="float" office:value="0.31">
            <text:p>0.31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3"/>
          <table:table-cell table:number-columns-repeated="4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6" office:value-type="float" office:value="0.01">
            <text:p>0.01</text:p>
          </table:table-cell>
          <table:table-cell table:number-columns-repeated="16" office:value-type="float" office:value="0">
            <text:p>0.00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float" office:value="59">
            <text:p>59</text:p>
          </table:table-cell>
          <table:table-cell office:value-type="float" office:value="818">
            <text:p>818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994098">
            <text:p>994098</text:p>
          </table:table-cell>
          <table:table-cell office:value-type="float" office:value="1314740">
            <text:p>1314740</text:p>
          </table:table-cell>
          <table:table-cell office:value-type="float" office:value="1299553">
            <text:p>1299553</text:p>
          </table:table-cell>
          <table:table-cell office:value-type="float" office:value="1415935">
            <text:p>1415935</text:p>
          </table:table-cell>
          <table:table-cell office:value-type="float" office:value="1481700">
            <text:p>1481700</text:p>
          </table:table-cell>
          <table:table-cell office:value-type="float" office:value="1275093">
            <text:p>1275093</text:p>
          </table:table-cell>
          <table:table-cell office:value-type="float" office:value="1195025">
            <text:p>1195025</text:p>
          </table:table-cell>
          <table:table-cell office:value-type="float" office:value="1195133">
            <text:p>1195133</text:p>
          </table:table-cell>
          <table:table-cell office:value-type="float" office:value="1462210">
            <text:p>1462210</text:p>
          </table:table-cell>
          <table:table-cell office:value-type="float" office:value="1392560">
            <text:p>1392560</text:p>
          </table:table-cell>
          <table:table-cell office:value-type="float" office:value="1409440">
            <text:p>1409440</text:p>
          </table:table-cell>
          <table:table-cell office:value-type="float" office:value="1408840">
            <text:p>1408840</text:p>
          </table:table-cell>
          <table:table-cell office:value-type="float" office:value="1352320">
            <text:p>1352320</text:p>
          </table:table-cell>
          <table:table-cell office:value-type="float" office:value="1194000">
            <text:p>1194000</text:p>
          </table:table-cell>
          <table:table-cell office:value-type="float" office:value="1034000">
            <text:p>1034000</text:p>
          </table:table-cell>
          <table:table-cell office:value-type="float" office:value="1073353">
            <text:p>1073353</text:p>
          </table:table-cell>
          <table:table-cell office:value-type="float" office:value="1088551">
            <text:p>1088551</text:p>
          </table:table-cell>
          <table:table-cell office:value-type="float" office:value="1180346">
            <text:p>1180346</text:p>
          </table:table-cell>
          <table:table-cell office:value-type="float" office:value="1275557">
            <text:p>1275557</text:p>
          </table:table-cell>
          <table:table-cell office:value-type="float" office:value="1386234">
            <text:p>1386234</text:p>
          </table:table-cell>
          <table:table-cell office:value-type="float" office:value="1302000">
            <text:p>1302000</text:p>
          </table:table-cell>
          <table:table-cell office:value-type="float" office:value="1198408">
            <text:p>1198408</text:p>
          </table:table-cell>
          <table:table-cell office:value-type="float" office:value="1055000">
            <text:p>1055000</text:p>
          </table:table-cell>
          <table:table-cell office:value-type="float" office:value="1035000">
            <text:p>1035000</text:p>
          </table:table-cell>
          <table:table-cell office:value-type="float" office:value="1156000">
            <text:p>1156000</text:p>
          </table:table-cell>
          <table:table-cell office:value-type="float" office:value="1092000">
            <text:p>1092000</text:p>
          </table:table-cell>
          <table:table-cell office:value-type="float" office:value="949000">
            <text:p>949000</text:p>
          </table:table-cell>
          <table:table-cell office:value-type="float" office:value="854000">
            <text:p>854000</text:p>
          </table:table-cell>
          <table:table-cell office:value-type="float" office:value="794000">
            <text:p>794000</text:p>
          </table:table-cell>
          <table:table-cell office:value-type="float" office:value="806712">
            <text:p>806712</text:p>
          </table:table-cell>
          <table:table-cell office:value-type="float" office:value="782055">
            <text:p>782055</text:p>
          </table:table-cell>
          <table:table-cell office:value-type="float" office:value="941058">
            <text:p>941058</text:p>
          </table:table-cell>
          <table:table-cell office:value-type="float" office:value="1064581">
            <text:p>1064581</text:p>
          </table:table-cell>
          <table:table-cell office:value-type="float" office:value="665569">
            <text:p>665569</text:p>
          </table:table-cell>
          <table:table-cell office:value-type="float" office:value="621545">
            <text:p>621545</text:p>
          </table:table-cell>
          <table:table-cell office:value-type="float" office:value="905707">
            <text:p>905707</text:p>
          </table:table-cell>
          <table:table-cell office:value-type="float" office:value="902030">
            <text:p>902030</text:p>
          </table:table-cell>
          <table:table-cell office:value-type="float" office:value="614893">
            <text:p>614893</text:p>
          </table:table-cell>
          <table:table-cell office:value-type="float" office:value="600716">
            <text:p>600716</text:p>
          </table:table-cell>
          <table:table-cell office:value-type="float" office:value="553532">
            <text:p>553532</text:p>
          </table:table-cell>
          <table:table-cell office:value-type="float" office:value="824820">
            <text:p>824820</text:p>
          </table:table-cell>
          <table:table-cell office:value-type="float" office:value="669210">
            <text:p>669210</text:p>
          </table:table-cell>
          <table:table-cell office:value-type="float" office:value="522910">
            <text:p>522910</text:p>
          </table:table-cell>
          <table:table-cell office:value-type="float" office:value="738289">
            <text:p>738289</text:p>
          </table:table-cell>
          <table:table-cell office:value-type="float" office:value="537000">
            <text:p>537000</text:p>
          </table:table-cell>
          <table:table-cell office:value-type="float" office:value="546000">
            <text:p>546000</text:p>
          </table:table-cell>
          <table:table-cell office:value-type="float" office:value="542800">
            <text:p>542800</text:p>
          </table:table-cell>
          <table:table-cell office:value-type="float" office:value="298270">
            <text:p>298270</text:p>
          </table:table-cell>
          <table:table-cell office:value-type="float" office:value="239717">
            <text:p>239717</text:p>
          </table:table-cell>
          <table:table-cell office:value-type="float" office:value="324437">
            <text:p>324437</text:p>
          </table:table-cell>
          <table:table-cell office:value-type="float" office:value="399450">
            <text:p>399450</text:p>
          </table:table-cell>
          <table:table-cell office:value-type="float" office:value="285000">
            <text:p>285000</text:p>
          </table:table-cell>
          <table:table-cell table:number-columns-repeated="2"/>
          <table:table-cell office:value-type="float" office:value="34.5341">
            <text:p>34.5341</text:p>
          </table:table-cell>
          <table:table-cell office:value-type="float" office:value="44.4304">
            <text:p>44.4304</text:p>
          </table:table-cell>
          <table:table-cell office:value-type="float" office:value="42.7344">
            <text:p>42.7344</text:p>
          </table:table-cell>
          <table:table-cell office:value-type="float" office:value="45.3215">
            <text:p>45.3215</text:p>
          </table:table-cell>
          <table:table-cell office:value-type="float" office:value="46.1819">
            <text:p>46.1819</text:p>
          </table:table-cell>
          <table:table-cell office:value-type="float" office:value="38.7131">
            <text:p>38.7131</text:p>
          </table:table-cell>
          <table:table-cell office:value-type="float" office:value="35.3568">
            <text:p>35.3568</text:p>
          </table:table-cell>
          <table:table-cell office:value-type="float" office:value="34.4816">
            <text:p>34.4816</text:p>
          </table:table-cell>
          <table:table-cell office:value-type="float" office:value="41.1763">
            <text:p>41.1763</text:p>
          </table:table-cell>
          <table:table-cell office:value-type="float" office:value="38.3182">
            <text:p>38.3182</text:p>
          </table:table-cell>
          <table:table-cell office:value-type="float" office:value="37.9371">
            <text:p>37.9371</text:p>
          </table:table-cell>
          <table:table-cell office:value-type="float" office:value="37.1285">
            <text:p>37.1285</text:p>
          </table:table-cell>
          <table:table-cell office:value-type="float" office:value="34.913">
            <text:p>34.913</text:p>
          </table:table-cell>
          <table:table-cell office:value-type="float" office:value="30.2019">
            <text:p>30.2019</text:p>
          </table:table-cell>
          <table:table-cell office:value-type="float" office:value="25.6201">
            <text:p>25.6201</text:p>
          </table:table-cell>
          <table:table-cell office:value-type="float" office:value="26.044">
            <text:p>26.044</text:p>
          </table:table-cell>
          <table:table-cell office:value-type="float" office:value="25.86">
            <text:p>25.86</text:p>
          </table:table-cell>
          <table:table-cell office:value-type="float" office:value="27.4461">
            <text:p>27.4461</text:p>
          </table:table-cell>
          <table:table-cell office:value-type="float" office:value="29.0223">
            <text:p>29.0223</text:p>
          </table:table-cell>
          <table:table-cell office:value-type="float" office:value="30.8518">
            <text:p>30.8518</text:p>
          </table:table-cell>
          <table:table-cell office:value-type="float" office:value="28.3376">
            <text:p>28.3376</text:p>
          </table:table-cell>
          <table:table-cell office:value-type="float" office:value="25.5029">
            <text:p>25.5029</text:p>
          </table:table-cell>
          <table:table-cell office:value-type="float" office:value="21.9462">
            <text:p>21.9462</text:p>
          </table:table-cell>
          <table:table-cell office:value-type="float" office:value="21.0409">
            <text:p>21.0409</text:p>
          </table:table-cell>
          <table:table-cell office:value-type="float" office:value="22.9607">
            <text:p>22.9607</text:p>
          </table:table-cell>
          <table:table-cell office:value-type="float" office:value="21.1854">
            <text:p>21.1854</text:p>
          </table:table-cell>
          <table:table-cell office:value-type="float" office:value="17.9813">
            <text:p>17.9813</text:p>
          </table:table-cell>
          <table:table-cell office:value-type="float" office:value="15.8116">
            <text:p>15.8116</text:p>
          </table:table-cell>
          <table:table-cell office:value-type="float" office:value="14.3822">
            <text:p>14.3822</text:p>
          </table:table-cell>
          <table:table-cell office:value-type="float" office:value="14.3194">
            <text:p>14.3194</text:p>
          </table:table-cell>
          <table:table-cell office:value-type="float" office:value="13.6275">
            <text:p>13.6275</text:p>
          </table:table-cell>
          <table:table-cell office:value-type="float" office:value="16.122">
            <text:p>16.122</text:p>
          </table:table-cell>
          <table:table-cell office:value-type="float" office:value="17.95">
            <text:p>17.95</text:p>
          </table:table-cell>
          <table:table-cell office:value-type="float" office:value="11.0501">
            <text:p>11.0501</text:p>
          </table:table-cell>
          <table:table-cell office:value-type="float" office:value="10.1613">
            <text:p>10.1613</text:p>
          </table:table-cell>
          <table:table-cell office:value-type="float" office:value="14.579">
            <text:p>14.579</text:p>
          </table:table-cell>
          <table:table-cell office:value-type="float" office:value="14.2966">
            <text:p>14.2966</text:p>
          </table:table-cell>
          <table:table-cell office:value-type="float" office:value="9.5951">
            <text:p>9.5951</text:p>
          </table:table-cell>
          <table:table-cell office:value-type="float" office:value="9.2279">
            <text:p>9.2279</text:p>
          </table:table-cell>
          <table:table-cell office:value-type="float" office:value="8.3695">
            <text:p>8.3695</text:p>
          </table:table-cell>
          <table:table-cell office:value-type="float" office:value="12.2734">
            <text:p>12.2734</text:p>
          </table:table-cell>
          <table:table-cell office:value-type="float" office:value="9.7977">
            <text:p>9.7977</text:p>
          </table:table-cell>
          <table:table-cell office:value-type="float" office:value="7.5313">
            <text:p>7.5313</text:p>
          </table:table-cell>
          <table:table-cell office:value-type="float" office:value="10.4587">
            <text:p>10.4587</text:p>
          </table:table-cell>
          <table:table-cell office:value-type="float" office:value="7.4814">
            <text:p>7.4814</text:p>
          </table:table-cell>
          <table:table-cell office:value-type="float" office:value="7.4804">
            <text:p>7.4804</text:p>
          </table:table-cell>
          <table:table-cell office:value-type="float" office:value="7.3124">
            <text:p>7.3124</text:p>
          </table:table-cell>
          <table:table-cell office:value-type="float" office:value="3.951">
            <text:p>3.951</text:p>
          </table:table-cell>
          <table:table-cell office:value-type="float" office:value="3.1223">
            <text:p>3.1223</text:p>
          </table:table-cell>
          <table:table-cell office:value-type="float" office:value="4.1554">
            <text:p>4.1554</text:p>
          </table:table-cell>
          <table:table-cell office:value-type="float" office:value="5.0314">
            <text:p>5.0314</text:p>
          </table:table-cell>
          <table:table-cell office:value-type="float" office:value="3.5306">
            <text:p>3.5306</text:p>
          </table:table-cell>
          <table:table-cell table:number-columns-repeated="2"/>
          <table:table-cell office:value-type="float" office:value="150212.72">
            <text:p>150212.72</text:p>
          </table:table-cell>
          <table:table-cell office:value-type="float" office:value="202647.36">
            <text:p>202647.36</text:p>
          </table:table-cell>
          <table:table-cell office:value-type="float" office:value="197222.94">
            <text:p>197222.94</text:p>
          </table:table-cell>
          <table:table-cell office:value-type="float" office:value="221668.8">
            <text:p>221668.80</text:p>
          </table:table-cell>
          <table:table-cell office:value-type="float" office:value="229950.21">
            <text:p>229950.21</text:p>
          </table:table-cell>
          <table:table-cell office:value-type="float" office:value="199916.09">
            <text:p>199916.09</text:p>
          </table:table-cell>
          <table:table-cell office:value-type="float" office:value="190413.7">
            <text:p>190413.70</text:p>
          </table:table-cell>
          <table:table-cell office:value-type="float" office:value="190526.69">
            <text:p>190526.69</text:p>
          </table:table-cell>
          <table:table-cell office:value-type="float" office:value="235121.08">
            <text:p>235121.08</text:p>
          </table:table-cell>
          <table:table-cell office:value-type="float" office:value="221944.11">
            <text:p>221944.11</text:p>
          </table:table-cell>
          <table:table-cell office:value-type="float" office:value="223099.22">
            <text:p>223099.22</text:p>
          </table:table-cell>
          <table:table-cell office:value-type="float" office:value="224256.52">
            <text:p>224256.52</text:p>
          </table:table-cell>
          <table:table-cell office:value-type="float" office:value="214256.29">
            <text:p>214256.29</text:p>
          </table:table-cell>
          <table:table-cell office:value-type="float" office:value="191656.89">
            <text:p>191656.89</text:p>
          </table:table-cell>
          <table:table-cell office:value-type="float" office:value="166002.57">
            <text:p>166002.57</text:p>
          </table:table-cell>
          <table:table-cell office:value-type="float" office:value="172265.37">
            <text:p>172265.37</text:p>
          </table:table-cell>
          <table:table-cell office:value-type="float" office:value="173824.05">
            <text:p>173824.05</text:p>
          </table:table-cell>
          <table:table-cell office:value-type="float" office:value="190174.63">
            <text:p>190174.63</text:p>
          </table:table-cell>
          <table:table-cell office:value-type="float" office:value="208451.77">
            <text:p>208451.77</text:p>
          </table:table-cell>
          <table:table-cell office:value-type="float" office:value="227473.31">
            <text:p>227473.31</text:p>
          </table:table-cell>
          <table:table-cell office:value-type="float" office:value="214370.62">
            <text:p>214370.62</text:p>
          </table:table-cell>
          <table:table-cell office:value-type="float" office:value="197644.2">
            <text:p>197644.20</text:p>
          </table:table-cell>
          <table:table-cell office:value-type="float" office:value="172415.3">
            <text:p>172415.30</text:p>
          </table:table-cell>
          <table:table-cell office:value-type="float" office:value="171101.57">
            <text:p>171101.57</text:p>
          </table:table-cell>
          <table:table-cell office:value-type="float" office:value="191506.71">
            <text:p>191506.71</text:p>
          </table:table-cell>
          <table:table-cell office:value-type="float" office:value="179938.4">
            <text:p>179938.40</text:p>
          </table:table-cell>
          <table:table-cell office:value-type="float" office:value="156633.1">
            <text:p>156633.10</text:p>
          </table:table-cell>
          <table:table-cell office:value-type="float" office:value="139034.53">
            <text:p>139034.53</text:p>
          </table:table-cell>
          <table:table-cell office:value-type="float" office:value="128263.48">
            <text:p>128263.48</text:p>
          </table:table-cell>
          <table:table-cell office:value-type="float" office:value="130988.4">
            <text:p>130988.40</text:p>
          </table:table-cell>
          <table:table-cell office:value-type="float" office:value="128547.06">
            <text:p>128547.06</text:p>
          </table:table-cell>
          <table:table-cell office:value-type="float" office:value="157714.09">
            <text:p>157714.09</text:p>
          </table:table-cell>
          <table:table-cell office:value-type="float" office:value="177566.89">
            <text:p>177566.89</text:p>
          </table:table-cell>
          <table:table-cell office:value-type="float" office:value="109484.97">
            <text:p>109484.97</text:p>
          </table:table-cell>
          <table:table-cell office:value-type="float" office:value="103319.67">
            <text:p>103319.67</text:p>
          </table:table-cell>
          <table:table-cell office:value-type="float" office:value="148703.07">
            <text:p>148703.07</text:p>
          </table:table-cell>
          <table:table-cell office:value-type="float" office:value="147424.24">
            <text:p>147424.24</text:p>
          </table:table-cell>
          <table:table-cell office:value-type="float" office:value="99465.6">
            <text:p>99465.60</text:p>
          </table:table-cell>
          <table:table-cell office:value-type="float" office:value="99760.42">
            <text:p>99760.42</text:p>
          </table:table-cell>
          <table:table-cell office:value-type="float" office:value="94657.9">
            <text:p>94657.90</text:p>
          </table:table-cell>
          <table:table-cell office:value-type="float" office:value="139926.65">
            <text:p>139926.65</text:p>
          </table:table-cell>
          <table:table-cell office:value-type="float" office:value="120137.58">
            <text:p>120137.58</text:p>
          </table:table-cell>
          <table:table-cell office:value-type="float" office:value="85380.4">
            <text:p>85380.40</text:p>
          </table:table-cell>
          <table:table-cell office:value-type="float" office:value="124243.39">
            <text:p>124243.39</text:p>
          </table:table-cell>
          <table:table-cell office:value-type="float" office:value="87284.52">
            <text:p>87284.52</text:p>
          </table:table-cell>
          <table:table-cell office:value-type="float" office:value="90117.68">
            <text:p>90117.68</text:p>
          </table:table-cell>
          <table:table-cell office:value-type="float" office:value="93518.4">
            <text:p>93518.40</text:p>
          </table:table-cell>
          <table:table-cell office:value-type="float" office:value="46343.54">
            <text:p>46343.54</text:p>
          </table:table-cell>
          <table:table-cell office:value-type="float" office:value="40397.26">
            <text:p>40397.26</text:p>
          </table:table-cell>
          <table:table-cell office:value-type="float" office:value="57176.26">
            <text:p>57176.26</text:p>
          </table:table-cell>
          <table:table-cell office:value-type="float" office:value="74055.66">
            <text:p>74055.66</text:p>
          </table:table-cell>
          <table:table-cell office:value-type="float" office:value="48638.41">
            <text:p>48638.41</text:p>
          </table:table-cell>
          <table:table-cell table:number-columns-repeated="3"/>
          <table:table-cell office:value-type="string">
            <text:p>3717823.95</text:p>
          </table:table-cell>
          <table:table-cell office:value-type="string">
            <text:p>5015601.82</text:p>
          </table:table-cell>
          <table:table-cell office:value-type="string">
            <text:p>4881345.44</text:p>
          </table:table-cell>
          <table:table-cell office:value-type="string">
            <text:p>5486389.97</text:p>
          </table:table-cell>
          <table:table-cell office:value-type="string">
            <text:p>5691358.25</text:p>
          </table:table-cell>
          <table:table-cell office:value-type="string">
            <text:p>4948001.95</text:p>
          </table:table-cell>
          <table:table-cell office:value-type="string">
            <text:p>4712813.98</text:p>
          </table:table-cell>
          <table:table-cell office:value-type="string">
            <text:p>4715610.44</text:p>
          </table:table-cell>
          <table:table-cell office:value-type="string">
            <text:p>5819339.28</text:p>
          </table:table-cell>
          <table:table-cell office:value-type="string">
            <text:p>5493203.93</text:p>
          </table:table-cell>
          <table:table-cell office:value-type="string">
            <text:p>5521793.42</text:p>
          </table:table-cell>
          <table:table-cell office:value-type="string">
            <text:p>5550437.01</text:p>
          </table:table-cell>
          <table:table-cell office:value-type="string">
            <text:p>5302927.39</text:p>
          </table:table-cell>
          <table:table-cell office:value-type="string">
            <text:p>4743583.36</text:p>
          </table:table-cell>
          <table:table-cell office:value-type="string">
            <text:p>4108629.03</text:p>
          </table:table-cell>
          <table:table-cell office:value-type="string">
            <text:p>4263635.69</text:p>
          </table:table-cell>
          <table:table-cell office:value-type="string">
            <text:p>4302213.61</text:p>
          </table:table-cell>
          <table:table-cell office:value-type="string">
            <text:p>4706896.80</text:p>
          </table:table-cell>
          <table:table-cell office:value-type="string">
            <text:p>5159263.21</text:p>
          </table:table-cell>
          <table:table-cell office:value-type="string">
            <text:p>5630053.96</text:p>
          </table:table-cell>
          <table:table-cell office:value-type="string">
            <text:p>5305757.23</text:p>
          </table:table-cell>
          <table:table-cell office:value-type="string">
            <text:p>4891771.68</text:p>
          </table:table-cell>
          <table:table-cell office:value-type="string">
            <text:p>4267346.52</text:p>
          </table:table-cell>
          <table:table-cell office:value-type="string">
            <text:p>4234831.18</text:p>
          </table:table-cell>
          <table:table-cell office:value-type="string">
            <text:p>4739866.36</text:p>
          </table:table-cell>
          <table:table-cell office:value-type="string">
            <text:p>4453546.22</text:p>
          </table:table-cell>
          <table:table-cell office:value-type="string">
            <text:p>3876730.92</text:p>
          </table:table-cell>
          <table:table-cell office:value-type="string">
            <text:p>3441159.35</text:p>
          </table:table-cell>
          <table:table-cell office:value-type="string">
            <text:p>3174571.62</text:p>
          </table:table-cell>
          <table:table-cell office:value-type="string">
            <text:p>3242014.41</text:p>
          </table:table-cell>
          <table:table-cell office:value-type="string">
            <text:p>3181590.32</text:p>
          </table:table-cell>
          <table:table-cell office:value-type="string">
            <text:p>3903485.82</text:p>
          </table:table-cell>
          <table:table-cell office:value-type="string">
            <text:p>4394850.28</text:p>
          </table:table-cell>
          <table:table-cell office:value-type="string">
            <text:p>2709796.18</text:p>
          </table:table-cell>
          <table:table-cell office:value-type="string">
            <text:p>2557202.46</text:p>
          </table:table-cell>
          <table:table-cell office:value-type="string">
            <text:p>3680459.39</text:p>
          </table:table-cell>
          <table:table-cell office:value-type="string">
            <text:p>3648808.05</text:p>
          </table:table-cell>
          <table:table-cell office:value-type="string">
            <text:p>2461812.61</text:p>
          </table:table-cell>
          <table:table-cell office:value-type="string">
            <text:p>2469109.67</text:p>
          </table:table-cell>
          <table:table-cell office:value-type="string">
            <text:p>2342820.28</text:p>
          </table:table-cell>
          <table:table-cell office:value-type="string">
            <text:p>3463239.70</text:p>
          </table:table-cell>
          <table:table-cell office:value-type="string">
            <text:p>2973452.38</text:p>
          </table:table-cell>
          <table:table-cell office:value-type="string">
            <text:p>2113198.45</text:p>
          </table:table-cell>
          <table:table-cell office:value-type="string">
            <text:p>3075072.74</text:p>
          </table:table-cell>
          <table:table-cell office:value-type="string">
            <text:p>2160326.25</text:p>
          </table:table-cell>
          <table:table-cell office:value-type="string">
            <text:p>2230447.93</text:p>
          </table:table-cell>
          <table:table-cell office:value-type="string">
            <text:p>2314617.09</text:p>
          </table:table-cell>
          <table:table-cell office:value-type="string">
            <text:p>1147020.83</text:p>
          </table:table-cell>
          <table:table-cell office:value-type="string">
            <text:p>999848.07</text:p>
          </table:table-cell>
          <table:table-cell office:value-type="string">
            <text:p>1415134.83</text:p>
          </table:table-cell>
          <table:table-cell office:value-type="string">
            <text:p>1832906.70</text:p>
          </table:table-cell>
          <table:table-cell office:value-type="string">
            <text:p>1203819.78</text:p>
          </table:table-cell>
          <table:table-cell table:number-columns-repeated="3"/>
          <table:table-cell office:value-type="float" office:value="5.22">
            <text:p>5.22</text:p>
          </table:table-cell>
          <table:table-cell office:value-type="float" office:value="6.85">
            <text:p>6.85</text:p>
          </table:table-cell>
          <table:table-cell office:value-type="float" office:value="6.49">
            <text:p>6.49</text:p>
          </table:table-cell>
          <table:table-cell office:value-type="float" office:value="7.1">
            <text:p>7.10</text:p>
          </table:table-cell>
          <table:table-cell office:value-type="float" office:value="7.17">
            <text:p>7.17</text:p>
          </table:table-cell>
          <table:table-cell office:value-type="float" office:value="6.07">
            <text:p>6.07</text:p>
          </table:table-cell>
          <table:table-cell office:value-type="float" office:value="5.63">
            <text:p>5.63</text:p>
          </table:table-cell>
          <table:table-cell office:value-type="float" office:value="5.5">
            <text:p>5.50</text:p>
          </table:table-cell>
          <table:table-cell office:value-type="float" office:value="6.62">
            <text:p>6.62</text:p>
          </table:table-cell>
          <table:table-cell office:value-type="float" office:value="6.11">
            <text:p>6.11</text:p>
          </table:table-cell>
          <table:table-cell office:value-type="float" office:value="6.01">
            <text:p>6.01</text:p>
          </table:table-cell>
          <table:table-cell office:value-type="float" office:value="5.91">
            <text:p>5.91</text:p>
          </table:table-cell>
          <table:table-cell office:value-type="float" office:value="5.53">
            <text:p>5.53</text:p>
          </table:table-cell>
          <table:table-cell office:value-type="float" office:value="4.85">
            <text:p>4.85</text:p>
          </table:table-cell>
          <table:table-cell office:value-type="float" office:value="4.11">
            <text:p>4.11</text:p>
          </table:table-cell>
          <table:table-cell office:value-type="float" office:value="4.18">
            <text:p>4.18</text:p>
          </table:table-cell>
          <table:table-cell office:value-type="float" office:value="4.13">
            <text:p>4.13</text:p>
          </table:table-cell>
          <table:table-cell office:value-type="float" office:value="4.42">
            <text:p>4.42</text:p>
          </table:table-cell>
          <table:table-cell office:value-type="float" office:value="4.74">
            <text:p>4.74</text:p>
          </table:table-cell>
          <table:table-cell office:value-type="float" office:value="5.06">
            <text:p>5.06</text:p>
          </table:table-cell>
          <table:table-cell office:value-type="float" office:value="4.67">
            <text:p>4.67</text:p>
          </table:table-cell>
          <table:table-cell office:value-type="float" office:value="4.21">
            <text:p>4.21</text:p>
          </table:table-cell>
          <table:table-cell office:value-type="float" office:value="3.59">
            <text:p>3.59</text:p>
          </table:table-cell>
          <table:table-cell office:value-type="float" office:value="3.48">
            <text:p>3.48</text:p>
          </table:table-cell>
          <table:table-cell office:value-type="float" office:value="3.8">
            <text:p>3.80</text:p>
          </table:table-cell>
          <table:table-cell office:value-type="float" office:value="3.49">
            <text:p>3.49</text:p>
          </table:table-cell>
          <table:table-cell office:value-type="float" office:value="2.97">
            <text:p>2.97</text:p>
          </table:table-cell>
          <table:table-cell office:value-type="float" office:value="2.57">
            <text:p>2.57</text:p>
          </table:table-cell>
          <table:table-cell office:value-type="float" office:value="2.32">
            <text:p>2.32</text:p>
          </table:table-cell>
          <table:table-cell office:value-type="float" office:value="2.33">
            <text:p>2.33</text:p>
          </table:table-cell>
          <table:table-cell office:value-type="float" office:value="2.24">
            <text:p>2.24</text:p>
          </table:table-cell>
          <table:table-cell office:value-type="float" office:value="2.7">
            <text:p>2.70</text:p>
          </table:table-cell>
          <table:table-cell office:value-type="float" office:value="2.99">
            <text:p>2.99</text:p>
          </table:table-cell>
          <table:table-cell office:value-type="float" office:value="1.82">
            <text:p>1.82</text:p>
          </table:table-cell>
          <table:table-cell office:value-type="float" office:value="1.69">
            <text:p>1.69</text:p>
          </table:table-cell>
          <table:table-cell office:value-type="float" office:value="2.39">
            <text:p>2.39</text:p>
          </table:table-cell>
          <table:table-cell office:value-type="float" office:value="2.34">
            <text:p>2.34</text:p>
          </table:table-cell>
          <table:table-cell office:value-type="float" office:value="1.55">
            <text:p>1.55</text:p>
          </table:table-cell>
          <table:table-cell office:value-type="float" office:value="1.53">
            <text:p>1.53</text:p>
          </table:table-cell>
          <table:table-cell office:value-type="float" office:value="1.43">
            <text:p>1.43</text:p>
          </table:table-cell>
          <table:table-cell office:value-type="float" office:value="2.08">
            <text:p>2.08</text:p>
          </table:table-cell>
          <table:table-cell office:value-type="float" office:value="1.76">
            <text:p>1.76</text:p>
          </table:table-cell>
          <table:table-cell office:value-type="float" office:value="1.23">
            <text:p>1.23</text:p>
          </table:table-cell>
          <table:table-cell office:value-type="float" office:value="1.76">
            <text:p>1.76</text:p>
          </table:table-cell>
          <table:table-cell office:value-type="float" office:value="1.22">
            <text:p>1.22</text:p>
          </table:table-cell>
          <table:table-cell office:value-type="float" office:value="1.23">
            <text:p>1.23</text:p>
          </table:table-cell>
          <table:table-cell office:value-type="float" office:value="1.26">
            <text:p>1.26</text:p>
          </table:table-cell>
          <table:table-cell office:value-type="float" office:value="0.61">
            <text:p>0.61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  <table:table-cell office:value-type="float" office:value="0.6">
            <text:p>0.60</text:p>
          </table:table-cell>
          <table:table-cell table:number-columns-repeated="3"/>
          <table:table-cell office:value-type="float" office:value="129.15">
            <text:p>129.15</text:p>
          </table:table-cell>
          <table:table-cell office:value-type="float" office:value="169.5">
            <text:p>169.50</text:p>
          </table:table-cell>
          <table:table-cell office:value-type="float" office:value="160.52">
            <text:p>160.52</text:p>
          </table:table-cell>
          <table:table-cell office:value-type="float" office:value="175.61">
            <text:p>175.61</text:p>
          </table:table-cell>
          <table:table-cell office:value-type="float" office:value="177.39">
            <text:p>177.39</text:p>
          </table:table-cell>
          <table:table-cell office:value-type="float" office:value="150.23">
            <text:p>150.23</text:p>
          </table:table-cell>
          <table:table-cell office:value-type="float" office:value="139.44">
            <text:p>139.44</text:p>
          </table:table-cell>
          <table:table-cell office:value-type="float" office:value="136.05">
            <text:p>136.05</text:p>
          </table:table-cell>
          <table:table-cell office:value-type="float" office:value="163.87">
            <text:p>163.87</text:p>
          </table:table-cell>
          <table:table-cell office:value-type="float" office:value="151.15">
            <text:p>151.15</text:p>
          </table:table-cell>
          <table:table-cell office:value-type="float" office:value="148.63">
            <text:p>148.63</text:p>
          </table:table-cell>
          <table:table-cell office:value-type="float" office:value="146.28">
            <text:p>146.28</text:p>
          </table:table-cell>
          <table:table-cell office:value-type="float" office:value="136.91">
            <text:p>136.91</text:p>
          </table:table-cell>
          <table:table-cell office:value-type="float" office:value="119.99">
            <text:p>119.99</text:p>
          </table:table-cell>
          <table:table-cell office:value-type="float" office:value="101.8">
            <text:p>101.80</text:p>
          </table:table-cell>
          <table:table-cell office:value-type="float" office:value="103.45">
            <text:p>103.45</text:p>
          </table:table-cell>
          <table:table-cell office:value-type="float" office:value="102.2">
            <text:p>102.20</text:p>
          </table:table-cell>
          <table:table-cell office:value-type="float" office:value="109.45">
            <text:p>109.45</text:p>
          </table:table-cell>
          <table:table-cell office:value-type="float" office:value="117.39">
            <text:p>117.39</text:p>
          </table:table-cell>
          <table:table-cell office:value-type="float" office:value="125.3">
            <text:p>125.30</text:p>
          </table:table-cell>
          <table:table-cell office:value-type="float" office:value="115.48">
            <text:p>115.48</text:p>
          </table:table-cell>
          <table:table-cell office:value-type="float" office:value="104.1">
            <text:p>104.10</text:p>
          </table:table-cell>
          <table:table-cell office:value-type="float" office:value="88.77">
            <text:p>88.77</text:p>
          </table:table-cell>
          <table:table-cell office:value-type="float" office:value="86.09">
            <text:p>86.09</text:p>
          </table:table-cell>
          <table:table-cell office:value-type="float" office:value="94.14">
            <text:p>94.14</text:p>
          </table:table-cell>
          <table:table-cell office:value-type="float" office:value="86.4">
            <text:p>86.40</text:p>
          </table:table-cell>
          <table:table-cell office:value-type="float" office:value="73.45">
            <text:p>73.45</text:p>
          </table:table-cell>
          <table:table-cell office:value-type="float" office:value="63.71">
            <text:p>63.71</text:p>
          </table:table-cell>
          <table:table-cell office:value-type="float" office:value="57.5">
            <text:p>57.50</text:p>
          </table:table-cell>
          <table:table-cell office:value-type="float" office:value="57.55">
            <text:p>57.55</text:p>
          </table:table-cell>
          <table:table-cell office:value-type="float" office:value="55.44">
            <text:p>55.44</text:p>
          </table:table-cell>
          <table:table-cell office:value-type="float" office:value="66.87">
            <text:p>66.87</text:p>
          </table:table-cell>
          <table:table-cell office:value-type="float" office:value="74.1">
            <text:p>74.10</text:p>
          </table:table-cell>
          <table:table-cell office:value-type="float" office:value="44.99">
            <text:p>44.99</text:p>
          </table:table-cell>
          <table:table-cell office:value-type="float" office:value="41.81">
            <text:p>41.81</text:p>
          </table:table-cell>
          <table:table-cell office:value-type="float" office:value="59.24">
            <text:p>59.24</text:p>
          </table:table-cell>
          <table:table-cell office:value-type="float" office:value="57.83">
            <text:p>57.83</text:p>
          </table:table-cell>
          <table:table-cell office:value-type="float" office:value="38.42">
            <text:p>38.42</text:p>
          </table:table-cell>
          <table:table-cell office:value-type="float" office:value="37.93">
            <text:p>37.93</text:p>
          </table:table-cell>
          <table:table-cell office:value-type="float" office:value="35.42">
            <text:p>35.42</text:p>
          </table:table-cell>
          <table:table-cell office:value-type="float" office:value="51.53">
            <text:p>51.53</text:p>
          </table:table-cell>
          <table:table-cell office:value-type="float" office:value="43.53">
            <text:p>43.53</text:p>
          </table:table-cell>
          <table:table-cell office:value-type="float" office:value="30.44">
            <text:p>30.44</text:p>
          </table:table-cell>
          <table:table-cell office:value-type="float" office:value="43.56">
            <text:p>43.56</text:p>
          </table:table-cell>
          <table:table-cell office:value-type="float" office:value="30.1">
            <text:p>30.10</text:p>
          </table:table-cell>
          <table:table-cell office:value-type="float" office:value="30.56">
            <text:p>30.56</text:p>
          </table:table-cell>
          <table:table-cell office:value-type="float" office:value="31.18">
            <text:p>31.18</text:p>
          </table:table-cell>
          <table:table-cell office:value-type="float" office:value="15.19">
            <text:p>15.19</text:p>
          </table:table-cell>
          <table:table-cell office:value-type="float" office:value="13.02">
            <text:p>13.02</text:p>
          </table:table-cell>
          <table:table-cell office:value-type="float" office:value="18.13">
            <text:p>18.13</text:p>
          </table:table-cell>
          <table:table-cell office:value-type="float" office:value="23.09">
            <text:p>23.09</text:p>
          </table:table-cell>
          <table:table-cell office:value-type="float" office:value="14.91">
            <text:p>14.91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float" office:value="60">
            <text:p>60</text:p>
          </table:table-cell>
          <table:table-cell office:value-type="float" office:value="222">
            <text:p>222</text:p>
          </table:table-cell>
          <table:table-cell office:value-type="string">
            <text:p>13.8333</text:p>
          </table:table-cell>
          <table:table-cell office:value-type="string">
            <text:p>-88.9167</text:p>
          </table:table-cell>
          <table:table-cell office:value-type="float" office:value="116746">
            <text:p>116746</text:p>
          </table:table-cell>
          <table:table-cell office:value-type="float" office:value="160072">
            <text:p>160072</text:p>
          </table:table-cell>
          <table:table-cell office:value-type="float" office:value="191965">
            <text:p>191965</text:p>
          </table:table-cell>
          <table:table-cell office:value-type="float" office:value="196264">
            <text:p>196264</text:p>
          </table:table-cell>
          <table:table-cell office:value-type="float" office:value="213992">
            <text:p>213992</text:p>
          </table:table-cell>
          <table:table-cell office:value-type="float" office:value="138778">
            <text:p>138778</text:p>
          </table:table-cell>
          <table:table-cell office:value-type="float" office:value="103788">
            <text:p>103788</text:p>
          </table:table-cell>
          <table:table-cell office:value-type="float" office:value="93282">
            <text:p>93282</text:p>
          </table:table-cell>
          <table:table-cell office:value-type="float" office:value="119379">
            <text:p>119379</text:p>
          </table:table-cell>
          <table:table-cell office:value-type="float" office:value="121696">
            <text:p>121696</text:p>
          </table:table-cell>
          <table:table-cell office:value-type="float" office:value="146632">
            <text:p>146632</text:p>
          </table:table-cell>
          <table:table-cell office:value-type="float" office:value="179035">
            <text:p>179035</text:p>
          </table:table-cell>
          <table:table-cell office:value-type="float" office:value="182140">
            <text:p>182140</text:p>
          </table:table-cell>
          <table:table-cell office:value-type="float" office:value="199453">
            <text:p>199453</text:p>
          </table:table-cell>
          <table:table-cell office:value-type="float" office:value="199506">
            <text:p>199506</text:p>
          </table:table-cell>
          <table:table-cell office:value-type="float" office:value="158280">
            <text:p>158280</text:p>
          </table:table-cell>
          <table:table-cell office:value-type="float" office:value="183443">
            <text:p>183443</text:p>
          </table:table-cell>
          <table:table-cell office:value-type="float" office:value="212848">
            <text:p>212848</text:p>
          </table:table-cell>
          <table:table-cell office:value-type="float" office:value="184084">
            <text:p>184084</text:p>
          </table:table-cell>
          <table:table-cell office:value-type="float" office:value="171193">
            <text:p>171193</text:p>
          </table:table-cell>
          <table:table-cell office:value-type="float" office:value="111992">
            <text:p>111992</text:p>
          </table:table-cell>
          <table:table-cell office:value-type="float" office:value="103206">
            <text:p>103206</text:p>
          </table:table-cell>
          <table:table-cell office:value-type="float" office:value="100679">
            <text:p>100679</text:p>
          </table:table-cell>
          <table:table-cell office:value-type="float" office:value="72687">
            <text:p>72687</text:p>
          </table:table-cell>
          <table:table-cell office:value-type="float" office:value="73878">
            <text:p>73878</text:p>
          </table:table-cell>
          <table:table-cell office:value-type="float" office:value="44401">
            <text:p>44401</text:p>
          </table:table-cell>
          <table:table-cell office:value-type="float" office:value="26028">
            <text:p>26028</text:p>
          </table:table-cell>
          <table:table-cell office:value-type="float" office:value="23923">
            <text:p>23923</text:p>
          </table:table-cell>
          <table:table-cell office:value-type="float" office:value="22284">
            <text:p>22284</text:p>
          </table:table-cell>
          <table:table-cell office:value-type="float" office:value="12468">
            <text:p>12468</text:p>
          </table:table-cell>
          <table:table-cell office:value-type="float" office:value="9072">
            <text:p>9072</text:p>
          </table:table-cell>
          <table:table-cell office:value-type="float" office:value="8887">
            <text:p>8887</text:p>
          </table:table-cell>
          <table:table-cell office:value-type="float" office:value="8931">
            <text:p>8931</text:p>
          </table:table-cell>
          <table:table-cell office:value-type="float" office:value="2564">
            <text:p>2564</text:p>
          </table:table-cell>
          <table:table-cell office:value-type="float" office:value="3900">
            <text:p>3900</text:p>
          </table:table-cell>
          <table:table-cell office:value-type="float" office:value="180">
            <text:p>180</text:p>
          </table:table-cell>
          <table:table-cell office:value-type="string">
            <text:p><text:s text:c="4"/></text:p>
          </table:table-cell>
          <table:table-cell table:number-columns-repeated="2" office:value-type="float" office:value="3150">
            <text:p>3150</text:p>
          </table:table-cell>
          <table:table-cell office:value-type="float" office:value="2750">
            <text:p>2750</text:p>
          </table:table-cell>
          <table:table-cell office:value-type="float" office:value="445">
            <text:p>445</text:p>
          </table:table-cell>
          <table:table-cell office:value-type="float" office:value="460">
            <text:p>460</text:p>
          </table:table-cell>
          <table:table-cell office:value-type="float" office:value="193">
            <text:p>193</text:p>
          </table:table-cell>
          <table:table-cell office:value-type="float" office:value="4268">
            <text:p>4268</text:p>
          </table:table-cell>
          <table:table-cell office:value-type="float" office:value="3457">
            <text:p>3457</text:p>
          </table:table-cell>
          <table:table-cell office:value-type="float" office:value="790">
            <text:p>790</text:p>
          </table:table-cell>
          <table:table-cell office:value-type="float" office:value="42">
            <text:p>42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office:value-type="float" office:value="150">
            <text:p>150</text:p>
          </table:table-cell>
          <table:table-cell office:value-type="float" office:value="433">
            <text:p>433</text:p>
          </table:table-cell>
          <table:table-cell office:value-type="float" office:value="666">
            <text:p>666</text:p>
          </table:table-cell>
          <table:table-cell table:number-columns-repeated="2"/>
          <table:table-cell office:value-type="float" office:value="40.8346">
            <text:p>40.8346</text:p>
          </table:table-cell>
          <table:table-cell office:value-type="float" office:value="54.2433">
            <text:p>54.2433</text:p>
          </table:table-cell>
          <table:table-cell office:value-type="float" office:value="63.0013">
            <text:p>63.0013</text:p>
          </table:table-cell>
          <table:table-cell office:value-type="float" office:value="62.4051">
            <text:p>62.4051</text:p>
          </table:table-cell>
          <table:table-cell office:value-type="float" office:value="65.9655">
            <text:p>65.9655</text:p>
          </table:table-cell>
          <table:table-cell office:value-type="float" office:value="41.5254">
            <text:p>41.5254</text:p>
          </table:table-cell>
          <table:table-cell office:value-type="float" office:value="30.1709">
            <text:p>30.1709</text:p>
          </table:table-cell>
          <table:table-cell office:value-type="float" office:value="26.3732">
            <text:p>26.3732</text:p>
          </table:table-cell>
          <table:table-cell office:value-type="float" office:value="32.8325">
            <text:p>32.8325</text:p>
          </table:table-cell>
          <table:table-cell office:value-type="float" office:value="32.5739">
            <text:p>32.5739</text:p>
          </table:table-cell>
          <table:table-cell office:value-type="float" office:value="38.2252">
            <text:p>38.2252</text:p>
          </table:table-cell>
          <table:table-cell office:value-type="float" office:value="45.4634">
            <text:p>45.4634</text:p>
          </table:table-cell>
          <table:table-cell office:value-type="float" office:value="45.1065">
            <text:p>45.1065</text:p>
          </table:table-cell>
          <table:table-cell office:value-type="float" office:value="48.212">
            <text:p>48.212</text:p>
          </table:table-cell>
          <table:table-cell office:value-type="float" office:value="47.1422">
            <text:p>47.1422</text:p>
          </table:table-cell>
          <table:table-cell office:value-type="float" office:value="36.5965">
            <text:p>36.5965</text:p>
          </table:table-cell>
          <table:table-cell office:value-type="float" office:value="41.5594">
            <text:p>41.5594</text:p>
          </table:table-cell>
          <table:table-cell office:value-type="float" office:value="47.2996">
            <text:p>47.2996</text:p>
          </table:table-cell>
          <table:table-cell office:value-type="float" office:value="40.1755">
            <text:p>40.1755</text:p>
          </table:table-cell>
          <table:table-cell office:value-type="float" office:value="36.7288">
            <text:p>36.7288</text:p>
          </table:table-cell>
          <table:table-cell office:value-type="float" office:value="23.6569">
            <text:p>23.6569</text:p>
          </table:table-cell>
          <table:table-cell office:value-type="float" office:value="21.4789">
            <text:p>21.4789</text:p>
          </table:table-cell>
          <table:table-cell office:value-type="float" office:value="20.6648">
            <text:p>20.6648</text:p>
          </table:table-cell>
          <table:table-cell office:value-type="float" office:value="14.7199">
            <text:p>14.7199</text:p>
          </table:table-cell>
          <table:table-cell office:value-type="float" office:value="14.7638">
            <text:p>14.7638</text:p>
          </table:table-cell>
          <table:table-cell office:value-type="float" office:value="8.7593">
            <text:p>8.7593</text:p>
          </table:table-cell>
          <table:table-cell office:value-type="float" office:value="5.0697">
            <text:p>5.0697</text:p>
          </table:table-cell>
          <table:table-cell office:value-type="float" office:value="4.6006">
            <text:p>4.6006</text:p>
          </table:table-cell>
          <table:table-cell office:value-type="float" office:value="4.2293">
            <text:p>4.2293</text:p>
          </table:table-cell>
          <table:table-cell office:value-type="float" office:value="2.3331">
            <text:p>2.3331</text:p>
          </table:table-cell>
          <table:table-cell office:value-type="float" office:value="1.6723">
            <text:p>1.6723</text:p>
          </table:table-cell>
          <table:table-cell office:value-type="float" office:value="1.6126">
            <text:p>1.6126</text:p>
          </table:table-cell>
          <table:table-cell office:value-type="float" office:value="1.5957">
            <text:p>1.5957</text:p>
          </table:table-cell>
          <table:table-cell office:value-type="float" office:value="0.4516">
            <text:p>0.4516</text:p>
          </table:table-cell>
          <table:table-cell office:value-type="float" office:value="0.6785">
            <text:p>0.6785</text:p>
          </table:table-cell>
          <table:table-cell office:value-type="float" office:value="0.031">
            <text:p>0.031</text:p>
          </table:table-cell>
          <table:table-cell/>
          <table:table-cell office:value-type="float" office:value="0.5344">
            <text:p>0.5344</text:p>
          </table:table-cell>
          <table:table-cell office:value-type="float" office:value="0.5313">
            <text:p>0.5313</text:p>
          </table:table-cell>
          <table:table-cell office:value-type="float" office:value="0.4615">
            <text:p>0.4615</text:p>
          </table:table-cell>
          <table:table-cell office:value-type="float" office:value="0.0744">
            <text:p>0.0744</text:p>
          </table:table-cell>
          <table:table-cell office:value-type="float" office:value="0.0766">
            <text:p>0.0766</text:p>
          </table:table-cell>
          <table:table-cell office:value-type="float" office:value="0.032">
            <text:p>0.032</text:p>
          </table:table-cell>
          <table:table-cell office:value-type="float" office:value="0.7055">
            <text:p>0.7055</text:p>
          </table:table-cell>
          <table:table-cell office:value-type="float" office:value="0.5692">
            <text:p>0.5692</text:p>
          </table:table-cell>
          <table:table-cell office:value-type="float" office:value="0.1296">
            <text:p>0.1296</text:p>
          </table:table-cell>
          <table:table-cell office:value-type="float" office:value="0.0069">
            <text:p>0.0069</text:p>
          </table:table-cell>
          <table:table-cell office:value-type="float" office:value="0.0244">
            <text:p>0.0244</text:p>
          </table:table-cell>
          <table:table-cell office:value-type="float" office:value="0.0102">
            <text:p>0.0102</text:p>
          </table:table-cell>
          <table:table-cell office:value-type="float" office:value="0.0241">
            <text:p>0.0241</text:p>
          </table:table-cell>
          <table:table-cell office:value-type="float" office:value="0.0692">
            <text:p>0.0692</text:p>
          </table:table-cell>
          <table:table-cell office:value-type="float" office:value="0.1058">
            <text:p>0.1058</text:p>
          </table:table-cell>
          <table:table-cell table:number-columns-repeated="2"/>
          <table:table-cell office:value-type="float" office:value="215391.35">
            <text:p>215391.35</text:p>
          </table:table-cell>
          <table:table-cell office:value-type="float" office:value="299357.68">
            <text:p>299357.68</text:p>
          </table:table-cell>
          <table:table-cell office:value-type="float" office:value="365968.54">
            <text:p>365968.54</text:p>
          </table:table-cell>
          <table:table-cell office:value-type="float" office:value="377914.78">
            <text:p>377914.78</text:p>
          </table:table-cell>
          <table:table-cell office:value-type="float" office:value="411521.03">
            <text:p>411521.03</text:p>
          </table:table-cell>
          <table:table-cell office:value-type="float" office:value="264442">
            <text:p>264442.00</text:p>
          </table:table-cell>
          <table:table-cell office:value-type="float" office:value="197040.92">
            <text:p>197040.92</text:p>
          </table:table-cell>
          <table:table-cell office:value-type="float" office:value="177201.27">
            <text:p>177201.27</text:p>
          </table:table-cell>
          <table:table-cell office:value-type="float" office:value="227507.21">
            <text:p>227507.21</text:p>
          </table:table-cell>
          <table:table-cell office:value-type="float" office:value="232771.47">
            <text:p>232771.47</text:p>
          </table:table-cell>
          <table:table-cell office:value-type="float" office:value="279412.62">
            <text:p>279412.62</text:p>
          </table:table-cell>
          <table:table-cell office:value-type="float" office:value="345819.38">
            <text:p>345819.38</text:p>
          </table:table-cell>
          <table:table-cell office:value-type="float" office:value="347355.13">
            <text:p>347355.13</text:p>
          </table:table-cell>
          <table:table-cell office:value-type="float" office:value="379959.61">
            <text:p>379959.61</text:p>
          </table:table-cell>
          <table:table-cell office:value-type="float" office:value="377556.71">
            <text:p>377556.71</text:p>
          </table:table-cell>
          <table:table-cell office:value-type="float" office:value="304335.11">
            <text:p>304335.11</text:p>
          </table:table-cell>
          <table:table-cell office:value-type="float" office:value="352711.2">
            <text:p>352711.20</text:p>
          </table:table-cell>
          <table:table-cell office:value-type="float" office:value="400775.15">
            <text:p>400775.15</text:p>
          </table:table-cell>
          <table:table-cell office:value-type="float" office:value="335175.27">
            <text:p>335175.27</text:p>
          </table:table-cell>
          <table:table-cell office:value-type="float" office:value="317901.12">
            <text:p>317901.12</text:p>
          </table:table-cell>
          <table:table-cell office:value-type="float" office:value="218340.85">
            <text:p>218340.85</text:p>
          </table:table-cell>
          <table:table-cell office:value-type="float" office:value="200631.25">
            <text:p>200631.25</text:p>
          </table:table-cell>
          <table:table-cell office:value-type="float" office:value="201463.73">
            <text:p>201463.73</text:p>
          </table:table-cell>
          <table:table-cell office:value-type="float" office:value="148262.77">
            <text:p>148262.77</text:p>
          </table:table-cell>
          <table:table-cell office:value-type="float" office:value="149566.61">
            <text:p>149566.61</text:p>
          </table:table-cell>
          <table:table-cell office:value-type="float" office:value="90170.87">
            <text:p>90170.87</text:p>
          </table:table-cell>
          <table:table-cell office:value-type="float" office:value="52953.19">
            <text:p>52953.19</text:p>
          </table:table-cell>
          <table:table-cell office:value-type="float" office:value="48754.15">
            <text:p>48754.15</text:p>
          </table:table-cell>
          <table:table-cell office:value-type="float" office:value="43469.29">
            <text:p>43469.29</text:p>
          </table:table-cell>
          <table:table-cell office:value-type="float" office:value="24701.26">
            <text:p>24701.26</text:p>
          </table:table-cell>
          <table:table-cell office:value-type="float" office:value="18519.8">
            <text:p>18519.80</text:p>
          </table:table-cell>
          <table:table-cell office:value-type="float" office:value="18809.6">
            <text:p>18809.60</text:p>
          </table:table-cell>
          <table:table-cell office:value-type="float" office:value="18814.93">
            <text:p>18814.93</text:p>
          </table:table-cell>
          <table:table-cell office:value-type="float" office:value="5400.89">
            <text:p>5400.89</text:p>
          </table:table-cell>
          <table:table-cell office:value-type="float" office:value="8582.13">
            <text:p>8582.13</text:p>
          </table:table-cell>
          <table:table-cell office:value-type="float" office:value="385.4">
            <text:p>385.40</text:p>
          </table:table-cell>
          <table:table-cell/>
          <table:table-cell table:number-columns-repeated="2" office:value-type="float" office:value="5875.01">
            <text:p>5875.01</text:p>
          </table:table-cell>
          <table:table-cell office:value-type="float" office:value="5636.84">
            <text:p>5636.84</text:p>
          </table:table-cell>
          <table:table-cell office:value-type="float" office:value="943.13">
            <text:p>943.13</text:p>
          </table:table-cell>
          <table:table-cell office:value-type="float" office:value="865.11">
            <text:p>865.11</text:p>
          </table:table-cell>
          <table:table-cell office:value-type="float" office:value="382.7">
            <text:p>382.70</text:p>
          </table:table-cell>
          <table:table-cell office:value-type="float" office:value="8689.95">
            <text:p>8689.95</text:p>
          </table:table-cell>
          <table:table-cell office:value-type="float" office:value="6847.26">
            <text:p>6847.26</text:p>
          </table:table-cell>
          <table:table-cell office:value-type="float" office:value="1545.01">
            <text:p>1545.01</text:p>
          </table:table-cell>
          <table:table-cell office:value-type="float" office:value="87.61">
            <text:p>87.61</text:p>
          </table:table-cell>
          <table:table-cell office:value-type="float" office:value="297.98">
            <text:p>297.98</text:p>
          </table:table-cell>
          <table:table-cell office:value-type="float" office:value="124.46">
            <text:p>124.46</text:p>
          </table:table-cell>
          <table:table-cell office:value-type="float" office:value="297.98">
            <text:p>297.98</text:p>
          </table:table-cell>
          <table:table-cell office:value-type="float" office:value="859.47">
            <text:p>859.47</text:p>
          </table:table-cell>
          <table:table-cell office:value-type="float" office:value="1321.64">
            <text:p>1321.64</text:p>
          </table:table-cell>
          <table:table-cell table:number-columns-repeated="58"/>
          <table:table-cell office:value-type="float" office:value="75.34">
            <text:p>75.34</text:p>
          </table:table-cell>
          <table:table-cell office:value-type="float" office:value="101.44">
            <text:p>101.44</text:p>
          </table:table-cell>
          <table:table-cell office:value-type="float" office:value="120.11">
            <text:p>120.11</text:p>
          </table:table-cell>
          <table:table-cell office:value-type="float" office:value="120.16">
            <text:p>120.16</text:p>
          </table:table-cell>
          <table:table-cell office:value-type="float" office:value="126.86">
            <text:p>126.86</text:p>
          </table:table-cell>
          <table:table-cell office:value-type="float" office:value="79.13">
            <text:p>79.13</text:p>
          </table:table-cell>
          <table:table-cell office:value-type="float" office:value="57.28">
            <text:p>57.28</text:p>
          </table:table-cell>
          <table:table-cell office:value-type="float" office:value="50.1">
            <text:p>50.10</text:p>
          </table:table-cell>
          <table:table-cell office:value-type="float" office:value="62.57">
            <text:p>62.57</text:p>
          </table:table-cell>
          <table:table-cell office:value-type="float" office:value="62.3">
            <text:p>62.30</text:p>
          </table:table-cell>
          <table:table-cell office:value-type="float" office:value="72.84">
            <text:p>72.84</text:p>
          </table:table-cell>
          <table:table-cell office:value-type="float" office:value="87.82">
            <text:p>87.82</text:p>
          </table:table-cell>
          <table:table-cell office:value-type="float" office:value="86.02">
            <text:p>86.02</text:p>
          </table:table-cell>
          <table:table-cell office:value-type="float" office:value="91.84">
            <text:p>91.84</text:p>
          </table:table-cell>
          <table:table-cell office:value-type="float" office:value="89.21">
            <text:p>89.21</text:p>
          </table:table-cell>
          <table:table-cell office:value-type="float" office:value="70.37">
            <text:p>70.37</text:p>
          </table:table-cell>
          <table:table-cell office:value-type="float" office:value="79.91">
            <text:p>79.91</text:p>
          </table:table-cell>
          <table:table-cell office:value-type="float" office:value="89.06">
            <text:p>89.06</text:p>
          </table:table-cell>
          <table:table-cell office:value-type="float" office:value="73.15">
            <text:p>73.15</text:p>
          </table:table-cell>
          <table:table-cell office:value-type="float" office:value="68.2">
            <text:p>68.20</text:p>
          </table:table-cell>
          <table:table-cell office:value-type="float" office:value="46.12">
            <text:p>46.12</text:p>
          </table:table-cell>
          <table:table-cell office:value-type="float" office:value="41.75">
            <text:p>41.75</text:p>
          </table:table-cell>
          <table:table-cell office:value-type="float" office:value="41.35">
            <text:p>41.35</text:p>
          </table:table-cell>
          <table:table-cell office:value-type="float" office:value="30.02">
            <text:p>30.02</text:p>
          </table:table-cell>
          <table:table-cell office:value-type="float" office:value="29.89">
            <text:p>29.89</text:p>
          </table:table-cell>
          <table:table-cell office:value-type="float" office:value="17.79">
            <text:p>17.79</text:p>
          </table:table-cell>
          <table:table-cell office:value-type="float" office:value="10.31">
            <text:p>10.31</text:p>
          </table:table-cell>
          <table:table-cell office:value-type="float" office:value="9.38">
            <text:p>9.38</text:p>
          </table:table-cell>
          <table:table-cell office:value-type="float" office:value="8.25">
            <text:p>8.25</text:p>
          </table:table-cell>
          <table:table-cell office:value-type="float" office:value="4.62">
            <text:p>4.62</text:p>
          </table:table-cell>
          <table:table-cell table:number-columns-repeated="2" office:value-type="float" office:value="3.41">
            <text:p>3.41</text:p>
          </table:table-cell>
          <table:table-cell office:value-type="float" office:value="3.36">
            <text:p>3.36</text:p>
          </table:table-cell>
          <table:table-cell office:value-type="float" office:value="0.95">
            <text:p>0.95</text:p>
          </table:table-cell>
          <table:table-cell office:value-type="float" office:value="1.49">
            <text:p>1.49</text:p>
          </table:table-cell>
          <table:table-cell office:value-type="float" office:value="0.07">
            <text:p>0.07</text:p>
          </table:table-cell>
          <table:table-cell office:value-type="string">
            <text:p><text:s text:c="4"/>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1.44">
            <text:p>1.44</text:p>
          </table:table-cell>
          <table:table-cell office:value-type="float" office:value="1.13">
            <text:p>1.1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float" office:value="61">
            <text:p>61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float" office:value="178">
            <text:p>178</text:p>
          </table:table-cell>
          <table:table-cell office:value-type="float" office:value="232">
            <text:p>232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63">
            <text:p>63</text:p>
          </table:table-cell>
          <table:table-cell office:value-type="float" office:value="233">
            <text:p>233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Ethiopia PDR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6200">
            <text:p>6200</text:p>
          </table:table-cell>
          <table:table-cell office:value-type="float" office:value="11000">
            <text:p>11000</text:p>
          </table:table-cell>
          <table:table-cell office:value-type="float" office:value="6800">
            <text:p>6800</text:p>
          </table:table-cell>
          <table:table-cell office:value-type="float" office:value="7500">
            <text:p>7500</text:p>
          </table:table-cell>
          <table:table-cell office:value-type="float" office:value="10200">
            <text:p>10200</text:p>
          </table:table-cell>
          <table:table-cell office:value-type="float" office:value="24700">
            <text:p>24700</text:p>
          </table:table-cell>
          <table:table-cell office:value-type="float" office:value="31300">
            <text:p>31300</text:p>
          </table:table-cell>
          <table:table-cell office:value-type="float" office:value="35200">
            <text:p>35200</text:p>
          </table:table-cell>
          <table:table-cell office:value-type="float" office:value="41100">
            <text:p>41100</text:p>
          </table:table-cell>
          <table:table-cell office:value-type="float" office:value="48700">
            <text:p>48700</text:p>
          </table:table-cell>
          <table:table-cell office:value-type="float" office:value="30140">
            <text:p>30140</text:p>
          </table:table-cell>
          <table:table-cell office:value-type="float" office:value="34650">
            <text:p>34650</text:p>
          </table:table-cell>
          <table:table-cell office:value-type="float" office:value="39890">
            <text:p>39890</text:p>
          </table:table-cell>
          <table:table-cell office:value-type="float" office:value="45130">
            <text:p>45130</text:p>
          </table:table-cell>
          <table:table-cell office:value-type="float" office:value="45050">
            <text:p>45050</text:p>
          </table:table-cell>
          <table:table-cell office:value-type="float" office:value="59310">
            <text:p>59310</text:p>
          </table:table-cell>
          <table:table-cell office:value-type="float" office:value="61855">
            <text:p>61855</text:p>
          </table:table-cell>
          <table:table-cell table:number-columns-repeated="2" office:value-type="float" office:value="54000">
            <text:p>54000</text:p>
          </table:table-cell>
          <table:table-cell table:number-columns-repeated="3" office:value-type="float" office:value="81000">
            <text:p>81000</text:p>
          </table:table-cell>
          <table:table-cell table:number-columns-repeated="2" office:value-type="float" office:value="60000">
            <text:p>60000</text:p>
          </table:table-cell>
          <table:table-cell office:value-type="float" office:value="66000">
            <text:p>66000</text:p>
          </table:table-cell>
          <table:table-cell table:number-columns-repeated="2" office:value-type="float" office:value="60000">
            <text:p>60000</text:p>
          </table:table-cell>
          <table:table-cell office:value-type="float" office:value="63000">
            <text:p>63000</text:p>
          </table:table-cell>
          <table:table-cell office:value-type="float" office:value="54000">
            <text:p>54000</text:p>
          </table:table-cell>
          <table:table-cell office:value-type="float" office:value="57000">
            <text:p>57000</text:p>
          </table:table-cell>
          <table:table-cell office:value-type="float" office:value="36000">
            <text:p>36000</text:p>
          </table:table-cell>
          <table:table-cell office:value-type="float" office:value="30000">
            <text:p>30000</text:p>
          </table:table-cell>
          <table:table-cell table:number-columns-repeated="20" office:value-type="string">
            <text:p><text:s text:c="4"/></text:p>
          </table:table-cell>
          <table:table-cell table:number-columns-repeated="2"/>
          <table:table-cell office:value-type="float" office:value="0.2572">
            <text:p>0.2572</text:p>
          </table:table-cell>
          <table:table-cell office:value-type="float" office:value="0.4455">
            <text:p>0.4455</text:p>
          </table:table-cell>
          <table:table-cell office:value-type="float" office:value="0.2687">
            <text:p>0.2687</text:p>
          </table:table-cell>
          <table:table-cell office:value-type="float" office:value="0.2891">
            <text:p>0.2891</text:p>
          </table:table-cell>
          <table:table-cell office:value-type="float" office:value="0.3835">
            <text:p>0.3835</text:p>
          </table:table-cell>
          <table:table-cell office:value-type="float" office:value="0.9059">
            <text:p>0.9059</text:p>
          </table:table-cell>
          <table:table-cell office:value-type="float" office:value="1.12">
            <text:p>1.12</text:p>
          </table:table-cell>
          <table:table-cell office:value-type="float" office:value="1.2285">
            <text:p>1.2285</text:p>
          </table:table-cell>
          <table:table-cell office:value-type="float" office:value="1.3977">
            <text:p>1.3977</text:p>
          </table:table-cell>
          <table:table-cell office:value-type="float" office:value="1.6119">
            <text:p>1.6119</text:p>
          </table:table-cell>
          <table:table-cell office:value-type="float" office:value="0.9694">
            <text:p>0.9694</text:p>
          </table:table-cell>
          <table:table-cell office:value-type="float" office:value="1.0819">
            <text:p>1.0819</text:p>
          </table:table-cell>
          <table:table-cell office:value-type="float" office:value="1.2098">
            <text:p>1.2098</text:p>
          </table:table-cell>
          <table:table-cell office:value-type="float" office:value="1.3331">
            <text:p>1.3331</text:p>
          </table:table-cell>
          <table:table-cell office:value-type="float" office:value="1.301">
            <text:p>1.301</text:p>
          </table:table-cell>
          <table:table-cell office:value-type="float" office:value="1.6817">
            <text:p>1.6817</text:p>
          </table:table-cell>
          <table:table-cell office:value-type="float" office:value="1.7276">
            <text:p>1.7276</text:p>
          </table:table-cell>
          <table:table-cell office:value-type="float" office:value="1.4869">
            <text:p>1.4869</text:p>
          </table:table-cell>
          <table:table-cell office:value-type="float" office:value="1.4631">
            <text:p>1.4631</text:p>
          </table:table-cell>
          <table:table-cell office:value-type="float" office:value="2.1511">
            <text:p>2.1511</text:p>
          </table:table-cell>
          <table:table-cell office:value-type="float" office:value="2.0991">
            <text:p>2.0991</text:p>
          </table:table-cell>
          <table:table-cell office:value-type="float" office:value="2.0411">
            <text:p>2.0411</text:p>
          </table:table-cell>
          <table:table-cell office:value-type="float" office:value="1.4664">
            <text:p>1.4664</text:p>
          </table:table-cell>
          <table:table-cell office:value-type="float" office:value="1.4206">
            <text:p>1.4206</text:p>
          </table:table-cell>
          <table:table-cell office:value-type="float" office:value="1.5134">
            <text:p>1.5134</text:p>
          </table:table-cell>
          <table:table-cell office:value-type="float" office:value="1.3325">
            <text:p>1.3325</text:p>
          </table:table-cell>
          <table:table-cell office:value-type="float" office:value="1.2902">
            <text:p>1.2902</text:p>
          </table:table-cell>
          <table:table-cell office:value-type="float" office:value="1.3113">
            <text:p>1.3113</text:p>
          </table:table-cell>
          <table:table-cell office:value-type="float" office:value="1.0877">
            <text:p>1.0877</text:p>
          </table:table-cell>
          <table:table-cell office:value-type="float" office:value="1.1108">
            <text:p>1.1108</text:p>
          </table:table-cell>
          <table:table-cell office:value-type="float" office:value="0.6785">
            <text:p>0.6785</text:p>
          </table:table-cell>
          <table:table-cell office:value-type="float" office:value="0.5469">
            <text:p>0.5469</text:p>
          </table:table-cell>
          <table:table-cell table:number-columns-repeated="22"/>
          <table:table-cell office:value-type="float" office:value="26635.37">
            <text:p>26635.37</text:p>
          </table:table-cell>
          <table:table-cell office:value-type="float" office:value="46835.33">
            <text:p>46835.33</text:p>
          </table:table-cell>
          <table:table-cell office:value-type="float" office:value="29269.12">
            <text:p>29269.12</text:p>
          </table:table-cell>
          <table:table-cell office:value-type="float" office:value="32051.82">
            <text:p>32051.82</text:p>
          </table:table-cell>
          <table:table-cell office:value-type="float" office:value="44773.7">
            <text:p>44773.70</text:p>
          </table:table-cell>
          <table:table-cell office:value-type="float" office:value="108132.58">
            <text:p>108132.58</text:p>
          </table:table-cell>
          <table:table-cell office:value-type="float" office:value="137103.8">
            <text:p>137103.80</text:p>
          </table:table-cell>
          <table:table-cell office:value-type="float" office:value="154223.16">
            <text:p>154223.16</text:p>
          </table:table-cell>
          <table:table-cell office:value-type="float" office:value="180411.68">
            <text:p>180411.68</text:p>
          </table:table-cell>
          <table:table-cell office:value-type="float" office:value="213482.47">
            <text:p>213482.47</text:p>
          </table:table-cell>
          <table:table-cell office:value-type="float" office:value="132243.9">
            <text:p>132243.90</text:p>
          </table:table-cell>
          <table:table-cell office:value-type="float" office:value="152098.9">
            <text:p>152098.90</text:p>
          </table:table-cell>
          <table:table-cell office:value-type="float" office:value="175042.29">
            <text:p>175042.29</text:p>
          </table:table-cell>
          <table:table-cell office:value-type="float" office:value="197985.68">
            <text:p>197985.68</text:p>
          </table:table-cell>
          <table:table-cell office:value-type="float" office:value="197605.51">
            <text:p>197605.51</text:p>
          </table:table-cell>
          <table:table-cell office:value-type="float" office:value="260345.91">
            <text:p>260345.91</text:p>
          </table:table-cell>
          <table:table-cell office:value-type="float" office:value="271531.88">
            <text:p>271531.88</text:p>
          </table:table-cell>
          <table:table-cell table:number-columns-repeated="2" office:value-type="float" office:value="237037.24">
            <text:p>237037.24</text:p>
          </table:table-cell>
          <table:table-cell table:number-columns-repeated="3" office:value-type="float" office:value="355555.87">
            <text:p>355555.87</text:p>
          </table:table-cell>
          <table:table-cell table:number-columns-repeated="2" office:value-type="float" office:value="263374.72">
            <text:p>263374.72</text:p>
          </table:table-cell>
          <table:table-cell office:value-type="float" office:value="289712.19">
            <text:p>289712.19</text:p>
          </table:table-cell>
          <table:table-cell table:number-columns-repeated="2" office:value-type="float" office:value="263374.72">
            <text:p>263374.72</text:p>
          </table:table-cell>
          <table:table-cell office:value-type="float" office:value="276543.45">
            <text:p>276543.45</text:p>
          </table:table-cell>
          <table:table-cell office:value-type="float" office:value="237037.24">
            <text:p>237037.24</text:p>
          </table:table-cell>
          <table:table-cell office:value-type="float" office:value="250205.98">
            <text:p>250205.98</text:p>
          </table:table-cell>
          <table:table-cell office:value-type="float" office:value="158024.83">
            <text:p>158024.83</text:p>
          </table:table-cell>
          <table:table-cell office:value-type="float" office:value="131687.36">
            <text:p>131687.36</text:p>
          </table:table-cell>
          <table:table-cell table:number-columns-repeated="23"/>
          <table:table-cell office:value-type="string">
            <text:p>14384.74</text:p>
          </table:table-cell>
          <table:table-cell office:value-type="string">
            <text:p>25293.96</text:p>
          </table:table-cell>
          <table:table-cell office:value-type="string">
            <text:p>15807.13</text:p>
          </table:table-cell>
          <table:table-cell office:value-type="string">
            <text:p>17309.95</text:p>
          </table:table-cell>
          <table:table-cell office:value-type="string">
            <text:p>24180.55</text:p>
          </table:table-cell>
          <table:table-cell office:value-type="string">
            <text:p>58398.25</text:p>
          </table:table-cell>
          <table:table-cell office:value-type="string">
            <text:p>74044.49</text:p>
          </table:table-cell>
          <table:table-cell office:value-type="string">
            <text:p>83289.99</text:p>
          </table:table-cell>
          <table:table-cell office:value-type="string">
            <text:p>97433.40</text:p>
          </table:table-cell>
          <table:table-cell office:value-type="string">
            <text:p>115293.66</text:p>
          </table:table-cell>
          <table:table-cell office:value-type="string">
            <text:p>71419.84</text:p>
          </table:table-cell>
          <table:table-cell office:value-type="string">
            <text:p>82142.76</text:p>
          </table:table-cell>
          <table:table-cell office:value-type="string">
            <text:p>94533.60</text:p>
          </table:table-cell>
          <table:table-cell office:value-type="string">
            <text:p>106924.44</text:p>
          </table:table-cell>
          <table:table-cell office:value-type="string">
            <text:p>106719.13</text:p>
          </table:table-cell>
          <table:table-cell office:value-type="string">
            <text:p>140602.80</text:p>
          </table:table-cell>
          <table:table-cell office:value-type="string">
            <text:p>146643.92</text:p>
          </table:table-cell>
          <table:table-cell table:number-columns-repeated="2" office:value-type="string">
            <text:p>128014.69</text:p>
          </table:table-cell>
          <table:table-cell table:number-columns-repeated="3" office:value-type="string">
            <text:p>192022.04</text:p>
          </table:table-cell>
          <table:table-cell table:number-columns-repeated="2" office:value-type="string">
            <text:p>142238.55</text:p>
          </table:table-cell>
          <table:table-cell office:value-type="string">
            <text:p>156462.40</text:p>
          </table:table-cell>
          <table:table-cell table:number-columns-repeated="2" office:value-type="string">
            <text:p>142238.55</text:p>
          </table:table-cell>
          <table:table-cell office:value-type="string">
            <text:p>149350.47</text:p>
          </table:table-cell>
          <table:table-cell office:value-type="string">
            <text:p>128014.69</text:p>
          </table:table-cell>
          <table:table-cell office:value-type="string">
            <text:p>135126.62</text:p>
          </table:table-cell>
          <table:table-cell office:value-type="string">
            <text:p>85343.13</text:p>
          </table:table-cell>
          <table:table-cell office:value-type="string">
            <text:p>71119.27</text:p>
          </table:table-cell>
          <table:table-cell table:number-columns-repeated="23"/>
          <table:table-cell office:value-type="float" office:value="1.1">
            <text:p>1.10</text:p>
          </table:table-cell>
          <table:table-cell office:value-type="float" office:value="1.9">
            <text:p>1.90</text:p>
          </table:table-cell>
          <table:table-cell office:value-type="float" office:value="1.16">
            <text:p>1.16</text:p>
          </table:table-cell>
          <table:table-cell office:value-type="float" office:value="1.24">
            <text:p>1.24</text:p>
          </table:table-cell>
          <table:table-cell office:value-type="float" office:value="1.68">
            <text:p>1.68</text:p>
          </table:table-cell>
          <table:table-cell office:value-type="float" office:value="3.97">
            <text:p>3.97</text:p>
          </table:table-cell>
          <table:table-cell office:value-type="float" office:value="4.91">
            <text:p>4.91</text:p>
          </table:table-cell>
          <table:table-cell office:value-type="float" office:value="5.38">
            <text:p>5.38</text:p>
          </table:table-cell>
          <table:table-cell office:value-type="float" office:value="6.14">
            <text:p>6.14</text:p>
          </table:table-cell>
          <table:table-cell office:value-type="float" office:value="7.07">
            <text:p>7.07</text:p>
          </table:table-cell>
          <table:table-cell office:value-type="float" office:value="4.25">
            <text:p>4.25</text:p>
          </table:table-cell>
          <table:table-cell office:value-type="float" office:value="4.75">
            <text:p>4.75</text:p>
          </table:table-cell>
          <table:table-cell office:value-type="float" office:value="5.31">
            <text:p>5.31</text:p>
          </table:table-cell>
          <table:table-cell office:value-type="float" office:value="5.85">
            <text:p>5.85</text:p>
          </table:table-cell>
          <table:table-cell office:value-type="float" office:value="5.71">
            <text:p>5.71</text:p>
          </table:table-cell>
          <table:table-cell office:value-type="float" office:value="7.38">
            <text:p>7.38</text:p>
          </table:table-cell>
          <table:table-cell office:value-type="float" office:value="7.58">
            <text:p>7.58</text:p>
          </table:table-cell>
          <table:table-cell office:value-type="float" office:value="6.53">
            <text:p>6.53</text:p>
          </table:table-cell>
          <table:table-cell office:value-type="float" office:value="6.42">
            <text:p>6.42</text:p>
          </table:table-cell>
          <table:table-cell office:value-type="float" office:value="9.44">
            <text:p>9.44</text:p>
          </table:table-cell>
          <table:table-cell office:value-type="float" office:value="9.21">
            <text:p>9.21</text:p>
          </table:table-cell>
          <table:table-cell office:value-type="float" office:value="8.96">
            <text:p>8.96</text:p>
          </table:table-cell>
          <table:table-cell office:value-type="float" office:value="6.44">
            <text:p>6.44</text:p>
          </table:table-cell>
          <table:table-cell office:value-type="float" office:value="6.24">
            <text:p>6.24</text:p>
          </table:table-cell>
          <table:table-cell office:value-type="float" office:value="6.64">
            <text:p>6.64</text:p>
          </table:table-cell>
          <table:table-cell office:value-type="float" office:value="5.85">
            <text:p>5.85</text:p>
          </table:table-cell>
          <table:table-cell office:value-type="float" office:value="5.66">
            <text:p>5.66</text:p>
          </table:table-cell>
          <table:table-cell office:value-type="float" office:value="5.76">
            <text:p>5.76</text:p>
          </table:table-cell>
          <table:table-cell office:value-type="float" office:value="4.77">
            <text:p>4.77</text:p>
          </table:table-cell>
          <table:table-cell office:value-type="float" office:value="4.88">
            <text:p>4.88</text:p>
          </table:table-cell>
          <table:table-cell office:value-type="float" office:value="2.98">
            <text:p>2.98</text:p>
          </table:table-cell>
          <table:table-cell office:value-type="float" office:value="2.4">
            <text:p>2.40</text:p>
          </table:table-cell>
          <table:table-cell table:number-columns-repeated="23"/>
          <table:table-cell office:value-type="float" office:value="0.6">
            <text:p>0.60</text:p>
          </table:table-cell>
          <table:table-cell office:value-type="float" office:value="1.02">
            <text:p>1.02</text:p>
          </table:table-cell>
          <table:table-cell office:value-type="float" office:value="0.62">
            <text:p>0.62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office:value-type="float" office:value="2.14">
            <text:p>2.14</text:p>
          </table:table-cell>
          <table:table-cell office:value-type="float" office:value="2.65">
            <text:p>2.65</text:p>
          </table:table-cell>
          <table:table-cell office:value-type="float" office:value="2.91">
            <text:p>2.91</text:p>
          </table:table-cell>
          <table:table-cell office:value-type="float" office:value="3.31">
            <text:p>3.31</text:p>
          </table:table-cell>
          <table:table-cell office:value-type="float" office:value="3.82">
            <text:p>3.82</text:p>
          </table:table-cell>
          <table:table-cell office:value-type="float" office:value="2.3">
            <text:p>2.30</text:p>
          </table:table-cell>
          <table:table-cell office:value-type="float" office:value="2.56">
            <text:p>2.56</text:p>
          </table:table-cell>
          <table:table-cell office:value-type="float" office:value="2.87">
            <text:p>2.87</text:p>
          </table:table-cell>
          <table:table-cell office:value-type="float" office:value="3.16">
            <text:p>3.16</text:p>
          </table:table-cell>
          <table:table-cell office:value-type="float" office:value="3.08">
            <text:p>3.08</text:p>
          </table:table-cell>
          <table:table-cell office:value-type="float" office:value="3.99">
            <text:p>3.99</text:p>
          </table:table-cell>
          <table:table-cell office:value-type="float" office:value="4.1">
            <text:p>4.10</text:p>
          </table:table-cell>
          <table:table-cell office:value-type="float" office:value="3.53">
            <text:p>3.53</text:p>
          </table:table-cell>
          <table:table-cell office:value-type="float" office:value="3.47">
            <text:p>3.47</text:p>
          </table:table-cell>
          <table:table-cell office:value-type="float" office:value="5.1">
            <text:p>5.10</text:p>
          </table:table-cell>
          <table:table-cell office:value-type="float" office:value="4.98">
            <text:p>4.98</text:p>
          </table:table-cell>
          <table:table-cell office:value-type="float" office:value="4.84">
            <text:p>4.84</text:p>
          </table:table-cell>
          <table:table-cell office:value-type="float" office:value="3.48">
            <text:p>3.48</text:p>
          </table:table-cell>
          <table:table-cell office:value-type="float" office:value="3.37">
            <text:p>3.37</text:p>
          </table:table-cell>
          <table:table-cell office:value-type="float" office:value="3.59">
            <text:p>3.59</text:p>
          </table:table-cell>
          <table:table-cell office:value-type="float" office:value="3.16">
            <text:p>3.16</text:p>
          </table:table-cell>
          <table:table-cell office:value-type="float" office:value="3.06">
            <text:p>3.06</text:p>
          </table:table-cell>
          <table:table-cell office:value-type="float" office:value="3.11">
            <text:p>3.11</text:p>
          </table:table-cell>
          <table:table-cell office:value-type="float" office:value="2.58">
            <text:p>2.58</text:p>
          </table:table-cell>
          <table:table-cell office:value-type="float" office:value="2.63">
            <text:p>2.63</text:p>
          </table:table-cell>
          <table:table-cell office:value-type="float" office:value="1.61">
            <text:p>1.61</text:p>
          </table:table-cell>
          <table:table-cell office:value-type="float" office:value="1.3">
            <text:p>1.30</text:p>
          </table:table-cell>
          <table:table-cell table:number-columns-repeated="20"/>
        </table:table-row>
        <table:table-row table:style-name="ro1">
          <table:table-cell office:value-type="string">
            <text:p>Ethiopia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32" office:value-type="string">
            <text:p><text:s text:c="4"/></text:p>
          </table:table-cell>
          <table:table-cell office:value-type="float" office:value="40000">
            <text:p>40000</text:p>
          </table:table-cell>
          <table:table-cell office:value-type="float" office:value="40800">
            <text:p>40800</text:p>
          </table:table-cell>
          <table:table-cell office:value-type="float" office:value="44000">
            <text:p>44000</text:p>
          </table:table-cell>
          <table:table-cell table:number-columns-repeated="3" office:value-type="float" office:value="45000">
            <text:p>45000</text:p>
          </table:table-cell>
          <table:table-cell table:number-columns-repeated="2" office:value-type="float" office:value="44000">
            <text:p>44000</text:p>
          </table:table-cell>
          <table:table-cell office:value-type="float" office:value="40000">
            <text:p>40000</text:p>
          </table:table-cell>
          <table:table-cell table:number-columns-repeated="2" office:value-type="float" office:value="57000">
            <text:p>57000</text:p>
          </table:table-cell>
          <table:table-cell office:value-type="float" office:value="63000">
            <text:p>63000</text:p>
          </table:table-cell>
          <table:table-cell office:value-type="float" office:value="60000">
            <text:p>60000</text:p>
          </table:table-cell>
          <table:table-cell office:value-type="float" office:value="88000">
            <text:p>88000</text:p>
          </table:table-cell>
          <table:table-cell office:value-type="float" office:value="90000">
            <text:p>90000</text:p>
          </table:table-cell>
          <table:table-cell office:value-type="float" office:value="80000">
            <text:p>80000</text:p>
          </table:table-cell>
          <table:table-cell office:value-type="float" office:value="67000">
            <text:p>67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80000">
            <text:p>80000</text:p>
          </table:table-cell>
          <table:table-cell table:number-columns-repeated="34"/>
          <table:table-cell office:value-type="float" office:value="0.7497">
            <text:p>0.7497</text:p>
          </table:table-cell>
          <table:table-cell office:value-type="float" office:value="0.7391">
            <text:p>0.7391</text:p>
          </table:table-cell>
          <table:table-cell office:value-type="float" office:value="0.7716">
            <text:p>0.7716</text:p>
          </table:table-cell>
          <table:table-cell office:value-type="float" office:value="0.7651">
            <text:p>0.7651</text:p>
          </table:table-cell>
          <table:table-cell office:value-type="float" office:value="0.7428">
            <text:p>0.7428</text:p>
          </table:table-cell>
          <table:table-cell office:value-type="float" office:value="0.7217">
            <text:p>0.7217</text:p>
          </table:table-cell>
          <table:table-cell office:value-type="float" office:value="0.6858">
            <text:p>0.6858</text:p>
          </table:table-cell>
          <table:table-cell office:value-type="float" office:value="0.6664">
            <text:p>0.6664</text:p>
          </table:table-cell>
          <table:table-cell office:value-type="float" office:value="0.5886">
            <text:p>0.5886</text:p>
          </table:table-cell>
          <table:table-cell office:value-type="float" office:value="0.8149">
            <text:p>0.8149</text:p>
          </table:table-cell>
          <table:table-cell office:value-type="float" office:value="0.7918">
            <text:p>0.7918</text:p>
          </table:table-cell>
          <table:table-cell office:value-type="float" office:value="0.8506">
            <text:p>0.8506</text:p>
          </table:table-cell>
          <table:table-cell office:value-type="float" office:value="0.7877">
            <text:p>0.7877</text:p>
          </table:table-cell>
          <table:table-cell office:value-type="float" office:value="1.124">
            <text:p>1.124</text:p>
          </table:table-cell>
          <table:table-cell office:value-type="float" office:value="1.1188">
            <text:p>1.1188</text:p>
          </table:table-cell>
          <table:table-cell office:value-type="float" office:value="0.9683">
            <text:p>0.9683</text:p>
          </table:table-cell>
          <table:table-cell office:value-type="float" office:value="0.7897">
            <text:p>0.7897</text:p>
          </table:table-cell>
          <table:table-cell office:value-type="float" office:value="0.6315">
            <text:p>0.6315</text:p>
          </table:table-cell>
          <table:table-cell office:value-type="float" office:value="0.6712">
            <text:p>0.6712</text:p>
          </table:table-cell>
          <table:table-cell office:value-type="float" office:value="0.8721">
            <text:p>0.8721</text:p>
          </table:table-cell>
          <table:table-cell table:number-columns-repeated="34"/>
          <table:table-cell office:value-type="float" office:value="146582.44">
            <text:p>146582.44</text:p>
          </table:table-cell>
          <table:table-cell office:value-type="float" office:value="191275.1">
            <text:p>191275.10</text:p>
          </table:table-cell>
          <table:table-cell office:value-type="float" office:value="187341.32">
            <text:p>187341.32</text:p>
          </table:table-cell>
          <table:table-cell table:number-columns-repeated="3" office:value-type="float" office:value="197531.04">
            <text:p>197531.04</text:p>
          </table:table-cell>
          <table:table-cell table:number-columns-repeated="2" office:value-type="float" office:value="196041.53">
            <text:p>196041.53</text:p>
          </table:table-cell>
          <table:table-cell office:value-type="float" office:value="181383.28">
            <text:p>181383.28</text:p>
          </table:table-cell>
          <table:table-cell table:number-columns-repeated="2" office:value-type="float" office:value="258906.19">
            <text:p>258906.19</text:p>
          </table:table-cell>
          <table:table-cell office:value-type="float" office:value="267843.24">
            <text:p>267843.24</text:p>
          </table:table-cell>
          <table:table-cell office:value-type="float" office:value="263374.72">
            <text:p>263374.72</text:p>
          </table:table-cell>
          <table:table-cell office:value-type="float" office:value="548686.86">
            <text:p>548686.86</text:p>
          </table:table-cell>
          <table:table-cell office:value-type="float" office:value="542965.67">
            <text:p>542965.67</text:p>
          </table:table-cell>
          <table:table-cell office:value-type="float" office:value="449768.68">
            <text:p>449768.68</text:p>
          </table:table-cell>
          <table:table-cell office:value-type="float" office:value="378203.81">
            <text:p>378203.81</text:p>
          </table:table-cell>
          <table:table-cell office:value-type="float" office:value="238526.75">
            <text:p>238526.75</text:p>
          </table:table-cell>
          <table:table-cell office:value-type="float" office:value="272074.93">
            <text:p>272074.93</text:p>
          </table:table-cell>
          <table:table-cell office:value-type="float" office:value="362766.57">
            <text:p>362766.57</text:p>
          </table:table-cell>
          <table:table-cell table:number-columns-repeated="35"/>
          <table:table-cell office:value-type="string">
            <text:p>79163.53</text:p>
          </table:table-cell>
          <table:table-cell office:value-type="string">
            <text:p>103300.32</text:p>
          </table:table-cell>
          <table:table-cell office:value-type="string">
            <text:p>101175.83</text:p>
          </table:table-cell>
          <table:table-cell table:number-columns-repeated="3" office:value-type="string">
            <text:p>106678.91</text:p>
          </table:table-cell>
          <table:table-cell table:number-columns-repeated="2" office:value-type="string">
            <text:p>105874.48</text:p>
          </table:table-cell>
          <table:table-cell office:value-type="string">
            <text:p>97958.13</text:p>
          </table:table-cell>
          <table:table-cell table:number-columns-repeated="2" office:value-type="string">
            <text:p>139825.27</text:p>
          </table:table-cell>
          <table:table-cell office:value-type="string">
            <text:p>144651.82</text:p>
          </table:table-cell>
          <table:table-cell office:value-type="string">
            <text:p>142238.55</text:p>
          </table:table-cell>
          <table:table-cell office:value-type="string">
            <text:p>296324.65</text:p>
          </table:table-cell>
          <table:table-cell office:value-type="string">
            <text:p>293234.86</text:p>
          </table:table-cell>
          <table:table-cell office:value-type="string">
            <text:p>242902.75</text:p>
          </table:table-cell>
          <table:table-cell office:value-type="string">
            <text:p>204253.32</text:p>
          </table:table-cell>
          <table:table-cell office:value-type="string">
            <text:p>128819.12</text:p>
          </table:table-cell>
          <table:table-cell office:value-type="string">
            <text:p>146937.19</text:p>
          </table:table-cell>
          <table:table-cell office:value-type="string">
            <text:p>195916.26</text:p>
          </table:table-cell>
          <table:table-cell table:number-columns-repeated="35"/>
          <table:table-cell office:value-type="float" office:value="2.75">
            <text:p>2.75</text:p>
          </table:table-cell>
          <table:table-cell office:value-type="float" office:value="3.47">
            <text:p>3.47</text:p>
          </table:table-cell>
          <table:table-cell office:value-type="float" office:value="3.29">
            <text:p>3.29</text:p>
          </table:table-cell>
          <table:table-cell office:value-type="float" office:value="3.36">
            <text:p>3.36</text:p>
          </table:table-cell>
          <table:table-cell office:value-type="float" office:value="3.26">
            <text:p>3.26</text:p>
          </table:table-cell>
          <table:table-cell office:value-type="float" office:value="3.17">
            <text:p>3.17</text:p>
          </table:table-cell>
          <table:table-cell office:value-type="float" office:value="3.06">
            <text:p>3.06</text:p>
          </table:table-cell>
          <table:table-cell office:value-type="float" office:value="2.97">
            <text:p>2.97</text:p>
          </table:table-cell>
          <table:table-cell office:value-type="float" office:value="2.67">
            <text:p>2.67</text:p>
          </table:table-cell>
          <table:table-cell office:value-type="float" office:value="3.7">
            <text:p>3.70</text:p>
          </table:table-cell>
          <table:table-cell office:value-type="float" office:value="3.6">
            <text:p>3.60</text:p>
          </table:table-cell>
          <table:table-cell office:value-type="float" office:value="3.62">
            <text:p>3.62</text:p>
          </table:table-cell>
          <table:table-cell office:value-type="float" office:value="3.46">
            <text:p>3.46</text:p>
          </table:table-cell>
          <table:table-cell office:value-type="float" office:value="7.01">
            <text:p>7.01</text:p>
          </table:table-cell>
          <table:table-cell office:value-type="float" office:value="6.75">
            <text:p>6.75</text:p>
          </table:table-cell>
          <table:table-cell office:value-type="float" office:value="5.44">
            <text:p>5.44</text:p>
          </table:table-cell>
          <table:table-cell office:value-type="float" office:value="4.46">
            <text:p>4.46</text:p>
          </table:table-cell>
          <table:table-cell office:value-type="float" office:value="2.74">
            <text:p>2.74</text:p>
          </table:table-cell>
          <table:table-cell office:value-type="float" office:value="3.04">
            <text:p>3.04</text:p>
          </table:table-cell>
          <table:table-cell office:value-type="float" office:value="3.95">
            <text:p>3.95</text:p>
          </table:table-cell>
          <table:table-cell table:number-columns-repeated="35"/>
          <table:table-cell office:value-type="float" office:value="1.48">
            <text:p>1.48</text:p>
          </table:table-cell>
          <table:table-cell office:value-type="float" office:value="1.87">
            <text:p>1.87</text:p>
          </table:table-cell>
          <table:table-cell office:value-type="float" office:value="1.77">
            <text:p>1.77</text:p>
          </table:table-cell>
          <table:table-cell office:value-type="float" office:value="1.81">
            <text:p>1.81</text:p>
          </table:table-cell>
          <table:table-cell office:value-type="float" office:value="1.76">
            <text:p>1.76</text:p>
          </table:table-cell>
          <table:table-cell office:value-type="float" office:value="1.71">
            <text:p>1.71</text:p>
          </table:table-cell>
          <table:table-cell office:value-type="float" office:value="1.65">
            <text:p>1.65</text:p>
          </table:table-cell>
          <table:table-cell office:value-type="float" office:value="1.6">
            <text:p>1.60</text:p>
          </table:table-cell>
          <table:table-cell office:value-type="float" office:value="1.44">
            <text:p>1.44</text:p>
          </table:table-cell>
          <table:table-cell office:value-type="float" office:value="2">
            <text:p>2.00</text:p>
          </table:table-cell>
          <table:table-cell office:value-type="float" office:value="1.94">
            <text:p>1.94</text:p>
          </table:table-cell>
          <table:table-cell office:value-type="float" office:value="1.95">
            <text:p>1.95</text:p>
          </table:table-cell>
          <table:table-cell office:value-type="float" office:value="1.87">
            <text:p>1.87</text:p>
          </table:table-cell>
          <table:table-cell office:value-type="float" office:value="3.78">
            <text:p>3.78</text:p>
          </table:table-cell>
          <table:table-cell office:value-type="float" office:value="3.65">
            <text:p>3.65</text:p>
          </table:table-cell>
          <table:table-cell office:value-type="float" office:value="2.94">
            <text:p>2.94</text:p>
          </table:table-cell>
          <table:table-cell office:value-type="float" office:value="2.41">
            <text:p>2.41</text:p>
          </table:table-cell>
          <table:table-cell office:value-type="float" office:value="1.48">
            <text:p>1.48</text:p>
          </table:table-cell>
          <table:table-cell office:value-type="float" office:value="1.64">
            <text:p>1.64</text:p>
          </table:table-cell>
          <table:table-cell office:value-type="float" office:value="2.14">
            <text:p>2.14</text:p>
          </table:table-cell>
        </table:table-row>
        <table:table-row table:style-name="ro1">
          <table:table-cell office:value-type="string">
            <text:p>Falkland Islands (Malvinas)</text:p>
          </table:table-cell>
          <table:table-cell office:value-type="float" office:value="65">
            <text:p>65</text:p>
          </table:table-cell>
          <table:table-cell office:value-type="float" office:value="238">
            <text:p>238</text:p>
          </table:table-cell>
          <table:table-cell office:value-type="string">
            <text:p>-51.75</text:p>
          </table:table-cell>
          <table:table-cell office:value-type="float" office:value="-59">
            <text:p>-5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float" office:value="64">
            <text:p>64</text:p>
          </table:table-cell>
          <table:table-cell office:value-type="float" office:value="234">
            <text:p>234</text:p>
          </table:table-cell>
          <table:table-cell office:value-type="float" office:value="62">
            <text:p>62</text:p>
          </table:table-cell>
          <table:table-cell office:value-type="float" office:value="-7">
            <text:p>-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float" office:value="66">
            <text:p>66</text:p>
          </table:table-cell>
          <table:table-cell office:value-type="float" office:value="242">
            <text:p>242</text:p>
          </table:table-cell>
          <table:table-cell office:value-type="float" office:value="-18">
            <text:p>-18</text:p>
          </table:table-cell>
          <table:table-cell office:value-type="float" office:value="175">
            <text:p>17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67">
            <text:p>67</text:p>
          </table:table-cell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68">
            <text:p>68</text:p>
          </table:table-cell>
          <table:table-cell office:value-type="float" office:value="250">
            <text:p>25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French Guiana</text:p>
          </table:table-cell>
          <table:table-cell office:value-type="float" office:value="69">
            <text:p>69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-53">
            <text:p>-5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float" office:value="70">
            <text:p>70</text:p>
          </table:table-cell>
          <table:table-cell office:value-type="float" office:value="258">
            <text:p>258</text:p>
          </table:table-cell>
          <table:table-cell office:value-type="float" office:value="-15">
            <text:p>-15</text:p>
          </table:table-cell>
          <table:table-cell office:value-type="float" office:value="-140">
            <text:p>-14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float" office:value="74">
            <text:p>74</text:p>
          </table:table-cell>
          <table:table-cell office:value-type="float" office:value="266">
            <text:p>266</text:p>
          </table:table-cell>
          <table:table-cell office:value-type="float" office:value="-1">
            <text:p>-1</text:p>
          </table:table-cell>
          <table:table-cell office:value-type="float" office:value="27699">
            <text:p>2769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float" office:value="75">
            <text:p>75</text:p>
          </table:table-cell>
          <table:table-cell office:value-type="float" office:value="270">
            <text:p>270</text:p>
          </table:table-cell>
          <table:table-cell office:value-type="string">
            <text:p>13.4667</text:p>
          </table:table-cell>
          <table:table-cell office:value-type="string">
            <text:p>-16.5667</text:p>
          </table:table-cell>
          <table:table-cell table:number-columns-repeated="9" office:value-type="string">
            <text:p><text:s text:c="4"/>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68">
            <text:p>268</text:p>
          </table:table-cell>
          <table:table-cell office:value-type="float" office:value="728">
            <text:p>728</text:p>
          </table:table-cell>
          <table:table-cell office:value-type="float" office:value="1105">
            <text:p>1105</text:p>
          </table:table-cell>
          <table:table-cell office:value-type="float" office:value="802">
            <text:p>802</text:p>
          </table:table-cell>
          <table:table-cell office:value-type="float" office:value="883">
            <text:p>883</text:p>
          </table:table-cell>
          <table:table-cell office:value-type="float" office:value="1339">
            <text:p>1339</text:p>
          </table:table-cell>
          <table:table-cell office:value-type="float" office:value="2527">
            <text:p>2527</text:p>
          </table:table-cell>
          <table:table-cell office:value-type="float" office:value="2241">
            <text:p>2241</text:p>
          </table:table-cell>
          <table:table-cell office:value-type="float" office:value="726">
            <text:p>726</text:p>
          </table:table-cell>
          <table:table-cell office:value-type="float" office:value="2332">
            <text:p>2332</text:p>
          </table:table-cell>
          <table:table-cell office:value-type="float" office:value="2113">
            <text:p>2113</text:p>
          </table:table-cell>
          <table:table-cell office:value-type="float" office:value="1350">
            <text:p>1350</text:p>
          </table:table-cell>
          <table:table-cell office:value-type="float" office:value="734">
            <text:p>734</text:p>
          </table:table-cell>
          <table:table-cell office:value-type="float" office:value="1803">
            <text:p>1803</text:p>
          </table:table-cell>
          <table:table-cell office:value-type="float" office:value="2976">
            <text:p>2976</text:p>
          </table:table-cell>
          <table:table-cell office:value-type="float" office:value="1754">
            <text:p>1754</text:p>
          </table:table-cell>
          <table:table-cell office:value-type="float" office:value="1644">
            <text:p>1644</text:p>
          </table:table-cell>
          <table:table-cell office:value-type="float" office:value="2200">
            <text:p>2200</text:p>
          </table:table-cell>
          <table:table-cell office:value-type="float" office:value="3000">
            <text:p>3000</text:p>
          </table:table-cell>
          <table:table-cell office:value-type="float" office:value="2400">
            <text:p>2400</text:p>
          </table:table-cell>
          <table:table-cell office:value-type="float" office:value="1550">
            <text:p>1550</text:p>
          </table:table-cell>
          <table:table-cell office:value-type="float" office:value="1300">
            <text:p>1300</text:p>
          </table:table-cell>
          <table:table-cell office:value-type="float" office:value="1037">
            <text:p>1037</text:p>
          </table:table-cell>
          <table:table-cell office:value-type="float" office:value="330">
            <text:p>330</text:p>
          </table:table-cell>
          <table:table-cell office:value-type="float" office:value="275">
            <text:p>275</text:p>
          </table:table-cell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float" office:value="370">
            <text:p>370</text:p>
          </table:table-cell>
          <table:table-cell office:value-type="float" office:value="430">
            <text:p>430</text:p>
          </table:table-cell>
          <table:table-cell office:value-type="float" office:value="405">
            <text:p>405</text:p>
          </table:table-cell>
          <table:table-cell office:value-type="float" office:value="443">
            <text:p>443</text:p>
          </table:table-cell>
          <table:table-cell office:value-type="float" office:value="430">
            <text:p>430</text:p>
          </table:table-cell>
          <table:table-cell office:value-type="float" office:value="475">
            <text:p>475</text:p>
          </table:table-cell>
          <table:table-cell office:value-type="float" office:value="453">
            <text:p>453</text:p>
          </table:table-cell>
          <table:table-cell office:value-type="float" office:value="480">
            <text:p>480</text:p>
          </table:table-cell>
          <table:table-cell office:value-type="float" office:value="485">
            <text:p>485</text:p>
          </table:table-cell>
          <table:table-cell office:value-type="float" office:value="515">
            <text:p>515</text:p>
          </table:table-cell>
          <table:table-cell office:value-type="float" office:value="471">
            <text:p>471</text:p>
          </table:table-cell>
          <table:table-cell table:number-columns-repeated="11"/>
          <table:table-cell office:value-type="float" office:value="0.0201">
            <text:p>0.0201</text:p>
          </table:table-cell>
          <table:table-cell office:value-type="float" office:value="0.0696">
            <text:p>0.0696</text:p>
          </table:table-cell>
          <table:table-cell office:value-type="float" office:value="0.0842">
            <text:p>0.0842</text:p>
          </table:table-cell>
          <table:table-cell office:value-type="float" office:value="0.3306">
            <text:p>0.3306</text:p>
          </table:table-cell>
          <table:table-cell office:value-type="float" office:value="0.5296">
            <text:p>0.5296</text:p>
          </table:table-cell>
          <table:table-cell office:value-type="float" office:value="0.5144">
            <text:p>0.5144</text:p>
          </table:table-cell>
          <table:table-cell office:value-type="float" office:value="1.3582">
            <text:p>1.3582</text:p>
          </table:table-cell>
          <table:table-cell office:value-type="float" office:value="2.0018">
            <text:p>2.0018</text:p>
          </table:table-cell>
          <table:table-cell office:value-type="float" office:value="1.412">
            <text:p>1.412</text:p>
          </table:table-cell>
          <table:table-cell office:value-type="float" office:value="1.5094">
            <text:p>1.5094</text:p>
          </table:table-cell>
          <table:table-cell office:value-type="float" office:value="2.2169">
            <text:p>2.2169</text:p>
          </table:table-cell>
          <table:table-cell office:value-type="float" office:value="4.0432">
            <text:p>4.0432</text:p>
          </table:table-cell>
          <table:table-cell office:value-type="float" office:value="3.4583">
            <text:p>3.4583</text:p>
          </table:table-cell>
          <table:table-cell office:value-type="float" office:value="1.0788">
            <text:p>1.0788</text:p>
          </table:table-cell>
          <table:table-cell office:value-type="float" office:value="3.3267">
            <text:p>3.3267</text:p>
          </table:table-cell>
          <table:table-cell office:value-type="float" office:value="2.8866">
            <text:p>2.8866</text:p>
          </table:table-cell>
          <table:table-cell office:value-type="float" office:value="1.7601">
            <text:p>1.7601</text:p>
          </table:table-cell>
          <table:table-cell office:value-type="float" office:value="0.9129">
            <text:p>0.9129</text:p>
          </table:table-cell>
          <table:table-cell office:value-type="float" office:value="2.1388">
            <text:p>2.1388</text:p>
          </table:table-cell>
          <table:table-cell office:value-type="float" office:value="3.378">
            <text:p>3.378</text:p>
          </table:table-cell>
          <table:table-cell office:value-type="float" office:value="1.9128">
            <text:p>1.9128</text:p>
          </table:table-cell>
          <table:table-cell office:value-type="float" office:value="1.7323">
            <text:p>1.7323</text:p>
          </table:table-cell>
          <table:table-cell office:value-type="float" office:value="2.2449">
            <text:p>2.2449</text:p>
          </table:table-cell>
          <table:table-cell office:value-type="float" office:value="2.9762">
            <text:p>2.9762</text:p>
          </table:table-cell>
          <table:table-cell office:value-type="float" office:value="2.3144">
            <text:p>2.3144</text:p>
          </table:table-cell>
          <table:table-cell office:value-type="float" office:value="1.454">
            <text:p>1.454</text:p>
          </table:table-cell>
          <table:table-cell office:value-type="float" office:value="1.1861">
            <text:p>1.1861</text:p>
          </table:table-cell>
          <table:table-cell office:value-type="float" office:value="0.9201">
            <text:p>0.9201</text:p>
          </table:table-cell>
          <table:table-cell office:value-type="float" office:value="0.2847">
            <text:p>0.2847</text:p>
          </table:table-cell>
          <table:table-cell office:value-type="float" office:value="0.2305">
            <text:p>0.2305</text:p>
          </table:table-cell>
          <table:table-cell office:value-type="float" office:value="0.1587">
            <text:p>0.1587</text:p>
          </table:table-cell>
          <table:table-cell office:value-type="float" office:value="0.1342">
            <text:p>0.1342</text:p>
          </table:table-cell>
          <table:table-cell office:value-type="float" office:value="0.2831">
            <text:p>0.2831</text:p>
          </table:table-cell>
          <table:table-cell office:value-type="float" office:value="0.3188">
            <text:p>0.3188</text:p>
          </table:table-cell>
          <table:table-cell office:value-type="float" office:value="0.2909">
            <text:p>0.2909</text:p>
          </table:table-cell>
          <table:table-cell office:value-type="float" office:value="0.3083">
            <text:p>0.3083</text:p>
          </table:table-cell>
          <table:table-cell office:value-type="float" office:value="0.2901">
            <text:p>0.2901</text:p>
          </table:table-cell>
          <table:table-cell office:value-type="float" office:value="0.3107">
            <text:p>0.3107</text:p>
          </table:table-cell>
          <table:table-cell office:value-type="float" office:value="0.2871">
            <text:p>0.2871</text:p>
          </table:table-cell>
          <table:table-cell office:value-type="float" office:value="0.2948">
            <text:p>0.2948</text:p>
          </table:table-cell>
          <table:table-cell office:value-type="float" office:value="0.2885">
            <text:p>0.2885</text:p>
          </table:table-cell>
          <table:table-cell office:value-type="float" office:value="0.2968">
            <text:p>0.2968</text:p>
          </table:table-cell>
          <table:table-cell office:value-type="float" office:value="0.263">
            <text:p>0.263</text:p>
          </table:table-cell>
          <table:table-cell table:number-columns-repeated="11"/>
          <table:table-cell office:value-type="float" office:value="153.76">
            <text:p>153.76</text:p>
          </table:table-cell>
          <table:table-cell office:value-type="float" office:value="485.03">
            <text:p>485.03</text:p>
          </table:table-cell>
          <table:table-cell office:value-type="float" office:value="606.29">
            <text:p>606.29</text:p>
          </table:table-cell>
          <table:table-cell office:value-type="float" office:value="2490.16">
            <text:p>2490.16</text:p>
          </table:table-cell>
          <table:table-cell office:value-type="float" office:value="3992.76">
            <text:p>3992.76</text:p>
          </table:table-cell>
          <table:table-cell office:value-type="float" office:value="3160.26">
            <text:p>3160.26</text:p>
          </table:table-cell>
          <table:table-cell office:value-type="float" office:value="11173.22">
            <text:p>11173.22</text:p>
          </table:table-cell>
          <table:table-cell office:value-type="float" office:value="16488.59">
            <text:p>16488.59</text:p>
          </table:table-cell>
          <table:table-cell office:value-type="float" office:value="12190.79">
            <text:p>12190.79</text:p>
          </table:table-cell>
          <table:table-cell office:value-type="float" office:value="13435.87">
            <text:p>13435.87</text:p>
          </table:table-cell>
          <table:table-cell office:value-type="float" office:value="19931.32">
            <text:p>19931.32</text:p>
          </table:table-cell>
          <table:table-cell office:value-type="float" office:value="37729.99">
            <text:p>37729.99</text:p>
          </table:table-cell>
          <table:table-cell office:value-type="float" office:value="33984.71">
            <text:p>33984.71</text:p>
          </table:table-cell>
          <table:table-cell office:value-type="float" office:value="11108.22">
            <text:p>11108.22</text:p>
          </table:table-cell>
          <table:table-cell office:value-type="float" office:value="36942.31">
            <text:p>36942.31</text:p>
          </table:table-cell>
          <table:table-cell office:value-type="float" office:value="27049.56">
            <text:p>27049.56</text:p>
          </table:table-cell>
          <table:table-cell office:value-type="float" office:value="18068.82">
            <text:p>18068.82</text:p>
          </table:table-cell>
          <table:table-cell office:value-type="float" office:value="12755.73">
            <text:p>12755.73</text:p>
          </table:table-cell>
          <table:table-cell office:value-type="float" office:value="28074.28">
            <text:p>28074.28</text:p>
          </table:table-cell>
          <table:table-cell office:value-type="float" office:value="46772.94">
            <text:p>46772.94</text:p>
          </table:table-cell>
          <table:table-cell office:value-type="float" office:value="26481.73">
            <text:p>26481.73</text:p>
          </table:table-cell>
          <table:table-cell office:value-type="float" office:value="31231.66">
            <text:p>31231.66</text:p>
          </table:table-cell>
          <table:table-cell office:value-type="float" office:value="40977.21">
            <text:p>40977.21</text:p>
          </table:table-cell>
          <table:table-cell office:value-type="float" office:value="53103">
            <text:p>53103.00</text:p>
          </table:table-cell>
          <table:table-cell office:value-type="float" office:value="44702.41">
            <text:p>44702.41</text:p>
          </table:table-cell>
          <table:table-cell office:value-type="float" office:value="28176.55">
            <text:p>28176.55</text:p>
          </table:table-cell>
          <table:table-cell office:value-type="float" office:value="25601.31">
            <text:p>25601.31</text:p>
          </table:table-cell>
          <table:table-cell office:value-type="float" office:value="17608.53">
            <text:p>17608.53</text:p>
          </table:table-cell>
          <table:table-cell office:value-type="float" office:value="5563.83">
            <text:p>5563.83</text:p>
          </table:table-cell>
          <table:table-cell office:value-type="float" office:value="4636.52">
            <text:p>4636.52</text:p>
          </table:table-cell>
          <table:table-cell office:value-type="float" office:value="3007.69">
            <text:p>3007.69</text:p>
          </table:table-cell>
          <table:table-cell office:value-type="float" office:value="2611.42">
            <text:p>2611.42</text:p>
          </table:table-cell>
          <table:table-cell office:value-type="float" office:value="5920.37">
            <text:p>5920.37</text:p>
          </table:table-cell>
          <table:table-cell office:value-type="float" office:value="6899.18">
            <text:p>6899.18</text:p>
          </table:table-cell>
          <table:table-cell office:value-type="float" office:value="6502.9">
            <text:p>6502.90</text:p>
          </table:table-cell>
          <table:table-cell office:value-type="float" office:value="7182.94">
            <text:p>7182.94</text:p>
          </table:table-cell>
          <table:table-cell office:value-type="float" office:value="7037.93">
            <text:p>7037.93</text:p>
          </table:table-cell>
          <table:table-cell office:value-type="float" office:value="7667.97">
            <text:p>7667.97</text:p>
          </table:table-cell>
          <table:table-cell office:value-type="float" office:value="6814.2">
            <text:p>6814.20</text:p>
          </table:table-cell>
          <table:table-cell office:value-type="float" office:value="7552.97">
            <text:p>7552.97</text:p>
          </table:table-cell>
          <table:table-cell office:value-type="float" office:value="7576.73">
            <text:p>7576.73</text:p>
          </table:table-cell>
          <table:table-cell office:value-type="float" office:value="8135.51">
            <text:p>8135.51</text:p>
          </table:table-cell>
          <table:table-cell office:value-type="float" office:value="7426.97">
            <text:p>7426.97</text:p>
          </table:table-cell>
          <table:table-cell table:number-columns-repeated="58"/>
          <table:table-cell table:number-columns-repeated="9" office:value-type="string">
            <text:p><text:s text:c="4"/></text:p>
          </table:table-cell>
          <table:table-cell office:value-type="float" office:value="0.34">
            <text:p>0.34</text:p>
          </table:table-cell>
          <table:table-cell office:value-type="float" office:value="1.05">
            <text:p>1.05</text:p>
          </table:table-cell>
          <table:table-cell office:value-type="float" office:value="1.28">
            <text:p>1.28</text:p>
          </table:table-cell>
          <table:table-cell office:value-type="float" office:value="5.08">
            <text:p>5.08</text:p>
          </table:table-cell>
          <table:table-cell office:value-type="float" office:value="7.89">
            <text:p>7.89</text:p>
          </table:table-cell>
          <table:table-cell office:value-type="float" office:value="6.07">
            <text:p>6.07</text:p>
          </table:table-cell>
          <table:table-cell office:value-type="float" office:value="20.85">
            <text:p>20.85</text:p>
          </table:table-cell>
          <table:table-cell office:value-type="float" office:value="29.87">
            <text:p>29.87</text:p>
          </table:table-cell>
          <table:table-cell office:value-type="float" office:value="21.46">
            <text:p>21.46</text:p>
          </table:table-cell>
          <table:table-cell office:value-type="float" office:value="22.97">
            <text:p>22.97</text:p>
          </table:table-cell>
          <table:table-cell office:value-type="float" office:value="33">
            <text:p>33.00</text:p>
          </table:table-cell>
          <table:table-cell office:value-type="float" office:value="60.37">
            <text:p>60.37</text:p>
          </table:table-cell>
          <table:table-cell office:value-type="float" office:value="52.45">
            <text:p>52.45</text:p>
          </table:table-cell>
          <table:table-cell office:value-type="float" office:value="16.51">
            <text:p>16.51</text:p>
          </table:table-cell>
          <table:table-cell office:value-type="float" office:value="52.7">
            <text:p>52.70</text:p>
          </table:table-cell>
          <table:table-cell office:value-type="float" office:value="36.95">
            <text:p>36.95</text:p>
          </table:table-cell>
          <table:table-cell office:value-type="float" office:value="23.56">
            <text:p>23.56</text:p>
          </table:table-cell>
          <table:table-cell office:value-type="float" office:value="15.87">
            <text:p>15.87</text:p>
          </table:table-cell>
          <table:table-cell office:value-type="float" office:value="33.3">
            <text:p>33.30</text:p>
          </table:table-cell>
          <table:table-cell office:value-type="float" office:value="53.09">
            <text:p>53.09</text:p>
          </table:table-cell>
          <table:table-cell office:value-type="float" office:value="28.88">
            <text:p>28.88</text:p>
          </table:table-cell>
          <table:table-cell office:value-type="float" office:value="32.91">
            <text:p>32.91</text:p>
          </table:table-cell>
          <table:table-cell office:value-type="float" office:value="41.81">
            <text:p>41.81</text:p>
          </table:table-cell>
          <table:table-cell office:value-type="float" office:value="52.68">
            <text:p>52.68</text:p>
          </table:table-cell>
          <table:table-cell office:value-type="float" office:value="43.11">
            <text:p>43.11</text:p>
          </table:table-cell>
          <table:table-cell office:value-type="float" office:value="26.43">
            <text:p>26.43</text:p>
          </table:table-cell>
          <table:table-cell office:value-type="float" office:value="23.36">
            <text:p>23.36</text:p>
          </table:table-cell>
          <table:table-cell office:value-type="float" office:value="15.62">
            <text:p>15.62</text:p>
          </table:table-cell>
          <table:table-cell office:value-type="float" office:value="4.8">
            <text:p>4.80</text:p>
          </table:table-cell>
          <table:table-cell office:value-type="float" office:value="3.89">
            <text:p>3.89</text:p>
          </table:table-cell>
          <table:table-cell office:value-type="float" office:value="2.45">
            <text:p>2.45</text:p>
          </table:table-cell>
          <table:table-cell office:value-type="float" office:value="2.06">
            <text:p>2.06</text:p>
          </table:table-cell>
          <table:table-cell office:value-type="float" office:value="4.53">
            <text:p>4.53</text:p>
          </table:table-cell>
          <table:table-cell office:value-type="float" office:value="5.11">
            <text:p>5.11</text:p>
          </table:table-cell>
          <table:table-cell office:value-type="float" office:value="4.67">
            <text:p>4.67</text:p>
          </table:table-cell>
          <table:table-cell office:value-type="float" office:value="5">
            <text:p>5.00</text:p>
          </table:table-cell>
          <table:table-cell office:value-type="float" office:value="4.75">
            <text:p>4.75</text:p>
          </table:table-cell>
          <table:table-cell office:value-type="float" office:value="5.02">
            <text:p>5.02</text:p>
          </table:table-cell>
          <table:table-cell office:value-type="float" office:value="4.32">
            <text:p>4.32</text:p>
          </table:table-cell>
          <table:table-cell office:value-type="float" office:value="4.64">
            <text:p>4.64</text:p>
          </table:table-cell>
          <table:table-cell office:value-type="float" office:value="4.51">
            <text:p>4.51</text:p>
          </table:table-cell>
          <table:table-cell office:value-type="float" office:value="4.69">
            <text:p>4.69</text:p>
          </table:table-cell>
          <table:table-cell office:value-type="float" office:value="4.15">
            <text:p>4.15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float" office:value="73">
            <text:p>73</text:p>
          </table:table-cell>
          <table:table-cell office:value-type="float" office:value="268">
            <text:p>268</text:p>
          </table:table-cell>
          <table:table-cell office:value-type="float" office:value="42">
            <text:p>42</text:p>
          </table:table-cell>
          <table:table-cell office:value-type="string">
            <text:p>43.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79">
            <text:p>79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float" office:value="81">
            <text:p>81</text:p>
          </table:table-cell>
          <table:table-cell office:value-type="float" office:value="288">
            <text:p>288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table:number-columns-repeated="7" office:value-type="string">
            <text:p><text:s text:c="4"/></text:p>
          </table:table-cell>
          <table:table-cell office:value-type="float" office:value="99">
            <text:p>99</text:p>
          </table:table-cell>
          <table:table-cell office:value-type="float" office:value="265">
            <text:p>265</text:p>
          </table:table-cell>
          <table:table-cell office:value-type="float" office:value="416">
            <text:p>416</text:p>
          </table:table-cell>
          <table:table-cell office:value-type="float" office:value="1230">
            <text:p>1230</text:p>
          </table:table-cell>
          <table:table-cell office:value-type="float" office:value="1899">
            <text:p>1899</text:p>
          </table:table-cell>
          <table:table-cell office:value-type="float" office:value="1676">
            <text:p>1676</text:p>
          </table:table-cell>
          <table:table-cell office:value-type="float" office:value="2187">
            <text:p>2187</text:p>
          </table:table-cell>
          <table:table-cell office:value-type="float" office:value="8878">
            <text:p>8878</text:p>
          </table:table-cell>
          <table:table-cell office:value-type="float" office:value="7400">
            <text:p>7400</text:p>
          </table:table-cell>
          <table:table-cell table:number-columns-repeated="2"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6700">
            <text:p>6700</text:p>
          </table:table-cell>
          <table:table-cell office:value-type="float" office:value="5200">
            <text:p>5200</text:p>
          </table:table-cell>
          <table:table-cell office:value-type="float" office:value="4000">
            <text:p>4000</text:p>
          </table:table-cell>
          <table:table-cell office:value-type="float" office:value="3800">
            <text:p>3800</text:p>
          </table:table-cell>
          <table:table-cell office:value-type="float" office:value="6500">
            <text:p>6500</text:p>
          </table:table-cell>
          <table:table-cell office:value-type="float" office:value="1500">
            <text:p>1500</text:p>
          </table:table-cell>
          <table:table-cell office:value-type="float" office:value="6856">
            <text:p>6856</text:p>
          </table:table-cell>
          <table:table-cell office:value-type="float" office:value="6873">
            <text:p>6873</text:p>
          </table:table-cell>
          <table:table-cell office:value-type="float" office:value="6320">
            <text:p>6320</text:p>
          </table:table-cell>
          <table:table-cell office:value-type="float" office:value="8093">
            <text:p>8093</text:p>
          </table:table-cell>
          <table:table-cell office:value-type="float" office:value="11741">
            <text:p>11741</text:p>
          </table:table-cell>
          <table:table-cell office:value-type="float" office:value="19990">
            <text:p>19990</text:p>
          </table:table-cell>
          <table:table-cell office:value-type="float" office:value="29000">
            <text:p>29000</text:p>
          </table:table-cell>
          <table:table-cell office:value-type="float" office:value="39000">
            <text:p>39000</text:p>
          </table:table-cell>
          <table:table-cell office:value-type="float" office:value="23351">
            <text:p>23351</text:p>
          </table:table-cell>
          <table:table-cell office:value-type="float" office:value="26290">
            <text:p>26290</text:p>
          </table:table-cell>
          <table:table-cell office:value-type="float" office:value="34636">
            <text:p>34636</text:p>
          </table:table-cell>
          <table:table-cell office:value-type="float" office:value="39042">
            <text:p>39042</text:p>
          </table:table-cell>
          <table:table-cell office:value-type="float" office:value="44329">
            <text:p>44329</text:p>
          </table:table-cell>
          <table:table-cell office:value-type="float" office:value="35000">
            <text:p>35000</text:p>
          </table:table-cell>
          <table:table-cell office:value-type="float" office:value="30000">
            <text:p>30000</text:p>
          </table:table-cell>
          <table:table-cell office:value-type="float" office:value="16600">
            <text:p>16600</text:p>
          </table:table-cell>
          <table:table-cell office:value-type="float" office:value="14300">
            <text:p>14300</text:p>
          </table:table-cell>
          <table:table-cell office:value-type="float" office:value="14800">
            <text:p>14800</text:p>
          </table:table-cell>
          <table:table-cell office:value-type="float" office:value="16032">
            <text:p>16032</text:p>
          </table:table-cell>
          <table:table-cell office:value-type="float" office:value="19209">
            <text:p>19209</text:p>
          </table:table-cell>
          <table:table-cell office:value-type="float" office:value="19400">
            <text:p>19400</text:p>
          </table:table-cell>
          <table:table-cell office:value-type="float" office:value="17500">
            <text:p>17500</text:p>
          </table:table-cell>
          <table:table-cell office:value-type="float" office:value="22008">
            <text:p>22008</text:p>
          </table:table-cell>
          <table:table-cell office:value-type="float" office:value="22659">
            <text:p>22659</text:p>
          </table:table-cell>
          <table:table-cell office:value-type="float" office:value="23200">
            <text:p>23200</text:p>
          </table:table-cell>
          <table:table-cell office:value-type="float" office:value="23650">
            <text:p>23650</text:p>
          </table:table-cell>
          <table:table-cell office:value-type="float" office:value="24500">
            <text:p>24500</text:p>
          </table:table-cell>
          <table:table-cell table:number-columns-repeated="9"/>
          <table:table-cell office:value-type="float" office:value="0.012">
            <text:p>0.012</text:p>
          </table:table-cell>
          <table:table-cell office:value-type="float" office:value="0.0316">
            <text:p>0.0316</text:p>
          </table:table-cell>
          <table:table-cell office:value-type="float" office:value="0.0484">
            <text:p>0.0484</text:p>
          </table:table-cell>
          <table:table-cell office:value-type="float" office:value="0.1393">
            <text:p>0.1393</text:p>
          </table:table-cell>
          <table:table-cell office:value-type="float" office:value="0.209">
            <text:p>0.209</text:p>
          </table:table-cell>
          <table:table-cell office:value-type="float" office:value="0.1793">
            <text:p>0.1793</text:p>
          </table:table-cell>
          <table:table-cell office:value-type="float" office:value="0.2277">
            <text:p>0.2277</text:p>
          </table:table-cell>
          <table:table-cell office:value-type="float" office:value="0.903">
            <text:p>0.903</text:p>
          </table:table-cell>
          <table:table-cell office:value-type="float" office:value="0.7382">
            <text:p>0.7382</text:p>
          </table:table-cell>
          <table:table-cell office:value-type="float" office:value="0.7164">
            <text:p>0.7164</text:p>
          </table:table-cell>
          <table:table-cell office:value-type="float" office:value="0.705">
            <text:p>0.705</text:p>
          </table:table-cell>
          <table:table-cell office:value-type="float" office:value="0.6729">
            <text:p>0.6729</text:p>
          </table:table-cell>
          <table:table-cell office:value-type="float" office:value="0.6203">
            <text:p>0.6203</text:p>
          </table:table-cell>
          <table:table-cell office:value-type="float" office:value="0.4677">
            <text:p>0.4677</text:p>
          </table:table-cell>
          <table:table-cell office:value-type="float" office:value="0.3482">
            <text:p>0.3482</text:p>
          </table:table-cell>
          <table:table-cell office:value-type="float" office:value="0.3194">
            <text:p>0.3194</text:p>
          </table:table-cell>
          <table:table-cell office:value-type="float" office:value="0.5279">
            <text:p>0.5279</text:p>
          </table:table-cell>
          <table:table-cell office:value-type="float" office:value="0.118">
            <text:p>0.118</text:p>
          </table:table-cell>
          <table:table-cell office:value-type="float" office:value="0.5232">
            <text:p>0.5232</text:p>
          </table:table-cell>
          <table:table-cell office:value-type="float" office:value="0.5098">
            <text:p>0.5098</text:p>
          </table:table-cell>
          <table:table-cell office:value-type="float" office:value="0.4562">
            <text:p>0.4562</text:p>
          </table:table-cell>
          <table:table-cell office:value-type="float" office:value="0.5686">
            <text:p>0.5686</text:p>
          </table:table-cell>
          <table:table-cell office:value-type="float" office:value="0.8026">
            <text:p>0.8026</text:p>
          </table:table-cell>
          <table:table-cell office:value-type="float" office:value="1.3289">
            <text:p>1.3289</text:p>
          </table:table-cell>
          <table:table-cell office:value-type="float" office:value="1.8744">
            <text:p>1.8744</text:p>
          </table:table-cell>
          <table:table-cell office:value-type="float" office:value="2.4518">
            <text:p>2.4518</text:p>
          </table:table-cell>
          <table:table-cell office:value-type="float" office:value="1.4292">
            <text:p>1.4292</text:p>
          </table:table-cell>
          <table:table-cell office:value-type="float" office:value="1.5685">
            <text:p>1.5685</text:p>
          </table:table-cell>
          <table:table-cell office:value-type="float" office:value="2.0174">
            <text:p>2.0174</text:p>
          </table:table-cell>
          <table:table-cell office:value-type="float" office:value="2.2223">
            <text:p>2.2223</text:p>
          </table:table-cell>
          <table:table-cell office:value-type="float" office:value="2.467">
            <text:p>2.467</text:p>
          </table:table-cell>
          <table:table-cell office:value-type="float" office:value="1.9038">
            <text:p>1.9038</text:p>
          </table:table-cell>
          <table:table-cell office:value-type="float" office:value="1.5936">
            <text:p>1.5936</text:p>
          </table:table-cell>
          <table:table-cell office:value-type="float" office:value="0.8604">
            <text:p>0.8604</text:p>
          </table:table-cell>
          <table:table-cell office:value-type="float" office:value="0.7227">
            <text:p>0.7227</text:p>
          </table:table-cell>
          <table:table-cell office:value-type="float" office:value="0.729">
            <text:p>0.729</text:p>
          </table:table-cell>
          <table:table-cell office:value-type="float" office:value="0.7694">
            <text:p>0.7694</text:p>
          </table:table-cell>
          <table:table-cell office:value-type="float" office:value="0.8983">
            <text:p>0.8983</text:p>
          </table:table-cell>
          <table:table-cell office:value-type="float" office:value="0.8839">
            <text:p>0.8839</text:p>
          </table:table-cell>
          <table:table-cell office:value-type="float" office:value="0.7769">
            <text:p>0.7769</text:p>
          </table:table-cell>
          <table:table-cell office:value-type="float" office:value="0.9523">
            <text:p>0.9523</text:p>
          </table:table-cell>
          <table:table-cell office:value-type="float" office:value="0.9564">
            <text:p>0.9564</text:p>
          </table:table-cell>
          <table:table-cell office:value-type="float" office:value="0.9562">
            <text:p>0.9562</text:p>
          </table:table-cell>
          <table:table-cell office:value-type="float" office:value="0.9528">
            <text:p>0.9528</text:p>
          </table:table-cell>
          <table:table-cell office:value-type="float" office:value="0.9659">
            <text:p>0.9659</text:p>
          </table:table-cell>
          <table:table-cell table:number-columns-repeated="9"/>
          <table:table-cell office:value-type="float" office:value="583.94">
            <text:p>583.94</text:p>
          </table:table-cell>
          <table:table-cell office:value-type="float" office:value="1701.47">
            <text:p>1701.47</text:p>
          </table:table-cell>
          <table:table-cell office:value-type="float" office:value="2644.01">
            <text:p>2644.01</text:p>
          </table:table-cell>
          <table:table-cell office:value-type="float" office:value="7751.27">
            <text:p>7751.27</text:p>
          </table:table-cell>
          <table:table-cell office:value-type="float" office:value="11994.98">
            <text:p>11994.98</text:p>
          </table:table-cell>
          <table:table-cell office:value-type="float" office:value="10149.52">
            <text:p>10149.52</text:p>
          </table:table-cell>
          <table:table-cell office:value-type="float" office:value="15876.42">
            <text:p>15876.42</text:p>
          </table:table-cell>
          <table:table-cell office:value-type="float" office:value="58169.3">
            <text:p>58169.30</text:p>
          </table:table-cell>
          <table:table-cell office:value-type="float" office:value="45714.32">
            <text:p>45714.32</text:p>
          </table:table-cell>
          <table:table-cell office:value-type="float" office:value="48894.05">
            <text:p>48894.05</text:p>
          </table:table-cell>
          <table:table-cell office:value-type="float" office:value="44397.82">
            <text:p>44397.82</text:p>
          </table:table-cell>
          <table:table-cell office:value-type="float" office:value="42888.88">
            <text:p>42888.88</text:p>
          </table:table-cell>
          <table:table-cell office:value-type="float" office:value="40995.06">
            <text:p>40995.06</text:p>
          </table:table-cell>
          <table:table-cell office:value-type="float" office:value="31364.08">
            <text:p>31364.08</text:p>
          </table:table-cell>
          <table:table-cell office:value-type="float" office:value="25682.6">
            <text:p>25682.60</text:p>
          </table:table-cell>
          <table:table-cell office:value-type="float" office:value="23049.6">
            <text:p>23049.60</text:p>
          </table:table-cell>
          <table:table-cell office:value-type="float" office:value="40610.17">
            <text:p>40610.17</text:p>
          </table:table-cell>
          <table:table-cell office:value-type="float" office:value="8506.92">
            <text:p>8506.92</text:p>
          </table:table-cell>
          <table:table-cell office:value-type="float" office:value="43970.52">
            <text:p>43970.52</text:p>
          </table:table-cell>
          <table:table-cell office:value-type="float" office:value="43823.39">
            <text:p>43823.39</text:p>
          </table:table-cell>
          <table:table-cell office:value-type="float" office:value="39926.56">
            <text:p>39926.56</text:p>
          </table:table-cell>
          <table:table-cell office:value-type="float" office:value="51825.19">
            <text:p>51825.19</text:p>
          </table:table-cell>
          <table:table-cell office:value-type="float" office:value="78966.1">
            <text:p>78966.10</text:p>
          </table:table-cell>
          <table:table-cell office:value-type="float" office:value="127831.73">
            <text:p>127831.73</text:p>
          </table:table-cell>
          <table:table-cell office:value-type="float" office:value="179454.52">
            <text:p>179454.52</text:p>
          </table:table-cell>
          <table:table-cell office:value-type="float" office:value="254901.58">
            <text:p>254901.58</text:p>
          </table:table-cell>
          <table:table-cell office:value-type="float" office:value="149924.11">
            <text:p>149924.11</text:p>
          </table:table-cell>
          <table:table-cell office:value-type="float" office:value="168798.9">
            <text:p>168798.90</text:p>
          </table:table-cell>
          <table:table-cell office:value-type="float" office:value="222392.39">
            <text:p>222392.39</text:p>
          </table:table-cell>
          <table:table-cell office:value-type="float" office:value="256106.47">
            <text:p>256106.47</text:p>
          </table:table-cell>
          <table:table-cell office:value-type="float" office:value="291010.14">
            <text:p>291010.14</text:p>
          </table:table-cell>
          <table:table-cell office:value-type="float" office:value="235963.32">
            <text:p>235963.32</text:p>
          </table:table-cell>
          <table:table-cell office:value-type="float" office:value="215100.63">
            <text:p>215100.63</text:p>
          </table:table-cell>
          <table:table-cell office:value-type="float" office:value="129738.35">
            <text:p>129738.35</text:p>
          </table:table-cell>
          <table:table-cell office:value-type="float" office:value="94962.66">
            <text:p>94962.66</text:p>
          </table:table-cell>
          <table:table-cell office:value-type="float" office:value="107165.43">
            <text:p>107165.43</text:p>
          </table:table-cell>
          <table:table-cell office:value-type="float" office:value="104275.74">
            <text:p>104275.74</text:p>
          </table:table-cell>
          <table:table-cell office:value-type="float" office:value="134860.34">
            <text:p>134860.34</text:p>
          </table:table-cell>
          <table:table-cell office:value-type="float" office:value="127258.35">
            <text:p>127258.35</text:p>
          </table:table-cell>
          <table:table-cell office:value-type="float" office:value="112361.38">
            <text:p>112361.38</text:p>
          </table:table-cell>
          <table:table-cell office:value-type="float" office:value="141269.7">
            <text:p>141269.70</text:p>
          </table:table-cell>
          <table:table-cell office:value-type="float" office:value="145445.05">
            <text:p>145445.05</text:p>
          </table:table-cell>
          <table:table-cell office:value-type="float" office:value="149183.9">
            <text:p>149183.90</text:p>
          </table:table-cell>
          <table:table-cell office:value-type="float" office:value="151735.97">
            <text:p>151735.97</text:p>
          </table:table-cell>
          <table:table-cell office:value-type="float" office:value="157305.93">
            <text:p>157305.93</text:p>
          </table:table-cell>
          <table:table-cell table:number-columns-repeated="58"/>
          <table:table-cell table:number-columns-repeated="7" office:value-type="string">
            <text:p><text:s text:c="4"/></text:p>
          </table:table-cell>
          <table:table-cell office:value-type="float" office:value="0.07">
            <text:p>0.07</text:p>
          </table:table-cell>
          <table:table-cell office:value-type="float" office:value="0.2">
            <text:p>0.20</text:p>
          </table:table-cell>
          <table:table-cell office:value-type="float" office:value="0.31">
            <text:p>0.31</text:p>
          </table:table-cell>
          <table:table-cell office:value-type="float" office:value="0.88">
            <text:p>0.88</text:p>
          </table:table-cell>
          <table:table-cell office:value-type="float" office:value="1.32">
            <text:p>1.32</text:p>
          </table:table-cell>
          <table:table-cell office:value-type="float" office:value="1.09">
            <text:p>1.09</text:p>
          </table:table-cell>
          <table:table-cell office:value-type="float" office:value="1.65">
            <text:p>1.65</text:p>
          </table:table-cell>
          <table:table-cell office:value-type="float" office:value="5.92">
            <text:p>5.92</text:p>
          </table:table-cell>
          <table:table-cell office:value-type="float" office:value="4.56">
            <text:p>4.56</text:p>
          </table:table-cell>
          <table:table-cell office:value-type="float" office:value="4.8">
            <text:p>4.80</text:p>
          </table:table-cell>
          <table:table-cell office:value-type="float" office:value="4.29">
            <text:p>4.29</text:p>
          </table:table-cell>
          <table:table-cell office:value-type="float" office:value="4.06">
            <text:p>4.06</text:p>
          </table:table-cell>
          <table:table-cell office:value-type="float" office:value="3.8">
            <text:p>3.80</text:p>
          </table:table-cell>
          <table:table-cell office:value-type="float" office:value="2.82">
            <text:p>2.82</text:p>
          </table:table-cell>
          <table:table-cell office:value-type="float" office:value="2.24">
            <text:p>2.24</text:p>
          </table:table-cell>
          <table:table-cell office:value-type="float" office:value="1.94">
            <text:p>1.94</text:p>
          </table:table-cell>
          <table:table-cell office:value-type="float" office:value="3.3">
            <text:p>3.30</text:p>
          </table:table-cell>
          <table:table-cell office:value-type="float" office:value="0.67">
            <text:p>0.67</text:p>
          </table:table-cell>
          <table:table-cell office:value-type="float" office:value="3.36">
            <text:p>3.36</text:p>
          </table:table-cell>
          <table:table-cell office:value-type="float" office:value="3.25">
            <text:p>3.25</text:p>
          </table:table-cell>
          <table:table-cell office:value-type="float" office:value="2.88">
            <text:p>2.88</text:p>
          </table:table-cell>
          <table:table-cell office:value-type="float" office:value="3.64">
            <text:p>3.64</text:p>
          </table:table-cell>
          <table:table-cell office:value-type="float" office:value="5.4">
            <text:p>5.40</text:p>
          </table:table-cell>
          <table:table-cell office:value-type="float" office:value="8.5">
            <text:p>8.50</text:p>
          </table:table-cell>
          <table:table-cell office:value-type="float" office:value="11.6">
            <text:p>11.60</text:p>
          </table:table-cell>
          <table:table-cell office:value-type="float" office:value="16.02">
            <text:p>16.02</text:p>
          </table:table-cell>
          <table:table-cell office:value-type="float" office:value="9.18">
            <text:p>9.18</text:p>
          </table:table-cell>
          <table:table-cell office:value-type="float" office:value="10.07">
            <text:p>10.07</text:p>
          </table:table-cell>
          <table:table-cell office:value-type="float" office:value="12.95">
            <text:p>12.95</text:p>
          </table:table-cell>
          <table:table-cell office:value-type="float" office:value="14.58">
            <text:p>14.58</text:p>
          </table:table-cell>
          <table:table-cell office:value-type="float" office:value="16.2">
            <text:p>16.20</text:p>
          </table:table-cell>
          <table:table-cell office:value-type="float" office:value="12.84">
            <text:p>12.84</text:p>
          </table:table-cell>
          <table:table-cell office:value-type="float" office:value="11.43">
            <text:p>11.43</text:p>
          </table:table-cell>
          <table:table-cell office:value-type="float" office:value="6.72">
            <text:p>6.72</text:p>
          </table:table-cell>
          <table:table-cell office:value-type="float" office:value="4.8">
            <text:p>4.80</text:p>
          </table:table-cell>
          <table:table-cell office:value-type="float" office:value="5.28">
            <text:p>5.28</text:p>
          </table:table-cell>
          <table:table-cell office:value-type="float" office:value="5">
            <text:p>5.00</text:p>
          </table:table-cell>
          <table:table-cell office:value-type="float" office:value="6.31">
            <text:p>6.31</text:p>
          </table:table-cell>
          <table:table-cell office:value-type="float" office:value="5.8">
            <text:p>5.80</text:p>
          </table:table-cell>
          <table:table-cell office:value-type="float" office:value="4.99">
            <text:p>4.99</text:p>
          </table:table-cell>
          <table:table-cell office:value-type="float" office:value="6.11">
            <text:p>6.11</text:p>
          </table:table-cell>
          <table:table-cell office:value-type="float" office:value="6.14">
            <text:p>6.14</text:p>
          </table:table-cell>
          <table:table-cell office:value-type="float" office:value="6.15">
            <text:p>6.15</text:p>
          </table:table-cell>
          <table:table-cell office:value-type="float" office:value="6.11">
            <text:p>6.11</text:p>
          </table:table-cell>
          <table:table-cell office:value-type="float" office:value="6.2">
            <text:p>6.20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float" office:value="82">
            <text:p>82</text:p>
          </table:table-cell>
          <table:table-cell office:value-type="float" office:value="292">
            <text:p>292</text:p>
          </table:table-cell>
          <table:table-cell office:value-type="string">
            <text:p>36.1833</text:p>
          </table:table-cell>
          <table:table-cell table:style-name="ce1" office:value-type="string">
            <text:p>-5.3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84">
            <text:p>84</text:p>
          </table:table-cell>
          <table:table-cell office:value-type="float" office:value="300">
            <text:p>30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82800">
            <text:p>282800</text:p>
          </table:table-cell>
          <table:table-cell office:value-type="float" office:value="264900">
            <text:p>264900</text:p>
          </table:table-cell>
          <table:table-cell office:value-type="float" office:value="298875">
            <text:p>298875</text:p>
          </table:table-cell>
          <table:table-cell office:value-type="float" office:value="220400">
            <text:p>220400</text:p>
          </table:table-cell>
          <table:table-cell office:value-type="float" office:value="223400">
            <text:p>223400</text:p>
          </table:table-cell>
          <table:table-cell office:value-type="float" office:value="254800">
            <text:p>254800</text:p>
          </table:table-cell>
          <table:table-cell office:value-type="float" office:value="279600">
            <text:p>279600</text:p>
          </table:table-cell>
          <table:table-cell office:value-type="float" office:value="223100">
            <text:p>223100</text:p>
          </table:table-cell>
          <table:table-cell office:value-type="float" office:value="331100">
            <text:p>331100</text:p>
          </table:table-cell>
          <table:table-cell office:value-type="float" office:value="321500">
            <text:p>321500</text:p>
          </table:table-cell>
          <table:table-cell office:value-type="float" office:value="352900">
            <text:p>352900</text:p>
          </table:table-cell>
          <table:table-cell office:value-type="float" office:value="386000">
            <text:p>386000</text:p>
          </table:table-cell>
          <table:table-cell office:value-type="float" office:value="353700">
            <text:p>353700</text:p>
          </table:table-cell>
          <table:table-cell office:value-type="float" office:value="362500">
            <text:p>362500</text:p>
          </table:table-cell>
          <table:table-cell office:value-type="float" office:value="357900">
            <text:p>357900</text:p>
          </table:table-cell>
          <table:table-cell office:value-type="float" office:value="322300">
            <text:p>322300</text:p>
          </table:table-cell>
          <table:table-cell office:value-type="float" office:value="374300">
            <text:p>374300</text:p>
          </table:table-cell>
          <table:table-cell office:value-type="float" office:value="398700">
            <text:p>398700</text:p>
          </table:table-cell>
          <table:table-cell office:value-type="float" office:value="313568">
            <text:p>313568</text:p>
          </table:table-cell>
          <table:table-cell office:value-type="float" office:value="348800">
            <text:p>348800</text:p>
          </table:table-cell>
          <table:table-cell office:value-type="float" office:value="377100">
            <text:p>377100</text:p>
          </table:table-cell>
          <table:table-cell office:value-type="float" office:value="301000">
            <text:p>301000</text:p>
          </table:table-cell>
          <table:table-cell office:value-type="float" office:value="398600">
            <text:p>398600</text:p>
          </table:table-cell>
          <table:table-cell office:value-type="float" office:value="422200">
            <text:p>422200</text:p>
          </table:table-cell>
          <table:table-cell office:value-type="float" office:value="478000">
            <text:p>478000</text:p>
          </table:table-cell>
          <table:table-cell office:value-type="float" office:value="593000">
            <text:p>593000</text:p>
          </table:table-cell>
          <table:table-cell office:value-type="float" office:value="564000">
            <text:p>564000</text:p>
          </table:table-cell>
          <table:table-cell office:value-type="float" office:value="675000">
            <text:p>675000</text:p>
          </table:table-cell>
          <table:table-cell office:value-type="float" office:value="738000">
            <text:p>738000</text:p>
          </table:table-cell>
          <table:table-cell office:value-type="float" office:value="588300">
            <text:p>588300</text:p>
          </table:table-cell>
          <table:table-cell office:value-type="float" office:value="558000">
            <text:p>558000</text:p>
          </table:table-cell>
          <table:table-cell office:value-type="float" office:value="670000">
            <text:p>670000</text:p>
          </table:table-cell>
          <table:table-cell office:value-type="float" office:value="786800">
            <text:p>786800</text:p>
          </table:table-cell>
          <table:table-cell office:value-type="float" office:value="984000">
            <text:p>984000</text:p>
          </table:table-cell>
          <table:table-cell office:value-type="float" office:value="1158000">
            <text:p>1158000</text:p>
          </table:table-cell>
          <table:table-cell office:value-type="float" office:value="965300">
            <text:p>965300</text:p>
          </table:table-cell>
          <table:table-cell office:value-type="float" office:value="960000">
            <text:p>960000</text:p>
          </table:table-cell>
          <table:table-cell office:value-type="float" office:value="1047000">
            <text:p>1047000</text:p>
          </table:table-cell>
          <table:table-cell office:value-type="float" office:value="1162000">
            <text:p>1162000</text:p>
          </table:table-cell>
          <table:table-cell office:value-type="float" office:value="1152300">
            <text:p>1152300</text:p>
          </table:table-cell>
          <table:table-cell office:value-type="float" office:value="1198600">
            <text:p>1198600</text:p>
          </table:table-cell>
          <table:table-cell office:value-type="float" office:value="1153000">
            <text:p>1153000</text:p>
          </table:table-cell>
          <table:table-cell office:value-type="float" office:value="975600">
            <text:p>975600</text:p>
          </table:table-cell>
          <table:table-cell office:value-type="float" office:value="1036000">
            <text:p>1036000</text:p>
          </table:table-cell>
          <table:table-cell office:value-type="float" office:value="1087600">
            <text:p>1087600</text:p>
          </table:table-cell>
          <table:table-cell office:value-type="float" office:value="866800">
            <text:p>866800</text:p>
          </table:table-cell>
          <table:table-cell office:value-type="float" office:value="785000">
            <text:p>785000</text:p>
          </table:table-cell>
          <table:table-cell office:value-type="float" office:value="742000">
            <text:p>742000</text:p>
          </table:table-cell>
          <table:table-cell office:value-type="float" office:value="664000">
            <text:p>664000</text:p>
          </table:table-cell>
          <table:table-cell office:value-type="float" office:value="573800">
            <text:p>573800</text:p>
          </table:table-cell>
          <table:table-cell office:value-type="float" office:value="723200">
            <text:p>723200</text:p>
          </table:table-cell>
          <table:table-cell office:value-type="float" office:value="737000">
            <text:p>737000</text:p>
          </table:table-cell>
          <table:table-cell table:number-columns-repeated="2"/>
          <table:table-cell office:value-type="float" office:value="33.7229">
            <text:p>33.7229</text:p>
          </table:table-cell>
          <table:table-cell office:value-type="float" office:value="31.4198">
            <text:p>31.4198</text:p>
          </table:table-cell>
          <table:table-cell office:value-type="float" office:value="35.2821">
            <text:p>35.2821</text:p>
          </table:table-cell>
          <table:table-cell office:value-type="float" office:value="25.8989">
            <text:p>25.8989</text:p>
          </table:table-cell>
          <table:table-cell office:value-type="float" office:value="26.1256">
            <text:p>26.1256</text:p>
          </table:table-cell>
          <table:table-cell office:value-type="float" office:value="29.6382">
            <text:p>29.6382</text:p>
          </table:table-cell>
          <table:table-cell office:value-type="float" office:value="32.3387">
            <text:p>32.3387</text:p>
          </table:table-cell>
          <table:table-cell office:value-type="float" office:value="25.6525">
            <text:p>25.6525</text:p>
          </table:table-cell>
          <table:table-cell office:value-type="float" office:value="37.853">
            <text:p>37.853</text:p>
          </table:table-cell>
          <table:table-cell office:value-type="float" office:value="36.5632">
            <text:p>36.5632</text:p>
          </table:table-cell>
          <table:table-cell office:value-type="float" office:value="39.9479">
            <text:p>39.9479</text:p>
          </table:table-cell>
          <table:table-cell office:value-type="float" office:value="43.5126">
            <text:p>43.5126</text:p>
          </table:table-cell>
          <table:table-cell office:value-type="float" office:value="39.6881">
            <text:p>39.6881</text:p>
          </table:table-cell>
          <table:table-cell office:value-type="float" office:value="40.417">
            <text:p>40.417</text:p>
          </table:table-cell>
          <table:table-cell office:value-type="float" office:value="39.5601">
            <text:p>39.5601</text:p>
          </table:table-cell>
          <table:table-cell office:value-type="float" office:value="35.224">
            <text:p>35.224</text:p>
          </table:table-cell>
          <table:table-cell office:value-type="float" office:value="40.3601">
            <text:p>40.3601</text:p>
          </table:table-cell>
          <table:table-cell office:value-type="float" office:value="42.3788">
            <text:p>42.3788</text:p>
          </table:table-cell>
          <table:table-cell office:value-type="float" office:value="32.886">
            <text:p>32.886</text:p>
          </table:table-cell>
          <table:table-cell office:value-type="float" office:value="36.1713">
            <text:p>36.1713</text:p>
          </table:table-cell>
          <table:table-cell office:value-type="float" office:value="38.7644">
            <text:p>38.7644</text:p>
          </table:table-cell>
          <table:table-cell office:value-type="float" office:value="30.73">
            <text:p>30.73</text:p>
          </table:table-cell>
          <table:table-cell office:value-type="float" office:value="40.4752">
            <text:p>40.4752</text:p>
          </table:table-cell>
          <table:table-cell office:value-type="float" office:value="42.6766">
            <text:p>42.6766</text:p>
          </table:table-cell>
          <table:table-cell office:value-type="float" office:value="48.1176">
            <text:p>48.1176</text:p>
          </table:table-cell>
          <table:table-cell office:value-type="float" office:value="59.4605">
            <text:p>59.4605</text:p>
          </table:table-cell>
          <table:table-cell office:value-type="float" office:value="56.3605">
            <text:p>56.3605</text:p>
          </table:table-cell>
          <table:table-cell office:value-type="float" office:value="67.1976">
            <text:p>67.1976</text:p>
          </table:table-cell>
          <table:table-cell office:value-type="float" office:value="73.1127">
            <text:p>73.1127</text:p>
          </table:table-cell>
          <table:table-cell office:value-type="float" office:value="57.8978">
            <text:p>57.8978</text:p>
          </table:table-cell>
          <table:table-cell office:value-type="float" office:value="54.455">
            <text:p>54.455</text:p>
          </table:table-cell>
          <table:table-cell office:value-type="float" office:value="64.7343">
            <text:p>64.7343</text:p>
          </table:table-cell>
          <table:table-cell office:value-type="float" office:value="75.2055">
            <text:p>75.2055</text:p>
          </table:table-cell>
          <table:table-cell office:value-type="float" office:value="93.076">
            <text:p>93.076</text:p>
          </table:table-cell>
          <table:table-cell office:value-type="float" office:value="108.5082">
            <text:p>108.5082</text:p>
          </table:table-cell>
          <table:table-cell office:value-type="float" office:value="89.7286">
            <text:p>89.7286</text:p>
          </table:table-cell>
          <table:table-cell office:value-type="float" office:value="88.6099">
            <text:p>88.6099</text:p>
          </table:table-cell>
          <table:table-cell office:value-type="float" office:value="96.0815">
            <text:p>96.0815</text:p>
          </table:table-cell>
          <table:table-cell office:value-type="float" office:value="106.1381">
            <text:p>106.1381</text:p>
          </table:table-cell>
          <table:table-cell office:value-type="float" office:value="104.8785">
            <text:p>104.8785</text:p>
          </table:table-cell>
          <table:table-cell office:value-type="float" office:value="108.835">
            <text:p>108.835</text:p>
          </table:table-cell>
          <table:table-cell office:value-type="float" office:value="104.571">
            <text:p>104.571</text:p>
          </table:table-cell>
          <table:table-cell office:value-type="float" office:value="88.4336">
            <text:p>88.4336</text:p>
          </table:table-cell>
          <table:table-cell office:value-type="float" office:value="93.8831">
            <text:p>93.8831</text:p>
          </table:table-cell>
          <table:table-cell office:value-type="float" office:value="98.4966">
            <text:p>98.4966</text:p>
          </table:table-cell>
          <table:table-cell office:value-type="float" office:value="78.4221">
            <text:p>78.4221</text:p>
          </table:table-cell>
          <table:table-cell office:value-type="float" office:value="70.9316">
            <text:p>70.9316</text:p>
          </table:table-cell>
          <table:table-cell office:value-type="float" office:value="66.9494">
            <text:p>66.9494</text:p>
          </table:table-cell>
          <table:table-cell office:value-type="float" office:value="59.8306">
            <text:p>59.8306</text:p>
          </table:table-cell>
          <table:table-cell office:value-type="float" office:value="51.6472">
            <text:p>51.6472</text:p>
          </table:table-cell>
          <table:table-cell office:value-type="float" office:value="65.0418">
            <text:p>65.0418</text:p>
          </table:table-cell>
          <table:table-cell office:value-type="float" office:value="66.2472">
            <text:p>66.2472</text:p>
          </table:table-cell>
          <table:table-cell table:number-columns-repeated="2"/>
          <table:table-cell office:value-type="float" office:value="146622.08">
            <text:p>146622.08</text:p>
          </table:table-cell>
          <table:table-cell office:value-type="float" office:value="137276.73">
            <text:p>137276.73</text:p>
          </table:table-cell>
          <table:table-cell office:value-type="float" office:value="154923.62">
            <text:p>154923.62</text:p>
          </table:table-cell>
          <table:table-cell office:value-type="float" office:value="114266.76">
            <text:p>114266.76</text:p>
          </table:table-cell>
          <table:table-cell office:value-type="float" office:value="115827.26">
            <text:p>115827.26</text:p>
          </table:table-cell>
          <table:table-cell office:value-type="float" office:value="132091.77">
            <text:p>132091.77</text:p>
          </table:table-cell>
          <table:table-cell office:value-type="float" office:value="144923.18">
            <text:p>144923.18</text:p>
          </table:table-cell>
          <table:table-cell office:value-type="float" office:value="115671.21">
            <text:p>115671.21</text:p>
          </table:table-cell>
          <table:table-cell office:value-type="float" office:value="171643.05">
            <text:p>171643.05</text:p>
          </table:table-cell>
          <table:table-cell office:value-type="float" office:value="166649.44">
            <text:p>166649.44</text:p>
          </table:table-cell>
          <table:table-cell office:value-type="float" office:value="182913.95">
            <text:p>182913.95</text:p>
          </table:table-cell>
          <table:table-cell office:value-type="float" office:value="200097.11">
            <text:p>200097.11</text:p>
          </table:table-cell>
          <table:table-cell office:value-type="float" office:value="183364.45">
            <text:p>183364.45</text:p>
          </table:table-cell>
          <table:table-cell office:value-type="float" office:value="187907.56">
            <text:p>187907.56</text:p>
          </table:table-cell>
          <table:table-cell office:value-type="float" office:value="185755.35">
            <text:p>185755.35</text:p>
          </table:table-cell>
          <table:table-cell office:value-type="float" office:value="167099.94">
            <text:p>167099.94</text:p>
          </table:table-cell>
          <table:table-cell office:value-type="float" office:value="194011.16">
            <text:p>194011.16</text:p>
          </table:table-cell>
          <table:table-cell office:value-type="float" office:value="206668.87">
            <text:p>206668.87</text:p>
          </table:table-cell>
          <table:table-cell office:value-type="float" office:value="162535.85">
            <text:p>162535.85</text:p>
          </table:table-cell>
          <table:table-cell office:value-type="float" office:value="180850">
            <text:p>180850.00</text:p>
          </table:table-cell>
          <table:table-cell office:value-type="float" office:value="195433.26">
            <text:p>195433.26</text:p>
          </table:table-cell>
          <table:table-cell office:value-type="float" office:value="157257.56">
            <text:p>157257.56</text:p>
          </table:table-cell>
          <table:table-cell office:value-type="float" office:value="208506.98">
            <text:p>208506.98</text:p>
          </table:table-cell>
          <table:table-cell office:value-type="float" office:value="220920.38">
            <text:p>220920.38</text:p>
          </table:table-cell>
          <table:table-cell office:value-type="float" office:value="257574.94">
            <text:p>257574.94</text:p>
          </table:table-cell>
          <table:table-cell office:value-type="float" office:value="316019.49">
            <text:p>316019.49</text:p>
          </table:table-cell>
          <table:table-cell office:value-type="float" office:value="299560.02">
            <text:p>299560.02</text:p>
          </table:table-cell>
          <table:table-cell office:value-type="float" office:value="361422.46">
            <text:p>361422.46</text:p>
          </table:table-cell>
          <table:table-cell office:value-type="float" office:value="393162">
            <text:p>393162.00</text:p>
          </table:table-cell>
          <table:table-cell office:value-type="float" office:value="334056.82">
            <text:p>334056.82</text:p>
          </table:table-cell>
          <table:table-cell office:value-type="float" office:value="302624.89">
            <text:p>302624.89</text:p>
          </table:table-cell>
          <table:table-cell office:value-type="float" office:value="386314.39">
            <text:p>386314.39</text:p>
          </table:table-cell>
          <table:table-cell office:value-type="float" office:value="481985.7">
            <text:p>481985.70</text:p>
          </table:table-cell>
          <table:table-cell office:value-type="float" office:value="596384.51">
            <text:p>596384.51</text:p>
          </table:table-cell>
          <table:table-cell office:value-type="float" office:value="650809.3">
            <text:p>650809.30</text:p>
          </table:table-cell>
          <table:table-cell office:value-type="float" office:value="608857.8">
            <text:p>608857.80</text:p>
          </table:table-cell>
          <table:table-cell office:value-type="float" office:value="550909.18">
            <text:p>550909.18</text:p>
          </table:table-cell>
          <table:table-cell office:value-type="float" office:value="578637.07">
            <text:p>578637.07</text:p>
          </table:table-cell>
          <table:table-cell office:value-type="float" office:value="650484.35">
            <text:p>650484.35</text:p>
          </table:table-cell>
          <table:table-cell office:value-type="float" office:value="649081.52">
            <text:p>649081.52</text:p>
          </table:table-cell>
          <table:table-cell office:value-type="float" office:value="681275.61">
            <text:p>681275.61</text:p>
          </table:table-cell>
          <table:table-cell office:value-type="float" office:value="651988.72">
            <text:p>651988.72</text:p>
          </table:table-cell>
          <table:table-cell office:value-type="float" office:value="548095.41">
            <text:p>548095.41</text:p>
          </table:table-cell>
          <table:table-cell office:value-type="float" office:value="585974.29">
            <text:p>585974.29</text:p>
          </table:table-cell>
          <table:table-cell office:value-type="float" office:value="615289.26">
            <text:p>615289.26</text:p>
          </table:table-cell>
          <table:table-cell office:value-type="float" office:value="510539.99">
            <text:p>510539.99</text:p>
          </table:table-cell>
          <table:table-cell office:value-type="float" office:value="432387.2">
            <text:p>432387.20</text:p>
          </table:table-cell>
          <table:table-cell office:value-type="float" office:value="378403.34">
            <text:p>378403.34</text:p>
          </table:table-cell>
          <table:table-cell office:value-type="float" office:value="338861.3">
            <text:p>338861.30</text:p>
          </table:table-cell>
          <table:table-cell office:value-type="float" office:value="290773.8">
            <text:p>290773.80</text:p>
          </table:table-cell>
          <table:table-cell office:value-type="float" office:value="368074.35">
            <text:p>368074.35</text:p>
          </table:table-cell>
          <table:table-cell office:value-type="float" office:value="508455.11">
            <text:p>508455.11</text:p>
          </table:table-cell>
          <table:table-cell table:number-columns-repeated="3"/>
          <table:table-cell office:value-type="string">
            <text:p>325642.36</text:p>
          </table:table-cell>
          <table:table-cell office:value-type="string">
            <text:p>304886.67</text:p>
          </table:table-cell>
          <table:table-cell office:value-type="string">
            <text:p>344079.79</text:p>
          </table:table-cell>
          <table:table-cell office:value-type="string">
            <text:p>253782.37</text:p>
          </table:table-cell>
          <table:table-cell office:value-type="string">
            <text:p>257248.18</text:p>
          </table:table-cell>
          <table:table-cell office:value-type="string">
            <text:p>293371.07</text:p>
          </table:table-cell>
          <table:table-cell office:value-type="string">
            <text:p>321869.17</text:p>
          </table:table-cell>
          <table:table-cell office:value-type="string">
            <text:p>256901.60</text:p>
          </table:table-cell>
          <table:table-cell office:value-type="string">
            <text:p>381213.02</text:p>
          </table:table-cell>
          <table:table-cell office:value-type="string">
            <text:p>370122.41</text:p>
          </table:table-cell>
          <table:table-cell office:value-type="string">
            <text:p>406245.30</text:p>
          </table:table-cell>
          <table:table-cell office:value-type="string">
            <text:p>444408.48</text:p>
          </table:table-cell>
          <table:table-cell office:value-type="string">
            <text:p>407245.85</text:p>
          </table:table-cell>
          <table:table-cell office:value-type="string">
            <text:p>417335.91</text:p>
          </table:table-cell>
          <table:table-cell office:value-type="string">
            <text:p>412555.94</text:p>
          </table:table-cell>
          <table:table-cell office:value-type="string">
            <text:p>371122.96</text:p>
          </table:table-cell>
          <table:table-cell office:value-type="string">
            <text:p>430891.80</text:p>
          </table:table-cell>
          <table:table-cell office:value-type="string">
            <text:p>459004.11</text:p>
          </table:table-cell>
          <table:table-cell office:value-type="string">
            <text:p>360986.27</text:p>
          </table:table-cell>
          <table:table-cell office:value-type="string">
            <text:p>401661.34</text:p>
          </table:table-cell>
          <table:table-cell office:value-type="string">
            <text:p>434050.23</text:p>
          </table:table-cell>
          <table:table-cell office:value-type="string">
            <text:p>349263.38</text:p>
          </table:table-cell>
          <table:table-cell office:value-type="string">
            <text:p>463086.49</text:p>
          </table:table-cell>
          <table:table-cell office:value-type="string">
            <text:p>490656.21</text:p>
          </table:table-cell>
          <table:table-cell office:value-type="string">
            <text:p>572064.66</text:p>
          </table:table-cell>
          <table:table-cell office:value-type="string">
            <text:p>701867.92</text:p>
          </table:table-cell>
          <table:table-cell office:value-type="string">
            <text:p>665312.01</text:p>
          </table:table-cell>
          <table:table-cell office:value-type="string">
            <text:p>802706.27</text:p>
          </table:table-cell>
          <table:table-cell office:value-type="string">
            <text:p>873198.64</text:p>
          </table:table-cell>
          <table:table-cell office:value-type="string">
            <text:p>741928.17</text:p>
          </table:table-cell>
          <table:table-cell office:value-type="string">
            <text:p>672118.98</text:p>
          </table:table-cell>
          <table:table-cell office:value-type="string">
            <text:p>857990.35</text:p>
          </table:table-cell>
          <table:table-cell office:value-type="string">
            <text:p>1070472.89</text:p>
          </table:table-cell>
          <table:table-cell office:value-type="string">
            <text:p>1324548.52</text:p>
          </table:table-cell>
          <table:table-cell office:value-type="string">
            <text:p>1445424.01</text:p>
          </table:table-cell>
          <table:table-cell office:value-type="string">
            <text:p>1352251.24</text:p>
          </table:table-cell>
          <table:table-cell office:value-type="string">
            <text:p>1223549.45</text:p>
          </table:table-cell>
          <table:table-cell office:value-type="string">
            <text:p>1285132.08</text:p>
          </table:table-cell>
          <table:table-cell office:value-type="string">
            <text:p>1444702.31</text:p>
          </table:table-cell>
          <table:table-cell office:value-type="string">
            <text:p>1441586.68</text:p>
          </table:table-cell>
          <table:table-cell office:value-type="string">
            <text:p>1513088.60</text:p>
          </table:table-cell>
          <table:table-cell office:value-type="string">
            <text:p>1448043.46</text:p>
          </table:table-cell>
          <table:table-cell office:value-type="string">
            <text:p>1217300.17</text:p>
          </table:table-cell>
          <table:table-cell office:value-type="string">
            <text:p>1301427.80</text:p>
          </table:table-cell>
          <table:table-cell office:value-type="string">
            <text:p>1366535.28</text:p>
          </table:table-cell>
          <table:table-cell office:value-type="string">
            <text:p>1133890.93</text:p>
          </table:table-cell>
          <table:table-cell office:value-type="string">
            <text:p>960316.41</text:p>
          </table:table-cell>
          <table:table-cell office:value-type="string">
            <text:p>840420.20</text:p>
          </table:table-cell>
          <table:table-cell office:value-type="string">
            <text:p>752598.75</text:p>
          </table:table-cell>
          <table:table-cell office:value-type="string">
            <text:p>645798.15</text:p>
          </table:table-cell>
          <table:table-cell office:value-type="string">
            <text:p>817479.88</text:p>
          </table:table-cell>
          <table:table-cell office:value-type="string">
            <text:p>1129260.49</text:p>
          </table:table-cell>
          <table:table-cell table:number-columns-repeated="3"/>
          <table:table-cell office:value-type="float" office:value="17.48">
            <text:p>17.48</text:p>
          </table:table-cell>
          <table:table-cell office:value-type="float" office:value="16.28">
            <text:p>16.28</text:p>
          </table:table-cell>
          <table:table-cell office:value-type="float" office:value="18.29">
            <text:p>18.29</text:p>
          </table:table-cell>
          <table:table-cell office:value-type="float" office:value="13.43">
            <text:p>13.43</text:p>
          </table:table-cell>
          <table:table-cell office:value-type="float" office:value="13.55">
            <text:p>13.55</text:p>
          </table:table-cell>
          <table:table-cell office:value-type="float" office:value="15.36">
            <text:p>15.36</text:p>
          </table:table-cell>
          <table:table-cell office:value-type="float" office:value="16.76">
            <text:p>16.76</text:p>
          </table:table-cell>
          <table:table-cell office:value-type="float" office:value="13.3">
            <text:p>13.30</text:p>
          </table:table-cell>
          <table:table-cell office:value-type="float" office:value="19.62">
            <text:p>19.62</text:p>
          </table:table-cell>
          <table:table-cell office:value-type="float" office:value="18.95">
            <text:p>18.95</text:p>
          </table:table-cell>
          <table:table-cell office:value-type="float" office:value="20.71">
            <text:p>20.71</text:p>
          </table:table-cell>
          <table:table-cell office:value-type="float" office:value="22.56">
            <text:p>22.56</text:p>
          </table:table-cell>
          <table:table-cell office:value-type="float" office:value="20.58">
            <text:p>20.58</text:p>
          </table:table-cell>
          <table:table-cell office:value-type="float" office:value="20.95">
            <text:p>20.95</text:p>
          </table:table-cell>
          <table:table-cell office:value-type="float" office:value="20.53">
            <text:p>20.53</text:p>
          </table:table-cell>
          <table:table-cell office:value-type="float" office:value="18.26">
            <text:p>18.26</text:p>
          </table:table-cell>
          <table:table-cell office:value-type="float" office:value="20.92">
            <text:p>20.92</text:p>
          </table:table-cell>
          <table:table-cell office:value-type="float" office:value="21.97">
            <text:p>21.97</text:p>
          </table:table-cell>
          <table:table-cell office:value-type="float" office:value="17.05">
            <text:p>17.05</text:p>
          </table:table-cell>
          <table:table-cell office:value-type="float" office:value="18.75">
            <text:p>18.75</text:p>
          </table:table-cell>
          <table:table-cell office:value-type="float" office:value="20.09">
            <text:p>20.09</text:p>
          </table:table-cell>
          <table:table-cell office:value-type="float" office:value="16.05">
            <text:p>16.05</text:p>
          </table:table-cell>
          <table:table-cell office:value-type="float" office:value="21.17">
            <text:p>21.17</text:p>
          </table:table-cell>
          <table:table-cell office:value-type="float" office:value="22.33">
            <text:p>22.33</text:p>
          </table:table-cell>
          <table:table-cell office:value-type="float" office:value="25.93">
            <text:p>25.93</text:p>
          </table:table-cell>
          <table:table-cell office:value-type="float" office:value="31.69">
            <text:p>31.69</text:p>
          </table:table-cell>
          <table:table-cell office:value-type="float" office:value="29.94">
            <text:p>29.94</text:p>
          </table:table-cell>
          <table:table-cell office:value-type="float" office:value="35.98">
            <text:p>35.98</text:p>
          </table:table-cell>
          <table:table-cell office:value-type="float" office:value="38.95">
            <text:p>38.95</text:p>
          </table:table-cell>
          <table:table-cell office:value-type="float" office:value="32.88">
            <text:p>32.88</text:p>
          </table:table-cell>
          <table:table-cell office:value-type="float" office:value="29.53">
            <text:p>29.53</text:p>
          </table:table-cell>
          <table:table-cell office:value-type="float" office:value="37.33">
            <text:p>37.33</text:p>
          </table:table-cell>
          <table:table-cell office:value-type="float" office:value="46.07">
            <text:p>46.07</text:p>
          </table:table-cell>
          <table:table-cell office:value-type="float" office:value="56.41">
            <text:p>56.41</text:p>
          </table:table-cell>
          <table:table-cell office:value-type="float" office:value="60.98">
            <text:p>60.98</text:p>
          </table:table-cell>
          <table:table-cell office:value-type="float" office:value="56.6">
            <text:p>56.60</text:p>
          </table:table-cell>
          <table:table-cell office:value-type="float" office:value="50.85">
            <text:p>50.85</text:p>
          </table:table-cell>
          <table:table-cell office:value-type="float" office:value="53.1">
            <text:p>53.10</text:p>
          </table:table-cell>
          <table:table-cell office:value-type="float" office:value="59.42">
            <text:p>59.42</text:p>
          </table:table-cell>
          <table:table-cell office:value-type="float" office:value="59.08">
            <text:p>59.08</text:p>
          </table:table-cell>
          <table:table-cell office:value-type="float" office:value="61.86">
            <text:p>61.86</text:p>
          </table:table-cell>
          <table:table-cell office:value-type="float" office:value="59.13">
            <text:p>59.13</text:p>
          </table:table-cell>
          <table:table-cell office:value-type="float" office:value="49.68">
            <text:p>49.68</text:p>
          </table:table-cell>
          <table:table-cell office:value-type="float" office:value="53.1">
            <text:p>53.10</text:p>
          </table:table-cell>
          <table:table-cell office:value-type="float" office:value="55.72">
            <text:p>55.72</text:p>
          </table:table-cell>
          <table:table-cell office:value-type="float" office:value="46.19">
            <text:p>46.19</text:p>
          </table:table-cell>
          <table:table-cell office:value-type="float" office:value="39.07">
            <text:p>39.07</text:p>
          </table:table-cell>
          <table:table-cell office:value-type="float" office:value="34.14">
            <text:p>34.14</text:p>
          </table:table-cell>
          <table:table-cell office:value-type="float" office:value="30.53">
            <text:p>30.53</text:p>
          </table:table-cell>
          <table:table-cell office:value-type="float" office:value="26.17">
            <text:p>26.17</text:p>
          </table:table-cell>
          <table:table-cell office:value-type="float" office:value="33.1">
            <text:p>33.10</text:p>
          </table:table-cell>
          <table:table-cell office:value-type="float" office:value="45.7">
            <text:p>45.70</text:p>
          </table:table-cell>
          <table:table-cell table:number-columns-repeated="3"/>
          <table:table-cell office:value-type="float" office:value="38.83">
            <text:p>38.83</text:p>
          </table:table-cell>
          <table:table-cell office:value-type="float" office:value="36.16">
            <text:p>36.16</text:p>
          </table:table-cell>
          <table:table-cell office:value-type="float" office:value="40.62">
            <text:p>40.62</text:p>
          </table:table-cell>
          <table:table-cell office:value-type="float" office:value="29.82">
            <text:p>29.82</text:p>
          </table:table-cell>
          <table:table-cell office:value-type="float" office:value="30.08">
            <text:p>30.08</text:p>
          </table:table-cell>
          <table:table-cell office:value-type="float" office:value="34.12">
            <text:p>34.12</text:p>
          </table:table-cell>
          <table:table-cell office:value-type="float" office:value="37.23">
            <text:p>37.23</text:p>
          </table:table-cell>
          <table:table-cell office:value-type="float" office:value="29.54">
            <text:p>29.54</text:p>
          </table:table-cell>
          <table:table-cell office:value-type="float" office:value="43.58">
            <text:p>43.58</text:p>
          </table:table-cell>
          <table:table-cell office:value-type="float" office:value="42.09">
            <text:p>42.09</text:p>
          </table:table-cell>
          <table:table-cell office:value-type="float" office:value="45.99">
            <text:p>45.99</text:p>
          </table:table-cell>
          <table:table-cell office:value-type="float" office:value="50.1">
            <text:p>50.10</text:p>
          </table:table-cell>
          <table:table-cell office:value-type="float" office:value="45.7">
            <text:p>45.70</text:p>
          </table:table-cell>
          <table:table-cell office:value-type="float" office:value="46.53">
            <text:p>46.53</text:p>
          </table:table-cell>
          <table:table-cell office:value-type="float" office:value="45.6">
            <text:p>45.60</text:p>
          </table:table-cell>
          <table:table-cell office:value-type="float" office:value="40.56">
            <text:p>40.56</text:p>
          </table:table-cell>
          <table:table-cell office:value-type="float" office:value="46.46">
            <text:p>46.46</text:p>
          </table:table-cell>
          <table:table-cell office:value-type="float" office:value="48.79">
            <text:p>48.79</text:p>
          </table:table-cell>
          <table:table-cell office:value-type="float" office:value="37.86">
            <text:p>37.86</text:p>
          </table:table-cell>
          <table:table-cell office:value-type="float" office:value="41.65">
            <text:p>41.65</text:p>
          </table:table-cell>
          <table:table-cell office:value-type="float" office:value="44.62">
            <text:p>44.62</text:p>
          </table:table-cell>
          <table:table-cell office:value-type="float" office:value="35.66">
            <text:p>35.66</text:p>
          </table:table-cell>
          <table:table-cell office:value-type="float" office:value="47.02">
            <text:p>47.02</text:p>
          </table:table-cell>
          <table:table-cell office:value-type="float" office:value="49.6">
            <text:p>49.60</text:p>
          </table:table-cell>
          <table:table-cell office:value-type="float" office:value="57.59">
            <text:p>57.59</text:p>
          </table:table-cell>
          <table:table-cell office:value-type="float" office:value="70.38">
            <text:p>70.38</text:p>
          </table:table-cell>
          <table:table-cell office:value-type="float" office:value="66.48">
            <text:p>66.48</text:p>
          </table:table-cell>
          <table:table-cell office:value-type="float" office:value="79.91">
            <text:p>79.91</text:p>
          </table:table-cell>
          <table:table-cell office:value-type="float" office:value="86.51">
            <text:p>86.51</text:p>
          </table:table-cell>
          <table:table-cell office:value-type="float" office:value="73.02">
            <text:p>73.02</text:p>
          </table:table-cell>
          <table:table-cell office:value-type="float" office:value="65.59">
            <text:p>65.59</text:p>
          </table:table-cell>
          <table:table-cell office:value-type="float" office:value="82.9">
            <text:p>82.90</text:p>
          </table:table-cell>
          <table:table-cell office:value-type="float" office:value="102.32">
            <text:p>102.32</text:p>
          </table:table-cell>
          <table:table-cell office:value-type="float" office:value="125.29">
            <text:p>125.29</text:p>
          </table:table-cell>
          <table:table-cell office:value-type="float" office:value="135.44">
            <text:p>135.44</text:p>
          </table:table-cell>
          <table:table-cell office:value-type="float" office:value="125.7">
            <text:p>125.70</text:p>
          </table:table-cell>
          <table:table-cell office:value-type="float" office:value="112.94">
            <text:p>112.94</text:p>
          </table:table-cell>
          <table:table-cell office:value-type="float" office:value="117.93">
            <text:p>117.93</text:p>
          </table:table-cell>
          <table:table-cell office:value-type="float" office:value="131.96">
            <text:p>131.96</text:p>
          </table:table-cell>
          <table:table-cell office:value-type="float" office:value="131.21">
            <text:p>131.21</text:p>
          </table:table-cell>
          <table:table-cell office:value-type="float" office:value="137.39">
            <text:p>137.39</text:p>
          </table:table-cell>
          <table:table-cell office:value-type="float" office:value="131.33">
            <text:p>131.33</text:p>
          </table:table-cell>
          <table:table-cell office:value-type="float" office:value="110.34">
            <text:p>110.34</text:p>
          </table:table-cell>
          <table:table-cell office:value-type="float" office:value="117.94">
            <text:p>117.94</text:p>
          </table:table-cell>
          <table:table-cell office:value-type="float" office:value="123.76">
            <text:p>123.76</text:p>
          </table:table-cell>
          <table:table-cell office:value-type="float" office:value="102.59">
            <text:p>102.59</text:p>
          </table:table-cell>
          <table:table-cell office:value-type="float" office:value="86.77">
            <text:p>86.77</text:p>
          </table:table-cell>
          <table:table-cell office:value-type="float" office:value="75.83">
            <text:p>75.83</text:p>
          </table:table-cell>
          <table:table-cell office:value-type="float" office:value="67.81">
            <text:p>67.81</text:p>
          </table:table-cell>
          <table:table-cell office:value-type="float" office:value="58.13">
            <text:p>58.13</text:p>
          </table:table-cell>
          <table:table-cell office:value-type="float" office:value="73.52">
            <text:p>73.52</text:p>
          </table:table-cell>
          <table:table-cell office:value-type="float" office:value="101.51">
            <text:p>101.51</text:p>
          </table:table-cell>
        </table:table-row>
        <table:table-row table:style-name="ro1">
          <table:table-cell office:value-type="string">
            <text:p>cotton_totalland</text:p>
          </table:table-cell>
          <table:table-cell office:value-type="float" office:value="85">
            <text:p>85</text:p>
          </table:table-cell>
          <table:table-cell office:value-type="float" office:value="304">
            <text:p>304</text:p>
          </table:table-cell>
          <table:table-cell office:value-type="float" office:value="72">
            <text:p>72</text:p>
          </table:table-cell>
          <table:table-cell office:value-type="float" office:value="-40">
            <text:p>-4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office:value-type="string">
            <text:p>12.2627760</text:p>
          </table:table-cell>
          <table:table-cell office:value-type="string">
            <text:p>-61.6041710</text:p>
          </table:table-cell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360">
            <text:p>360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table:number-columns-repeated="3" office:value-type="float" office:value="26">
            <text:p>26</text:p>
          </table:table-cell>
          <table:table-cell table:number-columns-repeated="12" office:value-type="float" office:value="28">
            <text:p>28</text:p>
          </table:table-cell>
          <table:table-cell table:number-columns-repeated="14"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3" office:value-type="float" office:value="40">
            <text:p>40</text:p>
          </table:table-cell>
          <table:table-cell table:number-columns-repeated="2"/>
          <table:table-cell office:value-type="float" office:value="2.967">
            <text:p>2.967</text:p>
          </table:table-cell>
          <table:table-cell office:value-type="float" office:value="2.7174">
            <text:p>2.7174</text:p>
          </table:table-cell>
          <table:table-cell office:value-type="float" office:value="3.871">
            <text:p>3.871</text:p>
          </table:table-cell>
          <table:table-cell office:value-type="float" office:value="1.2128">
            <text:p>1.2128</text:p>
          </table:table-cell>
          <table:table-cell office:value-type="float" office:value="2.1053">
            <text:p>2.1053</text:p>
          </table:table-cell>
          <table:table-cell office:value-type="float" office:value="1.2421">
            <text:p>1.2421</text:p>
          </table:table-cell>
          <table:table-cell office:value-type="float" office:value="0.8211">
            <text:p>0.8211</text:p>
          </table:table-cell>
          <table:table-cell office:value-type="float" office:value="1.2316">
            <text:p>1.2316</text:p>
          </table:table-cell>
          <table:table-cell office:value-type="float" office:value="0.9789">
            <text:p>0.9789</text:p>
          </table:table-cell>
          <table:table-cell office:value-type="float" office:value="0.734">
            <text:p>0.734</text:p>
          </table:table-cell>
          <table:table-cell office:value-type="float" office:value="0.5106">
            <text:p>0.5106</text:p>
          </table:table-cell>
          <table:table-cell office:value-type="float" office:value="0.4787">
            <text:p>0.4787</text:p>
          </table:table-cell>
          <table:table-cell office:value-type="float" office:value="0.383">
            <text:p>0.383</text:p>
          </table:table-cell>
          <table:table-cell office:value-type="float" office:value="0.1935">
            <text:p>0.1935</text:p>
          </table:table-cell>
          <table:table-cell office:value-type="float" office:value="0.3152">
            <text:p>0.3152</text:p>
          </table:table-cell>
          <table:table-cell office:value-type="float" office:value="0.2747">
            <text:p>0.2747</text:p>
          </table:table-cell>
          <table:table-cell office:value-type="float" office:value="0.2556">
            <text:p>0.2556</text:p>
          </table:table-cell>
          <table:table-cell office:value-type="float" office:value="0.2584">
            <text:p>0.2584</text:p>
          </table:table-cell>
          <table:table-cell table:number-columns-repeated="2" office:value-type="float" office:value="0.2921">
            <text:p>0.2921</text:p>
          </table:table-cell>
          <table:table-cell office:value-type="float" office:value="0.2857">
            <text:p>0.2857</text:p>
          </table:table-cell>
          <table:table-cell office:value-type="float" office:value="0.3011">
            <text:p>0.3011</text:p>
          </table:table-cell>
          <table:table-cell office:value-type="float" office:value="0.2917">
            <text:p>0.2917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828">
            <text:p>0.2828</text:p>
          </table:table-cell>
          <table:table-cell office:value-type="float" office:value="0.2857">
            <text:p>0.2857</text:p>
          </table:table-cell>
          <table:table-cell office:value-type="float" office:value="0.2887">
            <text:p>0.2887</text:p>
          </table:table-cell>
          <table:table-cell table:number-columns-repeated="2" office:value-type="float" office:value="0.2917">
            <text:p>0.2917</text:p>
          </table:table-cell>
          <table:table-cell office:value-type="float" office:value="0.2887">
            <text:p>0.2887</text:p>
          </table:table-cell>
          <table:table-cell office:value-type="float" office:value="0.2857">
            <text:p>0.2857</text:p>
          </table:table-cell>
          <table:table-cell office:value-type="float" office:value="0.3333">
            <text:p>0.3333</text:p>
          </table:table-cell>
          <table:table-cell office:value-type="float" office:value="0.33">
            <text:p>0.33</text:p>
          </table:table-cell>
          <table:table-cell table:number-columns-repeated="4" office:value-type="float" office:value="0.3267">
            <text:p>0.3267</text:p>
          </table:table-cell>
          <table:table-cell table:number-columns-repeated="4" office:value-type="float" office:value="0.3235">
            <text:p>0.3235</text:p>
          </table:table-cell>
          <table:table-cell table:number-columns-repeated="3" office:value-type="float" office:value="0.3204">
            <text:p>0.3204</text:p>
          </table:table-cell>
          <table:table-cell office:value-type="float" office:value="0.3173">
            <text:p>0.3173</text:p>
          </table:table-cell>
          <table:table-cell office:value-type="float" office:value="0.3654">
            <text:p>0.3654</text:p>
          </table:table-cell>
          <table:table-cell office:value-type="float" office:value="0.4038">
            <text:p>0.4038</text:p>
          </table:table-cell>
          <table:table-cell table:number-columns-repeated="3" office:value-type="float" office:value="0.381">
            <text:p>0.381</text:p>
          </table:table-cell>
          <table:table-cell table:number-columns-repeated="2"/>
          <table:table-cell office:value-type="float" office:value="733.87">
            <text:p>733.87</text:p>
          </table:table-cell>
          <table:table-cell office:value-type="float" office:value="671.69">
            <text:p>671.69</text:p>
          </table:table-cell>
          <table:table-cell office:value-type="float" office:value="974.1">
            <text:p>974.10</text:p>
          </table:table-cell>
          <table:table-cell office:value-type="float" office:value="306.93">
            <text:p>306.93</text:p>
          </table:table-cell>
          <table:table-cell office:value-type="float" office:value="562.43">
            <text:p>562.43</text:p>
          </table:table-cell>
          <table:table-cell office:value-type="float" office:value="390.62">
            <text:p>390.62</text:p>
          </table:table-cell>
          <table:table-cell office:value-type="float" office:value="253.06">
            <text:p>253.06</text:p>
          </table:table-cell>
          <table:table-cell office:value-type="float" office:value="389.49">
            <text:p>389.49</text:p>
          </table:table-cell>
          <table:table-cell office:value-type="float" office:value="309.6">
            <text:p>309.60</text:p>
          </table:table-cell>
          <table:table-cell office:value-type="float" office:value="229.7">
            <text:p>229.70</text:p>
          </table:table-cell>
          <table:table-cell office:value-type="float" office:value="159.79">
            <text:p>159.79</text:p>
          </table:table-cell>
          <table:table-cell office:value-type="float" office:value="149.8">
            <text:p>149.80</text:p>
          </table:table-cell>
          <table:table-cell office:value-type="float" office:value="119.84">
            <text:p>119.84</text:p>
          </table:table-cell>
          <table:table-cell office:value-type="float" office:value="59.92">
            <text:p>59.92</text:p>
          </table:table-cell>
          <table:table-cell office:value-type="float" office:value="118.53">
            <text:p>118.53</text:p>
          </table:table-cell>
          <table:table-cell office:value-type="float" office:value="87.62">
            <text:p>87.62</text:p>
          </table:table-cell>
          <table:table-cell table:number-columns-repeated="2" office:value-type="float" office:value="78.77">
            <text:p>78.77</text:p>
          </table:table-cell>
          <table:table-cell table:number-columns-repeated="3" office:value-type="float" office:value="88.75">
            <text:p>88.75</text:p>
          </table:table-cell>
          <table:table-cell table:number-columns-repeated="12" office:value-type="float" office:value="97.61">
            <text:p>97.61</text:p>
          </table:table-cell>
          <table:table-cell table:number-columns-repeated="14" office:value-type="float" office:value="116.45">
            <text:p>116.45</text:p>
          </table:table-cell>
          <table:table-cell office:value-type="float" office:value="135.3">
            <text:p>135.30</text:p>
          </table:table-cell>
          <table:table-cell office:value-type="float" office:value="146.42">
            <text:p>146.42</text:p>
          </table:table-cell>
          <table:table-cell table:number-columns-repeated="3" office:value-type="float" office:value="111.17">
            <text:p>111.17</text:p>
          </table:table-cell>
          <table:table-cell table:number-columns-repeated="3"/>
          <table:table-cell office:value-type="string">
            <text:p>55.91</text:p>
          </table:table-cell>
          <table:table-cell office:value-type="string">
            <text:p>51.17</text:p>
          </table:table-cell>
          <table:table-cell office:value-type="string">
            <text:p>74.21</text:p>
          </table:table-cell>
          <table:table-cell office:value-type="string">
            <text:p>23.38</text:p>
          </table:table-cell>
          <table:table-cell office:value-type="string">
            <text:p>42.85</text:p>
          </table:table-cell>
          <table:table-cell office:value-type="string">
            <text:p>29.76</text:p>
          </table:table-cell>
          <table:table-cell office:value-type="string">
            <text:p>19.28</text:p>
          </table:table-cell>
          <table:table-cell office:value-type="string">
            <text:p>29.67</text:p>
          </table:table-cell>
          <table:table-cell office:value-type="string">
            <text:p>23.59</text:p>
          </table:table-cell>
          <table:table-cell office:value-type="string">
            <text:p>17.50</text:p>
          </table:table-cell>
          <table:table-cell office:value-type="string">
            <text:p>12.17</text:p>
          </table:table-cell>
          <table:table-cell office:value-type="string">
            <text:p>11.41</text:p>
          </table:table-cell>
          <table:table-cell office:value-type="string">
            <text:p>9.13</text:p>
          </table:table-cell>
          <table:table-cell office:value-type="string">
            <text:p>4.56</text:p>
          </table:table-cell>
          <table:table-cell office:value-type="string">
            <text:p>9.03</text:p>
          </table:table-cell>
          <table:table-cell office:value-type="string">
            <text:p>6.68</text:p>
          </table:table-cell>
          <table:table-cell table:number-columns-repeated="2" office:value-type="string">
            <text:p>6.00</text:p>
          </table:table-cell>
          <table:table-cell table:number-columns-repeated="3" office:value-type="string">
            <text:p>6.76</text:p>
          </table:table-cell>
          <table:table-cell table:number-columns-repeated="12" office:value-type="string">
            <text:p>7.44</text:p>
          </table:table-cell>
          <table:table-cell table:number-columns-repeated="14" office:value-type="string">
            <text:p>8.87</text:p>
          </table:table-cell>
          <table:table-cell office:value-type="string">
            <text:p>10.31</text:p>
          </table:table-cell>
          <table:table-cell office:value-type="string">
            <text:p>11.15</text:p>
          </table:table-cell>
          <table:table-cell table:number-columns-repeated="3" office:value-type="string">
            <text:p>8.47</text:p>
          </table:table-cell>
          <table:table-cell table:number-columns-repeated="3"/>
          <table:table-cell office:value-type="float" office:value="8.06">
            <text:p>8.06</text:p>
          </table:table-cell>
          <table:table-cell office:value-type="float" office:value="7.3">
            <text:p>7.30</text:p>
          </table:table-cell>
          <table:table-cell office:value-type="float" office:value="10.47">
            <text:p>10.47</text:p>
          </table:table-cell>
          <table:table-cell office:value-type="float" office:value="3.27">
            <text:p>3.27</text:p>
          </table:table-cell>
          <table:table-cell office:value-type="float" office:value="5.92">
            <text:p>5.92</text:p>
          </table:table-cell>
          <table:table-cell office:value-type="float" office:value="4.11">
            <text:p>4.11</text:p>
          </table:table-cell>
          <table:table-cell office:value-type="float" office:value="2.66">
            <text:p>2.66</text:p>
          </table:table-cell>
          <table:table-cell office:value-type="float" office:value="4.1">
            <text:p>4.10</text:p>
          </table:table-cell>
          <table:table-cell office:value-type="float" office:value="3.26">
            <text:p>3.26</text:p>
          </table:table-cell>
          <table:table-cell office:value-type="float" office:value="2.44">
            <text:p>2.44</text:p>
          </table:table-cell>
          <table:table-cell office:value-type="float" office:value="1.7">
            <text:p>1.70</text:p>
          </table:table-cell>
          <table:table-cell office:value-type="float" office:value="1.59">
            <text:p>1.59</text:p>
          </table:table-cell>
          <table:table-cell office:value-type="float" office:value="1.27">
            <text:p>1.27</text:p>
          </table:table-cell>
          <table:table-cell office:value-type="float" office:value="0.64">
            <text:p>0.64</text:p>
          </table:table-cell>
          <table:table-cell office:value-type="float" office:value="1.29">
            <text:p>1.29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1.02">
            <text:p>1.02</text:p>
          </table:table-cell>
          <table:table-cell office:value-type="float" office:value="1.01">
            <text:p>1.01</text:p>
          </table:table-cell>
          <table:table-cell office:value-type="float" office:value="1">
            <text:p>1.00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table:number-columns-repeated="4" office:value-type="float" office:value="1.15">
            <text:p>1.15</text:p>
          </table:table-cell>
          <table:table-cell table:number-columns-repeated="4" office:value-type="float" office:value="1.14">
            <text:p>1.14</text:p>
          </table:table-cell>
          <table:table-cell table:number-columns-repeated="3" office:value-type="float" office:value="1.13">
            <text:p>1.13</text:p>
          </table:table-cell>
          <table:table-cell office:value-type="float" office:value="1.12">
            <text:p>1.12</text:p>
          </table:table-cell>
          <table:table-cell office:value-type="float" office:value="1.3">
            <text:p>1.30</text:p>
          </table:table-cell>
          <table:table-cell office:value-type="float" office:value="1.41">
            <text:p>1.41</text:p>
          </table:table-cell>
          <table:table-cell table:number-columns-repeated="3" office:value-type="float" office:value="1.06">
            <text:p>1.06</text:p>
          </table:table-cell>
          <table:table-cell table:number-columns-repeated="3"/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0.8">
            <text:p>0.80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2">
            <text:p>0.20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">
            <text:p>0.10</text:p>
          </table:table-cell>
          <table:table-cell office:value-type="float" office:value="0.05">
            <text:p>0.05</text:p>
          </table:table-cell>
          <table:table-cell office:value-type="float" office:value="0.1">
            <text:p>0.10</text:p>
          </table:table-cell>
          <table:table-cell table:number-columns-repeated="3"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table:number-columns-repeated="7" office:value-type="float" office:value="0.08">
            <text:p>0.08</text:p>
          </table:table-cell>
          <table:table-cell table:number-columns-repeated="14" office:value-type="float" office:value="0.09">
            <text:p>0.09</text:p>
          </table:table-cell>
          <table:table-cell office:value-type="float" office:value="0.1">
            <text:p>0.10</text:p>
          </table:table-cell>
          <table:table-cell office:value-type="float" office:value="0.11">
            <text:p>0.11</text:p>
          </table:table-cell>
          <table:table-cell table:number-columns-repeated="3" office:value-type="float" office:value="0.08">
            <text:p>0.08</text:p>
          </table:table-cell>
        </table:table-row>
        <table:table-row table:style-name="ro1">
          <table:table-cell office:value-type="string">
            <text:p>Guadeloupe</text:p>
          </table:table-cell>
          <table:table-cell office:value-type="float" office:value="87">
            <text:p>87</text:p>
          </table:table-cell>
          <table:table-cell office:value-type="float" office:value="312">
            <text:p>312</text:p>
          </table:table-cell>
          <table:table-cell office:value-type="string">
            <text:p>16.25</text:p>
          </table:table-cell>
          <table:table-cell office:value-type="string">
            <text:p>-61.5833</text:p>
          </table:table-cell>
          <table:table-cell office:value-type="float" office:value="178">
            <text:p>17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489">
            <text:p>489</text:p>
          </table:table-cell>
          <table:table-cell office:value-type="float" office:value="966">
            <text:p>966</text:p>
          </table:table-cell>
          <table:table-cell office:value-type="float" office:value="863">
            <text:p>863</text:p>
          </table:table-cell>
          <table:table-cell office:value-type="float" office:value="893">
            <text:p>893</text:p>
          </table:table-cell>
          <table:table-cell office:value-type="float" office:value="894">
            <text:p>894</text:p>
          </table:table-cell>
          <table:table-cell office:value-type="float" office:value="328">
            <text:p>328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38">
            <text:p>238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table:number-columns-repeated="36" office:value-type="string">
            <text:p><text:s text:c="4"/></text:p>
          </table:table-cell>
          <table:table-cell table:number-columns-repeated="2"/>
          <table:table-cell office:value-type="float" office:value="0.6335">
            <text:p>0.6335</text:p>
          </table:table-cell>
          <table:table-cell office:value-type="float" office:value="0.8293">
            <text:p>0.8293</text:p>
          </table:table-cell>
          <table:table-cell office:value-type="float" office:value="0.4639">
            <text:p>0.4639</text:p>
          </table:table-cell>
          <table:table-cell office:value-type="float" office:value="0.4561">
            <text:p>0.4561</text:p>
          </table:table-cell>
          <table:table-cell office:value-type="float" office:value="0.35">
            <text:p>0.35</text:p>
          </table:table-cell>
          <table:table-cell office:value-type="float" office:value="1.6086">
            <text:p>1.6086</text:p>
          </table:table-cell>
          <table:table-cell office:value-type="float" office:value="3.1262">
            <text:p>3.1262</text:p>
          </table:table-cell>
          <table:table-cell office:value-type="float" office:value="2.7572">
            <text:p>2.7572</text:p>
          </table:table-cell>
          <table:table-cell office:value-type="float" office:value="2.8259">
            <text:p>2.8259</text:p>
          </table:table-cell>
          <table:table-cell office:value-type="float" office:value="2.8025">
            <text:p>2.8025</text:p>
          </table:table-cell>
          <table:table-cell office:value-type="float" office:value="1.0186">
            <text:p>1.0186</text:p>
          </table:table-cell>
          <table:table-cell office:value-type="float" office:value="0.8272">
            <text:p>0.8272</text:p>
          </table:table-cell>
          <table:table-cell office:value-type="float" office:value="0.8221">
            <text:p>0.8221</text:p>
          </table:table-cell>
          <table:table-cell office:value-type="float" office:value="0.7278">
            <text:p>0.7278</text:p>
          </table:table-cell>
          <table:table-cell office:value-type="float" office:value="0.5427">
            <text:p>0.5427</text:p>
          </table:table-cell>
          <table:table-cell office:value-type="float" office:value="0.2202">
            <text:p>0.2202</text:p>
          </table:table-cell>
          <table:table-cell table:number-columns-repeated="38"/>
          <table:table-cell office:value-type="float" office:value="596.96">
            <text:p>596.96</text:p>
          </table:table-cell>
          <table:table-cell office:value-type="float" office:value="796.7">
            <text:p>796.70</text:p>
          </table:table-cell>
          <table:table-cell table:number-columns-repeated="2" office:value-type="float" office:value="449.41">
            <text:p>449.41</text:p>
          </table:table-cell>
          <table:table-cell office:value-type="float" office:value="349.54">
            <text:p>349.54</text:p>
          </table:table-cell>
          <table:table-cell office:value-type="float" office:value="1634.47">
            <text:p>1634.47</text:p>
          </table:table-cell>
          <table:table-cell office:value-type="float" office:value="3229">
            <text:p>3229.00</text:p>
          </table:table-cell>
          <table:table-cell office:value-type="float" office:value="2888.32">
            <text:p>2888.32</text:p>
          </table:table-cell>
          <table:table-cell office:value-type="float" office:value="2988.19">
            <text:p>2988.19</text:p>
          </table:table-cell>
          <table:table-cell office:value-type="float" office:value="2989.31">
            <text:p>2989.31</text:p>
          </table:table-cell>
          <table:table-cell office:value-type="float" office:value="1096.31">
            <text:p>1096.31</text:p>
          </table:table-cell>
          <table:table-cell table:number-columns-repeated="2" office:value-type="float" office:value="896.57">
            <text:p>896.57</text:p>
          </table:table-cell>
          <table:table-cell office:value-type="float" office:value="796.7">
            <text:p>796.70</text:p>
          </table:table-cell>
          <table:table-cell office:value-type="float" office:value="596.96">
            <text:p>596.96</text:p>
          </table:table-cell>
          <table:table-cell office:value-type="float" office:value="239.69">
            <text:p>239.69</text:p>
          </table:table-cell>
          <table:table-cell table:number-columns-repeated="39"/>
          <table:table-cell office:value-type="string">
            <text:p>45.48</text:p>
          </table:table-cell>
          <table:table-cell office:value-type="string">
            <text:p>60.69</text:p>
          </table:table-cell>
          <table:table-cell table:number-columns-repeated="2" office:value-type="string">
            <text:p>34.24</text:p>
          </table:table-cell>
          <table:table-cell office:value-type="string">
            <text:p>26.63</text:p>
          </table:table-cell>
          <table:table-cell office:value-type="string">
            <text:p>124.52</text:p>
          </table:table-cell>
          <table:table-cell office:value-type="string">
            <text:p>245.99</text:p>
          </table:table-cell>
          <table:table-cell office:value-type="string">
            <text:p>220.04</text:p>
          </table:table-cell>
          <table:table-cell office:value-type="string">
            <text:p>227.65</text:p>
          </table:table-cell>
          <table:table-cell office:value-type="string">
            <text:p>227.73</text:p>
          </table:table-cell>
          <table:table-cell office:value-type="string">
            <text:p>83.52</text:p>
          </table:table-cell>
          <table:table-cell table:number-columns-repeated="2" office:value-type="string">
            <text:p>68.30</text:p>
          </table:table-cell>
          <table:table-cell office:value-type="string">
            <text:p>60.69</text:p>
          </table:table-cell>
          <table:table-cell office:value-type="string">
            <text:p>45.48</text:p>
          </table:table-cell>
          <table:table-cell office:value-type="string">
            <text:p>18.26</text:p>
          </table:table-cell>
          <table:table-cell table:number-columns-repeated="39"/>
          <table:table-cell office:value-type="float" office:value="2.12">
            <text:p>2.12</text:p>
          </table:table-cell>
          <table:table-cell office:value-type="float" office:value="2.78">
            <text:p>2.78</text:p>
          </table:table-cell>
          <table:table-cell office:value-type="float" office:value="1.54">
            <text:p>1.54</text:p>
          </table:table-cell>
          <table:table-cell office:value-type="float" office:value="1.52">
            <text:p>1.52</text:p>
          </table:table-cell>
          <table:table-cell office:value-type="float" office:value="1.17">
            <text:p>1.17</text:p>
          </table:table-cell>
          <table:table-cell office:value-type="float" office:value="5.38">
            <text:p>5.38</text:p>
          </table:table-cell>
          <table:table-cell office:value-type="float" office:value="10.45">
            <text:p>10.45</text:p>
          </table:table-cell>
          <table:table-cell office:value-type="float" office:value="9.23">
            <text:p>9.23</text:p>
          </table:table-cell>
          <table:table-cell office:value-type="float" office:value="9.46">
            <text:p>9.46</text:p>
          </table:table-cell>
          <table:table-cell office:value-type="float" office:value="9.37">
            <text:p>9.37</text:p>
          </table:table-cell>
          <table:table-cell office:value-type="float" office:value="3.4">
            <text:p>3.40</text:p>
          </table:table-cell>
          <table:table-cell office:value-type="float" office:value="2.77">
            <text:p>2.77</text:p>
          </table:table-cell>
          <table:table-cell office:value-type="float" office:value="2.75">
            <text:p>2.75</text:p>
          </table:table-cell>
          <table:table-cell office:value-type="float" office:value="2.44">
            <text:p>2.44</text:p>
          </table:table-cell>
          <table:table-cell office:value-type="float" office:value="1.82">
            <text:p>1.82</text:p>
          </table:table-cell>
          <table:table-cell office:value-type="float" office:value="0.73">
            <text:p>0.73</text:p>
          </table:table-cell>
          <table:table-cell table:number-columns-repeated="36" office:value-type="string">
            <text:p><text:s text:c="4"/></text:p>
          </table:table-cell>
          <table:table-cell table:number-columns-repeated="3"/>
          <table:table-cell office:value-type="float" office:value="0.16">
            <text:p>0.16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41">
            <text:p>0.41</text:p>
          </table:table-cell>
          <table:table-cell office:value-type="float" office:value="0.8">
            <text:p>0.80</text:p>
          </table:table-cell>
          <table:table-cell office:value-type="float" office:value="0.7">
            <text:p>0.70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table:number-columns-repeated="36" office:value-type="string">
            <text:p><text:s text:c="4"/>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float" office:value="88">
            <text:p>88</text:p>
          </table:table-cell>
          <table:table-cell office:value-type="float" office:value="316">
            <text:p>316</text:p>
          </table:table-cell>
          <table:table-cell office:value-type="string">
            <text:p>13.4667</text:p>
          </table:table-cell>
          <table:table-cell office:value-type="string">
            <text:p>144.78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89">
            <text:p>89</text:p>
          </table:table-cell>
          <table:table-cell office:value-type="float" office:value="320">
            <text:p>320</text:p>
          </table:table-cell>
          <table:table-cell office:value-type="string">
            <text:p>15.7834710</text:p>
          </table:table-cell>
          <table:table-cell office:value-type="string">
            <text:p>-90.2307590</text:p>
          </table:table-cell>
          <table:table-cell office:value-type="float" office:value="58010">
            <text:p>58010</text:p>
          </table:table-cell>
          <table:table-cell office:value-type="float" office:value="88106">
            <text:p>88106</text:p>
          </table:table-cell>
          <table:table-cell office:value-type="float" office:value="148003">
            <text:p>148003</text:p>
          </table:table-cell>
          <table:table-cell office:value-type="float" office:value="174408">
            <text:p>174408</text:p>
          </table:table-cell>
          <table:table-cell office:value-type="float" office:value="195318">
            <text:p>195318</text:p>
          </table:table-cell>
          <table:table-cell office:value-type="float" office:value="212950">
            <text:p>212950</text:p>
          </table:table-cell>
          <table:table-cell office:value-type="float" office:value="154028">
            <text:p>154028</text:p>
          </table:table-cell>
          <table:table-cell office:value-type="float" office:value="208337">
            <text:p>208337</text:p>
          </table:table-cell>
          <table:table-cell office:value-type="float" office:value="201575">
            <text:p>201575</text:p>
          </table:table-cell>
          <table:table-cell office:value-type="float" office:value="172526">
            <text:p>172526</text:p>
          </table:table-cell>
          <table:table-cell office:value-type="float" office:value="151535">
            <text:p>151535</text:p>
          </table:table-cell>
          <table:table-cell office:value-type="float" office:value="216115">
            <text:p>216115</text:p>
          </table:table-cell>
          <table:table-cell office:value-type="float" office:value="256072">
            <text:p>256072</text:p>
          </table:table-cell>
          <table:table-cell office:value-type="float" office:value="320929">
            <text:p>320929</text:p>
          </table:table-cell>
          <table:table-cell office:value-type="float" office:value="283845">
            <text:p>283845</text:p>
          </table:table-cell>
          <table:table-cell office:value-type="float" office:value="262106">
            <text:p>262106</text:p>
          </table:table-cell>
          <table:table-cell office:value-type="float" office:value="362512">
            <text:p>362512</text:p>
          </table:table-cell>
          <table:table-cell office:value-type="float" office:value="397180">
            <text:p>397180</text:p>
          </table:table-cell>
          <table:table-cell office:value-type="float" office:value="429204">
            <text:p>429204</text:p>
          </table:table-cell>
          <table:table-cell office:value-type="float" office:value="402697">
            <text:p>402697</text:p>
          </table:table-cell>
          <table:table-cell office:value-type="float" office:value="302202">
            <text:p>302202</text:p>
          </table:table-cell>
          <table:table-cell office:value-type="float" office:value="186100">
            <text:p>186100</text:p>
          </table:table-cell>
          <table:table-cell office:value-type="float" office:value="146700">
            <text:p>146700</text:p>
          </table:table-cell>
          <table:table-cell office:value-type="float" office:value="152200">
            <text:p>152200</text:p>
          </table:table-cell>
          <table:table-cell office:value-type="float" office:value="150900">
            <text:p>150900</text:p>
          </table:table-cell>
          <table:table-cell office:value-type="float" office:value="133712">
            <text:p>133712</text:p>
          </table:table-cell>
          <table:table-cell office:value-type="float" office:value="69553">
            <text:p>69553</text:p>
          </table:table-cell>
          <table:table-cell office:value-type="float" office:value="119797">
            <text:p>119797</text:p>
          </table:table-cell>
          <table:table-cell office:value-type="float" office:value="104484">
            <text:p>104484</text:p>
          </table:table-cell>
          <table:table-cell office:value-type="float" office:value="99296">
            <text:p>99296</text:p>
          </table:table-cell>
          <table:table-cell office:value-type="float" office:value="97901">
            <text:p>97901</text:p>
          </table:table-cell>
          <table:table-cell office:value-type="float" office:value="106020">
            <text:p>106020</text:p>
          </table:table-cell>
          <table:table-cell office:value-type="float" office:value="53466">
            <text:p>53466</text:p>
          </table:table-cell>
          <table:table-cell office:value-type="float" office:value="37913">
            <text:p>37913</text:p>
          </table:table-cell>
          <table:table-cell office:value-type="float" office:value="19072">
            <text:p>19072</text:p>
          </table:table-cell>
          <table:table-cell office:value-type="float" office:value="13750">
            <text:p>13750</text:p>
          </table:table-cell>
          <table:table-cell office:value-type="float" office:value="3376">
            <text:p>3376</text:p>
          </table:table-cell>
          <table:table-cell office:value-type="float" office:value="6800">
            <text:p>6800</text:p>
          </table:table-cell>
          <table:table-cell office:value-type="float" office:value="1700">
            <text:p>1700</text:p>
          </table:table-cell>
          <table:table-cell office:value-type="float" office:value="2500">
            <text:p>2500</text:p>
          </table:table-cell>
          <table:table-cell office:value-type="float" office:value="2959">
            <text:p>2959</text:p>
          </table:table-cell>
          <table:table-cell office:value-type="float" office:value="2766">
            <text:p>2766</text:p>
          </table:table-cell>
          <table:table-cell office:value-type="float" office:value="2839">
            <text:p>2839</text:p>
          </table:table-cell>
          <table:table-cell office:value-type="float" office:value="3298">
            <text:p>3298</text:p>
          </table:table-cell>
          <table:table-cell office:value-type="float" office:value="3382">
            <text:p>3382</text:p>
          </table:table-cell>
          <table:table-cell office:value-type="float" office:value="2991">
            <text:p>2991</text:p>
          </table:table-cell>
          <table:table-cell office:value-type="float" office:value="2690">
            <text:p>2690</text:p>
          </table:table-cell>
          <table:table-cell office:value-type="float" office:value="2514">
            <text:p>2514</text:p>
          </table:table-cell>
          <table:table-cell office:value-type="float" office:value="2254">
            <text:p>2254</text:p>
          </table:table-cell>
          <table:table-cell office:value-type="float" office:value="2550">
            <text:p>2550</text:p>
          </table:table-cell>
          <table:table-cell office:value-type="float" office:value="2610">
            <text:p>2610</text:p>
          </table:table-cell>
          <table:table-cell office:value-type="float" office:value="2537">
            <text:p>2537</text:p>
          </table:table-cell>
          <table:table-cell table:number-columns-repeated="2"/>
          <table:table-cell office:value-type="float" office:value="13.6398">
            <text:p>13.6398</text:p>
          </table:table-cell>
          <table:table-cell office:value-type="float" office:value="20.1662">
            <text:p>20.1662</text:p>
          </table:table-cell>
          <table:table-cell office:value-type="float" office:value="32.9775">
            <text:p>32.9775</text:p>
          </table:table-cell>
          <table:table-cell office:value-type="float" office:value="37.8325">
            <text:p>37.8325</text:p>
          </table:table-cell>
          <table:table-cell office:value-type="float" office:value="41.2411">
            <text:p>41.2411</text:p>
          </table:table-cell>
          <table:table-cell office:value-type="float" office:value="43.7808">
            <text:p>43.7808</text:p>
          </table:table-cell>
          <table:table-cell office:value-type="float" office:value="30.8303">
            <text:p>30.8303</text:p>
          </table:table-cell>
          <table:table-cell office:value-type="float" office:value="40.5957">
            <text:p>40.5957</text:p>
          </table:table-cell>
          <table:table-cell office:value-type="float" office:value="38.2423">
            <text:p>38.2423</text:p>
          </table:table-cell>
          <table:table-cell office:value-type="float" office:value="31.8549">
            <text:p>31.8549</text:p>
          </table:table-cell>
          <table:table-cell office:value-type="float" office:value="27.23">
            <text:p>27.23</text:p>
          </table:table-cell>
          <table:table-cell office:value-type="float" office:value="37.7889">
            <text:p>37.7889</text:p>
          </table:table-cell>
          <table:table-cell office:value-type="float" office:value="43.5719">
            <text:p>43.5719</text:p>
          </table:table-cell>
          <table:table-cell office:value-type="float" office:value="53.1692">
            <text:p>53.1692</text:p>
          </table:table-cell>
          <table:table-cell office:value-type="float" office:value="45.8258">
            <text:p>45.8258</text:p>
          </table:table-cell>
          <table:table-cell office:value-type="float" office:value="41.2635">
            <text:p>41.2635</text:p>
          </table:table-cell>
          <table:table-cell office:value-type="float" office:value="55.6854">
            <text:p>55.6854</text:p>
          </table:table-cell>
          <table:table-cell office:value-type="float" office:value="59.5562">
            <text:p>59.5562</text:p>
          </table:table-cell>
          <table:table-cell office:value-type="float" office:value="62.8226">
            <text:p>62.8226</text:p>
          </table:table-cell>
          <table:table-cell office:value-type="float" office:value="57.5199">
            <text:p>57.5199</text:p>
          </table:table-cell>
          <table:table-cell office:value-type="float" office:value="42.107">
            <text:p>42.107</text:p>
          </table:table-cell>
          <table:table-cell office:value-type="float" office:value="25.2922">
            <text:p>25.2922</text:p>
          </table:table-cell>
          <table:table-cell office:value-type="float" office:value="19.4485">
            <text:p>19.4485</text:p>
          </table:table-cell>
          <table:table-cell office:value-type="float" office:value="19.687">
            <text:p>19.687</text:p>
          </table:table-cell>
          <table:table-cell office:value-type="float" office:value="19.053">
            <text:p>19.053</text:p>
          </table:table-cell>
          <table:table-cell office:value-type="float" office:value="16.4893">
            <text:p>16.4893</text:p>
          </table:table-cell>
          <table:table-cell office:value-type="float" office:value="8.3809">
            <text:p>8.3809</text:p>
          </table:table-cell>
          <table:table-cell office:value-type="float" office:value="14.107">
            <text:p>14.107</text:p>
          </table:table-cell>
          <table:table-cell office:value-type="float" office:value="12.0262">
            <text:p>12.0262</text:p>
          </table:table-cell>
          <table:table-cell office:value-type="float" office:value="11.1694">
            <text:p>11.1694</text:p>
          </table:table-cell>
          <table:table-cell office:value-type="float" office:value="10.7595">
            <text:p>10.7595</text:p>
          </table:table-cell>
          <table:table-cell office:value-type="float" office:value="11.3841">
            <text:p>11.3841</text:p>
          </table:table-cell>
          <table:table-cell office:value-type="float" office:value="5.6085">
            <text:p>5.6085</text:p>
          </table:table-cell>
          <table:table-cell office:value-type="float" office:value="3.8861">
            <text:p>3.8861</text:p>
          </table:table-cell>
          <table:table-cell office:value-type="float" office:value="1.9103">
            <text:p>1.9103</text:p>
          </table:table-cell>
          <table:table-cell office:value-type="float" office:value="1.3461">
            <text:p>1.3461</text:p>
          </table:table-cell>
          <table:table-cell office:value-type="float" office:value="0.3231">
            <text:p>0.3231</text:p>
          </table:table-cell>
          <table:table-cell office:value-type="float" office:value="0.636">
            <text:p>0.636</text:p>
          </table:table-cell>
          <table:table-cell office:value-type="float" office:value="0.1554">
            <text:p>0.1554</text:p>
          </table:table-cell>
          <table:table-cell office:value-type="float" office:value="0.2231">
            <text:p>0.2231</text:p>
          </table:table-cell>
          <table:table-cell office:value-type="float" office:value="0.2578">
            <text:p>0.2578</text:p>
          </table:table-cell>
          <table:table-cell office:value-type="float" office:value="0.2351">
            <text:p>0.2351</text:p>
          </table:table-cell>
          <table:table-cell office:value-type="float" office:value="0.2353">
            <text:p>0.2353</text:p>
          </table:table-cell>
          <table:table-cell table:number-columns-repeated="2" office:value-type="float" office:value="0.2667">
            <text:p>0.2667</text:p>
          </table:table-cell>
          <table:table-cell office:value-type="float" office:value="0.2302">
            <text:p>0.2302</text:p>
          </table:table-cell>
          <table:table-cell office:value-type="float" office:value="0.202">
            <text:p>0.202</text:p>
          </table:table-cell>
          <table:table-cell office:value-type="float" office:value="0.1842">
            <text:p>0.1842</text:p>
          </table:table-cell>
          <table:table-cell office:value-type="float" office:value="0.1611">
            <text:p>0.1611</text:p>
          </table:table-cell>
          <table:table-cell office:value-type="float" office:value="0.1778">
            <text:p>0.1778</text:p>
          </table:table-cell>
          <table:table-cell office:value-type="float" office:value="0.1775">
            <text:p>0.1775</text:p>
          </table:table-cell>
          <table:table-cell office:value-type="float" office:value="0.1682">
            <text:p>0.1682</text:p>
          </table:table-cell>
          <table:table-cell table:number-columns-repeated="2"/>
          <table:table-cell office:value-type="float" office:value="131916.61">
            <text:p>131916.61</text:p>
          </table:table-cell>
          <table:table-cell office:value-type="float" office:value="200261.13">
            <text:p>200261.13</text:p>
          </table:table-cell>
          <table:table-cell office:value-type="float" office:value="337175.23">
            <text:p>337175.23</text:p>
          </table:table-cell>
          <table:table-cell office:value-type="float" office:value="396752.24">
            <text:p>396752.24</text:p>
          </table:table-cell>
          <table:table-cell office:value-type="float" office:value="443791.73">
            <text:p>443791.73</text:p>
          </table:table-cell>
          <table:table-cell office:value-type="float" office:value="483367.56">
            <text:p>483367.56</text:p>
          </table:table-cell>
          <table:table-cell office:value-type="float" office:value="347254.36">
            <text:p>347254.36</text:p>
          </table:table-cell>
          <table:table-cell office:value-type="float" office:value="468009.29">
            <text:p>468009.29</text:p>
          </table:table-cell>
          <table:table-cell office:value-type="float" office:value="446415.15">
            <text:p>446415.15</text:p>
          </table:table-cell>
          <table:table-cell office:value-type="float" office:value="388664.97">
            <text:p>388664.97</text:p>
          </table:table-cell>
          <table:table-cell office:value-type="float" office:value="341522.78">
            <text:p>341522.78</text:p>
          </table:table-cell>
          <table:table-cell office:value-type="float" office:value="488525.28">
            <text:p>488525.28</text:p>
          </table:table-cell>
          <table:table-cell office:value-type="float" office:value="578210.19">
            <text:p>578210.19</text:p>
          </table:table-cell>
          <table:table-cell office:value-type="float" office:value="727663.49">
            <text:p>727663.49</text:p>
          </table:table-cell>
          <table:table-cell office:value-type="float" office:value="640612.93">
            <text:p>640612.93</text:p>
          </table:table-cell>
          <table:table-cell office:value-type="float" office:value="594825.12">
            <text:p>594825.12</text:p>
          </table:table-cell>
          <table:table-cell office:value-type="float" office:value="817279.75">
            <text:p>817279.75</text:p>
          </table:table-cell>
          <table:table-cell office:value-type="float" office:value="894589.3">
            <text:p>894589.30</text:p>
          </table:table-cell>
          <table:table-cell office:value-type="float" office:value="969880.72">
            <text:p>969880.72</text:p>
          </table:table-cell>
          <table:table-cell office:value-type="float" office:value="911656.41">
            <text:p>911656.41</text:p>
          </table:table-cell>
          <table:table-cell office:value-type="float" office:value="682431.83">
            <text:p>682431.83</text:p>
          </table:table-cell>
          <table:table-cell office:value-type="float" office:value="423570.89">
            <text:p>423570.89</text:p>
          </table:table-cell>
          <table:table-cell office:value-type="float" office:value="335002.55">
            <text:p>335002.55</text:p>
          </table:table-cell>
          <table:table-cell office:value-type="float" office:value="353346.18">
            <text:p>353346.18</text:p>
          </table:table-cell>
          <table:table-cell office:value-type="float" office:value="350775.03">
            <text:p>350775.03</text:p>
          </table:table-cell>
          <table:table-cell office:value-type="float" office:value="316035.41">
            <text:p>316035.41</text:p>
          </table:table-cell>
          <table:table-cell office:value-type="float" office:value="164614.2">
            <text:p>164614.20</text:p>
          </table:table-cell>
          <table:table-cell office:value-type="float" office:value="284043.66">
            <text:p>284043.66</text:p>
          </table:table-cell>
          <table:table-cell office:value-type="float" office:value="247800.77">
            <text:p>247800.77</text:p>
          </table:table-cell>
          <table:table-cell office:value-type="float" office:value="241472.86">
            <text:p>241472.86</text:p>
          </table:table-cell>
          <table:table-cell office:value-type="float" office:value="228059.52">
            <text:p>228059.52</text:p>
          </table:table-cell>
          <table:table-cell office:value-type="float" office:value="246280.83">
            <text:p>246280.83</text:p>
          </table:table-cell>
          <table:table-cell office:value-type="float" office:value="123789.1">
            <text:p>123789.10</text:p>
          </table:table-cell>
          <table:table-cell office:value-type="float" office:value="84919.21">
            <text:p>84919.21</text:p>
          </table:table-cell>
          <table:table-cell office:value-type="float" office:value="43274.33">
            <text:p>43274.33</text:p>
          </table:table-cell>
          <table:table-cell office:value-type="float" office:value="32436.77">
            <text:p>32436.77</text:p>
          </table:table-cell>
          <table:table-cell office:value-type="float" office:value="8065.71">
            <text:p>8065.71</text:p>
          </table:table-cell>
          <table:table-cell office:value-type="float" office:value="16371.85">
            <text:p>16371.85</text:p>
          </table:table-cell>
          <table:table-cell office:value-type="float" office:value="4092.96">
            <text:p>4092.96</text:p>
          </table:table-cell>
          <table:table-cell office:value-type="float" office:value="5897.59">
            <text:p>5897.59</text:p>
          </table:table-cell>
          <table:table-cell office:value-type="float" office:value="6304.73">
            <text:p>6304.73</text:p>
          </table:table-cell>
          <table:table-cell office:value-type="float" office:value="4925.16">
            <text:p>4925.16</text:p>
          </table:table-cell>
          <table:table-cell office:value-type="float" office:value="5199.79">
            <text:p>5199.79</text:p>
          </table:table-cell>
          <table:table-cell office:value-type="float" office:value="6329.67">
            <text:p>6329.67</text:p>
          </table:table-cell>
          <table:table-cell office:value-type="float" office:value="6463.4">
            <text:p>6463.40</text:p>
          </table:table-cell>
          <table:table-cell office:value-type="float" office:value="5447.68">
            <text:p>5447.68</text:p>
          </table:table-cell>
          <table:table-cell office:value-type="float" office:value="6403.63">
            <text:p>6403.63</text:p>
          </table:table-cell>
          <table:table-cell office:value-type="float" office:value="6122.25">
            <text:p>6122.25</text:p>
          </table:table-cell>
          <table:table-cell office:value-type="float" office:value="4777.9">
            <text:p>4777.90</text:p>
          </table:table-cell>
          <table:table-cell office:value-type="float" office:value="5106.96">
            <text:p>5106.96</text:p>
          </table:table-cell>
          <table:table-cell office:value-type="float" office:value="5190.68">
            <text:p>5190.68</text:p>
          </table:table-cell>
          <table:table-cell office:value-type="float" office:value="5044.08">
            <text:p>5044.08</text:p>
          </table:table-cell>
          <table:table-cell table:number-columns-repeated="58"/>
          <table:table-cell office:value-type="float" office:value="31.02">
            <text:p>31.02</text:p>
          </table:table-cell>
          <table:table-cell office:value-type="float" office:value="45.84">
            <text:p>45.84</text:p>
          </table:table-cell>
          <table:table-cell office:value-type="float" office:value="75.13">
            <text:p>75.13</text:p>
          </table:table-cell>
          <table:table-cell office:value-type="float" office:value="86.06">
            <text:p>86.06</text:p>
          </table:table-cell>
          <table:table-cell office:value-type="float" office:value="93.71">
            <text:p>93.71</text:p>
          </table:table-cell>
          <table:table-cell office:value-type="float" office:value="99.38">
            <text:p>99.38</text:p>
          </table:table-cell>
          <table:table-cell office:value-type="float" office:value="69.51">
            <text:p>69.51</text:p>
          </table:table-cell>
          <table:table-cell office:value-type="float" office:value="91.19">
            <text:p>91.19</text:p>
          </table:table-cell>
          <table:table-cell office:value-type="float" office:value="84.69">
            <text:p>84.69</text:p>
          </table:table-cell>
          <table:table-cell office:value-type="float" office:value="71.76">
            <text:p>71.76</text:p>
          </table:table-cell>
          <table:table-cell office:value-type="float" office:value="61.37">
            <text:p>61.37</text:p>
          </table:table-cell>
          <table:table-cell office:value-type="float" office:value="85.42">
            <text:p>85.42</text:p>
          </table:table-cell>
          <table:table-cell office:value-type="float" office:value="98.39">
            <text:p>98.39</text:p>
          </table:table-cell>
          <table:table-cell office:value-type="float" office:value="120.55">
            <text:p>120.55</text:p>
          </table:table-cell>
          <table:table-cell office:value-type="float" office:value="103.42">
            <text:p>103.42</text:p>
          </table:table-cell>
          <table:table-cell office:value-type="float" office:value="93.64">
            <text:p>93.64</text:p>
          </table:table-cell>
          <table:table-cell office:value-type="float" office:value="125.54">
            <text:p>125.54</text:p>
          </table:table-cell>
          <table:table-cell office:value-type="float" office:value="134.14">
            <text:p>134.14</text:p>
          </table:table-cell>
          <table:table-cell office:value-type="float" office:value="141.96">
            <text:p>141.96</text:p>
          </table:table-cell>
          <table:table-cell office:value-type="float" office:value="130.22">
            <text:p>130.22</text:p>
          </table:table-cell>
          <table:table-cell office:value-type="float" office:value="95.09">
            <text:p>95.09</text:p>
          </table:table-cell>
          <table:table-cell office:value-type="float" office:value="57.57">
            <text:p>57.57</text:p>
          </table:table-cell>
          <table:table-cell office:value-type="float" office:value="44.41">
            <text:p>44.41</text:p>
          </table:table-cell>
          <table:table-cell office:value-type="float" office:value="45.71">
            <text:p>45.71</text:p>
          </table:table-cell>
          <table:table-cell office:value-type="float" office:value="44.29">
            <text:p>44.29</text:p>
          </table:table-cell>
          <table:table-cell office:value-type="float" office:value="38.97">
            <text:p>38.97</text:p>
          </table:table-cell>
          <table:table-cell office:value-type="float" office:value="19.84">
            <text:p>19.84</text:p>
          </table:table-cell>
          <table:table-cell office:value-type="float" office:value="33.45">
            <text:p>33.45</text:p>
          </table:table-cell>
          <table:table-cell office:value-type="float" office:value="28.52">
            <text:p>28.52</text:p>
          </table:table-cell>
          <table:table-cell office:value-type="float" office:value="27.16">
            <text:p>27.16</text:p>
          </table:table-cell>
          <table:table-cell office:value-type="float" office:value="25.06">
            <text:p>25.06</text:p>
          </table:table-cell>
          <table:table-cell office:value-type="float" office:value="26.44">
            <text:p>26.44</text:p>
          </table:table-cell>
          <table:table-cell office:value-type="float" office:value="12.99">
            <text:p>12.99</text:p>
          </table:table-cell>
          <table:table-cell office:value-type="float" office:value="8.7">
            <text:p>8.70</text:p>
          </table:table-cell>
          <table:table-cell office:value-type="float" office:value="4.33">
            <text:p>4.33</text:p>
          </table:table-cell>
          <table:table-cell office:value-type="float" office:value="3.18">
            <text:p>3.18</text:p>
          </table:table-cell>
          <table:table-cell office:value-type="float" office:value="0.77">
            <text:p>0.77</text:p>
          </table:table-cell>
          <table:table-cell office:value-type="float" office:value="1.53">
            <text:p>1.53</text:p>
          </table:table-cell>
          <table:table-cell office:value-type="float" office:value="0.37">
            <text:p>0.37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0.42">
            <text:p>0.42</text:p>
          </table:table-cell>
          <table:table-cell office:value-type="float" office:value="0.48">
            <text:p>0.48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3">
            <text:p>0.33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float" office:value="175">
            <text:p>175</text:p>
          </table:table-cell>
          <table:table-cell office:value-type="float" office:value="624">
            <text:p>624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table:number-columns-repeated="19" office:value-type="string">
            <text:p><text:s text:c="4"/></text:p>
          </table:table-cell>
          <table:table-cell office:value-type="float" office:value="2900">
            <text:p>29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2700">
            <text:p>2700</text:p>
          </table:table-cell>
          <table:table-cell table:number-columns-repeated="4" office:value-type="float" office:value="4500">
            <text:p>4500</text:p>
          </table:table-cell>
          <table:table-cell office:value-type="float" office:value="3705">
            <text:p>3705</text:p>
          </table:table-cell>
          <table:table-cell office:value-type="float" office:value="2658">
            <text:p>2658</text:p>
          </table:table-cell>
          <table:table-cell office:value-type="float" office:value="3180">
            <text:p>3180</text:p>
          </table:table-cell>
          <table:table-cell office:value-type="float" office:value="3233">
            <text:p>3233</text:p>
          </table:table-cell>
          <table:table-cell office:value-type="float" office:value="1334">
            <text:p>1334</text:p>
          </table:table-cell>
          <table:table-cell office:value-type="float" office:value="2431">
            <text:p>2431</text:p>
          </table:table-cell>
          <table:table-cell office:value-type="float" office:value="2127">
            <text:p>2127</text:p>
          </table:table-cell>
          <table:table-cell office:value-type="float" office:value="3300">
            <text:p>3300</text:p>
          </table:table-cell>
          <table:table-cell office:value-type="float" office:value="2990">
            <text:p>2990</text:p>
          </table:table-cell>
          <table:table-cell office:value-type="float" office:value="3200">
            <text:p>3200</text:p>
          </table:table-cell>
          <table:table-cell office:value-type="float" office:value="3420">
            <text:p>3420</text:p>
          </table:table-cell>
          <table:table-cell office:value-type="float" office:value="3900">
            <text:p>3900</text:p>
          </table:table-cell>
          <table:table-cell office:value-type="float" office:value="4008">
            <text:p>4008</text:p>
          </table:table-cell>
          <table:table-cell office:value-type="float" office:value="4458">
            <text:p>4458</text:p>
          </table:table-cell>
          <table:table-cell office:value-type="float" office:value="4663">
            <text:p>4663</text:p>
          </table:table-cell>
          <table:table-cell office:value-type="float" office:value="5054">
            <text:p>5054</text:p>
          </table:table-cell>
          <table:table-cell office:value-type="float" office:value="4817">
            <text:p>4817</text:p>
          </table:table-cell>
          <table:table-cell office:value-type="float" office:value="5224">
            <text:p>5224</text:p>
          </table:table-cell>
          <table:table-cell office:value-type="float" office:value="5060">
            <text:p>5060</text:p>
          </table:table-cell>
          <table:table-cell office:value-type="float" office:value="5000">
            <text:p>5000</text:p>
          </table:table-cell>
          <table:table-cell office:value-type="float" office:value="4850">
            <text:p>4850</text:p>
          </table:table-cell>
          <table:table-cell office:value-type="float" office:value="4449">
            <text:p>4449</text:p>
          </table:table-cell>
          <table:table-cell office:value-type="float" office:value="5400">
            <text:p>5400</text:p>
          </table:table-cell>
          <table:table-cell table:number-columns-repeated="2" office:value-type="float" office:value="4500">
            <text:p>4500</text:p>
          </table:table-cell>
          <table:table-cell table:number-columns-repeated="21"/>
          <table:table-cell office:value-type="float" office:value="3.5452">
            <text:p>3.5452</text:p>
          </table:table-cell>
          <table:table-cell office:value-type="float" office:value="4.6875">
            <text:p>4.6875</text:p>
          </table:table-cell>
          <table:table-cell office:value-type="float" office:value="5.3004">
            <text:p>5.3004</text:p>
          </table:table-cell>
          <table:table-cell office:value-type="float" office:value="3.107">
            <text:p>3.107</text:p>
          </table:table-cell>
          <table:table-cell office:value-type="float" office:value="5.0562">
            <text:p>5.0562</text:p>
          </table:table-cell>
          <table:table-cell office:value-type="float" office:value="4.9451">
            <text:p>4.9451</text:p>
          </table:table-cell>
          <table:table-cell office:value-type="float" office:value="4.8335">
            <text:p>4.8335</text:p>
          </table:table-cell>
          <table:table-cell office:value-type="float" office:value="4.7269">
            <text:p>4.7269</text:p>
          </table:table-cell>
          <table:table-cell office:value-type="float" office:value="3.8078">
            <text:p>3.8078</text:p>
          </table:table-cell>
          <table:table-cell office:value-type="float" office:value="2.6714">
            <text:p>2.6714</text:p>
          </table:table-cell>
          <table:table-cell office:value-type="float" office:value="3.1268">
            <text:p>3.1268</text:p>
          </table:table-cell>
          <table:table-cell office:value-type="float" office:value="3.1057">
            <text:p>3.1057</text:p>
          </table:table-cell>
          <table:table-cell office:value-type="float" office:value="1.2526">
            <text:p>1.2526</text:p>
          </table:table-cell>
          <table:table-cell office:value-type="float" office:value="2.2323">
            <text:p>2.2323</text:p>
          </table:table-cell>
          <table:table-cell office:value-type="float" office:value="1.9093">
            <text:p>1.9093</text:p>
          </table:table-cell>
          <table:table-cell office:value-type="float" office:value="2.8947">
            <text:p>2.8947</text:p>
          </table:table-cell>
          <table:table-cell office:value-type="float" office:value="2.5665">
            <text:p>2.5665</text:p>
          </table:table-cell>
          <table:table-cell office:value-type="float" office:value="2.6846">
            <text:p>2.6846</text:p>
          </table:table-cell>
          <table:table-cell office:value-type="float" office:value="2.8079">
            <text:p>2.8079</text:p>
          </table:table-cell>
          <table:table-cell office:value-type="float" office:value="3.13">
            <text:p>3.13</text:p>
          </table:table-cell>
          <table:table-cell office:value-type="float" office:value="3.1485">
            <text:p>3.1485</text:p>
          </table:table-cell>
          <table:table-cell office:value-type="float" office:value="3.424">
            <text:p>3.424</text:p>
          </table:table-cell>
          <table:table-cell office:value-type="float" office:value="3.5034">
            <text:p>3.5034</text:p>
          </table:table-cell>
          <table:table-cell office:value-type="float" office:value="3.7134">
            <text:p>3.7134</text:p>
          </table:table-cell>
          <table:table-cell office:value-type="float" office:value="3.463">
            <text:p>3.463</text:p>
          </table:table-cell>
          <table:table-cell office:value-type="float" office:value="3.6737">
            <text:p>3.6737</text:p>
          </table:table-cell>
          <table:table-cell office:value-type="float" office:value="3.4825">
            <text:p>3.4825</text:p>
          </table:table-cell>
          <table:table-cell office:value-type="float" office:value="3.3693">
            <text:p>3.3693</text:p>
          </table:table-cell>
          <table:table-cell office:value-type="float" office:value="3.1971">
            <text:p>3.1971</text:p>
          </table:table-cell>
          <table:table-cell office:value-type="float" office:value="2.8685">
            <text:p>2.8685</text:p>
          </table:table-cell>
          <table:table-cell office:value-type="float" office:value="3.4026">
            <text:p>3.4026</text:p>
          </table:table-cell>
          <table:table-cell office:value-type="float" office:value="2.7709">
            <text:p>2.7709</text:p>
          </table:table-cell>
          <table:table-cell office:value-type="float" office:value="2.7043">
            <text:p>2.7043</text:p>
          </table:table-cell>
          <table:table-cell table:number-columns-repeated="21"/>
          <table:table-cell office:value-type="float" office:value="11468.02">
            <text:p>11468.02</text:p>
          </table:table-cell>
          <table:table-cell office:value-type="float" office:value="15078.99">
            <text:p>15078.99</text:p>
          </table:table-cell>
          <table:table-cell office:value-type="float" office:value="17398.83">
            <text:p>17398.83</text:p>
          </table:table-cell>
          <table:table-cell office:value-type="float" office:value="10439.3">
            <text:p>10439.30</text:p>
          </table:table-cell>
          <table:table-cell table:number-columns-repeated="4" office:value-type="float" office:value="17398.83">
            <text:p>17398.83</text:p>
          </table:table-cell>
          <table:table-cell office:value-type="float" office:value="16355.8">
            <text:p>16355.80</text:p>
          </table:table-cell>
          <table:table-cell office:value-type="float" office:value="9296.01">
            <text:p>9296.01</text:p>
          </table:table-cell>
          <table:table-cell office:value-type="float" office:value="11835.38">
            <text:p>11835.38</text:p>
          </table:table-cell>
          <table:table-cell office:value-type="float" office:value="11391.47">
            <text:p>11391.47</text:p>
          </table:table-cell>
          <table:table-cell office:value-type="float" office:value="5581.82">
            <text:p>5581.82</text:p>
          </table:table-cell>
          <table:table-cell office:value-type="float" office:value="8553.72">
            <text:p>8553.72</text:p>
          </table:table-cell>
          <table:table-cell office:value-type="float" office:value="7388.55">
            <text:p>7388.55</text:p>
          </table:table-cell>
          <table:table-cell office:value-type="float" office:value="11992.81">
            <text:p>11992.81</text:p>
          </table:table-cell>
          <table:table-cell office:value-type="float" office:value="12835.21">
            <text:p>12835.21</text:p>
          </table:table-cell>
          <table:table-cell office:value-type="float" office:value="11095.29">
            <text:p>11095.29</text:p>
          </table:table-cell>
          <table:table-cell office:value-type="float" office:value="11675.13">
            <text:p>11675.13</text:p>
          </table:table-cell>
          <table:table-cell office:value-type="float" office:value="14312.66">
            <text:p>14312.66</text:p>
          </table:table-cell>
          <table:table-cell office:value-type="float" office:value="14684.25">
            <text:p>14684.25</text:p>
          </table:table-cell>
          <table:table-cell office:value-type="float" office:value="17343.73">
            <text:p>17343.73</text:p>
          </table:table-cell>
          <table:table-cell office:value-type="float" office:value="18739.18">
            <text:p>18739.18</text:p>
          </table:table-cell>
          <table:table-cell office:value-type="float" office:value="20501.28">
            <text:p>20501.28</text:p>
          </table:table-cell>
          <table:table-cell office:value-type="float" office:value="17814.73">
            <text:p>17814.73</text:p>
          </table:table-cell>
          <table:table-cell office:value-type="float" office:value="19498.2">
            <text:p>19498.20</text:p>
          </table:table-cell>
          <table:table-cell office:value-type="float" office:value="18133.54">
            <text:p>18133.54</text:p>
          </table:table-cell>
          <table:table-cell office:value-type="float" office:value="21886.46">
            <text:p>21886.46</text:p>
          </table:table-cell>
          <table:table-cell office:value-type="float" office:value="20540.17">
            <text:p>20540.17</text:p>
          </table:table-cell>
          <table:table-cell office:value-type="float" office:value="16565.59">
            <text:p>16565.59</text:p>
          </table:table-cell>
          <table:table-cell office:value-type="float" office:value="18579.61">
            <text:p>18579.61</text:p>
          </table:table-cell>
          <table:table-cell table:number-columns-repeated="2" office:value-type="float" office:value="17398.83">
            <text:p>17398.83</text:p>
          </table:table-cell>
          <table:table-cell table:number-columns-repeated="58"/>
          <table:table-cell table:number-columns-repeated="19" office:value-type="string">
            <text:p><text:s text:c="4"/></text:p>
          </table:table-cell>
          <table:table-cell office:value-type="float" office:value="14.02">
            <text:p>14.02</text:p>
          </table:table-cell>
          <table:table-cell office:value-type="float" office:value="18.12">
            <text:p>18.12</text:p>
          </table:table-cell>
          <table:table-cell office:value-type="float" office:value="20.49">
            <text:p>20.49</text:p>
          </table:table-cell>
          <table:table-cell office:value-type="float" office:value="12.01">
            <text:p>12.01</text:p>
          </table:table-cell>
          <table:table-cell office:value-type="float" office:value="19.55">
            <text:p>19.55</text:p>
          </table:table-cell>
          <table:table-cell office:value-type="float" office:value="19.12">
            <text:p>19.12</text:p>
          </table:table-cell>
          <table:table-cell office:value-type="float" office:value="18.69">
            <text:p>18.69</text:p>
          </table:table-cell>
          <table:table-cell office:value-type="float" office:value="18.28">
            <text:p>18.28</text:p>
          </table:table-cell>
          <table:table-cell office:value-type="float" office:value="16.81">
            <text:p>16.81</text:p>
          </table:table-cell>
          <table:table-cell office:value-type="float" office:value="9.34">
            <text:p>9.34</text:p>
          </table:table-cell>
          <table:table-cell office:value-type="float" office:value="11.64">
            <text:p>11.64</text:p>
          </table:table-cell>
          <table:table-cell office:value-type="float" office:value="10.94">
            <text:p>10.94</text:p>
          </table:table-cell>
          <table:table-cell office:value-type="float" office:value="5.24">
            <text:p>5.24</text:p>
          </table:table-cell>
          <table:table-cell office:value-type="float" office:value="7.85">
            <text:p>7.85</text:p>
          </table:table-cell>
          <table:table-cell office:value-type="float" office:value="6.63">
            <text:p>6.63</text:p>
          </table:table-cell>
          <table:table-cell office:value-type="float" office:value="10.52">
            <text:p>10.52</text:p>
          </table:table-cell>
          <table:table-cell office:value-type="float" office:value="11.02">
            <text:p>11.02</text:p>
          </table:table-cell>
          <table:table-cell office:value-type="float" office:value="9.31">
            <text:p>9.31</text:p>
          </table:table-cell>
          <table:table-cell office:value-type="float" office:value="9.59">
            <text:p>9.59</text:p>
          </table:table-cell>
          <table:table-cell office:value-type="float" office:value="11.49">
            <text:p>11.49</text:p>
          </table:table-cell>
          <table:table-cell office:value-type="float" office:value="11.54">
            <text:p>11.54</text:p>
          </table:table-cell>
          <table:table-cell office:value-type="float" office:value="13.32">
            <text:p>13.32</text:p>
          </table:table-cell>
          <table:table-cell office:value-type="float" office:value="14.08">
            <text:p>14.08</text:p>
          </table:table-cell>
          <table:table-cell office:value-type="float" office:value="15.06">
            <text:p>15.06</text:p>
          </table:table-cell>
          <table:table-cell office:value-type="float" office:value="12.81">
            <text:p>12.81</text:p>
          </table:table-cell>
          <table:table-cell office:value-type="float" office:value="13.71">
            <text:p>13.71</text:p>
          </table:table-cell>
          <table:table-cell office:value-type="float" office:value="12.48">
            <text:p>12.48</text:p>
          </table:table-cell>
          <table:table-cell office:value-type="float" office:value="14.75">
            <text:p>14.75</text:p>
          </table:table-cell>
          <table:table-cell office:value-type="float" office:value="13.54">
            <text:p>13.54</text:p>
          </table:table-cell>
          <table:table-cell office:value-type="float" office:value="10.68">
            <text:p>10.68</text:p>
          </table:table-cell>
          <table:table-cell office:value-type="float" office:value="11.71">
            <text:p>11.71</text:p>
          </table:table-cell>
          <table:table-cell office:value-type="float" office:value="10.71">
            <text:p>10.71</text:p>
          </table:table-cell>
          <table:table-cell office:value-type="float" office:value="10.46">
            <text:p>10.46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float" office:value="90">
            <text:p>90</text:p>
          </table:table-cell>
          <table:table-cell office:value-type="float" office:value="324">
            <text:p>324</text:p>
          </table:table-cell>
          <table:table-cell office:value-type="float" office:value="11">
            <text:p>11</text:p>
          </table:table-cell>
          <table:table-cell office:value-type="float" office:value="-10">
            <text:p>-10</text:p>
          </table:table-cell>
          <table:table-cell table:number-columns-repeated="22" office:value-type="string">
            <text:p><text:s text:c="4"/>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560">
            <text:p>560</text:p>
          </table:table-cell>
          <table:table-cell office:value-type="float" office:value="1191">
            <text:p>1191</text:p>
          </table:table-cell>
          <table:table-cell office:value-type="float" office:value="1800">
            <text:p>1800</text:p>
          </table:table-cell>
          <table:table-cell office:value-type="float" office:value="2700">
            <text:p>2700</text:p>
          </table:table-cell>
          <table:table-cell office:value-type="float" office:value="4370">
            <text:p>4370</text:p>
          </table:table-cell>
          <table:table-cell office:value-type="float" office:value="10688">
            <text:p>10688</text:p>
          </table:table-cell>
          <table:table-cell office:value-type="float" office:value="17515">
            <text:p>17515</text:p>
          </table:table-cell>
          <table:table-cell office:value-type="float" office:value="19120">
            <text:p>19120</text:p>
          </table:table-cell>
          <table:table-cell office:value-type="float" office:value="16107">
            <text:p>16107</text:p>
          </table:table-cell>
          <table:table-cell office:value-type="float" office:value="14700">
            <text:p>14700</text:p>
          </table:table-cell>
          <table:table-cell office:value-type="float" office:value="11148">
            <text:p>11148</text:p>
          </table:table-cell>
          <table:table-cell office:value-type="float" office:value="19435">
            <text:p>19435</text:p>
          </table:table-cell>
          <table:table-cell office:value-type="float" office:value="29844">
            <text:p>29844</text:p>
          </table:table-cell>
          <table:table-cell office:value-type="float" office:value="41000">
            <text:p>41000</text:p>
          </table:table-cell>
          <table:table-cell office:value-type="float" office:value="54600">
            <text:p>54600</text:p>
          </table:table-cell>
          <table:table-cell office:value-type="float" office:value="46000">
            <text:p>46000</text:p>
          </table:table-cell>
          <table:table-cell office:value-type="float" office:value="34000">
            <text:p>34000</text:p>
          </table:table-cell>
          <table:table-cell office:value-type="float" office:value="36000">
            <text:p>36000</text:p>
          </table:table-cell>
          <table:table-cell office:value-type="float" office:value="38184">
            <text:p>38184</text:p>
          </table:table-cell>
          <table:table-cell office:value-type="float" office:value="38000">
            <text:p>38000</text:p>
          </table:table-cell>
          <table:table-cell office:value-type="float" office:value="34500">
            <text:p>34500</text:p>
          </table:table-cell>
          <table:table-cell office:value-type="float" office:value="35000">
            <text:p>35000</text:p>
          </table:table-cell>
          <table:table-cell office:value-type="float" office:value="35500">
            <text:p>35500</text:p>
          </table:table-cell>
          <table:table-cell office:value-type="float" office:value="32200">
            <text:p>32200</text:p>
          </table:table-cell>
          <table:table-cell office:value-type="float" office:value="33000">
            <text:p>33000</text:p>
          </table:table-cell>
          <table:table-cell office:value-type="float" office:value="35000">
            <text:p>35000</text:p>
          </table:table-cell>
          <table:table-cell office:value-type="float" office:value="36650">
            <text:p>36650</text:p>
          </table:table-cell>
          <table:table-cell table:number-columns-repeated="24"/>
          <table:table-cell office:value-type="float" office:value="0.0104">
            <text:p>0.0104</text:p>
          </table:table-cell>
          <table:table-cell office:value-type="float" office:value="0.0142">
            <text:p>0.0142</text:p>
          </table:table-cell>
          <table:table-cell office:value-type="float" office:value="0.0296">
            <text:p>0.0296</text:p>
          </table:table-cell>
          <table:table-cell office:value-type="float" office:value="0.1074">
            <text:p>0.1074</text:p>
          </table:table-cell>
          <table:table-cell office:value-type="float" office:value="0.2221">
            <text:p>0.2221</text:p>
          </table:table-cell>
          <table:table-cell office:value-type="float" office:value="0.3251">
            <text:p>0.3251</text:p>
          </table:table-cell>
          <table:table-cell office:value-type="float" office:value="0.4695">
            <text:p>0.4695</text:p>
          </table:table-cell>
          <table:table-cell office:value-type="float" office:value="0.7259">
            <text:p>0.7259</text:p>
          </table:table-cell>
          <table:table-cell office:value-type="float" office:value="1.6826">
            <text:p>1.6826</text:p>
          </table:table-cell>
          <table:table-cell office:value-type="float" office:value="2.601">
            <text:p>2.601</text:p>
          </table:table-cell>
          <table:table-cell office:value-type="float" office:value="2.6794">
            <text:p>2.6794</text:p>
          </table:table-cell>
          <table:table-cell office:value-type="float" office:value="2.1436">
            <text:p>2.1436</text:p>
          </table:table-cell>
          <table:table-cell office:value-type="float" office:value="1.8757">
            <text:p>1.8757</text:p>
          </table:table-cell>
          <table:table-cell office:value-type="float" office:value="1.3771">
            <text:p>1.3771</text:p>
          </table:table-cell>
          <table:table-cell office:value-type="float" office:value="2.3427">
            <text:p>2.3427</text:p>
          </table:table-cell>
          <table:table-cell office:value-type="float" office:value="3.5289">
            <text:p>3.5289</text:p>
          </table:table-cell>
          <table:table-cell office:value-type="float" office:value="4.7669">
            <text:p>4.7669</text:p>
          </table:table-cell>
          <table:table-cell office:value-type="float" office:value="6.2429">
            <text:p>6.2429</text:p>
          </table:table-cell>
          <table:table-cell office:value-type="float" office:value="5.1714">
            <text:p>5.1714</text:p>
          </table:table-cell>
          <table:table-cell office:value-type="float" office:value="3.7586">
            <text:p>3.7586</text:p>
          </table:table-cell>
          <table:table-cell office:value-type="float" office:value="3.9109">
            <text:p>3.9109</text:p>
          </table:table-cell>
          <table:table-cell office:value-type="float" office:value="4.0708">
            <text:p>4.0708</text:p>
          </table:table-cell>
          <table:table-cell office:value-type="float" office:value="3.9683">
            <text:p>3.9683</text:p>
          </table:table-cell>
          <table:table-cell office:value-type="float" office:value="3.5208">
            <text:p>3.5208</text:p>
          </table:table-cell>
          <table:table-cell office:value-type="float" office:value="3.4836">
            <text:p>3.4836</text:p>
          </table:table-cell>
          <table:table-cell office:value-type="float" office:value="3.4416">
            <text:p>3.4416</text:p>
          </table:table-cell>
          <table:table-cell office:value-type="float" office:value="3.0397">
            <text:p>3.0397</text:p>
          </table:table-cell>
          <table:table-cell office:value-type="float" office:value="3.0342">
            <text:p>3.0342</text:p>
          </table:table-cell>
          <table:table-cell office:value-type="float" office:value="3.1356">
            <text:p>3.1356</text:p>
          </table:table-cell>
          <table:table-cell office:value-type="float" office:value="3.2006">
            <text:p>3.2006</text:p>
          </table:table-cell>
          <table:table-cell table:number-columns-repeated="24"/>
          <table:table-cell office:value-type="float" office:value="245.75">
            <text:p>245.75</text:p>
          </table:table-cell>
          <table:table-cell office:value-type="float" office:value="361.26">
            <text:p>361.26</text:p>
          </table:table-cell>
          <table:table-cell office:value-type="float" office:value="737.25">
            <text:p>737.25</text:p>
          </table:table-cell>
          <table:table-cell office:value-type="float" office:value="2804.04">
            <text:p>2804.04</text:p>
          </table:table-cell>
          <table:table-cell office:value-type="float" office:value="3828.26">
            <text:p>3828.26</text:p>
          </table:table-cell>
          <table:table-cell office:value-type="float" office:value="6954.02">
            <text:p>6954.02</text:p>
          </table:table-cell>
          <table:table-cell office:value-type="float" office:value="13442.67">
            <text:p>13442.67</text:p>
          </table:table-cell>
          <table:table-cell office:value-type="float" office:value="24249.38">
            <text:p>24249.38</text:p>
          </table:table-cell>
          <table:table-cell office:value-type="float" office:value="60386.18">
            <text:p>60386.18</text:p>
          </table:table-cell>
          <table:table-cell office:value-type="float" office:value="96489.79">
            <text:p>96489.79</text:p>
          </table:table-cell>
          <table:table-cell office:value-type="float" office:value="100446.06">
            <text:p>100446.06</text:p>
          </table:table-cell>
          <table:table-cell office:value-type="float" office:value="80579.25">
            <text:p>80579.25</text:p>
          </table:table-cell>
          <table:table-cell office:value-type="float" office:value="79306.76">
            <text:p>79306.76</text:p>
          </table:table-cell>
          <table:table-cell office:value-type="float" office:value="69324.33">
            <text:p>69324.33</text:p>
          </table:table-cell>
          <table:table-cell office:value-type="float" office:value="118420.64">
            <text:p>118420.64</text:p>
          </table:table-cell>
          <table:table-cell office:value-type="float" office:value="180297.45">
            <text:p>180297.45</text:p>
          </table:table-cell>
          <table:table-cell office:value-type="float" office:value="241097.71">
            <text:p>241097.71</text:p>
          </table:table-cell>
          <table:table-cell office:value-type="float" office:value="335132.91">
            <text:p>335132.91</text:p>
          </table:table-cell>
          <table:table-cell office:value-type="float" office:value="226951.77">
            <text:p>226951.77</text:p>
          </table:table-cell>
          <table:table-cell office:value-type="float" office:value="170552.84">
            <text:p>170552.84</text:p>
          </table:table-cell>
          <table:table-cell office:value-type="float" office:value="177801.49">
            <text:p>177801.49</text:p>
          </table:table-cell>
          <table:table-cell office:value-type="float" office:value="186904.46">
            <text:p>186904.46</text:p>
          </table:table-cell>
          <table:table-cell office:value-type="float" office:value="176445.45">
            <text:p>176445.45</text:p>
          </table:table-cell>
          <table:table-cell office:value-type="float" office:value="171289.41">
            <text:p>171289.41</text:p>
          </table:table-cell>
          <table:table-cell office:value-type="float" office:value="172025.99">
            <text:p>172025.99</text:p>
          </table:table-cell>
          <table:table-cell office:value-type="float" office:value="172762.57">
            <text:p>172762.57</text:p>
          </table:table-cell>
          <table:table-cell office:value-type="float" office:value="156715.07">
            <text:p>156715.07</text:p>
          </table:table-cell>
          <table:table-cell office:value-type="float" office:value="162195.93">
            <text:p>162195.93</text:p>
          </table:table-cell>
          <table:table-cell office:value-type="float" office:value="172025.99">
            <text:p>172025.99</text:p>
          </table:table-cell>
          <table:table-cell office:value-type="float" office:value="180049.74">
            <text:p>180049.74</text:p>
          </table:table-cell>
          <table:table-cell table:number-columns-repeated="58"/>
          <table:table-cell table:number-columns-repeated="22" office:value-type="string">
            <text:p><text:s text:c="4"/>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54">
            <text:p>0.54</text:p>
          </table:table-cell>
          <table:table-cell office:value-type="float" office:value="0.71">
            <text:p>0.71</text:p>
          </table:table-cell>
          <table:table-cell office:value-type="float" office:value="1.26">
            <text:p>1.26</text:p>
          </table:table-cell>
          <table:table-cell office:value-type="float" office:value="2.34">
            <text:p>2.34</text:p>
          </table:table-cell>
          <table:table-cell office:value-type="float" office:value="4.03">
            <text:p>4.03</text:p>
          </table:table-cell>
          <table:table-cell office:value-type="float" office:value="9.51">
            <text:p>9.51</text:p>
          </table:table-cell>
          <table:table-cell office:value-type="float" office:value="14.33">
            <text:p>14.33</text:p>
          </table:table-cell>
          <table:table-cell office:value-type="float" office:value="14.08">
            <text:p>14.08</text:p>
          </table:table-cell>
          <table:table-cell office:value-type="float" office:value="10.72">
            <text:p>10.72</text:p>
          </table:table-cell>
          <table:table-cell office:value-type="float" office:value="10.12">
            <text:p>10.12</text:p>
          </table:table-cell>
          <table:table-cell office:value-type="float" office:value="8.56">
            <text:p>8.56</text:p>
          </table:table-cell>
          <table:table-cell office:value-type="float" office:value="14.27">
            <text:p>14.27</text:p>
          </table:table-cell>
          <table:table-cell office:value-type="float" office:value="21.32">
            <text:p>21.32</text:p>
          </table:table-cell>
          <table:table-cell office:value-type="float" office:value="28.03">
            <text:p>28.03</text:p>
          </table:table-cell>
          <table:table-cell office:value-type="float" office:value="38.32">
            <text:p>38.32</text:p>
          </table:table-cell>
          <table:table-cell office:value-type="float" office:value="25.51">
            <text:p>25.51</text:p>
          </table:table-cell>
          <table:table-cell office:value-type="float" office:value="18.85">
            <text:p>18.85</text:p>
          </table:table-cell>
          <table:table-cell office:value-type="float" office:value="19.32">
            <text:p>19.32</text:p>
          </table:table-cell>
          <table:table-cell office:value-type="float" office:value="19.93">
            <text:p>19.93</text:p>
          </table:table-cell>
          <table:table-cell office:value-type="float" office:value="18.43">
            <text:p>18.43</text:p>
          </table:table-cell>
          <table:table-cell office:value-type="float" office:value="17.48">
            <text:p>17.48</text:p>
          </table:table-cell>
          <table:table-cell office:value-type="float" office:value="17.12">
            <text:p>17.12</text:p>
          </table:table-cell>
          <table:table-cell office:value-type="float" office:value="16.75">
            <text:p>16.75</text:p>
          </table:table-cell>
          <table:table-cell office:value-type="float" office:value="14.79">
            <text:p>14.79</text:p>
          </table:table-cell>
          <table:table-cell office:value-type="float" office:value="14.91">
            <text:p>14.91</text:p>
          </table:table-cell>
          <table:table-cell office:value-type="float" office:value="15.41">
            <text:p>15.41</text:p>
          </table:table-cell>
          <table:table-cell office:value-type="float" office:value="15.72">
            <text:p>15.72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float" office:value="91">
            <text:p>91</text:p>
          </table:table-cell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 office:value-type="float" office:value="-59">
            <text:p>-5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float" office:value="93">
            <text:p>93</text:p>
          </table:table-cell>
          <table:table-cell office:value-type="float" office:value="332">
            <text:p>332</text:p>
          </table:table-cell>
          <table:table-cell office:value-type="float" office:value="19">
            <text:p>19</text:p>
          </table:table-cell>
          <table:table-cell office:value-type="string">
            <text:p>-72.4167</text:p>
          </table:table-cell>
          <table:table-cell office:value-type="float" office:value="4315">
            <text:p>4315</text:p>
          </table:table-cell>
          <table:table-cell office:value-type="float" office:value="3377">
            <text:p>3377</text:p>
          </table:table-cell>
          <table:table-cell office:value-type="float" office:value="2908">
            <text:p>2908</text:p>
          </table:table-cell>
          <table:table-cell office:value-type="float" office:value="2814">
            <text:p>2814</text:p>
          </table:table-cell>
          <table:table-cell office:value-type="float" office:value="3283">
            <text:p>3283</text:p>
          </table:table-cell>
          <table:table-cell office:value-type="float" office:value="2814">
            <text:p>2814</text:p>
          </table:table-cell>
          <table:table-cell office:value-type="float" office:value="2111">
            <text:p>2111</text:p>
          </table:table-cell>
          <table:table-cell office:value-type="float" office:value="938">
            <text:p>938</text:p>
          </table:table-cell>
          <table:table-cell office:value-type="float" office:value="1173">
            <text:p>1173</text:p>
          </table:table-cell>
          <table:table-cell office:value-type="float" office:value="1642">
            <text:p>1642</text:p>
          </table:table-cell>
          <table:table-cell table:number-columns-repeated="2" office:value-type="float" office:value="2814">
            <text:p>2814</text:p>
          </table:table-cell>
          <table:table-cell table:number-columns-repeated="4" office:value-type="float" office:value="2790">
            <text:p>2790</text:p>
          </table:table-cell>
          <table:table-cell office:value-type="float" office:value="3408">
            <text:p>3408</text:p>
          </table:table-cell>
          <table:table-cell office:value-type="float" office:value="4644">
            <text:p>4644</text:p>
          </table:table-cell>
          <table:table-cell office:value-type="float" office:value="5244">
            <text:p>5244</text:p>
          </table:table-cell>
          <table:table-cell office:value-type="float" office:value="3720">
            <text:p>3720</text:p>
          </table:table-cell>
          <table:table-cell office:value-type="float" office:value="5278">
            <text:p>5278</text:p>
          </table:table-cell>
          <table:table-cell office:value-type="float" office:value="4982">
            <text:p>4982</text:p>
          </table:table-cell>
          <table:table-cell office:value-type="float" office:value="5580">
            <text:p>5580</text:p>
          </table:table-cell>
          <table:table-cell office:value-type="float" office:value="5596">
            <text:p>5596</text:p>
          </table:table-cell>
          <table:table-cell office:value-type="float" office:value="5580">
            <text:p>5580</text:p>
          </table:table-cell>
          <table:table-cell office:value-type="float" office:value="3720">
            <text:p>3720</text:p>
          </table:table-cell>
          <table:table-cell table:number-columns-repeated="3" office:value-type="float" office:value="2325">
            <text:p>2325</text:p>
          </table:table-cell>
          <table:table-cell office:value-type="float" office:value="2198">
            <text:p>2198</text:p>
          </table:table-cell>
          <table:table-cell office:value-type="float" office:value="2266">
            <text:p>2266</text:p>
          </table:table-cell>
          <table:table-cell office:value-type="float" office:value="2159">
            <text:p>2159</text:p>
          </table:table-cell>
          <table:table-cell office:value-type="float" office:value="1860">
            <text:p>1860</text:p>
          </table:table-cell>
          <table:table-cell office:value-type="float" office:value="1674">
            <text:p>1674</text:p>
          </table:table-cell>
          <table:table-cell office:value-type="float" office:value="1395">
            <text:p>1395</text:p>
          </table:table-cell>
          <table:table-cell office:value-type="float" office:value="1332">
            <text:p>1332</text:p>
          </table:table-cell>
          <table:table-cell office:value-type="float" office:value="1178">
            <text:p>1178</text:p>
          </table:table-cell>
          <table:table-cell office:value-type="float" office:value="1211">
            <text:p>1211</text:p>
          </table:table-cell>
          <table:table-cell office:value-type="float" office:value="1395">
            <text:p>1395</text:p>
          </table:table-cell>
          <table:table-cell office:value-type="float" office:value="1355">
            <text:p>1355</text:p>
          </table:table-cell>
          <table:table-cell office:value-type="float" office:value="1116">
            <text:p>1116</text:p>
          </table:table-cell>
          <table:table-cell office:value-type="float" office:value="1302">
            <text:p>1302</text:p>
          </table:table-cell>
          <table:table-cell office:value-type="float" office:value="1343">
            <text:p>1343</text:p>
          </table:table-cell>
          <table:table-cell office:value-type="float" office:value="1377">
            <text:p>1377</text:p>
          </table:table-cell>
          <table:table-cell office:value-type="float" office:value="1407">
            <text:p>1407</text:p>
          </table:table-cell>
          <table:table-cell office:value-type="float" office:value="1440">
            <text:p>1440</text:p>
          </table:table-cell>
          <table:table-cell office:value-type="float" office:value="1395">
            <text:p>1395</text:p>
          </table:table-cell>
          <table:table-cell office:value-type="float" office:value="1116">
            <text:p>1116</text:p>
          </table:table-cell>
          <table:table-cell office:value-type="float" office:value="919">
            <text:p>919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1116">
            <text:p>1116</text:p>
          </table:table-cell>
          <table:table-cell table:number-columns-repeated="2"/>
          <table:table-cell office:value-type="float" office:value="1.0932">
            <text:p>1.0932</text:p>
          </table:table-cell>
          <table:table-cell office:value-type="float" office:value="0.8388">
            <text:p>0.8388</text:p>
          </table:table-cell>
          <table:table-cell office:value-type="float" office:value="0.7081">
            <text:p>0.7081</text:p>
          </table:table-cell>
          <table:table-cell office:value-type="float" office:value="0.6716">
            <text:p>0.6716</text:p>
          </table:table-cell>
          <table:table-cell office:value-type="float" office:value="0.768">
            <text:p>0.768</text:p>
          </table:table-cell>
          <table:table-cell office:value-type="float" office:value="0.6451">
            <text:p>0.6451</text:p>
          </table:table-cell>
          <table:table-cell office:value-type="float" office:value="0.4743">
            <text:p>0.4743</text:p>
          </table:table-cell>
          <table:table-cell office:value-type="float" office:value="0.2067">
            <text:p>0.2067</text:p>
          </table:table-cell>
          <table:table-cell office:value-type="float" office:value="0.2534">
            <text:p>0.2534</text:p>
          </table:table-cell>
          <table:table-cell office:value-type="float" office:value="0.3483">
            <text:p>0.3483</text:p>
          </table:table-cell>
          <table:table-cell office:value-type="float" office:value="0.5865">
            <text:p>0.5865</text:p>
          </table:table-cell>
          <table:table-cell office:value-type="float" office:value="0.5765">
            <text:p>0.5765</text:p>
          </table:table-cell>
          <table:table-cell office:value-type="float" office:value="0.5619">
            <text:p>0.5619</text:p>
          </table:table-cell>
          <table:table-cell office:value-type="float" office:value="0.5523">
            <text:p>0.5523</text:p>
          </table:table-cell>
          <table:table-cell office:value-type="float" office:value="0.5424">
            <text:p>0.5424</text:p>
          </table:table-cell>
          <table:table-cell office:value-type="float" office:value="0.5322">
            <text:p>0.5322</text:p>
          </table:table-cell>
          <table:table-cell office:value-type="float" office:value="0.6377">
            <text:p>0.6377</text:p>
          </table:table-cell>
          <table:table-cell office:value-type="float" office:value="0.8515">
            <text:p>0.8515</text:p>
          </table:table-cell>
          <table:table-cell office:value-type="float" office:value="0.9417">
            <text:p>0.9417</text:p>
          </table:table-cell>
          <table:table-cell office:value-type="float" office:value="0.6535">
            <text:p>0.6535</text:p>
          </table:table-cell>
          <table:table-cell office:value-type="float" office:value="0.9065">
            <text:p>0.9065</text:p>
          </table:table-cell>
          <table:table-cell office:value-type="float" office:value="0.836">
            <text:p>0.836</text:p>
          </table:table-cell>
          <table:table-cell office:value-type="float" office:value="0.9146">
            <text:p>0.9146</text:p>
          </table:table-cell>
          <table:table-cell office:value-type="float" office:value="0.8961">
            <text:p>0.8961</text:p>
          </table:table-cell>
          <table:table-cell office:value-type="float" office:value="0.8734">
            <text:p>0.8734</text:p>
          </table:table-cell>
          <table:table-cell office:value-type="float" office:value="0.5693">
            <text:p>0.5693</text:p>
          </table:table-cell>
          <table:table-cell office:value-type="float" office:value="0.3482">
            <text:p>0.3482</text:p>
          </table:table-cell>
          <table:table-cell office:value-type="float" office:value="0.3409">
            <text:p>0.3409</text:p>
          </table:table-cell>
          <table:table-cell office:value-type="float" office:value="0.3338">
            <text:p>0.3338</text:p>
          </table:table-cell>
          <table:table-cell office:value-type="float" office:value="0.3091">
            <text:p>0.3091</text:p>
          </table:table-cell>
          <table:table-cell office:value-type="float" office:value="0.3123">
            <text:p>0.3123</text:p>
          </table:table-cell>
          <table:table-cell office:value-type="float" office:value="0.2918">
            <text:p>0.2918</text:p>
          </table:table-cell>
          <table:table-cell office:value-type="float" office:value="0.2465">
            <text:p>0.2465</text:p>
          </table:table-cell>
          <table:table-cell office:value-type="float" office:value="0.2177">
            <text:p>0.2177</text:p>
          </table:table-cell>
          <table:table-cell office:value-type="float" office:value="0.178">
            <text:p>0.178</text:p>
          </table:table-cell>
          <table:table-cell office:value-type="float" office:value="0.1668">
            <text:p>0.1668</text:p>
          </table:table-cell>
          <table:table-cell office:value-type="float" office:value="0.1448">
            <text:p>0.1448</text:p>
          </table:table-cell>
          <table:table-cell office:value-type="float" office:value="0.1462">
            <text:p>0.1462</text:p>
          </table:table-cell>
          <table:table-cell office:value-type="float" office:value="0.1654">
            <text:p>0.1654</text:p>
          </table:table-cell>
          <table:table-cell office:value-type="float" office:value="0.158">
            <text:p>0.158</text:p>
          </table:table-cell>
          <table:table-cell office:value-type="float" office:value="0.128">
            <text:p>0.128</text:p>
          </table:table-cell>
          <table:table-cell office:value-type="float" office:value="0.147">
            <text:p>0.147</text:p>
          </table:table-cell>
          <table:table-cell office:value-type="float" office:value="0.1493">
            <text:p>0.1493</text:p>
          </table:table-cell>
          <table:table-cell office:value-type="float" office:value="0.1508">
            <text:p>0.1508</text:p>
          </table:table-cell>
          <table:table-cell office:value-type="float" office:value="0.1519">
            <text:p>0.1519</text:p>
          </table:table-cell>
          <table:table-cell office:value-type="float" office:value="0.1534">
            <text:p>0.1534</text:p>
          </table:table-cell>
          <table:table-cell office:value-type="float" office:value="0.1466">
            <text:p>0.1466</text:p>
          </table:table-cell>
          <table:table-cell office:value-type="float" office:value="0.1158">
            <text:p>0.1158</text:p>
          </table:table-cell>
          <table:table-cell office:value-type="float" office:value="0.0941">
            <text:p>0.0941</text:p>
          </table:table-cell>
          <table:table-cell office:value-type="float" office:value="0.105">
            <text:p>0.105</text:p>
          </table:table-cell>
          <table:table-cell office:value-type="float" office:value="0.1113">
            <text:p>0.1113</text:p>
          </table:table-cell>
          <table:table-cell office:value-type="float" office:value="0.1097">
            <text:p>0.1097</text:p>
          </table:table-cell>
          <table:table-cell table:number-columns-repeated="2"/>
          <table:table-cell office:value-type="float" office:value="14890.25">
            <text:p>14890.25</text:p>
          </table:table-cell>
          <table:table-cell office:value-type="float" office:value="11653.29">
            <text:p>11653.29</text:p>
          </table:table-cell>
          <table:table-cell office:value-type="float" office:value="10034.81">
            <text:p>10034.81</text:p>
          </table:table-cell>
          <table:table-cell office:value-type="float" office:value="9710.88">
            <text:p>9710.88</text:p>
          </table:table-cell>
          <table:table-cell office:value-type="float" office:value="11329.36">
            <text:p>11329.36</text:p>
          </table:table-cell>
          <table:table-cell office:value-type="float" office:value="9710.88">
            <text:p>9710.88</text:p>
          </table:table-cell>
          <table:table-cell office:value-type="float" office:value="7283.16">
            <text:p>7283.16</text:p>
          </table:table-cell>
          <table:table-cell office:value-type="float" office:value="3236.96">
            <text:p>3236.96</text:p>
          </table:table-cell>
          <table:table-cell office:value-type="float" office:value="4046.2">
            <text:p>4046.20</text:p>
          </table:table-cell>
          <table:table-cell office:value-type="float" office:value="5664.68">
            <text:p>5664.68</text:p>
          </table:table-cell>
          <table:table-cell table:number-columns-repeated="2" office:value-type="float" office:value="9710.88">
            <text:p>9710.88</text:p>
          </table:table-cell>
          <table:table-cell table:number-columns-repeated="4" office:value-type="float" office:value="9683.77">
            <text:p>9683.77</text:p>
          </table:table-cell>
          <table:table-cell office:value-type="float" office:value="11823.82">
            <text:p>11823.82</text:p>
          </table:table-cell>
          <table:table-cell office:value-type="float" office:value="16093.72">
            <text:p>16093.72</text:p>
          </table:table-cell>
          <table:table-cell office:value-type="float" office:value="18093.51">
            <text:p>18093.51</text:p>
          </table:table-cell>
          <table:table-cell office:value-type="float" office:value="12911.7">
            <text:p>12911.70</text:p>
          </table:table-cell>
          <table:table-cell office:value-type="float" office:value="18351.07">
            <text:p>18351.07</text:p>
          </table:table-cell>
          <table:table-cell office:value-type="float" office:value="17385.61">
            <text:p>17385.61</text:p>
          </table:table-cell>
          <table:table-cell office:value-type="float" office:value="19367.55">
            <text:p>19367.55</text:p>
          </table:table-cell>
          <table:table-cell office:value-type="float" office:value="19492.5">
            <text:p>19492.50</text:p>
          </table:table-cell>
          <table:table-cell office:value-type="float" office:value="19367.55">
            <text:p>19367.55</text:p>
          </table:table-cell>
          <table:table-cell office:value-type="float" office:value="12911.7">
            <text:p>12911.70</text:p>
          </table:table-cell>
          <table:table-cell table:number-columns-repeated="3" office:value-type="float" office:value="8069.81">
            <text:p>8069.81</text:p>
          </table:table-cell>
          <table:table-cell office:value-type="float" office:value="7490.87">
            <text:p>7490.87</text:p>
          </table:table-cell>
          <table:table-cell office:value-type="float" office:value="7080.05">
            <text:p>7080.05</text:p>
          </table:table-cell>
          <table:table-cell office:value-type="float" office:value="7446.82">
            <text:p>7446.82</text:p>
          </table:table-cell>
          <table:table-cell office:value-type="float" office:value="6455.85">
            <text:p>6455.85</text:p>
          </table:table-cell>
          <table:table-cell office:value-type="float" office:value="5810.26">
            <text:p>5810.26</text:p>
          </table:table-cell>
          <table:table-cell office:value-type="float" office:value="4841.89">
            <text:p>4841.89</text:p>
          </table:table-cell>
          <table:table-cell office:value-type="float" office:value="4618.19">
            <text:p>4618.19</text:p>
          </table:table-cell>
          <table:table-cell office:value-type="float" office:value="3406.29">
            <text:p>3406.29</text:p>
          </table:table-cell>
          <table:table-cell office:value-type="float" office:value="3502.25">
            <text:p>3502.25</text:p>
          </table:table-cell>
          <table:table-cell office:value-type="float" office:value="4841.89">
            <text:p>4841.89</text:p>
          </table:table-cell>
          <table:table-cell office:value-type="float" office:value="4796.7">
            <text:p>4796.70</text:p>
          </table:table-cell>
          <table:table-cell office:value-type="float" office:value="3873.51">
            <text:p>3873.51</text:p>
          </table:table-cell>
          <table:table-cell office:value-type="float" office:value="4519.09">
            <text:p>4519.09</text:p>
          </table:table-cell>
          <table:table-cell office:value-type="float" office:value="4565.41">
            <text:p>4565.41</text:p>
          </table:table-cell>
          <table:table-cell office:value-type="float" office:value="4603.82">
            <text:p>4603.82</text:p>
          </table:table-cell>
          <table:table-cell office:value-type="float" office:value="4637.7">
            <text:p>4637.70</text:p>
          </table:table-cell>
          <table:table-cell office:value-type="float" office:value="4674.98">
            <text:p>4674.98</text:p>
          </table:table-cell>
          <table:table-cell office:value-type="float" office:value="4841.89">
            <text:p>4841.89</text:p>
          </table:table-cell>
          <table:table-cell office:value-type="float" office:value="3873.51">
            <text:p>3873.51</text:p>
          </table:table-cell>
          <table:table-cell office:value-type="float" office:value="3154.26">
            <text:p>3154.26</text:p>
          </table:table-cell>
          <table:table-cell office:value-type="float" office:value="3607.92">
            <text:p>3607.92</text:p>
          </table:table-cell>
          <table:table-cell office:value-type="float" office:value="3876.06">
            <text:p>3876.06</text:p>
          </table:table-cell>
          <table:table-cell office:value-type="float" office:value="3873.51">
            <text:p>3873.51</text:p>
          </table:table-cell>
          <table:table-cell table:number-columns-repeated="3"/>
          <table:table-cell office:value-type="string">
            <text:p>1134.37</text:p>
          </table:table-cell>
          <table:table-cell office:value-type="string">
            <text:p>887.77</text:p>
          </table:table-cell>
          <table:table-cell office:value-type="string">
            <text:p>764.47</text:p>
          </table:table-cell>
          <table:table-cell office:value-type="string">
            <text:p>739.79</text:p>
          </table:table-cell>
          <table:table-cell office:value-type="string">
            <text:p>863.09</text:p>
          </table:table-cell>
          <table:table-cell office:value-type="string">
            <text:p>739.79</text:p>
          </table:table-cell>
          <table:table-cell office:value-type="string">
            <text:p>554.84</text:p>
          </table:table-cell>
          <table:table-cell office:value-type="string">
            <text:p>246.60</text:p>
          </table:table-cell>
          <table:table-cell office:value-type="string">
            <text:p>308.25</text:p>
          </table:table-cell>
          <table:table-cell office:value-type="string">
            <text:p>431.55</text:p>
          </table:table-cell>
          <table:table-cell table:number-columns-repeated="2" office:value-type="string">
            <text:p>739.79</text:p>
          </table:table-cell>
          <table:table-cell table:number-columns-repeated="4" office:value-type="string">
            <text:p>737.73</text:p>
          </table:table-cell>
          <table:table-cell office:value-type="string">
            <text:p>900.76</text:p>
          </table:table-cell>
          <table:table-cell office:value-type="string">
            <text:p>1226.05</text:p>
          </table:table-cell>
          <table:table-cell office:value-type="string">
            <text:p>1378.40</text:p>
          </table:table-cell>
          <table:table-cell office:value-type="string">
            <text:p>983.64</text:p>
          </table:table-cell>
          <table:table-cell office:value-type="string">
            <text:p>1398.02</text:p>
          </table:table-cell>
          <table:table-cell office:value-type="string">
            <text:p>1324.47</text:p>
          </table:table-cell>
          <table:table-cell office:value-type="string">
            <text:p>1475.45</text:p>
          </table:table-cell>
          <table:table-cell office:value-type="string">
            <text:p>1484.97</text:p>
          </table:table-cell>
          <table:table-cell office:value-type="string">
            <text:p>1475.45</text:p>
          </table:table-cell>
          <table:table-cell office:value-type="string">
            <text:p>983.64</text:p>
          </table:table-cell>
          <table:table-cell table:number-columns-repeated="3" office:value-type="string">
            <text:p>614.77</text:p>
          </table:table-cell>
          <table:table-cell office:value-type="string">
            <text:p>570.67</text:p>
          </table:table-cell>
          <table:table-cell office:value-type="string">
            <text:p>539.37</text:p>
          </table:table-cell>
          <table:table-cell office:value-type="string">
            <text:p>567.31</text:p>
          </table:table-cell>
          <table:table-cell office:value-type="string">
            <text:p>491.82</text:p>
          </table:table-cell>
          <table:table-cell office:value-type="string">
            <text:p>442.64</text:p>
          </table:table-cell>
          <table:table-cell office:value-type="string">
            <text:p>368.86</text:p>
          </table:table-cell>
          <table:table-cell office:value-type="string">
            <text:p>351.82</text:p>
          </table:table-cell>
          <table:table-cell office:value-type="string">
            <text:p>259.50</text:p>
          </table:table-cell>
          <table:table-cell office:value-type="string">
            <text:p>266.81</text:p>
          </table:table-cell>
          <table:table-cell office:value-type="string">
            <text:p>368.86</text:p>
          </table:table-cell>
          <table:table-cell office:value-type="string">
            <text:p>365.42</text:p>
          </table:table-cell>
          <table:table-cell office:value-type="string">
            <text:p>295.09</text:p>
          </table:table-cell>
          <table:table-cell office:value-type="string">
            <text:p>344.27</text:p>
          </table:table-cell>
          <table:table-cell office:value-type="string">
            <text:p>347.80</text:p>
          </table:table-cell>
          <table:table-cell office:value-type="string">
            <text:p>350.73</text:p>
          </table:table-cell>
          <table:table-cell office:value-type="string">
            <text:p>353.31</text:p>
          </table:table-cell>
          <table:table-cell office:value-type="string">
            <text:p>356.15</text:p>
          </table:table-cell>
          <table:table-cell office:value-type="string">
            <text:p>368.86</text:p>
          </table:table-cell>
          <table:table-cell office:value-type="string">
            <text:p>295.09</text:p>
          </table:table-cell>
          <table:table-cell office:value-type="string">
            <text:p>240.30</text:p>
          </table:table-cell>
          <table:table-cell office:value-type="string">
            <text:p>274.86</text:p>
          </table:table-cell>
          <table:table-cell office:value-type="string">
            <text:p>295.29</text:p>
          </table:table-cell>
          <table:table-cell office:value-type="string">
            <text:p>295.09</text:p>
          </table:table-cell>
          <table:table-cell table:number-columns-repeated="3"/>
          <table:table-cell office:value-type="float" office:value="3.77">
            <text:p>3.77</text:p>
          </table:table-cell>
          <table:table-cell office:value-type="float" office:value="2.89">
            <text:p>2.89</text:p>
          </table:table-cell>
          <table:table-cell office:value-type="float" office:value="2.44">
            <text:p>2.44</text:p>
          </table:table-cell>
          <table:table-cell office:value-type="float" office:value="2.32">
            <text:p>2.32</text:p>
          </table:table-cell>
          <table:table-cell office:value-type="float" office:value="2.65">
            <text:p>2.65</text:p>
          </table:table-cell>
          <table:table-cell office:value-type="float" office:value="2.23">
            <text:p>2.23</text:p>
          </table:table-cell>
          <table:table-cell office:value-type="float" office:value="1.64">
            <text:p>1.64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1.2">
            <text:p>1.20</text:p>
          </table:table-cell>
          <table:table-cell office:value-type="float" office:value="2.02">
            <text:p>2.02</text:p>
          </table:table-cell>
          <table:table-cell office:value-type="float" office:value="1.99">
            <text:p>1.99</text:p>
          </table:table-cell>
          <table:table-cell office:value-type="float" office:value="1.95">
            <text:p>1.95</text:p>
          </table:table-cell>
          <table:table-cell office:value-type="float" office:value="1.92">
            <text:p>1.92</text:p>
          </table:table-cell>
          <table:table-cell office:value-type="float" office:value="1.88">
            <text:p>1.88</text:p>
          </table:table-cell>
          <table:table-cell office:value-type="float" office:value="1.85">
            <text:p>1.85</text:p>
          </table:table-cell>
          <table:table-cell office:value-type="float" office:value="2.21">
            <text:p>2.21</text:p>
          </table:table-cell>
          <table:table-cell office:value-type="float" office:value="2.95">
            <text:p>2.95</text:p>
          </table:table-cell>
          <table:table-cell office:value-type="float" office:value="3.25">
            <text:p>3.25</text:p>
          </table:table-cell>
          <table:table-cell office:value-type="float" office:value="2.27">
            <text:p>2.27</text:p>
          </table:table-cell>
          <table:table-cell office:value-type="float" office:value="3.15">
            <text:p>3.15</text:p>
          </table:table-cell>
          <table:table-cell office:value-type="float" office:value="2.92">
            <text:p>2.92</text:p>
          </table:table-cell>
          <table:table-cell office:value-type="float" office:value="3.17">
            <text:p>3.17</text:p>
          </table:table-cell>
          <table:table-cell office:value-type="float" office:value="3.12">
            <text:p>3.12</text:p>
          </table:table-cell>
          <table:table-cell office:value-type="float" office:value="3.03">
            <text:p>3.03</text:p>
          </table:table-cell>
          <table:table-cell office:value-type="float" office:value="1.98">
            <text:p>1.98</text:p>
          </table:table-cell>
          <table:table-cell office:value-type="float" office:value="1.21">
            <text:p>1.21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office:value-type="float" office:value="1.05">
            <text:p>1.05</text:p>
          </table:table-cell>
          <table:table-cell office:value-type="float" office:value="0.98">
            <text:p>0.98</text:p>
          </table:table-cell>
          <table:table-cell office:value-type="float" office:value="1.01">
            <text:p>1.01</text:p>
          </table:table-cell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62">
            <text:p>0.62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.51">
            <text:p>0.51</text:p>
          </table:table-cell>
          <table:table-cell table:number-columns-repeated="3" office:value-type="float" office:value="0.5">
            <text:p>0.50</text:p>
          </table:table-cell>
          <table:table-cell office:value-type="float" office:value="0.51">
            <text:p>0.51</text:p>
          </table:table-cell>
          <table:table-cell office:value-type="float" office:value="0.4">
            <text:p>0.40</text:p>
          </table:table-cell>
          <table:table-cell office:value-type="float" office:value="0.32">
            <text:p>0.32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2">
            <text:p>0.20</text:p>
          </table:table-cell>
          <table:table-cell office:value-type="float" office:value="0.17">
            <text:p>0.17</text:p>
          </table:table-cell>
          <table:table-cell office:value-type="float" office:value="0.12">
            <text:p>0.1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4"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25">
            <text:p>0.25</text:p>
          </table:table-cell>
          <table:table-cell office:value-type="float" office:value="0.17">
            <text:p>0.17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6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3">
            <text:p>0.03</text:p>
          </table:table-cell>
        </table:table-row>
        <table:table-row table:style-name="ro1">
          <table:table-cell office:value-type="string">
            <text:p>Holy See</text:p>
          </table:table-cell>
          <table:table-cell office:value-type="float" office:value="94">
            <text:p>94</text:p>
          </table:table-cell>
          <table:table-cell office:value-type="float" office:value="336">
            <text:p>336</text:p>
          </table:table-cell>
          <table:table-cell office:value-type="string">
            <text:p>41.9</text:p>
          </table:table-cell>
          <table:table-cell office:value-type="float" office:value="16772">
            <text:p>1677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float" office:value="95">
            <text:p>95</text:p>
          </table:table-cell>
          <table:table-cell office:value-type="float" office:value="340">
            <text:p>340</text:p>
          </table:table-cell>
          <table:table-cell office:value-type="float" office:value="15">
            <text:p>15</text:p>
          </table:table-cell>
          <table:table-cell office:value-type="string">
            <text:p>-86.5</text:p>
          </table:table-cell>
          <table:table-cell office:value-type="float" office:value="3519">
            <text:p>3519</text:p>
          </table:table-cell>
          <table:table-cell office:value-type="float" office:value="10289">
            <text:p>10289</text:p>
          </table:table-cell>
          <table:table-cell office:value-type="float" office:value="13096">
            <text:p>13096</text:p>
          </table:table-cell>
          <table:table-cell office:value-type="float" office:value="19146">
            <text:p>19146</text:p>
          </table:table-cell>
          <table:table-cell office:value-type="float" office:value="31663">
            <text:p>31663</text:p>
          </table:table-cell>
          <table:table-cell office:value-type="float" office:value="30509">
            <text:p>30509</text:p>
          </table:table-cell>
          <table:table-cell office:value-type="float" office:value="27258">
            <text:p>27258</text:p>
          </table:table-cell>
          <table:table-cell office:value-type="float" office:value="22947">
            <text:p>22947</text:p>
          </table:table-cell>
          <table:table-cell office:value-type="float" office:value="20895">
            <text:p>20895</text:p>
          </table:table-cell>
          <table:table-cell office:value-type="float" office:value="8705">
            <text:p>8705</text:p>
          </table:table-cell>
          <table:table-cell office:value-type="float" office:value="5553">
            <text:p>5553</text:p>
          </table:table-cell>
          <table:table-cell office:value-type="float" office:value="5990">
            <text:p>5990</text:p>
          </table:table-cell>
          <table:table-cell office:value-type="float" office:value="11517">
            <text:p>11517</text:p>
          </table:table-cell>
          <table:table-cell office:value-type="float" office:value="14282">
            <text:p>14282</text:p>
          </table:table-cell>
          <table:table-cell office:value-type="float" office:value="14029">
            <text:p>14029</text:p>
          </table:table-cell>
          <table:table-cell office:value-type="float" office:value="8696">
            <text:p>8696</text:p>
          </table:table-cell>
          <table:table-cell office:value-type="float" office:value="18000">
            <text:p>18000</text:p>
          </table:table-cell>
          <table:table-cell office:value-type="float" office:value="31736">
            <text:p>31736</text:p>
          </table:table-cell>
          <table:table-cell office:value-type="float" office:value="23931">
            <text:p>23931</text:p>
          </table:table-cell>
          <table:table-cell office:value-type="float" office:value="22203">
            <text:p>22203</text:p>
          </table:table-cell>
          <table:table-cell office:value-type="float" office:value="16632">
            <text:p>16632</text:p>
          </table:table-cell>
          <table:table-cell office:value-type="float" office:value="17500">
            <text:p>17500</text:p>
          </table:table-cell>
          <table:table-cell office:value-type="float" office:value="12060">
            <text:p>12060</text:p>
          </table:table-cell>
          <table:table-cell office:value-type="float" office:value="16290">
            <text:p>16290</text:p>
          </table:table-cell>
          <table:table-cell office:value-type="float" office:value="13150">
            <text:p>13150</text:p>
          </table:table-cell>
          <table:table-cell office:value-type="float" office:value="8848">
            <text:p>8848</text:p>
          </table:table-cell>
          <table:table-cell office:value-type="float" office:value="7985">
            <text:p>7985</text:p>
          </table:table-cell>
          <table:table-cell office:value-type="float" office:value="8390">
            <text:p>8390</text:p>
          </table:table-cell>
          <table:table-cell office:value-type="float" office:value="6366">
            <text:p>6366</text:p>
          </table:table-cell>
          <table:table-cell office:value-type="float" office:value="4450">
            <text:p>4450</text:p>
          </table:table-cell>
          <table:table-cell office:value-type="float" office:value="4700">
            <text:p>4700</text:p>
          </table:table-cell>
          <table:table-cell office:value-type="float" office:value="3850">
            <text:p>3850</text:p>
          </table:table-cell>
          <table:table-cell table:number-columns-repeated="3" office:value-type="float" office:value="4700">
            <text:p>4700</text:p>
          </table:table-cell>
          <table:table-cell office:value-type="float" office:value="1836">
            <text:p>1836</text:p>
          </table:table-cell>
          <table:table-cell office:value-type="float" office:value="3374">
            <text:p>3374</text:p>
          </table:table-cell>
          <table:table-cell office:value-type="float" office:value="2091">
            <text:p>2091</text:p>
          </table:table-cell>
          <table:table-cell office:value-type="float" office:value="1910">
            <text:p>1910</text:p>
          </table:table-cell>
          <table:table-cell office:value-type="float" office:value="1161">
            <text:p>1161</text:p>
          </table:table-cell>
          <table:table-cell office:value-type="float" office:value="1806">
            <text:p>1806</text:p>
          </table:table-cell>
          <table:table-cell table:number-columns-repeated="6" office:value-type="float" office:value="1810">
            <text:p>1810</text:p>
          </table:table-cell>
          <table:table-cell office:value-type="float" office:value="2302">
            <text:p>2302</text:p>
          </table:table-cell>
          <table:table-cell office:value-type="float" office:value="2457">
            <text:p>2457</text:p>
          </table:table-cell>
          <table:table-cell office:value-type="float" office:value="2560">
            <text:p>2560</text:p>
          </table:table-cell>
          <table:table-cell office:value-type="float" office:value="2600">
            <text:p>2600</text:p>
          </table:table-cell>
          <table:table-cell office:value-type="float" office:value="2599">
            <text:p>2599</text:p>
          </table:table-cell>
          <table:table-cell table:number-columns-repeated="2"/>
          <table:table-cell office:value-type="float" office:value="1.7008">
            <text:p>1.7008</text:p>
          </table:table-cell>
          <table:table-cell office:value-type="float" office:value="4.8102">
            <text:p>4.8102</text:p>
          </table:table-cell>
          <table:table-cell office:value-type="float" office:value="5.9231">
            <text:p>5.9231</text:p>
          </table:table-cell>
          <table:table-cell office:value-type="float" office:value="8.3863">
            <text:p>8.3863</text:p>
          </table:table-cell>
          <table:table-cell office:value-type="float" office:value="13.4564">
            <text:p>13.4564</text:p>
          </table:table-cell>
          <table:table-cell office:value-type="float" office:value="12.607">
            <text:p>12.607</text:p>
          </table:table-cell>
          <table:table-cell office:value-type="float" office:value="10.9646">
            <text:p>10.9646</text:p>
          </table:table-cell>
          <table:table-cell office:value-type="float" office:value="8.9918">
            <text:p>8.9918</text:p>
          </table:table-cell>
          <table:table-cell office:value-type="float" office:value="7.9752">
            <text:p>7.9752</text:p>
          </table:table-cell>
          <table:table-cell office:value-type="float" office:value="3.2349">
            <text:p>3.2349</text:p>
          </table:table-cell>
          <table:table-cell office:value-type="float" office:value="2.0076">
            <text:p>2.0076</text:p>
          </table:table-cell>
          <table:table-cell office:value-type="float" office:value="2.1054">
            <text:p>2.1054</text:p>
          </table:table-cell>
          <table:table-cell office:value-type="float" office:value="3.9334">
            <text:p>3.9334</text:p>
          </table:table-cell>
          <table:table-cell office:value-type="float" office:value="4.7354">
            <text:p>4.7354</text:p>
          </table:table-cell>
          <table:table-cell office:value-type="float" office:value="4.5138">
            <text:p>4.5138</text:p>
          </table:table-cell>
          <table:table-cell office:value-type="float" office:value="2.7133">
            <text:p>2.7133</text:p>
          </table:table-cell>
          <table:table-cell office:value-type="float" office:value="5.443">
            <text:p>5.443</text:p>
          </table:table-cell>
          <table:table-cell office:value-type="float" office:value="9.2986">
            <text:p>9.2986</text:p>
          </table:table-cell>
          <table:table-cell office:value-type="float" office:value="6.7928">
            <text:p>6.7928</text:p>
          </table:table-cell>
          <table:table-cell office:value-type="float" office:value="6.1064">
            <text:p>6.1064</text:p>
          </table:table-cell>
          <table:table-cell office:value-type="float" office:value="4.434">
            <text:p>4.434</text:p>
          </table:table-cell>
          <table:table-cell office:value-type="float" office:value="4.5243">
            <text:p>4.5243</text:p>
          </table:table-cell>
          <table:table-cell office:value-type="float" office:value="3.0241">
            <text:p>3.0241</text:p>
          </table:table-cell>
          <table:table-cell office:value-type="float" office:value="3.9625">
            <text:p>3.9625</text:p>
          </table:table-cell>
          <table:table-cell office:value-type="float" office:value="3.1029">
            <text:p>3.1029</text:p>
          </table:table-cell>
          <table:table-cell office:value-type="float" office:value="2.0266">
            <text:p>2.0266</text:p>
          </table:table-cell>
          <table:table-cell office:value-type="float" office:value="1.7752">
            <text:p>1.7752</text:p>
          </table:table-cell>
          <table:table-cell office:value-type="float" office:value="1.8113">
            <text:p>1.8113</text:p>
          </table:table-cell>
          <table:table-cell office:value-type="float" office:value="1.3354">
            <text:p>1.3354</text:p>
          </table:table-cell>
          <table:table-cell office:value-type="float" office:value="0.9074">
            <text:p>0.9074</text:p>
          </table:table-cell>
          <table:table-cell office:value-type="float" office:value="0.9322">
            <text:p>0.9322</text:p>
          </table:table-cell>
          <table:table-cell office:value-type="float" office:value="0.7431">
            <text:p>0.7431</text:p>
          </table:table-cell>
          <table:table-cell office:value-type="float" office:value="0.8835">
            <text:p>0.8835</text:p>
          </table:table-cell>
          <table:table-cell office:value-type="float" office:value="0.8613">
            <text:p>0.8613</text:p>
          </table:table-cell>
          <table:table-cell office:value-type="float" office:value="0.8405">
            <text:p>0.8405</text:p>
          </table:table-cell>
          <table:table-cell office:value-type="float" office:value="0.3208">
            <text:p>0.3208</text:p>
          </table:table-cell>
          <table:table-cell office:value-type="float" office:value="0.5765">
            <text:p>0.5765</text:p>
          </table:table-cell>
          <table:table-cell office:value-type="float" office:value="0.3497">
            <text:p>0.3497</text:p>
          </table:table-cell>
          <table:table-cell office:value-type="float" office:value="0.3128">
            <text:p>0.3128</text:p>
          </table:table-cell>
          <table:table-cell office:value-type="float" office:value="0.1862">
            <text:p>0.1862</text:p>
          </table:table-cell>
          <table:table-cell office:value-type="float" office:value="0.2837">
            <text:p>0.2837</text:p>
          </table:table-cell>
          <table:table-cell office:value-type="float" office:value="0.2786">
            <text:p>0.2786</text:p>
          </table:table-cell>
          <table:table-cell office:value-type="float" office:value="0.2731">
            <text:p>0.2731</text:p>
          </table:table-cell>
          <table:table-cell office:value-type="float" office:value="0.2677">
            <text:p>0.2677</text:p>
          </table:table-cell>
          <table:table-cell office:value-type="float" office:value="0.2624">
            <text:p>0.2624</text:p>
          </table:table-cell>
          <table:table-cell office:value-type="float" office:value="0.2572">
            <text:p>0.2572</text:p>
          </table:table-cell>
          <table:table-cell office:value-type="float" office:value="0.2522">
            <text:p>0.2522</text:p>
          </table:table-cell>
          <table:table-cell office:value-type="float" office:value="0.3144">
            <text:p>0.3144</text:p>
          </table:table-cell>
          <table:table-cell office:value-type="float" office:value="0.3289">
            <text:p>0.3289</text:p>
          </table:table-cell>
          <table:table-cell office:value-type="float" office:value="0.3359">
            <text:p>0.3359</text:p>
          </table:table-cell>
          <table:table-cell office:value-type="float" office:value="0.3343">
            <text:p>0.3343</text:p>
          </table:table-cell>
          <table:table-cell office:value-type="float" office:value="0.3275">
            <text:p>0.3275</text:p>
          </table:table-cell>
          <table:table-cell table:number-columns-repeated="2"/>
          <table:table-cell office:value-type="float" office:value="11508.77">
            <text:p>11508.77</text:p>
          </table:table-cell>
          <table:table-cell office:value-type="float" office:value="32825.97">
            <text:p>32825.97</text:p>
          </table:table-cell>
          <table:table-cell office:value-type="float" office:value="42155.15">
            <text:p>42155.15</text:p>
          </table:table-cell>
          <table:table-cell office:value-type="float" office:value="62434.56">
            <text:p>62434.56</text:p>
          </table:table-cell>
          <table:table-cell office:value-type="float" office:value="101126.98">
            <text:p>101126.98</text:p>
          </table:table-cell>
          <table:table-cell office:value-type="float" office:value="99620.19">
            <text:p>99620.19</text:p>
          </table:table-cell>
          <table:table-cell office:value-type="float" office:value="87595.61">
            <text:p>87595.61</text:p>
          </table:table-cell>
          <table:table-cell office:value-type="float" office:value="73525.74">
            <text:p>73525.74</text:p>
          </table:table-cell>
          <table:table-cell office:value-type="float" office:value="67516.33">
            <text:p>67516.33</text:p>
          </table:table-cell>
          <table:table-cell office:value-type="float" office:value="28123.04">
            <text:p>28123.04</text:p>
          </table:table-cell>
          <table:table-cell office:value-type="float" office:value="17990.86">
            <text:p>17990.86</text:p>
          </table:table-cell>
          <table:table-cell office:value-type="float" office:value="19858.51">
            <text:p>19858.51</text:p>
          </table:table-cell>
          <table:table-cell office:value-type="float" office:value="37367.5">
            <text:p>37367.50</text:p>
          </table:table-cell>
          <table:table-cell office:value-type="float" office:value="45683.3">
            <text:p>45683.30</text:p>
          </table:table-cell>
          <table:table-cell office:value-type="float" office:value="45106.42">
            <text:p>45106.42</text:p>
          </table:table-cell>
          <table:table-cell office:value-type="float" office:value="27460.94">
            <text:p>27460.94</text:p>
          </table:table-cell>
          <table:table-cell office:value-type="float" office:value="56491.71">
            <text:p>56491.71</text:p>
          </table:table-cell>
          <table:table-cell office:value-type="float" office:value="100740.64">
            <text:p>100740.64</text:p>
          </table:table-cell>
          <table:table-cell office:value-type="float" office:value="77134.24">
            <text:p>77134.24</text:p>
          </table:table-cell>
          <table:table-cell office:value-type="float" office:value="66509.69">
            <text:p>66509.69</text:p>
          </table:table-cell>
          <table:table-cell office:value-type="float" office:value="55466.25">
            <text:p>55466.25</text:p>
          </table:table-cell>
          <table:table-cell office:value-type="float" office:value="56877.42">
            <text:p>56877.42</text:p>
          </table:table-cell>
          <table:table-cell office:value-type="float" office:value="38481.34">
            <text:p>38481.34</text:p>
          </table:table-cell>
          <table:table-cell office:value-type="float" office:value="53180.92">
            <text:p>53180.92</text:p>
          </table:table-cell>
          <table:table-cell office:value-type="float" office:value="42533.96">
            <text:p>42533.96</text:p>
          </table:table-cell>
          <table:table-cell office:value-type="float" office:value="27329.31">
            <text:p>27329.31</text:p>
          </table:table-cell>
          <table:table-cell office:value-type="float" office:value="25228.47">
            <text:p>25228.47</text:p>
          </table:table-cell>
          <table:table-cell office:value-type="float" office:value="25673.72">
            <text:p>25673.72</text:p>
          </table:table-cell>
          <table:table-cell office:value-type="float" office:value="18207.62">
            <text:p>18207.62</text:p>
          </table:table-cell>
          <table:table-cell office:value-type="float" office:value="13847.05">
            <text:p>13847.05</text:p>
          </table:table-cell>
          <table:table-cell office:value-type="float" office:value="14402.88">
            <text:p>14402.88</text:p>
          </table:table-cell>
          <table:table-cell office:value-type="float" office:value="12033.87">
            <text:p>12033.87</text:p>
          </table:table-cell>
          <table:table-cell table:number-columns-repeated="3" office:value-type="float" office:value="14402.88">
            <text:p>14402.88</text:p>
          </table:table-cell>
          <table:table-cell office:value-type="float" office:value="5716.03">
            <text:p>5716.03</text:p>
          </table:table-cell>
          <table:table-cell office:value-type="float" office:value="10168.16">
            <text:p>10168.16</text:p>
          </table:table-cell>
          <table:table-cell office:value-type="float" office:value="6247.05">
            <text:p>6247.05</text:p>
          </table:table-cell>
          <table:table-cell office:value-type="float" office:value="5791.92">
            <text:p>5791.92</text:p>
          </table:table-cell>
          <table:table-cell office:value-type="float" office:value="3526.47">
            <text:p>3526.47</text:p>
          </table:table-cell>
          <table:table-cell office:value-type="float" office:value="5505.58">
            <text:p>5505.58</text:p>
          </table:table-cell>
          <table:table-cell table:number-columns-repeated="6" office:value-type="float" office:value="5509.69">
            <text:p>5509.69</text:p>
          </table:table-cell>
          <table:table-cell office:value-type="float" office:value="6253.78">
            <text:p>6253.78</text:p>
          </table:table-cell>
          <table:table-cell office:value-type="float" office:value="6712.21">
            <text:p>6712.21</text:p>
          </table:table-cell>
          <table:table-cell office:value-type="float" office:value="7177.2">
            <text:p>7177.20</text:p>
          </table:table-cell>
          <table:table-cell office:value-type="float" office:value="7457.8">
            <text:p>7457.80</text:p>
          </table:table-cell>
          <table:table-cell office:value-type="float" office:value="7450.79">
            <text:p>7450.79</text:p>
          </table:table-cell>
          <table:table-cell table:number-columns-repeated="3"/>
          <table:table-cell office:value-type="string">
            <text:p>165.03</text:p>
          </table:table-cell>
          <table:table-cell office:value-type="string">
            <text:p>470.70</text:p>
          </table:table-cell>
          <table:table-cell office:value-type="string">
            <text:p>604.48</text:p>
          </table:table-cell>
          <table:table-cell office:value-type="string">
            <text:p>895.27</text:p>
          </table:table-cell>
          <table:table-cell office:value-type="string">
            <text:p>1450.09</text:p>
          </table:table-cell>
          <table:table-cell office:value-type="string">
            <text:p>1428.49</text:p>
          </table:table-cell>
          <table:table-cell office:value-type="string">
            <text:p>1256.06</text:p>
          </table:table-cell>
          <table:table-cell office:value-type="string">
            <text:p>1054.31</text:p>
          </table:table-cell>
          <table:table-cell office:value-type="string">
            <text:p>968.14</text:p>
          </table:table-cell>
          <table:table-cell office:value-type="string">
            <text:p>403.27</text:p>
          </table:table-cell>
          <table:table-cell office:value-type="string">
            <text:p>257.98</text:p>
          </table:table-cell>
          <table:table-cell office:value-type="string">
            <text:p>284.76</text:p>
          </table:table-cell>
          <table:table-cell office:value-type="string">
            <text:p>535.82</text:p>
          </table:table-cell>
          <table:table-cell office:value-type="string">
            <text:p>655.07</text:p>
          </table:table-cell>
          <table:table-cell office:value-type="string">
            <text:p>646.80</text:p>
          </table:table-cell>
          <table:table-cell office:value-type="string">
            <text:p>393.77</text:p>
          </table:table-cell>
          <table:table-cell office:value-type="string">
            <text:p>810.05</text:p>
          </table:table-cell>
          <table:table-cell office:value-type="string">
            <text:p>1444.55</text:p>
          </table:table-cell>
          <table:table-cell office:value-type="string">
            <text:p>1106.05</text:p>
          </table:table-cell>
          <table:table-cell office:value-type="string">
            <text:p>953.70</text:p>
          </table:table-cell>
          <table:table-cell office:value-type="string">
            <text:p>795.35</text:p>
          </table:table-cell>
          <table:table-cell office:value-type="string">
            <text:p>815.58</text:p>
          </table:table-cell>
          <table:table-cell office:value-type="string">
            <text:p>551.80</text:p>
          </table:table-cell>
          <table:table-cell office:value-type="string">
            <text:p>762.58</text:p>
          </table:table-cell>
          <table:table-cell office:value-type="string">
            <text:p>609.91</text:p>
          </table:table-cell>
          <table:table-cell office:value-type="string">
            <text:p>391.88</text:p>
          </table:table-cell>
          <table:table-cell office:value-type="string">
            <text:p>361.76</text:p>
          </table:table-cell>
          <table:table-cell office:value-type="string">
            <text:p>368.14</text:p>
          </table:table-cell>
          <table:table-cell office:value-type="string">
            <text:p>261.08</text:p>
          </table:table-cell>
          <table:table-cell office:value-type="string">
            <text:p>198.56</text:p>
          </table:table-cell>
          <table:table-cell office:value-type="string">
            <text:p>206.53</text:p>
          </table:table-cell>
          <table:table-cell office:value-type="string">
            <text:p>172.56</text:p>
          </table:table-cell>
          <table:table-cell table:number-columns-repeated="3" office:value-type="string">
            <text:p>206.53</text:p>
          </table:table-cell>
          <table:table-cell office:value-type="string">
            <text:p>81.96</text:p>
          </table:table-cell>
          <table:table-cell office:value-type="string">
            <text:p>145.80</text:p>
          </table:table-cell>
          <table:table-cell office:value-type="string">
            <text:p>89.58</text:p>
          </table:table-cell>
          <table:table-cell office:value-type="string">
            <text:p>83.05</text:p>
          </table:table-cell>
          <table:table-cell office:value-type="string">
            <text:p>50.57</text:p>
          </table:table-cell>
          <table:table-cell office:value-type="string">
            <text:p>78.95</text:p>
          </table:table-cell>
          <table:table-cell table:number-columns-repeated="6" office:value-type="string">
            <text:p>79.01</text:p>
          </table:table-cell>
          <table:table-cell office:value-type="string">
            <text:p>89.67</text:p>
          </table:table-cell>
          <table:table-cell office:value-type="string">
            <text:p>96.25</text:p>
          </table:table-cell>
          <table:table-cell office:value-type="string">
            <text:p>102.92</text:p>
          </table:table-cell>
          <table:table-cell office:value-type="string">
            <text:p>106.94</text:p>
          </table:table-cell>
          <table:table-cell office:value-type="string">
            <text:p>106.84</text:p>
          </table:table-cell>
          <table:table-cell table:number-columns-repeated="3"/>
          <table:table-cell office:value-type="float" office:value="5.56">
            <text:p>5.56</text:p>
          </table:table-cell>
          <table:table-cell office:value-type="float" office:value="15.35">
            <text:p>15.35</text:p>
          </table:table-cell>
          <table:table-cell office:value-type="float" office:value="19.07">
            <text:p>19.07</text:p>
          </table:table-cell>
          <table:table-cell office:value-type="float" office:value="27.35">
            <text:p>27.35</text:p>
          </table:table-cell>
          <table:table-cell office:value-type="float" office:value="42.98">
            <text:p>42.98</text:p>
          </table:table-cell>
          <table:table-cell office:value-type="float" office:value="41.17">
            <text:p>41.17</text:p>
          </table:table-cell>
          <table:table-cell office:value-type="float" office:value="35.24">
            <text:p>35.24</text:p>
          </table:table-cell>
          <table:table-cell office:value-type="float" office:value="28.81">
            <text:p>28.81</text:p>
          </table:table-cell>
          <table:table-cell office:value-type="float" office:value="25.77">
            <text:p>25.77</text:p>
          </table:table-cell>
          <table:table-cell office:value-type="float" office:value="10.45">
            <text:p>10.45</text:p>
          </table:table-cell>
          <table:table-cell office:value-type="float" office:value="6.5">
            <text:p>6.50</text:p>
          </table:table-cell>
          <table:table-cell office:value-type="float" office:value="6.98">
            <text:p>6.98</text:p>
          </table:table-cell>
          <table:table-cell office:value-type="float" office:value="12.76">
            <text:p>12.76</text:p>
          </table:table-cell>
          <table:table-cell office:value-type="float" office:value="15.15">
            <text:p>15.15</text:p>
          </table:table-cell>
          <table:table-cell office:value-type="float" office:value="14.51">
            <text:p>14.51</text:p>
          </table:table-cell>
          <table:table-cell office:value-type="float" office:value="8.57">
            <text:p>8.57</text:p>
          </table:table-cell>
          <table:table-cell office:value-type="float" office:value="17.08">
            <text:p>17.08</text:p>
          </table:table-cell>
          <table:table-cell office:value-type="float" office:value="29.52">
            <text:p>29.52</text:p>
          </table:table-cell>
          <table:table-cell office:value-type="float" office:value="21.89">
            <text:p>21.89</text:p>
          </table:table-cell>
          <table:table-cell office:value-type="float" office:value="18.29">
            <text:p>18.29</text:p>
          </table:table-cell>
          <table:table-cell office:value-type="float" office:value="14.79">
            <text:p>14.79</text:p>
          </table:table-cell>
          <table:table-cell office:value-type="float" office:value="14.7">
            <text:p>14.70</text:p>
          </table:table-cell>
          <table:table-cell office:value-type="float" office:value="9.65">
            <text:p>9.65</text:p>
          </table:table-cell>
          <table:table-cell office:value-type="float" office:value="12.94">
            <text:p>12.94</text:p>
          </table:table-cell>
          <table:table-cell office:value-type="float" office:value="10.04">
            <text:p>10.04</text:p>
          </table:table-cell>
          <table:table-cell office:value-type="float" office:value="6.26">
            <text:p>6.26</text:p>
          </table:table-cell>
          <table:table-cell office:value-type="float" office:value="5.61">
            <text:p>5.61</text:p>
          </table:table-cell>
          <table:table-cell office:value-type="float" office:value="5.54">
            <text:p>5.54</text:p>
          </table:table-cell>
          <table:table-cell office:value-type="float" office:value="3.82">
            <text:p>3.82</text:p>
          </table:table-cell>
          <table:table-cell office:value-type="float" office:value="2.82">
            <text:p>2.82</text:p>
          </table:table-cell>
          <table:table-cell office:value-type="float" office:value="2.86">
            <text:p>2.86</text:p>
          </table:table-cell>
          <table:table-cell office:value-type="float" office:value="2.32">
            <text:p>2.32</text:p>
          </table:table-cell>
          <table:table-cell office:value-type="float" office:value="2.71">
            <text:p>2.71</text:p>
          </table:table-cell>
          <table:table-cell office:value-type="float" office:value="2.64">
            <text:p>2.64</text:p>
          </table:table-cell>
          <table:table-cell office:value-type="float" office:value="2.58">
            <text:p>2.58</text:p>
          </table:table-cell>
          <table:table-cell office:value-type="float" office:value="1">
            <text:p>1.00</text:p>
          </table:table-cell>
          <table:table-cell office:value-type="float" office:value="1.74">
            <text:p>1.74</text:p>
          </table:table-cell>
          <table:table-cell office:value-type="float" office:value="1.04">
            <text:p>1.04</text:p>
          </table:table-cell>
          <table:table-cell office:value-type="float" office:value="0.95">
            <text:p>0.95</text:p>
          </table:table-cell>
          <table:table-cell office:value-type="float" office:value="0.57">
            <text:p>0.5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/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0.62">
            <text:p>0.62</text:p>
          </table:table-cell>
          <table:table-cell office:value-type="float" office:value="0.59">
            <text:p>0.59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09">
            <text:p>0.09</text:p>
          </table:table-cell>
          <table:table-cell office:value-type="float" office:value="0.1">
            <text:p>0.10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42">
            <text:p>0.42</text:p>
          </table:table-cell>
          <table:table-cell office:value-type="float" office:value="0.31">
            <text:p>0.31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5" office:value-type="float" office:value="0.01">
            <text:p>0.01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97">
            <text:p>97</text:p>
          </table:table-cell>
          <table:table-cell office:value-type="float" office:value="348">
            <text:p>34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float" office:value="99">
            <text:p>99</text:p>
          </table:table-cell>
          <table:table-cell office:value-type="float" office:value="352">
            <text:p>352</text:p>
          </table:table-cell>
          <table:table-cell office:value-type="float" office:value="65">
            <text:p>65</text:p>
          </table:table-cell>
          <table:table-cell office:value-type="float" office:value="-18">
            <text:p>-1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2680000">
            <text:p>2680000</text:p>
          </table:table-cell>
          <table:table-cell office:value-type="float" office:value="3253000">
            <text:p>3253000</text:p>
          </table:table-cell>
          <table:table-cell office:value-type="float" office:value="3450000">
            <text:p>3450000</text:p>
          </table:table-cell>
          <table:table-cell office:value-type="float" office:value="3234000">
            <text:p>3234000</text:p>
          </table:table-cell>
          <table:table-cell table:number-columns-repeated="2" office:value-type="float" office:value="3022000">
            <text:p>3022000</text:p>
          </table:table-cell>
          <table:table-cell office:value-type="float" office:value="3483000">
            <text:p>3483000</text:p>
          </table:table-cell>
          <table:table-cell office:value-type="float" office:value="3219000">
            <text:p>3219000</text:p>
          </table:table-cell>
          <table:table-cell office:value-type="float" office:value="3189000">
            <text:p>3189000</text:p>
          </table:table-cell>
          <table:table-cell office:value-type="float" office:value="2892000">
            <text:p>2892000</text:p>
          </table:table-cell>
          <table:table-cell office:value-type="float" office:value="3813000">
            <text:p>3813000</text:p>
          </table:table-cell>
          <table:table-cell office:value-type="float" office:value="3528000">
            <text:p>3528000</text:p>
          </table:table-cell>
          <table:table-cell office:value-type="float" office:value="3634000">
            <text:p>3634000</text:p>
          </table:table-cell>
          <table:table-cell office:value-type="float" office:value="3910000">
            <text:p>3910000</text:p>
          </table:table-cell>
          <table:table-cell office:value-type="float" office:value="3516000">
            <text:p>3516000</text:p>
          </table:table-cell>
          <table:table-cell office:value-type="float" office:value="3253000">
            <text:p>3253000</text:p>
          </table:table-cell>
          <table:table-cell office:value-type="float" office:value="3735000">
            <text:p>3735000</text:p>
          </table:table-cell>
          <table:table-cell office:value-type="float" office:value="4101000">
            <text:p>4101000</text:p>
          </table:table-cell>
          <table:table-cell office:value-type="float" office:value="3968000">
            <text:p>3968000</text:p>
          </table:table-cell>
          <table:table-cell office:value-type="float" office:value="3916000">
            <text:p>3916000</text:p>
          </table:table-cell>
          <table:table-cell office:value-type="float" office:value="4060600">
            <text:p>4060600</text:p>
          </table:table-cell>
          <table:table-cell office:value-type="float" office:value="3880100">
            <text:p>3880100</text:p>
          </table:table-cell>
          <table:table-cell office:value-type="float" office:value="3290700">
            <text:p>3290700</text:p>
          </table:table-cell>
          <table:table-cell office:value-type="float" office:value="4383100">
            <text:p>4383100</text:p>
          </table:table-cell>
          <table:table-cell office:value-type="float" office:value="4497600">
            <text:p>4497600</text:p>
          </table:table-cell>
          <table:table-cell office:value-type="float" office:value="3557900">
            <text:p>3557900</text:p>
          </table:table-cell>
          <table:table-cell office:value-type="float" office:value="3288900">
            <text:p>3288900</text:p>
          </table:table-cell>
          <table:table-cell office:value-type="float" office:value="4505400">
            <text:p>4505400</text:p>
          </table:table-cell>
          <table:table-cell office:value-type="float" office:value="5885500">
            <text:p>5885500</text:p>
          </table:table-cell>
          <table:table-cell office:value-type="float" office:value="5071000">
            <text:p>5071000</text:p>
          </table:table-cell>
          <table:table-cell office:value-type="float" office:value="5005400">
            <text:p>5005400</text:p>
          </table:table-cell>
          <table:table-cell office:value-type="float" office:value="5876510">
            <text:p>5876510</text:p>
          </table:table-cell>
          <table:table-cell office:value-type="float" office:value="5534970">
            <text:p>5534970</text:p>
          </table:table-cell>
          <table:table-cell office:value-type="float" office:value="6125960">
            <text:p>6125960</text:p>
          </table:table-cell>
          <table:table-cell office:value-type="float" office:value="6627370">
            <text:p>6627370</text:p>
          </table:table-cell>
          <table:table-cell office:value-type="float" office:value="7333270">
            <text:p>7333270</text:p>
          </table:table-cell>
          <table:table-cell office:value-type="float" office:value="5591670">
            <text:p>5591670</text:p>
          </table:table-cell>
          <table:table-cell office:value-type="float" office:value="6331800">
            <text:p>6331800</text:p>
          </table:table-cell>
          <table:table-cell office:value-type="float" office:value="5941000">
            <text:p>5941000</text:p>
          </table:table-cell>
          <table:table-cell office:value-type="float" office:value="4973900">
            <text:p>4973900</text:p>
          </table:table-cell>
          <table:table-cell office:value-type="float" office:value="5151490">
            <text:p>5151490</text:p>
          </table:table-cell>
          <table:table-cell office:value-type="float" office:value="4444080">
            <text:p>4444080</text:p>
          </table:table-cell>
          <table:table-cell office:value-type="float" office:value="7075100">
            <text:p>7075100</text:p>
          </table:table-cell>
          <table:table-cell office:value-type="float" office:value="8465800">
            <text:p>8465800</text:p>
          </table:table-cell>
          <table:table-cell office:value-type="float" office:value="9533000">
            <text:p>9533000</text:p>
          </table:table-cell>
          <table:table-cell office:value-type="float" office:value="11662000">
            <text:p>11662000</text:p>
          </table:table-cell>
          <table:table-cell office:value-type="float" office:value="13338000">
            <text:p>13338000</text:p>
          </table:table-cell>
          <table:table-cell office:value-type="float" office:value="11479000">
            <text:p>11479000</text:p>
          </table:table-cell>
          <table:table-cell office:value-type="float" office:value="12377800">
            <text:p>12377800</text:p>
          </table:table-cell>
          <table:table-cell office:value-type="float" office:value="17226800">
            <text:p>17226800</text:p>
          </table:table-cell>
          <table:table-cell office:value-type="float" office:value="18449800">
            <text:p>18449800</text:p>
          </table:table-cell>
          <table:table-cell office:value-type="float" office:value="16121000">
            <text:p>16121000</text:p>
          </table:table-cell>
          <table:table-cell table:number-columns-repeated="2"/>
          <table:table-cell office:value-type="float" office:value="5.8435">
            <text:p>5.8435</text:p>
          </table:table-cell>
          <table:table-cell office:value-type="float" office:value="6.9514">
            <text:p>6.9514</text:p>
          </table:table-cell>
          <table:table-cell office:value-type="float" office:value="7.2234">
            <text:p>7.2234</text:p>
          </table:table-cell>
          <table:table-cell office:value-type="float" office:value="6.6324">
            <text:p>6.6324</text:p>
          </table:table-cell>
          <table:table-cell office:value-type="float" office:value="6.0689">
            <text:p>6.0689</text:p>
          </table:table-cell>
          <table:table-cell office:value-type="float" office:value="5.9411">
            <text:p>5.9411</text:p>
          </table:table-cell>
          <table:table-cell office:value-type="float" office:value="6.7017">
            <text:p>6.7017</text:p>
          </table:table-cell>
          <table:table-cell office:value-type="float" office:value="6.0603">
            <text:p>6.0603</text:p>
          </table:table-cell>
          <table:table-cell office:value-type="float" office:value="5.8731">
            <text:p>5.8731</text:p>
          </table:table-cell>
          <table:table-cell office:value-type="float" office:value="5.2089">
            <text:p>5.2089</text:p>
          </table:table-cell>
          <table:table-cell office:value-type="float" office:value="6.7153">
            <text:p>6.7153</text:p>
          </table:table-cell>
          <table:table-cell office:value-type="float" office:value="6.0744">
            <text:p>6.0744</text:p>
          </table:table-cell>
          <table:table-cell office:value-type="float" office:value="6.1159">
            <text:p>6.1159</text:p>
          </table:table-cell>
          <table:table-cell office:value-type="float" office:value="6.4309">
            <text:p>6.4309</text:p>
          </table:table-cell>
          <table:table-cell office:value-type="float" office:value="5.6506">
            <text:p>5.6506</text:p>
          </table:table-cell>
          <table:table-cell office:value-type="float" office:value="5.1077">
            <text:p>5.1077</text:p>
          </table:table-cell>
          <table:table-cell office:value-type="float" office:value="5.7291">
            <text:p>5.7291</text:p>
          </table:table-cell>
          <table:table-cell office:value-type="float" office:value="6.1453">
            <text:p>6.1453</text:p>
          </table:table-cell>
          <table:table-cell office:value-type="float" office:value="5.8094">
            <text:p>5.8094</text:p>
          </table:table-cell>
          <table:table-cell office:value-type="float" office:value="5.6026">
            <text:p>5.6026</text:p>
          </table:table-cell>
          <table:table-cell office:value-type="float" office:value="5.6783">
            <text:p>5.6783</text:p>
          </table:table-cell>
          <table:table-cell office:value-type="float" office:value="5.3047">
            <text:p>5.3047</text:p>
          </table:table-cell>
          <table:table-cell office:value-type="float" office:value="4.3994">
            <text:p>4.3994</text:p>
          </table:table-cell>
          <table:table-cell office:value-type="float" office:value="5.7314">
            <text:p>5.7314</text:p>
          </table:table-cell>
          <table:table-cell office:value-type="float" office:value="5.7533">
            <text:p>5.7533</text:p>
          </table:table-cell>
          <table:table-cell office:value-type="float" office:value="4.4533">
            <text:p>4.4533</text:p>
          </table:table-cell>
          <table:table-cell office:value-type="float" office:value="4.0289">
            <text:p>4.0289</text:p>
          </table:table-cell>
          <table:table-cell office:value-type="float" office:value="5.4032">
            <text:p>5.4032</text:p>
          </table:table-cell>
          <table:table-cell office:value-type="float" office:value="6.9129">
            <text:p>6.9129</text:p>
          </table:table-cell>
          <table:table-cell office:value-type="float" office:value="5.8362">
            <text:p>5.8362</text:p>
          </table:table-cell>
          <table:table-cell office:value-type="float" office:value="5.6472">
            <text:p>5.6472</text:p>
          </table:table-cell>
          <table:table-cell office:value-type="float" office:value="6.5024">
            <text:p>6.5024</text:p>
          </table:table-cell>
          <table:table-cell office:value-type="float" office:value="6.009">
            <text:p>6.009</text:p>
          </table:table-cell>
          <table:table-cell office:value-type="float" office:value="6.5277">
            <text:p>6.5277</text:p>
          </table:table-cell>
          <table:table-cell office:value-type="float" office:value="6.9338">
            <text:p>6.9338</text:p>
          </table:table-cell>
          <table:table-cell office:value-type="float" office:value="7.5356">
            <text:p>7.5356</text:p>
          </table:table-cell>
          <table:table-cell office:value-type="float" office:value="5.6455">
            <text:p>5.6455</text:p>
          </table:table-cell>
          <table:table-cell office:value-type="float" office:value="6.2831">
            <text:p>6.2831</text:p>
          </table:table-cell>
          <table:table-cell office:value-type="float" office:value="5.796">
            <text:p>5.796</text:p>
          </table:table-cell>
          <table:table-cell office:value-type="float" office:value="4.7722">
            <text:p>4.7722</text:p>
          </table:table-cell>
          <table:table-cell office:value-type="float" office:value="4.8622">
            <text:p>4.8622</text:p>
          </table:table-cell>
          <table:table-cell office:value-type="float" office:value="4.1275">
            <text:p>4.1275</text:p>
          </table:table-cell>
          <table:table-cell office:value-type="float" office:value="6.4684">
            <text:p>6.4684</text:p>
          </table:table-cell>
          <table:table-cell office:value-type="float" office:value="7.6225">
            <text:p>7.6225</text:p>
          </table:table-cell>
          <table:table-cell office:value-type="float" office:value="8.4577">
            <text:p>8.4577</text:p>
          </table:table-cell>
          <table:table-cell office:value-type="float" office:value="10.2004">
            <text:p>10.2004</text:p>
          </table:table-cell>
          <table:table-cell office:value-type="float" office:value="11.5073">
            <text:p>11.5073</text:p>
          </table:table-cell>
          <table:table-cell office:value-type="float" office:value="9.7722">
            <text:p>9.7722</text:p>
          </table:table-cell>
          <table:table-cell office:value-type="float" office:value="10.4003">
            <text:p>10.4003</text:p>
          </table:table-cell>
          <table:table-cell office:value-type="float" office:value="14.2887">
            <text:p>14.2887</text:p>
          </table:table-cell>
          <table:table-cell office:value-type="float" office:value="15.1085">
            <text:p>15.1085</text:p>
          </table:table-cell>
          <table:table-cell office:value-type="float" office:value="13.0356">
            <text:p>13.0356</text:p>
          </table:table-cell>
          <table:table-cell table:number-columns-repeated="2"/>
          <table:table-cell office:value-type="float" office:value="16830712.56">
            <text:p>16830712.56</text:p>
          </table:table-cell>
          <table:table-cell office:value-type="float" office:value="20429163.27">
            <text:p>20429163.27</text:p>
          </table:table-cell>
          <table:table-cell office:value-type="float" office:value="21666589.44">
            <text:p>21666589.44</text:p>
          </table:table-cell>
          <table:table-cell office:value-type="float" office:value="20313189.64">
            <text:p>20313189.64</text:p>
          </table:table-cell>
          <table:table-cell table:number-columns-repeated="2" office:value-type="float" office:value="18980906.97">
            <text:p>18980906.97</text:p>
          </table:table-cell>
          <table:table-cell office:value-type="float" office:value="21875273.74">
            <text:p>21875273.74</text:p>
          </table:table-cell>
          <table:table-cell office:value-type="float" office:value="20218333.14">
            <text:p>20218333.14</text:p>
          </table:table-cell>
          <table:table-cell office:value-type="float" office:value="20028620.14">
            <text:p>20028620.14</text:p>
          </table:table-cell>
          <table:table-cell office:value-type="float" office:value="18162995.23">
            <text:p>18162995.23</text:p>
          </table:table-cell>
          <table:table-cell office:value-type="float" office:value="23949582.94">
            <text:p>23949582.94</text:p>
          </table:table-cell>
          <table:table-cell office:value-type="float" office:value="22159843.24">
            <text:p>22159843.24</text:p>
          </table:table-cell>
          <table:table-cell office:value-type="float" office:value="22825984.58">
            <text:p>22825984.58</text:p>
          </table:table-cell>
          <table:table-cell office:value-type="float" office:value="24558810.38">
            <text:p>24558810.38</text:p>
          </table:table-cell>
          <table:table-cell office:value-type="float" office:value="22083958.04">
            <text:p>22083958.04</text:p>
          </table:table-cell>
          <table:table-cell office:value-type="float" office:value="20429163.27">
            <text:p>20429163.27</text:p>
          </table:table-cell>
          <table:table-cell office:value-type="float" office:value="23456329.14">
            <text:p>23456329.14</text:p>
          </table:table-cell>
          <table:table-cell office:value-type="float" office:value="25758293.95">
            <text:p>25758293.95</text:p>
          </table:table-cell>
          <table:table-cell office:value-type="float" office:value="24921410.91">
            <text:p>24921410.91</text:p>
          </table:table-cell>
          <table:table-cell office:value-type="float" office:value="24596752.98">
            <text:p>24596752.98</text:p>
          </table:table-cell>
          <table:table-cell office:value-type="float" office:value="25503649.36">
            <text:p>25503649.36</text:p>
          </table:table-cell>
          <table:table-cell office:value-type="float" office:value="24370565.34">
            <text:p>24370565.34</text:p>
          </table:table-cell>
          <table:table-cell office:value-type="float" office:value="20669240.45">
            <text:p>20669240.45</text:p>
          </table:table-cell>
          <table:table-cell office:value-type="float" office:value="27530530.31">
            <text:p>27530530.31</text:p>
          </table:table-cell>
          <table:table-cell office:value-type="float" office:value="28246245.73">
            <text:p>28246245.73</text:p>
          </table:table-cell>
          <table:table-cell office:value-type="float" office:value="22348088.28">
            <text:p>22348088.28</text:p>
          </table:table-cell>
          <table:table-cell office:value-type="float" office:value="20655350.91">
            <text:p>20655350.91</text:p>
          </table:table-cell>
          <table:table-cell office:value-type="float" office:value="28298077.87">
            <text:p>28298077.87</text:p>
          </table:table-cell>
          <table:table-cell office:value-type="float" office:value="36963674.85">
            <text:p>36963674.85</text:p>
          </table:table-cell>
          <table:table-cell office:value-type="float" office:value="31850568.29">
            <text:p>31850568.29</text:p>
          </table:table-cell>
          <table:table-cell office:value-type="float" office:value="31439071.55">
            <text:p>31439071.55</text:p>
          </table:table-cell>
          <table:table-cell office:value-type="float" office:value="36906907.75">
            <text:p>36906907.75</text:p>
          </table:table-cell>
          <table:table-cell office:value-type="float" office:value="34763465.98">
            <text:p>34763465.98</text:p>
          </table:table-cell>
          <table:table-cell office:value-type="float" office:value="38475597.69">
            <text:p>38475597.69</text:p>
          </table:table-cell>
          <table:table-cell office:value-type="float" office:value="41624755.84">
            <text:p>41624755.84</text:p>
          </table:table-cell>
          <table:table-cell office:value-type="float" office:value="46058621.62">
            <text:p>46058621.62</text:p>
          </table:table-cell>
          <table:table-cell office:value-type="float" office:value="35119516.79">
            <text:p>35119516.79</text:p>
          </table:table-cell>
          <table:table-cell office:value-type="float" office:value="39767589.01">
            <text:p>39767589.01</text:p>
          </table:table-cell>
          <table:table-cell office:value-type="float" office:value="37314643.9">
            <text:p>37314643.90</text:p>
          </table:table-cell>
          <table:table-cell office:value-type="float" office:value="31239872.89">
            <text:p>31239872.89</text:p>
          </table:table-cell>
          <table:table-cell office:value-type="float" office:value="32355306.78">
            <text:p>32355306.78</text:p>
          </table:table-cell>
          <table:table-cell office:value-type="float" office:value="27911808.56">
            <text:p>27911808.56</text:p>
          </table:table-cell>
          <table:table-cell office:value-type="float" office:value="44435874.7">
            <text:p>44435874.70</text:p>
          </table:table-cell>
          <table:table-cell office:value-type="float" office:value="53170592.57">
            <text:p>53170592.57</text:p>
          </table:table-cell>
          <table:table-cell office:value-type="float" office:value="59875030.28">
            <text:p>59875030.28</text:p>
          </table:table-cell>
          <table:table-cell office:value-type="float" office:value="73242237.07">
            <text:p>73242237.07</text:p>
          </table:table-cell>
          <table:table-cell office:value-type="float" office:value="83769845.16">
            <text:p>83769845.16</text:p>
          </table:table-cell>
          <table:table-cell office:value-type="float" office:value="72097521.57">
            <text:p>72097521.57</text:p>
          </table:table-cell>
          <table:table-cell office:value-type="float" office:value="77741214.9">
            <text:p>77741214.90</text:p>
          </table:table-cell>
          <table:table-cell office:value-type="float" office:value="108195427.27">
            <text:p>108195427.27</text:p>
          </table:table-cell>
          <table:table-cell office:value-type="float" office:value="114592455.06">
            <text:p>114592455.06</text:p>
          </table:table-cell>
          <table:table-cell office:value-type="float" office:value="101285329.16">
            <text:p>101285329.16</text:p>
          </table:table-cell>
          <table:table-cell table:number-columns-repeated="3"/>
          <table:table-cell office:value-type="string">
            <text:p>4840346.84</text:p>
          </table:table-cell>
          <table:table-cell office:value-type="string">
            <text:p>5875225.76</text:p>
          </table:table-cell>
          <table:table-cell office:value-type="string">
            <text:p>6231097.31</text:p>
          </table:table-cell>
          <table:table-cell office:value-type="string">
            <text:p>5841872.88</text:p>
          </table:table-cell>
          <table:table-cell table:number-columns-repeated="2" office:value-type="string">
            <text:p>5458721.53</text:p>
          </table:table-cell>
          <table:table-cell office:value-type="string">
            <text:p>6291112.86</text:p>
          </table:table-cell>
          <table:table-cell office:value-type="string">
            <text:p>5814593.09</text:p>
          </table:table-cell>
          <table:table-cell office:value-type="string">
            <text:p>5760033.50</text:p>
          </table:table-cell>
          <table:table-cell office:value-type="string">
            <text:p>5223498.19</text:p>
          </table:table-cell>
          <table:table-cell office:value-type="string">
            <text:p>6887663.71</text:p>
          </table:table-cell>
          <table:table-cell office:value-type="string">
            <text:p>6372952.24</text:p>
          </table:table-cell>
          <table:table-cell office:value-type="string">
            <text:p>6564527.91</text:p>
          </table:table-cell>
          <table:table-cell office:value-type="string">
            <text:p>7062871.51</text:p>
          </table:table-cell>
          <table:table-cell office:value-type="string">
            <text:p>6351128.40</text:p>
          </table:table-cell>
          <table:table-cell office:value-type="string">
            <text:p>5875225.76</text:p>
          </table:table-cell>
          <table:table-cell office:value-type="string">
            <text:p>6745808.79</text:p>
          </table:table-cell>
          <table:table-cell office:value-type="string">
            <text:p>7407831.15</text:p>
          </table:table-cell>
          <table:table-cell office:value-type="string">
            <text:p>7167151.85</text:p>
          </table:table-cell>
          <table:table-cell office:value-type="string">
            <text:p>7073783.43</text:p>
          </table:table-cell>
          <table:table-cell office:value-type="string">
            <text:p>7334597.88</text:p>
          </table:table-cell>
          <table:table-cell office:value-type="string">
            <text:p>7008734.10</text:p>
          </table:table-cell>
          <table:table-cell office:value-type="string">
            <text:p>5944269.58</text:p>
          </table:table-cell>
          <table:table-cell office:value-type="string">
            <text:p>7917508.84</text:p>
          </table:table-cell>
          <table:table-cell office:value-type="string">
            <text:p>8123341.53</text:p>
          </table:table-cell>
          <table:table-cell office:value-type="string">
            <text:p>6427089.65</text:p>
          </table:table-cell>
          <table:table-cell office:value-type="string">
            <text:p>5940275.09</text:p>
          </table:table-cell>
          <table:table-cell office:value-type="string">
            <text:p>8138247.94</text:p>
          </table:table-cell>
          <table:table-cell office:value-type="string">
            <text:p>10630388.12</text:p>
          </table:table-cell>
          <table:table-cell office:value-type="string">
            <text:p>9159909.13</text:p>
          </table:table-cell>
          <table:table-cell office:value-type="string">
            <text:p>9041566.73</text:p>
          </table:table-cell>
          <table:table-cell office:value-type="string">
            <text:p>10614062.46</text:p>
          </table:table-cell>
          <table:table-cell office:value-type="string">
            <text:p>9997629.76</text:p>
          </table:table-cell>
          <table:table-cell office:value-type="string">
            <text:p>11065202.21</text:p>
          </table:table-cell>
          <table:table-cell office:value-type="string">
            <text:p>11970869.01</text:p>
          </table:table-cell>
          <table:table-cell office:value-type="string">
            <text:p>13246005.06</text:p>
          </table:table-cell>
          <table:table-cell office:value-type="string">
            <text:p>10100026.46</text:p>
          </table:table-cell>
          <table:table-cell office:value-type="string">
            <text:p>11436766.16</text:p>
          </table:table-cell>
          <table:table-cell office:value-type="string">
            <text:p>10731323.35</text:p>
          </table:table-cell>
          <table:table-cell office:value-type="string">
            <text:p>8984279.16</text:p>
          </table:table-cell>
          <table:table-cell office:value-type="string">
            <text:p>9305066.94</text:p>
          </table:table-cell>
          <table:table-cell office:value-type="string">
            <text:p>8027160.70</text:p>
          </table:table-cell>
          <table:table-cell office:value-type="string">
            <text:p>12779319.06</text:p>
          </table:table-cell>
          <table:table-cell office:value-type="string">
            <text:p>15291337.72</text:p>
          </table:table-cell>
          <table:table-cell office:value-type="string">
            <text:p>17219467.84</text:p>
          </table:table-cell>
          <table:table-cell office:value-type="string">
            <text:p>21063744.60</text:p>
          </table:table-cell>
          <table:table-cell office:value-type="string">
            <text:p>24091380.80</text:p>
          </table:table-cell>
          <table:table-cell office:value-type="string">
            <text:p>20734535.72</text:p>
          </table:table-cell>
          <table:table-cell office:value-type="string">
            <text:p>22357606.23</text:p>
          </table:table-cell>
          <table:table-cell office:value-type="string">
            <text:p>31115937.18</text:p>
          </table:table-cell>
          <table:table-cell office:value-type="string">
            <text:p>32955659.24</text:p>
          </table:table-cell>
          <table:table-cell office:value-type="string">
            <text:p>29128661.15</text:p>
          </table:table-cell>
          <table:table-cell table:number-columns-repeated="3"/>
          <table:table-cell office:value-type="float" office:value="36.7">
            <text:p>36.70</text:p>
          </table:table-cell>
          <table:table-cell office:value-type="float" office:value="43.66">
            <text:p>43.66</text:p>
          </table:table-cell>
          <table:table-cell office:value-type="float" office:value="45.36">
            <text:p>45.36</text:p>
          </table:table-cell>
          <table:table-cell office:value-type="float" office:value="41.66">
            <text:p>41.66</text:p>
          </table:table-cell>
          <table:table-cell office:value-type="float" office:value="38.12">
            <text:p>38.12</text:p>
          </table:table-cell>
          <table:table-cell office:value-type="float" office:value="37.32">
            <text:p>37.32</text:p>
          </table:table-cell>
          <table:table-cell office:value-type="float" office:value="42.09">
            <text:p>42.09</text:p>
          </table:table-cell>
          <table:table-cell office:value-type="float" office:value="38.06">
            <text:p>38.06</text:p>
          </table:table-cell>
          <table:table-cell office:value-type="float" office:value="36.89">
            <text:p>36.89</text:p>
          </table:table-cell>
          <table:table-cell office:value-type="float" office:value="32.71">
            <text:p>32.71</text:p>
          </table:table-cell>
          <table:table-cell office:value-type="float" office:value="42.18">
            <text:p>42.18</text:p>
          </table:table-cell>
          <table:table-cell office:value-type="float" office:value="38.15">
            <text:p>38.15</text:p>
          </table:table-cell>
          <table:table-cell office:value-type="float" office:value="38.42">
            <text:p>38.42</text:p>
          </table:table-cell>
          <table:table-cell office:value-type="float" office:value="40.39">
            <text:p>40.39</text:p>
          </table:table-cell>
          <table:table-cell office:value-type="float" office:value="35.49">
            <text:p>35.49</text:p>
          </table:table-cell>
          <table:table-cell office:value-type="float" office:value="32.08">
            <text:p>32.08</text:p>
          </table:table-cell>
          <table:table-cell office:value-type="float" office:value="35.98">
            <text:p>35.98</text:p>
          </table:table-cell>
          <table:table-cell office:value-type="float" office:value="38.6">
            <text:p>38.60</text:p>
          </table:table-cell>
          <table:table-cell office:value-type="float" office:value="36.49">
            <text:p>36.49</text:p>
          </table:table-cell>
          <table:table-cell office:value-type="float" office:value="35.19">
            <text:p>35.19</text:p>
          </table:table-cell>
          <table:table-cell office:value-type="float" office:value="35.66">
            <text:p>35.66</text:p>
          </table:table-cell>
          <table:table-cell office:value-type="float" office:value="33.32">
            <text:p>33.32</text:p>
          </table:table-cell>
          <table:table-cell office:value-type="float" office:value="27.63">
            <text:p>27.63</text:p>
          </table:table-cell>
          <table:table-cell office:value-type="float" office:value="36">
            <text:p>36.00</text:p>
          </table:table-cell>
          <table:table-cell office:value-type="float" office:value="36.13">
            <text:p>36.13</text:p>
          </table:table-cell>
          <table:table-cell office:value-type="float" office:value="27.97">
            <text:p>27.97</text:p>
          </table:table-cell>
          <table:table-cell office:value-type="float" office:value="25.3">
            <text:p>25.30</text:p>
          </table:table-cell>
          <table:table-cell office:value-type="float" office:value="33.94">
            <text:p>33.94</text:p>
          </table:table-cell>
          <table:table-cell office:value-type="float" office:value="43.42">
            <text:p>43.42</text:p>
          </table:table-cell>
          <table:table-cell office:value-type="float" office:value="36.66">
            <text:p>36.66</text:p>
          </table:table-cell>
          <table:table-cell office:value-type="float" office:value="35.47">
            <text:p>35.47</text:p>
          </table:table-cell>
          <table:table-cell office:value-type="float" office:value="40.84">
            <text:p>40.84</text:p>
          </table:table-cell>
          <table:table-cell office:value-type="float" office:value="37.74">
            <text:p>37.74</text:p>
          </table:table-cell>
          <table:table-cell office:value-type="float" office:value="41">
            <text:p>41.00</text:p>
          </table:table-cell>
          <table:table-cell office:value-type="float" office:value="43.55">
            <text:p>43.55</text:p>
          </table:table-cell>
          <table:table-cell office:value-type="float" office:value="47.33">
            <text:p>47.33</text:p>
          </table:table-cell>
          <table:table-cell office:value-type="float" office:value="35.46">
            <text:p>35.46</text:p>
          </table:table-cell>
          <table:table-cell office:value-type="float" office:value="39.46">
            <text:p>39.46</text:p>
          </table:table-cell>
          <table:table-cell office:value-type="float" office:value="36.4">
            <text:p>36.40</text:p>
          </table:table-cell>
          <table:table-cell office:value-type="float" office:value="29.97">
            <text:p>29.97</text:p>
          </table:table-cell>
          <table:table-cell office:value-type="float" office:value="30.54">
            <text:p>30.54</text:p>
          </table:table-cell>
          <table:table-cell office:value-type="float" office:value="25.92">
            <text:p>25.92</text:p>
          </table:table-cell>
          <table:table-cell office:value-type="float" office:value="40.63">
            <text:p>40.63</text:p>
          </table:table-cell>
          <table:table-cell office:value-type="float" office:value="47.87">
            <text:p>47.87</text:p>
          </table:table-cell>
          <table:table-cell office:value-type="float" office:value="53.12">
            <text:p>53.12</text:p>
          </table:table-cell>
          <table:table-cell office:value-type="float" office:value="64.06">
            <text:p>64.06</text:p>
          </table:table-cell>
          <table:table-cell office:value-type="float" office:value="72.27">
            <text:p>72.27</text:p>
          </table:table-cell>
          <table:table-cell office:value-type="float" office:value="61.38">
            <text:p>61.38</text:p>
          </table:table-cell>
          <table:table-cell office:value-type="float" office:value="65.32">
            <text:p>65.32</text:p>
          </table:table-cell>
          <table:table-cell office:value-type="float" office:value="89.74">
            <text:p>89.74</text:p>
          </table:table-cell>
          <table:table-cell office:value-type="float" office:value="93.84">
            <text:p>93.84</text:p>
          </table:table-cell>
          <table:table-cell office:value-type="float" office:value="81.9">
            <text:p>81.90</text:p>
          </table:table-cell>
          <table:table-cell table:number-columns-repeated="3"/>
          <table:table-cell office:value-type="float" office:value="10.55">
            <text:p>10.55</text:p>
          </table:table-cell>
          <table:table-cell office:value-type="float" office:value="12.55">
            <text:p>12.55</text:p>
          </table:table-cell>
          <table:table-cell office:value-type="float" office:value="13.05">
            <text:p>13.05</text:p>
          </table:table-cell>
          <table:table-cell office:value-type="float" office:value="11.98">
            <text:p>11.98</text:p>
          </table:table-cell>
          <table:table-cell office:value-type="float" office:value="10.96">
            <text:p>10.96</text:p>
          </table:table-cell>
          <table:table-cell office:value-type="float" office:value="10.73">
            <text:p>10.73</text:p>
          </table:table-cell>
          <table:table-cell office:value-type="float" office:value="12.1">
            <text:p>12.10</text:p>
          </table:table-cell>
          <table:table-cell office:value-type="float" office:value="10.95">
            <text:p>10.95</text:p>
          </table:table-cell>
          <table:table-cell office:value-type="float" office:value="10.61">
            <text:p>10.61</text:p>
          </table:table-cell>
          <table:table-cell office:value-type="float" office:value="9.41">
            <text:p>9.41</text:p>
          </table:table-cell>
          <table:table-cell office:value-type="float" office:value="12.13">
            <text:p>12.13</text:p>
          </table:table-cell>
          <table:table-cell office:value-type="float" office:value="10.97">
            <text:p>10.97</text:p>
          </table:table-cell>
          <table:table-cell office:value-type="float" office:value="11.05">
            <text:p>11.05</text:p>
          </table:table-cell>
          <table:table-cell office:value-type="float" office:value="11.62">
            <text:p>11.62</text:p>
          </table:table-cell>
          <table:table-cell office:value-type="float" office:value="10.21">
            <text:p>10.21</text:p>
          </table:table-cell>
          <table:table-cell office:value-type="float" office:value="9.22">
            <text:p>9.22</text:p>
          </table:table-cell>
          <table:table-cell office:value-type="float" office:value="10.35">
            <text:p>10.35</text:p>
          </table:table-cell>
          <table:table-cell office:value-type="float" office:value="11.1">
            <text:p>11.10</text:p>
          </table:table-cell>
          <table:table-cell office:value-type="float" office:value="10.49">
            <text:p>10.49</text:p>
          </table:table-cell>
          <table:table-cell office:value-type="float" office:value="10.12">
            <text:p>10.12</text:p>
          </table:table-cell>
          <table:table-cell office:value-type="float" office:value="10.26">
            <text:p>10.26</text:p>
          </table:table-cell>
          <table:table-cell office:value-type="float" office:value="9.58">
            <text:p>9.58</text:p>
          </table:table-cell>
          <table:table-cell office:value-type="float" office:value="7.95">
            <text:p>7.95</text:p>
          </table:table-cell>
          <table:table-cell office:value-type="float" office:value="10.35">
            <text:p>10.35</text:p>
          </table:table-cell>
          <table:table-cell office:value-type="float" office:value="10.39">
            <text:p>10.39</text:p>
          </table:table-cell>
          <table:table-cell office:value-type="float" office:value="8.04">
            <text:p>8.04</text:p>
          </table:table-cell>
          <table:table-cell office:value-type="float" office:value="7.28">
            <text:p>7.28</text:p>
          </table:table-cell>
          <table:table-cell office:value-type="float" office:value="9.76">
            <text:p>9.76</text:p>
          </table:table-cell>
          <table:table-cell office:value-type="float" office:value="12.49">
            <text:p>12.49</text:p>
          </table:table-cell>
          <table:table-cell office:value-type="float" office:value="10.54">
            <text:p>10.54</text:p>
          </table:table-cell>
          <table:table-cell office:value-type="float" office:value="10.2">
            <text:p>10.20</text:p>
          </table:table-cell>
          <table:table-cell office:value-type="float" office:value="11.74">
            <text:p>11.74</text:p>
          </table:table-cell>
          <table:table-cell office:value-type="float" office:value="10.85">
            <text:p>10.85</text:p>
          </table:table-cell>
          <table:table-cell office:value-type="float" office:value="11.79">
            <text:p>11.79</text:p>
          </table:table-cell>
          <table:table-cell office:value-type="float" office:value="12.52">
            <text:p>12.52</text:p>
          </table:table-cell>
          <table:table-cell office:value-type="float" office:value="13.61">
            <text:p>13.61</text:p>
          </table:table-cell>
          <table:table-cell office:value-type="float" office:value="10.2">
            <text:p>10.20</text:p>
          </table:table-cell>
          <table:table-cell office:value-type="float" office:value="11.35">
            <text:p>11.35</text:p>
          </table:table-cell>
          <table:table-cell office:value-type="float" office:value="10.47">
            <text:p>10.47</text:p>
          </table:table-cell>
          <table:table-cell office:value-type="float" office:value="8.62">
            <text:p>8.62</text:p>
          </table:table-cell>
          <table:table-cell office:value-type="float" office:value="8.78">
            <text:p>8.78</text:p>
          </table:table-cell>
          <table:table-cell office:value-type="float" office:value="7.46">
            <text:p>7.46</text:p>
          </table:table-cell>
          <table:table-cell office:value-type="float" office:value="11.68">
            <text:p>11.68</text:p>
          </table:table-cell>
          <table:table-cell office:value-type="float" office:value="13.77">
            <text:p>13.77</text:p>
          </table:table-cell>
          <table:table-cell office:value-type="float" office:value="15.28">
            <text:p>15.28</text:p>
          </table:table-cell>
          <table:table-cell office:value-type="float" office:value="18.42">
            <text:p>18.42</text:p>
          </table:table-cell>
          <table:table-cell office:value-type="float" office:value="20.78">
            <text:p>20.78</text:p>
          </table:table-cell>
          <table:table-cell office:value-type="float" office:value="17.65">
            <text:p>17.65</text:p>
          </table:table-cell>
          <table:table-cell office:value-type="float" office:value="18.79">
            <text:p>18.79</text:p>
          </table:table-cell>
          <table:table-cell office:value-type="float" office:value="25.81">
            <text:p>25.81</text:p>
          </table:table-cell>
          <table:table-cell office:value-type="float" office:value="26.99">
            <text:p>26.99</text:p>
          </table:table-cell>
          <table:table-cell office:value-type="float" office:value="23.55">
            <text:p>23.55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101">
            <text:p>101</text:p>
          </table:table-cell>
          <table:table-cell office:value-type="float" office:value="360">
            <text:p>360</text:p>
          </table:table-cell>
          <table:table-cell office:value-type="float" office:value="-5">
            <text:p>-5</text:p>
          </table:table-cell>
          <table:table-cell office:value-type="float" office:value="120">
            <text:p>120</text:p>
          </table:table-cell>
          <table:table-cell office:value-type="float" office:value="2997">
            <text:p>2997</text:p>
          </table:table-cell>
          <table:table-cell office:value-type="float" office:value="3996">
            <text:p>3996</text:p>
          </table:table-cell>
          <table:table-cell office:value-type="float" office:value="1998">
            <text:p>1998</text:p>
          </table:table-cell>
          <table:table-cell table:number-columns-repeated="5" office:value-type="float" office:value="3237">
            <text:p>3237</text:p>
          </table:table-cell>
          <table:table-cell office:value-type="float" office:value="3141">
            <text:p>3141</text:p>
          </table:table-cell>
          <table:table-cell office:value-type="float" office:value="3098">
            <text:p>3098</text:p>
          </table:table-cell>
          <table:table-cell office:value-type="float" office:value="2138">
            <text:p>2138</text:p>
          </table:table-cell>
          <table:table-cell office:value-type="float" office:value="1960">
            <text:p>1960</text:p>
          </table:table-cell>
          <table:table-cell office:value-type="float" office:value="2607">
            <text:p>2607</text:p>
          </table:table-cell>
          <table:table-cell office:value-type="float" office:value="6234">
            <text:p>6234</text:p>
          </table:table-cell>
          <table:table-cell office:value-type="float" office:value="5146">
            <text:p>5146</text:p>
          </table:table-cell>
          <table:table-cell office:value-type="float" office:value="2646">
            <text:p>2646</text:p>
          </table:table-cell>
          <table:table-cell office:value-type="float" office:value="1563">
            <text:p>1563</text:p>
          </table:table-cell>
          <table:table-cell office:value-type="float" office:value="903">
            <text:p>903</text:p>
          </table:table-cell>
          <table:table-cell office:value-type="float" office:value="5198">
            <text:p>5198</text:p>
          </table:table-cell>
          <table:table-cell office:value-type="float" office:value="14007">
            <text:p>14007</text:p>
          </table:table-cell>
          <table:table-cell office:value-type="float" office:value="15503">
            <text:p>15503</text:p>
          </table:table-cell>
          <table:table-cell office:value-type="float" office:value="19481">
            <text:p>19481</text:p>
          </table:table-cell>
          <table:table-cell office:value-type="float" office:value="19950">
            <text:p>19950</text:p>
          </table:table-cell>
          <table:table-cell office:value-type="float" office:value="11788">
            <text:p>11788</text:p>
          </table:table-cell>
          <table:table-cell office:value-type="float" office:value="45055">
            <text:p>45055</text:p>
          </table:table-cell>
          <table:table-cell office:value-type="float" office:value="52975">
            <text:p>52975</text:p>
          </table:table-cell>
          <table:table-cell office:value-type="float" office:value="23387">
            <text:p>23387</text:p>
          </table:table-cell>
          <table:table-cell office:value-type="float" office:value="21709">
            <text:p>21709</text:p>
          </table:table-cell>
          <table:table-cell office:value-type="float" office:value="21878">
            <text:p>21878</text:p>
          </table:table-cell>
          <table:table-cell office:value-type="float" office:value="11549">
            <text:p>11549</text:p>
          </table:table-cell>
          <table:table-cell office:value-type="float" office:value="13430">
            <text:p>13430</text:p>
          </table:table-cell>
          <table:table-cell office:value-type="float" office:value="12657">
            <text:p>12657</text:p>
          </table:table-cell>
          <table:table-cell office:value-type="float" office:value="13758">
            <text:p>13758</text:p>
          </table:table-cell>
          <table:table-cell office:value-type="float" office:value="14246">
            <text:p>14246</text:p>
          </table:table-cell>
          <table:table-cell office:value-type="float" office:value="7525">
            <text:p>7525</text:p>
          </table:table-cell>
          <table:table-cell office:value-type="float" office:value="7702">
            <text:p>7702</text:p>
          </table:table-cell>
          <table:table-cell office:value-type="float" office:value="6973">
            <text:p>6973</text:p>
          </table:table-cell>
          <table:table-cell office:value-type="float" office:value="5332">
            <text:p>5332</text:p>
          </table:table-cell>
          <table:table-cell office:value-type="float" office:value="4035">
            <text:p>4035</text:p>
          </table:table-cell>
          <table:table-cell office:value-type="float" office:value="3782">
            <text:p>3782</text:p>
          </table:table-cell>
          <table:table-cell office:value-type="float" office:value="7055">
            <text:p>7055</text:p>
          </table:table-cell>
          <table:table-cell office:value-type="float" office:value="6451">
            <text:p>6451</text:p>
          </table:table-cell>
          <table:table-cell office:value-type="float" office:value="3437">
            <text:p>3437</text:p>
          </table:table-cell>
          <table:table-cell office:value-type="float" office:value="3154">
            <text:p>3154</text:p>
          </table:table-cell>
          <table:table-cell office:value-type="float" office:value="2239">
            <text:p>2239</text:p>
          </table:table-cell>
          <table:table-cell office:value-type="float" office:value="1625">
            <text:p>1625</text:p>
          </table:table-cell>
          <table:table-cell office:value-type="float" office:value="3996">
            <text:p>3996</text:p>
          </table:table-cell>
          <table:table-cell office:value-type="float" office:value="3854">
            <text:p>3854</text:p>
          </table:table-cell>
          <table:table-cell office:value-type="float" office:value="3142">
            <text:p>3142</text:p>
          </table:table-cell>
          <table:table-cell office:value-type="float" office:value="4595">
            <text:p>4595</text:p>
          </table:table-cell>
          <table:table-cell office:value-type="float" office:value="3284">
            <text:p>3284</text:p>
          </table:table-cell>
          <table:table-cell office:value-type="float" office:value="3297">
            <text:p>3297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0.0429">
            <text:p>0.0429</text:p>
          </table:table-cell>
          <table:table-cell office:value-type="float" office:value="0.0209">
            <text:p>0.0209</text:p>
          </table:table-cell>
          <table:table-cell office:value-type="float" office:value="0.0331">
            <text:p>0.0331</text:p>
          </table:table-cell>
          <table:table-cell office:value-type="float" office:value="0.0323">
            <text:p>0.0323</text:p>
          </table:table-cell>
          <table:table-cell office:value-type="float" office:value="0.0314">
            <text:p>0.0314</text:p>
          </table:table-cell>
          <table:table-cell office:value-type="float" office:value="0.0306">
            <text:p>0.0306</text:p>
          </table:table-cell>
          <table:table-cell office:value-type="float" office:value="0.0299">
            <text:p>0.0299</text:p>
          </table:table-cell>
          <table:table-cell office:value-type="float" office:value="0.0282">
            <text:p>0.0282</text:p>
          </table:table-cell>
          <table:table-cell office:value-type="float" office:value="0.0272">
            <text:p>0.0272</text:p>
          </table:table-cell>
          <table:table-cell office:value-type="float" office:value="0.0183">
            <text:p>0.0183</text:p>
          </table:table-cell>
          <table:table-cell office:value-type="float" office:value="0.0163">
            <text:p>0.0163</text:p>
          </table:table-cell>
          <table:table-cell office:value-type="float" office:value="0.0212">
            <text:p>0.0212</text:p>
          </table:table-cell>
          <table:table-cell office:value-type="float" office:value="0.0494">
            <text:p>0.0494</text:p>
          </table:table-cell>
          <table:table-cell office:value-type="float" office:value="0.0398">
            <text:p>0.0398</text:p>
          </table:table-cell>
          <table:table-cell office:value-type="float" office:value="0.02">
            <text:p>0.02</text:p>
          </table:table-cell>
          <table:table-cell office:value-type="float" office:value="0.0115">
            <text:p>0.0115</text:p>
          </table:table-cell>
          <table:table-cell office:value-type="float" office:value="0.0065">
            <text:p>0.0065</text:p>
          </table:table-cell>
          <table:table-cell office:value-type="float" office:value="0.0366">
            <text:p>0.0366</text:p>
          </table:table-cell>
          <table:table-cell office:value-type="float" office:value="0.0963">
            <text:p>0.0963</text:p>
          </table:table-cell>
          <table:table-cell office:value-type="float" office:value="0.1041">
            <text:p>0.1041</text:p>
          </table:table-cell>
          <table:table-cell office:value-type="float" office:value="0.1279">
            <text:p>0.1279</text:p>
          </table:table-cell>
          <table:table-cell office:value-type="float" office:value="0.1281">
            <text:p>0.1281</text:p>
          </table:table-cell>
          <table:table-cell office:value-type="float" office:value="0.0741">
            <text:p>0.0741</text:p>
          </table:table-cell>
          <table:table-cell office:value-type="float" office:value="0.2773">
            <text:p>0.2773</text:p>
          </table:table-cell>
          <table:table-cell office:value-type="float" office:value="0.3196">
            <text:p>0.3196</text:p>
          </table:table-cell>
          <table:table-cell office:value-type="float" office:value="0.1384">
            <text:p>0.1384</text:p>
          </table:table-cell>
          <table:table-cell office:value-type="float" office:value="0.126">
            <text:p>0.126</text:p>
          </table:table-cell>
          <table:table-cell office:value-type="float" office:value="0.1247">
            <text:p>0.1247</text:p>
          </table:table-cell>
          <table:table-cell office:value-type="float" office:value="0.0647">
            <text:p>0.0647</text:p>
          </table:table-cell>
          <table:table-cell office:value-type="float" office:value="0.0739">
            <text:p>0.0739</text:p>
          </table:table-cell>
          <table:table-cell office:value-type="float" office:value="0.0684">
            <text:p>0.0684</text:p>
          </table:table-cell>
          <table:table-cell office:value-type="float" office:value="0.0732">
            <text:p>0.0732</text:p>
          </table:table-cell>
          <table:table-cell office:value-type="float" office:value="0.0746">
            <text:p>0.0746</text:p>
          </table:table-cell>
          <table:table-cell office:value-type="float" office:value="0.0388">
            <text:p>0.0388</text:p>
          </table:table-cell>
          <table:table-cell office:value-type="float" office:value="0.0391">
            <text:p>0.0391</text:p>
          </table:table-cell>
          <table:table-cell office:value-type="float" office:value="0.0349">
            <text:p>0.0349</text:p>
          </table:table-cell>
          <table:table-cell office:value-type="float" office:value="0.0263">
            <text:p>0.0263</text:p>
          </table:table-cell>
          <table:table-cell office:value-type="float" office:value="0.0196">
            <text:p>0.0196</text:p>
          </table:table-cell>
          <table:table-cell office:value-type="float" office:value="0.0181">
            <text:p>0.0181</text:p>
          </table:table-cell>
          <table:table-cell office:value-type="float" office:value="0.0333">
            <text:p>0.0333</text:p>
          </table:table-cell>
          <table:table-cell office:value-type="float" office:value="0.03">
            <text:p>0.03</text:p>
          </table:table-cell>
          <table:table-cell office:value-type="float" office:value="0.0158">
            <text:p>0.0158</text:p>
          </table:table-cell>
          <table:table-cell office:value-type="float" office:value="0.0143">
            <text:p>0.0143</text:p>
          </table:table-cell>
          <table:table-cell office:value-type="float" office:value="0.01">
            <text:p>0.01</text:p>
          </table:table-cell>
          <table:table-cell office:value-type="float" office:value="0.0071">
            <text:p>0.007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132">
            <text:p>0.0132</text:p>
          </table:table-cell>
          <table:table-cell office:value-type="float" office:value="0.0191">
            <text:p>0.0191</text:p>
          </table:table-cell>
          <table:table-cell office:value-type="float" office:value="0.0135">
            <text:p>0.0135</text:p>
          </table:table-cell>
          <table:table-cell office:value-type="float" office:value="0.0134">
            <text:p>0.0134</text:p>
          </table:table-cell>
          <table:table-cell table:number-columns-repeated="2"/>
          <table:table-cell office:value-type="float" office:value="15292.88">
            <text:p>15292.88</text:p>
          </table:table-cell>
          <table:table-cell office:value-type="float" office:value="20390.51">
            <text:p>20390.51</text:p>
          </table:table-cell>
          <table:table-cell office:value-type="float" office:value="10195.26">
            <text:p>10195.26</text:p>
          </table:table-cell>
          <table:table-cell table:number-columns-repeated="5" office:value-type="float" office:value="16516.31">
            <text:p>16516.31</text:p>
          </table:table-cell>
          <table:table-cell office:value-type="float" office:value="16026.91">
            <text:p>16026.91</text:p>
          </table:table-cell>
          <table:table-cell office:value-type="float" office:value="15807.71">
            <text:p>15807.71</text:p>
          </table:table-cell>
          <table:table-cell office:value-type="float" office:value="10908.92">
            <text:p>10908.92</text:p>
          </table:table-cell>
          <table:table-cell office:value-type="float" office:value="10001.59">
            <text:p>10001.59</text:p>
          </table:table-cell>
          <table:table-cell office:value-type="float" office:value="13304.81">
            <text:p>13304.81</text:p>
          </table:table-cell>
          <table:table-cell office:value-type="float" office:value="31809.2">
            <text:p>31809.20</text:p>
          </table:table-cell>
          <table:table-cell office:value-type="float" office:value="26257.85">
            <text:p>26257.85</text:p>
          </table:table-cell>
          <table:table-cell office:value-type="float" office:value="13503.64">
            <text:p>13503.64</text:p>
          </table:table-cell>
          <table:table-cell office:value-type="float" office:value="7977.73">
            <text:p>7977.73</text:p>
          </table:table-cell>
          <table:table-cell office:value-type="float" office:value="4608.22">
            <text:p>4608.22</text:p>
          </table:table-cell>
          <table:table-cell office:value-type="float" office:value="26522.97">
            <text:p>26522.97</text:p>
          </table:table-cell>
          <table:table-cell office:value-type="float" office:value="71473.81">
            <text:p>71473.81</text:p>
          </table:table-cell>
          <table:table-cell office:value-type="float" office:value="79110.11">
            <text:p>79110.11</text:p>
          </table:table-cell>
          <table:table-cell office:value-type="float" office:value="99403.74">
            <text:p>99403.74</text:p>
          </table:table-cell>
          <table:table-cell office:value-type="float" office:value="101799.62">
            <text:p>101799.62</text:p>
          </table:table-cell>
          <table:table-cell office:value-type="float" office:value="60152.01">
            <text:p>60152.01</text:p>
          </table:table-cell>
          <table:table-cell office:value-type="float" office:value="229903.01">
            <text:p>229903.01</text:p>
          </table:table-cell>
          <table:table-cell office:value-type="float" office:value="270316.96">
            <text:p>270316.96</text:p>
          </table:table-cell>
          <table:table-cell office:value-type="float" office:value="119335.46">
            <text:p>119335.46</text:p>
          </table:table-cell>
          <table:table-cell office:value-type="float" office:value="110776.52">
            <text:p>110776.52</text:p>
          </table:table-cell>
          <table:table-cell office:value-type="float" office:value="111638.05">
            <text:p>111638.05</text:p>
          </table:table-cell>
          <table:table-cell office:value-type="float" office:value="58933.64">
            <text:p>58933.64</text:p>
          </table:table-cell>
          <table:table-cell office:value-type="float" office:value="68527.42">
            <text:p>68527.42</text:p>
          </table:table-cell>
          <table:table-cell office:value-type="float" office:value="64586.94">
            <text:p>64586.94</text:p>
          </table:table-cell>
          <table:table-cell office:value-type="float" office:value="70204.57">
            <text:p>70204.57</text:p>
          </table:table-cell>
          <table:table-cell office:value-type="float" office:value="72692.17">
            <text:p>72692.17</text:p>
          </table:table-cell>
          <table:table-cell office:value-type="float" office:value="38400.44">
            <text:p>38400.44</text:p>
          </table:table-cell>
          <table:table-cell office:value-type="float" office:value="39302.71">
            <text:p>39302.71</text:p>
          </table:table-cell>
          <table:table-cell office:value-type="float" office:value="35581.44">
            <text:p>35581.44</text:p>
          </table:table-cell>
          <table:table-cell office:value-type="float" office:value="27206.02">
            <text:p>27206.02</text:p>
          </table:table-cell>
          <table:table-cell office:value-type="float" office:value="20589.35">
            <text:p>20589.35</text:p>
          </table:table-cell>
          <table:table-cell office:value-type="float" office:value="19299.65">
            <text:p>19299.65</text:p>
          </table:table-cell>
          <table:table-cell office:value-type="float" office:value="35999.49">
            <text:p>35999.49</text:p>
          </table:table-cell>
          <table:table-cell office:value-type="float" office:value="32915.37">
            <text:p>32915.37</text:p>
          </table:table-cell>
          <table:table-cell office:value-type="float" office:value="17535.84">
            <text:p>17535.84</text:p>
          </table:table-cell>
          <table:table-cell office:value-type="float" office:value="16093.2">
            <text:p>16093.20</text:p>
          </table:table-cell>
          <table:table-cell office:value-type="float" office:value="11423.75">
            <text:p>11423.75</text:p>
          </table:table-cell>
          <table:table-cell office:value-type="float" office:value="8293.82">
            <text:p>8293.82</text:p>
          </table:table-cell>
          <table:table-cell office:value-type="float" office:value="20390.51">
            <text:p>20390.51</text:p>
          </table:table-cell>
          <table:table-cell office:value-type="float" office:value="19666.6">
            <text:p>19666.60</text:p>
          </table:table-cell>
          <table:table-cell office:value-type="float" office:value="16031.98">
            <text:p>16031.98</text:p>
          </table:table-cell>
          <table:table-cell office:value-type="float" office:value="23449.09">
            <text:p>23449.09</text:p>
          </table:table-cell>
          <table:table-cell office:value-type="float" office:value="16755.89">
            <text:p>16755.89</text:p>
          </table:table-cell>
          <table:table-cell office:value-type="float" office:value="16822.17">
            <text:p>16822.17</text:p>
          </table:table-cell>
          <table:table-cell table:number-columns-repeated="58"/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number-columns-repeated="3"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25">
            <text:p>0.25</text:p>
          </table:table-cell>
          <table:table-cell office:value-type="float" office:value="0.2">
            <text:p>0.20</text:p>
          </table:table-cell>
          <table:table-cell office:value-type="float" office:value="0.1">
            <text:p>0.10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9">
            <text:p>0.19</text:p>
          </table:table-cell>
          <table:table-cell office:value-type="float" office:value="0.49">
            <text:p>0.49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38">
            <text:p>0.38</text:p>
          </table:table-cell>
          <table:table-cell office:value-type="float" office:value="1.42">
            <text:p>1.42</text:p>
          </table:table-cell>
          <table:table-cell office:value-type="float" office:value="1.63">
            <text:p>1.63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33">
            <text:p>0.33</text:p>
          </table:table-cell>
          <table:table-cell office:value-type="float" office:value="0.38">
            <text:p>0.38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2">
            <text:p>0.20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  <table:table-cell office:value-type="float" office:value="0.1">
            <text:p>0.10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1">
            <text:p>0.10</text:p>
          </table:table-cell>
          <table:table-cell table:number-columns-repeated="2" office:value-type="float" office:value="0.07">
            <text:p>0.07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Iran (Islamic Republic of)</text:p>
          </table:table-cell>
          <table:table-cell office:value-type="float" office:value="102">
            <text:p>102</text:p>
          </table:table-cell>
          <table:table-cell office:value-type="float" office:value="364">
            <text:p>364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323828">
            <text:p>323828</text:p>
          </table:table-cell>
          <table:table-cell office:value-type="float" office:value="262200">
            <text:p>262200</text:p>
          </table:table-cell>
          <table:table-cell office:value-type="float" office:value="348975">
            <text:p>348975</text:p>
          </table:table-cell>
          <table:table-cell office:value-type="float" office:value="339758">
            <text:p>339758</text:p>
          </table:table-cell>
          <table:table-cell office:value-type="float" office:value="425429">
            <text:p>425429</text:p>
          </table:table-cell>
          <table:table-cell office:value-type="float" office:value="321709">
            <text:p>321709</text:p>
          </table:table-cell>
          <table:table-cell office:value-type="float" office:value="328569">
            <text:p>328569</text:p>
          </table:table-cell>
          <table:table-cell office:value-type="float" office:value="455405">
            <text:p>455405</text:p>
          </table:table-cell>
          <table:table-cell office:value-type="float" office:value="464890">
            <text:p>464890</text:p>
          </table:table-cell>
          <table:table-cell office:value-type="float" office:value="441292">
            <text:p>441292</text:p>
          </table:table-cell>
          <table:table-cell office:value-type="float" office:value="404553">
            <text:p>404553</text:p>
          </table:table-cell>
          <table:table-cell office:value-type="float" office:value="543000">
            <text:p>543000</text:p>
          </table:table-cell>
          <table:table-cell office:value-type="float" office:value="543106">
            <text:p>543106</text:p>
          </table:table-cell>
          <table:table-cell office:value-type="float" office:value="630000">
            <text:p>630000</text:p>
          </table:table-cell>
          <table:table-cell office:value-type="float" office:value="402000">
            <text:p>402000</text:p>
          </table:table-cell>
          <table:table-cell office:value-type="float" office:value="442000">
            <text:p>442000</text:p>
          </table:table-cell>
          <table:table-cell office:value-type="float" office:value="478000">
            <text:p>478000</text:p>
          </table:table-cell>
          <table:table-cell office:value-type="float" office:value="372000">
            <text:p>372000</text:p>
          </table:table-cell>
          <table:table-cell office:value-type="float" office:value="265000">
            <text:p>265000</text:p>
          </table:table-cell>
          <table:table-cell office:value-type="float" office:value="172000">
            <text:p>172000</text:p>
          </table:table-cell>
          <table:table-cell office:value-type="float" office:value="217000">
            <text:p>217000</text:p>
          </table:table-cell>
          <table:table-cell office:value-type="float" office:value="295000">
            <text:p>295000</text:p>
          </table:table-cell>
          <table:table-cell office:value-type="float" office:value="257000">
            <text:p>257000</text:p>
          </table:table-cell>
          <table:table-cell office:value-type="float" office:value="315000">
            <text:p>315000</text:p>
          </table:table-cell>
          <table:table-cell office:value-type="float" office:value="294000">
            <text:p>294000</text:p>
          </table:table-cell>
          <table:table-cell office:value-type="float" office:value="321000">
            <text:p>321000</text:p>
          </table:table-cell>
          <table:table-cell office:value-type="float" office:value="310300">
            <text:p>310300</text:p>
          </table:table-cell>
          <table:table-cell office:value-type="float" office:value="344000">
            <text:p>344000</text:p>
          </table:table-cell>
          <table:table-cell office:value-type="float" office:value="351000">
            <text:p>351000</text:p>
          </table:table-cell>
          <table:table-cell office:value-type="float" office:value="381000">
            <text:p>381000</text:p>
          </table:table-cell>
          <table:table-cell office:value-type="float" office:value="365000">
            <text:p>365000</text:p>
          </table:table-cell>
          <table:table-cell office:value-type="float" office:value="299068">
            <text:p>299068</text:p>
          </table:table-cell>
          <table:table-cell office:value-type="float" office:value="255021">
            <text:p>255021</text:p>
          </table:table-cell>
          <table:table-cell office:value-type="float" office:value="355077">
            <text:p>355077</text:p>
          </table:table-cell>
          <table:table-cell office:value-type="float" office:value="478957">
            <text:p>478957</text:p>
          </table:table-cell>
          <table:table-cell office:value-type="float" office:value="541000">
            <text:p>541000</text:p>
          </table:table-cell>
          <table:table-cell office:value-type="float" office:value="387000">
            <text:p>387000</text:p>
          </table:table-cell>
          <table:table-cell office:value-type="float" office:value="392000">
            <text:p>392000</text:p>
          </table:table-cell>
          <table:table-cell office:value-type="float" office:value="405000">
            <text:p>405000</text:p>
          </table:table-cell>
          <table:table-cell office:value-type="float" office:value="450000">
            <text:p>450000</text:p>
          </table:table-cell>
          <table:table-cell office:value-type="float" office:value="377000">
            <text:p>377000</text:p>
          </table:table-cell>
          <table:table-cell office:value-type="float" office:value="316000">
            <text:p>316000</text:p>
          </table:table-cell>
          <table:table-cell office:value-type="float" office:value="324000">
            <text:p>324000</text:p>
          </table:table-cell>
          <table:table-cell office:value-type="float" office:value="386000">
            <text:p>386000</text:p>
          </table:table-cell>
          <table:table-cell office:value-type="float" office:value="333000">
            <text:p>333000</text:p>
          </table:table-cell>
          <table:table-cell office:value-type="float" office:value="246800">
            <text:p>246800</text:p>
          </table:table-cell>
          <table:table-cell office:value-type="float" office:value="281000">
            <text:p>281000</text:p>
          </table:table-cell>
          <table:table-cell office:value-type="float" office:value="269000">
            <text:p>269000</text:p>
          </table:table-cell>
          <table:table-cell office:value-type="float" office:value="230600">
            <text:p>230600</text:p>
          </table:table-cell>
          <table:table-cell office:value-type="float" office:value="212000">
            <text:p>212000</text:p>
          </table:table-cell>
          <table:table-cell office:value-type="float" office:value="215400">
            <text:p>215400</text:p>
          </table:table-cell>
          <table:table-cell office:value-type="float" office:value="187000">
            <text:p>187000</text:p>
          </table:table-cell>
          <table:table-cell table:number-columns-repeated="2"/>
          <table:table-cell office:value-type="float" office:value="14.3694">
            <text:p>14.3694</text:p>
          </table:table-cell>
          <table:table-cell office:value-type="float" office:value="11.3359">
            <text:p>11.3359</text:p>
          </table:table-cell>
          <table:table-cell office:value-type="float" office:value="14.6986">
            <text:p>14.6986</text:p>
          </table:table-cell>
          <table:table-cell office:value-type="float" office:value="13.9399">
            <text:p>13.9399</text:p>
          </table:table-cell>
          <table:table-cell office:value-type="float" office:value="17.0008">
            <text:p>17.0008</text:p>
          </table:table-cell>
          <table:table-cell office:value-type="float" office:value="12.5193">
            <text:p>12.5193</text:p>
          </table:table-cell>
          <table:table-cell office:value-type="float" office:value="12.4486">
            <text:p>12.4486</text:p>
          </table:table-cell>
          <table:table-cell office:value-type="float" office:value="16.7966">
            <text:p>16.7966</text:p>
          </table:table-cell>
          <table:table-cell office:value-type="float" office:value="16.692">
            <text:p>16.692</text:p>
          </table:table-cell>
          <table:table-cell office:value-type="float" office:value="15.426">
            <text:p>15.426</text:p>
          </table:table-cell>
          <table:table-cell office:value-type="float" office:value="13.7687">
            <text:p>13.7687</text:p>
          </table:table-cell>
          <table:table-cell office:value-type="float" office:value="17.9897">
            <text:p>17.9897</text:p>
          </table:table-cell>
          <table:table-cell office:value-type="float" office:value="17.5054">
            <text:p>17.5054</text:p>
          </table:table-cell>
          <table:table-cell office:value-type="float" office:value="19.7381">
            <text:p>19.7381</text:p>
          </table:table-cell>
          <table:table-cell office:value-type="float" office:value="12.227">
            <text:p>12.227</text:p>
          </table:table-cell>
          <table:table-cell office:value-type="float" office:value="13.038">
            <text:p>13.038</text:p>
          </table:table-cell>
          <table:table-cell office:value-type="float" office:value="13.6603">
            <text:p>13.6603</text:p>
          </table:table-cell>
          <table:table-cell office:value-type="float" office:value="10.2842">
            <text:p>10.2842</text:p>
          </table:table-cell>
          <table:table-cell office:value-type="float" office:value="7.0731">
            <text:p>7.0731</text:p>
          </table:table-cell>
          <table:table-cell office:value-type="float" office:value="4.4227">
            <text:p>4.4227</text:p>
          </table:table-cell>
          <table:table-cell office:value-type="float" office:value="5.366">
            <text:p>5.366</text:p>
          </table:table-cell>
          <table:table-cell office:value-type="float" office:value="7.0071">
            <text:p>7.0071</text:p>
          </table:table-cell>
          <table:table-cell office:value-type="float" office:value="5.8605">
            <text:p>5.8605</text:p>
          </table:table-cell>
          <table:table-cell office:value-type="float" office:value="6.897">
            <text:p>6.897</text:p>
          </table:table-cell>
          <table:table-cell office:value-type="float" office:value="6.1853">
            <text:p>6.1853</text:p>
          </table:table-cell>
          <table:table-cell office:value-type="float" office:value="6.4926">
            <text:p>6.4926</text:p>
          </table:table-cell>
          <table:table-cell office:value-type="float" office:value="6.0396">
            <text:p>6.0396</text:p>
          </table:table-cell>
          <table:table-cell office:value-type="float" office:value="6.4601">
            <text:p>6.4601</text:p>
          </table:table-cell>
          <table:table-cell office:value-type="float" office:value="6.389">
            <text:p>6.389</text:p>
          </table:table-cell>
          <table:table-cell office:value-type="float" office:value="6.7599">
            <text:p>6.7599</text:p>
          </table:table-cell>
          <table:table-cell office:value-type="float" office:value="6.3509">
            <text:p>6.3509</text:p>
          </table:table-cell>
          <table:table-cell office:value-type="float" office:value="5.1292">
            <text:p>5.1292</text:p>
          </table:table-cell>
          <table:table-cell office:value-type="float" office:value="4.3237">
            <text:p>4.3237</text:p>
          </table:table-cell>
          <table:table-cell office:value-type="float" office:value="5.9514">
            <text:p>5.9514</text:p>
          </table:table-cell>
          <table:table-cell office:value-type="float" office:value="7.9208">
            <text:p>7.9208</text:p>
          </table:table-cell>
          <table:table-cell office:value-type="float" office:value="8.8052">
            <text:p>8.8052</text:p>
          </table:table-cell>
          <table:table-cell office:value-type="float" office:value="6.1877">
            <text:p>6.1877</text:p>
          </table:table-cell>
          <table:table-cell office:value-type="float" office:value="6.1526">
            <text:p>6.1526</text:p>
          </table:table-cell>
          <table:table-cell office:value-type="float" office:value="6.2443">
            <text:p>6.2443</text:p>
          </table:table-cell>
          <table:table-cell office:value-type="float" office:value="6.8274">
            <text:p>6.8274</text:p>
          </table:table-cell>
          <table:table-cell office:value-type="float" office:value="5.6388">
            <text:p>5.6388</text:p>
          </table:table-cell>
          <table:table-cell office:value-type="float" office:value="4.6658">
            <text:p>4.6658</text:p>
          </table:table-cell>
          <table:table-cell office:value-type="float" office:value="4.727">
            <text:p>4.727</text:p>
          </table:table-cell>
          <table:table-cell office:value-type="float" office:value="5.5666">
            <text:p>5.5666</text:p>
          </table:table-cell>
          <table:table-cell office:value-type="float" office:value="4.7468">
            <text:p>4.7468</text:p>
          </table:table-cell>
          <table:table-cell office:value-type="float" office:value="3.4772">
            <text:p>3.4772</text:p>
          </table:table-cell>
          <table:table-cell office:value-type="float" office:value="3.9132">
            <text:p>3.9132</text:p>
          </table:table-cell>
          <table:table-cell office:value-type="float" office:value="3.7021">
            <text:p>3.7021</text:p>
          </table:table-cell>
          <table:table-cell office:value-type="float" office:value="3.1356">
            <text:p>3.1356</text:p>
          </table:table-cell>
          <table:table-cell office:value-type="float" office:value="2.8471">
            <text:p>2.8471</text:p>
          </table:table-cell>
          <table:table-cell office:value-type="float" office:value="2.8559">
            <text:p>2.8559</text:p>
          </table:table-cell>
          <table:table-cell office:value-type="float" office:value="2.4469">
            <text:p>2.4469</text:p>
          </table:table-cell>
          <table:table-cell table:number-columns-repeated="2"/>
          <table:table-cell office:value-type="float" office:value="76714.08">
            <text:p>76714.08</text:p>
          </table:table-cell>
          <table:table-cell office:value-type="float" office:value="62114.56">
            <text:p>62114.56</text:p>
          </table:table-cell>
          <table:table-cell office:value-type="float" office:value="82671.3">
            <text:p>82671.30</text:p>
          </table:table-cell>
          <table:table-cell office:value-type="float" office:value="80487.72">
            <text:p>80487.72</text:p>
          </table:table-cell>
          <table:table-cell office:value-type="float" office:value="100783.06">
            <text:p>100783.06</text:p>
          </table:table-cell>
          <table:table-cell office:value-type="float" office:value="76211.99">
            <text:p>76211.99</text:p>
          </table:table-cell>
          <table:table-cell office:value-type="float" office:value="77837.11">
            <text:p>77837.11</text:p>
          </table:table-cell>
          <table:table-cell office:value-type="float" office:value="110018.69">
            <text:p>110018.69</text:p>
          </table:table-cell>
          <table:table-cell office:value-type="float" office:value="109619.13">
            <text:p>109619.13</text:p>
          </table:table-cell>
          <table:table-cell office:value-type="float" office:value="102607.41">
            <text:p>102607.41</text:p>
          </table:table-cell>
          <table:table-cell office:value-type="float" office:value="97213.97">
            <text:p>97213.97</text:p>
          </table:table-cell>
          <table:table-cell office:value-type="float" office:value="134496.19">
            <text:p>134496.19</text:p>
          </table:table-cell>
          <table:table-cell office:value-type="float" office:value="130964.86">
            <text:p>130964.86</text:p>
          </table:table-cell>
          <table:table-cell office:value-type="float" office:value="151487.24">
            <text:p>151487.24</text:p>
          </table:table-cell>
          <table:table-cell office:value-type="float" office:value="93183.04">
            <text:p>93183.04</text:p>
          </table:table-cell>
          <table:table-cell office:value-type="float" office:value="103875.96">
            <text:p>103875.96</text:p>
          </table:table-cell>
          <table:table-cell office:value-type="float" office:value="116503.69">
            <text:p>116503.69</text:p>
          </table:table-cell>
          <table:table-cell office:value-type="float" office:value="88189.89">
            <text:p>88189.89</text:p>
          </table:table-cell>
          <table:table-cell office:value-type="float" office:value="64731.45">
            <text:p>64731.45</text:p>
          </table:table-cell>
          <table:table-cell office:value-type="float" office:value="38760.69">
            <text:p>38760.69</text:p>
          </table:table-cell>
          <table:table-cell office:value-type="float" office:value="51630.92">
            <text:p>51630.92</text:p>
          </table:table-cell>
          <table:table-cell office:value-type="float" office:value="64792.47">
            <text:p>64792.47</text:p>
          </table:table-cell>
          <table:table-cell office:value-type="float" office:value="60530.34">
            <text:p>60530.34</text:p>
          </table:table-cell>
          <table:table-cell office:value-type="float" office:value="74398.49">
            <text:p>74398.49</text:p>
          </table:table-cell>
          <table:table-cell office:value-type="float" office:value="70096.21">
            <text:p>70096.21</text:p>
          </table:table-cell>
          <table:table-cell office:value-type="float" office:value="74410.7">
            <text:p>74410.70</text:p>
          </table:table-cell>
          <table:table-cell office:value-type="float" office:value="71347.46">
            <text:p>71347.46</text:p>
          </table:table-cell>
          <table:table-cell office:value-type="float" office:value="78418.13">
            <text:p>78418.13</text:p>
          </table:table-cell>
          <table:table-cell office:value-type="float" office:value="78058.73">
            <text:p>78058.73</text:p>
          </table:table-cell>
          <table:table-cell office:value-type="float" office:value="82603.51">
            <text:p>82603.51</text:p>
          </table:table-cell>
          <table:table-cell office:value-type="float" office:value="80926.92">
            <text:p>80926.92</text:p>
          </table:table-cell>
          <table:table-cell office:value-type="float" office:value="68243.37">
            <text:p>68243.37</text:p>
          </table:table-cell>
          <table:table-cell office:value-type="float" office:value="59930.05">
            <text:p>59930.05</text:p>
          </table:table-cell>
          <table:table-cell office:value-type="float" office:value="82407.07">
            <text:p>82407.07</text:p>
          </table:table-cell>
          <table:table-cell office:value-type="float" office:value="110748.28">
            <text:p>110748.28</text:p>
          </table:table-cell>
          <table:table-cell office:value-type="float" office:value="120443.04">
            <text:p>120443.04</text:p>
          </table:table-cell>
          <table:table-cell office:value-type="float" office:value="91134.84">
            <text:p>91134.84</text:p>
          </table:table-cell>
          <table:table-cell office:value-type="float" office:value="93760.53">
            <text:p>93760.53</text:p>
          </table:table-cell>
          <table:table-cell office:value-type="float" office:value="93861.71">
            <text:p>93861.71</text:p>
          </table:table-cell>
          <table:table-cell office:value-type="float" office:value="106283.56">
            <text:p>106283.56</text:p>
          </table:table-cell>
          <table:table-cell office:value-type="float" office:value="87228.58">
            <text:p>87228.58</text:p>
          </table:table-cell>
          <table:table-cell office:value-type="float" office:value="73130.13">
            <text:p>73130.13</text:p>
          </table:table-cell>
          <table:table-cell office:value-type="float" office:value="75537.74">
            <text:p>75537.74</text:p>
          </table:table-cell>
          <table:table-cell office:value-type="float" office:value="89712.95">
            <text:p>89712.95</text:p>
          </table:table-cell>
          <table:table-cell office:value-type="float" office:value="77125.36">
            <text:p>77125.36</text:p>
          </table:table-cell>
          <table:table-cell office:value-type="float" office:value="59298.98">
            <text:p>59298.98</text:p>
          </table:table-cell>
          <table:table-cell office:value-type="float" office:value="65062.91">
            <text:p>65062.91</text:p>
          </table:table-cell>
          <table:table-cell office:value-type="float" office:value="61899.87">
            <text:p>61899.87</text:p>
          </table:table-cell>
          <table:table-cell office:value-type="float" office:value="52943.93">
            <text:p>52943.93</text:p>
          </table:table-cell>
          <table:table-cell office:value-type="float" office:value="48556.86">
            <text:p>48556.86</text:p>
          </table:table-cell>
          <table:table-cell office:value-type="float" office:value="49445.58">
            <text:p>49445.58</text:p>
          </table:table-cell>
          <table:table-cell office:value-type="float" office:value="44395.89">
            <text:p>44395.89</text:p>
          </table:table-cell>
          <table:table-cell table:number-columns-repeated="3"/>
          <table:table-cell office:value-type="string">
            <text:p>1346133.45</text:p>
          </table:table-cell>
          <table:table-cell office:value-type="string">
            <text:p>1089949.78</text:p>
          </table:table-cell>
          <table:table-cell office:value-type="string">
            <text:p>1450667.36</text:p>
          </table:table-cell>
          <table:table-cell office:value-type="string">
            <text:p>1412351.19</text:p>
          </table:table-cell>
          <table:table-cell office:value-type="string">
            <text:p>1768481.75</text:p>
          </table:table-cell>
          <table:table-cell office:value-type="string">
            <text:p>1337323.21</text:p>
          </table:table-cell>
          <table:table-cell office:value-type="string">
            <text:p>1365839.79</text:p>
          </table:table-cell>
          <table:table-cell office:value-type="string">
            <text:p>1930543.15</text:p>
          </table:table-cell>
          <table:table-cell office:value-type="string">
            <text:p>1923531.87</text:p>
          </table:table-cell>
          <table:table-cell office:value-type="string">
            <text:p>1800494.37</text:p>
          </table:table-cell>
          <table:table-cell office:value-type="string">
            <text:p>1705853.52</text:p>
          </table:table-cell>
          <table:table-cell office:value-type="string">
            <text:p>2360060.00</text:p>
          </table:table-cell>
          <table:table-cell office:value-type="string">
            <text:p>2298094.20</text:p>
          </table:table-cell>
          <table:table-cell office:value-type="string">
            <text:p>2658208.89</text:p>
          </table:table-cell>
          <table:table-cell office:value-type="string">
            <text:p>1635121.15</text:p>
          </table:table-cell>
          <table:table-cell office:value-type="string">
            <text:p>1822754.11</text:p>
          </table:table-cell>
          <table:table-cell office:value-type="string">
            <text:p>2044338.18</text:p>
          </table:table-cell>
          <table:table-cell office:value-type="string">
            <text:p>1547504.22</text:p>
          </table:table-cell>
          <table:table-cell office:value-type="string">
            <text:p>1135869.30</text:p>
          </table:table-cell>
          <table:table-cell office:value-type="string">
            <text:p>680149.81</text:p>
          </table:table-cell>
          <table:table-cell office:value-type="string">
            <text:p>905989.06</text:p>
          </table:table-cell>
          <table:table-cell office:value-type="string">
            <text:p>1136940.19</text:p>
          </table:table-cell>
          <table:table-cell office:value-type="string">
            <text:p>1062150.73</text:p>
          </table:table-cell>
          <table:table-cell office:value-type="string">
            <text:p>1305500.98</text:p>
          </table:table-cell>
          <table:table-cell office:value-type="string">
            <text:p>1230007.05</text:p>
          </table:table-cell>
          <table:table-cell office:value-type="string">
            <text:p>1305715.16</text:p>
          </table:table-cell>
          <table:table-cell office:value-type="string">
            <text:p>1251963.15</text:p>
          </table:table-cell>
          <table:table-cell office:value-type="string">
            <text:p>1376035.26</text:p>
          </table:table-cell>
          <table:table-cell office:value-type="string">
            <text:p>1369728.62</text:p>
          </table:table-cell>
          <table:table-cell office:value-type="string">
            <text:p>1449477.72</text:p>
          </table:table-cell>
          <table:table-cell office:value-type="string">
            <text:p>1420057.90</text:p>
          </table:table-cell>
          <table:table-cell office:value-type="string">
            <text:p>1197494.54</text:p>
          </table:table-cell>
          <table:table-cell office:value-type="string">
            <text:p>1051617.20</text:p>
          </table:table-cell>
          <table:table-cell office:value-type="string">
            <text:p>1446030.73</text:p>
          </table:table-cell>
          <table:table-cell office:value-type="string">
            <text:p>1943345.58</text:p>
          </table:table-cell>
          <table:table-cell office:value-type="string">
            <text:p>2113463.53</text:p>
          </table:table-cell>
          <table:table-cell office:value-type="string">
            <text:p>1599180.51</text:p>
          </table:table-cell>
          <table:table-cell office:value-type="string">
            <text:p>1645254.62</text:p>
          </table:table-cell>
          <table:table-cell office:value-type="string">
            <text:p>1647029.97</text:p>
          </table:table-cell>
          <table:table-cell office:value-type="string">
            <text:p>1865001.40</text:p>
          </table:table-cell>
          <table:table-cell office:value-type="string">
            <text:p>1530635.76</text:p>
          </table:table-cell>
          <table:table-cell office:value-type="string">
            <text:p>1283244.51</text:p>
          </table:table-cell>
          <table:table-cell office:value-type="string">
            <text:p>1325491.80</text:p>
          </table:table-cell>
          <table:table-cell office:value-type="string">
            <text:p>1574230.04</text:p>
          </table:table-cell>
          <table:table-cell office:value-type="string">
            <text:p>1353350.44</text:p>
          </table:table-cell>
          <table:table-cell office:value-type="string">
            <text:p>1040543.51</text:p>
          </table:table-cell>
          <table:table-cell office:value-type="string">
            <text:p>1141685.66</text:p>
          </table:table-cell>
          <table:table-cell office:value-type="string">
            <text:p>1086182.55</text:p>
          </table:table-cell>
          <table:table-cell office:value-type="string">
            <text:p>929028.95</text:p>
          </table:table-cell>
          <table:table-cell office:value-type="string">
            <text:p>852047.13</text:p>
          </table:table-cell>
          <table:table-cell office:value-type="string">
            <text:p>867641.88</text:p>
          </table:table-cell>
          <table:table-cell office:value-type="string">
            <text:p>779033.02</text:p>
          </table:table-cell>
          <table:table-cell table:number-columns-repeated="3"/>
          <table:table-cell office:value-type="float" office:value="3.4">
            <text:p>3.40</text:p>
          </table:table-cell>
          <table:table-cell office:value-type="float" office:value="2.69">
            <text:p>2.69</text:p>
          </table:table-cell>
          <table:table-cell office:value-type="float" office:value="3.48">
            <text:p>3.48</text:p>
          </table:table-cell>
          <table:table-cell office:value-type="float" office:value="3.3">
            <text:p>3.30</text:p>
          </table:table-cell>
          <table:table-cell office:value-type="float" office:value="4.03">
            <text:p>4.03</text:p>
          </table:table-cell>
          <table:table-cell office:value-type="float" office:value="2.97">
            <text:p>2.97</text:p>
          </table:table-cell>
          <table:table-cell office:value-type="float" office:value="2.95">
            <text:p>2.95</text:p>
          </table:table-cell>
          <table:table-cell office:value-type="float" office:value="4.06">
            <text:p>4.06</text:p>
          </table:table-cell>
          <table:table-cell office:value-type="float" office:value="3.94">
            <text:p>3.94</text:p>
          </table:table-cell>
          <table:table-cell office:value-type="float" office:value="3.59">
            <text:p>3.59</text:p>
          </table:table-cell>
          <table:table-cell office:value-type="float" office:value="3.31">
            <text:p>3.31</text:p>
          </table:table-cell>
          <table:table-cell office:value-type="float" office:value="4.46">
            <text:p>4.46</text:p>
          </table:table-cell>
          <table:table-cell office:value-type="float" office:value="4.22">
            <text:p>4.22</text:p>
          </table:table-cell>
          <table:table-cell office:value-type="float" office:value="4.75">
            <text:p>4.75</text:p>
          </table:table-cell>
          <table:table-cell office:value-type="float" office:value="2.83">
            <text:p>2.83</text:p>
          </table:table-cell>
          <table:table-cell office:value-type="float" office:value="3.06">
            <text:p>3.06</text:p>
          </table:table-cell>
          <table:table-cell office:value-type="float" office:value="3.33">
            <text:p>3.33</text:p>
          </table:table-cell>
          <table:table-cell office:value-type="float" office:value="2.44">
            <text:p>2.44</text:p>
          </table:table-cell>
          <table:table-cell office:value-type="float" office:value="1.73">
            <text:p>1.73</text:p>
          </table:table-cell>
          <table:table-cell office:value-type="float" office:value="1">
            <text:p>1.00</text:p>
          </table:table-cell>
          <table:table-cell office:value-type="float" office:value="1.28">
            <text:p>1.28</text:p>
          </table:table-cell>
          <table:table-cell office:value-type="float" office:value="1.54">
            <text:p>1.54</text:p>
          </table:table-cell>
          <table:table-cell office:value-type="float" office:value="1.38">
            <text:p>1.38</text:p>
          </table:table-cell>
          <table:table-cell office:value-type="float" office:value="1.63">
            <text:p>1.63</text:p>
          </table:table-cell>
          <table:table-cell office:value-type="float" office:value="1.47">
            <text:p>1.47</text:p>
          </table:table-cell>
          <table:table-cell office:value-type="float" office:value="1.51">
            <text:p>1.51</text:p>
          </table:table-cell>
          <table:table-cell office:value-type="float" office:value="1.39">
            <text:p>1.39</text:p>
          </table:table-cell>
          <table:table-cell office:value-type="float" office:value="1.47">
            <text:p>1.47</text:p>
          </table:table-cell>
          <table:table-cell office:value-type="float" office:value="1.42">
            <text:p>1.42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office:value-type="float" office:value="1.17">
            <text:p>1.17</text:p>
          </table:table-cell>
          <table:table-cell office:value-type="float" office:value="1.02">
            <text:p>1.02</text:p>
          </table:table-cell>
          <table:table-cell office:value-type="float" office:value="1.38">
            <text:p>1.38</text:p>
          </table:table-cell>
          <table:table-cell office:value-type="float" office:value="1.83">
            <text:p>1.83</text:p>
          </table:table-cell>
          <table:table-cell office:value-type="float" office:value="1.96">
            <text:p>1.96</text:p>
          </table:table-cell>
          <table:table-cell office:value-type="float" office:value="1.46">
            <text:p>1.46</text:p>
          </table:table-cell>
          <table:table-cell office:value-type="float" office:value="1.47">
            <text:p>1.47</text:p>
          </table:table-cell>
          <table:table-cell office:value-type="float" office:value="1.45">
            <text:p>1.45</text:p>
          </table:table-cell>
          <table:table-cell office:value-type="float" office:value="1.61">
            <text:p>1.61</text:p>
          </table:table-cell>
          <table:table-cell office:value-type="float" office:value="1.3">
            <text:p>1.30</text:p>
          </table:table-cell>
          <table:table-cell office:value-type="float" office:value="1.08">
            <text:p>1.08</text:p>
          </table:table-cell>
          <table:table-cell office:value-type="float" office:value="1.1">
            <text:p>1.10</text:p>
          </table:table-cell>
          <table:table-cell office:value-type="float" office:value="1.29">
            <text:p>1.29</text:p>
          </table:table-cell>
          <table:table-cell office:value-type="float" office:value="1.1">
            <text:p>1.10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58">
            <text:p>0.58</text:p>
          </table:table-cell>
          <table:table-cell table:number-columns-repeated="3"/>
          <table:table-cell office:value-type="float" office:value="59.73">
            <text:p>59.73</text:p>
          </table:table-cell>
          <table:table-cell office:value-type="float" office:value="47.12">
            <text:p>47.12</text:p>
          </table:table-cell>
          <table:table-cell office:value-type="float" office:value="61.1">
            <text:p>61.10</text:p>
          </table:table-cell>
          <table:table-cell office:value-type="float" office:value="57.95">
            <text:p>57.95</text:p>
          </table:table-cell>
          <table:table-cell office:value-type="float" office:value="70.67">
            <text:p>70.67</text:p>
          </table:table-cell>
          <table:table-cell office:value-type="float" office:value="52.04">
            <text:p>52.04</text:p>
          </table:table-cell>
          <table:table-cell office:value-type="float" office:value="51.75">
            <text:p>51.75</text:p>
          </table:table-cell>
          <table:table-cell office:value-type="float" office:value="71.2">
            <text:p>71.20</text:p>
          </table:table-cell>
          <table:table-cell office:value-type="float" office:value="69.07">
            <text:p>69.07</text:p>
          </table:table-cell>
          <table:table-cell office:value-type="float" office:value="62.94">
            <text:p>62.94</text:p>
          </table:table-cell>
          <table:table-cell office:value-type="float" office:value="58.06">
            <text:p>58.06</text:p>
          </table:table-cell>
          <table:table-cell office:value-type="float" office:value="78.19">
            <text:p>78.19</text:p>
          </table:table-cell>
          <table:table-cell office:value-type="float" office:value="74.07">
            <text:p>74.07</text:p>
          </table:table-cell>
          <table:table-cell office:value-type="float" office:value="83.28">
            <text:p>83.28</text:p>
          </table:table-cell>
          <table:table-cell office:value-type="float" office:value="49.73">
            <text:p>49.73</text:p>
          </table:table-cell>
          <table:table-cell office:value-type="float" office:value="53.77">
            <text:p>53.77</text:p>
          </table:table-cell>
          <table:table-cell office:value-type="float" office:value="58.42">
            <text:p>58.42</text:p>
          </table:table-cell>
          <table:table-cell office:value-type="float" office:value="42.78">
            <text:p>42.78</text:p>
          </table:table-cell>
          <table:table-cell office:value-type="float" office:value="30.32">
            <text:p>30.32</text:p>
          </table:table-cell>
          <table:table-cell office:value-type="float" office:value="17.49">
            <text:p>17.49</text:p>
          </table:table-cell>
          <table:table-cell office:value-type="float" office:value="22.4">
            <text:p>22.40</text:p>
          </table:table-cell>
          <table:table-cell office:value-type="float" office:value="27.01">
            <text:p>27.01</text:p>
          </table:table-cell>
          <table:table-cell office:value-type="float" office:value="24.22">
            <text:p>24.22</text:p>
          </table:table-cell>
          <table:table-cell office:value-type="float" office:value="28.58">
            <text:p>28.58</text:p>
          </table:table-cell>
          <table:table-cell office:value-type="float" office:value="25.88">
            <text:p>25.88</text:p>
          </table:table-cell>
          <table:table-cell office:value-type="float" office:value="26.41">
            <text:p>26.41</text:p>
          </table:table-cell>
          <table:table-cell office:value-type="float" office:value="24.37">
            <text:p>24.37</text:p>
          </table:table-cell>
          <table:table-cell office:value-type="float" office:value="25.84">
            <text:p>25.84</text:p>
          </table:table-cell>
          <table:table-cell office:value-type="float" office:value="24.93">
            <text:p>24.93</text:p>
          </table:table-cell>
          <table:table-cell office:value-type="float" office:value="25.72">
            <text:p>25.72</text:p>
          </table:table-cell>
          <table:table-cell office:value-type="float" office:value="24.71">
            <text:p>24.71</text:p>
          </table:table-cell>
          <table:table-cell office:value-type="float" office:value="20.54">
            <text:p>20.54</text:p>
          </table:table-cell>
          <table:table-cell office:value-type="float" office:value="17.83">
            <text:p>17.83</text:p>
          </table:table-cell>
          <table:table-cell office:value-type="float" office:value="24.24">
            <text:p>24.24</text:p>
          </table:table-cell>
          <table:table-cell office:value-type="float" office:value="32.14">
            <text:p>32.14</text:p>
          </table:table-cell>
          <table:table-cell office:value-type="float" office:value="34.4">
            <text:p>34.40</text:p>
          </table:table-cell>
          <table:table-cell office:value-type="float" office:value="25.57">
            <text:p>25.57</text:p>
          </table:table-cell>
          <table:table-cell office:value-type="float" office:value="25.82">
            <text:p>25.82</text:p>
          </table:table-cell>
          <table:table-cell office:value-type="float" office:value="25.39">
            <text:p>25.39</text:p>
          </table:table-cell>
          <table:table-cell office:value-type="float" office:value="28.3">
            <text:p>28.30</text:p>
          </table:table-cell>
          <table:table-cell office:value-type="float" office:value="22.89">
            <text:p>22.89</text:p>
          </table:table-cell>
          <table:table-cell office:value-type="float" office:value="18.95">
            <text:p>18.95</text:p>
          </table:table-cell>
          <table:table-cell office:value-type="float" office:value="19.34">
            <text:p>19.34</text:p>
          </table:table-cell>
          <table:table-cell office:value-type="float" office:value="22.7">
            <text:p>22.70</text:p>
          </table:table-cell>
          <table:table-cell office:value-type="float" office:value="19.29">
            <text:p>19.29</text:p>
          </table:table-cell>
          <table:table-cell office:value-type="float" office:value="14.66">
            <text:p>14.66</text:p>
          </table:table-cell>
          <table:table-cell office:value-type="float" office:value="15.9">
            <text:p>15.90</text:p>
          </table:table-cell>
          <table:table-cell office:value-type="float" office:value="14.95">
            <text:p>14.95</text:p>
          </table:table-cell>
          <table:table-cell office:value-type="float" office:value="12.63">
            <text:p>12.63</text:p>
          </table:table-cell>
          <table:table-cell office:value-type="float" office:value="11.44">
            <text:p>11.44</text:p>
          </table:table-cell>
          <table:table-cell office:value-type="float" office:value="11.5">
            <text:p>11.50</text:p>
          </table:table-cell>
          <table:table-cell office:value-type="float" office:value="10.19">
            <text:p>10.19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float" office:value="103">
            <text:p>103</text:p>
          </table:table-cell>
          <table:table-cell office:value-type="float" office:value="368">
            <text:p>368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23240">
            <text:p>23240</text:p>
          </table:table-cell>
          <table:table-cell office:value-type="float" office:value="24243">
            <text:p>24243</text:p>
          </table:table-cell>
          <table:table-cell office:value-type="float" office:value="14168">
            <text:p>14168</text:p>
          </table:table-cell>
          <table:table-cell office:value-type="float" office:value="28085">
            <text:p>28085</text:p>
          </table:table-cell>
          <table:table-cell office:value-type="float" office:value="29809">
            <text:p>29809</text:p>
          </table:table-cell>
          <table:table-cell office:value-type="float" office:value="27397">
            <text:p>27397</text:p>
          </table:table-cell>
          <table:table-cell office:value-type="float" office:value="33872">
            <text:p>33872</text:p>
          </table:table-cell>
          <table:table-cell office:value-type="float" office:value="38794">
            <text:p>38794</text:p>
          </table:table-cell>
          <table:table-cell office:value-type="float" office:value="42122">
            <text:p>42122</text:p>
          </table:table-cell>
          <table:table-cell office:value-type="float" office:value="45902">
            <text:p>45902</text:p>
          </table:table-cell>
          <table:table-cell office:value-type="float" office:value="42240">
            <text:p>42240</text:p>
          </table:table-cell>
          <table:table-cell office:value-type="float" office:value="50800">
            <text:p>50800</text:p>
          </table:table-cell>
          <table:table-cell office:value-type="float" office:value="45310">
            <text:p>45310</text:p>
          </table:table-cell>
          <table:table-cell office:value-type="float" office:value="40200">
            <text:p>40200</text:p>
          </table:table-cell>
          <table:table-cell office:value-type="float" office:value="38600">
            <text:p>38600</text:p>
          </table:table-cell>
          <table:table-cell office:value-type="float" office:value="33890">
            <text:p>33890</text:p>
          </table:table-cell>
          <table:table-cell office:value-type="float" office:value="26050">
            <text:p>26050</text:p>
          </table:table-cell>
          <table:table-cell office:value-type="float" office:value="13935">
            <text:p>13935</text:p>
          </table:table-cell>
          <table:table-cell office:value-type="float" office:value="16800">
            <text:p>16800</text:p>
          </table:table-cell>
          <table:table-cell office:value-type="float" office:value="14900">
            <text:p>14900</text:p>
          </table:table-cell>
          <table:table-cell office:value-type="float" office:value="13200">
            <text:p>13200</text:p>
          </table:table-cell>
          <table:table-cell office:value-type="float" office:value="14000">
            <text:p>14000</text:p>
          </table:table-cell>
          <table:table-cell office:value-type="float" office:value="11800">
            <text:p>11800</text:p>
          </table:table-cell>
          <table:table-cell office:value-type="float" office:value="10650">
            <text:p>10650</text:p>
          </table:table-cell>
          <table:table-cell office:value-type="float" office:value="10800">
            <text:p>10800</text:p>
          </table:table-cell>
          <table:table-cell office:value-type="float" office:value="19760">
            <text:p>19760</text:p>
          </table:table-cell>
          <table:table-cell office:value-type="float" office:value="21295">
            <text:p>21295</text:p>
          </table:table-cell>
          <table:table-cell office:value-type="float" office:value="18300">
            <text:p>18300</text:p>
          </table:table-cell>
          <table:table-cell office:value-type="float" office:value="21595">
            <text:p>21595</text:p>
          </table:table-cell>
          <table:table-cell office:value-type="float" office:value="27700">
            <text:p>27700</text:p>
          </table:table-cell>
          <table:table-cell office:value-type="float" office:value="11300">
            <text:p>11300</text:p>
          </table:table-cell>
          <table:table-cell office:value-type="float" office:value="8000">
            <text:p>8000</text:p>
          </table:table-cell>
          <table:table-cell office:value-type="float" office:value="34000">
            <text:p>34000</text:p>
          </table:table-cell>
          <table:table-cell office:value-type="float" office:value="29000">
            <text:p>29000</text:p>
          </table:table-cell>
          <table:table-cell office:value-type="float" office:value="18000">
            <text:p>18000</text:p>
          </table:table-cell>
          <table:table-cell office:value-type="float" office:value="27000">
            <text:p>27000</text:p>
          </table:table-cell>
          <table:table-cell office:value-type="float" office:value="48000">
            <text:p>48000</text:p>
          </table:table-cell>
          <table:table-cell office:value-type="float" office:value="69000">
            <text:p>69000</text:p>
          </table:table-cell>
          <table:table-cell office:value-type="float" office:value="79000">
            <text:p>79000</text:p>
          </table:table-cell>
          <table:table-cell office:value-type="float" office:value="33000">
            <text:p>33000</text:p>
          </table:table-cell>
          <table:table-cell office:value-type="float" office:value="65000">
            <text:p>65000</text:p>
          </table:table-cell>
          <table:table-cell office:value-type="float" office:value="92000">
            <text:p>92000</text:p>
          </table:table-cell>
          <table:table-cell office:value-type="float" office:value="41500">
            <text:p>41500</text:p>
          </table:table-cell>
          <table:table-cell office:value-type="float" office:value="37000">
            <text:p>37000</text:p>
          </table:table-cell>
          <table:table-cell office:value-type="float" office:value="29000">
            <text:p>29000</text:p>
          </table:table-cell>
          <table:table-cell office:value-type="float" office:value="25000">
            <text:p>25000</text:p>
          </table:table-cell>
          <table:table-cell office:value-type="float" office:value="28800">
            <text:p>28800</text:p>
          </table:table-cell>
          <table:table-cell office:value-type="float" office:value="11500">
            <text:p>11500</text:p>
          </table:table-cell>
          <table:table-cell office:value-type="float" office:value="23800">
            <text:p>23800</text:p>
          </table:table-cell>
          <table:table-cell office:value-type="float" office:value="44800">
            <text:p>44800</text:p>
          </table:table-cell>
          <table:table-cell office:value-type="float" office:value="34400">
            <text:p>34400</text:p>
          </table:table-cell>
          <table:table-cell office:value-type="float" office:value="35400">
            <text:p>35400</text:p>
          </table:table-cell>
          <table:table-cell table:number-columns-repeated="2"/>
          <table:table-cell office:value-type="float" office:value="3.109">
            <text:p>3.109</text:p>
          </table:table-cell>
          <table:table-cell office:value-type="float" office:value="3.1591">
            <text:p>3.1591</text:p>
          </table:table-cell>
          <table:table-cell office:value-type="float" office:value="1.7959">
            <text:p>1.7959</text:p>
          </table:table-cell>
          <table:table-cell office:value-type="float" office:value="3.4579">
            <text:p>3.4579</text:p>
          </table:table-cell>
          <table:table-cell office:value-type="float" office:value="3.5589">
            <text:p>3.5589</text:p>
          </table:table-cell>
          <table:table-cell office:value-type="float" office:value="3.1669">
            <text:p>3.1669</text:p>
          </table:table-cell>
          <table:table-cell office:value-type="float" office:value="3.7859">
            <text:p>3.7859</text:p>
          </table:table-cell>
          <table:table-cell office:value-type="float" office:value="4.189">
            <text:p>4.189</text:p>
          </table:table-cell>
          <table:table-cell office:value-type="float" office:value="4.3941">
            <text:p>4.3941</text:p>
          </table:table-cell>
          <table:table-cell office:value-type="float" office:value="4.6282">
            <text:p>4.6282</text:p>
          </table:table-cell>
          <table:table-cell office:value-type="float" office:value="4.1186">
            <text:p>4.1186</text:p>
          </table:table-cell>
          <table:table-cell office:value-type="float" office:value="4.7925">
            <text:p>4.7925</text:p>
          </table:table-cell>
          <table:table-cell office:value-type="float" office:value="4.1375">
            <text:p>4.1375</text:p>
          </table:table-cell>
          <table:table-cell office:value-type="float" office:value="3.5537">
            <text:p>3.5537</text:p>
          </table:table-cell>
          <table:table-cell office:value-type="float" office:value="3.3034">
            <text:p>3.3034</text:p>
          </table:table-cell>
          <table:table-cell office:value-type="float" office:value="2.8083">
            <text:p>2.8083</text:p>
          </table:table-cell>
          <table:table-cell office:value-type="float" office:value="2.0905">
            <text:p>2.0905</text:p>
          </table:table-cell>
          <table:table-cell office:value-type="float" office:value="1.0836">
            <text:p>1.0836</text:p>
          </table:table-cell>
          <table:table-cell office:value-type="float" office:value="1.2672">
            <text:p>1.2672</text:p>
          </table:table-cell>
          <table:table-cell office:value-type="float" office:value="1.0913">
            <text:p>1.0913</text:p>
          </table:table-cell>
          <table:table-cell office:value-type="float" office:value="0.9398">
            <text:p>0.9398</text:p>
          </table:table-cell>
          <table:table-cell office:value-type="float" office:value="0.9698">
            <text:p>0.9698</text:p>
          </table:table-cell>
          <table:table-cell office:value-type="float" office:value="0.7961">
            <text:p>0.7961</text:p>
          </table:table-cell>
          <table:table-cell office:value-type="float" office:value="0.7005">
            <text:p>0.7005</text:p>
          </table:table-cell>
          <table:table-cell office:value-type="float" office:value="0.6934">
            <text:p>0.6934</text:p>
          </table:table-cell>
          <table:table-cell office:value-type="float" office:value="1.2396">
            <text:p>1.2396</text:p>
          </table:table-cell>
          <table:table-cell office:value-type="float" office:value="1.3063">
            <text:p>1.3063</text:p>
          </table:table-cell>
          <table:table-cell office:value-type="float" office:value="1.0976">
            <text:p>1.0976</text:p>
          </table:table-cell>
          <table:table-cell office:value-type="float" office:value="1.2648">
            <text:p>1.2648</text:p>
          </table:table-cell>
          <table:table-cell office:value-type="float" office:value="1.5812">
            <text:p>1.5812</text:p>
          </table:table-cell>
          <table:table-cell office:value-type="float" office:value="0.6274">
            <text:p>0.6274</text:p>
          </table:table-cell>
          <table:table-cell office:value-type="float" office:value="0.4313">
            <text:p>0.4313</text:p>
          </table:table-cell>
          <table:table-cell office:value-type="float" office:value="1.7779">
            <text:p>1.7779</text:p>
          </table:table-cell>
          <table:table-cell office:value-type="float" office:value="1.4697">
            <text:p>1.4697</text:p>
          </table:table-cell>
          <table:table-cell office:value-type="float" office:value="0.884">
            <text:p>0.884</text:p>
          </table:table-cell>
          <table:table-cell office:value-type="float" office:value="1.2847">
            <text:p>1.2847</text:p>
          </table:table-cell>
          <table:table-cell office:value-type="float" office:value="2.2126">
            <text:p>2.2126</text:p>
          </table:table-cell>
          <table:table-cell office:value-type="float" office:value="3.0821">
            <text:p>3.0821</text:p>
          </table:table-cell>
          <table:table-cell office:value-type="float" office:value="3.4212">
            <text:p>3.4212</text:p>
          </table:table-cell>
          <table:table-cell office:value-type="float" office:value="1.3865">
            <text:p>1.3865</text:p>
          </table:table-cell>
          <table:table-cell office:value-type="float" office:value="2.6512">
            <text:p>2.6512</text:p>
          </table:table-cell>
          <table:table-cell office:value-type="float" office:value="3.6453">
            <text:p>3.6453</text:p>
          </table:table-cell>
          <table:table-cell office:value-type="float" office:value="1.5986">
            <text:p>1.5986</text:p>
          </table:table-cell>
          <table:table-cell office:value-type="float" office:value="1.3871">
            <text:p>1.3871</text:p>
          </table:table-cell>
          <table:table-cell office:value-type="float" office:value="1.0593">
            <text:p>1.0593</text:p>
          </table:table-cell>
          <table:table-cell office:value-type="float" office:value="0.8908">
            <text:p>0.8908</text:p>
          </table:table-cell>
          <table:table-cell office:value-type="float" office:value="1.0021">
            <text:p>1.0021</text:p>
          </table:table-cell>
          <table:table-cell office:value-type="float" office:value="0.3908">
            <text:p>0.3908</text:p>
          </table:table-cell>
          <table:table-cell office:value-type="float" office:value="0.789">
            <text:p>0.789</text:p>
          </table:table-cell>
          <table:table-cell office:value-type="float" office:value="1.4469">
            <text:p>1.4469</text:p>
          </table:table-cell>
          <table:table-cell office:value-type="float" office:value="1.0805">
            <text:p>1.0805</text:p>
          </table:table-cell>
          <table:table-cell office:value-type="float" office:value="1.08">
            <text:p>1.08</text:p>
          </table:table-cell>
          <table:table-cell table:number-columns-repeated="2"/>
          <table:table-cell office:value-type="float" office:value="14656.17">
            <text:p>14656.17</text:p>
          </table:table-cell>
          <table:table-cell office:value-type="float" office:value="15255.03">
            <text:p>15255.03</text:p>
          </table:table-cell>
          <table:table-cell office:value-type="float" office:value="9076.56">
            <text:p>9076.56</text:p>
          </table:table-cell>
          <table:table-cell office:value-type="float" office:value="18054.32">
            <text:p>18054.32</text:p>
          </table:table-cell>
          <table:table-cell office:value-type="float" office:value="18874.87">
            <text:p>18874.87</text:p>
          </table:table-cell>
          <table:table-cell office:value-type="float" office:value="17304.65">
            <text:p>17304.65</text:p>
          </table:table-cell>
          <table:table-cell office:value-type="float" office:value="21457.76">
            <text:p>21457.76</text:p>
          </table:table-cell>
          <table:table-cell office:value-type="float" office:value="24796.84">
            <text:p>24796.84</text:p>
          </table:table-cell>
          <table:table-cell office:value-type="float" office:value="26206.22">
            <text:p>26206.22</text:p>
          </table:table-cell>
          <table:table-cell office:value-type="float" office:value="28613.12">
            <text:p>28613.12</text:p>
          </table:table-cell>
          <table:table-cell office:value-type="float" office:value="26330.02">
            <text:p>26330.02</text:p>
          </table:table-cell>
          <table:table-cell office:value-type="float" office:value="30512.73">
            <text:p>30512.73</text:p>
          </table:table-cell>
          <table:table-cell office:value-type="float" office:value="28499.02">
            <text:p>28499.02</text:p>
          </table:table-cell>
          <table:table-cell office:value-type="float" office:value="25429.04">
            <text:p>25429.04</text:p>
          </table:table-cell>
          <table:table-cell office:value-type="float" office:value="24225.78">
            <text:p>24225.78</text:p>
          </table:table-cell>
          <table:table-cell office:value-type="float" office:value="21858.15">
            <text:p>21858.15</text:p>
          </table:table-cell>
          <table:table-cell office:value-type="float" office:value="16258.68">
            <text:p>16258.68</text:p>
          </table:table-cell>
          <table:table-cell office:value-type="float" office:value="9001.34">
            <text:p>9001.34</text:p>
          </table:table-cell>
          <table:table-cell office:value-type="float" office:value="10719.26">
            <text:p>10719.26</text:p>
          </table:table-cell>
          <table:table-cell office:value-type="float" office:value="9329">
            <text:p>9329.00</text:p>
          </table:table-cell>
          <table:table-cell office:value-type="float" office:value="8228.13">
            <text:p>8228.13</text:p>
          </table:table-cell>
          <table:table-cell office:value-type="float" office:value="8644.44">
            <text:p>8644.44</text:p>
          </table:table-cell>
          <table:table-cell office:value-type="float" office:value="7314.27">
            <text:p>7314.27</text:p>
          </table:table-cell>
          <table:table-cell office:value-type="float" office:value="6638.61">
            <text:p>6638.61</text:p>
          </table:table-cell>
          <table:table-cell office:value-type="float" office:value="6732.11">
            <text:p>6732.11</text:p>
          </table:table-cell>
          <table:table-cell office:value-type="float" office:value="12531.41">
            <text:p>12531.41</text:p>
          </table:table-cell>
          <table:table-cell office:value-type="float" office:value="13269.98">
            <text:p>13269.98</text:p>
          </table:table-cell>
          <table:table-cell office:value-type="float" office:value="11407.18">
            <text:p>11407.18</text:p>
          </table:table-cell>
          <table:table-cell office:value-type="float" office:value="13456.98">
            <text:p>13456.98</text:p>
          </table:table-cell>
          <table:table-cell office:value-type="float" office:value="17472.52">
            <text:p>17472.52</text:p>
          </table:table-cell>
          <table:table-cell office:value-type="float" office:value="7134.38">
            <text:p>7134.38</text:p>
          </table:table-cell>
          <table:table-cell office:value-type="float" office:value="5052.64">
            <text:p>5052.64</text:p>
          </table:table-cell>
          <table:table-cell office:value-type="float" office:value="21189.55">
            <text:p>21189.55</text:p>
          </table:table-cell>
          <table:table-cell office:value-type="float" office:value="18118.14">
            <text:p>18118.14</text:p>
          </table:table-cell>
          <table:table-cell office:value-type="float" office:value="11220.18">
            <text:p>11220.18</text:p>
          </table:table-cell>
          <table:table-cell office:value-type="float" office:value="16830.27">
            <text:p>16830.27</text:p>
          </table:table-cell>
          <table:table-cell office:value-type="float" office:value="29920.48">
            <text:p>29920.48</text:p>
          </table:table-cell>
          <table:table-cell office:value-type="float" office:value="43010.69">
            <text:p>43010.69</text:p>
          </table:table-cell>
          <table:table-cell office:value-type="float" office:value="48832.3">
            <text:p>48832.30</text:p>
          </table:table-cell>
          <table:table-cell office:value-type="float" office:value="20570.33">
            <text:p>20570.33</text:p>
          </table:table-cell>
          <table:table-cell office:value-type="float" office:value="41855.75">
            <text:p>41855.75</text:p>
          </table:table-cell>
          <table:table-cell office:value-type="float" office:value="59241.98">
            <text:p>59241.98</text:p>
          </table:table-cell>
          <table:table-cell office:value-type="float" office:value="26692.4">
            <text:p>26692.40</text:p>
          </table:table-cell>
          <table:table-cell office:value-type="float" office:value="22651.88">
            <text:p>22651.88</text:p>
          </table:table-cell>
          <table:table-cell office:value-type="float" office:value="18674.1">
            <text:p>18674.10</text:p>
          </table:table-cell>
          <table:table-cell office:value-type="float" office:value="16098.36">
            <text:p>16098.36</text:p>
          </table:table-cell>
          <table:table-cell office:value-type="float" office:value="18446.48">
            <text:p>18446.48</text:p>
          </table:table-cell>
          <table:table-cell office:value-type="float" office:value="7374.36">
            <text:p>7374.36</text:p>
          </table:table-cell>
          <table:table-cell office:value-type="float" office:value="15288.58">
            <text:p>15288.58</text:p>
          </table:table-cell>
          <table:table-cell office:value-type="float" office:value="28749.43">
            <text:p>28749.43</text:p>
          </table:table-cell>
          <table:table-cell office:value-type="float" office:value="22101.93">
            <text:p>22101.93</text:p>
          </table:table-cell>
          <table:table-cell office:value-type="float" office:value="22807.64">
            <text:p>22807.64</text:p>
          </table:table-cell>
          <table:table-cell table:number-columns-repeated="3"/>
          <table:table-cell office:value-type="string">
            <text:p>114511.72</text:p>
          </table:table-cell>
          <table:table-cell office:value-type="string">
            <text:p>119190.71</text:p>
          </table:table-cell>
          <table:table-cell office:value-type="string">
            <text:p>70917.09</text:p>
          </table:table-cell>
          <table:table-cell office:value-type="string">
            <text:p>141062.20</text:p>
          </table:table-cell>
          <table:table-cell office:value-type="string">
            <text:p>147473.31</text:p>
          </table:table-cell>
          <table:table-cell office:value-type="string">
            <text:p>135204.86</text:p>
          </table:table-cell>
          <table:table-cell office:value-type="string">
            <text:p>167653.95</text:p>
          </table:table-cell>
          <table:table-cell office:value-type="string">
            <text:p>193742.85</text:p>
          </table:table-cell>
          <table:table-cell office:value-type="string">
            <text:p>204754.70</text:p>
          </table:table-cell>
          <table:table-cell office:value-type="string">
            <text:p>223560.25</text:p>
          </table:table-cell>
          <table:table-cell office:value-type="string">
            <text:p>205721.95</text:p>
          </table:table-cell>
          <table:table-cell office:value-type="string">
            <text:p>238402.32</text:p>
          </table:table-cell>
          <table:table-cell office:value-type="string">
            <text:p>222668.77</text:p>
          </table:table-cell>
          <table:table-cell office:value-type="string">
            <text:p>198682.43</text:p>
          </table:table-cell>
          <table:table-cell office:value-type="string">
            <text:p>189281.09</text:p>
          </table:table-cell>
          <table:table-cell office:value-type="string">
            <text:p>170782.32</text:p>
          </table:table-cell>
          <table:table-cell office:value-type="string">
            <text:p>127032.49</text:p>
          </table:table-cell>
          <table:table-cell office:value-type="string">
            <text:p>70329.31</text:p>
          </table:table-cell>
          <table:table-cell office:value-type="string">
            <text:p>83751.84</text:p>
          </table:table-cell>
          <table:table-cell office:value-type="string">
            <text:p>72889.41</text:p>
          </table:table-cell>
          <table:table-cell office:value-type="string">
            <text:p>64288.11</text:p>
          </table:table-cell>
          <table:table-cell office:value-type="string">
            <text:p>67540.82</text:p>
          </table:table-cell>
          <table:table-cell office:value-type="string">
            <text:p>57147.91</text:p>
          </table:table-cell>
          <table:table-cell office:value-type="string">
            <text:p>51868.82</text:p>
          </table:table-cell>
          <table:table-cell office:value-type="string">
            <text:p>52599.36</text:p>
          </table:table-cell>
          <table:table-cell office:value-type="string">
            <text:p>97910.54</text:p>
          </table:table-cell>
          <table:table-cell office:value-type="string">
            <text:p>103681.10</text:p>
          </table:table-cell>
          <table:table-cell office:value-type="string">
            <text:p>89126.70</text:p>
          </table:table-cell>
          <table:table-cell office:value-type="string">
            <text:p>105142.20</text:p>
          </table:table-cell>
          <table:table-cell office:value-type="string">
            <text:p>136516.46</text:p>
          </table:table-cell>
          <table:table-cell office:value-type="string">
            <text:p>55742.41</text:p>
          </table:table-cell>
          <table:table-cell office:value-type="string">
            <text:p>39477.32</text:p>
          </table:table-cell>
          <table:table-cell office:value-type="string">
            <text:p>165558.41</text:p>
          </table:table-cell>
          <table:table-cell office:value-type="string">
            <text:p>141560.80</text:p>
          </table:table-cell>
          <table:table-cell office:value-type="string">
            <text:p>87665.60</text:p>
          </table:table-cell>
          <table:table-cell office:value-type="string">
            <text:p>131498.41</text:p>
          </table:table-cell>
          <table:table-cell office:value-type="string">
            <text:p>233774.94</text:p>
          </table:table-cell>
          <table:table-cell office:value-type="string">
            <text:p>336051.48</text:p>
          </table:table-cell>
          <table:table-cell office:value-type="string">
            <text:p>381536.92</text:p>
          </table:table-cell>
          <table:table-cell office:value-type="string">
            <text:p>160720.27</text:p>
          </table:table-cell>
          <table:table-cell office:value-type="string">
            <text:p>327027.69</text:p>
          </table:table-cell>
          <table:table-cell office:value-type="string">
            <text:p>462869.96</text:p>
          </table:table-cell>
          <table:table-cell office:value-type="string">
            <text:p>208553.27</text:p>
          </table:table-cell>
          <table:table-cell office:value-type="string">
            <text:p>176983.84</text:p>
          </table:table-cell>
          <table:table-cell office:value-type="string">
            <text:p>145904.66</text:p>
          </table:table-cell>
          <table:table-cell office:value-type="string">
            <text:p>125779.88</text:p>
          </table:table-cell>
          <table:table-cell office:value-type="string">
            <text:p>144126.18</text:p>
          </table:table-cell>
          <table:table-cell office:value-type="string">
            <text:p>57617.42</text:p>
          </table:table-cell>
          <table:table-cell office:value-type="string">
            <text:p>119452.85</text:p>
          </table:table-cell>
          <table:table-cell office:value-type="string">
            <text:p>224625.30</text:p>
          </table:table-cell>
          <table:table-cell office:value-type="string">
            <text:p>172686.99</text:p>
          </table:table-cell>
          <table:table-cell office:value-type="string">
            <text:p>178200.84</text:p>
          </table:table-cell>
          <table:table-cell table:number-columns-repeated="3"/>
          <table:table-cell office:value-type="float" office:value="1.96">
            <text:p>1.96</text:p>
          </table:table-cell>
          <table:table-cell office:value-type="float" office:value="1.99">
            <text:p>1.99</text:p>
          </table:table-cell>
          <table:table-cell office:value-type="float" office:value="1.15">
            <text:p>1.15</text:p>
          </table:table-cell>
          <table:table-cell office:value-type="float" office:value="2.22">
            <text:p>2.22</text:p>
          </table:table-cell>
          <table:table-cell office:value-type="float" office:value="2.25">
            <text:p>2.25</text:p>
          </table:table-cell>
          <table:table-cell office:value-type="float" office:value="2">
            <text:p>2.00</text:p>
          </table:table-cell>
          <table:table-cell office:value-type="float" office:value="2.4">
            <text:p>2.40</text:p>
          </table:table-cell>
          <table:table-cell office:value-type="float" office:value="2.68">
            <text:p>2.68</text:p>
          </table:table-cell>
          <table:table-cell office:value-type="float" office:value="2.73">
            <text:p>2.73</text:p>
          </table:table-cell>
          <table:table-cell office:value-type="float" office:value="2.88">
            <text:p>2.88</text:p>
          </table:table-cell>
          <table:table-cell office:value-type="float" office:value="2.57">
            <text:p>2.57</text:p>
          </table:table-cell>
          <table:table-cell office:value-type="float" office:value="2.88">
            <text:p>2.88</text:p>
          </table:table-cell>
          <table:table-cell office:value-type="float" office:value="2.6">
            <text:p>2.60</text:p>
          </table:table-cell>
          <table:table-cell office:value-type="float" office:value="2.25">
            <text:p>2.25</text:p>
          </table:table-cell>
          <table:table-cell office:value-type="float" office:value="2.07">
            <text:p>2.07</text:p>
          </table:table-cell>
          <table:table-cell office:value-type="float" office:value="1.81">
            <text:p>1.81</text:p>
          </table:table-cell>
          <table:table-cell office:value-type="float" office:value="1.3">
            <text:p>1.30</text:p>
          </table:table-cell>
          <table:table-cell office:value-type="float" office:value="0.7">
            <text:p>0.70</text:p>
          </table:table-cell>
          <table:table-cell office:value-type="float" office:value="0.81">
            <text:p>0.81</text:p>
          </table:table-cell>
          <table:table-cell office:value-type="float" office:value="0.68">
            <text:p>0.68</text:p>
          </table:table-cell>
          <table:table-cell office:value-type="float" office:value="0.59">
            <text:p>0.59</text:p>
          </table:table-cell>
          <table:table-cell office:value-type="float" office:value="0.6">
            <text:p>0.60</text:p>
          </table:table-cell>
          <table:table-cell office:value-type="float" office:value="0.49">
            <text:p>0.49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4">
            <text:p>0.40</text:p>
          </table:table-cell>
          <table:table-cell office:value-type="float" office:value="0.27">
            <text:p>0.27</text:p>
          </table:table-cell>
          <table:table-cell office:value-type="float" office:value="1.11">
            <text:p>1.11</text:p>
          </table:table-cell>
          <table:table-cell office:value-type="float" office:value="0.92">
            <text:p>0.92</text:p>
          </table:table-cell>
          <table:table-cell office:value-type="float" office:value="0.55">
            <text:p>0.55</text:p>
          </table:table-cell>
          <table:table-cell office:value-type="float" office:value="0.8">
            <text:p>0.80</text:p>
          </table:table-cell>
          <table:table-cell office:value-type="float" office:value="1.38">
            <text:p>1.38</text:p>
          </table:table-cell>
          <table:table-cell office:value-type="float" office:value="1.92">
            <text:p>1.92</text:p>
          </table:table-cell>
          <table:table-cell office:value-type="float" office:value="2.11">
            <text:p>2.11</text:p>
          </table:table-cell>
          <table:table-cell office:value-type="float" office:value="0.86">
            <text:p>0.86</text:p>
          </table:table-cell>
          <table:table-cell office:value-type="float" office:value="1.71">
            <text:p>1.71</text:p>
          </table:table-cell>
          <table:table-cell office:value-type="float" office:value="2.35">
            <text:p>2.35</text:p>
          </table:table-cell>
          <table:table-cell office:value-type="float" office:value="1.03">
            <text:p>1.03</text:p>
          </table:table-cell>
          <table:table-cell office:value-type="float" office:value="0.85">
            <text:p>0.85</text:p>
          </table:table-cell>
          <table:table-cell office:value-type="float" office:value="0.68">
            <text:p>0.68</text:p>
          </table:table-cell>
          <table:table-cell office:value-type="float" office:value="0.57">
            <text:p>0.57</text:p>
          </table:table-cell>
          <table:table-cell office:value-type="float" office:value="0.64">
            <text:p>0.64</text:p>
          </table:table-cell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7">
            <text:p>0.70</text:p>
          </table:table-cell>
          <table:table-cell table:number-columns-repeated="3"/>
          <table:table-cell office:value-type="float" office:value="15.32">
            <text:p>15.32</text:p>
          </table:table-cell>
          <table:table-cell office:value-type="float" office:value="15.53">
            <text:p>15.53</text:p>
          </table:table-cell>
          <table:table-cell office:value-type="float" office:value="8.99">
            <text:p>8.99</text:p>
          </table:table-cell>
          <table:table-cell office:value-type="float" office:value="17.37">
            <text:p>17.37</text:p>
          </table:table-cell>
          <table:table-cell office:value-type="float" office:value="17.61">
            <text:p>17.61</text:p>
          </table:table-cell>
          <table:table-cell office:value-type="float" office:value="15.63">
            <text:p>15.63</text:p>
          </table:table-cell>
          <table:table-cell office:value-type="float" office:value="18.74">
            <text:p>18.74</text:p>
          </table:table-cell>
          <table:table-cell office:value-type="float" office:value="20.92">
            <text:p>20.92</text:p>
          </table:table-cell>
          <table:table-cell office:value-type="float" office:value="21.36">
            <text:p>21.36</text:p>
          </table:table-cell>
          <table:table-cell office:value-type="float" office:value="22.54">
            <text:p>22.54</text:p>
          </table:table-cell>
          <table:table-cell office:value-type="float" office:value="20.06">
            <text:p>20.06</text:p>
          </table:table-cell>
          <table:table-cell office:value-type="float" office:value="22.49">
            <text:p>22.49</text:p>
          </table:table-cell>
          <table:table-cell office:value-type="float" office:value="20.33">
            <text:p>20.33</text:p>
          </table:table-cell>
          <table:table-cell office:value-type="float" office:value="17.56">
            <text:p>17.56</text:p>
          </table:table-cell>
          <table:table-cell office:value-type="float" office:value="16.2">
            <text:p>16.20</text:p>
          </table:table-cell>
          <table:table-cell office:value-type="float" office:value="14.15">
            <text:p>14.15</text:p>
          </table:table-cell>
          <table:table-cell office:value-type="float" office:value="10.19">
            <text:p>10.19</text:p>
          </table:table-cell>
          <table:table-cell office:value-type="float" office:value="5.47">
            <text:p>5.47</text:p>
          </table:table-cell>
          <table:table-cell office:value-type="float" office:value="6.32">
            <text:p>6.32</text:p>
          </table:table-cell>
          <table:table-cell office:value-type="float" office:value="5.34">
            <text:p>5.34</text:p>
          </table:table-cell>
          <table:table-cell office:value-type="float" office:value="4.58">
            <text:p>4.58</text:p>
          </table:table-cell>
          <table:table-cell office:value-type="float" office:value="4.68">
            <text:p>4.68</text:p>
          </table:table-cell>
          <table:table-cell office:value-type="float" office:value="3.86">
            <text:p>3.86</text:p>
          </table:table-cell>
          <table:table-cell office:value-type="float" office:value="3.41">
            <text:p>3.41</text:p>
          </table:table-cell>
          <table:table-cell office:value-type="float" office:value="3.38">
            <text:p>3.38</text:p>
          </table:table-cell>
          <table:table-cell office:value-type="float" office:value="6.14">
            <text:p>6.14</text:p>
          </table:table-cell>
          <table:table-cell office:value-type="float" office:value="6.36">
            <text:p>6.36</text:p>
          </table:table-cell>
          <table:table-cell office:value-type="float" office:value="5.35">
            <text:p>5.35</text:p>
          </table:table-cell>
          <table:table-cell office:value-type="float" office:value="6.16">
            <text:p>6.16</text:p>
          </table:table-cell>
          <table:table-cell office:value-type="float" office:value="7.79">
            <text:p>7.79</text:p>
          </table:table-cell>
          <table:table-cell office:value-type="float" office:value="3.1">
            <text:p>3.10</text:p>
          </table:table-cell>
          <table:table-cell office:value-type="float" office:value="2.13">
            <text:p>2.13</text:p>
          </table:table-cell>
          <table:table-cell office:value-type="float" office:value="8.66">
            <text:p>8.66</text:p>
          </table:table-cell>
          <table:table-cell office:value-type="float" office:value="7.17">
            <text:p>7.17</text:p>
          </table:table-cell>
          <table:table-cell office:value-type="float" office:value="4.31">
            <text:p>4.31</text:p>
          </table:table-cell>
          <table:table-cell office:value-type="float" office:value="6.26">
            <text:p>6.26</text:p>
          </table:table-cell>
          <table:table-cell office:value-type="float" office:value="10.78">
            <text:p>10.78</text:p>
          </table:table-cell>
          <table:table-cell office:value-type="float" office:value="15.01">
            <text:p>15.01</text:p>
          </table:table-cell>
          <table:table-cell office:value-type="float" office:value="16.52">
            <text:p>16.52</text:p>
          </table:table-cell>
          <table:table-cell office:value-type="float" office:value="6.75">
            <text:p>6.75</text:p>
          </table:table-cell>
          <table:table-cell office:value-type="float" office:value="13.34">
            <text:p>13.34</text:p>
          </table:table-cell>
          <table:table-cell office:value-type="float" office:value="18.34">
            <text:p>18.34</text:p>
          </table:table-cell>
          <table:table-cell office:value-type="float" office:value="8.03">
            <text:p>8.03</text:p>
          </table:table-cell>
          <table:table-cell office:value-type="float" office:value="6.64">
            <text:p>6.64</text:p>
          </table:table-cell>
          <table:table-cell office:value-type="float" office:value="5.33">
            <text:p>5.33</text:p>
          </table:table-cell>
          <table:table-cell office:value-type="float" office:value="4.48">
            <text:p>4.48</text:p>
          </table:table-cell>
          <table:table-cell office:value-type="float" office:value="5.01">
            <text:p>5.01</text:p>
          </table:table-cell>
          <table:table-cell office:value-type="float" office:value="1.96">
            <text:p>1.96</text:p>
          </table:table-cell>
          <table:table-cell office:value-type="float" office:value="3.96">
            <text:p>3.96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float" office:value="104">
            <text:p>104</text:p>
          </table:table-cell>
          <table:table-cell office:value-type="float" office:value="372">
            <text:p>372</text:p>
          </table:table-cell>
          <table:table-cell office:value-type="float" office:value="53">
            <text:p>53</text:p>
          </table:table-cell>
          <table:table-cell office:value-type="float" office:value="-8">
            <text:p>-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float" office:value="105">
            <text:p>105</text:p>
          </table:table-cell>
          <table:table-cell office:value-type="float" office:value="376">
            <text:p>376</text:p>
          </table:table-cell>
          <table:table-cell office:value-type="string">
            <text:p>31.0460510</text:p>
          </table:table-cell>
          <table:table-cell office:value-type="string">
            <text:p>34.8516120</text:p>
          </table:table-cell>
          <table:table-cell office:value-type="float" office:value="37900">
            <text:p>37900</text:p>
          </table:table-cell>
          <table:table-cell office:value-type="float" office:value="41670">
            <text:p>41670</text:p>
          </table:table-cell>
          <table:table-cell office:value-type="float" office:value="35500">
            <text:p>35500</text:p>
          </table:table-cell>
          <table:table-cell office:value-type="float" office:value="40200">
            <text:p>40200</text:p>
          </table:table-cell>
          <table:table-cell office:value-type="float" office:value="56900">
            <text:p>56900</text:p>
          </table:table-cell>
          <table:table-cell office:value-type="float" office:value="65100">
            <text:p>65100</text:p>
          </table:table-cell>
          <table:table-cell office:value-type="float" office:value="76500">
            <text:p>76500</text:p>
          </table:table-cell>
          <table:table-cell office:value-type="float" office:value="85900">
            <text:p>85900</text:p>
          </table:table-cell>
          <table:table-cell office:value-type="float" office:value="100200">
            <text:p>100200</text:p>
          </table:table-cell>
          <table:table-cell office:value-type="float" office:value="93900">
            <text:p>93900</text:p>
          </table:table-cell>
          <table:table-cell office:value-type="float" office:value="95700">
            <text:p>95700</text:p>
          </table:table-cell>
          <table:table-cell office:value-type="float" office:value="105300">
            <text:p>105300</text:p>
          </table:table-cell>
          <table:table-cell office:value-type="float" office:value="97400">
            <text:p>97400</text:p>
          </table:table-cell>
          <table:table-cell office:value-type="float" office:value="133800">
            <text:p>133800</text:p>
          </table:table-cell>
          <table:table-cell office:value-type="float" office:value="130800">
            <text:p>130800</text:p>
          </table:table-cell>
          <table:table-cell office:value-type="float" office:value="140700">
            <text:p>140700</text:p>
          </table:table-cell>
          <table:table-cell office:value-type="float" office:value="172000">
            <text:p>172000</text:p>
          </table:table-cell>
          <table:table-cell office:value-type="float" office:value="211800">
            <text:p>211800</text:p>
          </table:table-cell>
          <table:table-cell office:value-type="float" office:value="199300">
            <text:p>199300</text:p>
          </table:table-cell>
          <table:table-cell office:value-type="float" office:value="207100">
            <text:p>207100</text:p>
          </table:table-cell>
          <table:table-cell office:value-type="float" office:value="251500">
            <text:p>251500</text:p>
          </table:table-cell>
          <table:table-cell office:value-type="float" office:value="232000">
            <text:p>232000</text:p>
          </table:table-cell>
          <table:table-cell office:value-type="float" office:value="245800">
            <text:p>245800</text:p>
          </table:table-cell>
          <table:table-cell office:value-type="float" office:value="224100">
            <text:p>224100</text:p>
          </table:table-cell>
          <table:table-cell office:value-type="float" office:value="262400">
            <text:p>262400</text:p>
          </table:table-cell>
          <table:table-cell office:value-type="float" office:value="184900">
            <text:p>184900</text:p>
          </table:table-cell>
          <table:table-cell office:value-type="float" office:value="156900">
            <text:p>156900</text:p>
          </table:table-cell>
          <table:table-cell office:value-type="float" office:value="165900">
            <text:p>165900</text:p>
          </table:table-cell>
          <table:table-cell office:value-type="float" office:value="122100">
            <text:p>122100</text:p>
          </table:table-cell>
          <table:table-cell office:value-type="float" office:value="134000">
            <text:p>134000</text:p>
          </table:table-cell>
          <table:table-cell office:value-type="float" office:value="57245">
            <text:p>57245</text:p>
          </table:table-cell>
          <table:table-cell office:value-type="float" office:value="76855">
            <text:p>76855</text:p>
          </table:table-cell>
          <table:table-cell office:value-type="float" office:value="73450">
            <text:p>73450</text:p>
          </table:table-cell>
          <table:table-cell office:value-type="float" office:value="86400">
            <text:p>86400</text:p>
          </table:table-cell>
          <table:table-cell office:value-type="float" office:value="113168">
            <text:p>113168</text:p>
          </table:table-cell>
          <table:table-cell office:value-type="float" office:value="147475">
            <text:p>147475</text:p>
          </table:table-cell>
          <table:table-cell office:value-type="float" office:value="139600">
            <text:p>139600</text:p>
          </table:table-cell>
          <table:table-cell office:value-type="float" office:value="131600">
            <text:p>131600</text:p>
          </table:table-cell>
          <table:table-cell office:value-type="float" office:value="64350">
            <text:p>64350</text:p>
          </table:table-cell>
          <table:table-cell office:value-type="float" office:value="43800">
            <text:p>43800</text:p>
          </table:table-cell>
          <table:table-cell office:value-type="float" office:value="53500">
            <text:p>53500</text:p>
          </table:table-cell>
          <table:table-cell office:value-type="float" office:value="48400">
            <text:p>48400</text:p>
          </table:table-cell>
          <table:table-cell office:value-type="float" office:value="45500">
            <text:p>45500</text:p>
          </table:table-cell>
          <table:table-cell office:value-type="float" office:value="64200">
            <text:p>64200</text:p>
          </table:table-cell>
          <table:table-cell office:value-type="float" office:value="46900">
            <text:p>46900</text:p>
          </table:table-cell>
          <table:table-cell office:value-type="float" office:value="55700">
            <text:p>55700</text:p>
          </table:table-cell>
          <table:table-cell office:value-type="float" office:value="47500">
            <text:p>47500</text:p>
          </table:table-cell>
          <table:table-cell office:value-type="float" office:value="22900">
            <text:p>22900</text:p>
          </table:table-cell>
          <table:table-cell office:value-type="float" office:value="18800">
            <text:p>18800</text:p>
          </table:table-cell>
          <table:table-cell office:value-type="float" office:value="18100">
            <text:p>18100</text:p>
          </table:table-cell>
          <table:table-cell office:value-type="float" office:value="42000">
            <text:p>42000</text:p>
          </table:table-cell>
          <table:table-cell office:value-type="float" office:value="32000">
            <text:p>32000</text:p>
          </table:table-cell>
          <table:table-cell table:number-columns-repeated="2"/>
          <table:table-cell office:value-type="float" office:value="17.4333">
            <text:p>17.4333</text:p>
          </table:table-cell>
          <table:table-cell office:value-type="float" office:value="18.4055">
            <text:p>18.4055</text:p>
          </table:table-cell>
          <table:table-cell office:value-type="float" office:value="15.0679">
            <text:p>15.0679</text:p>
          </table:table-cell>
          <table:table-cell office:value-type="float" office:value="16.4552">
            <text:p>16.4552</text:p>
          </table:table-cell>
          <table:table-cell office:value-type="float" office:value="22.5525">
            <text:p>22.5525</text:p>
          </table:table-cell>
          <table:table-cell office:value-type="float" office:value="25.1157">
            <text:p>25.1157</text:p>
          </table:table-cell>
          <table:table-cell office:value-type="float" office:value="28.8353">
            <text:p>28.8353</text:p>
          </table:table-cell>
          <table:table-cell office:value-type="float" office:value="31.6857">
            <text:p>31.6857</text:p>
          </table:table-cell>
          <table:table-cell office:value-type="float" office:value="36.1081">
            <text:p>36.1081</text:p>
          </table:table-cell>
          <table:table-cell office:value-type="float" office:value="32.9474">
            <text:p>32.9474</text:p>
          </table:table-cell>
          <table:table-cell office:value-type="float" office:value="32.5843">
            <text:p>32.5843</text:p>
          </table:table-cell>
          <table:table-cell office:value-type="float" office:value="34.7067">
            <text:p>34.7067</text:p>
          </table:table-cell>
          <table:table-cell office:value-type="float" office:value="31.0488">
            <text:p>31.0488</text:p>
          </table:table-cell>
          <table:table-cell office:value-type="float" office:value="41.2963">
            <text:p>41.2963</text:p>
          </table:table-cell>
          <table:table-cell office:value-type="float" office:value="39.1969">
            <text:p>39.1969</text:p>
          </table:table-cell>
          <table:table-cell office:value-type="float" office:value="41.0443">
            <text:p>41.0443</text:p>
          </table:table-cell>
          <table:table-cell office:value-type="float" office:value="48.9471">
            <text:p>48.9471</text:p>
          </table:table-cell>
          <table:table-cell office:value-type="float" office:value="58.9316">
            <text:p>58.9316</text:p>
          </table:table-cell>
          <table:table-cell office:value-type="float" office:value="54.2904">
            <text:p>54.2904</text:p>
          </table:table-cell>
          <table:table-cell office:value-type="float" office:value="55.3004">
            <text:p>55.3004</text:p>
          </table:table-cell>
          <table:table-cell office:value-type="float" office:value="65.924">
            <text:p>65.924</text:p>
          </table:table-cell>
          <table:table-cell office:value-type="float" office:value="59.7322">
            <text:p>59.7322</text:p>
          </table:table-cell>
          <table:table-cell office:value-type="float" office:value="62.2278">
            <text:p>62.2278</text:p>
          </table:table-cell>
          <table:table-cell office:value-type="float" office:value="55.8018">
            <text:p>55.8018</text:p>
          </table:table-cell>
          <table:table-cell office:value-type="float" office:value="64.2665">
            <text:p>64.2665</text:p>
          </table:table-cell>
          <table:table-cell office:value-type="float" office:value="44.565">
            <text:p>44.565</text:p>
          </table:table-cell>
          <table:table-cell office:value-type="float" office:value="37.2154">
            <text:p>37.2154</text:p>
          </table:table-cell>
          <table:table-cell office:value-type="float" office:value="38.6623">
            <text:p>38.6623</text:p>
          </table:table-cell>
          <table:table-cell office:value-type="float" office:value="27.8576">
            <text:p>27.8576</text:p>
          </table:table-cell>
          <table:table-cell office:value-type="float" office:value="29.7844">
            <text:p>29.7844</text:p>
          </table:table-cell>
          <table:table-cell office:value-type="float" office:value="12.332">
            <text:p>12.332</text:p>
          </table:table-cell>
          <table:table-cell office:value-type="float" office:value="15.9881">
            <text:p>15.9881</text:p>
          </table:table-cell>
          <table:table-cell office:value-type="float" office:value="14.7312">
            <text:p>14.7312</text:p>
          </table:table-cell>
          <table:table-cell office:value-type="float" office:value="16.7312">
            <text:p>16.7312</text:p>
          </table:table-cell>
          <table:table-cell office:value-type="float" office:value="21.2243">
            <text:p>21.2243</text:p>
          </table:table-cell>
          <table:table-cell office:value-type="float" office:value="26.8821">
            <text:p>26.8821</text:p>
          </table:table-cell>
          <table:table-cell office:value-type="float" office:value="24.7957">
            <text:p>24.7957</text:p>
          </table:table-cell>
          <table:table-cell office:value-type="float" office:value="22.8314">
            <text:p>22.8314</text:p>
          </table:table-cell>
          <table:table-cell office:value-type="float" office:value="10.9234">
            <text:p>10.9234</text:p>
          </table:table-cell>
          <table:table-cell office:value-type="float" office:value="7.283">
            <text:p>7.283</text:p>
          </table:table-cell>
          <table:table-cell office:value-type="float" office:value="8.7276">
            <text:p>8.7276</text:p>
          </table:table-cell>
          <table:table-cell office:value-type="float" office:value="7.7577">
            <text:p>7.7577</text:p>
          </table:table-cell>
          <table:table-cell office:value-type="float" office:value="7.1665">
            <text:p>7.1665</text:p>
          </table:table-cell>
          <table:table-cell office:value-type="float" office:value="9.9258">
            <text:p>9.9258</text:p>
          </table:table-cell>
          <table:table-cell office:value-type="float" office:value="7.1018">
            <text:p>7.1018</text:p>
          </table:table-cell>
          <table:table-cell office:value-type="float" office:value="8.2409">
            <text:p>8.2409</text:p>
          </table:table-cell>
          <table:table-cell office:value-type="float" office:value="6.8543">
            <text:p>6.8543</text:p>
          </table:table-cell>
          <table:table-cell office:value-type="float" office:value="3.2222">
            <text:p>3.2222</text:p>
          </table:table-cell>
          <table:table-cell office:value-type="float" office:value="2.5845">
            <text:p>2.5845</text:p>
          </table:table-cell>
          <table:table-cell office:value-type="float" office:value="2.4394">
            <text:p>2.4394</text:p>
          </table:table-cell>
          <table:table-cell office:value-type="float" office:value="5.5688">
            <text:p>5.5688</text:p>
          </table:table-cell>
          <table:table-cell office:value-type="float" office:value="4.1863">
            <text:p>4.1863</text:p>
          </table:table-cell>
          <table:table-cell table:number-columns-repeated="2"/>
          <table:table-cell office:value-type="float" office:value="11772.49">
            <text:p>11772.49</text:p>
          </table:table-cell>
          <table:table-cell office:value-type="float" office:value="13015.13">
            <text:p>13015.13</text:p>
          </table:table-cell>
          <table:table-cell office:value-type="float" office:value="10925.04">
            <text:p>10925.04</text:p>
          </table:table-cell>
          <table:table-cell office:value-type="float" office:value="12666.44">
            <text:p>12666.44</text:p>
          </table:table-cell>
          <table:table-cell office:value-type="float" office:value="17523.32">
            <text:p>17523.32</text:p>
          </table:table-cell>
          <table:table-cell office:value-type="float" office:value="20217.8">
            <text:p>20217.80</text:p>
          </table:table-cell>
          <table:table-cell office:value-type="float" office:value="23331.76">
            <text:p>23331.76</text:p>
          </table:table-cell>
          <table:table-cell office:value-type="float" office:value="26758.47">
            <text:p>26758.47</text:p>
          </table:table-cell>
          <table:table-cell office:value-type="float" office:value="31609.24">
            <text:p>31609.24</text:p>
          </table:table-cell>
          <table:table-cell office:value-type="float" office:value="28816.76">
            <text:p>28816.76</text:p>
          </table:table-cell>
          <table:table-cell office:value-type="float" office:value="29774.87">
            <text:p>29774.87</text:p>
          </table:table-cell>
          <table:table-cell office:value-type="float" office:value="32715.97">
            <text:p>32715.97</text:p>
          </table:table-cell>
          <table:table-cell office:value-type="float" office:value="30330.74">
            <text:p>30330.74</text:p>
          </table:table-cell>
          <table:table-cell office:value-type="float" office:value="40781.31">
            <text:p>40781.31</text:p>
          </table:table-cell>
          <table:table-cell office:value-type="float" office:value="39932.33">
            <text:p>39932.33</text:p>
          </table:table-cell>
          <table:table-cell office:value-type="float" office:value="43631.41">
            <text:p>43631.41</text:p>
          </table:table-cell>
          <table:table-cell office:value-type="float" office:value="52414.34">
            <text:p>52414.34</text:p>
          </table:table-cell>
          <table:table-cell office:value-type="float" office:value="64761.92">
            <text:p>64761.92</text:p>
          </table:table-cell>
          <table:table-cell office:value-type="float" office:value="61317.98">
            <text:p>61317.98</text:p>
          </table:table-cell>
          <table:table-cell office:value-type="float" office:value="63693.6">
            <text:p>63693.60</text:p>
          </table:table-cell>
          <table:table-cell office:value-type="float" office:value="77324.25">
            <text:p>77324.25</text:p>
          </table:table-cell>
          <table:table-cell office:value-type="float" office:value="71469.33">
            <text:p>71469.33</text:p>
          </table:table-cell>
          <table:table-cell office:value-type="float" office:value="75599.01">
            <text:p>75599.01</text:p>
          </table:table-cell>
          <table:table-cell office:value-type="float" office:value="70654.62">
            <text:p>70654.62</text:p>
          </table:table-cell>
          <table:table-cell office:value-type="float" office:value="80726.74">
            <text:p>80726.74</text:p>
          </table:table-cell>
          <table:table-cell office:value-type="float" office:value="56457.6">
            <text:p>56457.60</text:p>
          </table:table-cell>
          <table:table-cell office:value-type="float" office:value="48272.01">
            <text:p>48272.01</text:p>
          </table:table-cell>
          <table:table-cell office:value-type="float" office:value="51043.31">
            <text:p>51043.31</text:p>
          </table:table-cell>
          <table:table-cell office:value-type="float" office:value="37582.46">
            <text:p>37582.46</text:p>
          </table:table-cell>
          <table:table-cell office:value-type="float" office:value="41697.95">
            <text:p>41697.95</text:p>
          </table:table-cell>
          <table:table-cell office:value-type="float" office:value="17416.22">
            <text:p>17416.22</text:p>
          </table:table-cell>
          <table:table-cell office:value-type="float" office:value="23621.06">
            <text:p>23621.06</text:p>
          </table:table-cell>
          <table:table-cell office:value-type="float" office:value="22029.26">
            <text:p>22029.26</text:p>
          </table:table-cell>
          <table:table-cell office:value-type="float" office:value="25852.95">
            <text:p>25852.95</text:p>
          </table:table-cell>
          <table:table-cell office:value-type="float" office:value="34845.72">
            <text:p>34845.72</text:p>
          </table:table-cell>
          <table:table-cell office:value-type="float" office:value="42767.57">
            <text:p>42767.57</text:p>
          </table:table-cell>
          <table:table-cell office:value-type="float" office:value="43413.6">
            <text:p>43413.60</text:p>
          </table:table-cell>
          <table:table-cell office:value-type="float" office:value="40850.5">
            <text:p>40850.50</text:p>
          </table:table-cell>
          <table:table-cell office:value-type="float" office:value="20061.65">
            <text:p>20061.65</text:p>
          </table:table-cell>
          <table:table-cell office:value-type="float" office:value="13180.41">
            <text:p>13180.41</text:p>
          </table:table-cell>
          <table:table-cell office:value-type="float" office:value="17645.54">
            <text:p>17645.54</text:p>
          </table:table-cell>
          <table:table-cell office:value-type="float" office:value="15192.65">
            <text:p>15192.65</text:p>
          </table:table-cell>
          <table:table-cell office:value-type="float" office:value="14521.54">
            <text:p>14521.54</text:p>
          </table:table-cell>
          <table:table-cell office:value-type="float" office:value="20187.47">
            <text:p>20187.47</text:p>
          </table:table-cell>
          <table:table-cell office:value-type="float" office:value="14824.25">
            <text:p>14824.25</text:p>
          </table:table-cell>
          <table:table-cell office:value-type="float" office:value="17408.09">
            <text:p>17408.09</text:p>
          </table:table-cell>
          <table:table-cell office:value-type="float" office:value="14937.96">
            <text:p>14937.96</text:p>
          </table:table-cell>
          <table:table-cell office:value-type="float" office:value="7191.04">
            <text:p>7191.04</text:p>
          </table:table-cell>
          <table:table-cell office:value-type="float" office:value="5787.71">
            <text:p>5787.71</text:p>
          </table:table-cell>
          <table:table-cell office:value-type="float" office:value="5720.49">
            <text:p>5720.49</text:p>
          </table:table-cell>
          <table:table-cell office:value-type="float" office:value="13568.46">
            <text:p>13568.46</text:p>
          </table:table-cell>
          <table:table-cell office:value-type="float" office:value="11486.38">
            <text:p>11486.38</text:p>
          </table:table-cell>
          <table:table-cell table:number-columns-repeated="3"/>
          <table:table-cell office:value-type="string">
            <text:p>42814.60</text:p>
          </table:table-cell>
          <table:table-cell office:value-type="string">
            <text:p>47333.87</text:p>
          </table:table-cell>
          <table:table-cell office:value-type="string">
            <text:p>39732.55</text:p>
          </table:table-cell>
          <table:table-cell office:value-type="string">
            <text:p>46065.72</text:p>
          </table:table-cell>
          <table:table-cell office:value-type="string">
            <text:p>63729.39</text:p>
          </table:table-cell>
          <table:table-cell office:value-type="string">
            <text:p>73528.79</text:p>
          </table:table-cell>
          <table:table-cell office:value-type="string">
            <text:p>84853.72</text:p>
          </table:table-cell>
          <table:table-cell office:value-type="string">
            <text:p>97316.09</text:p>
          </table:table-cell>
          <table:table-cell office:value-type="string">
            <text:p>114957.54</text:p>
          </table:table-cell>
          <table:table-cell office:value-type="string">
            <text:p>104801.75</text:p>
          </table:table-cell>
          <table:table-cell office:value-type="string">
            <text:p>108286.23</text:p>
          </table:table-cell>
          <table:table-cell office:value-type="string">
            <text:p>118982.54</text:p>
          </table:table-cell>
          <table:table-cell office:value-type="string">
            <text:p>110307.87</text:p>
          </table:table-cell>
          <table:table-cell office:value-type="string">
            <text:p>148314.83</text:p>
          </table:table-cell>
          <table:table-cell office:value-type="string">
            <text:p>145227.22</text:p>
          </table:table-cell>
          <table:table-cell office:value-type="string">
            <text:p>158680.16</text:p>
          </table:table-cell>
          <table:table-cell office:value-type="string">
            <text:p>190622.23</text:p>
          </table:table-cell>
          <table:table-cell office:value-type="string">
            <text:p>235528.32</text:p>
          </table:table-cell>
          <table:table-cell office:value-type="string">
            <text:p>223003.26</text:p>
          </table:table-cell>
          <table:table-cell office:value-type="string">
            <text:p>231643.01</text:p>
          </table:table-cell>
          <table:table-cell office:value-type="string">
            <text:p>281215.43</text:p>
          </table:table-cell>
          <table:table-cell office:value-type="string">
            <text:p>259922.03</text:p>
          </table:table-cell>
          <table:table-cell office:value-type="string">
            <text:p>274940.99</text:p>
          </table:table-cell>
          <table:table-cell office:value-type="string">
            <text:p>256959.07</text:p>
          </table:table-cell>
          <table:table-cell office:value-type="string">
            <text:p>293589.69</text:p>
          </table:table-cell>
          <table:table-cell office:value-type="string">
            <text:p>205326.88</text:p>
          </table:table-cell>
          <table:table-cell office:value-type="string">
            <text:p>175557.24</text:p>
          </table:table-cell>
          <table:table-cell office:value-type="string">
            <text:p>185636.03</text:p>
          </table:table-cell>
          <table:table-cell office:value-type="string">
            <text:p>136681.13</text:p>
          </table:table-cell>
          <table:table-cell office:value-type="string">
            <text:p>151648.51</text:p>
          </table:table-cell>
          <table:table-cell office:value-type="string">
            <text:p>63339.90</text:p>
          </table:table-cell>
          <table:table-cell office:value-type="string">
            <text:p>85905.85</text:p>
          </table:table-cell>
          <table:table-cell office:value-type="string">
            <text:p>80116.73</text:p>
          </table:table-cell>
          <table:table-cell office:value-type="string">
            <text:p>94022.88</text:p>
          </table:table-cell>
          <table:table-cell office:value-type="string">
            <text:p>126728.09</text:p>
          </table:table-cell>
          <table:table-cell office:value-type="string">
            <text:p>155538.53</text:p>
          </table:table-cell>
          <table:table-cell office:value-type="string">
            <text:p>157888.02</text:p>
          </table:table-cell>
          <table:table-cell office:value-type="string">
            <text:p>148566.45</text:p>
          </table:table-cell>
          <table:table-cell office:value-type="string">
            <text:p>72960.87</text:p>
          </table:table-cell>
          <table:table-cell office:value-type="string">
            <text:p>47934.95</text:p>
          </table:table-cell>
          <table:table-cell office:value-type="string">
            <text:p>64173.90</text:p>
          </table:table-cell>
          <table:table-cell office:value-type="string">
            <text:p>55253.15</text:p>
          </table:table-cell>
          <table:table-cell office:value-type="string">
            <text:p>52812.43</text:p>
          </table:table-cell>
          <table:table-cell office:value-type="string">
            <text:p>73418.46</text:p>
          </table:table-cell>
          <table:table-cell office:value-type="string">
            <text:p>53913.34</text:p>
          </table:table-cell>
          <table:table-cell office:value-type="string">
            <text:p>63310.31</text:p>
          </table:table-cell>
          <table:table-cell office:value-type="string">
            <text:p>54326.87</text:p>
          </table:table-cell>
          <table:table-cell office:value-type="string">
            <text:p>26152.62</text:p>
          </table:table-cell>
          <table:table-cell office:value-type="string">
            <text:p>21048.93</text:p>
          </table:table-cell>
          <table:table-cell office:value-type="string">
            <text:p>20804.46</text:p>
          </table:table-cell>
          <table:table-cell office:value-type="string">
            <text:p>49346.22</text:p>
          </table:table-cell>
          <table:table-cell office:value-type="string">
            <text:p>41774.05</text:p>
          </table:table-cell>
          <table:table-cell table:number-columns-repeated="3"/>
          <table:table-cell office:value-type="float" office:value="5.42">
            <text:p>5.42</text:p>
          </table:table-cell>
          <table:table-cell office:value-type="float" office:value="5.75">
            <text:p>5.75</text:p>
          </table:table-cell>
          <table:table-cell office:value-type="float" office:value="4.64">
            <text:p>4.64</text:p>
          </table:table-cell>
          <table:table-cell office:value-type="float" office:value="5.18">
            <text:p>5.18</text:p>
          </table:table-cell>
          <table:table-cell office:value-type="float" office:value="6.95">
            <text:p>6.95</text:p>
          </table:table-cell>
          <table:table-cell office:value-type="float" office:value="7.8">
            <text:p>7.80</text:p>
          </table:table-cell>
          <table:table-cell office:value-type="float" office:value="8.79">
            <text:p>8.79</text:p>
          </table:table-cell>
          <table:table-cell office:value-type="float" office:value="9.87">
            <text:p>9.87</text:p>
          </table:table-cell>
          <table:table-cell office:value-type="float" office:value="11.39">
            <text:p>11.39</text:p>
          </table:table-cell>
          <table:table-cell office:value-type="float" office:value="10.11">
            <text:p>10.11</text:p>
          </table:table-cell>
          <table:table-cell office:value-type="float" office:value="10.14">
            <text:p>10.14</text:p>
          </table:table-cell>
          <table:table-cell office:value-type="float" office:value="10.78">
            <text:p>10.78</text:p>
          </table:table-cell>
          <table:table-cell office:value-type="float" office:value="9.67">
            <text:p>9.67</text:p>
          </table:table-cell>
          <table:table-cell office:value-type="float" office:value="12.59">
            <text:p>12.59</text:p>
          </table:table-cell>
          <table:table-cell office:value-type="float" office:value="11.97">
            <text:p>11.97</text:p>
          </table:table-cell>
          <table:table-cell office:value-type="float" office:value="12.73">
            <text:p>12.73</text:p>
          </table:table-cell>
          <table:table-cell office:value-type="float" office:value="14.92">
            <text:p>14.92</text:p>
          </table:table-cell>
          <table:table-cell office:value-type="float" office:value="18.02">
            <text:p>18.02</text:p>
          </table:table-cell>
          <table:table-cell office:value-type="float" office:value="16.7">
            <text:p>16.70</text:p>
          </table:table-cell>
          <table:table-cell office:value-type="float" office:value="17.01">
            <text:p>17.01</text:p>
          </table:table-cell>
          <table:table-cell office:value-type="float" office:value="20.27">
            <text:p>20.27</text:p>
          </table:table-cell>
          <table:table-cell office:value-type="float" office:value="18.4">
            <text:p>18.40</text:p>
          </table:table-cell>
          <table:table-cell office:value-type="float" office:value="19.14">
            <text:p>19.14</text:p>
          </table:table-cell>
          <table:table-cell office:value-type="float" office:value="17.59">
            <text:p>17.59</text:p>
          </table:table-cell>
          <table:table-cell office:value-type="float" office:value="19.77">
            <text:p>19.77</text:p>
          </table:table-cell>
          <table:table-cell office:value-type="float" office:value="13.61">
            <text:p>13.61</text:p>
          </table:table-cell>
          <table:table-cell office:value-type="float" office:value="11.45">
            <text:p>11.45</text:p>
          </table:table-cell>
          <table:table-cell office:value-type="float" office:value="11.9">
            <text:p>11.90</text:p>
          </table:table-cell>
          <table:table-cell office:value-type="float" office:value="8.57">
            <text:p>8.57</text:p>
          </table:table-cell>
          <table:table-cell office:value-type="float" office:value="9.27">
            <text:p>9.27</text:p>
          </table:table-cell>
          <table:table-cell office:value-type="float" office:value="3.75">
            <text:p>3.75</text:p>
          </table:table-cell>
          <table:table-cell office:value-type="float" office:value="4.91">
            <text:p>4.91</text:p>
          </table:table-cell>
          <table:table-cell office:value-type="float" office:value="4.42">
            <text:p>4.42</text:p>
          </table:table-cell>
          <table:table-cell office:value-type="float" office:value="5.01">
            <text:p>5.01</text:p>
          </table:table-cell>
          <table:table-cell office:value-type="float" office:value="6.54">
            <text:p>6.54</text:p>
          </table:table-cell>
          <table:table-cell office:value-type="float" office:value="7.8">
            <text:p>7.80</text:p>
          </table:table-cell>
          <table:table-cell office:value-type="float" office:value="7.71">
            <text:p>7.71</text:p>
          </table:table-cell>
          <table:table-cell office:value-type="float" office:value="7.09">
            <text:p>7.09</text:p>
          </table:table-cell>
          <table:table-cell office:value-type="float" office:value="3.41">
            <text:p>3.41</text:p>
          </table:table-cell>
          <table:table-cell office:value-type="float" office:value="2.19">
            <text:p>2.19</text:p>
          </table:table-cell>
          <table:table-cell office:value-type="float" office:value="2.88">
            <text:p>2.88</text:p>
          </table:table-cell>
          <table:table-cell office:value-type="float" office:value="2.44">
            <text:p>2.44</text:p>
          </table:table-cell>
          <table:table-cell office:value-type="float" office:value="2.29">
            <text:p>2.29</text:p>
          </table:table-cell>
          <table:table-cell office:value-type="float" office:value="3.12">
            <text:p>3.12</text:p>
          </table:table-cell>
          <table:table-cell office:value-type="float" office:value="2.24">
            <text:p>2.24</text:p>
          </table:table-cell>
          <table:table-cell office:value-type="float" office:value="2.58">
            <text:p>2.58</text:p>
          </table:table-cell>
          <table:table-cell office:value-type="float" office:value="2.16">
            <text:p>2.16</text:p>
          </table:table-cell>
          <table:table-cell office:value-type="float" office:value="1.01">
            <text:p>1.01</text:p>
          </table:table-cell>
          <table:table-cell office:value-type="float" office:value="0.8">
            <text:p>0.80</text:p>
          </table:table-cell>
          <table:table-cell office:value-type="float" office:value="0.77">
            <text:p>0.77</text:p>
          </table:table-cell>
          <table:table-cell office:value-type="float" office:value="1.8">
            <text:p>1.80</text:p>
          </table:table-cell>
          <table:table-cell office:value-type="float" office:value="1.5">
            <text:p>1.50</text:p>
          </table:table-cell>
          <table:table-cell table:number-columns-repeated="3"/>
          <table:table-cell office:value-type="float" office:value="19.69">
            <text:p>19.69</text:p>
          </table:table-cell>
          <table:table-cell office:value-type="float" office:value="20.91">
            <text:p>20.91</text:p>
          </table:table-cell>
          <table:table-cell office:value-type="float" office:value="16.86">
            <text:p>16.86</text:p>
          </table:table-cell>
          <table:table-cell office:value-type="float" office:value="18.86">
            <text:p>18.86</text:p>
          </table:table-cell>
          <table:table-cell office:value-type="float" office:value="25.26">
            <text:p>25.26</text:p>
          </table:table-cell>
          <table:table-cell office:value-type="float" office:value="28.37">
            <text:p>28.37</text:p>
          </table:table-cell>
          <table:table-cell office:value-type="float" office:value="31.98">
            <text:p>31.98</text:p>
          </table:table-cell>
          <table:table-cell office:value-type="float" office:value="35.9">
            <text:p>35.90</text:p>
          </table:table-cell>
          <table:table-cell office:value-type="float" office:value="41.43">
            <text:p>41.43</text:p>
          </table:table-cell>
          <table:table-cell office:value-type="float" office:value="36.77">
            <text:p>36.77</text:p>
          </table:table-cell>
          <table:table-cell office:value-type="float" office:value="36.87">
            <text:p>36.87</text:p>
          </table:table-cell>
          <table:table-cell office:value-type="float" office:value="39.22">
            <text:p>39.22</text:p>
          </table:table-cell>
          <table:table-cell office:value-type="float" office:value="35.16">
            <text:p>35.16</text:p>
          </table:table-cell>
          <table:table-cell office:value-type="float" office:value="45.78">
            <text:p>45.78</text:p>
          </table:table-cell>
          <table:table-cell office:value-type="float" office:value="43.52">
            <text:p>43.52</text:p>
          </table:table-cell>
          <table:table-cell office:value-type="float" office:value="46.29">
            <text:p>46.29</text:p>
          </table:table-cell>
          <table:table-cell office:value-type="float" office:value="54.25">
            <text:p>54.25</text:p>
          </table:table-cell>
          <table:table-cell office:value-type="float" office:value="65.53">
            <text:p>65.53</text:p>
          </table:table-cell>
          <table:table-cell office:value-type="float" office:value="60.75">
            <text:p>60.75</text:p>
          </table:table-cell>
          <table:table-cell office:value-type="float" office:value="61.85">
            <text:p>61.85</text:p>
          </table:table-cell>
          <table:table-cell office:value-type="float" office:value="73.71">
            <text:p>73.71</text:p>
          </table:table-cell>
          <table:table-cell office:value-type="float" office:value="66.92">
            <text:p>66.92</text:p>
          </table:table-cell>
          <table:table-cell office:value-type="float" office:value="69.61">
            <text:p>69.61</text:p>
          </table:table-cell>
          <table:table-cell office:value-type="float" office:value="63.98">
            <text:p>63.98</text:p>
          </table:table-cell>
          <table:table-cell office:value-type="float" office:value="71.91">
            <text:p>71.91</text:p>
          </table:table-cell>
          <table:table-cell office:value-type="float" office:value="49.49">
            <text:p>49.49</text:p>
          </table:table-cell>
          <table:table-cell office:value-type="float" office:value="41.64">
            <text:p>41.64</text:p>
          </table:table-cell>
          <table:table-cell office:value-type="float" office:value="43.26">
            <text:p>43.26</text:p>
          </table:table-cell>
          <table:table-cell office:value-type="float" office:value="31.18">
            <text:p>31.18</text:p>
          </table:table-cell>
          <table:table-cell office:value-type="float" office:value="33.71">
            <text:p>33.71</text:p>
          </table:table-cell>
          <table:table-cell office:value-type="float" office:value="13.64">
            <text:p>13.64</text:p>
          </table:table-cell>
          <table:table-cell office:value-type="float" office:value="17.87">
            <text:p>17.87</text:p>
          </table:table-cell>
          <table:table-cell office:value-type="float" office:value="16.07">
            <text:p>16.07</text:p>
          </table:table-cell>
          <table:table-cell office:value-type="float" office:value="18.21">
            <text:p>18.21</text:p>
          </table:table-cell>
          <table:table-cell office:value-type="float" office:value="23.77">
            <text:p>23.77</text:p>
          </table:table-cell>
          <table:table-cell office:value-type="float" office:value="28.35">
            <text:p>28.35</text:p>
          </table:table-cell>
          <table:table-cell office:value-type="float" office:value="28.04">
            <text:p>28.04</text:p>
          </table:table-cell>
          <table:table-cell office:value-type="float" office:value="25.77">
            <text:p>25.77</text:p>
          </table:table-cell>
          <table:table-cell office:value-type="float" office:value="12.39">
            <text:p>12.39</text:p>
          </table:table-cell>
          <table:table-cell office:value-type="float" office:value="7.97">
            <text:p>7.97</text:p>
          </table:table-cell>
          <table:table-cell office:value-type="float" office:value="10.47">
            <text:p>10.47</text:p>
          </table:table-cell>
          <table:table-cell office:value-type="float" office:value="8.86">
            <text:p>8.86</text:p>
          </table:table-cell>
          <table:table-cell office:value-type="float" office:value="8.32">
            <text:p>8.32</text:p>
          </table:table-cell>
          <table:table-cell office:value-type="float" office:value="11.35">
            <text:p>11.35</text:p>
          </table:table-cell>
          <table:table-cell office:value-type="float" office:value="8.16">
            <text:p>8.16</text:p>
          </table:table-cell>
          <table:table-cell office:value-type="float" office:value="9.37">
            <text:p>9.37</text:p>
          </table:table-cell>
          <table:table-cell office:value-type="float" office:value="7.84">
            <text:p>7.84</text:p>
          </table:table-cell>
          <table:table-cell office:value-type="float" office:value="3.68">
            <text:p>3.68</text:p>
          </table:table-cell>
          <table:table-cell office:value-type="float" office:value="2.89">
            <text:p>2.89</text:p>
          </table:table-cell>
          <table:table-cell office:value-type="float" office:value="2.8">
            <text:p>2.80</text:p>
          </table:table-cell>
          <table:table-cell office:value-type="float" office:value="6.54">
            <text:p>6.54</text:p>
          </table:table-cell>
          <table:table-cell office:value-type="float" office:value="5.46">
            <text:p>5.46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106">
            <text:p>106</text:p>
          </table:table-cell>
          <table:table-cell office:value-type="float" office:value="380">
            <text:p>380</text:p>
          </table:table-cell>
          <table:table-cell office:value-type="string">
            <text:p>42.8333</text:p>
          </table:table-cell>
          <table:table-cell office:value-type="float" office:value="2349941">
            <text:p>2349941</text:p>
          </table:table-cell>
          <table:table-cell office:value-type="float" office:value="13900">
            <text:p>13900</text:p>
          </table:table-cell>
          <table:table-cell office:value-type="float" office:value="10440">
            <text:p>10440</text:p>
          </table:table-cell>
          <table:table-cell office:value-type="float" office:value="14100">
            <text:p>14100</text:p>
          </table:table-cell>
          <table:table-cell office:value-type="float" office:value="12830">
            <text:p>12830</text:p>
          </table:table-cell>
          <table:table-cell office:value-type="float" office:value="11780">
            <text:p>11780</text:p>
          </table:table-cell>
          <table:table-cell office:value-type="float" office:value="6830">
            <text:p>6830</text:p>
          </table:table-cell>
          <table:table-cell office:value-type="float" office:value="6330">
            <text:p>6330</text:p>
          </table:table-cell>
          <table:table-cell office:value-type="float" office:value="4460">
            <text:p>4460</text:p>
          </table:table-cell>
          <table:table-cell office:value-type="float" office:value="4600">
            <text:p>4600</text:p>
          </table:table-cell>
          <table:table-cell office:value-type="float" office:value="2699">
            <text:p>2699</text:p>
          </table:table-cell>
          <table:table-cell office:value-type="float" office:value="3100">
            <text:p>3100</text:p>
          </table:table-cell>
          <table:table-cell office:value-type="float" office:value="2195">
            <text:p>2195</text:p>
          </table:table-cell>
          <table:table-cell office:value-type="float" office:value="2101">
            <text:p>2101</text:p>
          </table:table-cell>
          <table:table-cell office:value-type="float" office:value="2428">
            <text:p>2428</text:p>
          </table:table-cell>
          <table:table-cell office:value-type="float" office:value="1738">
            <text:p>1738</text:p>
          </table:table-cell>
          <table:table-cell office:value-type="float" office:value="1620">
            <text:p>1620</text:p>
          </table:table-cell>
          <table:table-cell office:value-type="float" office:value="1530">
            <text:p>1530</text:p>
          </table:table-cell>
          <table:table-cell office:value-type="float" office:value="1060">
            <text:p>1060</text:p>
          </table:table-cell>
          <table:table-cell office:value-type="float" office:value="990">
            <text:p>990</text:p>
          </table:table-cell>
          <table:table-cell office:value-type="float" office:value="1220">
            <text:p>1220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0">
            <text:p>100</text:p>
          </table:table-cell>
          <table:table-cell table:number-columns-repeated="22" office:value-type="string">
            <text:p><text:s text:c="4"/></text:p>
          </table:table-cell>
          <table:table-cell table:number-columns-repeated="2"/>
          <table:table-cell office:value-type="float" office:value="0.2787">
            <text:p>0.2787</text:p>
          </table:table-cell>
          <table:table-cell office:value-type="float" office:value="0.2078">
            <text:p>0.2078</text:p>
          </table:table-cell>
          <table:table-cell office:value-type="float" office:value="0.2784">
            <text:p>0.2784</text:p>
          </table:table-cell>
          <table:table-cell office:value-type="float" office:value="0.2513">
            <text:p>0.2513</text:p>
          </table:table-cell>
          <table:table-cell office:value-type="float" office:value="0.2289">
            <text:p>0.2289</text:p>
          </table:table-cell>
          <table:table-cell office:value-type="float" office:value="0.1318">
            <text:p>0.1318</text:p>
          </table:table-cell>
          <table:table-cell office:value-type="float" office:value="0.1212">
            <text:p>0.1212</text:p>
          </table:table-cell>
          <table:table-cell office:value-type="float" office:value="0.0848">
            <text:p>0.0848</text:p>
          </table:table-cell>
          <table:table-cell office:value-type="float" office:value="0.0869">
            <text:p>0.0869</text:p>
          </table:table-cell>
          <table:table-cell office:value-type="float" office:value="0.0506">
            <text:p>0.0506</text:p>
          </table:table-cell>
          <table:table-cell office:value-type="float" office:value="0.0577">
            <text:p>0.0577</text:p>
          </table:table-cell>
          <table:table-cell office:value-type="float" office:value="0.0406">
            <text:p>0.0406</text:p>
          </table:table-cell>
          <table:table-cell office:value-type="float" office:value="0.0386">
            <text:p>0.0386</text:p>
          </table:table-cell>
          <table:table-cell office:value-type="float" office:value="0.0443">
            <text:p>0.0443</text:p>
          </table:table-cell>
          <table:table-cell office:value-type="float" office:value="0.0315">
            <text:p>0.0315</text:p>
          </table:table-cell>
          <table:table-cell office:value-type="float" office:value="0.0293">
            <text:p>0.0293</text:p>
          </table:table-cell>
          <table:table-cell office:value-type="float" office:value="0.0275">
            <text:p>0.0275</text:p>
          </table:table-cell>
          <table:table-cell office:value-type="float" office:value="0.019">
            <text:p>0.019</text:p>
          </table:table-cell>
          <table:table-cell office:value-type="float" office:value="0.0177">
            <text:p>0.0177</text:p>
          </table:table-cell>
          <table:table-cell office:value-type="float" office:value="0.0217">
            <text:p>0.0217</text:p>
          </table:table-cell>
          <table:table-cell office:value-type="float" office:value="0.0043">
            <text:p>0.0043</text:p>
          </table:table-cell>
          <table:table-cell office:value-type="float" office:value="0.0028">
            <text:p>0.0028</text:p>
          </table:table-cell>
          <table:table-cell office:value-type="float" office:value="0.0005">
            <text:p>0.0005</text:p>
          </table:table-cell>
          <table:table-cell office:value-type="float" office:value="0.0004">
            <text:p>0.0004</text:p>
          </table:table-cell>
          <table:table-cell office:value-type="float" office:value="0.0009">
            <text:p>0.0009</text:p>
          </table:table-cell>
          <table:table-cell office:value-type="float" office:value="0.0011">
            <text:p>0.0011</text:p>
          </table:table-cell>
          <table:table-cell office:value-type="float" office:value="0.002">
            <text:p>0.002</text:p>
          </table:table-cell>
          <table:table-cell office:value-type="float" office:value="0.0019">
            <text:p>0.0019</text:p>
          </table:table-cell>
          <table:table-cell table:number-columns-repeated="2" office:value-type="float" office:value="0.0018">
            <text:p>0.0018</text:p>
          </table:table-cell>
          <table:table-cell table:number-columns-repeated="24"/>
          <table:table-cell office:value-type="float" office:value="5923.66">
            <text:p>5923.66</text:p>
          </table:table-cell>
          <table:table-cell office:value-type="float" office:value="4419.69">
            <text:p>4419.69</text:p>
          </table:table-cell>
          <table:table-cell office:value-type="float" office:value="5957.74">
            <text:p>5957.74</text:p>
          </table:table-cell>
          <table:table-cell office:value-type="float" office:value="5443.6">
            <text:p>5443.60</text:p>
          </table:table-cell>
          <table:table-cell office:value-type="float" office:value="4996.98">
            <text:p>4996.98</text:p>
          </table:table-cell>
          <table:table-cell office:value-type="float" office:value="2919.04">
            <text:p>2919.04</text:p>
          </table:table-cell>
          <table:table-cell office:value-type="float" office:value="2722.14">
            <text:p>2722.14</text:p>
          </table:table-cell>
          <table:table-cell office:value-type="float" office:value="1959.4">
            <text:p>1959.40</text:p>
          </table:table-cell>
          <table:table-cell office:value-type="float" office:value="2047.19">
            <text:p>2047.19</text:p>
          </table:table-cell>
          <table:table-cell office:value-type="float" office:value="1191.77">
            <text:p>1191.77</text:p>
          </table:table-cell>
          <table:table-cell office:value-type="float" office:value="1417.98">
            <text:p>1417.98</text:p>
          </table:table-cell>
          <table:table-cell office:value-type="float" office:value="982.79">
            <text:p>982.79</text:p>
          </table:table-cell>
          <table:table-cell office:value-type="float" office:value="947.28">
            <text:p>947.28</text:p>
          </table:table-cell>
          <table:table-cell office:value-type="float" office:value="1054.34">
            <text:p>1054.34</text:p>
          </table:table-cell>
          <table:table-cell office:value-type="float" office:value="790.02">
            <text:p>790.02</text:p>
          </table:table-cell>
          <table:table-cell office:value-type="float" office:value="683.56">
            <text:p>683.56</text:p>
          </table:table-cell>
          <table:table-cell office:value-type="float" office:value="671.69">
            <text:p>671.69</text:p>
          </table:table-cell>
          <table:table-cell office:value-type="float" office:value="478.74">
            <text:p>478.74</text:p>
          </table:table-cell>
          <table:table-cell office:value-type="float" office:value="431">
            <text:p>431.00</text:p>
          </table:table-cell>
          <table:table-cell office:value-type="float" office:value="538.36">
            <text:p>538.36</text:p>
          </table:table-cell>
          <table:table-cell office:value-type="float" office:value="93.28">
            <text:p>93.28</text:p>
          </table:table-cell>
          <table:table-cell office:value-type="float" office:value="67.32">
            <text:p>67.32</text:p>
          </table:table-cell>
          <table:table-cell office:value-type="float" office:value="11.66">
            <text:p>11.66</text:p>
          </table:table-cell>
          <table:table-cell office:value-type="float" office:value="8.8">
            <text:p>8.80</text:p>
          </table:table-cell>
          <table:table-cell office:value-type="float" office:value="22">
            <text:p>22.00</text:p>
          </table:table-cell>
          <table:table-cell office:value-type="float" office:value="26.4">
            <text:p>26.40</text:p>
          </table:table-cell>
          <table:table-cell office:value-type="float" office:value="49.57">
            <text:p>49.57</text:p>
          </table:table-cell>
          <table:table-cell office:value-type="float" office:value="48.4">
            <text:p>48.40</text:p>
          </table:table-cell>
          <table:table-cell table:number-columns-repeated="2" office:value-type="float" office:value="44">
            <text:p>44.00</text:p>
          </table:table-cell>
          <table:table-cell table:number-columns-repeated="25"/>
          <table:table-cell office:value-type="string">
            <text:p>32014.93</text:p>
          </table:table-cell>
          <table:table-cell office:value-type="string">
            <text:p>23886.58</text:p>
          </table:table-cell>
          <table:table-cell office:value-type="string">
            <text:p>32199.12</text:p>
          </table:table-cell>
          <table:table-cell office:value-type="string">
            <text:p>29420.39</text:p>
          </table:table-cell>
          <table:table-cell office:value-type="string">
            <text:p>27006.64</text:p>
          </table:table-cell>
          <table:table-cell office:value-type="string">
            <text:p>15776.22</text:p>
          </table:table-cell>
          <table:table-cell office:value-type="string">
            <text:p>14712.06</text:p>
          </table:table-cell>
          <table:table-cell office:value-type="string">
            <text:p>10589.73</text:p>
          </table:table-cell>
          <table:table-cell office:value-type="string">
            <text:p>11064.22</text:p>
          </table:table-cell>
          <table:table-cell office:value-type="string">
            <text:p>6441.01</text:p>
          </table:table-cell>
          <table:table-cell office:value-type="string">
            <text:p>7663.58</text:p>
          </table:table-cell>
          <table:table-cell office:value-type="string">
            <text:p>5311.55</text:p>
          </table:table-cell>
          <table:table-cell office:value-type="string">
            <text:p>5119.65</text:p>
          </table:table-cell>
          <table:table-cell office:value-type="string">
            <text:p>5698.28</text:p>
          </table:table-cell>
          <table:table-cell office:value-type="string">
            <text:p>4269.72</text:p>
          </table:table-cell>
          <table:table-cell office:value-type="string">
            <text:p>3694.34</text:p>
          </table:table-cell>
          <table:table-cell office:value-type="string">
            <text:p>3630.19</text:p>
          </table:table-cell>
          <table:table-cell office:value-type="string">
            <text:p>2587.41</text:p>
          </table:table-cell>
          <table:table-cell office:value-type="string">
            <text:p>2329.35</text:p>
          </table:table-cell>
          <table:table-cell office:value-type="string">
            <text:p>2909.62</text:p>
          </table:table-cell>
          <table:table-cell office:value-type="string">
            <text:p>504.13</text:p>
          </table:table-cell>
          <table:table-cell office:value-type="string">
            <text:p>363.84</text:p>
          </table:table-cell>
          <table:table-cell office:value-type="string">
            <text:p>63.02</text:p>
          </table:table-cell>
          <table:table-cell office:value-type="string">
            <text:p>47.56</text:p>
          </table:table-cell>
          <table:table-cell office:value-type="string">
            <text:p>118.91</text:p>
          </table:table-cell>
          <table:table-cell office:value-type="string">
            <text:p>142.69</text:p>
          </table:table-cell>
          <table:table-cell office:value-type="string">
            <text:p>267.89</text:p>
          </table:table-cell>
          <table:table-cell office:value-type="string">
            <text:p>261.59</text:p>
          </table:table-cell>
          <table:table-cell table:number-columns-repeated="2" office:value-type="string">
            <text:p>237.81</text:p>
          </table:table-cell>
          <table:table-cell table:number-columns-repeated="25"/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">
            <text:p>0.10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table:number-columns-repeated="6" office:value-type="float" office:value="0.01">
            <text:p>0.01</text:p>
          </table:table-cell>
          <table:table-cell table:number-columns-repeated="10" office:value-type="float" office:value="0">
            <text:p>0.00</text:p>
          </table:table-cell>
          <table:table-cell table:number-columns-repeated="22" office:value-type="string">
            <text:p><text:s text:c="4"/></text:p>
          </table:table-cell>
          <table:table-cell table:number-columns-repeated="3"/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58">
            <text:p>0.58</text:p>
          </table:table-cell>
          <table:table-cell office:value-type="float" office:value="0.52">
            <text:p>0.52</text:p>
          </table:table-cell>
          <table:table-cell office:value-type="float" office:value="0.3">
            <text:p>0.30</text:p>
          </table:table-cell>
          <table:table-cell office:value-type="float" office:value="0.28">
            <text:p>0.28</text:p>
          </table:table-cell>
          <table:table-cell office:value-type="float" office:value="0.2">
            <text:p>0.20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">
            <text:p>0.10</text:p>
          </table:table-cell>
          <table:table-cell office:value-type="float" office:value="0.09">
            <text:p>0.09</text:p>
          </table:table-cell>
          <table:table-cell office:value-type="float" office:value="0.1">
            <text:p>0.1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8" office:value-type="float" office:value="0">
            <text:p>0.00</text:p>
          </table:table-cell>
          <table:table-cell table:number-columns-repeated="22" office:value-type="string">
            <text:p><text:s text:c="4"/>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float" office:value="109">
            <text:p>109</text:p>
          </table:table-cell>
          <table:table-cell office:value-type="float" office:value="388">
            <text:p>388</text:p>
          </table:table-cell>
          <table:table-cell office:value-type="string">
            <text:p>18.25</text:p>
          </table:table-cell>
          <table:table-cell office:value-type="string">
            <text:p>-77.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110">
            <text:p>110</text:p>
          </table:table-cell>
          <table:table-cell office:value-type="float" office:value="392">
            <text:p>392</text:p>
          </table:table-cell>
          <table:table-cell office:value-type="float" office:value="36">
            <text:p>36</text:p>
          </table:table-cell>
          <table:table-cell office:value-type="float" office:value="138">
            <text:p>13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float" office:value="112">
            <text:p>112</text:p>
          </table:table-cell>
          <table:table-cell office:value-type="float" office:value="400">
            <text:p>40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float" office:value="108">
            <text:p>108</text:p>
          </table:table-cell>
          <table:table-cell office:value-type="float" office:value="398">
            <text:p>398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31" office:value-type="string">
            <text:p><text:s text:c="4"/></text:p>
          </table:table-cell>
          <table:table-cell office:value-type="float" office:value="217000">
            <text:p>217000</text:p>
          </table:table-cell>
          <table:table-cell office:value-type="float" office:value="172000">
            <text:p>172000</text:p>
          </table:table-cell>
          <table:table-cell office:value-type="float" office:value="179256">
            <text:p>179256</text:p>
          </table:table-cell>
          <table:table-cell office:value-type="float" office:value="198933">
            <text:p>198933</text:p>
          </table:table-cell>
          <table:table-cell office:value-type="float" office:value="176487">
            <text:p>176487</text:p>
          </table:table-cell>
          <table:table-cell office:value-type="float" office:value="182347">
            <text:p>182347</text:p>
          </table:table-cell>
          <table:table-cell office:value-type="float" office:value="159452">
            <text:p>159452</text:p>
          </table:table-cell>
          <table:table-cell office:value-type="float" office:value="204740">
            <text:p>204740</text:p>
          </table:table-cell>
          <table:table-cell office:value-type="float" office:value="267723">
            <text:p>267723</text:p>
          </table:table-cell>
          <table:table-cell office:value-type="float" office:value="352741">
            <text:p>352741</text:p>
          </table:table-cell>
          <table:table-cell office:value-type="float" office:value="288369">
            <text:p>288369</text:p>
          </table:table-cell>
          <table:table-cell office:value-type="float" office:value="342638">
            <text:p>342638</text:p>
          </table:table-cell>
          <table:table-cell office:value-type="float" office:value="397070">
            <text:p>397070</text:p>
          </table:table-cell>
          <table:table-cell office:value-type="float" office:value="412270">
            <text:p>412270</text:p>
          </table:table-cell>
          <table:table-cell office:value-type="float" office:value="384018">
            <text:p>384018</text:p>
          </table:table-cell>
          <table:table-cell office:value-type="float" office:value="351471">
            <text:p>351471</text:p>
          </table:table-cell>
          <table:table-cell office:value-type="float" office:value="288348">
            <text:p>288348</text:p>
          </table:table-cell>
          <table:table-cell office:value-type="float" office:value="242062">
            <text:p>242062</text:p>
          </table:table-cell>
          <table:table-cell office:value-type="float" office:value="224452">
            <text:p>224452</text:p>
          </table:table-cell>
          <table:table-cell office:value-type="float" office:value="295800">
            <text:p>295800</text:p>
          </table:table-cell>
          <table:table-cell office:value-type="float" office:value="349900">
            <text:p>349900</text:p>
          </table:table-cell>
          <table:table-cell table:number-columns-repeated="33"/>
          <table:table-cell office:value-type="float" office:value="13.5034">
            <text:p>13.5034</text:p>
          </table:table-cell>
          <table:table-cell office:value-type="float" office:value="10.7972">
            <text:p>10.7972</text:p>
          </table:table-cell>
          <table:table-cell office:value-type="float" office:value="11.3806">
            <text:p>11.3806</text:p>
          </table:table-cell>
          <table:table-cell office:value-type="float" office:value="12.7931">
            <text:p>12.7931</text:p>
          </table:table-cell>
          <table:table-cell office:value-type="float" office:value="11.5155">
            <text:p>11.5155</text:p>
          </table:table-cell>
          <table:table-cell office:value-type="float" office:value="12.0872">
            <text:p>12.0872</text:p>
          </table:table-cell>
          <table:table-cell office:value-type="float" office:value="10.7317">
            <text:p>10.7317</text:p>
          </table:table-cell>
          <table:table-cell office:value-type="float" office:value="13.9469">
            <text:p>13.9469</text:p>
          </table:table-cell>
          <table:table-cell office:value-type="float" office:value="18.3674">
            <text:p>18.3674</text:p>
          </table:table-cell>
          <table:table-cell office:value-type="float" office:value="24.2284">
            <text:p>24.2284</text:p>
          </table:table-cell>
          <table:table-cell office:value-type="float" office:value="19.7202">
            <text:p>19.7202</text:p>
          </table:table-cell>
          <table:table-cell office:value-type="float" office:value="23.2328">
            <text:p>23.2328</text:p>
          </table:table-cell>
          <table:table-cell office:value-type="float" office:value="26.6454">
            <text:p>26.6454</text:p>
          </table:table-cell>
          <table:table-cell office:value-type="float" office:value="27.3679">
            <text:p>27.3679</text:p>
          </table:table-cell>
          <table:table-cell office:value-type="float" office:value="25.2195">
            <text:p>25.2195</text:p>
          </table:table-cell>
          <table:table-cell office:value-type="float" office:value="22.8287">
            <text:p>22.8287</text:p>
          </table:table-cell>
          <table:table-cell office:value-type="float" office:value="18.5218">
            <text:p>18.5218</text:p>
          </table:table-cell>
          <table:table-cell office:value-type="float" office:value="15.3749">
            <text:p>15.3749</text:p>
          </table:table-cell>
          <table:table-cell office:value-type="float" office:value="14.0979">
            <text:p>14.0979</text:p>
          </table:table-cell>
          <table:table-cell office:value-type="float" office:value="18.375">
            <text:p>18.375</text:p>
          </table:table-cell>
          <table:table-cell office:value-type="float" office:value="21.5045">
            <text:p>21.5045</text:p>
          </table:table-cell>
          <table:table-cell table:number-columns-repeated="33"/>
          <table:table-cell office:value-type="float" office:value="234508.86">
            <text:p>234508.86</text:p>
          </table:table-cell>
          <table:table-cell office:value-type="float" office:value="185381.35">
            <text:p>185381.35</text:p>
          </table:table-cell>
          <table:table-cell office:value-type="float" office:value="213222.12">
            <text:p>213222.12</text:p>
          </table:table-cell>
          <table:table-cell office:value-type="float" office:value="213524.24">
            <text:p>213524.24</text:p>
          </table:table-cell>
          <table:table-cell office:value-type="float" office:value="227360.77">
            <text:p>227360.77</text:p>
          </table:table-cell>
          <table:table-cell office:value-type="float" office:value="203036.05">
            <text:p>203036.05</text:p>
          </table:table-cell>
          <table:table-cell office:value-type="float" office:value="186031.57">
            <text:p>186031.57</text:p>
          </table:table-cell>
          <table:table-cell office:value-type="float" office:value="210967.12">
            <text:p>210967.12</text:p>
          </table:table-cell>
          <table:table-cell office:value-type="float" office:value="292844.19">
            <text:p>292844.19</text:p>
          </table:table-cell>
          <table:table-cell office:value-type="float" office:value="358819.74">
            <text:p>358819.74</text:p>
          </table:table-cell>
          <table:table-cell office:value-type="float" office:value="289612.43">
            <text:p>289612.43</text:p>
          </table:table-cell>
          <table:table-cell office:value-type="float" office:value="396472.01">
            <text:p>396472.01</text:p>
          </table:table-cell>
          <table:table-cell office:value-type="float" office:value="431188.82">
            <text:p>431188.82</text:p>
          </table:table-cell>
          <table:table-cell office:value-type="float" office:value="470157.07">
            <text:p>470157.07</text:p>
          </table:table-cell>
          <table:table-cell office:value-type="float" office:value="436812.51">
            <text:p>436812.51</text:p>
          </table:table-cell>
          <table:table-cell office:value-type="float" office:value="353664.48">
            <text:p>353664.48</text:p>
          </table:table-cell>
          <table:table-cell office:value-type="float" office:value="337229.57">
            <text:p>337229.57</text:p>
          </table:table-cell>
          <table:table-cell office:value-type="float" office:value="287053.01">
            <text:p>287053.01</text:p>
          </table:table-cell>
          <table:table-cell office:value-type="float" office:value="271250.21">
            <text:p>271250.21</text:p>
          </table:table-cell>
          <table:table-cell office:value-type="float" office:value="335007.43">
            <text:p>335007.43</text:p>
          </table:table-cell>
          <table:table-cell office:value-type="float" office:value="396068.45">
            <text:p>396068.45</text:p>
          </table:table-cell>
          <table:table-cell table:number-columns-repeated="34"/>
          <table:table-cell office:value-type="string">
            <text:p>396366.50</text:p>
          </table:table-cell>
          <table:table-cell office:value-type="string">
            <text:p>313331.26</text:p>
          </table:table-cell>
          <table:table-cell office:value-type="string">
            <text:p>360387.69</text:p>
          </table:table-cell>
          <table:table-cell office:value-type="string">
            <text:p>360898.34</text:p>
          </table:table-cell>
          <table:table-cell office:value-type="string">
            <text:p>384284.81</text:p>
          </table:table-cell>
          <table:table-cell office:value-type="string">
            <text:p>343171.21</text:p>
          </table:table-cell>
          <table:table-cell office:value-type="string">
            <text:p>314430.27</text:p>
          </table:table-cell>
          <table:table-cell office:value-type="string">
            <text:p>356576.29</text:p>
          </table:table-cell>
          <table:table-cell office:value-type="string">
            <text:p>494964.78</text:p>
          </table:table-cell>
          <table:table-cell office:value-type="string">
            <text:p>606476.56</text:p>
          </table:table-cell>
          <table:table-cell office:value-type="string">
            <text:p>489502.48</text:p>
          </table:table-cell>
          <table:table-cell office:value-type="string">
            <text:p>670116.37</text:p>
          </table:table-cell>
          <table:table-cell office:value-type="string">
            <text:p>728794.66</text:p>
          </table:table-cell>
          <table:table-cell office:value-type="string">
            <text:p>794658.75</text:p>
          </table:table-cell>
          <table:table-cell office:value-type="string">
            <text:p>738299.83</text:p>
          </table:table-cell>
          <table:table-cell office:value-type="string">
            <text:p>597763.14</text:p>
          </table:table-cell>
          <table:table-cell office:value-type="string">
            <text:p>569984.89</text:p>
          </table:table-cell>
          <table:table-cell office:value-type="string">
            <text:p>485176.55</text:p>
          </table:table-cell>
          <table:table-cell office:value-type="string">
            <text:p>458466.69</text:p>
          </table:table-cell>
          <table:table-cell office:value-type="string">
            <text:p>566229.03</text:p>
          </table:table-cell>
          <table:table-cell office:value-type="string">
            <text:p>669434.28</text:p>
          </table:table-cell>
          <table:table-cell table:number-columns-repeated="34"/>
          <table:table-cell office:value-type="float" office:value="14.59">
            <text:p>14.59</text:p>
          </table:table-cell>
          <table:table-cell office:value-type="float" office:value="11.64">
            <text:p>11.64</text:p>
          </table:table-cell>
          <table:table-cell office:value-type="float" office:value="13.54">
            <text:p>13.54</text:p>
          </table:table-cell>
          <table:table-cell office:value-type="float" office:value="13.73">
            <text:p>13.73</text:p>
          </table:table-cell>
          <table:table-cell office:value-type="float" office:value="14.83">
            <text:p>14.83</text:p>
          </table:table-cell>
          <table:table-cell office:value-type="float" office:value="13.46">
            <text:p>13.46</text:p>
          </table:table-cell>
          <table:table-cell office:value-type="float" office:value="12.52">
            <text:p>12.52</text:p>
          </table:table-cell>
          <table:table-cell office:value-type="float" office:value="14.37">
            <text:p>14.37</text:p>
          </table:table-cell>
          <table:table-cell office:value-type="float" office:value="20.09">
            <text:p>20.09</text:p>
          </table:table-cell>
          <table:table-cell office:value-type="float" office:value="24.65">
            <text:p>24.65</text:p>
          </table:table-cell>
          <table:table-cell office:value-type="float" office:value="19.81">
            <text:p>19.81</text:p>
          </table:table-cell>
          <table:table-cell office:value-type="float" office:value="26.88">
            <text:p>26.88</text:p>
          </table:table-cell>
          <table:table-cell office:value-type="float" office:value="28.93">
            <text:p>28.93</text:p>
          </table:table-cell>
          <table:table-cell office:value-type="float" office:value="31.21">
            <text:p>31.21</text:p>
          </table:table-cell>
          <table:table-cell office:value-type="float" office:value="28.69">
            <text:p>28.69</text:p>
          </table:table-cell>
          <table:table-cell office:value-type="float" office:value="22.97">
            <text:p>22.97</text:p>
          </table:table-cell>
          <table:table-cell office:value-type="float" office:value="21.66">
            <text:p>21.66</text:p>
          </table:table-cell>
          <table:table-cell office:value-type="float" office:value="18.23">
            <text:p>18.23</text:p>
          </table:table-cell>
          <table:table-cell office:value-type="float" office:value="17.04">
            <text:p>17.04</text:p>
          </table:table-cell>
          <table:table-cell office:value-type="float" office:value="20.81">
            <text:p>20.81</text:p>
          </table:table-cell>
          <table:table-cell office:value-type="float" office:value="24.34">
            <text:p>24.34</text:p>
          </table:table-cell>
          <table:table-cell table:number-columns-repeated="34"/>
          <table:table-cell office:value-type="float" office:value="24.66">
            <text:p>24.66</text:p>
          </table:table-cell>
          <table:table-cell office:value-type="float" office:value="19.67">
            <text:p>19.67</text:p>
          </table:table-cell>
          <table:table-cell office:value-type="float" office:value="22.88">
            <text:p>22.88</text:p>
          </table:table-cell>
          <table:table-cell office:value-type="float" office:value="23.21">
            <text:p>23.21</text:p>
          </table:table-cell>
          <table:table-cell office:value-type="float" office:value="25.07">
            <text:p>25.07</text:p>
          </table:table-cell>
          <table:table-cell office:value-type="float" office:value="22.75">
            <text:p>22.75</text:p>
          </table:table-cell>
          <table:table-cell office:value-type="float" office:value="21.16">
            <text:p>21.16</text:p>
          </table:table-cell>
          <table:table-cell office:value-type="float" office:value="24.29">
            <text:p>24.29</text:p>
          </table:table-cell>
          <table:table-cell office:value-type="float" office:value="33.96">
            <text:p>33.96</text:p>
          </table:table-cell>
          <table:table-cell office:value-type="float" office:value="41.66">
            <text:p>41.66</text:p>
          </table:table-cell>
          <table:table-cell office:value-type="float" office:value="33.47">
            <text:p>33.47</text:p>
          </table:table-cell>
          <table:table-cell office:value-type="float" office:value="45.44">
            <text:p>45.44</text:p>
          </table:table-cell>
          <table:table-cell office:value-type="float" office:value="48.91">
            <text:p>48.91</text:p>
          </table:table-cell>
          <table:table-cell office:value-type="float" office:value="52.75">
            <text:p>52.75</text:p>
          </table:table-cell>
          <table:table-cell office:value-type="float" office:value="48.49">
            <text:p>48.49</text:p>
          </table:table-cell>
          <table:table-cell office:value-type="float" office:value="38.83">
            <text:p>38.83</text:p>
          </table:table-cell>
          <table:table-cell office:value-type="float" office:value="36.61">
            <text:p>36.61</text:p>
          </table:table-cell>
          <table:table-cell office:value-type="float" office:value="30.82">
            <text:p>30.82</text:p>
          </table:table-cell>
          <table:table-cell office:value-type="float" office:value="28.8">
            <text:p>28.80</text:p>
          </table:table-cell>
          <table:table-cell office:value-type="float" office:value="35.17">
            <text:p>35.17</text:p>
          </table:table-cell>
          <table:table-cell office:value-type="float" office:value="41.14">
            <text:p>41.14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float" office:value="114">
            <text:p>114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841">
            <text:p>8841</text:p>
          </table:table-cell>
          <table:table-cell office:value-type="float" office:value="5071">
            <text:p>5071</text:p>
          </table:table-cell>
          <table:table-cell office:value-type="float" office:value="8637">
            <text:p>8637</text:p>
          </table:table-cell>
          <table:table-cell office:value-type="float" office:value="9550">
            <text:p>9550</text:p>
          </table:table-cell>
          <table:table-cell office:value-type="float" office:value="13306">
            <text:p>13306</text:p>
          </table:table-cell>
          <table:table-cell office:value-type="float" office:value="13410">
            <text:p>13410</text:p>
          </table:table-cell>
          <table:table-cell office:value-type="float" office:value="12420">
            <text:p>12420</text:p>
          </table:table-cell>
          <table:table-cell office:value-type="float" office:value="14225">
            <text:p>14225</text:p>
          </table:table-cell>
          <table:table-cell office:value-type="float" office:value="16939">
            <text:p>16939</text:p>
          </table:table-cell>
          <table:table-cell office:value-type="float" office:value="13877">
            <text:p>13877</text:p>
          </table:table-cell>
          <table:table-cell office:value-type="float" office:value="16596">
            <text:p>16596</text:p>
          </table:table-cell>
          <table:table-cell office:value-type="float" office:value="16810">
            <text:p>16810</text:p>
          </table:table-cell>
          <table:table-cell office:value-type="float" office:value="16005">
            <text:p>16005</text:p>
          </table:table-cell>
          <table:table-cell office:value-type="float" office:value="14874">
            <text:p>14874</text:p>
          </table:table-cell>
          <table:table-cell office:value-type="float" office:value="15959">
            <text:p>15959</text:p>
          </table:table-cell>
          <table:table-cell office:value-type="float" office:value="15615">
            <text:p>15615</text:p>
          </table:table-cell>
          <table:table-cell office:value-type="float" office:value="20500">
            <text:p>20500</text:p>
          </table:table-cell>
          <table:table-cell office:value-type="float" office:value="26915">
            <text:p>26915</text:p>
          </table:table-cell>
          <table:table-cell office:value-type="float" office:value="27321">
            <text:p>27321</text:p>
          </table:table-cell>
          <table:table-cell office:value-type="float" office:value="37747">
            <text:p>37747</text:p>
          </table:table-cell>
          <table:table-cell office:value-type="float" office:value="25232">
            <text:p>25232</text:p>
          </table:table-cell>
          <table:table-cell office:value-type="float" office:value="24114">
            <text:p>24114</text:p>
          </table:table-cell>
          <table:table-cell office:value-type="float" office:value="25542">
            <text:p>25542</text:p>
          </table:table-cell>
          <table:table-cell office:value-type="float" office:value="22572">
            <text:p>22572</text:p>
          </table:table-cell>
          <table:table-cell office:value-type="float" office:value="37620">
            <text:p>37620</text:p>
          </table:table-cell>
          <table:table-cell office:value-type="float" office:value="27100">
            <text:p>27100</text:p>
          </table:table-cell>
          <table:table-cell office:value-type="float" office:value="23326">
            <text:p>23326</text:p>
          </table:table-cell>
          <table:table-cell office:value-type="float" office:value="18810">
            <text:p>18810</text:p>
          </table:table-cell>
          <table:table-cell office:value-type="float" office:value="27720">
            <text:p>27720</text:p>
          </table:table-cell>
          <table:table-cell office:value-type="float" office:value="27040">
            <text:p>27040</text:p>
          </table:table-cell>
          <table:table-cell office:value-type="float" office:value="30080">
            <text:p>30080</text:p>
          </table:table-cell>
          <table:table-cell office:value-type="float" office:value="16650">
            <text:p>16650</text:p>
          </table:table-cell>
          <table:table-cell office:value-type="float" office:value="16165">
            <text:p>16165</text:p>
          </table:table-cell>
          <table:table-cell office:value-type="float" office:value="18100">
            <text:p>18100</text:p>
          </table:table-cell>
          <table:table-cell office:value-type="float" office:value="24200">
            <text:p>24200</text:p>
          </table:table-cell>
          <table:table-cell office:value-type="float" office:value="32900">
            <text:p>32900</text:p>
          </table:table-cell>
          <table:table-cell office:value-type="float" office:value="21900">
            <text:p>21900</text:p>
          </table:table-cell>
          <table:table-cell office:value-type="float" office:value="23000">
            <text:p>23000</text:p>
          </table:table-cell>
          <table:table-cell office:value-type="float" office:value="23300">
            <text:p>23300</text:p>
          </table:table-cell>
          <table:table-cell office:value-type="float" office:value="19600">
            <text:p>19600</text:p>
          </table:table-cell>
          <table:table-cell office:value-type="float" office:value="24000">
            <text:p>24000</text:p>
          </table:table-cell>
          <table:table-cell table:number-columns-repeated="4" office:value-type="float" office:value="19600">
            <text:p>19600</text:p>
          </table:table-cell>
          <table:table-cell office:value-type="float" office:value="22000">
            <text:p>22000</text:p>
          </table:table-cell>
          <table:table-cell office:value-type="float" office:value="24500">
            <text:p>24500</text:p>
          </table:table-cell>
          <table:table-cell office:value-type="float" office:value="14800">
            <text:p>14800</text:p>
          </table:table-cell>
          <table:table-cell office:value-type="float" office:value="14600">
            <text:p>14600</text:p>
          </table:table-cell>
          <table:table-cell office:value-type="float" office:value="11700">
            <text:p>11700</text:p>
          </table:table-cell>
          <table:table-cell office:value-type="float" office:value="21600">
            <text:p>21600</text:p>
          </table:table-cell>
          <table:table-cell office:value-type="float" office:value="11400">
            <text:p>11400</text:p>
          </table:table-cell>
          <table:table-cell table:number-columns-repeated="2"/>
          <table:table-cell office:value-type="float" office:value="1.0574">
            <text:p>1.0574</text:p>
          </table:table-cell>
          <table:table-cell office:value-type="float" office:value="0.5877">
            <text:p>0.5877</text:p>
          </table:table-cell>
          <table:table-cell office:value-type="float" office:value="0.9696">
            <text:p>0.9696</text:p>
          </table:table-cell>
          <table:table-cell office:value-type="float" office:value="1.038">
            <text:p>1.038</text:p>
          </table:table-cell>
          <table:table-cell office:value-type="float" office:value="1.3999">
            <text:p>1.3999</text:p>
          </table:table-cell>
          <table:table-cell office:value-type="float" office:value="1.3652">
            <text:p>1.3652</text:p>
          </table:table-cell>
          <table:table-cell office:value-type="float" office:value="1.2232">
            <text:p>1.2232</text:p>
          </table:table-cell>
          <table:table-cell office:value-type="float" office:value="1.3545">
            <text:p>1.3545</text:p>
          </table:table-cell>
          <table:table-cell office:value-type="float" office:value="1.5586">
            <text:p>1.5586</text:p>
          </table:table-cell>
          <table:table-cell office:value-type="float" office:value="1.2333">
            <text:p>1.2333</text:p>
          </table:table-cell>
          <table:table-cell office:value-type="float" office:value="1.4237">
            <text:p>1.4237</text:p>
          </table:table-cell>
          <table:table-cell office:value-type="float" office:value="1.3912">
            <text:p>1.3912</text:p>
          </table:table-cell>
          <table:table-cell office:value-type="float" office:value="1.2773">
            <text:p>1.2773</text:p>
          </table:table-cell>
          <table:table-cell office:value-type="float" office:value="1.1444">
            <text:p>1.1444</text:p>
          </table:table-cell>
          <table:table-cell office:value-type="float" office:value="1.1834">
            <text:p>1.1834</text:p>
          </table:table-cell>
          <table:table-cell office:value-type="float" office:value="1.1157">
            <text:p>1.1157</text:p>
          </table:table-cell>
          <table:table-cell office:value-type="float" office:value="1.4112">
            <text:p>1.4112</text:p>
          </table:table-cell>
          <table:table-cell office:value-type="float" office:value="1.7846">
            <text:p>1.7846</text:p>
          </table:table-cell>
          <table:table-cell office:value-type="float" office:value="1.7445">
            <text:p>1.7445</text:p>
          </table:table-cell>
          <table:table-cell office:value-type="float" office:value="2.3203">
            <text:p>2.3203</text:p>
          </table:table-cell>
          <table:table-cell office:value-type="float" office:value="1.4929">
            <text:p>1.4929</text:p>
          </table:table-cell>
          <table:table-cell office:value-type="float" office:value="1.3732">
            <text:p>1.3732</text:p>
          </table:table-cell>
          <table:table-cell office:value-type="float" office:value="1.4003">
            <text:p>1.4003</text:p>
          </table:table-cell>
          <table:table-cell office:value-type="float" office:value="1.1916">
            <text:p>1.1916</text:p>
          </table:table-cell>
          <table:table-cell office:value-type="float" office:value="1.9135">
            <text:p>1.9135</text:p>
          </table:table-cell>
          <table:table-cell office:value-type="float" office:value="1.329">
            <text:p>1.329</text:p>
          </table:table-cell>
          <table:table-cell office:value-type="float" office:value="1.1035">
            <text:p>1.1035</text:p>
          </table:table-cell>
          <table:table-cell office:value-type="float" office:value="0.859">
            <text:p>0.859</text:p>
          </table:table-cell>
          <table:table-cell office:value-type="float" office:value="1.2229">
            <text:p>1.2229</text:p>
          </table:table-cell>
          <table:table-cell office:value-type="float" office:value="1.1533">
            <text:p>1.1533</text:p>
          </table:table-cell>
          <table:table-cell office:value-type="float" office:value="1.2411">
            <text:p>1.2411</text:p>
          </table:table-cell>
          <table:table-cell office:value-type="float" office:value="0.665">
            <text:p>0.665</text:p>
          </table:table-cell>
          <table:table-cell office:value-type="float" office:value="0.6256">
            <text:p>0.6256</text:p>
          </table:table-cell>
          <table:table-cell office:value-type="float" office:value="0.6796">
            <text:p>0.6796</text:p>
          </table:table-cell>
          <table:table-cell office:value-type="float" office:value="0.8826">
            <text:p>0.8826</text:p>
          </table:table-cell>
          <table:table-cell office:value-type="float" office:value="1.1672">
            <text:p>1.1672</text:p>
          </table:table-cell>
          <table:table-cell office:value-type="float" office:value="0.7566">
            <text:p>0.7566</text:p>
          </table:table-cell>
          <table:table-cell office:value-type="float" office:value="0.7744">
            <text:p>0.7744</text:p>
          </table:table-cell>
          <table:table-cell office:value-type="float" office:value="0.7645">
            <text:p>0.7645</text:p>
          </table:table-cell>
          <table:table-cell office:value-type="float" office:value="0.6265">
            <text:p>0.6265</text:p>
          </table:table-cell>
          <table:table-cell office:value-type="float" office:value="0.7471">
            <text:p>0.7471</text:p>
          </table:table-cell>
          <table:table-cell office:value-type="float" office:value="0.5939">
            <text:p>0.5939</text:p>
          </table:table-cell>
          <table:table-cell office:value-type="float" office:value="0.5781">
            <text:p>0.5781</text:p>
          </table:table-cell>
          <table:table-cell office:value-type="float" office:value="0.5627">
            <text:p>0.5627</text:p>
          </table:table-cell>
          <table:table-cell office:value-type="float" office:value="0.5477">
            <text:p>0.5477</text:p>
          </table:table-cell>
          <table:table-cell office:value-type="float" office:value="0.5985">
            <text:p>0.5985</text:p>
          </table:table-cell>
          <table:table-cell office:value-type="float" office:value="0.649">
            <text:p>0.649</text:p>
          </table:table-cell>
          <table:table-cell office:value-type="float" office:value="0.3817">
            <text:p>0.3817</text:p>
          </table:table-cell>
          <table:table-cell office:value-type="float" office:value="0.3666">
            <text:p>0.3666</text:p>
          </table:table-cell>
          <table:table-cell office:value-type="float" office:value="0.286">
            <text:p>0.286</text:p>
          </table:table-cell>
          <table:table-cell office:value-type="float" office:value="0.5139">
            <text:p>0.5139</text:p>
          </table:table-cell>
          <table:table-cell office:value-type="float" office:value="0.264">
            <text:p>0.264</text:p>
          </table:table-cell>
          <table:table-cell table:number-columns-repeated="2"/>
          <table:table-cell office:value-type="float" office:value="56808.07">
            <text:p>56808.07</text:p>
          </table:table-cell>
          <table:table-cell office:value-type="float" office:value="32500.42">
            <text:p>32500.42</text:p>
          </table:table-cell>
          <table:table-cell office:value-type="float" office:value="53694.75">
            <text:p>53694.75</text:p>
          </table:table-cell>
          <table:table-cell office:value-type="float" office:value="62338.02">
            <text:p>62338.02</text:p>
          </table:table-cell>
          <table:table-cell office:value-type="float" office:value="83969.24">
            <text:p>83969.24</text:p>
          </table:table-cell>
          <table:table-cell office:value-type="float" office:value="82820.01">
            <text:p>82820.01</text:p>
          </table:table-cell>
          <table:table-cell office:value-type="float" office:value="78265.95">
            <text:p>78265.95</text:p>
          </table:table-cell>
          <table:table-cell office:value-type="float" office:value="93433.79">
            <text:p>93433.79</text:p>
          </table:table-cell>
          <table:table-cell office:value-type="float" office:value="111359.2">
            <text:p>111359.20</text:p>
          </table:table-cell>
          <table:table-cell office:value-type="float" office:value="91237.11">
            <text:p>91237.11</text:p>
          </table:table-cell>
          <table:table-cell office:value-type="float" office:value="109108.53">
            <text:p>109108.53</text:p>
          </table:table-cell>
          <table:table-cell office:value-type="float" office:value="110511.1">
            <text:p>110511.10</text:p>
          </table:table-cell>
          <table:table-cell office:value-type="float" office:value="105262.16">
            <text:p>105262.16</text:p>
          </table:table-cell>
          <table:table-cell office:value-type="float" office:value="97787.43">
            <text:p>97787.43</text:p>
          </table:table-cell>
          <table:table-cell office:value-type="float" office:value="104924.99">
            <text:p>104924.99</text:p>
          </table:table-cell>
          <table:table-cell office:value-type="float" office:value="102789.36">
            <text:p>102789.36</text:p>
          </table:table-cell>
          <table:table-cell office:value-type="float" office:value="135122.42">
            <text:p>135122.42</text:p>
          </table:table-cell>
          <table:table-cell office:value-type="float" office:value="176927.91">
            <text:p>176927.91</text:p>
          </table:table-cell>
          <table:table-cell office:value-type="float" office:value="179618.83">
            <text:p>179618.83</text:p>
          </table:table-cell>
          <table:table-cell office:value-type="float" office:value="248159.05">
            <text:p>248159.05</text:p>
          </table:table-cell>
          <table:table-cell office:value-type="float" office:value="165889.28">
            <text:p>165889.28</text:p>
          </table:table-cell>
          <table:table-cell office:value-type="float" office:value="158534.77">
            <text:p>158534.77</text:p>
          </table:table-cell>
          <table:table-cell office:value-type="float" office:value="167923">
            <text:p>167923.00</text:p>
          </table:table-cell>
          <table:table-cell office:value-type="float" office:value="148397.07">
            <text:p>148397.07</text:p>
          </table:table-cell>
          <table:table-cell office:value-type="float" office:value="247328.45">
            <text:p>247328.45</text:p>
          </table:table-cell>
          <table:table-cell office:value-type="float" office:value="177731.54">
            <text:p>177731.54</text:p>
          </table:table-cell>
          <table:table-cell office:value-type="float" office:value="151277.96">
            <text:p>151277.96</text:p>
          </table:table-cell>
          <table:table-cell office:value-type="float" office:value="123664.22">
            <text:p>123664.22</text:p>
          </table:table-cell>
          <table:table-cell office:value-type="float" office:value="182242.01">
            <text:p>182242.01</text:p>
          </table:table-cell>
          <table:table-cell office:value-type="float" office:value="177597.69">
            <text:p>177597.69</text:p>
          </table:table-cell>
          <table:table-cell office:value-type="float" office:value="197410.09">
            <text:p>197410.09</text:p>
          </table:table-cell>
          <table:table-cell office:value-type="float" office:value="109463.55">
            <text:p>109463.55</text:p>
          </table:table-cell>
          <table:table-cell office:value-type="float" office:value="105970.92">
            <text:p>105970.92</text:p>
          </table:table-cell>
          <table:table-cell office:value-type="float" office:value="118562.06">
            <text:p>118562.06</text:p>
          </table:table-cell>
          <table:table-cell office:value-type="float" office:value="158231.47">
            <text:p>158231.47</text:p>
          </table:table-cell>
          <table:table-cell office:value-type="float" office:value="216731.69">
            <text:p>216731.69</text:p>
          </table:table-cell>
          <table:table-cell office:value-type="float" office:value="143979.08">
            <text:p>143979.08</text:p>
          </table:table-cell>
          <table:table-cell office:value-type="float" office:value="151645.26">
            <text:p>151645.26</text:p>
          </table:table-cell>
          <table:table-cell office:value-type="float" office:value="153617.57">
            <text:p>153617.57</text:p>
          </table:table-cell>
          <table:table-cell office:value-type="float" office:value="129726.69">
            <text:p>129726.69</text:p>
          </table:table-cell>
          <table:table-cell office:value-type="float" office:value="157785.29">
            <text:p>157785.29</text:p>
          </table:table-cell>
          <table:table-cell table:number-columns-repeated="4" office:value-type="float" office:value="129726.69">
            <text:p>129726.69</text:p>
          </table:table-cell>
          <table:table-cell office:value-type="float" office:value="145505.22">
            <text:p>145505.22</text:p>
          </table:table-cell>
          <table:table-cell office:value-type="float" office:value="162158.36">
            <text:p>162158.36</text:p>
          </table:table-cell>
          <table:table-cell office:value-type="float" office:value="98169.63">
            <text:p>98169.63</text:p>
          </table:table-cell>
          <table:table-cell office:value-type="float" office:value="96420.4">
            <text:p>96420.40</text:p>
          </table:table-cell>
          <table:table-cell office:value-type="float" office:value="76920.33">
            <text:p>76920.33</text:p>
          </table:table-cell>
          <table:table-cell office:value-type="float" office:value="142006.76">
            <text:p>142006.76</text:p>
          </table:table-cell>
          <table:table-cell office:value-type="float" office:value="74948.01">
            <text:p>74948.01</text:p>
          </table:table-cell>
          <table:table-cell table:number-columns-repeated="3"/>
          <table:table-cell office:value-type="string">
            <text:p>2696.75</text:p>
          </table:table-cell>
          <table:table-cell office:value-type="string">
            <text:p>1542.84</text:p>
          </table:table-cell>
          <table:table-cell office:value-type="string">
            <text:p>2548.96</text:p>
          </table:table-cell>
          <table:table-cell office:value-type="string">
            <text:p>2959.26</text:p>
          </table:table-cell>
          <table:table-cell office:value-type="string">
            <text:p>3986.12</text:p>
          </table:table-cell>
          <table:table-cell office:value-type="string">
            <text:p>3931.57</text:p>
          </table:table-cell>
          <table:table-cell office:value-type="string">
            <text:p>3715.38</text:p>
          </table:table-cell>
          <table:table-cell office:value-type="string">
            <text:p>4435.42</text:p>
          </table:table-cell>
          <table:table-cell office:value-type="string">
            <text:p>5286.36</text:p>
          </table:table-cell>
          <table:table-cell office:value-type="string">
            <text:p>4331.14</text:p>
          </table:table-cell>
          <table:table-cell office:value-type="string">
            <text:p>5179.52</text:p>
          </table:table-cell>
          <table:table-cell office:value-type="string">
            <text:p>5246.10</text:p>
          </table:table-cell>
          <table:table-cell office:value-type="string">
            <text:p>4996.92</text:p>
          </table:table-cell>
          <table:table-cell office:value-type="string">
            <text:p>4642.09</text:p>
          </table:table-cell>
          <table:table-cell office:value-type="string">
            <text:p>4980.92</text:p>
          </table:table-cell>
          <table:table-cell office:value-type="string">
            <text:p>4879.54</text:p>
          </table:table-cell>
          <table:table-cell office:value-type="string">
            <text:p>6414.43</text:p>
          </table:table-cell>
          <table:table-cell office:value-type="string">
            <text:p>8398.99</text:p>
          </table:table-cell>
          <table:table-cell office:value-type="string">
            <text:p>8526.73</text:p>
          </table:table-cell>
          <table:table-cell office:value-type="string">
            <text:p>11780.42</text:p>
          </table:table-cell>
          <table:table-cell office:value-type="string">
            <text:p>7874.97</text:p>
          </table:table-cell>
          <table:table-cell office:value-type="string">
            <text:p>7525.84</text:p>
          </table:table-cell>
          <table:table-cell office:value-type="string">
            <text:p>7971.51</text:p>
          </table:table-cell>
          <table:table-cell office:value-type="string">
            <text:p>7044.59</text:p>
          </table:table-cell>
          <table:table-cell office:value-type="string">
            <text:p>11740.99</text:p>
          </table:table-cell>
          <table:table-cell office:value-type="string">
            <text:p>8437.14</text:p>
          </table:table-cell>
          <table:table-cell office:value-type="string">
            <text:p>7181.35</text:p>
          </table:table-cell>
          <table:table-cell office:value-type="string">
            <text:p>5870.49</text:p>
          </table:table-cell>
          <table:table-cell office:value-type="string">
            <text:p>8651.25</text:p>
          </table:table-cell>
          <table:table-cell office:value-type="string">
            <text:p>8430.78</text:p>
          </table:table-cell>
          <table:table-cell office:value-type="string">
            <text:p>9371.30</text:p>
          </table:table-cell>
          <table:table-cell office:value-type="string">
            <text:p>5196.37</text:p>
          </table:table-cell>
          <table:table-cell office:value-type="string">
            <text:p>5030.57</text:p>
          </table:table-cell>
          <table:table-cell office:value-type="string">
            <text:p>5628.29</text:p>
          </table:table-cell>
          <table:table-cell office:value-type="string">
            <text:p>7511.44</text:p>
          </table:table-cell>
          <table:table-cell office:value-type="string">
            <text:p>10288.52</text:p>
          </table:table-cell>
          <table:table-cell office:value-type="string">
            <text:p>6834.86</text:p>
          </table:table-cell>
          <table:table-cell office:value-type="string">
            <text:p>7198.79</text:p>
          </table:table-cell>
          <table:table-cell office:value-type="string">
            <text:p>7292.42</text:p>
          </table:table-cell>
          <table:table-cell office:value-type="string">
            <text:p>6158.29</text:p>
          </table:table-cell>
          <table:table-cell office:value-type="string">
            <text:p>7490.26</text:p>
          </table:table-cell>
          <table:table-cell table:number-columns-repeated="4" office:value-type="string">
            <text:p>6158.29</text:p>
          </table:table-cell>
          <table:table-cell office:value-type="string">
            <text:p>6907.31</text:p>
          </table:table-cell>
          <table:table-cell office:value-type="string">
            <text:p>7697.86</text:p>
          </table:table-cell>
          <table:table-cell office:value-type="string">
            <text:p>4660.23</text:p>
          </table:table-cell>
          <table:table-cell office:value-type="string">
            <text:p>4577.20</text:p>
          </table:table-cell>
          <table:table-cell office:value-type="string">
            <text:p>3651.50</text:p>
          </table:table-cell>
          <table:table-cell office:value-type="string">
            <text:p>6741.24</text:p>
          </table:table-cell>
          <table:table-cell office:value-type="string">
            <text:p>3557.87</text:p>
          </table:table-cell>
          <table:table-cell table:number-columns-repeated="3"/>
          <table:table-cell office:value-type="float" office:value="6.79">
            <text:p>6.79</text:p>
          </table:table-cell>
          <table:table-cell office:value-type="float" office:value="3.77">
            <text:p>3.77</text:p>
          </table:table-cell>
          <table:table-cell office:value-type="float" office:value="6.03">
            <text:p>6.03</text:p>
          </table:table-cell>
          <table:table-cell office:value-type="float" office:value="6.78">
            <text:p>6.78</text:p>
          </table:table-cell>
          <table:table-cell office:value-type="float" office:value="8.83">
            <text:p>8.83</text:p>
          </table:table-cell>
          <table:table-cell office:value-type="float" office:value="8.43">
            <text:p>8.43</text:p>
          </table:table-cell>
          <table:table-cell office:value-type="float" office:value="7.71">
            <text:p>7.71</text:p>
          </table:table-cell>
          <table:table-cell office:value-type="float" office:value="8.9">
            <text:p>8.90</text:p>
          </table:table-cell>
          <table:table-cell office:value-type="float" office:value="10.25">
            <text:p>10.25</text:p>
          </table:table-cell>
          <table:table-cell office:value-type="float" office:value="8.11">
            <text:p>8.11</text:p>
          </table:table-cell>
          <table:table-cell office:value-type="float" office:value="9.36">
            <text:p>9.36</text:p>
          </table:table-cell>
          <table:table-cell office:value-type="float" office:value="9.15">
            <text:p>9.15</text:p>
          </table:table-cell>
          <table:table-cell office:value-type="float" office:value="8.4">
            <text:p>8.40</text:p>
          </table:table-cell>
          <table:table-cell office:value-type="float" office:value="7.52">
            <text:p>7.52</text:p>
          </table:table-cell>
          <table:table-cell office:value-type="float" office:value="7.78">
            <text:p>7.78</text:p>
          </table:table-cell>
          <table:table-cell office:value-type="float" office:value="7.34">
            <text:p>7.34</text:p>
          </table:table-cell>
          <table:table-cell office:value-type="float" office:value="9.3">
            <text:p>9.30</text:p>
          </table:table-cell>
          <table:table-cell office:value-type="float" office:value="11.73">
            <text:p>11.73</text:p>
          </table:table-cell>
          <table:table-cell office:value-type="float" office:value="11.47">
            <text:p>11.47</text:p>
          </table:table-cell>
          <table:table-cell office:value-type="float" office:value="15.25">
            <text:p>15.25</text:p>
          </table:table-cell>
          <table:table-cell office:value-type="float" office:value="9.82">
            <text:p>9.82</text:p>
          </table:table-cell>
          <table:table-cell office:value-type="float" office:value="9.03">
            <text:p>9.03</text:p>
          </table:table-cell>
          <table:table-cell office:value-type="float" office:value="9.21">
            <text:p>9.21</text:p>
          </table:table-cell>
          <table:table-cell office:value-type="float" office:value="7.83">
            <text:p>7.83</text:p>
          </table:table-cell>
          <table:table-cell office:value-type="float" office:value="12.58">
            <text:p>12.58</text:p>
          </table:table-cell>
          <table:table-cell office:value-type="float" office:value="8.72">
            <text:p>8.72</text:p>
          </table:table-cell>
          <table:table-cell office:value-type="float" office:value="7.16">
            <text:p>7.16</text:p>
          </table:table-cell>
          <table:table-cell office:value-type="float" office:value="5.65">
            <text:p>5.65</text:p>
          </table:table-cell>
          <table:table-cell office:value-type="float" office:value="8.04">
            <text:p>8.04</text:p>
          </table:table-cell>
          <table:table-cell office:value-type="float" office:value="7.57">
            <text:p>7.57</text:p>
          </table:table-cell>
          <table:table-cell office:value-type="float" office:value="8.14">
            <text:p>8.14</text:p>
          </table:table-cell>
          <table:table-cell office:value-type="float" office:value="4.37">
            <text:p>4.37</text:p>
          </table:table-cell>
          <table:table-cell office:value-type="float" office:value="4.1">
            <text:p>4.10</text:p>
          </table:table-cell>
          <table:table-cell office:value-type="float" office:value="4.45">
            <text:p>4.45</text:p>
          </table:table-cell>
          <table:table-cell office:value-type="float" office:value="5.77">
            <text:p>5.77</text:p>
          </table:table-cell>
          <table:table-cell office:value-type="float" office:value="7.69">
            <text:p>7.69</text:p>
          </table:table-cell>
          <table:table-cell office:value-type="float" office:value="4.97">
            <text:p>4.97</text:p>
          </table:table-cell>
          <table:table-cell office:value-type="float" office:value="5.11">
            <text:p>5.11</text:p>
          </table:table-cell>
          <table:table-cell office:value-type="float" office:value="5.04">
            <text:p>5.04</text:p>
          </table:table-cell>
          <table:table-cell office:value-type="float" office:value="4.15">
            <text:p>4.15</text:p>
          </table:table-cell>
          <table:table-cell office:value-type="float" office:value="4.91">
            <text:p>4.91</text:p>
          </table:table-cell>
          <table:table-cell office:value-type="float" office:value="3.93">
            <text:p>3.93</text:p>
          </table:table-cell>
          <table:table-cell office:value-type="float" office:value="3.83">
            <text:p>3.83</text:p>
          </table:table-cell>
          <table:table-cell office:value-type="float" office:value="3.72">
            <text:p>3.72</text:p>
          </table:table-cell>
          <table:table-cell office:value-type="float" office:value="3.63">
            <text:p>3.63</text:p>
          </table:table-cell>
          <table:table-cell office:value-type="float" office:value="3.96">
            <text:p>3.96</text:p>
          </table:table-cell>
          <table:table-cell office:value-type="float" office:value="4.3">
            <text:p>4.30</text:p>
          </table:table-cell>
          <table:table-cell office:value-type="float" office:value="2.53">
            <text:p>2.53</text:p>
          </table:table-cell>
          <table:table-cell office:value-type="float" office:value="2.42">
            <text:p>2.42</text:p>
          </table:table-cell>
          <table:table-cell office:value-type="float" office:value="1.88">
            <text:p>1.88</text:p>
          </table:table-cell>
          <table:table-cell office:value-type="float" office:value="3.38">
            <text:p>3.38</text:p>
          </table:table-cell>
          <table:table-cell office:value-type="float" office:value="1.74">
            <text:p>1.74</text:p>
          </table:table-cell>
          <table:table-cell table:number-columns-repeated="3"/>
          <table:table-cell office:value-type="float" office:value="0.32">
            <text:p>0.32</text:p>
          </table:table-cell>
          <table:table-cell office:value-type="float" office:value="0.18">
            <text:p>0.18</text:p>
          </table:table-cell>
          <table:table-cell office:value-type="float" office:value="0.29">
            <text:p>0.29</text:p>
          </table:table-cell>
          <table:table-cell office:value-type="float" office:value="0.32">
            <text:p>0.32</text:p>
          </table:table-cell>
          <table:table-cell office:value-type="float" office:value="0.42">
            <text:p>0.42</text:p>
          </table:table-cell>
          <table:table-cell office:value-type="float" office:value="0.4">
            <text:p>0.40</text:p>
          </table:table-cell>
          <table:table-cell office:value-type="float" office:value="0.37">
            <text:p>0.37</text:p>
          </table:table-cell>
          <table:table-cell office:value-type="float" office:value="0.42">
            <text:p>0.42</text:p>
          </table:table-cell>
          <table:table-cell office:value-type="float" office:value="0.49">
            <text:p>0.49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4">
            <text:p>0.40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0.44">
            <text:p>0.44</text:p>
          </table:table-cell>
          <table:table-cell office:value-type="float" office:value="0.37">
            <text:p>0.37</text:p>
          </table:table-cell>
          <table:table-cell office:value-type="float" office:value="0.6">
            <text:p>0.60</text:p>
          </table:table-cell>
          <table:table-cell office:value-type="float" office:value="0.41">
            <text:p>0.41</text:p>
          </table:table-cell>
          <table:table-cell office:value-type="float" office:value="0.34">
            <text:p>0.34</text:p>
          </table:table-cell>
          <table:table-cell office:value-type="float" office:value="0.27">
            <text:p>0.27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24">
            <text:p>0.24</text:p>
          </table:table-cell>
          <table:table-cell office:value-type="float" office:value="0.2">
            <text:p>0.20</text:p>
          </table:table-cell>
          <table:table-cell office:value-type="float" office:value="0.23">
            <text:p>0.23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">
            <text:p>0.20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float" office:value="83">
            <text:p>83</text:p>
          </table:table-cell>
          <table:table-cell office:value-type="float" office:value="296">
            <text:p>296</text:p>
          </table:table-cell>
          <table:table-cell office:value-type="string">
            <text:p>-3.3704170</text:p>
          </table:table-cell>
          <table:table-cell office:value-type="string">
            <text:p>-168.734039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float" office:value="118">
            <text:p>118</text:p>
          </table:table-cell>
          <table:table-cell office:value-type="float" office:value="414">
            <text:p>414</text:p>
          </table:table-cell>
          <table:table-cell office:value-type="string">
            <text:p>29.3375</text:p>
          </table:table-cell>
          <table:table-cell office:value-type="string">
            <text:p>47.658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float" office:value="113">
            <text:p>113</text:p>
          </table:table-cell>
          <table:table-cell office:value-type="float" office:value="417">
            <text:p>417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table:number-columns-repeated="31" office:value-type="string">
            <text:p><text:s text:c="4"/></text:p>
          </table:table-cell>
          <table:table-cell office:value-type="float" office:value="48000">
            <text:p>48000</text:p>
          </table:table-cell>
          <table:table-cell office:value-type="float" office:value="43000">
            <text:p>43000</text:p>
          </table:table-cell>
          <table:table-cell office:value-type="float" office:value="49395">
            <text:p>49395</text:p>
          </table:table-cell>
          <table:table-cell office:value-type="float" office:value="62756">
            <text:p>62756</text:p>
          </table:table-cell>
          <table:table-cell office:value-type="float" office:value="65274">
            <text:p>65274</text:p>
          </table:table-cell>
          <table:table-cell office:value-type="float" office:value="61789">
            <text:p>61789</text:p>
          </table:table-cell>
          <table:table-cell office:value-type="float" office:value="67742">
            <text:p>67742</text:p>
          </table:table-cell>
          <table:table-cell office:value-type="float" office:value="76525">
            <text:p>76525</text:p>
          </table:table-cell>
          <table:table-cell office:value-type="float" office:value="83685">
            <text:p>83685</text:p>
          </table:table-cell>
          <table:table-cell office:value-type="float" office:value="96600">
            <text:p>96600</text:p>
          </table:table-cell>
          <table:table-cell office:value-type="float" office:value="98166">
            <text:p>98166</text:p>
          </table:table-cell>
          <table:table-cell office:value-type="float" office:value="105000">
            <text:p>105000</text:p>
          </table:table-cell>
          <table:table-cell office:value-type="float" office:value="120000">
            <text:p>120000</text:p>
          </table:table-cell>
          <table:table-cell office:value-type="float" office:value="117000">
            <text:p>117000</text:p>
          </table:table-cell>
          <table:table-cell office:value-type="float" office:value="116300">
            <text:p>116300</text:p>
          </table:table-cell>
          <table:table-cell office:value-type="float" office:value="93000">
            <text:p>93000</text:p>
          </table:table-cell>
          <table:table-cell office:value-type="float" office:value="94200">
            <text:p>94200</text:p>
          </table:table-cell>
          <table:table-cell office:value-type="float" office:value="48700">
            <text:p>48700</text:p>
          </table:table-cell>
          <table:table-cell office:value-type="float" office:value="73200">
            <text:p>73200</text:p>
          </table:table-cell>
          <table:table-cell office:value-type="float" office:value="94240">
            <text:p>94240</text:p>
          </table:table-cell>
          <table:table-cell office:value-type="float" office:value="83900">
            <text:p>83900</text:p>
          </table:table-cell>
          <table:table-cell table:number-columns-repeated="33"/>
          <table:table-cell office:value-type="float" office:value="10.7239">
            <text:p>10.7239</text:p>
          </table:table-cell>
          <table:table-cell office:value-type="float" office:value="9.5407">
            <text:p>9.5407</text:p>
          </table:table-cell>
          <table:table-cell office:value-type="float" office:value="10.8728">
            <text:p>10.8728</text:p>
          </table:table-cell>
          <table:table-cell office:value-type="float" office:value="13.6664">
            <text:p>13.6664</text:p>
          </table:table-cell>
          <table:table-cell office:value-type="float" office:value="14.0103">
            <text:p>14.0103</text:p>
          </table:table-cell>
          <table:table-cell office:value-type="float" office:value="13.0384">
            <text:p>13.0384</text:p>
          </table:table-cell>
          <table:table-cell office:value-type="float" office:value="14.0427">
            <text:p>14.0427</text:p>
          </table:table-cell>
          <table:table-cell office:value-type="float" office:value="15.6205">
            <text:p>15.6205</text:p>
          </table:table-cell>
          <table:table-cell office:value-type="float" office:value="16.889">
            <text:p>16.889</text:p>
          </table:table-cell>
          <table:table-cell office:value-type="float" office:value="19.3665">
            <text:p>19.3665</text:p>
          </table:table-cell>
          <table:table-cell office:value-type="float" office:value="19.6214">
            <text:p>19.6214</text:p>
          </table:table-cell>
          <table:table-cell office:value-type="float" office:value="20.9623">
            <text:p>20.9623</text:p>
          </table:table-cell>
          <table:table-cell office:value-type="float" office:value="23.9091">
            <text:p>23.9091</text:p>
          </table:table-cell>
          <table:table-cell office:value-type="float" office:value="23.2051">
            <text:p>23.2051</text:p>
          </table:table-cell>
          <table:table-cell office:value-type="float" office:value="22.8847">
            <text:p>22.8847</text:p>
          </table:table-cell>
          <table:table-cell office:value-type="float" office:value="18.1145">
            <text:p>18.1145</text:p>
          </table:table-cell>
          <table:table-cell office:value-type="float" office:value="18.1258">
            <text:p>18.1258</text:p>
          </table:table-cell>
          <table:table-cell office:value-type="float" office:value="9.2498">
            <text:p>9.2498</text:p>
          </table:table-cell>
          <table:table-cell office:value-type="float" office:value="13.7233">
            <text:p>13.7233</text:p>
          </table:table-cell>
          <table:table-cell office:value-type="float" office:value="17.4422">
            <text:p>17.4422</text:p>
          </table:table-cell>
          <table:table-cell office:value-type="float" office:value="15.327">
            <text:p>15.327</text:p>
          </table:table-cell>
          <table:table-cell table:number-columns-repeated="33"/>
          <table:table-cell office:value-type="float" office:value="34047.47">
            <text:p>34047.47</text:p>
          </table:table-cell>
          <table:table-cell office:value-type="float" office:value="31203.23">
            <text:p>31203.23</text:p>
          </table:table-cell>
          <table:table-cell office:value-type="float" office:value="38849.88">
            <text:p>38849.88</text:p>
          </table:table-cell>
          <table:table-cell office:value-type="float" office:value="43674.71">
            <text:p>43674.71</text:p>
          </table:table-cell>
          <table:table-cell office:value-type="float" office:value="49726.46">
            <text:p>49726.46</text:p>
          </table:table-cell>
          <table:table-cell office:value-type="float" office:value="54505.16">
            <text:p>54505.16</text:p>
          </table:table-cell>
          <table:table-cell office:value-type="float" office:value="52623.59">
            <text:p>52623.59</text:p>
          </table:table-cell>
          <table:table-cell office:value-type="float" office:value="57660.24">
            <text:p>57660.24</text:p>
          </table:table-cell>
          <table:table-cell office:value-type="float" office:value="65948.95">
            <text:p>65948.95</text:p>
          </table:table-cell>
          <table:table-cell office:value-type="float" office:value="74841.86">
            <text:p>74841.86</text:p>
          </table:table-cell>
          <table:table-cell office:value-type="float" office:value="79390.31">
            <text:p>79390.31</text:p>
          </table:table-cell>
          <table:table-cell office:value-type="float" office:value="81183.28">
            <text:p>81183.28</text:p>
          </table:table-cell>
          <table:table-cell office:value-type="float" office:value="92780.89">
            <text:p>92780.89</text:p>
          </table:table-cell>
          <table:table-cell office:value-type="float" office:value="90461.36">
            <text:p>90461.36</text:p>
          </table:table-cell>
          <table:table-cell office:value-type="float" office:value="89971.22">
            <text:p>89971.22</text:p>
          </table:table-cell>
          <table:table-cell office:value-type="float" office:value="70372.74">
            <text:p>70372.74</text:p>
          </table:table-cell>
          <table:table-cell office:value-type="float" office:value="72833">
            <text:p>72833.00</text:p>
          </table:table-cell>
          <table:table-cell office:value-type="float" office:value="37602.49">
            <text:p>37602.49</text:p>
          </table:table-cell>
          <table:table-cell office:value-type="float" office:value="56596.34">
            <text:p>56596.34</text:p>
          </table:table-cell>
          <table:table-cell office:value-type="float" office:value="75969.67">
            <text:p>75969.67</text:p>
          </table:table-cell>
          <table:table-cell office:value-type="float" office:value="64920.38">
            <text:p>64920.38</text:p>
          </table:table-cell>
          <table:table-cell table:number-columns-repeated="34"/>
          <table:table-cell office:value-type="string">
            <text:p>51811.45</text:p>
          </table:table-cell>
          <table:table-cell office:value-type="string">
            <text:p>47483.25</text:p>
          </table:table-cell>
          <table:table-cell office:value-type="string">
            <text:p>59119.48</text:p>
          </table:table-cell>
          <table:table-cell office:value-type="string">
            <text:p>66461.62</text:p>
          </table:table-cell>
          <table:table-cell office:value-type="string">
            <text:p>75670.82</text:p>
          </table:table-cell>
          <table:table-cell office:value-type="string">
            <text:p>82942.77</text:p>
          </table:table-cell>
          <table:table-cell office:value-type="string">
            <text:p>80079.51</text:p>
          </table:table-cell>
          <table:table-cell office:value-type="string">
            <text:p>87743.99</text:p>
          </table:table-cell>
          <table:table-cell office:value-type="string">
            <text:p>100357.26</text:p>
          </table:table-cell>
          <table:table-cell office:value-type="string">
            <text:p>113889.97</text:p>
          </table:table-cell>
          <table:table-cell office:value-type="string">
            <text:p>120811.54</text:p>
          </table:table-cell>
          <table:table-cell office:value-type="string">
            <text:p>123539.97</text:p>
          </table:table-cell>
          <table:table-cell office:value-type="string">
            <text:p>141188.54</text:p>
          </table:table-cell>
          <table:table-cell office:value-type="string">
            <text:p>137658.82</text:p>
          </table:table-cell>
          <table:table-cell office:value-type="string">
            <text:p>136912.95</text:p>
          </table:table-cell>
          <table:table-cell office:value-type="string">
            <text:p>107089.13</text:p>
          </table:table-cell>
          <table:table-cell office:value-type="string">
            <text:p>110833.00</text:p>
          </table:table-cell>
          <table:table-cell office:value-type="string">
            <text:p>57221.28</text:p>
          </table:table-cell>
          <table:table-cell office:value-type="string">
            <text:p>86125.01</text:p>
          </table:table-cell>
          <table:table-cell office:value-type="string">
            <text:p>115606.21</text:p>
          </table:table-cell>
          <table:table-cell office:value-type="string">
            <text:p>98792.05</text:p>
          </table:table-cell>
          <table:table-cell table:number-columns-repeated="34"/>
          <table:table-cell office:value-type="float" office:value="7.61">
            <text:p>7.61</text:p>
          </table:table-cell>
          <table:table-cell office:value-type="float" office:value="6.92">
            <text:p>6.92</text:p>
          </table:table-cell>
          <table:table-cell office:value-type="float" office:value="8.55">
            <text:p>8.55</text:p>
          </table:table-cell>
          <table:table-cell office:value-type="float" office:value="9.51">
            <text:p>9.51</text:p>
          </table:table-cell>
          <table:table-cell office:value-type="float" office:value="10.67">
            <text:p>10.67</text:p>
          </table:table-cell>
          <table:table-cell office:value-type="float" office:value="11.5">
            <text:p>11.50</text:p>
          </table:table-cell>
          <table:table-cell office:value-type="float" office:value="10.91">
            <text:p>10.91</text:p>
          </table:table-cell>
          <table:table-cell office:value-type="float" office:value="11.77">
            <text:p>11.77</text:p>
          </table:table-cell>
          <table:table-cell office:value-type="float" office:value="13.31">
            <text:p>13.31</text:p>
          </table:table-cell>
          <table:table-cell office:value-type="float" office:value="15">
            <text:p>15.00</text:p>
          </table:table-cell>
          <table:table-cell office:value-type="float" office:value="15.87">
            <text:p>15.87</text:p>
          </table:table-cell>
          <table:table-cell office:value-type="float" office:value="16.21">
            <text:p>16.21</text:p>
          </table:table-cell>
          <table:table-cell office:value-type="float" office:value="18.49">
            <text:p>18.49</text:p>
          </table:table-cell>
          <table:table-cell office:value-type="float" office:value="17.94">
            <text:p>17.94</text:p>
          </table:table-cell>
          <table:table-cell office:value-type="float" office:value="17.7">
            <text:p>17.70</text:p>
          </table:table-cell>
          <table:table-cell office:value-type="float" office:value="13.71">
            <text:p>13.71</text:p>
          </table:table-cell>
          <table:table-cell office:value-type="float" office:value="14.01">
            <text:p>14.01</text:p>
          </table:table-cell>
          <table:table-cell office:value-type="float" office:value="7.14">
            <text:p>7.14</text:p>
          </table:table-cell>
          <table:table-cell office:value-type="float" office:value="10.61">
            <text:p>10.61</text:p>
          </table:table-cell>
          <table:table-cell office:value-type="float" office:value="14.06">
            <text:p>14.06</text:p>
          </table:table-cell>
          <table:table-cell office:value-type="float" office:value="11.86">
            <text:p>11.86</text:p>
          </table:table-cell>
          <table:table-cell table:number-columns-repeated="34"/>
          <table:table-cell office:value-type="float" office:value="11.58">
            <text:p>11.58</text:p>
          </table:table-cell>
          <table:table-cell office:value-type="float" office:value="10.54">
            <text:p>10.54</text:p>
          </table:table-cell>
          <table:table-cell office:value-type="float" office:value="13.01">
            <text:p>13.01</text:p>
          </table:table-cell>
          <table:table-cell office:value-type="float" office:value="14.47">
            <text:p>14.47</text:p>
          </table:table-cell>
          <table:table-cell office:value-type="float" office:value="16.24">
            <text:p>16.24</text:p>
          </table:table-cell>
          <table:table-cell office:value-type="float" office:value="17.5">
            <text:p>17.50</text:p>
          </table:table-cell>
          <table:table-cell office:value-type="float" office:value="16.6">
            <text:p>16.60</text:p>
          </table:table-cell>
          <table:table-cell office:value-type="float" office:value="17.91">
            <text:p>17.91</text:p>
          </table:table-cell>
          <table:table-cell office:value-type="float" office:value="20.25">
            <text:p>20.25</text:p>
          </table:table-cell>
          <table:table-cell office:value-type="float" office:value="22.83">
            <text:p>22.83</text:p>
          </table:table-cell>
          <table:table-cell office:value-type="float" office:value="24.15">
            <text:p>24.15</text:p>
          </table:table-cell>
          <table:table-cell office:value-type="float" office:value="24.66">
            <text:p>24.66</text:p>
          </table:table-cell>
          <table:table-cell office:value-type="float" office:value="28.13">
            <text:p>28.13</text:p>
          </table:table-cell>
          <table:table-cell office:value-type="float" office:value="27.3">
            <text:p>27.30</text:p>
          </table:table-cell>
          <table:table-cell office:value-type="float" office:value="26.94">
            <text:p>26.94</text:p>
          </table:table-cell>
          <table:table-cell office:value-type="float" office:value="20.86">
            <text:p>20.86</text:p>
          </table:table-cell>
          <table:table-cell office:value-type="float" office:value="21.33">
            <text:p>21.33</text:p>
          </table:table-cell>
          <table:table-cell office:value-type="float" office:value="10.87">
            <text:p>10.87</text:p>
          </table:table-cell>
          <table:table-cell office:value-type="float" office:value="16.15">
            <text:p>16.15</text:p>
          </table:table-cell>
          <table:table-cell office:value-type="float" office:value="21.4">
            <text:p>21.40</text:p>
          </table:table-cell>
          <table:table-cell office:value-type="float" office:value="18.05">
            <text:p>18.05</text:p>
          </table:table-cell>
        </table:table-row>
        <table:table-row table:style-name="ro1">
          <table:table-cell office:value-type="string">
            <text:p>Lao People s Democratic Republic</text:p>
          </table:table-cell>
          <table:table-cell office:value-type="float" office:value="120">
            <text:p>120</text:p>
          </table:table-cell>
          <table:table-cell office:value-type="float" office:value="418">
            <text:p>418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number-columns-repeated="4"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5550">
            <text:p>5550</text:p>
          </table:table-cell>
          <table:table-cell office:value-type="float" office:value="5400">
            <text:p>5400</text:p>
          </table:table-cell>
          <table:table-cell office:value-type="float" office:value="7500">
            <text:p>7500</text:p>
          </table:table-cell>
          <table:table-cell office:value-type="float" office:value="8100">
            <text:p>8100</text:p>
          </table:table-cell>
          <table:table-cell office:value-type="float" office:value="9000">
            <text:p>9000</text:p>
          </table:table-cell>
          <table:table-cell office:value-type="float" office:value="9960">
            <text:p>9960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300">
            <text:p>6300</text:p>
          </table:table-cell>
          <table:table-cell office:value-type="float" office:value="5400">
            <text:p>5400</text:p>
          </table:table-cell>
          <table:table-cell office:value-type="float" office:value="6822">
            <text:p>6822</text:p>
          </table:table-cell>
          <table:table-cell office:value-type="float" office:value="7275">
            <text:p>7275</text:p>
          </table:table-cell>
          <table:table-cell office:value-type="float" office:value="3705">
            <text:p>3705</text:p>
          </table:table-cell>
          <table:table-cell office:value-type="float" office:value="7530">
            <text:p>7530</text:p>
          </table:table-cell>
          <table:table-cell office:value-type="float" office:value="14700">
            <text:p>14700</text:p>
          </table:table-cell>
          <table:table-cell office:value-type="float" office:value="15129">
            <text:p>15129</text:p>
          </table:table-cell>
          <table:table-cell office:value-type="float" office:value="15450">
            <text:p>15450</text:p>
          </table:table-cell>
          <table:table-cell office:value-type="float" office:value="14904">
            <text:p>14904</text:p>
          </table:table-cell>
          <table:table-cell office:value-type="float" office:value="15300">
            <text:p>15300</text:p>
          </table:table-cell>
          <table:table-cell office:value-type="float" office:value="8713">
            <text:p>8713</text:p>
          </table:table-cell>
          <table:table-cell office:value-type="float" office:value="7800">
            <text:p>7800</text:p>
          </table:table-cell>
          <table:table-cell office:value-type="float" office:value="12000">
            <text:p>12000</text:p>
          </table:table-cell>
          <table:table-cell office:value-type="float" office:value="12900">
            <text:p>12900</text:p>
          </table:table-cell>
          <table:table-cell office:value-type="float" office:value="13324">
            <text:p>13324</text:p>
          </table:table-cell>
          <table:table-cell office:value-type="float" office:value="14778">
            <text:p>14778</text:p>
          </table:table-cell>
          <table:table-cell office:value-type="float" office:value="14247">
            <text:p>14247</text:p>
          </table:table-cell>
          <table:table-cell office:value-type="float" office:value="15909">
            <text:p>15909</text:p>
          </table:table-cell>
          <table:table-cell office:value-type="float" office:value="17852">
            <text:p>17852</text:p>
          </table:table-cell>
          <table:table-cell office:value-type="float" office:value="17739">
            <text:p>17739</text:p>
          </table:table-cell>
          <table:table-cell office:value-type="float" office:value="26418">
            <text:p>26418</text:p>
          </table:table-cell>
          <table:table-cell office:value-type="float" office:value="20334">
            <text:p>20334</text:p>
          </table:table-cell>
          <table:table-cell office:value-type="float" office:value="21000">
            <text:p>21000</text:p>
          </table:table-cell>
          <table:table-cell office:value-type="float" office:value="22500">
            <text:p>22500</text:p>
          </table:table-cell>
          <table:table-cell office:value-type="float" office:value="12780">
            <text:p>12780</text:p>
          </table:table-cell>
          <table:table-cell office:value-type="float" office:value="13800">
            <text:p>13800</text:p>
          </table:table-cell>
          <table:table-cell office:value-type="float" office:value="10145">
            <text:p>10145</text:p>
          </table:table-cell>
          <table:table-cell office:value-type="float" office:value="8833">
            <text:p>8833</text:p>
          </table:table-cell>
          <table:table-cell office:value-type="float" office:value="5423">
            <text:p>5423</text:p>
          </table:table-cell>
          <table:table-cell office:value-type="float" office:value="6602">
            <text:p>6602</text:p>
          </table:table-cell>
          <table:table-cell office:value-type="float" office:value="6000">
            <text:p>6000</text:p>
          </table:table-cell>
          <table:table-cell office:value-type="float" office:value="7070">
            <text:p>7070</text:p>
          </table:table-cell>
          <table:table-cell office:value-type="float" office:value="8105">
            <text:p>8105</text:p>
          </table:table-cell>
          <table:table-cell office:value-type="float" office:value="6735">
            <text:p>6735</text:p>
          </table:table-cell>
          <table:table-cell office:value-type="float" office:value="6880">
            <text:p>6880</text:p>
          </table:table-cell>
          <table:table-cell office:value-type="float" office:value="4945">
            <text:p>4945</text:p>
          </table:table-cell>
          <table:table-cell office:value-type="float" office:value="5540">
            <text:p>5540</text:p>
          </table:table-cell>
          <table:table-cell office:value-type="float" office:value="5705">
            <text:p>5705</text:p>
          </table:table-cell>
          <table:table-cell table:number-columns-repeated="2"/>
          <table:table-cell office:value-type="float" office:value="2.0747">
            <text:p>2.0747</text:p>
          </table:table-cell>
          <table:table-cell office:value-type="float" office:value="2.027">
            <text:p>2.027</text:p>
          </table:table-cell>
          <table:table-cell office:value-type="float" office:value="1.9806">
            <text:p>1.9806</text:p>
          </table:table-cell>
          <table:table-cell office:value-type="float" office:value="1.9355">
            <text:p>1.9355</text:p>
          </table:table-cell>
          <table:table-cell office:value-type="float" office:value="2.268">
            <text:p>2.268</text:p>
          </table:table-cell>
          <table:table-cell office:value-type="float" office:value="2.2774">
            <text:p>2.2774</text:p>
          </table:table-cell>
          <table:table-cell office:value-type="float" office:value="2.1652">
            <text:p>2.1652</text:p>
          </table:table-cell>
          <table:table-cell office:value-type="float" office:value="2.9366">
            <text:p>2.9366</text:p>
          </table:table-cell>
          <table:table-cell office:value-type="float" office:value="3.0951">
            <text:p>3.0951</text:p>
          </table:table-cell>
          <table:table-cell office:value-type="float" office:value="3.352">
            <text:p>3.352</text:p>
          </table:table-cell>
          <table:table-cell office:value-type="float" office:value="3.61">
            <text:p>3.61</text:p>
          </table:table-cell>
          <table:table-cell office:value-type="float" office:value="2.3264">
            <text:p>2.3264</text:p>
          </table:table-cell>
          <table:table-cell office:value-type="float" office:value="1.9554">
            <text:p>1.9554</text:p>
          </table:table-cell>
          <table:table-cell office:value-type="float" office:value="2.1098">
            <text:p>2.1098</text:p>
          </table:table-cell>
          <table:table-cell office:value-type="float" office:value="1.7722">
            <text:p>1.7722</text:p>
          </table:table-cell>
          <table:table-cell office:value-type="float" office:value="2.2049">
            <text:p>2.2049</text:p>
          </table:table-cell>
          <table:table-cell office:value-type="float" office:value="2.3243">
            <text:p>2.3243</text:p>
          </table:table-cell>
          <table:table-cell office:value-type="float" office:value="1.1714">
            <text:p>1.1714</text:p>
          </table:table-cell>
          <table:table-cell office:value-type="float" office:value="2.3524">
            <text:p>2.3524</text:p>
          </table:table-cell>
          <table:table-cell office:value-type="float" office:value="4.5217">
            <text:p>4.5217</text:p>
          </table:table-cell>
          <table:table-cell office:value-type="float" office:value="4.5624">
            <text:p>4.5624</text:p>
          </table:table-cell>
          <table:table-cell office:value-type="float" office:value="4.5535">
            <text:p>4.5535</text:p>
          </table:table-cell>
          <table:table-cell office:value-type="float" office:value="4.2803">
            <text:p>4.2803</text:p>
          </table:table-cell>
          <table:table-cell office:value-type="float" office:value="4.2773">
            <text:p>4.2773</text:p>
          </table:table-cell>
          <table:table-cell office:value-type="float" office:value="2.369">
            <text:p>2.369</text:p>
          </table:table-cell>
          <table:table-cell office:value-type="float" office:value="2.0624">
            <text:p>2.0624</text:p>
          </table:table-cell>
          <table:table-cell office:value-type="float" office:value="3.084">
            <text:p>3.084</text:p>
          </table:table-cell>
          <table:table-cell office:value-type="float" office:value="3.221">
            <text:p>3.221</text:p>
          </table:table-cell>
          <table:table-cell office:value-type="float" office:value="3.2316">
            <text:p>3.2316</text:p>
          </table:table-cell>
          <table:table-cell office:value-type="float" office:value="3.4813">
            <text:p>3.4813</text:p>
          </table:table-cell>
          <table:table-cell office:value-type="float" office:value="3.2602">
            <text:p>3.2602</text:p>
          </table:table-cell>
          <table:table-cell office:value-type="float" office:value="3.5369">
            <text:p>3.5369</text:p>
          </table:table-cell>
          <table:table-cell office:value-type="float" office:value="3.8591">
            <text:p>3.8591</text:p>
          </table:table-cell>
          <table:table-cell office:value-type="float" office:value="3.7337">
            <text:p>3.7337</text:p>
          </table:table-cell>
          <table:table-cell office:value-type="float" office:value="5.4235">
            <text:p>5.4235</text:p>
          </table:table-cell>
          <table:table-cell office:value-type="float" office:value="4.0774">
            <text:p>4.0774</text:p>
          </table:table-cell>
          <table:table-cell office:value-type="float" office:value="4.1201">
            <text:p>4.1201</text:p>
          </table:table-cell>
          <table:table-cell office:value-type="float" office:value="4.3261">
            <text:p>4.3261</text:p>
          </table:table-cell>
          <table:table-cell office:value-type="float" office:value="2.4122">
            <text:p>2.4122</text:p>
          </table:table-cell>
          <table:table-cell office:value-type="float" office:value="2.5612">
            <text:p>2.5612</text:p>
          </table:table-cell>
          <table:table-cell office:value-type="float" office:value="1.8547">
            <text:p>1.8547</text:p>
          </table:table-cell>
          <table:table-cell office:value-type="float" office:value="1.593">
            <text:p>1.593</text:p>
          </table:table-cell>
          <table:table-cell office:value-type="float" office:value="0.9651">
            <text:p>0.9651</text:p>
          </table:table-cell>
          <table:table-cell office:value-type="float" office:value="1.1584">
            <text:p>1.1584</text:p>
          </table:table-cell>
          <table:table-cell office:value-type="float" office:value="1.0361">
            <text:p>1.0361</text:p>
          </table:table-cell>
          <table:table-cell office:value-type="float" office:value="1.1991">
            <text:p>1.1991</text:p>
          </table:table-cell>
          <table:table-cell office:value-type="float" office:value="1.3479">
            <text:p>1.3479</text:p>
          </table:table-cell>
          <table:table-cell office:value-type="float" office:value="1.0971">
            <text:p>1.0971</text:p>
          </table:table-cell>
          <table:table-cell office:value-type="float" office:value="1.0976">
            <text:p>1.0976</text:p>
          </table:table-cell>
          <table:table-cell office:value-type="float" office:value="0.7731">
            <text:p>0.7731</text:p>
          </table:table-cell>
          <table:table-cell office:value-type="float" office:value="0.8496">
            <text:p>0.8496</text:p>
          </table:table-cell>
          <table:table-cell office:value-type="float" office:value="0.8584">
            <text:p>0.8584</text:p>
          </table:table-cell>
          <table:table-cell table:number-columns-repeated="2"/>
          <table:table-cell table:number-columns-repeated="4" office:value-type="float" office:value="7240.73">
            <text:p>7240.73</text:p>
          </table:table-cell>
          <table:table-cell office:value-type="float" office:value="8688.88">
            <text:p>8688.88</text:p>
          </table:table-cell>
          <table:table-cell office:value-type="float" office:value="8930.24">
            <text:p>8930.24</text:p>
          </table:table-cell>
          <table:table-cell office:value-type="float" office:value="8688.88">
            <text:p>8688.88</text:p>
          </table:table-cell>
          <table:table-cell office:value-type="float" office:value="12067.89">
            <text:p>12067.89</text:p>
          </table:table-cell>
          <table:table-cell office:value-type="float" office:value="13033.32">
            <text:p>13033.32</text:p>
          </table:table-cell>
          <table:table-cell office:value-type="float" office:value="14481.46">
            <text:p>14481.46</text:p>
          </table:table-cell>
          <table:table-cell office:value-type="float" office:value="16026.15">
            <text:p>16026.15</text:p>
          </table:table-cell>
          <table:table-cell office:value-type="float" office:value="10619.74">
            <text:p>10619.74</text:p>
          </table:table-cell>
          <table:table-cell office:value-type="float" office:value="9171.59">
            <text:p>9171.59</text:p>
          </table:table-cell>
          <table:table-cell office:value-type="float" office:value="10137.03">
            <text:p>10137.03</text:p>
          </table:table-cell>
          <table:table-cell office:value-type="float" office:value="8688.88">
            <text:p>8688.88</text:p>
          </table:table-cell>
          <table:table-cell office:value-type="float" office:value="10976.95">
            <text:p>10976.95</text:p>
          </table:table-cell>
          <table:table-cell office:value-type="float" office:value="11705.85">
            <text:p>11705.85</text:p>
          </table:table-cell>
          <table:table-cell office:value-type="float" office:value="5961.54">
            <text:p>5961.54</text:p>
          </table:table-cell>
          <table:table-cell office:value-type="float" office:value="12116.16">
            <text:p>12116.16</text:p>
          </table:table-cell>
          <table:table-cell office:value-type="float" office:value="23653.06">
            <text:p>23653.06</text:p>
          </table:table-cell>
          <table:table-cell office:value-type="float" office:value="24343.34">
            <text:p>24343.34</text:p>
          </table:table-cell>
          <table:table-cell office:value-type="float" office:value="24859.85">
            <text:p>24859.85</text:p>
          </table:table-cell>
          <table:table-cell office:value-type="float" office:value="23981.31">
            <text:p>23981.31</text:p>
          </table:table-cell>
          <table:table-cell office:value-type="float" office:value="24618.49">
            <text:p>24618.49</text:p>
          </table:table-cell>
          <table:table-cell office:value-type="float" office:value="14018.6">
            <text:p>14018.60</text:p>
          </table:table-cell>
          <table:table-cell office:value-type="float" office:value="12550.6">
            <text:p>12550.60</text:p>
          </table:table-cell>
          <table:table-cell office:value-type="float" office:value="19308.62">
            <text:p>19308.62</text:p>
          </table:table-cell>
          <table:table-cell office:value-type="float" office:value="20756.77">
            <text:p>20756.77</text:p>
          </table:table-cell>
          <table:table-cell office:value-type="float" office:value="21447.51">
            <text:p>21447.51</text:p>
          </table:table-cell>
          <table:table-cell office:value-type="float" office:value="23784.94">
            <text:p>23784.94</text:p>
          </table:table-cell>
          <table:table-cell office:value-type="float" office:value="22924.16">
            <text:p>22924.16</text:p>
          </table:table-cell>
          <table:table-cell office:value-type="float" office:value="25598.4">
            <text:p>25598.40</text:p>
          </table:table-cell>
          <table:table-cell office:value-type="float" office:value="28713.1">
            <text:p>28713.10</text:p>
          </table:table-cell>
          <table:table-cell office:value-type="float" office:value="28542.97">
            <text:p>28542.97</text:p>
          </table:table-cell>
          <table:table-cell office:value-type="float" office:value="42514.3">
            <text:p>42514.30</text:p>
          </table:table-cell>
          <table:table-cell office:value-type="float" office:value="32788.62">
            <text:p>32788.62</text:p>
          </table:table-cell>
          <table:table-cell office:value-type="float" office:value="33790.08">
            <text:p>33790.08</text:p>
          </table:table-cell>
          <table:table-cell office:value-type="float" office:value="36203.66">
            <text:p>36203.66</text:p>
          </table:table-cell>
          <table:table-cell office:value-type="float" office:value="20563.68">
            <text:p>20563.68</text:p>
          </table:table-cell>
          <table:table-cell office:value-type="float" office:value="22204.91">
            <text:p>22204.91</text:p>
          </table:table-cell>
          <table:table-cell office:value-type="float" office:value="16321.7">
            <text:p>16321.70</text:p>
          </table:table-cell>
          <table:table-cell office:value-type="float" office:value="14211.69">
            <text:p>14211.69</text:p>
          </table:table-cell>
          <table:table-cell office:value-type="float" office:value="8726.95">
            <text:p>8726.95</text:p>
          </table:table-cell>
          <table:table-cell office:value-type="float" office:value="10620.83">
            <text:p>10620.83</text:p>
          </table:table-cell>
          <table:table-cell office:value-type="float" office:value="9654.31">
            <text:p>9654.31</text:p>
          </table:table-cell>
          <table:table-cell office:value-type="float" office:value="11418.52">
            <text:p>11418.52</text:p>
          </table:table-cell>
          <table:table-cell office:value-type="float" office:value="13051.99">
            <text:p>13051.99</text:p>
          </table:table-cell>
          <table:table-cell office:value-type="float" office:value="10805.07">
            <text:p>10805.07</text:p>
          </table:table-cell>
          <table:table-cell office:value-type="float" office:value="11027.75">
            <text:p>11027.75</text:p>
          </table:table-cell>
          <table:table-cell office:value-type="float" office:value="7946.13">
            <text:p>7946.13</text:p>
          </table:table-cell>
          <table:table-cell office:value-type="float" office:value="8892.88">
            <text:p>8892.88</text:p>
          </table:table-cell>
          <table:table-cell office:value-type="float" office:value="9190.27">
            <text:p>9190.27</text:p>
          </table:table-cell>
          <table:table-cell table:number-columns-repeated="3"/>
          <table:table-cell table:number-columns-repeated="4" office:value-type="string">
            <text:p>494.20</text:p>
          </table:table-cell>
          <table:table-cell office:value-type="string">
            <text:p>593.04</text:p>
          </table:table-cell>
          <table:table-cell office:value-type="string">
            <text:p>609.52</text:p>
          </table:table-cell>
          <table:table-cell office:value-type="string">
            <text:p>593.04</text:p>
          </table:table-cell>
          <table:table-cell office:value-type="string">
            <text:p>823.67</text:p>
          </table:table-cell>
          <table:table-cell office:value-type="string">
            <text:p>889.56</text:p>
          </table:table-cell>
          <table:table-cell office:value-type="string">
            <text:p>988.40</text:p>
          </table:table-cell>
          <table:table-cell office:value-type="string">
            <text:p>1093.83</text:p>
          </table:table-cell>
          <table:table-cell office:value-type="string">
            <text:p>724.83</text:p>
          </table:table-cell>
          <table:table-cell office:value-type="string">
            <text:p>625.99</text:p>
          </table:table-cell>
          <table:table-cell office:value-type="string">
            <text:p>691.88</text:p>
          </table:table-cell>
          <table:table-cell office:value-type="string">
            <text:p>593.04</text:p>
          </table:table-cell>
          <table:table-cell office:value-type="string">
            <text:p>749.21</text:p>
          </table:table-cell>
          <table:table-cell office:value-type="string">
            <text:p>798.96</text:p>
          </table:table-cell>
          <table:table-cell office:value-type="string">
            <text:p>406.89</text:p>
          </table:table-cell>
          <table:table-cell office:value-type="string">
            <text:p>826.96</text:p>
          </table:table-cell>
          <table:table-cell office:value-type="string">
            <text:p>1614.39</text:p>
          </table:table-cell>
          <table:table-cell office:value-type="string">
            <text:p>1661.51</text:p>
          </table:table-cell>
          <table:table-cell office:value-type="string">
            <text:p>1696.76</text:p>
          </table:table-cell>
          <table:table-cell office:value-type="string">
            <text:p>1636.80</text:p>
          </table:table-cell>
          <table:table-cell office:value-type="string">
            <text:p>1680.29</text:p>
          </table:table-cell>
          <table:table-cell office:value-type="string">
            <text:p>956.81</text:p>
          </table:table-cell>
          <table:table-cell office:value-type="string">
            <text:p>856.62</text:p>
          </table:table-cell>
          <table:table-cell office:value-type="string">
            <text:p>1317.87</text:p>
          </table:table-cell>
          <table:table-cell office:value-type="string">
            <text:p>1416.71</text:p>
          </table:table-cell>
          <table:table-cell office:value-type="string">
            <text:p>1463.86</text:p>
          </table:table-cell>
          <table:table-cell office:value-type="string">
            <text:p>1623.39</text:p>
          </table:table-cell>
          <table:table-cell office:value-type="string">
            <text:p>1564.64</text:p>
          </table:table-cell>
          <table:table-cell office:value-type="string">
            <text:p>1747.17</text:p>
          </table:table-cell>
          <table:table-cell office:value-type="string">
            <text:p>1959.76</text:p>
          </table:table-cell>
          <table:table-cell office:value-type="string">
            <text:p>1948.14</text:p>
          </table:table-cell>
          <table:table-cell office:value-type="string">
            <text:p>2901.73</text:p>
          </table:table-cell>
          <table:table-cell office:value-type="string">
            <text:p>2237.92</text:p>
          </table:table-cell>
          <table:table-cell office:value-type="string">
            <text:p>2306.28</text:p>
          </table:table-cell>
          <table:table-cell office:value-type="string">
            <text:p>2471.01</text:p>
          </table:table-cell>
          <table:table-cell office:value-type="string">
            <text:p>1403.53</text:p>
          </table:table-cell>
          <table:table-cell office:value-type="string">
            <text:p>1515.55</text:p>
          </table:table-cell>
          <table:table-cell office:value-type="string">
            <text:p>1114.01</text:p>
          </table:table-cell>
          <table:table-cell office:value-type="string">
            <text:p>969.99</text:p>
          </table:table-cell>
          <table:table-cell office:value-type="string">
            <text:p>595.64</text:p>
          </table:table-cell>
          <table:table-cell office:value-type="string">
            <text:p>724.90</text:p>
          </table:table-cell>
          <table:table-cell office:value-type="string">
            <text:p>658.94</text:p>
          </table:table-cell>
          <table:table-cell office:value-type="string">
            <text:p>779.35</text:p>
          </table:table-cell>
          <table:table-cell office:value-type="string">
            <text:p>890.84</text:p>
          </table:table-cell>
          <table:table-cell office:value-type="string">
            <text:p>737.48</text:p>
          </table:table-cell>
          <table:table-cell office:value-type="string">
            <text:p>752.68</text:p>
          </table:table-cell>
          <table:table-cell office:value-type="string">
            <text:p>542.35</text:p>
          </table:table-cell>
          <table:table-cell office:value-type="string">
            <text:p>606.97</text:p>
          </table:table-cell>
          <table:table-cell office:value-type="string">
            <text:p>627.26</text:p>
          </table:table-cell>
          <table:table-cell table:number-columns-repeated="3"/>
          <table:table-cell office:value-type="float" office:value="3.34">
            <text:p>3.34</text:p>
          </table:table-cell>
          <table:table-cell office:value-type="float" office:value="3.26">
            <text:p>3.26</text:p>
          </table:table-cell>
          <table:table-cell office:value-type="float" office:value="3.19">
            <text:p>3.19</text:p>
          </table:table-cell>
          <table:table-cell office:value-type="float" office:value="3.11">
            <text:p>3.11</text:p>
          </table:table-cell>
          <table:table-cell office:value-type="float" office:value="3.65">
            <text:p>3.65</text:p>
          </table:table-cell>
          <table:table-cell office:value-type="float" office:value="3.66">
            <text:p>3.66</text:p>
          </table:table-cell>
          <table:table-cell office:value-type="float" office:value="3.48">
            <text:p>3.48</text:p>
          </table:table-cell>
          <table:table-cell office:value-type="float" office:value="4.73">
            <text:p>4.73</text:p>
          </table:table-cell>
          <table:table-cell office:value-type="float" office:value="4.98">
            <text:p>4.98</text:p>
          </table:table-cell>
          <table:table-cell office:value-type="float" office:value="5.39">
            <text:p>5.39</text:p>
          </table:table-cell>
          <table:table-cell office:value-type="float" office:value="5.81">
            <text:p>5.81</text:p>
          </table:table-cell>
          <table:table-cell office:value-type="float" office:value="3.74">
            <text:p>3.74</text:p>
          </table:table-cell>
          <table:table-cell office:value-type="float" office:value="3.15">
            <text:p>3.15</text:p>
          </table:table-cell>
          <table:table-cell office:value-type="float" office:value="3.39">
            <text:p>3.39</text:p>
          </table:table-cell>
          <table:table-cell office:value-type="float" office:value="2.85">
            <text:p>2.85</text:p>
          </table:table-cell>
          <table:table-cell office:value-type="float" office:value="3.55">
            <text:p>3.55</text:p>
          </table:table-cell>
          <table:table-cell office:value-type="float" office:value="3.74">
            <text:p>3.74</text:p>
          </table:table-cell>
          <table:table-cell office:value-type="float" office:value="1.88">
            <text:p>1.88</text:p>
          </table:table-cell>
          <table:table-cell office:value-type="float" office:value="3.79">
            <text:p>3.79</text:p>
          </table:table-cell>
          <table:table-cell office:value-type="float" office:value="7.28">
            <text:p>7.28</text:p>
          </table:table-cell>
          <table:table-cell office:value-type="float" office:value="7.34">
            <text:p>7.34</text:p>
          </table:table-cell>
          <table:table-cell office:value-type="float" office:value="7.33">
            <text:p>7.33</text:p>
          </table:table-cell>
          <table:table-cell office:value-type="float" office:value="6.89">
            <text:p>6.89</text:p>
          </table:table-cell>
          <table:table-cell office:value-type="float" office:value="6.88">
            <text:p>6.88</text:p>
          </table:table-cell>
          <table:table-cell office:value-type="float" office:value="3.81">
            <text:p>3.81</text:p>
          </table:table-cell>
          <table:table-cell office:value-type="float" office:value="3.32">
            <text:p>3.32</text:p>
          </table:table-cell>
          <table:table-cell office:value-type="float" office:value="4.96">
            <text:p>4.96</text:p>
          </table:table-cell>
          <table:table-cell office:value-type="float" office:value="5.18">
            <text:p>5.18</text:p>
          </table:table-cell>
          <table:table-cell office:value-type="float" office:value="5.2">
            <text:p>5.20</text:p>
          </table:table-cell>
          <table:table-cell office:value-type="float" office:value="5.6">
            <text:p>5.60</text:p>
          </table:table-cell>
          <table:table-cell office:value-type="float" office:value="5.25">
            <text:p>5.25</text:p>
          </table:table-cell>
          <table:table-cell office:value-type="float" office:value="5.69">
            <text:p>5.69</text:p>
          </table:table-cell>
          <table:table-cell office:value-type="float" office:value="6.21">
            <text:p>6.21</text:p>
          </table:table-cell>
          <table:table-cell office:value-type="float" office:value="6.01">
            <text:p>6.01</text:p>
          </table:table-cell>
          <table:table-cell office:value-type="float" office:value="8.73">
            <text:p>8.73</text:p>
          </table:table-cell>
          <table:table-cell office:value-type="float" office:value="6.57">
            <text:p>6.57</text:p>
          </table:table-cell>
          <table:table-cell office:value-type="float" office:value="6.63">
            <text:p>6.63</text:p>
          </table:table-cell>
          <table:table-cell office:value-type="float" office:value="6.96">
            <text:p>6.96</text:p>
          </table:table-cell>
          <table:table-cell office:value-type="float" office:value="3.88">
            <text:p>3.88</text:p>
          </table:table-cell>
          <table:table-cell office:value-type="float" office:value="4.12">
            <text:p>4.12</text:p>
          </table:table-cell>
          <table:table-cell office:value-type="float" office:value="2.98">
            <text:p>2.98</text:p>
          </table:table-cell>
          <table:table-cell office:value-type="float" office:value="2.56">
            <text:p>2.56</text:p>
          </table:table-cell>
          <table:table-cell office:value-type="float" office:value="1.55">
            <text:p>1.55</text:p>
          </table:table-cell>
          <table:table-cell office:value-type="float" office:value="1.86">
            <text:p>1.86</text:p>
          </table:table-cell>
          <table:table-cell office:value-type="float" office:value="1.67">
            <text:p>1.67</text:p>
          </table:table-cell>
          <table:table-cell office:value-type="float" office:value="1.94">
            <text:p>1.94</text:p>
          </table:table-cell>
          <table:table-cell office:value-type="float" office:value="2.17">
            <text:p>2.17</text:p>
          </table:table-cell>
          <table:table-cell table:number-columns-repeated="2" office:value-type="float" office:value="1.76">
            <text:p>1.76</text:p>
          </table:table-cell>
          <table:table-cell office:value-type="float" office:value="1.24">
            <text:p>1.24</text:p>
          </table:table-cell>
          <table:table-cell office:value-type="float" office:value="1.36">
            <text:p>1.36</text:p>
          </table:table-cell>
          <table:table-cell office:value-type="float" office:value="1.38">
            <text:p>1.38</text:p>
          </table:table-cell>
          <table:table-cell table:number-columns-repeated="3"/>
          <table:table-cell office:value-type="float" office:value="0.23">
            <text:p>0.23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4">
            <text:p>0.40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.5">
            <text:p>0.50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26">
            <text:p>0.26</text:p>
          </table:table-cell>
          <table:table-cell office:value-type="float" office:value="0.23">
            <text:p>0.23</text:p>
          </table:table-cell>
          <table:table-cell office:value-type="float" office:value="0.34">
            <text:p>0.34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41">
            <text:p>0.41</text:p>
          </table:table-cell>
          <table:table-cell office:value-type="float" office:value="0.6">
            <text:p>0.6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 office:value-type="float" office:value="0.2">
            <text:p>0.20</text:p>
          </table:table-cell>
          <table:table-cell office:value-type="float" office:value="0.17">
            <text:p>0.17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9">
            <text:p>0.09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float" office:value="119">
            <text:p>119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float" office:value="121">
            <text:p>121</text:p>
          </table:table-cell>
          <table:table-cell office:value-type="float" office:value="422">
            <text:p>422</text:p>
          </table:table-cell>
          <table:table-cell office:value-type="string">
            <text:p>33.8333</text:p>
          </table:table-cell>
          <table:table-cell office:value-type="string">
            <text:p>35.8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float" office:value="122">
            <text:p>122</text:p>
          </table:table-cell>
          <table:table-cell office:value-type="float" office:value="426">
            <text:p>426</text:p>
          </table:table-cell>
          <table:table-cell table:style-name="ce1" office:value-type="string">
            <text:p>-29.5</text:p>
          </table:table-cell>
          <table:table-cell office:value-type="float" office:value="41787">
            <text:p>4178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float" office:value="123">
            <text:p>123</text:p>
          </table:table-cell>
          <table:table-cell office:value-type="float" office:value="430">
            <text:p>430</text:p>
          </table:table-cell>
          <table:table-cell office:value-type="string">
            <text:p>6.4280550</text:p>
          </table:table-cell>
          <table:table-cell office:value-type="string">
            <text:p>-9.429499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float" office:value="124">
            <text:p>124</text:p>
          </table:table-cell>
          <table:table-cell office:value-type="float" office:value="434">
            <text:p>43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125">
            <text:p>125</text:p>
          </table:table-cell>
          <table:table-cell office:value-type="float" office:value="438">
            <text:p>438</text:p>
          </table:table-cell>
          <table:table-cell office:value-type="string">
            <text:p>47.1667</text:p>
          </table:table-cell>
          <table:table-cell office:value-type="float" office:value="1254123">
            <text:p>125412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float" office:value="126">
            <text:p>126</text:p>
          </table:table-cell>
          <table:table-cell office:value-type="float" office:value="440">
            <text:p>440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256">
            <text:p>256</text:p>
          </table:table-cell>
          <table:table-cell office:value-type="float" office:value="442">
            <text:p>442</text:p>
          </table:table-cell>
          <table:table-cell office:value-type="string">
            <text:p>49.75</text:p>
          </table:table-cell>
          <table:table-cell office:value-type="float" office:value="-84948">
            <text:p>-8494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float" office:value="129">
            <text:p>129</text:p>
          </table:table-cell>
          <table:table-cell office:value-type="float" office:value="450">
            <text:p>450</text:p>
          </table:table-cell>
          <table:table-cell office:value-type="float" office:value="-20">
            <text:p>-20</text:p>
          </table:table-cell>
          <table:table-cell office:value-type="float" office:value="47">
            <text:p>47</text:p>
          </table:table-cell>
          <table:table-cell office:value-type="float" office:value="2300">
            <text:p>2300</text:p>
          </table:table-cell>
          <table:table-cell office:value-type="float" office:value="2460">
            <text:p>2460</text:p>
          </table:table-cell>
          <table:table-cell office:value-type="float" office:value="3900">
            <text:p>3900</text:p>
          </table:table-cell>
          <table:table-cell office:value-type="float" office:value="4653">
            <text:p>4653</text:p>
          </table:table-cell>
          <table:table-cell office:value-type="float" office:value="5856">
            <text:p>5856</text:p>
          </table:table-cell>
          <table:table-cell office:value-type="float" office:value="6024">
            <text:p>6024</text:p>
          </table:table-cell>
          <table:table-cell office:value-type="float" office:value="9196">
            <text:p>9196</text:p>
          </table:table-cell>
          <table:table-cell office:value-type="float" office:value="11841">
            <text:p>11841</text:p>
          </table:table-cell>
          <table:table-cell office:value-type="float" office:value="17181">
            <text:p>17181</text:p>
          </table:table-cell>
          <table:table-cell office:value-type="float" office:value="19390">
            <text:p>19390</text:p>
          </table:table-cell>
          <table:table-cell office:value-type="float" office:value="20949">
            <text:p>20949</text:p>
          </table:table-cell>
          <table:table-cell office:value-type="float" office:value="22103">
            <text:p>22103</text:p>
          </table:table-cell>
          <table:table-cell office:value-type="float" office:value="30628">
            <text:p>30628</text:p>
          </table:table-cell>
          <table:table-cell office:value-type="float" office:value="33290">
            <text:p>33290</text:p>
          </table:table-cell>
          <table:table-cell office:value-type="float" office:value="30727">
            <text:p>30727</text:p>
          </table:table-cell>
          <table:table-cell office:value-type="float" office:value="34729">
            <text:p>34729</text:p>
          </table:table-cell>
          <table:table-cell office:value-type="float" office:value="37073">
            <text:p>37073</text:p>
          </table:table-cell>
          <table:table-cell office:value-type="float" office:value="33087">
            <text:p>33087</text:p>
          </table:table-cell>
          <table:table-cell office:value-type="float" office:value="30485">
            <text:p>30485</text:p>
          </table:table-cell>
          <table:table-cell office:value-type="float" office:value="23210">
            <text:p>23210</text:p>
          </table:table-cell>
          <table:table-cell office:value-type="float" office:value="27982">
            <text:p>27982</text:p>
          </table:table-cell>
          <table:table-cell office:value-type="float" office:value="25005">
            <text:p>25005</text:p>
          </table:table-cell>
          <table:table-cell office:value-type="float" office:value="25853">
            <text:p>25853</text:p>
          </table:table-cell>
          <table:table-cell office:value-type="float" office:value="33980">
            <text:p>33980</text:p>
          </table:table-cell>
          <table:table-cell office:value-type="float" office:value="41876">
            <text:p>41876</text:p>
          </table:table-cell>
          <table:table-cell office:value-type="float" office:value="49000">
            <text:p>49000</text:p>
          </table:table-cell>
          <table:table-cell office:value-type="float" office:value="26616">
            <text:p>26616</text:p>
          </table:table-cell>
          <table:table-cell office:value-type="float" office:value="31896">
            <text:p>31896</text:p>
          </table:table-cell>
          <table:table-cell office:value-type="float" office:value="40779">
            <text:p>40779</text:p>
          </table:table-cell>
          <table:table-cell office:value-type="float" office:value="31804">
            <text:p>31804</text:p>
          </table:table-cell>
          <table:table-cell office:value-type="float" office:value="26250">
            <text:p>26250</text:p>
          </table:table-cell>
          <table:table-cell office:value-type="float" office:value="20114">
            <text:p>20114</text:p>
          </table:table-cell>
          <table:table-cell office:value-type="float" office:value="26711">
            <text:p>26711</text:p>
          </table:table-cell>
          <table:table-cell office:value-type="float" office:value="26900">
            <text:p>26900</text:p>
          </table:table-cell>
          <table:table-cell office:value-type="float" office:value="24000">
            <text:p>24000</text:p>
          </table:table-cell>
          <table:table-cell office:value-type="float" office:value="27400">
            <text:p>27400</text:p>
          </table:table-cell>
          <table:table-cell office:value-type="float" office:value="36100">
            <text:p>36100</text:p>
          </table:table-cell>
          <table:table-cell office:value-type="float" office:value="38400">
            <text:p>38400</text:p>
          </table:table-cell>
          <table:table-cell office:value-type="float" office:value="34416">
            <text:p>34416</text:p>
          </table:table-cell>
          <table:table-cell office:value-type="float" office:value="27200">
            <text:p>27200</text:p>
          </table:table-cell>
          <table:table-cell office:value-type="float" office:value="26300">
            <text:p>26300</text:p>
          </table:table-cell>
          <table:table-cell office:value-type="float" office:value="8000">
            <text:p>8000</text:p>
          </table:table-cell>
          <table:table-cell office:value-type="float" office:value="11200">
            <text:p>11200</text:p>
          </table:table-cell>
          <table:table-cell office:value-type="float" office:value="13000">
            <text:p>13000</text:p>
          </table:table-cell>
          <table:table-cell office:value-type="float" office:value="9000">
            <text:p>9000</text:p>
          </table:table-cell>
          <table:table-cell office:value-type="float" office:value="16400">
            <text:p>16400</text:p>
          </table:table-cell>
          <table:table-cell office:value-type="float" office:value="13800">
            <text:p>13800</text:p>
          </table:table-cell>
          <table:table-cell office:value-type="float" office:value="13500">
            <text:p>13500</text:p>
          </table:table-cell>
          <table:table-cell office:value-type="float" office:value="12300">
            <text:p>12300</text:p>
          </table:table-cell>
          <table:table-cell table:number-columns-repeated="2" office:value-type="float" office:value="13800">
            <text:p>13800</text:p>
          </table:table-cell>
          <table:table-cell office:value-type="float" office:value="15300">
            <text:p>15300</text:p>
          </table:table-cell>
          <table:table-cell table:number-columns-repeated="2"/>
          <table:table-cell office:value-type="float" office:value="0.4403">
            <text:p>0.4403</text:p>
          </table:table-cell>
          <table:table-cell office:value-type="float" office:value="0.4596">
            <text:p>0.4596</text:p>
          </table:table-cell>
          <table:table-cell office:value-type="float" office:value="0.7108">
            <text:p>0.7108</text:p>
          </table:table-cell>
          <table:table-cell office:value-type="float" office:value="0.8272">
            <text:p>0.8272</text:p>
          </table:table-cell>
          <table:table-cell office:value-type="float" office:value="1.0151">
            <text:p>1.0151</text:p>
          </table:table-cell>
          <table:table-cell office:value-type="float" office:value="1.0179">
            <text:p>1.0179</text:p>
          </table:table-cell>
          <table:table-cell office:value-type="float" office:value="1.5145">
            <text:p>1.5145</text:p>
          </table:table-cell>
          <table:table-cell office:value-type="float" office:value="1.8997">
            <text:p>1.8997</text:p>
          </table:table-cell>
          <table:table-cell office:value-type="float" office:value="2.6845">
            <text:p>2.6845</text:p>
          </table:table-cell>
          <table:table-cell office:value-type="float" office:value="2.9486">
            <text:p>2.9486</text:p>
          </table:table-cell>
          <table:table-cell office:value-type="float" office:value="3.099">
            <text:p>3.099</text:p>
          </table:table-cell>
          <table:table-cell office:value-type="float" office:value="3.1794">
            <text:p>3.1794</text:p>
          </table:table-cell>
          <table:table-cell office:value-type="float" office:value="4.2824">
            <text:p>4.2824</text:p>
          </table:table-cell>
          <table:table-cell office:value-type="float" office:value="4.5231">
            <text:p>4.5231</text:p>
          </table:table-cell>
          <table:table-cell office:value-type="float" office:value="4.0558">
            <text:p>4.0558</text:p>
          </table:table-cell>
          <table:table-cell office:value-type="float" office:value="4.4524">
            <text:p>4.4524</text:p>
          </table:table-cell>
          <table:table-cell office:value-type="float" office:value="4.6157">
            <text:p>4.6157</text:p>
          </table:table-cell>
          <table:table-cell office:value-type="float" office:value="4.0013">
            <text:p>4.0013</text:p>
          </table:table-cell>
          <table:table-cell office:value-type="float" office:value="3.5831">
            <text:p>3.5831</text:p>
          </table:table-cell>
          <table:table-cell office:value-type="float" office:value="2.6535">
            <text:p>2.6535</text:p>
          </table:table-cell>
          <table:table-cell office:value-type="float" office:value="3.115">
            <text:p>3.115</text:p>
          </table:table-cell>
          <table:table-cell office:value-type="float" office:value="2.7117">
            <text:p>2.7117</text:p>
          </table:table-cell>
          <table:table-cell office:value-type="float" office:value="2.7323">
            <text:p>2.7323</text:p>
          </table:table-cell>
          <table:table-cell office:value-type="float" office:value="3.498">
            <text:p>3.498</text:p>
          </table:table-cell>
          <table:table-cell office:value-type="float" office:value="4.1956">
            <text:p>4.1956</text:p>
          </table:table-cell>
          <table:table-cell office:value-type="float" office:value="4.774">
            <text:p>4.774</text:p>
          </table:table-cell>
          <table:table-cell office:value-type="float" office:value="2.5197">
            <text:p>2.5197</text:p>
          </table:table-cell>
          <table:table-cell office:value-type="float" office:value="2.9322">
            <text:p>2.9322</text:p>
          </table:table-cell>
          <table:table-cell office:value-type="float" office:value="3.639">
            <text:p>3.639</text:p>
          </table:table-cell>
          <table:table-cell office:value-type="float" office:value="2.7545">
            <text:p>2.7545</text:p>
          </table:table-cell>
          <table:table-cell office:value-type="float" office:value="2.2063">
            <text:p>2.2063</text:p>
          </table:table-cell>
          <table:table-cell office:value-type="float" office:value="1.6401">
            <text:p>1.6401</text:p>
          </table:table-cell>
          <table:table-cell office:value-type="float" office:value="2.1125">
            <text:p>2.1125</text:p>
          </table:table-cell>
          <table:table-cell office:value-type="float" office:value="2.0629">
            <text:p>2.0629</text:p>
          </table:table-cell>
          <table:table-cell office:value-type="float" office:value="1.784">
            <text:p>1.784</text:p>
          </table:table-cell>
          <table:table-cell office:value-type="float" office:value="1.9736">
            <text:p>1.9736</text:p>
          </table:table-cell>
          <table:table-cell office:value-type="float" office:value="2.5194">
            <text:p>2.5194</text:p>
          </table:table-cell>
          <table:table-cell office:value-type="float" office:value="2.5963">
            <text:p>2.5963</text:p>
          </table:table-cell>
          <table:table-cell office:value-type="float" office:value="2.2549">
            <text:p>2.2549</text:p>
          </table:table-cell>
          <table:table-cell office:value-type="float" office:value="1.7275">
            <text:p>1.7275</text:p>
          </table:table-cell>
          <table:table-cell office:value-type="float" office:value="1.6199">
            <text:p>1.6199</text:p>
          </table:table-cell>
          <table:table-cell office:value-type="float" office:value="0.478">
            <text:p>0.478</text:p>
          </table:table-cell>
          <table:table-cell office:value-type="float" office:value="0.6495">
            <text:p>0.6495</text:p>
          </table:table-cell>
          <table:table-cell office:value-type="float" office:value="0.7319">
            <text:p>0.7319</text:p>
          </table:table-cell>
          <table:table-cell office:value-type="float" office:value="0.4921">
            <text:p>0.4921</text:p>
          </table:table-cell>
          <table:table-cell office:value-type="float" office:value="0.8711">
            <text:p>0.8711</text:p>
          </table:table-cell>
          <table:table-cell office:value-type="float" office:value="0.7124">
            <text:p>0.7124</text:p>
          </table:table-cell>
          <table:table-cell office:value-type="float" office:value="0.6775">
            <text:p>0.6775</text:p>
          </table:table-cell>
          <table:table-cell office:value-type="float" office:value="0.6001">
            <text:p>0.6001</text:p>
          </table:table-cell>
          <table:table-cell office:value-type="float" office:value="0.6546">
            <text:p>0.6546</text:p>
          </table:table-cell>
          <table:table-cell office:value-type="float" office:value="0.6366">
            <text:p>0.6366</text:p>
          </table:table-cell>
          <table:table-cell office:value-type="float" office:value="0.6863">
            <text:p>0.6863</text:p>
          </table:table-cell>
          <table:table-cell table:number-columns-repeated="2"/>
          <table:table-cell office:value-type="float" office:value="9519.92">
            <text:p>9519.92</text:p>
          </table:table-cell>
          <table:table-cell office:value-type="float" office:value="11014.31">
            <text:p>11014.31</text:p>
          </table:table-cell>
          <table:table-cell office:value-type="float" office:value="17286.66">
            <text:p>17286.66</text:p>
          </table:table-cell>
          <table:table-cell office:value-type="float" office:value="18721.43">
            <text:p>18721.43</text:p>
          </table:table-cell>
          <table:table-cell office:value-type="float" office:value="23561.73">
            <text:p>23561.73</text:p>
          </table:table-cell>
          <table:table-cell office:value-type="float" office:value="24237.68">
            <text:p>24237.68</text:p>
          </table:table-cell>
          <table:table-cell office:value-type="float" office:value="37005.6">
            <text:p>37005.60</text:p>
          </table:table-cell>
          <table:table-cell office:value-type="float" office:value="47642.49">
            <text:p>47642.49</text:p>
          </table:table-cell>
          <table:table-cell office:value-type="float" office:value="69128.08">
            <text:p>69128.08</text:p>
          </table:table-cell>
          <table:table-cell office:value-type="float" office:value="83651.47">
            <text:p>83651.47</text:p>
          </table:table-cell>
          <table:table-cell office:value-type="float" office:value="94312.87">
            <text:p>94312.87</text:p>
          </table:table-cell>
          <table:table-cell office:value-type="float" office:value="99508.92">
            <text:p>99508.92</text:p>
          </table:table-cell>
          <table:table-cell office:value-type="float" office:value="124848.55">
            <text:p>124848.55</text:p>
          </table:table-cell>
          <table:table-cell office:value-type="float" office:value="135684.09">
            <text:p>135684.09</text:p>
          </table:table-cell>
          <table:table-cell office:value-type="float" office:value="125238.9">
            <text:p>125238.90</text:p>
          </table:table-cell>
          <table:table-cell office:value-type="float" office:value="141548.36">
            <text:p>141548.36</text:p>
          </table:table-cell>
          <table:table-cell office:value-type="float" office:value="151128.35">
            <text:p>151128.35</text:p>
          </table:table-cell>
          <table:table-cell office:value-type="float" office:value="134888.58">
            <text:p>134888.58</text:p>
          </table:table-cell>
          <table:table-cell office:value-type="float" office:value="134486.08">
            <text:p>134486.08</text:p>
          </table:table-cell>
          <table:table-cell office:value-type="float" office:value="102391.95">
            <text:p>102391.95</text:p>
          </table:table-cell>
          <table:table-cell office:value-type="float" office:value="122862.81">
            <text:p>122862.81</text:p>
          </table:table-cell>
          <table:table-cell office:value-type="float" office:value="109428.09">
            <text:p>109428.09</text:p>
          </table:table-cell>
          <table:table-cell office:value-type="float" office:value="113137.75">
            <text:p>113137.75</text:p>
          </table:table-cell>
          <table:table-cell office:value-type="float" office:value="148699.8">
            <text:p>148699.80</text:p>
          </table:table-cell>
          <table:table-cell office:value-type="float" office:value="183252.67">
            <text:p>183252.67</text:p>
          </table:table-cell>
          <table:table-cell office:value-type="float" office:value="214430.9">
            <text:p>214430.90</text:p>
          </table:table-cell>
          <table:table-cell office:value-type="float" office:value="116476.18">
            <text:p>116476.18</text:p>
          </table:table-cell>
          <table:table-cell office:value-type="float" office:value="139578.46">
            <text:p>139578.46</text:p>
          </table:table-cell>
          <table:table-cell office:value-type="float" office:value="179115.33">
            <text:p>179115.33</text:p>
          </table:table-cell>
          <table:table-cell office:value-type="float" office:value="140744.75">
            <text:p>140744.75</text:p>
          </table:table-cell>
          <table:table-cell office:value-type="float" office:value="115186.99">
            <text:p>115186.99</text:p>
          </table:table-cell>
          <table:table-cell office:value-type="float" office:value="89775.64">
            <text:p>89775.64</text:p>
          </table:table-cell>
          <table:table-cell office:value-type="float" office:value="120688.92">
            <text:p>120688.92</text:p>
          </table:table-cell>
          <table:table-cell office:value-type="float" office:value="130827.58">
            <text:p>130827.58</text:p>
          </table:table-cell>
          <table:table-cell office:value-type="float" office:value="108526.47">
            <text:p>108526.47</text:p>
          </table:table-cell>
          <table:table-cell office:value-type="float" office:value="125130.49">
            <text:p>125130.49</text:p>
          </table:table-cell>
          <table:table-cell office:value-type="float" office:value="164919.91">
            <text:p>164919.91</text:p>
          </table:table-cell>
          <table:table-cell office:value-type="float" office:value="175237.29">
            <text:p>175237.29</text:p>
          </table:table-cell>
          <table:table-cell office:value-type="float" office:value="158761.01">
            <text:p>158761.01</text:p>
          </table:table-cell>
          <table:table-cell office:value-type="float" office:value="126452.36">
            <text:p>126452.36</text:p>
          </table:table-cell>
          <table:table-cell office:value-type="float" office:value="123628.66">
            <text:p>123628.66</text:p>
          </table:table-cell>
          <table:table-cell office:value-type="float" office:value="34846.38">
            <text:p>34846.38</text:p>
          </table:table-cell>
          <table:table-cell office:value-type="float" office:value="40810.25">
            <text:p>40810.25</text:p>
          </table:table-cell>
          <table:table-cell office:value-type="float" office:value="49647.52">
            <text:p>49647.52</text:p>
          </table:table-cell>
          <table:table-cell office:value-type="float" office:value="36211.67">
            <text:p>36211.67</text:p>
          </table:table-cell>
          <table:table-cell office:value-type="float" office:value="65454.07">
            <text:p>65454.07</text:p>
          </table:table-cell>
          <table:table-cell office:value-type="float" office:value="57119.5">
            <text:p>57119.50</text:p>
          </table:table-cell>
          <table:table-cell office:value-type="float" office:value="54317.51">
            <text:p>54317.51</text:p>
          </table:table-cell>
          <table:table-cell office:value-type="float" office:value="51084.22">
            <text:p>51084.22</text:p>
          </table:table-cell>
          <table:table-cell table:number-columns-repeated="2" office:value-type="float" office:value="57119.5">
            <text:p>57119.50</text:p>
          </table:table-cell>
          <table:table-cell office:value-type="float" office:value="63154.78">
            <text:p>63154.78</text:p>
          </table:table-cell>
          <table:table-cell table:number-columns-repeated="3"/>
          <table:table-cell office:value-type="string">
            <text:p>2666.77</text:p>
          </table:table-cell>
          <table:table-cell office:value-type="string">
            <text:p>3085.39</text:p>
          </table:table-cell>
          <table:table-cell office:value-type="string">
            <text:p>4842.43</text:p>
          </table:table-cell>
          <table:table-cell office:value-type="string">
            <text:p>5244.35</text:p>
          </table:table-cell>
          <table:table-cell office:value-type="string">
            <text:p>6600.24</text:p>
          </table:table-cell>
          <table:table-cell office:value-type="string">
            <text:p>6789.59</text:p>
          </table:table-cell>
          <table:table-cell office:value-type="string">
            <text:p>10366.20</text:p>
          </table:table-cell>
          <table:table-cell office:value-type="string">
            <text:p>13345.87</text:p>
          </table:table-cell>
          <table:table-cell office:value-type="string">
            <text:p>19364.52</text:p>
          </table:table-cell>
          <table:table-cell office:value-type="string">
            <text:p>23432.89</text:p>
          </table:table-cell>
          <table:table-cell office:value-type="string">
            <text:p>26419.42</text:p>
          </table:table-cell>
          <table:table-cell office:value-type="string">
            <text:p>27874.97</text:p>
          </table:table-cell>
          <table:table-cell office:value-type="string">
            <text:p>34973.24</text:p>
          </table:table-cell>
          <table:table-cell office:value-type="string">
            <text:p>38008.55</text:p>
          </table:table-cell>
          <table:table-cell office:value-type="string">
            <text:p>35082.58</text:p>
          </table:table-cell>
          <table:table-cell office:value-type="string">
            <text:p>39651.28</text:p>
          </table:table-cell>
          <table:table-cell office:value-type="string">
            <text:p>42334.88</text:p>
          </table:table-cell>
          <table:table-cell office:value-type="string">
            <text:p>37785.70</text:p>
          </table:table-cell>
          <table:table-cell office:value-type="string">
            <text:p>37672.95</text:p>
          </table:table-cell>
          <table:table-cell office:value-type="string">
            <text:p>28682.58</text:p>
          </table:table-cell>
          <table:table-cell office:value-type="string">
            <text:p>34416.98</text:p>
          </table:table-cell>
          <table:table-cell office:value-type="string">
            <text:p>30653.58</text:p>
          </table:table-cell>
          <table:table-cell office:value-type="string">
            <text:p>31692.75</text:p>
          </table:table-cell>
          <table:table-cell office:value-type="string">
            <text:p>41654.58</text:p>
          </table:table-cell>
          <table:table-cell office:value-type="string">
            <text:p>51333.71</text:p>
          </table:table-cell>
          <table:table-cell office:value-type="string">
            <text:p>60067.52</text:p>
          </table:table-cell>
          <table:table-cell office:value-type="string">
            <text:p>32627.92</text:p>
          </table:table-cell>
          <table:table-cell office:value-type="string">
            <text:p>39099.46</text:p>
          </table:table-cell>
          <table:table-cell office:value-type="string">
            <text:p>50174.73</text:p>
          </table:table-cell>
          <table:table-cell office:value-type="string">
            <text:p>39426.17</text:p>
          </table:table-cell>
          <table:table-cell office:value-type="string">
            <text:p>32266.79</text:p>
          </table:table-cell>
          <table:table-cell office:value-type="string">
            <text:p>25148.43</text:p>
          </table:table-cell>
          <table:table-cell office:value-type="string">
            <text:p>33808.02</text:p>
          </table:table-cell>
          <table:table-cell office:value-type="string">
            <text:p>36648.12</text:p>
          </table:table-cell>
          <table:table-cell office:value-type="string">
            <text:p>30401.01</text:p>
          </table:table-cell>
          <table:table-cell office:value-type="string">
            <text:p>35052.22</text:p>
          </table:table-cell>
          <table:table-cell office:value-type="string">
            <text:p>46198.24</text:p>
          </table:table-cell>
          <table:table-cell office:value-type="string">
            <text:p>49088.40</text:p>
          </table:table-cell>
          <table:table-cell office:value-type="string">
            <text:p>44472.98</text:p>
          </table:table-cell>
          <table:table-cell office:value-type="string">
            <text:p>35422.51</text:p>
          </table:table-cell>
          <table:table-cell office:value-type="string">
            <text:p>34631.52</text:p>
          </table:table-cell>
          <table:table-cell office:value-type="string">
            <text:p>9761.35</text:p>
          </table:table-cell>
          <table:table-cell office:value-type="string">
            <text:p>11431.98</text:p>
          </table:table-cell>
          <table:table-cell office:value-type="string">
            <text:p>13907.53</text:p>
          </table:table-cell>
          <table:table-cell office:value-type="string">
            <text:p>10143.81</text:p>
          </table:table-cell>
          <table:table-cell office:value-type="string">
            <text:p>18335.34</text:p>
          </table:table-cell>
          <table:table-cell office:value-type="string">
            <text:p>16000.62</text:p>
          </table:table-cell>
          <table:table-cell office:value-type="string">
            <text:p>15215.71</text:p>
          </table:table-cell>
          <table:table-cell office:value-type="string">
            <text:p>14309.98</text:p>
          </table:table-cell>
          <table:table-cell table:number-columns-repeated="2" office:value-type="string">
            <text:p>16000.62</text:p>
          </table:table-cell>
          <table:table-cell office:value-type="string">
            <text:p>17691.25</text:p>
          </table:table-cell>
          <table:table-cell table:number-columns-repeated="3"/>
          <table:table-cell office:value-type="float" office:value="1.82">
            <text:p>1.82</text:p>
          </table:table-cell>
          <table:table-cell office:value-type="float" office:value="2.06">
            <text:p>2.06</text:p>
          </table:table-cell>
          <table:table-cell office:value-type="float" office:value="3.15">
            <text:p>3.15</text:p>
          </table:table-cell>
          <table:table-cell office:value-type="float" office:value="3.33">
            <text:p>3.33</text:p>
          </table:table-cell>
          <table:table-cell office:value-type="float" office:value="4.08">
            <text:p>4.08</text:p>
          </table:table-cell>
          <table:table-cell office:value-type="float" office:value="4.1">
            <text:p>4.10</text:p>
          </table:table-cell>
          <table:table-cell office:value-type="float" office:value="6.09">
            <text:p>6.09</text:p>
          </table:table-cell>
          <table:table-cell office:value-type="float" office:value="7.64">
            <text:p>7.64</text:p>
          </table:table-cell>
          <table:table-cell office:value-type="float" office:value="10.8">
            <text:p>10.80</text:p>
          </table:table-cell>
          <table:table-cell office:value-type="float" office:value="12.72">
            <text:p>12.72</text:p>
          </table:table-cell>
          <table:table-cell office:value-type="float" office:value="13.95">
            <text:p>13.95</text:p>
          </table:table-cell>
          <table:table-cell office:value-type="float" office:value="14.31">
            <text:p>14.31</text:p>
          </table:table-cell>
          <table:table-cell office:value-type="float" office:value="17.46">
            <text:p>17.46</text:p>
          </table:table-cell>
          <table:table-cell office:value-type="float" office:value="18.44">
            <text:p>18.44</text:p>
          </table:table-cell>
          <table:table-cell office:value-type="float" office:value="16.53">
            <text:p>16.53</text:p>
          </table:table-cell>
          <table:table-cell office:value-type="float" office:value="18.15">
            <text:p>18.15</text:p>
          </table:table-cell>
          <table:table-cell office:value-type="float" office:value="18.82">
            <text:p>18.82</text:p>
          </table:table-cell>
          <table:table-cell office:value-type="float" office:value="16.31">
            <text:p>16.31</text:p>
          </table:table-cell>
          <table:table-cell office:value-type="float" office:value="15.81">
            <text:p>15.81</text:p>
          </table:table-cell>
          <table:table-cell office:value-type="float" office:value="11.71">
            <text:p>11.71</text:p>
          </table:table-cell>
          <table:table-cell office:value-type="float" office:value="13.68">
            <text:p>13.68</text:p>
          </table:table-cell>
          <table:table-cell office:value-type="float" office:value="11.87">
            <text:p>11.87</text:p>
          </table:table-cell>
          <table:table-cell office:value-type="float" office:value="11.96">
            <text:p>11.96</text:p>
          </table:table-cell>
          <table:table-cell office:value-type="float" office:value="15.31">
            <text:p>15.31</text:p>
          </table:table-cell>
          <table:table-cell office:value-type="float" office:value="18.36">
            <text:p>18.36</text:p>
          </table:table-cell>
          <table:table-cell office:value-type="float" office:value="20.89">
            <text:p>20.89</text:p>
          </table:table-cell>
          <table:table-cell office:value-type="float" office:value="11.03">
            <text:p>11.03</text:p>
          </table:table-cell>
          <table:table-cell office:value-type="float" office:value="12.83">
            <text:p>12.83</text:p>
          </table:table-cell>
          <table:table-cell office:value-type="float" office:value="15.98">
            <text:p>15.98</text:p>
          </table:table-cell>
          <table:table-cell office:value-type="float" office:value="12.19">
            <text:p>12.19</text:p>
          </table:table-cell>
          <table:table-cell office:value-type="float" office:value="9.68">
            <text:p>9.68</text:p>
          </table:table-cell>
          <table:table-cell office:value-type="float" office:value="7.32">
            <text:p>7.32</text:p>
          </table:table-cell>
          <table:table-cell office:value-type="float" office:value="9.55">
            <text:p>9.55</text:p>
          </table:table-cell>
          <table:table-cell office:value-type="float" office:value="10.03">
            <text:p>10.03</text:p>
          </table:table-cell>
          <table:table-cell office:value-type="float" office:value="8.07">
            <text:p>8.07</text:p>
          </table:table-cell>
          <table:table-cell office:value-type="float" office:value="9.01">
            <text:p>9.01</text:p>
          </table:table-cell>
          <table:table-cell office:value-type="float" office:value="11.51">
            <text:p>11.51</text:p>
          </table:table-cell>
          <table:table-cell office:value-type="float" office:value="11.85">
            <text:p>11.85</text:p>
          </table:table-cell>
          <table:table-cell office:value-type="float" office:value="10.4">
            <text:p>10.40</text:p>
          </table:table-cell>
          <table:table-cell office:value-type="float" office:value="8.03">
            <text:p>8.03</text:p>
          </table:table-cell>
          <table:table-cell office:value-type="float" office:value="7.61">
            <text:p>7.61</text:p>
          </table:table-cell>
          <table:table-cell office:value-type="float" office:value="2.08">
            <text:p>2.08</text:p>
          </table:table-cell>
          <table:table-cell office:value-type="float" office:value="2.37">
            <text:p>2.37</text:p>
          </table:table-cell>
          <table:table-cell office:value-type="float" office:value="2.79">
            <text:p>2.79</text:p>
          </table:table-cell>
          <table:table-cell office:value-type="float" office:value="1.98">
            <text:p>1.98</text:p>
          </table:table-cell>
          <table:table-cell office:value-type="float" office:value="3.48">
            <text:p>3.48</text:p>
          </table:table-cell>
          <table:table-cell office:value-type="float" office:value="2.95">
            <text:p>2.95</text:p>
          </table:table-cell>
          <table:table-cell office:value-type="float" office:value="2.73">
            <text:p>2.73</text:p>
          </table:table-cell>
          <table:table-cell office:value-type="float" office:value="2.49">
            <text:p>2.49</text:p>
          </table:table-cell>
          <table:table-cell office:value-type="float" office:value="2.71">
            <text:p>2.71</text:p>
          </table:table-cell>
          <table:table-cell office:value-type="float" office:value="2.63">
            <text:p>2.63</text:p>
          </table:table-cell>
          <table:table-cell office:value-type="float" office:value="2.83">
            <text:p>2.83</text:p>
          </table:table-cell>
          <table:table-cell table:number-columns-repeated="3"/>
          <table:table-cell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office:value-type="float" office:value="1.71">
            <text:p>1.71</text:p>
          </table:table-cell>
          <table:table-cell office:value-type="float" office:value="2.14">
            <text:p>2.14</text:p>
          </table:table-cell>
          <table:table-cell office:value-type="float" office:value="3.03">
            <text:p>3.03</text:p>
          </table:table-cell>
          <table:table-cell office:value-type="float" office:value="3.56">
            <text:p>3.56</text:p>
          </table:table-cell>
          <table:table-cell office:value-type="float" office:value="3.91">
            <text:p>3.91</text:p>
          </table:table-cell>
          <table:table-cell office:value-type="float" office:value="4.01">
            <text:p>4.01</text:p>
          </table:table-cell>
          <table:table-cell office:value-type="float" office:value="4.89">
            <text:p>4.89</text:p>
          </table:table-cell>
          <table:table-cell office:value-type="float" office:value="5.16">
            <text:p>5.16</text:p>
          </table:table-cell>
          <table:table-cell office:value-type="float" office:value="4.63">
            <text:p>4.63</text:p>
          </table:table-cell>
          <table:table-cell office:value-type="float" office:value="5.08">
            <text:p>5.08</text:p>
          </table:table-cell>
          <table:table-cell office:value-type="float" office:value="5.27">
            <text:p>5.27</text:p>
          </table:table-cell>
          <table:table-cell office:value-type="float" office:value="4.57">
            <text:p>4.57</text:p>
          </table:table-cell>
          <table:table-cell office:value-type="float" office:value="4.43">
            <text:p>4.43</text:p>
          </table:table-cell>
          <table:table-cell office:value-type="float" office:value="3.28">
            <text:p>3.28</text:p>
          </table:table-cell>
          <table:table-cell office:value-type="float" office:value="3.83">
            <text:p>3.83</text:p>
          </table:table-cell>
          <table:table-cell office:value-type="float" office:value="3.32">
            <text:p>3.32</text:p>
          </table:table-cell>
          <table:table-cell office:value-type="float" office:value="3.35">
            <text:p>3.35</text:p>
          </table:table-cell>
          <table:table-cell office:value-type="float" office:value="4.29">
            <text:p>4.29</text:p>
          </table:table-cell>
          <table:table-cell office:value-type="float" office:value="5.14">
            <text:p>5.14</text:p>
          </table:table-cell>
          <table:table-cell office:value-type="float" office:value="5.85">
            <text:p>5.85</text:p>
          </table:table-cell>
          <table:table-cell office:value-type="float" office:value="3.09">
            <text:p>3.09</text:p>
          </table:table-cell>
          <table:table-cell office:value-type="float" office:value="3.59">
            <text:p>3.59</text:p>
          </table:table-cell>
          <table:table-cell office:value-type="float" office:value="4.48">
            <text:p>4.48</text:p>
          </table:table-cell>
          <table:table-cell office:value-type="float" office:value="3.41">
            <text:p>3.41</text:p>
          </table:table-cell>
          <table:table-cell office:value-type="float" office:value="2.71">
            <text:p>2.71</text:p>
          </table:table-cell>
          <table:table-cell office:value-type="float" office:value="2.05">
            <text:p>2.05</text:p>
          </table:table-cell>
          <table:table-cell office:value-type="float" office:value="2.67">
            <text:p>2.67</text:p>
          </table:table-cell>
          <table:table-cell office:value-type="float" office:value="2.81">
            <text:p>2.81</text:p>
          </table:table-cell>
          <table:table-cell office:value-type="float" office:value="2.26">
            <text:p>2.26</text:p>
          </table:table-cell>
          <table:table-cell office:value-type="float" office:value="2.52">
            <text:p>2.52</text:p>
          </table:table-cell>
          <table:table-cell office:value-type="float" office:value="3.22">
            <text:p>3.22</text:p>
          </table:table-cell>
          <table:table-cell office:value-type="float" office:value="3.32">
            <text:p>3.32</text:p>
          </table:table-cell>
          <table:table-cell office:value-type="float" office:value="2.91">
            <text:p>2.91</text:p>
          </table:table-cell>
          <table:table-cell office:value-type="float" office:value="2.25">
            <text:p>2.25</text:p>
          </table:table-cell>
          <table:table-cell office:value-type="float" office:value="2.13">
            <text:p>2.13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55">
            <text:p>0.55</text:p>
          </table:table-cell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7">
            <text:p>0.70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float" office:value="130">
            <text:p>130</text:p>
          </table:table-cell>
          <table:table-cell office:value-type="float" office:value="454">
            <text:p>454</text:p>
          </table:table-cell>
          <table:table-cell table:style-name="ce1" office:value-type="string">
            <text:p>-13.5</text:p>
          </table:table-cell>
          <table:table-cell office:value-type="float" office:value="34">
            <text:p>34</text:p>
          </table:table-cell>
          <table:table-cell office:value-type="float" office:value="11018">
            <text:p>11018</text:p>
          </table:table-cell>
          <table:table-cell office:value-type="float" office:value="17265">
            <text:p>17265</text:p>
          </table:table-cell>
          <table:table-cell office:value-type="float" office:value="9565">
            <text:p>9565</text:p>
          </table:table-cell>
          <table:table-cell office:value-type="float" office:value="12954">
            <text:p>12954</text:p>
          </table:table-cell>
          <table:table-cell office:value-type="float" office:value="20286">
            <text:p>20286</text:p>
          </table:table-cell>
          <table:table-cell office:value-type="float" office:value="12819">
            <text:p>12819</text:p>
          </table:table-cell>
          <table:table-cell office:value-type="float" office:value="11872">
            <text:p>11872</text:p>
          </table:table-cell>
          <table:table-cell office:value-type="float" office:value="11492">
            <text:p>11492</text:p>
          </table:table-cell>
          <table:table-cell office:value-type="float" office:value="17883">
            <text:p>17883</text:p>
          </table:table-cell>
          <table:table-cell office:value-type="float" office:value="21342">
            <text:p>21342</text:p>
          </table:table-cell>
          <table:table-cell office:value-type="float" office:value="22094">
            <text:p>22094</text:p>
          </table:table-cell>
          <table:table-cell office:value-type="float" office:value="21726">
            <text:p>21726</text:p>
          </table:table-cell>
          <table:table-cell office:value-type="float" office:value="16043">
            <text:p>16043</text:p>
          </table:table-cell>
          <table:table-cell office:value-type="float" office:value="21266">
            <text:p>21266</text:p>
          </table:table-cell>
          <table:table-cell office:value-type="float" office:value="20088">
            <text:p>20088</text:p>
          </table:table-cell>
          <table:table-cell office:value-type="float" office:value="20061">
            <text:p>20061</text:p>
          </table:table-cell>
          <table:table-cell office:value-type="float" office:value="25306">
            <text:p>25306</text:p>
          </table:table-cell>
          <table:table-cell office:value-type="float" office:value="28616">
            <text:p>28616</text:p>
          </table:table-cell>
          <table:table-cell office:value-type="float" office:value="32195">
            <text:p>32195</text:p>
          </table:table-cell>
          <table:table-cell office:value-type="float" office:value="21465">
            <text:p>21465</text:p>
          </table:table-cell>
          <table:table-cell office:value-type="float" office:value="30174">
            <text:p>30174</text:p>
          </table:table-cell>
          <table:table-cell office:value-type="float" office:value="20543">
            <text:p>20543</text:p>
          </table:table-cell>
          <table:table-cell office:value-type="float" office:value="12215">
            <text:p>12215</text:p>
          </table:table-cell>
          <table:table-cell office:value-type="float" office:value="30316">
            <text:p>30316</text:p>
          </table:table-cell>
          <table:table-cell office:value-type="float" office:value="42878">
            <text:p>42878</text:p>
          </table:table-cell>
          <table:table-cell office:value-type="float" office:value="33698">
            <text:p>33698</text:p>
          </table:table-cell>
          <table:table-cell office:value-type="float" office:value="19490">
            <text:p>19490</text:p>
          </table:table-cell>
          <table:table-cell office:value-type="float" office:value="27200">
            <text:p>27200</text:p>
          </table:table-cell>
          <table:table-cell office:value-type="float" office:value="32600">
            <text:p>32600</text:p>
          </table:table-cell>
          <table:table-cell office:value-type="float" office:value="30700">
            <text:p>30700</text:p>
          </table:table-cell>
          <table:table-cell office:value-type="float" office:value="39800">
            <text:p>39800</text:p>
          </table:table-cell>
          <table:table-cell office:value-type="float" office:value="12600">
            <text:p>12600</text:p>
          </table:table-cell>
          <table:table-cell office:value-type="float" office:value="42200">
            <text:p>42200</text:p>
          </table:table-cell>
          <table:table-cell office:value-type="float" office:value="15700">
            <text:p>15700</text:p>
          </table:table-cell>
          <table:table-cell office:value-type="float" office:value="63200">
            <text:p>63200</text:p>
          </table:table-cell>
          <table:table-cell office:value-type="float" office:value="76800">
            <text:p>76800</text:p>
          </table:table-cell>
          <table:table-cell office:value-type="float" office:value="41900">
            <text:p>41900</text:p>
          </table:table-cell>
          <table:table-cell office:value-type="float" office:value="33900">
            <text:p>33900</text:p>
          </table:table-cell>
          <table:table-cell office:value-type="float" office:value="48267">
            <text:p>48267</text:p>
          </table:table-cell>
          <table:table-cell office:value-type="float" office:value="33808">
            <text:p>33808</text:p>
          </table:table-cell>
          <table:table-cell office:value-type="float" office:value="34900">
            <text:p>34900</text:p>
          </table:table-cell>
          <table:table-cell office:value-type="float" office:value="37000">
            <text:p>37000</text:p>
          </table:table-cell>
          <table:table-cell office:value-type="float" office:value="37200">
            <text:p>37200</text:p>
          </table:table-cell>
          <table:table-cell office:value-type="float" office:value="49450">
            <text:p>49450</text:p>
          </table:table-cell>
          <table:table-cell office:value-type="float" office:value="47000">
            <text:p>47000</text:p>
          </table:table-cell>
          <table:table-cell office:value-type="float" office:value="55100">
            <text:p>55100</text:p>
          </table:table-cell>
          <table:table-cell office:value-type="float" office:value="58000">
            <text:p>58000</text:p>
          </table:table-cell>
          <table:table-cell office:value-type="float" office:value="68500">
            <text:p>68500</text:p>
          </table:table-cell>
          <table:table-cell office:value-type="float" office:value="67000">
            <text:p>67000</text:p>
          </table:table-cell>
          <table:table-cell office:value-type="float" office:value="26900">
            <text:p>26900</text:p>
          </table:table-cell>
          <table:table-cell office:value-type="float" office:value="48500">
            <text:p>48500</text:p>
          </table:table-cell>
          <table:table-cell office:value-type="float" office:value="223000">
            <text:p>223000</text:p>
          </table:table-cell>
          <table:table-cell table:number-columns-repeated="2"/>
          <table:table-cell office:value-type="float" office:value="3.0546">
            <text:p>3.0546</text:p>
          </table:table-cell>
          <table:table-cell office:value-type="float" office:value="4.6738">
            <text:p>4.6738</text:p>
          </table:table-cell>
          <table:table-cell office:value-type="float" office:value="2.5277">
            <text:p>2.5277</text:p>
          </table:table-cell>
          <table:table-cell office:value-type="float" office:value="3.3412">
            <text:p>3.3412</text:p>
          </table:table-cell>
          <table:table-cell office:value-type="float" office:value="5.1047">
            <text:p>5.1047</text:p>
          </table:table-cell>
          <table:table-cell office:value-type="float" office:value="3.1465">
            <text:p>3.1465</text:p>
          </table:table-cell>
          <table:table-cell office:value-type="float" office:value="2.8422">
            <text:p>2.8422</text:p>
          </table:table-cell>
          <table:table-cell office:value-type="float" office:value="2.6813">
            <text:p>2.6813</text:p>
          </table:table-cell>
          <table:table-cell office:value-type="float" office:value="4.0615">
            <text:p>4.0615</text:p>
          </table:table-cell>
          <table:table-cell office:value-type="float" office:value="4.7113">
            <text:p>4.7113</text:p>
          </table:table-cell>
          <table:table-cell office:value-type="float" office:value="4.7351">
            <text:p>4.7351</text:p>
          </table:table-cell>
          <table:table-cell office:value-type="float" office:value="4.515">
            <text:p>4.515</text:p>
          </table:table-cell>
          <table:table-cell office:value-type="float" office:value="3.2299">
            <text:p>3.2299</text:p>
          </table:table-cell>
          <table:table-cell office:value-type="float" office:value="4.1454">
            <text:p>4.1454</text:p>
          </table:table-cell>
          <table:table-cell office:value-type="float" office:value="3.7902">
            <text:p>3.7902</text:p>
          </table:table-cell>
          <table:table-cell office:value-type="float" office:value="3.6614">
            <text:p>3.6614</text:p>
          </table:table-cell>
          <table:table-cell office:value-type="float" office:value="4.4647">
            <text:p>4.4647</text:p>
          </table:table-cell>
          <table:table-cell office:value-type="float" office:value="4.8816">
            <text:p>4.8816</text:p>
          </table:table-cell>
          <table:table-cell office:value-type="float" office:value="5.3189">
            <text:p>5.3189</text:p>
          </table:table-cell>
          <table:table-cell office:value-type="float" office:value="3.4416">
            <text:p>3.4416</text:p>
          </table:table-cell>
          <table:table-cell office:value-type="float" office:value="4.7117">
            <text:p>4.7117</text:p>
          </table:table-cell>
          <table:table-cell office:value-type="float" office:value="3.132">
            <text:p>3.132</text:p>
          </table:table-cell>
          <table:table-cell office:value-type="float" office:value="1.8147">
            <text:p>1.8147</text:p>
          </table:table-cell>
          <table:table-cell office:value-type="float" office:value="4.357">
            <text:p>4.357</text:p>
          </table:table-cell>
          <table:table-cell office:value-type="float" office:value="5.902">
            <text:p>5.902</text:p>
          </table:table-cell>
          <table:table-cell office:value-type="float" office:value="4.3946">
            <text:p>4.3946</text:p>
          </table:table-cell>
          <table:table-cell office:value-type="float" office:value="2.3914">
            <text:p>2.3914</text:p>
          </table:table-cell>
          <table:table-cell office:value-type="float" office:value="3.1427">
            <text:p>3.1427</text:p>
          </table:table-cell>
          <table:table-cell office:value-type="float" office:value="3.5805">
            <text:p>3.5805</text:p>
          </table:table-cell>
          <table:table-cell office:value-type="float" office:value="3.2497">
            <text:p>3.2497</text:p>
          </table:table-cell>
          <table:table-cell office:value-type="float" office:value="4.1209">
            <text:p>4.1209</text:p>
          </table:table-cell>
          <table:table-cell office:value-type="float" office:value="1.2911">
            <text:p>1.2911</text:p>
          </table:table-cell>
          <table:table-cell office:value-type="float" office:value="4.3057">
            <text:p>4.3057</text:p>
          </table:table-cell>
          <table:table-cell office:value-type="float" office:value="1.5936">
            <text:p>1.5936</text:p>
          </table:table-cell>
          <table:table-cell office:value-type="float" office:value="6.3428">
            <text:p>6.3428</text:p>
          </table:table-cell>
          <table:table-cell office:value-type="float" office:value="7.5643">
            <text:p>7.5643</text:p>
          </table:table-cell>
          <table:table-cell office:value-type="float" office:value="4.0273">
            <text:p>4.0273</text:p>
          </table:table-cell>
          <table:table-cell office:value-type="float" office:value="3.1682">
            <text:p>3.1682</text:p>
          </table:table-cell>
          <table:table-cell office:value-type="float" office:value="4.3827">
            <text:p>4.3827</text:p>
          </table:table-cell>
          <table:table-cell office:value-type="float" office:value="2.9863">
            <text:p>2.9863</text:p>
          </table:table-cell>
          <table:table-cell office:value-type="float" office:value="3.0027">
            <text:p>3.0027</text:p>
          </table:table-cell>
          <table:table-cell office:value-type="float" office:value="3.1022">
            <text:p>3.1022</text:p>
          </table:table-cell>
          <table:table-cell office:value-type="float" office:value="3.0395">
            <text:p>3.0395</text:p>
          </table:table-cell>
          <table:table-cell office:value-type="float" office:value="3.9343">
            <text:p>3.9343</text:p>
          </table:table-cell>
          <table:table-cell office:value-type="float" office:value="3.6364">
            <text:p>3.6364</text:p>
          </table:table-cell>
          <table:table-cell office:value-type="float" office:value="4.1404">
            <text:p>4.1404</text:p>
          </table:table-cell>
          <table:table-cell office:value-type="float" office:value="4.2293">
            <text:p>4.2293</text:p>
          </table:table-cell>
          <table:table-cell office:value-type="float" office:value="4.8451">
            <text:p>4.8451</text:p>
          </table:table-cell>
          <table:table-cell office:value-type="float" office:value="4.5975">
            <text:p>4.5975</text:p>
          </table:table-cell>
          <table:table-cell office:value-type="float" office:value="1.7917">
            <text:p>1.7917</text:p>
          </table:table-cell>
          <table:table-cell office:value-type="float" office:value="3.1375">
            <text:p>3.1375</text:p>
          </table:table-cell>
          <table:table-cell office:value-type="float" office:value="14.0199">
            <text:p>14.0199</text:p>
          </table:table-cell>
          <table:table-cell table:number-columns-repeated="2"/>
          <table:table-cell office:value-type="float" office:value="61654.33">
            <text:p>61654.33</text:p>
          </table:table-cell>
          <table:table-cell office:value-type="float" office:value="104439.29">
            <text:p>104439.29</text:p>
          </table:table-cell>
          <table:table-cell office:value-type="float" office:value="58144.27">
            <text:p>58144.27</text:p>
          </table:table-cell>
          <table:table-cell office:value-type="float" office:value="75183.99">
            <text:p>75183.99</text:p>
          </table:table-cell>
          <table:table-cell office:value-type="float" office:value="122042.48">
            <text:p>122042.48</text:p>
          </table:table-cell>
          <table:table-cell office:value-type="float" office:value="77544.59">
            <text:p>77544.59</text:p>
          </table:table-cell>
          <table:table-cell office:value-type="float" office:value="71812.01">
            <text:p>71812.01</text:p>
          </table:table-cell>
          <table:table-cell office:value-type="float" office:value="69521.31">
            <text:p>69521.31</text:p>
          </table:table-cell>
          <table:table-cell office:value-type="float" office:value="108177.69">
            <text:p>108177.69</text:p>
          </table:table-cell>
          <table:table-cell office:value-type="float" office:value="129101.85">
            <text:p>129101.85</text:p>
          </table:table-cell>
          <table:table-cell office:value-type="float" office:value="133654.83">
            <text:p>133654.83</text:p>
          </table:table-cell>
          <table:table-cell office:value-type="float" office:value="131424.74">
            <text:p>131424.74</text:p>
          </table:table-cell>
          <table:table-cell office:value-type="float" office:value="97051.18">
            <text:p>97051.18</text:p>
          </table:table-cell>
          <table:table-cell office:value-type="float" office:value="128646.1">
            <text:p>128646.10</text:p>
          </table:table-cell>
          <table:table-cell office:value-type="float" office:value="108603.37">
            <text:p>108603.37</text:p>
          </table:table-cell>
          <table:table-cell office:value-type="float" office:value="107325.01">
            <text:p>107325.01</text:p>
          </table:table-cell>
          <table:table-cell office:value-type="float" office:value="135620">
            <text:p>135620.00</text:p>
          </table:table-cell>
          <table:table-cell office:value-type="float" office:value="154655.68">
            <text:p>154655.68</text:p>
          </table:table-cell>
          <table:table-cell office:value-type="float" office:value="173991.75">
            <text:p>173991.75</text:p>
          </table:table-cell>
          <table:table-cell office:value-type="float" office:value="115997.92">
            <text:p>115997.92</text:p>
          </table:table-cell>
          <table:table-cell office:value-type="float" office:value="163069.2">
            <text:p>163069.20</text:p>
          </table:table-cell>
          <table:table-cell office:value-type="float" office:value="111024.04">
            <text:p>111024.04</text:p>
          </table:table-cell>
          <table:table-cell office:value-type="float" office:value="66017.71">
            <text:p>66017.71</text:p>
          </table:table-cell>
          <table:table-cell office:value-type="float" office:value="163852.25">
            <text:p>163852.25</text:p>
          </table:table-cell>
          <table:table-cell office:value-type="float" office:value="231745.23">
            <text:p>231745.23</text:p>
          </table:table-cell>
          <table:table-cell office:value-type="float" office:value="182124.52">
            <text:p>182124.52</text:p>
          </table:table-cell>
          <table:table-cell office:value-type="float" office:value="105337.65">
            <text:p>105337.65</text:p>
          </table:table-cell>
          <table:table-cell office:value-type="float" office:value="146953.28">
            <text:p>146953.28</text:p>
          </table:table-cell>
          <table:table-cell office:value-type="float" office:value="176022.04">
            <text:p>176022.04</text:p>
          </table:table-cell>
          <table:table-cell office:value-type="float" office:value="166127.18">
            <text:p>166127.18</text:p>
          </table:table-cell>
          <table:table-cell office:value-type="float" office:value="214780.38">
            <text:p>214780.38</text:p>
          </table:table-cell>
          <table:table-cell office:value-type="float" office:value="67827.1">
            <text:p>67827.10</text:p>
          </table:table-cell>
          <table:table-cell office:value-type="float" office:value="228099.48">
            <text:p>228099.48</text:p>
          </table:table-cell>
          <table:table-cell office:value-type="float" office:value="84980.98">
            <text:p>84980.98</text:p>
          </table:table-cell>
          <table:table-cell office:value-type="float" office:value="341943.95">
            <text:p>341943.95</text:p>
          </table:table-cell>
          <table:table-cell office:value-type="float" office:value="415420.59">
            <text:p>415420.59</text:p>
          </table:table-cell>
          <table:table-cell office:value-type="float" office:value="226284.72">
            <text:p>226284.72</text:p>
          </table:table-cell>
          <table:table-cell office:value-type="float" office:value="183486.33">
            <text:p>183486.33</text:p>
          </table:table-cell>
          <table:table-cell office:value-type="float" office:value="260935.28">
            <text:p>260935.28</text:p>
          </table:table-cell>
          <table:table-cell office:value-type="float" office:value="185695.4">
            <text:p>185695.40</text:p>
          </table:table-cell>
          <table:table-cell office:value-type="float" office:value="190334.83">
            <text:p>190334.83</text:p>
          </table:table-cell>
          <table:table-cell office:value-type="float" office:value="195844.38">
            <text:p>195844.38</text:p>
          </table:table-cell>
          <table:table-cell office:value-type="float" office:value="198652.83">
            <text:p>198652.83</text:p>
          </table:table-cell>
          <table:table-cell office:value-type="float" office:value="277151.61">
            <text:p>277151.61</text:p>
          </table:table-cell>
          <table:table-cell office:value-type="float" office:value="264329.35">
            <text:p>264329.35</text:p>
          </table:table-cell>
          <table:table-cell office:value-type="float" office:value="304935.09">
            <text:p>304935.09</text:p>
          </table:table-cell>
          <table:table-cell office:value-type="float" office:value="334866.99">
            <text:p>334866.99</text:p>
          </table:table-cell>
          <table:table-cell office:value-type="float" office:value="386393.91">
            <text:p>386393.91</text:p>
          </table:table-cell>
          <table:table-cell office:value-type="float" office:value="365330.53">
            <text:p>365330.53</text:p>
          </table:table-cell>
          <table:table-cell office:value-type="float" office:value="149934.36">
            <text:p>149934.36</text:p>
          </table:table-cell>
          <table:table-cell office:value-type="float" office:value="267408.35">
            <text:p>267408.35</text:p>
          </table:table-cell>
          <table:table-cell office:value-type="float" office:value="1237066.88">
            <text:p>1237066.88</text:p>
          </table:table-cell>
          <table:table-cell table:number-columns-repeated="54"/>
          <table:table-cell office:value-type="string">
            <text:p>0.01</text:p>
          </table:table-cell>
          <table:table-cell table:number-columns-repeated="3"/>
          <table:table-cell office:value-type="float" office:value="17.09">
            <text:p>17.09</text:p>
          </table:table-cell>
          <table:table-cell office:value-type="float" office:value="28.27">
            <text:p>28.27</text:p>
          </table:table-cell>
          <table:table-cell office:value-type="float" office:value="15.37">
            <text:p>15.37</text:p>
          </table:table-cell>
          <table:table-cell office:value-type="float" office:value="19.39">
            <text:p>19.39</text:p>
          </table:table-cell>
          <table:table-cell office:value-type="float" office:value="30.71">
            <text:p>30.71</text:p>
          </table:table-cell>
          <table:table-cell office:value-type="float" office:value="19.03">
            <text:p>19.03</text:p>
          </table:table-cell>
          <table:table-cell office:value-type="float" office:value="17.19">
            <text:p>17.19</text:p>
          </table:table-cell>
          <table:table-cell office:value-type="float" office:value="16.22">
            <text:p>16.22</text:p>
          </table:table-cell>
          <table:table-cell office:value-type="float" office:value="24.57">
            <text:p>24.57</text:p>
          </table:table-cell>
          <table:table-cell office:value-type="float" office:value="28.5">
            <text:p>28.50</text:p>
          </table:table-cell>
          <table:table-cell office:value-type="float" office:value="28.64">
            <text:p>28.64</text:p>
          </table:table-cell>
          <table:table-cell office:value-type="float" office:value="27.31">
            <text:p>27.31</text:p>
          </table:table-cell>
          <table:table-cell office:value-type="float" office:value="19.54">
            <text:p>19.54</text:p>
          </table:table-cell>
          <table:table-cell office:value-type="float" office:value="25.08">
            <text:p>25.08</text:p>
          </table:table-cell>
          <table:table-cell office:value-type="float" office:value="20.49">
            <text:p>20.49</text:p>
          </table:table-cell>
          <table:table-cell office:value-type="float" office:value="19.59">
            <text:p>19.59</text:p>
          </table:table-cell>
          <table:table-cell office:value-type="float" office:value="23.93">
            <text:p>23.93</text:p>
          </table:table-cell>
          <table:table-cell office:value-type="float" office:value="26.38">
            <text:p>26.38</text:p>
          </table:table-cell>
          <table:table-cell office:value-type="float" office:value="28.74">
            <text:p>28.74</text:p>
          </table:table-cell>
          <table:table-cell office:value-type="float" office:value="18.6">
            <text:p>18.60</text:p>
          </table:table-cell>
          <table:table-cell office:value-type="float" office:value="25.46">
            <text:p>25.46</text:p>
          </table:table-cell>
          <table:table-cell office:value-type="float" office:value="16.93">
            <text:p>16.93</text:p>
          </table:table-cell>
          <table:table-cell office:value-type="float" office:value="9.81">
            <text:p>9.81</text:p>
          </table:table-cell>
          <table:table-cell office:value-type="float" office:value="23.55">
            <text:p>23.55</text:p>
          </table:table-cell>
          <table:table-cell office:value-type="float" office:value="31.9">
            <text:p>31.90</text:p>
          </table:table-cell>
          <table:table-cell office:value-type="float" office:value="23.75">
            <text:p>23.75</text:p>
          </table:table-cell>
          <table:table-cell office:value-type="float" office:value="12.92">
            <text:p>12.92</text:p>
          </table:table-cell>
          <table:table-cell office:value-type="float" office:value="16.98">
            <text:p>16.98</text:p>
          </table:table-cell>
          <table:table-cell office:value-type="float" office:value="19.33">
            <text:p>19.33</text:p>
          </table:table-cell>
          <table:table-cell office:value-type="float" office:value="17.59">
            <text:p>17.59</text:p>
          </table:table-cell>
          <table:table-cell office:value-type="float" office:value="22.24">
            <text:p>22.24</text:p>
          </table:table-cell>
          <table:table-cell office:value-type="float" office:value="6.95">
            <text:p>6.95</text:p>
          </table:table-cell>
          <table:table-cell office:value-type="float" office:value="23.27">
            <text:p>23.27</text:p>
          </table:table-cell>
          <table:table-cell office:value-type="float" office:value="8.63">
            <text:p>8.63</text:p>
          </table:table-cell>
          <table:table-cell office:value-type="float" office:value="34.32">
            <text:p>34.32</text:p>
          </table:table-cell>
          <table:table-cell office:value-type="float" office:value="40.92">
            <text:p>40.92</text:p>
          </table:table-cell>
          <table:table-cell office:value-type="float" office:value="21.75">
            <text:p>21.75</text:p>
          </table:table-cell>
          <table:table-cell office:value-type="float" office:value="17.15">
            <text:p>17.15</text:p>
          </table:table-cell>
          <table:table-cell office:value-type="float" office:value="23.69">
            <text:p>23.69</text:p>
          </table:table-cell>
          <table:table-cell office:value-type="float" office:value="16.4">
            <text:p>16.40</text:p>
          </table:table-cell>
          <table:table-cell office:value-type="float" office:value="16.38">
            <text:p>16.38</text:p>
          </table:table-cell>
          <table:table-cell office:value-type="float" office:value="16.42">
            <text:p>16.42</text:p>
          </table:table-cell>
          <table:table-cell office:value-type="float" office:value="16.23">
            <text:p>16.23</text:p>
          </table:table-cell>
          <table:table-cell office:value-type="float" office:value="22.05">
            <text:p>22.05</text:p>
          </table:table-cell>
          <table:table-cell office:value-type="float" office:value="20.45">
            <text:p>20.45</text:p>
          </table:table-cell>
          <table:table-cell office:value-type="float" office:value="22.91">
            <text:p>22.91</text:p>
          </table:table-cell>
          <table:table-cell office:value-type="float" office:value="24.42">
            <text:p>24.42</text:p>
          </table:table-cell>
          <table:table-cell office:value-type="float" office:value="27.33">
            <text:p>27.33</text:p>
          </table:table-cell>
          <table:table-cell office:value-type="float" office:value="25.07">
            <text:p>25.07</text:p>
          </table:table-cell>
          <table:table-cell office:value-type="float" office:value="9.99">
            <text:p>9.99</text:p>
          </table:table-cell>
          <table:table-cell office:value-type="float" office:value="17.3">
            <text:p>17.30</text:p>
          </table:table-cell>
          <table:table-cell office:value-type="float" office:value="77.77">
            <text:p>77.77</text:p>
          </table:table-cell>
          <table:table-cell table:number-columns-repeated="3"/>
          <table:table-cell table:number-columns-repeated="52" office:value-type="float" office:value="0">
            <text:p>0.00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131">
            <text:p>131</text:p>
          </table:table-cell>
          <table:table-cell office:value-type="float" office:value="458">
            <text:p>458</text:p>
          </table:table-cell>
          <table:table-cell office:value-type="string">
            <text:p>4.2104840</text:p>
          </table:table-cell>
          <table:table-cell office:value-type="string">
            <text:p>101.975766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float" office:value="132">
            <text:p>132</text:p>
          </table:table-cell>
          <table:table-cell office:value-type="float" office:value="462">
            <text:p>462</text:p>
          </table:table-cell>
          <table:table-cell office:value-type="string">
            <text:p>3.2027780</text:p>
          </table:table-cell>
          <table:table-cell office:value-type="string">
            <text:p>73.220680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float" office:value="133">
            <text:p>133</text:p>
          </table:table-cell>
          <table:table-cell office:value-type="float" office:value="466">
            <text:p>466</text:p>
          </table:table-cell>
          <table:table-cell office:value-type="float" office:value="17">
            <text:p>17</text:p>
          </table:table-cell>
          <table:table-cell office:value-type="float" office:value="-4">
            <text:p>-4</text:p>
          </table:table-cell>
          <table:table-cell office:value-type="float" office:value="11221">
            <text:p>11221</text:p>
          </table:table-cell>
          <table:table-cell office:value-type="float" office:value="12278">
            <text:p>12278</text:p>
          </table:table-cell>
          <table:table-cell office:value-type="float" office:value="15496">
            <text:p>15496</text:p>
          </table:table-cell>
          <table:table-cell office:value-type="float" office:value="20846">
            <text:p>20846</text:p>
          </table:table-cell>
          <table:table-cell office:value-type="float" office:value="15846">
            <text:p>15846</text:p>
          </table:table-cell>
          <table:table-cell office:value-type="float" office:value="19870">
            <text:p>19870</text:p>
          </table:table-cell>
          <table:table-cell office:value-type="float" office:value="27707">
            <text:p>27707</text:p>
          </table:table-cell>
          <table:table-cell office:value-type="float" office:value="40834">
            <text:p>40834</text:p>
          </table:table-cell>
          <table:table-cell office:value-type="float" office:value="40881">
            <text:p>40881</text:p>
          </table:table-cell>
          <table:table-cell office:value-type="float" office:value="52589">
            <text:p>52589</text:p>
          </table:table-cell>
          <table:table-cell office:value-type="float" office:value="65309">
            <text:p>65309</text:p>
          </table:table-cell>
          <table:table-cell office:value-type="float" office:value="64340">
            <text:p>64340</text:p>
          </table:table-cell>
          <table:table-cell office:value-type="float" office:value="49989">
            <text:p>49989</text:p>
          </table:table-cell>
          <table:table-cell office:value-type="float" office:value="55981">
            <text:p>55981</text:p>
          </table:table-cell>
          <table:table-cell office:value-type="float" office:value="81677">
            <text:p>81677</text:p>
          </table:table-cell>
          <table:table-cell office:value-type="float" office:value="113172">
            <text:p>113172</text:p>
          </table:table-cell>
          <table:table-cell office:value-type="float" office:value="112265">
            <text:p>112265</text:p>
          </table:table-cell>
          <table:table-cell office:value-type="float" office:value="123163">
            <text:p>123163</text:p>
          </table:table-cell>
          <table:table-cell office:value-type="float" office:value="151129">
            <text:p>151129</text:p>
          </table:table-cell>
          <table:table-cell office:value-type="float" office:value="105624">
            <text:p>105624</text:p>
          </table:table-cell>
          <table:table-cell office:value-type="float" office:value="96065">
            <text:p>96065</text:p>
          </table:table-cell>
          <table:table-cell office:value-type="float" office:value="126876">
            <text:p>126876</text:p>
          </table:table-cell>
          <table:table-cell office:value-type="float" office:value="139242">
            <text:p>139242</text:p>
          </table:table-cell>
          <table:table-cell office:value-type="float" office:value="142392">
            <text:p>142392</text:p>
          </table:table-cell>
          <table:table-cell office:value-type="float" office:value="172159">
            <text:p>172159</text:p>
          </table:table-cell>
          <table:table-cell office:value-type="float" office:value="198574">
            <text:p>198574</text:p>
          </table:table-cell>
          <table:table-cell office:value-type="float" office:value="194933">
            <text:p>194933</text:p>
          </table:table-cell>
          <table:table-cell office:value-type="float" office:value="247027">
            <text:p>247027</text:p>
          </table:table-cell>
          <table:table-cell office:value-type="float" office:value="228695">
            <text:p>228695</text:p>
          </table:table-cell>
          <table:table-cell office:value-type="float" office:value="274645">
            <text:p>274645</text:p>
          </table:table-cell>
          <table:table-cell office:value-type="float" office:value="272413">
            <text:p>272413</text:p>
          </table:table-cell>
          <table:table-cell office:value-type="float" office:value="314754">
            <text:p>314754</text:p>
          </table:table-cell>
          <table:table-cell office:value-type="float" office:value="240612">
            <text:p>240612</text:p>
          </table:table-cell>
          <table:table-cell office:value-type="float" office:value="292096">
            <text:p>292096</text:p>
          </table:table-cell>
          <table:table-cell office:value-type="float" office:value="380099">
            <text:p>380099</text:p>
          </table:table-cell>
          <table:table-cell office:value-type="float" office:value="429188">
            <text:p>429188</text:p>
          </table:table-cell>
          <table:table-cell office:value-type="float" office:value="457017">
            <text:p>457017</text:p>
          </table:table-cell>
          <table:table-cell office:value-type="float" office:value="449216">
            <text:p>449216</text:p>
          </table:table-cell>
          <table:table-cell office:value-type="float" office:value="394000">
            <text:p>394000</text:p>
          </table:table-cell>
          <table:table-cell office:value-type="float" office:value="200800">
            <text:p>200800</text:p>
          </table:table-cell>
          <table:table-cell office:value-type="float" office:value="469000">
            <text:p>469000</text:p>
          </table:table-cell>
          <table:table-cell office:value-type="float" office:value="413657">
            <text:p>413657</text:p>
          </table:table-cell>
          <table:table-cell office:value-type="float" office:value="570717">
            <text:p>570717</text:p>
          </table:table-cell>
          <table:table-cell office:value-type="float" office:value="548882">
            <text:p>548882</text:p>
          </table:table-cell>
          <table:table-cell office:value-type="float" office:value="513000">
            <text:p>513000</text:p>
          </table:table-cell>
          <table:table-cell office:value-type="float" office:value="394000">
            <text:p>394000</text:p>
          </table:table-cell>
          <table:table-cell office:value-type="float" office:value="226000">
            <text:p>226000</text:p>
          </table:table-cell>
          <table:table-cell office:value-type="float" office:value="191500">
            <text:p>191500</text:p>
          </table:table-cell>
          <table:table-cell office:value-type="float" office:value="216000">
            <text:p>216000</text:p>
          </table:table-cell>
          <table:table-cell office:value-type="float" office:value="240000">
            <text:p>240000</text:p>
          </table:table-cell>
          <table:table-cell office:value-type="float" office:value="419000">
            <text:p>419000</text:p>
          </table:table-cell>
          <table:table-cell office:value-type="float" office:value="473000">
            <text:p>473000</text:p>
          </table:table-cell>
          <table:table-cell table:number-columns-repeated="2"/>
          <table:table-cell office:value-type="float" office:value="2.178">
            <text:p>2.178</text:p>
          </table:table-cell>
          <table:table-cell office:value-type="float" office:value="2.3589">
            <text:p>2.3589</text:p>
          </table:table-cell>
          <table:table-cell office:value-type="float" office:value="2.946">
            <text:p>2.946</text:p>
          </table:table-cell>
          <table:table-cell office:value-type="float" office:value="3.9214">
            <text:p>3.9214</text:p>
          </table:table-cell>
          <table:table-cell office:value-type="float" office:value="2.9486">
            <text:p>2.9486</text:p>
          </table:table-cell>
          <table:table-cell office:value-type="float" office:value="3.6559">
            <text:p>3.6559</text:p>
          </table:table-cell>
          <table:table-cell office:value-type="float" office:value="5.0386">
            <text:p>5.0386</text:p>
          </table:table-cell>
          <table:table-cell office:value-type="float" office:value="7.3363">
            <text:p>7.3363</text:p>
          </table:table-cell>
          <table:table-cell office:value-type="float" office:value="7.251">
            <text:p>7.251</text:p>
          </table:table-cell>
          <table:table-cell office:value-type="float" office:value="9.2003">
            <text:p>9.2003</text:p>
          </table:table-cell>
          <table:table-cell office:value-type="float" office:value="11.2582">
            <text:p>11.2582</text:p>
          </table:table-cell>
          <table:table-cell office:value-type="float" office:value="10.918">
            <text:p>10.918</text:p>
          </table:table-cell>
          <table:table-cell office:value-type="float" office:value="8.3454">
            <text:p>8.3454</text:p>
          </table:table-cell>
          <table:table-cell office:value-type="float" office:value="9.1923">
            <text:p>9.1923</text:p>
          </table:table-cell>
          <table:table-cell office:value-type="float" office:value="13.1929">
            <text:p>13.1929</text:p>
          </table:table-cell>
          <table:table-cell office:value-type="float" office:value="17.9838">
            <text:p>17.9838</text:p>
          </table:table-cell>
          <table:table-cell office:value-type="float" office:value="17.5524">
            <text:p>17.5524</text:p>
          </table:table-cell>
          <table:table-cell office:value-type="float" office:value="18.9394">
            <text:p>18.9394</text:p>
          </table:table-cell>
          <table:table-cell office:value-type="float" office:value="22.8464">
            <text:p>22.8464</text:p>
          </table:table-cell>
          <table:table-cell office:value-type="float" office:value="15.6829">
            <text:p>15.6829</text:p>
          </table:table-cell>
          <table:table-cell office:value-type="float" office:value="13.9914">
            <text:p>13.9914</text:p>
          </table:table-cell>
          <table:table-cell office:value-type="float" office:value="18.1148">
            <text:p>18.1148</text:p>
          </table:table-cell>
          <table:table-cell office:value-type="float" office:value="19.4853">
            <text:p>19.4853</text:p>
          </table:table-cell>
          <table:table-cell office:value-type="float" office:value="19.5567">
            <text:p>19.5567</text:p>
          </table:table-cell>
          <table:table-cell office:value-type="float" office:value="23.249">
            <text:p>23.249</text:p>
          </table:table-cell>
          <table:table-cell office:value-type="float" office:value="26.4237">
            <text:p>26.4237</text:p>
          </table:table-cell>
          <table:table-cell office:value-type="float" office:value="25.6019">
            <text:p>25.6019</text:p>
          </table:table-cell>
          <table:table-cell office:value-type="float" office:value="32.0274">
            <text:p>32.0274</text:p>
          </table:table-cell>
          <table:table-cell office:value-type="float" office:value="29.2225">
            <text:p>29.2225</text:p>
          </table:table-cell>
          <table:table-cell office:value-type="float" office:value="34.4858">
            <text:p>34.4858</text:p>
          </table:table-cell>
          <table:table-cell office:value-type="float" office:value="33.5071">
            <text:p>33.5071</text:p>
          </table:table-cell>
          <table:table-cell office:value-type="float" office:value="37.8174">
            <text:p>37.8174</text:p>
          </table:table-cell>
          <table:table-cell office:value-type="float" office:value="28.1912">
            <text:p>28.1912</text:p>
          </table:table-cell>
          <table:table-cell office:value-type="float" office:value="33.3481">
            <text:p>33.3481</text:p>
          </table:table-cell>
          <table:table-cell office:value-type="float" office:value="42.2849">
            <text:p>42.2849</text:p>
          </table:table-cell>
          <table:table-cell office:value-type="float" office:value="46.5396">
            <text:p>46.5396</text:p>
          </table:table-cell>
          <table:table-cell office:value-type="float" office:value="48.3003">
            <text:p>48.3003</text:p>
          </table:table-cell>
          <table:table-cell office:value-type="float" office:value="46.2537">
            <text:p>46.2537</text:p>
          </table:table-cell>
          <table:table-cell office:value-type="float" office:value="39.4908">
            <text:p>39.4908</text:p>
          </table:table-cell>
          <table:table-cell office:value-type="float" office:value="19.5692">
            <text:p>19.5692</text:p>
          </table:table-cell>
          <table:table-cell office:value-type="float" office:value="44.4003">
            <text:p>44.4003</text:p>
          </table:table-cell>
          <table:table-cell office:value-type="float" office:value="38.0095">
            <text:p>38.0095</text:p>
          </table:table-cell>
          <table:table-cell office:value-type="float" office:value="50.866">
            <text:p>50.866</text:p>
          </table:table-cell>
          <table:table-cell office:value-type="float" office:value="47.4278">
            <text:p>47.4278</text:p>
          </table:table-cell>
          <table:table-cell office:value-type="float" office:value="42.9612">
            <text:p>42.9612</text:p>
          </table:table-cell>
          <table:table-cell office:value-type="float" office:value="31.965">
            <text:p>31.965</text:p>
          </table:table-cell>
          <table:table-cell office:value-type="float" office:value="17.7589">
            <text:p>17.7589</text:p>
          </table:table-cell>
          <table:table-cell office:value-type="float" office:value="14.576">
            <text:p>14.576</text:p>
          </table:table-cell>
          <table:table-cell office:value-type="float" office:value="15.9304">
            <text:p>15.9304</text:p>
          </table:table-cell>
          <table:table-cell office:value-type="float" office:value="17.16">
            <text:p>17.16</text:p>
          </table:table-cell>
          <table:table-cell office:value-type="float" office:value="29.0629">
            <text:p>29.0629</text:p>
          </table:table-cell>
          <table:table-cell office:value-type="float" office:value="31.8433">
            <text:p>31.8433</text:p>
          </table:table-cell>
          <table:table-cell table:number-columns-repeated="2"/>
          <table:table-cell office:value-type="float" office:value="37915.45">
            <text:p>37915.45</text:p>
          </table:table-cell>
          <table:table-cell office:value-type="float" office:value="58401.15">
            <text:p>58401.15</text:p>
          </table:table-cell>
          <table:table-cell office:value-type="float" office:value="74593.48">
            <text:p>74593.48</text:p>
          </table:table-cell>
          <table:table-cell office:value-type="float" office:value="104489.01">
            <text:p>104489.01</text:p>
          </table:table-cell>
          <table:table-cell office:value-type="float" office:value="78345.79">
            <text:p>78345.79</text:p>
          </table:table-cell>
          <table:table-cell office:value-type="float" office:value="105009.91">
            <text:p>105009.91</text:p>
          </table:table-cell>
          <table:table-cell office:value-type="float" office:value="146922.3">
            <text:p>146922.30</text:p>
          </table:table-cell>
          <table:table-cell office:value-type="float" office:value="202525.62">
            <text:p>202525.62</text:p>
          </table:table-cell>
          <table:table-cell office:value-type="float" office:value="209437.12">
            <text:p>209437.12</text:p>
          </table:table-cell>
          <table:table-cell office:value-type="float" office:value="264473.48">
            <text:p>264473.48</text:p>
          </table:table-cell>
          <table:table-cell office:value-type="float" office:value="334020.86">
            <text:p>334020.86</text:p>
          </table:table-cell>
          <table:table-cell office:value-type="float" office:value="323632.33">
            <text:p>323632.33</text:p>
          </table:table-cell>
          <table:table-cell office:value-type="float" office:value="252160.53">
            <text:p>252160.53</text:p>
          </table:table-cell>
          <table:table-cell office:value-type="float" office:value="298092.59">
            <text:p>298092.59</text:p>
          </table:table-cell>
          <table:table-cell office:value-type="float" office:value="485700.55">
            <text:p>485700.55</text:p>
          </table:table-cell>
          <table:table-cell office:value-type="float" office:value="590849.98">
            <text:p>590849.98</text:p>
          </table:table-cell>
          <table:table-cell office:value-type="float" office:value="562818.69">
            <text:p>562818.69</text:p>
          </table:table-cell>
          <table:table-cell office:value-type="float" office:value="633886.2">
            <text:p>633886.20</text:p>
          </table:table-cell>
          <table:table-cell office:value-type="float" office:value="750631.78">
            <text:p>750631.78</text:p>
          </table:table-cell>
          <table:table-cell office:value-type="float" office:value="537389.96">
            <text:p>537389.96</text:p>
          </table:table-cell>
          <table:table-cell office:value-type="float" office:value="498985.16">
            <text:p>498985.16</text:p>
          </table:table-cell>
          <table:table-cell office:value-type="float" office:value="655385.38">
            <text:p>655385.38</text:p>
          </table:table-cell>
          <table:table-cell office:value-type="float" office:value="714729.96">
            <text:p>714729.96</text:p>
          </table:table-cell>
          <table:table-cell office:value-type="float" office:value="730193.28">
            <text:p>730193.28</text:p>
          </table:table-cell>
          <table:table-cell office:value-type="float" office:value="884554.62">
            <text:p>884554.62</text:p>
          </table:table-cell>
          <table:table-cell office:value-type="float" office:value="1030440.76">
            <text:p>1030440.76</text:p>
          </table:table-cell>
          <table:table-cell office:value-type="float" office:value="991406.03">
            <text:p>991406.03</text:p>
          </table:table-cell>
          <table:table-cell office:value-type="float" office:value="1275287.75">
            <text:p>1275287.75</text:p>
          </table:table-cell>
          <table:table-cell office:value-type="float" office:value="1261827.14">
            <text:p>1261827.14</text:p>
          </table:table-cell>
          <table:table-cell office:value-type="float" office:value="1479839.75">
            <text:p>1479839.75</text:p>
          </table:table-cell>
          <table:table-cell office:value-type="float" office:value="1474218.2">
            <text:p>1474218.20</text:p>
          </table:table-cell>
          <table:table-cell office:value-type="float" office:value="1726768.99">
            <text:p>1726768.99</text:p>
          </table:table-cell>
          <table:table-cell office:value-type="float" office:value="1298050.58">
            <text:p>1298050.58</text:p>
          </table:table-cell>
          <table:table-cell office:value-type="float" office:value="1630314.93">
            <text:p>1630314.93</text:p>
          </table:table-cell>
          <table:table-cell office:value-type="float" office:value="2144438.13">
            <text:p>2144438.13</text:p>
          </table:table-cell>
          <table:table-cell office:value-type="float" office:value="2408186.51">
            <text:p>2408186.51</text:p>
          </table:table-cell>
          <table:table-cell office:value-type="float" office:value="2708808.05">
            <text:p>2708808.05</text:p>
          </table:table-cell>
          <table:table-cell office:value-type="float" office:value="2710633.67">
            <text:p>2710633.67</text:p>
          </table:table-cell>
          <table:table-cell office:value-type="float" office:value="2420742.55">
            <text:p>2420742.55</text:p>
          </table:table-cell>
          <table:table-cell office:value-type="float" office:value="1237380.03">
            <text:p>1237380.03</text:p>
          </table:table-cell>
          <table:table-cell office:value-type="float" office:value="2931889.31">
            <text:p>2931889.31</text:p>
          </table:table-cell>
          <table:table-cell office:value-type="float" office:value="2307596.51">
            <text:p>2307596.51</text:p>
          </table:table-cell>
          <table:table-cell office:value-type="float" office:value="3271211.86">
            <text:p>3271211.86</text:p>
          </table:table-cell>
          <table:table-cell office:value-type="float" office:value="3054147.35">
            <text:p>3054147.35</text:p>
          </table:table-cell>
          <table:table-cell office:value-type="float" office:value="2515696.34">
            <text:p>2515696.34</text:p>
          </table:table-cell>
          <table:table-cell office:value-type="float" office:value="1807442.69">
            <text:p>1807442.69</text:p>
          </table:table-cell>
          <table:table-cell office:value-type="float" office:value="1040706.04">
            <text:p>1040706.04</text:p>
          </table:table-cell>
          <table:table-cell office:value-type="float" office:value="917986.33">
            <text:p>917986.33</text:p>
          </table:table-cell>
          <table:table-cell office:value-type="float" office:value="997573.34">
            <text:p>997573.34</text:p>
          </table:table-cell>
          <table:table-cell office:value-type="float" office:value="1117568.55">
            <text:p>1117568.55</text:p>
          </table:table-cell>
          <table:table-cell office:value-type="float" office:value="1755084.19">
            <text:p>1755084.19</text:p>
          </table:table-cell>
          <table:table-cell office:value-type="float" office:value="2050246.18">
            <text:p>2050246.18</text:p>
          </table:table-cell>
          <table:table-cell table:number-columns-repeated="58"/>
          <table:table-cell office:value-type="float" office:value="7.36">
            <text:p>7.36</text:p>
          </table:table-cell>
          <table:table-cell office:value-type="float" office:value="11.22">
            <text:p>11.22</text:p>
          </table:table-cell>
          <table:table-cell office:value-type="float" office:value="14.18">
            <text:p>14.18</text:p>
          </table:table-cell>
          <table:table-cell office:value-type="float" office:value="19.66">
            <text:p>19.66</text:p>
          </table:table-cell>
          <table:table-cell office:value-type="float" office:value="14.58">
            <text:p>14.58</text:p>
          </table:table-cell>
          <table:table-cell office:value-type="float" office:value="19.32">
            <text:p>19.32</text:p>
          </table:table-cell>
          <table:table-cell office:value-type="float" office:value="26.72">
            <text:p>26.72</text:p>
          </table:table-cell>
          <table:table-cell office:value-type="float" office:value="36.39">
            <text:p>36.39</text:p>
          </table:table-cell>
          <table:table-cell office:value-type="float" office:value="37.15">
            <text:p>37.15</text:p>
          </table:table-cell>
          <table:table-cell office:value-type="float" office:value="46.27">
            <text:p>46.27</text:p>
          </table:table-cell>
          <table:table-cell office:value-type="float" office:value="57.58">
            <text:p>57.58</text:p>
          </table:table-cell>
          <table:table-cell office:value-type="float" office:value="54.92">
            <text:p>54.92</text:p>
          </table:table-cell>
          <table:table-cell office:value-type="float" office:value="42.1">
            <text:p>42.10</text:p>
          </table:table-cell>
          <table:table-cell office:value-type="float" office:value="48.95">
            <text:p>48.95</text:p>
          </table:table-cell>
          <table:table-cell office:value-type="float" office:value="78.45">
            <text:p>78.45</text:p>
          </table:table-cell>
          <table:table-cell office:value-type="float" office:value="93.89">
            <text:p>93.89</text:p>
          </table:table-cell>
          <table:table-cell office:value-type="float" office:value="88">
            <text:p>88.00</text:p>
          </table:table-cell>
          <table:table-cell office:value-type="float" office:value="97.48">
            <text:p>97.48</text:p>
          </table:table-cell>
          <table:table-cell office:value-type="float" office:value="113.47">
            <text:p>113.47</text:p>
          </table:table-cell>
          <table:table-cell office:value-type="float" office:value="79.79">
            <text:p>79.79</text:p>
          </table:table-cell>
          <table:table-cell office:value-type="float" office:value="72.67">
            <text:p>72.67</text:p>
          </table:table-cell>
          <table:table-cell office:value-type="float" office:value="93.57">
            <text:p>93.57</text:p>
          </table:table-cell>
          <table:table-cell office:value-type="float" office:value="100.02">
            <text:p>100.02</text:p>
          </table:table-cell>
          <table:table-cell office:value-type="float" office:value="100.29">
            <text:p>100.29</text:p>
          </table:table-cell>
          <table:table-cell office:value-type="float" office:value="119.45">
            <text:p>119.45</text:p>
          </table:table-cell>
          <table:table-cell office:value-type="float" office:value="137.12">
            <text:p>137.12</text:p>
          </table:table-cell>
          <table:table-cell office:value-type="float" office:value="130.21">
            <text:p>130.21</text:p>
          </table:table-cell>
          <table:table-cell office:value-type="float" office:value="165.34">
            <text:p>165.34</text:p>
          </table:table-cell>
          <table:table-cell office:value-type="float" office:value="161.24">
            <text:p>161.24</text:p>
          </table:table-cell>
          <table:table-cell office:value-type="float" office:value="185.82">
            <text:p>185.82</text:p>
          </table:table-cell>
          <table:table-cell office:value-type="float" office:value="181.33">
            <text:p>181.33</text:p>
          </table:table-cell>
          <table:table-cell office:value-type="float" office:value="207.47">
            <text:p>207.47</text:p>
          </table:table-cell>
          <table:table-cell office:value-type="float" office:value="152.09">
            <text:p>152.09</text:p>
          </table:table-cell>
          <table:table-cell office:value-type="float" office:value="186.13">
            <text:p>186.13</text:p>
          </table:table-cell>
          <table:table-cell office:value-type="float" office:value="238.56">
            <text:p>238.56</text:p>
          </table:table-cell>
          <table:table-cell office:value-type="float" office:value="261.13">
            <text:p>261.13</text:p>
          </table:table-cell>
          <table:table-cell office:value-type="float" office:value="286.28">
            <text:p>286.28</text:p>
          </table:table-cell>
          <table:table-cell office:value-type="float" office:value="279.1">
            <text:p>279.10</text:p>
          </table:table-cell>
          <table:table-cell office:value-type="float" office:value="242.63">
            <text:p>242.63</text:p>
          </table:table-cell>
          <table:table-cell office:value-type="float" office:value="120.59">
            <text:p>120.59</text:p>
          </table:table-cell>
          <table:table-cell office:value-type="float" office:value="277.56">
            <text:p>277.56</text:p>
          </table:table-cell>
          <table:table-cell office:value-type="float" office:value="212.04">
            <text:p>212.04</text:p>
          </table:table-cell>
          <table:table-cell office:value-type="float" office:value="291.55">
            <text:p>291.55</text:p>
          </table:table-cell>
          <table:table-cell office:value-type="float" office:value="263.9">
            <text:p>263.90</text:p>
          </table:table-cell>
          <table:table-cell office:value-type="float" office:value="210.68">
            <text:p>210.68</text:p>
          </table:table-cell>
          <table:table-cell office:value-type="float" office:value="146.64">
            <text:p>146.64</text:p>
          </table:table-cell>
          <table:table-cell office:value-type="float" office:value="81.78">
            <text:p>81.78</text:p>
          </table:table-cell>
          <table:table-cell office:value-type="float" office:value="69.87">
            <text:p>69.87</text:p>
          </table:table-cell>
          <table:table-cell office:value-type="float" office:value="73.57">
            <text:p>73.57</text:p>
          </table:table-cell>
          <table:table-cell office:value-type="float" office:value="79.91">
            <text:p>79.91</text:p>
          </table:table-cell>
          <table:table-cell office:value-type="float" office:value="121.74">
            <text:p>121.74</text:p>
          </table:table-cell>
          <table:table-cell office:value-type="float" office:value="138.03">
            <text:p>138.03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134">
            <text:p>134</text:p>
          </table:table-cell>
          <table:table-cell office:value-type="float" office:value="470">
            <text:p>470</text:p>
          </table:table-cell>
          <table:table-cell office:value-type="string">
            <text:p>35.8333</text:p>
          </table:table-cell>
          <table:table-cell office:value-type="string">
            <text:p>14.58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float" office:value="127">
            <text:p>127</text:p>
          </table:table-cell>
          <table:table-cell office:value-type="float" office:value="584">
            <text:p>584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rtinique</text:p>
          </table:table-cell>
          <table:table-cell office:value-type="float" office:value="135">
            <text:p>135</text:p>
          </table:table-cell>
          <table:table-cell office:value-type="float" office:value="474">
            <text:p>474</text:p>
          </table:table-cell>
          <table:table-cell office:value-type="string">
            <text:p>14.6667</text:p>
          </table:table-cell>
          <table:table-cell office:value-type="float" office:value="-61">
            <text:p>-6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float" office:value="136">
            <text:p>136</text:p>
          </table:table-cell>
          <table:table-cell office:value-type="float" office:value="478">
            <text:p>478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137">
            <text:p>137</text:p>
          </table:table-cell>
          <table:table-cell office:value-type="float" office:value="480">
            <text:p>480</text:p>
          </table:table-cell>
          <table:table-cell office:value-type="string">
            <text:p>-20.2833</text:p>
          </table:table-cell>
          <table:table-cell office:value-type="string">
            <text:p>57.5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ayotte</text:p>
          </table:table-cell>
          <table:table-cell office:value-type="float" office:value="270">
            <text:p>270</text:p>
          </table:table-cell>
          <table:table-cell office:value-type="float" office:value="175">
            <text:p>175</text:p>
          </table:table-cell>
          <table:table-cell table:style-name="ce1" office:value-type="string">
            <text:p>-12.8333</text:p>
          </table:table-cell>
          <table:table-cell office:value-type="string">
            <text:p>45.1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float" office:value="138">
            <text:p>138</text:p>
          </table:table-cell>
          <table:table-cell office:value-type="float" office:value="484">
            <text:p>484</text:p>
          </table:table-cell>
          <table:table-cell office:value-type="float" office:value="23">
            <text:p>23</text:p>
          </table:table-cell>
          <table:table-cell office:value-type="float" office:value="-102">
            <text:p>-102</text:p>
          </table:table-cell>
          <table:table-cell office:value-type="float" office:value="1190997">
            <text:p>1190997</text:p>
          </table:table-cell>
          <table:table-cell office:value-type="float" office:value="1285992">
            <text:p>1285992</text:p>
          </table:table-cell>
          <table:table-cell office:value-type="float" office:value="1417992">
            <text:p>1417992</text:p>
          </table:table-cell>
          <table:table-cell office:value-type="float" office:value="1497541">
            <text:p>1497541</text:p>
          </table:table-cell>
          <table:table-cell office:value-type="float" office:value="1530222">
            <text:p>1530222</text:p>
          </table:table-cell>
          <table:table-cell office:value-type="float" office:value="1378956">
            <text:p>1378956</text:p>
          </table:table-cell>
          <table:table-cell office:value-type="float" office:value="1305524">
            <text:p>1305524</text:p>
          </table:table-cell>
          <table:table-cell office:value-type="float" office:value="1557972">
            <text:p>1557972</text:p>
          </table:table-cell>
          <table:table-cell office:value-type="float" office:value="1033871">
            <text:p>1033871</text:p>
          </table:table-cell>
          <table:table-cell office:value-type="float" office:value="881231">
            <text:p>881231</text:p>
          </table:table-cell>
          <table:table-cell office:value-type="float" office:value="1020157">
            <text:p>1020157</text:p>
          </table:table-cell>
          <table:table-cell office:value-type="float" office:value="1086296">
            <text:p>1086296</text:p>
          </table:table-cell>
          <table:table-cell office:value-type="float" office:value="987638">
            <text:p>987638</text:p>
          </table:table-cell>
          <table:table-cell office:value-type="float" office:value="1339131">
            <text:p>1339131</text:p>
          </table:table-cell>
          <table:table-cell office:value-type="float" office:value="526131">
            <text:p>526131</text:p>
          </table:table-cell>
          <table:table-cell office:value-type="float" office:value="572891">
            <text:p>572891</text:p>
          </table:table-cell>
          <table:table-cell office:value-type="float" office:value="1077161">
            <text:p>1077161</text:p>
          </table:table-cell>
          <table:table-cell office:value-type="float" office:value="942241">
            <text:p>942241</text:p>
          </table:table-cell>
          <table:table-cell office:value-type="float" office:value="902197">
            <text:p>902197</text:p>
          </table:table-cell>
          <table:table-cell office:value-type="float" office:value="945257">
            <text:p>945257</text:p>
          </table:table-cell>
          <table:table-cell office:value-type="float" office:value="828950">
            <text:p>828950</text:p>
          </table:table-cell>
          <table:table-cell office:value-type="float" office:value="455173">
            <text:p>455173</text:p>
          </table:table-cell>
          <table:table-cell office:value-type="float" office:value="583795">
            <text:p>583795</text:p>
          </table:table-cell>
          <table:table-cell office:value-type="float" office:value="743000">
            <text:p>743000</text:p>
          </table:table-cell>
          <table:table-cell office:value-type="float" office:value="536997">
            <text:p>536997</text:p>
          </table:table-cell>
          <table:table-cell office:value-type="float" office:value="369035">
            <text:p>369035</text:p>
          </table:table-cell>
          <table:table-cell office:value-type="float" office:value="676985">
            <text:p>676985</text:p>
          </table:table-cell>
          <table:table-cell office:value-type="float" office:value="802820">
            <text:p>802820</text:p>
          </table:table-cell>
          <table:table-cell office:value-type="float" office:value="416164">
            <text:p>416164</text:p>
          </table:table-cell>
          <table:table-cell office:value-type="float" office:value="494476">
            <text:p>494476</text:p>
          </table:table-cell>
          <table:table-cell office:value-type="float" office:value="509189">
            <text:p>509189</text:p>
          </table:table-cell>
          <table:table-cell office:value-type="float" office:value="82650">
            <text:p>82650</text:p>
          </table:table-cell>
          <table:table-cell office:value-type="float" office:value="68439">
            <text:p>68439</text:p>
          </table:table-cell>
          <table:table-cell office:value-type="float" office:value="306087">
            <text:p>306087</text:p>
          </table:table-cell>
          <table:table-cell office:value-type="float" office:value="562703">
            <text:p>562703</text:p>
          </table:table-cell>
          <table:table-cell office:value-type="float" office:value="688740">
            <text:p>688740</text:p>
          </table:table-cell>
          <table:table-cell office:value-type="float" office:value="556012">
            <text:p>556012</text:p>
          </table:table-cell>
          <table:table-cell office:value-type="float" office:value="634852">
            <text:p>634852</text:p>
          </table:table-cell>
          <table:table-cell office:value-type="float" office:value="387640">
            <text:p>387640</text:p>
          </table:table-cell>
          <table:table-cell office:value-type="float" office:value="201459">
            <text:p>201459</text:p>
          </table:table-cell>
          <table:table-cell office:value-type="float" office:value="249151">
            <text:p>249151</text:p>
          </table:table-cell>
          <table:table-cell office:value-type="float" office:value="110946">
            <text:p>110946</text:p>
          </table:table-cell>
          <table:table-cell office:value-type="float" office:value="180452">
            <text:p>180452</text:p>
          </table:table-cell>
          <table:table-cell office:value-type="float" office:value="349900">
            <text:p>349900</text:p>
          </table:table-cell>
          <table:table-cell office:value-type="float" office:value="358500">
            <text:p>358500</text:p>
          </table:table-cell>
          <table:table-cell office:value-type="float" office:value="391000">
            <text:p>391000</text:p>
          </table:table-cell>
          <table:table-cell office:value-type="float" office:value="346614">
            <text:p>346614</text:p>
          </table:table-cell>
          <table:table-cell office:value-type="float" office:value="326711">
            <text:p>326711</text:p>
          </table:table-cell>
          <table:table-cell office:value-type="float" office:value="241000">
            <text:p>241000</text:p>
          </table:table-cell>
          <table:table-cell office:value-type="float" office:value="396000">
            <text:p>396000</text:p>
          </table:table-cell>
          <table:table-cell office:value-type="float" office:value="684000">
            <text:p>684000</text:p>
          </table:table-cell>
          <table:table-cell office:value-type="float" office:value="550000">
            <text:p>550000</text:p>
          </table:table-cell>
          <table:table-cell table:number-columns-repeated="2"/>
          <table:table-cell office:value-type="float" office:value="29.8204">
            <text:p>29.8204</text:p>
          </table:table-cell>
          <table:table-cell office:value-type="float" office:value="31.1877">
            <text:p>31.1877</text:p>
          </table:table-cell>
          <table:table-cell office:value-type="float" office:value="33.3144">
            <text:p>33.3144</text:p>
          </table:table-cell>
          <table:table-cell office:value-type="float" office:value="34.0885">
            <text:p>34.0885</text:p>
          </table:table-cell>
          <table:table-cell office:value-type="float" office:value="33.7507">
            <text:p>33.7507</text:p>
          </table:table-cell>
          <table:table-cell office:value-type="float" office:value="29.4749">
            <text:p>29.4749</text:p>
          </table:table-cell>
          <table:table-cell office:value-type="float" office:value="27.0496">
            <text:p>27.0496</text:p>
          </table:table-cell>
          <table:table-cell office:value-type="float" office:value="31.2921">
            <text:p>31.2921</text:p>
          </table:table-cell>
          <table:table-cell office:value-type="float" office:value="20.1295">
            <text:p>20.1295</text:p>
          </table:table-cell>
          <table:table-cell office:value-type="float" office:value="16.6308">
            <text:p>16.6308</text:p>
          </table:table-cell>
          <table:table-cell office:value-type="float" office:value="18.6606">
            <text:p>18.6606</text:p>
          </table:table-cell>
          <table:table-cell office:value-type="float" office:value="19.2619">
            <text:p>19.2619</text:p>
          </table:table-cell>
          <table:table-cell office:value-type="float" office:value="16.9826">
            <text:p>16.9826</text:p>
          </table:table-cell>
          <table:table-cell office:value-type="float" office:value="22.3445">
            <text:p>22.3445</text:p>
          </table:table-cell>
          <table:table-cell office:value-type="float" office:value="8.5261">
            <text:p>8.5261</text:p>
          </table:table-cell>
          <table:table-cell office:value-type="float" office:value="9.0239">
            <text:p>9.0239</text:p>
          </table:table-cell>
          <table:table-cell office:value-type="float" office:value="16.5054">
            <text:p>16.5054</text:p>
          </table:table-cell>
          <table:table-cell office:value-type="float" office:value="14.0606">
            <text:p>14.0606</text:p>
          </table:table-cell>
          <table:table-cell office:value-type="float" office:value="13.1295">
            <text:p>13.1295</text:p>
          </table:table-cell>
          <table:table-cell office:value-type="float" office:value="13.4359">
            <text:p>13.4359</text:p>
          </table:table-cell>
          <table:table-cell office:value-type="float" office:value="11.5266">
            <text:p>11.5266</text:p>
          </table:table-cell>
          <table:table-cell office:value-type="float" office:value="6.1999">
            <text:p>6.1999</text:p>
          </table:table-cell>
          <table:table-cell office:value-type="float" office:value="7.7964">
            <text:p>7.7964</text:p>
          </table:table-cell>
          <table:table-cell office:value-type="float" office:value="9.7314">
            <text:p>9.7314</text:p>
          </table:table-cell>
          <table:table-cell office:value-type="float" office:value="6.897">
            <text:p>6.897</text:p>
          </table:table-cell>
          <table:table-cell office:value-type="float" office:value="4.6472">
            <text:p>4.6472</text:p>
          </table:table-cell>
          <table:table-cell office:value-type="float" office:value="8.3579">
            <text:p>8.3579</text:p>
          </table:table-cell>
          <table:table-cell office:value-type="float" office:value="9.7153">
            <text:p>9.7153</text:p>
          </table:table-cell>
          <table:table-cell office:value-type="float" office:value="4.9351">
            <text:p>4.9351</text:p>
          </table:table-cell>
          <table:table-cell office:value-type="float" office:value="5.7446">
            <text:p>5.7446</text:p>
          </table:table-cell>
          <table:table-cell office:value-type="float" office:value="5.7935">
            <text:p>5.7935</text:p>
          </table:table-cell>
          <table:table-cell office:value-type="float" office:value="0.9208">
            <text:p>0.9208</text:p>
          </table:table-cell>
          <table:table-cell office:value-type="float" office:value="0.7467">
            <text:p>0.7467</text:p>
          </table:table-cell>
          <table:table-cell office:value-type="float" office:value="3.2722">
            <text:p>3.2722</text:p>
          </table:table-cell>
          <table:table-cell office:value-type="float" office:value="5.8988">
            <text:p>5.8988</text:p>
          </table:table-cell>
          <table:table-cell office:value-type="float" office:value="7.0857">
            <text:p>7.0857</text:p>
          </table:table-cell>
          <table:table-cell office:value-type="float" office:value="5.618">
            <text:p>5.618</text:p>
          </table:table-cell>
          <table:table-cell office:value-type="float" office:value="6.3057">
            <text:p>6.3057</text:p>
          </table:table-cell>
          <table:table-cell office:value-type="float" office:value="3.7886">
            <text:p>3.7886</text:p>
          </table:table-cell>
          <table:table-cell office:value-type="float" office:value="1.9395">
            <text:p>1.9395</text:p>
          </table:table-cell>
          <table:table-cell office:value-type="float" office:value="2.3652">
            <text:p>2.3652</text:p>
          </table:table-cell>
          <table:table-cell office:value-type="float" office:value="1.0396">
            <text:p>1.0396</text:p>
          </table:table-cell>
          <table:table-cell office:value-type="float" office:value="1.67">
            <text:p>1.67</text:p>
          </table:table-cell>
          <table:table-cell office:value-type="float" office:value="3.1989">
            <text:p>3.1989</text:p>
          </table:table-cell>
          <table:table-cell office:value-type="float" office:value="3.2375">
            <text:p>3.2375</text:p>
          </table:table-cell>
          <table:table-cell office:value-type="float" office:value="3.4874">
            <text:p>3.4874</text:p>
          </table:table-cell>
          <table:table-cell office:value-type="float" office:value="3.0531">
            <text:p>3.0531</text:p>
          </table:table-cell>
          <table:table-cell office:value-type="float" office:value="2.8418">
            <text:p>2.8418</text:p>
          </table:table-cell>
          <table:table-cell office:value-type="float" office:value="2.07">
            <text:p>2.07</text:p>
          </table:table-cell>
          <table:table-cell office:value-type="float" office:value="3.3592">
            <text:p>3.3592</text:p>
          </table:table-cell>
          <table:table-cell office:value-type="float" office:value="5.7305">
            <text:p>5.7305</text:p>
          </table:table-cell>
          <table:table-cell office:value-type="float" office:value="4.5512">
            <text:p>4.5512</text:p>
          </table:table-cell>
          <table:table-cell table:number-columns-repeated="2"/>
          <table:table-cell office:value-type="float" office:value="971468.9">
            <text:p>971468.90</text:p>
          </table:table-cell>
          <table:table-cell office:value-type="float" office:value="1053332.74">
            <text:p>1053332.74</text:p>
          </table:table-cell>
          <table:table-cell office:value-type="float" office:value="1164268.92">
            <text:p>1164268.92</text:p>
          </table:table-cell>
          <table:table-cell office:value-type="float" office:value="1270365.01">
            <text:p>1270365.01</text:p>
          </table:table-cell>
          <table:table-cell office:value-type="float" office:value="1297555.48">
            <text:p>1297555.48</text:p>
          </table:table-cell>
          <table:table-cell office:value-type="float" office:value="1170834.44">
            <text:p>1170834.44</text:p>
          </table:table-cell>
          <table:table-cell office:value-type="float" office:value="1110077.03">
            <text:p>1110077.03</text:p>
          </table:table-cell>
          <table:table-cell office:value-type="float" office:value="1327500.52">
            <text:p>1327500.52</text:p>
          </table:table-cell>
          <table:table-cell office:value-type="float" office:value="887470">
            <text:p>887470.00</text:p>
          </table:table-cell>
          <table:table-cell office:value-type="float" office:value="749106">
            <text:p>749106.00</text:p>
          </table:table-cell>
          <table:table-cell office:value-type="float" office:value="883223.43">
            <text:p>883223.43</text:p>
          </table:table-cell>
          <table:table-cell office:value-type="float" office:value="931423.66">
            <text:p>931423.66</text:p>
          </table:table-cell>
          <table:table-cell office:value-type="float" office:value="867665.89">
            <text:p>867665.89</text:p>
          </table:table-cell>
          <table:table-cell office:value-type="float" office:value="1147134.63">
            <text:p>1147134.63</text:p>
          </table:table-cell>
          <table:table-cell office:value-type="float" office:value="457404.83">
            <text:p>457404.83</text:p>
          </table:table-cell>
          <table:table-cell office:value-type="float" office:value="497866.37">
            <text:p>497866.37</text:p>
          </table:table-cell>
          <table:table-cell office:value-type="float" office:value="931967.93">
            <text:p>931967.93</text:p>
          </table:table-cell>
          <table:table-cell office:value-type="float" office:value="815877.66">
            <text:p>815877.66</text:p>
          </table:table-cell>
          <table:table-cell office:value-type="float" office:value="778561.83">
            <text:p>778561.83</text:p>
          </table:table-cell>
          <table:table-cell office:value-type="float" office:value="826724.64">
            <text:p>826724.64</text:p>
          </table:table-cell>
          <table:table-cell office:value-type="float" office:value="716279.61">
            <text:p>716279.61</text:p>
          </table:table-cell>
          <table:table-cell office:value-type="float" office:value="377374.83">
            <text:p>377374.83</text:p>
          </table:table-cell>
          <table:table-cell office:value-type="float" office:value="507865.32">
            <text:p>507865.32</text:p>
          </table:table-cell>
          <table:table-cell office:value-type="float" office:value="643434.16">
            <text:p>643434.16</text:p>
          </table:table-cell>
          <table:table-cell office:value-type="float" office:value="481642.81">
            <text:p>481642.81</text:p>
          </table:table-cell>
          <table:table-cell office:value-type="float" office:value="319538.8">
            <text:p>319538.80</text:p>
          </table:table-cell>
          <table:table-cell office:value-type="float" office:value="586136.33">
            <text:p>586136.33</text:p>
          </table:table-cell>
          <table:table-cell office:value-type="float" office:value="695145.51">
            <text:p>695145.51</text:p>
          </table:table-cell>
          <table:table-cell office:value-type="float" office:value="359904.77">
            <text:p>359904.77</text:p>
          </table:table-cell>
          <table:table-cell office:value-type="float" office:value="442348.05">
            <text:p>442348.05</text:p>
          </table:table-cell>
          <table:table-cell office:value-type="float" office:value="447344.46">
            <text:p>447344.46</text:p>
          </table:table-cell>
          <table:table-cell office:value-type="float" office:value="72350.78">
            <text:p>72350.78</text:p>
          </table:table-cell>
          <table:table-cell office:value-type="float" office:value="59259.65">
            <text:p>59259.65</text:p>
          </table:table-cell>
          <table:table-cell office:value-type="float" office:value="265034.64">
            <text:p>265034.64</text:p>
          </table:table-cell>
          <table:table-cell office:value-type="float" office:value="487232.93">
            <text:p>487232.93</text:p>
          </table:table-cell>
          <table:table-cell office:value-type="float" office:value="596360.51">
            <text:p>596360.51</text:p>
          </table:table-cell>
          <table:table-cell office:value-type="float" office:value="469218.63">
            <text:p>469218.63</text:p>
          </table:table-cell>
          <table:table-cell office:value-type="float" office:value="549708.43">
            <text:p>549708.43</text:p>
          </table:table-cell>
          <table:table-cell office:value-type="float" office:value="335649.6">
            <text:p>335649.60</text:p>
          </table:table-cell>
          <table:table-cell office:value-type="float" office:value="174438.91">
            <text:p>174438.91</text:p>
          </table:table-cell>
          <table:table-cell office:value-type="float" office:value="215734.59">
            <text:p>215734.59</text:p>
          </table:table-cell>
          <table:table-cell office:value-type="float" office:value="96066.35">
            <text:p>96066.35</text:p>
          </table:table-cell>
          <table:table-cell office:value-type="float" office:value="148483.09">
            <text:p>148483.09</text:p>
          </table:table-cell>
          <table:table-cell office:value-type="float" office:value="305951.41">
            <text:p>305951.41</text:p>
          </table:table-cell>
          <table:table-cell office:value-type="float" office:value="308227.6">
            <text:p>308227.60</text:p>
          </table:table-cell>
          <table:table-cell office:value-type="float" office:value="323013.32">
            <text:p>323013.32</text:p>
          </table:table-cell>
          <table:table-cell office:value-type="float" office:value="303535.73">
            <text:p>303535.73</text:p>
          </table:table-cell>
          <table:table-cell office:value-type="float" office:value="279716.45">
            <text:p>279716.45</text:p>
          </table:table-cell>
          <table:table-cell office:value-type="float" office:value="202922.5">
            <text:p>202922.50</text:p>
          </table:table-cell>
          <table:table-cell office:value-type="float" office:value="347526.05">
            <text:p>347526.05</text:p>
          </table:table-cell>
          <table:table-cell office:value-type="float" office:value="604629.06">
            <text:p>604629.06</text:p>
          </table:table-cell>
          <table:table-cell office:value-type="float" office:value="485681.1">
            <text:p>485681.10</text:p>
          </table:table-cell>
          <table:table-cell table:number-columns-repeated="3"/>
          <table:table-cell office:value-type="string">
            <text:p>2549201.65</text:p>
          </table:table-cell>
          <table:table-cell office:value-type="string">
            <text:p>2764018.05</text:p>
          </table:table-cell>
          <table:table-cell office:value-type="string">
            <text:p>3055122.26</text:p>
          </table:table-cell>
          <table:table-cell office:value-type="string">
            <text:p>3333525.75</text:p>
          </table:table-cell>
          <table:table-cell office:value-type="string">
            <text:p>3404875.41</text:p>
          </table:table-cell>
          <table:table-cell office:value-type="string">
            <text:p>3072350.63</text:p>
          </table:table-cell>
          <table:table-cell office:value-type="string">
            <text:p>2912918.99</text:p>
          </table:table-cell>
          <table:table-cell office:value-type="string">
            <text:p>3483453.28</text:p>
          </table:table-cell>
          <table:table-cell office:value-type="string">
            <text:p>2328782.73</text:p>
          </table:table-cell>
          <table:table-cell office:value-type="string">
            <text:p>1965706.01</text:p>
          </table:table-cell>
          <table:table-cell office:value-type="string">
            <text:p>2317639.44</text:p>
          </table:table-cell>
          <table:table-cell office:value-type="string">
            <text:p>2444120.18</text:p>
          </table:table-cell>
          <table:table-cell office:value-type="string">
            <text:p>2276815.37</text:p>
          </table:table-cell>
          <table:table-cell office:value-type="string">
            <text:p>3010160.68</text:p>
          </table:table-cell>
          <table:table-cell office:value-type="string">
            <text:p>1200261.93</text:p>
          </table:table-cell>
          <table:table-cell office:value-type="string">
            <text:p>1306435.83</text:p>
          </table:table-cell>
          <table:table-cell office:value-type="string">
            <text:p>2445548.36</text:p>
          </table:table-cell>
          <table:table-cell office:value-type="string">
            <text:p>2140919.46</text:p>
          </table:table-cell>
          <table:table-cell office:value-type="string">
            <text:p>2043000.15</text:p>
          </table:table-cell>
          <table:table-cell office:value-type="string">
            <text:p>2169382.68</text:p>
          </table:table-cell>
          <table:table-cell office:value-type="string">
            <text:p>1879567.28</text:p>
          </table:table-cell>
          <table:table-cell office:value-type="string">
            <text:p>990257.69</text:p>
          </table:table-cell>
          <table:table-cell office:value-type="string">
            <text:p>1332673.77</text:p>
          </table:table-cell>
          <table:table-cell office:value-type="string">
            <text:p>1688415.79</text:p>
          </table:table-cell>
          <table:table-cell office:value-type="string">
            <text:p>1263864.08</text:p>
          </table:table-cell>
          <table:table-cell office:value-type="string">
            <text:p>838491.94</text:p>
          </table:table-cell>
          <table:table-cell office:value-type="string">
            <text:p>1538062.30</text:p>
          </table:table-cell>
          <table:table-cell office:value-type="string">
            <text:p>1824109.96</text:p>
          </table:table-cell>
          <table:table-cell office:value-type="string">
            <text:p>944415.02</text:p>
          </table:table-cell>
          <table:table-cell office:value-type="string">
            <text:p>1160751.90</text:p>
          </table:table-cell>
          <table:table-cell office:value-type="string">
            <text:p>1173862.83</text:p>
          </table:table-cell>
          <table:table-cell office:value-type="string">
            <text:p>189853.46</text:p>
          </table:table-cell>
          <table:table-cell office:value-type="string">
            <text:p>155501.43</text:p>
          </table:table-cell>
          <table:table-cell office:value-type="string">
            <text:p>695469.24</text:p>
          </table:table-cell>
          <table:table-cell office:value-type="string">
            <text:p>1278532.95</text:p>
          </table:table-cell>
          <table:table-cell office:value-type="string">
            <text:p>1564891.28</text:p>
          </table:table-cell>
          <table:table-cell office:value-type="string">
            <text:p>1231262.16</text:p>
          </table:table-cell>
          <table:table-cell office:value-type="string">
            <text:p>1442472.98</text:p>
          </table:table-cell>
          <table:table-cell office:value-type="string">
            <text:p>880767.79</text:p>
          </table:table-cell>
          <table:table-cell office:value-type="string">
            <text:p>457739.77</text:p>
          </table:table-cell>
          <table:table-cell office:value-type="string">
            <text:p>566102.51</text:p>
          </table:table-cell>
          <table:table-cell office:value-type="string">
            <text:p>252084.76</text:p>
          </table:table-cell>
          <table:table-cell office:value-type="string">
            <text:p>389629.92</text:p>
          </table:table-cell>
          <table:table-cell office:value-type="string">
            <text:p>802837.68</text:p>
          </table:table-cell>
          <table:table-cell office:value-type="string">
            <text:p>808810.56</text:p>
          </table:table-cell>
          <table:table-cell office:value-type="string">
            <text:p>847609.32</text:p>
          </table:table-cell>
          <table:table-cell office:value-type="string">
            <text:p>796498.78</text:p>
          </table:table-cell>
          <table:table-cell office:value-type="string">
            <text:p>733995.32</text:p>
          </table:table-cell>
          <table:table-cell office:value-type="string">
            <text:p>532482.69</text:p>
          </table:table-cell>
          <table:table-cell office:value-type="string">
            <text:p>911932.42</text:p>
          </table:table-cell>
          <table:table-cell office:value-type="string">
            <text:p>1586588.51</text:p>
          </table:table-cell>
          <table:table-cell office:value-type="string">
            <text:p>1274460.83</text:p>
          </table:table-cell>
          <table:table-cell table:number-columns-repeated="3"/>
          <table:table-cell office:value-type="float" office:value="24.32">
            <text:p>24.32</text:p>
          </table:table-cell>
          <table:table-cell office:value-type="float" office:value="25.55">
            <text:p>25.55</text:p>
          </table:table-cell>
          <table:table-cell office:value-type="float" office:value="27.35">
            <text:p>27.35</text:p>
          </table:table-cell>
          <table:table-cell office:value-type="float" office:value="28.92">
            <text:p>28.92</text:p>
          </table:table-cell>
          <table:table-cell office:value-type="float" office:value="28.62">
            <text:p>28.62</text:p>
          </table:table-cell>
          <table:table-cell office:value-type="float" office:value="25.03">
            <text:p>25.03</text:p>
          </table:table-cell>
          <table:table-cell office:value-type="float" office:value="23">
            <text:p>23.00</text:p>
          </table:table-cell>
          <table:table-cell office:value-type="float" office:value="26.66">
            <text:p>26.66</text:p>
          </table:table-cell>
          <table:table-cell office:value-type="float" office:value="17.28">
            <text:p>17.28</text:p>
          </table:table-cell>
          <table:table-cell office:value-type="float" office:value="14.14">
            <text:p>14.14</text:p>
          </table:table-cell>
          <table:table-cell office:value-type="float" office:value="16.16">
            <text:p>16.16</text:p>
          </table:table-cell>
          <table:table-cell office:value-type="float" office:value="16.52">
            <text:p>16.52</text:p>
          </table:table-cell>
          <table:table-cell office:value-type="float" office:value="14.92">
            <text:p>14.92</text:p>
          </table:table-cell>
          <table:table-cell office:value-type="float" office:value="19.14">
            <text:p>19.14</text:p>
          </table:table-cell>
          <table:table-cell office:value-type="float" office:value="7.41">
            <text:p>7.41</text:p>
          </table:table-cell>
          <table:table-cell office:value-type="float" office:value="7.84">
            <text:p>7.84</text:p>
          </table:table-cell>
          <table:table-cell office:value-type="float" office:value="14.28">
            <text:p>14.28</text:p>
          </table:table-cell>
          <table:table-cell office:value-type="float" office:value="12.17">
            <text:p>12.17</text:p>
          </table:table-cell>
          <table:table-cell office:value-type="float" office:value="11.33">
            <text:p>11.33</text:p>
          </table:table-cell>
          <table:table-cell office:value-type="float" office:value="11.75">
            <text:p>11.75</text:p>
          </table:table-cell>
          <table:table-cell office:value-type="float" office:value="9.96">
            <text:p>9.96</text:p>
          </table:table-cell>
          <table:table-cell office:value-type="float" office:value="5.14">
            <text:p>5.14</text:p>
          </table:table-cell>
          <table:table-cell office:value-type="float" office:value="6.78">
            <text:p>6.78</text:p>
          </table:table-cell>
          <table:table-cell office:value-type="float" office:value="8.43">
            <text:p>8.43</text:p>
          </table:table-cell>
          <table:table-cell office:value-type="float" office:value="6.19">
            <text:p>6.19</text:p>
          </table:table-cell>
          <table:table-cell office:value-type="float" office:value="4.02">
            <text:p>4.02</text:p>
          </table:table-cell>
          <table:table-cell office:value-type="float" office:value="7.24">
            <text:p>7.24</text:p>
          </table:table-cell>
          <table:table-cell office:value-type="float" office:value="8.41">
            <text:p>8.41</text:p>
          </table:table-cell>
          <table:table-cell office:value-type="float" office:value="4.27">
            <text:p>4.27</text:p>
          </table:table-cell>
          <table:table-cell office:value-type="float" office:value="5.14">
            <text:p>5.14</text:p>
          </table:table-cell>
          <table:table-cell office:value-type="float" office:value="5.09">
            <text:p>5.09</text:p>
          </table:table-cell>
          <table:table-cell office:value-type="float" office:value="0.81">
            <text:p>0.81</text:p>
          </table:table-cell>
          <table:table-cell office:value-type="float" office:value="0.65">
            <text:p>0.65</text:p>
          </table:table-cell>
          <table:table-cell office:value-type="float" office:value="2.83">
            <text:p>2.83</text:p>
          </table:table-cell>
          <table:table-cell office:value-type="float" office:value="5.11">
            <text:p>5.11</text:p>
          </table:table-cell>
          <table:table-cell office:value-type="float" office:value="6.14">
            <text:p>6.14</text:p>
          </table:table-cell>
          <table:table-cell office:value-type="float" office:value="4.74">
            <text:p>4.74</text:p>
          </table:table-cell>
          <table:table-cell office:value-type="float" office:value="5.46">
            <text:p>5.46</text:p>
          </table:table-cell>
          <table:table-cell office:value-type="float" office:value="3.28">
            <text:p>3.28</text:p>
          </table:table-cell>
          <table:table-cell office:value-type="float" office:value="1.68">
            <text:p>1.68</text:p>
          </table:table-cell>
          <table:table-cell office:value-type="float" office:value="2.05">
            <text:p>2.05</text:p>
          </table:table-cell>
          <table:table-cell office:value-type="float" office:value="0.9">
            <text:p>0.90</text:p>
          </table:table-cell>
          <table:table-cell office:value-type="float" office:value="1.37">
            <text:p>1.37</text:p>
          </table:table-cell>
          <table:table-cell office:value-type="float" office:value="2.8">
            <text:p>2.80</text:p>
          </table:table-cell>
          <table:table-cell office:value-type="float" office:value="2.78">
            <text:p>2.78</text:p>
          </table:table-cell>
          <table:table-cell office:value-type="float" office:value="2.88">
            <text:p>2.88</text:p>
          </table:table-cell>
          <table:table-cell office:value-type="float" office:value="2.67">
            <text:p>2.67</text:p>
          </table:table-cell>
          <table:table-cell office:value-type="float" office:value="2.43">
            <text:p>2.43</text:p>
          </table:table-cell>
          <table:table-cell office:value-type="float" office:value="1.74">
            <text:p>1.74</text:p>
          </table:table-cell>
          <table:table-cell office:value-type="float" office:value="2.95">
            <text:p>2.95</text:p>
          </table:table-cell>
          <table:table-cell office:value-type="float" office:value="5.07">
            <text:p>5.07</text:p>
          </table:table-cell>
          <table:table-cell office:value-type="float" office:value="4.02">
            <text:p>4.02</text:p>
          </table:table-cell>
          <table:table-cell table:number-columns-repeated="3"/>
          <table:table-cell office:value-type="float" office:value="63.83">
            <text:p>63.83</text:p>
          </table:table-cell>
          <table:table-cell office:value-type="float" office:value="67.03">
            <text:p>67.03</text:p>
          </table:table-cell>
          <table:table-cell office:value-type="float" office:value="71.78">
            <text:p>71.78</text:p>
          </table:table-cell>
          <table:table-cell office:value-type="float" office:value="75.88">
            <text:p>75.88</text:p>
          </table:table-cell>
          <table:table-cell office:value-type="float" office:value="75.1">
            <text:p>75.10</text:p>
          </table:table-cell>
          <table:table-cell office:value-type="float" office:value="65.67">
            <text:p>65.67</text:p>
          </table:table-cell>
          <table:table-cell office:value-type="float" office:value="60.35">
            <text:p>60.35</text:p>
          </table:table-cell>
          <table:table-cell office:value-type="float" office:value="69.97">
            <text:p>69.97</text:p>
          </table:table-cell>
          <table:table-cell office:value-type="float" office:value="45.34">
            <text:p>45.34</text:p>
          </table:table-cell>
          <table:table-cell office:value-type="float" office:value="37.1">
            <text:p>37.10</text:p>
          </table:table-cell>
          <table:table-cell office:value-type="float" office:value="42.39">
            <text:p>42.39</text:p>
          </table:table-cell>
          <table:table-cell office:value-type="float" office:value="43.34">
            <text:p>43.34</text:p>
          </table:table-cell>
          <table:table-cell office:value-type="float" office:value="39.15">
            <text:p>39.15</text:p>
          </table:table-cell>
          <table:table-cell office:value-type="float" office:value="50.23">
            <text:p>50.23</text:p>
          </table:table-cell>
          <table:table-cell office:value-type="float" office:value="19.45">
            <text:p>19.45</text:p>
          </table:table-cell>
          <table:table-cell office:value-type="float" office:value="20.58">
            <text:p>20.58</text:p>
          </table:table-cell>
          <table:table-cell office:value-type="float" office:value="37.47">
            <text:p>37.47</text:p>
          </table:table-cell>
          <table:table-cell office:value-type="float" office:value="31.95">
            <text:p>31.95</text:p>
          </table:table-cell>
          <table:table-cell office:value-type="float" office:value="29.73">
            <text:p>29.73</text:p>
          </table:table-cell>
          <table:table-cell office:value-type="float" office:value="30.84">
            <text:p>30.84</text:p>
          </table:table-cell>
          <table:table-cell office:value-type="float" office:value="26.14">
            <text:p>26.14</text:p>
          </table:table-cell>
          <table:table-cell office:value-type="float" office:value="13.49">
            <text:p>13.49</text:p>
          </table:table-cell>
          <table:table-cell office:value-type="float" office:value="17.8">
            <text:p>17.80</text:p>
          </table:table-cell>
          <table:table-cell office:value-type="float" office:value="22.11">
            <text:p>22.11</text:p>
          </table:table-cell>
          <table:table-cell office:value-type="float" office:value="16.23">
            <text:p>16.23</text:p>
          </table:table-cell>
          <table:table-cell office:value-type="float" office:value="10.56">
            <text:p>10.56</text:p>
          </table:table-cell>
          <table:table-cell office:value-type="float" office:value="18.99">
            <text:p>18.99</text:p>
          </table:table-cell>
          <table:table-cell office:value-type="float" office:value="22.07">
            <text:p>22.07</text:p>
          </table:table-cell>
          <table:table-cell office:value-type="float" office:value="11.2">
            <text:p>11.20</text:p>
          </table:table-cell>
          <table:table-cell office:value-type="float" office:value="13.49">
            <text:p>13.49</text:p>
          </table:table-cell>
          <table:table-cell office:value-type="float" office:value="13.36">
            <text:p>13.36</text:p>
          </table:table-cell>
          <table:table-cell office:value-type="float" office:value="2.12">
            <text:p>2.12</text:p>
          </table:table-cell>
          <table:table-cell office:value-type="float" office:value="1.7">
            <text:p>1.70</text:p>
          </table:table-cell>
          <table:table-cell office:value-type="float" office:value="7.43">
            <text:p>7.43</text:p>
          </table:table-cell>
          <table:table-cell office:value-type="float" office:value="13.4">
            <text:p>13.40</text:p>
          </table:table-cell>
          <table:table-cell office:value-type="float" office:value="16.1">
            <text:p>16.10</text:p>
          </table:table-cell>
          <table:table-cell office:value-type="float" office:value="12.44">
            <text:p>12.44</text:p>
          </table:table-cell>
          <table:table-cell office:value-type="float" office:value="14.33">
            <text:p>14.33</text:p>
          </table:table-cell>
          <table:table-cell office:value-type="float" office:value="8.61">
            <text:p>8.61</text:p>
          </table:table-cell>
          <table:table-cell office:value-type="float" office:value="4.41">
            <text:p>4.41</text:p>
          </table:table-cell>
          <table:table-cell office:value-type="float" office:value="5.37">
            <text:p>5.37</text:p>
          </table:table-cell>
          <table:table-cell office:value-type="float" office:value="2.36">
            <text:p>2.36</text:p>
          </table:table-cell>
          <table:table-cell office:value-type="float" office:value="3.61">
            <text:p>3.61</text:p>
          </table:table-cell>
          <table:table-cell office:value-type="float" office:value="7.34">
            <text:p>7.34</text:p>
          </table:table-cell>
          <table:table-cell office:value-type="float" office:value="7.3">
            <text:p>7.30</text:p>
          </table:table-cell>
          <table:table-cell office:value-type="float" office:value="7.56">
            <text:p>7.56</text:p>
          </table:table-cell>
          <table:table-cell office:value-type="float" office:value="7.02">
            <text:p>7.02</text:p>
          </table:table-cell>
          <table:table-cell office:value-type="float" office:value="6.38">
            <text:p>6.38</text:p>
          </table:table-cell>
          <table:table-cell office:value-type="float" office:value="4.57">
            <text:p>4.57</text:p>
          </table:table-cell>
          <table:table-cell office:value-type="float" office:value="7.74">
            <text:p>7.74</text:p>
          </table:table-cell>
          <table:table-cell office:value-type="float" office:value="13.29">
            <text:p>13.29</text:p>
          </table:table-cell>
          <table:table-cell office:value-type="float" office:value="10.55">
            <text:p>10.55</text:p>
          </table:table-cell>
        </table:table-row>
        <table:table-row table:style-name="ro1">
          <table:table-cell office:value-type="string">
            <text:p>Micronesia (Federated States of)</text:p>
          </table:table-cell>
          <table:table-cell office:value-type="float" office:value="145">
            <text:p>145</text:p>
          </table:table-cell>
          <table:table-cell office:value-type="float" office:value="583">
            <text:p>583</text:p>
          </table:table-cell>
          <table:table-cell office:value-type="string">
            <text:p>7.4255540</text:p>
          </table:table-cell>
          <table:table-cell office:value-type="string">
            <text:p>150.550812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float" office:value="140">
            <text:p>140</text:p>
          </table:table-cell>
          <table:table-cell office:value-type="float" office:value="492">
            <text:p>492</text:p>
          </table:table-cell>
          <table:table-cell office:value-type="string">
            <text:p>43.7333</text:p>
          </table:table-cell>
          <table:table-cell office:value-type="float" office:value="41736">
            <text:p>4173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141">
            <text:p>141</text:p>
          </table:table-cell>
          <table:table-cell office:value-type="float" office:value="496">
            <text:p>496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float" office:value="273">
            <text:p>273</text:p>
          </table:table-cell>
          <table:table-cell office:value-type="float" office:value="499">
            <text:p>499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ontserrat</text:p>
          </table:table-cell>
          <table:table-cell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16.75</text:p>
          </table:table-cell>
          <table:table-cell office:value-type="string">
            <text:p>-62.2</text:p>
          </table:table-cell>
          <table:table-cell office:value-type="float" office:value="260">
            <text:p>26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10">
            <text:p>210</text:p>
          </table:table-cell>
          <table:table-cell office:value-type="float" office:value="190">
            <text:p>190</text:p>
          </table:table-cell>
          <table:table-cell office:value-type="float" office:value="84">
            <text:p>84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1.6667">
            <text:p>21.6667</text:p>
          </table:table-cell>
          <table:table-cell office:value-type="float" office:value="17.5">
            <text:p>17.5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5.8333">
            <text:p>15.8333</text:p>
          </table:table-cell>
          <table:table-cell office:value-type="float" office:value="7">
            <text:p>7</text:p>
          </table:table-cell>
          <table:table-cell office:value-type="float" office:value="12.0833">
            <text:p>12.0833</text:p>
          </table:table-cell>
          <table:table-cell office:value-type="float" office:value="12.6667">
            <text:p>12.6667</text:p>
          </table:table-cell>
          <table:table-cell office:value-type="float" office:value="3.8333">
            <text:p>3.8333</text:p>
          </table:table-cell>
          <table:table-cell office:value-type="float" office:value="5.6667">
            <text:p>5.6667</text:p>
          </table:table-cell>
          <table:table-cell office:value-type="float" office:value="7.5833">
            <text:p>7.5833</text:p>
          </table:table-cell>
          <table:table-cell office:value-type="float" office:value="2.5">
            <text:p>2.5</text:p>
          </table:table-cell>
          <table:table-cell office:value-type="float" office:value="1.8333">
            <text:p>1.8333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1.8333">
            <text:p>1.8333</text:p>
          </table:table-cell>
          <table:table-cell office:value-type="float" office:value="2.1667">
            <text:p>2.1667</text:p>
          </table:table-cell>
          <table:table-cell office:value-type="float" office:value="0.75">
            <text:p>0.75</text:p>
          </table:table-cell>
          <table:table-cell office:value-type="float" office:value="0.4167">
            <text:p>0.4167</text:p>
          </table:table-cell>
          <table:table-cell office:value-type="float" office:value="2.6667">
            <text:p>2.6667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number-columns-repeated="3" office:value-type="float" office:value="1.5455">
            <text:p>1.5455</text:p>
          </table:table-cell>
          <table:table-cell table:number-columns-repeated="3" office:value-type="float" office:value="1.6364">
            <text:p>1.6364</text:p>
          </table:table-cell>
          <table:table-cell table:number-columns-repeated="2" office:value-type="float" office:value="2.1818">
            <text:p>2.1818</text:p>
          </table:table-cell>
          <table:table-cell office:value-type="float" office:value="1.9091">
            <text:p>1.9091</text:p>
          </table:table-cell>
          <table:table-cell office:value-type="float" office:value="1.8182">
            <text:p>1.8182</text:p>
          </table:table-cell>
          <table:table-cell office:value-type="float" office:value="2.2727">
            <text:p>2.2727</text:p>
          </table:table-cell>
          <table:table-cell office:value-type="float" office:value="3.2">
            <text:p>3.2</text:p>
          </table:table-cell>
          <table:table-cell office:value-type="float" office:value="3.4444">
            <text:p>3.4444</text:p>
          </table:table-cell>
          <table:table-cell office:value-type="float" office:value="3.875">
            <text:p>3.875</text:p>
          </table:table-cell>
          <table:table-cell office:value-type="float" office:value="3.8571">
            <text:p>3.8571</text:p>
          </table:table-cell>
          <table:table-cell office:value-type="float" office:value="4.6667">
            <text:p>4.6667</text:p>
          </table:table-cell>
          <table:table-cell office:value-type="float" office:value="5.6">
            <text:p>5.6</text:p>
          </table:table-cell>
          <table:table-cell office:value-type="float" office:value="6.4">
            <text:p>6.4</text:p>
          </table:table-cell>
          <table:table-cell office:value-type="float" office:value="5.5">
            <text:p>5.5</text:p>
          </table:table-cell>
          <table:table-cell office:value-type="float" office:value="9.75">
            <text:p>9.75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7.4">
            <text:p>7.4</text:p>
          </table:table-cell>
          <table:table-cell office:value-type="float" office:value="4.8">
            <text:p>4.8</text:p>
          </table:table-cell>
          <table:table-cell office:value-type="float" office:value="3.6">
            <text:p>3.6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87.53">
            <text:p>887.53</text:p>
          </table:table-cell>
          <table:table-cell office:value-type="float" office:value="699.09">
            <text:p>699.09</text:p>
          </table:table-cell>
          <table:table-cell office:value-type="float" office:value="798.96">
            <text:p>798.96</text:p>
          </table:table-cell>
          <table:table-cell office:value-type="float" office:value="699.09">
            <text:p>699.09</text:p>
          </table:table-cell>
          <table:table-cell office:value-type="float" office:value="643.51">
            <text:p>643.51</text:p>
          </table:table-cell>
          <table:table-cell office:value-type="float" office:value="286.23">
            <text:p>286.23</text:p>
          </table:table-cell>
          <table:table-cell office:value-type="float" office:value="493.7">
            <text:p>493.70</text:p>
          </table:table-cell>
          <table:table-cell office:value-type="float" office:value="514.8">
            <text:p>514.80</text:p>
          </table:table-cell>
          <table:table-cell office:value-type="float" office:value="157.53">
            <text:p>157.53</text:p>
          </table:table-cell>
          <table:table-cell office:value-type="float" office:value="228.57">
            <text:p>228.57</text:p>
          </table:table-cell>
          <table:table-cell office:value-type="float" office:value="307.34">
            <text:p>307.34</text:p>
          </table:table-cell>
          <table:table-cell office:value-type="float" office:value="99.87">
            <text:p>99.87</text:p>
          </table:table-cell>
          <table:table-cell office:value-type="float" office:value="71.04">
            <text:p>71.04</text:p>
          </table:table-cell>
          <table:table-cell office:value-type="float" office:value="21.1">
            <text:p>21.10</text:p>
          </table:table-cell>
          <table:table-cell table:number-columns-repeated="3" office:value-type="float" office:value="71.04">
            <text:p>71.04</text:p>
          </table:table-cell>
          <table:table-cell office:value-type="float" office:value="82.16">
            <text:p>82.16</text:p>
          </table:table-cell>
          <table:table-cell office:value-type="float" office:value="29.96">
            <text:p>29.96</text:p>
          </table:table-cell>
          <table:table-cell office:value-type="float" office:value="18.84">
            <text:p>18.84</text:p>
          </table:table-cell>
          <table:table-cell office:value-type="float" office:value="108.73">
            <text:p>108.73</text:p>
          </table:table-cell>
          <table:table-cell office:value-type="float" office:value="69.91">
            <text:p>69.91</text:p>
          </table:table-cell>
          <table:table-cell office:value-type="float" office:value="59.92">
            <text:p>59.92</text:p>
          </table:table-cell>
          <table:table-cell table:number-columns-repeated="3" office:value-type="float" office:value="58.79">
            <text:p>58.79</text:p>
          </table:table-cell>
          <table:table-cell table:number-columns-repeated="3" office:value-type="float" office:value="59.92">
            <text:p>59.92</text:p>
          </table:table-cell>
          <table:table-cell office:value-type="float" office:value="93.09">
            <text:p>93.09</text:p>
          </table:table-cell>
          <table:table-cell office:value-type="float" office:value="86.49">
            <text:p>86.49</text:p>
          </table:table-cell>
          <table:table-cell office:value-type="float" office:value="56.71">
            <text:p>56.71</text:p>
          </table:table-cell>
          <table:table-cell office:value-type="float" office:value="42.39">
            <text:p>42.39</text:p>
          </table:table-cell>
          <table:table-cell office:value-type="float" office:value="41.44">
            <text:p>41.44</text:p>
          </table:table-cell>
          <table:table-cell office:value-type="float" office:value="55.94">
            <text:p>55.94</text:p>
          </table:table-cell>
          <table:table-cell office:value-type="float" office:value="61.41">
            <text:p>61.41</text:p>
          </table:table-cell>
          <table:table-cell office:value-type="float" office:value="54.81">
            <text:p>54.81</text:p>
          </table:table-cell>
          <table:table-cell office:value-type="float" office:value="70.09">
            <text:p>70.09</text:p>
          </table:table-cell>
          <table:table-cell office:value-type="float" office:value="58.02">
            <text:p>58.02</text:p>
          </table:table-cell>
          <table:table-cell office:value-type="float" office:value="64.62">
            <text:p>64.62</text:p>
          </table:table-cell>
          <table:table-cell office:value-type="float" office:value="75.74">
            <text:p>75.74</text:p>
          </table:table-cell>
          <table:table-cell office:value-type="float" office:value="64.44">
            <text:p>64.44</text:p>
          </table:table-cell>
          <table:table-cell office:value-type="float" office:value="83.64">
            <text:p>83.64</text:p>
          </table:table-cell>
          <table:table-cell office:value-type="float" office:value="84.77">
            <text:p>84.77</text:p>
          </table:table-cell>
          <table:table-cell office:value-type="float" office:value="80.26">
            <text:p>80.26</text:p>
          </table:table-cell>
          <table:table-cell office:value-type="float" office:value="81.38">
            <text:p>81.38</text:p>
          </table:table-cell>
          <table:table-cell office:value-type="float" office:value="73.3">
            <text:p>73.30</text:p>
          </table:table-cell>
          <table:table-cell office:value-type="float" office:value="59.92">
            <text:p>59.92</text:p>
          </table:table-cell>
          <table:table-cell office:value-type="float" office:value="49.93">
            <text:p>49.93</text:p>
          </table:table-cell>
          <table:table-cell office:value-type="float" office:value="43.34">
            <text:p>43.34</text:p>
          </table:table-cell>
          <table:table-cell office:value-type="float" office:value="44.47">
            <text:p>44.47</text:p>
          </table:table-cell>
          <table:table-cell office:value-type="float" office:value="43.34">
            <text:p>43.34</text:p>
          </table:table-cell>
          <table:table-cell table:number-columns-repeated="3"/>
          <table:table-cell office:value-type="string">
            <text:p>67.61</text:p>
          </table:table-cell>
          <table:table-cell office:value-type="string">
            <text:p>53.26</text:p>
          </table:table-cell>
          <table:table-cell office:value-type="string">
            <text:p>60.87</text:p>
          </table:table-cell>
          <table:table-cell office:value-type="string">
            <text:p>53.26</text:p>
          </table:table-cell>
          <table:table-cell office:value-type="string">
            <text:p>49.02</text:p>
          </table:table-cell>
          <table:table-cell office:value-type="string">
            <text:p>21.81</text:p>
          </table:table-cell>
          <table:table-cell office:value-type="string">
            <text:p>37.61</text:p>
          </table:table-cell>
          <table:table-cell office:value-type="string">
            <text:p>39.22</text:p>
          </table:table-cell>
          <table:table-cell office:value-type="string">
            <text:p>12.00</text:p>
          </table:table-cell>
          <table:table-cell office:value-type="string">
            <text:p>17.41</text:p>
          </table:table-cell>
          <table:table-cell office:value-type="string">
            <text:p>23.41</text:p>
          </table:table-cell>
          <table:table-cell office:value-type="string">
            <text:p>7.61</text:p>
          </table:table-cell>
          <table:table-cell office:value-type="string">
            <text:p>5.41</text:p>
          </table:table-cell>
          <table:table-cell office:value-type="string">
            <text:p>1.61</text:p>
          </table:table-cell>
          <table:table-cell table:number-columns-repeated="3" office:value-type="string">
            <text:p>5.41</text:p>
          </table:table-cell>
          <table:table-cell office:value-type="string">
            <text:p>6.26</text:p>
          </table:table-cell>
          <table:table-cell office:value-type="string">
            <text:p>2.28</text:p>
          </table:table-cell>
          <table:table-cell office:value-type="string">
            <text:p>1.44</text:p>
          </table:table-cell>
          <table:table-cell office:value-type="string">
            <text:p>8.28</text:p>
          </table:table-cell>
          <table:table-cell office:value-type="string">
            <text:p>5.33</text:p>
          </table:table-cell>
          <table:table-cell office:value-type="string">
            <text:p>4.56</text:p>
          </table:table-cell>
          <table:table-cell table:number-columns-repeated="3" office:value-type="string">
            <text:p>4.48</text:p>
          </table:table-cell>
          <table:table-cell table:number-columns-repeated="3" office:value-type="string">
            <text:p>4.56</text:p>
          </table:table-cell>
          <table:table-cell office:value-type="string">
            <text:p>7.09</text:p>
          </table:table-cell>
          <table:table-cell office:value-type="string">
            <text:p>6.59</text:p>
          </table:table-cell>
          <table:table-cell office:value-type="string">
            <text:p>4.32</text:p>
          </table:table-cell>
          <table:table-cell office:value-type="string">
            <text:p>3.23</text:p>
          </table:table-cell>
          <table:table-cell office:value-type="string">
            <text:p>3.16</text:p>
          </table:table-cell>
          <table:table-cell office:value-type="string">
            <text:p>4.26</text:p>
          </table:table-cell>
          <table:table-cell office:value-type="string">
            <text:p>4.68</text:p>
          </table:table-cell>
          <table:table-cell office:value-type="string">
            <text:p>4.18</text:p>
          </table:table-cell>
          <table:table-cell office:value-type="string">
            <text:p>5.34</text:p>
          </table:table-cell>
          <table:table-cell office:value-type="string">
            <text:p>4.42</text:p>
          </table:table-cell>
          <table:table-cell office:value-type="string">
            <text:p>4.92</text:p>
          </table:table-cell>
          <table:table-cell office:value-type="string">
            <text:p>5.77</text:p>
          </table:table-cell>
          <table:table-cell office:value-type="string">
            <text:p>4.91</text:p>
          </table:table-cell>
          <table:table-cell office:value-type="string">
            <text:p>6.37</text:p>
          </table:table-cell>
          <table:table-cell office:value-type="string">
            <text:p>6.46</text:p>
          </table:table-cell>
          <table:table-cell office:value-type="string">
            <text:p>6.11</text:p>
          </table:table-cell>
          <table:table-cell office:value-type="string">
            <text:p>6.20</text:p>
          </table:table-cell>
          <table:table-cell office:value-type="string">
            <text:p>5.58</text:p>
          </table:table-cell>
          <table:table-cell office:value-type="string">
            <text:p>4.56</text:p>
          </table:table-cell>
          <table:table-cell office:value-type="string">
            <text:p>3.80</text:p>
          </table:table-cell>
          <table:table-cell office:value-type="string">
            <text:p>3.30</text:p>
          </table:table-cell>
          <table:table-cell office:value-type="string">
            <text:p>3.39</text:p>
          </table:table-cell>
          <table:table-cell office:value-type="string">
            <text:p>3.30</text:p>
          </table:table-cell>
          <table:table-cell table:number-columns-repeated="3"/>
          <table:table-cell office:value-type="float" office:value="73.96">
            <text:p>73.96</text:p>
          </table:table-cell>
          <table:table-cell office:value-type="float" office:value="58.26">
            <text:p>58.26</text:p>
          </table:table-cell>
          <table:table-cell office:value-type="float" office:value="66.58">
            <text:p>66.58</text:p>
          </table:table-cell>
          <table:table-cell office:value-type="float" office:value="58.26">
            <text:p>58.26</text:p>
          </table:table-cell>
          <table:table-cell office:value-type="float" office:value="53.63">
            <text:p>53.63</text:p>
          </table:table-cell>
          <table:table-cell office:value-type="float" office:value="23.85">
            <text:p>23.85</text:p>
          </table:table-cell>
          <table:table-cell office:value-type="float" office:value="41.14">
            <text:p>41.14</text:p>
          </table:table-cell>
          <table:table-cell office:value-type="float" office:value="42.9">
            <text:p>42.90</text:p>
          </table:table-cell>
          <table:table-cell office:value-type="float" office:value="13.13">
            <text:p>13.13</text:p>
          </table:table-cell>
          <table:table-cell office:value-type="float" office:value="19.05">
            <text:p>19.05</text:p>
          </table:table-cell>
          <table:table-cell office:value-type="float" office:value="25.61">
            <text:p>25.61</text:p>
          </table:table-cell>
          <table:table-cell office:value-type="float" office:value="8.32">
            <text:p>8.32</text:p>
          </table:table-cell>
          <table:table-cell office:value-type="float" office:value="5.92">
            <text:p>5.92</text:p>
          </table:table-cell>
          <table:table-cell office:value-type="float" office:value="1.76">
            <text:p>1.76</text:p>
          </table:table-cell>
          <table:table-cell table:number-columns-repeated="3" office:value-type="float" office:value="5.92">
            <text:p>5.92</text:p>
          </table:table-cell>
          <table:table-cell office:value-type="float" office:value="6.85">
            <text:p>6.85</text:p>
          </table:table-cell>
          <table:table-cell office:value-type="float" office:value="2.5">
            <text:p>2.50</text:p>
          </table:table-cell>
          <table:table-cell office:value-type="float" office:value="1.57">
            <text:p>1.57</text:p>
          </table:table-cell>
          <table:table-cell office:value-type="float" office:value="9.06">
            <text:p>9.06</text:p>
          </table:table-cell>
          <table:table-cell office:value-type="float" office:value="5.83">
            <text:p>5.83</text:p>
          </table:table-cell>
          <table:table-cell office:value-type="float" office:value="4.99">
            <text:p>4.99</text:p>
          </table:table-cell>
          <table:table-cell table:number-columns-repeated="3" office:value-type="float" office:value="5.34">
            <text:p>5.34</text:p>
          </table:table-cell>
          <table:table-cell table:number-columns-repeated="3" office:value-type="float" office:value="5.45">
            <text:p>5.45</text:p>
          </table:table-cell>
          <table:table-cell office:value-type="float" office:value="8.46">
            <text:p>8.46</text:p>
          </table:table-cell>
          <table:table-cell office:value-type="float" office:value="7.86">
            <text:p>7.86</text:p>
          </table:table-cell>
          <table:table-cell office:value-type="float" office:value="5.16">
            <text:p>5.16</text:p>
          </table:table-cell>
          <table:table-cell office:value-type="float" office:value="3.85">
            <text:p>3.85</text:p>
          </table:table-cell>
          <table:table-cell office:value-type="float" office:value="3.77">
            <text:p>3.77</text:p>
          </table:table-cell>
          <table:table-cell office:value-type="float" office:value="5.59">
            <text:p>5.59</text:p>
          </table:table-cell>
          <table:table-cell office:value-type="float" office:value="6.82">
            <text:p>6.82</text:p>
          </table:table-cell>
          <table:table-cell office:value-type="float" office:value="6.85">
            <text:p>6.85</text:p>
          </table:table-cell>
          <table:table-cell office:value-type="float" office:value="10.01">
            <text:p>10.01</text:p>
          </table:table-cell>
          <table:table-cell office:value-type="float" office:value="9.67">
            <text:p>9.67</text:p>
          </table:table-cell>
          <table:table-cell office:value-type="float" office:value="12.92">
            <text:p>12.92</text:p>
          </table:table-cell>
          <table:table-cell office:value-type="float" office:value="15.15">
            <text:p>15.15</text:p>
          </table:table-cell>
          <table:table-cell office:value-type="float" office:value="16.11">
            <text:p>16.11</text:p>
          </table:table-cell>
          <table:table-cell office:value-type="float" office:value="20.91">
            <text:p>20.91</text:p>
          </table:table-cell>
          <table:table-cell office:value-type="float" office:value="16.95">
            <text:p>16.95</text:p>
          </table:table-cell>
          <table:table-cell office:value-type="float" office:value="16.05">
            <text:p>16.05</text:p>
          </table:table-cell>
          <table:table-cell office:value-type="float" office:value="16.28">
            <text:p>16.28</text:p>
          </table:table-cell>
          <table:table-cell office:value-type="float" office:value="14.66">
            <text:p>14.66</text:p>
          </table:table-cell>
          <table:table-cell office:value-type="float" office:value="11.98">
            <text:p>11.98</text:p>
          </table:table-cell>
          <table:table-cell office:value-type="float" office:value="9.99">
            <text:p>9.99</text:p>
          </table:table-cell>
          <table:table-cell office:value-type="float" office:value="8.67">
            <text:p>8.67</text:p>
          </table:table-cell>
          <table:table-cell office:value-type="float" office:value="8.89">
            <text:p>8.89</text:p>
          </table:table-cell>
          <table:table-cell office:value-type="float" office:value="8.67">
            <text:p>8.67</text:p>
          </table:table-cell>
          <table:table-cell table:number-columns-repeated="3"/>
          <table:table-cell office:value-type="float" office:value="5.63">
            <text:p>5.63</text:p>
          </table:table-cell>
          <table:table-cell office:value-type="float" office:value="4.44">
            <text:p>4.44</text:p>
          </table:table-cell>
          <table:table-cell office:value-type="float" office:value="5.07">
            <text:p>5.07</text:p>
          </table:table-cell>
          <table:table-cell office:value-type="float" office:value="4.44">
            <text:p>4.44</text:p>
          </table:table-cell>
          <table:table-cell office:value-type="float" office:value="4.09">
            <text:p>4.09</text:p>
          </table:table-cell>
          <table:table-cell office:value-type="float" office:value="1.82">
            <text:p>1.82</text:p>
          </table:table-cell>
          <table:table-cell office:value-type="float" office:value="3.13">
            <text:p>3.13</text:p>
          </table:table-cell>
          <table:table-cell office:value-type="float" office:value="3.27">
            <text:p>3.27</text:p>
          </table:table-cell>
          <table:table-cell office:value-type="float" office:value="1">
            <text:p>1.00</text:p>
          </table:table-cell>
          <table:table-cell office:value-type="float" office:value="1.45">
            <text:p>1.45</text:p>
          </table:table-cell>
          <table:table-cell office:value-type="float" office:value="1.95">
            <text:p>1.95</text:p>
          </table:table-cell>
          <table:table-cell office:value-type="float" office:value="0.63">
            <text:p>0.63</text:p>
          </table:table-cell>
          <table:table-cell office:value-type="float" office:value="0.45">
            <text:p>0.45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.45">
            <text:p>0.45</text:p>
          </table:table-cell>
          <table:table-cell office:value-type="float" office:value="0.52">
            <text:p>0.52</text:p>
          </table:table-cell>
          <table:table-cell office:value-type="float" office:value="0.19">
            <text:p>0.19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float" office:value="0.44">
            <text:p>0.44</text:p>
          </table:table-cell>
          <table:table-cell office:value-type="float" office:value="0.38">
            <text:p>0.38</text:p>
          </table:table-cell>
          <table:table-cell table:number-columns-repeated="6" office:value-type="float" office:value="0.41">
            <text:p>0.41</text:p>
          </table:table-cell>
          <table:table-cell office:value-type="float" office:value="0.64">
            <text:p>0.64</text:p>
          </table:table-cell>
          <table:table-cell office:value-type="float" office:value="0.6">
            <text:p>0.60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52">
            <text:p>0.52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office:value-type="float" office:value="1.15">
            <text:p>1.15</text:p>
          </table:table-cell>
          <table:table-cell office:value-type="float" office:value="1.23">
            <text:p>1.23</text:p>
          </table:table-cell>
          <table:table-cell office:value-type="float" office:value="1.59">
            <text:p>1.59</text:p>
          </table:table-cell>
          <table:table-cell office:value-type="float" office:value="1.29">
            <text:p>1.29</text:p>
          </table:table-cell>
          <table:table-cell office:value-type="float" office:value="1.22">
            <text:p>1.22</text:p>
          </table:table-cell>
          <table:table-cell office:value-type="float" office:value="1.24">
            <text:p>1.24</text:p>
          </table:table-cell>
          <table:table-cell office:value-type="float" office:value="1.12">
            <text:p>1.12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float" office:value="143">
            <text:p>143</text:p>
          </table:table-cell>
          <table:table-cell office:value-type="float" office:value="504">
            <text:p>504</text:p>
          </table:table-cell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4700">
            <text:p>4700</text:p>
          </table:table-cell>
          <table:table-cell office:value-type="float" office:value="9450">
            <text:p>9450</text:p>
          </table:table-cell>
          <table:table-cell office:value-type="float" office:value="14660">
            <text:p>14660</text:p>
          </table:table-cell>
          <table:table-cell office:value-type="float" office:value="17000">
            <text:p>17000</text:p>
          </table:table-cell>
          <table:table-cell office:value-type="float" office:value="23100">
            <text:p>23100</text:p>
          </table:table-cell>
          <table:table-cell office:value-type="float" office:value="30000">
            <text:p>30000</text:p>
          </table:table-cell>
          <table:table-cell office:value-type="float" office:value="17000">
            <text:p>17000</text:p>
          </table:table-cell>
          <table:table-cell office:value-type="float" office:value="18570">
            <text:p>18570</text:p>
          </table:table-cell>
          <table:table-cell office:value-type="float" office:value="21130">
            <text:p>21130</text:p>
          </table:table-cell>
          <table:table-cell office:value-type="float" office:value="19030">
            <text:p>19030</text:p>
          </table:table-cell>
          <table:table-cell office:value-type="float" office:value="26000">
            <text:p>26000</text:p>
          </table:table-cell>
          <table:table-cell office:value-type="float" office:value="26650">
            <text:p>26650</text:p>
          </table:table-cell>
          <table:table-cell office:value-type="float" office:value="17820">
            <text:p>17820</text:p>
          </table:table-cell>
          <table:table-cell office:value-type="float" office:value="17300">
            <text:p>17300</text:p>
          </table:table-cell>
          <table:table-cell office:value-type="float" office:value="15120">
            <text:p>15120</text:p>
          </table:table-cell>
          <table:table-cell office:value-type="float" office:value="22100">
            <text:p>22100</text:p>
          </table:table-cell>
          <table:table-cell office:value-type="float" office:value="16900">
            <text:p>16900</text:p>
          </table:table-cell>
          <table:table-cell office:value-type="float" office:value="11470">
            <text:p>11470</text:p>
          </table:table-cell>
          <table:table-cell office:value-type="float" office:value="14980">
            <text:p>14980</text:p>
          </table:table-cell>
          <table:table-cell office:value-type="float" office:value="17000">
            <text:p>17000</text:p>
          </table:table-cell>
          <table:table-cell office:value-type="float" office:value="19500">
            <text:p>19500</text:p>
          </table:table-cell>
          <table:table-cell office:value-type="float" office:value="20200">
            <text:p>20200</text:p>
          </table:table-cell>
          <table:table-cell office:value-type="float" office:value="24200">
            <text:p>24200</text:p>
          </table:table-cell>
          <table:table-cell office:value-type="float" office:value="13600">
            <text:p>13600</text:p>
          </table:table-cell>
          <table:table-cell office:value-type="float" office:value="22400">
            <text:p>22400</text:p>
          </table:table-cell>
          <table:table-cell office:value-type="float" office:value="26500">
            <text:p>26500</text:p>
          </table:table-cell>
          <table:table-cell office:value-type="float" office:value="33700">
            <text:p>33700</text:p>
          </table:table-cell>
          <table:table-cell office:value-type="float" office:value="29000">
            <text:p>29000</text:p>
          </table:table-cell>
          <table:table-cell office:value-type="float" office:value="29420">
            <text:p>29420</text:p>
          </table:table-cell>
          <table:table-cell office:value-type="float" office:value="28800">
            <text:p>28800</text:p>
          </table:table-cell>
          <table:table-cell office:value-type="float" office:value="21100">
            <text:p>21100</text:p>
          </table:table-cell>
          <table:table-cell office:value-type="float" office:value="8730">
            <text:p>8730</text:p>
          </table:table-cell>
          <table:table-cell office:value-type="float" office:value="710">
            <text:p>710</text:p>
          </table:table-cell>
          <table:table-cell office:value-type="float" office:value="3120">
            <text:p>3120</text:p>
          </table:table-cell>
          <table:table-cell office:value-type="float" office:value="770">
            <text:p>770</text:p>
          </table:table-cell>
          <table:table-cell office:value-type="float" office:value="3000">
            <text:p>3000</text:p>
          </table:table-cell>
          <table:table-cell office:value-type="float" office:value="3900">
            <text:p>3900</text:p>
          </table:table-cell>
          <table:table-cell office:value-type="float" office:value="2000">
            <text:p>2000</text:p>
          </table:table-cell>
          <table:table-cell office:value-type="float" office:value="600">
            <text:p>600</text:p>
          </table:table-cell>
          <table:table-cell office:value-type="float" office:value="456">
            <text:p>456</text:p>
          </table:table-cell>
          <table:table-cell office:value-type="float" office:value="396">
            <text:p>396</text:p>
          </table:table-cell>
          <table:table-cell office:value-type="float" office:value="663">
            <text:p>663</text:p>
          </table:table-cell>
          <table:table-cell office:value-type="float" office:value="138">
            <text:p>138</text:p>
          </table:table-cell>
          <table:table-cell office:value-type="float" office:value="198">
            <text:p>198</text:p>
          </table:table-cell>
          <table:table-cell office:value-type="float" office:value="268">
            <text:p>268</text:p>
          </table:table-cell>
          <table:table-cell table:number-columns-repeated="3" office:value-type="float" office:value="216">
            <text:p>216</text:p>
          </table:table-cell>
          <table:table-cell table:number-columns-repeated="3" office:value-type="float" office:value="213">
            <text:p>213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0.3705">
            <text:p>0.3705</text:p>
          </table:table-cell>
          <table:table-cell office:value-type="float" office:value="0.7247">
            <text:p>0.7247</text:p>
          </table:table-cell>
          <table:table-cell office:value-type="float" office:value="1.0951">
            <text:p>1.0951</text:p>
          </table:table-cell>
          <table:table-cell office:value-type="float" office:value="1.2375">
            <text:p>1.2375</text:p>
          </table:table-cell>
          <table:table-cell office:value-type="float" office:value="1.6392">
            <text:p>1.6392</text:p>
          </table:table-cell>
          <table:table-cell office:value-type="float" office:value="2.0754">
            <text:p>2.0754</text:p>
          </table:table-cell>
          <table:table-cell office:value-type="float" office:value="1.1469">
            <text:p>1.1469</text:p>
          </table:table-cell>
          <table:table-cell office:value-type="float" office:value="1.2224">
            <text:p>1.2224</text:p>
          </table:table-cell>
          <table:table-cell office:value-type="float" office:value="1.3581">
            <text:p>1.3581</text:p>
          </table:table-cell>
          <table:table-cell office:value-type="float" office:value="1.1957">
            <text:p>1.1957</text:p>
          </table:table-cell>
          <table:table-cell office:value-type="float" office:value="1.5983">
            <text:p>1.5983</text:p>
          </table:table-cell>
          <table:table-cell office:value-type="float" office:value="1.6043">
            <text:p>1.6043</text:p>
          </table:table-cell>
          <table:table-cell office:value-type="float" office:value="1.0508">
            <text:p>1.0508</text:p>
          </table:table-cell>
          <table:table-cell office:value-type="float" office:value="0.9992">
            <text:p>0.9992</text:p>
          </table:table-cell>
          <table:table-cell office:value-type="float" office:value="0.855">
            <text:p>0.855</text:p>
          </table:table-cell>
          <table:table-cell office:value-type="float" office:value="1.2228">
            <text:p>1.2228</text:p>
          </table:table-cell>
          <table:table-cell office:value-type="float" office:value="0.9146">
            <text:p>0.9146</text:p>
          </table:table-cell>
          <table:table-cell office:value-type="float" office:value="0.6068">
            <text:p>0.6068</text:p>
          </table:table-cell>
          <table:table-cell office:value-type="float" office:value="0.7745">
            <text:p>0.7745</text:p>
          </table:table-cell>
          <table:table-cell office:value-type="float" office:value="0.8586">
            <text:p>0.8586</text:p>
          </table:table-cell>
          <table:table-cell office:value-type="float" office:value="0.9618">
            <text:p>0.9618</text:p>
          </table:table-cell>
          <table:table-cell office:value-type="float" office:value="0.9727">
            <text:p>0.9727</text:p>
          </table:table-cell>
          <table:table-cell office:value-type="float" office:value="1.1377">
            <text:p>1.1377</text:p>
          </table:table-cell>
          <table:table-cell office:value-type="float" office:value="0.6245">
            <text:p>0.6245</text:p>
          </table:table-cell>
          <table:table-cell office:value-type="float" office:value="1.0055">
            <text:p>1.0055</text:p>
          </table:table-cell>
          <table:table-cell office:value-type="float" office:value="1.1637">
            <text:p>1.1637</text:p>
          </table:table-cell>
          <table:table-cell office:value-type="float" office:value="1.4488">
            <text:p>1.4488</text:p>
          </table:table-cell>
          <table:table-cell office:value-type="float" office:value="1.2216">
            <text:p>1.2216</text:p>
          </table:table-cell>
          <table:table-cell office:value-type="float" office:value="1.2151">
            <text:p>1.2151</text:p>
          </table:table-cell>
          <table:table-cell office:value-type="float" office:value="1.1672">
            <text:p>1.1672</text:p>
          </table:table-cell>
          <table:table-cell office:value-type="float" office:value="0.8397">
            <text:p>0.8397</text:p>
          </table:table-cell>
          <table:table-cell office:value-type="float" office:value="0.3414">
            <text:p>0.3414</text:p>
          </table:table-cell>
          <table:table-cell office:value-type="float" office:value="0.0273">
            <text:p>0.0273</text:p>
          </table:table-cell>
          <table:table-cell office:value-type="float" office:value="0.1181">
            <text:p>0.1181</text:p>
          </table:table-cell>
          <table:table-cell office:value-type="float" office:value="0.0287">
            <text:p>0.0287</text:p>
          </table:table-cell>
          <table:table-cell office:value-type="float" office:value="0.1101">
            <text:p>0.1101</text:p>
          </table:table-cell>
          <table:table-cell office:value-type="float" office:value="0.1411">
            <text:p>0.1411</text:p>
          </table:table-cell>
          <table:table-cell office:value-type="float" office:value="0.0714">
            <text:p>0.0714</text:p>
          </table:table-cell>
          <table:table-cell office:value-type="float" office:value="0.0211">
            <text:p>0.0211</text:p>
          </table:table-cell>
          <table:table-cell office:value-type="float" office:value="0.0159">
            <text:p>0.0159</text:p>
          </table:table-cell>
          <table:table-cell office:value-type="float" office:value="0.0136">
            <text:p>0.0136</text:p>
          </table:table-cell>
          <table:table-cell office:value-type="float" office:value="0.0226">
            <text:p>0.0226</text:p>
          </table:table-cell>
          <table:table-cell office:value-type="float" office:value="0.0047">
            <text:p>0.0047</text:p>
          </table:table-cell>
          <table:table-cell office:value-type="float" office:value="0.0066">
            <text:p>0.0066</text:p>
          </table:table-cell>
          <table:table-cell office:value-type="float" office:value="0.0089">
            <text:p>0.0089</text:p>
          </table:table-cell>
          <table:table-cell office:value-type="float" office:value="0.0071">
            <text:p>0.0071</text:p>
          </table:table-cell>
          <table:table-cell table:number-columns-repeated="2" office:value-type="float" office:value="0.007">
            <text:p>0.007</text:p>
          </table:table-cell>
          <table:table-cell office:value-type="float" office:value="0.0068">
            <text:p>0.0068</text:p>
          </table:table-cell>
          <table:table-cell office:value-type="float" office:value="0.0067">
            <text:p>0.0067</text:p>
          </table:table-cell>
          <table:table-cell office:value-type="float" office:value="0.0066">
            <text:p>0.0066</text:p>
          </table:table-cell>
          <table:table-cell office:value-type="float" office:value="0.0058">
            <text:p>0.0058</text:p>
          </table:table-cell>
          <table:table-cell table:number-columns-repeated="2"/>
          <table:table-cell office:value-type="float" office:value="3087.16">
            <text:p>3087.16</text:p>
          </table:table-cell>
          <table:table-cell office:value-type="float" office:value="6654.63">
            <text:p>6654.63</text:p>
          </table:table-cell>
          <table:table-cell office:value-type="float" office:value="9845.36">
            <text:p>9845.36</text:p>
          </table:table-cell>
          <table:table-cell office:value-type="float" office:value="11935.86">
            <text:p>11935.86</text:p>
          </table:table-cell>
          <table:table-cell office:value-type="float" office:value="16549.67">
            <text:p>16549.67</text:p>
          </table:table-cell>
          <table:table-cell office:value-type="float" office:value="20275.31">
            <text:p>20275.31</text:p>
          </table:table-cell>
          <table:table-cell office:value-type="float" office:value="11935.86">
            <text:p>11935.86</text:p>
          </table:table-cell>
          <table:table-cell office:value-type="float" office:value="12965.67">
            <text:p>12965.67</text:p>
          </table:table-cell>
          <table:table-cell office:value-type="float" office:value="14396.67">
            <text:p>14396.67</text:p>
          </table:table-cell>
          <table:table-cell office:value-type="float" office:value="12428.19">
            <text:p>12428.19</text:p>
          </table:table-cell>
          <table:table-cell office:value-type="float" office:value="18018.45">
            <text:p>18018.45</text:p>
          </table:table-cell>
          <table:table-cell office:value-type="float" office:value="18314.87">
            <text:p>18314.87</text:p>
          </table:table-cell>
          <table:table-cell office:value-type="float" office:value="12395.83">
            <text:p>12395.83</text:p>
          </table:table-cell>
          <table:table-cell office:value-type="float" office:value="12004.66">
            <text:p>12004.66</text:p>
          </table:table-cell>
          <table:table-cell office:value-type="float" office:value="10459.87">
            <text:p>10459.87</text:p>
          </table:table-cell>
          <table:table-cell office:value-type="float" office:value="14578.94">
            <text:p>14578.94</text:p>
          </table:table-cell>
          <table:table-cell office:value-type="float" office:value="11778.97">
            <text:p>11778.97</text:p>
          </table:table-cell>
          <table:table-cell office:value-type="float" office:value="8082.35">
            <text:p>8082.35</text:p>
          </table:table-cell>
          <table:table-cell office:value-type="float" office:value="10508.14">
            <text:p>10508.14</text:p>
          </table:table-cell>
          <table:table-cell office:value-type="float" office:value="11935.86">
            <text:p>11935.86</text:p>
          </table:table-cell>
          <table:table-cell office:value-type="float" office:value="14250.58">
            <text:p>14250.58</text:p>
          </table:table-cell>
          <table:table-cell office:value-type="float" office:value="13875.3">
            <text:p>13875.30</text:p>
          </table:table-cell>
          <table:table-cell office:value-type="float" office:value="14926.59">
            <text:p>14926.59</text:p>
          </table:table-cell>
          <table:table-cell office:value-type="float" office:value="8477.06">
            <text:p>8477.06</text:p>
          </table:table-cell>
          <table:table-cell office:value-type="float" office:value="15049.6">
            <text:p>15049.60</text:p>
          </table:table-cell>
          <table:table-cell office:value-type="float" office:value="16793.58">
            <text:p>16793.58</text:p>
          </table:table-cell>
          <table:table-cell office:value-type="float" office:value="22061.52">
            <text:p>22061.52</text:p>
          </table:table-cell>
          <table:table-cell office:value-type="float" office:value="18706.45">
            <text:p>18706.45</text:p>
          </table:table-cell>
          <table:table-cell office:value-type="float" office:value="19901.19">
            <text:p>19901.19</text:p>
          </table:table-cell>
          <table:table-cell office:value-type="float" office:value="19464.3">
            <text:p>19464.30</text:p>
          </table:table-cell>
          <table:table-cell office:value-type="float" office:value="14215.65">
            <text:p>14215.65</text:p>
          </table:table-cell>
          <table:table-cell office:value-type="float" office:value="5792.95">
            <text:p>5792.95</text:p>
          </table:table-cell>
          <table:table-cell office:value-type="float" office:value="470.92">
            <text:p>470.92</text:p>
          </table:table-cell>
          <table:table-cell office:value-type="float" office:value="2055.05">
            <text:p>2055.05</text:p>
          </table:table-cell>
          <table:table-cell office:value-type="float" office:value="511.47">
            <text:p>511.47</text:p>
          </table:table-cell>
          <table:table-cell office:value-type="float" office:value="2027.53">
            <text:p>2027.53</text:p>
          </table:table-cell>
          <table:table-cell office:value-type="float" office:value="2233.93">
            <text:p>2233.93</text:p>
          </table:table-cell>
          <table:table-cell office:value-type="float" office:value="1262.39">
            <text:p>1262.39</text:p>
          </table:table-cell>
          <table:table-cell office:value-type="float" office:value="539.46">
            <text:p>539.46</text:p>
          </table:table-cell>
          <table:table-cell office:value-type="float" office:value="308.18">
            <text:p>308.18</text:p>
          </table:table-cell>
          <table:table-cell office:value-type="float" office:value="267.63">
            <text:p>267.63</text:p>
          </table:table-cell>
          <table:table-cell office:value-type="float" office:value="448.08">
            <text:p>448.08</text:p>
          </table:table-cell>
          <table:table-cell office:value-type="float" office:value="93.27">
            <text:p>93.27</text:p>
          </table:table-cell>
          <table:table-cell office:value-type="float" office:value="133.82">
            <text:p>133.82</text:p>
          </table:table-cell>
          <table:table-cell office:value-type="float" office:value="180.68">
            <text:p>180.68</text:p>
          </table:table-cell>
          <table:table-cell table:number-columns-repeated="3" office:value-type="float" office:value="145.98">
            <text:p>145.98</text:p>
          </table:table-cell>
          <table:table-cell table:number-columns-repeated="3" office:value-type="float" office:value="141.28">
            <text:p>141.28</text:p>
          </table:table-cell>
          <table:table-cell office:value-type="float" office:value="127.73">
            <text:p>127.73</text:p>
          </table:table-cell>
          <table:table-cell table:number-columns-repeated="3"/>
          <table:table-cell office:value-type="string">
            <text:p>9429.44</text:p>
          </table:table-cell>
          <table:table-cell office:value-type="string">
            <text:p>20325.91</text:p>
          </table:table-cell>
          <table:table-cell office:value-type="string">
            <text:p>30071.68</text:p>
          </table:table-cell>
          <table:table-cell office:value-type="string">
            <text:p>36456.89</text:p>
          </table:table-cell>
          <table:table-cell office:value-type="string">
            <text:p>50549.32</text:p>
          </table:table-cell>
          <table:table-cell office:value-type="string">
            <text:p>61928.95</text:p>
          </table:table-cell>
          <table:table-cell office:value-type="string">
            <text:p>36456.89</text:p>
          </table:table-cell>
          <table:table-cell office:value-type="string">
            <text:p>39602.37</text:p>
          </table:table-cell>
          <table:table-cell office:value-type="string">
            <text:p>43973.22</text:p>
          </table:table-cell>
          <table:table-cell office:value-type="string">
            <text:p>37960.69</text:p>
          </table:table-cell>
          <table:table-cell office:value-type="string">
            <text:p>55035.58</text:p>
          </table:table-cell>
          <table:table-cell office:value-type="string">
            <text:p>55940.95</text:p>
          </table:table-cell>
          <table:table-cell office:value-type="string">
            <text:p>37861.85</text:p>
          </table:table-cell>
          <table:table-cell office:value-type="string">
            <text:p>36667.04</text:p>
          </table:table-cell>
          <table:table-cell office:value-type="string">
            <text:p>31948.65</text:p>
          </table:table-cell>
          <table:table-cell office:value-type="string">
            <text:p>44529.93</text:p>
          </table:table-cell>
          <table:table-cell office:value-type="string">
            <text:p>35977.70</text:p>
          </table:table-cell>
          <table:table-cell office:value-type="string">
            <text:p>24686.73</text:p>
          </table:table-cell>
          <table:table-cell office:value-type="string">
            <text:p>32096.08</text:p>
          </table:table-cell>
          <table:table-cell office:value-type="string">
            <text:p>36456.89</text:p>
          </table:table-cell>
          <table:table-cell office:value-type="string">
            <text:p>43526.99</text:p>
          </table:table-cell>
          <table:table-cell office:value-type="string">
            <text:p>42380.74</text:p>
          </table:table-cell>
          <table:table-cell office:value-type="string">
            <text:p>45591.78</text:p>
          </table:table-cell>
          <table:table-cell office:value-type="string">
            <text:p>25892.34</text:p>
          </table:table-cell>
          <table:table-cell office:value-type="string">
            <text:p>45967.52</text:p>
          </table:table-cell>
          <table:table-cell office:value-type="string">
            <text:p>51294.34</text:p>
          </table:table-cell>
          <table:table-cell office:value-type="string">
            <text:p>67384.73</text:p>
          </table:table-cell>
          <table:table-cell office:value-type="string">
            <text:p>57137.00</text:p>
          </table:table-cell>
          <table:table-cell office:value-type="string">
            <text:p>60786.21</text:p>
          </table:table-cell>
          <table:table-cell office:value-type="string">
            <text:p>59451.79</text:p>
          </table:table-cell>
          <table:table-cell office:value-type="string">
            <text:p>43420.31</text:p>
          </table:table-cell>
          <table:table-cell office:value-type="string">
            <text:p>17694.01</text:p>
          </table:table-cell>
          <table:table-cell office:value-type="string">
            <text:p>1438.38</text:p>
          </table:table-cell>
          <table:table-cell office:value-type="string">
            <text:p>6276.95</text:p>
          </table:table-cell>
          <table:table-cell office:value-type="string">
            <text:p>1562.23</text:p>
          </table:table-cell>
          <table:table-cell office:value-type="string">
            <text:p>6192.89</text:p>
          </table:table-cell>
          <table:table-cell office:value-type="string">
            <text:p>6823.32</text:p>
          </table:table-cell>
          <table:table-cell office:value-type="string">
            <text:p>3855.83</text:p>
          </table:table-cell>
          <table:table-cell office:value-type="string">
            <text:p>1647.73</text:p>
          </table:table-cell>
          <table:table-cell office:value-type="string">
            <text:p>941.32</text:p>
          </table:table-cell>
          <table:table-cell office:value-type="string">
            <text:p>817.46</text:p>
          </table:table-cell>
          <table:table-cell office:value-type="string">
            <text:p>1368.63</text:p>
          </table:table-cell>
          <table:table-cell office:value-type="string">
            <text:p>284.87</text:p>
          </table:table-cell>
          <table:table-cell office:value-type="string">
            <text:p>408.73</text:p>
          </table:table-cell>
          <table:table-cell office:value-type="string">
            <text:p>551.87</text:p>
          </table:table-cell>
          <table:table-cell table:number-columns-repeated="3" office:value-type="string">
            <text:p>445.89</text:p>
          </table:table-cell>
          <table:table-cell table:number-columns-repeated="3" office:value-type="string">
            <text:p>431.51</text:p>
          </table:table-cell>
          <table:table-cell office:value-type="string">
            <text:p>390.15</text:p>
          </table:table-cell>
          <table:table-cell table:number-columns-repeated="3"/>
          <table:table-cell office:value-type="float" office:value="0.24">
            <text:p>0.24</text:p>
          </table:table-cell>
          <table:table-cell office:value-type="float" office:value="0.51">
            <text:p>0.51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1.17">
            <text:p>1.17</text:p>
          </table:table-cell>
          <table:table-cell office:value-type="float" office:value="1.4">
            <text:p>1.4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1.11">
            <text:p>1.11</text:p>
          </table:table-cell>
          <table:table-cell office:value-type="float" office:value="1.1">
            <text:p>1.10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 office:value-type="float" office:value="0.43">
            <text:p>0.43</text:p>
          </table:table-cell>
          <table:table-cell office:value-type="float" office:value="0.54">
            <text:p>0.54</text:p>
          </table:table-cell>
          <table:table-cell office:value-type="float" office:value="0.6">
            <text:p>0.60</text:p>
          </table:table-cell>
          <table:table-cell office:value-type="float" office:value="0.7">
            <text:p>0.70</text:p>
          </table:table-cell>
          <table:table-cell office:value-type="float" office:value="0.67">
            <text:p>0.67</text:p>
          </table:table-cell>
          <table:table-cell office:value-type="float" office:value="0.7">
            <text:p>0.70</text:p>
          </table:table-cell>
          <table:table-cell office:value-type="float" office:value="0.39">
            <text:p>0.39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57">
            <text:p>0.57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7" office:value-type="float" office:value="0">
            <text:p>0.00</text:p>
          </table:table-cell>
          <table:table-cell table:number-columns-repeated="3"/>
          <table:table-cell office:value-type="float" office:value="0.74">
            <text:p>0.74</text:p>
          </table:table-cell>
          <table:table-cell office:value-type="float" office:value="1.56">
            <text:p>1.56</text:p>
          </table:table-cell>
          <table:table-cell office:value-type="float" office:value="2.25">
            <text:p>2.25</text:p>
          </table:table-cell>
          <table:table-cell office:value-type="float" office:value="2.65">
            <text:p>2.65</text:p>
          </table:table-cell>
          <table:table-cell office:value-type="float" office:value="3.59">
            <text:p>3.59</text:p>
          </table:table-cell>
          <table:table-cell office:value-type="float" office:value="4.28">
            <text:p>4.28</text:p>
          </table:table-cell>
          <table:table-cell office:value-type="float" office:value="2.46">
            <text:p>2.46</text:p>
          </table:table-cell>
          <table:table-cell office:value-type="float" office:value="2.61">
            <text:p>2.61</text:p>
          </table:table-cell>
          <table:table-cell office:value-type="float" office:value="2.83">
            <text:p>2.83</text:p>
          </table:table-cell>
          <table:table-cell office:value-type="float" office:value="2.39">
            <text:p>2.39</text:p>
          </table:table-cell>
          <table:table-cell office:value-type="float" office:value="3.38">
            <text:p>3.38</text:p>
          </table:table-cell>
          <table:table-cell office:value-type="float" office:value="3.37">
            <text:p>3.37</text:p>
          </table:table-cell>
          <table:table-cell office:value-type="float" office:value="2.23">
            <text:p>2.23</text:p>
          </table:table-cell>
          <table:table-cell office:value-type="float" office:value="2.12">
            <text:p>2.12</text:p>
          </table:table-cell>
          <table:table-cell office:value-type="float" office:value="1.81">
            <text:p>1.81</text:p>
          </table:table-cell>
          <table:table-cell office:value-type="float" office:value="2.46">
            <text:p>2.46</text:p>
          </table:table-cell>
          <table:table-cell office:value-type="float" office:value="1.95">
            <text:p>1.95</text:p>
          </table:table-cell>
          <table:table-cell office:value-type="float" office:value="1.31">
            <text:p>1.31</text:p>
          </table:table-cell>
          <table:table-cell office:value-type="float" office:value="1.66">
            <text:p>1.66</text:p>
          </table:table-cell>
          <table:table-cell office:value-type="float" office:value="1.84">
            <text:p>1.84</text:p>
          </table:table-cell>
          <table:table-cell office:value-type="float" office:value="2.15">
            <text:p>2.15</text:p>
          </table:table-cell>
          <table:table-cell office:value-type="float" office:value="2.04">
            <text:p>2.04</text:p>
          </table:table-cell>
          <table:table-cell office:value-type="float" office:value="2.14">
            <text:p>2.14</text:p>
          </table:table-cell>
          <table:table-cell office:value-type="float" office:value="1.19">
            <text:p>1.19</text:p>
          </table:table-cell>
          <table:table-cell office:value-type="float" office:value="2.06">
            <text:p>2.06</text:p>
          </table:table-cell>
          <table:table-cell office:value-type="float" office:value="2.25">
            <text:p>2.25</text:p>
          </table:table-cell>
          <table:table-cell office:value-type="float" office:value="2.9">
            <text:p>2.90</text:p>
          </table:table-cell>
          <table:table-cell office:value-type="float" office:value="2.41">
            <text:p>2.41</text:p>
          </table:table-cell>
          <table:table-cell office:value-type="float" office:value="2.51">
            <text:p>2.51</text:p>
          </table:table-cell>
          <table:table-cell office:value-type="float" office:value="2.41">
            <text:p>2.41</text:p>
          </table:table-cell>
          <table:table-cell office:value-type="float" office:value="1.73">
            <text:p>1.73</text:p>
          </table:table-cell>
          <table:table-cell office:value-type="float" office:value="0.69">
            <text:p>0.69</text:p>
          </table:table-cell>
          <table:table-cell office:value-type="float" office:value="0.06">
            <text:p>0.06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7" office:value-type="float" office:value="0.01">
            <text:p>0.01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float" office:value="144">
            <text:p>144</text:p>
          </table:table-cell>
          <table:table-cell office:value-type="float" office:value="508">
            <text:p>508</text:p>
          </table:table-cell>
          <table:table-cell office:value-type="string">
            <text:p>-18.25</text:p>
          </table:table-cell>
          <table:table-cell office:value-type="float" office:value="35">
            <text:p>35</text:p>
          </table:table-cell>
          <table:table-cell office:value-type="float" office:value="110651">
            <text:p>110651</text:p>
          </table:table-cell>
          <table:table-cell office:value-type="float" office:value="127559">
            <text:p>127559</text:p>
          </table:table-cell>
          <table:table-cell office:value-type="float" office:value="86041">
            <text:p>86041</text:p>
          </table:table-cell>
          <table:table-cell office:value-type="float" office:value="120474">
            <text:p>120474</text:p>
          </table:table-cell>
          <table:table-cell office:value-type="float" office:value="84000">
            <text:p>84000</text:p>
          </table:table-cell>
          <table:table-cell office:value-type="float" office:value="117798">
            <text:p>117798</text:p>
          </table:table-cell>
          <table:table-cell office:value-type="float" office:value="132498">
            <text:p>132498</text:p>
          </table:table-cell>
          <table:table-cell office:value-type="float" office:value="126804">
            <text:p>126804</text:p>
          </table:table-cell>
          <table:table-cell office:value-type="float" office:value="135638">
            <text:p>135638</text:p>
          </table:table-cell>
          <table:table-cell office:value-type="float" office:value="136760">
            <text:p>136760</text:p>
          </table:table-cell>
          <table:table-cell office:value-type="float" office:value="104555">
            <text:p>104555</text:p>
          </table:table-cell>
          <table:table-cell office:value-type="float" office:value="133650">
            <text:p>133650</text:p>
          </table:table-cell>
          <table:table-cell office:value-type="float" office:value="101333">
            <text:p>101333</text:p>
          </table:table-cell>
          <table:table-cell office:value-type="float" office:value="105000">
            <text:p>105000</text:p>
          </table:table-cell>
          <table:table-cell office:value-type="float" office:value="116900">
            <text:p>116900</text:p>
          </table:table-cell>
          <table:table-cell office:value-type="float" office:value="84100">
            <text:p>84100</text:p>
          </table:table-cell>
          <table:table-cell office:value-type="float" office:value="51050">
            <text:p>51050</text:p>
          </table:table-cell>
          <table:table-cell office:value-type="float" office:value="72300">
            <text:p>72300</text:p>
          </table:table-cell>
          <table:table-cell office:value-type="float" office:value="39000">
            <text:p>39000</text:p>
          </table:table-cell>
          <table:table-cell office:value-type="float" office:value="63000">
            <text:p>63000</text:p>
          </table:table-cell>
          <table:table-cell office:value-type="float" office:value="72000">
            <text:p>72000</text:p>
          </table:table-cell>
          <table:table-cell office:value-type="float" office:value="54000">
            <text:p>54000</text:p>
          </table:table-cell>
          <table:table-cell office:value-type="float" office:value="24000">
            <text:p>24000</text:p>
          </table:table-cell>
          <table:table-cell office:value-type="float" office:value="21000">
            <text:p>21000</text:p>
          </table:table-cell>
          <table:table-cell office:value-type="float" office:value="3000">
            <text:p>3000</text:p>
          </table:table-cell>
          <table:table-cell office:value-type="float" office:value="12050">
            <text:p>12050</text:p>
          </table:table-cell>
          <table:table-cell office:value-type="float" office:value="27000">
            <text:p>27000</text:p>
          </table:table-cell>
          <table:table-cell office:value-type="float" office:value="21050">
            <text:p>21050</text:p>
          </table:table-cell>
          <table:table-cell office:value-type="float" office:value="27000">
            <text:p>27000</text:p>
          </table:table-cell>
          <table:table-cell office:value-type="float" office:value="24000">
            <text:p>24000</text:p>
          </table:table-cell>
          <table:table-cell office:value-type="float" office:value="39600">
            <text:p>39600</text:p>
          </table:table-cell>
          <table:table-cell office:value-type="float" office:value="49300">
            <text:p>49300</text:p>
          </table:table-cell>
          <table:table-cell office:value-type="float" office:value="46500">
            <text:p>46500</text:p>
          </table:table-cell>
          <table:table-cell office:value-type="float" office:value="50200">
            <text:p>50200</text:p>
          </table:table-cell>
          <table:table-cell table:number-columns-repeated="2" office:value-type="float" office:value="51000">
            <text:p>51000</text:p>
          </table:table-cell>
          <table:table-cell office:value-type="float" office:value="71700">
            <text:p>71700</text:p>
          </table:table-cell>
          <table:table-cell table:number-columns-repeated="2" office:value-type="float" office:value="90000">
            <text:p>90000</text:p>
          </table:table-cell>
          <table:table-cell office:value-type="float" office:value="34351">
            <text:p>34351</text:p>
          </table:table-cell>
          <table:table-cell office:value-type="float" office:value="106000">
            <text:p>106000</text:p>
          </table:table-cell>
          <table:table-cell office:value-type="float" office:value="125175">
            <text:p>125175</text:p>
          </table:table-cell>
          <table:table-cell office:value-type="float" office:value="80644">
            <text:p>80644</text:p>
          </table:table-cell>
          <table:table-cell office:value-type="float" office:value="137500">
            <text:p>137500</text:p>
          </table:table-cell>
          <table:table-cell office:value-type="float" office:value="116683">
            <text:p>116683</text:p>
          </table:table-cell>
          <table:table-cell office:value-type="float" office:value="162119">
            <text:p>162119</text:p>
          </table:table-cell>
          <table:table-cell office:value-type="float" office:value="168000">
            <text:p>168000</text:p>
          </table:table-cell>
          <table:table-cell table:number-columns-repeated="2" office:value-type="float" office:value="187000">
            <text:p>187000</text:p>
          </table:table-cell>
          <table:table-cell office:value-type="float" office:value="60287">
            <text:p>60287</text:p>
          </table:table-cell>
          <table:table-cell office:value-type="float" office:value="106597">
            <text:p>106597</text:p>
          </table:table-cell>
          <table:table-cell office:value-type="float" office:value="261000">
            <text:p>261000</text:p>
          </table:table-cell>
          <table:table-cell table:number-columns-repeated="2"/>
          <table:table-cell office:value-type="float" office:value="14.186">
            <text:p>14.186</text:p>
          </table:table-cell>
          <table:table-cell office:value-type="float" office:value="16.025">
            <text:p>16.025</text:p>
          </table:table-cell>
          <table:table-cell office:value-type="float" office:value="10.5897">
            <text:p>10.5897</text:p>
          </table:table-cell>
          <table:table-cell office:value-type="float" office:value="14.5202">
            <text:p>14.5202</text:p>
          </table:table-cell>
          <table:table-cell office:value-type="float" office:value="9.9127">
            <text:p>9.9127</text:p>
          </table:table-cell>
          <table:table-cell office:value-type="float" office:value="13.6073">
            <text:p>13.6073</text:p>
          </table:table-cell>
          <table:table-cell office:value-type="float" office:value="14.9766">
            <text:p>14.9766</text:p>
          </table:table-cell>
          <table:table-cell office:value-type="float" office:value="14.0223">
            <text:p>14.0223</text:p>
          </table:table-cell>
          <table:table-cell office:value-type="float" office:value="14.6715">
            <text:p>14.6715</text:p>
          </table:table-cell>
          <table:table-cell office:value-type="float" office:value="14.4674">
            <text:p>14.4674</text:p>
          </table:table-cell>
          <table:table-cell office:value-type="float" office:value="10.8168">
            <text:p>10.8168</text:p>
          </table:table-cell>
          <table:table-cell office:value-type="float" office:value="13.5232">
            <text:p>13.5232</text:p>
          </table:table-cell>
          <table:table-cell office:value-type="float" office:value="10.023">
            <text:p>10.023</text:p>
          </table:table-cell>
          <table:table-cell office:value-type="float" office:value="10.141">
            <text:p>10.141</text:p>
          </table:table-cell>
          <table:table-cell office:value-type="float" office:value="11.0075">
            <text:p>11.0075</text:p>
          </table:table-cell>
          <table:table-cell office:value-type="float" office:value="7.7099">
            <text:p>7.7099</text:p>
          </table:table-cell>
          <table:table-cell office:value-type="float" office:value="4.5528">
            <text:p>4.5528</text:p>
          </table:table-cell>
          <table:table-cell office:value-type="float" office:value="6.2722">
            <text:p>6.2722</text:p>
          </table:table-cell>
          <table:table-cell office:value-type="float" office:value="3.2939">
            <text:p>3.2939</text:p>
          </table:table-cell>
          <table:table-cell office:value-type="float" office:value="5.1886">
            <text:p>5.1886</text:p>
          </table:table-cell>
          <table:table-cell office:value-type="float" office:value="5.7882">
            <text:p>5.7882</text:p>
          </table:table-cell>
          <table:table-cell office:value-type="float" office:value="4.2423">
            <text:p>4.2423</text:p>
          </table:table-cell>
          <table:table-cell office:value-type="float" office:value="1.8471">
            <text:p>1.8471</text:p>
          </table:table-cell>
          <table:table-cell office:value-type="float" office:value="1.5908">
            <text:p>1.5908</text:p>
          </table:table-cell>
          <table:table-cell office:value-type="float" office:value="0.2249">
            <text:p>0.2249</text:p>
          </table:table-cell>
          <table:table-cell office:value-type="float" office:value="0.8999">
            <text:p>0.8999</text:p>
          </table:table-cell>
          <table:table-cell office:value-type="float" office:value="2.0187">
            <text:p>2.0187</text:p>
          </table:table-cell>
          <table:table-cell office:value-type="float" office:value="1.5769">
            <text:p>1.5769</text:p>
          </table:table-cell>
          <table:table-cell office:value-type="float" office:value="2.0157">
            <text:p>2.0157</text:p>
          </table:table-cell>
          <table:table-cell office:value-type="float" office:value="1.7689">
            <text:p>1.7689</text:p>
          </table:table-cell>
          <table:table-cell office:value-type="float" office:value="2.8502">
            <text:p>2.8502</text:p>
          </table:table-cell>
          <table:table-cell office:value-type="float" office:value="3.4355">
            <text:p>3.4355</text:p>
          </table:table-cell>
          <table:table-cell office:value-type="float" office:value="3.1223">
            <text:p>3.1223</text:p>
          </table:table-cell>
          <table:table-cell office:value-type="float" office:value="3.2486">
            <text:p>3.2486</text:p>
          </table:table-cell>
          <table:table-cell office:value-type="float" office:value="3.1911">
            <text:p>3.1911</text:p>
          </table:table-cell>
          <table:table-cell office:value-type="float" office:value="3.0979">
            <text:p>3.0979</text:p>
          </table:table-cell>
          <table:table-cell office:value-type="float" office:value="4.2388">
            <text:p>4.2388</text:p>
          </table:table-cell>
          <table:table-cell office:value-type="float" office:value="5.187">
            <text:p>5.187</text:p>
          </table:table-cell>
          <table:table-cell office:value-type="float" office:value="5.0567">
            <text:p>5.0567</text:p>
          </table:table-cell>
          <table:table-cell office:value-type="float" office:value="1.8796">
            <text:p>1.8796</text:p>
          </table:table-cell>
          <table:table-cell office:value-type="float" office:value="5.6425">
            <text:p>5.6425</text:p>
          </table:table-cell>
          <table:table-cell office:value-type="float" office:value="6.479">
            <text:p>6.479</text:p>
          </table:table-cell>
          <table:table-cell office:value-type="float" office:value="4.058">
            <text:p>4.058</text:p>
          </table:table-cell>
          <table:table-cell office:value-type="float" office:value="6.7273">
            <text:p>6.7273</text:p>
          </table:table-cell>
          <table:table-cell office:value-type="float" office:value="5.5537">
            <text:p>5.5537</text:p>
          </table:table-cell>
          <table:table-cell office:value-type="float" office:value="7.51">
            <text:p>7.51</text:p>
          </table:table-cell>
          <table:table-cell office:value-type="float" office:value="7.5775">
            <text:p>7.5775</text:p>
          </table:table-cell>
          <table:table-cell office:value-type="float" office:value="8.2151">
            <text:p>8.2151</text:p>
          </table:table-cell>
          <table:table-cell office:value-type="float" office:value="8.0048">
            <text:p>8.0048</text:p>
          </table:table-cell>
          <table:table-cell office:value-type="float" office:value="2.5154">
            <text:p>2.5154</text:p>
          </table:table-cell>
          <table:table-cell office:value-type="float" office:value="4.3366">
            <text:p>4.3366</text:p>
          </table:table-cell>
          <table:table-cell office:value-type="float" office:value="10.3559">
            <text:p>10.3559</text:p>
          </table:table-cell>
          <table:table-cell table:number-columns-repeated="2"/>
          <table:table-cell office:value-type="float" office:value="1068267.56">
            <text:p>1068267.56</text:p>
          </table:table-cell>
          <table:table-cell office:value-type="float" office:value="1231502.96">
            <text:p>1231502.96</text:p>
          </table:table-cell>
          <table:table-cell office:value-type="float" office:value="830661.76">
            <text:p>830661.76</text:p>
          </table:table-cell>
          <table:table-cell office:value-type="float" office:value="1163095.66">
            <text:p>1163095.66</text:p>
          </table:table-cell>
          <table:table-cell office:value-type="float" office:value="820531.17">
            <text:p>820531.17</text:p>
          </table:table-cell>
          <table:table-cell office:value-type="float" office:value="1137260.67">
            <text:p>1137260.67</text:p>
          </table:table-cell>
          <table:table-cell office:value-type="float" office:value="1279179.31">
            <text:p>1279179.31</text:p>
          </table:table-cell>
          <table:table-cell office:value-type="float" office:value="1224207.56">
            <text:p>1224207.56</text:p>
          </table:table-cell>
          <table:table-cell office:value-type="float" office:value="1309500.28">
            <text:p>1309500.28</text:p>
          </table:table-cell>
          <table:table-cell office:value-type="float" office:value="1320313.31">
            <text:p>1320313.31</text:p>
          </table:table-cell>
          <table:table-cell office:value-type="float" office:value="1009414.77">
            <text:p>1009414.77</text:p>
          </table:table-cell>
          <table:table-cell office:value-type="float" office:value="1290301.1">
            <text:p>1290301.10</text:p>
          </table:table-cell>
          <table:table-cell office:value-type="float" office:value="1007585.11">
            <text:p>1007585.11</text:p>
          </table:table-cell>
          <table:table-cell office:value-type="float" office:value="1013704.57">
            <text:p>1013704.57</text:p>
          </table:table-cell>
          <table:table-cell office:value-type="float" office:value="1129228.92">
            <text:p>1129228.92</text:p>
          </table:table-cell>
          <table:table-cell office:value-type="float" office:value="811291.25">
            <text:p>811291.25</text:p>
          </table:table-cell>
          <table:table-cell office:value-type="float" office:value="492534.59">
            <text:p>492534.59</text:p>
          </table:table-cell>
          <table:table-cell office:value-type="float" office:value="696094.5">
            <text:p>696094.50</text:p>
          </table:table-cell>
          <table:table-cell office:value-type="float" office:value="376518.84">
            <text:p>376518.84</text:p>
          </table:table-cell>
          <table:table-cell office:value-type="float" office:value="608222.74">
            <text:p>608222.74</text:p>
          </table:table-cell>
          <table:table-cell office:value-type="float" office:value="695111.7">
            <text:p>695111.70</text:p>
          </table:table-cell>
          <table:table-cell office:value-type="float" office:value="521333.78">
            <text:p>521333.78</text:p>
          </table:table-cell>
          <table:table-cell office:value-type="float" office:value="231703.9">
            <text:p>231703.90</text:p>
          </table:table-cell>
          <table:table-cell office:value-type="float" office:value="202740.91">
            <text:p>202740.91</text:p>
          </table:table-cell>
          <table:table-cell office:value-type="float" office:value="28962.99">
            <text:p>28962.99</text:p>
          </table:table-cell>
          <table:table-cell office:value-type="float" office:value="116015.75">
            <text:p>116015.75</text:p>
          </table:table-cell>
          <table:table-cell office:value-type="float" office:value="260666.89">
            <text:p>260666.89</text:p>
          </table:table-cell>
          <table:table-cell office:value-type="float" office:value="202904.71">
            <text:p>202904.71</text:p>
          </table:table-cell>
          <table:table-cell office:value-type="float" office:value="260666.89">
            <text:p>260666.89</text:p>
          </table:table-cell>
          <table:table-cell office:value-type="float" office:value="231703.9">
            <text:p>231703.90</text:p>
          </table:table-cell>
          <table:table-cell office:value-type="float" office:value="382311.44">
            <text:p>382311.44</text:p>
          </table:table-cell>
          <table:table-cell office:value-type="float" office:value="475320.6">
            <text:p>475320.60</text:p>
          </table:table-cell>
          <table:table-cell office:value-type="float" office:value="448926.31">
            <text:p>448926.31</text:p>
          </table:table-cell>
          <table:table-cell office:value-type="float" office:value="484009.49">
            <text:p>484009.49</text:p>
          </table:table-cell>
          <table:table-cell table:number-columns-repeated="2" office:value-type="float" office:value="492370.79">
            <text:p>492370.79</text:p>
          </table:table-cell>
          <table:table-cell office:value-type="float" office:value="692215.4">
            <text:p>692215.40</text:p>
          </table:table-cell>
          <table:table-cell table:number-columns-repeated="2" office:value-type="float" office:value="868889.63">
            <text:p>868889.63</text:p>
          </table:table-cell>
          <table:table-cell office:value-type="float" office:value="327821.61">
            <text:p>327821.61</text:p>
          </table:table-cell>
          <table:table-cell office:value-type="float" office:value="1016980.55">
            <text:p>1016980.55</text:p>
          </table:table-cell>
          <table:table-cell office:value-type="float" office:value="1185040.25">
            <text:p>1185040.25</text:p>
          </table:table-cell>
          <table:table-cell office:value-type="float" office:value="771266.9">
            <text:p>771266.90</text:p>
          </table:table-cell>
          <table:table-cell office:value-type="float" office:value="1321091.92">
            <text:p>1321091.92</text:p>
          </table:table-cell>
          <table:table-cell office:value-type="float" office:value="1109383">
            <text:p>1109383.00</text:p>
          </table:table-cell>
          <table:table-cell office:value-type="float" office:value="1545256.15">
            <text:p>1545256.15</text:p>
          </table:table-cell>
          <table:table-cell office:value-type="float" office:value="1602792.28">
            <text:p>1602792.28</text:p>
          </table:table-cell>
          <table:table-cell table:number-columns-repeated="2" office:value-type="float" office:value="1798981.22">
            <text:p>1798981.22</text:p>
          </table:table-cell>
          <table:table-cell office:value-type="float" office:value="561064.93">
            <text:p>561064.93</text:p>
          </table:table-cell>
          <table:table-cell office:value-type="float" office:value="1038071.35">
            <text:p>1038071.35</text:p>
          </table:table-cell>
          <table:table-cell office:value-type="float" office:value="2538914.95">
            <text:p>2538914.95</text:p>
          </table:table-cell>
          <table:table-cell table:number-columns-repeated="58"/>
          <table:table-cell office:value-type="float" office:value="136.96">
            <text:p>136.96</text:p>
          </table:table-cell>
          <table:table-cell office:value-type="float" office:value="154.71">
            <text:p>154.71</text:p>
          </table:table-cell>
          <table:table-cell office:value-type="float" office:value="102.24">
            <text:p>102.24</text:p>
          </table:table-cell>
          <table:table-cell office:value-type="float" office:value="140.18">
            <text:p>140.18</text:p>
          </table:table-cell>
          <table:table-cell office:value-type="float" office:value="96.83">
            <text:p>96.83</text:p>
          </table:table-cell>
          <table:table-cell office:value-type="float" office:value="131.37">
            <text:p>131.37</text:p>
          </table:table-cell>
          <table:table-cell office:value-type="float" office:value="144.59">
            <text:p>144.59</text:p>
          </table:table-cell>
          <table:table-cell office:value-type="float" office:value="135.38">
            <text:p>135.38</text:p>
          </table:table-cell>
          <table:table-cell office:value-type="float" office:value="141.64">
            <text:p>141.64</text:p>
          </table:table-cell>
          <table:table-cell office:value-type="float" office:value="139.67">
            <text:p>139.67</text:p>
          </table:table-cell>
          <table:table-cell office:value-type="float" office:value="104.43">
            <text:p>104.43</text:p>
          </table:table-cell>
          <table:table-cell office:value-type="float" office:value="130.56">
            <text:p>130.56</text:p>
          </table:table-cell>
          <table:table-cell office:value-type="float" office:value="99.66">
            <text:p>99.66</text:p>
          </table:table-cell>
          <table:table-cell office:value-type="float" office:value="97.9">
            <text:p>97.90</text:p>
          </table:table-cell>
          <table:table-cell office:value-type="float" office:value="106.33">
            <text:p>106.33</text:p>
          </table:table-cell>
          <table:table-cell office:value-type="float" office:value="74.38">
            <text:p>74.38</text:p>
          </table:table-cell>
          <table:table-cell office:value-type="float" office:value="43.93">
            <text:p>43.93</text:p>
          </table:table-cell>
          <table:table-cell office:value-type="float" office:value="60.39">
            <text:p>60.39</text:p>
          </table:table-cell>
          <table:table-cell office:value-type="float" office:value="31.8">
            <text:p>31.80</text:p>
          </table:table-cell>
          <table:table-cell office:value-type="float" office:value="50.09">
            <text:p>50.09</text:p>
          </table:table-cell>
          <table:table-cell office:value-type="float" office:value="55.88">
            <text:p>55.88</text:p>
          </table:table-cell>
          <table:table-cell office:value-type="float" office:value="40.96">
            <text:p>40.96</text:p>
          </table:table-cell>
          <table:table-cell office:value-type="float" office:value="17.83">
            <text:p>17.83</text:p>
          </table:table-cell>
          <table:table-cell office:value-type="float" office:value="15.36">
            <text:p>15.36</text:p>
          </table:table-cell>
          <table:table-cell office:value-type="float" office:value="2.17">
            <text:p>2.17</text:p>
          </table:table-cell>
          <table:table-cell office:value-type="float" office:value="8.66">
            <text:p>8.66</text:p>
          </table:table-cell>
          <table:table-cell office:value-type="float" office:value="19.49">
            <text:p>19.49</text:p>
          </table:table-cell>
          <table:table-cell office:value-type="float" office:value="15.2">
            <text:p>15.20</text:p>
          </table:table-cell>
          <table:table-cell office:value-type="float" office:value="19.46">
            <text:p>19.46</text:p>
          </table:table-cell>
          <table:table-cell office:value-type="float" office:value="17.08">
            <text:p>17.08</text:p>
          </table:table-cell>
          <table:table-cell office:value-type="float" office:value="27.52">
            <text:p>27.52</text:p>
          </table:table-cell>
          <table:table-cell office:value-type="float" office:value="33.12">
            <text:p>33.12</text:p>
          </table:table-cell>
          <table:table-cell office:value-type="float" office:value="30.14">
            <text:p>30.14</text:p>
          </table:table-cell>
          <table:table-cell office:value-type="float" office:value="31.32">
            <text:p>31.32</text:p>
          </table:table-cell>
          <table:table-cell office:value-type="float" office:value="30.81">
            <text:p>30.81</text:p>
          </table:table-cell>
          <table:table-cell office:value-type="float" office:value="29.91">
            <text:p>29.91</text:p>
          </table:table-cell>
          <table:table-cell office:value-type="float" office:value="40.92">
            <text:p>40.92</text:p>
          </table:table-cell>
          <table:table-cell office:value-type="float" office:value="50.08">
            <text:p>50.08</text:p>
          </table:table-cell>
          <table:table-cell office:value-type="float" office:value="48.82">
            <text:p>48.82</text:p>
          </table:table-cell>
          <table:table-cell office:value-type="float" office:value="17.94">
            <text:p>17.94</text:p>
          </table:table-cell>
          <table:table-cell office:value-type="float" office:value="54.14">
            <text:p>54.14</text:p>
          </table:table-cell>
          <table:table-cell office:value-type="float" office:value="61.34">
            <text:p>61.34</text:p>
          </table:table-cell>
          <table:table-cell office:value-type="float" office:value="38.81">
            <text:p>38.81</text:p>
          </table:table-cell>
          <table:table-cell office:value-type="float" office:value="64.64">
            <text:p>64.64</text:p>
          </table:table-cell>
          <table:table-cell office:value-type="float" office:value="52.8">
            <text:p>52.80</text:p>
          </table:table-cell>
          <table:table-cell office:value-type="float" office:value="71.58">
            <text:p>71.58</text:p>
          </table:table-cell>
          <table:table-cell office:value-type="float" office:value="72.29">
            <text:p>72.29</text:p>
          </table:table-cell>
          <table:table-cell office:value-type="float" office:value="79.03">
            <text:p>79.03</text:p>
          </table:table-cell>
          <table:table-cell office:value-type="float" office:value="77.01">
            <text:p>77.01</text:p>
          </table:table-cell>
          <table:table-cell office:value-type="float" office:value="23.41">
            <text:p>23.41</text:p>
          </table:table-cell>
          <table:table-cell office:value-type="float" office:value="42.23">
            <text:p>42.23</text:p>
          </table:table-cell>
          <table:table-cell office:value-type="float" office:value="100.74">
            <text:p>100.74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34989">
            <text:p>34989</text:p>
          </table:table-cell>
          <table:table-cell office:value-type="float" office:value="48342">
            <text:p>48342</text:p>
          </table:table-cell>
          <table:table-cell office:value-type="float" office:value="55118">
            <text:p>55118</text:p>
          </table:table-cell>
          <table:table-cell office:value-type="float" office:value="53139">
            <text:p>53139</text:p>
          </table:table-cell>
          <table:table-cell office:value-type="float" office:value="68119">
            <text:p>68119</text:p>
          </table:table-cell>
          <table:table-cell office:value-type="float" office:value="46230">
            <text:p>46230</text:p>
          </table:table-cell>
          <table:table-cell office:value-type="float" office:value="42572">
            <text:p>42572</text:p>
          </table:table-cell>
          <table:table-cell office:value-type="float" office:value="49626">
            <text:p>49626</text:p>
          </table:table-cell>
          <table:table-cell office:value-type="float" office:value="32953">
            <text:p>32953</text:p>
          </table:table-cell>
          <table:table-cell office:value-type="float" office:value="34546">
            <text:p>34546</text:p>
          </table:table-cell>
          <table:table-cell office:value-type="float" office:value="42829">
            <text:p>42829</text:p>
          </table:table-cell>
          <table:table-cell office:value-type="float" office:value="43109">
            <text:p>43109</text:p>
          </table:table-cell>
          <table:table-cell office:value-type="float" office:value="43893">
            <text:p>43893</text:p>
          </table:table-cell>
          <table:table-cell office:value-type="float" office:value="37815">
            <text:p>37815</text:p>
          </table:table-cell>
          <table:table-cell office:value-type="float" office:value="42920">
            <text:p>42920</text:p>
          </table:table-cell>
          <table:table-cell office:value-type="float" office:value="37252">
            <text:p>37252</text:p>
          </table:table-cell>
          <table:table-cell office:value-type="float" office:value="31933">
            <text:p>31933</text:p>
          </table:table-cell>
          <table:table-cell office:value-type="float" office:value="41701">
            <text:p>41701</text:p>
          </table:table-cell>
          <table:table-cell office:value-type="float" office:value="51930">
            <text:p>51930</text:p>
          </table:table-cell>
          <table:table-cell office:value-type="float" office:value="49696">
            <text:p>49696</text:p>
          </table:table-cell>
          <table:table-cell office:value-type="float" office:value="74011">
            <text:p>74011</text:p>
          </table:table-cell>
          <table:table-cell office:value-type="float" office:value="95271">
            <text:p>95271</text:p>
          </table:table-cell>
          <table:table-cell office:value-type="float" office:value="97530">
            <text:p>97530</text:p>
          </table:table-cell>
          <table:table-cell office:value-type="float" office:value="104018">
            <text:p>104018</text:p>
          </table:table-cell>
          <table:table-cell office:value-type="float" office:value="125728">
            <text:p>125728</text:p>
          </table:table-cell>
          <table:table-cell office:value-type="float" office:value="99802">
            <text:p>99802</text:p>
          </table:table-cell>
          <table:table-cell office:value-type="float" office:value="79722">
            <text:p>79722</text:p>
          </table:table-cell>
          <table:table-cell office:value-type="float" office:value="72942">
            <text:p>72942</text:p>
          </table:table-cell>
          <table:table-cell office:value-type="float" office:value="60281">
            <text:p>60281</text:p>
          </table:table-cell>
          <table:table-cell office:value-type="float" office:value="62700">
            <text:p>62700</text:p>
          </table:table-cell>
          <table:table-cell office:value-type="float" office:value="62330">
            <text:p>62330</text:p>
          </table:table-cell>
          <table:table-cell office:value-type="float" office:value="63206">
            <text:p>63206</text:p>
          </table:table-cell>
          <table:table-cell office:value-type="float" office:value="68257">
            <text:p>68257</text:p>
          </table:table-cell>
          <table:table-cell office:value-type="float" office:value="42894">
            <text:p>42894</text:p>
          </table:table-cell>
          <table:table-cell office:value-type="float" office:value="86326">
            <text:p>86326</text:p>
          </table:table-cell>
          <table:table-cell office:value-type="float" office:value="165600">
            <text:p>165600</text:p>
          </table:table-cell>
          <table:table-cell office:value-type="float" office:value="167603">
            <text:p>167603</text:p>
          </table:table-cell>
          <table:table-cell office:value-type="float" office:value="163579">
            <text:p>163579</text:p>
          </table:table-cell>
          <table:table-cell office:value-type="float" office:value="158589">
            <text:p>158589</text:p>
          </table:table-cell>
          <table:table-cell office:value-type="float" office:value="176135">
            <text:p>176135</text:p>
          </table:table-cell>
          <table:table-cell office:value-type="float" office:value="153152">
            <text:p>153152</text:p>
          </table:table-cell>
          <table:table-cell office:value-type="float" office:value="140910">
            <text:p>140910</text:p>
          </table:table-cell>
          <table:table-cell office:value-type="float" office:value="158200">
            <text:p>158200</text:p>
          </table:table-cell>
          <table:table-cell office:value-type="float" office:value="197000">
            <text:p>197000</text:p>
          </table:table-cell>
          <table:table-cell office:value-type="float" office:value="177000">
            <text:p>177000</text:p>
          </table:table-cell>
          <table:table-cell table:number-columns-repeated="2" office:value-type="float" office:value="190000">
            <text:p>190000</text:p>
          </table:table-cell>
          <table:table-cell office:value-type="float" office:value="196000">
            <text:p>196000</text:p>
          </table:table-cell>
          <table:table-cell office:value-type="float" office:value="256000">
            <text:p>256000</text:p>
          </table:table-cell>
          <table:table-cell office:value-type="float" office:value="397000">
            <text:p>397000</text:p>
          </table:table-cell>
          <table:table-cell office:value-type="float" office:value="530400">
            <text:p>530400</text:p>
          </table:table-cell>
          <table:table-cell office:value-type="float" office:value="400500">
            <text:p>400500</text:p>
          </table:table-cell>
          <table:table-cell table:number-columns-repeated="2"/>
          <table:table-cell office:value-type="float" office:value="1.5932">
            <text:p>1.5932</text:p>
          </table:table-cell>
          <table:table-cell office:value-type="float" office:value="2.1536">
            <text:p>2.1536</text:p>
          </table:table-cell>
          <table:table-cell office:value-type="float" office:value="2.402">
            <text:p>2.402</text:p>
          </table:table-cell>
          <table:table-cell office:value-type="float" office:value="2.264">
            <text:p>2.264</text:p>
          </table:table-cell>
          <table:table-cell office:value-type="float" office:value="2.8355">
            <text:p>2.8355</text:p>
          </table:table-cell>
          <table:table-cell office:value-type="float" office:value="1.8787">
            <text:p>1.8787</text:p>
          </table:table-cell>
          <table:table-cell office:value-type="float" office:value="1.6882">
            <text:p>1.6882</text:p>
          </table:table-cell>
          <table:table-cell office:value-type="float" office:value="1.9195">
            <text:p>1.9195</text:p>
          </table:table-cell>
          <table:table-cell office:value-type="float" office:value="1.2433">
            <text:p>1.2433</text:p>
          </table:table-cell>
          <table:table-cell office:value-type="float" office:value="1.2717">
            <text:p>1.2717</text:p>
          </table:table-cell>
          <table:table-cell office:value-type="float" office:value="1.5386">
            <text:p>1.5386</text:p>
          </table:table-cell>
          <table:table-cell office:value-type="float" office:value="1.5117">
            <text:p>1.5117</text:p>
          </table:table-cell>
          <table:table-cell office:value-type="float" office:value="1.5027">
            <text:p>1.5027</text:p>
          </table:table-cell>
          <table:table-cell office:value-type="float" office:value="1.264">
            <text:p>1.264</text:p>
          </table:table-cell>
          <table:table-cell office:value-type="float" office:value="1.4007">
            <text:p>1.4007</text:p>
          </table:table-cell>
          <table:table-cell office:value-type="float" office:value="1.1872">
            <text:p>1.1872</text:p>
          </table:table-cell>
          <table:table-cell office:value-type="float" office:value="0.9938">
            <text:p>0.9938</text:p>
          </table:table-cell>
          <table:table-cell office:value-type="float" office:value="1.2677">
            <text:p>1.2677</text:p>
          </table:table-cell>
          <table:table-cell office:value-type="float" office:value="1.542">
            <text:p>1.542</text:p>
          </table:table-cell>
          <table:table-cell office:value-type="float" office:value="1.4415">
            <text:p>1.4415</text:p>
          </table:table-cell>
          <table:table-cell office:value-type="float" office:value="2.0973">
            <text:p>2.0973</text:p>
          </table:table-cell>
          <table:table-cell office:value-type="float" office:value="2.638">
            <text:p>2.638</text:p>
          </table:table-cell>
          <table:table-cell office:value-type="float" office:value="2.6401">
            <text:p>2.6401</text:p>
          </table:table-cell>
          <table:table-cell office:value-type="float" office:value="2.755">
            <text:p>2.755</text:p>
          </table:table-cell>
          <table:table-cell office:value-type="float" office:value="3.2618">
            <text:p>3.2618</text:p>
          </table:table-cell>
          <table:table-cell office:value-type="float" office:value="2.539">
            <text:p>2.539</text:p>
          </table:table-cell>
          <table:table-cell office:value-type="float" office:value="1.991">
            <text:p>1.991</text:p>
          </table:table-cell>
          <table:table-cell office:value-type="float" office:value="1.7899">
            <text:p>1.7899</text:p>
          </table:table-cell>
          <table:table-cell office:value-type="float" office:value="1.4545">
            <text:p>1.4545</text:p>
          </table:table-cell>
          <table:table-cell office:value-type="float" office:value="1.4885">
            <text:p>1.4885</text:p>
          </table:table-cell>
          <table:table-cell office:value-type="float" office:value="1.4569">
            <text:p>1.4569</text:p>
          </table:table-cell>
          <table:table-cell office:value-type="float" office:value="1.4556">
            <text:p>1.4556</text:p>
          </table:table-cell>
          <table:table-cell office:value-type="float" office:value="1.5494">
            <text:p>1.5494</text:p>
          </table:table-cell>
          <table:table-cell office:value-type="float" office:value="0.9599">
            <text:p>0.9599</text:p>
          </table:table-cell>
          <table:table-cell office:value-type="float" office:value="1.9044">
            <text:p>1.9044</text:p>
          </table:table-cell>
          <table:table-cell office:value-type="float" office:value="3.6006">
            <text:p>3.6006</text:p>
          </table:table-cell>
          <table:table-cell office:value-type="float" office:value="3.5917">
            <text:p>3.5917</text:p>
          </table:table-cell>
          <table:table-cell office:value-type="float" office:value="3.4568">
            <text:p>3.4568</text:p>
          </table:table-cell>
          <table:table-cell office:value-type="float" office:value="3.309">
            <text:p>3.309</text:p>
          </table:table-cell>
          <table:table-cell office:value-type="float" office:value="3.6352">
            <text:p>3.6352</text:p>
          </table:table-cell>
          <table:table-cell office:value-type="float" office:value="3.1323">
            <text:p>3.1323</text:p>
          </table:table-cell>
          <table:table-cell office:value-type="float" office:value="2.8605">
            <text:p>2.8605</text:p>
          </table:table-cell>
          <table:table-cell office:value-type="float" office:value="3.191">
            <text:p>3.191</text:p>
          </table:table-cell>
          <table:table-cell office:value-type="float" office:value="3.9499">
            <text:p>3.9499</text:p>
          </table:table-cell>
          <table:table-cell office:value-type="float" office:value="3.5272">
            <text:p>3.5272</text:p>
          </table:table-cell>
          <table:table-cell office:value-type="float" office:value="3.7624">
            <text:p>3.7624</text:p>
          </table:table-cell>
          <table:table-cell office:value-type="float" office:value="3.738">
            <text:p>3.738</text:p>
          </table:table-cell>
          <table:table-cell office:value-type="float" office:value="3.8301">
            <text:p>3.8301</text:p>
          </table:table-cell>
          <table:table-cell office:value-type="float" office:value="4.967">
            <text:p>4.967</text:p>
          </table:table-cell>
          <table:table-cell office:value-type="float" office:value="7.6448">
            <text:p>7.6448</text:p>
          </table:table-cell>
          <table:table-cell office:value-type="float" office:value="10.1316">
            <text:p>10.1316</text:p>
          </table:table-cell>
          <table:table-cell office:value-type="float" office:value="7.5857">
            <text:p>7.5857</text:p>
          </table:table-cell>
          <table:table-cell table:number-columns-repeated="2"/>
          <table:table-cell office:value-type="float" office:value="310881.72">
            <text:p>310881.72</text:p>
          </table:table-cell>
          <table:table-cell office:value-type="float" office:value="429513.93">
            <text:p>429513.93</text:p>
          </table:table-cell>
          <table:table-cell office:value-type="float" office:value="489728.84">
            <text:p>489728.84</text:p>
          </table:table-cell>
          <table:table-cell office:value-type="float" office:value="472138.31">
            <text:p>472138.31</text:p>
          </table:table-cell>
          <table:table-cell office:value-type="float" office:value="605239.18">
            <text:p>605239.18</text:p>
          </table:table-cell>
          <table:table-cell office:value-type="float" office:value="410747.48">
            <text:p>410747.48</text:p>
          </table:table-cell>
          <table:table-cell office:value-type="float" office:value="378249.72">
            <text:p>378249.72</text:p>
          </table:table-cell>
          <table:table-cell office:value-type="float" office:value="440923.08">
            <text:p>440923.08</text:p>
          </table:table-cell>
          <table:table-cell office:value-type="float" office:value="292784.71">
            <text:p>292784.71</text:p>
          </table:table-cell>
          <table:table-cell office:value-type="float" office:value="306939.52">
            <text:p>306939.52</text:p>
          </table:table-cell>
          <table:table-cell office:value-type="float" office:value="380539.19">
            <text:p>380539.19</text:p>
          </table:table-cell>
          <table:table-cell office:value-type="float" office:value="383021.3">
            <text:p>383021.30</text:p>
          </table:table-cell>
          <table:table-cell office:value-type="float" office:value="389999.38">
            <text:p>389999.38</text:p>
          </table:table-cell>
          <table:table-cell office:value-type="float" office:value="335992.51">
            <text:p>335992.51</text:p>
          </table:table-cell>
          <table:table-cell office:value-type="float" office:value="381341.92">
            <text:p>381341.92</text:p>
          </table:table-cell>
          <table:table-cell office:value-type="float" office:value="330984.03">
            <text:p>330984.03</text:p>
          </table:table-cell>
          <table:table-cell office:value-type="float" office:value="283721.36">
            <text:p>283721.36</text:p>
          </table:table-cell>
          <table:table-cell office:value-type="float" office:value="370516.2">
            <text:p>370516.20</text:p>
          </table:table-cell>
          <table:table-cell office:value-type="float" office:value="461395.58">
            <text:p>461395.58</text:p>
          </table:table-cell>
          <table:table-cell office:value-type="float" office:value="441556.82">
            <text:p>441556.82</text:p>
          </table:table-cell>
          <table:table-cell office:value-type="float" office:value="657593.32">
            <text:p>657593.32</text:p>
          </table:table-cell>
          <table:table-cell office:value-type="float" office:value="845362.95">
            <text:p>845362.95</text:p>
          </table:table-cell>
          <table:table-cell office:value-type="float" office:value="863921.01">
            <text:p>863921.01</text:p>
          </table:table-cell>
          <table:table-cell office:value-type="float" office:value="920379.27">
            <text:p>920379.27</text:p>
          </table:table-cell>
          <table:table-cell office:value-type="float" office:value="1113908.58">
            <text:p>1113908.58</text:p>
          </table:table-cell>
          <table:table-cell office:value-type="float" office:value="878661.35">
            <text:p>878661.35</text:p>
          </table:table-cell>
          <table:table-cell office:value-type="float" office:value="695453.44">
            <text:p>695453.44</text:p>
          </table:table-cell>
          <table:table-cell office:value-type="float" office:value="639277.11">
            <text:p>639277.11</text:p>
          </table:table-cell>
          <table:table-cell office:value-type="float" office:value="526905.29">
            <text:p>526905.29</text:p>
          </table:table-cell>
          <table:table-cell office:value-type="float" office:value="550595.19">
            <text:p>550595.19</text:p>
          </table:table-cell>
          <table:table-cell office:value-type="float" office:value="545622.68">
            <text:p>545622.68</text:p>
          </table:table-cell>
          <table:table-cell office:value-type="float" office:value="561595.82">
            <text:p>561595.82</text:p>
          </table:table-cell>
          <table:table-cell office:value-type="float" office:value="606465.4">
            <text:p>606465.40</text:p>
          </table:table-cell>
          <table:table-cell office:value-type="float" office:value="380981.74">
            <text:p>380981.74</text:p>
          </table:table-cell>
          <table:table-cell office:value-type="float" office:value="760908.68">
            <text:p>760908.68</text:p>
          </table:table-cell>
          <table:table-cell office:value-type="float" office:value="1452087.84">
            <text:p>1452087.84</text:p>
          </table:table-cell>
          <table:table-cell office:value-type="float" office:value="1491994">
            <text:p>1491994.00</text:p>
          </table:table-cell>
          <table:table-cell office:value-type="float" office:value="1454430.12">
            <text:p>1454430.12</text:p>
          </table:table-cell>
          <table:table-cell office:value-type="float" office:value="1406063.67">
            <text:p>1406063.67</text:p>
          </table:table-cell>
          <table:table-cell office:value-type="float" office:value="1561624.58">
            <text:p>1561624.58</text:p>
          </table:table-cell>
          <table:table-cell office:value-type="float" office:value="1357265.24">
            <text:p>1357265.24</text:p>
          </table:table-cell>
          <table:table-cell office:value-type="float" office:value="1252602.56">
            <text:p>1252602.56</text:p>
          </table:table-cell>
          <table:table-cell office:value-type="float" office:value="1406000.3">
            <text:p>1406000.30</text:p>
          </table:table-cell>
          <table:table-cell office:value-type="float" office:value="1650671">
            <text:p>1650671.00</text:p>
          </table:table-cell>
          <table:table-cell office:value-type="float" office:value="1572756.63">
            <text:p>1572756.63</text:p>
          </table:table-cell>
          <table:table-cell table:number-columns-repeated="2" office:value-type="float" office:value="1700010.8">
            <text:p>1700010.80</text:p>
          </table:table-cell>
          <table:table-cell office:value-type="float" office:value="1753324.58">
            <text:p>1753324.58</text:p>
          </table:table-cell>
          <table:table-cell office:value-type="float" office:value="2286462.42">
            <text:p>2286462.42</text:p>
          </table:table-cell>
          <table:table-cell office:value-type="float" office:value="3539336.35">
            <text:p>3539336.35</text:p>
          </table:table-cell>
          <table:table-cell office:value-type="float" office:value="4748161.42">
            <text:p>4748161.42</text:p>
          </table:table-cell>
          <table:table-cell office:value-type="float" office:value="3558695.08">
            <text:p>3558695.08</text:p>
          </table:table-cell>
          <table:table-cell table:number-columns-repeated="3"/>
          <table:table-cell office:value-type="string">
            <text:p>257.19</text:p>
          </table:table-cell>
          <table:table-cell office:value-type="string">
            <text:p>355.34</text:p>
          </table:table-cell>
          <table:table-cell office:value-type="string">
            <text:p>405.15</text:p>
          </table:table-cell>
          <table:table-cell office:value-type="string">
            <text:p>390.60</text:p>
          </table:table-cell>
          <table:table-cell office:value-type="string">
            <text:p>500.72</text:p>
          </table:table-cell>
          <table:table-cell office:value-type="string">
            <text:p>339.81</text:p>
          </table:table-cell>
          <table:table-cell office:value-type="string">
            <text:p>312.93</text:p>
          </table:table-cell>
          <table:table-cell office:value-type="string">
            <text:p>364.78</text:p>
          </table:table-cell>
          <table:table-cell office:value-type="string">
            <text:p>242.22</text:p>
          </table:table-cell>
          <table:table-cell office:value-type="string">
            <text:p>253.93</text:p>
          </table:table-cell>
          <table:table-cell office:value-type="string">
            <text:p>314.82</text:p>
          </table:table-cell>
          <table:table-cell office:value-type="string">
            <text:p>316.87</text:p>
          </table:table-cell>
          <table:table-cell office:value-type="string">
            <text:p>322.65</text:p>
          </table:table-cell>
          <table:table-cell office:value-type="string">
            <text:p>277.97</text:p>
          </table:table-cell>
          <table:table-cell office:value-type="string">
            <text:p>315.49</text:p>
          </table:table-cell>
          <table:table-cell office:value-type="string">
            <text:p>273.82</text:p>
          </table:table-cell>
          <table:table-cell office:value-type="string">
            <text:p>234.72</text:p>
          </table:table-cell>
          <table:table-cell office:value-type="string">
            <text:p>306.53</text:p>
          </table:table-cell>
          <table:table-cell office:value-type="string">
            <text:p>381.71</text:p>
          </table:table-cell>
          <table:table-cell office:value-type="string">
            <text:p>365.30</text:p>
          </table:table-cell>
          <table:table-cell office:value-type="string">
            <text:p>544.03</text:p>
          </table:table-cell>
          <table:table-cell office:value-type="string">
            <text:p>699.37</text:p>
          </table:table-cell>
          <table:table-cell office:value-type="string">
            <text:p>714.72</text:p>
          </table:table-cell>
          <table:table-cell office:value-type="string">
            <text:p>761.43</text:p>
          </table:table-cell>
          <table:table-cell office:value-type="string">
            <text:p>921.54</text:p>
          </table:table-cell>
          <table:table-cell office:value-type="string">
            <text:p>726.92</text:p>
          </table:table-cell>
          <table:table-cell office:value-type="string">
            <text:p>575.35</text:p>
          </table:table-cell>
          <table:table-cell office:value-type="string">
            <text:p>528.88</text:p>
          </table:table-cell>
          <table:table-cell office:value-type="string">
            <text:p>435.91</text:p>
          </table:table-cell>
          <table:table-cell office:value-type="string">
            <text:p>455.51</text:p>
          </table:table-cell>
          <table:table-cell office:value-type="string">
            <text:p>451.39</text:p>
          </table:table-cell>
          <table:table-cell office:value-type="string">
            <text:p>464.61</text:p>
          </table:table-cell>
          <table:table-cell office:value-type="string">
            <text:p>501.73</text:p>
          </table:table-cell>
          <table:table-cell office:value-type="string">
            <text:p>315.19</text:p>
          </table:table-cell>
          <table:table-cell office:value-type="string">
            <text:p>629.50</text:p>
          </table:table-cell>
          <table:table-cell office:value-type="string">
            <text:p>1201.32</text:p>
          </table:table-cell>
          <table:table-cell office:value-type="string">
            <text:p>1234.33</text:p>
          </table:table-cell>
          <table:table-cell office:value-type="string">
            <text:p>1203.25</text:p>
          </table:table-cell>
          <table:table-cell office:value-type="string">
            <text:p>1163.24</text:p>
          </table:table-cell>
          <table:table-cell office:value-type="string">
            <text:p>1291.94</text:p>
          </table:table-cell>
          <table:table-cell office:value-type="string">
            <text:p>1122.87</text:p>
          </table:table-cell>
          <table:table-cell office:value-type="string">
            <text:p>1036.28</text:p>
          </table:table-cell>
          <table:table-cell office:value-type="string">
            <text:p>1163.19</text:p>
          </table:table-cell>
          <table:table-cell office:value-type="string">
            <text:p>1365.60</text:p>
          </table:table-cell>
          <table:table-cell office:value-type="string">
            <text:p>1301.15</text:p>
          </table:table-cell>
          <table:table-cell table:number-columns-repeated="2" office:value-type="string">
            <text:p>1406.42</text:p>
          </table:table-cell>
          <table:table-cell office:value-type="string">
            <text:p>1450.53</text:p>
          </table:table-cell>
          <table:table-cell office:value-type="string">
            <text:p>1891.60</text:p>
          </table:table-cell>
          <table:table-cell office:value-type="string">
            <text:p>2928.10</text:p>
          </table:table-cell>
          <table:table-cell office:value-type="string">
            <text:p>3928.17</text:p>
          </table:table-cell>
          <table:table-cell office:value-type="string">
            <text:p>2944.12</text:p>
          </table:table-cell>
          <table:table-cell table:number-columns-repeated="3"/>
          <table:table-cell office:value-type="float" office:value="14.16">
            <text:p>14.16</text:p>
          </table:table-cell>
          <table:table-cell office:value-type="float" office:value="19.13">
            <text:p>19.13</text:p>
          </table:table-cell>
          <table:table-cell office:value-type="float" office:value="21.34">
            <text:p>21.34</text:p>
          </table:table-cell>
          <table:table-cell office:value-type="float" office:value="20.12">
            <text:p>20.12</text:p>
          </table:table-cell>
          <table:table-cell office:value-type="float" office:value="25.19">
            <text:p>25.19</text:p>
          </table:table-cell>
          <table:table-cell office:value-type="float" office:value="16.69">
            <text:p>16.69</text:p>
          </table:table-cell>
          <table:table-cell office:value-type="float" office:value="15">
            <text:p>15.00</text:p>
          </table:table-cell>
          <table:table-cell office:value-type="float" office:value="17.06">
            <text:p>17.06</text:p>
          </table:table-cell>
          <table:table-cell office:value-type="float" office:value="11.05">
            <text:p>11.05</text:p>
          </table:table-cell>
          <table:table-cell office:value-type="float" office:value="11.3">
            <text:p>11.30</text:p>
          </table:table-cell>
          <table:table-cell office:value-type="float" office:value="13.67">
            <text:p>13.67</text:p>
          </table:table-cell>
          <table:table-cell office:value-type="float" office:value="13.43">
            <text:p>13.43</text:p>
          </table:table-cell>
          <table:table-cell office:value-type="float" office:value="13.35">
            <text:p>13.35</text:p>
          </table:table-cell>
          <table:table-cell office:value-type="float" office:value="11.23">
            <text:p>11.23</text:p>
          </table:table-cell>
          <table:table-cell office:value-type="float" office:value="12.45">
            <text:p>12.45</text:p>
          </table:table-cell>
          <table:table-cell office:value-type="float" office:value="10.55">
            <text:p>10.55</text:p>
          </table:table-cell>
          <table:table-cell office:value-type="float" office:value="8.83">
            <text:p>8.83</text:p>
          </table:table-cell>
          <table:table-cell office:value-type="float" office:value="11.26">
            <text:p>11.26</text:p>
          </table:table-cell>
          <table:table-cell office:value-type="float" office:value="13.7">
            <text:p>13.70</text:p>
          </table:table-cell>
          <table:table-cell office:value-type="float" office:value="12.81">
            <text:p>12.81</text:p>
          </table:table-cell>
          <table:table-cell office:value-type="float" office:value="18.63">
            <text:p>18.63</text:p>
          </table:table-cell>
          <table:table-cell office:value-type="float" office:value="23.41">
            <text:p>23.41</text:p>
          </table:table-cell>
          <table:table-cell office:value-type="float" office:value="23.39">
            <text:p>23.39</text:p>
          </table:table-cell>
          <table:table-cell office:value-type="float" office:value="24.38">
            <text:p>24.38</text:p>
          </table:table-cell>
          <table:table-cell office:value-type="float" office:value="28.9">
            <text:p>28.90</text:p>
          </table:table-cell>
          <table:table-cell office:value-type="float" office:value="22.35">
            <text:p>22.35</text:p>
          </table:table-cell>
          <table:table-cell office:value-type="float" office:value="17.37">
            <text:p>17.37</text:p>
          </table:table-cell>
          <table:table-cell office:value-type="float" office:value="15.69">
            <text:p>15.69</text:p>
          </table:table-cell>
          <table:table-cell office:value-type="float" office:value="12.71">
            <text:p>12.71</text:p>
          </table:table-cell>
          <table:table-cell office:value-type="float" office:value="13.07">
            <text:p>13.07</text:p>
          </table:table-cell>
          <table:table-cell office:value-type="float" office:value="12.75">
            <text:p>12.75</text:p>
          </table:table-cell>
          <table:table-cell office:value-type="float" office:value="12.93">
            <text:p>12.93</text:p>
          </table:table-cell>
          <table:table-cell office:value-type="float" office:value="13.77">
            <text:p>13.77</text:p>
          </table:table-cell>
          <table:table-cell office:value-type="float" office:value="8.53">
            <text:p>8.53</text:p>
          </table:table-cell>
          <table:table-cell office:value-type="float" office:value="16.79">
            <text:p>16.79</text:p>
          </table:table-cell>
          <table:table-cell office:value-type="float" office:value="31.57">
            <text:p>31.57</text:p>
          </table:table-cell>
          <table:table-cell office:value-type="float" office:value="31.97">
            <text:p>31.97</text:p>
          </table:table-cell>
          <table:table-cell office:value-type="float" office:value="30.74">
            <text:p>30.74</text:p>
          </table:table-cell>
          <table:table-cell office:value-type="float" office:value="29.34">
            <text:p>29.34</text:p>
          </table:table-cell>
          <table:table-cell office:value-type="float" office:value="32.23">
            <text:p>32.23</text:p>
          </table:table-cell>
          <table:table-cell office:value-type="float" office:value="27.76">
            <text:p>27.76</text:p>
          </table:table-cell>
          <table:table-cell office:value-type="float" office:value="25.43">
            <text:p>25.43</text:p>
          </table:table-cell>
          <table:table-cell office:value-type="float" office:value="28.36">
            <text:p>28.36</text:p>
          </table:table-cell>
          <table:table-cell office:value-type="float" office:value="33.1">
            <text:p>33.10</text:p>
          </table:table-cell>
          <table:table-cell office:value-type="float" office:value="31.34">
            <text:p>31.34</text:p>
          </table:table-cell>
          <table:table-cell office:value-type="float" office:value="33.66">
            <text:p>33.66</text:p>
          </table:table-cell>
          <table:table-cell office:value-type="float" office:value="33.45">
            <text:p>33.45</text:p>
          </table:table-cell>
          <table:table-cell office:value-type="float" office:value="34.26">
            <text:p>34.26</text:p>
          </table:table-cell>
          <table:table-cell office:value-type="float" office:value="44.36">
            <text:p>44.36</text:p>
          </table:table-cell>
          <table:table-cell office:value-type="float" office:value="68.15">
            <text:p>68.15</text:p>
          </table:table-cell>
          <table:table-cell office:value-type="float" office:value="90.7">
            <text:p>90.70</text:p>
          </table:table-cell>
          <table:table-cell office:value-type="float" office:value="67.4">
            <text:p>67.40</text:p>
          </table:table-cell>
          <table:table-cell table:number-columns-repeated="3"/>
          <table:table-cell office:value-type="float" office:value="0.01">
            <text:p>0.01</text:p>
          </table:table-cell>
          <table:table-cell table:number-columns-repeated="4" office:value-type="float" office:value="0.02">
            <text:p>0.02</text:p>
          </table:table-cell>
          <table:table-cell table:number-columns-repeated="15" office:value-type="float" office:value="0.01">
            <text:p>0.01</text:p>
          </table:table-cell>
          <table:table-cell table:number-columns-repeated="6" office:value-type="float" office:value="0.02">
            <text:p>0.02</text:p>
          </table:table-cell>
          <table:table-cell table:number-columns-repeated="9" office:value-type="float" office:value="0.01">
            <text:p>0.01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table:number-columns-repeated="5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float" office:value="147">
            <text:p>147</text:p>
          </table:table-cell>
          <table:table-cell office:value-type="float" office:value="516">
            <text:p>516</text:p>
          </table:table-cell>
          <table:table-cell office:value-type="float" office:value="-22">
            <text:p>-22</text:p>
          </table:table-cell>
          <table:table-cell office:value-type="float" office:value="17">
            <text:p>17</text:p>
          </table:table-cell>
          <table:table-cell table:number-columns-repeated="29" office:value-type="string">
            <text:p><text:s text:c="4"/></text:p>
          </table:table-cell>
          <table:table-cell office:value-type="float" office:value="141">
            <text:p>141</text:p>
          </table:table-cell>
          <table:table-cell office:value-type="float" office:value="238">
            <text:p>238</text:p>
          </table:table-cell>
          <table:table-cell office:value-type="float" office:value="293">
            <text:p>293</text:p>
          </table:table-cell>
          <table:table-cell office:value-type="float" office:value="396">
            <text:p>396</text:p>
          </table:table-cell>
          <table:table-cell office:value-type="float" office:value="594">
            <text:p>594</text:p>
          </table:table-cell>
          <table:table-cell office:value-type="float" office:value="1188">
            <text:p>1188</text:p>
          </table:table-cell>
          <table:table-cell office:value-type="float" office:value="1970">
            <text:p>1970</text:p>
          </table:table-cell>
          <table:table-cell office:value-type="float" office:value="1980">
            <text:p>1980</text:p>
          </table:table-cell>
          <table:table-cell office:value-type="float" office:value="3168">
            <text:p>3168</text:p>
          </table:table-cell>
          <table:table-cell office:value-type="float" office:value="4987">
            <text:p>4987</text:p>
          </table:table-cell>
          <table:table-cell office:value-type="float" office:value="5841">
            <text:p>5841</text:p>
          </table:table-cell>
          <table:table-cell office:value-type="float" office:value="3795">
            <text:p>3795</text:p>
          </table:table-cell>
          <table:table-cell office:value-type="float" office:value="1677">
            <text:p>1677</text:p>
          </table:table-cell>
          <table:table-cell office:value-type="float" office:value="1526">
            <text:p>1526</text:p>
          </table:table-cell>
          <table:table-cell office:value-type="float" office:value="9368">
            <text:p>9368</text:p>
          </table:table-cell>
          <table:table-cell office:value-type="float" office:value="100">
            <text:p>100</text:p>
          </table:table-cell>
          <table:table-cell office:value-type="float" office:value="233">
            <text:p>233</text:p>
          </table:table-cell>
          <table:table-cell office:value-type="float" office:value="31168">
            <text:p>31168</text:p>
          </table:table-cell>
          <table:table-cell table:number-columns-repeated="5" office:value-type="string">
            <text:p><text:s text:c="4"/></text:p>
          </table:table-cell>
          <table:table-cell table:number-columns-repeated="31"/>
          <table:table-cell office:value-type="float" office:value="0.0993">
            <text:p>0.0993</text:p>
          </table:table-cell>
          <table:table-cell office:value-type="float" office:value="0.1621">
            <text:p>0.1621</text:p>
          </table:table-cell>
          <table:table-cell office:value-type="float" office:value="0.1936">
            <text:p>0.1936</text:p>
          </table:table-cell>
          <table:table-cell office:value-type="float" office:value="0.254">
            <text:p>0.254</text:p>
          </table:table-cell>
          <table:table-cell office:value-type="float" office:value="0.3699">
            <text:p>0.3699</text:p>
          </table:table-cell>
          <table:table-cell office:value-type="float" office:value="0.7183">
            <text:p>0.7183</text:p>
          </table:table-cell>
          <table:table-cell office:value-type="float" office:value="1.1555">
            <text:p>1.1555</text:p>
          </table:table-cell>
          <table:table-cell office:value-type="float" office:value="1.1263">
            <text:p>1.1263</text:p>
          </table:table-cell>
          <table:table-cell office:value-type="float" office:value="1.7503">
            <text:p>1.7503</text:p>
          </table:table-cell>
          <table:table-cell office:value-type="float" office:value="2.6853">
            <text:p>2.6853</text:p>
          </table:table-cell>
          <table:table-cell office:value-type="float" office:value="3.0774">
            <text:p>3.0774</text:p>
          </table:table-cell>
          <table:table-cell office:value-type="float" office:value="1.9651">
            <text:p>1.9651</text:p>
          </table:table-cell>
          <table:table-cell office:value-type="float" office:value="0.8565">
            <text:p>0.8565</text:p>
          </table:table-cell>
          <table:table-cell office:value-type="float" office:value="0.7701">
            <text:p>0.7701</text:p>
          </table:table-cell>
          <table:table-cell office:value-type="float" office:value="4.6772">
            <text:p>4.6772</text:p>
          </table:table-cell>
          <table:table-cell office:value-type="float" office:value="0.0493">
            <text:p>0.0493</text:p>
          </table:table-cell>
          <table:table-cell office:value-type="float" office:value="0.1133">
            <text:p>0.1133</text:p>
          </table:table-cell>
          <table:table-cell office:value-type="float" office:value="14.9774">
            <text:p>14.9774</text:p>
          </table:table-cell>
          <table:table-cell table:number-columns-repeated="36"/>
          <table:table-cell office:value-type="float" office:value="456.85">
            <text:p>456.85</text:p>
          </table:table-cell>
          <table:table-cell office:value-type="float" office:value="772.14">
            <text:p>772.14</text:p>
          </table:table-cell>
          <table:table-cell office:value-type="float" office:value="952.3">
            <text:p>952.30</text:p>
          </table:table-cell>
          <table:table-cell office:value-type="float" office:value="1286.9">
            <text:p>1286.90</text:p>
          </table:table-cell>
          <table:table-cell office:value-type="float" office:value="1930.35">
            <text:p>1930.35</text:p>
          </table:table-cell>
          <table:table-cell office:value-type="float" office:value="3860.69">
            <text:p>3860.69</text:p>
          </table:table-cell>
          <table:table-cell office:value-type="float" office:value="6402.31">
            <text:p>6402.31</text:p>
          </table:table-cell>
          <table:table-cell office:value-type="float" office:value="6434.48">
            <text:p>6434.48</text:p>
          </table:table-cell>
          <table:table-cell office:value-type="float" office:value="10295.17">
            <text:p>10295.17</text:p>
          </table:table-cell>
          <table:table-cell office:value-type="float" office:value="16205.25">
            <text:p>16205.25</text:p>
          </table:table-cell>
          <table:table-cell office:value-type="float" office:value="18981.73">
            <text:p>18981.73</text:p>
          </table:table-cell>
          <table:table-cell office:value-type="float" office:value="12331.69">
            <text:p>12331.69</text:p>
          </table:table-cell>
          <table:table-cell office:value-type="float" office:value="5450.01">
            <text:p>5450.01</text:p>
          </table:table-cell>
          <table:table-cell office:value-type="float" office:value="4957.77">
            <text:p>4957.77</text:p>
          </table:table-cell>
          <table:table-cell office:value-type="float" office:value="30444.76">
            <text:p>30444.76</text:p>
          </table:table-cell>
          <table:table-cell office:value-type="float" office:value="324.94">
            <text:p>324.94</text:p>
          </table:table-cell>
          <table:table-cell office:value-type="float" office:value="756.05">
            <text:p>756.05</text:p>
          </table:table-cell>
          <table:table-cell office:value-type="float" office:value="98090.97">
            <text:p>98090.97</text:p>
          </table:table-cell>
          <table:table-cell table:number-columns-repeated="37"/>
          <table:table-cell office:value-type="string">
            <text:p>67.59</text:p>
          </table:table-cell>
          <table:table-cell office:value-type="string">
            <text:p>114.24</text:p>
          </table:table-cell>
          <table:table-cell office:value-type="string">
            <text:p>140.90</text:p>
          </table:table-cell>
          <table:table-cell office:value-type="string">
            <text:p>190.41</text:p>
          </table:table-cell>
          <table:table-cell office:value-type="string">
            <text:p>285.61</text:p>
          </table:table-cell>
          <table:table-cell office:value-type="string">
            <text:p>571.22</text:p>
          </table:table-cell>
          <table:table-cell office:value-type="string">
            <text:p>947.27</text:p>
          </table:table-cell>
          <table:table-cell office:value-type="string">
            <text:p>952.03</text:p>
          </table:table-cell>
          <table:table-cell office:value-type="string">
            <text:p>1523.25</text:p>
          </table:table-cell>
          <table:table-cell office:value-type="string">
            <text:p>2397.68</text:p>
          </table:table-cell>
          <table:table-cell office:value-type="string">
            <text:p>2808.48</text:p>
          </table:table-cell>
          <table:table-cell office:value-type="string">
            <text:p>1824.56</text:p>
          </table:table-cell>
          <table:table-cell office:value-type="string">
            <text:p>806.37</text:p>
          </table:table-cell>
          <table:table-cell office:value-type="string">
            <text:p>733.54</text:p>
          </table:table-cell>
          <table:table-cell office:value-type="string">
            <text:p>4504.52</text:p>
          </table:table-cell>
          <table:table-cell office:value-type="string">
            <text:p>48.08</text:p>
          </table:table-cell>
          <table:table-cell office:value-type="string">
            <text:p>111.86</text:p>
          </table:table-cell>
          <table:table-cell office:value-type="string">
            <text:p>14513.27</text:p>
          </table:table-cell>
          <table:table-cell table:number-columns-repeated="8"/>
          <table:table-cell table:number-columns-repeated="29" office:value-type="string">
            <text:p><text:s text:c="4"/></text:p>
          </table:table-cell>
          <table:table-cell office:value-type="float" office:value="0.32">
            <text:p>0.32</text:p>
          </table:table-cell>
          <table:table-cell office:value-type="float" office:value="0.53">
            <text:p>0.53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2">
            <text:p>1.20</text:p>
          </table:table-cell>
          <table:table-cell office:value-type="float" office:value="2.33">
            <text:p>2.33</text:p>
          </table:table-cell>
          <table:table-cell office:value-type="float" office:value="3.76">
            <text:p>3.76</text:p>
          </table:table-cell>
          <table:table-cell office:value-type="float" office:value="3.66">
            <text:p>3.66</text:p>
          </table:table-cell>
          <table:table-cell office:value-type="float" office:value="5.69">
            <text:p>5.69</text:p>
          </table:table-cell>
          <table:table-cell office:value-type="float" office:value="8.73">
            <text:p>8.73</text:p>
          </table:table-cell>
          <table:table-cell office:value-type="float" office:value="10">
            <text:p>10.00</text:p>
          </table:table-cell>
          <table:table-cell office:value-type="float" office:value="6.39">
            <text:p>6.39</text:p>
          </table:table-cell>
          <table:table-cell office:value-type="float" office:value="2.78">
            <text:p>2.78</text:p>
          </table:table-cell>
          <table:table-cell office:value-type="float" office:value="2.5">
            <text:p>2.50</text:p>
          </table:table-cell>
          <table:table-cell office:value-type="float" office:value="15.2">
            <text:p>15.20</text:p>
          </table:table-cell>
          <table:table-cell office:value-type="float" office:value="0.16">
            <text:p>0.16</text:p>
          </table:table-cell>
          <table:table-cell office:value-type="float" office:value="0.37">
            <text:p>0.37</text:p>
          </table:table-cell>
          <table:table-cell office:value-type="float" office:value="47.14">
            <text:p>47.14</text:p>
          </table:table-cell>
          <table:table-cell table:number-columns-repeated="5" office:value-type="string">
            <text:p><text:s text:c="4"/></text:p>
          </table:table-cell>
          <table:table-cell table:number-columns-repeated="3"/>
          <table:table-cell table:number-columns-repeated="29" office:value-type="string">
            <text:p><text:s text:c="4"/>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84">
            <text:p>0.84</text:p>
          </table:table-cell>
          <table:table-cell office:value-type="float" office:value="1.29">
            <text:p>1.29</text:p>
          </table:table-cell>
          <table:table-cell office:value-type="float" office:value="1.48">
            <text:p>1.48</text:p>
          </table:table-cell>
          <table:table-cell office:value-type="float" office:value="0.94">
            <text:p>0.94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2.25">
            <text:p>2.2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6.97">
            <text:p>6.97</text:p>
          </table:table-cell>
          <table:table-cell table:number-columns-repeated="5" office:value-type="string">
            <text:p><text:s text:c="4"/>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float" office:value="148">
            <text:p>148</text:p>
          </table:table-cell>
          <table:table-cell office:value-type="float" office:value="520">
            <text:p>520</text:p>
          </table:table-cell>
          <table:table-cell office:value-type="string">
            <text:p>-0.5333</text:p>
          </table:table-cell>
          <table:table-cell office:value-type="string">
            <text:p>166.91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float" office:value="149">
            <text:p>149</text:p>
          </table:table-cell>
          <table:table-cell office:value-type="float" office:value="524">
            <text:p>52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29" office:value-type="string">
            <text:p><text:s text:c="4"/></text:p>
          </table:table-cell>
          <table:table-cell office:value-type="float" office:value="1176">
            <text:p>1176</text:p>
          </table:table-cell>
          <table:table-cell office:value-type="float" office:value="1274">
            <text:p>1274</text:p>
          </table:table-cell>
          <table:table-cell office:value-type="float" office:value="1210">
            <text:p>1210</text:p>
          </table:table-cell>
          <table:table-cell office:value-type="float" office:value="1522">
            <text:p>1522</text:p>
          </table:table-cell>
          <table:table-cell office:value-type="float" office:value="2849">
            <text:p>2849</text:p>
          </table:table-cell>
          <table:table-cell office:value-type="float" office:value="2490">
            <text:p>2490</text:p>
          </table:table-cell>
          <table:table-cell office:value-type="float" office:value="2597">
            <text:p>2597</text:p>
          </table:table-cell>
          <table:table-cell office:value-type="float" office:value="1572">
            <text:p>1572</text:p>
          </table:table-cell>
          <table:table-cell office:value-type="float" office:value="690">
            <text:p>690</text:p>
          </table:table-cell>
          <table:table-cell office:value-type="float" office:value="664">
            <text:p>664</text:p>
          </table:table-cell>
          <table:table-cell office:value-type="float" office:value="729">
            <text:p>729</text:p>
          </table:table-cell>
          <table:table-cell office:value-type="float" office:value="450">
            <text:p>450</text:p>
          </table:table-cell>
          <table:table-cell office:value-type="float" office:value="147">
            <text:p>147</text:p>
          </table:table-cell>
          <table:table-cell office:value-type="float" office:value="60">
            <text:p>60</text:p>
          </table:table-cell>
          <table:table-cell office:value-type="float" office:value="60934">
            <text:p>60934</text:p>
          </table:table-cell>
          <table:table-cell office:value-type="float" office:value="61635">
            <text:p>61635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table:number-columns-repeated="31"/>
          <table:table-cell office:value-type="float" office:value="0.0649">
            <text:p>0.0649</text:p>
          </table:table-cell>
          <table:table-cell office:value-type="float" office:value="0.0686">
            <text:p>0.0686</text:p>
          </table:table-cell>
          <table:table-cell office:value-type="float" office:value="0.0635">
            <text:p>0.0635</text:p>
          </table:table-cell>
          <table:table-cell office:value-type="float" office:value="0.0778">
            <text:p>0.0778</text:p>
          </table:table-cell>
          <table:table-cell office:value-type="float" office:value="0.142">
            <text:p>0.142</text:p>
          </table:table-cell>
          <table:table-cell office:value-type="float" office:value="0.121">
            <text:p>0.121</text:p>
          </table:table-cell>
          <table:table-cell office:value-type="float" office:value="0.123">
            <text:p>0.123</text:p>
          </table:table-cell>
          <table:table-cell office:value-type="float" office:value="0.0726">
            <text:p>0.0726</text:p>
          </table:table-cell>
          <table:table-cell office:value-type="float" office:value="0.0311">
            <text:p>0.0311</text:p>
          </table:table-cell>
          <table:table-cell office:value-type="float" office:value="0.0293">
            <text:p>0.0293</text:p>
          </table:table-cell>
          <table:table-cell office:value-type="float" office:value="0.0314">
            <text:p>0.0314</text:p>
          </table:table-cell>
          <table:table-cell office:value-type="float" office:value="0.019">
            <text:p>0.019</text:p>
          </table:table-cell>
          <table:table-cell office:value-type="float" office:value="0.0061">
            <text:p>0.0061</text:p>
          </table:table-cell>
          <table:table-cell office:value-type="float" office:value="0.0024">
            <text:p>0.0024</text:p>
          </table:table-cell>
          <table:table-cell office:value-type="float" office:value="2.445">
            <text:p>2.445</text:p>
          </table:table-cell>
          <table:table-cell office:value-type="float" office:value="2.4369">
            <text:p>2.4369</text:p>
          </table:table-cell>
          <table:table-cell office:value-type="float" office:value="0.0022">
            <text:p>0.0022</text:p>
          </table:table-cell>
          <table:table-cell office:value-type="float" office:value="0.0017">
            <text:p>0.0017</text:p>
          </table:table-cell>
          <table:table-cell office:value-type="float" office:value="0.0026">
            <text:p>0.0026</text:p>
          </table:table-cell>
          <table:table-cell office:value-type="float" office:value="0.0022">
            <text:p>0.0022</text:p>
          </table:table-cell>
          <table:table-cell office:value-type="float" office:value="0.004">
            <text:p>0.004</text:p>
          </table:table-cell>
          <table:table-cell office:value-type="float" office:value="0.0049">
            <text:p>0.0049</text:p>
          </table:table-cell>
          <table:table-cell office:value-type="float" office:value="0.0047">
            <text:p>0.0047</text:p>
          </table:table-cell>
          <table:table-cell table:number-columns-repeated="31"/>
          <table:table-cell office:value-type="float" office:value="13766.66">
            <text:p>13766.66</text:p>
          </table:table-cell>
          <table:table-cell office:value-type="float" office:value="14913.88">
            <text:p>14913.88</text:p>
          </table:table-cell>
          <table:table-cell office:value-type="float" office:value="14168.18">
            <text:p>14168.18</text:p>
          </table:table-cell>
          <table:table-cell office:value-type="float" office:value="17816.35">
            <text:p>17816.35</text:p>
          </table:table-cell>
          <table:table-cell office:value-type="float" office:value="33349.73">
            <text:p>33349.73</text:p>
          </table:table-cell>
          <table:table-cell office:value-type="float" office:value="29150.9">
            <text:p>29150.90</text:p>
          </table:table-cell>
          <table:table-cell office:value-type="float" office:value="30401.37">
            <text:p>30401.37</text:p>
          </table:table-cell>
          <table:table-cell office:value-type="float" office:value="18401.43">
            <text:p>18401.43</text:p>
          </table:table-cell>
          <table:table-cell office:value-type="float" office:value="8076.44">
            <text:p>8076.44</text:p>
          </table:table-cell>
          <table:table-cell office:value-type="float" office:value="7778.16">
            <text:p>7778.16</text:p>
          </table:table-cell>
          <table:table-cell office:value-type="float" office:value="8535.33">
            <text:p>8535.33</text:p>
          </table:table-cell>
          <table:table-cell office:value-type="float" office:value="5265.75">
            <text:p>5265.75</text:p>
          </table:table-cell>
          <table:table-cell office:value-type="float" office:value="1720.83">
            <text:p>1720.83</text:p>
          </table:table-cell>
          <table:table-cell office:value-type="float" office:value="699.81">
            <text:p>699.81</text:p>
          </table:table-cell>
          <table:table-cell office:value-type="float" office:value="645866.43">
            <text:p>645866.43</text:p>
          </table:table-cell>
          <table:table-cell office:value-type="float" office:value="1174566.54">
            <text:p>1174566.54</text:p>
          </table:table-cell>
          <table:table-cell office:value-type="float" office:value="653.92">
            <text:p>653.92</text:p>
          </table:table-cell>
          <table:table-cell office:value-type="float" office:value="516.25">
            <text:p>516.25</text:p>
          </table:table-cell>
          <table:table-cell office:value-type="float" office:value="791.58">
            <text:p>791.58</text:p>
          </table:table-cell>
          <table:table-cell office:value-type="float" office:value="676.86">
            <text:p>676.86</text:p>
          </table:table-cell>
          <table:table-cell office:value-type="float" office:value="1250.47">
            <text:p>1250.47</text:p>
          </table:table-cell>
          <table:table-cell office:value-type="float" office:value="1548.75">
            <text:p>1548.75</text:p>
          </table:table-cell>
          <table:table-cell office:value-type="float" office:value="1525.8">
            <text:p>1525.80</text:p>
          </table:table-cell>
          <table:table-cell table:number-columns-repeated="32"/>
          <table:table-cell office:value-type="string">
            <text:p>1.90</text:p>
          </table:table-cell>
          <table:table-cell office:value-type="string">
            <text:p>2.06</text:p>
          </table:table-cell>
          <table:table-cell office:value-type="string">
            <text:p>1.95</text:p>
          </table:table-cell>
          <table:table-cell office:value-type="string">
            <text:p>2.46</text:p>
          </table:table-cell>
          <table:table-cell office:value-type="string">
            <text:p>4.60</text:p>
          </table:table-cell>
          <table:table-cell office:value-type="string">
            <text:p>4.02</text:p>
          </table:table-cell>
          <table:table-cell office:value-type="string">
            <text:p>4.19</text:p>
          </table:table-cell>
          <table:table-cell office:value-type="string">
            <text:p>2.54</text:p>
          </table:table-cell>
          <table:table-cell office:value-type="string">
            <text:p>1.11</text:p>
          </table:table-cell>
          <table:table-cell office:value-type="string">
            <text:p>1.07</text:p>
          </table:table-cell>
          <table:table-cell office:value-type="string">
            <text:p>1.18</text:p>
          </table:table-cell>
          <table:table-cell office:value-type="string">
            <text:p>0.73</text:p>
          </table:table-cell>
          <table:table-cell office:value-type="string">
            <text:p>0.24</text:p>
          </table:table-cell>
          <table:table-cell office:value-type="string">
            <text:p>0.10</text:p>
          </table:table-cell>
          <table:table-cell office:value-type="string">
            <text:p>89.07</text:p>
          </table:table-cell>
          <table:table-cell office:value-type="string">
            <text:p>161.99</text:p>
          </table:table-cell>
          <table:table-cell office:value-type="string">
            <text:p>0.09</text:p>
          </table:table-cell>
          <table:table-cell office:value-type="string">
            <text:p>0.07</text:p>
          </table:table-cell>
          <table:table-cell office:value-type="string">
            <text:p>0.11</text:p>
          </table:table-cell>
          <table:table-cell office:value-type="string">
            <text:p>0.09</text:p>
          </table:table-cell>
          <table:table-cell office:value-type="string">
            <text:p>0.17</text:p>
          </table:table-cell>
          <table:table-cell table:number-columns-repeated="2" office:value-type="string">
            <text:p>0.21</text:p>
          </table:table-cell>
          <table:table-cell table:number-columns-repeated="3"/>
          <table:table-cell table:number-columns-repeated="29" office:value-type="string">
            <text:p><text:s text:c="4"/>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1.66">
            <text:p>1.66</text:p>
          </table:table-cell>
          <table:table-cell office:value-type="float" office:value="1.42">
            <text:p>1.42</text:p>
          </table:table-cell>
          <table:table-cell office:value-type="float" office:value="1.44">
            <text:p>1.44</text:p>
          </table:table-cell>
          <table:table-cell office:value-type="float" office:value="0.85">
            <text:p>0.85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25.92">
            <text:p>25.92</text:p>
          </table:table-cell>
          <table:table-cell office:value-type="float" office:value="46.44">
            <text:p>46.4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6">
            <text:p>0.06</text:p>
          </table:table-cell>
          <table:table-cell table:number-columns-repeated="3"/>
          <table:table-cell table:number-columns-repeated="29" office:value-type="string">
            <text:p><text:s text:c="4"/></text:p>
          </table:table-cell>
          <table:table-cell table:number-columns-repeated="15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7" office:value-type="float" office:value="0">
            <text:p>0.00</text:p>
          </table:table-cell>
        </table:table-row>
        <table:table-row table:style-name="ro1">
          <table:table-cell office:value-type="string">
            <text:p>Netherlands Antilles</text:p>
          </table:table-cell>
          <table:table-cell office:value-type="float" office:value="151">
            <text:p>151</text:p>
          </table:table-cell>
          <table:table-cell office:value-type="float" office:value="530">
            <text:p>530</text:p>
          </table:table-cell>
          <table:table-cell office:value-type="string">
            <text:p>12.2260790</text:p>
          </table:table-cell>
          <table:table-cell office:value-type="string">
            <text:p>-69.060087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150">
            <text:p>150</text:p>
          </table:table-cell>
          <table:table-cell office:value-type="float" office:value="528">
            <text:p>528</text:p>
          </table:table-cell>
          <table:table-cell office:value-type="string">
            <text:p>52.5</text:p>
          </table:table-cell>
          <table:table-cell office:value-type="float" office:value="27515">
            <text:p>2751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float" office:value="153">
            <text:p>153</text:p>
          </table:table-cell>
          <table:table-cell office:value-type="float" office:value="540">
            <text:p>540</text:p>
          </table:table-cell>
          <table:table-cell table:style-name="ce1" office:value-type="string">
            <text:p>-21.5</text:p>
          </table:table-cell>
          <table:table-cell office:value-type="string">
            <text:p>165.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float" office:value="156">
            <text:p>156</text:p>
          </table:table-cell>
          <table:table-cell office:value-type="float" office:value="554">
            <text:p>554</text:p>
          </table:table-cell>
          <table:table-cell office:value-type="float" office:value="-41">
            <text:p>-41</text:p>
          </table:table-cell>
          <table:table-cell office:value-type="float" office:value="174">
            <text:p>17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float" office:value="157">
            <text:p>157</text:p>
          </table:table-cell>
          <table:table-cell office:value-type="float" office:value="558">
            <text:p>558</text:p>
          </table:table-cell>
          <table:table-cell office:value-type="float" office:value="13">
            <text:p>13</text:p>
          </table:table-cell>
          <table:table-cell office:value-type="float" office:value="-85">
            <text:p>-85</text:p>
          </table:table-cell>
          <table:table-cell office:value-type="float" office:value="91500">
            <text:p>91500</text:p>
          </table:table-cell>
          <table:table-cell office:value-type="float" office:value="154200">
            <text:p>154200</text:p>
          </table:table-cell>
          <table:table-cell office:value-type="float" office:value="194800">
            <text:p>194800</text:p>
          </table:table-cell>
          <table:table-cell office:value-type="float" office:value="250600">
            <text:p>250600</text:p>
          </table:table-cell>
          <table:table-cell office:value-type="float" office:value="328700">
            <text:p>328700</text:p>
          </table:table-cell>
          <table:table-cell office:value-type="float" office:value="292790">
            <text:p>292790</text:p>
          </table:table-cell>
          <table:table-cell office:value-type="float" office:value="301499">
            <text:p>301499</text:p>
          </table:table-cell>
          <table:table-cell office:value-type="float" office:value="267796">
            <text:p>267796</text:p>
          </table:table-cell>
          <table:table-cell office:value-type="float" office:value="244216">
            <text:p>244216</text:p>
          </table:table-cell>
          <table:table-cell office:value-type="float" office:value="180571">
            <text:p>180571</text:p>
          </table:table-cell>
          <table:table-cell office:value-type="float" office:value="205543">
            <text:p>205543</text:p>
          </table:table-cell>
          <table:table-cell office:value-type="float" office:value="267461">
            <text:p>267461</text:p>
          </table:table-cell>
          <table:table-cell office:value-type="float" office:value="283731">
            <text:p>283731</text:p>
          </table:table-cell>
          <table:table-cell office:value-type="float" office:value="380231">
            <text:p>380231</text:p>
          </table:table-cell>
          <table:table-cell office:value-type="float" office:value="319967">
            <text:p>319967</text:p>
          </table:table-cell>
          <table:table-cell office:value-type="float" office:value="287140">
            <text:p>287140</text:p>
          </table:table-cell>
          <table:table-cell office:value-type="float" office:value="308614">
            <text:p>308614</text:p>
          </table:table-cell>
          <table:table-cell office:value-type="float" office:value="324267">
            <text:p>324267</text:p>
          </table:table-cell>
          <table:table-cell office:value-type="float" office:value="299115">
            <text:p>299115</text:p>
          </table:table-cell>
          <table:table-cell office:value-type="float" office:value="55338">
            <text:p>55338</text:p>
          </table:table-cell>
          <table:table-cell office:value-type="float" office:value="186838">
            <text:p>186838</text:p>
          </table:table-cell>
          <table:table-cell office:value-type="float" office:value="158622">
            <text:p>158622</text:p>
          </table:table-cell>
          <table:table-cell office:value-type="float" office:value="199338">
            <text:p>199338</text:p>
          </table:table-cell>
          <table:table-cell office:value-type="float" office:value="212288">
            <text:p>212288</text:p>
          </table:table-cell>
          <table:table-cell office:value-type="float" office:value="167439">
            <text:p>167439</text:p>
          </table:table-cell>
          <table:table-cell office:value-type="float" office:value="122529">
            <text:p>122529</text:p>
          </table:table-cell>
          <table:table-cell office:value-type="float" office:value="120337">
            <text:p>120337</text:p>
          </table:table-cell>
          <table:table-cell office:value-type="float" office:value="83745">
            <text:p>83745</text:p>
          </table:table-cell>
          <table:table-cell office:value-type="float" office:value="68142">
            <text:p>68142</text:p>
          </table:table-cell>
          <table:table-cell office:value-type="float" office:value="59731">
            <text:p>59731</text:p>
          </table:table-cell>
          <table:table-cell office:value-type="float" office:value="69735">
            <text:p>69735</text:p>
          </table:table-cell>
          <table:table-cell office:value-type="float" office:value="61635">
            <text:p>61635</text:p>
          </table:table-cell>
          <table:table-cell office:value-type="float" office:value="3728">
            <text:p>3728</text:p>
          </table:table-cell>
          <table:table-cell office:value-type="float" office:value="2685">
            <text:p>2685</text:p>
          </table:table-cell>
          <table:table-cell office:value-type="float" office:value="14378">
            <text:p>14378</text:p>
          </table:table-cell>
          <table:table-cell office:value-type="float" office:value="6077">
            <text:p>6077</text:p>
          </table:table-cell>
          <table:table-cell office:value-type="float" office:value="3477">
            <text:p>3477</text:p>
          </table:table-cell>
          <table:table-cell office:value-type="float" office:value="4043">
            <text:p>4043</text:p>
          </table:table-cell>
          <table:table-cell office:value-type="float" office:value="3255">
            <text:p>3255</text:p>
          </table:table-cell>
          <table:table-cell office:value-type="float" office:value="2474">
            <text:p>2474</text:p>
          </table:table-cell>
          <table:table-cell office:value-type="float" office:value="2150">
            <text:p>2150</text:p>
          </table:table-cell>
          <table:table-cell office:value-type="float" office:value="2610">
            <text:p>2610</text:p>
          </table:table-cell>
          <table:table-cell office:value-type="float" office:value="2800">
            <text:p>2800</text:p>
          </table:table-cell>
          <table:table-cell office:value-type="float" office:value="2825">
            <text:p>2825</text:p>
          </table:table-cell>
          <table:table-cell office:value-type="float" office:value="2950">
            <text:p>2950</text:p>
          </table:table-cell>
          <table:table-cell office:value-type="float" office:value="2990">
            <text:p>2990</text:p>
          </table:table-cell>
          <table:table-cell table:number-columns-repeated="2" office:value-type="float" office:value="3020">
            <text:p>3020</text:p>
          </table:table-cell>
          <table:table-cell office:value-type="float" office:value="3100">
            <text:p>3100</text:p>
          </table:table-cell>
          <table:table-cell office:value-type="float" office:value="3290">
            <text:p>3290</text:p>
          </table:table-cell>
          <table:table-cell office:value-type="float" office:value="3320">
            <text:p>3320</text:p>
          </table:table-cell>
          <table:table-cell office:value-type="float" office:value="3485">
            <text:p>3485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81.717">
            <text:p>81.717</text:p>
          </table:table-cell>
          <table:table-cell office:value-type="float" office:value="100.2058">
            <text:p>100.2058</text:p>
          </table:table-cell>
          <table:table-cell office:value-type="float" office:value="125.1748">
            <text:p>125.1748</text:p>
          </table:table-cell>
          <table:table-cell office:value-type="float" office:value="159.3311">
            <text:p>159.3311</text:p>
          </table:table-cell>
          <table:table-cell office:value-type="float" office:value="137.7187">
            <text:p>137.7187</text:p>
          </table:table-cell>
          <table:table-cell office:value-type="float" office:value="137.6079">
            <text:p>137.6079</text:p>
          </table:table-cell>
          <table:table-cell office:value-type="float" office:value="118.5988">
            <text:p>118.5988</text:p>
          </table:table-cell>
          <table:table-cell office:value-type="float" office:value="104.9038">
            <text:p>104.9038</text:p>
          </table:table-cell>
          <table:table-cell office:value-type="float" office:value="75.2379">
            <text:p>75.2379</text:p>
          </table:table-cell>
          <table:table-cell office:value-type="float" office:value="83.0812">
            <text:p>83.0812</text:p>
          </table:table-cell>
          <table:table-cell office:value-type="float" office:value="104.8456">
            <text:p>104.8456</text:p>
          </table:table-cell>
          <table:table-cell office:value-type="float" office:value="107.8415">
            <text:p>107.8415</text:p>
          </table:table-cell>
          <table:table-cell office:value-type="float" office:value="140.1515">
            <text:p>140.1515</text:p>
          </table:table-cell>
          <table:table-cell office:value-type="float" office:value="114.3556">
            <text:p>114.3556</text:p>
          </table:table-cell>
          <table:table-cell office:value-type="float" office:value="99.5286">
            <text:p>99.5286</text:p>
          </table:table-cell>
          <table:table-cell office:value-type="float" office:value="103.7358">
            <text:p>103.7358</text:p>
          </table:table-cell>
          <table:table-cell office:value-type="float" office:value="105.7622">
            <text:p>105.7622</text:p>
          </table:table-cell>
          <table:table-cell office:value-type="float" office:value="94.7166">
            <text:p>94.7166</text:p>
          </table:table-cell>
          <table:table-cell office:value-type="float" office:value="17.0271">
            <text:p>17.0271</text:p>
          </table:table-cell>
          <table:table-cell office:value-type="float" office:value="55.8726">
            <text:p>55.8726</text:p>
          </table:table-cell>
          <table:table-cell office:value-type="float" office:value="46.1513">
            <text:p>46.1513</text:p>
          </table:table-cell>
          <table:table-cell office:value-type="float" office:value="56.4697">
            <text:p>56.4697</text:p>
          </table:table-cell>
          <table:table-cell office:value-type="float" office:value="58.6269">
            <text:p>58.6269</text:p>
          </table:table-cell>
          <table:table-cell office:value-type="float" office:value="45.1318">
            <text:p>45.1318</text:p>
          </table:table-cell>
          <table:table-cell office:value-type="float" office:value="32.287">
            <text:p>32.287</text:p>
          </table:table-cell>
          <table:table-cell office:value-type="float" office:value="31.0387">
            <text:p>31.0387</text:p>
          </table:table-cell>
          <table:table-cell office:value-type="float" office:value="21.1477">
            <text:p>21.1477</text:p>
          </table:table-cell>
          <table:table-cell office:value-type="float" office:value="16.8418">
            <text:p>16.8418</text:p>
          </table:table-cell>
          <table:table-cell office:value-type="float" office:value="14.4348">
            <text:p>14.4348</text:p>
          </table:table-cell>
          <table:table-cell office:value-type="float" office:value="16.4586">
            <text:p>16.4586</text:p>
          </table:table-cell>
          <table:table-cell office:value-type="float" office:value="14.1951">
            <text:p>14.1951</text:p>
          </table:table-cell>
          <table:table-cell office:value-type="float" office:value="0.8378">
            <text:p>0.8378</text:p>
          </table:table-cell>
          <table:table-cell office:value-type="float" office:value="0.5892">
            <text:p>0.5892</text:p>
          </table:table-cell>
          <table:table-cell office:value-type="float" office:value="3.0861">
            <text:p>3.0861</text:p>
          </table:table-cell>
          <table:table-cell office:value-type="float" office:value="1.2775">
            <text:p>1.2775</text:p>
          </table:table-cell>
          <table:table-cell office:value-type="float" office:value="0.7171">
            <text:p>0.7171</text:p>
          </table:table-cell>
          <table:table-cell office:value-type="float" office:value="0.8189">
            <text:p>0.8189</text:p>
          </table:table-cell>
          <table:table-cell office:value-type="float" office:value="0.6483">
            <text:p>0.6483</text:p>
          </table:table-cell>
          <table:table-cell office:value-type="float" office:value="0.485">
            <text:p>0.485</text:p>
          </table:table-cell>
          <table:table-cell office:value-type="float" office:value="0.4153">
            <text:p>0.4153</text:p>
          </table:table-cell>
          <table:table-cell office:value-type="float" office:value="0.4972">
            <text:p>0.4972</text:p>
          </table:table-cell>
          <table:table-cell office:value-type="float" office:value="0.5265">
            <text:p>0.5265</text:p>
          </table:table-cell>
          <table:table-cell office:value-type="float" office:value="0.5245">
            <text:p>0.5245</text:p>
          </table:table-cell>
          <table:table-cell office:value-type="float" office:value="0.5408">
            <text:p>0.5408</text:p>
          </table:table-cell>
          <table:table-cell office:value-type="float" office:value="0.5412">
            <text:p>0.5412</text:p>
          </table:table-cell>
          <table:table-cell office:value-type="float" office:value="0.5397">
            <text:p>0.5397</text:p>
          </table:table-cell>
          <table:table-cell office:value-type="float" office:value="0.5328">
            <text:p>0.5328</text:p>
          </table:table-cell>
          <table:table-cell office:value-type="float" office:value="0.5398">
            <text:p>0.5398</text:p>
          </table:table-cell>
          <table:table-cell office:value-type="float" office:value="0.5651">
            <text:p>0.5651</text:p>
          </table:table-cell>
          <table:table-cell office:value-type="float" office:value="0.5622">
            <text:p>0.5622</text:p>
          </table:table-cell>
          <table:table-cell office:value-type="float" office:value="0.5816">
            <text:p>0.5816</text:p>
          </table:table-cell>
          <table:table-cell table:number-columns-repeated="2"/>
          <table:table-cell office:value-type="float" office:value="305916.14">
            <text:p>305916.14</text:p>
          </table:table-cell>
          <table:table-cell office:value-type="float" office:value="513598.69">
            <text:p>513598.69</text:p>
          </table:table-cell>
          <table:table-cell office:value-type="float" office:value="660663.64">
            <text:p>660663.64</text:p>
          </table:table-cell>
          <table:table-cell office:value-type="float" office:value="852019.07">
            <text:p>852019.07</text:p>
          </table:table-cell>
          <table:table-cell office:value-type="float" office:value="1128244.2">
            <text:p>1128244.20</text:p>
          </table:table-cell>
          <table:table-cell office:value-type="float" office:value="1014657.86">
            <text:p>1014657.86</text:p>
          </table:table-cell>
          <table:table-cell office:value-type="float" office:value="1050711.23">
            <text:p>1050711.23</text:p>
          </table:table-cell>
          <table:table-cell office:value-type="float" office:value="936396.53">
            <text:p>936396.53</text:p>
          </table:table-cell>
          <table:table-cell office:value-type="float" office:value="852164.78">
            <text:p>852164.78</text:p>
          </table:table-cell>
          <table:table-cell office:value-type="float" office:value="628626.46">
            <text:p>628626.46</text:p>
          </table:table-cell>
          <table:table-cell office:value-type="float" office:value="720564.22">
            <text:p>720564.22</text:p>
          </table:table-cell>
          <table:table-cell office:value-type="float" office:value="938861.1">
            <text:p>938861.10</text:p>
          </table:table-cell>
          <table:table-cell office:value-type="float" office:value="977529.72">
            <text:p>977529.72</text:p>
          </table:table-cell>
          <table:table-cell office:value-type="float" office:value="1335210.91">
            <text:p>1335210.91</text:p>
          </table:table-cell>
          <table:table-cell office:value-type="float" office:value="1123518.56">
            <text:p>1123518.56</text:p>
          </table:table-cell>
          <table:table-cell office:value-type="float" office:value="1008299.2">
            <text:p>1008299.20</text:p>
          </table:table-cell>
          <table:table-cell office:value-type="float" office:value="1078169.37">
            <text:p>1078169.37</text:p>
          </table:table-cell>
          <table:table-cell office:value-type="float" office:value="1128927.66">
            <text:p>1128927.66</text:p>
          </table:table-cell>
          <table:table-cell office:value-type="float" office:value="1036276.32">
            <text:p>1036276.32</text:p>
          </table:table-cell>
          <table:table-cell office:value-type="float" office:value="197838.09">
            <text:p>197838.09</text:p>
          </table:table-cell>
          <table:table-cell office:value-type="float" office:value="681187.93">
            <text:p>681187.93</text:p>
          </table:table-cell>
          <table:table-cell office:value-type="float" office:value="575452.61">
            <text:p>575452.61</text:p>
          </table:table-cell>
          <table:table-cell office:value-type="float" office:value="725970.2">
            <text:p>725970.20</text:p>
          </table:table-cell>
          <table:table-cell office:value-type="float" office:value="778197.41">
            <text:p>778197.41</text:p>
          </table:table-cell>
          <table:table-cell office:value-type="float" office:value="619377.55">
            <text:p>619377.55</text:p>
          </table:table-cell>
          <table:table-cell office:value-type="float" office:value="454305.64">
            <text:p>454305.64</text:p>
          </table:table-cell>
          <table:table-cell office:value-type="float" office:value="444367.09">
            <text:p>444367.09</text:p>
          </table:table-cell>
          <table:table-cell office:value-type="float" office:value="316209.14">
            <text:p>316209.14</text:p>
          </table:table-cell>
          <table:table-cell office:value-type="float" office:value="232551.03">
            <text:p>232551.03</text:p>
          </table:table-cell>
          <table:table-cell office:value-type="float" office:value="207250.52">
            <text:p>207250.52</text:p>
          </table:table-cell>
          <table:table-cell office:value-type="float" office:value="264080.12">
            <text:p>264080.12</text:p>
          </table:table-cell>
          <table:table-cell office:value-type="float" office:value="231247.91">
            <text:p>231247.91</text:p>
          </table:table-cell>
          <table:table-cell office:value-type="float" office:value="13752.41">
            <text:p>13752.41</text:p>
          </table:table-cell>
          <table:table-cell office:value-type="float" office:value="9934.78">
            <text:p>9934.78</text:p>
          </table:table-cell>
          <table:table-cell office:value-type="float" office:value="51768.51">
            <text:p>51768.51</text:p>
          </table:table-cell>
          <table:table-cell office:value-type="float" office:value="22045.66">
            <text:p>22045.66</text:p>
          </table:table-cell>
          <table:table-cell office:value-type="float" office:value="12734.24">
            <text:p>12734.24</text:p>
          </table:table-cell>
          <table:table-cell office:value-type="float" office:value="13979.67">
            <text:p>13979.67</text:p>
          </table:table-cell>
          <table:table-cell office:value-type="float" office:value="10830.33">
            <text:p>10830.33</text:p>
          </table:table-cell>
          <table:table-cell office:value-type="float" office:value="8207.23">
            <text:p>8207.23</text:p>
          </table:table-cell>
          <table:table-cell office:value-type="float" office:value="7072.06">
            <text:p>7072.06</text:p>
          </table:table-cell>
          <table:table-cell office:value-type="float" office:value="8518.96">
            <text:p>8518.96</text:p>
          </table:table-cell>
          <table:table-cell office:value-type="float" office:value="9357.22">
            <text:p>9357.22</text:p>
          </table:table-cell>
          <table:table-cell office:value-type="float" office:value="9542.42">
            <text:p>9542.42</text:p>
          </table:table-cell>
          <table:table-cell office:value-type="float" office:value="9835.91">
            <text:p>9835.91</text:p>
          </table:table-cell>
          <table:table-cell office:value-type="float" office:value="10132.23">
            <text:p>10132.23</text:p>
          </table:table-cell>
          <table:table-cell table:number-columns-repeated="2" office:value-type="float" office:value="10354.47">
            <text:p>10354.47</text:p>
          </table:table-cell>
          <table:table-cell office:value-type="float" office:value="10947.11">
            <text:p>10947.11</text:p>
          </table:table-cell>
          <table:table-cell office:value-type="float" office:value="11722.13">
            <text:p>11722.13</text:p>
          </table:table-cell>
          <table:table-cell office:value-type="float" office:value="11944.37">
            <text:p>11944.37</text:p>
          </table:table-cell>
          <table:table-cell office:value-type="float" office:value="12534.18">
            <text:p>12534.18</text:p>
          </table:table-cell>
          <table:table-cell table:number-columns-repeated="58"/>
          <table:table-cell office:value-type="float" office:value="167.17">
            <text:p>167.17</text:p>
          </table:table-cell>
          <table:table-cell office:value-type="float" office:value="272.18">
            <text:p>272.18</text:p>
          </table:table-cell>
          <table:table-cell office:value-type="float" office:value="339.85">
            <text:p>339.85</text:p>
          </table:table-cell>
          <table:table-cell office:value-type="float" office:value="425.58">
            <text:p>425.58</text:p>
          </table:table-cell>
          <table:table-cell office:value-type="float" office:value="546.89">
            <text:p>546.89</text:p>
          </table:table-cell>
          <table:table-cell office:value-type="float" office:value="477.26">
            <text:p>477.26</text:p>
          </table:table-cell>
          <table:table-cell office:value-type="float" office:value="479.56">
            <text:p>479.56</text:p>
          </table:table-cell>
          <table:table-cell office:value-type="float" office:value="414.7">
            <text:p>414.70</text:p>
          </table:table-cell>
          <table:table-cell office:value-type="float" office:value="366.05">
            <text:p>366.05</text:p>
          </table:table-cell>
          <table:table-cell office:value-type="float" office:value="261.93">
            <text:p>261.93</text:p>
          </table:table-cell>
          <table:table-cell office:value-type="float" office:value="291.25">
            <text:p>291.25</text:p>
          </table:table-cell>
          <table:table-cell office:value-type="float" office:value="368.04">
            <text:p>368.04</text:p>
          </table:table-cell>
          <table:table-cell office:value-type="float" office:value="371.54">
            <text:p>371.54</text:p>
          </table:table-cell>
          <table:table-cell office:value-type="float" office:value="492.15">
            <text:p>492.15</text:p>
          </table:table-cell>
          <table:table-cell office:value-type="float" office:value="401.54">
            <text:p>401.54</text:p>
          </table:table-cell>
          <table:table-cell office:value-type="float" office:value="349.5">
            <text:p>349.50</text:p>
          </table:table-cell>
          <table:table-cell office:value-type="float" office:value="362.41">
            <text:p>362.41</text:p>
          </table:table-cell>
          <table:table-cell office:value-type="float" office:value="368.21">
            <text:p>368.21</text:p>
          </table:table-cell>
          <table:table-cell office:value-type="float" office:value="328.14">
            <text:p>328.14</text:p>
          </table:table-cell>
          <table:table-cell office:value-type="float" office:value="60.87">
            <text:p>60.87</text:p>
          </table:table-cell>
          <table:table-cell office:value-type="float" office:value="203.7">
            <text:p>203.70</text:p>
          </table:table-cell>
          <table:table-cell office:value-type="float" office:value="167.43">
            <text:p>167.43</text:p>
          </table:table-cell>
          <table:table-cell office:value-type="float" office:value="205.66">
            <text:p>205.66</text:p>
          </table:table-cell>
          <table:table-cell office:value-type="float" office:value="214.91">
            <text:p>214.91</text:p>
          </table:table-cell>
          <table:table-cell office:value-type="float" office:value="166.95">
            <text:p>166.95</text:p>
          </table:table-cell>
          <table:table-cell office:value-type="float" office:value="119.71">
            <text:p>119.71</text:p>
          </table:table-cell>
          <table:table-cell office:value-type="float" office:value="114.62">
            <text:p>114.62</text:p>
          </table:table-cell>
          <table:table-cell office:value-type="float" office:value="79.85">
            <text:p>79.85</text:p>
          </table:table-cell>
          <table:table-cell office:value-type="float" office:value="57.48">
            <text:p>57.48</text:p>
          </table:table-cell>
          <table:table-cell office:value-type="float" office:value="50.08">
            <text:p>50.08</text:p>
          </table:table-cell>
          <table:table-cell office:value-type="float" office:value="62.33">
            <text:p>62.33</text:p>
          </table:table-cell>
          <table:table-cell office:value-type="float" office:value="53.26">
            <text:p>53.26</text:p>
          </table:table-cell>
          <table:table-cell office:value-type="float" office:value="3.09">
            <text:p>3.09</text:p>
          </table:table-cell>
          <table:table-cell office:value-type="float" office:value="2.18">
            <text:p>2.18</text:p>
          </table:table-cell>
          <table:table-cell office:value-type="float" office:value="11.11">
            <text:p>11.11</text:p>
          </table:table-cell>
          <table:table-cell office:value-type="float" office:value="4.63">
            <text:p>4.63</text:p>
          </table:table-cell>
          <table:table-cell office:value-type="float" office:value="2.63">
            <text:p>2.63</text:p>
          </table:table-cell>
          <table:table-cell office:value-type="float" office:value="2.83">
            <text:p>2.83</text:p>
          </table:table-cell>
          <table:table-cell office:value-type="float" office:value="2.16">
            <text:p>2.16</text:p>
          </table:table-cell>
          <table:table-cell office:value-type="float" office:value="1.61">
            <text:p>1.61</text:p>
          </table:table-cell>
          <table:table-cell office:value-type="float" office:value="1.37">
            <text:p>1.37</text:p>
          </table:table-cell>
          <table:table-cell office:value-type="float" office:value="1.62">
            <text:p>1.62</text:p>
          </table:table-cell>
          <table:table-cell office:value-type="float" office:value="1.76">
            <text:p>1.76</text:p>
          </table:table-cell>
          <table:table-cell office:value-type="float" office:value="1.77">
            <text:p>1.77</text:p>
          </table:table-cell>
          <table:table-cell office:value-type="float" office:value="1.8">
            <text:p>1.80</text:p>
          </table:table-cell>
          <table:table-cell office:value-type="float" office:value="1.83">
            <text:p>1.83</text:p>
          </table:table-cell>
          <table:table-cell office:value-type="float" office:value="1.85">
            <text:p>1.85</text:p>
          </table:table-cell>
          <table:table-cell office:value-type="float" office:value="1.83">
            <text:p>1.83</text:p>
          </table:table-cell>
          <table:table-cell office:value-type="float" office:value="1.91">
            <text:p>1.91</text:p>
          </table:table-cell>
          <table:table-cell office:value-type="float" office:value="2.01">
            <text:p>2.01</text:p>
          </table:table-cell>
          <table:table-cell office:value-type="float" office:value="2.02">
            <text:p>2.02</text:p>
          </table:table-cell>
          <table:table-cell office:value-type="float" office:value="2.09">
            <text:p>2.09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float" office:value="158">
            <text:p>158</text:p>
          </table:table-cell>
          <table:table-cell office:value-type="float" office:value="562">
            <text:p>56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11">
            <text:p>2311</text:p>
          </table:table-cell>
          <table:table-cell office:value-type="float" office:value="4676">
            <text:p>4676</text:p>
          </table:table-cell>
          <table:table-cell office:value-type="float" office:value="5400">
            <text:p>5400</text:p>
          </table:table-cell>
          <table:table-cell office:value-type="float" office:value="6807">
            <text:p>6807</text:p>
          </table:table-cell>
          <table:table-cell office:value-type="float" office:value="6077">
            <text:p>6077</text:p>
          </table:table-cell>
          <table:table-cell office:value-type="float" office:value="6708">
            <text:p>6708</text:p>
          </table:table-cell>
          <table:table-cell office:value-type="float" office:value="6169">
            <text:p>6169</text:p>
          </table:table-cell>
          <table:table-cell office:value-type="float" office:value="7008">
            <text:p>7008</text:p>
          </table:table-cell>
          <table:table-cell office:value-type="float" office:value="10518">
            <text:p>10518</text:p>
          </table:table-cell>
          <table:table-cell office:value-type="float" office:value="9597">
            <text:p>9597</text:p>
          </table:table-cell>
          <table:table-cell office:value-type="float" office:value="8271">
            <text:p>8271</text:p>
          </table:table-cell>
          <table:table-cell office:value-type="float" office:value="5187">
            <text:p>5187</text:p>
          </table:table-cell>
          <table:table-cell office:value-type="float" office:value="3481">
            <text:p>3481</text:p>
          </table:table-cell>
          <table:table-cell office:value-type="float" office:value="7911">
            <text:p>7911</text:p>
          </table:table-cell>
          <table:table-cell office:value-type="float" office:value="11128">
            <text:p>11128</text:p>
          </table:table-cell>
          <table:table-cell office:value-type="float" office:value="7150">
            <text:p>7150</text:p>
          </table:table-cell>
          <table:table-cell office:value-type="float" office:value="3816">
            <text:p>3816</text:p>
          </table:table-cell>
          <table:table-cell office:value-type="float" office:value="4370">
            <text:p>4370</text:p>
          </table:table-cell>
          <table:table-cell office:value-type="float" office:value="3022">
            <text:p>3022</text:p>
          </table:table-cell>
          <table:table-cell office:value-type="float" office:value="2852">
            <text:p>2852</text:p>
          </table:table-cell>
          <table:table-cell office:value-type="float" office:value="1790">
            <text:p>1790</text:p>
          </table:table-cell>
          <table:table-cell office:value-type="float" office:value="2010">
            <text:p>2010</text:p>
          </table:table-cell>
          <table:table-cell office:value-type="float" office:value="3980">
            <text:p>3980</text:p>
          </table:table-cell>
          <table:table-cell office:value-type="float" office:value="3884">
            <text:p>3884</text:p>
          </table:table-cell>
          <table:table-cell office:value-type="float" office:value="4389">
            <text:p>4389</text:p>
          </table:table-cell>
          <table:table-cell office:value-type="float" office:value="8138">
            <text:p>8138</text:p>
          </table:table-cell>
          <table:table-cell office:value-type="float" office:value="6000">
            <text:p>6000</text:p>
          </table:table-cell>
          <table:table-cell office:value-type="float" office:value="4000">
            <text:p>4000</text:p>
          </table:table-cell>
          <table:table-cell office:value-type="float" office:value="4950">
            <text:p>4950</text:p>
          </table:table-cell>
          <table:table-cell office:value-type="float" office:value="2270">
            <text:p>2270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office:value-type="float" office:value="12000">
            <text:p>12000</text:p>
          </table:table-cell>
          <table:table-cell office:value-type="float" office:value="9000">
            <text:p>9000</text:p>
          </table:table-cell>
          <table:table-cell office:value-type="float" office:value="7000">
            <text:p>7000</text:p>
          </table:table-cell>
          <table:table-cell office:value-type="float" office:value="4450">
            <text:p>4450</text:p>
          </table:table-cell>
          <table:table-cell office:value-type="float" office:value="7600">
            <text:p>7600</text:p>
          </table:table-cell>
          <table:table-cell table:number-columns-repeated="2" office:value-type="float" office:value="8000">
            <text:p>8000</text:p>
          </table:table-cell>
          <table:table-cell office:value-type="float" office:value="7900">
            <text:p>7900</text:p>
          </table:table-cell>
          <table:table-cell office:value-type="float" office:value="7270">
            <text:p>7270</text:p>
          </table:table-cell>
          <table:table-cell office:value-type="float" office:value="9300">
            <text:p>9300</text:p>
          </table:table-cell>
          <table:table-cell office:value-type="float" office:value="10000">
            <text:p>10000</text:p>
          </table:table-cell>
          <table:table-cell office:value-type="float" office:value="9000">
            <text:p>9000</text:p>
          </table:table-cell>
          <table:table-cell office:value-type="float" office:value="11200">
            <text:p>11200</text:p>
          </table:table-cell>
          <table:table-cell office:value-type="float" office:value="11000">
            <text:p>11000</text:p>
          </table:table-cell>
          <table:table-cell office:value-type="float" office:value="12267">
            <text:p>12267</text:p>
          </table:table-cell>
          <table:table-cell office:value-type="float" office:value="3222">
            <text:p>3222</text:p>
          </table:table-cell>
          <table:table-cell office:value-type="float" office:value="8780">
            <text:p>8780</text:p>
          </table:table-cell>
          <table:table-cell office:value-type="float" office:value="8530">
            <text:p>8530</text:p>
          </table:table-cell>
          <table:table-cell table:number-columns-repeated="2"/>
          <table:table-cell office:value-type="float" office:value="0.674">
            <text:p>0.674</text:p>
          </table:table-cell>
          <table:table-cell office:value-type="float" office:value="1.3261">
            <text:p>1.3261</text:p>
          </table:table-cell>
          <table:table-cell office:value-type="float" office:value="1.4892">
            <text:p>1.4892</text:p>
          </table:table-cell>
          <table:table-cell office:value-type="float" office:value="1.8249">
            <text:p>1.8249</text:p>
          </table:table-cell>
          <table:table-cell office:value-type="float" office:value="1.5842">
            <text:p>1.5842</text:p>
          </table:table-cell>
          <table:table-cell office:value-type="float" office:value="1.6999">
            <text:p>1.6999</text:p>
          </table:table-cell>
          <table:table-cell office:value-type="float" office:value="1.5202">
            <text:p>1.5202</text:p>
          </table:table-cell>
          <table:table-cell office:value-type="float" office:value="1.6794">
            <text:p>1.6794</text:p>
          </table:table-cell>
          <table:table-cell office:value-type="float" office:value="2.4512">
            <text:p>2.4512</text:p>
          </table:table-cell>
          <table:table-cell office:value-type="float" office:value="2.1747">
            <text:p>2.1747</text:p>
          </table:table-cell>
          <table:table-cell office:value-type="float" office:value="1.823">
            <text:p>1.823</text:p>
          </table:table-cell>
          <table:table-cell office:value-type="float" office:value="1.1119">
            <text:p>1.1119</text:p>
          </table:table-cell>
          <table:table-cell office:value-type="float" office:value="0.7258">
            <text:p>0.7258</text:p>
          </table:table-cell>
          <table:table-cell office:value-type="float" office:value="1.6043">
            <text:p>1.6043</text:p>
          </table:table-cell>
          <table:table-cell office:value-type="float" office:value="2.1944">
            <text:p>2.1944</text:p>
          </table:table-cell>
          <table:table-cell office:value-type="float" office:value="1.371">
            <text:p>1.371</text:p>
          </table:table-cell>
          <table:table-cell office:value-type="float" office:value="0.7114">
            <text:p>0.7114</text:p>
          </table:table-cell>
          <table:table-cell office:value-type="float" office:value="0.7921">
            <text:p>0.7921</text:p>
          </table:table-cell>
          <table:table-cell office:value-type="float" office:value="0.5326">
            <text:p>0.5326</text:p>
          </table:table-cell>
          <table:table-cell office:value-type="float" office:value="0.4889">
            <text:p>0.4889</text:p>
          </table:table-cell>
          <table:table-cell office:value-type="float" office:value="0.2984">
            <text:p>0.2984</text:p>
          </table:table-cell>
          <table:table-cell office:value-type="float" office:value="0.3259">
            <text:p>0.3259</text:p>
          </table:table-cell>
          <table:table-cell office:value-type="float" office:value="0.6276">
            <text:p>0.6276</text:p>
          </table:table-cell>
          <table:table-cell office:value-type="float" office:value="0.5956">
            <text:p>0.5956</text:p>
          </table:table-cell>
          <table:table-cell office:value-type="float" office:value="0.6546">
            <text:p>0.6546</text:p>
          </table:table-cell>
          <table:table-cell office:value-type="float" office:value="1.1801">
            <text:p>1.1801</text:p>
          </table:table-cell>
          <table:table-cell office:value-type="float" office:value="0.8459">
            <text:p>0.8459</text:p>
          </table:table-cell>
          <table:table-cell office:value-type="float" office:value="0.5479">
            <text:p>0.5479</text:p>
          </table:table-cell>
          <table:table-cell office:value-type="float" office:value="0.6582">
            <text:p>0.6582</text:p>
          </table:table-cell>
          <table:table-cell office:value-type="float" office:value="0.2928">
            <text:p>0.2928</text:p>
          </table:table-cell>
          <table:table-cell office:value-type="float" office:value="0.3123">
            <text:p>0.3123</text:p>
          </table:table-cell>
          <table:table-cell office:value-type="float" office:value="0.6046">
            <text:p>0.6046</text:p>
          </table:table-cell>
          <table:table-cell office:value-type="float" office:value="0.5846">
            <text:p>0.5846</text:p>
          </table:table-cell>
          <table:table-cell office:value-type="float" office:value="0.7908">
            <text:p>0.7908</text:p>
          </table:table-cell>
          <table:table-cell office:value-type="float" office:value="1.309">
            <text:p>1.309</text:p>
          </table:table-cell>
          <table:table-cell office:value-type="float" office:value="0.9474">
            <text:p>0.9474</text:p>
          </table:table-cell>
          <table:table-cell office:value-type="float" office:value="0.7107">
            <text:p>0.7107</text:p>
          </table:table-cell>
          <table:table-cell office:value-type="float" office:value="0.4356">
            <text:p>0.4356</text:p>
          </table:table-cell>
          <table:table-cell office:value-type="float" office:value="0.7173">
            <text:p>0.7173</text:p>
          </table:table-cell>
          <table:table-cell office:value-type="float" office:value="0.7279">
            <text:p>0.7279</text:p>
          </table:table-cell>
          <table:table-cell office:value-type="float" office:value="0.702">
            <text:p>0.702</text:p>
          </table:table-cell>
          <table:table-cell office:value-type="float" office:value="0.6685">
            <text:p>0.6685</text:p>
          </table:table-cell>
          <table:table-cell office:value-type="float" office:value="0.5933">
            <text:p>0.5933</text:p>
          </table:table-cell>
          <table:table-cell office:value-type="float" office:value="0.7318">
            <text:p>0.7318</text:p>
          </table:table-cell>
          <table:table-cell office:value-type="float" office:value="0.7585">
            <text:p>0.7585</text:p>
          </table:table-cell>
          <table:table-cell office:value-type="float" office:value="0.6579">
            <text:p>0.6579</text:p>
          </table:table-cell>
          <table:table-cell office:value-type="float" office:value="0.7889">
            <text:p>0.7889</text:p>
          </table:table-cell>
          <table:table-cell office:value-type="float" office:value="0.7464">
            <text:p>0.7464</text:p>
          </table:table-cell>
          <table:table-cell office:value-type="float" office:value="0.8016">
            <text:p>0.8016</text:p>
          </table:table-cell>
          <table:table-cell office:value-type="float" office:value="0.2027">
            <text:p>0.2027</text:p>
          </table:table-cell>
          <table:table-cell office:value-type="float" office:value="0.5318">
            <text:p>0.5318</text:p>
          </table:table-cell>
          <table:table-cell office:value-type="float" office:value="0.4972">
            <text:p>0.4972</text:p>
          </table:table-cell>
          <table:table-cell table:number-columns-repeated="2"/>
          <table:table-cell office:value-type="float" office:value="4413.55">
            <text:p>4413.55</text:p>
          </table:table-cell>
          <table:table-cell office:value-type="float" office:value="8749.85">
            <text:p>8749.85</text:p>
          </table:table-cell>
          <table:table-cell office:value-type="float" office:value="10141.87">
            <text:p>10141.87</text:p>
          </table:table-cell>
          <table:table-cell office:value-type="float" office:value="13346.48">
            <text:p>13346.48</text:p>
          </table:table-cell>
          <table:table-cell office:value-type="float" office:value="11466.71">
            <text:p>11466.71</text:p>
          </table:table-cell>
          <table:table-cell office:value-type="float" office:value="12948.37">
            <text:p>12948.37</text:p>
          </table:table-cell>
          <table:table-cell office:value-type="float" office:value="12083.72">
            <text:p>12083.72</text:p>
          </table:table-cell>
          <table:table-cell office:value-type="float" office:value="13210.28">
            <text:p>13210.28</text:p>
          </table:table-cell>
          <table:table-cell office:value-type="float" office:value="20364.59">
            <text:p>20364.59</text:p>
          </table:table-cell>
          <table:table-cell office:value-type="float" office:value="19044.31">
            <text:p>19044.31</text:p>
          </table:table-cell>
          <table:table-cell office:value-type="float" office:value="16736.32">
            <text:p>16736.32</text:p>
          </table:table-cell>
          <table:table-cell office:value-type="float" office:value="10192.25">
            <text:p>10192.25</text:p>
          </table:table-cell>
          <table:table-cell office:value-type="float" office:value="6919.92">
            <text:p>6919.92</text:p>
          </table:table-cell>
          <table:table-cell office:value-type="float" office:value="15665.61">
            <text:p>15665.61</text:p>
          </table:table-cell>
          <table:table-cell office:value-type="float" office:value="22577.36">
            <text:p>22577.36</text:p>
          </table:table-cell>
          <table:table-cell office:value-type="float" office:value="14160.67">
            <text:p>14160.67</text:p>
          </table:table-cell>
          <table:table-cell office:value-type="float" office:value="7457.27">
            <text:p>7457.27</text:p>
          </table:table-cell>
          <table:table-cell office:value-type="float" office:value="8331.48">
            <text:p>8331.48</text:p>
          </table:table-cell>
          <table:table-cell office:value-type="float" office:value="6430.11">
            <text:p>6430.11</text:p>
          </table:table-cell>
          <table:table-cell office:value-type="float" office:value="6135.65">
            <text:p>6135.65</text:p>
          </table:table-cell>
          <table:table-cell office:value-type="float" office:value="3858.17">
            <text:p>3858.17</text:p>
          </table:table-cell>
          <table:table-cell office:value-type="float" office:value="4258.95">
            <text:p>4258.95</text:p>
          </table:table-cell>
          <table:table-cell office:value-type="float" office:value="8310.01">
            <text:p>8310.01</text:p>
          </table:table-cell>
          <table:table-cell office:value-type="float" office:value="7984.53">
            <text:p>7984.53</text:p>
          </table:table-cell>
          <table:table-cell office:value-type="float" office:value="9274.21">
            <text:p>9274.21</text:p>
          </table:table-cell>
          <table:table-cell office:value-type="float" office:value="16874.91">
            <text:p>16874.91</text:p>
          </table:table-cell>
          <table:table-cell office:value-type="float" office:value="14991.21">
            <text:p>14991.21</text:p>
          </table:table-cell>
          <table:table-cell office:value-type="float" office:value="9994.14">
            <text:p>9994.14</text:p>
          </table:table-cell>
          <table:table-cell office:value-type="float" office:value="10450.68">
            <text:p>10450.68</text:p>
          </table:table-cell>
          <table:table-cell office:value-type="float" office:value="4871.34">
            <text:p>4871.34</text:p>
          </table:table-cell>
          <table:table-cell office:value-type="float" office:value="5315.72">
            <text:p>5315.72</text:p>
          </table:table-cell>
          <table:table-cell office:value-type="float" office:value="10631.44">
            <text:p>10631.44</text:p>
          </table:table-cell>
          <table:table-cell office:value-type="float" office:value="8770.21">
            <text:p>8770.21</text:p>
          </table:table-cell>
          <table:table-cell office:value-type="float" office:value="11906.04">
            <text:p>11906.04</text:p>
          </table:table-cell>
          <table:table-cell office:value-type="float" office:value="20676.25">
            <text:p>20676.25</text:p>
          </table:table-cell>
          <table:table-cell office:value-type="float" office:value="15041.88">
            <text:p>15041.88</text:p>
          </table:table-cell>
          <table:table-cell office:value-type="float" office:value="11906.04">
            <text:p>11906.04</text:p>
          </table:table-cell>
          <table:table-cell office:value-type="float" office:value="8233.57">
            <text:p>8233.57</text:p>
          </table:table-cell>
          <table:table-cell office:value-type="float" office:value="23455.83">
            <text:p>23455.83</text:p>
          </table:table-cell>
          <table:table-cell office:value-type="float" office:value="21849.52">
            <text:p>21849.52</text:p>
          </table:table-cell>
          <table:table-cell office:value-type="float" office:value="24827.5">
            <text:p>24827.50</text:p>
          </table:table-cell>
          <table:table-cell office:value-type="float" office:value="14340.85">
            <text:p>14340.85</text:p>
          </table:table-cell>
          <table:table-cell office:value-type="float" office:value="14199.92">
            <text:p>14199.92</text:p>
          </table:table-cell>
          <table:table-cell office:value-type="float" office:value="18211.05">
            <text:p>18211.05</text:p>
          </table:table-cell>
          <table:table-cell office:value-type="float" office:value="21262.89">
            <text:p>21262.89</text:p>
          </table:table-cell>
          <table:table-cell office:value-type="float" office:value="20625.59">
            <text:p>20625.59</text:p>
          </table:table-cell>
          <table:table-cell office:value-type="float" office:value="22027.65">
            <text:p>22027.65</text:p>
          </table:table-cell>
          <table:table-cell office:value-type="float" office:value="21900.19">
            <text:p>21900.19</text:p>
          </table:table-cell>
          <table:table-cell office:value-type="float" office:value="24446.04">
            <text:p>24446.04</text:p>
          </table:table-cell>
          <table:table-cell office:value-type="float" office:value="6408.67">
            <text:p>6408.67</text:p>
          </table:table-cell>
          <table:table-cell office:value-type="float" office:value="17991.32">
            <text:p>17991.32</text:p>
          </table:table-cell>
          <table:table-cell office:value-type="float" office:value="17832">
            <text:p>17832.00</text:p>
          </table:table-cell>
          <table:table-cell table:number-columns-repeated="3"/>
          <table:table-cell office:value-type="string">
            <text:p>4390.14</text:p>
          </table:table-cell>
          <table:table-cell office:value-type="string">
            <text:p>8703.43</text:p>
          </table:table-cell>
          <table:table-cell office:value-type="string">
            <text:p>10088.07</text:p>
          </table:table-cell>
          <table:table-cell office:value-type="string">
            <text:p>13275.69</text:p>
          </table:table-cell>
          <table:table-cell office:value-type="string">
            <text:p>11405.89</text:p>
          </table:table-cell>
          <table:table-cell office:value-type="string">
            <text:p>12879.68</text:p>
          </table:table-cell>
          <table:table-cell office:value-type="string">
            <text:p>12019.62</text:p>
          </table:table-cell>
          <table:table-cell office:value-type="string">
            <text:p>13140.21</text:p>
          </table:table-cell>
          <table:table-cell office:value-type="string">
            <text:p>20256.57</text:p>
          </table:table-cell>
          <table:table-cell office:value-type="string">
            <text:p>18943.29</text:p>
          </table:table-cell>
          <table:table-cell office:value-type="string">
            <text:p>16647.54</text:p>
          </table:table-cell>
          <table:table-cell office:value-type="string">
            <text:p>10138.18</text:p>
          </table:table-cell>
          <table:table-cell office:value-type="string">
            <text:p>6883.22</text:p>
          </table:table-cell>
          <table:table-cell office:value-type="string">
            <text:p>15582.52</text:p>
          </table:table-cell>
          <table:table-cell office:value-type="string">
            <text:p>22457.60</text:p>
          </table:table-cell>
          <table:table-cell office:value-type="string">
            <text:p>14085.56</text:p>
          </table:table-cell>
          <table:table-cell office:value-type="string">
            <text:p>7417.72</text:p>
          </table:table-cell>
          <table:table-cell office:value-type="string">
            <text:p>8287.29</text:p>
          </table:table-cell>
          <table:table-cell office:value-type="string">
            <text:p>6396.00</text:p>
          </table:table-cell>
          <table:table-cell office:value-type="string">
            <text:p>6103.10</text:p>
          </table:table-cell>
          <table:table-cell office:value-type="string">
            <text:p>3837.71</text:p>
          </table:table-cell>
          <table:table-cell office:value-type="string">
            <text:p>4236.36</text:p>
          </table:table-cell>
          <table:table-cell office:value-type="string">
            <text:p>8265.93</text:p>
          </table:table-cell>
          <table:table-cell office:value-type="string">
            <text:p>7942.18</text:p>
          </table:table-cell>
          <table:table-cell office:value-type="string">
            <text:p>9225.02</text:p>
          </table:table-cell>
          <table:table-cell office:value-type="string">
            <text:p>16785.40</text:p>
          </table:table-cell>
          <table:table-cell office:value-type="string">
            <text:p>14911.69</text:p>
          </table:table-cell>
          <table:table-cell office:value-type="string">
            <text:p>9941.13</text:p>
          </table:table-cell>
          <table:table-cell office:value-type="string">
            <text:p>10395.24</text:p>
          </table:table-cell>
          <table:table-cell office:value-type="string">
            <text:p>4845.51</text:p>
          </table:table-cell>
          <table:table-cell office:value-type="string">
            <text:p>5287.52</text:p>
          </table:table-cell>
          <table:table-cell office:value-type="string">
            <text:p>10575.05</text:p>
          </table:table-cell>
          <table:table-cell office:value-type="string">
            <text:p>8723.69</text:p>
          </table:table-cell>
          <table:table-cell office:value-type="string">
            <text:p>11842.89</text:p>
          </table:table-cell>
          <table:table-cell office:value-type="string">
            <text:p>20566.58</text:p>
          </table:table-cell>
          <table:table-cell office:value-type="string">
            <text:p>14962.09</text:p>
          </table:table-cell>
          <table:table-cell office:value-type="string">
            <text:p>11842.89</text:p>
          </table:table-cell>
          <table:table-cell office:value-type="string">
            <text:p>8189.89</text:p>
          </table:table-cell>
          <table:table-cell office:value-type="string">
            <text:p>23331.42</text:p>
          </table:table-cell>
          <table:table-cell office:value-type="string">
            <text:p>21733.62</text:p>
          </table:table-cell>
          <table:table-cell office:value-type="string">
            <text:p>24695.80</text:p>
          </table:table-cell>
          <table:table-cell office:value-type="string">
            <text:p>14264.78</text:p>
          </table:table-cell>
          <table:table-cell office:value-type="string">
            <text:p>14124.60</text:p>
          </table:table-cell>
          <table:table-cell office:value-type="string">
            <text:p>18114.45</text:p>
          </table:table-cell>
          <table:table-cell office:value-type="string">
            <text:p>21150.10</text:p>
          </table:table-cell>
          <table:table-cell office:value-type="string">
            <text:p>20516.18</text:p>
          </table:table-cell>
          <table:table-cell office:value-type="string">
            <text:p>21910.80</text:p>
          </table:table-cell>
          <table:table-cell office:value-type="string">
            <text:p>21784.02</text:p>
          </table:table-cell>
          <table:table-cell office:value-type="string">
            <text:p>24316.37</text:p>
          </table:table-cell>
          <table:table-cell office:value-type="string">
            <text:p>6374.68</text:p>
          </table:table-cell>
          <table:table-cell office:value-type="string">
            <text:p>17895.89</text:p>
          </table:table-cell>
          <table:table-cell office:value-type="string">
            <text:p>17737.41</text:p>
          </table:table-cell>
          <table:table-cell table:number-columns-repeated="3"/>
          <table:table-cell office:value-type="float" office:value="1.29">
            <text:p>1.29</text:p>
          </table:table-cell>
          <table:table-cell office:value-type="float" office:value="2.48">
            <text:p>2.48</text:p>
          </table:table-cell>
          <table:table-cell office:value-type="float" office:value="2.8">
            <text:p>2.80</text:p>
          </table:table-cell>
          <table:table-cell office:value-type="float" office:value="3.58">
            <text:p>3.58</text:p>
          </table:table-cell>
          <table:table-cell office:value-type="float" office:value="2.99">
            <text:p>2.99</text:p>
          </table:table-cell>
          <table:table-cell office:value-type="float" office:value="3.28">
            <text:p>3.28</text:p>
          </table:table-cell>
          <table:table-cell office:value-type="float" office:value="2.98">
            <text:p>2.98</text:p>
          </table:table-cell>
          <table:table-cell office:value-type="float" office:value="3.17">
            <text:p>3.17</text:p>
          </table:table-cell>
          <table:table-cell office:value-type="float" office:value="4.75">
            <text:p>4.75</text:p>
          </table:table-cell>
          <table:table-cell office:value-type="float" office:value="4.32">
            <text:p>4.32</text:p>
          </table:table-cell>
          <table:table-cell office:value-type="float" office:value="3.69">
            <text:p>3.69</text:p>
          </table:table-cell>
          <table:table-cell office:value-type="float" office:value="2.18">
            <text:p>2.18</text:p>
          </table:table-cell>
          <table:table-cell office:value-type="float" office:value="1.44">
            <text:p>1.44</text:p>
          </table:table-cell>
          <table:table-cell office:value-type="float" office:value="3.18">
            <text:p>3.18</text:p>
          </table:table-cell>
          <table:table-cell office:value-type="float" office:value="4.45">
            <text:p>4.45</text:p>
          </table:table-cell>
          <table:table-cell office:value-type="float" office:value="2.72">
            <text:p>2.72</text:p>
          </table:table-cell>
          <table:table-cell office:value-type="float" office:value="1.39">
            <text:p>1.39</text:p>
          </table:table-cell>
          <table:table-cell office:value-type="float" office:value="1.51">
            <text:p>1.51</text:p>
          </table:table-cell>
          <table:table-cell office:value-type="float" office:value="1.13">
            <text:p>1.13</text:p>
          </table:table-cell>
          <table:table-cell office:value-type="float" office:value="1.05">
            <text:p>1.05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1.31">
            <text:p>1.31</text:p>
          </table:table-cell>
          <table:table-cell office:value-type="float" office:value="1.22">
            <text:p>1.22</text:p>
          </table:table-cell>
          <table:table-cell office:value-type="float" office:value="1.38">
            <text:p>1.38</text:p>
          </table:table-cell>
          <table:table-cell office:value-type="float" office:value="2.45">
            <text:p>2.45</text:p>
          </table:table-cell>
          <table:table-cell office:value-type="float" office:value="2.11">
            <text:p>2.11</text:p>
          </table:table-cell>
          <table:table-cell office:value-type="float" office:value="1.37">
            <text:p>1.37</text:p>
          </table:table-cell>
          <table:table-cell office:value-type="float" office:value="1.39">
            <text:p>1.39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office:value-type="float" office:value="1.29">
            <text:p>1.29</text:p>
          </table:table-cell>
          <table:table-cell office:value-type="float" office:value="1.03">
            <text:p>1.03</text:p>
          </table:table-cell>
          <table:table-cell office:value-type="float" office:value="1.35">
            <text:p>1.35</text:p>
          </table:table-cell>
          <table:table-cell office:value-type="float" office:value="2.26">
            <text:p>2.26</text:p>
          </table:table-cell>
          <table:table-cell office:value-type="float" office:value="1.58">
            <text:p>1.58</text:p>
          </table:table-cell>
          <table:table-cell office:value-type="float" office:value="1.21">
            <text:p>1.21</text:p>
          </table:table-cell>
          <table:table-cell office:value-type="float" office:value="0.81">
            <text:p>0.81</text:p>
          </table:table-cell>
          <table:table-cell office:value-type="float" office:value="2.21">
            <text:p>2.21</text:p>
          </table:table-cell>
          <table:table-cell office:value-type="float" office:value="1.99">
            <text:p>1.99</text:p>
          </table:table-cell>
          <table:table-cell office:value-type="float" office:value="2.18">
            <text:p>2.18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1.43">
            <text:p>1.43</text:p>
          </table:table-cell>
          <table:table-cell office:value-type="float" office:value="1.61">
            <text:p>1.61</text:p>
          </table:table-cell>
          <table:table-cell office:value-type="float" office:value="1.51">
            <text:p>1.51</text:p>
          </table:table-cell>
          <table:table-cell office:value-type="float" office:value="1.55">
            <text:p>1.55</text:p>
          </table:table-cell>
          <table:table-cell office:value-type="float" office:value="1.49">
            <text:p>1.49</text:p>
          </table:table-cell>
          <table:table-cell office:value-type="float" office:value="1.6">
            <text:p>1.60</text:p>
          </table:table-cell>
          <table:table-cell office:value-type="float" office:value="0.4">
            <text:p>0.40</text:p>
          </table:table-cell>
          <table:table-cell office:value-type="float" office:value="1.09">
            <text:p>1.09</text:p>
          </table:table-cell>
          <table:table-cell office:value-type="float" office:value="1.04">
            <text:p>1.04</text:p>
          </table:table-cell>
          <table:table-cell table:number-columns-repeated="3"/>
          <table:table-cell office:value-type="float" office:value="1.28">
            <text:p>1.28</text:p>
          </table:table-cell>
          <table:table-cell office:value-type="float" office:value="2.47">
            <text:p>2.47</text:p>
          </table:table-cell>
          <table:table-cell office:value-type="float" office:value="2.78">
            <text:p>2.78</text:p>
          </table:table-cell>
          <table:table-cell office:value-type="float" office:value="3.56">
            <text:p>3.56</text:p>
          </table:table-cell>
          <table:table-cell office:value-type="float" office:value="2.97">
            <text:p>2.97</text:p>
          </table:table-cell>
          <table:table-cell office:value-type="float" office:value="3.26">
            <text:p>3.26</text:p>
          </table:table-cell>
          <table:table-cell office:value-type="float" office:value="2.96">
            <text:p>2.96</text:p>
          </table:table-cell>
          <table:table-cell office:value-type="float" office:value="3.15">
            <text:p>3.15</text:p>
          </table:table-cell>
          <table:table-cell office:value-type="float" office:value="4.72">
            <text:p>4.72</text:p>
          </table:table-cell>
          <table:table-cell office:value-type="float" office:value="4.29">
            <text:p>4.29</text:p>
          </table:table-cell>
          <table:table-cell office:value-type="float" office:value="3.67">
            <text:p>3.67</text:p>
          </table:table-cell>
          <table:table-cell office:value-type="float" office:value="2.17">
            <text:p>2.17</text:p>
          </table:table-cell>
          <table:table-cell office:value-type="float" office:value="1.44">
            <text:p>1.44</text:p>
          </table:table-cell>
          <table:table-cell office:value-type="float" office:value="3.16">
            <text:p>3.16</text:p>
          </table:table-cell>
          <table:table-cell office:value-type="float" office:value="4.43">
            <text:p>4.43</text:p>
          </table:table-cell>
          <table:table-cell office:value-type="float" office:value="2.7">
            <text:p>2.70</text:p>
          </table:table-cell>
          <table:table-cell office:value-type="float" office:value="1.38">
            <text:p>1.38</text:p>
          </table:table-cell>
          <table:table-cell office:value-type="float" office:value="1.5">
            <text:p>1.50</text:p>
          </table:table-cell>
          <table:table-cell office:value-type="float" office:value="1.13">
            <text:p>1.13</text:p>
          </table:table-cell>
          <table:table-cell office:value-type="float" office:value="1.05">
            <text:p>1.05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1.3">
            <text:p>1.30</text:p>
          </table:table-cell>
          <table:table-cell office:value-type="float" office:value="1.22">
            <text:p>1.22</text:p>
          </table:table-cell>
          <table:table-cell office:value-type="float" office:value="1.38">
            <text:p>1.38</text:p>
          </table:table-cell>
          <table:table-cell office:value-type="float" office:value="2.43">
            <text:p>2.43</text:p>
          </table:table-cell>
          <table:table-cell office:value-type="float" office:value="2.1">
            <text:p>2.10</text:p>
          </table:table-cell>
          <table:table-cell office:value-type="float" office:value="1.36">
            <text:p>1.36</text:p>
          </table:table-cell>
          <table:table-cell office:value-type="float" office:value="1.38">
            <text:p>1.38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1.28">
            <text:p>1.28</text:p>
          </table:table-cell>
          <table:table-cell office:value-type="float" office:value="1.02">
            <text:p>1.02</text:p>
          </table:table-cell>
          <table:table-cell office:value-type="float" office:value="1.34">
            <text:p>1.34</text:p>
          </table:table-cell>
          <table:table-cell office:value-type="float" office:value="2.24">
            <text:p>2.24</text:p>
          </table:table-cell>
          <table:table-cell office:value-type="float" office:value="1.57">
            <text:p>1.57</text:p>
          </table:table-cell>
          <table:table-cell office:value-type="float" office:value="1.2">
            <text:p>1.20</text:p>
          </table:table-cell>
          <table:table-cell office:value-type="float" office:value="0.8">
            <text:p>0.80</text:p>
          </table:table-cell>
          <table:table-cell office:value-type="float" office:value="2.2">
            <text:p>2.20</text:p>
          </table:table-cell>
          <table:table-cell office:value-type="float" office:value="1.98">
            <text:p>1.98</text:p>
          </table:table-cell>
          <table:table-cell office:value-type="float" office:value="2.17">
            <text:p>2.17</text:p>
          </table:table-cell>
          <table:table-cell office:value-type="float" office:value="1.21">
            <text:p>1.21</text:p>
          </table:table-cell>
          <table:table-cell office:value-type="float" office:value="1.15">
            <text:p>1.15</text:p>
          </table:table-cell>
          <table:table-cell office:value-type="float" office:value="1.43">
            <text:p>1.43</text:p>
          </table:table-cell>
          <table:table-cell office:value-type="float" office:value="1.6">
            <text:p>1.60</text:p>
          </table:table-cell>
          <table:table-cell office:value-type="float" office:value="1.5">
            <text:p>1.50</text:p>
          </table:table-cell>
          <table:table-cell office:value-type="float" office:value="1.54">
            <text:p>1.54</text:p>
          </table:table-cell>
          <table:table-cell office:value-type="float" office:value="1.48">
            <text:p>1.48</text:p>
          </table:table-cell>
          <table:table-cell office:value-type="float" office:value="1.59">
            <text:p>1.59</text:p>
          </table:table-cell>
          <table:table-cell office:value-type="float" office:value="0.4">
            <text:p>0.40</text:p>
          </table:table-cell>
          <table:table-cell office:value-type="float" office:value="1.08">
            <text:p>1.08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float" office:value="159">
            <text:p>159</text:p>
          </table:table-cell>
          <table:table-cell office:value-type="float" office:value="566">
            <text:p>56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53000">
            <text:p>153000</text:p>
          </table:table-cell>
          <table:table-cell office:value-type="float" office:value="129000">
            <text:p>129000</text:p>
          </table:table-cell>
          <table:table-cell office:value-type="float" office:value="141000">
            <text:p>141000</text:p>
          </table:table-cell>
          <table:table-cell table:number-columns-repeated="2" office:value-type="float" office:value="138000">
            <text:p>138000</text:p>
          </table:table-cell>
          <table:table-cell office:value-type="float" office:value="157000">
            <text:p>157000</text:p>
          </table:table-cell>
          <table:table-cell office:value-type="float" office:value="81000">
            <text:p>81000</text:p>
          </table:table-cell>
          <table:table-cell office:value-type="float" office:value="168000">
            <text:p>168000</text:p>
          </table:table-cell>
          <table:table-cell office:value-type="float" office:value="272545">
            <text:p>272545</text:p>
          </table:table-cell>
          <table:table-cell office:value-type="float" office:value="111077">
            <text:p>111077</text:p>
          </table:table-cell>
          <table:table-cell office:value-type="float" office:value="109272">
            <text:p>109272</text:p>
          </table:table-cell>
          <table:table-cell office:value-type="float" office:value="138752">
            <text:p>138752</text:p>
          </table:table-cell>
          <table:table-cell office:value-type="float" office:value="79541">
            <text:p>79541</text:p>
          </table:table-cell>
          <table:table-cell office:value-type="float" office:value="142525">
            <text:p>142525</text:p>
          </table:table-cell>
          <table:table-cell office:value-type="float" office:value="171650">
            <text:p>171650</text:p>
          </table:table-cell>
          <table:table-cell office:value-type="float" office:value="238829">
            <text:p>238829</text:p>
          </table:table-cell>
          <table:table-cell office:value-type="float" office:value="115002">
            <text:p>115002</text:p>
          </table:table-cell>
          <table:table-cell office:value-type="float" office:value="107693">
            <text:p>107693</text:p>
          </table:table-cell>
          <table:table-cell office:value-type="float" office:value="84399">
            <text:p>84399</text:p>
          </table:table-cell>
          <table:table-cell office:value-type="float" office:value="79648">
            <text:p>79648</text:p>
          </table:table-cell>
          <table:table-cell office:value-type="float" office:value="61926">
            <text:p>61926</text:p>
          </table:table-cell>
          <table:table-cell office:value-type="float" office:value="57836">
            <text:p>57836</text:p>
          </table:table-cell>
          <table:table-cell office:value-type="float" office:value="37336">
            <text:p>37336</text:p>
          </table:table-cell>
          <table:table-cell office:value-type="float" office:value="34524">
            <text:p>34524</text:p>
          </table:table-cell>
          <table:table-cell office:value-type="float" office:value="99290">
            <text:p>99290</text:p>
          </table:table-cell>
          <table:table-cell office:value-type="float" office:value="149430">
            <text:p>149430</text:p>
          </table:table-cell>
          <table:table-cell office:value-type="float" office:value="183000">
            <text:p>183000</text:p>
          </table:table-cell>
          <table:table-cell office:value-type="float" office:value="186000">
            <text:p>186000</text:p>
          </table:table-cell>
          <table:table-cell office:value-type="float" office:value="275000">
            <text:p>275000</text:p>
          </table:table-cell>
          <table:table-cell office:value-type="float" office:value="298000">
            <text:p>298000</text:p>
          </table:table-cell>
          <table:table-cell office:value-type="float" office:value="347000">
            <text:p>347000</text:p>
          </table:table-cell>
          <table:table-cell office:value-type="float" office:value="189000">
            <text:p>189000</text:p>
          </table:table-cell>
          <table:table-cell office:value-type="float" office:value="215000">
            <text:p>215000</text:p>
          </table:table-cell>
          <table:table-cell office:value-type="float" office:value="248000">
            <text:p>248000</text:p>
          </table:table-cell>
          <table:table-cell office:value-type="float" office:value="299000">
            <text:p>299000</text:p>
          </table:table-cell>
          <table:table-cell office:value-type="float" office:value="338000">
            <text:p>338000</text:p>
          </table:table-cell>
          <table:table-cell office:value-type="float" office:value="347000">
            <text:p>347000</text:p>
          </table:table-cell>
          <table:table-cell office:value-type="float" office:value="376000">
            <text:p>376000</text:p>
          </table:table-cell>
          <table:table-cell office:value-type="float" office:value="394000">
            <text:p>394000</text:p>
          </table:table-cell>
          <table:table-cell office:value-type="float" office:value="396000">
            <text:p>396000</text:p>
          </table:table-cell>
          <table:table-cell office:value-type="float" office:value="415000">
            <text:p>415000</text:p>
          </table:table-cell>
          <table:table-cell office:value-type="float" office:value="441000">
            <text:p>441000</text:p>
          </table:table-cell>
          <table:table-cell office:value-type="float" office:value="473000">
            <text:p>473000</text:p>
          </table:table-cell>
          <table:table-cell office:value-type="float" office:value="513000">
            <text:p>513000</text:p>
          </table:table-cell>
          <table:table-cell office:value-type="float" office:value="558000">
            <text:p>558000</text:p>
          </table:table-cell>
          <table:table-cell office:value-type="float" office:value="445000">
            <text:p>445000</text:p>
          </table:table-cell>
          <table:table-cell office:value-type="float" office:value="485000">
            <text:p>485000</text:p>
          </table:table-cell>
          <table:table-cell office:value-type="float" office:value="355000">
            <text:p>355000</text:p>
          </table:table-cell>
          <table:table-cell office:value-type="float" office:value="590000">
            <text:p>590000</text:p>
          </table:table-cell>
          <table:table-cell office:value-type="float" office:value="278000">
            <text:p>278000</text:p>
          </table:table-cell>
          <table:table-cell office:value-type="float" office:value="300500">
            <text:p>300500</text:p>
          </table:table-cell>
          <table:table-cell table:number-columns-repeated="2"/>
          <table:table-cell office:value-type="float" office:value="3.3157">
            <text:p>3.3157</text:p>
          </table:table-cell>
          <table:table-cell office:value-type="float" office:value="3.2472">
            <text:p>3.2472</text:p>
          </table:table-cell>
          <table:table-cell office:value-type="float" office:value="2.6804">
            <text:p>2.6804</text:p>
          </table:table-cell>
          <table:table-cell office:value-type="float" office:value="2.8676">
            <text:p>2.8676</text:p>
          </table:table-cell>
          <table:table-cell office:value-type="float" office:value="2.7469">
            <text:p>2.7469</text:p>
          </table:table-cell>
          <table:table-cell office:value-type="float" office:value="2.6882">
            <text:p>2.6882</text:p>
          </table:table-cell>
          <table:table-cell office:value-type="float" office:value="2.9922">
            <text:p>2.9922</text:p>
          </table:table-cell>
          <table:table-cell office:value-type="float" office:value="1.51">
            <text:p>1.51</text:p>
          </table:table-cell>
          <table:table-cell office:value-type="float" office:value="3.0624">
            <text:p>3.0624</text:p>
          </table:table-cell>
          <table:table-cell office:value-type="float" office:value="4.8554">
            <text:p>4.8554</text:p>
          </table:table-cell>
          <table:table-cell office:value-type="float" office:value="1.9333">
            <text:p>1.9333</text:p>
          </table:table-cell>
          <table:table-cell office:value-type="float" office:value="1.8575">
            <text:p>1.8575</text:p>
          </table:table-cell>
          <table:table-cell office:value-type="float" office:value="2.3016">
            <text:p>2.3016</text:p>
          </table:table-cell>
          <table:table-cell office:value-type="float" office:value="1.2859">
            <text:p>1.2859</text:p>
          </table:table-cell>
          <table:table-cell office:value-type="float" office:value="2.2422">
            <text:p>2.2422</text:p>
          </table:table-cell>
          <table:table-cell office:value-type="float" office:value="2.6235">
            <text:p>2.6235</text:p>
          </table:table-cell>
          <table:table-cell office:value-type="float" office:value="3.5421">
            <text:p>3.5421</text:p>
          </table:table-cell>
          <table:table-cell office:value-type="float" office:value="1.6544">
            <text:p>1.6544</text:p>
          </table:table-cell>
          <table:table-cell office:value-type="float" office:value="1.5037">
            <text:p>1.5037</text:p>
          </table:table-cell>
          <table:table-cell office:value-type="float" office:value="1.1452">
            <text:p>1.1452</text:p>
          </table:table-cell>
          <table:table-cell office:value-type="float" office:value="1.0517">
            <text:p>1.0517</text:p>
          </table:table-cell>
          <table:table-cell office:value-type="float" office:value="0.7967">
            <text:p>0.7967</text:p>
          </table:table-cell>
          <table:table-cell office:value-type="float" office:value="0.7254">
            <text:p>0.7254</text:p>
          </table:table-cell>
          <table:table-cell office:value-type="float" office:value="0.4566">
            <text:p>0.4566</text:p>
          </table:table-cell>
          <table:table-cell office:value-type="float" office:value="0.4115">
            <text:p>0.4115</text:p>
          </table:table-cell>
          <table:table-cell office:value-type="float" office:value="1.153">
            <text:p>1.153</text:p>
          </table:table-cell>
          <table:table-cell office:value-type="float" office:value="1.6901">
            <text:p>1.6901</text:p>
          </table:table-cell>
          <table:table-cell office:value-type="float" office:value="2.016">
            <text:p>2.016</text:p>
          </table:table-cell>
          <table:table-cell office:value-type="float" office:value="1.9961">
            <text:p>1.9961</text:p>
          </table:table-cell>
          <table:table-cell office:value-type="float" office:value="2.8761">
            <text:p>2.8761</text:p>
          </table:table-cell>
          <table:table-cell office:value-type="float" office:value="3.0382">
            <text:p>3.0382</text:p>
          </table:table-cell>
          <table:table-cell office:value-type="float" office:value="3.4496">
            <text:p>3.4496</text:p>
          </table:table-cell>
          <table:table-cell office:value-type="float" office:value="1.8324">
            <text:p>1.8324</text:p>
          </table:table-cell>
          <table:table-cell office:value-type="float" office:value="2.033">
            <text:p>2.033</text:p>
          </table:table-cell>
          <table:table-cell office:value-type="float" office:value="2.2873">
            <text:p>2.2873</text:p>
          </table:table-cell>
          <table:table-cell office:value-type="float" office:value="2.6897">
            <text:p>2.6897</text:p>
          </table:table-cell>
          <table:table-cell office:value-type="float" office:value="2.9655">
            <text:p>2.9655</text:p>
          </table:table-cell>
          <table:table-cell office:value-type="float" office:value="2.9692">
            <text:p>2.9692</text:p>
          </table:table-cell>
          <table:table-cell office:value-type="float" office:value="3.1377">
            <text:p>3.1377</text:p>
          </table:table-cell>
          <table:table-cell office:value-type="float" office:value="3.2065">
            <text:p>3.2065</text:p>
          </table:table-cell>
          <table:table-cell office:value-type="float" office:value="3.1427">
            <text:p>3.1427</text:p>
          </table:table-cell>
          <table:table-cell office:value-type="float" office:value="3.2115">
            <text:p>3.2115</text:p>
          </table:table-cell>
          <table:table-cell office:value-type="float" office:value="3.327">
            <text:p>3.327</text:p>
          </table:table-cell>
          <table:table-cell office:value-type="float" office:value="3.478">
            <text:p>3.478</text:p>
          </table:table-cell>
          <table:table-cell office:value-type="float" office:value="3.6752">
            <text:p>3.6752</text:p>
          </table:table-cell>
          <table:table-cell office:value-type="float" office:value="3.8935">
            <text:p>3.8935</text:p>
          </table:table-cell>
          <table:table-cell office:value-type="float" office:value="3.0234">
            <text:p>3.0234</text:p>
          </table:table-cell>
          <table:table-cell office:value-type="float" office:value="3.2075">
            <text:p>3.2075</text:p>
          </table:table-cell>
          <table:table-cell office:value-type="float" office:value="2.2847">
            <text:p>2.2847</text:p>
          </table:table-cell>
          <table:table-cell office:value-type="float" office:value="3.6942">
            <text:p>3.6942</text:p>
          </table:table-cell>
          <table:table-cell office:value-type="float" office:value="1.6931">
            <text:p>1.6931</text:p>
          </table:table-cell>
          <table:table-cell office:value-type="float" office:value="1.7799">
            <text:p>1.7799</text:p>
          </table:table-cell>
          <table:table-cell table:number-columns-repeated="2"/>
          <table:table-cell table:number-columns-repeated="2" office:value-type="float" office:value="539810">
            <text:p>539810.00</text:p>
          </table:table-cell>
          <table:table-cell office:value-type="float" office:value="455133.93">
            <text:p>455133.93</text:p>
          </table:table-cell>
          <table:table-cell office:value-type="float" office:value="497471.97">
            <text:p>497471.97</text:p>
          </table:table-cell>
          <table:table-cell table:number-columns-repeated="2" office:value-type="float" office:value="486887.46">
            <text:p>486887.46</text:p>
          </table:table-cell>
          <table:table-cell office:value-type="float" office:value="551591.72">
            <text:p>551591.72</text:p>
          </table:table-cell>
          <table:table-cell office:value-type="float" office:value="285781.77">
            <text:p>285781.77</text:p>
          </table:table-cell>
          <table:table-cell office:value-type="float" office:value="592732.55">
            <text:p>592732.55</text:p>
          </table:table-cell>
          <table:table-cell office:value-type="float" office:value="965302.97">
            <text:p>965302.97</text:p>
          </table:table-cell>
          <table:table-cell office:value-type="float" office:value="408648.83">
            <text:p>408648.83</text:p>
          </table:table-cell>
          <table:table-cell office:value-type="float" office:value="397082.44">
            <text:p>397082.44</text:p>
          </table:table-cell>
          <table:table-cell office:value-type="float" office:value="515409.66">
            <text:p>515409.66</text:p>
          </table:table-cell>
          <table:table-cell office:value-type="float" office:value="301230.55">
            <text:p>301230.55</text:p>
          </table:table-cell>
          <table:table-cell office:value-type="float" office:value="517157.54">
            <text:p>517157.54</text:p>
          </table:table-cell>
          <table:table-cell office:value-type="float" office:value="629080.83">
            <text:p>629080.83</text:p>
          </table:table-cell>
          <table:table-cell office:value-type="float" office:value="860848.11">
            <text:p>860848.11</text:p>
          </table:table-cell>
          <table:table-cell office:value-type="float" office:value="415739.44">
            <text:p>415739.44</text:p>
          </table:table-cell>
          <table:table-cell office:value-type="float" office:value="390352.97">
            <text:p>390352.97</text:p>
          </table:table-cell>
          <table:table-cell office:value-type="float" office:value="306102.54">
            <text:p>306102.54</text:p>
          </table:table-cell>
          <table:table-cell office:value-type="float" office:value="285442.84">
            <text:p>285442.84</text:p>
          </table:table-cell>
          <table:table-cell office:value-type="float" office:value="221086.81">
            <text:p>221086.81</text:p>
          </table:table-cell>
          <table:table-cell office:value-type="float" office:value="207316.25">
            <text:p>207316.25</text:p>
          </table:table-cell>
          <table:table-cell office:value-type="float" office:value="132543.59">
            <text:p>132543.59</text:p>
          </table:table-cell>
          <table:table-cell office:value-type="float" office:value="114925.54">
            <text:p>114925.54</text:p>
          </table:table-cell>
          <table:table-cell office:value-type="float" office:value="372642.61">
            <text:p>372642.61</text:p>
          </table:table-cell>
          <table:table-cell office:value-type="float" office:value="559521.57">
            <text:p>559521.57</text:p>
          </table:table-cell>
          <table:table-cell office:value-type="float" office:value="659640.88">
            <text:p>659640.88</text:p>
          </table:table-cell>
          <table:table-cell office:value-type="float" office:value="684211.16">
            <text:p>684211.16</text:p>
          </table:table-cell>
          <table:table-cell office:value-type="float" office:value="993556.36">
            <text:p>993556.36</text:p>
          </table:table-cell>
          <table:table-cell office:value-type="float" office:value="1077035.23">
            <text:p>1077035.23</text:p>
          </table:table-cell>
          <table:table-cell office:value-type="float" office:value="1247584.6">
            <text:p>1247584.60</text:p>
          </table:table-cell>
          <table:table-cell office:value-type="float" office:value="715774.33">
            <text:p>715774.33</text:p>
          </table:table-cell>
          <table:table-cell office:value-type="float" office:value="816830.6">
            <text:p>816830.60</text:p>
          </table:table-cell>
          <table:table-cell office:value-type="float" office:value="961231.75">
            <text:p>961231.75</text:p>
          </table:table-cell>
          <table:table-cell office:value-type="float" office:value="1169139.97">
            <text:p>1169139.97</text:p>
          </table:table-cell>
          <table:table-cell office:value-type="float" office:value="1313731.48">
            <text:p>1313731.48</text:p>
          </table:table-cell>
          <table:table-cell office:value-type="float" office:value="1359470.79">
            <text:p>1359470.79</text:p>
          </table:table-cell>
          <table:table-cell office:value-type="float" office:value="1429154.24">
            <text:p>1429154.24</text:p>
          </table:table-cell>
          <table:table-cell office:value-type="float" office:value="1499654.19">
            <text:p>1499654.19</text:p>
          </table:table-cell>
          <table:table-cell office:value-type="float" office:value="1509041.49">
            <text:p>1509041.49</text:p>
          </table:table-cell>
          <table:table-cell office:value-type="float" office:value="1545774.21">
            <text:p>1545774.21</text:p>
          </table:table-cell>
          <table:table-cell office:value-type="float" office:value="1639837.59">
            <text:p>1639837.59</text:p>
          </table:table-cell>
          <table:table-cell office:value-type="float" office:value="1762062.88">
            <text:p>1762062.88</text:p>
          </table:table-cell>
          <table:table-cell office:value-type="float" office:value="1942816.04">
            <text:p>1942816.04</text:p>
          </table:table-cell>
          <table:table-cell office:value-type="float" office:value="2122562.35">
            <text:p>2122562.35</text:p>
          </table:table-cell>
          <table:table-cell office:value-type="float" office:value="1686583.74">
            <text:p>1686583.74</text:p>
          </table:table-cell>
          <table:table-cell office:value-type="float" office:value="1839365.35">
            <text:p>1839365.35</text:p>
          </table:table-cell>
          <table:table-cell office:value-type="float" office:value="1334084.01">
            <text:p>1334084.01</text:p>
          </table:table-cell>
          <table:table-cell office:value-type="float" office:value="2244787.63">
            <text:p>2244787.63</text:p>
          </table:table-cell>
          <table:table-cell office:value-type="float" office:value="1053091.08">
            <text:p>1053091.08</text:p>
          </table:table-cell>
          <table:table-cell office:value-type="float" office:value="1139467.79">
            <text:p>1139467.79</text:p>
          </table:table-cell>
          <table:table-cell table:number-columns-repeated="3"/>
          <table:table-cell table:number-columns-repeated="2" office:value-type="string">
            <text:p>95279.81</text:p>
          </table:table-cell>
          <table:table-cell office:value-type="string">
            <text:p>80333.96</text:p>
          </table:table-cell>
          <table:table-cell office:value-type="string">
            <text:p>87806.89</text:p>
          </table:table-cell>
          <table:table-cell table:number-columns-repeated="2" office:value-type="string">
            <text:p>85938.66</text:p>
          </table:table-cell>
          <table:table-cell office:value-type="string">
            <text:p>97359.36</text:p>
          </table:table-cell>
          <table:table-cell office:value-type="string">
            <text:p>50442.25</text:p>
          </table:table-cell>
          <table:table-cell office:value-type="string">
            <text:p>104620.97</text:p>
          </table:table-cell>
          <table:table-cell office:value-type="string">
            <text:p>170381.96</text:p>
          </table:table-cell>
          <table:table-cell office:value-type="string">
            <text:p>72129.05</text:p>
          </table:table-cell>
          <table:table-cell office:value-type="string">
            <text:p>70087.51</text:p>
          </table:table-cell>
          <table:table-cell office:value-type="string">
            <text:p>90973.00</text:p>
          </table:table-cell>
          <table:table-cell office:value-type="string">
            <text:p>53169.06</text:p>
          </table:table-cell>
          <table:table-cell office:value-type="string">
            <text:p>91281.51</text:p>
          </table:table-cell>
          <table:table-cell office:value-type="string">
            <text:p>111036.67</text:p>
          </table:table-cell>
          <table:table-cell office:value-type="string">
            <text:p>151945.03</text:p>
          </table:table-cell>
          <table:table-cell office:value-type="string">
            <text:p>73380.59</text:p>
          </table:table-cell>
          <table:table-cell office:value-type="string">
            <text:p>68899.72</text:p>
          </table:table-cell>
          <table:table-cell office:value-type="string">
            <text:p>54029.00</text:p>
          </table:table-cell>
          <table:table-cell office:value-type="string">
            <text:p>50382.43</text:p>
          </table:table-cell>
          <table:table-cell office:value-type="string">
            <text:p>39023.19</text:p>
          </table:table-cell>
          <table:table-cell office:value-type="string">
            <text:p>36592.60</text:p>
          </table:table-cell>
          <table:table-cell office:value-type="string">
            <text:p>23394.77</text:p>
          </table:table-cell>
          <table:table-cell office:value-type="string">
            <text:p>20285.07</text:p>
          </table:table-cell>
          <table:table-cell office:value-type="string">
            <text:p>65773.73</text:p>
          </table:table-cell>
          <table:table-cell office:value-type="string">
            <text:p>98759.03</text:p>
          </table:table-cell>
          <table:table-cell office:value-type="string">
            <text:p>116430.71</text:p>
          </table:table-cell>
          <table:table-cell office:value-type="string">
            <text:p>120767.51</text:p>
          </table:table-cell>
          <table:table-cell office:value-type="string">
            <text:p>175368.86</text:p>
          </table:table-cell>
          <table:table-cell office:value-type="string">
            <text:p>190103.40</text:p>
          </table:table-cell>
          <table:table-cell office:value-type="string">
            <text:p>220206.42</text:p>
          </table:table-cell>
          <table:table-cell office:value-type="string">
            <text:p>126338.61</text:p>
          </table:table-cell>
          <table:table-cell office:value-type="string">
            <text:p>144175.67</text:p>
          </table:table-cell>
          <table:table-cell office:value-type="string">
            <text:p>169663.37</text:p>
          </table:table-cell>
          <table:table-cell office:value-type="string">
            <text:p>206360.46</text:p>
          </table:table-cell>
          <table:table-cell office:value-type="string">
            <text:p>231881.75</text:p>
          </table:table-cell>
          <table:table-cell office:value-type="string">
            <text:p>239955.02</text:p>
          </table:table-cell>
          <table:table-cell office:value-type="string">
            <text:p>252254.59</text:p>
          </table:table-cell>
          <table:table-cell office:value-type="string">
            <text:p>264698.27</text:p>
          </table:table-cell>
          <table:table-cell office:value-type="string">
            <text:p>266355.18</text:p>
          </table:table-cell>
          <table:table-cell office:value-type="string">
            <text:p>272838.74</text:p>
          </table:table-cell>
          <table:table-cell office:value-type="string">
            <text:p>289441.51</text:p>
          </table:table-cell>
          <table:table-cell office:value-type="string">
            <text:p>311015.03</text:p>
          </table:table-cell>
          <table:table-cell office:value-type="string">
            <text:p>342919.08</text:p>
          </table:table-cell>
          <table:table-cell office:value-type="string">
            <text:p>374645.42</text:p>
          </table:table-cell>
          <table:table-cell office:value-type="string">
            <text:p>297692.49</text:p>
          </table:table-cell>
          <table:table-cell office:value-type="string">
            <text:p>324659.39</text:p>
          </table:table-cell>
          <table:table-cell office:value-type="string">
            <text:p>235474.10</text:p>
          </table:table-cell>
          <table:table-cell office:value-type="string">
            <text:p>396218.94</text:p>
          </table:table-cell>
          <table:table-cell office:value-type="string">
            <text:p>185877.11</text:p>
          </table:table-cell>
          <table:table-cell office:value-type="string">
            <text:p>201123.13</text:p>
          </table:table-cell>
          <table:table-cell table:number-columns-repeated="3"/>
          <table:table-cell office:value-type="float" office:value="11.7">
            <text:p>11.70</text:p>
          </table:table-cell>
          <table:table-cell office:value-type="float" office:value="11.46">
            <text:p>11.46</text:p>
          </table:table-cell>
          <table:table-cell office:value-type="float" office:value="9.46">
            <text:p>9.46</text:p>
          </table:table-cell>
          <table:table-cell office:value-type="float" office:value="10.12">
            <text:p>10.12</text:p>
          </table:table-cell>
          <table:table-cell office:value-type="float" office:value="9.69">
            <text:p>9.69</text:p>
          </table:table-cell>
          <table:table-cell office:value-type="float" office:value="9.48">
            <text:p>9.48</text:p>
          </table:table-cell>
          <table:table-cell office:value-type="float" office:value="10.51">
            <text:p>10.51</text:p>
          </table:table-cell>
          <table:table-cell office:value-type="float" office:value="5.33">
            <text:p>5.33</text:p>
          </table:table-cell>
          <table:table-cell office:value-type="float" office:value="10.8">
            <text:p>10.80</text:p>
          </table:table-cell>
          <table:table-cell office:value-type="float" office:value="17.2">
            <text:p>17.20</text:p>
          </table:table-cell>
          <table:table-cell office:value-type="float" office:value="7.11">
            <text:p>7.11</text:p>
          </table:table-cell>
          <table:table-cell office:value-type="float" office:value="6.75">
            <text:p>6.75</text:p>
          </table:table-cell>
          <table:table-cell office:value-type="float" office:value="8.55">
            <text:p>8.55</text:p>
          </table:table-cell>
          <table:table-cell office:value-type="float" office:value="4.87">
            <text:p>4.87</text:p>
          </table:table-cell>
          <table:table-cell office:value-type="float" office:value="8.14">
            <text:p>8.14</text:p>
          </table:table-cell>
          <table:table-cell office:value-type="float" office:value="9.62">
            <text:p>9.62</text:p>
          </table:table-cell>
          <table:table-cell office:value-type="float" office:value="12.77">
            <text:p>12.77</text:p>
          </table:table-cell>
          <table:table-cell office:value-type="float" office:value="5.98">
            <text:p>5.98</text:p>
          </table:table-cell>
          <table:table-cell office:value-type="float" office:value="5.45">
            <text:p>5.45</text:p>
          </table:table-cell>
          <table:table-cell office:value-type="float" office:value="4.15">
            <text:p>4.15</text:p>
          </table:table-cell>
          <table:table-cell office:value-type="float" office:value="3.77">
            <text:p>3.77</text:p>
          </table:table-cell>
          <table:table-cell office:value-type="float" office:value="2.84">
            <text:p>2.84</text:p>
          </table:table-cell>
          <table:table-cell office:value-type="float" office:value="2.6">
            <text:p>2.60</text:p>
          </table:table-cell>
          <table:table-cell office:value-type="float" office:value="1.62">
            <text:p>1.62</text:p>
          </table:table-cell>
          <table:table-cell office:value-type="float" office:value="1.37">
            <text:p>1.37</text:p>
          </table:table-cell>
          <table:table-cell office:value-type="float" office:value="4.33">
            <text:p>4.33</text:p>
          </table:table-cell>
          <table:table-cell office:value-type="float" office:value="6.33">
            <text:p>6.33</text:p>
          </table:table-cell>
          <table:table-cell office:value-type="float" office:value="7.27">
            <text:p>7.27</text:p>
          </table:table-cell>
          <table:table-cell office:value-type="float" office:value="7.34">
            <text:p>7.34</text:p>
          </table:table-cell>
          <table:table-cell office:value-type="float" office:value="10.39">
            <text:p>10.39</text:p>
          </table:table-cell>
          <table:table-cell office:value-type="float" office:value="10.98">
            <text:p>10.98</text:p>
          </table:table-cell>
          <table:table-cell office:value-type="float" office:value="12.4">
            <text:p>12.40</text:p>
          </table:table-cell>
          <table:table-cell office:value-type="float" office:value="6.94">
            <text:p>6.94</text:p>
          </table:table-cell>
          <table:table-cell office:value-type="float" office:value="7.72">
            <text:p>7.72</text:p>
          </table:table-cell>
          <table:table-cell office:value-type="float" office:value="8.87">
            <text:p>8.87</text:p>
          </table:table-cell>
          <table:table-cell office:value-type="float" office:value="10.52">
            <text:p>10.52</text:p>
          </table:table-cell>
          <table:table-cell office:value-type="float" office:value="11.53">
            <text:p>11.53</text:p>
          </table:table-cell>
          <table:table-cell office:value-type="float" office:value="11.63">
            <text:p>11.63</text:p>
          </table:table-cell>
          <table:table-cell office:value-type="float" office:value="11.93">
            <text:p>11.93</text:p>
          </table:table-cell>
          <table:table-cell office:value-type="float" office:value="12.2">
            <text:p>12.20</text:p>
          </table:table-cell>
          <table:table-cell office:value-type="float" office:value="11.98">
            <text:p>11.98</text:p>
          </table:table-cell>
          <table:table-cell office:value-type="float" office:value="11.96">
            <text:p>11.96</text:p>
          </table:table-cell>
          <table:table-cell office:value-type="float" office:value="12.37">
            <text:p>12.37</text:p>
          </table:table-cell>
          <table:table-cell office:value-type="float" office:value="12.96">
            <text:p>12.96</text:p>
          </table:table-cell>
          <table:table-cell office:value-type="float" office:value="13.92">
            <text:p>13.92</text:p>
          </table:table-cell>
          <table:table-cell office:value-type="float" office:value="14.81">
            <text:p>14.81</text:p>
          </table:table-cell>
          <table:table-cell office:value-type="float" office:value="11.46">
            <text:p>11.46</text:p>
          </table:table-cell>
          <table:table-cell office:value-type="float" office:value="12.16">
            <text:p>12.16</text:p>
          </table:table-cell>
          <table:table-cell office:value-type="float" office:value="8.59">
            <text:p>8.59</text:p>
          </table:table-cell>
          <table:table-cell office:value-type="float" office:value="14.06">
            <text:p>14.06</text:p>
          </table:table-cell>
          <table:table-cell office:value-type="float" office:value="6.41">
            <text:p>6.41</text:p>
          </table:table-cell>
          <table:table-cell office:value-type="float" office:value="6.75">
            <text:p>6.75</text:p>
          </table:table-cell>
          <table:table-cell table:number-columns-repeated="3"/>
          <table:table-cell office:value-type="float" office:value="2.06">
            <text:p>2.06</text:p>
          </table:table-cell>
          <table:table-cell office:value-type="float" office:value="2.02">
            <text:p>2.02</text:p>
          </table:table-cell>
          <table:table-cell office:value-type="float" office:value="1.67">
            <text:p>1.67</text:p>
          </table:table-cell>
          <table:table-cell office:value-type="float" office:value="1.79">
            <text:p>1.79</text:p>
          </table:table-cell>
          <table:table-cell office:value-type="float" office:value="1.71">
            <text:p>1.71</text:p>
          </table:table-cell>
          <table:table-cell office:value-type="float" office:value="1.67">
            <text:p>1.67</text:p>
          </table:table-cell>
          <table:table-cell office:value-type="float" office:value="1.86">
            <text:p>1.86</text:p>
          </table:table-cell>
          <table:table-cell office:value-type="float" office:value="0.94">
            <text:p>0.94</text:p>
          </table:table-cell>
          <table:table-cell office:value-type="float" office:value="1.91">
            <text:p>1.91</text:p>
          </table:table-cell>
          <table:table-cell office:value-type="float" office:value="3.04">
            <text:p>3.04</text:p>
          </table:table-cell>
          <table:table-cell office:value-type="float" office:value="1.26">
            <text:p>1.26</text:p>
          </table:table-cell>
          <table:table-cell office:value-type="float" office:value="1.19">
            <text:p>1.19</text:p>
          </table:table-cell>
          <table:table-cell office:value-type="float" office:value="1.51">
            <text:p>1.51</text:p>
          </table:table-cell>
          <table:table-cell office:value-type="float" office:value="0.86">
            <text:p>0.86</text:p>
          </table:table-cell>
          <table:table-cell office:value-type="float" office:value="1.44">
            <text:p>1.44</text:p>
          </table:table-cell>
          <table:table-cell office:value-type="float" office:value="1.7">
            <text:p>1.70</text:p>
          </table:table-cell>
          <table:table-cell office:value-type="float" office:value="2.25">
            <text:p>2.25</text:p>
          </table:table-cell>
          <table:table-cell office:value-type="float" office:value="1.06">
            <text:p>1.06</text:p>
          </table:table-cell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67">
            <text:p>0.67</text:p>
          </table:table-cell>
          <table:table-cell office:value-type="float" office:value="0.5">
            <text:p>0.50</text:p>
          </table:table-cell>
          <table:table-cell office:value-type="float" office:value="0.46">
            <text:p>0.46</text:p>
          </table:table-cell>
          <table:table-cell office:value-type="float" office:value="0.29">
            <text:p>0.29</text:p>
          </table:table-cell>
          <table:table-cell office:value-type="float" office:value="0.24">
            <text:p>0.24</text:p>
          </table:table-cell>
          <table:table-cell office:value-type="float" office:value="0.76">
            <text:p>0.76</text:p>
          </table:table-cell>
          <table:table-cell office:value-type="float" office:value="1.12">
            <text:p>1.12</text:p>
          </table:table-cell>
          <table:table-cell office:value-type="float" office:value="1.28">
            <text:p>1.28</text:p>
          </table:table-cell>
          <table:table-cell office:value-type="float" office:value="1.3">
            <text:p>1.30</text:p>
          </table:table-cell>
          <table:table-cell office:value-type="float" office:value="1.83">
            <text:p>1.83</text:p>
          </table:table-cell>
          <table:table-cell office:value-type="float" office:value="1.94">
            <text:p>1.94</text:p>
          </table:table-cell>
          <table:table-cell office:value-type="float" office:value="2.19">
            <text:p>2.19</text:p>
          </table:table-cell>
          <table:table-cell office:value-type="float" office:value="1.22">
            <text:p>1.22</text:p>
          </table:table-cell>
          <table:table-cell office:value-type="float" office:value="1.36">
            <text:p>1.36</text:p>
          </table:table-cell>
          <table:table-cell office:value-type="float" office:value="1.56">
            <text:p>1.56</text:p>
          </table:table-cell>
          <table:table-cell office:value-type="float" office:value="1.86">
            <text:p>1.86</text:p>
          </table:table-cell>
          <table:table-cell office:value-type="float" office:value="2.03">
            <text:p>2.03</text:p>
          </table:table-cell>
          <table:table-cell office:value-type="float" office:value="2.05">
            <text:p>2.05</text:p>
          </table:table-cell>
          <table:table-cell office:value-type="float" office:value="2.11">
            <text:p>2.11</text:p>
          </table:table-cell>
          <table:table-cell office:value-type="float" office:value="2.15">
            <text:p>2.15</text:p>
          </table:table-cell>
          <table:table-cell table:number-columns-repeated="2" office:value-type="float" office:value="2.11">
            <text:p>2.11</text:p>
          </table:table-cell>
          <table:table-cell office:value-type="float" office:value="2.18">
            <text:p>2.18</text:p>
          </table:table-cell>
          <table:table-cell office:value-type="float" office:value="2.29">
            <text:p>2.29</text:p>
          </table:table-cell>
          <table:table-cell office:value-type="float" office:value="2.46">
            <text:p>2.46</text:p>
          </table:table-cell>
          <table:table-cell office:value-type="float" office:value="2.61">
            <text:p>2.61</text:p>
          </table:table-cell>
          <table:table-cell office:value-type="float" office:value="2.02">
            <text:p>2.02</text:p>
          </table:table-cell>
          <table:table-cell office:value-type="float" office:value="2.15">
            <text:p>2.15</text:p>
          </table:table-cell>
          <table:table-cell office:value-type="float" office:value="1.52">
            <text:p>1.52</text:p>
          </table:table-cell>
          <table:table-cell office:value-type="float" office:value="2.48">
            <text:p>2.48</text:p>
          </table:table-cell>
          <table:table-cell office:value-type="float" office:value="1.13">
            <text:p>1.13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string">
            <text:p>Niue</text:p>
          </table:table-cell>
          <table:table-cell office:value-type="float" office:value="160">
            <text:p>160</text:p>
          </table:table-cell>
          <table:table-cell office:value-type="float" office:value="570">
            <text:p>570</text:p>
          </table:table-cell>
          <table:table-cell office:value-type="string">
            <text:p>-19.0333</text:p>
          </table:table-cell>
          <table:table-cell office:value-type="string">
            <text:p>-169.8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float" office:value="163">
            <text:p>163</text:p>
          </table:table-cell>
          <table:table-cell office:value-type="float" office:value="580">
            <text:p>580</text:p>
          </table:table-cell>
          <table:table-cell office:value-type="string">
            <text:p>17.3308300</text:p>
          </table:table-cell>
          <table:table-cell office:value-type="string">
            <text:p>145.384690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float" office:value="162">
            <text:p>162</text:p>
          </table:table-cell>
          <table:table-cell office:value-type="float" office:value="578">
            <text:p>578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Occupied Palestinian Territory</text:p>
          </table:table-cell>
          <table:table-cell office:value-type="float" office:value="299">
            <text:p>299</text:p>
          </table:table-cell>
          <table:table-cell/>
          <table:table-cell office:value-type="string">
            <text:p>31.7857000</text:p>
          </table:table-cell>
          <table:table-cell office:value-type="string">
            <text:p>35.200700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221">
            <text:p>221</text:p>
          </table:table-cell>
          <table:table-cell office:value-type="float" office:value="512">
            <text:p>512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acific Islands Trust Territory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15.1778010</text:p>
          </table:table-cell>
          <table:table-cell office:value-type="string">
            <text:p>145.750967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float" office:value="165">
            <text:p>165</text:p>
          </table:table-cell>
          <table:table-cell office:value-type="float" office:value="586">
            <text:p>58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72300">
            <text:p>972300</text:p>
          </table:table-cell>
          <table:table-cell office:value-type="float" office:value="1098900">
            <text:p>1098900</text:p>
          </table:table-cell>
          <table:table-cell office:value-type="float" office:value="1255500">
            <text:p>1255500</text:p>
          </table:table-cell>
          <table:table-cell office:value-type="float" office:value="1132800">
            <text:p>1132800</text:p>
          </table:table-cell>
          <table:table-cell office:value-type="float" office:value="1251000">
            <text:p>1251000</text:p>
          </table:table-cell>
          <table:table-cell office:value-type="float" office:value="1397838">
            <text:p>1397838</text:p>
          </table:table-cell>
          <table:table-cell office:value-type="float" office:value="1561104">
            <text:p>1561104</text:p>
          </table:table-cell>
          <table:table-cell office:value-type="float" office:value="1587120">
            <text:p>1587120</text:p>
          </table:table-cell>
          <table:table-cell office:value-type="float" office:value="1606635">
            <text:p>1606635</text:p>
          </table:table-cell>
          <table:table-cell office:value-type="float" office:value="1627452">
            <text:p>1627452</text:p>
          </table:table-cell>
          <table:table-cell office:value-type="float" office:value="2122452">
            <text:p>2122452</text:p>
          </table:table-cell>
          <table:table-cell office:value-type="float" office:value="2105538">
            <text:p>2105538</text:p>
          </table:table-cell>
          <table:table-cell office:value-type="float" office:value="1975443">
            <text:p>1975443</text:p>
          </table:table-cell>
          <table:table-cell office:value-type="float" office:value="1902597">
            <text:p>1902597</text:p>
          </table:table-cell>
          <table:table-cell office:value-type="float" office:value="1541604">
            <text:p>1541604</text:p>
          </table:table-cell>
          <table:table-cell office:value-type="float" office:value="1304100">
            <text:p>1304100</text:p>
          </table:table-cell>
          <table:table-cell office:value-type="float" office:value="1723700">
            <text:p>1723700</text:p>
          </table:table-cell>
          <table:table-cell office:value-type="float" office:value="1419600">
            <text:p>1419600</text:p>
          </table:table-cell>
          <table:table-cell office:value-type="float" office:value="2184600">
            <text:p>2184600</text:p>
          </table:table-cell>
          <table:table-cell office:value-type="float" office:value="2143500">
            <text:p>2143500</text:p>
          </table:table-cell>
          <table:table-cell office:value-type="float" office:value="2244000">
            <text:p>2244000</text:p>
          </table:table-cell>
          <table:table-cell office:value-type="float" office:value="2471700">
            <text:p>2471700</text:p>
          </table:table-cell>
          <table:table-cell office:value-type="float" office:value="1483767">
            <text:p>1483767</text:p>
          </table:table-cell>
          <table:table-cell office:value-type="float" office:value="3025713">
            <text:p>3025713</text:p>
          </table:table-cell>
          <table:table-cell office:value-type="float" office:value="3650500">
            <text:p>3650500</text:p>
          </table:table-cell>
          <table:table-cell office:value-type="float" office:value="3958850">
            <text:p>3958850</text:p>
          </table:table-cell>
          <table:table-cell office:value-type="float" office:value="4404540">
            <text:p>4404540</text:p>
          </table:table-cell>
          <table:table-cell office:value-type="float" office:value="4278112">
            <text:p>4278112</text:p>
          </table:table-cell>
          <table:table-cell office:value-type="float" office:value="4367244">
            <text:p>4367244</text:p>
          </table:table-cell>
          <table:table-cell office:value-type="float" office:value="4912740">
            <text:p>4912740</text:p>
          </table:table-cell>
          <table:table-cell office:value-type="float" office:value="6542790">
            <text:p>6542790</text:p>
          </table:table-cell>
          <table:table-cell office:value-type="float" office:value="4619880">
            <text:p>4619880</text:p>
          </table:table-cell>
          <table:table-cell office:value-type="float" office:value="4103130">
            <text:p>4103130</text:p>
          </table:table-cell>
          <table:table-cell office:value-type="float" office:value="4437869">
            <text:p>4437869</text:p>
          </table:table-cell>
          <table:table-cell office:value-type="float" office:value="5406258">
            <text:p>5406258</text:p>
          </table:table-cell>
          <table:table-cell office:value-type="float" office:value="4783372">
            <text:p>4783372</text:p>
          </table:table-cell>
          <table:table-cell office:value-type="float" office:value="4687146">
            <text:p>4687146</text:p>
          </table:table-cell>
          <table:table-cell office:value-type="float" office:value="4486250">
            <text:p>4486250</text:p>
          </table:table-cell>
          <table:table-cell office:value-type="float" office:value="5735436">
            <text:p>5735436</text:p>
          </table:table-cell>
          <table:table-cell office:value-type="float" office:value="5476167">
            <text:p>5476167</text:p>
          </table:table-cell>
          <table:table-cell office:value-type="float" office:value="5415600">
            <text:p>5415600</text:p>
          </table:table-cell>
          <table:table-cell office:value-type="float" office:value="5210400">
            <text:p>5210400</text:p>
          </table:table-cell>
          <table:table-cell office:value-type="float" office:value="5127300">
            <text:p>5127300</text:p>
          </table:table-cell>
          <table:table-cell office:value-type="float" office:value="7279400">
            <text:p>7279400</text:p>
          </table:table-cell>
          <table:table-cell office:value-type="float" office:value="6644475">
            <text:p>6644475</text:p>
          </table:table-cell>
          <table:table-cell office:value-type="float" office:value="6148992">
            <text:p>6148992</text:p>
          </table:table-cell>
          <table:table-cell office:value-type="float" office:value="5587176">
            <text:p>5587176</text:p>
          </table:table-cell>
          <table:table-cell office:value-type="float" office:value="5683264">
            <text:p>5683264</text:p>
          </table:table-cell>
          <table:table-cell office:value-type="float" office:value="6249600">
            <text:p>6249600</text:p>
          </table:table-cell>
          <table:table-cell office:value-type="float" office:value="5533600">
            <text:p>5533600</text:p>
          </table:table-cell>
          <table:table-cell office:value-type="float" office:value="6605300">
            <text:p>6605300</text:p>
          </table:table-cell>
          <table:table-cell office:value-type="float" office:value="5427000">
            <text:p>5427000</text:p>
          </table:table-cell>
          <table:table-cell table:number-columns-repeated="2"/>
          <table:table-cell office:value-type="float" office:value="20.8317">
            <text:p>20.8317</text:p>
          </table:table-cell>
          <table:table-cell office:value-type="float" office:value="22.9588">
            <text:p>22.9588</text:p>
          </table:table-cell>
          <table:table-cell office:value-type="float" office:value="25.5656">
            <text:p>25.5656</text:p>
          </table:table-cell>
          <table:table-cell office:value-type="float" office:value="22.4744">
            <text:p>22.4744</text:p>
          </table:table-cell>
          <table:table-cell office:value-type="float" office:value="24.1753">
            <text:p>24.1753</text:p>
          </table:table-cell>
          <table:table-cell office:value-type="float" office:value="26.3058">
            <text:p>26.3058</text:p>
          </table:table-cell>
          <table:table-cell office:value-type="float" office:value="28.6011">
            <text:p>28.6011</text:p>
          </table:table-cell>
          <table:table-cell office:value-type="float" office:value="28.3035">
            <text:p>28.3035</text:p>
          </table:table-cell>
          <table:table-cell office:value-type="float" office:value="27.8857">
            <text:p>27.8857</text:p>
          </table:table-cell>
          <table:table-cell office:value-type="float" office:value="27.4889">
            <text:p>27.4889</text:p>
          </table:table-cell>
          <table:table-cell office:value-type="float" office:value="34.8852">
            <text:p>34.8852</text:p>
          </table:table-cell>
          <table:table-cell office:value-type="float" office:value="33.6714">
            <text:p>33.6714</text:p>
          </table:table-cell>
          <table:table-cell office:value-type="float" office:value="30.7228">
            <text:p>30.7228</text:p>
          </table:table-cell>
          <table:table-cell office:value-type="float" office:value="28.7545">
            <text:p>28.7545</text:p>
          </table:table-cell>
          <table:table-cell office:value-type="float" office:value="22.6191">
            <text:p>22.6191</text:p>
          </table:table-cell>
          <table:table-cell office:value-type="float" office:value="18.5587">
            <text:p>18.5587</text:p>
          </table:table-cell>
          <table:table-cell office:value-type="float" office:value="23.7735">
            <text:p>23.7735</text:p>
          </table:table-cell>
          <table:table-cell office:value-type="float" office:value="18.9611">
            <text:p>18.9611</text:p>
          </table:table-cell>
          <table:table-cell office:value-type="float" office:value="28.2387">
            <text:p>28.2387</text:p>
          </table:table-cell>
          <table:table-cell office:value-type="float" office:value="26.7991">
            <text:p>26.7991</text:p>
          </table:table-cell>
          <table:table-cell office:value-type="float" office:value="27.1234">
            <text:p>27.1234</text:p>
          </table:table-cell>
          <table:table-cell office:value-type="float" office:value="28.8743">
            <text:p>28.8743</text:p>
          </table:table-cell>
          <table:table-cell office:value-type="float" office:value="16.7512">
            <text:p>16.7512</text:p>
          </table:table-cell>
          <table:table-cell office:value-type="float" office:value="33.0163">
            <text:p>33.0163</text:p>
          </table:table-cell>
          <table:table-cell office:value-type="float" office:value="38.5143">
            <text:p>38.5143</text:p>
          </table:table-cell>
          <table:table-cell office:value-type="float" office:value="40.3973">
            <text:p>40.3973</text:p>
          </table:table-cell>
          <table:table-cell office:value-type="float" office:value="43.4896">
            <text:p>43.4896</text:p>
          </table:table-cell>
          <table:table-cell office:value-type="float" office:value="40.9064">
            <text:p>40.9064</text:p>
          </table:table-cell>
          <table:table-cell office:value-type="float" office:value="40.4881">
            <text:p>40.4881</text:p>
          </table:table-cell>
          <table:table-cell office:value-type="float" office:value="44.2227">
            <text:p>44.2227</text:p>
          </table:table-cell>
          <table:table-cell office:value-type="float" office:value="57.2778">
            <text:p>57.2778</text:p>
          </table:table-cell>
          <table:table-cell office:value-type="float" office:value="39.3882">
            <text:p>39.3882</text:p>
          </table:table-cell>
          <table:table-cell office:value-type="float" office:value="34.097">
            <text:p>34.097</text:p>
          </table:table-cell>
          <table:table-cell office:value-type="float" office:value="35.9484">
            <text:p>35.9484</text:p>
          </table:table-cell>
          <table:table-cell office:value-type="float" office:value="42.6731">
            <text:p>42.6731</text:p>
          </table:table-cell>
          <table:table-cell office:value-type="float" office:value="36.7714">
            <text:p>36.7714</text:p>
          </table:table-cell>
          <table:table-cell office:value-type="float" office:value="35.0842">
            <text:p>35.0842</text:p>
          </table:table-cell>
          <table:table-cell office:value-type="float" office:value="32.7132">
            <text:p>32.7132</text:p>
          </table:table-cell>
          <table:table-cell office:value-type="float" office:value="40.7984">
            <text:p>40.7984</text:p>
          </table:table-cell>
          <table:table-cell office:value-type="float" office:value="38.0734">
            <text:p>38.0734</text:p>
          </table:table-cell>
          <table:table-cell office:value-type="float" office:value="36.8767">
            <text:p>36.8767</text:p>
          </table:table-cell>
          <table:table-cell office:value-type="float" office:value="34.807">
            <text:p>34.807</text:p>
          </table:table-cell>
          <table:table-cell office:value-type="float" office:value="33.6393">
            <text:p>33.6393</text:p>
          </table:table-cell>
          <table:table-cell office:value-type="float" office:value="46.9182">
            <text:p>46.9182</text:p>
          </table:table-cell>
          <table:table-cell office:value-type="float" office:value="42.0614">
            <text:p>42.0614</text:p>
          </table:table-cell>
          <table:table-cell office:value-type="float" office:value="38.2148">
            <text:p>38.2148</text:p>
          </table:table-cell>
          <table:table-cell office:value-type="float" office:value="34.0831">
            <text:p>34.0831</text:p>
          </table:table-cell>
          <table:table-cell office:value-type="float" office:value="34.0299">
            <text:p>34.0299</text:p>
          </table:table-cell>
          <table:table-cell office:value-type="float" office:value="36.742">
            <text:p>36.742</text:p>
          </table:table-cell>
          <table:table-cell office:value-type="float" office:value="31.9586">
            <text:p>31.9586</text:p>
          </table:table-cell>
          <table:table-cell office:value-type="float" office:value="37.4947">
            <text:p>37.4947</text:p>
          </table:table-cell>
          <table:table-cell office:value-type="float" office:value="30.2914">
            <text:p>30.2914</text:p>
          </table:table-cell>
          <table:table-cell table:number-columns-repeated="2"/>
          <table:table-cell office:value-type="float" office:value="930393.55">
            <text:p>930393.55</text:p>
          </table:table-cell>
          <table:table-cell office:value-type="float" office:value="1051537.05">
            <text:p>1051537.05</text:p>
          </table:table-cell>
          <table:table-cell office:value-type="float" office:value="1201387.54">
            <text:p>1201387.54</text:p>
          </table:table-cell>
          <table:table-cell office:value-type="float" office:value="1083975.95">
            <text:p>1083975.95</text:p>
          </table:table-cell>
          <table:table-cell office:value-type="float" office:value="1197081.49">
            <text:p>1197081.49</text:p>
          </table:table-cell>
          <table:table-cell office:value-type="float" office:value="1337590.72">
            <text:p>1337590.72</text:p>
          </table:table-cell>
          <table:table-cell office:value-type="float" office:value="1493819.91">
            <text:p>1493819.91</text:p>
          </table:table-cell>
          <table:table-cell office:value-type="float" office:value="1518714.61">
            <text:p>1518714.61</text:p>
          </table:table-cell>
          <table:table-cell office:value-type="float" office:value="1537388.51">
            <text:p>1537388.51</text:p>
          </table:table-cell>
          <table:table-cell office:value-type="float" office:value="1557308.29">
            <text:p>1557308.29</text:p>
          </table:table-cell>
          <table:table-cell office:value-type="float" office:value="2030973.62">
            <text:p>2030973.62</text:p>
          </table:table-cell>
          <table:table-cell office:value-type="float" office:value="2014788.62">
            <text:p>2014788.62</text:p>
          </table:table-cell>
          <table:table-cell office:value-type="float" office:value="1890300.76">
            <text:p>1890300.76</text:p>
          </table:table-cell>
          <table:table-cell office:value-type="float" office:value="1820594.45">
            <text:p>1820594.45</text:p>
          </table:table-cell>
          <table:table-cell office:value-type="float" office:value="1475160.36">
            <text:p>1475160.36</text:p>
          </table:table-cell>
          <table:table-cell office:value-type="float" office:value="1248272.18">
            <text:p>1248272.18</text:p>
          </table:table-cell>
          <table:table-cell office:value-type="float" office:value="1649850.5">
            <text:p>1649850.50</text:p>
          </table:table-cell>
          <table:table-cell office:value-type="float" office:value="1358414.77">
            <text:p>1358414.77</text:p>
          </table:table-cell>
          <table:table-cell office:value-type="float" office:value="2090443.02">
            <text:p>2090443.02</text:p>
          </table:table-cell>
          <table:table-cell office:value-type="float" office:value="2051114.45">
            <text:p>2051114.45</text:p>
          </table:table-cell>
          <table:table-cell office:value-type="float" office:value="2147282.86">
            <text:p>2147282.86</text:p>
          </table:table-cell>
          <table:table-cell office:value-type="float" office:value="2365168.92">
            <text:p>2365168.92</text:p>
          </table:table-cell>
          <table:table-cell office:value-type="float" office:value="1419816.16">
            <text:p>1419816.16</text:p>
          </table:table-cell>
          <table:table-cell office:value-type="float" office:value="2895303.78">
            <text:p>2895303.78</text:p>
          </table:table-cell>
          <table:table-cell office:value-type="float" office:value="3492530.06">
            <text:p>3492530.06</text:p>
          </table:table-cell>
          <table:table-cell office:value-type="float" office:value="3788001">
            <text:p>3788001.00</text:p>
          </table:table-cell>
          <table:table-cell office:value-type="float" office:value="4214702.88">
            <text:p>4214702.88</text:p>
          </table:table-cell>
          <table:table-cell office:value-type="float" office:value="4093723.34">
            <text:p>4093723.34</text:p>
          </table:table-cell>
          <table:table-cell office:value-type="float" office:value="4179014.35">
            <text:p>4179014.35</text:p>
          </table:table-cell>
          <table:table-cell office:value-type="float" office:value="4700999.3">
            <text:p>4700999.30</text:p>
          </table:table-cell>
          <table:table-cell office:value-type="float" office:value="6260793.61">
            <text:p>6260793.61</text:p>
          </table:table-cell>
          <table:table-cell office:value-type="float" office:value="4420761.66">
            <text:p>4420761.66</text:p>
          </table:table-cell>
          <table:table-cell office:value-type="float" office:value="3926283.75">
            <text:p>3926283.75</text:p>
          </table:table-cell>
          <table:table-cell office:value-type="float" office:value="4246596.02">
            <text:p>4246596.02</text:p>
          </table:table-cell>
          <table:table-cell office:value-type="float" office:value="5173246.51">
            <text:p>5173246.51</text:p>
          </table:table-cell>
          <table:table-cell office:value-type="float" office:value="4577206.47">
            <text:p>4577206.47</text:p>
          </table:table-cell>
          <table:table-cell office:value-type="float" office:value="4486300.56">
            <text:p>4486300.56</text:p>
          </table:table-cell>
          <table:table-cell office:value-type="float" office:value="4293997.5">
            <text:p>4293997.50</text:p>
          </table:table-cell>
          <table:table-cell office:value-type="float" office:value="5488236.83">
            <text:p>5488236.83</text:p>
          </table:table-cell>
          <table:table-cell office:value-type="float" office:value="5240142.41">
            <text:p>5240142.41</text:p>
          </table:table-cell>
          <table:table-cell office:value-type="float" office:value="5182185.87">
            <text:p>5182185.87</text:p>
          </table:table-cell>
          <table:table-cell office:value-type="float" office:value="4985830.05">
            <text:p>4985830.05</text:p>
          </table:table-cell>
          <table:table-cell office:value-type="float" office:value="4906311.69">
            <text:p>4906311.69</text:p>
          </table:table-cell>
          <table:table-cell office:value-type="float" office:value="6965718.7">
            <text:p>6965718.70</text:p>
          </table:table-cell>
          <table:table-cell office:value-type="float" office:value="6357432.14">
            <text:p>6357432.14</text:p>
          </table:table-cell>
          <table:table-cell office:value-type="float" office:value="5948695.24">
            <text:p>5948695.24</text:p>
          </table:table-cell>
          <table:table-cell office:value-type="float" office:value="5403044.57">
            <text:p>5403044.57</text:p>
          </table:table-cell>
          <table:table-cell office:value-type="float" office:value="5493016.16">
            <text:p>5493016.16</text:p>
          </table:table-cell>
          <table:table-cell office:value-type="float" office:value="6033724.02">
            <text:p>6033724.02</text:p>
          </table:table-cell>
          <table:table-cell office:value-type="float" office:value="5341503.26">
            <text:p>5341503.26</text:p>
          </table:table-cell>
          <table:table-cell office:value-type="float" office:value="6529676.81">
            <text:p>6529676.81</text:p>
          </table:table-cell>
          <table:table-cell office:value-type="float" office:value="5963109.95">
            <text:p>5963109.95</text:p>
          </table:table-cell>
          <table:table-cell table:number-columns-repeated="3"/>
          <table:table-cell office:value-type="string">
            <text:p>2042464.41</text:p>
          </table:table-cell>
          <table:table-cell office:value-type="string">
            <text:p>2308407.02</text:p>
          </table:table-cell>
          <table:table-cell office:value-type="string">
            <text:p>2637369.19</text:p>
          </table:table-cell>
          <table:table-cell office:value-type="string">
            <text:p>2379619.13</text:p>
          </table:table-cell>
          <table:table-cell office:value-type="string">
            <text:p>2627916.26</text:p>
          </table:table-cell>
          <table:table-cell office:value-type="string">
            <text:p>2936371.87</text:p>
          </table:table-cell>
          <table:table-cell office:value-type="string">
            <text:p>3279337.00</text:p>
          </table:table-cell>
          <table:table-cell office:value-type="string">
            <text:p>3333987.57</text:p>
          </table:table-cell>
          <table:table-cell office:value-type="string">
            <text:p>3374981.81</text:p>
          </table:table-cell>
          <table:table-cell office:value-type="string">
            <text:p>3418711.09</text:p>
          </table:table-cell>
          <table:table-cell office:value-type="string">
            <text:p>4458534.07</text:p>
          </table:table-cell>
          <table:table-cell office:value-type="string">
            <text:p>4423003.63</text:p>
          </table:table-cell>
          <table:table-cell office:value-type="string">
            <text:p>4149719.25</text:p>
          </table:table-cell>
          <table:table-cell office:value-type="string">
            <text:p>3996695.12</text:p>
          </table:table-cell>
          <table:table-cell office:value-type="string">
            <text:p>3238374.27</text:p>
          </table:table-cell>
          <table:table-cell office:value-type="string">
            <text:p>2740293.61</text:p>
          </table:table-cell>
          <table:table-cell office:value-type="string">
            <text:p>3621866.18</text:p>
          </table:table-cell>
          <table:table-cell office:value-type="string">
            <text:p>2982086.27</text:p>
          </table:table-cell>
          <table:table-cell office:value-type="string">
            <text:p>4589085.42</text:p>
          </table:table-cell>
          <table:table-cell office:value-type="string">
            <text:p>4502748.60</text:p>
          </table:table-cell>
          <table:table-cell office:value-type="string">
            <text:p>4713864.18</text:p>
          </table:table-cell>
          <table:table-cell office:value-type="string">
            <text:p>5192182.75</text:p>
          </table:table-cell>
          <table:table-cell office:value-type="string">
            <text:p>3116878.84</text:p>
          </table:table-cell>
          <table:table-cell office:value-type="string">
            <text:p>6355971.53</text:p>
          </table:table-cell>
          <table:table-cell office:value-type="string">
            <text:p>7667044.05</text:p>
          </table:table-cell>
          <table:table-cell office:value-type="string">
            <text:p>8315682.35</text:p>
          </table:table-cell>
          <table:table-cell office:value-type="string">
            <text:p>9252407.90</text:p>
          </table:table-cell>
          <table:table-cell office:value-type="string">
            <text:p>8986825.22</text:p>
          </table:table-cell>
          <table:table-cell office:value-type="string">
            <text:p>9174061.96</text:p>
          </table:table-cell>
          <table:table-cell office:value-type="string">
            <text:p>10319959.49</text:p>
          </table:table-cell>
          <table:table-cell office:value-type="string">
            <text:p>13744128.07</text:p>
          </table:table-cell>
          <table:table-cell office:value-type="string">
            <text:p>9704762.40</text:p>
          </table:table-cell>
          <table:table-cell office:value-type="string">
            <text:p>8619250.23</text:p>
          </table:table-cell>
          <table:table-cell office:value-type="string">
            <text:p>9322421.93</text:p>
          </table:table-cell>
          <table:table-cell office:value-type="string">
            <text:p>11356669.30</text:p>
          </table:table-cell>
          <table:table-cell office:value-type="string">
            <text:p>10048200.89</text:p>
          </table:table-cell>
          <table:table-cell office:value-type="string">
            <text:p>9848637.95</text:p>
          </table:table-cell>
          <table:table-cell office:value-type="string">
            <text:p>9426480.93</text:p>
          </table:table-cell>
          <table:table-cell office:value-type="string">
            <text:p>12048157.89</text:p>
          </table:table-cell>
          <table:table-cell office:value-type="string">
            <text:p>11503523.82</text:p>
          </table:table-cell>
          <table:table-cell office:value-type="string">
            <text:p>11376293.60</text:p>
          </table:table-cell>
          <table:table-cell office:value-type="string">
            <text:p>10945239.71</text:p>
          </table:table-cell>
          <table:table-cell office:value-type="string">
            <text:p>10770675.49</text:p>
          </table:table-cell>
          <table:table-cell office:value-type="string">
            <text:p>15291628.48</text:p>
          </table:table-cell>
          <table:table-cell office:value-type="string">
            <text:p>13956275.69</text:p>
          </table:table-cell>
          <table:table-cell office:value-type="string">
            <text:p>13058988.11</text:p>
          </table:table-cell>
          <table:table-cell office:value-type="string">
            <text:p>11861137.93</text:p>
          </table:table-cell>
          <table:table-cell office:value-type="string">
            <text:p>12058649.81</text:p>
          </table:table-cell>
          <table:table-cell office:value-type="string">
            <text:p>13245649.18</text:p>
          </table:table-cell>
          <table:table-cell office:value-type="string">
            <text:p>11726038.17</text:p>
          </table:table-cell>
          <table:table-cell office:value-type="string">
            <text:p>14334399.12</text:p>
          </table:table-cell>
          <table:table-cell office:value-type="string">
            <text:p>13090632.26</text:p>
          </table:table-cell>
          <table:table-cell table:number-columns-repeated="3"/>
          <table:table-cell office:value-type="float" office:value="19.93">
            <text:p>19.93</text:p>
          </table:table-cell>
          <table:table-cell office:value-type="float" office:value="21.97">
            <text:p>21.97</text:p>
          </table:table-cell>
          <table:table-cell office:value-type="float" office:value="24.46">
            <text:p>24.46</text:p>
          </table:table-cell>
          <table:table-cell office:value-type="float" office:value="21.51">
            <text:p>21.51</text:p>
          </table:table-cell>
          <table:table-cell office:value-type="float" office:value="23.13">
            <text:p>23.13</text:p>
          </table:table-cell>
          <table:table-cell office:value-type="float" office:value="25.17">
            <text:p>25.17</text:p>
          </table:table-cell>
          <table:table-cell office:value-type="float" office:value="27.37">
            <text:p>27.37</text:p>
          </table:table-cell>
          <table:table-cell office:value-type="float" office:value="27.08">
            <text:p>27.08</text:p>
          </table:table-cell>
          <table:table-cell office:value-type="float" office:value="26.68">
            <text:p>26.68</text:p>
          </table:table-cell>
          <table:table-cell office:value-type="float" office:value="26.3">
            <text:p>26.30</text:p>
          </table:table-cell>
          <table:table-cell office:value-type="float" office:value="33.38">
            <text:p>33.38</text:p>
          </table:table-cell>
          <table:table-cell office:value-type="float" office:value="32.22">
            <text:p>32.22</text:p>
          </table:table-cell>
          <table:table-cell office:value-type="float" office:value="29.4">
            <text:p>29.40</text:p>
          </table:table-cell>
          <table:table-cell office:value-type="float" office:value="27.52">
            <text:p>27.52</text:p>
          </table:table-cell>
          <table:table-cell office:value-type="float" office:value="21.64">
            <text:p>21.64</text:p>
          </table:table-cell>
          <table:table-cell office:value-type="float" office:value="17.76">
            <text:p>17.76</text:p>
          </table:table-cell>
          <table:table-cell office:value-type="float" office:value="22.75">
            <text:p>22.75</text:p>
          </table:table-cell>
          <table:table-cell office:value-type="float" office:value="18.14">
            <text:p>18.14</text:p>
          </table:table-cell>
          <table:table-cell office:value-type="float" office:value="27.02">
            <text:p>27.02</text:p>
          </table:table-cell>
          <table:table-cell office:value-type="float" office:value="25.64">
            <text:p>25.64</text:p>
          </table:table-cell>
          <table:table-cell office:value-type="float" office:value="25.95">
            <text:p>25.95</text:p>
          </table:table-cell>
          <table:table-cell office:value-type="float" office:value="27.63">
            <text:p>27.63</text:p>
          </table:table-cell>
          <table:table-cell office:value-type="float" office:value="16.03">
            <text:p>16.03</text:p>
          </table:table-cell>
          <table:table-cell office:value-type="float" office:value="31.59">
            <text:p>31.59</text:p>
          </table:table-cell>
          <table:table-cell office:value-type="float" office:value="36.85">
            <text:p>36.85</text:p>
          </table:table-cell>
          <table:table-cell office:value-type="float" office:value="38.65">
            <text:p>38.65</text:p>
          </table:table-cell>
          <table:table-cell office:value-type="float" office:value="41.62">
            <text:p>41.62</text:p>
          </table:table-cell>
          <table:table-cell office:value-type="float" office:value="39.14">
            <text:p>39.14</text:p>
          </table:table-cell>
          <table:table-cell office:value-type="float" office:value="38.74">
            <text:p>38.74</text:p>
          </table:table-cell>
          <table:table-cell office:value-type="float" office:value="42.32">
            <text:p>42.32</text:p>
          </table:table-cell>
          <table:table-cell office:value-type="float" office:value="54.81">
            <text:p>54.81</text:p>
          </table:table-cell>
          <table:table-cell office:value-type="float" office:value="37.69">
            <text:p>37.69</text:p>
          </table:table-cell>
          <table:table-cell office:value-type="float" office:value="32.63">
            <text:p>32.63</text:p>
          </table:table-cell>
          <table:table-cell office:value-type="float" office:value="34.4">
            <text:p>34.40</text:p>
          </table:table-cell>
          <table:table-cell office:value-type="float" office:value="40.83">
            <text:p>40.83</text:p>
          </table:table-cell>
          <table:table-cell office:value-type="float" office:value="35.19">
            <text:p>35.19</text:p>
          </table:table-cell>
          <table:table-cell office:value-type="float" office:value="33.58">
            <text:p>33.58</text:p>
          </table:table-cell>
          <table:table-cell office:value-type="float" office:value="31.31">
            <text:p>31.31</text:p>
          </table:table-cell>
          <table:table-cell office:value-type="float" office:value="39.04">
            <text:p>39.04</text:p>
          </table:table-cell>
          <table:table-cell office:value-type="float" office:value="36.43">
            <text:p>36.43</text:p>
          </table:table-cell>
          <table:table-cell office:value-type="float" office:value="35.29">
            <text:p>35.29</text:p>
          </table:table-cell>
          <table:table-cell office:value-type="float" office:value="33.31">
            <text:p>33.31</text:p>
          </table:table-cell>
          <table:table-cell office:value-type="float" office:value="32.19">
            <text:p>32.19</text:p>
          </table:table-cell>
          <table:table-cell office:value-type="float" office:value="44.9">
            <text:p>44.90</text:p>
          </table:table-cell>
          <table:table-cell office:value-type="float" office:value="40.24">
            <text:p>40.24</text:p>
          </table:table-cell>
          <table:table-cell office:value-type="float" office:value="36.97">
            <text:p>36.97</text:p>
          </table:table-cell>
          <table:table-cell office:value-type="float" office:value="32.96">
            <text:p>32.96</text:p>
          </table:table-cell>
          <table:table-cell office:value-type="float" office:value="32.89">
            <text:p>32.89</text:p>
          </table:table-cell>
          <table:table-cell office:value-type="float" office:value="35.47">
            <text:p>35.47</text:p>
          </table:table-cell>
          <table:table-cell office:value-type="float" office:value="30.85">
            <text:p>30.85</text:p>
          </table:table-cell>
          <table:table-cell office:value-type="float" office:value="37.07">
            <text:p>37.07</text:p>
          </table:table-cell>
          <table:table-cell office:value-type="float" office:value="33.28">
            <text:p>33.28</text:p>
          </table:table-cell>
          <table:table-cell table:number-columns-repeated="3"/>
          <table:table-cell office:value-type="float" office:value="43.76">
            <text:p>43.76</text:p>
          </table:table-cell>
          <table:table-cell office:value-type="float" office:value="48.23">
            <text:p>48.23</text:p>
          </table:table-cell>
          <table:table-cell office:value-type="float" office:value="53.7">
            <text:p>53.70</text:p>
          </table:table-cell>
          <table:table-cell office:value-type="float" office:value="47.21">
            <text:p>47.21</text:p>
          </table:table-cell>
          <table:table-cell office:value-type="float" office:value="50.78">
            <text:p>50.78</text:p>
          </table:table-cell>
          <table:table-cell office:value-type="float" office:value="55.26">
            <text:p>55.26</text:p>
          </table:table-cell>
          <table:table-cell office:value-type="float" office:value="60.08">
            <text:p>60.08</text:p>
          </table:table-cell>
          <table:table-cell office:value-type="float" office:value="59.46">
            <text:p>59.46</text:p>
          </table:table-cell>
          <table:table-cell office:value-type="float" office:value="58.58">
            <text:p>58.58</text:p>
          </table:table-cell>
          <table:table-cell office:value-type="float" office:value="57.74">
            <text:p>57.74</text:p>
          </table:table-cell>
          <table:table-cell office:value-type="float" office:value="73.28">
            <text:p>73.28</text:p>
          </table:table-cell>
          <table:table-cell office:value-type="float" office:value="70.73">
            <text:p>70.73</text:p>
          </table:table-cell>
          <table:table-cell office:value-type="float" office:value="64.54">
            <text:p>64.54</text:p>
          </table:table-cell>
          <table:table-cell office:value-type="float" office:value="60.4">
            <text:p>60.40</text:p>
          </table:table-cell>
          <table:table-cell office:value-type="float" office:value="47.51">
            <text:p>47.51</text:p>
          </table:table-cell>
          <table:table-cell office:value-type="float" office:value="39">
            <text:p>39.00</text:p>
          </table:table-cell>
          <table:table-cell office:value-type="float" office:value="49.95">
            <text:p>49.95</text:p>
          </table:table-cell>
          <table:table-cell office:value-type="float" office:value="39.83">
            <text:p>39.83</text:p>
          </table:table-cell>
          <table:table-cell office:value-type="float" office:value="59.32">
            <text:p>59.32</text:p>
          </table:table-cell>
          <table:table-cell office:value-type="float" office:value="56.3">
            <text:p>56.30</text:p>
          </table:table-cell>
          <table:table-cell office:value-type="float" office:value="56.98">
            <text:p>56.98</text:p>
          </table:table-cell>
          <table:table-cell office:value-type="float" office:value="60.65">
            <text:p>60.65</text:p>
          </table:table-cell>
          <table:table-cell office:value-type="float" office:value="35.19">
            <text:p>35.19</text:p>
          </table:table-cell>
          <table:table-cell office:value-type="float" office:value="69.36">
            <text:p>69.36</text:p>
          </table:table-cell>
          <table:table-cell office:value-type="float" office:value="80.89">
            <text:p>80.89</text:p>
          </table:table-cell>
          <table:table-cell office:value-type="float" office:value="84.86">
            <text:p>84.86</text:p>
          </table:table-cell>
          <table:table-cell office:value-type="float" office:value="91.36">
            <text:p>91.36</text:p>
          </table:table-cell>
          <table:table-cell office:value-type="float" office:value="85.93">
            <text:p>85.93</text:p>
          </table:table-cell>
          <table:table-cell office:value-type="float" office:value="85.05">
            <text:p>85.05</text:p>
          </table:table-cell>
          <table:table-cell office:value-type="float" office:value="92.9">
            <text:p>92.90</text:p>
          </table:table-cell>
          <table:table-cell office:value-type="float" office:value="120.32">
            <text:p>120.32</text:p>
          </table:table-cell>
          <table:table-cell office:value-type="float" office:value="82.74">
            <text:p>82.74</text:p>
          </table:table-cell>
          <table:table-cell office:value-type="float" office:value="71.63">
            <text:p>71.63</text:p>
          </table:table-cell>
          <table:table-cell office:value-type="float" office:value="75.52">
            <text:p>75.52</text:p>
          </table:table-cell>
          <table:table-cell office:value-type="float" office:value="89.64">
            <text:p>89.64</text:p>
          </table:table-cell>
          <table:table-cell office:value-type="float" office:value="77.24">
            <text:p>77.24</text:p>
          </table:table-cell>
          <table:table-cell office:value-type="float" office:value="73.72">
            <text:p>73.72</text:p>
          </table:table-cell>
          <table:table-cell office:value-type="float" office:value="68.74">
            <text:p>68.74</text:p>
          </table:table-cell>
          <table:table-cell office:value-type="float" office:value="85.7">
            <text:p>85.70</text:p>
          </table:table-cell>
          <table:table-cell office:value-type="float" office:value="79.98">
            <text:p>79.98</text:p>
          </table:table-cell>
          <table:table-cell office:value-type="float" office:value="77.47">
            <text:p>77.47</text:p>
          </table:table-cell>
          <table:table-cell office:value-type="float" office:value="73.12">
            <text:p>73.12</text:p>
          </table:table-cell>
          <table:table-cell office:value-type="float" office:value="70.66">
            <text:p>70.66</text:p>
          </table:table-cell>
          <table:table-cell office:value-type="float" office:value="98.56">
            <text:p>98.56</text:p>
          </table:table-cell>
          <table:table-cell office:value-type="float" office:value="88.35">
            <text:p>88.35</text:p>
          </table:table-cell>
          <table:table-cell office:value-type="float" office:value="81.16">
            <text:p>81.16</text:p>
          </table:table-cell>
          <table:table-cell office:value-type="float" office:value="72.36">
            <text:p>72.36</text:p>
          </table:table-cell>
          <table:table-cell office:value-type="float" office:value="72.2">
            <text:p>72.20</text:p>
          </table:table-cell>
          <table:table-cell office:value-type="float" office:value="77.87">
            <text:p>77.87</text:p>
          </table:table-cell>
          <table:table-cell office:value-type="float" office:value="67.72">
            <text:p>67.72</text:p>
          </table:table-cell>
          <table:table-cell office:value-type="float" office:value="81.37">
            <text:p>81.37</text:p>
          </table:table-cell>
          <table:table-cell office:value-type="float" office:value="73.07">
            <text:p>73.07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float" office:value="180">
            <text:p>180</text:p>
          </table:table-cell>
          <table:table-cell office:value-type="float" office:value="585">
            <text:p>585</text:p>
          </table:table-cell>
          <table:table-cell office:value-type="string">
            <text:p>7.5149800</text:p>
          </table:table-cell>
          <table:table-cell office:value-type="string">
            <text:p>134.582520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float" office:value="166">
            <text:p>166</text:p>
          </table:table-cell>
          <table:table-cell office:value-type="float" office:value="591">
            <text:p>591</text:p>
          </table:table-cell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float" office:value="168">
            <text:p>168</text:p>
          </table:table-cell>
          <table:table-cell office:value-type="float" office:value="598">
            <text:p>598</text:p>
          </table:table-cell>
          <table:table-cell office:value-type="float" office:value="-6">
            <text:p>-6</text:p>
          </table:table-cell>
          <table:table-cell office:value-type="float" office:value="147">
            <text:p>14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float" office:value="169">
            <text:p>169</text:p>
          </table:table-cell>
          <table:table-cell office:value-type="float" office:value="600">
            <text:p>600</text:p>
          </table:table-cell>
          <table:table-cell office:value-type="float" office:value="-23">
            <text:p>-23</text:p>
          </table:table-cell>
          <table:table-cell office:value-type="float" office:value="-58">
            <text:p>-58</text:p>
          </table:table-cell>
          <table:table-cell office:value-type="float" office:value="24650">
            <text:p>24650</text:p>
          </table:table-cell>
          <table:table-cell office:value-type="float" office:value="31030">
            <text:p>31030</text:p>
          </table:table-cell>
          <table:table-cell office:value-type="float" office:value="35810">
            <text:p>35810</text:p>
          </table:table-cell>
          <table:table-cell office:value-type="float" office:value="34133">
            <text:p>34133</text:p>
          </table:table-cell>
          <table:table-cell office:value-type="float" office:value="39516">
            <text:p>39516</text:p>
          </table:table-cell>
          <table:table-cell office:value-type="float" office:value="26047">
            <text:p>26047</text:p>
          </table:table-cell>
          <table:table-cell office:value-type="float" office:value="24117">
            <text:p>24117</text:p>
          </table:table-cell>
          <table:table-cell office:value-type="float" office:value="27026">
            <text:p>27026</text:p>
          </table:table-cell>
          <table:table-cell office:value-type="float" office:value="38042">
            <text:p>38042</text:p>
          </table:table-cell>
          <table:table-cell office:value-type="float" office:value="36173">
            <text:p>36173</text:p>
          </table:table-cell>
          <table:table-cell office:value-type="float" office:value="16204">
            <text:p>16204</text:p>
          </table:table-cell>
          <table:table-cell office:value-type="float" office:value="45719">
            <text:p>45719</text:p>
          </table:table-cell>
          <table:table-cell office:value-type="float" office:value="77256">
            <text:p>77256</text:p>
          </table:table-cell>
          <table:table-cell office:value-type="float" office:value="80106">
            <text:p>80106</text:p>
          </table:table-cell>
          <table:table-cell office:value-type="float" office:value="97170">
            <text:p>97170</text:p>
          </table:table-cell>
          <table:table-cell office:value-type="float" office:value="101807">
            <text:p>101807</text:p>
          </table:table-cell>
          <table:table-cell office:value-type="float" office:value="215841">
            <text:p>215841</text:p>
          </table:table-cell>
          <table:table-cell office:value-type="float" office:value="268660">
            <text:p>268660</text:p>
          </table:table-cell>
          <table:table-cell office:value-type="float" office:value="218281">
            <text:p>218281</text:p>
          </table:table-cell>
          <table:table-cell office:value-type="float" office:value="220374">
            <text:p>220374</text:p>
          </table:table-cell>
          <table:table-cell office:value-type="float" office:value="322869">
            <text:p>322869</text:p>
          </table:table-cell>
          <table:table-cell office:value-type="float" office:value="250766">
            <text:p>250766</text:p>
          </table:table-cell>
          <table:table-cell office:value-type="float" office:value="282000">
            <text:p>282000</text:p>
          </table:table-cell>
          <table:table-cell office:value-type="float" office:value="355000">
            <text:p>355000</text:p>
          </table:table-cell>
          <table:table-cell office:value-type="float" office:value="426571">
            <text:p>426571</text:p>
          </table:table-cell>
          <table:table-cell office:value-type="float" office:value="285654">
            <text:p>285654</text:p>
          </table:table-cell>
          <table:table-cell office:value-type="float" office:value="211382">
            <text:p>211382</text:p>
          </table:table-cell>
          <table:table-cell office:value-type="float" office:value="478993">
            <text:p>478993</text:p>
          </table:table-cell>
          <table:table-cell office:value-type="float" office:value="546730">
            <text:p>546730</text:p>
          </table:table-cell>
          <table:table-cell office:value-type="float" office:value="574398">
            <text:p>574398</text:p>
          </table:table-cell>
          <table:table-cell office:value-type="float" office:value="555470">
            <text:p>555470</text:p>
          </table:table-cell>
          <table:table-cell office:value-type="float" office:value="358381">
            <text:p>358381</text:p>
          </table:table-cell>
          <table:table-cell office:value-type="float" office:value="382478">
            <text:p>382478</text:p>
          </table:table-cell>
          <table:table-cell office:value-type="float" office:value="354254">
            <text:p>354254</text:p>
          </table:table-cell>
          <table:table-cell office:value-type="float" office:value="425164">
            <text:p>425164</text:p>
          </table:table-cell>
          <table:table-cell office:value-type="float" office:value="309000">
            <text:p>309000</text:p>
          </table:table-cell>
          <table:table-cell office:value-type="float" office:value="129700">
            <text:p>129700</text:p>
          </table:table-cell>
          <table:table-cell office:value-type="float" office:value="206500">
            <text:p>206500</text:p>
          </table:table-cell>
          <table:table-cell office:value-type="float" office:value="188150">
            <text:p>188150</text:p>
          </table:table-cell>
          <table:table-cell office:value-type="float" office:value="229500">
            <text:p>229500</text:p>
          </table:table-cell>
          <table:table-cell office:value-type="float" office:value="274200">
            <text:p>274200</text:p>
          </table:table-cell>
          <table:table-cell office:value-type="float" office:value="115200">
            <text:p>115200</text:p>
          </table:table-cell>
          <table:table-cell office:value-type="float" office:value="165757">
            <text:p>165757</text:p>
          </table:table-cell>
          <table:table-cell office:value-type="float" office:value="316900">
            <text:p>316900</text:p>
          </table:table-cell>
          <table:table-cell office:value-type="float" office:value="190000">
            <text:p>190000</text:p>
          </table:table-cell>
          <table:table-cell office:value-type="float" office:value="172800">
            <text:p>172800</text:p>
          </table:table-cell>
          <table:table-cell office:value-type="float" office:value="100800">
            <text:p>100800</text:p>
          </table:table-cell>
          <table:table-cell office:value-type="float" office:value="61210">
            <text:p>61210</text:p>
          </table:table-cell>
          <table:table-cell office:value-type="float" office:value="17280">
            <text:p>17280</text:p>
          </table:table-cell>
          <table:table-cell office:value-type="float" office:value="14484">
            <text:p>14484</text:p>
          </table:table-cell>
          <table:table-cell office:value-type="float" office:value="30284">
            <text:p>30284</text:p>
          </table:table-cell>
          <table:table-cell office:value-type="float" office:value="20700">
            <text:p>20700</text:p>
          </table:table-cell>
          <table:table-cell table:number-columns-repeated="2"/>
          <table:table-cell office:value-type="float" office:value="12.5894">
            <text:p>12.5894</text:p>
          </table:table-cell>
          <table:table-cell office:value-type="float" office:value="15.4301">
            <text:p>15.4301</text:p>
          </table:table-cell>
          <table:table-cell office:value-type="float" office:value="17.3414">
            <text:p>17.3414</text:p>
          </table:table-cell>
          <table:table-cell office:value-type="float" office:value="16.0929">
            <text:p>16.0929</text:p>
          </table:table-cell>
          <table:table-cell office:value-type="float" office:value="18.1433">
            <text:p>18.1433</text:p>
          </table:table-cell>
          <table:table-cell office:value-type="float" office:value="11.6437">
            <text:p>11.6437</text:p>
          </table:table-cell>
          <table:table-cell office:value-type="float" office:value="10.4948">
            <text:p>10.4948</text:p>
          </table:table-cell>
          <table:table-cell office:value-type="float" office:value="11.4517">
            <text:p>11.4517</text:p>
          </table:table-cell>
          <table:table-cell office:value-type="float" office:value="15.7069">
            <text:p>15.7069</text:p>
          </table:table-cell>
          <table:table-cell office:value-type="float" office:value="14.5565">
            <text:p>14.5565</text:p>
          </table:table-cell>
          <table:table-cell office:value-type="float" office:value="6.362">
            <text:p>6.362</text:p>
          </table:table-cell>
          <table:table-cell office:value-type="float" office:value="17.5236">
            <text:p>17.5236</text:p>
          </table:table-cell>
          <table:table-cell office:value-type="float" office:value="28.9132">
            <text:p>28.9132</text:p>
          </table:table-cell>
          <table:table-cell office:value-type="float" office:value="29.2678">
            <text:p>29.2678</text:p>
          </table:table-cell>
          <table:table-cell office:value-type="float" office:value="34.6417">
            <text:p>34.6417</text:p>
          </table:table-cell>
          <table:table-cell office:value-type="float" office:value="35.3988">
            <text:p>35.3988</text:p>
          </table:table-cell>
          <table:table-cell office:value-type="float" office:value="73.1416">
            <text:p>73.1416</text:p>
          </table:table-cell>
          <table:table-cell office:value-type="float" office:value="88.6959">
            <text:p>88.6959</text:p>
          </table:table-cell>
          <table:table-cell office:value-type="float" office:value="70.1643">
            <text:p>70.1643</text:p>
          </table:table-cell>
          <table:table-cell office:value-type="float" office:value="68.8884">
            <text:p>68.8884</text:p>
          </table:table-cell>
          <table:table-cell office:value-type="float" office:value="98.0769">
            <text:p>98.0769</text:p>
          </table:table-cell>
          <table:table-cell office:value-type="float" office:value="73.9723">
            <text:p>73.9723</text:p>
          </table:table-cell>
          <table:table-cell office:value-type="float" office:value="80.756">
            <text:p>80.756</text:p>
          </table:table-cell>
          <table:table-cell office:value-type="float" office:value="98.6934">
            <text:p>98.6934</text:p>
          </table:table-cell>
          <table:table-cell office:value-type="float" office:value="115.165">
            <text:p>115.165</text:p>
          </table:table-cell>
          <table:table-cell office:value-type="float" office:value="74.9551">
            <text:p>74.9551</text:p>
          </table:table-cell>
          <table:table-cell office:value-type="float" office:value="53.924">
            <text:p>53.924</text:p>
          </table:table-cell>
          <table:table-cell office:value-type="float" office:value="118.8863">
            <text:p>118.8863</text:p>
          </table:table-cell>
          <table:table-cell office:value-type="float" office:value="132.0923">
            <text:p>132.0923</text:p>
          </table:table-cell>
          <table:table-cell office:value-type="float" office:value="135.1525">
            <text:p>135.1525</text:p>
          </table:table-cell>
          <table:table-cell office:value-type="float" office:value="127.4014">
            <text:p>127.4014</text:p>
          </table:table-cell>
          <table:table-cell office:value-type="float" office:value="80.1568">
            <text:p>80.1568</text:p>
          </table:table-cell>
          <table:table-cell office:value-type="float" office:value="83.4923">
            <text:p>83.4923</text:p>
          </table:table-cell>
          <table:table-cell office:value-type="float" office:value="75.5017">
            <text:p>75.5017</text:p>
          </table:table-cell>
          <table:table-cell office:value-type="float" office:value="88.5389">
            <text:p>88.5389</text:p>
          </table:table-cell>
          <table:table-cell office:value-type="float" office:value="62.9072">
            <text:p>62.9072</text:p>
          </table:table-cell>
          <table:table-cell office:value-type="float" office:value="25.8315">
            <text:p>25.8315</text:p>
          </table:table-cell>
          <table:table-cell office:value-type="float" office:value="40.2456">
            <text:p>40.2456</text:p>
          </table:table-cell>
          <table:table-cell office:value-type="float" office:value="35.9065">
            <text:p>35.9065</text:p>
          </table:table-cell>
          <table:table-cell office:value-type="float" office:value="42.8972">
            <text:p>42.8972</text:p>
          </table:table-cell>
          <table:table-cell office:value-type="float" office:value="50.2106">
            <text:p>50.2106</text:p>
          </table:table-cell>
          <table:table-cell office:value-type="float" office:value="20.6785">
            <text:p>20.6785</text:p>
          </table:table-cell>
          <table:table-cell office:value-type="float" office:value="29.1723">
            <text:p>29.1723</text:p>
          </table:table-cell>
          <table:table-cell office:value-type="float" office:value="54.704">
            <text:p>54.704</text:p>
          </table:table-cell>
          <table:table-cell office:value-type="float" office:value="32.1816">
            <text:p>32.1816</text:p>
          </table:table-cell>
          <table:table-cell office:value-type="float" office:value="28.7282">
            <text:p>28.7282</text:p>
          </table:table-cell>
          <table:table-cell office:value-type="float" office:value="16.4571">
            <text:p>16.4571</text:p>
          </table:table-cell>
          <table:table-cell office:value-type="float" office:value="9.8156">
            <text:p>9.8156</text:p>
          </table:table-cell>
          <table:table-cell office:value-type="float" office:value="2.7225">
            <text:p>2.7225</text:p>
          </table:table-cell>
          <table:table-cell office:value-type="float" office:value="2.2421">
            <text:p>2.2421</text:p>
          </table:table-cell>
          <table:table-cell office:value-type="float" office:value="4.6073">
            <text:p>4.6073</text:p>
          </table:table-cell>
          <table:table-cell office:value-type="float" office:value="3.0956">
            <text:p>3.0956</text:p>
          </table:table-cell>
          <table:table-cell table:number-columns-repeated="2"/>
          <table:table-cell office:value-type="float" office:value="197663.18">
            <text:p>197663.18</text:p>
          </table:table-cell>
          <table:table-cell office:value-type="float" office:value="248823.06">
            <text:p>248823.06</text:p>
          </table:table-cell>
          <table:table-cell office:value-type="float" office:value="270863.35">
            <text:p>270863.35</text:p>
          </table:table-cell>
          <table:table-cell office:value-type="float" office:value="269509.74">
            <text:p>269509.74</text:p>
          </table:table-cell>
          <table:table-cell office:value-type="float" office:value="327340.82">
            <text:p>327340.82</text:p>
          </table:table-cell>
          <table:table-cell office:value-type="float" office:value="213811.22">
            <text:p>213811.22</text:p>
          </table:table-cell>
          <table:table-cell office:value-type="float" office:value="202896.03">
            <text:p>202896.03</text:p>
          </table:table-cell>
          <table:table-cell office:value-type="float" office:value="222258.55">
            <text:p>222258.55</text:p>
          </table:table-cell>
          <table:table-cell office:value-type="float" office:value="303389.17">
            <text:p>303389.17</text:p>
          </table:table-cell>
          <table:table-cell office:value-type="float" office:value="276506.41">
            <text:p>276506.41</text:p>
          </table:table-cell>
          <table:table-cell office:value-type="float" office:value="123975.79">
            <text:p>123975.79</text:p>
          </table:table-cell>
          <table:table-cell office:value-type="float" office:value="319275.52">
            <text:p>319275.52</text:p>
          </table:table-cell>
          <table:table-cell office:value-type="float" office:value="551375.14">
            <text:p>551375.14</text:p>
          </table:table-cell>
          <table:table-cell office:value-type="float" office:value="587705.05">
            <text:p>587705.05</text:p>
          </table:table-cell>
          <table:table-cell office:value-type="float" office:value="758411.33">
            <text:p>758411.33</text:p>
          </table:table-cell>
          <table:table-cell office:value-type="float" office:value="796185.49">
            <text:p>796185.49</text:p>
          </table:table-cell>
          <table:table-cell office:value-type="float" office:value="1706123.79">
            <text:p>1706123.79</text:p>
          </table:table-cell>
          <table:table-cell office:value-type="float" office:value="2123538.79">
            <text:p>2123538.79</text:p>
          </table:table-cell>
          <table:table-cell office:value-type="float" office:value="1719452.46">
            <text:p>1719452.46</text:p>
          </table:table-cell>
          <table:table-cell office:value-type="float" office:value="1749774.85">
            <text:p>1749774.85</text:p>
          </table:table-cell>
          <table:table-cell office:value-type="float" office:value="2504094.04">
            <text:p>2504094.04</text:p>
          </table:table-cell>
          <table:table-cell office:value-type="float" office:value="2077580.88">
            <text:p>2077580.88</text:p>
          </table:table-cell>
          <table:table-cell office:value-type="float" office:value="2242008.57">
            <text:p>2242008.57</text:p>
          </table:table-cell>
          <table:table-cell office:value-type="float" office:value="2824701.05">
            <text:p>2824701.05</text:p>
          </table:table-cell>
          <table:table-cell office:value-type="float" office:value="3706609.14">
            <text:p>3706609.14</text:p>
          </table:table-cell>
          <table:table-cell office:value-type="float" office:value="2428878.24">
            <text:p>2428878.24</text:p>
          </table:table-cell>
          <table:table-cell office:value-type="float" office:value="1870384.09">
            <text:p>1870384.09</text:p>
          </table:table-cell>
          <table:table-cell office:value-type="float" office:value="4186321.9">
            <text:p>4186321.90</text:p>
          </table:table-cell>
          <table:table-cell office:value-type="float" office:value="4686282.18">
            <text:p>4686282.18</text:p>
          </table:table-cell>
          <table:table-cell office:value-type="float" office:value="4921887.67">
            <text:p>4921887.67</text:p>
          </table:table-cell>
          <table:table-cell office:value-type="float" office:value="4717257.08">
            <text:p>4717257.08</text:p>
          </table:table-cell>
          <table:table-cell office:value-type="float" office:value="3181482.03">
            <text:p>3181482.03</text:p>
          </table:table-cell>
          <table:table-cell office:value-type="float" office:value="3371411.65">
            <text:p>3371411.65</text:p>
          </table:table-cell>
          <table:table-cell office:value-type="float" office:value="3067523.31">
            <text:p>3067523.31</text:p>
          </table:table-cell>
          <table:table-cell office:value-type="float" office:value="3511172.55">
            <text:p>3511172.55</text:p>
          </table:table-cell>
          <table:table-cell office:value-type="float" office:value="2515850.75">
            <text:p>2515850.75</text:p>
          </table:table-cell>
          <table:table-cell office:value-type="float" office:value="1078510.36">
            <text:p>1078510.36</text:p>
          </table:table-cell>
          <table:table-cell office:value-type="float" office:value="1688405.62">
            <text:p>1688405.62</text:p>
          </table:table-cell>
          <table:table-cell office:value-type="float" office:value="1537804.65">
            <text:p>1537804.65</text:p>
          </table:table-cell>
          <table:table-cell office:value-type="float" office:value="1877017.34">
            <text:p>1877017.34</text:p>
          </table:table-cell>
          <table:table-cell office:value-type="float" office:value="2239904.72">
            <text:p>2239904.72</text:p>
          </table:table-cell>
          <table:table-cell office:value-type="float" office:value="943590.68">
            <text:p>943590.68</text:p>
          </table:table-cell>
          <table:table-cell office:value-type="float" office:value="1326721.8">
            <text:p>1326721.80</text:p>
          </table:table-cell>
          <table:table-cell office:value-type="float" office:value="2536867.86">
            <text:p>2536867.86</text:p>
          </table:table-cell>
          <table:table-cell office:value-type="float" office:value="1593229.27">
            <text:p>1593229.27</text:p>
          </table:table-cell>
          <table:table-cell office:value-type="float" office:value="1382753.39">
            <text:p>1382753.39</text:p>
          </table:table-cell>
          <table:table-cell office:value-type="float" office:value="806606.14">
            <text:p>806606.14</text:p>
          </table:table-cell>
          <table:table-cell office:value-type="float" office:value="489806.15">
            <text:p>489806.15</text:p>
          </table:table-cell>
          <table:table-cell office:value-type="float" office:value="138275.34">
            <text:p>138275.34</text:p>
          </table:table-cell>
          <table:table-cell office:value-type="float" office:value="116229.89">
            <text:p>116229.89</text:p>
          </table:table-cell>
          <table:table-cell office:value-type="float" office:value="251500.21">
            <text:p>251500.21</text:p>
          </table:table-cell>
          <table:table-cell office:value-type="float" office:value="171615.27">
            <text:p>171615.27</text:p>
          </table:table-cell>
          <table:table-cell table:number-columns-repeated="58"/>
          <table:table-cell office:value-type="float" office:value="100.95">
            <text:p>100.95</text:p>
          </table:table-cell>
          <table:table-cell office:value-type="float" office:value="123.73">
            <text:p>123.73</text:p>
          </table:table-cell>
          <table:table-cell office:value-type="float" office:value="131.17">
            <text:p>131.17</text:p>
          </table:table-cell>
          <table:table-cell office:value-type="float" office:value="127.07">
            <text:p>127.07</text:p>
          </table:table-cell>
          <table:table-cell office:value-type="float" office:value="150.29">
            <text:p>150.29</text:p>
          </table:table-cell>
          <table:table-cell office:value-type="float" office:value="95.58">
            <text:p>95.58</text:p>
          </table:table-cell>
          <table:table-cell office:value-type="float" office:value="88.29">
            <text:p>88.29</text:p>
          </table:table-cell>
          <table:table-cell office:value-type="float" office:value="94.18">
            <text:p>94.18</text:p>
          </table:table-cell>
          <table:table-cell office:value-type="float" office:value="125.26">
            <text:p>125.26</text:p>
          </table:table-cell>
          <table:table-cell office:value-type="float" office:value="111.27">
            <text:p>111.27</text:p>
          </table:table-cell>
          <table:table-cell office:value-type="float" office:value="48.68">
            <text:p>48.68</text:p>
          </table:table-cell>
          <table:table-cell office:value-type="float" office:value="122.37">
            <text:p>122.37</text:p>
          </table:table-cell>
          <table:table-cell office:value-type="float" office:value="206.35">
            <text:p>206.35</text:p>
          </table:table-cell>
          <table:table-cell office:value-type="float" office:value="214.73">
            <text:p>214.73</text:p>
          </table:table-cell>
          <table:table-cell office:value-type="float" office:value="270.38">
            <text:p>270.38</text:p>
          </table:table-cell>
          <table:table-cell office:value-type="float" office:value="276.84">
            <text:p>276.84</text:p>
          </table:table-cell>
          <table:table-cell office:value-type="float" office:value="578.15">
            <text:p>578.15</text:p>
          </table:table-cell>
          <table:table-cell office:value-type="float" office:value="701.07">
            <text:p>701.07</text:p>
          </table:table-cell>
          <table:table-cell office:value-type="float" office:value="552.7">
            <text:p>552.70</text:p>
          </table:table-cell>
          <table:table-cell office:value-type="float" office:value="546.98">
            <text:p>546.98</text:p>
          </table:table-cell>
          <table:table-cell office:value-type="float" office:value="760.66">
            <text:p>760.66</text:p>
          </table:table-cell>
          <table:table-cell office:value-type="float" office:value="612.86">
            <text:p>612.86</text:p>
          </table:table-cell>
          <table:table-cell office:value-type="float" office:value="642.04">
            <text:p>642.04</text:p>
          </table:table-cell>
          <table:table-cell office:value-type="float" office:value="785.29">
            <text:p>785.29</text:p>
          </table:table-cell>
          <table:table-cell office:value-type="float" office:value="1000.7">
            <text:p>1000.70</text:p>
          </table:table-cell>
          <table:table-cell office:value-type="float" office:value="637.33">
            <text:p>637.33</text:p>
          </table:table-cell>
          <table:table-cell office:value-type="float" office:value="477.14">
            <text:p>477.14</text:p>
          </table:table-cell>
          <table:table-cell office:value-type="float" office:value="1039.05">
            <text:p>1039.05</text:p>
          </table:table-cell>
          <table:table-cell office:value-type="float" office:value="1132.23">
            <text:p>1132.23</text:p>
          </table:table-cell>
          <table:table-cell office:value-type="float" office:value="1158.09">
            <text:p>1158.09</text:p>
          </table:table-cell>
          <table:table-cell office:value-type="float" office:value="1081.94">
            <text:p>1081.94</text:p>
          </table:table-cell>
          <table:table-cell office:value-type="float" office:value="711.58">
            <text:p>711.58</text:p>
          </table:table-cell>
          <table:table-cell office:value-type="float" office:value="735.96">
            <text:p>735.96</text:p>
          </table:table-cell>
          <table:table-cell office:value-type="float" office:value="653.78">
            <text:p>653.78</text:p>
          </table:table-cell>
          <table:table-cell office:value-type="float" office:value="731.19">
            <text:p>731.19</text:p>
          </table:table-cell>
          <table:table-cell office:value-type="float" office:value="512.18">
            <text:p>512.18</text:p>
          </table:table-cell>
          <table:table-cell office:value-type="float" office:value="214.8">
            <text:p>214.80</text:p>
          </table:table-cell>
          <table:table-cell office:value-type="float" office:value="329.06">
            <text:p>329.06</text:p>
          </table:table-cell>
          <table:table-cell office:value-type="float" office:value="293.47">
            <text:p>293.47</text:p>
          </table:table-cell>
          <table:table-cell office:value-type="float" office:value="350.84">
            <text:p>350.84</text:p>
          </table:table-cell>
          <table:table-cell office:value-type="float" office:value="410.16">
            <text:p>410.16</text:p>
          </table:table-cell>
          <table:table-cell office:value-type="float" office:value="169.38">
            <text:p>169.38</text:p>
          </table:table-cell>
          <table:table-cell office:value-type="float" office:value="233.5">
            <text:p>233.50</text:p>
          </table:table-cell>
          <table:table-cell office:value-type="float" office:value="437.92">
            <text:p>437.92</text:p>
          </table:table-cell>
          <table:table-cell office:value-type="float" office:value="269.86">
            <text:p>269.86</text:p>
          </table:table-cell>
          <table:table-cell office:value-type="float" office:value="229.88">
            <text:p>229.88</text:p>
          </table:table-cell>
          <table:table-cell office:value-type="float" office:value="131.69">
            <text:p>131.69</text:p>
          </table:table-cell>
          <table:table-cell office:value-type="float" office:value="78.54">
            <text:p>78.54</text:p>
          </table:table-cell>
          <table:table-cell office:value-type="float" office:value="21.79">
            <text:p>21.79</text:p>
          </table:table-cell>
          <table:table-cell office:value-type="float" office:value="17.99">
            <text:p>17.99</text:p>
          </table:table-cell>
          <table:table-cell office:value-type="float" office:value="38.26">
            <text:p>38.26</text:p>
          </table:table-cell>
          <table:table-cell office:value-type="float" office:value="25.66">
            <text:p>25.66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170">
            <text:p>170</text:p>
          </table:table-cell>
          <table:table-cell office:value-type="float" office:value="604">
            <text:p>604</text:p>
          </table:table-cell>
          <table:table-cell office:value-type="float" office:value="-10">
            <text:p>-10</text:p>
          </table:table-cell>
          <table:table-cell office:value-type="float" office:value="-76">
            <text:p>-76</text:p>
          </table:table-cell>
          <table:table-cell office:value-type="float" office:value="358753">
            <text:p>358753</text:p>
          </table:table-cell>
          <table:table-cell office:value-type="float" office:value="390743">
            <text:p>390743</text:p>
          </table:table-cell>
          <table:table-cell office:value-type="float" office:value="396141">
            <text:p>396141</text:p>
          </table:table-cell>
          <table:table-cell office:value-type="float" office:value="379046">
            <text:p>379046</text:p>
          </table:table-cell>
          <table:table-cell office:value-type="float" office:value="348870">
            <text:p>348870</text:p>
          </table:table-cell>
          <table:table-cell office:value-type="float" office:value="320692">
            <text:p>320692</text:p>
          </table:table-cell>
          <table:table-cell office:value-type="float" office:value="251068">
            <text:p>251068</text:p>
          </table:table-cell>
          <table:table-cell office:value-type="float" office:value="278100">
            <text:p>278100</text:p>
          </table:table-cell>
          <table:table-cell office:value-type="float" office:value="246900">
            <text:p>246900</text:p>
          </table:table-cell>
          <table:table-cell office:value-type="float" office:value="244489">
            <text:p>244489</text:p>
          </table:table-cell>
          <table:table-cell office:value-type="float" office:value="229568">
            <text:p>229568</text:p>
          </table:table-cell>
          <table:table-cell office:value-type="float" office:value="212100">
            <text:p>212100</text:p>
          </table:table-cell>
          <table:table-cell office:value-type="float" office:value="221700">
            <text:p>221700</text:p>
          </table:table-cell>
          <table:table-cell office:value-type="float" office:value="240000">
            <text:p>240000</text:p>
          </table:table-cell>
          <table:table-cell office:value-type="float" office:value="255700">
            <text:p>255700</text:p>
          </table:table-cell>
          <table:table-cell office:value-type="float" office:value="157900">
            <text:p>157900</text:p>
          </table:table-cell>
          <table:table-cell office:value-type="float" office:value="166400">
            <text:p>166400</text:p>
          </table:table-cell>
          <table:table-cell office:value-type="float" office:value="190600">
            <text:p>190600</text:p>
          </table:table-cell>
          <table:table-cell office:value-type="float" office:value="235400">
            <text:p>235400</text:p>
          </table:table-cell>
          <table:table-cell office:value-type="float" office:value="247400">
            <text:p>247400</text:p>
          </table:table-cell>
          <table:table-cell office:value-type="float" office:value="273060">
            <text:p>273060</text:p>
          </table:table-cell>
          <table:table-cell office:value-type="float" office:value="245900">
            <text:p>245900</text:p>
          </table:table-cell>
          <table:table-cell office:value-type="float" office:value="101000">
            <text:p>101000</text:p>
          </table:table-cell>
          <table:table-cell office:value-type="float" office:value="195400">
            <text:p>195400</text:p>
          </table:table-cell>
          <table:table-cell office:value-type="float" office:value="280900">
            <text:p>280900</text:p>
          </table:table-cell>
          <table:table-cell office:value-type="float" office:value="293100">
            <text:p>293100</text:p>
          </table:table-cell>
          <table:table-cell office:value-type="float" office:value="189800">
            <text:p>189800</text:p>
          </table:table-cell>
          <table:table-cell office:value-type="float" office:value="265200">
            <text:p>265200</text:p>
          </table:table-cell>
          <table:table-cell office:value-type="float" office:value="299200">
            <text:p>299200</text:p>
          </table:table-cell>
          <table:table-cell office:value-type="float" office:value="224000">
            <text:p>224000</text:p>
          </table:table-cell>
          <table:table-cell office:value-type="float" office:value="171000">
            <text:p>171000</text:p>
          </table:table-cell>
          <table:table-cell office:value-type="float" office:value="103000">
            <text:p>103000</text:p>
          </table:table-cell>
          <table:table-cell office:value-type="float" office:value="91000">
            <text:p>91000</text:p>
          </table:table-cell>
          <table:table-cell office:value-type="float" office:value="167656">
            <text:p>167656</text:p>
          </table:table-cell>
          <table:table-cell office:value-type="float" office:value="216282">
            <text:p>216282</text:p>
          </table:table-cell>
          <table:table-cell office:value-type="float" office:value="268523">
            <text:p>268523</text:p>
          </table:table-cell>
          <table:table-cell office:value-type="float" office:value="145798">
            <text:p>145798</text:p>
          </table:table-cell>
          <table:table-cell office:value-type="float" office:value="95251">
            <text:p>95251</text:p>
          </table:table-cell>
          <table:table-cell office:value-type="float" office:value="124000">
            <text:p>124000</text:p>
          </table:table-cell>
          <table:table-cell office:value-type="float" office:value="134250">
            <text:p>134250</text:p>
          </table:table-cell>
          <table:table-cell office:value-type="float" office:value="124000">
            <text:p>124000</text:p>
          </table:table-cell>
          <table:table-cell office:value-type="float" office:value="118000">
            <text:p>118000</text:p>
          </table:table-cell>
          <table:table-cell office:value-type="float" office:value="121533">
            <text:p>121533</text:p>
          </table:table-cell>
          <table:table-cell office:value-type="float" office:value="150560">
            <text:p>150560</text:p>
          </table:table-cell>
          <table:table-cell office:value-type="float" office:value="174100">
            <text:p>174100</text:p>
          </table:table-cell>
          <table:table-cell office:value-type="float" office:value="176100">
            <text:p>176100</text:p>
          </table:table-cell>
          <table:table-cell office:value-type="float" office:value="165000">
            <text:p>165000</text:p>
          </table:table-cell>
          <table:table-cell office:value-type="float" office:value="151400">
            <text:p>151400</text:p>
          </table:table-cell>
          <table:table-cell office:value-type="float" office:value="106600">
            <text:p>106600</text:p>
          </table:table-cell>
          <table:table-cell office:value-type="float" office:value="80000">
            <text:p>80000</text:p>
          </table:table-cell>
          <table:table-cell office:value-type="float" office:value="117000">
            <text:p>117000</text:p>
          </table:table-cell>
          <table:table-cell office:value-type="float" office:value="121600">
            <text:p>121600</text:p>
          </table:table-cell>
          <table:table-cell table:number-columns-repeated="2"/>
          <table:table-cell office:value-type="float" office:value="35.1099">
            <text:p>35.1099</text:p>
          </table:table-cell>
          <table:table-cell office:value-type="float" office:value="37.1535">
            <text:p>37.1535</text:p>
          </table:table-cell>
          <table:table-cell office:value-type="float" office:value="36.5916">
            <text:p>36.5916</text:p>
          </table:table-cell>
          <table:table-cell office:value-type="float" office:value="34.0135">
            <text:p>34.0135</text:p>
          </table:table-cell>
          <table:table-cell office:value-type="float" office:value="30.4212">
            <text:p>30.4212</text:p>
          </table:table-cell>
          <table:table-cell office:value-type="float" office:value="27.1819">
            <text:p>27.1819</text:p>
          </table:table-cell>
          <table:table-cell office:value-type="float" office:value="20.6913">
            <text:p>20.6913</text:p>
          </table:table-cell>
          <table:table-cell office:value-type="float" office:value="22.2872">
            <text:p>22.2872</text:p>
          </table:table-cell>
          <table:table-cell office:value-type="float" office:value="19.2425">
            <text:p>19.2425</text:p>
          </table:table-cell>
          <table:table-cell office:value-type="float" office:value="18.5289">
            <text:p>18.5289</text:p>
          </table:table-cell>
          <table:table-cell office:value-type="float" office:value="16.9186">
            <text:p>16.9186</text:p>
          </table:table-cell>
          <table:table-cell office:value-type="float" office:value="15.1999">
            <text:p>15.1999</text:p>
          </table:table-cell>
          <table:table-cell office:value-type="float" office:value="15.4516">
            <text:p>15.4516</text:p>
          </table:table-cell>
          <table:table-cell office:value-type="float" office:value="16.269">
            <text:p>16.269</text:p>
          </table:table-cell>
          <table:table-cell office:value-type="float" office:value="16.8623">
            <text:p>16.8623</text:p>
          </table:table-cell>
          <table:table-cell office:value-type="float" office:value="10.1309">
            <text:p>10.1309</text:p>
          </table:table-cell>
          <table:table-cell office:value-type="float" office:value="10.3896">
            <text:p>10.3896</text:p>
          </table:table-cell>
          <table:table-cell office:value-type="float" office:value="11.5859">
            <text:p>11.5859</text:p>
          </table:table-cell>
          <table:table-cell office:value-type="float" office:value="13.9372">
            <text:p>13.9372</text:p>
          </table:table-cell>
          <table:table-cell office:value-type="float" office:value="14.2766">
            <text:p>14.2766</text:p>
          </table:table-cell>
          <table:table-cell office:value-type="float" office:value="15.3698">
            <text:p>15.3698</text:p>
          </table:table-cell>
          <table:table-cell office:value-type="float" office:value="13.508">
            <text:p>13.508</text:p>
          </table:table-cell>
          <table:table-cell office:value-type="float" office:value="5.4182">
            <text:p>5.4182</text:p>
          </table:table-cell>
          <table:table-cell office:value-type="float" office:value="10.2406">
            <text:p>10.2406</text:p>
          </table:table-cell>
          <table:table-cell office:value-type="float" office:value="14.3867">
            <text:p>14.3867</text:p>
          </table:table-cell>
          <table:table-cell office:value-type="float" office:value="14.6748">
            <text:p>14.6748</text:p>
          </table:table-cell>
          <table:table-cell office:value-type="float" office:value="9.293">
            <text:p>9.293</text:p>
          </table:table-cell>
          <table:table-cell office:value-type="float" office:value="12.7036">
            <text:p>12.7036</text:p>
          </table:table-cell>
          <table:table-cell office:value-type="float" office:value="14.0298">
            <text:p>14.0298</text:p>
          </table:table-cell>
          <table:table-cell office:value-type="float" office:value="10.2884">
            <text:p>10.2884</text:p>
          </table:table-cell>
          <table:table-cell office:value-type="float" office:value="7.6982">
            <text:p>7.6982</text:p>
          </table:table-cell>
          <table:table-cell office:value-type="float" office:value="4.5475">
            <text:p>4.5475</text:p>
          </table:table-cell>
          <table:table-cell office:value-type="float" office:value="3.9425">
            <text:p>3.9425</text:p>
          </table:table-cell>
          <table:table-cell office:value-type="float" office:value="7.131">
            <text:p>7.131</text:p>
          </table:table-cell>
          <table:table-cell office:value-type="float" office:value="9.0347">
            <text:p>9.0347</text:p>
          </table:table-cell>
          <table:table-cell office:value-type="float" office:value="11.0204">
            <text:p>11.0204</text:p>
          </table:table-cell>
          <table:table-cell office:value-type="float" office:value="5.8813">
            <text:p>5.8813</text:p>
          </table:table-cell>
          <table:table-cell office:value-type="float" office:value="3.7788">
            <text:p>3.7788</text:p>
          </table:table-cell>
          <table:table-cell office:value-type="float" office:value="4.8417">
            <text:p>4.8417</text:p>
          </table:table-cell>
          <table:table-cell office:value-type="float" office:value="5.1635">
            <text:p>5.1635</text:p>
          </table:table-cell>
          <table:table-cell office:value-type="float" office:value="4.702">
            <text:p>4.702</text:p>
          </table:table-cell>
          <table:table-cell office:value-type="float" office:value="4.4145">
            <text:p>4.4145</text:p>
          </table:table-cell>
          <table:table-cell office:value-type="float" office:value="4.4891">
            <text:p>4.4891</text:p>
          </table:table-cell>
          <table:table-cell office:value-type="float" office:value="5.4941">
            <text:p>5.4941</text:p>
          </table:table-cell>
          <table:table-cell office:value-type="float" office:value="6.28">
            <text:p>6.28</text:p>
          </table:table-cell>
          <table:table-cell office:value-type="float" office:value="6.2823">
            <text:p>6.2823</text:p>
          </table:table-cell>
          <table:table-cell office:value-type="float" office:value="5.8246">
            <text:p>5.8246</text:p>
          </table:table-cell>
          <table:table-cell office:value-type="float" office:value="5.2889">
            <text:p>5.2889</text:p>
          </table:table-cell>
          <table:table-cell office:value-type="float" office:value="3.6842">
            <text:p>3.6842</text:p>
          </table:table-cell>
          <table:table-cell office:value-type="float" office:value="2.7338">
            <text:p>2.7338</text:p>
          </table:table-cell>
          <table:table-cell office:value-type="float" office:value="3.9507">
            <text:p>3.9507</text:p>
          </table:table-cell>
          <table:table-cell office:value-type="float" office:value="4.055">
            <text:p>4.055</text:p>
          </table:table-cell>
          <table:table-cell table:number-columns-repeated="2"/>
          <table:table-cell office:value-type="float" office:value="597079.06">
            <text:p>597079.06</text:p>
          </table:table-cell>
          <table:table-cell office:value-type="float" office:value="658720.11">
            <text:p>658720.11</text:p>
          </table:table-cell>
          <table:table-cell office:value-type="float" office:value="661381.42">
            <text:p>661381.42</text:p>
          </table:table-cell>
          <table:table-cell office:value-type="float" office:value="622000.69">
            <text:p>622000.69</text:p>
          </table:table-cell>
          <table:table-cell office:value-type="float" office:value="582459.71">
            <text:p>582459.71</text:p>
          </table:table-cell>
          <table:table-cell office:value-type="float" office:value="535415.5">
            <text:p>535415.50</text:p>
          </table:table-cell>
          <table:table-cell office:value-type="float" office:value="405385.9">
            <text:p>405385.90</text:p>
          </table:table-cell>
          <table:table-cell office:value-type="float" office:value="453476.13">
            <text:p>453476.13</text:p>
          </table:table-cell>
          <table:table-cell office:value-type="float" office:value="400559.85">
            <text:p>400559.85</text:p>
          </table:table-cell>
          <table:table-cell office:value-type="float" office:value="408189.08">
            <text:p>408189.08</text:p>
          </table:table-cell>
          <table:table-cell office:value-type="float" office:value="384032.46">
            <text:p>384032.46</text:p>
          </table:table-cell>
          <table:table-cell office:value-type="float" office:value="336913.77">
            <text:p>336913.77</text:p>
          </table:table-cell>
          <table:table-cell office:value-type="float" office:value="352914.04">
            <text:p>352914.04</text:p>
          </table:table-cell>
          <table:table-cell office:value-type="float" office:value="372543.87">
            <text:p>372543.87</text:p>
          </table:table-cell>
          <table:table-cell office:value-type="float" office:value="401800.53">
            <text:p>401800.53</text:p>
          </table:table-cell>
          <table:table-cell office:value-type="float" office:value="248180.94">
            <text:p>248180.94</text:p>
          </table:table-cell>
          <table:table-cell office:value-type="float" office:value="261470.56">
            <text:p>261470.56</text:p>
          </table:table-cell>
          <table:table-cell office:value-type="float" office:value="299439.71">
            <text:p>299439.71</text:p>
          </table:table-cell>
          <table:table-cell office:value-type="float" office:value="368615.07">
            <text:p>368615.07</text:p>
          </table:table-cell>
          <table:table-cell office:value-type="float" office:value="387394.83">
            <text:p>387394.83</text:p>
          </table:table-cell>
          <table:table-cell office:value-type="float" office:value="429666.35">
            <text:p>429666.35</text:p>
          </table:table-cell>
          <table:table-cell office:value-type="float" office:value="386306.07">
            <text:p>386306.07</text:p>
          </table:table-cell>
          <table:table-cell office:value-type="float" office:value="158647.87">
            <text:p>158647.87</text:p>
          </table:table-cell>
          <table:table-cell office:value-type="float" office:value="305914.14">
            <text:p>305914.14</text:p>
          </table:table-cell>
          <table:table-cell office:value-type="float" office:value="439376.67">
            <text:p>439376.67</text:p>
          </table:table-cell>
          <table:table-cell office:value-type="float" office:value="458871.2">
            <text:p>458871.20</text:p>
          </table:table-cell>
          <table:table-cell office:value-type="float" office:value="302988.62">
            <text:p>302988.62</text:p>
          </table:table-cell>
          <table:table-cell office:value-type="float" office:value="422935.96">
            <text:p>422935.96</text:p>
          </table:table-cell>
          <table:table-cell office:value-type="float" office:value="471212.17">
            <text:p>471212.17</text:p>
          </table:table-cell>
          <table:table-cell office:value-type="float" office:value="355031.01">
            <text:p>355031.01</text:p>
          </table:table-cell>
          <table:table-cell office:value-type="float" office:value="275469.04">
            <text:p>275469.04</text:p>
          </table:table-cell>
          <table:table-cell office:value-type="float" office:value="160608.12">
            <text:p>160608.12</text:p>
          </table:table-cell>
          <table:table-cell office:value-type="float" office:value="142133.5">
            <text:p>142133.50</text:p>
          </table:table-cell>
          <table:table-cell office:value-type="float" office:value="258098.84">
            <text:p>258098.84</text:p>
          </table:table-cell>
          <table:table-cell office:value-type="float" office:value="333551.03">
            <text:p>333551.03</text:p>
          </table:table-cell>
          <table:table-cell office:value-type="float" office:value="413451.89">
            <text:p>413451.89</text:p>
          </table:table-cell>
          <table:table-cell office:value-type="float" office:value="224459.52">
            <text:p>224459.52</text:p>
          </table:table-cell>
          <table:table-cell office:value-type="float" office:value="146645.89">
            <text:p>146645.89</text:p>
          </table:table-cell>
          <table:table-cell office:value-type="float" office:value="211247.21">
            <text:p>211247.21</text:p>
          </table:table-cell>
          <table:table-cell office:value-type="float" office:value="226519.04">
            <text:p>226519.04</text:p>
          </table:table-cell>
          <table:table-cell office:value-type="float" office:value="202092.96">
            <text:p>202092.96</text:p>
          </table:table-cell>
          <table:table-cell office:value-type="float" office:value="189804.23">
            <text:p>189804.23</text:p>
          </table:table-cell>
          <table:table-cell office:value-type="float" office:value="202430.57">
            <text:p>202430.57</text:p>
          </table:table-cell>
          <table:table-cell office:value-type="float" office:value="269551.12">
            <text:p>269551.12</text:p>
          </table:table-cell>
          <table:table-cell office:value-type="float" office:value="301804.98">
            <text:p>301804.98</text:p>
          </table:table-cell>
          <table:table-cell office:value-type="float" office:value="308952.64">
            <text:p>308952.64</text:p>
          </table:table-cell>
          <table:table-cell office:value-type="float" office:value="275385.97">
            <text:p>275385.97</text:p>
          </table:table-cell>
          <table:table-cell office:value-type="float" office:value="188944.35">
            <text:p>188944.35</text:p>
          </table:table-cell>
          <table:table-cell office:value-type="float" office:value="128923.24">
            <text:p>128923.24</text:p>
          </table:table-cell>
          <table:table-cell office:value-type="float" office:value="169952.52">
            <text:p>169952.52</text:p>
          </table:table-cell>
          <table:table-cell office:value-type="float" office:value="195384.65">
            <text:p>195384.65</text:p>
          </table:table-cell>
          <table:table-cell office:value-type="float" office:value="202670.02">
            <text:p>202670.02</text:p>
          </table:table-cell>
          <table:table-cell table:number-columns-repeated="3"/>
          <table:table-cell office:value-type="string">
            <text:p>697269.01</text:p>
          </table:table-cell>
          <table:table-cell office:value-type="string">
            <text:p>769253.43</text:p>
          </table:table-cell>
          <table:table-cell office:value-type="string">
            <text:p>772361.32</text:p>
          </table:table-cell>
          <table:table-cell office:value-type="string">
            <text:p>726372.49</text:p>
          </table:table-cell>
          <table:table-cell office:value-type="string">
            <text:p>680196.54</text:p>
          </table:table-cell>
          <table:table-cell office:value-type="string">
            <text:p>625258.30</text:p>
          </table:table-cell>
          <table:table-cell office:value-type="string">
            <text:p>473409.71</text:p>
          </table:table-cell>
          <table:table-cell office:value-type="string">
            <text:p>529569.49</text:p>
          </table:table-cell>
          <table:table-cell office:value-type="string">
            <text:p>467773.85</text:p>
          </table:table-cell>
          <table:table-cell office:value-type="string">
            <text:p>476683.27</text:p>
          </table:table-cell>
          <table:table-cell office:value-type="string">
            <text:p>448473.17</text:p>
          </table:table-cell>
          <table:table-cell office:value-type="string">
            <text:p>393447.95</text:p>
          </table:table-cell>
          <table:table-cell office:value-type="string">
            <text:p>412133.06</text:p>
          </table:table-cell>
          <table:table-cell office:value-type="string">
            <text:p>435056.79</text:p>
          </table:table-cell>
          <table:table-cell office:value-type="string">
            <text:p>469222.72</text:p>
          </table:table-cell>
          <table:table-cell office:value-type="string">
            <text:p>289825.74</text:p>
          </table:table-cell>
          <table:table-cell office:value-type="string">
            <text:p>305345.35</text:p>
          </table:table-cell>
          <table:table-cell office:value-type="string">
            <text:p>349685.74</text:p>
          </table:table-cell>
          <table:table-cell office:value-type="string">
            <text:p>430468.72</text:p>
          </table:table-cell>
          <table:table-cell office:value-type="string">
            <text:p>452399.74</text:p>
          </table:table-cell>
          <table:table-cell office:value-type="string">
            <text:p>501764.42</text:p>
          </table:table-cell>
          <table:table-cell office:value-type="string">
            <text:p>451128.28</text:p>
          </table:table-cell>
          <table:table-cell office:value-type="string">
            <text:p>185269.01</text:p>
          </table:table-cell>
          <table:table-cell office:value-type="string">
            <text:p>357246.57</text:p>
          </table:table-cell>
          <table:table-cell office:value-type="string">
            <text:p>513104.14</text:p>
          </table:table-cell>
          <table:table-cell office:value-type="string">
            <text:p>535869.86</text:p>
          </table:table-cell>
          <table:table-cell office:value-type="string">
            <text:p>353830.15</text:p>
          </table:table-cell>
          <table:table-cell office:value-type="string">
            <text:p>493904.67</text:p>
          </table:table-cell>
          <table:table-cell office:value-type="string">
            <text:p>550281.64</text:p>
          </table:table-cell>
          <table:table-cell office:value-type="string">
            <text:p>414605.27</text:p>
          </table:table-cell>
          <table:table-cell office:value-type="string">
            <text:p>321692.78</text:p>
          </table:table-cell>
          <table:table-cell office:value-type="string">
            <text:p>187558.19</text:p>
          </table:table-cell>
          <table:table-cell office:value-type="string">
            <text:p>165983.52</text:p>
          </table:table-cell>
          <table:table-cell office:value-type="string">
            <text:p>301407.86</text:p>
          </table:table-cell>
          <table:table-cell office:value-type="string">
            <text:p>389520.94</text:p>
          </table:table-cell>
          <table:table-cell office:value-type="string">
            <text:p>482829.17</text:p>
          </table:table-cell>
          <table:table-cell office:value-type="string">
            <text:p>262123.86</text:p>
          </table:table-cell>
          <table:table-cell office:value-type="string">
            <text:p>171253.10</text:p>
          </table:table-cell>
          <table:table-cell office:value-type="string">
            <text:p>246694.52</text:p>
          </table:table-cell>
          <table:table-cell office:value-type="string">
            <text:p>264528.97</text:p>
          </table:table-cell>
          <table:table-cell office:value-type="string">
            <text:p>236004.19</text:p>
          </table:table-cell>
          <table:table-cell office:value-type="string">
            <text:p>221653.41</text:p>
          </table:table-cell>
          <table:table-cell office:value-type="string">
            <text:p>236398.45</text:p>
          </table:table-cell>
          <table:table-cell office:value-type="string">
            <text:p>314781.83</text:p>
          </table:table-cell>
          <table:table-cell office:value-type="string">
            <text:p>352447.90</text:p>
          </table:table-cell>
          <table:table-cell office:value-type="string">
            <text:p>360794.94</text:p>
          </table:table-cell>
          <table:table-cell office:value-type="string">
            <text:p>321595.78</text:p>
          </table:table-cell>
          <table:table-cell office:value-type="string">
            <text:p>220649.24</text:p>
          </table:table-cell>
          <table:table-cell office:value-type="string">
            <text:p>150556.58</text:p>
          </table:table-cell>
          <table:table-cell office:value-type="string">
            <text:p>198470.58</text:p>
          </table:table-cell>
          <table:table-cell office:value-type="string">
            <text:p>228170.22</text:p>
          </table:table-cell>
          <table:table-cell office:value-type="string">
            <text:p>236678.07</text:p>
          </table:table-cell>
          <table:table-cell table:number-columns-repeated="3"/>
          <table:table-cell office:value-type="float" office:value="58.43">
            <text:p>58.43</text:p>
          </table:table-cell>
          <table:table-cell office:value-type="float" office:value="62.63">
            <text:p>62.63</text:p>
          </table:table-cell>
          <table:table-cell office:value-type="float" office:value="61.09">
            <text:p>61.09</text:p>
          </table:table-cell>
          <table:table-cell office:value-type="float" office:value="55.81">
            <text:p>55.81</text:p>
          </table:table-cell>
          <table:table-cell office:value-type="float" office:value="50.79">
            <text:p>50.79</text:p>
          </table:table-cell>
          <table:table-cell office:value-type="float" office:value="45.38">
            <text:p>45.38</text:p>
          </table:table-cell>
          <table:table-cell office:value-type="float" office:value="33.41">
            <text:p>33.41</text:p>
          </table:table-cell>
          <table:table-cell office:value-type="float" office:value="36.34">
            <text:p>36.34</text:p>
          </table:table-cell>
          <table:table-cell office:value-type="float" office:value="31.22">
            <text:p>31.22</text:p>
          </table:table-cell>
          <table:table-cell office:value-type="float" office:value="30.94">
            <text:p>30.94</text:p>
          </table:table-cell>
          <table:table-cell office:value-type="float" office:value="28.3">
            <text:p>28.30</text:p>
          </table:table-cell>
          <table:table-cell office:value-type="float" office:value="24.14">
            <text:p>24.14</text:p>
          </table:table-cell>
          <table:table-cell office:value-type="float" office:value="24.6">
            <text:p>24.60</text:p>
          </table:table-cell>
          <table:table-cell office:value-type="float" office:value="25.25">
            <text:p>25.25</text:p>
          </table:table-cell>
          <table:table-cell office:value-type="float" office:value="26.5">
            <text:p>26.50</text:p>
          </table:table-cell>
          <table:table-cell office:value-type="float" office:value="15.92">
            <text:p>15.92</text:p>
          </table:table-cell>
          <table:table-cell office:value-type="float" office:value="16.33">
            <text:p>16.33</text:p>
          </table:table-cell>
          <table:table-cell office:value-type="float" office:value="18.2">
            <text:p>18.20</text:p>
          </table:table-cell>
          <table:table-cell office:value-type="float" office:value="21.82">
            <text:p>21.82</text:p>
          </table:table-cell>
          <table:table-cell office:value-type="float" office:value="22.36">
            <text:p>22.36</text:p>
          </table:table-cell>
          <table:table-cell office:value-type="float" office:value="24.18">
            <text:p>24.18</text:p>
          </table:table-cell>
          <table:table-cell office:value-type="float" office:value="21.22">
            <text:p>21.22</text:p>
          </table:table-cell>
          <table:table-cell office:value-type="float" office:value="8.51">
            <text:p>8.51</text:p>
          </table:table-cell>
          <table:table-cell office:value-type="float" office:value="16.03">
            <text:p>16.03</text:p>
          </table:table-cell>
          <table:table-cell office:value-type="float" office:value="22.5">
            <text:p>22.50</text:p>
          </table:table-cell>
          <table:table-cell office:value-type="float" office:value="22.97">
            <text:p>22.97</text:p>
          </table:table-cell>
          <table:table-cell office:value-type="float" office:value="14.83">
            <text:p>14.83</text:p>
          </table:table-cell>
          <table:table-cell office:value-type="float" office:value="20.26">
            <text:p>20.26</text:p>
          </table:table-cell>
          <table:table-cell office:value-type="float" office:value="22.1">
            <text:p>22.10</text:p>
          </table:table-cell>
          <table:table-cell office:value-type="float" office:value="16.31">
            <text:p>16.31</text:p>
          </table:table-cell>
          <table:table-cell office:value-type="float" office:value="12.4">
            <text:p>12.40</text:p>
          </table:table-cell>
          <table:table-cell office:value-type="float" office:value="7.09">
            <text:p>7.09</text:p>
          </table:table-cell>
          <table:table-cell office:value-type="float" office:value="6.16">
            <text:p>6.16</text:p>
          </table:table-cell>
          <table:table-cell office:value-type="float" office:value="10.98">
            <text:p>10.98</text:p>
          </table:table-cell>
          <table:table-cell office:value-type="float" office:value="13.93">
            <text:p>13.93</text:p>
          </table:table-cell>
          <table:table-cell office:value-type="float" office:value="16.97">
            <text:p>16.97</text:p>
          </table:table-cell>
          <table:table-cell office:value-type="float" office:value="9.05">
            <text:p>9.05</text:p>
          </table:table-cell>
          <table:table-cell office:value-type="float" office:value="5.82">
            <text:p>5.82</text:p>
          </table:table-cell>
          <table:table-cell office:value-type="float" office:value="8.25">
            <text:p>8.25</text:p>
          </table:table-cell>
          <table:table-cell office:value-type="float" office:value="8.71">
            <text:p>8.71</text:p>
          </table:table-cell>
          <table:table-cell office:value-type="float" office:value="7.66">
            <text:p>7.66</text:p>
          </table:table-cell>
          <table:table-cell office:value-type="float" office:value="7.1">
            <text:p>7.10</text:p>
          </table:table-cell>
          <table:table-cell office:value-type="float" office:value="7.48">
            <text:p>7.48</text:p>
          </table:table-cell>
          <table:table-cell office:value-type="float" office:value="9.84">
            <text:p>9.84</text:p>
          </table:table-cell>
          <table:table-cell office:value-type="float" office:value="10.89">
            <text:p>10.89</text:p>
          </table:table-cell>
          <table:table-cell office:value-type="float" office:value="11.02">
            <text:p>11.02</text:p>
          </table:table-cell>
          <table:table-cell office:value-type="float" office:value="9.72">
            <text:p>9.72</text:p>
          </table:table-cell>
          <table:table-cell office:value-type="float" office:value="6.6">
            <text:p>6.60</text:p>
          </table:table-cell>
          <table:table-cell office:value-type="float" office:value="4.46">
            <text:p>4.46</text:p>
          </table:table-cell>
          <table:table-cell office:value-type="float" office:value="5.81">
            <text:p>5.81</text:p>
          </table:table-cell>
          <table:table-cell office:value-type="float" office:value="6.6">
            <text:p>6.60</text:p>
          </table:table-cell>
          <table:table-cell office:value-type="float" office:value="6.76">
            <text:p>6.76</text:p>
          </table:table-cell>
          <table:table-cell table:number-columns-repeated="3"/>
          <table:table-cell office:value-type="float" office:value="68.24">
            <text:p>68.24</text:p>
          </table:table-cell>
          <table:table-cell office:value-type="float" office:value="73.14">
            <text:p>73.14</text:p>
          </table:table-cell>
          <table:table-cell office:value-type="float" office:value="71.34">
            <text:p>71.34</text:p>
          </table:table-cell>
          <table:table-cell office:value-type="float" office:value="65.18">
            <text:p>65.18</text:p>
          </table:table-cell>
          <table:table-cell office:value-type="float" office:value="59.31">
            <text:p>59.31</text:p>
          </table:table-cell>
          <table:table-cell office:value-type="float" office:value="53">
            <text:p>53.00</text:p>
          </table:table-cell>
          <table:table-cell office:value-type="float" office:value="39.02">
            <text:p>39.02</text:p>
          </table:table-cell>
          <table:table-cell office:value-type="float" office:value="42.44">
            <text:p>42.44</text:p>
          </table:table-cell>
          <table:table-cell office:value-type="float" office:value="36.46">
            <text:p>36.46</text:p>
          </table:table-cell>
          <table:table-cell office:value-type="float" office:value="36.13">
            <text:p>36.13</text:p>
          </table:table-cell>
          <table:table-cell office:value-type="float" office:value="33.05">
            <text:p>33.05</text:p>
          </table:table-cell>
          <table:table-cell office:value-type="float" office:value="28.2">
            <text:p>28.20</text:p>
          </table:table-cell>
          <table:table-cell office:value-type="float" office:value="28.72">
            <text:p>28.72</text:p>
          </table:table-cell>
          <table:table-cell office:value-type="float" office:value="29.49">
            <text:p>29.49</text:p>
          </table:table-cell>
          <table:table-cell office:value-type="float" office:value="30.94">
            <text:p>30.94</text:p>
          </table:table-cell>
          <table:table-cell office:value-type="float" office:value="18.6">
            <text:p>18.60</text:p>
          </table:table-cell>
          <table:table-cell office:value-type="float" office:value="19.07">
            <text:p>19.07</text:p>
          </table:table-cell>
          <table:table-cell office:value-type="float" office:value="21.26">
            <text:p>21.26</text:p>
          </table:table-cell>
          <table:table-cell office:value-type="float" office:value="25.49">
            <text:p>25.49</text:p>
          </table:table-cell>
          <table:table-cell office:value-type="float" office:value="26.11">
            <text:p>26.11</text:p>
          </table:table-cell>
          <table:table-cell office:value-type="float" office:value="28.24">
            <text:p>28.24</text:p>
          </table:table-cell>
          <table:table-cell office:value-type="float" office:value="24.78">
            <text:p>24.78</text:p>
          </table:table-cell>
          <table:table-cell office:value-type="float" office:value="9.94">
            <text:p>9.94</text:p>
          </table:table-cell>
          <table:table-cell office:value-type="float" office:value="18.72">
            <text:p>18.72</text:p>
          </table:table-cell>
          <table:table-cell office:value-type="float" office:value="26.28">
            <text:p>26.28</text:p>
          </table:table-cell>
          <table:table-cell office:value-type="float" office:value="26.83">
            <text:p>26.83</text:p>
          </table:table-cell>
          <table:table-cell office:value-type="float" office:value="17.32">
            <text:p>17.32</text:p>
          </table:table-cell>
          <table:table-cell office:value-type="float" office:value="23.66">
            <text:p>23.66</text:p>
          </table:table-cell>
          <table:table-cell office:value-type="float" office:value="25.8">
            <text:p>25.80</text:p>
          </table:table-cell>
          <table:table-cell office:value-type="float" office:value="19.04">
            <text:p>19.04</text:p>
          </table:table-cell>
          <table:table-cell office:value-type="float" office:value="14.48">
            <text:p>14.48</text:p>
          </table:table-cell>
          <table:table-cell office:value-type="float" office:value="8.28">
            <text:p>8.28</text:p>
          </table:table-cell>
          <table:table-cell office:value-type="float" office:value="7.19">
            <text:p>7.19</text:p>
          </table:table-cell>
          <table:table-cell office:value-type="float" office:value="12.82">
            <text:p>12.82</text:p>
          </table:table-cell>
          <table:table-cell office:value-type="float" office:value="16.27">
            <text:p>16.27</text:p>
          </table:table-cell>
          <table:table-cell office:value-type="float" office:value="19.82">
            <text:p>19.82</text:p>
          </table:table-cell>
          <table:table-cell office:value-type="float" office:value="10.57">
            <text:p>10.57</text:p>
          </table:table-cell>
          <table:table-cell office:value-type="float" office:value="6.79">
            <text:p>6.79</text:p>
          </table:table-cell>
          <table:table-cell office:value-type="float" office:value="9.63">
            <text:p>9.63</text:p>
          </table:table-cell>
          <table:table-cell office:value-type="float" office:value="10.17">
            <text:p>10.17</text:p>
          </table:table-cell>
          <table:table-cell office:value-type="float" office:value="8.95">
            <text:p>8.95</text:p>
          </table:table-cell>
          <table:table-cell office:value-type="float" office:value="8.29">
            <text:p>8.29</text:p>
          </table:table-cell>
          <table:table-cell office:value-type="float" office:value="8.73">
            <text:p>8.73</text:p>
          </table:table-cell>
          <table:table-cell office:value-type="float" office:value="11.49">
            <text:p>11.49</text:p>
          </table:table-cell>
          <table:table-cell office:value-type="float" office:value="12.71">
            <text:p>12.71</text:p>
          </table:table-cell>
          <table:table-cell office:value-type="float" office:value="12.87">
            <text:p>12.87</text:p>
          </table:table-cell>
          <table:table-cell office:value-type="float" office:value="11.35">
            <text:p>11.35</text:p>
          </table:table-cell>
          <table:table-cell office:value-type="float" office:value="7.71">
            <text:p>7.71</text:p>
          </table:table-cell>
          <table:table-cell office:value-type="float" office:value="5.2">
            <text:p>5.20</text:p>
          </table:table-cell>
          <table:table-cell office:value-type="float" office:value="6.78">
            <text:p>6.78</text:p>
          </table:table-cell>
          <table:table-cell office:value-type="float" office:value="7.7">
            <text:p>7.70</text:p>
          </table:table-cell>
          <table:table-cell office:value-type="float" office:value="7.89">
            <text:p>7.89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float" office:value="171">
            <text:p>171</text:p>
          </table:table-cell>
          <table:table-cell office:value-type="float" office:value="608">
            <text:p>608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400">
            <text:p>400</text:p>
          </table:table-cell>
          <table:table-cell office:value-type="float" office:value="460">
            <text:p>460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number-columns-repeated="2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654">
            <text:p>654</text:p>
          </table:table-cell>
          <table:table-cell office:value-type="float" office:value="1305">
            <text:p>1305</text:p>
          </table:table-cell>
          <table:table-cell office:value-type="float" office:value="1959">
            <text:p>1959</text:p>
          </table:table-cell>
          <table:table-cell office:value-type="float" office:value="2613">
            <text:p>2613</text:p>
          </table:table-cell>
          <table:table-cell office:value-type="float" office:value="7839">
            <text:p>7839</text:p>
          </table:table-cell>
          <table:table-cell office:value-type="float" office:value="13716">
            <text:p>13716</text:p>
          </table:table-cell>
          <table:table-cell office:value-type="float" office:value="15675">
            <text:p>15675</text:p>
          </table:table-cell>
          <table:table-cell office:value-type="float" office:value="13716">
            <text:p>13716</text:p>
          </table:table-cell>
          <table:table-cell office:value-type="float" office:value="15024">
            <text:p>15024</text:p>
          </table:table-cell>
          <table:table-cell office:value-type="float" office:value="9798">
            <text:p>9798</text:p>
          </table:table-cell>
          <table:table-cell office:value-type="float" office:value="13716">
            <text:p>13716</text:p>
          </table:table-cell>
          <table:table-cell table:number-columns-repeated="2" office:value-type="float" office:value="15675">
            <text:p>15675</text:p>
          </table:table-cell>
          <table:table-cell office:value-type="float" office:value="14370">
            <text:p>14370</text:p>
          </table:table-cell>
          <table:table-cell office:value-type="float" office:value="16329">
            <text:p>16329</text:p>
          </table:table-cell>
          <table:table-cell office:value-type="float" office:value="12520">
            <text:p>12520</text:p>
          </table:table-cell>
          <table:table-cell office:value-type="float" office:value="15514">
            <text:p>15514</text:p>
          </table:table-cell>
          <table:table-cell office:value-type="float" office:value="37774">
            <text:p>37774</text:p>
          </table:table-cell>
          <table:table-cell office:value-type="float" office:value="19214">
            <text:p>19214</text:p>
          </table:table-cell>
          <table:table-cell office:value-type="float" office:value="7203">
            <text:p>7203</text:p>
          </table:table-cell>
          <table:table-cell office:value-type="float" office:value="8093">
            <text:p>8093</text:p>
          </table:table-cell>
          <table:table-cell office:value-type="float" office:value="6507">
            <text:p>6507</text:p>
          </table:table-cell>
          <table:table-cell office:value-type="float" office:value="4273">
            <text:p>4273</text:p>
          </table:table-cell>
          <table:table-cell office:value-type="float" office:value="3390">
            <text:p>3390</text:p>
          </table:table-cell>
          <table:table-cell office:value-type="float" office:value="3150">
            <text:p>3150</text:p>
          </table:table-cell>
          <table:table-cell office:value-type="float" office:value="1114">
            <text:p>1114</text:p>
          </table:table-cell>
          <table:table-cell office:value-type="float" office:value="2489">
            <text:p>2489</text:p>
          </table:table-cell>
          <table:table-cell office:value-type="float" office:value="4540">
            <text:p>4540</text:p>
          </table:table-cell>
          <table:table-cell office:value-type="float" office:value="2230">
            <text:p>2230</text:p>
          </table:table-cell>
          <table:table-cell office:value-type="float" office:value="4297">
            <text:p>4297</text:p>
          </table:table-cell>
          <table:table-cell office:value-type="float" office:value="5157">
            <text:p>5157</text:p>
          </table:table-cell>
          <table:table-cell office:value-type="float" office:value="2640">
            <text:p>2640</text:p>
          </table:table-cell>
          <table:table-cell office:value-type="float" office:value="1359">
            <text:p>1359</text:p>
          </table:table-cell>
          <table:table-cell office:value-type="float" office:value="738">
            <text:p>738</text:p>
          </table:table-cell>
          <table:table-cell office:value-type="float" office:value="127">
            <text:p>127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0.0147">
            <text:p>0.0147</text:p>
          </table:table-cell>
          <table:table-cell office:value-type="float" office:value="0.0164">
            <text:p>0.0164</text:p>
          </table:table-cell>
          <table:table-cell office:value-type="float" office:value="0.0018">
            <text:p>0.0018</text:p>
          </table:table-cell>
          <table:table-cell office:value-type="float" office:value="0.0022">
            <text:p>0.0022</text:p>
          </table:table-cell>
          <table:table-cell office:value-type="float" office:value="0.0018">
            <text:p>0.0018</text:p>
          </table:table-cell>
          <table:table-cell office:value-type="float" office:value="0.0015">
            <text:p>0.0015</text:p>
          </table:table-cell>
          <table:table-cell office:value-type="float" office:value="0.0012">
            <text:p>0.0012</text:p>
          </table:table-cell>
          <table:table-cell table:number-columns-repeated="2" office:value-type="float" office:value="0.0009">
            <text:p>0.0009</text:p>
          </table:table-cell>
          <table:table-cell office:value-type="float" office:value="0.0007">
            <text:p>0.0007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office:value-type="float" office:value="0.0007">
            <text:p>0.0007</text:p>
          </table:table-cell>
          <table:table-cell office:value-type="float" office:value="0.0013">
            <text:p>0.0013</text:p>
          </table:table-cell>
          <table:table-cell office:value-type="float" office:value="0.0158">
            <text:p>0.0158</text:p>
          </table:table-cell>
          <table:table-cell office:value-type="float" office:value="0.0307">
            <text:p>0.0307</text:p>
          </table:table-cell>
          <table:table-cell office:value-type="float" office:value="0.0449">
            <text:p>0.0449</text:p>
          </table:table-cell>
          <table:table-cell office:value-type="float" office:value="0.0582">
            <text:p>0.0582</text:p>
          </table:table-cell>
          <table:table-cell office:value-type="float" office:value="0.17">
            <text:p>0.17</text:p>
          </table:table-cell>
          <table:table-cell office:value-type="float" office:value="0.2894">
            <text:p>0.2894</text:p>
          </table:table-cell>
          <table:table-cell office:value-type="float" office:value="0.3218">
            <text:p>0.3218</text:p>
          </table:table-cell>
          <table:table-cell office:value-type="float" office:value="0.2739">
            <text:p>0.2739</text:p>
          </table:table-cell>
          <table:table-cell office:value-type="float" office:value="0.292">
            <text:p>0.292</text:p>
          </table:table-cell>
          <table:table-cell office:value-type="float" office:value="0.1853">
            <text:p>0.1853</text:p>
          </table:table-cell>
          <table:table-cell office:value-type="float" office:value="0.2525">
            <text:p>0.2525</text:p>
          </table:table-cell>
          <table:table-cell office:value-type="float" office:value="0.2809">
            <text:p>0.2809</text:p>
          </table:table-cell>
          <table:table-cell office:value-type="float" office:value="0.2734">
            <text:p>0.2734</text:p>
          </table:table-cell>
          <table:table-cell office:value-type="float" office:value="0.2441">
            <text:p>0.2441</text:p>
          </table:table-cell>
          <table:table-cell office:value-type="float" office:value="0.2703">
            <text:p>0.2703</text:p>
          </table:table-cell>
          <table:table-cell office:value-type="float" office:value="0.2021">
            <text:p>0.2021</text:p>
          </table:table-cell>
          <table:table-cell office:value-type="float" office:value="0.2444">
            <text:p>0.2444</text:p>
          </table:table-cell>
          <table:table-cell office:value-type="float" office:value="0.5812">
            <text:p>0.5812</text:p>
          </table:table-cell>
          <table:table-cell office:value-type="float" office:value="0.2889">
            <text:p>0.2889</text:p>
          </table:table-cell>
          <table:table-cell office:value-type="float" office:value="0.1058">
            <text:p>0.1058</text:p>
          </table:table-cell>
          <table:table-cell office:value-type="float" office:value="0.1163">
            <text:p>0.1163</text:p>
          </table:table-cell>
          <table:table-cell office:value-type="float" office:value="0.0914">
            <text:p>0.0914</text:p>
          </table:table-cell>
          <table:table-cell office:value-type="float" office:value="0.0587">
            <text:p>0.0587</text:p>
          </table:table-cell>
          <table:table-cell office:value-type="float" office:value="0.0456">
            <text:p>0.0456</text:p>
          </table:table-cell>
          <table:table-cell office:value-type="float" office:value="0.0414">
            <text:p>0.0414</text:p>
          </table:table-cell>
          <table:table-cell office:value-type="float" office:value="0.0143">
            <text:p>0.0143</text:p>
          </table:table-cell>
          <table:table-cell office:value-type="float" office:value="0.0314">
            <text:p>0.0314</text:p>
          </table:table-cell>
          <table:table-cell office:value-type="float" office:value="0.0561">
            <text:p>0.0561</text:p>
          </table:table-cell>
          <table:table-cell office:value-type="float" office:value="0.027">
            <text:p>0.027</text:p>
          </table:table-cell>
          <table:table-cell office:value-type="float" office:value="0.051">
            <text:p>0.051</text:p>
          </table:table-cell>
          <table:table-cell office:value-type="float" office:value="0.0601">
            <text:p>0.0601</text:p>
          </table:table-cell>
          <table:table-cell office:value-type="float" office:value="0.0302">
            <text:p>0.0302</text:p>
          </table:table-cell>
          <table:table-cell office:value-type="float" office:value="0.0153">
            <text:p>0.0153</text:p>
          </table:table-cell>
          <table:table-cell office:value-type="float" office:value="0.0082">
            <text:p>0.0082</text:p>
          </table:table-cell>
          <table:table-cell office:value-type="float" office:value="0.0014">
            <text:p>0.0014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table:number-columns-repeated="2"/>
          <table:table-cell office:value-type="float" office:value="2317.72">
            <text:p>2317.72</text:p>
          </table:table-cell>
          <table:table-cell office:value-type="float" office:value="2665.95">
            <text:p>2665.95</text:p>
          </table:table-cell>
          <table:table-cell office:value-type="float" office:value="296">
            <text:p>296.00</text:p>
          </table:table-cell>
          <table:table-cell office:value-type="float" office:value="383.06">
            <text:p>383.06</text:p>
          </table:table-cell>
          <table:table-cell office:value-type="float" office:value="315.38">
            <text:p>315.38</text:p>
          </table:table-cell>
          <table:table-cell office:value-type="float" office:value="278.59">
            <text:p>278.59</text:p>
          </table:table-cell>
          <table:table-cell office:value-type="float" office:value="226.35">
            <text:p>226.35</text:p>
          </table:table-cell>
          <table:table-cell table:number-columns-repeated="2" office:value-type="float" office:value="187.59">
            <text:p>187.59</text:p>
          </table:table-cell>
          <table:table-cell office:value-type="float" office:value="139.29">
            <text:p>139.29</text:p>
          </table:table-cell>
          <table:table-cell office:value-type="float" office:value="104.47">
            <text:p>104.47</text:p>
          </table:table-cell>
          <table:table-cell office:value-type="float" office:value="208.94">
            <text:p>208.94</text:p>
          </table:table-cell>
          <table:table-cell office:value-type="float" office:value="156.7">
            <text:p>156.70</text:p>
          </table:table-cell>
          <table:table-cell office:value-type="float" office:value="296">
            <text:p>296.00</text:p>
          </table:table-cell>
          <table:table-cell office:value-type="float" office:value="3795.74">
            <text:p>3795.74</text:p>
          </table:table-cell>
          <table:table-cell office:value-type="float" office:value="7574.06">
            <text:p>7574.06</text:p>
          </table:table-cell>
          <table:table-cell office:value-type="float" office:value="11369.8">
            <text:p>11369.80</text:p>
          </table:table-cell>
          <table:table-cell office:value-type="float" office:value="15165.54">
            <text:p>15165.54</text:p>
          </table:table-cell>
          <table:table-cell office:value-type="float" office:value="45496.61">
            <text:p>45496.61</text:p>
          </table:table-cell>
          <table:table-cell office:value-type="float" office:value="79606">
            <text:p>79606.00</text:p>
          </table:table-cell>
          <table:table-cell office:value-type="float" office:value="90975.8">
            <text:p>90975.80</text:p>
          </table:table-cell>
          <table:table-cell office:value-type="float" office:value="79606">
            <text:p>79606.00</text:p>
          </table:table-cell>
          <table:table-cell office:value-type="float" office:value="87197.48">
            <text:p>87197.48</text:p>
          </table:table-cell>
          <table:table-cell office:value-type="float" office:value="56866.41">
            <text:p>56866.41</text:p>
          </table:table-cell>
          <table:table-cell office:value-type="float" office:value="79606">
            <text:p>79606.00</text:p>
          </table:table-cell>
          <table:table-cell table:number-columns-repeated="2" office:value-type="float" office:value="90975.8">
            <text:p>90975.80</text:p>
          </table:table-cell>
          <table:table-cell office:value-type="float" office:value="83401.74">
            <text:p>83401.74</text:p>
          </table:table-cell>
          <table:table-cell office:value-type="float" office:value="94771.54">
            <text:p>94771.54</text:p>
          </table:table-cell>
          <table:table-cell office:value-type="float" office:value="72660.73">
            <text:p>72660.73</text:p>
          </table:table-cell>
          <table:table-cell office:value-type="float" office:value="90037.54">
            <text:p>90037.54</text:p>
          </table:table-cell>
          <table:table-cell office:value-type="float" office:value="219220.38">
            <text:p>219220.38</text:p>
          </table:table-cell>
          <table:table-cell office:value-type="float" office:value="111508.06">
            <text:p>111508.06</text:p>
          </table:table-cell>
          <table:table-cell office:value-type="float" office:value="41805.34">
            <text:p>41805.34</text:p>
          </table:table-cell>
          <table:table-cell office:value-type="float" office:value="46963.12">
            <text:p>46963.12</text:p>
          </table:table-cell>
          <table:table-cell office:value-type="float" office:value="37765.84">
            <text:p>37765.84</text:p>
          </table:table-cell>
          <table:table-cell office:value-type="float" office:value="24796.14">
            <text:p>24796.14</text:p>
          </table:table-cell>
          <table:table-cell office:value-type="float" office:value="19675.15">
            <text:p>19675.15</text:p>
          </table:table-cell>
          <table:table-cell office:value-type="float" office:value="18282.22">
            <text:p>18282.22</text:p>
          </table:table-cell>
          <table:table-cell office:value-type="float" office:value="6461.69">
            <text:p>6461.69</text:p>
          </table:table-cell>
          <table:table-cell office:value-type="float" office:value="14449.69">
            <text:p>14449.69</text:p>
          </table:table-cell>
          <table:table-cell office:value-type="float" office:value="26345.78">
            <text:p>26345.78</text:p>
          </table:table-cell>
          <table:table-cell office:value-type="float" office:value="12938.82">
            <text:p>12938.82</text:p>
          </table:table-cell>
          <table:table-cell office:value-type="float" office:value="24935.43">
            <text:p>24935.43</text:p>
          </table:table-cell>
          <table:table-cell office:value-type="float" office:value="29930.6">
            <text:p>29930.60</text:p>
          </table:table-cell>
          <table:table-cell office:value-type="float" office:value="15322.24">
            <text:p>15322.24</text:p>
          </table:table-cell>
          <table:table-cell office:value-type="float" office:value="7887.47">
            <text:p>7887.47</text:p>
          </table:table-cell>
          <table:table-cell office:value-type="float" office:value="4283.26">
            <text:p>4283.26</text:p>
          </table:table-cell>
          <table:table-cell office:value-type="float" office:value="733.26">
            <text:p>733.26</text:p>
          </table:table-cell>
          <table:table-cell office:value-type="float" office:value="206.97">
            <text:p>206.97</text:p>
          </table:table-cell>
          <table:table-cell office:value-type="float" office:value="296">
            <text:p>296.00</text:p>
          </table:table-cell>
          <table:table-cell office:value-type="float" office:value="437.26">
            <text:p>437.26</text:p>
          </table:table-cell>
          <table:table-cell table:number-columns-repeated="58"/>
          <table:table-cell table:number-columns-repeated="2" office:value-type="float" office:value="0.09">
            <text:p>0.09</text:p>
          </table:table-cell>
          <table:table-cell table:number-columns-repeated="7" office:value-type="float" office:value="0.01">
            <text:p>0.01</text:p>
          </table:table-cell>
          <table:table-cell table:number-columns-repeated="2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4">
            <text:p>0.34</text:p>
          </table:table-cell>
          <table:table-cell office:value-type="float" office:value="0.99">
            <text:p>0.99</text:p>
          </table:table-cell>
          <table:table-cell office:value-type="float" office:value="1.68">
            <text:p>1.68</text:p>
          </table:table-cell>
          <table:table-cell office:value-type="float" office:value="1.87">
            <text:p>1.87</text:p>
          </table:table-cell>
          <table:table-cell office:value-type="float" office:value="1.59">
            <text:p>1.59</text:p>
          </table:table-cell>
          <table:table-cell office:value-type="float" office:value="1.69">
            <text:p>1.69</text:p>
          </table:table-cell>
          <table:table-cell office:value-type="float" office:value="1.08">
            <text:p>1.08</text:p>
          </table:table-cell>
          <table:table-cell office:value-type="float" office:value="1.47">
            <text:p>1.47</text:p>
          </table:table-cell>
          <table:table-cell office:value-type="float" office:value="1.63">
            <text:p>1.63</text:p>
          </table:table-cell>
          <table:table-cell office:value-type="float" office:value="1.59">
            <text:p>1.59</text:p>
          </table:table-cell>
          <table:table-cell office:value-type="float" office:value="1.42">
            <text:p>1.42</text:p>
          </table:table-cell>
          <table:table-cell office:value-type="float" office:value="1.57">
            <text:p>1.57</text:p>
          </table:table-cell>
          <table:table-cell office:value-type="float" office:value="1.17">
            <text:p>1.17</text:p>
          </table:table-cell>
          <table:table-cell office:value-type="float" office:value="1.42">
            <text:p>1.42</text:p>
          </table:table-cell>
          <table:table-cell office:value-type="float" office:value="3.37">
            <text:p>3.37</text:p>
          </table:table-cell>
          <table:table-cell office:value-type="float" office:value="1.68">
            <text:p>1.68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53">
            <text:p>0.53</text:p>
          </table:table-cell>
          <table:table-cell office:value-type="float" office:value="0.34">
            <text:p>0.34</text:p>
          </table:table-cell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3">
            <text:p>0.30</text:p>
          </table:table-cell>
          <table:table-cell office:value-type="float" office:value="0.35">
            <text:p>0.35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.00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173">
            <text:p>173</text:p>
          </table:table-cell>
          <table:table-cell office:value-type="float" office:value="616">
            <text:p>61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174">
            <text:p>174</text:p>
          </table:table-cell>
          <table:table-cell office:value-type="float" office:value="620">
            <text:p>620</text:p>
          </table:table-cell>
          <table:table-cell office:value-type="string">
            <text:p>39.5</text:p>
          </table:table-cell>
          <table:table-cell office:value-type="float" office:value="-8">
            <text:p>-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float" office:value="177">
            <text:p>177</text:p>
          </table:table-cell>
          <table:table-cell office:value-type="float" office:value="630">
            <text:p>630</text:p>
          </table:table-cell>
          <table:table-cell office:value-type="string">
            <text:p>18.25</text:p>
          </table:table-cell>
          <table:table-cell office:value-type="string">
            <text:p>-66.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float" office:value="179">
            <text:p>179</text:p>
          </table:table-cell>
          <table:table-cell office:value-type="float" office:value="634">
            <text:p>634</text:p>
          </table:table-cell>
          <table:table-cell office:value-type="string">
            <text:p>25.3548260</text:p>
          </table:table-cell>
          <table:table-cell office:value-type="string">
            <text:p>51.183884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Republic of Korea</text:p>
          </table:table-cell>
          <table:table-cell office:value-type="float" office:value="117">
            <text:p>117</text:p>
          </table:table-cell>
          <table:table-cell office:value-type="float" office:value="410">
            <text:p>410</text:p>
          </table:table-cell>
          <table:table-cell office:value-type="float" office:value="37">
            <text:p>37</text:p>
          </table:table-cell>
          <table:table-cell office:value-type="string">
            <text:p>127.5</text:p>
          </table:table-cell>
          <table:table-cell office:value-type="float" office:value="27856">
            <text:p>27856</text:p>
          </table:table-cell>
          <table:table-cell office:value-type="float" office:value="17641">
            <text:p>17641</text:p>
          </table:table-cell>
          <table:table-cell office:value-type="float" office:value="11976">
            <text:p>11976</text:p>
          </table:table-cell>
          <table:table-cell office:value-type="float" office:value="12723">
            <text:p>12723</text:p>
          </table:table-cell>
          <table:table-cell office:value-type="float" office:value="11817">
            <text:p>11817</text:p>
          </table:table-cell>
          <table:table-cell office:value-type="float" office:value="13706">
            <text:p>13706</text:p>
          </table:table-cell>
          <table:table-cell office:value-type="float" office:value="11861">
            <text:p>11861</text:p>
          </table:table-cell>
          <table:table-cell office:value-type="float" office:value="12670">
            <text:p>12670</text:p>
          </table:table-cell>
          <table:table-cell office:value-type="float" office:value="13549">
            <text:p>13549</text:p>
          </table:table-cell>
          <table:table-cell office:value-type="float" office:value="13341">
            <text:p>13341</text:p>
          </table:table-cell>
          <table:table-cell office:value-type="float" office:value="12053">
            <text:p>12053</text:p>
          </table:table-cell>
          <table:table-cell office:value-type="float" office:value="11403">
            <text:p>11403</text:p>
          </table:table-cell>
          <table:table-cell office:value-type="float" office:value="11627">
            <text:p>11627</text:p>
          </table:table-cell>
          <table:table-cell office:value-type="float" office:value="9223">
            <text:p>9223</text:p>
          </table:table-cell>
          <table:table-cell office:value-type="float" office:value="5598">
            <text:p>5598</text:p>
          </table:table-cell>
          <table:table-cell office:value-type="float" office:value="5801">
            <text:p>5801</text:p>
          </table:table-cell>
          <table:table-cell office:value-type="float" office:value="5214">
            <text:p>5214</text:p>
          </table:table-cell>
          <table:table-cell office:value-type="float" office:value="5692">
            <text:p>5692</text:p>
          </table:table-cell>
          <table:table-cell office:value-type="float" office:value="7729">
            <text:p>7729</text:p>
          </table:table-cell>
          <table:table-cell office:value-type="float" office:value="7250">
            <text:p>7250</text:p>
          </table:table-cell>
          <table:table-cell office:value-type="float" office:value="4200">
            <text:p>4200</text:p>
          </table:table-cell>
          <table:table-cell office:value-type="float" office:value="3405">
            <text:p>3405</text:p>
          </table:table-cell>
          <table:table-cell office:value-type="float" office:value="3010">
            <text:p>3010</text:p>
          </table:table-cell>
          <table:table-cell office:value-type="float" office:value="2520">
            <text:p>2520</text:p>
          </table:table-cell>
          <table:table-cell office:value-type="float" office:value="1890">
            <text:p>1890</text:p>
          </table:table-cell>
          <table:table-cell office:value-type="float" office:value="1070">
            <text:p>1070</text:p>
          </table:table-cell>
          <table:table-cell office:value-type="float" office:value="535">
            <text:p>535</text:p>
          </table:table-cell>
          <table:table-cell office:value-type="float" office:value="620">
            <text:p>620</text:p>
          </table:table-cell>
          <table:table-cell office:value-type="float" office:value="585">
            <text:p>585</text:p>
          </table:table-cell>
          <table:table-cell office:value-type="float" office:value="540">
            <text:p>540</text:p>
          </table:table-cell>
          <table:table-cell office:value-type="float" office:value="480">
            <text:p>480</text:p>
          </table:table-cell>
          <table:table-cell office:value-type="float" office:value="390">
            <text:p>390</text:p>
          </table:table-cell>
          <table:table-cell table:number-columns-repeated="20" office:value-type="string">
            <text:p><text:s text:c="4"/></text:p>
          </table:table-cell>
          <table:table-cell table:number-columns-repeated="2"/>
          <table:table-cell office:value-type="float" office:value="1.0793">
            <text:p>1.0793</text:p>
          </table:table-cell>
          <table:table-cell office:value-type="float" office:value="0.6658">
            <text:p>0.6658</text:p>
          </table:table-cell>
          <table:table-cell office:value-type="float" office:value="0.4412">
            <text:p>0.4412</text:p>
          </table:table-cell>
          <table:table-cell office:value-type="float" office:value="0.4581">
            <text:p>0.4581</text:p>
          </table:table-cell>
          <table:table-cell office:value-type="float" office:value="0.4162">
            <text:p>0.4162</text:p>
          </table:table-cell>
          <table:table-cell office:value-type="float" office:value="0.4725">
            <text:p>0.4725</text:p>
          </table:table-cell>
          <table:table-cell office:value-type="float" office:value="0.4006">
            <text:p>0.4006</text:p>
          </table:table-cell>
          <table:table-cell office:value-type="float" office:value="0.4195">
            <text:p>0.4195</text:p>
          </table:table-cell>
          <table:table-cell office:value-type="float" office:value="0.4397">
            <text:p>0.4397</text:p>
          </table:table-cell>
          <table:table-cell office:value-type="float" office:value="0.4244">
            <text:p>0.4244</text:p>
          </table:table-cell>
          <table:table-cell office:value-type="float" office:value="0.3756">
            <text:p>0.3756</text:p>
          </table:table-cell>
          <table:table-cell office:value-type="float" office:value="0.3481">
            <text:p>0.3481</text:p>
          </table:table-cell>
          <table:table-cell office:value-type="float" office:value="0.3477">
            <text:p>0.3477</text:p>
          </table:table-cell>
          <table:table-cell office:value-type="float" office:value="0.2705">
            <text:p>0.2705</text:p>
          </table:table-cell>
          <table:table-cell office:value-type="float" office:value="0.1613">
            <text:p>0.1613</text:p>
          </table:table-cell>
          <table:table-cell office:value-type="float" office:value="0.1644">
            <text:p>0.1644</text:p>
          </table:table-cell>
          <table:table-cell office:value-type="float" office:value="0.1455">
            <text:p>0.1455</text:p>
          </table:table-cell>
          <table:table-cell office:value-type="float" office:value="0.1566">
            <text:p>0.1566</text:p>
          </table:table-cell>
          <table:table-cell office:value-type="float" office:value="0.2095">
            <text:p>0.2095</text:p>
          </table:table-cell>
          <table:table-cell office:value-type="float" office:value="0.1936">
            <text:p>0.1936</text:p>
          </table:table-cell>
          <table:table-cell office:value-type="float" office:value="0.1104">
            <text:p>0.1104</text:p>
          </table:table-cell>
          <table:table-cell office:value-type="float" office:value="0.0881">
            <text:p>0.0881</text:p>
          </table:table-cell>
          <table:table-cell office:value-type="float" office:value="0.0766">
            <text:p>0.0766</text:p>
          </table:table-cell>
          <table:table-cell office:value-type="float" office:value="0.0631">
            <text:p>0.0631</text:p>
          </table:table-cell>
          <table:table-cell office:value-type="float" office:value="0.0467">
            <text:p>0.0467</text:p>
          </table:table-cell>
          <table:table-cell office:value-type="float" office:value="0.0261">
            <text:p>0.0261</text:p>
          </table:table-cell>
          <table:table-cell office:value-type="float" office:value="0.0129">
            <text:p>0.0129</text:p>
          </table:table-cell>
          <table:table-cell office:value-type="float" office:value="0.0147">
            <text:p>0.0147</text:p>
          </table:table-cell>
          <table:table-cell office:value-type="float" office:value="0.0138">
            <text:p>0.0138</text:p>
          </table:table-cell>
          <table:table-cell office:value-type="float" office:value="0.0126">
            <text:p>0.0126</text:p>
          </table:table-cell>
          <table:table-cell office:value-type="float" office:value="0.0111">
            <text:p>0.0111</text:p>
          </table:table-cell>
          <table:table-cell office:value-type="float" office:value="0.0089">
            <text:p>0.0089</text:p>
          </table:table-cell>
          <table:table-cell table:number-columns-repeated="22"/>
          <table:table-cell office:value-type="float" office:value="73534.24">
            <text:p>73534.24</text:p>
          </table:table-cell>
          <table:table-cell office:value-type="float" office:value="46568.06">
            <text:p>46568.06</text:p>
          </table:table-cell>
          <table:table-cell office:value-type="float" office:value="31614.98">
            <text:p>31614.98</text:p>
          </table:table-cell>
          <table:table-cell office:value-type="float" office:value="33581.73">
            <text:p>33581.73</text:p>
          </table:table-cell>
          <table:table-cell office:value-type="float" office:value="31195.25">
            <text:p>31195.25</text:p>
          </table:table-cell>
          <table:table-cell office:value-type="float" office:value="36173.22">
            <text:p>36173.22</text:p>
          </table:table-cell>
          <table:table-cell office:value-type="float" office:value="31328.84">
            <text:p>31328.84</text:p>
          </table:table-cell>
          <table:table-cell office:value-type="float" office:value="33461">
            <text:p>33461.00</text:p>
          </table:table-cell>
          <table:table-cell office:value-type="float" office:value="35781.44">
            <text:p>35781.44</text:p>
          </table:table-cell>
          <table:table-cell office:value-type="float" office:value="35239.32">
            <text:p>35239.32</text:p>
          </table:table-cell>
          <table:table-cell office:value-type="float" office:value="31835.69">
            <text:p>31835.69</text:p>
          </table:table-cell>
          <table:table-cell office:value-type="float" office:value="30118.04">
            <text:p>30118.04</text:p>
          </table:table-cell>
          <table:table-cell office:value-type="float" office:value="30705.88">
            <text:p>30705.88</text:p>
          </table:table-cell>
          <table:table-cell office:value-type="float" office:value="24361.4">
            <text:p>24361.40</text:p>
          </table:table-cell>
          <table:table-cell office:value-type="float" office:value="14793.64">
            <text:p>14793.64</text:p>
          </table:table-cell>
          <table:table-cell office:value-type="float" office:value="15315.58">
            <text:p>15315.58</text:p>
          </table:table-cell>
          <table:table-cell office:value-type="float" office:value="13146.83">
            <text:p>13146.83</text:p>
          </table:table-cell>
          <table:table-cell office:value-type="float" office:value="15024.35">
            <text:p>15024.35</text:p>
          </table:table-cell>
          <table:table-cell office:value-type="float" office:value="20401.75">
            <text:p>20401.75</text:p>
          </table:table-cell>
          <table:table-cell office:value-type="float" office:value="19051.79">
            <text:p>19051.79</text:p>
          </table:table-cell>
          <table:table-cell office:value-type="float" office:value="11087.42">
            <text:p>11087.42</text:p>
          </table:table-cell>
          <table:table-cell office:value-type="float" office:value="9354.99">
            <text:p>9354.99</text:p>
          </table:table-cell>
          <table:table-cell office:value-type="float" office:value="7980.87">
            <text:p>7980.87</text:p>
          </table:table-cell>
          <table:table-cell office:value-type="float" office:value="6652.45">
            <text:p>6652.45</text:p>
          </table:table-cell>
          <table:table-cell office:value-type="float" office:value="4989.34">
            <text:p>4989.34</text:p>
          </table:table-cell>
          <table:table-cell office:value-type="float" office:value="2894.42">
            <text:p>2894.42</text:p>
          </table:table-cell>
          <table:table-cell office:value-type="float" office:value="1447.21">
            <text:p>1447.21</text:p>
          </table:table-cell>
          <table:table-cell office:value-type="float" office:value="1627.99">
            <text:p>1627.99</text:p>
          </table:table-cell>
          <table:table-cell office:value-type="float" office:value="1544.32">
            <text:p>1544.32</text:p>
          </table:table-cell>
          <table:table-cell office:value-type="float" office:value="1425.53">
            <text:p>1425.53</text:p>
          </table:table-cell>
          <table:table-cell office:value-type="float" office:value="1267.13">
            <text:p>1267.13</text:p>
          </table:table-cell>
          <table:table-cell office:value-type="float" office:value="1029.55">
            <text:p>1029.55</text:p>
          </table:table-cell>
          <table:table-cell table:number-columns-repeated="23"/>
          <table:table-cell office:value-type="string">
            <text:p>13.09</text:p>
          </table:table-cell>
          <table:table-cell office:value-type="string">
            <text:p>8.29</text:p>
          </table:table-cell>
          <table:table-cell office:value-type="string">
            <text:p>5.63</text:p>
          </table:table-cell>
          <table:table-cell office:value-type="string">
            <text:p>5.98</text:p>
          </table:table-cell>
          <table:table-cell office:value-type="string">
            <text:p>5.55</text:p>
          </table:table-cell>
          <table:table-cell office:value-type="string">
            <text:p>6.44</text:p>
          </table:table-cell>
          <table:table-cell office:value-type="string">
            <text:p>5.58</text:p>
          </table:table-cell>
          <table:table-cell office:value-type="string">
            <text:p>5.96</text:p>
          </table:table-cell>
          <table:table-cell office:value-type="string">
            <text:p>6.37</text:p>
          </table:table-cell>
          <table:table-cell office:value-type="string">
            <text:p>6.27</text:p>
          </table:table-cell>
          <table:table-cell office:value-type="string">
            <text:p>5.67</text:p>
          </table:table-cell>
          <table:table-cell office:value-type="string">
            <text:p>5.36</text:p>
          </table:table-cell>
          <table:table-cell office:value-type="string">
            <text:p>5.47</text:p>
          </table:table-cell>
          <table:table-cell office:value-type="string">
            <text:p>4.34</text:p>
          </table:table-cell>
          <table:table-cell office:value-type="string">
            <text:p>2.63</text:p>
          </table:table-cell>
          <table:table-cell office:value-type="string">
            <text:p>2.73</text:p>
          </table:table-cell>
          <table:table-cell office:value-type="string">
            <text:p>2.34</text:p>
          </table:table-cell>
          <table:table-cell office:value-type="string">
            <text:p>2.67</text:p>
          </table:table-cell>
          <table:table-cell office:value-type="string">
            <text:p>3.63</text:p>
          </table:table-cell>
          <table:table-cell office:value-type="string">
            <text:p>3.39</text:p>
          </table:table-cell>
          <table:table-cell office:value-type="string">
            <text:p>1.97</text:p>
          </table:table-cell>
          <table:table-cell office:value-type="string">
            <text:p>1.67</text:p>
          </table:table-cell>
          <table:table-cell office:value-type="string">
            <text:p>1.42</text:p>
          </table:table-cell>
          <table:table-cell office:value-type="string">
            <text:p>1.18</text:p>
          </table:table-cell>
          <table:table-cell office:value-type="string">
            <text:p>0.89</text:p>
          </table:table-cell>
          <table:table-cell office:value-type="string">
            <text:p>0.52</text:p>
          </table:table-cell>
          <table:table-cell office:value-type="string">
            <text:p>0.26</text:p>
          </table:table-cell>
          <table:table-cell office:value-type="string">
            <text:p>0.29</text:p>
          </table:table-cell>
          <table:table-cell office:value-type="string">
            <text:p>0.27</text:p>
          </table:table-cell>
          <table:table-cell office:value-type="string">
            <text:p>0.25</text:p>
          </table:table-cell>
          <table:table-cell office:value-type="string">
            <text:p>0.23</text:p>
          </table:table-cell>
          <table:table-cell office:value-type="string">
            <text:p>0.18</text:p>
          </table:table-cell>
          <table:table-cell table:number-columns-repeated="23"/>
          <table:table-cell office:value-type="float" office:value="2.85">
            <text:p>2.85</text:p>
          </table:table-cell>
          <table:table-cell office:value-type="float" office:value="1.76">
            <text:p>1.76</text:p>
          </table:table-cell>
          <table:table-cell office:value-type="float" office:value="1.16">
            <text:p>1.16</text:p>
          </table:table-cell>
          <table:table-cell office:value-type="float" office:value="1.21">
            <text:p>1.21</text:p>
          </table:table-cell>
          <table:table-cell office:value-type="float" office:value="1.1">
            <text:p>1.10</text:p>
          </table:table-cell>
          <table:table-cell office:value-type="float" office:value="1.25">
            <text:p>1.25</text:p>
          </table:table-cell>
          <table:table-cell office:value-type="float" office:value="1.06">
            <text:p>1.06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2">
            <text:p>1.1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0.37">
            <text:p>0.37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29">
            <text:p>0.29</text:p>
          </table:table-cell>
          <table:table-cell office:value-type="float" office:value="0.24">
            <text:p>0.24</text:p>
          </table:table-cell>
          <table:table-cell office:value-type="float" office:value="0.2">
            <text:p>0.20</text:p>
          </table:table-cell>
          <table:table-cell office:value-type="float" office:value="0.17">
            <text:p>0.17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0" office:value-type="string">
            <text:p><text:s text:c="4"/></text:p>
          </table:table-cell>
          <table:table-cell table:number-columns-repeated="3"/>
          <table:table-cell table:number-columns-repeated="32" office:value-type="float" office:value="0">
            <text:p>0.00</text:p>
          </table:table-cell>
          <table:table-cell table:number-columns-repeated="20" office:value-type="string">
            <text:p><text:s text:c="4"/></text:p>
          </table:table-cell>
        </table:table-row>
        <table:table-row table:style-name="ro1">
          <table:table-cell office:value-type="string">
            <text:p>Republic of Moldova</text:p>
          </table:table-cell>
          <table:table-cell office:value-type="float" office:value="146">
            <text:p>146</text:p>
          </table:table-cell>
          <table:table-cell office:value-type="float" office:value="498">
            <text:p>498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float" office:value="183">
            <text:p>183</text:p>
          </table:table-cell>
          <table:table-cell office:value-type="float" office:value="642">
            <text:p>642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table:number-columns-repeated="10" office:value-type="string">
            <text:p><text:s text:c="4"/></text:p>
          </table:table-cell>
          <table:table-cell office:value-type="float" office:value="1500">
            <text:p>1500</text:p>
          </table:table-cell>
          <table:table-cell office:value-type="float" office:value="4000">
            <text:p>4000</text:p>
          </table:table-cell>
          <table:table-cell office:value-type="float" office:value="3000">
            <text:p>30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00">
            <text:p>3000</text:p>
          </table:table-cell>
          <table:table-cell office:value-type="float" office:value="3600">
            <text:p>3600</text:p>
          </table:table-cell>
          <table:table-cell office:value-type="float" office:value="3200">
            <text:p>3200</text:p>
          </table:table-cell>
          <table:table-cell office:value-type="float" office:value="3800">
            <text:p>3800</text:p>
          </table:table-cell>
          <table:table-cell office:value-type="float" office:value="5190">
            <text:p>5190</text:p>
          </table:table-cell>
          <table:table-cell office:value-type="float" office:value="4930">
            <text:p>4930</text:p>
          </table:table-cell>
          <table:table-cell office:value-type="float" office:value="378">
            <text:p>378</text:p>
          </table:table-cell>
          <table:table-cell office:value-type="float" office:value="186">
            <text:p>186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3" office:value-type="string">
            <text:p><text:s text:c="4"/></text:p>
          </table:table-cell>
          <table:table-cell table:number-columns-repeated="2"/>
          <table:table-cell office:value-type="float" office:value="0.0053">
            <text:p>0.0053</text:p>
          </table:table-cell>
          <table:table-cell office:value-type="float" office:value="0.0006">
            <text:p>0.0006</text:p>
          </table:table-cell>
          <table:table-cell table:number-columns-repeated="10"/>
          <table:table-cell office:value-type="float" office:value="0.0713">
            <text:p>0.0713</text:p>
          </table:table-cell>
          <table:table-cell office:value-type="float" office:value="0.1882">
            <text:p>0.1882</text:p>
          </table:table-cell>
          <table:table-cell office:value-type="float" office:value="0.1397">
            <text:p>0.1397</text:p>
          </table:table-cell>
          <table:table-cell office:value-type="float" office:value="0.0046">
            <text:p>0.0046</text:p>
          </table:table-cell>
          <table:table-cell office:value-type="float" office:value="0.0228">
            <text:p>0.0228</text:p>
          </table:table-cell>
          <table:table-cell office:value-type="float" office:value="0.0453">
            <text:p>0.0453</text:p>
          </table:table-cell>
          <table:table-cell office:value-type="float" office:value="0.0539">
            <text:p>0.0539</text:p>
          </table:table-cell>
          <table:table-cell office:value-type="float" office:value="0.0089">
            <text:p>0.0089</text:p>
          </table:table-cell>
          <table:table-cell office:value-type="float" office:value="0.0178">
            <text:p>0.0178</text:p>
          </table:table-cell>
          <table:table-cell office:value-type="float" office:value="0.0265">
            <text:p>0.0265</text:p>
          </table:table-cell>
          <table:table-cell office:value-type="float" office:value="0.1321">
            <text:p>0.1321</text:p>
          </table:table-cell>
          <table:table-cell office:value-type="float" office:value="0.1316">
            <text:p>0.1316</text:p>
          </table:table-cell>
          <table:table-cell office:value-type="float" office:value="0.1572">
            <text:p>0.1572</text:p>
          </table:table-cell>
          <table:table-cell office:value-type="float" office:value="0.1391">
            <text:p>0.1391</text:p>
          </table:table-cell>
          <table:table-cell office:value-type="float" office:value="0.1643">
            <text:p>0.1643</text:p>
          </table:table-cell>
          <table:table-cell office:value-type="float" office:value="0.2232">
            <text:p>0.2232</text:p>
          </table:table-cell>
          <table:table-cell office:value-type="float" office:value="0.2113">
            <text:p>0.2113</text:p>
          </table:table-cell>
          <table:table-cell office:value-type="float" office:value="0.0162">
            <text:p>0.0162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0.0005">
            <text:p>0.0005</text:p>
          </table:table-cell>
          <table:table-cell office:value-type="float" office:value="0.0016">
            <text:p>0.0016</text:p>
          </table:table-cell>
          <table:table-cell office:value-type="float" office:value="0.0009">
            <text:p>0.0009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table:number-columns-repeated="15"/>
          <table:table-cell office:value-type="float" office:value="486.19">
            <text:p>486.19</text:p>
          </table:table-cell>
          <table:table-cell office:value-type="float" office:value="59.13">
            <text:p>59.13</text:p>
          </table:table-cell>
          <table:table-cell table:number-columns-repeated="10"/>
          <table:table-cell office:value-type="float" office:value="7636.02">
            <text:p>7636.02</text:p>
          </table:table-cell>
          <table:table-cell office:value-type="float" office:value="20362.71">
            <text:p>20362.71</text:p>
          </table:table-cell>
          <table:table-cell office:value-type="float" office:value="15272.03">
            <text:p>15272.03</text:p>
          </table:table-cell>
          <table:table-cell office:value-type="float" office:value="509.07">
            <text:p>509.07</text:p>
          </table:table-cell>
          <table:table-cell office:value-type="float" office:value="2545.34">
            <text:p>2545.34</text:p>
          </table:table-cell>
          <table:table-cell office:value-type="float" office:value="5090.68">
            <text:p>5090.68</text:p>
          </table:table-cell>
          <table:table-cell office:value-type="float" office:value="6108.81">
            <text:p>6108.81</text:p>
          </table:table-cell>
          <table:table-cell office:value-type="float" office:value="1018.14">
            <text:p>1018.14</text:p>
          </table:table-cell>
          <table:table-cell office:value-type="float" office:value="2036.27">
            <text:p>2036.27</text:p>
          </table:table-cell>
          <table:table-cell office:value-type="float" office:value="3054.41">
            <text:p>3054.41</text:p>
          </table:table-cell>
          <table:table-cell table:number-columns-repeated="2" office:value-type="float" office:value="15272.03">
            <text:p>15272.03</text:p>
          </table:table-cell>
          <table:table-cell office:value-type="float" office:value="18326.44">
            <text:p>18326.44</text:p>
          </table:table-cell>
          <table:table-cell office:value-type="float" office:value="16290.17">
            <text:p>16290.17</text:p>
          </table:table-cell>
          <table:table-cell office:value-type="float" office:value="19344.57">
            <text:p>19344.57</text:p>
          </table:table-cell>
          <table:table-cell office:value-type="float" office:value="30166.32">
            <text:p>30166.32</text:p>
          </table:table-cell>
          <table:table-cell office:value-type="float" office:value="29731.56">
            <text:p>29731.56</text:p>
          </table:table-cell>
          <table:table-cell office:value-type="float" office:value="2292.5">
            <text:p>2292.50</text:p>
          </table:table-cell>
          <table:table-cell office:value-type="float" office:value="955.66">
            <text:p>955.66</text:p>
          </table:table-cell>
          <table:table-cell office:value-type="float" office:value="372.67">
            <text:p>372.67</text:p>
          </table:table-cell>
          <table:table-cell office:value-type="float" office:value="59.13">
            <text:p>59.13</text:p>
          </table:table-cell>
          <table:table-cell office:value-type="float" office:value="200.28">
            <text:p>200.28</text:p>
          </table:table-cell>
          <table:table-cell office:value-type="float" office:value="101.81">
            <text:p>101.81</text:p>
          </table:table-cell>
          <table:table-cell office:value-type="float" office:value="77.26">
            <text:p>77.26</text:p>
          </table:table-cell>
          <table:table-cell office:value-type="float" office:value="90.37">
            <text:p>90.37</text:p>
          </table:table-cell>
          <table:table-cell office:value-type="float" office:value="75.59">
            <text:p>75.59</text:p>
          </table:table-cell>
          <table:table-cell office:value-type="float" office:value="87.03">
            <text:p>87.03</text:p>
          </table:table-cell>
          <table:table-cell table:number-columns-repeated="71"/>
          <table:table-cell office:value-type="float" office:value="0.03">
            <text:p>0.03</text:p>
          </table:table-cell>
          <table:table-cell office:value-type="float" office:value="0">
            <text:p>0.00</text:p>
          </table:table-cell>
          <table:table-cell table:number-columns-repeated="10" office:value-type="string">
            <text:p><text:s text:c="4"/></text:p>
          </table:table-cell>
          <table:table-cell office:value-type="float" office:value="0.36">
            <text:p>0.36</text:p>
          </table:table-cell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8">
            <text:p>0.80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1.3">
            <text:p>1.30</text:p>
          </table:table-cell>
          <table:table-cell office:value-type="float" office:value="1.27">
            <text:p>1.27</text:p>
          </table:table-cell>
          <table:table-cell office:value-type="float" office:value="0.1">
            <text:p>0.1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.00</text:p>
          </table:table-cell>
          <table:table-cell table:number-columns-repeated="13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185">
            <text:p>185</text:p>
          </table:table-cell>
          <table:table-cell office:value-type="float" office:value="643">
            <text:p>64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float" office:value="184">
            <text:p>184</text:p>
          </table:table-cell>
          <table:table-cell office:value-type="float" office:value="646">
            <text:p>646</text:p>
          </table:table-cell>
          <table:table-cell office:value-type="float" office:value="-2">
            <text:p>-2</text:p>
          </table:table-cell>
          <table:table-cell office:value-type="float" office:value="30">
            <text:p>30</text:p>
          </table:table-cell>
          <table:table-cell office:value-type="float" office:value="275">
            <text:p>275</text:p>
          </table:table-cell>
          <table:table-cell office:value-type="float" office:value="289">
            <text:p>289</text:p>
          </table:table-cell>
          <table:table-cell office:value-type="float" office:value="241">
            <text:p>241</text:p>
          </table:table-cell>
          <table:table-cell office:value-type="float" office:value="397">
            <text:p>397</text:p>
          </table:table-cell>
          <table:table-cell office:value-type="float" office:value="322">
            <text:p>322</text:p>
          </table:table-cell>
          <table:table-cell office:value-type="float" office:value="304">
            <text:p>304</text:p>
          </table:table-cell>
          <table:table-cell office:value-type="float" office:value="341">
            <text:p>341</text:p>
          </table:table-cell>
          <table:table-cell office:value-type="float" office:value="243">
            <text:p>243</text:p>
          </table:table-cell>
          <table:table-cell office:value-type="float" office:value="300">
            <text:p>300</text:p>
          </table:table-cell>
          <table:table-cell office:value-type="float" office:value="249">
            <text:p>249</text:p>
          </table:table-cell>
          <table:table-cell office:value-type="float" office:value="298">
            <text:p>298</text:p>
          </table:table-cell>
          <table:table-cell office:value-type="float" office:value="234">
            <text:p>234</text:p>
          </table:table-cell>
          <table:table-cell office:value-type="float" office:value="240">
            <text:p>240</text:p>
          </table:table-cell>
          <table:table-cell office:value-type="float" office:value="97">
            <text:p>97</text:p>
          </table:table-cell>
          <table:table-cell office:value-type="float" office:value="231">
            <text:p>231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number-columns-repeated="35" office:value-type="string">
            <text:p><text:s text:c="4"/></text:p>
          </table:table-cell>
          <table:table-cell table:number-columns-repeated="2"/>
          <table:table-cell office:value-type="float" office:value="0.0916">
            <text:p>0.0916</text:p>
          </table:table-cell>
          <table:table-cell office:value-type="float" office:value="0.0947">
            <text:p>0.0947</text:p>
          </table:table-cell>
          <table:table-cell office:value-type="float" office:value="0.0775">
            <text:p>0.0775</text:p>
          </table:table-cell>
          <table:table-cell office:value-type="float" office:value="0.1255">
            <text:p>0.1255</text:p>
          </table:table-cell>
          <table:table-cell office:value-type="float" office:value="0.0996">
            <text:p>0.0996</text:p>
          </table:table-cell>
          <table:table-cell office:value-type="float" office:value="0.0915">
            <text:p>0.0915</text:p>
          </table:table-cell>
          <table:table-cell office:value-type="float" office:value="0.0999">
            <text:p>0.0999</text:p>
          </table:table-cell>
          <table:table-cell office:value-type="float" office:value="0.0688">
            <text:p>0.0688</text:p>
          </table:table-cell>
          <table:table-cell office:value-type="float" office:value="0.0823">
            <text:p>0.0823</text:p>
          </table:table-cell>
          <table:table-cell office:value-type="float" office:value="0.0664">
            <text:p>0.0664</text:p>
          </table:table-cell>
          <table:table-cell office:value-type="float" office:value="0.077">
            <text:p>0.077</text:p>
          </table:table-cell>
          <table:table-cell office:value-type="float" office:value="0.0587">
            <text:p>0.0587</text:p>
          </table:table-cell>
          <table:table-cell office:value-type="float" office:value="0.0584">
            <text:p>0.0584</text:p>
          </table:table-cell>
          <table:table-cell office:value-type="float" office:value="0.0229">
            <text:p>0.0229</text:p>
          </table:table-cell>
          <table:table-cell office:value-type="float" office:value="0.053">
            <text:p>0.053</text:p>
          </table:table-cell>
          <table:table-cell office:value-type="float" office:value="0.0388">
            <text:p>0.0388</text:p>
          </table:table-cell>
          <table:table-cell office:value-type="float" office:value="0.0515">
            <text:p>0.0515</text:p>
          </table:table-cell>
          <table:table-cell table:number-columns-repeated="37"/>
          <table:table-cell office:value-type="float" office:value="2544.44">
            <text:p>2544.44</text:p>
          </table:table-cell>
          <table:table-cell office:value-type="float" office:value="2679.31">
            <text:p>2679.31</text:p>
          </table:table-cell>
          <table:table-cell office:value-type="float" office:value="2229.76">
            <text:p>2229.76</text:p>
          </table:table-cell>
          <table:table-cell office:value-type="float" office:value="3677.31">
            <text:p>3677.31</text:p>
          </table:table-cell>
          <table:table-cell office:value-type="float" office:value="2985">
            <text:p>2985.00</text:p>
          </table:table-cell>
          <table:table-cell office:value-type="float" office:value="2814.17">
            <text:p>2814.17</text:p>
          </table:table-cell>
          <table:table-cell office:value-type="float" office:value="3164.82">
            <text:p>3164.82</text:p>
          </table:table-cell>
          <table:table-cell office:value-type="float" office:value="2247.74">
            <text:p>2247.74</text:p>
          </table:table-cell>
          <table:table-cell office:value-type="float" office:value="2778.21">
            <text:p>2778.21</text:p>
          </table:table-cell>
          <table:table-cell office:value-type="float" office:value="2310.68">
            <text:p>2310.68</text:p>
          </table:table-cell>
          <table:table-cell office:value-type="float" office:value="2760.23">
            <text:p>2760.23</text:p>
          </table:table-cell>
          <table:table-cell office:value-type="float" office:value="2166.82">
            <text:p>2166.82</text:p>
          </table:table-cell>
          <table:table-cell office:value-type="float" office:value="2220.77">
            <text:p>2220.77</text:p>
          </table:table-cell>
          <table:table-cell office:value-type="float" office:value="899.1">
            <text:p>899.10</text:p>
          </table:table-cell>
          <table:table-cell office:value-type="float" office:value="2139.85">
            <text:p>2139.85</text:p>
          </table:table-cell>
          <table:table-cell office:value-type="float" office:value="1618.37">
            <text:p>1618.37</text:p>
          </table:table-cell>
          <table:table-cell office:value-type="float" office:value="2220.77">
            <text:p>2220.77</text:p>
          </table:table-cell>
          <table:table-cell table:number-columns-repeated="38"/>
          <table:table-cell office:value-type="string">
            <text:p>26.41</text:p>
          </table:table-cell>
          <table:table-cell office:value-type="string">
            <text:p>27.81</text:p>
          </table:table-cell>
          <table:table-cell office:value-type="string">
            <text:p>23.14</text:p>
          </table:table-cell>
          <table:table-cell office:value-type="string">
            <text:p>38.17</text:p>
          </table:table-cell>
          <table:table-cell office:value-type="string">
            <text:p>30.98</text:p>
          </table:table-cell>
          <table:table-cell office:value-type="string">
            <text:p>29.21</text:p>
          </table:table-cell>
          <table:table-cell office:value-type="string">
            <text:p>32.85</text:p>
          </table:table-cell>
          <table:table-cell office:value-type="string">
            <text:p>23.33</text:p>
          </table:table-cell>
          <table:table-cell office:value-type="string">
            <text:p>28.83</text:p>
          </table:table-cell>
          <table:table-cell office:value-type="string">
            <text:p>23.98</text:p>
          </table:table-cell>
          <table:table-cell office:value-type="string">
            <text:p>28.65</text:p>
          </table:table-cell>
          <table:table-cell office:value-type="string">
            <text:p>22.49</text:p>
          </table:table-cell>
          <table:table-cell office:value-type="string">
            <text:p>23.05</text:p>
          </table:table-cell>
          <table:table-cell office:value-type="string">
            <text:p>9.33</text:p>
          </table:table-cell>
          <table:table-cell office:value-type="string">
            <text:p>22.21</text:p>
          </table:table-cell>
          <table:table-cell office:value-type="string">
            <text:p>16.80</text:p>
          </table:table-cell>
          <table:table-cell office:value-type="string">
            <text:p>23.05</text:p>
          </table:table-cell>
          <table:table-cell table:number-columns-repeated="38"/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1.16">
            <text:p>1.16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62">
            <text:p>0.62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21">
            <text:p>0.21</text:p>
          </table:table-cell>
          <table:table-cell office:value-type="float" office:value="0.49">
            <text:p>0.49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table:number-columns-repeated="35" office:value-type="string">
            <text:p><text:s text:c="4"/></text:p>
          </table:table-cell>
          <table:table-cell table:number-columns-repeated="3"/>
          <table:table-cell table:number-columns-repeated="13"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.00</text:p>
          </table:table-cell>
          <table:table-cell table:number-columns-repeated="35" office:value-type="string">
            <text:p><text:s text:c="4"/></text:p>
          </table:table-cell>
        </table:table-row>
        <table:table-row table:style-name="ro1">
          <table:table-cell office:value-type="string">
            <text:p>Réunion</text:p>
          </table:table-cell>
          <table:table-cell office:value-type="float" office:value="182">
            <text:p>182</text:p>
          </table:table-cell>
          <table:table-cell office:value-type="float" office:value="638">
            <text:p>638</text:p>
          </table:table-cell>
          <table:table-cell table:style-name="ce1" office:value-type="string">
            <text:p>-21.1</text:p>
          </table:table-cell>
          <table:table-cell office:value-type="string">
            <text:p>55.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int Helena, Ascension and Tristan da Cunha</text:p>
          </table:table-cell>
          <table:table-cell office:value-type="float" office:value="187">
            <text:p>187</text:p>
          </table:table-cell>
          <table:table-cell office:value-type="float" office:value="654">
            <text:p>654</text:p>
          </table:table-cell>
          <table:table-cell office:value-type="string">
            <text:p>-15.9333</text:p>
          </table:table-cell>
          <table:table-cell table:style-name="ce1" office:value-type="string">
            <text:p>-5.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float" office:value="188">
            <text:p>188</text:p>
          </table:table-cell>
          <table:table-cell office:value-type="float" office:value="659">
            <text:p>659</text:p>
          </table:table-cell>
          <table:table-cell office:value-type="string">
            <text:p>17.3333</text:p>
          </table:table-cell>
          <table:table-cell office:value-type="string">
            <text:p>-62.75</text:p>
          </table:table-cell>
          <table:table-cell office:value-type="float" office:value="300">
            <text:p>300</text:p>
          </table:table-cell>
          <table:table-cell office:value-type="float" office:value="241">
            <text:p>241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213">
            <text:p>213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number-columns-repeated="2"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7"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 office:value-type="float" office:value="2">
            <text:p>2</text:p>
          </table:table-cell>
          <table:table-cell table:number-columns-repeated="3" office:value-type="string">
            <text:p><text:s text:c="4"/></text:p>
          </table:table-cell>
          <table:table-cell table:number-columns-repeated="2"/>
          <table:table-cell office:value-type="float" office:value="5.8824">
            <text:p>5.8824</text:p>
          </table:table-cell>
          <table:table-cell office:value-type="float" office:value="4.7255">
            <text:p>4.7255</text:p>
          </table:table-cell>
          <table:table-cell office:value-type="float" office:value="3.2549">
            <text:p>3.2549</text:p>
          </table:table-cell>
          <table:table-cell office:value-type="float" office:value="3.6">
            <text:p>3.6</text:p>
          </table:table-cell>
          <table:table-cell office:value-type="float" office:value="3.5306">
            <text:p>3.5306</text:p>
          </table:table-cell>
          <table:table-cell office:value-type="float" office:value="4.4375">
            <text:p>4.4375</text:p>
          </table:table-cell>
          <table:table-cell office:value-type="float" office:value="1.9149">
            <text:p>1.9149</text:p>
          </table:table-cell>
          <table:table-cell office:value-type="float" office:value="1.1304">
            <text:p>1.1304</text:p>
          </table:table-cell>
          <table:table-cell office:value-type="float" office:value="0.9783">
            <text:p>0.9783</text:p>
          </table:table-cell>
          <table:table-cell office:value-type="float" office:value="0.6444">
            <text:p>0.6444</text:p>
          </table:table-cell>
          <table:table-cell office:value-type="float" office:value="0.6591">
            <text:p>0.6591</text:p>
          </table:table-cell>
          <table:table-cell office:value-type="float" office:value="1.0682">
            <text:p>1.0682</text:p>
          </table:table-cell>
          <table:table-cell office:value-type="float" office:value="2.0227">
            <text:p>2.0227</text:p>
          </table:table-cell>
          <table:table-cell office:value-type="float" office:value="2.2045">
            <text:p>2.2045</text:p>
          </table:table-cell>
          <table:table-cell office:value-type="float" office:value="2.9091">
            <text:p>2.9091</text:p>
          </table:table-cell>
          <table:table-cell office:value-type="float" office:value="3.25">
            <text:p>3.25</text:p>
          </table:table-cell>
          <table:table-cell office:value-type="float" office:value="2.0682">
            <text:p>2.0682</text:p>
          </table:table-cell>
          <table:table-cell office:value-type="float" office:value="1.2727">
            <text:p>1.2727</text:p>
          </table:table-cell>
          <table:table-cell office:value-type="float" office:value="0.3256">
            <text:p>0.3256</text:p>
          </table:table-cell>
          <table:table-cell office:value-type="float" office:value="0.4651">
            <text:p>0.4651</text:p>
          </table:table-cell>
          <table:table-cell office:value-type="float" office:value="0.7907">
            <text:p>0.7907</text:p>
          </table:table-cell>
          <table:table-cell office:value-type="float" office:value="0.4419">
            <text:p>0.4419</text:p>
          </table:table-cell>
          <table:table-cell office:value-type="float" office:value="0.7674">
            <text:p>0.7674</text:p>
          </table:table-cell>
          <table:table-cell table:number-columns-repeated="3" office:value-type="float" office:value="0.7857">
            <text:p>0.7857</text:p>
          </table:table-cell>
          <table:table-cell table:number-columns-repeated="3" office:value-type="float" office:value="0.8049">
            <text:p>0.8049</text:p>
          </table:table-cell>
          <table:table-cell office:value-type="float" office:value="0.7073">
            <text:p>0.7073</text:p>
          </table:table-cell>
          <table:table-cell office:value-type="float" office:value="0.439">
            <text:p>0.439</text:p>
          </table:table-cell>
          <table:table-cell office:value-type="float" office:value="0.2195">
            <text:p>0.2195</text:p>
          </table:table-cell>
          <table:table-cell office:value-type="float" office:value="0.2143">
            <text:p>0.2143</text:p>
          </table:table-cell>
          <table:table-cell office:value-type="float" office:value="0.2857">
            <text:p>0.2857</text:p>
          </table:table-cell>
          <table:table-cell office:value-type="float" office:value="0.186">
            <text:p>0.186</text:p>
          </table:table-cell>
          <table:table-cell office:value-type="float" office:value="0.2093">
            <text:p>0.2093</text:p>
          </table:table-cell>
          <table:table-cell office:value-type="float" office:value="0.1364">
            <text:p>0.1364</text:p>
          </table:table-cell>
          <table:table-cell office:value-type="float" office:value="0.0682">
            <text:p>0.0682</text:p>
          </table:table-cell>
          <table:table-cell office:value-type="float" office:value="0.1111">
            <text:p>0.1111</text:p>
          </table:table-cell>
          <table:table-cell table:number-columns-repeated="2" office:value-type="float" office:value="0.0435">
            <text:p>0.0435</text:p>
          </table:table-cell>
          <table:table-cell office:value-type="float" office:value="0.0426">
            <text:p>0.0426</text:p>
          </table:table-cell>
          <table:table-cell table:number-columns-repeated="2" office:value-type="float" office:value="0.0417">
            <text:p>0.0417</text:p>
          </table:table-cell>
          <table:table-cell office:value-type="float" office:value="0.0408">
            <text:p>0.0408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392">
            <text:p>0.0392</text:p>
          </table:table-cell>
          <table:table-cell office:value-type="float" office:value="0.0385">
            <text:p>0.0385</text:p>
          </table:table-cell>
          <table:table-cell table:number-columns-repeated="5"/>
          <table:table-cell office:value-type="float" office:value="998.7">
            <text:p>998.70</text:p>
          </table:table-cell>
          <table:table-cell office:value-type="float" office:value="806.69">
            <text:p>806.69</text:p>
          </table:table-cell>
          <table:table-cell office:value-type="float" office:value="557.01">
            <text:p>557.01</text:p>
          </table:table-cell>
          <table:table-cell office:value-type="float" office:value="599.22">
            <text:p>599.22</text:p>
          </table:table-cell>
          <table:table-cell office:value-type="float" office:value="578.11">
            <text:p>578.11</text:p>
          </table:table-cell>
          <table:table-cell office:value-type="float" office:value="722.27">
            <text:p>722.27</text:p>
          </table:table-cell>
          <table:table-cell office:value-type="float" office:value="299.61">
            <text:p>299.61</text:p>
          </table:table-cell>
          <table:table-cell office:value-type="float" office:value="170.91">
            <text:p>170.91</text:p>
          </table:table-cell>
          <table:table-cell office:value-type="float" office:value="149.8">
            <text:p>149.80</text:p>
          </table:table-cell>
          <table:table-cell table:number-columns-repeated="2" office:value-type="float" office:value="92.14">
            <text:p>92.14</text:p>
          </table:table-cell>
          <table:table-cell office:value-type="float" office:value="165.26">
            <text:p>165.26</text:p>
          </table:table-cell>
          <table:table-cell office:value-type="float" office:value="291.88">
            <text:p>291.88</text:p>
          </table:table-cell>
          <table:table-cell office:value-type="float" office:value="320.71">
            <text:p>320.71</text:p>
          </table:table-cell>
          <table:table-cell office:value-type="float" office:value="428.31">
            <text:p>428.31</text:p>
          </table:table-cell>
          <table:table-cell office:value-type="float" office:value="478.25">
            <text:p>478.25</text:p>
          </table:table-cell>
          <table:table-cell office:value-type="float" office:value="307.34">
            <text:p>307.34</text:p>
          </table:table-cell>
          <table:table-cell office:value-type="float" office:value="195.22">
            <text:p>195.22</text:p>
          </table:table-cell>
          <table:table-cell office:value-type="float" office:value="48.81">
            <text:p>48.81</text:p>
          </table:table-cell>
          <table:table-cell office:value-type="float" office:value="68.78">
            <text:p>68.78</text:p>
          </table:table-cell>
          <table:table-cell office:value-type="float" office:value="110.99">
            <text:p>110.99</text:p>
          </table:table-cell>
          <table:table-cell office:value-type="float" office:value="67.65">
            <text:p>67.65</text:p>
          </table:table-cell>
          <table:table-cell table:number-columns-repeated="7" office:value-type="float" office:value="123.05">
            <text:p>123.05</text:p>
          </table:table-cell>
          <table:table-cell office:value-type="float" office:value="98.74">
            <text:p>98.74</text:p>
          </table:table-cell>
          <table:table-cell office:value-type="float" office:value="59.92">
            <text:p>59.92</text:p>
          </table:table-cell>
          <table:table-cell table:number-columns-repeated="2" office:value-type="float" office:value="29.96">
            <text:p>29.96</text:p>
          </table:table-cell>
          <table:table-cell office:value-type="float" office:value="39.95">
            <text:p>39.95</text:p>
          </table:table-cell>
          <table:table-cell office:value-type="float" office:value="28.83">
            <text:p>28.83</text:p>
          </table:table-cell>
          <table:table-cell office:value-type="float" office:value="29.96">
            <text:p>29.96</text:p>
          </table:table-cell>
          <table:table-cell office:value-type="float" office:value="19.97">
            <text:p>19.97</text:p>
          </table:table-cell>
          <table:table-cell office:value-type="float" office:value="9.99">
            <text:p>9.99</text:p>
          </table:table-cell>
          <table:table-cell office:value-type="float" office:value="18.84">
            <text:p>18.84</text:p>
          </table:table-cell>
          <table:table-cell table:number-columns-repeated="10" office:value-type="float" office:value="8.86">
            <text:p>8.86</text:p>
          </table:table-cell>
          <table:table-cell table:number-columns-repeated="6"/>
          <table:table-cell office:value-type="string">
            <text:p>76.08</text:p>
          </table:table-cell>
          <table:table-cell office:value-type="string">
            <text:p>61.45</text:p>
          </table:table-cell>
          <table:table-cell office:value-type="string">
            <text:p>42.43</text:p>
          </table:table-cell>
          <table:table-cell office:value-type="string">
            <text:p>45.65</text:p>
          </table:table-cell>
          <table:table-cell office:value-type="string">
            <text:p>44.04</text:p>
          </table:table-cell>
          <table:table-cell office:value-type="string">
            <text:p>55.02</text:p>
          </table:table-cell>
          <table:table-cell office:value-type="string">
            <text:p>22.82</text:p>
          </table:table-cell>
          <table:table-cell office:value-type="string">
            <text:p>13.02</text:p>
          </table:table-cell>
          <table:table-cell office:value-type="string">
            <text:p>11.41</text:p>
          </table:table-cell>
          <table:table-cell table:number-columns-repeated="2" office:value-type="string">
            <text:p>7.02</text:p>
          </table:table-cell>
          <table:table-cell office:value-type="string">
            <text:p>12.59</text:p>
          </table:table-cell>
          <table:table-cell office:value-type="string">
            <text:p>22.24</text:p>
          </table:table-cell>
          <table:table-cell office:value-type="string">
            <text:p>24.43</text:p>
          </table:table-cell>
          <table:table-cell office:value-type="string">
            <text:p>32.63</text:p>
          </table:table-cell>
          <table:table-cell office:value-type="string">
            <text:p>36.43</text:p>
          </table:table-cell>
          <table:table-cell office:value-type="string">
            <text:p>23.41</text:p>
          </table:table-cell>
          <table:table-cell office:value-type="string">
            <text:p>14.87</text:p>
          </table:table-cell>
          <table:table-cell office:value-type="string">
            <text:p>3.72</text:p>
          </table:table-cell>
          <table:table-cell office:value-type="string">
            <text:p>5.24</text:p>
          </table:table-cell>
          <table:table-cell office:value-type="string">
            <text:p>8.46</text:p>
          </table:table-cell>
          <table:table-cell office:value-type="string">
            <text:p>5.15</text:p>
          </table:table-cell>
          <table:table-cell table:number-columns-repeated="7" office:value-type="string">
            <text:p>9.37</text:p>
          </table:table-cell>
          <table:table-cell office:value-type="string">
            <text:p>7.52</text:p>
          </table:table-cell>
          <table:table-cell office:value-type="string">
            <text:p>4.56</text:p>
          </table:table-cell>
          <table:table-cell table:number-columns-repeated="2" office:value-type="string">
            <text:p>2.28</text:p>
          </table:table-cell>
          <table:table-cell office:value-type="string">
            <text:p>3.04</text:p>
          </table:table-cell>
          <table:table-cell office:value-type="string">
            <text:p>2.20</text:p>
          </table:table-cell>
          <table:table-cell office:value-type="string">
            <text:p>2.28</text:p>
          </table:table-cell>
          <table:table-cell office:value-type="string">
            <text:p>1.52</text:p>
          </table:table-cell>
          <table:table-cell office:value-type="string">
            <text:p>0.76</text:p>
          </table:table-cell>
          <table:table-cell office:value-type="string">
            <text:p>1.44</text:p>
          </table:table-cell>
          <table:table-cell table:number-columns-repeated="10" office:value-type="string">
            <text:p>0.67</text:p>
          </table:table-cell>
          <table:table-cell table:number-columns-repeated="6"/>
          <table:table-cell office:value-type="float" office:value="19.58">
            <text:p>19.58</text:p>
          </table:table-cell>
          <table:table-cell office:value-type="float" office:value="15.82">
            <text:p>15.82</text:p>
          </table:table-cell>
          <table:table-cell office:value-type="float" office:value="10.92">
            <text:p>10.92</text:p>
          </table:table-cell>
          <table:table-cell office:value-type="float" office:value="11.98">
            <text:p>11.98</text:p>
          </table:table-cell>
          <table:table-cell office:value-type="float" office:value="11.8">
            <text:p>11.80</text:p>
          </table:table-cell>
          <table:table-cell office:value-type="float" office:value="15.05">
            <text:p>15.05</text:p>
          </table:table-cell>
          <table:table-cell office:value-type="float" office:value="6.37">
            <text:p>6.37</text:p>
          </table:table-cell>
          <table:table-cell office:value-type="float" office:value="3.72">
            <text:p>3.72</text:p>
          </table:table-cell>
          <table:table-cell office:value-type="float" office:value="3.26">
            <text:p>3.26</text:p>
          </table:table-cell>
          <table:table-cell office:value-type="float" office:value="2.05">
            <text:p>2.05</text:p>
          </table:table-cell>
          <table:table-cell office:value-type="float" office:value="2.09">
            <text:p>2.09</text:p>
          </table:table-cell>
          <table:table-cell office:value-type="float" office:value="3.76">
            <text:p>3.76</text:p>
          </table:table-cell>
          <table:table-cell office:value-type="float" office:value="6.63">
            <text:p>6.63</text:p>
          </table:table-cell>
          <table:table-cell office:value-type="float" office:value="7.29">
            <text:p>7.29</text:p>
          </table:table-cell>
          <table:table-cell office:value-type="float" office:value="9.73">
            <text:p>9.73</text:p>
          </table:table-cell>
          <table:table-cell office:value-type="float" office:value="10.87">
            <text:p>10.87</text:p>
          </table:table-cell>
          <table:table-cell office:value-type="float" office:value="6.98">
            <text:p>6.98</text:p>
          </table:table-cell>
          <table:table-cell office:value-type="float" office:value="4.44">
            <text:p>4.44</text:p>
          </table:table-cell>
          <table:table-cell office:value-type="float" office:value="1.14">
            <text:p>1.14</text:p>
          </table:table-cell>
          <table:table-cell office:value-type="float" office:value="1.6">
            <text:p>1.60</text:p>
          </table:table-cell>
          <table:table-cell office:value-type="float" office:value="2.58">
            <text:p>2.58</text:p>
          </table:table-cell>
          <table:table-cell office:value-type="float" office:value="1.57">
            <text:p>1.57</text:p>
          </table:table-cell>
          <table:table-cell office:value-type="float" office:value="2.86">
            <text:p>2.86</text:p>
          </table:table-cell>
          <table:table-cell table:number-columns-repeated="3" office:value-type="float" office:value="2.93">
            <text:p>2.93</text:p>
          </table:table-cell>
          <table:table-cell table:number-columns-repeated="3" office:value-type="float" office:value="3">
            <text:p>3.00</text:p>
          </table:table-cell>
          <table:table-cell office:value-type="float" office:value="2.41">
            <text:p>2.41</text:p>
          </table:table-cell>
          <table:table-cell office:value-type="float" office:value="1.46">
            <text:p>1.46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7">
            <text:p>0.70</text:p>
          </table:table-cell>
          <table:table-cell office:value-type="float" office:value="0.45">
            <text:p>0.45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table:number-columns-repeated="3" office:value-type="float" office:value="0.19">
            <text:p>0.19</text:p>
          </table:table-cell>
          <table:table-cell table:number-columns-repeated="5" office:value-type="float" office:value="0.18">
            <text:p>0.18</text:p>
          </table:table-cell>
          <table:table-cell table:number-columns-repeated="2" office:value-type="float" office:value="0.17">
            <text:p>0.17</text:p>
          </table:table-cell>
          <table:table-cell table:number-columns-repeated="3" office:value-type="string">
            <text:p><text:s text:c="4"/></text:p>
          </table:table-cell>
          <table:table-cell table:number-columns-repeated="3"/>
          <table:table-cell office:value-type="float" office:value="1.49">
            <text:p>1.49</text:p>
          </table:table-cell>
          <table:table-cell office:value-type="float" office:value="1.2">
            <text:p>1.20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1.15">
            <text:p>1.15</text:p>
          </table:table-cell>
          <table:table-cell office:value-type="float" office:value="0.49">
            <text:p>0.49</text:p>
          </table:table-cell>
          <table:table-cell office:value-type="float" office:value="0.28">
            <text:p>0.28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29">
            <text:p>0.29</text:p>
          </table:table-cell>
          <table:table-cell office:value-type="float" office:value="0.51">
            <text:p>0.51</text:p>
          </table:table-cell>
          <table:table-cell office:value-type="float" office:value="0.56">
            <text:p>0.56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53">
            <text:p>0.53</text:p>
          </table:table-cell>
          <table:table-cell office:value-type="float" office:value="0.34">
            <text:p>0.34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2">
            <text:p>0.20</text:p>
          </table:table-cell>
          <table:table-cell office:value-type="float" office:value="0.12">
            <text:p>0.12</text:p>
          </table:table-cell>
          <table:table-cell table:number-columns-repeated="4" office:value-type="float" office:value="0.22">
            <text:p>0.22</text:p>
          </table:table-cell>
          <table:table-cell table:number-columns-repeated="3"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10" office:value-type="float" office:value="0.01">
            <text:p>0.01</text:p>
          </table:table-cell>
          <table:table-cell table:number-columns-repeated="3" office:value-type="string">
            <text:p><text:s text:c="4"/>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 office:value-type="string">
            <text:p>13.8833</text:p>
          </table:table-cell>
          <table:table-cell office:value-type="string">
            <text:p>-61.1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int Pierre and Miquelon</text:p>
          </table:table-cell>
          <table:table-cell office:value-type="float" office:value="190">
            <text:p>190</text:p>
          </table:table-cell>
          <table:table-cell office:value-type="float" office:value="666">
            <text:p>666</text:p>
          </table:table-cell>
          <table:table-cell office:value-type="string">
            <text:p>46.8333</text:p>
          </table:table-cell>
          <table:table-cell office:value-type="string">
            <text:p>-56.3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float" office:value="191">
            <text:p>191</text:p>
          </table:table-cell>
          <table:table-cell office:value-type="float" office:value="670">
            <text:p>670</text:p>
          </table:table-cell>
          <table:table-cell office:value-type="string">
            <text:p>13.25</text:p>
          </table:table-cell>
          <table:table-cell office:value-type="string">
            <text:p>-61.2</text:p>
          </table:table-cell>
          <table:table-cell office:value-type="float" office:value="196">
            <text:p>196</text:p>
          </table:table-cell>
          <table:table-cell office:value-type="float" office:value="392">
            <text:p>392</text:p>
          </table:table-cell>
          <table:table-cell office:value-type="float" office:value="98">
            <text:p>9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51">
            <text:p>151</text:p>
          </table:table-cell>
          <table:table-cell table:number-columns-repeated="3" office:value-type="float" office:value="98">
            <text:p>98</text:p>
          </table:table-cell>
          <table:table-cell table:number-columns-repeated="42" office:value-type="string">
            <text:p><text:s text:c="4"/></text:p>
          </table:table-cell>
          <table:table-cell table:number-columns-repeated="2"/>
          <table:table-cell office:value-type="float" office:value="2.3902">
            <text:p>2.3902</text:p>
          </table:table-cell>
          <table:table-cell office:value-type="float" office:value="4.7229">
            <text:p>4.7229</text:p>
          </table:table-cell>
          <table:table-cell office:value-type="float" office:value="1.1667">
            <text:p>1.1667</text:p>
          </table:table-cell>
          <table:table-cell office:value-type="float" office:value="1.7782">
            <text:p>1.7782</text:p>
          </table:table-cell>
          <table:table-cell office:value-type="float" office:value="2.2791">
            <text:p>2.2791</text:p>
          </table:table-cell>
          <table:table-cell office:value-type="float" office:value="2.2529">
            <text:p>2.2529</text:p>
          </table:table-cell>
          <table:table-cell office:value-type="float" office:value="1.7176">
            <text:p>1.7176</text:p>
          </table:table-cell>
          <table:table-cell office:value-type="float" office:value="1.1011">
            <text:p>1.1011</text:p>
          </table:table-cell>
          <table:table-cell table:number-columns-repeated="2" office:value-type="float" office:value="1.0889">
            <text:p>1.0889</text:p>
          </table:table-cell>
          <table:table-cell table:number-columns-repeated="44"/>
          <table:table-cell office:value-type="float" office:value="656.88">
            <text:p>656.88</text:p>
          </table:table-cell>
          <table:table-cell office:value-type="float" office:value="1313.76">
            <text:p>1313.76</text:p>
          </table:table-cell>
          <table:table-cell office:value-type="float" office:value="328.44">
            <text:p>328.44</text:p>
          </table:table-cell>
          <table:table-cell office:value-type="float" office:value="508.24">
            <text:p>508.24</text:p>
          </table:table-cell>
          <table:table-cell table:number-columns-repeated="2" office:value-type="float" office:value="656.88">
            <text:p>656.88</text:p>
          </table:table-cell>
          <table:table-cell office:value-type="float" office:value="508.24">
            <text:p>508.24</text:p>
          </table:table-cell>
          <table:table-cell table:number-columns-repeated="3" office:value-type="float" office:value="328.44">
            <text:p>328.44</text:p>
          </table:table-cell>
          <table:table-cell table:number-columns-repeated="45"/>
          <table:table-cell office:value-type="string">
            <text:p>50.04</text:p>
          </table:table-cell>
          <table:table-cell office:value-type="string">
            <text:p>100.08</text:p>
          </table:table-cell>
          <table:table-cell office:value-type="string">
            <text:p>25.02</text:p>
          </table:table-cell>
          <table:table-cell office:value-type="string">
            <text:p>38.72</text:p>
          </table:table-cell>
          <table:table-cell table:number-columns-repeated="2" office:value-type="string">
            <text:p>50.04</text:p>
          </table:table-cell>
          <table:table-cell office:value-type="string">
            <text:p>38.72</text:p>
          </table:table-cell>
          <table:table-cell table:number-columns-repeated="3" office:value-type="string">
            <text:p>25.02</text:p>
          </table:table-cell>
          <table:table-cell table:number-columns-repeated="45"/>
          <table:table-cell office:value-type="float" office:value="8.01">
            <text:p>8.01</text:p>
          </table:table-cell>
          <table:table-cell office:value-type="float" office:value="15.83">
            <text:p>15.83</text:p>
          </table:table-cell>
          <table:table-cell office:value-type="float" office:value="3.91">
            <text:p>3.91</text:p>
          </table:table-cell>
          <table:table-cell office:value-type="float" office:value="5.98">
            <text:p>5.98</text:p>
          </table:table-cell>
          <table:table-cell office:value-type="float" office:value="7.64">
            <text:p>7.64</text:p>
          </table:table-cell>
          <table:table-cell office:value-type="float" office:value="7.55">
            <text:p>7.55</text:p>
          </table:table-cell>
          <table:table-cell office:value-type="float" office:value="5.78">
            <text:p>5.78</text:p>
          </table:table-cell>
          <table:table-cell office:value-type="float" office:value="3.69">
            <text:p>3.69</text:p>
          </table:table-cell>
          <table:table-cell table:number-columns-repeated="2" office:value-type="float" office:value="3.65">
            <text:p>3.65</text:p>
          </table:table-cell>
          <table:table-cell table:number-columns-repeated="42" office:value-type="string">
            <text:p><text:s text:c="4"/></text:p>
          </table:table-cell>
          <table:table-cell table:number-columns-repeated="3"/>
          <table:table-cell office:value-type="float" office:value="0.61">
            <text:p>0.61</text:p>
          </table:table-cell>
          <table:table-cell office:value-type="float" office:value="1.21">
            <text:p>1.21</text:p>
          </table:table-cell>
          <table:table-cell office:value-type="float" office:value="0.3">
            <text:p>0.30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0.44">
            <text:p>0.44</text:p>
          </table:table-cell>
          <table:table-cell table:number-columns-repeated="3" office:value-type="float" office:value="0.28">
            <text:p>0.28</text:p>
          </table:table-cell>
          <table:table-cell table:number-columns-repeated="42" office:value-type="string">
            <text:p><text:s text:c="4"/>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float" office:value="244">
            <text:p>244</text:p>
          </table:table-cell>
          <table:table-cell office:value-type="float" office:value="882">
            <text:p>882</text:p>
          </table:table-cell>
          <table:table-cell office:value-type="string">
            <text:p>-13.5833</text:p>
          </table:table-cell>
          <table:table-cell office:value-type="string">
            <text:p>-172.3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192">
            <text:p>192</text:p>
          </table:table-cell>
          <table:table-cell office:value-type="float" office:value="674">
            <text:p>674</text:p>
          </table:table-cell>
          <table:table-cell office:value-type="string">
            <text:p>43.7667</text:p>
          </table:table-cell>
          <table:table-cell office:value-type="float" office:value="828341">
            <text:p>82834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float" office:value="193">
            <text:p>193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float" office:value="194">
            <text:p>194</text:p>
          </table:table-cell>
          <table:table-cell office:value-type="float" office:value="682">
            <text:p>682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195">
            <text:p>195</text:p>
          </table:table-cell>
          <table:table-cell office:value-type="float" office:value="686">
            <text:p>686</text:p>
          </table:table-cell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office:value-type="float" office:value="450">
            <text:p>450</text:p>
          </table:table-cell>
          <table:table-cell office:value-type="float" office:value="339">
            <text:p>339</text:p>
          </table:table-cell>
          <table:table-cell office:value-type="float" office:value="819">
            <text:p>819</text:p>
          </table:table-cell>
          <table:table-cell office:value-type="float" office:value="34">
            <text:p>34</text:p>
          </table:table-cell>
          <table:table-cell office:value-type="float" office:value="292">
            <text:p>292</text:p>
          </table:table-cell>
          <table:table-cell office:value-type="float" office:value="1089">
            <text:p>1089</text:p>
          </table:table-cell>
          <table:table-cell office:value-type="float" office:value="3927">
            <text:p>3927</text:p>
          </table:table-cell>
          <table:table-cell office:value-type="float" office:value="9600">
            <text:p>9600</text:p>
          </table:table-cell>
          <table:table-cell office:value-type="float" office:value="10600">
            <text:p>10600</text:p>
          </table:table-cell>
          <table:table-cell office:value-type="float" office:value="11500">
            <text:p>11500</text:p>
          </table:table-cell>
          <table:table-cell office:value-type="float" office:value="21000">
            <text:p>21000</text:p>
          </table:table-cell>
          <table:table-cell office:value-type="float" office:value="23449">
            <text:p>23449</text:p>
          </table:table-cell>
          <table:table-cell office:value-type="float" office:value="32900">
            <text:p>32900</text:p>
          </table:table-cell>
          <table:table-cell office:value-type="float" office:value="40899">
            <text:p>40899</text:p>
          </table:table-cell>
          <table:table-cell office:value-type="float" office:value="29800">
            <text:p>29800</text:p>
          </table:table-cell>
          <table:table-cell office:value-type="float" office:value="43900">
            <text:p>43900</text:p>
          </table:table-cell>
          <table:table-cell office:value-type="float" office:value="35700">
            <text:p>35700</text:p>
          </table:table-cell>
          <table:table-cell office:value-type="float" office:value="33000">
            <text:p>33000</text:p>
          </table:table-cell>
          <table:table-cell office:value-type="float" office:value="26700">
            <text:p>26700</text:p>
          </table:table-cell>
          <table:table-cell office:value-type="float" office:value="19700">
            <text:p>19700</text:p>
          </table:table-cell>
          <table:table-cell office:value-type="float" office:value="40300">
            <text:p>40300</text:p>
          </table:table-cell>
          <table:table-cell office:value-type="float" office:value="45400">
            <text:p>45400</text:p>
          </table:table-cell>
          <table:table-cell office:value-type="float" office:value="29700">
            <text:p>29700</text:p>
          </table:table-cell>
          <table:table-cell office:value-type="float" office:value="44700">
            <text:p>44700</text:p>
          </table:table-cell>
          <table:table-cell office:value-type="float" office:value="26900">
            <text:p>26900</text:p>
          </table:table-cell>
          <table:table-cell office:value-type="float" office:value="25400">
            <text:p>25400</text:p>
          </table:table-cell>
          <table:table-cell office:value-type="float" office:value="35300">
            <text:p>35300</text:p>
          </table:table-cell>
          <table:table-cell office:value-type="float" office:value="36790">
            <text:p>36790</text:p>
          </table:table-cell>
          <table:table-cell office:value-type="float" office:value="28482">
            <text:p>28482</text:p>
          </table:table-cell>
          <table:table-cell office:value-type="float" office:value="38600">
            <text:p>38600</text:p>
          </table:table-cell>
          <table:table-cell office:value-type="float" office:value="50287">
            <text:p>50287</text:p>
          </table:table-cell>
          <table:table-cell office:value-type="float" office:value="46900">
            <text:p>46900</text:p>
          </table:table-cell>
          <table:table-cell office:value-type="float" office:value="37500">
            <text:p>37500</text:p>
          </table:table-cell>
          <table:table-cell office:value-type="float" office:value="27892">
            <text:p>27892</text:p>
          </table:table-cell>
          <table:table-cell office:value-type="float" office:value="29097">
            <text:p>29097</text:p>
          </table:table-cell>
          <table:table-cell office:value-type="float" office:value="37323">
            <text:p>37323</text:p>
          </table:table-cell>
          <table:table-cell office:value-type="float" office:value="38450">
            <text:p>38450</text:p>
          </table:table-cell>
          <table:table-cell office:value-type="float" office:value="10900">
            <text:p>10900</text:p>
          </table:table-cell>
          <table:table-cell office:value-type="float" office:value="13217">
            <text:p>13217</text:p>
          </table:table-cell>
          <table:table-cell office:value-type="float" office:value="19354">
            <text:p>19354</text:p>
          </table:table-cell>
          <table:table-cell office:value-type="float" office:value="32866">
            <text:p>32866</text:p>
          </table:table-cell>
          <table:table-cell office:value-type="float" office:value="34543">
            <text:p>34543</text:p>
          </table:table-cell>
          <table:table-cell office:value-type="float" office:value="52000">
            <text:p>52000</text:p>
          </table:table-cell>
          <table:table-cell office:value-type="float" office:value="38500">
            <text:p>38500</text:p>
          </table:table-cell>
          <table:table-cell office:value-type="float" office:value="40248">
            <text:p>40248</text:p>
          </table:table-cell>
          <table:table-cell office:value-type="float" office:value="51800">
            <text:p>51800</text:p>
          </table:table-cell>
          <table:table-cell office:value-type="float" office:value="44000">
            <text:p>44000</text:p>
          </table:table-cell>
          <table:table-cell office:value-type="float" office:value="38800">
            <text:p>38800</text:p>
          </table:table-cell>
          <table:table-cell office:value-type="float" office:value="22100">
            <text:p>22100</text:p>
          </table:table-cell>
          <table:table-cell office:value-type="float" office:value="27000">
            <text:p>27000</text:p>
          </table:table-cell>
          <table:table-cell office:value-type="float" office:value="30000">
            <text:p>30000</text:p>
          </table:table-cell>
          <table:table-cell office:value-type="float" office:value="33600">
            <text:p>33600</text:p>
          </table:table-cell>
          <table:table-cell table:number-columns-repeated="2"/>
          <table:table-cell office:value-type="float" office:value="0.1378">
            <text:p>0.1378</text:p>
          </table:table-cell>
          <table:table-cell office:value-type="float" office:value="0.101">
            <text:p>0.101</text:p>
          </table:table-cell>
          <table:table-cell office:value-type="float" office:value="0.2373">
            <text:p>0.2373</text:p>
          </table:table-cell>
          <table:table-cell office:value-type="float" office:value="0.0096">
            <text:p>0.0096</text:p>
          </table:table-cell>
          <table:table-cell office:value-type="float" office:value="0.08">
            <text:p>0.08</text:p>
          </table:table-cell>
          <table:table-cell office:value-type="float" office:value="0.2901">
            <text:p>0.2901</text:p>
          </table:table-cell>
          <table:table-cell office:value-type="float" office:value="1.0166">
            <text:p>1.0166</text:p>
          </table:table-cell>
          <table:table-cell office:value-type="float" office:value="2.4145">
            <text:p>2.4145</text:p>
          </table:table-cell>
          <table:table-cell office:value-type="float" office:value="2.5892">
            <text:p>2.5892</text:p>
          </table:table-cell>
          <table:table-cell office:value-type="float" office:value="2.7264">
            <text:p>2.7264</text:p>
          </table:table-cell>
          <table:table-cell office:value-type="float" office:value="4.8287">
            <text:p>4.8287</text:p>
          </table:table-cell>
          <table:table-cell office:value-type="float" office:value="5.2272">
            <text:p>5.2272</text:p>
          </table:table-cell>
          <table:table-cell office:value-type="float" office:value="7.112">
            <text:p>7.112</text:p>
          </table:table-cell>
          <table:table-cell office:value-type="float" office:value="8.5832">
            <text:p>8.5832</text:p>
          </table:table-cell>
          <table:table-cell office:value-type="float" office:value="6.0804">
            <text:p>6.0804</text:p>
          </table:table-cell>
          <table:table-cell office:value-type="float" office:value="8.7242">
            <text:p>8.7242</text:p>
          </table:table-cell>
          <table:table-cell office:value-type="float" office:value="6.9173">
            <text:p>6.9173</text:p>
          </table:table-cell>
          <table:table-cell office:value-type="float" office:value="6.2382">
            <text:p>6.2382</text:p>
          </table:table-cell>
          <table:table-cell office:value-type="float" office:value="4.9217">
            <text:p>4.9217</text:p>
          </table:table-cell>
          <table:table-cell office:value-type="float" office:value="3.5374">
            <text:p>3.5374</text:p>
          </table:table-cell>
          <table:table-cell office:value-type="float" office:value="7.0405">
            <text:p>7.0405</text:p>
          </table:table-cell>
          <table:table-cell office:value-type="float" office:value="7.7106">
            <text:p>7.7106</text:p>
          </table:table-cell>
          <table:table-cell office:value-type="float" office:value="4.8986">
            <text:p>4.8986</text:p>
          </table:table-cell>
          <table:table-cell office:value-type="float" office:value="7.1566">
            <text:p>7.1566</text:p>
          </table:table-cell>
          <table:table-cell office:value-type="float" office:value="4.1783">
            <text:p>4.1783</text:p>
          </table:table-cell>
          <table:table-cell office:value-type="float" office:value="3.8265">
            <text:p>3.8265</text:p>
          </table:table-cell>
          <table:table-cell office:value-type="float" office:value="5.1563">
            <text:p>5.1563</text:p>
          </table:table-cell>
          <table:table-cell office:value-type="float" office:value="5.2096">
            <text:p>5.2096</text:p>
          </table:table-cell>
          <table:table-cell office:value-type="float" office:value="3.9097">
            <text:p>3.9097</text:p>
          </table:table-cell>
          <table:table-cell office:value-type="float" office:value="5.1371">
            <text:p>5.1371</text:p>
          </table:table-cell>
          <table:table-cell office:value-type="float" office:value="6.4886">
            <text:p>6.4886</text:p>
          </table:table-cell>
          <table:table-cell office:value-type="float" office:value="5.8691">
            <text:p>5.8691</text:p>
          </table:table-cell>
          <table:table-cell office:value-type="float" office:value="4.5537">
            <text:p>4.5537</text:p>
          </table:table-cell>
          <table:table-cell office:value-type="float" office:value="3.2907">
            <text:p>3.2907</text:p>
          </table:table-cell>
          <table:table-cell office:value-type="float" office:value="3.3399">
            <text:p>3.3399</text:p>
          </table:table-cell>
          <table:table-cell office:value-type="float" office:value="4.1748">
            <text:p>4.1748</text:p>
          </table:table-cell>
          <table:table-cell office:value-type="float" office:value="4.1958">
            <text:p>4.1958</text:p>
          </table:table-cell>
          <table:table-cell office:value-type="float" office:value="1.1611">
            <text:p>1.1611</text:p>
          </table:table-cell>
          <table:table-cell office:value-type="float" office:value="1.3741">
            <text:p>1.3741</text:p>
          </table:table-cell>
          <table:table-cell office:value-type="float" office:value="1.9625">
            <text:p>1.9625</text:p>
          </table:table-cell>
          <table:table-cell office:value-type="float" office:value="3.2479">
            <text:p>3.2479</text:p>
          </table:table-cell>
          <table:table-cell office:value-type="float" office:value="3.3246">
            <text:p>3.3246</text:p>
          </table:table-cell>
          <table:table-cell office:value-type="float" office:value="4.8717">
            <text:p>4.8717</text:p>
          </table:table-cell>
          <table:table-cell office:value-type="float" office:value="3.5102">
            <text:p>3.5102</text:p>
          </table:table-cell>
          <table:table-cell office:value-type="float" office:value="3.5709">
            <text:p>3.5709</text:p>
          </table:table-cell>
          <table:table-cell office:value-type="float" office:value="4.4721">
            <text:p>4.4721</text:p>
          </table:table-cell>
          <table:table-cell office:value-type="float" office:value="3.6959">
            <text:p>3.6959</text:p>
          </table:table-cell>
          <table:table-cell office:value-type="float" office:value="3.1702">
            <text:p>3.1702</text:p>
          </table:table-cell>
          <table:table-cell office:value-type="float" office:value="1.7558">
            <text:p>1.7558</text:p>
          </table:table-cell>
          <table:table-cell office:value-type="float" office:value="2.0848">
            <text:p>2.0848</text:p>
          </table:table-cell>
          <table:table-cell office:value-type="float" office:value="2.2504">
            <text:p>2.2504</text:p>
          </table:table-cell>
          <table:table-cell office:value-type="float" office:value="2.4479">
            <text:p>2.4479</text:p>
          </table:table-cell>
          <table:table-cell table:number-columns-repeated="2"/>
          <table:table-cell office:value-type="float" office:value="2820.27">
            <text:p>2820.27</text:p>
          </table:table-cell>
          <table:table-cell office:value-type="float" office:value="2124.6">
            <text:p>2124.60</text:p>
          </table:table-cell>
          <table:table-cell office:value-type="float" office:value="5132.89">
            <text:p>5132.89</text:p>
          </table:table-cell>
          <table:table-cell office:value-type="float" office:value="246.21">
            <text:p>246.21</text:p>
          </table:table-cell>
          <table:table-cell office:value-type="float" office:value="2012.23">
            <text:p>2012.23</text:p>
          </table:table-cell>
          <table:table-cell office:value-type="float" office:value="7644.89">
            <text:p>7644.89</text:p>
          </table:table-cell>
          <table:table-cell office:value-type="float" office:value="27319.5">
            <text:p>27319.50</text:p>
          </table:table-cell>
          <table:table-cell office:value-type="float" office:value="63892.27">
            <text:p>63892.27</text:p>
          </table:table-cell>
          <table:table-cell office:value-type="float" office:value="70987.66">
            <text:p>70987.66</text:p>
          </table:table-cell>
          <table:table-cell office:value-type="float" office:value="76628.2">
            <text:p>76628.20</text:p>
          </table:table-cell>
          <table:table-cell office:value-type="float" office:value="140307.8">
            <text:p>140307.80</text:p>
          </table:table-cell>
          <table:table-cell office:value-type="float" office:value="155453.44">
            <text:p>155453.44</text:p>
          </table:table-cell>
          <table:table-cell office:value-type="float" office:value="217786.66">
            <text:p>217786.66</text:p>
          </table:table-cell>
          <table:table-cell office:value-type="float" office:value="277031.98">
            <text:p>277031.98</text:p>
          </table:table-cell>
          <table:table-cell office:value-type="float" office:value="204983.11">
            <text:p>204983.11</text:p>
          </table:table-cell>
          <table:table-cell office:value-type="float" office:value="302046.8">
            <text:p>302046.80</text:p>
          </table:table-cell>
          <table:table-cell office:value-type="float" office:value="242374.03">
            <text:p>242374.03</text:p>
          </table:table-cell>
          <table:table-cell office:value-type="float" office:value="227936.78">
            <text:p>227936.78</text:p>
          </table:table-cell>
          <table:table-cell office:value-type="float" office:value="177273.39">
            <text:p>177273.39</text:p>
          </table:table-cell>
          <table:table-cell office:value-type="float" office:value="131332.24">
            <text:p>131332.24</text:p>
          </table:table-cell>
          <table:table-cell office:value-type="float" office:value="275758.11">
            <text:p>275758.11</text:p>
          </table:table-cell>
          <table:table-cell office:value-type="float" office:value="325111.69">
            <text:p>325111.69</text:p>
          </table:table-cell>
          <table:table-cell office:value-type="float" office:value="208496.99">
            <text:p>208496.99</text:p>
          </table:table-cell>
          <table:table-cell office:value-type="float" office:value="329833.93">
            <text:p>329833.93</text:p>
          </table:table-cell>
          <table:table-cell office:value-type="float" office:value="192604.89">
            <text:p>192604.89</text:p>
          </table:table-cell>
          <table:table-cell office:value-type="float" office:value="186930.54">
            <text:p>186930.54</text:p>
          </table:table-cell>
          <table:table-cell office:value-type="float" office:value="265124.81">
            <text:p>265124.81</text:p>
          </table:table-cell>
          <table:table-cell office:value-type="float" office:value="270653.68">
            <text:p>270653.68</text:p>
          </table:table-cell>
          <table:table-cell office:value-type="float" office:value="211670.44">
            <text:p>211670.44</text:p>
          </table:table-cell>
          <table:table-cell office:value-type="float" office:value="255994.43">
            <text:p>255994.43</text:p>
          </table:table-cell>
          <table:table-cell office:value-type="float" office:value="358944.63">
            <text:p>358944.63</text:p>
          </table:table-cell>
          <table:table-cell office:value-type="float" office:value="338239.13">
            <text:p>338239.13</text:p>
          </table:table-cell>
          <table:table-cell office:value-type="float" office:value="328185.98">
            <text:p>328185.98</text:p>
          </table:table-cell>
          <table:table-cell office:value-type="float" office:value="209521.34">
            <text:p>209521.34</text:p>
          </table:table-cell>
          <table:table-cell office:value-type="float" office:value="226431.16">
            <text:p>226431.16</text:p>
          </table:table-cell>
          <table:table-cell office:value-type="float" office:value="280892.37">
            <text:p>280892.37</text:p>
          </table:table-cell>
          <table:table-cell office:value-type="float" office:value="284245.6">
            <text:p>284245.60</text:p>
          </table:table-cell>
          <table:table-cell office:value-type="float" office:value="80320.93">
            <text:p>80320.93</text:p>
          </table:table-cell>
          <table:table-cell office:value-type="float" office:value="87943.93">
            <text:p>87943.93</text:p>
          </table:table-cell>
          <table:table-cell office:value-type="float" office:value="151142.09">
            <text:p>151142.09</text:p>
          </table:table-cell>
          <table:table-cell office:value-type="float" office:value="257041.81">
            <text:p>257041.81</text:p>
          </table:table-cell>
          <table:table-cell office:value-type="float" office:value="250385.07">
            <text:p>250385.07</text:p>
          </table:table-cell>
          <table:table-cell office:value-type="float" office:value="383866.16">
            <text:p>383866.16</text:p>
          </table:table-cell>
          <table:table-cell office:value-type="float" office:value="249570.86">
            <text:p>249570.86</text:p>
          </table:table-cell>
          <table:table-cell office:value-type="float" office:value="237736.15">
            <text:p>237736.15</text:p>
          </table:table-cell>
          <table:table-cell office:value-type="float" office:value="356112.85">
            <text:p>356112.85</text:p>
          </table:table-cell>
          <table:table-cell office:value-type="float" office:value="304743.83">
            <text:p>304743.83</text:p>
          </table:table-cell>
          <table:table-cell office:value-type="float" office:value="265115.03">
            <text:p>265115.03</text:p>
          </table:table-cell>
          <table:table-cell office:value-type="float" office:value="151342.4">
            <text:p>151342.40</text:p>
          </table:table-cell>
          <table:table-cell office:value-type="float" office:value="181637.93">
            <text:p>181637.93</text:p>
          </table:table-cell>
          <table:table-cell office:value-type="float" office:value="225283.34">
            <text:p>225283.34</text:p>
          </table:table-cell>
          <table:table-cell office:value-type="float" office:value="240392.41">
            <text:p>240392.41</text:p>
          </table:table-cell>
          <table:table-cell table:number-columns-repeated="58"/>
          <table:table-cell office:value-type="float" office:value="0.86">
            <text:p>0.86</text:p>
          </table:table-cell>
          <table:table-cell office:value-type="float" office:value="0.63">
            <text:p>0.63</text:p>
          </table:table-cell>
          <table:table-cell office:value-type="float" office:value="1.49">
            <text:p>1.49</text:p>
          </table:table-cell>
          <table:table-cell office:value-type="float" office:value="0.07">
            <text:p>0.07</text:p>
          </table:table-cell>
          <table:table-cell office:value-type="float" office:value="0.55">
            <text:p>0.55</text:p>
          </table:table-cell>
          <table:table-cell office:value-type="float" office:value="2.04">
            <text:p>2.04</text:p>
          </table:table-cell>
          <table:table-cell office:value-type="float" office:value="7.07">
            <text:p>7.07</text:p>
          </table:table-cell>
          <table:table-cell office:value-type="float" office:value="16.07">
            <text:p>16.07</text:p>
          </table:table-cell>
          <table:table-cell office:value-type="float" office:value="17.34">
            <text:p>17.34</text:p>
          </table:table-cell>
          <table:table-cell office:value-type="float" office:value="18.17">
            <text:p>18.17</text:p>
          </table:table-cell>
          <table:table-cell office:value-type="float" office:value="32.26">
            <text:p>32.26</text:p>
          </table:table-cell>
          <table:table-cell office:value-type="float" office:value="34.65">
            <text:p>34.65</text:p>
          </table:table-cell>
          <table:table-cell office:value-type="float" office:value="47.08">
            <text:p>47.08</text:p>
          </table:table-cell>
          <table:table-cell office:value-type="float" office:value="58.14">
            <text:p>58.14</text:p>
          </table:table-cell>
          <table:table-cell office:value-type="float" office:value="41.82">
            <text:p>41.82</text:p>
          </table:table-cell>
          <table:table-cell office:value-type="float" office:value="60.03">
            <text:p>60.03</text:p>
          </table:table-cell>
          <table:table-cell office:value-type="float" office:value="46.96">
            <text:p>46.96</text:p>
          </table:table-cell>
          <table:table-cell office:value-type="float" office:value="43.09">
            <text:p>43.09</text:p>
          </table:table-cell>
          <table:table-cell office:value-type="float" office:value="32.68">
            <text:p>32.68</text:p>
          </table:table-cell>
          <table:table-cell office:value-type="float" office:value="23.58">
            <text:p>23.58</text:p>
          </table:table-cell>
          <table:table-cell office:value-type="float" office:value="48.18">
            <text:p>48.18</text:p>
          </table:table-cell>
          <table:table-cell office:value-type="float" office:value="55.22">
            <text:p>55.22</text:p>
          </table:table-cell>
          <table:table-cell office:value-type="float" office:value="34.39">
            <text:p>34.39</text:p>
          </table:table-cell>
          <table:table-cell office:value-type="float" office:value="52.81">
            <text:p>52.81</text:p>
          </table:table-cell>
          <table:table-cell office:value-type="float" office:value="29.92">
            <text:p>29.92</text:p>
          </table:table-cell>
          <table:table-cell office:value-type="float" office:value="28.16">
            <text:p>28.16</text:p>
          </table:table-cell>
          <table:table-cell office:value-type="float" office:value="38.73">
            <text:p>38.73</text:p>
          </table:table-cell>
          <table:table-cell office:value-type="float" office:value="38.33">
            <text:p>38.33</text:p>
          </table:table-cell>
          <table:table-cell office:value-type="float" office:value="29.06">
            <text:p>29.06</text:p>
          </table:table-cell>
          <table:table-cell office:value-type="float" office:value="34.07">
            <text:p>34.07</text:p>
          </table:table-cell>
          <table:table-cell office:value-type="float" office:value="46.32">
            <text:p>46.32</text:p>
          </table:table-cell>
          <table:table-cell office:value-type="float" office:value="42.33">
            <text:p>42.33</text:p>
          </table:table-cell>
          <table:table-cell office:value-type="float" office:value="39.85">
            <text:p>39.85</text:p>
          </table:table-cell>
          <table:table-cell office:value-type="float" office:value="24.72">
            <text:p>24.72</text:p>
          </table:table-cell>
          <table:table-cell office:value-type="float" office:value="25.99">
            <text:p>25.99</text:p>
          </table:table-cell>
          <table:table-cell office:value-type="float" office:value="31.42">
            <text:p>31.42</text:p>
          </table:table-cell>
          <table:table-cell office:value-type="float" office:value="31.02">
            <text:p>31.02</text:p>
          </table:table-cell>
          <table:table-cell office:value-type="float" office:value="8.56">
            <text:p>8.56</text:p>
          </table:table-cell>
          <table:table-cell office:value-type="float" office:value="9.14">
            <text:p>9.14</text:p>
          </table:table-cell>
          <table:table-cell office:value-type="float" office:value="15.33">
            <text:p>15.33</text:p>
          </table:table-cell>
          <table:table-cell office:value-type="float" office:value="25.4">
            <text:p>25.40</text:p>
          </table:table-cell>
          <table:table-cell office:value-type="float" office:value="24.1">
            <text:p>24.10</text:p>
          </table:table-cell>
          <table:table-cell office:value-type="float" office:value="35.96">
            <text:p>35.96</text:p>
          </table:table-cell>
          <table:table-cell office:value-type="float" office:value="22.75">
            <text:p>22.75</text:p>
          </table:table-cell>
          <table:table-cell office:value-type="float" office:value="21.09">
            <text:p>21.09</text:p>
          </table:table-cell>
          <table:table-cell office:value-type="float" office:value="30.74">
            <text:p>30.74</text:p>
          </table:table-cell>
          <table:table-cell office:value-type="float" office:value="25.6">
            <text:p>25.60</text:p>
          </table:table-cell>
          <table:table-cell office:value-type="float" office:value="21.66">
            <text:p>21.66</text:p>
          </table:table-cell>
          <table:table-cell office:value-type="float" office:value="12.02">
            <text:p>12.02</text:p>
          </table:table-cell>
          <table:table-cell office:value-type="float" office:value="14.03">
            <text:p>14.03</text:p>
          </table:table-cell>
          <table:table-cell office:value-type="float" office:value="16.9">
            <text:p>16.90</text:p>
          </table:table-cell>
          <table:table-cell office:value-type="float" office:value="17.51">
            <text:p>17.51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erbia and Montenegro</text:p>
          </table:table-cell>
          <table:table-cell office:value-type="float" office:value="186">
            <text:p>186</text:p>
          </table:table-cell>
          <table:table-cell/>
          <table:table-cell office:value-type="string">
            <text:p>43.8740424</text:p>
          </table:table-cell>
          <table:table-cell office:value-type="string">
            <text:p>21.317530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272">
            <text:p>272</text:p>
          </table:table-cell>
          <table:table-cell office:value-type="float" office:value="688">
            <text:p>688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float" office:value="196">
            <text:p>196</text:p>
          </table:table-cell>
          <table:table-cell office:value-type="float" office:value="690">
            <text:p>690</text:p>
          </table:table-cell>
          <table:table-cell table:style-name="ce1" office:value-type="string">
            <text:p>-4.5833</text:p>
          </table:table-cell>
          <table:table-cell office:value-type="string">
            <text:p>55.66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float" office:value="197">
            <text:p>197</text:p>
          </table:table-cell>
          <table:table-cell office:value-type="float" office:value="694">
            <text:p>694</text:p>
          </table:table-cell>
          <table:table-cell office:value-type="string">
            <text:p>8.4605550</text:p>
          </table:table-cell>
          <table:table-cell office:value-type="string">
            <text:p>-11.779889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200">
            <text:p>200</text:p>
          </table:table-cell>
          <table:table-cell office:value-type="float" office:value="702">
            <text:p>702</text:p>
          </table:table-cell>
          <table:table-cell office:value-type="string">
            <text:p>1.3520830</text:p>
          </table:table-cell>
          <table:table-cell office:value-type="string">
            <text:p>103.819836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float" office:value="199">
            <text:p>199</text:p>
          </table:table-cell>
          <table:table-cell office:value-type="float" office:value="703">
            <text:p>703</text:p>
          </table:table-cell>
          <table:table-cell office:value-type="string">
            <text:p>48.6667</text:p>
          </table:table-cell>
          <table:table-cell office:value-type="float" office:value="41778">
            <text:p>4177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198">
            <text:p>198</text:p>
          </table:table-cell>
          <table:table-cell office:value-type="float" office:value="705">
            <text:p>705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-8">
            <text:p>-8</text:p>
          </table:table-cell>
          <table:table-cell office:value-type="float" office:value="159">
            <text:p>159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float" office:value="201">
            <text:p>201</text:p>
          </table:table-cell>
          <table:table-cell office:value-type="float" office:value="706">
            <text:p>706</text:p>
          </table:table-cell>
          <table:table-cell office:value-type="string">
            <text:p>5.1521490</text:p>
          </table:table-cell>
          <table:table-cell office:value-type="string">
            <text:p>46.1996160</text:p>
          </table:table-cell>
          <table:table-cell office:value-type="float" office:value="3408">
            <text:p>3408</text:p>
          </table:table-cell>
          <table:table-cell office:value-type="float" office:value="4260">
            <text:p>4260</text:p>
          </table:table-cell>
          <table:table-cell office:value-type="float" office:value="2432">
            <text:p>2432</text:p>
          </table:table-cell>
          <table:table-cell office:value-type="float" office:value="3115">
            <text:p>3115</text:p>
          </table:table-cell>
          <table:table-cell table:number-columns-repeated="3" office:value-type="float" office:value="3124">
            <text:p>3124</text:p>
          </table:table-cell>
          <table:table-cell table:number-columns-repeated="2" office:value-type="float" office:value="3408">
            <text:p>3408</text:p>
          </table:table-cell>
          <table:table-cell office:value-type="float" office:value="3692">
            <text:p>3692</text:p>
          </table:table-cell>
          <table:table-cell office:value-type="float" office:value="4305">
            <text:p>4305</text:p>
          </table:table-cell>
          <table:table-cell office:value-type="float" office:value="2692">
            <text:p>2692</text:p>
          </table:table-cell>
          <table:table-cell office:value-type="float" office:value="1427">
            <text:p>1427</text:p>
          </table:table-cell>
          <table:table-cell office:value-type="float" office:value="1139">
            <text:p>1139</text:p>
          </table:table-cell>
          <table:table-cell office:value-type="float" office:value="2848">
            <text:p>2848</text:p>
          </table:table-cell>
          <table:table-cell office:value-type="float" office:value="2991">
            <text:p>2991</text:p>
          </table:table-cell>
          <table:table-cell table:number-columns-repeated="2" office:value-type="float" office:value="3133">
            <text:p>3133</text:p>
          </table:table-cell>
          <table:table-cell table:number-columns-repeated="2" office:value-type="float" office:value="3845">
            <text:p>3845</text:p>
          </table:table-cell>
          <table:table-cell office:value-type="float" office:value="2848">
            <text:p>2848</text:p>
          </table:table-cell>
          <table:table-cell office:value-type="float" office:value="4700">
            <text:p>4700</text:p>
          </table:table-cell>
          <table:table-cell table:number-columns-repeated="4" office:value-type="float" office:value="3845">
            <text:p>3845</text:p>
          </table:table-cell>
          <table:table-cell office:value-type="float" office:value="5982">
            <text:p>5982</text:p>
          </table:table-cell>
          <table:table-cell office:value-type="float" office:value="5697">
            <text:p>5697</text:p>
          </table:table-cell>
          <table:table-cell table:number-columns-repeated="3" office:value-type="float" office:value="2848">
            <text:p>2848</text:p>
          </table:table-cell>
          <table:table-cell office:value-type="float" office:value="3770">
            <text:p>3770</text:p>
          </table:table-cell>
          <table:table-cell office:value-type="float" office:value="5697">
            <text:p>5697</text:p>
          </table:table-cell>
          <table:table-cell office:value-type="float" office:value="4943">
            <text:p>4943</text:p>
          </table:table-cell>
          <table:table-cell office:value-type="float" office:value="5747">
            <text:p>5747</text:p>
          </table:table-cell>
          <table:table-cell office:value-type="float" office:value="6328">
            <text:p>6328</text:p>
          </table:table-cell>
          <table:table-cell office:value-type="float" office:value="6274">
            <text:p>6274</text:p>
          </table:table-cell>
          <table:table-cell office:value-type="float" office:value="5680">
            <text:p>5680</text:p>
          </table:table-cell>
          <table:table-cell office:value-type="float" office:value="6049">
            <text:p>6049</text:p>
          </table:table-cell>
          <table:table-cell office:value-type="float" office:value="5697">
            <text:p>5697</text:p>
          </table:table-cell>
          <table:table-cell office:value-type="float" office:value="5580">
            <text:p>5580</text:p>
          </table:table-cell>
          <table:table-cell office:value-type="float" office:value="5895">
            <text:p>5895</text:p>
          </table:table-cell>
          <table:table-cell office:value-type="float" office:value="5892">
            <text:p>5892</text:p>
          </table:table-cell>
          <table:table-cell office:value-type="float" office:value="5952">
            <text:p>5952</text:p>
          </table:table-cell>
          <table:table-cell office:value-type="float" office:value="6138">
            <text:p>6138</text:p>
          </table:table-cell>
          <table:table-cell office:value-type="float" office:value="5848">
            <text:p>5848</text:p>
          </table:table-cell>
          <table:table-cell office:value-type="float" office:value="6153">
            <text:p>6153</text:p>
          </table:table-cell>
          <table:table-cell table:number-columns-repeated="3" office:value-type="float" office:value="6204">
            <text:p>6204</text:p>
          </table:table-cell>
          <table:table-cell office:value-type="float" office:value="6900">
            <text:p>6900</text:p>
          </table:table-cell>
          <table:table-cell office:value-type="float" office:value="6440">
            <text:p>6440</text:p>
          </table:table-cell>
          <table:table-cell table:number-columns-repeated="2"/>
          <table:table-cell office:value-type="float" office:value="1.2107">
            <text:p>1.2107</text:p>
          </table:table-cell>
          <table:table-cell office:value-type="float" office:value="1.4817">
            <text:p>1.4817</text:p>
          </table:table-cell>
          <table:table-cell office:value-type="float" office:value="0.8282">
            <text:p>0.8282</text:p>
          </table:table-cell>
          <table:table-cell office:value-type="float" office:value="1.0377">
            <text:p>1.0377</text:p>
          </table:table-cell>
          <table:table-cell office:value-type="float" office:value="1.0176">
            <text:p>1.0176</text:p>
          </table:table-cell>
          <table:table-cell office:value-type="float" office:value="0.9936">
            <text:p>0.9936</text:p>
          </table:table-cell>
          <table:table-cell office:value-type="float" office:value="0.9681">
            <text:p>0.9681</text:p>
          </table:table-cell>
          <table:table-cell office:value-type="float" office:value="1.0293">
            <text:p>1.0293</text:p>
          </table:table-cell>
          <table:table-cell office:value-type="float" office:value="1.0068">
            <text:p>1.0068</text:p>
          </table:table-cell>
          <table:table-cell office:value-type="float" office:value="1.0717">
            <text:p>1.0717</text:p>
          </table:table-cell>
          <table:table-cell office:value-type="float" office:value="1.2379">
            <text:p>1.2379</text:p>
          </table:table-cell>
          <table:table-cell office:value-type="float" office:value="0.7712">
            <text:p>0.7712</text:p>
          </table:table-cell>
          <table:table-cell office:value-type="float" office:value="0.4046">
            <text:p>0.4046</text:p>
          </table:table-cell>
          <table:table-cell office:value-type="float" office:value="0.3126">
            <text:p>0.3126</text:p>
          </table:table-cell>
          <table:table-cell office:value-type="float" office:value="0.7339">
            <text:p>0.7339</text:p>
          </table:table-cell>
          <table:table-cell office:value-type="float" office:value="0.7021">
            <text:p>0.7021</text:p>
          </table:table-cell>
          <table:table-cell office:value-type="float" office:value="0.6591">
            <text:p>0.6591</text:p>
          </table:table-cell>
          <table:table-cell office:value-type="float" office:value="0.5924">
            <text:p>0.5924</text:p>
          </table:table-cell>
          <table:table-cell office:value-type="float" office:value="0.6677">
            <text:p>0.6677</text:p>
          </table:table-cell>
          <table:table-cell office:value-type="float" office:value="0.6314">
            <text:p>0.6314</text:p>
          </table:table-cell>
          <table:table-cell office:value-type="float" office:value="0.4556">
            <text:p>0.4556</text:p>
          </table:table-cell>
          <table:table-cell office:value-type="float" office:value="0.7494">
            <text:p>0.7494</text:p>
          </table:table-cell>
          <table:table-cell office:value-type="float" office:value="0.6202">
            <text:p>0.6202</text:p>
          </table:table-cell>
          <table:table-cell office:value-type="float" office:value="0.629">
            <text:p>0.629</text:p>
          </table:table-cell>
          <table:table-cell office:value-type="float" office:value="0.6337">
            <text:p>0.6337</text:p>
          </table:table-cell>
          <table:table-cell office:value-type="float" office:value="0.6321">
            <text:p>0.6321</text:p>
          </table:table-cell>
          <table:table-cell office:value-type="float" office:value="0.9744">
            <text:p>0.9744</text:p>
          </table:table-cell>
          <table:table-cell office:value-type="float" office:value="0.9163">
            <text:p>0.9163</text:p>
          </table:table-cell>
          <table:table-cell office:value-type="float" office:value="0.4532">
            <text:p>0.4532</text:p>
          </table:table-cell>
          <table:table-cell office:value-type="float" office:value="0.4506">
            <text:p>0.4506</text:p>
          </table:table-cell>
          <table:table-cell office:value-type="float" office:value="0.4507">
            <text:p>0.4507</text:p>
          </table:table-cell>
          <table:table-cell office:value-type="float" office:value="0.599">
            <text:p>0.599</text:p>
          </table:table-cell>
          <table:table-cell office:value-type="float" office:value="0.9087">
            <text:p>0.9087</text:p>
          </table:table-cell>
          <table:table-cell office:value-type="float" office:value="0.7872">
            <text:p>0.7872</text:p>
          </table:table-cell>
          <table:table-cell office:value-type="float" office:value="0.9057">
            <text:p>0.9057</text:p>
          </table:table-cell>
          <table:table-cell office:value-type="float" office:value="0.9765">
            <text:p>0.9765</text:p>
          </table:table-cell>
          <table:table-cell office:value-type="float" office:value="0.9402">
            <text:p>0.9402</text:p>
          </table:table-cell>
          <table:table-cell office:value-type="float" office:value="0.8226">
            <text:p>0.8226</text:p>
          </table:table-cell>
          <table:table-cell office:value-type="float" office:value="0.8462">
            <text:p>0.8462</text:p>
          </table:table-cell>
          <table:table-cell office:value-type="float" office:value="0.7714">
            <text:p>0.7714</text:p>
          </table:table-cell>
          <table:table-cell office:value-type="float" office:value="0.7333">
            <text:p>0.7333</text:p>
          </table:table-cell>
          <table:table-cell office:value-type="float" office:value="0.7532">
            <text:p>0.7532</text:p>
          </table:table-cell>
          <table:table-cell office:value-type="float" office:value="0.733">
            <text:p>0.733</text:p>
          </table:table-cell>
          <table:table-cell office:value-type="float" office:value="0.7215">
            <text:p>0.7215</text:p>
          </table:table-cell>
          <table:table-cell office:value-type="float" office:value="0.7249">
            <text:p>0.7249</text:p>
          </table:table-cell>
          <table:table-cell office:value-type="float" office:value="0.6731">
            <text:p>0.6731</text:p>
          </table:table-cell>
          <table:table-cell office:value-type="float" office:value="0.6905">
            <text:p>0.6905</text:p>
          </table:table-cell>
          <table:table-cell office:value-type="float" office:value="0.6788">
            <text:p>0.6788</text:p>
          </table:table-cell>
          <table:table-cell office:value-type="float" office:value="0.6613">
            <text:p>0.6613</text:p>
          </table:table-cell>
          <table:table-cell office:value-type="float" office:value="0.6438">
            <text:p>0.6438</text:p>
          </table:table-cell>
          <table:table-cell office:value-type="float" office:value="0.6964">
            <text:p>0.6964</text:p>
          </table:table-cell>
          <table:table-cell office:value-type="float" office:value="0.6317">
            <text:p>0.6317</text:p>
          </table:table-cell>
          <table:table-cell table:number-columns-repeated="2"/>
          <table:table-cell office:value-type="float" office:value="21390.06">
            <text:p>21390.06</text:p>
          </table:table-cell>
          <table:table-cell office:value-type="float" office:value="26737.57">
            <text:p>26737.57</text:p>
          </table:table-cell>
          <table:table-cell office:value-type="float" office:value="15306.53">
            <text:p>15306.53</text:p>
          </table:table-cell>
          <table:table-cell office:value-type="float" office:value="19549.67">
            <text:p>19549.67</text:p>
          </table:table-cell>
          <table:table-cell table:number-columns-repeated="3" office:value-type="float" office:value="19607.55">
            <text:p>19607.55</text:p>
          </table:table-cell>
          <table:table-cell table:number-columns-repeated="2" office:value-type="float" office:value="21390.06">
            <text:p>21390.06</text:p>
          </table:table-cell>
          <table:table-cell office:value-type="float" office:value="23172.56">
            <text:p>23172.56</text:p>
          </table:table-cell>
          <table:table-cell office:value-type="float" office:value="27143.11">
            <text:p>27143.11</text:p>
          </table:table-cell>
          <table:table-cell office:value-type="float" office:value="16968.09">
            <text:p>16968.09</text:p>
          </table:table-cell>
          <table:table-cell office:value-type="float" office:value="8996.46">
            <text:p>8996.46</text:p>
          </table:table-cell>
          <table:table-cell office:value-type="float" office:value="7182.91">
            <text:p>7182.91</text:p>
          </table:table-cell>
          <table:table-cell office:value-type="float" office:value="17957.28">
            <text:p>17957.28</text:p>
          </table:table-cell>
          <table:table-cell office:value-type="float" office:value="18857.35">
            <text:p>18857.35</text:p>
          </table:table-cell>
          <table:table-cell table:number-columns-repeated="2" office:value-type="float" office:value="19753.01">
            <text:p>19753.01</text:p>
          </table:table-cell>
          <table:table-cell table:number-columns-repeated="2" office:value-type="float" office:value="24240.12">
            <text:p>24240.12</text:p>
          </table:table-cell>
          <table:table-cell office:value-type="float" office:value="17957.28">
            <text:p>17957.28</text:p>
          </table:table-cell>
          <table:table-cell office:value-type="float" office:value="29631.71">
            <text:p>29631.71</text:p>
          </table:table-cell>
          <table:table-cell table:number-columns-repeated="4" office:value-type="float" office:value="24240.12">
            <text:p>24240.12</text:p>
          </table:table-cell>
          <table:table-cell office:value-type="float" office:value="37714.69">
            <text:p>37714.69</text:p>
          </table:table-cell>
          <table:table-cell office:value-type="float" office:value="35914.56">
            <text:p>35914.56</text:p>
          </table:table-cell>
          <table:table-cell table:number-columns-repeated="3" office:value-type="float" office:value="17957.28">
            <text:p>17957.28</text:p>
          </table:table-cell>
          <table:table-cell office:value-type="float" office:value="23728.38">
            <text:p>23728.38</text:p>
          </table:table-cell>
          <table:table-cell office:value-type="float" office:value="35914.56">
            <text:p>35914.56</text:p>
          </table:table-cell>
          <table:table-cell office:value-type="float" office:value="31085.72">
            <text:p>31085.72</text:p>
          </table:table-cell>
          <table:table-cell office:value-type="float" office:value="36712.34">
            <text:p>36712.34</text:p>
          </table:table-cell>
          <table:table-cell office:value-type="float" office:value="45858.19">
            <text:p>45858.19</text:p>
          </table:table-cell>
          <table:table-cell office:value-type="float" office:value="44998.7">
            <text:p>44998.70</text:p>
          </table:table-cell>
          <table:table-cell office:value-type="float" office:value="35650.1">
            <text:p>35650.10</text:p>
          </table:table-cell>
          <table:table-cell office:value-type="float" office:value="41463.78">
            <text:p>41463.78</text:p>
          </table:table-cell>
          <table:table-cell office:value-type="float" office:value="35914.56">
            <text:p>35914.56</text:p>
          </table:table-cell>
          <table:table-cell office:value-type="float" office:value="35419.99">
            <text:p>35419.99</text:p>
          </table:table-cell>
          <table:table-cell office:value-type="float" office:value="37420.42">
            <text:p>37420.42</text:p>
          </table:table-cell>
          <table:table-cell office:value-type="float" office:value="37402.59">
            <text:p>37402.59</text:p>
          </table:table-cell>
          <table:table-cell office:value-type="float" office:value="37781.32">
            <text:p>37781.32</text:p>
          </table:table-cell>
          <table:table-cell office:value-type="float" office:value="38961.99">
            <text:p>38961.99</text:p>
          </table:table-cell>
          <table:table-cell office:value-type="float" office:value="38294.68">
            <text:p>38294.68</text:p>
          </table:table-cell>
          <table:table-cell office:value-type="float" office:value="38996.51">
            <text:p>38996.51</text:p>
          </table:table-cell>
          <table:table-cell table:number-columns-repeated="3" office:value-type="float" office:value="39113.86">
            <text:p>39113.86</text:p>
          </table:table-cell>
          <table:table-cell office:value-type="float" office:value="44102.41">
            <text:p>44102.41</text:p>
          </table:table-cell>
          <table:table-cell office:value-type="float" office:value="41162.25">
            <text:p>41162.25</text:p>
          </table:table-cell>
          <table:table-cell table:number-columns-repeated="3"/>
          <table:table-cell office:value-type="string">
            <text:p>14029.39</text:p>
          </table:table-cell>
          <table:table-cell office:value-type="string">
            <text:p>17536.74</text:p>
          </table:table-cell>
          <table:table-cell office:value-type="string">
            <text:p>10039.30</text:p>
          </table:table-cell>
          <table:table-cell office:value-type="string">
            <text:p>12822.31</text:p>
          </table:table-cell>
          <table:table-cell table:number-columns-repeated="3" office:value-type="string">
            <text:p>12860.27</text:p>
          </table:table-cell>
          <table:table-cell table:number-columns-repeated="2" office:value-type="string">
            <text:p>14029.39</text:p>
          </table:table-cell>
          <table:table-cell office:value-type="string">
            <text:p>15198.51</text:p>
          </table:table-cell>
          <table:table-cell office:value-type="string">
            <text:p>17802.72</text:p>
          </table:table-cell>
          <table:table-cell office:value-type="string">
            <text:p>11129.09</text:p>
          </table:table-cell>
          <table:table-cell office:value-type="string">
            <text:p>5900.63</text:p>
          </table:table-cell>
          <table:table-cell office:value-type="string">
            <text:p>4711.15</text:p>
          </table:table-cell>
          <table:table-cell office:value-type="string">
            <text:p>11777.89</text:p>
          </table:table-cell>
          <table:table-cell office:value-type="string">
            <text:p>12368.23</text:p>
          </table:table-cell>
          <table:table-cell table:number-columns-repeated="2" office:value-type="string">
            <text:p>12955.67</text:p>
          </table:table-cell>
          <table:table-cell table:number-columns-repeated="2" office:value-type="string">
            <text:p>15898.70</text:p>
          </table:table-cell>
          <table:table-cell office:value-type="string">
            <text:p>11777.89</text:p>
          </table:table-cell>
          <table:table-cell office:value-type="string">
            <text:p>19434.96</text:p>
          </table:table-cell>
          <table:table-cell table:number-columns-repeated="4" office:value-type="string">
            <text:p>15898.70</text:p>
          </table:table-cell>
          <table:table-cell office:value-type="string">
            <text:p>24736.45</text:p>
          </table:table-cell>
          <table:table-cell office:value-type="string">
            <text:p>23555.77</text:p>
          </table:table-cell>
          <table:table-cell table:number-columns-repeated="3" office:value-type="string">
            <text:p>11777.89</text:p>
          </table:table-cell>
          <table:table-cell office:value-type="string">
            <text:p>15563.06</text:p>
          </table:table-cell>
          <table:table-cell office:value-type="string">
            <text:p>23555.77</text:p>
          </table:table-cell>
          <table:table-cell office:value-type="string">
            <text:p>20388.62</text:p>
          </table:table-cell>
          <table:table-cell office:value-type="string">
            <text:p>24079.02</text:p>
          </table:table-cell>
          <table:table-cell office:value-type="string">
            <text:p>30077.64</text:p>
          </table:table-cell>
          <table:table-cell office:value-type="string">
            <text:p>29513.91</text:p>
          </table:table-cell>
          <table:table-cell office:value-type="string">
            <text:p>23382.32</text:p>
          </table:table-cell>
          <table:table-cell office:value-type="string">
            <text:p>27195.41</text:p>
          </table:table-cell>
          <table:table-cell office:value-type="string">
            <text:p>23555.77</text:p>
          </table:table-cell>
          <table:table-cell office:value-type="string">
            <text:p>23231.39</text:p>
          </table:table-cell>
          <table:table-cell office:value-type="string">
            <text:p>24543.44</text:p>
          </table:table-cell>
          <table:table-cell office:value-type="string">
            <text:p>24531.75</text:p>
          </table:table-cell>
          <table:table-cell office:value-type="string">
            <text:p>24780.15</text:p>
          </table:table-cell>
          <table:table-cell office:value-type="string">
            <text:p>25554.53</text:p>
          </table:table-cell>
          <table:table-cell office:value-type="string">
            <text:p>25116.86</text:p>
          </table:table-cell>
          <table:table-cell office:value-type="string">
            <text:p>25577.17</text:p>
          </table:table-cell>
          <table:table-cell table:number-columns-repeated="3" office:value-type="string">
            <text:p>25654.14</text:p>
          </table:table-cell>
          <table:table-cell office:value-type="string">
            <text:p>28926.05</text:p>
          </table:table-cell>
          <table:table-cell office:value-type="string">
            <text:p>26997.65</text:p>
          </table:table-cell>
          <table:table-cell table:number-columns-repeated="3"/>
          <table:table-cell office:value-type="float" office:value="7.6">
            <text:p>7.60</text:p>
          </table:table-cell>
          <table:table-cell office:value-type="float" office:value="9.3">
            <text:p>9.30</text:p>
          </table:table-cell>
          <table:table-cell office:value-type="float" office:value="5.21">
            <text:p>5.21</text:p>
          </table:table-cell>
          <table:table-cell office:value-type="float" office:value="6.51">
            <text:p>6.51</text:p>
          </table:table-cell>
          <table:table-cell office:value-type="float" office:value="6.39">
            <text:p>6.39</text:p>
          </table:table-cell>
          <table:table-cell office:value-type="float" office:value="6.24">
            <text:p>6.24</text:p>
          </table:table-cell>
          <table:table-cell office:value-type="float" office:value="6.08">
            <text:p>6.08</text:p>
          </table:table-cell>
          <table:table-cell office:value-type="float" office:value="6.46">
            <text:p>6.46</text:p>
          </table:table-cell>
          <table:table-cell office:value-type="float" office:value="6.32">
            <text:p>6.32</text:p>
          </table:table-cell>
          <table:table-cell office:value-type="float" office:value="6.73">
            <text:p>6.73</text:p>
          </table:table-cell>
          <table:table-cell office:value-type="float" office:value="7.8">
            <text:p>7.80</text:p>
          </table:table-cell>
          <table:table-cell office:value-type="float" office:value="4.86">
            <text:p>4.86</text:p>
          </table:table-cell>
          <table:table-cell office:value-type="float" office:value="2.55">
            <text:p>2.55</text:p>
          </table:table-cell>
          <table:table-cell office:value-type="float" office:value="1.97">
            <text:p>1.97</text:p>
          </table:table-cell>
          <table:table-cell office:value-type="float" office:value="4.63">
            <text:p>4.63</text:p>
          </table:table-cell>
          <table:table-cell office:value-type="float" office:value="4.43">
            <text:p>4.43</text:p>
          </table:table-cell>
          <table:table-cell office:value-type="float" office:value="4.16">
            <text:p>4.16</text:p>
          </table:table-cell>
          <table:table-cell office:value-type="float" office:value="3.73">
            <text:p>3.73</text:p>
          </table:table-cell>
          <table:table-cell office:value-type="float" office:value="4.21">
            <text:p>4.21</text:p>
          </table:table-cell>
          <table:table-cell office:value-type="float" office:value="3.98">
            <text:p>3.98</text:p>
          </table:table-cell>
          <table:table-cell office:value-type="float" office:value="2.87">
            <text:p>2.87</text:p>
          </table:table-cell>
          <table:table-cell office:value-type="float" office:value="4.72">
            <text:p>4.72</text:p>
          </table:table-cell>
          <table:table-cell office:value-type="float" office:value="3.91">
            <text:p>3.91</text:p>
          </table:table-cell>
          <table:table-cell office:value-type="float" office:value="3.97">
            <text:p>3.97</text:p>
          </table:table-cell>
          <table:table-cell office:value-type="float" office:value="3.99">
            <text:p>3.99</text:p>
          </table:table-cell>
          <table:table-cell office:value-type="float" office:value="3.98">
            <text:p>3.98</text:p>
          </table:table-cell>
          <table:table-cell office:value-type="float" office:value="6.14">
            <text:p>6.14</text:p>
          </table:table-cell>
          <table:table-cell office:value-type="float" office:value="5.78">
            <text:p>5.78</text:p>
          </table:table-cell>
          <table:table-cell office:value-type="float" office:value="2.86">
            <text:p>2.86</text:p>
          </table:table-cell>
          <table:table-cell table:number-columns-repeated="2" office:value-type="float" office:value="2.84">
            <text:p>2.84</text:p>
          </table:table-cell>
          <table:table-cell office:value-type="float" office:value="3.77">
            <text:p>3.77</text:p>
          </table:table-cell>
          <table:table-cell office:value-type="float" office:value="5.73">
            <text:p>5.73</text:p>
          </table:table-cell>
          <table:table-cell office:value-type="float" office:value="4.95">
            <text:p>4.95</text:p>
          </table:table-cell>
          <table:table-cell office:value-type="float" office:value="5.79">
            <text:p>5.79</text:p>
          </table:table-cell>
          <table:table-cell office:value-type="float" office:value="7.08">
            <text:p>7.08</text:p>
          </table:table-cell>
          <table:table-cell office:value-type="float" office:value="6.74">
            <text:p>6.74</text:p>
          </table:table-cell>
          <table:table-cell office:value-type="float" office:value="5.16">
            <text:p>5.16</text:p>
          </table:table-cell>
          <table:table-cell office:value-type="float" office:value="5.8">
            <text:p>5.80</text:p>
          </table:table-cell>
          <table:table-cell office:value-type="float" office:value="4.86">
            <text:p>4.86</text:p>
          </table:table-cell>
          <table:table-cell office:value-type="float" office:value="4.66">
            <text:p>4.66</text:p>
          </table:table-cell>
          <table:table-cell office:value-type="float" office:value="4.78">
            <text:p>4.78</text:p>
          </table:table-cell>
          <table:table-cell office:value-type="float" office:value="4.65">
            <text:p>4.65</text:p>
          </table:table-cell>
          <table:table-cell office:value-type="float" office:value="4.58">
            <text:p>4.58</text:p>
          </table:table-cell>
          <table:table-cell office:value-type="float" office:value="4.6">
            <text:p>4.60</text:p>
          </table:table-cell>
          <table:table-cell office:value-type="float" office:value="4.41">
            <text:p>4.41</text:p>
          </table:table-cell>
          <table:table-cell office:value-type="float" office:value="4.38">
            <text:p>4.38</text:p>
          </table:table-cell>
          <table:table-cell office:value-type="float" office:value="4.28">
            <text:p>4.28</text:p>
          </table:table-cell>
          <table:table-cell office:value-type="float" office:value="4.17">
            <text:p>4.17</text:p>
          </table:table-cell>
          <table:table-cell office:value-type="float" office:value="4.06">
            <text:p>4.06</text:p>
          </table:table-cell>
          <table:table-cell office:value-type="float" office:value="4.45">
            <text:p>4.45</text:p>
          </table:table-cell>
          <table:table-cell office:value-type="float" office:value="4.04">
            <text:p>4.04</text:p>
          </table:table-cell>
          <table:table-cell table:number-columns-repeated="3"/>
          <table:table-cell office:value-type="float" office:value="4.98">
            <text:p>4.98</text:p>
          </table:table-cell>
          <table:table-cell office:value-type="float" office:value="6.1">
            <text:p>6.10</text:p>
          </table:table-cell>
          <table:table-cell office:value-type="float" office:value="3.42">
            <text:p>3.42</text:p>
          </table:table-cell>
          <table:table-cell office:value-type="float" office:value="4.27">
            <text:p>4.27</text:p>
          </table:table-cell>
          <table:table-cell office:value-type="float" office:value="4.19">
            <text:p>4.19</text:p>
          </table:table-cell>
          <table:table-cell office:value-type="float" office:value="4.09">
            <text:p>4.09</text:p>
          </table:table-cell>
          <table:table-cell office:value-type="float" office:value="3.99">
            <text:p>3.99</text:p>
          </table:table-cell>
          <table:table-cell office:value-type="float" office:value="4.24">
            <text:p>4.24</text:p>
          </table:table-cell>
          <table:table-cell office:value-type="float" office:value="4.14">
            <text:p>4.14</text:p>
          </table:table-cell>
          <table:table-cell office:value-type="float" office:value="4.41">
            <text:p>4.41</text:p>
          </table:table-cell>
          <table:table-cell office:value-type="float" office:value="5.12">
            <text:p>5.12</text:p>
          </table:table-cell>
          <table:table-cell office:value-type="float" office:value="3.19">
            <text:p>3.19</text:p>
          </table:table-cell>
          <table:table-cell office:value-type="float" office:value="1.67">
            <text:p>1.67</text:p>
          </table:table-cell>
          <table:table-cell office:value-type="float" office:value="1.29">
            <text:p>1.29</text:p>
          </table:table-cell>
          <table:table-cell office:value-type="float" office:value="3.03">
            <text:p>3.03</text:p>
          </table:table-cell>
          <table:table-cell office:value-type="float" office:value="2.9">
            <text:p>2.90</text:p>
          </table:table-cell>
          <table:table-cell office:value-type="float" office:value="2.73">
            <text:p>2.73</text:p>
          </table:table-cell>
          <table:table-cell office:value-type="float" office:value="2.45">
            <text:p>2.45</text:p>
          </table:table-cell>
          <table:table-cell office:value-type="float" office:value="2.76">
            <text:p>2.76</text:p>
          </table:table-cell>
          <table:table-cell office:value-type="float" office:value="2.61">
            <text:p>2.61</text:p>
          </table:table-cell>
          <table:table-cell office:value-type="float" office:value="1.88">
            <text:p>1.88</text:p>
          </table:table-cell>
          <table:table-cell office:value-type="float" office:value="3.1">
            <text:p>3.10</text:p>
          </table:table-cell>
          <table:table-cell office:value-type="float" office:value="2.56">
            <text:p>2.56</text:p>
          </table:table-cell>
          <table:table-cell office:value-type="float" office:value="2.6">
            <text:p>2.60</text:p>
          </table:table-cell>
          <table:table-cell office:value-type="float" office:value="2.62">
            <text:p>2.62</text:p>
          </table:table-cell>
          <table:table-cell office:value-type="float" office:value="2.61">
            <text:p>2.61</text:p>
          </table:table-cell>
          <table:table-cell office:value-type="float" office:value="4.03">
            <text:p>4.03</text:p>
          </table:table-cell>
          <table:table-cell office:value-type="float" office:value="3.79">
            <text:p>3.79</text:p>
          </table:table-cell>
          <table:table-cell office:value-type="float" office:value="1.87">
            <text:p>1.87</text:p>
          </table:table-cell>
          <table:table-cell table:number-columns-repeated="2" office:value-type="float" office:value="1.86">
            <text:p>1.86</text:p>
          </table:table-cell>
          <table:table-cell office:value-type="float" office:value="2.47">
            <text:p>2.47</text:p>
          </table:table-cell>
          <table:table-cell office:value-type="float" office:value="3.76">
            <text:p>3.76</text:p>
          </table:table-cell>
          <table:table-cell office:value-type="float" office:value="3.25">
            <text:p>3.25</text:p>
          </table:table-cell>
          <table:table-cell office:value-type="float" office:value="3.79">
            <text:p>3.79</text:p>
          </table:table-cell>
          <table:table-cell office:value-type="float" office:value="4.64">
            <text:p>4.64</text:p>
          </table:table-cell>
          <table:table-cell office:value-type="float" office:value="4.42">
            <text:p>4.42</text:p>
          </table:table-cell>
          <table:table-cell office:value-type="float" office:value="3.39">
            <text:p>3.39</text:p>
          </table:table-cell>
          <table:table-cell office:value-type="float" office:value="3.8">
            <text:p>3.80</text:p>
          </table:table-cell>
          <table:table-cell office:value-type="float" office:value="3.19">
            <text:p>3.19</text:p>
          </table:table-cell>
          <table:table-cell office:value-type="float" office:value="3.05">
            <text:p>3.05</text:p>
          </table:table-cell>
          <table:table-cell office:value-type="float" office:value="3.14">
            <text:p>3.14</text:p>
          </table:table-cell>
          <table:table-cell office:value-type="float" office:value="3.05">
            <text:p>3.05</text:p>
          </table:table-cell>
          <table:table-cell office:value-type="float" office:value="3">
            <text:p>3.00</text:p>
          </table:table-cell>
          <table:table-cell office:value-type="float" office:value="3.02">
            <text:p>3.02</text:p>
          </table:table-cell>
          <table:table-cell office:value-type="float" office:value="2.89">
            <text:p>2.89</text:p>
          </table:table-cell>
          <table:table-cell office:value-type="float" office:value="2.87">
            <text:p>2.87</text:p>
          </table:table-cell>
          <table:table-cell office:value-type="float" office:value="2.81">
            <text:p>2.81</text:p>
          </table:table-cell>
          <table:table-cell office:value-type="float" office:value="2.73">
            <text:p>2.73</text:p>
          </table:table-cell>
          <table:table-cell office:value-type="float" office:value="2.66">
            <text:p>2.66</text:p>
          </table:table-cell>
          <table:table-cell office:value-type="float" office:value="2.92">
            <text:p>2.92</text:p>
          </table:table-cell>
          <table:table-cell office:value-type="float" office:value="2.65">
            <text:p>2.65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float" office:value="202">
            <text:p>202</text:p>
          </table:table-cell>
          <table:table-cell office:value-type="float" office:value="710">
            <text:p>710</text:p>
          </table:table-cell>
          <table:table-cell office:value-type="float" office:value="-29">
            <text:p>-29</text:p>
          </table:table-cell>
          <table:table-cell office:value-type="float" office:value="24">
            <text:p>24</text:p>
          </table:table-cell>
          <table:table-cell office:value-type="float" office:value="15648">
            <text:p>15648</text:p>
          </table:table-cell>
          <table:table-cell office:value-type="float" office:value="22113">
            <text:p>22113</text:p>
          </table:table-cell>
          <table:table-cell office:value-type="float" office:value="40824">
            <text:p>40824</text:p>
          </table:table-cell>
          <table:table-cell office:value-type="float" office:value="34020">
            <text:p>34020</text:p>
          </table:table-cell>
          <table:table-cell office:value-type="float" office:value="56472">
            <text:p>56472</text:p>
          </table:table-cell>
          <table:table-cell office:value-type="float" office:value="44897">
            <text:p>44897</text:p>
          </table:table-cell>
          <table:table-cell office:value-type="float" office:value="31452">
            <text:p>31452</text:p>
          </table:table-cell>
          <table:table-cell office:value-type="float" office:value="38608">
            <text:p>38608</text:p>
          </table:table-cell>
          <table:table-cell office:value-type="float" office:value="59468">
            <text:p>59468</text:p>
          </table:table-cell>
          <table:table-cell office:value-type="float" office:value="41583">
            <text:p>41583</text:p>
          </table:table-cell>
          <table:table-cell office:value-type="float" office:value="36022">
            <text:p>36022</text:p>
          </table:table-cell>
          <table:table-cell office:value-type="float" office:value="35931">
            <text:p>35931</text:p>
          </table:table-cell>
          <table:table-cell office:value-type="float" office:value="41530">
            <text:p>41530</text:p>
          </table:table-cell>
          <table:table-cell office:value-type="float" office:value="96225">
            <text:p>96225</text:p>
          </table:table-cell>
          <table:table-cell office:value-type="float" office:value="99287">
            <text:p>99287</text:p>
          </table:table-cell>
          <table:table-cell office:value-type="float" office:value="36304">
            <text:p>36304</text:p>
          </table:table-cell>
          <table:table-cell office:value-type="float" office:value="85520">
            <text:p>85520</text:p>
          </table:table-cell>
          <table:table-cell office:value-type="float" office:value="125667">
            <text:p>125667</text:p>
          </table:table-cell>
          <table:table-cell office:value-type="float" office:value="138860">
            <text:p>138860</text:p>
          </table:table-cell>
          <table:table-cell office:value-type="float" office:value="161275">
            <text:p>161275</text:p>
          </table:table-cell>
          <table:table-cell office:value-type="float" office:value="140651">
            <text:p>140651</text:p>
          </table:table-cell>
          <table:table-cell office:value-type="float" office:value="90440">
            <text:p>90440</text:p>
          </table:table-cell>
          <table:table-cell office:value-type="float" office:value="66635">
            <text:p>66635</text:p>
          </table:table-cell>
          <table:table-cell office:value-type="float" office:value="81172">
            <text:p>81172</text:p>
          </table:table-cell>
          <table:table-cell office:value-type="float" office:value="110779">
            <text:p>110779</text:p>
          </table:table-cell>
          <table:table-cell office:value-type="float" office:value="111464">
            <text:p>111464</text:p>
          </table:table-cell>
          <table:table-cell office:value-type="float" office:value="140689">
            <text:p>140689</text:p>
          </table:table-cell>
          <table:table-cell office:value-type="float" office:value="188209">
            <text:p>188209</text:p>
          </table:table-cell>
          <table:table-cell office:value-type="float" office:value="180291">
            <text:p>180291</text:p>
          </table:table-cell>
          <table:table-cell office:value-type="float" office:value="143501">
            <text:p>143501</text:p>
          </table:table-cell>
          <table:table-cell office:value-type="float" office:value="111472">
            <text:p>111472</text:p>
          </table:table-cell>
          <table:table-cell office:value-type="float" office:value="50713">
            <text:p>50713</text:p>
          </table:table-cell>
          <table:table-cell office:value-type="float" office:value="30506">
            <text:p>30506</text:p>
          </table:table-cell>
          <table:table-cell office:value-type="float" office:value="65028">
            <text:p>65028</text:p>
          </table:table-cell>
          <table:table-cell office:value-type="float" office:value="61133">
            <text:p>61133</text:p>
          </table:table-cell>
          <table:table-cell office:value-type="float" office:value="108842">
            <text:p>108842</text:p>
          </table:table-cell>
          <table:table-cell office:value-type="float" office:value="69526">
            <text:p>69526</text:p>
          </table:table-cell>
          <table:table-cell office:value-type="float" office:value="99900">
            <text:p>99900</text:p>
          </table:table-cell>
          <table:table-cell office:value-type="float" office:value="122080">
            <text:p>122080</text:p>
          </table:table-cell>
          <table:table-cell office:value-type="float" office:value="68378">
            <text:p>68378</text:p>
          </table:table-cell>
          <table:table-cell office:value-type="float" office:value="89501">
            <text:p>89501</text:p>
          </table:table-cell>
          <table:table-cell office:value-type="float" office:value="46985">
            <text:p>46985</text:p>
          </table:table-cell>
          <table:table-cell office:value-type="float" office:value="41435">
            <text:p>41435</text:p>
          </table:table-cell>
          <table:table-cell office:value-type="float" office:value="74218">
            <text:p>74218</text:p>
          </table:table-cell>
          <table:table-cell office:value-type="float" office:value="45423">
            <text:p>45423</text:p>
          </table:table-cell>
          <table:table-cell office:value-type="float" office:value="38419">
            <text:p>38419</text:p>
          </table:table-cell>
          <table:table-cell office:value-type="float" office:value="28684">
            <text:p>28684</text:p>
          </table:table-cell>
          <table:table-cell office:value-type="float" office:value="25970">
            <text:p>25970</text:p>
          </table:table-cell>
          <table:table-cell office:value-type="float" office:value="22306">
            <text:p>22306</text:p>
          </table:table-cell>
          <table:table-cell office:value-type="float" office:value="20384">
            <text:p>20384</text:p>
          </table:table-cell>
          <table:table-cell office:value-type="float" office:value="45423">
            <text:p>45423</text:p>
          </table:table-cell>
          <table:table-cell office:value-type="float" office:value="31989">
            <text:p>31989</text:p>
          </table:table-cell>
          <table:table-cell table:number-columns-repeated="2"/>
          <table:table-cell office:value-type="float" office:value="0.8766">
            <text:p>0.8766</text:p>
          </table:table-cell>
          <table:table-cell office:value-type="float" office:value="1.2069">
            <text:p>1.2069</text:p>
          </table:table-cell>
          <table:table-cell office:value-type="float" office:value="2.1703">
            <text:p>2.1703</text:p>
          </table:table-cell>
          <table:table-cell office:value-type="float" office:value="1.762">
            <text:p>1.762</text:p>
          </table:table-cell>
          <table:table-cell office:value-type="float" office:value="2.8501">
            <text:p>2.8501</text:p>
          </table:table-cell>
          <table:table-cell office:value-type="float" office:value="2.209">
            <text:p>2.209</text:p>
          </table:table-cell>
          <table:table-cell office:value-type="float" office:value="1.5089">
            <text:p>1.5089</text:p>
          </table:table-cell>
          <table:table-cell office:value-type="float" office:value="1.8062">
            <text:p>1.8062</text:p>
          </table:table-cell>
          <table:table-cell office:value-type="float" office:value="2.7122">
            <text:p>2.7122</text:p>
          </table:table-cell>
          <table:table-cell office:value-type="float" office:value="1.8479">
            <text:p>1.8479</text:p>
          </table:table-cell>
          <table:table-cell office:value-type="float" office:value="1.5589">
            <text:p>1.5589</text:p>
          </table:table-cell>
          <table:table-cell office:value-type="float" office:value="1.5138">
            <text:p>1.5138</text:p>
          </table:table-cell>
          <table:table-cell office:value-type="float" office:value="1.7031">
            <text:p>1.7031</text:p>
          </table:table-cell>
          <table:table-cell office:value-type="float" office:value="3.8427">
            <text:p>3.8427</text:p>
          </table:table-cell>
          <table:table-cell office:value-type="float" office:value="3.8635">
            <text:p>3.8635</text:p>
          </table:table-cell>
          <table:table-cell office:value-type="float" office:value="1.3776">
            <text:p>1.3776</text:p>
          </table:table-cell>
          <table:table-cell office:value-type="float" office:value="3.1662">
            <text:p>3.1662</text:p>
          </table:table-cell>
          <table:table-cell office:value-type="float" office:value="4.541">
            <text:p>4.541</text:p>
          </table:table-cell>
          <table:table-cell office:value-type="float" office:value="4.8962">
            <text:p>4.8962</text:p>
          </table:table-cell>
          <table:table-cell office:value-type="float" office:value="5.5465">
            <text:p>5.5465</text:p>
          </table:table-cell>
          <table:table-cell office:value-type="float" office:value="4.7152">
            <text:p>4.7152</text:p>
          </table:table-cell>
          <table:table-cell office:value-type="float" office:value="2.9545">
            <text:p>2.9545</text:p>
          </table:table-cell>
          <table:table-cell office:value-type="float" office:value="2.1215">
            <text:p>2.1215</text:p>
          </table:table-cell>
          <table:table-cell office:value-type="float" office:value="2.5205">
            <text:p>2.5205</text:p>
          </table:table-cell>
          <table:table-cell office:value-type="float" office:value="3.3587">
            <text:p>3.3587</text:p>
          </table:table-cell>
          <table:table-cell office:value-type="float" office:value="3.3043">
            <text:p>3.3043</text:p>
          </table:table-cell>
          <table:table-cell office:value-type="float" office:value="4.0823">
            <text:p>4.0823</text:p>
          </table:table-cell>
          <table:table-cell office:value-type="float" office:value="5.3476">
            <text:p>5.3476</text:p>
          </table:table-cell>
          <table:table-cell office:value-type="float" office:value="5.013">
            <text:p>5.013</text:p>
          </table:table-cell>
          <table:table-cell office:value-type="float" office:value="3.9002">
            <text:p>3.9002</text:p>
          </table:table-cell>
          <table:table-cell office:value-type="float" office:value="2.9573">
            <text:p>2.9573</text:p>
          </table:table-cell>
          <table:table-cell office:value-type="float" office:value="1.3121">
            <text:p>1.3121</text:p>
          </table:table-cell>
          <table:table-cell office:value-type="float" office:value="0.7699">
            <text:p>0.7699</text:p>
          </table:table-cell>
          <table:table-cell office:value-type="float" office:value="1.6032">
            <text:p>1.6032</text:p>
          </table:table-cell>
          <table:table-cell office:value-type="float" office:value="1.4757">
            <text:p>1.4757</text:p>
          </table:table-cell>
          <table:table-cell office:value-type="float" office:value="2.5789">
            <text:p>2.5789</text:p>
          </table:table-cell>
          <table:table-cell office:value-type="float" office:value="1.6204">
            <text:p>1.6204</text:p>
          </table:table-cell>
          <table:table-cell office:value-type="float" office:value="2.2935">
            <text:p>2.2935</text:p>
          </table:table-cell>
          <table:table-cell office:value-type="float" office:value="2.7622">
            <text:p>2.7622</text:p>
          </table:table-cell>
          <table:table-cell office:value-type="float" office:value="1.5247">
            <text:p>1.5247</text:p>
          </table:table-cell>
          <table:table-cell office:value-type="float" office:value="1.9665">
            <text:p>1.9665</text:p>
          </table:table-cell>
          <table:table-cell office:value-type="float" office:value="1.0173">
            <text:p>1.0173</text:p>
          </table:table-cell>
          <table:table-cell office:value-type="float" office:value="0.8841">
            <text:p>0.8841</text:p>
          </table:table-cell>
          <table:table-cell office:value-type="float" office:value="1.5607">
            <text:p>1.5607</text:p>
          </table:table-cell>
          <table:table-cell office:value-type="float" office:value="0.9417">
            <text:p>0.9417</text:p>
          </table:table-cell>
          <table:table-cell office:value-type="float" office:value="0.7854">
            <text:p>0.7854</text:p>
          </table:table-cell>
          <table:table-cell office:value-type="float" office:value="0.5783">
            <text:p>0.5783</text:p>
          </table:table-cell>
          <table:table-cell office:value-type="float" office:value="0.5166">
            <text:p>0.5166</text:p>
          </table:table-cell>
          <table:table-cell office:value-type="float" office:value="0.4383">
            <text:p>0.4383</text:p>
          </table:table-cell>
          <table:table-cell office:value-type="float" office:value="0.3962">
            <text:p>0.3962</text:p>
          </table:table-cell>
          <table:table-cell office:value-type="float" office:value="0.8744">
            <text:p>0.8744</text:p>
          </table:table-cell>
          <table:table-cell office:value-type="float" office:value="0.6106">
            <text:p>0.6106</text:p>
          </table:table-cell>
          <table:table-cell table:number-columns-repeated="2"/>
          <table:table-cell office:value-type="float" office:value="21130.75">
            <text:p>21130.75</text:p>
          </table:table-cell>
          <table:table-cell office:value-type="float" office:value="29860.97">
            <text:p>29860.97</text:p>
          </table:table-cell>
          <table:table-cell office:value-type="float" office:value="55127.94">
            <text:p>55127.94</text:p>
          </table:table-cell>
          <table:table-cell office:value-type="float" office:value="45939.95">
            <text:p>45939.95</text:p>
          </table:table-cell>
          <table:table-cell office:value-type="float" office:value="76258.69">
            <text:p>76258.69</text:p>
          </table:table-cell>
          <table:table-cell office:value-type="float" office:value="60636.96">
            <text:p>60636.96</text:p>
          </table:table-cell>
          <table:table-cell office:value-type="float" office:value="45103.14">
            <text:p>45103.14</text:p>
          </table:table-cell>
          <table:table-cell office:value-type="float" office:value="55365.11">
            <text:p>55365.11</text:p>
          </table:table-cell>
          <table:table-cell office:value-type="float" office:value="85278.21">
            <text:p>85278.21</text:p>
          </table:table-cell>
          <table:table-cell office:value-type="float" office:value="59648.35">
            <text:p>59648.35</text:p>
          </table:table-cell>
          <table:table-cell office:value-type="float" office:value="51656.23">
            <text:p>51656.23</text:p>
          </table:table-cell>
          <table:table-cell office:value-type="float" office:value="51526.2">
            <text:p>51526.20</text:p>
          </table:table-cell>
          <table:table-cell office:value-type="float" office:value="59554.48">
            <text:p>59554.48</text:p>
          </table:table-cell>
          <table:table-cell office:value-type="float" office:value="137988.53">
            <text:p>137988.53</text:p>
          </table:table-cell>
          <table:table-cell office:value-type="float" office:value="142381.23">
            <text:p>142381.23</text:p>
          </table:table-cell>
          <table:table-cell office:value-type="float" office:value="52061.12">
            <text:p>52061.12</text:p>
          </table:table-cell>
          <table:table-cell office:value-type="float" office:value="122636.98">
            <text:p>122636.98</text:p>
          </table:table-cell>
          <table:table-cell office:value-type="float" office:value="180208.79">
            <text:p>180208.79</text:p>
          </table:table-cell>
          <table:table-cell office:value-type="float" office:value="199127.96">
            <text:p>199127.96</text:p>
          </table:table-cell>
          <table:table-cell office:value-type="float" office:value="231271.16">
            <text:p>231271.16</text:p>
          </table:table-cell>
          <table:table-cell office:value-type="float" office:value="201696.37">
            <text:p>201696.37</text:p>
          </table:table-cell>
          <table:table-cell office:value-type="float" office:value="129693.03">
            <text:p>129693.03</text:p>
          </table:table-cell>
          <table:table-cell office:value-type="float" office:value="95555.92">
            <text:p>95555.92</text:p>
          </table:table-cell>
          <table:table-cell office:value-type="float" office:value="116402.41">
            <text:p>116402.41</text:p>
          </table:table-cell>
          <table:table-cell office:value-type="float" office:value="158858.87">
            <text:p>158858.87</text:p>
          </table:table-cell>
          <table:table-cell office:value-type="float" office:value="159841.87">
            <text:p>159841.87</text:p>
          </table:table-cell>
          <table:table-cell office:value-type="float" office:value="201751.26">
            <text:p>201751.26</text:p>
          </table:table-cell>
          <table:table-cell office:value-type="float" office:value="269895.91">
            <text:p>269895.91</text:p>
          </table:table-cell>
          <table:table-cell office:value-type="float" office:value="258540.72">
            <text:p>258540.72</text:p>
          </table:table-cell>
          <table:table-cell office:value-type="float" office:value="205783.16">
            <text:p>205783.16</text:p>
          </table:table-cell>
          <table:table-cell office:value-type="float" office:value="159853.57">
            <text:p>159853.57</text:p>
          </table:table-cell>
          <table:table-cell office:value-type="float" office:value="72723.17">
            <text:p>72723.17</text:p>
          </table:table-cell>
          <table:table-cell office:value-type="float" office:value="43746.28">
            <text:p>43746.28</text:p>
          </table:table-cell>
          <table:table-cell office:value-type="float" office:value="93251.14">
            <text:p>93251.14</text:p>
          </table:table-cell>
          <table:table-cell office:value-type="float" office:value="87665.77">
            <text:p>87665.77</text:p>
          </table:table-cell>
          <table:table-cell office:value-type="float" office:value="156081.7">
            <text:p>156081.70</text:p>
          </table:table-cell>
          <table:table-cell office:value-type="float" office:value="99701.65">
            <text:p>99701.65</text:p>
          </table:table-cell>
          <table:table-cell office:value-type="float" office:value="143258.97">
            <text:p>143258.97</text:p>
          </table:table-cell>
          <table:table-cell office:value-type="float" office:value="174617.35">
            <text:p>174617.35</text:p>
          </table:table-cell>
          <table:table-cell office:value-type="float" office:value="103953.11">
            <text:p>103953.11</text:p>
          </table:table-cell>
          <table:table-cell office:value-type="float" office:value="137104.83">
            <text:p>137104.83</text:p>
          </table:table-cell>
          <table:table-cell office:value-type="float" office:value="70150.42">
            <text:p>70150.42</text:p>
          </table:table-cell>
          <table:table-cell office:value-type="float" office:value="62741.45">
            <text:p>62741.45</text:p>
          </table:table-cell>
          <table:table-cell office:value-type="float" office:value="109005.84">
            <text:p>109005.84</text:p>
          </table:table-cell>
          <table:table-cell office:value-type="float" office:value="66715.37">
            <text:p>66715.37</text:p>
          </table:table-cell>
          <table:table-cell office:value-type="float" office:value="56367.83">
            <text:p>56367.83</text:p>
          </table:table-cell>
          <table:table-cell office:value-type="float" office:value="42129.87">
            <text:p>42129.87</text:p>
          </table:table-cell>
          <table:table-cell office:value-type="float" office:value="38183.02">
            <text:p>38183.02</text:p>
          </table:table-cell>
          <table:table-cell office:value-type="float" office:value="32837.32">
            <text:p>32837.32</text:p>
          </table:table-cell>
          <table:table-cell office:value-type="float" office:value="29949.26">
            <text:p>29949.26</text:p>
          </table:table-cell>
          <table:table-cell office:value-type="float" office:value="66715.37">
            <text:p>66715.37</text:p>
          </table:table-cell>
          <table:table-cell office:value-type="float" office:value="47043.42">
            <text:p>47043.42</text:p>
          </table:table-cell>
          <table:table-cell table:number-columns-repeated="3"/>
          <table:table-cell office:value-type="string">
            <text:p>57794.95</text:p>
          </table:table-cell>
          <table:table-cell office:value-type="string">
            <text:p>81673.04</text:p>
          </table:table-cell>
          <table:table-cell office:value-type="string">
            <text:p>150780.99</text:p>
          </table:table-cell>
          <table:table-cell office:value-type="string">
            <text:p>125650.82</text:p>
          </table:table-cell>
          <table:table-cell office:value-type="string">
            <text:p>208575.94</text:p>
          </table:table-cell>
          <table:table-cell office:value-type="string">
            <text:p>165848.77</text:p>
          </table:table-cell>
          <table:table-cell office:value-type="string">
            <text:p>123362.08</text:p>
          </table:table-cell>
          <table:table-cell office:value-type="string">
            <text:p>151429.67</text:p>
          </table:table-cell>
          <table:table-cell office:value-type="string">
            <text:p>233245.33</text:p>
          </table:table-cell>
          <table:table-cell office:value-type="string">
            <text:p>163144.82</text:p>
          </table:table-cell>
          <table:table-cell office:value-type="string">
            <text:p>141285.48</text:p>
          </table:table-cell>
          <table:table-cell office:value-type="string">
            <text:p>140929.86</text:p>
          </table:table-cell>
          <table:table-cell office:value-type="string">
            <text:p>162888.07</text:p>
          </table:table-cell>
          <table:table-cell office:value-type="string">
            <text:p>377413.86</text:p>
          </table:table-cell>
          <table:table-cell office:value-type="string">
            <text:p>389428.37</text:p>
          </table:table-cell>
          <table:table-cell office:value-type="string">
            <text:p>142392.92</text:p>
          </table:table-cell>
          <table:table-cell office:value-type="string">
            <text:p>335425.67</text:p>
          </table:table-cell>
          <table:table-cell office:value-type="string">
            <text:p>492890.93</text:p>
          </table:table-cell>
          <table:table-cell office:value-type="string">
            <text:p>544636.95</text:p>
          </table:table-cell>
          <table:table-cell office:value-type="string">
            <text:p>632552.16</text:p>
          </table:table-cell>
          <table:table-cell office:value-type="string">
            <text:p>551661.85</text:p>
          </table:table-cell>
          <table:table-cell office:value-type="string">
            <text:p>354724.74</text:p>
          </table:table-cell>
          <table:table-cell office:value-type="string">
            <text:p>261355.99</text:p>
          </table:table-cell>
          <table:table-cell office:value-type="string">
            <text:p>318373.45</text:p>
          </table:table-cell>
          <table:table-cell office:value-type="string">
            <text:p>434496.55</text:p>
          </table:table-cell>
          <table:table-cell office:value-type="string">
            <text:p>437185.16</text:p>
          </table:table-cell>
          <table:table-cell office:value-type="string">
            <text:p>551811.96</text:p>
          </table:table-cell>
          <table:table-cell office:value-type="string">
            <text:p>738195.09</text:p>
          </table:table-cell>
          <table:table-cell office:value-type="string">
            <text:p>707137.40</text:p>
          </table:table-cell>
          <table:table-cell office:value-type="string">
            <text:p>562839.67</text:p>
          </table:table-cell>
          <table:table-cell office:value-type="string">
            <text:p>437217.15</text:p>
          </table:table-cell>
          <table:table-cell office:value-type="string">
            <text:p>198905.90</text:p>
          </table:table-cell>
          <table:table-cell office:value-type="string">
            <text:p>119650.91</text:p>
          </table:table-cell>
          <table:table-cell office:value-type="string">
            <text:p>255052.17</text:p>
          </table:table-cell>
          <table:table-cell office:value-type="string">
            <text:p>239775.57</text:p>
          </table:table-cell>
          <table:table-cell office:value-type="string">
            <text:p>426900.69</text:p>
          </table:table-cell>
          <table:table-cell office:value-type="string">
            <text:p>272695.01</text:p>
          </table:table-cell>
          <table:table-cell office:value-type="string">
            <text:p>391829.10</text:p>
          </table:table-cell>
          <table:table-cell office:value-type="string">
            <text:p>477597.71</text:p>
          </table:table-cell>
          <table:table-cell office:value-type="string">
            <text:p>284323.24</text:p>
          </table:table-cell>
          <table:table-cell office:value-type="string">
            <text:p>374996.84</text:p>
          </table:table-cell>
          <table:table-cell office:value-type="string">
            <text:p>191869.13</text:p>
          </table:table-cell>
          <table:table-cell office:value-type="string">
            <text:p>171604.79</text:p>
          </table:table-cell>
          <table:table-cell office:value-type="string">
            <text:p>298143.01</text:p>
          </table:table-cell>
          <table:table-cell office:value-type="string">
            <text:p>182473.91</text:p>
          </table:table-cell>
          <table:table-cell office:value-type="string">
            <text:p>154172.23</text:p>
          </table:table-cell>
          <table:table-cell office:value-type="string">
            <text:p>115229.85</text:p>
          </table:table-cell>
          <table:table-cell office:value-type="string">
            <text:p>104434.76</text:p>
          </table:table-cell>
          <table:table-cell office:value-type="string">
            <text:p>89813.69</text:p>
          </table:table-cell>
          <table:table-cell office:value-type="string">
            <text:p>81914.53</text:p>
          </table:table-cell>
          <table:table-cell office:value-type="string">
            <text:p>182473.91</text:p>
          </table:table-cell>
          <table:table-cell office:value-type="string">
            <text:p>128668.94</text:p>
          </table:table-cell>
          <table:table-cell table:number-columns-repeated="3"/>
          <table:table-cell office:value-type="float" office:value="1.18">
            <text:p>1.18</text:p>
          </table:table-cell>
          <table:table-cell office:value-type="float" office:value="1.63">
            <text:p>1.63</text:p>
          </table:table-cell>
          <table:table-cell office:value-type="float" office:value="2.93">
            <text:p>2.93</text:p>
          </table:table-cell>
          <table:table-cell office:value-type="float" office:value="2.38">
            <text:p>2.38</text:p>
          </table:table-cell>
          <table:table-cell office:value-type="float" office:value="3.85">
            <text:p>3.85</text:p>
          </table:table-cell>
          <table:table-cell office:value-type="float" office:value="2.98">
            <text:p>2.98</text:p>
          </table:table-cell>
          <table:table-cell office:value-type="float" office:value="2.16">
            <text:p>2.16</text:p>
          </table:table-cell>
          <table:table-cell office:value-type="float" office:value="2.59">
            <text:p>2.59</text:p>
          </table:table-cell>
          <table:table-cell office:value-type="float" office:value="3.89">
            <text:p>3.89</text:p>
          </table:table-cell>
          <table:table-cell office:value-type="float" office:value="2.65">
            <text:p>2.65</text:p>
          </table:table-cell>
          <table:table-cell office:value-type="float" office:value="2.24">
            <text:p>2.24</text:p>
          </table:table-cell>
          <table:table-cell office:value-type="float" office:value="2.17">
            <text:p>2.17</text:p>
          </table:table-cell>
          <table:table-cell office:value-type="float" office:value="2.44">
            <text:p>2.44</text:p>
          </table:table-cell>
          <table:table-cell office:value-type="float" office:value="5.51">
            <text:p>5.51</text:p>
          </table:table-cell>
          <table:table-cell office:value-type="float" office:value="5.54">
            <text:p>5.54</text:p>
          </table:table-cell>
          <table:table-cell office:value-type="float" office:value="1.98">
            <text:p>1.98</text:p>
          </table:table-cell>
          <table:table-cell office:value-type="float" office:value="4.54">
            <text:p>4.54</text:p>
          </table:table-cell>
          <table:table-cell office:value-type="float" office:value="6.51">
            <text:p>6.51</text:p>
          </table:table-cell>
          <table:table-cell office:value-type="float" office:value="7.02">
            <text:p>7.02</text:p>
          </table:table-cell>
          <table:table-cell office:value-type="float" office:value="7.95">
            <text:p>7.95</text:p>
          </table:table-cell>
          <table:table-cell office:value-type="float" office:value="6.76">
            <text:p>6.76</text:p>
          </table:table-cell>
          <table:table-cell office:value-type="float" office:value="4.24">
            <text:p>4.24</text:p>
          </table:table-cell>
          <table:table-cell office:value-type="float" office:value="3.04">
            <text:p>3.04</text:p>
          </table:table-cell>
          <table:table-cell office:value-type="float" office:value="3.61">
            <text:p>3.61</text:p>
          </table:table-cell>
          <table:table-cell office:value-type="float" office:value="4.82">
            <text:p>4.82</text:p>
          </table:table-cell>
          <table:table-cell office:value-type="float" office:value="4.74">
            <text:p>4.74</text:p>
          </table:table-cell>
          <table:table-cell office:value-type="float" office:value="5.85">
            <text:p>5.85</text:p>
          </table:table-cell>
          <table:table-cell office:value-type="float" office:value="7.67">
            <text:p>7.67</text:p>
          </table:table-cell>
          <table:table-cell office:value-type="float" office:value="7.19">
            <text:p>7.19</text:p>
          </table:table-cell>
          <table:table-cell office:value-type="float" office:value="5.59">
            <text:p>5.59</text:p>
          </table:table-cell>
          <table:table-cell office:value-type="float" office:value="4.24">
            <text:p>4.24</text:p>
          </table:table-cell>
          <table:table-cell office:value-type="float" office:value="1.88">
            <text:p>1.88</text:p>
          </table:table-cell>
          <table:table-cell office:value-type="float" office:value="1.1">
            <text:p>1.10</text:p>
          </table:table-cell>
          <table:table-cell office:value-type="float" office:value="2.3">
            <text:p>2.30</text:p>
          </table:table-cell>
          <table:table-cell office:value-type="float" office:value="2.12">
            <text:p>2.12</text:p>
          </table:table-cell>
          <table:table-cell office:value-type="float" office:value="3.7">
            <text:p>3.70</text:p>
          </table:table-cell>
          <table:table-cell office:value-type="float" office:value="2.32">
            <text:p>2.32</text:p>
          </table:table-cell>
          <table:table-cell office:value-type="float" office:value="3.29">
            <text:p>3.29</text:p>
          </table:table-cell>
          <table:table-cell office:value-type="float" office:value="3.95">
            <text:p>3.95</text:p>
          </table:table-cell>
          <table:table-cell office:value-type="float" office:value="2.32">
            <text:p>2.32</text:p>
          </table:table-cell>
          <table:table-cell office:value-type="float" office:value="3.01">
            <text:p>3.01</text:p>
          </table:table-cell>
          <table:table-cell office:value-type="float" office:value="1.52">
            <text:p>1.52</text:p>
          </table:table-cell>
          <table:table-cell office:value-type="float" office:value="1.34">
            <text:p>1.34</text:p>
          </table:table-cell>
          <table:table-cell office:value-type="float" office:value="2.29">
            <text:p>2.29</text:p>
          </table:table-cell>
          <table:table-cell office:value-type="float" office:value="1.38">
            <text:p>1.38</text:p>
          </table:table-cell>
          <table:table-cell office:value-type="float" office:value="1.15">
            <text:p>1.15</text:p>
          </table:table-cell>
          <table:table-cell office:value-type="float" office:value="0.85">
            <text:p>0.85</text:p>
          </table:table-cell>
          <table:table-cell office:value-type="float" office:value="0.76">
            <text:p>0.76</text:p>
          </table:table-cell>
          <table:table-cell office:value-type="float" office:value="0.65">
            <text:p>0.65</text:p>
          </table:table-cell>
          <table:table-cell office:value-type="float" office:value="0.58">
            <text:p>0.58</text:p>
          </table:table-cell>
          <table:table-cell office:value-type="float" office:value="1.28">
            <text:p>1.28</text:p>
          </table:table-cell>
          <table:table-cell office:value-type="float" office:value="0.9">
            <text:p>0.90</text:p>
          </table:table-cell>
          <table:table-cell table:number-columns-repeated="3"/>
          <table:table-cell office:value-type="float" office:value="3.24">
            <text:p>3.24</text:p>
          </table:table-cell>
          <table:table-cell office:value-type="float" office:value="4.46">
            <text:p>4.46</text:p>
          </table:table-cell>
          <table:table-cell office:value-type="float" office:value="8.02">
            <text:p>8.02</text:p>
          </table:table-cell>
          <table:table-cell office:value-type="float" office:value="6.51">
            <text:p>6.51</text:p>
          </table:table-cell>
          <table:table-cell office:value-type="float" office:value="10.53">
            <text:p>10.53</text:p>
          </table:table-cell>
          <table:table-cell office:value-type="float" office:value="8.16">
            <text:p>8.16</text:p>
          </table:table-cell>
          <table:table-cell office:value-type="float" office:value="5.92">
            <text:p>5.92</text:p>
          </table:table-cell>
          <table:table-cell office:value-type="float" office:value="7.08">
            <text:p>7.08</text:p>
          </table:table-cell>
          <table:table-cell office:value-type="float" office:value="10.64">
            <text:p>10.64</text:p>
          </table:table-cell>
          <table:table-cell office:value-type="float" office:value="7.25">
            <text:p>7.25</text:p>
          </table:table-cell>
          <table:table-cell office:value-type="float" office:value="6.11">
            <text:p>6.11</text:p>
          </table:table-cell>
          <table:table-cell office:value-type="float" office:value="5.94">
            <text:p>5.94</text:p>
          </table:table-cell>
          <table:table-cell office:value-type="float" office:value="6.68">
            <text:p>6.68</text:p>
          </table:table-cell>
          <table:table-cell office:value-type="float" office:value="15.07">
            <text:p>15.07</text:p>
          </table:table-cell>
          <table:table-cell office:value-type="float" office:value="15.15">
            <text:p>15.15</text:p>
          </table:table-cell>
          <table:table-cell office:value-type="float" office:value="5.4">
            <text:p>5.40</text:p>
          </table:table-cell>
          <table:table-cell office:value-type="float" office:value="12.42">
            <text:p>12.42</text:p>
          </table:table-cell>
          <table:table-cell office:value-type="float" office:value="17.81">
            <text:p>17.81</text:p>
          </table:table-cell>
          <table:table-cell office:value-type="float" office:value="19.2">
            <text:p>19.20</text:p>
          </table:table-cell>
          <table:table-cell office:value-type="float" office:value="21.75">
            <text:p>21.75</text:p>
          </table:table-cell>
          <table:table-cell office:value-type="float" office:value="18.49">
            <text:p>18.49</text:p>
          </table:table-cell>
          <table:table-cell office:value-type="float" office:value="11.59">
            <text:p>11.59</text:p>
          </table:table-cell>
          <table:table-cell office:value-type="float" office:value="8.32">
            <text:p>8.32</text:p>
          </table:table-cell>
          <table:table-cell office:value-type="float" office:value="9.89">
            <text:p>9.89</text:p>
          </table:table-cell>
          <table:table-cell office:value-type="float" office:value="13.17">
            <text:p>13.17</text:p>
          </table:table-cell>
          <table:table-cell office:value-type="float" office:value="12.96">
            <text:p>12.96</text:p>
          </table:table-cell>
          <table:table-cell office:value-type="float" office:value="16.01">
            <text:p>16.01</text:p>
          </table:table-cell>
          <table:table-cell office:value-type="float" office:value="20.97">
            <text:p>20.97</text:p>
          </table:table-cell>
          <table:table-cell office:value-type="float" office:value="19.66">
            <text:p>19.66</text:p>
          </table:table-cell>
          <table:table-cell office:value-type="float" office:value="15.3">
            <text:p>15.30</text:p>
          </table:table-cell>
          <table:table-cell office:value-type="float" office:value="11.6">
            <text:p>11.60</text:p>
          </table:table-cell>
          <table:table-cell office:value-type="float" office:value="5.15">
            <text:p>5.15</text:p>
          </table:table-cell>
          <table:table-cell office:value-type="float" office:value="3.02">
            <text:p>3.02</text:p>
          </table:table-cell>
          <table:table-cell office:value-type="float" office:value="6.29">
            <text:p>6.29</text:p>
          </table:table-cell>
          <table:table-cell office:value-type="float" office:value="5.79">
            <text:p>5.79</text:p>
          </table:table-cell>
          <table:table-cell office:value-type="float" office:value="10.12">
            <text:p>10.12</text:p>
          </table:table-cell>
          <table:table-cell office:value-type="float" office:value="6.36">
            <text:p>6.36</text:p>
          </table:table-cell>
          <table:table-cell office:value-type="float" office:value="9">
            <text:p>9.00</text:p>
          </table:table-cell>
          <table:table-cell office:value-type="float" office:value="10.81">
            <text:p>10.81</text:p>
          </table:table-cell>
          <table:table-cell office:value-type="float" office:value="6.34">
            <text:p>6.34</text:p>
          </table:table-cell>
          <table:table-cell office:value-type="float" office:value="8.24">
            <text:p>8.24</text:p>
          </table:table-cell>
          <table:table-cell office:value-type="float" office:value="4.15">
            <text:p>4.15</text:p>
          </table:table-cell>
          <table:table-cell office:value-type="float" office:value="3.66">
            <text:p>3.66</text:p>
          </table:table-cell>
          <table:table-cell office:value-type="float" office:value="6.27">
            <text:p>6.27</text:p>
          </table:table-cell>
          <table:table-cell office:value-type="float" office:value="3.78">
            <text:p>3.78</text:p>
          </table:table-cell>
          <table:table-cell office:value-type="float" office:value="3.15">
            <text:p>3.15</text:p>
          </table:table-cell>
          <table:table-cell office:value-type="float" office:value="2.32">
            <text:p>2.32</text:p>
          </table:table-cell>
          <table:table-cell office:value-type="float" office:value="2.08">
            <text:p>2.08</text:p>
          </table:table-cell>
          <table:table-cell office:value-type="float" office:value="1.76">
            <text:p>1.76</text:p>
          </table:table-cell>
          <table:table-cell office:value-type="float" office:value="1.59">
            <text:p>1.59</text:p>
          </table:table-cell>
          <table:table-cell office:value-type="float" office:value="3.51">
            <text:p>3.51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float" office:value="277">
            <text:p>277</text:p>
          </table:table-cell>
          <table:table-cell office:value-type="float" office:value="728">
            <text:p>728</text:p>
          </table:table-cell>
          <table:table-cell office:value-type="string">
            <text:p>12.8628070</text:p>
          </table:table-cell>
          <table:table-cell office:value-type="string">
            <text:p>30.217636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203">
            <text:p>203</text:p>
          </table:table-cell>
          <table:table-cell office:value-type="float" office:value="724">
            <text:p>724</text:p>
          </table:table-cell>
          <table:table-cell office:value-type="float" office:value="40">
            <text:p>40</text:p>
          </table:table-cell>
          <table:table-cell office:value-type="float" office:value="-4">
            <text:p>-4</text:p>
          </table:table-cell>
          <table:table-cell office:value-type="float" office:value="295828">
            <text:p>295828</text:p>
          </table:table-cell>
          <table:table-cell office:value-type="float" office:value="315129">
            <text:p>315129</text:p>
          </table:table-cell>
          <table:table-cell office:value-type="float" office:value="267338">
            <text:p>267338</text:p>
          </table:table-cell>
          <table:table-cell office:value-type="float" office:value="211232">
            <text:p>211232</text:p>
          </table:table-cell>
          <table:table-cell office:value-type="float" office:value="229473">
            <text:p>229473</text:p>
          </table:table-cell>
          <table:table-cell office:value-type="float" office:value="248803">
            <text:p>248803</text:p>
          </table:table-cell>
          <table:table-cell office:value-type="float" office:value="183050">
            <text:p>183050</text:p>
          </table:table-cell>
          <table:table-cell office:value-type="float" office:value="213319">
            <text:p>213319</text:p>
          </table:table-cell>
          <table:table-cell office:value-type="float" office:value="166196">
            <text:p>166196</text:p>
          </table:table-cell>
          <table:table-cell office:value-type="float" office:value="150342">
            <text:p>150342</text:p>
          </table:table-cell>
          <table:table-cell office:value-type="float" office:value="121906">
            <text:p>121906</text:p>
          </table:table-cell>
          <table:table-cell office:value-type="float" office:value="168433">
            <text:p>168433</text:p>
          </table:table-cell>
          <table:table-cell office:value-type="float" office:value="133170">
            <text:p>133170</text:p>
          </table:table-cell>
          <table:table-cell office:value-type="float" office:value="154284">
            <text:p>154284</text:p>
          </table:table-cell>
          <table:table-cell office:value-type="float" office:value="130513">
            <text:p>130513</text:p>
          </table:table-cell>
          <table:table-cell office:value-type="float" office:value="119122">
            <text:p>119122</text:p>
          </table:table-cell>
          <table:table-cell office:value-type="float" office:value="130914">
            <text:p>130914</text:p>
          </table:table-cell>
          <table:table-cell office:value-type="float" office:value="89348">
            <text:p>89348</text:p>
          </table:table-cell>
          <table:table-cell office:value-type="float" office:value="113912">
            <text:p>113912</text:p>
          </table:table-cell>
          <table:table-cell office:value-type="float" office:value="160223">
            <text:p>160223</text:p>
          </table:table-cell>
          <table:table-cell office:value-type="float" office:value="183940">
            <text:p>183940</text:p>
          </table:table-cell>
          <table:table-cell office:value-type="float" office:value="138940">
            <text:p>138940</text:p>
          </table:table-cell>
          <table:table-cell office:value-type="float" office:value="105254">
            <text:p>105254</text:p>
          </table:table-cell>
          <table:table-cell office:value-type="float" office:value="135995">
            <text:p>135995</text:p>
          </table:table-cell>
          <table:table-cell office:value-type="float" office:value="178137">
            <text:p>178137</text:p>
          </table:table-cell>
          <table:table-cell office:value-type="float" office:value="224114">
            <text:p>224114</text:p>
          </table:table-cell>
          <table:table-cell office:value-type="float" office:value="218495">
            <text:p>218495</text:p>
          </table:table-cell>
          <table:table-cell office:value-type="float" office:value="322073">
            <text:p>322073</text:p>
          </table:table-cell>
          <table:table-cell office:value-type="float" office:value="165588">
            <text:p>165588</text:p>
          </table:table-cell>
          <table:table-cell office:value-type="float" office:value="210471">
            <text:p>210471</text:p>
          </table:table-cell>
          <table:table-cell office:value-type="float" office:value="218487">
            <text:p>218487</text:p>
          </table:table-cell>
          <table:table-cell office:value-type="float" office:value="169507">
            <text:p>169507</text:p>
          </table:table-cell>
          <table:table-cell office:value-type="float" office:value="76815">
            <text:p>76815</text:p>
          </table:table-cell>
          <table:table-cell office:value-type="float" office:value="104149">
            <text:p>104149</text:p>
          </table:table-cell>
          <table:table-cell office:value-type="float" office:value="82185">
            <text:p>82185</text:p>
          </table:table-cell>
          <table:table-cell office:value-type="float" office:value="225095">
            <text:p>225095</text:p>
          </table:table-cell>
          <table:table-cell office:value-type="float" office:value="292338">
            <text:p>292338</text:p>
          </table:table-cell>
          <table:table-cell office:value-type="float" office:value="261598">
            <text:p>261598</text:p>
          </table:table-cell>
          <table:table-cell office:value-type="float" office:value="306557">
            <text:p>306557</text:p>
          </table:table-cell>
          <table:table-cell office:value-type="float" office:value="223208">
            <text:p>223208</text:p>
          </table:table-cell>
          <table:table-cell office:value-type="float" office:value="245236">
            <text:p>245236</text:p>
          </table:table-cell>
          <table:table-cell office:value-type="float" office:value="215185">
            <text:p>215185</text:p>
          </table:table-cell>
          <table:table-cell office:value-type="float" office:value="217078">
            <text:p>217078</text:p>
          </table:table-cell>
          <table:table-cell office:value-type="float" office:value="260955">
            <text:p>260955</text:p>
          </table:table-cell>
          <table:table-cell office:value-type="float" office:value="259260">
            <text:p>259260</text:p>
          </table:table-cell>
          <table:table-cell office:value-type="float" office:value="106982">
            <text:p>106982</text:p>
          </table:table-cell>
          <table:table-cell office:value-type="float" office:value="92136">
            <text:p>92136</text:p>
          </table:table-cell>
          <table:table-cell office:value-type="float" office:value="42100">
            <text:p>42100</text:p>
          </table:table-cell>
          <table:table-cell office:value-type="float" office:value="59806">
            <text:p>59806</text:p>
          </table:table-cell>
          <table:table-cell office:value-type="float" office:value="86562">
            <text:p>86562</text:p>
          </table:table-cell>
          <table:table-cell office:value-type="float" office:value="130206">
            <text:p>130206</text:p>
          </table:table-cell>
          <table:table-cell office:value-type="float" office:value="143000">
            <text:p>143000</text:p>
          </table:table-cell>
          <table:table-cell table:number-columns-repeated="2"/>
          <table:table-cell office:value-type="float" office:value="9.6245">
            <text:p>9.6245</text:p>
          </table:table-cell>
          <table:table-cell office:value-type="float" office:value="10.1412">
            <text:p>10.1412</text:p>
          </table:table-cell>
          <table:table-cell office:value-type="float" office:value="8.5083">
            <text:p>8.5083</text:p>
          </table:table-cell>
          <table:table-cell office:value-type="float" office:value="6.6486">
            <text:p>6.6486</text:p>
          </table:table-cell>
          <table:table-cell office:value-type="float" office:value="7.1456">
            <text:p>7.1456</text:p>
          </table:table-cell>
          <table:table-cell office:value-type="float" office:value="7.6675">
            <text:p>7.6675</text:p>
          </table:table-cell>
          <table:table-cell office:value-type="float" office:value="5.5849">
            <text:p>5.5849</text:p>
          </table:table-cell>
          <table:table-cell office:value-type="float" office:value="6.4441">
            <text:p>6.4441</text:p>
          </table:table-cell>
          <table:table-cell office:value-type="float" office:value="4.9698">
            <text:p>4.9698</text:p>
          </table:table-cell>
          <table:table-cell office:value-type="float" office:value="4.4485">
            <text:p>4.4485</text:p>
          </table:table-cell>
          <table:table-cell office:value-type="float" office:value="3.5677">
            <text:p>3.5677</text:p>
          </table:table-cell>
          <table:table-cell office:value-type="float" office:value="4.8742">
            <text:p>4.8742</text:p>
          </table:table-cell>
          <table:table-cell office:value-type="float" office:value="3.8102">
            <text:p>3.8102</text:p>
          </table:table-cell>
          <table:table-cell office:value-type="float" office:value="4.3647">
            <text:p>4.3647</text:p>
          </table:table-cell>
          <table:table-cell office:value-type="float" office:value="3.6518">
            <text:p>3.6518</text:p>
          </table:table-cell>
          <table:table-cell office:value-type="float" office:value="3.2976">
            <text:p>3.2976</text:p>
          </table:table-cell>
          <table:table-cell office:value-type="float" office:value="3.5866">
            <text:p>3.5866</text:p>
          </table:table-cell>
          <table:table-cell office:value-type="float" office:value="2.4239">
            <text:p>2.4239</text:p>
          </table:table-cell>
          <table:table-cell office:value-type="float" office:value="3.0626">
            <text:p>3.0626</text:p>
          </table:table-cell>
          <table:table-cell office:value-type="float" office:value="4.2734">
            <text:p>4.2734</text:p>
          </table:table-cell>
          <table:table-cell office:value-type="float" office:value="4.8719">
            <text:p>4.8719</text:p>
          </table:table-cell>
          <table:table-cell office:value-type="float" office:value="3.6581">
            <text:p>3.6581</text:p>
          </table:table-cell>
          <table:table-cell office:value-type="float" office:value="2.7572">
            <text:p>2.7572</text:p>
          </table:table-cell>
          <table:table-cell office:value-type="float" office:value="3.5474">
            <text:p>3.5474</text:p>
          </table:table-cell>
          <table:table-cell office:value-type="float" office:value="4.6303">
            <text:p>4.6303</text:p>
          </table:table-cell>
          <table:table-cell office:value-type="float" office:value="5.8088">
            <text:p>5.8088</text:p>
          </table:table-cell>
          <table:table-cell office:value-type="float" office:value="5.6505">
            <text:p>5.6505</text:p>
          </table:table-cell>
          <table:table-cell office:value-type="float" office:value="8.3137">
            <text:p>8.3137</text:p>
          </table:table-cell>
          <table:table-cell office:value-type="float" office:value="4.2669">
            <text:p>4.2669</text:p>
          </table:table-cell>
          <table:table-cell office:value-type="float" office:value="5.4129">
            <text:p>5.4129</text:p>
          </table:table-cell>
          <table:table-cell office:value-type="float" office:value="5.6061">
            <text:p>5.6061</text:p>
          </table:table-cell>
          <table:table-cell office:value-type="float" office:value="4.3374">
            <text:p>4.3374</text:p>
          </table:table-cell>
          <table:table-cell office:value-type="float" office:value="1.9597">
            <text:p>1.9597</text:p>
          </table:table-cell>
          <table:table-cell office:value-type="float" office:value="2.6493">
            <text:p>2.6493</text:p>
          </table:table-cell>
          <table:table-cell office:value-type="float" office:value="2.0848">
            <text:p>2.0848</text:p>
          </table:table-cell>
          <table:table-cell office:value-type="float" office:value="5.6966">
            <text:p>5.6966</text:p>
          </table:table-cell>
          <table:table-cell office:value-type="float" office:value="7.3815">
            <text:p>7.3815</text:p>
          </table:table-cell>
          <table:table-cell office:value-type="float" office:value="6.5844">
            <text:p>6.5844</text:p>
          </table:table-cell>
          <table:table-cell office:value-type="float" office:value="7.6745">
            <text:p>7.6745</text:p>
          </table:table-cell>
          <table:table-cell office:value-type="float" office:value="5.541">
            <text:p>5.541</text:p>
          </table:table-cell>
          <table:table-cell office:value-type="float" office:value="6.017">
            <text:p>6.017</text:p>
          </table:table-cell>
          <table:table-cell office:value-type="float" office:value="5.2044">
            <text:p>5.2044</text:p>
          </table:table-cell>
          <table:table-cell office:value-type="float" office:value="5.1666">
            <text:p>5.1666</text:p>
          </table:table-cell>
          <table:table-cell office:value-type="float" office:value="6.1099">
            <text:p>6.1099</text:p>
          </table:table-cell>
          <table:table-cell office:value-type="float" office:value="5.9755">
            <text:p>5.9755</text:p>
          </table:table-cell>
          <table:table-cell office:value-type="float" office:value="2.4293">
            <text:p>2.4293</text:p>
          </table:table-cell>
          <table:table-cell office:value-type="float" office:value="2.0629">
            <text:p>2.0629</text:p>
          </table:table-cell>
          <table:table-cell office:value-type="float" office:value="0.9305">
            <text:p>0.9305</text:p>
          </table:table-cell>
          <table:table-cell office:value-type="float" office:value="1.3071">
            <text:p>1.3071</text:p>
          </table:table-cell>
          <table:table-cell office:value-type="float" office:value="1.8744">
            <text:p>1.8744</text:p>
          </table:table-cell>
          <table:table-cell office:value-type="float" office:value="2.7993">
            <text:p>2.7993</text:p>
          </table:table-cell>
          <table:table-cell office:value-type="float" office:value="3.0585">
            <text:p>3.0585</text:p>
          </table:table-cell>
          <table:table-cell table:number-columns-repeated="2"/>
          <table:table-cell office:value-type="float" office:value="121308.18">
            <text:p>121308.18</text:p>
          </table:table-cell>
          <table:table-cell office:value-type="float" office:value="128476.44">
            <text:p>128476.44</text:p>
          </table:table-cell>
          <table:table-cell office:value-type="float" office:value="110548.47">
            <text:p>110548.47</text:p>
          </table:table-cell>
          <table:table-cell office:value-type="float" office:value="87429.56">
            <text:p>87429.56</text:p>
          </table:table-cell>
          <table:table-cell office:value-type="float" office:value="92777.93">
            <text:p>92777.93</text:p>
          </table:table-cell>
          <table:table-cell office:value-type="float" office:value="102299.53">
            <text:p>102299.53</text:p>
          </table:table-cell>
          <table:table-cell office:value-type="float" office:value="73999.67">
            <text:p>73999.67</text:p>
          </table:table-cell>
          <table:table-cell office:value-type="float" office:value="87848.85">
            <text:p>87848.85</text:p>
          </table:table-cell>
          <table:table-cell office:value-type="float" office:value="67094.81">
            <text:p>67094.81</text:p>
          </table:table-cell>
          <table:table-cell office:value-type="float" office:value="61997.31">
            <text:p>61997.31</text:p>
          </table:table-cell>
          <table:table-cell office:value-type="float" office:value="49206.42">
            <text:p>49206.42</text:p>
          </table:table-cell>
          <table:table-cell office:value-type="float" office:value="65685.85">
            <text:p>65685.85</text:p>
          </table:table-cell>
          <table:table-cell office:value-type="float" office:value="52744.13">
            <text:p>52744.13</text:p>
          </table:table-cell>
          <table:table-cell office:value-type="float" office:value="60084.48">
            <text:p>60084.48</text:p>
          </table:table-cell>
          <table:table-cell office:value-type="float" office:value="50269.9">
            <text:p>50269.90</text:p>
          </table:table-cell>
          <table:table-cell office:value-type="float" office:value="45385.08">
            <text:p>45385.08</text:p>
          </table:table-cell>
          <table:table-cell office:value-type="float" office:value="53635.99">
            <text:p>53635.99</text:p>
          </table:table-cell>
          <table:table-cell office:value-type="float" office:value="36317.16">
            <text:p>36317.16</text:p>
          </table:table-cell>
          <table:table-cell office:value-type="float" office:value="46693.12">
            <text:p>46693.12</text:p>
          </table:table-cell>
          <table:table-cell office:value-type="float" office:value="68292.98">
            <text:p>68292.98</text:p>
          </table:table-cell>
          <table:table-cell office:value-type="float" office:value="78444.01">
            <text:p>78444.01</text:p>
          </table:table-cell>
          <table:table-cell office:value-type="float" office:value="60646.09">
            <text:p>60646.09</text:p>
          </table:table-cell>
          <table:table-cell office:value-type="float" office:value="45660.66">
            <text:p>45660.66</text:p>
          </table:table-cell>
          <table:table-cell office:value-type="float" office:value="58994.34">
            <text:p>58994.34</text:p>
          </table:table-cell>
          <table:table-cell office:value-type="float" office:value="77541.57">
            <text:p>77541.57</text:p>
          </table:table-cell>
          <table:table-cell office:value-type="float" office:value="95816.52">
            <text:p>95816.52</text:p>
          </table:table-cell>
          <table:table-cell office:value-type="float" office:value="90669.93">
            <text:p>90669.93</text:p>
          </table:table-cell>
          <table:table-cell office:value-type="float" office:value="134048.14">
            <text:p>134048.14</text:p>
          </table:table-cell>
          <table:table-cell office:value-type="float" office:value="68390.44">
            <text:p>68390.44</text:p>
          </table:table-cell>
          <table:table-cell office:value-type="float" office:value="89417.57">
            <text:p>89417.57</text:p>
          </table:table-cell>
          <table:table-cell office:value-type="float" office:value="90333.01">
            <text:p>90333.01</text:p>
          </table:table-cell>
          <table:table-cell office:value-type="float" office:value="73010.09">
            <text:p>73010.09</text:p>
          </table:table-cell>
          <table:table-cell office:value-type="float" office:value="32327.83">
            <text:p>32327.83</text:p>
          </table:table-cell>
          <table:table-cell office:value-type="float" office:value="47745.04">
            <text:p>47745.04</text:p>
          </table:table-cell>
          <table:table-cell office:value-type="float" office:value="36006.46">
            <text:p>36006.46</text:p>
          </table:table-cell>
          <table:table-cell office:value-type="float" office:value="98246.12">
            <text:p>98246.12</text:p>
          </table:table-cell>
          <table:table-cell office:value-type="float" office:value="129018.83">
            <text:p>129018.83</text:p>
          </table:table-cell>
          <table:table-cell office:value-type="float" office:value="118030.94">
            <text:p>118030.94</text:p>
          </table:table-cell>
          <table:table-cell office:value-type="float" office:value="138460.31">
            <text:p>138460.31</text:p>
          </table:table-cell>
          <table:table-cell office:value-type="float" office:value="103472.79">
            <text:p>103472.79</text:p>
          </table:table-cell>
          <table:table-cell office:value-type="float" office:value="112452.78">
            <text:p>112452.78</text:p>
          </table:table-cell>
          <table:table-cell office:value-type="float" office:value="106757.05">
            <text:p>106757.05</text:p>
          </table:table-cell>
          <table:table-cell office:value-type="float" office:value="102930.87">
            <text:p>102930.87</text:p>
          </table:table-cell>
          <table:table-cell office:value-type="float" office:value="123084.27">
            <text:p>123084.27</text:p>
          </table:table-cell>
          <table:table-cell office:value-type="float" office:value="121517.26">
            <text:p>121517.26</text:p>
          </table:table-cell>
          <table:table-cell office:value-type="float" office:value="50917.29">
            <text:p>50917.29</text:p>
          </table:table-cell>
          <table:table-cell office:value-type="float" office:value="44329.64">
            <text:p>44329.64</text:p>
          </table:table-cell>
          <table:table-cell office:value-type="float" office:value="19880.52">
            <text:p>19880.52</text:p>
          </table:table-cell>
          <table:table-cell office:value-type="float" office:value="28228.88">
            <text:p>28228.88</text:p>
          </table:table-cell>
          <table:table-cell office:value-type="float" office:value="40967.68">
            <text:p>40967.68</text:p>
          </table:table-cell>
          <table:table-cell office:value-type="float" office:value="61624.96">
            <text:p>61624.96</text:p>
          </table:table-cell>
          <table:table-cell office:value-type="float" office:value="67390.43">
            <text:p>67390.43</text:p>
          </table:table-cell>
          <table:table-cell table:number-columns-repeated="3"/>
          <table:table-cell office:value-type="string">
            <text:p>655620.60</text:p>
          </table:table-cell>
          <table:table-cell office:value-type="string">
            <text:p>694362.11</text:p>
          </table:table-cell>
          <table:table-cell office:value-type="string">
            <text:p>597468.82</text:p>
          </table:table-cell>
          <table:table-cell office:value-type="string">
            <text:p>472520.66</text:p>
          </table:table-cell>
          <table:table-cell office:value-type="string">
            <text:p>501426.39</text:p>
          </table:table-cell>
          <table:table-cell office:value-type="string">
            <text:p>552886.74</text:p>
          </table:table-cell>
          <table:table-cell office:value-type="string">
            <text:p>399937.64</text:p>
          </table:table-cell>
          <table:table-cell office:value-type="string">
            <text:p>474786.77</text:p>
          </table:table-cell>
          <table:table-cell office:value-type="string">
            <text:p>362619.72</text:p>
          </table:table-cell>
          <table:table-cell office:value-type="string">
            <text:p>335069.83</text:p>
          </table:table-cell>
          <table:table-cell office:value-type="string">
            <text:p>265940.36</text:p>
          </table:table-cell>
          <table:table-cell office:value-type="string">
            <text:p>355004.91</text:p>
          </table:table-cell>
          <table:table-cell office:value-type="string">
            <text:p>285060.22</text:p>
          </table:table-cell>
          <table:table-cell office:value-type="string">
            <text:p>324731.79</text:p>
          </table:table-cell>
          <table:table-cell office:value-type="string">
            <text:p>271688.06</text:p>
          </table:table-cell>
          <table:table-cell office:value-type="string">
            <text:p>245287.59</text:p>
          </table:table-cell>
          <table:table-cell office:value-type="string">
            <text:p>289880.39</text:p>
          </table:table-cell>
          <table:table-cell office:value-type="string">
            <text:p>196279.23</text:p>
          </table:table-cell>
          <table:table-cell office:value-type="string">
            <text:p>252357.06</text:p>
          </table:table-cell>
          <table:table-cell office:value-type="string">
            <text:p>369095.37</text:p>
          </table:table-cell>
          <table:table-cell office:value-type="string">
            <text:p>423957.47</text:p>
          </table:table-cell>
          <table:table-cell office:value-type="string">
            <text:p>327767.08</text:p>
          </table:table-cell>
          <table:table-cell office:value-type="string">
            <text:p>246777.02</text:p>
          </table:table-cell>
          <table:table-cell office:value-type="string">
            <text:p>318840.07</text:p>
          </table:table-cell>
          <table:table-cell office:value-type="string">
            <text:p>419080.14</text:p>
          </table:table-cell>
          <table:table-cell office:value-type="string">
            <text:p>517848.75</text:p>
          </table:table-cell>
          <table:table-cell office:value-type="string">
            <text:p>490033.53</text:p>
          </table:table-cell>
          <table:table-cell office:value-type="string">
            <text:p>724474.84</text:p>
          </table:table-cell>
          <table:table-cell office:value-type="string">
            <text:p>369622.07</text:p>
          </table:table-cell>
          <table:table-cell office:value-type="string">
            <text:p>483265.04</text:p>
          </table:table-cell>
          <table:table-cell office:value-type="string">
            <text:p>488212.61</text:p>
          </table:table-cell>
          <table:table-cell office:value-type="string">
            <text:p>394589.37</text:p>
          </table:table-cell>
          <table:table-cell office:value-type="string">
            <text:p>174718.58</text:p>
          </table:table-cell>
          <table:table-cell office:value-type="string">
            <text:p>258042.25</text:p>
          </table:table-cell>
          <table:table-cell office:value-type="string">
            <text:p>194600.02</text:p>
          </table:table-cell>
          <table:table-cell office:value-type="string">
            <text:p>530979.70</text:p>
          </table:table-cell>
          <table:table-cell office:value-type="string">
            <text:p>697293.50</text:p>
          </table:table-cell>
          <table:table-cell office:value-type="string">
            <text:p>637908.51</text:p>
          </table:table-cell>
          <table:table-cell office:value-type="string">
            <text:p>748320.78</text:p>
          </table:table-cell>
          <table:table-cell office:value-type="string">
            <text:p>559227.68</text:p>
          </table:table-cell>
          <table:table-cell office:value-type="string">
            <text:p>607760.82</text:p>
          </table:table-cell>
          <table:table-cell office:value-type="string">
            <text:p>576977.78</text:p>
          </table:table-cell>
          <table:table-cell office:value-type="string">
            <text:p>556298.86</text:p>
          </table:table-cell>
          <table:table-cell office:value-type="string">
            <text:p>665219.65</text:p>
          </table:table-cell>
          <table:table-cell office:value-type="string">
            <text:p>656750.63</text:p>
          </table:table-cell>
          <table:table-cell office:value-type="string">
            <text:p>275186.95</text:p>
          </table:table-cell>
          <table:table-cell office:value-type="string">
            <text:p>239583.40</text:p>
          </table:table-cell>
          <table:table-cell office:value-type="string">
            <text:p>107446.01</text:p>
          </table:table-cell>
          <table:table-cell office:value-type="string">
            <text:p>152565.46</text:p>
          </table:table-cell>
          <table:table-cell office:value-type="string">
            <text:p>221413.40</text:p>
          </table:table-cell>
          <table:table-cell office:value-type="string">
            <text:p>333057.46</text:p>
          </table:table-cell>
          <table:table-cell office:value-type="string">
            <text:p>364217.44</text:p>
          </table:table-cell>
          <table:table-cell table:number-columns-repeated="3"/>
          <table:table-cell office:value-type="float" office:value="3.95">
            <text:p>3.95</text:p>
          </table:table-cell>
          <table:table-cell office:value-type="float" office:value="4.13">
            <text:p>4.13</text:p>
          </table:table-cell>
          <table:table-cell office:value-type="float" office:value="3.52">
            <text:p>3.52</text:p>
          </table:table-cell>
          <table:table-cell office:value-type="float" office:value="2.75">
            <text:p>2.75</text:p>
          </table:table-cell>
          <table:table-cell office:value-type="float" office:value="2.89">
            <text:p>2.89</text:p>
          </table:table-cell>
          <table:table-cell office:value-type="float" office:value="3.15">
            <text:p>3.15</text:p>
          </table:table-cell>
          <table:table-cell office:value-type="float" office:value="2.26">
            <text:p>2.26</text:p>
          </table:table-cell>
          <table:table-cell office:value-type="float" office:value="2.65">
            <text:p>2.65</text:p>
          </table:table-cell>
          <table:table-cell office:value-type="float" office:value="2.01">
            <text:p>2.01</text:p>
          </table:table-cell>
          <table:table-cell office:value-type="float" office:value="1.83">
            <text:p>1.83</text:p>
          </table:table-cell>
          <table:table-cell office:value-type="float" office:value="1.44">
            <text:p>1.44</text:p>
          </table:table-cell>
          <table:table-cell office:value-type="float" office:value="1.9">
            <text:p>1.90</text:p>
          </table:table-cell>
          <table:table-cell office:value-type="float" office:value="1.51">
            <text:p>1.51</text:p>
          </table:table-cell>
          <table:table-cell office:value-type="float" office:value="1.7">
            <text:p>1.70</text:p>
          </table:table-cell>
          <table:table-cell office:value-type="float" office:value="1.41">
            <text:p>1.41</text:p>
          </table:table-cell>
          <table:table-cell office:value-type="float" office:value="1.26">
            <text:p>1.26</text:p>
          </table:table-cell>
          <table:table-cell office:value-type="float" office:value="1.47">
            <text:p>1.47</text:p>
          </table:table-cell>
          <table:table-cell office:value-type="float" office:value="0.99">
            <text:p>0.99</text:p>
          </table:table-cell>
          <table:table-cell office:value-type="float" office:value="1.26">
            <text:p>1.26</text:p>
          </table:table-cell>
          <table:table-cell office:value-type="float" office:value="1.82">
            <text:p>1.82</text:p>
          </table:table-cell>
          <table:table-cell office:value-type="float" office:value="2.08">
            <text:p>2.08</text:p>
          </table:table-cell>
          <table:table-cell office:value-type="float" office:value="1.6">
            <text:p>1.60</text:p>
          </table:table-cell>
          <table:table-cell office:value-type="float" office:value="1.2">
            <text:p>1.20</text:p>
          </table:table-cell>
          <table:table-cell office:value-type="float" office:value="1.54">
            <text:p>1.54</text:p>
          </table:table-cell>
          <table:table-cell office:value-type="float" office:value="2.02">
            <text:p>2.02</text:p>
          </table:table-cell>
          <table:table-cell office:value-type="float" office:value="2.48">
            <text:p>2.48</text:p>
          </table:table-cell>
          <table:table-cell office:value-type="float" office:value="2.34">
            <text:p>2.34</text:p>
          </table:table-cell>
          <table:table-cell office:value-type="float" office:value="3.46">
            <text:p>3.46</text:p>
          </table:table-cell>
          <table:table-cell office:value-type="float" office:value="1.76">
            <text:p>1.76</text:p>
          </table:table-cell>
          <table:table-cell office:value-type="float" office:value="2.3">
            <text:p>2.30</text:p>
          </table:table-cell>
          <table:table-cell office:value-type="float" office:value="2.32">
            <text:p>2.32</text:p>
          </table:table-cell>
          <table:table-cell office:value-type="float" office:value="1.87">
            <text:p>1.87</text:p>
          </table:table-cell>
          <table:table-cell office:value-type="float" office:value="0.82">
            <text:p>0.82</text:p>
          </table:table-cell>
          <table:table-cell office:value-type="float" office:value="1.21">
            <text:p>1.21</text:p>
          </table:table-cell>
          <table:table-cell office:value-type="float" office:value="0.91">
            <text:p>0.91</text:p>
          </table:table-cell>
          <table:table-cell office:value-type="float" office:value="2.49">
            <text:p>2.49</text:p>
          </table:table-cell>
          <table:table-cell office:value-type="float" office:value="3.26">
            <text:p>3.26</text:p>
          </table:table-cell>
          <table:table-cell office:value-type="float" office:value="2.97">
            <text:p>2.97</text:p>
          </table:table-cell>
          <table:table-cell office:value-type="float" office:value="3.47">
            <text:p>3.47</text:p>
          </table:table-cell>
          <table:table-cell office:value-type="float" office:value="2.57">
            <text:p>2.57</text:p>
          </table:table-cell>
          <table:table-cell office:value-type="float" office:value="2.76">
            <text:p>2.76</text:p>
          </table:table-cell>
          <table:table-cell office:value-type="float" office:value="2.58">
            <text:p>2.58</text:p>
          </table:table-cell>
          <table:table-cell office:value-type="float" office:value="2.45">
            <text:p>2.45</text:p>
          </table:table-cell>
          <table:table-cell office:value-type="float" office:value="2.88">
            <text:p>2.88</text:p>
          </table:table-cell>
          <table:table-cell office:value-type="float" office:value="2.8">
            <text:p>2.80</text:p>
          </table:table-cell>
          <table:table-cell office:value-type="float" office:value="1.16">
            <text:p>1.16</text:p>
          </table:table-cell>
          <table:table-cell office:value-type="float" office:value="0.99">
            <text:p>0.99</text:p>
          </table:table-cell>
          <table:table-cell office:value-type="float" office:value="0.44">
            <text:p>0.44</text:p>
          </table:table-cell>
          <table:table-cell office:value-type="float" office:value="0.62">
            <text:p>0.62</text:p>
          </table:table-cell>
          <table:table-cell office:value-type="float" office:value="0.89">
            <text:p>0.89</text:p>
          </table:table-cell>
          <table:table-cell office:value-type="float" office:value="1.32">
            <text:p>1.32</text:p>
          </table:table-cell>
          <table:table-cell office:value-type="float" office:value="1.44">
            <text:p>1.44</text:p>
          </table:table-cell>
          <table:table-cell table:number-columns-repeated="3"/>
          <table:table-cell office:value-type="float" office:value="21.33">
            <text:p>21.33</text:p>
          </table:table-cell>
          <table:table-cell office:value-type="float" office:value="22.35">
            <text:p>22.35</text:p>
          </table:table-cell>
          <table:table-cell office:value-type="float" office:value="19.01">
            <text:p>19.01</text:p>
          </table:table-cell>
          <table:table-cell office:value-type="float" office:value="14.87">
            <text:p>14.87</text:p>
          </table:table-cell>
          <table:table-cell office:value-type="float" office:value="15.61">
            <text:p>15.61</text:p>
          </table:table-cell>
          <table:table-cell office:value-type="float" office:value="17.04">
            <text:p>17.04</text:p>
          </table:table-cell>
          <table:table-cell office:value-type="float" office:value="12.2">
            <text:p>12.20</text:p>
          </table:table-cell>
          <table:table-cell office:value-type="float" office:value="14.34">
            <text:p>14.34</text:p>
          </table:table-cell>
          <table:table-cell office:value-type="float" office:value="10.84">
            <text:p>10.84</text:p>
          </table:table-cell>
          <table:table-cell office:value-type="float" office:value="9.91">
            <text:p>9.91</text:p>
          </table:table-cell>
          <table:table-cell office:value-type="float" office:value="7.78">
            <text:p>7.78</text:p>
          </table:table-cell>
          <table:table-cell office:value-type="float" office:value="10.27">
            <text:p>10.27</text:p>
          </table:table-cell>
          <table:table-cell office:value-type="float" office:value="8.16">
            <text:p>8.16</text:p>
          </table:table-cell>
          <table:table-cell office:value-type="float" office:value="9.19">
            <text:p>9.19</text:p>
          </table:table-cell>
          <table:table-cell office:value-type="float" office:value="7.6">
            <text:p>7.60</text:p>
          </table:table-cell>
          <table:table-cell office:value-type="float" office:value="6.79">
            <text:p>6.79</text:p>
          </table:table-cell>
          <table:table-cell office:value-type="float" office:value="7.94">
            <text:p>7.94</text:p>
          </table:table-cell>
          <table:table-cell office:value-type="float" office:value="5.32">
            <text:p>5.32</text:p>
          </table:table-cell>
          <table:table-cell office:value-type="float" office:value="6.78">
            <text:p>6.78</text:p>
          </table:table-cell>
          <table:table-cell office:value-type="float" office:value="9.84">
            <text:p>9.84</text:p>
          </table:table-cell>
          <table:table-cell office:value-type="float" office:value="11.23">
            <text:p>11.23</text:p>
          </table:table-cell>
          <table:table-cell office:value-type="float" office:value="8.63">
            <text:p>8.63</text:p>
          </table:table-cell>
          <table:table-cell office:value-type="float" office:value="6.46">
            <text:p>6.46</text:p>
          </table:table-cell>
          <table:table-cell office:value-type="float" office:value="8.32">
            <text:p>8.32</text:p>
          </table:table-cell>
          <table:table-cell office:value-type="float" office:value="10.89">
            <text:p>10.89</text:p>
          </table:table-cell>
          <table:table-cell office:value-type="float" office:value="13.42">
            <text:p>13.42</text:p>
          </table:table-cell>
          <table:table-cell office:value-type="float" office:value="12.67">
            <text:p>12.67</text:p>
          </table:table-cell>
          <table:table-cell office:value-type="float" office:value="18.7">
            <text:p>18.70</text:p>
          </table:table-cell>
          <table:table-cell office:value-type="float" office:value="9.52">
            <text:p>9.52</text:p>
          </table:table-cell>
          <table:table-cell office:value-type="float" office:value="12.43">
            <text:p>12.43</text:p>
          </table:table-cell>
          <table:table-cell office:value-type="float" office:value="12.53">
            <text:p>12.53</text:p>
          </table:table-cell>
          <table:table-cell office:value-type="float" office:value="10.1">
            <text:p>10.10</text:p>
          </table:table-cell>
          <table:table-cell office:value-type="float" office:value="4.46">
            <text:p>4.46</text:p>
          </table:table-cell>
          <table:table-cell office:value-type="float" office:value="6.56">
            <text:p>6.56</text:p>
          </table:table-cell>
          <table:table-cell office:value-type="float" office:value="4.94">
            <text:p>4.94</text:p>
          </table:table-cell>
          <table:table-cell office:value-type="float" office:value="13.44">
            <text:p>13.44</text:p>
          </table:table-cell>
          <table:table-cell office:value-type="float" office:value="17.61">
            <text:p>17.61</text:p>
          </table:table-cell>
          <table:table-cell office:value-type="float" office:value="16.06">
            <text:p>16.06</text:p>
          </table:table-cell>
          <table:table-cell office:value-type="float" office:value="18.73">
            <text:p>18.73</text:p>
          </table:table-cell>
          <table:table-cell office:value-type="float" office:value="13.88">
            <text:p>13.88</text:p>
          </table:table-cell>
          <table:table-cell office:value-type="float" office:value="14.91">
            <text:p>14.91</text:p>
          </table:table-cell>
          <table:table-cell office:value-type="float" office:value="13.95">
            <text:p>13.95</text:p>
          </table:table-cell>
          <table:table-cell office:value-type="float" office:value="13.24">
            <text:p>13.24</text:p>
          </table:table-cell>
          <table:table-cell office:value-type="float" office:value="15.58">
            <text:p>15.58</text:p>
          </table:table-cell>
          <table:table-cell office:value-type="float" office:value="15.14">
            <text:p>15.14</text:p>
          </table:table-cell>
          <table:table-cell office:value-type="float" office:value="6.25">
            <text:p>6.25</text:p>
          </table:table-cell>
          <table:table-cell office:value-type="float" office:value="5.36">
            <text:p>5.36</text:p>
          </table:table-cell>
          <table:table-cell office:value-type="float" office:value="2.37">
            <text:p>2.37</text:p>
          </table:table-cell>
          <table:table-cell office:value-type="float" office:value="3.33">
            <text:p>3.33</text:p>
          </table:table-cell>
          <table:table-cell office:value-type="float" office:value="4.79">
            <text:p>4.79</text:p>
          </table:table-cell>
          <table:table-cell office:value-type="float" office:value="7.16">
            <text:p>7.16</text:p>
          </table:table-cell>
          <table:table-cell office:value-type="float" office:value="7.79">
            <text:p>7.79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2998">
            <text:p>2998</text:p>
          </table:table-cell>
          <table:table-cell office:value-type="float" office:value="238">
            <text:p>238</text:p>
          </table:table-cell>
          <table:table-cell office:value-type="float" office:value="1720">
            <text:p>1720</text:p>
          </table:table-cell>
          <table:table-cell office:value-type="float" office:value="636">
            <text:p>636</text:p>
          </table:table-cell>
          <table:table-cell office:value-type="float" office:value="963">
            <text:p>963</text:p>
          </table:table-cell>
          <table:table-cell office:value-type="float" office:value="1800">
            <text:p>1800</text:p>
          </table:table-cell>
          <table:table-cell office:value-type="float" office:value="1629">
            <text:p>1629</text:p>
          </table:table-cell>
          <table:table-cell office:value-type="float" office:value="652">
            <text:p>652</text:p>
          </table:table-cell>
          <table:table-cell office:value-type="float" office:value="2024">
            <text:p>2024</text:p>
          </table:table-cell>
          <table:table-cell office:value-type="float" office:value="1467">
            <text:p>1467</text:p>
          </table:table-cell>
          <table:table-cell office:value-type="float" office:value="2085">
            <text:p>2085</text:p>
          </table:table-cell>
          <table:table-cell office:value-type="float" office:value="2685">
            <text:p>2685</text:p>
          </table:table-cell>
          <table:table-cell office:value-type="float" office:value="2847">
            <text:p>2847</text:p>
          </table:table-cell>
          <table:table-cell office:value-type="float" office:value="3162">
            <text:p>3162</text:p>
          </table:table-cell>
          <table:table-cell office:value-type="float" office:value="6201">
            <text:p>6201</text:p>
          </table:table-cell>
          <table:table-cell office:value-type="float" office:value="7932">
            <text:p>7932</text:p>
          </table:table-cell>
          <table:table-cell office:value-type="float" office:value="6579">
            <text:p>6579</text:p>
          </table:table-cell>
          <table:table-cell office:value-type="float" office:value="9609">
            <text:p>9609</text:p>
          </table:table-cell>
          <table:table-cell office:value-type="float" office:value="11400">
            <text:p>11400</text:p>
          </table:table-cell>
          <table:table-cell office:value-type="float" office:value="4779">
            <text:p>4779</text:p>
          </table:table-cell>
          <table:table-cell office:value-type="float" office:value="5700">
            <text:p>5700</text:p>
          </table:table-cell>
          <table:table-cell office:value-type="float" office:value="4605">
            <text:p>4605</text:p>
          </table:table-cell>
          <table:table-cell office:value-type="float" office:value="1500">
            <text:p>150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2" office:value-type="string">
            <text:p><text:s text:c="4"/></text:p>
          </table:table-cell>
          <table:table-cell table:number-columns-repeated="2"/>
          <table:table-cell office:value-type="float" office:value="0.296">
            <text:p>0.296</text:p>
          </table:table-cell>
          <table:table-cell office:value-type="float" office:value="0.023">
            <text:p>0.023</text:p>
          </table:table-cell>
          <table:table-cell office:value-type="float" office:value="0.1622">
            <text:p>0.1622</text:p>
          </table:table-cell>
          <table:table-cell office:value-type="float" office:value="0.0586">
            <text:p>0.0586</text:p>
          </table:table-cell>
          <table:table-cell office:value-type="float" office:value="0.0866">
            <text:p>0.0866</text:p>
          </table:table-cell>
          <table:table-cell office:value-type="float" office:value="0.1581">
            <text:p>0.1581</text:p>
          </table:table-cell>
          <table:table-cell office:value-type="float" office:value="0.1397">
            <text:p>0.1397</text:p>
          </table:table-cell>
          <table:table-cell office:value-type="float" office:value="0.0546">
            <text:p>0.0546</text:p>
          </table:table-cell>
          <table:table-cell office:value-type="float" office:value="0.1657">
            <text:p>0.1657</text:p>
          </table:table-cell>
          <table:table-cell office:value-type="float" office:value="0.1175">
            <text:p>0.1175</text:p>
          </table:table-cell>
          <table:table-cell office:value-type="float" office:value="0.1636">
            <text:p>0.1636</text:p>
          </table:table-cell>
          <table:table-cell office:value-type="float" office:value="0.2065">
            <text:p>0.2065</text:p>
          </table:table-cell>
          <table:table-cell office:value-type="float" office:value="0.2149">
            <text:p>0.2149</text:p>
          </table:table-cell>
          <table:table-cell office:value-type="float" office:value="0.2342">
            <text:p>0.2342</text:p>
          </table:table-cell>
          <table:table-cell office:value-type="float" office:value="0.4508">
            <text:p>0.4508</text:p>
          </table:table-cell>
          <table:table-cell office:value-type="float" office:value="0.5661">
            <text:p>0.5661</text:p>
          </table:table-cell>
          <table:table-cell office:value-type="float" office:value="0.461">
            <text:p>0.461</text:p>
          </table:table-cell>
          <table:table-cell office:value-type="float" office:value="0.6612">
            <text:p>0.6612</text:p>
          </table:table-cell>
          <table:table-cell office:value-type="float" office:value="0.771">
            <text:p>0.771</text:p>
          </table:table-cell>
          <table:table-cell office:value-type="float" office:value="0.3179">
            <text:p>0.3179</text:p>
          </table:table-cell>
          <table:table-cell office:value-type="float" office:value="0.3733">
            <text:p>0.3733</text:p>
          </table:table-cell>
          <table:table-cell office:value-type="float" office:value="0.2971">
            <text:p>0.2971</text:p>
          </table:table-cell>
          <table:table-cell office:value-type="float" office:value="0.0954">
            <text:p>0.0954</text:p>
          </table:table-cell>
          <table:table-cell office:value-type="float" office:value="0.0045">
            <text:p>0.0045</text:p>
          </table:table-cell>
          <table:table-cell office:value-type="float" office:value="0.0002">
            <text:p>0.0002</text:p>
          </table:table-cell>
          <table:table-cell table:number-columns-repeated="2" office:value-type="float" office:value="0.0009">
            <text:p>0.0009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01">
            <text:p>0.0001</text:p>
          </table:table-cell>
          <table:table-cell table:number-columns-repeated="24"/>
          <table:table-cell office:value-type="float" office:value="18967.01">
            <text:p>18967.01</text:p>
          </table:table-cell>
          <table:table-cell office:value-type="float" office:value="1500.88">
            <text:p>1500.88</text:p>
          </table:table-cell>
          <table:table-cell office:value-type="float" office:value="10872.7">
            <text:p>10872.70</text:p>
          </table:table-cell>
          <table:table-cell office:value-type="float" office:value="4021.92">
            <text:p>4021.92</text:p>
          </table:table-cell>
          <table:table-cell office:value-type="float" office:value="6089.79">
            <text:p>6089.79</text:p>
          </table:table-cell>
          <table:table-cell office:value-type="float" office:value="11382.78">
            <text:p>11382.78</text:p>
          </table:table-cell>
          <table:table-cell office:value-type="float" office:value="10263.81">
            <text:p>10263.81</text:p>
          </table:table-cell>
          <table:table-cell office:value-type="float" office:value="4118.92">
            <text:p>4118.92</text:p>
          </table:table-cell>
          <table:table-cell office:value-type="float" office:value="12966.42">
            <text:p>12966.42</text:p>
          </table:table-cell>
          <table:table-cell office:value-type="float" office:value="9276.97">
            <text:p>9276.97</text:p>
          </table:table-cell>
          <table:table-cell office:value-type="float" office:value="13185.05">
            <text:p>13185.05</text:p>
          </table:table-cell>
          <table:table-cell office:value-type="float" office:value="16979.31">
            <text:p>16979.31</text:p>
          </table:table-cell>
          <table:table-cell office:value-type="float" office:value="18003.76">
            <text:p>18003.76</text:p>
          </table:table-cell>
          <table:table-cell office:value-type="float" office:value="19995.75">
            <text:p>19995.75</text:p>
          </table:table-cell>
          <table:table-cell office:value-type="float" office:value="39213.68">
            <text:p>39213.68</text:p>
          </table:table-cell>
          <table:table-cell office:value-type="float" office:value="50160.12">
            <text:p>50160.12</text:p>
          </table:table-cell>
          <table:table-cell office:value-type="float" office:value="41604.06">
            <text:p>41604.06</text:p>
          </table:table-cell>
          <table:table-cell office:value-type="float" office:value="60765.07">
            <text:p>60765.07</text:p>
          </table:table-cell>
          <table:table-cell office:value-type="float" office:value="72090.94">
            <text:p>72090.94</text:p>
          </table:table-cell>
          <table:table-cell office:value-type="float" office:value="30221.28">
            <text:p>30221.28</text:p>
          </table:table-cell>
          <table:table-cell office:value-type="float" office:value="36045.47">
            <text:p>36045.47</text:p>
          </table:table-cell>
          <table:table-cell office:value-type="float" office:value="29120.95">
            <text:p>29120.95</text:p>
          </table:table-cell>
          <table:table-cell office:value-type="float" office:value="9485.65">
            <text:p>9485.65</text:p>
          </table:table-cell>
          <table:table-cell office:value-type="float" office:value="453.17">
            <text:p>453.17</text:p>
          </table:table-cell>
          <table:table-cell office:value-type="float" office:value="18.97">
            <text:p>18.97</text:p>
          </table:table-cell>
          <table:table-cell table:number-columns-repeated="2" office:value-type="float" office:value="94.86">
            <text:p>94.86</text:p>
          </table:table-cell>
          <table:table-cell office:value-type="float" office:value="35.8">
            <text:p>35.80</text:p>
          </table:table-cell>
          <table:table-cell office:value-type="float" office:value="92.71">
            <text:p>92.71</text:p>
          </table:table-cell>
          <table:table-cell office:value-type="float" office:value="16.83">
            <text:p>16.83</text:p>
          </table:table-cell>
          <table:table-cell table:number-columns-repeated="25"/>
          <table:table-cell office:value-type="string">
            <text:p>5454.72</text:p>
          </table:table-cell>
          <table:table-cell office:value-type="string">
            <text:p>431.64</text:p>
          </table:table-cell>
          <table:table-cell office:value-type="string">
            <text:p>3126.88</text:p>
          </table:table-cell>
          <table:table-cell office:value-type="string">
            <text:p>1156.66</text:p>
          </table:table-cell>
          <table:table-cell office:value-type="string">
            <text:p>1751.36</text:p>
          </table:table-cell>
          <table:table-cell office:value-type="string">
            <text:p>3273.58</text:p>
          </table:table-cell>
          <table:table-cell office:value-type="string">
            <text:p>2951.77</text:p>
          </table:table-cell>
          <table:table-cell office:value-type="string">
            <text:p>1184.56</text:p>
          </table:table-cell>
          <table:table-cell office:value-type="string">
            <text:p>3729.01</text:p>
          </table:table-cell>
          <table:table-cell office:value-type="string">
            <text:p>2667.96</text:p>
          </table:table-cell>
          <table:table-cell office:value-type="string">
            <text:p>3791.89</text:p>
          </table:table-cell>
          <table:table-cell office:value-type="string">
            <text:p>4883.08</text:p>
          </table:table-cell>
          <table:table-cell office:value-type="string">
            <text:p>5177.70</text:p>
          </table:table-cell>
          <table:table-cell office:value-type="string">
            <text:p>5750.58</text:p>
          </table:table-cell>
          <table:table-cell office:value-type="string">
            <text:p>11277.47</text:p>
          </table:table-cell>
          <table:table-cell office:value-type="string">
            <text:p>14425.55</text:p>
          </table:table-cell>
          <table:table-cell office:value-type="string">
            <text:p>11964.92</text:p>
          </table:table-cell>
          <table:table-cell office:value-type="string">
            <text:p>17475.44</text:p>
          </table:table-cell>
          <table:table-cell office:value-type="string">
            <text:p>20732.64</text:p>
          </table:table-cell>
          <table:table-cell office:value-type="string">
            <text:p>8691.34</text:p>
          </table:table-cell>
          <table:table-cell office:value-type="string">
            <text:p>10366.32</text:p>
          </table:table-cell>
          <table:table-cell office:value-type="string">
            <text:p>8374.90</text:p>
          </table:table-cell>
          <table:table-cell office:value-type="string">
            <text:p>2727.98</text:p>
          </table:table-cell>
          <table:table-cell office:value-type="string">
            <text:p>130.33</text:p>
          </table:table-cell>
          <table:table-cell office:value-type="string">
            <text:p>5.46</text:p>
          </table:table-cell>
          <table:table-cell table:number-columns-repeated="2" office:value-type="string">
            <text:p>27.28</text:p>
          </table:table-cell>
          <table:table-cell office:value-type="string">
            <text:p>10.29</text:p>
          </table:table-cell>
          <table:table-cell office:value-type="string">
            <text:p>26.66</text:p>
          </table:table-cell>
          <table:table-cell office:value-type="string">
            <text:p>4.84</text:p>
          </table:table-cell>
          <table:table-cell table:number-columns-repeated="25"/>
          <table:table-cell office:value-type="float" office:value="1.87">
            <text:p>1.87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office:value-type="float" office:value="0.37">
            <text:p>0.37</text:p>
          </table:table-cell>
          <table:table-cell office:value-type="float" office:value="0.55">
            <text:p>0.55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35">
            <text:p>0.35</text:p>
          </table:table-cell>
          <table:table-cell office:value-type="float" office:value="1.06">
            <text:p>1.06</text:p>
          </table:table-cell>
          <table:table-cell office:value-type="float" office:value="0.74">
            <text:p>0.74</text:p>
          </table:table-cell>
          <table:table-cell office:value-type="float" office:value="1.03">
            <text:p>1.03</text:p>
          </table:table-cell>
          <table:table-cell office:value-type="float" office:value="1.31">
            <text:p>1.31</text:p>
          </table:table-cell>
          <table:table-cell office:value-type="float" office:value="1.36">
            <text:p>1.36</text:p>
          </table:table-cell>
          <table:table-cell office:value-type="float" office:value="1.48">
            <text:p>1.48</text:p>
          </table:table-cell>
          <table:table-cell office:value-type="float" office:value="2.85">
            <text:p>2.85</text:p>
          </table:table-cell>
          <table:table-cell office:value-type="float" office:value="3.58">
            <text:p>3.58</text:p>
          </table:table-cell>
          <table:table-cell office:value-type="float" office:value="2.92">
            <text:p>2.92</text:p>
          </table:table-cell>
          <table:table-cell office:value-type="float" office:value="4.18">
            <text:p>4.18</text:p>
          </table:table-cell>
          <table:table-cell office:value-type="float" office:value="4.88">
            <text:p>4.88</text:p>
          </table:table-cell>
          <table:table-cell office:value-type="float" office:value="2.01">
            <text:p>2.01</text:p>
          </table:table-cell>
          <table:table-cell office:value-type="float" office:value="2.36">
            <text:p>2.36</text:p>
          </table:table-cell>
          <table:table-cell office:value-type="float" office:value="1.88">
            <text:p>1.88</text:p>
          </table:table-cell>
          <table:table-cell office:value-type="float" office:value="0.6">
            <text:p>0.60</text:p>
          </table:table-cell>
          <table:table-cell office:value-type="float" office:value="0.03">
            <text:p>0.03</text:p>
          </table:table-cell>
          <table:table-cell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table:number-columns-repeated="22" office:value-type="string">
            <text:p><text:s text:c="4"/></text:p>
          </table:table-cell>
          <table:table-cell table:number-columns-repeated="3"/>
          <table:table-cell office:value-type="float" office:value="0.54">
            <text:p>0.54</text:p>
          </table:table-cell>
          <table:table-cell office:value-type="float" office:value="0.04">
            <text:p>0.04</text:p>
          </table:table-cell>
          <table:table-cell office:value-type="float" office:value="0.29">
            <text:p>0.29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office:value-type="float" office:value="0.25">
            <text:p>0.25</text:p>
          </table:table-cell>
          <table:table-cell office:value-type="float" office:value="0.1">
            <text:p>0.10</text:p>
          </table:table-cell>
          <table:table-cell office:value-type="float" office:value="0.31">
            <text:p>0.31</text:p>
          </table:table-cell>
          <table:table-cell office:value-type="float" office:value="0.21">
            <text:p>0.21</text:p>
          </table:table-cell>
          <table:table-cell office:value-type="float" office:value="0.3">
            <text:p>0.30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0.82">
            <text:p>0.82</text:p>
          </table:table-cell>
          <table:table-cell office:value-type="float" office:value="1.03">
            <text:p>1.03</text:p>
          </table:table-cell>
          <table:table-cell office:value-type="float" office:value="0.84">
            <text:p>0.84</text:p>
          </table:table-cell>
          <table:table-cell office:value-type="float" office:value="1.2">
            <text:p>1.20</text:p>
          </table:table-cell>
          <table:table-cell office:value-type="float" office:value="1.4">
            <text:p>1.40</text:p>
          </table:table-cell>
          <table:table-cell office:value-type="float" office:value="0.58">
            <text:p>0.58</text:p>
          </table:table-cell>
          <table:table-cell office:value-type="float" office:value="0.68">
            <text:p>0.68</text:p>
          </table:table-cell>
          <table:table-cell office:value-type="float" office:value="0.54">
            <text:p>0.5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.00</text:p>
          </table:table-cell>
          <table:table-cell table:number-columns-repeated="22" office:value-type="string">
            <text:p><text:s text:c="4"/></text:p>
          </table:table-cell>
        </table:table-row>
        <table:table-row table:style-name="ro1">
          <table:table-cell office:value-type="string">
            <text:p>Sudan (former)</text:p>
          </table:table-cell>
          <table:table-cell office:value-type="float" office:value="206">
            <text:p>206</text:p>
          </table:table-cell>
          <table:table-cell office:value-type="float" office:value="729">
            <text:p>72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35380">
            <text:p>335380</text:p>
          </table:table-cell>
          <table:table-cell office:value-type="float" office:value="603033">
            <text:p>603033</text:p>
          </table:table-cell>
          <table:table-cell office:value-type="float" office:value="467600">
            <text:p>467600</text:p>
          </table:table-cell>
          <table:table-cell office:value-type="float" office:value="303341">
            <text:p>303341</text:p>
          </table:table-cell>
          <table:table-cell office:value-type="float" office:value="440800">
            <text:p>440800</text:p>
          </table:table-cell>
          <table:table-cell office:value-type="float" office:value="442371">
            <text:p>442371</text:p>
          </table:table-cell>
          <table:table-cell office:value-type="float" office:value="528810">
            <text:p>528810</text:p>
          </table:table-cell>
          <table:table-cell office:value-type="float" office:value="519278">
            <text:p>519278</text:p>
          </table:table-cell>
          <table:table-cell office:value-type="float" office:value="645831">
            <text:p>645831</text:p>
          </table:table-cell>
          <table:table-cell office:value-type="float" office:value="665265">
            <text:p>665265</text:p>
          </table:table-cell>
          <table:table-cell office:value-type="float" office:value="720362">
            <text:p>720362</text:p>
          </table:table-cell>
          <table:table-cell office:value-type="float" office:value="675139">
            <text:p>675139</text:p>
          </table:table-cell>
          <table:table-cell office:value-type="float" office:value="547607">
            <text:p>547607</text:p>
          </table:table-cell>
          <table:table-cell office:value-type="float" office:value="665548">
            <text:p>665548</text:p>
          </table:table-cell>
          <table:table-cell office:value-type="float" office:value="647627">
            <text:p>647627</text:p>
          </table:table-cell>
          <table:table-cell office:value-type="float" office:value="312000">
            <text:p>312000</text:p>
          </table:table-cell>
          <table:table-cell office:value-type="float" office:value="456000">
            <text:p>456000</text:p>
          </table:table-cell>
          <table:table-cell office:value-type="float" office:value="546000">
            <text:p>546000</text:p>
          </table:table-cell>
          <table:table-cell office:value-type="float" office:value="376000">
            <text:p>376000</text:p>
          </table:table-cell>
          <table:table-cell office:value-type="float" office:value="330900">
            <text:p>330900</text:p>
          </table:table-cell>
          <table:table-cell office:value-type="float" office:value="278600">
            <text:p>278600</text:p>
          </table:table-cell>
          <table:table-cell office:value-type="float" office:value="442500">
            <text:p>442500</text:p>
          </table:table-cell>
          <table:table-cell office:value-type="float" office:value="563000">
            <text:p>563000</text:p>
          </table:table-cell>
          <table:table-cell office:value-type="float" office:value="621000">
            <text:p>621000</text:p>
          </table:table-cell>
          <table:table-cell office:value-type="float" office:value="588000">
            <text:p>588000</text:p>
          </table:table-cell>
          <table:table-cell office:value-type="float" office:value="408000">
            <text:p>408000</text:p>
          </table:table-cell>
          <table:table-cell office:value-type="float" office:value="523000">
            <text:p>523000</text:p>
          </table:table-cell>
          <table:table-cell office:value-type="float" office:value="439000">
            <text:p>439000</text:p>
          </table:table-cell>
          <table:table-cell office:value-type="float" office:value="404000">
            <text:p>404000</text:p>
          </table:table-cell>
          <table:table-cell office:value-type="float" office:value="282000">
            <text:p>282000</text:p>
          </table:table-cell>
          <table:table-cell office:value-type="float" office:value="228000">
            <text:p>228000</text:p>
          </table:table-cell>
          <table:table-cell office:value-type="float" office:value="168000">
            <text:p>168000</text:p>
          </table:table-cell>
          <table:table-cell office:value-type="float" office:value="146667">
            <text:p>146667</text:p>
          </table:table-cell>
          <table:table-cell office:value-type="float" office:value="145000">
            <text:p>145000</text:p>
          </table:table-cell>
          <table:table-cell office:value-type="float" office:value="255000">
            <text:p>255000</text:p>
          </table:table-cell>
          <table:table-cell office:value-type="float" office:value="257440">
            <text:p>257440</text:p>
          </table:table-cell>
          <table:table-cell office:value-type="float" office:value="223000">
            <text:p>223000</text:p>
          </table:table-cell>
          <table:table-cell office:value-type="float" office:value="160050">
            <text:p>160050</text:p>
          </table:table-cell>
          <table:table-cell office:value-type="float" office:value="142590">
            <text:p>142590</text:p>
          </table:table-cell>
          <table:table-cell office:value-type="float" office:value="144980">
            <text:p>144980</text:p>
          </table:table-cell>
          <table:table-cell office:value-type="float" office:value="223480">
            <text:p>223480</text:p>
          </table:table-cell>
          <table:table-cell office:value-type="float" office:value="169540">
            <text:p>169540</text:p>
          </table:table-cell>
          <table:table-cell office:value-type="float" office:value="227000">
            <text:p>227000</text:p>
          </table:table-cell>
          <table:table-cell office:value-type="float" office:value="235620">
            <text:p>235620</text:p>
          </table:table-cell>
          <table:table-cell office:value-type="float" office:value="307890">
            <text:p>307890</text:p>
          </table:table-cell>
          <table:table-cell office:value-type="float" office:value="252450">
            <text:p>252450</text:p>
          </table:table-cell>
          <table:table-cell office:value-type="float" office:value="241600">
            <text:p>241600</text:p>
          </table:table-cell>
          <table:table-cell office:value-type="float" office:value="107000">
            <text:p>107000</text:p>
          </table:table-cell>
          <table:table-cell office:value-type="float" office:value="169000">
            <text:p>169000</text:p>
          </table:table-cell>
          <table:table-cell office:value-type="float" office:value="46600">
            <text:p>46600</text:p>
          </table:table-cell>
          <table:table-cell office:value-type="float" office:value="69140">
            <text:p>69140</text:p>
          </table:table-cell>
          <table:table-cell office:value-type="float" office:value="280920">
            <text:p>280920</text:p>
          </table:table-cell>
          <table:table-cell table:number-columns-repeated="2"/>
          <table:table-cell office:value-type="float" office:value="31.1662">
            <text:p>31.1662</text:p>
          </table:table-cell>
          <table:table-cell office:value-type="float" office:value="54.5632">
            <text:p>54.5632</text:p>
          </table:table-cell>
          <table:table-cell office:value-type="float" office:value="41.1765">
            <text:p>41.1765</text:p>
          </table:table-cell>
          <table:table-cell office:value-type="float" office:value="25.9888">
            <text:p>25.9888</text:p>
          </table:table-cell>
          <table:table-cell office:value-type="float" office:value="36.7242">
            <text:p>36.7242</text:p>
          </table:table-cell>
          <table:table-cell office:value-type="float" office:value="35.8282">
            <text:p>35.8282</text:p>
          </table:table-cell>
          <table:table-cell office:value-type="float" office:value="41.6124">
            <text:p>41.6124</text:p>
          </table:table-cell>
          <table:table-cell office:value-type="float" office:value="39.6941">
            <text:p>39.6941</text:p>
          </table:table-cell>
          <table:table-cell office:value-type="float" office:value="47.9352">
            <text:p>47.9352</text:p>
          </table:table-cell>
          <table:table-cell office:value-type="float" office:value="47.9298">
            <text:p>47.9298</text:p>
          </table:table-cell>
          <table:table-cell office:value-type="float" office:value="50.3644">
            <text:p>50.3644</text:p>
          </table:table-cell>
          <table:table-cell office:value-type="float" office:value="45.797">
            <text:p>45.797</text:p>
          </table:table-cell>
          <table:table-cell office:value-type="float" office:value="36.022">
            <text:p>36.022</text:p>
          </table:table-cell>
          <table:table-cell office:value-type="float" office:value="42.4321">
            <text:p>42.4321</text:p>
          </table:table-cell>
          <table:table-cell office:value-type="float" office:value="39.9918">
            <text:p>39.9918</text:p>
          </table:table-cell>
          <table:table-cell office:value-type="float" office:value="18.6502">
            <text:p>18.6502</text:p>
          </table:table-cell>
          <table:table-cell office:value-type="float" office:value="26.3767">
            <text:p>26.3767</text:p>
          </table:table-cell>
          <table:table-cell office:value-type="float" office:value="30.5489">
            <text:p>30.5489</text:p>
          </table:table-cell>
          <table:table-cell office:value-type="float" office:value="20.343">
            <text:p>20.343</text:p>
          </table:table-cell>
          <table:table-cell office:value-type="float" office:value="17.3065">
            <text:p>17.3065</text:p>
          </table:table-cell>
          <table:table-cell office:value-type="float" office:value="14.0814">
            <text:p>14.0814</text:p>
          </table:table-cell>
          <table:table-cell office:value-type="float" office:value="21.6096">
            <text:p>21.6096</text:p>
          </table:table-cell>
          <table:table-cell office:value-type="float" office:value="26.5829">
            <text:p>26.5829</text:p>
          </table:table-cell>
          <table:table-cell office:value-type="float" office:value="28.3925">
            <text:p>28.3925</text:p>
          </table:table-cell>
          <table:table-cell office:value-type="float" office:value="26.0823">
            <text:p>26.0823</text:p>
          </table:table-cell>
          <table:table-cell office:value-type="float" office:value="17.5976">
            <text:p>17.5976</text:p>
          </table:table-cell>
          <table:table-cell office:value-type="float" office:value="21.972">
            <text:p>21.972</text:p>
          </table:table-cell>
          <table:table-cell office:value-type="float" office:value="17.9763">
            <text:p>17.9763</text:p>
          </table:table-cell>
          <table:table-cell office:value-type="float" office:value="16.1149">
            <text:p>16.1149</text:p>
          </table:table-cell>
          <table:table-cell office:value-type="float" office:value="10.9417">
            <text:p>10.9417</text:p>
          </table:table-cell>
          <table:table-cell office:value-type="float" office:value="8.5911">
            <text:p>8.5911</text:p>
          </table:table-cell>
          <table:table-cell office:value-type="float" office:value="6.1401">
            <text:p>6.1401</text:p>
          </table:table-cell>
          <table:table-cell office:value-type="float" office:value="5.1973">
            <text:p>5.1973</text:p>
          </table:table-cell>
          <table:table-cell office:value-type="float" office:value="4.9838">
            <text:p>4.9838</text:p>
          </table:table-cell>
          <table:table-cell office:value-type="float" office:value="8.5102">
            <text:p>8.5102</text:p>
          </table:table-cell>
          <table:table-cell office:value-type="float" office:value="8.3519">
            <text:p>8.3519</text:p>
          </table:table-cell>
          <table:table-cell office:value-type="float" office:value="7.0385">
            <text:p>7.0385</text:p>
          </table:table-cell>
          <table:table-cell office:value-type="float" office:value="4.9167">
            <text:p>4.9167</text:p>
          </table:table-cell>
          <table:table-cell office:value-type="float" office:value="4.2632">
            <text:p>4.2632</text:p>
          </table:table-cell>
          <table:table-cell office:value-type="float" office:value="4.2166">
            <text:p>4.2166</text:p>
          </table:table-cell>
          <table:table-cell office:value-type="float" office:value="6.3203">
            <text:p>6.3203</text:p>
          </table:table-cell>
          <table:table-cell office:value-type="float" office:value="4.6611">
            <text:p>4.6611</text:p>
          </table:table-cell>
          <table:table-cell office:value-type="float" office:value="6.0656">
            <text:p>6.0656</text:p>
          </table:table-cell>
          <table:table-cell office:value-type="float" office:value="6.1186">
            <text:p>6.1186</text:p>
          </table:table-cell>
          <table:table-cell office:value-type="float" office:value="7.7701">
            <text:p>7.7701</text:p>
          </table:table-cell>
          <table:table-cell office:value-type="float" office:value="6.1913">
            <text:p>6.1913</text:p>
          </table:table-cell>
          <table:table-cell office:value-type="float" office:value="5.7586">
            <text:p>5.7586</text:p>
          </table:table-cell>
          <table:table-cell office:value-type="float" office:value="2.4793">
            <text:p>2.4793</text:p>
          </table:table-cell>
          <table:table-cell office:value-type="float" office:value="3.8085">
            <text:p>3.8085</text:p>
          </table:table-cell>
          <table:table-cell office:value-type="float" office:value="1.0221">
            <text:p>1.0221</text:p>
          </table:table-cell>
          <table:table-cell table:number-columns-repeated="4"/>
          <table:table-cell office:value-type="float" office:value="710811.24">
            <text:p>710811.24</text:p>
          </table:table-cell>
          <table:table-cell office:value-type="float" office:value="1283870.72">
            <text:p>1283870.72</text:p>
          </table:table-cell>
          <table:table-cell office:value-type="float" office:value="971820.87">
            <text:p>971820.87</text:p>
          </table:table-cell>
          <table:table-cell office:value-type="float" office:value="617791.66">
            <text:p>617791.66</text:p>
          </table:table-cell>
          <table:table-cell office:value-type="float" office:value="923838.16">
            <text:p>923838.16</text:p>
          </table:table-cell>
          <table:table-cell office:value-type="float" office:value="931026.72">
            <text:p>931026.72</text:p>
          </table:table-cell>
          <table:table-cell office:value-type="float" office:value="1112948.75">
            <text:p>1112948.75</text:p>
          </table:table-cell>
          <table:table-cell office:value-type="float" office:value="1092889.73">
            <text:p>1092889.73</text:p>
          </table:table-cell>
          <table:table-cell office:value-type="float" office:value="1359235.21">
            <text:p>1359235.21</text:p>
          </table:table-cell>
          <table:table-cell office:value-type="float" office:value="1400138.5">
            <text:p>1400138.50</text:p>
          </table:table-cell>
          <table:table-cell office:value-type="float" office:value="1516095.44">
            <text:p>1516095.44</text:p>
          </table:table-cell>
          <table:table-cell office:value-type="float" office:value="1420918.64">
            <text:p>1420918.64</text:p>
          </table:table-cell>
          <table:table-cell office:value-type="float" office:value="1152511.54">
            <text:p>1152511.54</text:p>
          </table:table-cell>
          <table:table-cell office:value-type="float" office:value="1561585.99">
            <text:p>1561585.99</text:p>
          </table:table-cell>
          <table:table-cell office:value-type="float" office:value="1381546.56">
            <text:p>1381546.56</text:p>
          </table:table-cell>
          <table:table-cell office:value-type="float" office:value="655576.92">
            <text:p>655576.92</text:p>
          </table:table-cell>
          <table:table-cell office:value-type="float" office:value="962837.15">
            <text:p>962837.15</text:p>
          </table:table-cell>
          <table:table-cell office:value-type="float" office:value="1183812.43">
            <text:p>1183812.43</text:p>
          </table:table-cell>
          <table:table-cell office:value-type="float" office:value="736630.9">
            <text:p>736630.90</text:p>
          </table:table-cell>
          <table:table-cell office:value-type="float" office:value="696742.5">
            <text:p>696742.50</text:p>
          </table:table-cell>
          <table:table-cell office:value-type="float" office:value="586052.65">
            <text:p>586052.65</text:p>
          </table:table-cell>
          <table:table-cell office:value-type="float" office:value="931112.35">
            <text:p>931112.35</text:p>
          </table:table-cell>
          <table:table-cell office:value-type="float" office:value="1163141.66">
            <text:p>1163141.66</text:p>
          </table:table-cell>
          <table:table-cell office:value-type="float" office:value="1321252.13">
            <text:p>1321252.13</text:p>
          </table:table-cell>
          <table:table-cell office:value-type="float" office:value="1233323.44">
            <text:p>1233323.44</text:p>
          </table:table-cell>
          <table:table-cell office:value-type="float" office:value="872601.35">
            <text:p>872601.35</text:p>
          </table:table-cell>
          <table:table-cell office:value-type="float" office:value="1025670">
            <text:p>1025670.00</text:p>
          </table:table-cell>
          <table:table-cell office:value-type="float" office:value="695146.83">
            <text:p>695146.83</text:p>
          </table:table-cell>
          <table:table-cell office:value-type="float" office:value="817021.51">
            <text:p>817021.51</text:p>
          </table:table-cell>
          <table:table-cell office:value-type="float" office:value="724068.33">
            <text:p>724068.33</text:p>
          </table:table-cell>
          <table:table-cell office:value-type="float" office:value="515940.68">
            <text:p>515940.68</text:p>
          </table:table-cell>
          <table:table-cell office:value-type="float" office:value="344255.28">
            <text:p>344255.28</text:p>
          </table:table-cell>
          <table:table-cell office:value-type="float" office:value="296930.4">
            <text:p>296930.40</text:p>
          </table:table-cell>
          <table:table-cell office:value-type="float" office:value="324201.25">
            <text:p>324201.25</text:p>
          </table:table-cell>
          <table:table-cell office:value-type="float" office:value="522530.33">
            <text:p>522530.33</text:p>
          </table:table-cell>
          <table:table-cell office:value-type="float" office:value="585148.3">
            <text:p>585148.30</text:p>
          </table:table-cell>
          <table:table-cell office:value-type="float" office:value="443419.82">
            <text:p>443419.82</text:p>
          </table:table-cell>
          <table:table-cell office:value-type="float" office:value="332432.19">
            <text:p>332432.19</text:p>
          </table:table-cell>
          <table:table-cell office:value-type="float" office:value="296166.86">
            <text:p>296166.86</text:p>
          </table:table-cell>
          <table:table-cell office:value-type="float" office:value="303799">
            <text:p>303799.00</text:p>
          </table:table-cell>
          <table:table-cell office:value-type="float" office:value="459999.27">
            <text:p>459999.27</text:p>
          </table:table-cell>
          <table:table-cell office:value-type="float" office:value="356779.3">
            <text:p>356779.30</text:p>
          </table:table-cell>
          <table:table-cell office:value-type="float" office:value="421832.6">
            <text:p>421832.60</text:p>
          </table:table-cell>
          <table:table-cell office:value-type="float" office:value="492484.22">
            <text:p>492484.22</text:p>
          </table:table-cell>
          <table:table-cell office:value-type="float" office:value="643540.3">
            <text:p>643540.30</text:p>
          </table:table-cell>
          <table:table-cell office:value-type="float" office:value="538018.29">
            <text:p>538018.29</text:p>
          </table:table-cell>
          <table:table-cell office:value-type="float" office:value="514837.47">
            <text:p>514837.47</text:p>
          </table:table-cell>
          <table:table-cell office:value-type="float" office:value="226500.7">
            <text:p>226500.70</text:p>
          </table:table-cell>
          <table:table-cell office:value-type="float" office:value="357744.09">
            <text:p>357744.09</text:p>
          </table:table-cell>
          <table:table-cell office:value-type="float" office:value="99822.04">
            <text:p>99822.04</text:p>
          </table:table-cell>
          <table:table-cell office:value-type="float" office:value="146117.93">
            <text:p>146117.93</text:p>
          </table:table-cell>
          <table:table-cell office:value-type="float" office:value="593026.9">
            <text:p>593026.90</text:p>
          </table:table-cell>
          <table:table-cell table:number-columns-repeated="3"/>
          <table:table-cell office:value-type="string">
            <text:p>1542701.12</text:p>
          </table:table-cell>
          <table:table-cell office:value-type="string">
            <text:p>2786434.28</text:p>
          </table:table-cell>
          <table:table-cell office:value-type="string">
            <text:p>2109180.41</text:p>
          </table:table-cell>
          <table:table-cell office:value-type="string">
            <text:p>1340817.14</text:p>
          </table:table-cell>
          <table:table-cell office:value-type="string">
            <text:p>2005041.68</text:p>
          </table:table-cell>
          <table:table-cell office:value-type="string">
            <text:p>2020643.30</text:p>
          </table:table-cell>
          <table:table-cell office:value-type="string">
            <text:p>2415475.71</text:p>
          </table:table-cell>
          <table:table-cell office:value-type="string">
            <text:p>2371940.85</text:p>
          </table:table-cell>
          <table:table-cell office:value-type="string">
            <text:p>2950000.74</text:p>
          </table:table-cell>
          <table:table-cell office:value-type="string">
            <text:p>3038774.75</text:p>
          </table:table-cell>
          <table:table-cell office:value-type="string">
            <text:p>3290440.56</text:p>
          </table:table-cell>
          <table:table-cell office:value-type="string">
            <text:p>3083874.68</text:p>
          </table:table-cell>
          <table:table-cell office:value-type="string">
            <text:p>2501340.38</text:p>
          </table:table-cell>
          <table:table-cell office:value-type="string">
            <text:p>3389170.48</text:p>
          </table:table-cell>
          <table:table-cell office:value-type="string">
            <text:p>2998423.94</text:p>
          </table:table-cell>
          <table:table-cell office:value-type="string">
            <text:p>1422823.96</text:p>
          </table:table-cell>
          <table:table-cell office:value-type="string">
            <text:p>2089682.70</text:p>
          </table:table-cell>
          <table:table-cell office:value-type="string">
            <text:p>2569273.91</text:p>
          </table:table-cell>
          <table:table-cell office:value-type="string">
            <text:p>1598738.53</text:p>
          </table:table-cell>
          <table:table-cell office:value-type="string">
            <text:p>1512167.19</text:p>
          </table:table-cell>
          <table:table-cell office:value-type="string">
            <text:p>1271932.74</text:p>
          </table:table-cell>
          <table:table-cell office:value-type="string">
            <text:p>2020829.16</text:p>
          </table:table-cell>
          <table:table-cell office:value-type="string">
            <text:p>2524411.34</text:p>
          </table:table-cell>
          <table:table-cell office:value-type="string">
            <text:p>2867564.60</text:p>
          </table:table-cell>
          <table:table-cell office:value-type="string">
            <text:p>2676729.56</text:p>
          </table:table-cell>
          <table:table-cell office:value-type="string">
            <text:p>1893840.45</text:p>
          </table:table-cell>
          <table:table-cell office:value-type="string">
            <text:p>2226051.26</text:p>
          </table:table-cell>
          <table:table-cell office:value-type="string">
            <text:p>1508704.05</text:p>
          </table:table-cell>
          <table:table-cell office:value-type="string">
            <text:p>1773213.39</text:p>
          </table:table-cell>
          <table:table-cell office:value-type="string">
            <text:p>1571473.50</text:p>
          </table:table-cell>
          <table:table-cell office:value-type="string">
            <text:p>1119766.01</text:p>
          </table:table-cell>
          <table:table-cell office:value-type="string">
            <text:p>747150.54</text:p>
          </table:table-cell>
          <table:table-cell office:value-type="string">
            <text:p>644439.53</text:p>
          </table:table-cell>
          <table:table-cell office:value-type="string">
            <text:p>703626.51</text:p>
          </table:table-cell>
          <table:table-cell office:value-type="string">
            <text:p>1134067.79</text:p>
          </table:table-cell>
          <table:table-cell office:value-type="string">
            <text:p>1269969.98</text:p>
          </table:table-cell>
          <table:table-cell office:value-type="string">
            <text:p>962371.18</text:p>
          </table:table-cell>
          <table:table-cell office:value-type="string">
            <text:p>721490.44</text:p>
          </table:table-cell>
          <table:table-cell office:value-type="string">
            <text:p>642782.40</text:p>
          </table:table-cell>
          <table:table-cell office:value-type="string">
            <text:p>659346.71</text:p>
          </table:table-cell>
          <table:table-cell office:value-type="string">
            <text:p>998354.21</text:p>
          </table:table-cell>
          <table:table-cell office:value-type="string">
            <text:p>774331.92</text:p>
          </table:table-cell>
          <table:table-cell office:value-type="string">
            <text:p>915519.60</text:p>
          </table:table-cell>
          <table:table-cell office:value-type="string">
            <text:p>1068857.54</text:p>
          </table:table-cell>
          <table:table-cell office:value-type="string">
            <text:p>1396700.40</text:p>
          </table:table-cell>
          <table:table-cell office:value-type="string">
            <text:p>1167681.90</text:p>
          </table:table-cell>
          <table:table-cell office:value-type="string">
            <text:p>1117371.68</text:p>
          </table:table-cell>
          <table:table-cell office:value-type="string">
            <text:p>491583.23</text:p>
          </table:table-cell>
          <table:table-cell office:value-type="string">
            <text:p>776425.84</text:p>
          </table:table-cell>
          <table:table-cell office:value-type="string">
            <text:p>216647.64</text:p>
          </table:table-cell>
          <table:table-cell office:value-type="string">
            <text:p>317125.39</text:p>
          </table:table-cell>
          <table:table-cell office:value-type="string">
            <text:p>1287069.21</text:p>
          </table:table-cell>
          <table:table-cell table:number-columns-repeated="3"/>
          <table:table-cell office:value-type="float" office:value="66.05">
            <text:p>66.05</text:p>
          </table:table-cell>
          <table:table-cell office:value-type="float" office:value="116.17">
            <text:p>116.17</text:p>
          </table:table-cell>
          <table:table-cell office:value-type="float" office:value="85.58">
            <text:p>85.58</text:p>
          </table:table-cell>
          <table:table-cell office:value-type="float" office:value="52.93">
            <text:p>52.93</text:p>
          </table:table-cell>
          <table:table-cell office:value-type="float" office:value="76.97">
            <text:p>76.97</text:p>
          </table:table-cell>
          <table:table-cell office:value-type="float" office:value="75.41">
            <text:p>75.41</text:p>
          </table:table-cell>
          <table:table-cell office:value-type="float" office:value="87.58">
            <text:p>87.58</text:p>
          </table:table-cell>
          <table:table-cell office:value-type="float" office:value="83.54">
            <text:p>83.54</text:p>
          </table:table-cell>
          <table:table-cell office:value-type="float" office:value="100.89">
            <text:p>100.89</text:p>
          </table:table-cell>
          <table:table-cell office:value-type="float" office:value="100.87">
            <text:p>100.87</text:p>
          </table:table-cell>
          <table:table-cell office:value-type="float" office:value="106">
            <text:p>106.00</text:p>
          </table:table-cell>
          <table:table-cell office:value-type="float" office:value="96.39">
            <text:p>96.39</text:p>
          </table:table-cell>
          <table:table-cell office:value-type="float" office:value="75.81">
            <text:p>75.81</text:p>
          </table:table-cell>
          <table:table-cell office:value-type="float" office:value="99.56">
            <text:p>99.56</text:p>
          </table:table-cell>
          <table:table-cell office:value-type="float" office:value="85.31">
            <text:p>85.31</text:p>
          </table:table-cell>
          <table:table-cell office:value-type="float" office:value="39.19">
            <text:p>39.19</text:p>
          </table:table-cell>
          <table:table-cell office:value-type="float" office:value="55.69">
            <text:p>55.69</text:p>
          </table:table-cell>
          <table:table-cell office:value-type="float" office:value="66.23">
            <text:p>66.23</text:p>
          </table:table-cell>
          <table:table-cell office:value-type="float" office:value="39.85">
            <text:p>39.85</text:p>
          </table:table-cell>
          <table:table-cell office:value-type="float" office:value="36.44">
            <text:p>36.44</text:p>
          </table:table-cell>
          <table:table-cell office:value-type="float" office:value="29.62">
            <text:p>29.62</text:p>
          </table:table-cell>
          <table:table-cell office:value-type="float" office:value="45.47">
            <text:p>45.47</text:p>
          </table:table-cell>
          <table:table-cell office:value-type="float" office:value="54.92">
            <text:p>54.92</text:p>
          </table:table-cell>
          <table:table-cell office:value-type="float" office:value="60.41">
            <text:p>60.41</text:p>
          </table:table-cell>
          <table:table-cell office:value-type="float" office:value="54.71">
            <text:p>54.71</text:p>
          </table:table-cell>
          <table:table-cell office:value-type="float" office:value="37.64">
            <text:p>37.64</text:p>
          </table:table-cell>
          <table:table-cell office:value-type="float" office:value="43.09">
            <text:p>43.09</text:p>
          </table:table-cell>
          <table:table-cell office:value-type="float" office:value="28.47">
            <text:p>28.47</text:p>
          </table:table-cell>
          <table:table-cell office:value-type="float" office:value="32.59">
            <text:p>32.59</text:p>
          </table:table-cell>
          <table:table-cell office:value-type="float" office:value="28.09">
            <text:p>28.09</text:p>
          </table:table-cell>
          <table:table-cell office:value-type="float" office:value="19.44">
            <text:p>19.44</text:p>
          </table:table-cell>
          <table:table-cell office:value-type="float" office:value="12.58">
            <text:p>12.58</text:p>
          </table:table-cell>
          <table:table-cell office:value-type="float" office:value="10.52">
            <text:p>10.52</text:p>
          </table:table-cell>
          <table:table-cell office:value-type="float" office:value="11.14">
            <text:p>11.14</text:p>
          </table:table-cell>
          <table:table-cell office:value-type="float" office:value="17.44">
            <text:p>17.44</text:p>
          </table:table-cell>
          <table:table-cell office:value-type="float" office:value="18.98">
            <text:p>18.98</text:p>
          </table:table-cell>
          <table:table-cell office:value-type="float" office:value="14">
            <text:p>14.00</text:p>
          </table:table-cell>
          <table:table-cell office:value-type="float" office:value="10.21">
            <text:p>10.21</text:p>
          </table:table-cell>
          <table:table-cell office:value-type="float" office:value="8.85">
            <text:p>8.85</text:p>
          </table:table-cell>
          <table:table-cell office:value-type="float" office:value="8.84">
            <text:p>8.84</text:p>
          </table:table-cell>
          <table:table-cell office:value-type="float" office:value="13.01">
            <text:p>13.01</text:p>
          </table:table-cell>
          <table:table-cell office:value-type="float" office:value="9.81">
            <text:p>9.81</text:p>
          </table:table-cell>
          <table:table-cell office:value-type="float" office:value="11.27">
            <text:p>11.27</text:p>
          </table:table-cell>
          <table:table-cell office:value-type="float" office:value="12.79">
            <text:p>12.79</text:p>
          </table:table-cell>
          <table:table-cell office:value-type="float" office:value="16.24">
            <text:p>16.24</text:p>
          </table:table-cell>
          <table:table-cell office:value-type="float" office:value="13.19">
            <text:p>13.19</text:p>
          </table:table-cell>
          <table:table-cell office:value-type="float" office:value="12.27">
            <text:p>12.27</text:p>
          </table:table-cell>
          <table:table-cell office:value-type="float" office:value="5.25">
            <text:p>5.25</text:p>
          </table:table-cell>
          <table:table-cell office:value-type="float" office:value="8.06">
            <text:p>8.06</text:p>
          </table:table-cell>
          <table:table-cell office:value-type="float" office:value="2.19">
            <text:p>2.19</text:p>
          </table:table-cell>
          <table:table-cell table:number-columns-repeated="5"/>
          <table:table-cell office:value-type="float" office:value="143.36">
            <text:p>143.36</text:p>
          </table:table-cell>
          <table:table-cell office:value-type="float" office:value="252.12">
            <text:p>252.12</text:p>
          </table:table-cell>
          <table:table-cell office:value-type="float" office:value="185.73">
            <text:p>185.73</text:p>
          </table:table-cell>
          <table:table-cell office:value-type="float" office:value="114.87">
            <text:p>114.87</text:p>
          </table:table-cell>
          <table:table-cell office:value-type="float" office:value="167.05">
            <text:p>167.05</text:p>
          </table:table-cell>
          <table:table-cell office:value-type="float" office:value="163.65">
            <text:p>163.65</text:p>
          </table:table-cell>
          <table:table-cell office:value-type="float" office:value="190.08">
            <text:p>190.08</text:p>
          </table:table-cell>
          <table:table-cell office:value-type="float" office:value="181.31">
            <text:p>181.31</text:p>
          </table:table-cell>
          <table:table-cell office:value-type="float" office:value="218.96">
            <text:p>218.96</text:p>
          </table:table-cell>
          <table:table-cell office:value-type="float" office:value="218.93">
            <text:p>218.93</text:p>
          </table:table-cell>
          <table:table-cell office:value-type="float" office:value="230.05">
            <text:p>230.05</text:p>
          </table:table-cell>
          <table:table-cell office:value-type="float" office:value="209.19">
            <text:p>209.19</text:p>
          </table:table-cell>
          <table:table-cell office:value-type="float" office:value="164.54">
            <text:p>164.54</text:p>
          </table:table-cell>
          <table:table-cell office:value-type="float" office:value="216.08">
            <text:p>216.08</text:p>
          </table:table-cell>
          <table:table-cell office:value-type="float" office:value="185.16">
            <text:p>185.16</text:p>
          </table:table-cell>
          <table:table-cell office:value-type="float" office:value="85.05">
            <text:p>85.05</text:p>
          </table:table-cell>
          <table:table-cell office:value-type="float" office:value="120.87">
            <text:p>120.87</text:p>
          </table:table-cell>
          <table:table-cell office:value-type="float" office:value="143.75">
            <text:p>143.75</text:p>
          </table:table-cell>
          <table:table-cell office:value-type="float" office:value="86.5">
            <text:p>86.50</text:p>
          </table:table-cell>
          <table:table-cell office:value-type="float" office:value="79.09">
            <text:p>79.09</text:p>
          </table:table-cell>
          <table:table-cell office:value-type="float" office:value="64.29">
            <text:p>64.29</text:p>
          </table:table-cell>
          <table:table-cell office:value-type="float" office:value="98.69">
            <text:p>98.69</text:p>
          </table:table-cell>
          <table:table-cell office:value-type="float" office:value="119.19">
            <text:p>119.19</text:p>
          </table:table-cell>
          <table:table-cell office:value-type="float" office:value="131.11">
            <text:p>131.11</text:p>
          </table:table-cell>
          <table:table-cell office:value-type="float" office:value="118.73">
            <text:p>118.73</text:p>
          </table:table-cell>
          <table:table-cell office:value-type="float" office:value="81.68">
            <text:p>81.68</text:p>
          </table:table-cell>
          <table:table-cell office:value-type="float" office:value="93.52">
            <text:p>93.52</text:p>
          </table:table-cell>
          <table:table-cell office:value-type="float" office:value="61.78">
            <text:p>61.78</text:p>
          </table:table-cell>
          <table:table-cell office:value-type="float" office:value="70.73">
            <text:p>70.73</text:p>
          </table:table-cell>
          <table:table-cell office:value-type="float" office:value="60.97">
            <text:p>60.97</text:p>
          </table:table-cell>
          <table:table-cell office:value-type="float" office:value="42.19">
            <text:p>42.19</text:p>
          </table:table-cell>
          <table:table-cell office:value-type="float" office:value="27.31">
            <text:p>27.31</text:p>
          </table:table-cell>
          <table:table-cell office:value-type="float" office:value="22.84">
            <text:p>22.84</text:p>
          </table:table-cell>
          <table:table-cell office:value-type="float" office:value="24.18">
            <text:p>24.18</text:p>
          </table:table-cell>
          <table:table-cell office:value-type="float" office:value="37.85">
            <text:p>37.85</text:p>
          </table:table-cell>
          <table:table-cell office:value-type="float" office:value="41.2">
            <text:p>41.20</text:p>
          </table:table-cell>
          <table:table-cell office:value-type="float" office:value="30.38">
            <text:p>30.38</text:p>
          </table:table-cell>
          <table:table-cell office:value-type="float" office:value="22.16">
            <text:p>22.16</text:p>
          </table:table-cell>
          <table:table-cell office:value-type="float" office:value="19.22">
            <text:p>19.22</text:p>
          </table:table-cell>
          <table:table-cell office:value-type="float" office:value="19.18">
            <text:p>19.18</text:p>
          </table:table-cell>
          <table:table-cell office:value-type="float" office:value="28.23">
            <text:p>28.23</text:p>
          </table:table-cell>
          <table:table-cell office:value-type="float" office:value="21.29">
            <text:p>21.29</text:p>
          </table:table-cell>
          <table:table-cell office:value-type="float" office:value="24.46">
            <text:p>24.46</text:p>
          </table:table-cell>
          <table:table-cell office:value-type="float" office:value="27.76">
            <text:p>27.76</text:p>
          </table:table-cell>
          <table:table-cell office:value-type="float" office:value="35.25">
            <text:p>35.25</text:p>
          </table:table-cell>
          <table:table-cell office:value-type="float" office:value="28.64">
            <text:p>28.64</text:p>
          </table:table-cell>
          <table:table-cell office:value-type="float" office:value="26.63">
            <text:p>26.63</text:p>
          </table:table-cell>
          <table:table-cell office:value-type="float" office:value="11.39">
            <text:p>11.39</text:p>
          </table:table-cell>
          <table:table-cell office:value-type="float" office:value="17.5">
            <text:p>17.50</text:p>
          </table:table-cell>
          <table:table-cell office:value-type="float" office:value="4.75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Sudan</text:p>
          </table:table-cell>
          <table:table-cell office:value-type="float" office:value="276">
            <text:p>276</text:p>
          </table:table-cell>
          <table:table-cell office:value-type="float" office:value="736">
            <text:p>736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float" office:value="207">
            <text:p>207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float" office:value="209">
            <text:p>209</text:p>
          </table:table-cell>
          <table:table-cell office:value-type="float" office:value="748">
            <text:p>748</text:p>
          </table:table-cell>
          <table:table-cell table:style-name="ce1" office:value-type="string">
            <text:p>-26.5</text:p>
          </table:table-cell>
          <table:table-cell office:value-type="float" office:value="41790">
            <text:p>41790</text:p>
          </table:table-cell>
          <table:table-cell office:value-type="float" office:value="7200">
            <text:p>7200</text:p>
          </table:table-cell>
          <table:table-cell office:value-type="float" office:value="3988">
            <text:p>3988</text:p>
          </table:table-cell>
          <table:table-cell office:value-type="float" office:value="5774">
            <text:p>5774</text:p>
          </table:table-cell>
          <table:table-cell office:value-type="float" office:value="4620">
            <text:p>4620</text:p>
          </table:table-cell>
          <table:table-cell office:value-type="float" office:value="6064">
            <text:p>6064</text:p>
          </table:table-cell>
          <table:table-cell office:value-type="float" office:value="7972">
            <text:p>7972</text:p>
          </table:table-cell>
          <table:table-cell office:value-type="float" office:value="11464">
            <text:p>11464</text:p>
          </table:table-cell>
          <table:table-cell office:value-type="float" office:value="7649">
            <text:p>7649</text:p>
          </table:table-cell>
          <table:table-cell office:value-type="float" office:value="5788">
            <text:p>5788</text:p>
          </table:table-cell>
          <table:table-cell office:value-type="float" office:value="7090">
            <text:p>7090</text:p>
          </table:table-cell>
          <table:table-cell office:value-type="float" office:value="9790">
            <text:p>9790</text:p>
          </table:table-cell>
          <table:table-cell office:value-type="float" office:value="10695">
            <text:p>10695</text:p>
          </table:table-cell>
          <table:table-cell office:value-type="float" office:value="12487">
            <text:p>12487</text:p>
          </table:table-cell>
          <table:table-cell office:value-type="float" office:value="17600">
            <text:p>17600</text:p>
          </table:table-cell>
          <table:table-cell office:value-type="float" office:value="20420">
            <text:p>20420</text:p>
          </table:table-cell>
          <table:table-cell office:value-type="float" office:value="18304">
            <text:p>18304</text:p>
          </table:table-cell>
          <table:table-cell office:value-type="float" office:value="14400">
            <text:p>14400</text:p>
          </table:table-cell>
          <table:table-cell office:value-type="float" office:value="22000">
            <text:p>22000</text:p>
          </table:table-cell>
          <table:table-cell office:value-type="float" office:value="15800">
            <text:p>15800</text:p>
          </table:table-cell>
          <table:table-cell office:value-type="float" office:value="22800">
            <text:p>22800</text:p>
          </table:table-cell>
          <table:table-cell office:value-type="float" office:value="24500">
            <text:p>24500</text:p>
          </table:table-cell>
          <table:table-cell office:value-type="float" office:value="14100">
            <text:p>14100</text:p>
          </table:table-cell>
          <table:table-cell office:value-type="float" office:value="8900">
            <text:p>8900</text:p>
          </table:table-cell>
          <table:table-cell office:value-type="float" office:value="17600">
            <text:p>17600</text:p>
          </table:table-cell>
          <table:table-cell office:value-type="float" office:value="16900">
            <text:p>16900</text:p>
          </table:table-cell>
          <table:table-cell office:value-type="float" office:value="19550">
            <text:p>19550</text:p>
          </table:table-cell>
          <table:table-cell office:value-type="float" office:value="14700">
            <text:p>14700</text:p>
          </table:table-cell>
          <table:table-cell office:value-type="float" office:value="26100">
            <text:p>26100</text:p>
          </table:table-cell>
          <table:table-cell office:value-type="float" office:value="32000">
            <text:p>32000</text:p>
          </table:table-cell>
          <table:table-cell office:value-type="float" office:value="38658">
            <text:p>38658</text:p>
          </table:table-cell>
          <table:table-cell office:value-type="float" office:value="39141">
            <text:p>39141</text:p>
          </table:table-cell>
          <table:table-cell office:value-type="float" office:value="8729">
            <text:p>8729</text:p>
          </table:table-cell>
          <table:table-cell office:value-type="float" office:value="14900">
            <text:p>14900</text:p>
          </table:table-cell>
          <table:table-cell office:value-type="float" office:value="11150">
            <text:p>11150</text:p>
          </table:table-cell>
          <table:table-cell office:value-type="float" office:value="8365">
            <text:p>8365</text:p>
          </table:table-cell>
          <table:table-cell office:value-type="float" office:value="18931">
            <text:p>18931</text:p>
          </table:table-cell>
          <table:table-cell office:value-type="float" office:value="24095">
            <text:p>24095</text:p>
          </table:table-cell>
          <table:table-cell office:value-type="float" office:value="22678">
            <text:p>22678</text:p>
          </table:table-cell>
          <table:table-cell office:value-type="float" office:value="22138">
            <text:p>22138</text:p>
          </table:table-cell>
          <table:table-cell office:value-type="float" office:value="11202">
            <text:p>11202</text:p>
          </table:table-cell>
          <table:table-cell office:value-type="float" office:value="9000">
            <text:p>9000</text:p>
          </table:table-cell>
          <table:table-cell office:value-type="float" office:value="5900">
            <text:p>5900</text:p>
          </table:table-cell>
          <table:table-cell office:value-type="float" office:value="1821">
            <text:p>1821</text:p>
          </table:table-cell>
          <table:table-cell office:value-type="float" office:value="4809">
            <text:p>4809</text:p>
          </table:table-cell>
          <table:table-cell office:value-type="float" office:value="4728">
            <text:p>4728</text:p>
          </table:table-cell>
          <table:table-cell office:value-type="float" office:value="1464">
            <text:p>1464</text:p>
          </table:table-cell>
          <table:table-cell office:value-type="float" office:value="1080">
            <text:p>1080</text:p>
          </table:table-cell>
          <table:table-cell office:value-type="float" office:value="1180">
            <text:p>1180</text:p>
          </table:table-cell>
          <table:table-cell office:value-type="float" office:value="1100">
            <text:p>1100</text:p>
          </table:table-cell>
          <table:table-cell office:value-type="float" office:value="1770">
            <text:p>1770</text:p>
          </table:table-cell>
          <table:table-cell office:value-type="float" office:value="1490">
            <text:p>1490</text:p>
          </table:table-cell>
          <table:table-cell office:value-type="float" office:value="1408">
            <text:p>1408</text:p>
          </table:table-cell>
          <table:table-cell table:number-columns-repeated="2"/>
          <table:table-cell office:value-type="float" office:value="20.1117">
            <text:p>20.1117</text:p>
          </table:table-cell>
          <table:table-cell office:value-type="float" office:value="10.8962">
            <text:p>10.8962</text:p>
          </table:table-cell>
          <table:table-cell office:value-type="float" office:value="15.4385">
            <text:p>15.4385</text:p>
          </table:table-cell>
          <table:table-cell office:value-type="float" office:value="12.0627">
            <text:p>12.0627</text:p>
          </table:table-cell>
          <table:table-cell office:value-type="float" office:value="15.4694">
            <text:p>15.4694</text:p>
          </table:table-cell>
          <table:table-cell office:value-type="float" office:value="19.8803">
            <text:p>19.8803</text:p>
          </table:table-cell>
          <table:table-cell office:value-type="float" office:value="27.8929">
            <text:p>27.8929</text:p>
          </table:table-cell>
          <table:table-cell office:value-type="float" office:value="18.1256">
            <text:p>18.1256</text:p>
          </table:table-cell>
          <table:table-cell office:value-type="float" office:value="13.3364">
            <text:p>13.3364</text:p>
          </table:table-cell>
          <table:table-cell office:value-type="float" office:value="15.8969">
            <text:p>15.8969</text:p>
          </table:table-cell>
          <table:table-cell office:value-type="float" office:value="21.329">
            <text:p>21.329</text:p>
          </table:table-cell>
          <table:table-cell office:value-type="float" office:value="22.6589">
            <text:p>22.6589</text:p>
          </table:table-cell>
          <table:table-cell office:value-type="float" office:value="25.6407">
            <text:p>25.6407</text:p>
          </table:table-cell>
          <table:table-cell office:value-type="float" office:value="35.0598">
            <text:p>35.0598</text:p>
          </table:table-cell>
          <table:table-cell office:value-type="float" office:value="39.4971">
            <text:p>39.4971</text:p>
          </table:table-cell>
          <table:table-cell office:value-type="float" office:value="34.3415">
            <text:p>34.3415</text:p>
          </table:table-cell>
          <table:table-cell office:value-type="float" office:value="26.1818">
            <text:p>26.1818</text:p>
          </table:table-cell>
          <table:table-cell office:value-type="float" office:value="38.7324">
            <text:p>38.7324</text:p>
          </table:table-cell>
          <table:table-cell office:value-type="float" office:value="27.0085">
            <text:p>27.0085</text:p>
          </table:table-cell>
          <table:table-cell office:value-type="float" office:value="37.8109">
            <text:p>37.8109</text:p>
          </table:table-cell>
          <table:table-cell office:value-type="float" office:value="39.4525">
            <text:p>39.4525</text:p>
          </table:table-cell>
          <table:table-cell office:value-type="float" office:value="22.0657">
            <text:p>22.0657</text:p>
          </table:table-cell>
          <table:table-cell office:value-type="float" office:value="13.5258">
            <text:p>13.5258</text:p>
          </table:table-cell>
          <table:table-cell office:value-type="float" office:value="25.8824">
            <text:p>25.8824</text:p>
          </table:table-cell>
          <table:table-cell office:value-type="float" office:value="23.9716">
            <text:p>23.9716</text:p>
          </table:table-cell>
          <table:table-cell office:value-type="float" office:value="26.5986">
            <text:p>26.5986</text:p>
          </table:table-cell>
          <table:table-cell office:value-type="float" office:value="19.1656">
            <text:p>19.1656</text:p>
          </table:table-cell>
          <table:table-cell office:value-type="float" office:value="32.5843">
            <text:p>32.5843</text:p>
          </table:table-cell>
          <table:table-cell office:value-type="float" office:value="38.3693">
            <text:p>38.3693</text:p>
          </table:table-cell>
          <table:table-cell office:value-type="float" office:value="44.7949">
            <text:p>44.7949</text:p>
          </table:table-cell>
          <table:table-cell office:value-type="float" office:value="44.1274">
            <text:p>44.1274</text:p>
          </table:table-cell>
          <table:table-cell office:value-type="float" office:value="9.6134">
            <text:p>9.6134</text:p>
          </table:table-cell>
          <table:table-cell office:value-type="float" office:value="16.0907">
            <text:p>16.0907</text:p>
          </table:table-cell>
          <table:table-cell office:value-type="float" office:value="11.8114">
            <text:p>11.8114</text:p>
          </table:table-cell>
          <table:table-cell office:value-type="float" office:value="8.6864">
            <text:p>8.6864</text:p>
          </table:table-cell>
          <table:table-cell office:value-type="float" office:value="19.2193">
            <text:p>19.2193</text:p>
          </table:table-cell>
          <table:table-cell office:value-type="float" office:value="23.9275">
            <text:p>23.9275</text:p>
          </table:table-cell>
          <table:table-cell office:value-type="float" office:value="22.0389">
            <text:p>22.0389</text:p>
          </table:table-cell>
          <table:table-cell office:value-type="float" office:value="21.124">
            <text:p>21.124</text:p>
          </table:table-cell>
          <table:table-cell office:value-type="float" office:value="10.5282">
            <text:p>10.5282</text:p>
          </table:table-cell>
          <table:table-cell office:value-type="float" office:value="8.3721">
            <text:p>8.3721</text:p>
          </table:table-cell>
          <table:table-cell office:value-type="float" office:value="5.4529">
            <text:p>5.4529</text:p>
          </table:table-cell>
          <table:table-cell office:value-type="float" office:value="1.6737">
            <text:p>1.6737</text:p>
          </table:table-cell>
          <table:table-cell office:value-type="float" office:value="4.3918">
            <text:p>4.3918</text:p>
          </table:table-cell>
          <table:table-cell office:value-type="float" office:value="4.2787">
            <text:p>4.2787</text:p>
          </table:table-cell>
          <table:table-cell office:value-type="float" office:value="1.3095">
            <text:p>1.3095</text:p>
          </table:table-cell>
          <table:table-cell office:value-type="float" office:value="0.9515">
            <text:p>0.9515</text:p>
          </table:table-cell>
          <table:table-cell office:value-type="float" office:value="1.0225">
            <text:p>1.0225</text:p>
          </table:table-cell>
          <table:table-cell office:value-type="float" office:value="0.937">
            <text:p>0.937</text:p>
          </table:table-cell>
          <table:table-cell office:value-type="float" office:value="1.4837">
            <text:p>1.4837</text:p>
          </table:table-cell>
          <table:table-cell office:value-type="float" office:value="1.2294">
            <text:p>1.2294</text:p>
          </table:table-cell>
          <table:table-cell office:value-type="float" office:value="1.1438">
            <text:p>1.1438</text:p>
          </table:table-cell>
          <table:table-cell table:number-columns-repeated="2"/>
          <table:table-cell office:value-type="float" office:value="42593.52">
            <text:p>42593.52</text:p>
          </table:table-cell>
          <table:table-cell office:value-type="float" office:value="23248.14">
            <text:p>23248.14</text:p>
          </table:table-cell>
          <table:table-cell office:value-type="float" office:value="33868.41">
            <text:p>33868.41</text:p>
          </table:table-cell>
          <table:table-cell office:value-type="float" office:value="26861.84">
            <text:p>26861.84</text:p>
          </table:table-cell>
          <table:table-cell office:value-type="float" office:value="35623.07">
            <text:p>35623.07</text:p>
          </table:table-cell>
          <table:table-cell office:value-type="float" office:value="46488.25">
            <text:p>46488.25</text:p>
          </table:table-cell>
          <table:table-cell office:value-type="float" office:value="67568.21">
            <text:p>67568.21</text:p>
          </table:table-cell>
          <table:table-cell office:value-type="float" office:value="44667.35">
            <text:p>44667.35</text:p>
          </table:table-cell>
          <table:table-cell office:value-type="float" office:value="33896.52">
            <text:p>33896.52</text:p>
          </table:table-cell>
          <table:table-cell office:value-type="float" office:value="41200.19">
            <text:p>41200.19</text:p>
          </table:table-cell>
          <table:table-cell office:value-type="float" office:value="58345.27">
            <text:p>58345.27</text:p>
          </table:table-cell>
          <table:table-cell office:value-type="float" office:value="64101.61">
            <text:p>64101.61</text:p>
          </table:table-cell>
          <table:table-cell office:value-type="float" office:value="73139.31">
            <text:p>73139.31</text:p>
          </table:table-cell>
          <table:table-cell office:value-type="float" office:value="104508.33">
            <text:p>104508.33</text:p>
          </table:table-cell>
          <table:table-cell office:value-type="float" office:value="120956.28">
            <text:p>120956.28</text:p>
          </table:table-cell>
          <table:table-cell office:value-type="float" office:value="108805.91">
            <text:p>108805.91</text:p>
          </table:table-cell>
          <table:table-cell office:value-type="float" office:value="84014.52">
            <text:p>84014.52</text:p>
          </table:table-cell>
          <table:table-cell office:value-type="float" office:value="127410.99">
            <text:p>127410.99</text:p>
          </table:table-cell>
          <table:table-cell office:value-type="float" office:value="91514.92">
            <text:p>91514.92</text:p>
          </table:table-cell>
          <table:table-cell office:value-type="float" office:value="132534.45">
            <text:p>132534.45</text:p>
          </table:table-cell>
          <table:table-cell office:value-type="float" office:value="142982.09">
            <text:p>142982.09</text:p>
          </table:table-cell>
          <table:table-cell office:value-type="float" office:value="82239.79">
            <text:p>82239.79</text:p>
          </table:table-cell>
          <table:table-cell office:value-type="float" office:value="51868.64">
            <text:p>51868.64</text:p>
          </table:table-cell>
          <table:table-cell office:value-type="float" office:value="102163.3">
            <text:p>102163.30</text:p>
          </table:table-cell>
          <table:table-cell office:value-type="float" office:value="98413.1">
            <text:p>98413.10</text:p>
          </table:table-cell>
          <table:table-cell office:value-type="float" office:value="113699.04">
            <text:p>113699.04</text:p>
          </table:table-cell>
          <table:table-cell office:value-type="float" office:value="85789.25">
            <text:p>85789.25</text:p>
          </table:table-cell>
          <table:table-cell office:value-type="float" office:value="152056.47">
            <text:p>152056.47</text:p>
          </table:table-cell>
          <table:table-cell office:value-type="float" office:value="186177.82">
            <text:p>186177.82</text:p>
          </table:table-cell>
          <table:table-cell office:value-type="float" office:value="225338.31">
            <text:p>225338.31</text:p>
          </table:table-cell>
          <table:table-cell office:value-type="float" office:value="228652.9">
            <text:p>228652.90</text:p>
          </table:table-cell>
          <table:table-cell office:value-type="float" office:value="50939.12">
            <text:p>50939.12</text:p>
          </table:table-cell>
          <table:table-cell office:value-type="float" office:value="87363.24">
            <text:p>87363.24</text:p>
          </table:table-cell>
          <table:table-cell office:value-type="float" office:value="65179.12">
            <text:p>65179.12</text:p>
          </table:table-cell>
          <table:table-cell office:value-type="float" office:value="42376.04">
            <text:p>42376.04</text:p>
          </table:table-cell>
          <table:table-cell office:value-type="float" office:value="95818.5">
            <text:p>95818.50</text:p>
          </table:table-cell>
          <table:table-cell office:value-type="float" office:value="140996.58">
            <text:p>140996.58</text:p>
          </table:table-cell>
          <table:table-cell office:value-type="float" office:value="113447.25">
            <text:p>113447.25</text:p>
          </table:table-cell>
          <table:table-cell office:value-type="float" office:value="128860.53">
            <text:p>128860.53</text:p>
          </table:table-cell>
          <table:table-cell office:value-type="float" office:value="65869.76">
            <text:p>65869.76</text:p>
          </table:table-cell>
          <table:table-cell office:value-type="float" office:value="53241.9">
            <text:p>53241.90</text:p>
          </table:table-cell>
          <table:table-cell office:value-type="float" office:value="34121.35">
            <text:p>34121.35</text:p>
          </table:table-cell>
          <table:table-cell office:value-type="float" office:value="10690.53">
            <text:p>10690.53</text:p>
          </table:table-cell>
          <table:table-cell office:value-type="float" office:value="28413.75">
            <text:p>28413.75</text:p>
          </table:table-cell>
          <table:table-cell office:value-type="float" office:value="27782.14">
            <text:p>27782.14</text:p>
          </table:table-cell>
          <table:table-cell office:value-type="float" office:value="8566.88">
            <text:p>8566.88</text:p>
          </table:table-cell>
          <table:table-cell office:value-type="float" office:value="6389.03">
            <text:p>6389.03</text:p>
          </table:table-cell>
          <table:table-cell office:value-type="float" office:value="7762.28">
            <text:p>7762.28</text:p>
          </table:table-cell>
          <table:table-cell office:value-type="float" office:value="8539.7">
            <text:p>8539.70</text:p>
          </table:table-cell>
          <table:table-cell office:value-type="float" office:value="10470.91">
            <text:p>10470.91</text:p>
          </table:table-cell>
          <table:table-cell office:value-type="float" office:value="9908.84">
            <text:p>9908.84</text:p>
          </table:table-cell>
          <table:table-cell office:value-type="float" office:value="9369.03">
            <text:p>9369.03</text:p>
          </table:table-cell>
          <table:table-cell table:number-columns-repeated="3"/>
          <table:table-cell office:value-type="string">
            <text:p>0.06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string">
            <text:p>0.05</text:p>
          </table:table-cell>
          <table:table-cell office:value-type="string">
            <text:p>0.06</text:p>
          </table:table-cell>
          <table:table-cell office:value-type="string">
            <text:p>0.09</text:p>
          </table:table-cell>
          <table:table-cell office:value-type="string">
            <text:p>0.06</text:p>
          </table:table-cell>
          <table:table-cell office:value-type="string">
            <text:p>0.05</text:p>
          </table:table-cell>
          <table:table-cell office:value-type="string">
            <text:p>0.06</text:p>
          </table:table-cell>
          <table:table-cell office:value-type="string">
            <text:p>0.08</text:p>
          </table:table-cell>
          <table:table-cell office:value-type="string">
            <text:p>0.09</text:p>
          </table:table-cell>
          <table:table-cell office:value-type="string">
            <text:p>0.10</text:p>
          </table:table-cell>
          <table:table-cell office:value-type="string">
            <text:p>0.14</text:p>
          </table:table-cell>
          <table:table-cell office:value-type="string">
            <text:p>0.17</text:p>
          </table:table-cell>
          <table:table-cell office:value-type="string">
            <text:p>0.15</text:p>
          </table:table-cell>
          <table:table-cell office:value-type="string">
            <text:p>0.12</text:p>
          </table:table-cell>
          <table:table-cell office:value-type="string">
            <text:p>0.18</text:p>
          </table:table-cell>
          <table:table-cell office:value-type="string">
            <text:p>0.13</text:p>
          </table:table-cell>
          <table:table-cell office:value-type="string">
            <text:p>0.18</text:p>
          </table:table-cell>
          <table:table-cell office:value-type="string">
            <text:p>0.20</text:p>
          </table:table-cell>
          <table:table-cell office:value-type="string">
            <text:p>0.11</text:p>
          </table:table-cell>
          <table:table-cell office:value-type="string">
            <text:p>0.07</text:p>
          </table:table-cell>
          <table:table-cell table:number-columns-repeated="2" office:value-type="string">
            <text:p>0.14</text:p>
          </table:table-cell>
          <table:table-cell office:value-type="string">
            <text:p>0.16</text:p>
          </table:table-cell>
          <table:table-cell office:value-type="string">
            <text:p>0.12</text:p>
          </table:table-cell>
          <table:table-cell office:value-type="string">
            <text:p>0.21</text:p>
          </table:table-cell>
          <table:table-cell office:value-type="string">
            <text:p>0.26</text:p>
          </table:table-cell>
          <table:table-cell office:value-type="string">
            <text:p>0.31</text:p>
          </table:table-cell>
          <table:table-cell office:value-type="string">
            <text:p>0.32</text:p>
          </table:table-cell>
          <table:table-cell office:value-type="string">
            <text:p>0.07</text:p>
          </table:table-cell>
          <table:table-cell office:value-type="string">
            <text:p>0.12</text:p>
          </table:table-cell>
          <table:table-cell office:value-type="string">
            <text:p>0.09</text:p>
          </table:table-cell>
          <table:table-cell office:value-type="string">
            <text:p>0.06</text:p>
          </table:table-cell>
          <table:table-cell office:value-type="string">
            <text:p>0.13</text:p>
          </table:table-cell>
          <table:table-cell office:value-type="string">
            <text:p>0.19</text:p>
          </table:table-cell>
          <table:table-cell office:value-type="string">
            <text:p>0.16</text:p>
          </table:table-cell>
          <table:table-cell office:value-type="string">
            <text:p>0.18</text:p>
          </table:table-cell>
          <table:table-cell office:value-type="string">
            <text:p>0.09</text:p>
          </table:table-cell>
          <table:table-cell office:value-type="string">
            <text:p>0.07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table:number-columns-repeated="2" office:value-type="string">
            <text:p>0.04</text:p>
          </table:table-cell>
          <table:table-cell table:number-columns-repeated="7" office:value-type="string">
            <text:p>0.01</text:p>
          </table:table-cell>
          <table:table-cell table:number-columns-repeated="3"/>
          <table:table-cell office:value-type="float" office:value="118.98">
            <text:p>118.98</text:p>
          </table:table-cell>
          <table:table-cell office:value-type="float" office:value="63.52">
            <text:p>63.52</text:p>
          </table:table-cell>
          <table:table-cell office:value-type="float" office:value="90.56">
            <text:p>90.56</text:p>
          </table:table-cell>
          <table:table-cell office:value-type="float" office:value="70.14">
            <text:p>70.14</text:p>
          </table:table-cell>
          <table:table-cell office:value-type="float" office:value="90.88">
            <text:p>90.88</text:p>
          </table:table-cell>
          <table:table-cell office:value-type="float" office:value="115.93">
            <text:p>115.93</text:p>
          </table:table-cell>
          <table:table-cell office:value-type="float" office:value="164.4">
            <text:p>164.40</text:p>
          </table:table-cell>
          <table:table-cell office:value-type="float" office:value="105.85">
            <text:p>105.85</text:p>
          </table:table-cell>
          <table:table-cell office:value-type="float" office:value="78.1">
            <text:p>78.10</text:p>
          </table:table-cell>
          <table:table-cell office:value-type="float" office:value="92.38">
            <text:p>92.38</text:p>
          </table:table-cell>
          <table:table-cell office:value-type="float" office:value="127.11">
            <text:p>127.11</text:p>
          </table:table-cell>
          <table:table-cell office:value-type="float" office:value="135.81">
            <text:p>135.81</text:p>
          </table:table-cell>
          <table:table-cell office:value-type="float" office:value="150.18">
            <text:p>150.18</text:p>
          </table:table-cell>
          <table:table-cell office:value-type="float" office:value="208.18">
            <text:p>208.18</text:p>
          </table:table-cell>
          <table:table-cell office:value-type="float" office:value="233.96">
            <text:p>233.96</text:p>
          </table:table-cell>
          <table:table-cell office:value-type="float" office:value="204.14">
            <text:p>204.14</text:p>
          </table:table-cell>
          <table:table-cell office:value-type="float" office:value="152.75">
            <text:p>152.75</text:p>
          </table:table-cell>
          <table:table-cell office:value-type="float" office:value="224.32">
            <text:p>224.32</text:p>
          </table:table-cell>
          <table:table-cell office:value-type="float" office:value="156.44">
            <text:p>156.44</text:p>
          </table:table-cell>
          <table:table-cell office:value-type="float" office:value="219.79">
            <text:p>219.79</text:p>
          </table:table-cell>
          <table:table-cell office:value-type="float" office:value="230.24">
            <text:p>230.24</text:p>
          </table:table-cell>
          <table:table-cell office:value-type="float" office:value="128.7">
            <text:p>128.70</text:p>
          </table:table-cell>
          <table:table-cell office:value-type="float" office:value="78.83">
            <text:p>78.83</text:p>
          </table:table-cell>
          <table:table-cell office:value-type="float" office:value="150.24">
            <text:p>150.24</text:p>
          </table:table-cell>
          <table:table-cell office:value-type="float" office:value="139.59">
            <text:p>139.59</text:p>
          </table:table-cell>
          <table:table-cell office:value-type="float" office:value="154.69">
            <text:p>154.69</text:p>
          </table:table-cell>
          <table:table-cell office:value-type="float" office:value="111.85">
            <text:p>111.85</text:p>
          </table:table-cell>
          <table:table-cell office:value-type="float" office:value="189.83">
            <text:p>189.83</text:p>
          </table:table-cell>
          <table:table-cell office:value-type="float" office:value="223.23">
            <text:p>223.23</text:p>
          </table:table-cell>
          <table:table-cell office:value-type="float" office:value="261.11">
            <text:p>261.11</text:p>
          </table:table-cell>
          <table:table-cell office:value-type="float" office:value="257.78">
            <text:p>257.78</text:p>
          </table:table-cell>
          <table:table-cell office:value-type="float" office:value="56.1">
            <text:p>56.10</text:p>
          </table:table-cell>
          <table:table-cell office:value-type="float" office:value="94.34">
            <text:p>94.34</text:p>
          </table:table-cell>
          <table:table-cell office:value-type="float" office:value="69.05">
            <text:p>69.05</text:p>
          </table:table-cell>
          <table:table-cell office:value-type="float" office:value="44">
            <text:p>44.00</text:p>
          </table:table-cell>
          <table:table-cell office:value-type="float" office:value="97.28">
            <text:p>97.28</text:p>
          </table:table-cell>
          <table:table-cell office:value-type="float" office:value="140.02">
            <text:p>140.02</text:p>
          </table:table-cell>
          <table:table-cell office:value-type="float" office:value="110.25">
            <text:p>110.25</text:p>
          </table:table-cell>
          <table:table-cell office:value-type="float" office:value="122.96">
            <text:p>122.96</text:p>
          </table:table-cell>
          <table:table-cell office:value-type="float" office:value="61.91">
            <text:p>61.91</text:p>
          </table:table-cell>
          <table:table-cell office:value-type="float" office:value="49.53">
            <text:p>49.53</text:p>
          </table:table-cell>
          <table:table-cell office:value-type="float" office:value="31.54">
            <text:p>31.54</text:p>
          </table:table-cell>
          <table:table-cell office:value-type="float" office:value="9.83">
            <text:p>9.83</text:p>
          </table:table-cell>
          <table:table-cell office:value-type="float" office:value="25.95">
            <text:p>25.95</text:p>
          </table:table-cell>
          <table:table-cell office:value-type="float" office:value="25.14">
            <text:p>25.14</text:p>
          </table:table-cell>
          <table:table-cell office:value-type="float" office:value="7.66">
            <text:p>7.66</text:p>
          </table:table-cell>
          <table:table-cell office:value-type="float" office:value="5.63">
            <text:p>5.63</text:p>
          </table:table-cell>
          <table:table-cell office:value-type="float" office:value="6.73">
            <text:p>6.73</text:p>
          </table:table-cell>
          <table:table-cell office:value-type="float" office:value="7.27">
            <text:p>7.27</text:p>
          </table:table-cell>
          <table:table-cell office:value-type="float" office:value="8.78">
            <text:p>8.78</text:p>
          </table:table-cell>
          <table:table-cell office:value-type="float" office:value="8.18">
            <text:p>8.18</text:p>
          </table:table-cell>
          <table:table-cell office:value-type="float" office:value="7.61">
            <text:p>7.61</text:p>
          </table:table-cell>
          <table:table-cell table:number-columns-repeated="3"/>
          <table:table-cell table:number-columns-repeated="52" office:value-type="float" office:value="0">
            <text:p>0.00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210">
            <text:p>210</text:p>
          </table:table-cell>
          <table:table-cell office:value-type="float" office:value="752">
            <text:p>752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211">
            <text:p>211</text:p>
          </table:table-cell>
          <table:table-cell office:value-type="float" office:value="756">
            <text:p>756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float" office:value="212">
            <text:p>212</text:p>
          </table:table-cell>
          <table:table-cell office:value-type="float" office:value="760">
            <text:p>76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24833">
            <text:p>324833</text:p>
          </table:table-cell>
          <table:table-cell office:value-type="float" office:value="403895">
            <text:p>403895</text:p>
          </table:table-cell>
          <table:table-cell office:value-type="float" office:value="410000">
            <text:p>410000</text:p>
          </table:table-cell>
          <table:table-cell office:value-type="float" office:value="470068">
            <text:p>470068</text:p>
          </table:table-cell>
          <table:table-cell office:value-type="float" office:value="476189">
            <text:p>476189</text:p>
          </table:table-cell>
          <table:table-cell office:value-type="float" office:value="375424">
            <text:p>375424</text:p>
          </table:table-cell>
          <table:table-cell office:value-type="float" office:value="329086">
            <text:p>329086</text:p>
          </table:table-cell>
          <table:table-cell office:value-type="float" office:value="394000">
            <text:p>394000</text:p>
          </table:table-cell>
          <table:table-cell office:value-type="float" office:value="382400">
            <text:p>382400</text:p>
          </table:table-cell>
          <table:table-cell office:value-type="float" office:value="382600">
            <text:p>382600</text:p>
          </table:table-cell>
          <table:table-cell office:value-type="float" office:value="407500">
            <text:p>407500</text:p>
          </table:table-cell>
          <table:table-cell office:value-type="float" office:value="424000">
            <text:p>424000</text:p>
          </table:table-cell>
          <table:table-cell office:value-type="float" office:value="404800">
            <text:p>404800</text:p>
          </table:table-cell>
          <table:table-cell office:value-type="float" office:value="386500">
            <text:p>386500</text:p>
          </table:table-cell>
          <table:table-cell office:value-type="float" office:value="414300">
            <text:p>414300</text:p>
          </table:table-cell>
          <table:table-cell office:value-type="float" office:value="408900">
            <text:p>408900</text:p>
          </table:table-cell>
          <table:table-cell office:value-type="float" office:value="394800">
            <text:p>394800</text:p>
          </table:table-cell>
          <table:table-cell office:value-type="float" office:value="377000">
            <text:p>377000</text:p>
          </table:table-cell>
          <table:table-cell office:value-type="float" office:value="343979">
            <text:p>343979</text:p>
          </table:table-cell>
          <table:table-cell office:value-type="float" office:value="322819">
            <text:p>322819</text:p>
          </table:table-cell>
          <table:table-cell office:value-type="float" office:value="355880">
            <text:p>355880</text:p>
          </table:table-cell>
          <table:table-cell office:value-type="float" office:value="410995">
            <text:p>410995</text:p>
          </table:table-cell>
          <table:table-cell office:value-type="float" office:value="526000">
            <text:p>526000</text:p>
          </table:table-cell>
          <table:table-cell office:value-type="float" office:value="415000">
            <text:p>415000</text:p>
          </table:table-cell>
          <table:table-cell office:value-type="float" office:value="445000">
            <text:p>445000</text:p>
          </table:table-cell>
          <table:table-cell office:value-type="float" office:value="409000">
            <text:p>409000</text:p>
          </table:table-cell>
          <table:table-cell office:value-type="float" office:value="340600">
            <text:p>340600</text:p>
          </table:table-cell>
          <table:table-cell office:value-type="float" office:value="472154">
            <text:p>472154</text:p>
          </table:table-cell>
          <table:table-cell office:value-type="float" office:value="422000">
            <text:p>422000</text:p>
          </table:table-cell>
          <table:table-cell office:value-type="float" office:value="432300">
            <text:p>432300</text:p>
          </table:table-cell>
          <table:table-cell office:value-type="float" office:value="549100">
            <text:p>549100</text:p>
          </table:table-cell>
          <table:table-cell office:value-type="float" office:value="682200">
            <text:p>682200</text:p>
          </table:table-cell>
          <table:table-cell office:value-type="float" office:value="617558">
            <text:p>617558</text:p>
          </table:table-cell>
          <table:table-cell office:value-type="float" office:value="533000">
            <text:p>533000</text:p>
          </table:table-cell>
          <table:table-cell office:value-type="float" office:value="588062">
            <text:p>588062</text:p>
          </table:table-cell>
          <table:table-cell office:value-type="float" office:value="735196">
            <text:p>735196</text:p>
          </table:table-cell>
          <table:table-cell office:value-type="float" office:value="1016360">
            <text:p>1016360</text:p>
          </table:table-cell>
          <table:table-cell office:value-type="float" office:value="961200">
            <text:p>961200</text:p>
          </table:table-cell>
          <table:table-cell office:value-type="float" office:value="908179">
            <text:p>908179</text:p>
          </table:table-cell>
          <table:table-cell office:value-type="float" office:value="1048227">
            <text:p>1048227</text:p>
          </table:table-cell>
          <table:table-cell office:value-type="float" office:value="1007000">
            <text:p>1007000</text:p>
          </table:table-cell>
          <table:table-cell office:value-type="float" office:value="766400">
            <text:p>766400</text:p>
          </table:table-cell>
          <table:table-cell office:value-type="float" office:value="810000">
            <text:p>810000</text:p>
          </table:table-cell>
          <table:table-cell office:value-type="float" office:value="982046">
            <text:p>982046</text:p>
          </table:table-cell>
          <table:table-cell office:value-type="float" office:value="996900">
            <text:p>996900</text:p>
          </table:table-cell>
          <table:table-cell office:value-type="float" office:value="685700">
            <text:p>685700</text:p>
          </table:table-cell>
          <table:table-cell office:value-type="float" office:value="598600">
            <text:p>598600</text:p>
          </table:table-cell>
          <table:table-cell office:value-type="float" office:value="623900">
            <text:p>623900</text:p>
          </table:table-cell>
          <table:table-cell office:value-type="float" office:value="648138">
            <text:p>648138</text:p>
          </table:table-cell>
          <table:table-cell office:value-type="float" office:value="472495">
            <text:p>472495</text:p>
          </table:table-cell>
          <table:table-cell office:value-type="float" office:value="587904">
            <text:p>587904</text:p>
          </table:table-cell>
          <table:table-cell office:value-type="float" office:value="399000">
            <text:p>399000</text:p>
          </table:table-cell>
          <table:table-cell table:number-columns-repeated="2"/>
          <table:table-cell office:value-type="float" office:value="68.4868">
            <text:p>68.4868</text:p>
          </table:table-cell>
          <table:table-cell office:value-type="float" office:value="82.478">
            <text:p>82.478</text:p>
          </table:table-cell>
          <table:table-cell office:value-type="float" office:value="81.0597">
            <text:p>81.0597</text:p>
          </table:table-cell>
          <table:table-cell office:value-type="float" office:value="89.9652">
            <text:p>89.9652</text:p>
          </table:table-cell>
          <table:table-cell office:value-type="float" office:value="88.2158">
            <text:p>88.2158</text:p>
          </table:table-cell>
          <table:table-cell office:value-type="float" office:value="67.2923">
            <text:p>67.2923</text:p>
          </table:table-cell>
          <table:table-cell office:value-type="float" office:value="57.0636">
            <text:p>57.0636</text:p>
          </table:table-cell>
          <table:table-cell office:value-type="float" office:value="66.0741">
            <text:p>66.0741</text:p>
          </table:table-cell>
          <table:table-cell office:value-type="float" office:value="62.0075">
            <text:p>62.0075</text:p>
          </table:table-cell>
          <table:table-cell office:value-type="float" office:value="59.9781">
            <text:p>59.9781</text:p>
          </table:table-cell>
          <table:table-cell office:value-type="float" office:value="61.7518">
            <text:p>61.7518</text:p>
          </table:table-cell>
          <table:table-cell office:value-type="float" office:value="62.0882">
            <text:p>62.0882</text:p>
          </table:table-cell>
          <table:table-cell office:value-type="float" office:value="57.2884">
            <text:p>57.2884</text:p>
          </table:table-cell>
          <table:table-cell office:value-type="float" office:value="52.8583">
            <text:p>52.8583</text:p>
          </table:table-cell>
          <table:table-cell office:value-type="float" office:value="54.7726">
            <text:p>54.7726</text:p>
          </table:table-cell>
          <table:table-cell office:value-type="float" office:value="52.269">
            <text:p>52.269</text:p>
          </table:table-cell>
          <table:table-cell office:value-type="float" office:value="48.8131">
            <text:p>48.8131</text:p>
          </table:table-cell>
          <table:table-cell office:value-type="float" office:value="45.0795">
            <text:p>45.0795</text:p>
          </table:table-cell>
          <table:table-cell office:value-type="float" office:value="39.7572">
            <text:p>39.7572</text:p>
          </table:table-cell>
          <table:table-cell office:value-type="float" office:value="36.045">
            <text:p>36.045</text:p>
          </table:table-cell>
          <table:table-cell office:value-type="float" office:value="38.3615">
            <text:p>38.3615</text:p>
          </table:table-cell>
          <table:table-cell office:value-type="float" office:value="42.7496">
            <text:p>42.7496</text:p>
          </table:table-cell>
          <table:table-cell office:value-type="float" office:value="52.8059">
            <text:p>52.8059</text:p>
          </table:table-cell>
          <table:table-cell office:value-type="float" office:value="40.2366">
            <text:p>40.2366</text:p>
          </table:table-cell>
          <table:table-cell office:value-type="float" office:value="41.7174">
            <text:p>41.7174</text:p>
          </table:table-cell>
          <table:table-cell office:value-type="float" office:value="37.111">
            <text:p>37.111</text:p>
          </table:table-cell>
          <table:table-cell office:value-type="float" office:value="29.9455">
            <text:p>29.9455</text:p>
          </table:table-cell>
          <table:table-cell office:value-type="float" office:value="40.2518">
            <text:p>40.2518</text:p>
          </table:table-cell>
          <table:table-cell office:value-type="float" office:value="34.9107">
            <text:p>34.9107</text:p>
          </table:table-cell>
          <table:table-cell office:value-type="float" office:value="34.7173">
            <text:p>34.7173</text:p>
          </table:table-cell>
          <table:table-cell office:value-type="float" office:value="42.8382">
            <text:p>42.8382</text:p>
          </table:table-cell>
          <table:table-cell office:value-type="float" office:value="51.7288">
            <text:p>51.7288</text:p>
          </table:table-cell>
          <table:table-cell office:value-type="float" office:value="45.5326">
            <text:p>45.5326</text:p>
          </table:table-cell>
          <table:table-cell office:value-type="float" office:value="38.2188">
            <text:p>38.2188</text:p>
          </table:table-cell>
          <table:table-cell office:value-type="float" office:value="41.0142">
            <text:p>41.0142</text:p>
          </table:table-cell>
          <table:table-cell office:value-type="float" office:value="49.8573">
            <text:p>49.8573</text:p>
          </table:table-cell>
          <table:table-cell office:value-type="float" office:value="67.0024">
            <text:p>67.0024</text:p>
          </table:table-cell>
          <table:table-cell office:value-type="float" office:value="61.651">
            <text:p>61.651</text:p>
          </table:table-cell>
          <table:table-cell office:value-type="float" office:value="56.7754">
            <text:p>56.7754</text:p>
          </table:table-cell>
          <table:table-cell office:value-type="float" office:value="64.0295">
            <text:p>64.0295</text:p>
          </table:table-cell>
          <table:table-cell office:value-type="float" office:value="60.2958">
            <text:p>60.2958</text:p>
          </table:table-cell>
          <table:table-cell office:value-type="float" office:value="45.0956">
            <text:p>45.0956</text:p>
          </table:table-cell>
          <table:table-cell office:value-type="float" office:value="46.8262">
            <text:p>46.8262</text:p>
          </table:table-cell>
          <table:table-cell office:value-type="float" office:value="55.5582">
            <text:p>55.5582</text:p>
          </table:table-cell>
          <table:table-cell office:value-type="float" office:value="54.8742">
            <text:p>54.8742</text:p>
          </table:table-cell>
          <table:table-cell office:value-type="float" office:value="36.4637">
            <text:p>36.4637</text:p>
          </table:table-cell>
          <table:table-cell office:value-type="float" office:value="30.6017">
            <text:p>30.6017</text:p>
          </table:table-cell>
          <table:table-cell office:value-type="float" office:value="30.6645">
            <text:p>30.6645</text:p>
          </table:table-cell>
          <table:table-cell office:value-type="float" office:value="30.8168">
            <text:p>30.8168</text:p>
          </table:table-cell>
          <table:table-cell office:value-type="float" office:value="21.9428">
            <text:p>21.9428</text:p>
          </table:table-cell>
          <table:table-cell office:value-type="float" office:value="26.9631">
            <text:p>26.9631</text:p>
          </table:table-cell>
          <table:table-cell office:value-type="float" office:value="18.2275">
            <text:p>18.2275</text:p>
          </table:table-cell>
          <table:table-cell table:number-columns-repeated="2"/>
          <table:table-cell office:value-type="float" office:value="22945.58">
            <text:p>22945.58</text:p>
          </table:table-cell>
          <table:table-cell office:value-type="float" office:value="28536.74">
            <text:p>28536.74</text:p>
          </table:table-cell>
          <table:table-cell office:value-type="float" office:value="29038.74">
            <text:p>29038.74</text:p>
          </table:table-cell>
          <table:table-cell office:value-type="float" office:value="33341.4">
            <text:p>33341.40</text:p>
          </table:table-cell>
          <table:table-cell office:value-type="float" office:value="34076.25">
            <text:p>34076.25</text:p>
          </table:table-cell>
          <table:table-cell office:value-type="float" office:value="26786.96">
            <text:p>26786.96</text:p>
          </table:table-cell>
          <table:table-cell office:value-type="float" office:value="23803.74">
            <text:p>23803.74</text:p>
          </table:table-cell>
          <table:table-cell office:value-type="float" office:value="28308.01">
            <text:p>28308.01</text:p>
          </table:table-cell>
          <table:table-cell office:value-type="float" office:value="27359.53">
            <text:p>27359.53</text:p>
          </table:table-cell>
          <table:table-cell office:value-type="float" office:value="27897.72">
            <text:p>27897.72</text:p>
          </table:table-cell>
          <table:table-cell office:value-type="float" office:value="29389.96">
            <text:p>29389.96</text:p>
          </table:table-cell>
          <table:table-cell office:value-type="float" office:value="29627.52">
            <text:p>29627.52</text:p>
          </table:table-cell>
          <table:table-cell office:value-type="float" office:value="29394.87">
            <text:p>29394.87</text:p>
          </table:table-cell>
          <table:table-cell office:value-type="float" office:value="28635.53">
            <text:p>28635.53</text:p>
          </table:table-cell>
          <table:table-cell office:value-type="float" office:value="27658.47">
            <text:p>27658.47</text:p>
          </table:table-cell>
          <table:table-cell office:value-type="float" office:value="29290.98">
            <text:p>29290.98</text:p>
          </table:table-cell>
          <table:table-cell office:value-type="float" office:value="28328.96">
            <text:p>28328.96</text:p>
          </table:table-cell>
          <table:table-cell office:value-type="float" office:value="27148.05">
            <text:p>27148.05</text:p>
          </table:table-cell>
          <table:table-cell office:value-type="float" office:value="24407.48">
            <text:p>24407.48</text:p>
          </table:table-cell>
          <table:table-cell office:value-type="float" office:value="22459.78">
            <text:p>22459.78</text:p>
          </table:table-cell>
          <table:table-cell office:value-type="float" office:value="24985.02">
            <text:p>24985.02</text:p>
          </table:table-cell>
          <table:table-cell office:value-type="float" office:value="29727.56">
            <text:p>29727.56</text:p>
          </table:table-cell>
          <table:table-cell office:value-type="float" office:value="36912.7">
            <text:p>36912.70</text:p>
          </table:table-cell>
          <table:table-cell office:value-type="float" office:value="30077.83">
            <text:p>30077.83</text:p>
          </table:table-cell>
          <table:table-cell office:value-type="float" office:value="32048.23">
            <text:p>32048.23</text:p>
          </table:table-cell>
          <table:table-cell office:value-type="float" office:value="29813.93">
            <text:p>29813.93</text:p>
          </table:table-cell>
          <table:table-cell office:value-type="float" office:value="23603.04">
            <text:p>23603.04</text:p>
          </table:table-cell>
          <table:table-cell office:value-type="float" office:value="33897.15">
            <text:p>33897.15</text:p>
          </table:table-cell>
          <table:table-cell office:value-type="float" office:value="29582.94">
            <text:p>29582.94</text:p>
          </table:table-cell>
          <table:table-cell office:value-type="float" office:value="30307.18">
            <text:p>30307.18</text:p>
          </table:table-cell>
          <table:table-cell office:value-type="float" office:value="38924.59">
            <text:p>38924.59</text:p>
          </table:table-cell>
          <table:table-cell office:value-type="float" office:value="48399.97">
            <text:p>48399.97</text:p>
          </table:table-cell>
          <table:table-cell office:value-type="float" office:value="41214.09">
            <text:p>41214.09</text:p>
          </table:table-cell>
          <table:table-cell office:value-type="float" office:value="37654.52">
            <text:p>37654.52</text:p>
          </table:table-cell>
          <table:table-cell office:value-type="float" office:value="41224.92">
            <text:p>41224.92</text:p>
          </table:table-cell>
          <table:table-cell office:value-type="float" office:value="50752.71">
            <text:p>50752.71</text:p>
          </table:table-cell>
          <table:table-cell office:value-type="float" office:value="70427.51">
            <text:p>70427.51</text:p>
          </table:table-cell>
          <table:table-cell office:value-type="float" office:value="63860.8">
            <text:p>63860.80</text:p>
          </table:table-cell>
          <table:table-cell office:value-type="float" office:value="60103.78">
            <text:p>60103.78</text:p>
          </table:table-cell>
          <table:table-cell office:value-type="float" office:value="68273.79">
            <text:p>68273.79</text:p>
          </table:table-cell>
          <table:table-cell office:value-type="float" office:value="66053.17">
            <text:p>66053.17</text:p>
          </table:table-cell>
          <table:table-cell office:value-type="float" office:value="48974.76">
            <text:p>48974.76</text:p>
          </table:table-cell>
          <table:table-cell office:value-type="float" office:value="54893.28">
            <text:p>54893.28</text:p>
          </table:table-cell>
          <table:table-cell office:value-type="float" office:value="64976.3">
            <text:p>64976.30</text:p>
          </table:table-cell>
          <table:table-cell office:value-type="float" office:value="65554.69">
            <text:p>65554.69</text:p>
          </table:table-cell>
          <table:table-cell office:value-type="float" office:value="46525.29">
            <text:p>46525.29</text:p>
          </table:table-cell>
          <table:table-cell office:value-type="float" office:value="40886.99">
            <text:p>40886.99</text:p>
          </table:table-cell>
          <table:table-cell office:value-type="float" office:value="42752.65">
            <text:p>42752.65</text:p>
          </table:table-cell>
          <table:table-cell office:value-type="float" office:value="43644.33">
            <text:p>43644.33</text:p>
          </table:table-cell>
          <table:table-cell office:value-type="float" office:value="32059.59">
            <text:p>32059.59</text:p>
          </table:table-cell>
          <table:table-cell office:value-type="float" office:value="32801.41">
            <text:p>32801.41</text:p>
          </table:table-cell>
          <table:table-cell office:value-type="float" office:value="21780.31">
            <text:p>21780.31</text:p>
          </table:table-cell>
          <table:table-cell table:number-columns-repeated="3"/>
          <table:table-cell office:value-type="string">
            <text:p>702611.92</text:p>
          </table:table-cell>
          <table:table-cell office:value-type="string">
            <text:p>873817.53</text:p>
          </table:table-cell>
          <table:table-cell office:value-type="string">
            <text:p>889189.06</text:p>
          </table:table-cell>
          <table:table-cell office:value-type="string">
            <text:p>1020940.01</text:p>
          </table:table-cell>
          <table:table-cell office:value-type="string">
            <text:p>1043441.79</text:p>
          </table:table-cell>
          <table:table-cell office:value-type="string">
            <text:p>820237.82</text:p>
          </table:table-cell>
          <table:table-cell office:value-type="string">
            <text:p>728889.39</text:p>
          </table:table-cell>
          <table:table-cell office:value-type="string">
            <text:p>866813.56</text:p>
          </table:table-cell>
          <table:table-cell office:value-type="string">
            <text:p>837770.34</text:p>
          </table:table-cell>
          <table:table-cell office:value-type="string">
            <text:p>854250.20</text:p>
          </table:table-cell>
          <table:table-cell office:value-type="string">
            <text:p>899943.76</text:p>
          </table:table-cell>
          <table:table-cell office:value-type="string">
            <text:p>907218.00</text:p>
          </table:table-cell>
          <table:table-cell office:value-type="string">
            <text:p>900094.24</text:p>
          </table:table-cell>
          <table:table-cell office:value-type="string">
            <text:p>876842.70</text:p>
          </table:table-cell>
          <table:table-cell office:value-type="string">
            <text:p>846924.21</text:p>
          </table:table-cell>
          <table:table-cell office:value-type="string">
            <text:p>896913.00</text:p>
          </table:table-cell>
          <table:table-cell office:value-type="string">
            <text:p>867455.18</text:p>
          </table:table-cell>
          <table:table-cell office:value-type="string">
            <text:p>831294.78</text:p>
          </table:table-cell>
          <table:table-cell office:value-type="string">
            <text:p>747376.28</text:p>
          </table:table-cell>
          <table:table-cell office:value-type="string">
            <text:p>687736.25</text:p>
          </table:table-cell>
          <table:table-cell office:value-type="string">
            <text:p>765060.98</text:p>
          </table:table-cell>
          <table:table-cell office:value-type="string">
            <text:p>910281.37</text:p>
          </table:table-cell>
          <table:table-cell office:value-type="string">
            <text:p>1130296.15</text:p>
          </table:table-cell>
          <table:table-cell office:value-type="string">
            <text:p>921006.89</text:p>
          </table:table-cell>
          <table:table-cell office:value-type="string">
            <text:p>981342.27</text:p>
          </table:table-cell>
          <table:table-cell office:value-type="string">
            <text:p>912926.00</text:p>
          </table:table-cell>
          <table:table-cell office:value-type="string">
            <text:p>722743.64</text:p>
          </table:table-cell>
          <table:table-cell office:value-type="string">
            <text:p>1037957.56</text:p>
          </table:table-cell>
          <table:table-cell office:value-type="string">
            <text:p>905853.10</text:p>
          </table:table-cell>
          <table:table-cell office:value-type="string">
            <text:p>928029.85</text:p>
          </table:table-cell>
          <table:table-cell office:value-type="string">
            <text:p>1191901.91</text:p>
          </table:table-cell>
          <table:table-cell office:value-type="string">
            <text:p>1482045.43</text:p>
          </table:table-cell>
          <table:table-cell office:value-type="string">
            <text:p>1262008.04</text:p>
          </table:table-cell>
          <table:table-cell office:value-type="string">
            <text:p>1153011.15</text:p>
          </table:table-cell>
          <table:table-cell office:value-type="string">
            <text:p>1262339.60</text:p>
          </table:table-cell>
          <table:table-cell office:value-type="string">
            <text:p>1554088.24</text:p>
          </table:table-cell>
          <table:table-cell office:value-type="string">
            <text:p>2156546.02</text:p>
          </table:table-cell>
          <table:table-cell office:value-type="string">
            <text:p>1955468.35</text:p>
          </table:table-cell>
          <table:table-cell office:value-type="string">
            <text:p>1840425.41</text:p>
          </table:table-cell>
          <table:table-cell office:value-type="string">
            <text:p>2090597.51</text:p>
          </table:table-cell>
          <table:table-cell office:value-type="string">
            <text:p>2022600.26</text:p>
          </table:table-cell>
          <table:table-cell office:value-type="string">
            <text:p>1499645.83</text:p>
          </table:table-cell>
          <table:table-cell office:value-type="string">
            <text:p>1680875.81</text:p>
          </table:table-cell>
          <table:table-cell office:value-type="string">
            <text:p>1989625.65</text:p>
          </table:table-cell>
          <table:table-cell office:value-type="string">
            <text:p>2007336.52</text:p>
          </table:table-cell>
          <table:table-cell office:value-type="string">
            <text:p>1424641.18</text:p>
          </table:table-cell>
          <table:table-cell office:value-type="string">
            <text:p>1251992.03</text:p>
          </table:table-cell>
          <table:table-cell office:value-type="string">
            <text:p>1309119.90</text:p>
          </table:table-cell>
          <table:table-cell office:value-type="string">
            <text:p>1336423.83</text:p>
          </table:table-cell>
          <table:table-cell office:value-type="string">
            <text:p>981690.05</text:p>
          </table:table-cell>
          <table:table-cell office:value-type="string">
            <text:p>1004405.11</text:p>
          </table:table-cell>
          <table:table-cell office:value-type="string">
            <text:p>666930.20</text:p>
          </table:table-cell>
          <table:table-cell table:number-columns-repeated="3"/>
          <table:table-cell office:value-type="float" office:value="4.84">
            <text:p>4.84</text:p>
          </table:table-cell>
          <table:table-cell office:value-type="float" office:value="5.83">
            <text:p>5.83</text:p>
          </table:table-cell>
          <table:table-cell office:value-type="float" office:value="5.74">
            <text:p>5.74</text:p>
          </table:table-cell>
          <table:table-cell office:value-type="float" office:value="6.38">
            <text:p>6.38</text:p>
          </table:table-cell>
          <table:table-cell office:value-type="float" office:value="6.31">
            <text:p>6.31</text:p>
          </table:table-cell>
          <table:table-cell office:value-type="float" office:value="4.8">
            <text:p>4.80</text:p>
          </table:table-cell>
          <table:table-cell office:value-type="float" office:value="4.13">
            <text:p>4.13</text:p>
          </table:table-cell>
          <table:table-cell office:value-type="float" office:value="4.75">
            <text:p>4.75</text:p>
          </table:table-cell>
          <table:table-cell office:value-type="float" office:value="4.44">
            <text:p>4.44</text:p>
          </table:table-cell>
          <table:table-cell office:value-type="float" office:value="4.37">
            <text:p>4.37</text:p>
          </table:table-cell>
          <table:table-cell office:value-type="float" office:value="4.45">
            <text:p>4.45</text:p>
          </table:table-cell>
          <table:table-cell office:value-type="float" office:value="4.34">
            <text:p>4.34</text:p>
          </table:table-cell>
          <table:table-cell office:value-type="float" office:value="4.16">
            <text:p>4.16</text:p>
          </table:table-cell>
          <table:table-cell office:value-type="float" office:value="3.92">
            <text:p>3.92</text:p>
          </table:table-cell>
          <table:table-cell office:value-type="float" office:value="3.66">
            <text:p>3.66</text:p>
          </table:table-cell>
          <table:table-cell office:value-type="float" office:value="3.74">
            <text:p>3.74</text:p>
          </table:table-cell>
          <table:table-cell office:value-type="float" office:value="3.5">
            <text:p>3.50</text:p>
          </table:table-cell>
          <table:table-cell office:value-type="float" office:value="3.25">
            <text:p>3.25</text:p>
          </table:table-cell>
          <table:table-cell office:value-type="float" office:value="2.82">
            <text:p>2.82</text:p>
          </table:table-cell>
          <table:table-cell office:value-type="float" office:value="2.51">
            <text:p>2.51</text:p>
          </table:table-cell>
          <table:table-cell office:value-type="float" office:value="2.69">
            <text:p>2.69</text:p>
          </table:table-cell>
          <table:table-cell office:value-type="float" office:value="3.09">
            <text:p>3.09</text:p>
          </table:table-cell>
          <table:table-cell office:value-type="float" office:value="3.71">
            <text:p>3.71</text:p>
          </table:table-cell>
          <table:table-cell office:value-type="float" office:value="2.92">
            <text:p>2.92</text:p>
          </table:table-cell>
          <table:table-cell office:value-type="float" office:value="3">
            <text:p>3.00</text:p>
          </table:table-cell>
          <table:table-cell office:value-type="float" office:value="2.71">
            <text:p>2.71</text:p>
          </table:table-cell>
          <table:table-cell office:value-type="float" office:value="2.08">
            <text:p>2.08</text:p>
          </table:table-cell>
          <table:table-cell office:value-type="float" office:value="2.89">
            <text:p>2.89</text:p>
          </table:table-cell>
          <table:table-cell office:value-type="float" office:value="2.45">
            <text:p>2.45</text:p>
          </table:table-cell>
          <table:table-cell office:value-type="float" office:value="2.43">
            <text:p>2.43</text:p>
          </table:table-cell>
          <table:table-cell office:value-type="float" office:value="3.04">
            <text:p>3.04</text:p>
          </table:table-cell>
          <table:table-cell office:value-type="float" office:value="3.67">
            <text:p>3.67</text:p>
          </table:table-cell>
          <table:table-cell office:value-type="float" office:value="3.04">
            <text:p>3.04</text:p>
          </table:table-cell>
          <table:table-cell office:value-type="float" office:value="2.7">
            <text:p>2.70</text:p>
          </table:table-cell>
          <table:table-cell office:value-type="float" office:value="2.88">
            <text:p>2.88</text:p>
          </table:table-cell>
          <table:table-cell office:value-type="float" office:value="3.44">
            <text:p>3.44</text:p>
          </table:table-cell>
          <table:table-cell office:value-type="float" office:value="4.64">
            <text:p>4.64</text:p>
          </table:table-cell>
          <table:table-cell office:value-type="float" office:value="4.1">
            <text:p>4.10</text:p>
          </table:table-cell>
          <table:table-cell office:value-type="float" office:value="3.76">
            <text:p>3.76</text:p>
          </table:table-cell>
          <table:table-cell office:value-type="float" office:value="4.17">
            <text:p>4.17</text:p>
          </table:table-cell>
          <table:table-cell office:value-type="float" office:value="3.96">
            <text:p>3.96</text:p>
          </table:table-cell>
          <table:table-cell office:value-type="float" office:value="2.88">
            <text:p>2.88</text:p>
          </table:table-cell>
          <table:table-cell office:value-type="float" office:value="3.17">
            <text:p>3.17</text:p>
          </table:table-cell>
          <table:table-cell office:value-type="float" office:value="3.68">
            <text:p>3.68</text:p>
          </table:table-cell>
          <table:table-cell office:value-type="float" office:value="3.61">
            <text:p>3.61</text:p>
          </table:table-cell>
          <table:table-cell office:value-type="float" office:value="2.47">
            <text:p>2.47</text:p>
          </table:table-cell>
          <table:table-cell office:value-type="float" office:value="2.09">
            <text:p>2.09</text:p>
          </table:table-cell>
          <table:table-cell office:value-type="float" office:value="2.1">
            <text:p>2.10</text:p>
          </table:table-cell>
          <table:table-cell office:value-type="float" office:value="2.08">
            <text:p>2.08</text:p>
          </table:table-cell>
          <table:table-cell office:value-type="float" office:value="1.49">
            <text:p>1.49</text:p>
          </table:table-cell>
          <table:table-cell office:value-type="float" office:value="1.5">
            <text:p>1.50</text:p>
          </table:table-cell>
          <table:table-cell office:value-type="float" office:value="0.99">
            <text:p>0.99</text:p>
          </table:table-cell>
          <table:table-cell table:number-columns-repeated="3"/>
          <table:table-cell office:value-type="float" office:value="148.14">
            <text:p>148.14</text:p>
          </table:table-cell>
          <table:table-cell office:value-type="float" office:value="178.44">
            <text:p>178.44</text:p>
          </table:table-cell>
          <table:table-cell office:value-type="float" office:value="175.8">
            <text:p>175.80</text:p>
          </table:table-cell>
          <table:table-cell office:value-type="float" office:value="195.4">
            <text:p>195.40</text:p>
          </table:table-cell>
          <table:table-cell office:value-type="float" office:value="193.3">
            <text:p>193.30</text:p>
          </table:table-cell>
          <table:table-cell office:value-type="float" office:value="147.02">
            <text:p>147.02</text:p>
          </table:table-cell>
          <table:table-cell office:value-type="float" office:value="126.39">
            <text:p>126.39</text:p>
          </table:table-cell>
          <table:table-cell office:value-type="float" office:value="145.37">
            <text:p>145.37</text:p>
          </table:table-cell>
          <table:table-cell office:value-type="float" office:value="135.85">
            <text:p>135.85</text:p>
          </table:table-cell>
          <table:table-cell office:value-type="float" office:value="133.92">
            <text:p>133.92</text:p>
          </table:table-cell>
          <table:table-cell office:value-type="float" office:value="136.38">
            <text:p>136.38</text:p>
          </table:table-cell>
          <table:table-cell office:value-type="float" office:value="132.85">
            <text:p>132.85</text:p>
          </table:table-cell>
          <table:table-cell office:value-type="float" office:value="127.38">
            <text:p>127.38</text:p>
          </table:table-cell>
          <table:table-cell office:value-type="float" office:value="119.92">
            <text:p>119.92</text:p>
          </table:table-cell>
          <table:table-cell office:value-type="float" office:value="111.97">
            <text:p>111.97</text:p>
          </table:table-cell>
          <table:table-cell office:value-type="float" office:value="114.65">
            <text:p>114.65</text:p>
          </table:table-cell>
          <table:table-cell office:value-type="float" office:value="107.25">
            <text:p>107.25</text:p>
          </table:table-cell>
          <table:table-cell office:value-type="float" office:value="99.4">
            <text:p>99.40</text:p>
          </table:table-cell>
          <table:table-cell office:value-type="float" office:value="86.38">
            <text:p>86.38</text:p>
          </table:table-cell>
          <table:table-cell office:value-type="float" office:value="76.79">
            <text:p>76.79</text:p>
          </table:table-cell>
          <table:table-cell office:value-type="float" office:value="82.47">
            <text:p>82.47</text:p>
          </table:table-cell>
          <table:table-cell office:value-type="float" office:value="94.68">
            <text:p>94.68</text:p>
          </table:table-cell>
          <table:table-cell office:value-type="float" office:value="113.47">
            <text:p>113.47</text:p>
          </table:table-cell>
          <table:table-cell office:value-type="float" office:value="89.3">
            <text:p>89.30</text:p>
          </table:table-cell>
          <table:table-cell office:value-type="float" office:value="92">
            <text:p>92.00</text:p>
          </table:table-cell>
          <table:table-cell office:value-type="float" office:value="82.84">
            <text:p>82.84</text:p>
          </table:table-cell>
          <table:table-cell office:value-type="float" office:value="63.54">
            <text:p>63.54</text:p>
          </table:table-cell>
          <table:table-cell office:value-type="float" office:value="88.49">
            <text:p>88.49</text:p>
          </table:table-cell>
          <table:table-cell office:value-type="float" office:value="74.94">
            <text:p>74.94</text:p>
          </table:table-cell>
          <table:table-cell office:value-type="float" office:value="74.53">
            <text:p>74.53</text:p>
          </table:table-cell>
          <table:table-cell office:value-type="float" office:value="92.99">
            <text:p>92.99</text:p>
          </table:table-cell>
          <table:table-cell office:value-type="float" office:value="112.38">
            <text:p>112.38</text:p>
          </table:table-cell>
          <table:table-cell office:value-type="float" office:value="93.05">
            <text:p>93.05</text:p>
          </table:table-cell>
          <table:table-cell office:value-type="float" office:value="82.68">
            <text:p>82.68</text:p>
          </table:table-cell>
          <table:table-cell office:value-type="float" office:value="88.04">
            <text:p>88.04</text:p>
          </table:table-cell>
          <table:table-cell office:value-type="float" office:value="105.39">
            <text:p>105.39</text:p>
          </table:table-cell>
          <table:table-cell office:value-type="float" office:value="142.17">
            <text:p>142.17</text:p>
          </table:table-cell>
          <table:table-cell office:value-type="float" office:value="125.42">
            <text:p>125.42</text:p>
          </table:table-cell>
          <table:table-cell office:value-type="float" office:value="115.06">
            <text:p>115.06</text:p>
          </table:table-cell>
          <table:table-cell office:value-type="float" office:value="127.7">
            <text:p>127.70</text:p>
          </table:table-cell>
          <table:table-cell office:value-type="float" office:value="121.11">
            <text:p>121.11</text:p>
          </table:table-cell>
          <table:table-cell office:value-type="float" office:value="88.24">
            <text:p>88.24</text:p>
          </table:table-cell>
          <table:table-cell office:value-type="float" office:value="97.17">
            <text:p>97.17</text:p>
          </table:table-cell>
          <table:table-cell office:value-type="float" office:value="112.56">
            <text:p>112.56</text:p>
          </table:table-cell>
          <table:table-cell office:value-type="float" office:value="110.49">
            <text:p>110.49</text:p>
          </table:table-cell>
          <table:table-cell office:value-type="float" office:value="75.76">
            <text:p>75.76</text:p>
          </table:table-cell>
          <table:table-cell office:value-type="float" office:value="64">
            <text:p>64.00</text:p>
          </table:table-cell>
          <table:table-cell office:value-type="float" office:value="64.34">
            <text:p>64.34</text:p>
          </table:table-cell>
          <table:table-cell office:value-type="float" office:value="63.54">
            <text:p>63.54</text:p>
          </table:table-cell>
          <table:table-cell office:value-type="float" office:value="45.59">
            <text:p>45.59</text:p>
          </table:table-cell>
          <table:table-cell office:value-type="float" office:value="46.07">
            <text:p>46.07</text:p>
          </table:table-cell>
          <table:table-cell office:value-type="float" office:value="30.47">
            <text:p>30.47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float" office:value="208">
            <text:p>208</text:p>
          </table:table-cell>
          <table:table-cell office:value-type="float" office:value="762">
            <text:p>762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table:number-columns-repeated="31" office:value-type="string">
            <text:p><text:s text:c="4"/></text:p>
          </table:table-cell>
          <table:table-cell office:value-type="float" office:value="276000">
            <text:p>276000</text:p>
          </table:table-cell>
          <table:table-cell office:value-type="float" office:value="494000">
            <text:p>494000</text:p>
          </table:table-cell>
          <table:table-cell office:value-type="float" office:value="484000">
            <text:p>484000</text:p>
          </table:table-cell>
          <table:table-cell office:value-type="float" office:value="372000">
            <text:p>372000</text:p>
          </table:table-cell>
          <table:table-cell office:value-type="float" office:value="297000">
            <text:p>297000</text:p>
          </table:table-cell>
          <table:table-cell office:value-type="float" office:value="314000">
            <text:p>314000</text:p>
          </table:table-cell>
          <table:table-cell office:value-type="float" office:value="322395">
            <text:p>322395</text:p>
          </table:table-cell>
          <table:table-cell office:value-type="float" office:value="268977">
            <text:p>268977</text:p>
          </table:table-cell>
          <table:table-cell office:value-type="float" office:value="286000">
            <text:p>286000</text:p>
          </table:table-cell>
          <table:table-cell office:value-type="float" office:value="405000">
            <text:p>405000</text:p>
          </table:table-cell>
          <table:table-cell office:value-type="float" office:value="461000">
            <text:p>461000</text:p>
          </table:table-cell>
          <table:table-cell office:value-type="float" office:value="478000">
            <text:p>478000</text:p>
          </table:table-cell>
          <table:table-cell office:value-type="float" office:value="482000">
            <text:p>482000</text:p>
          </table:table-cell>
          <table:table-cell office:value-type="float" office:value="397300">
            <text:p>397300</text:p>
          </table:table-cell>
          <table:table-cell office:value-type="float" office:value="382000">
            <text:p>382000</text:p>
          </table:table-cell>
          <table:table-cell office:value-type="float" office:value="370000">
            <text:p>370000</text:p>
          </table:table-cell>
          <table:table-cell office:value-type="float" office:value="310500">
            <text:p>310500</text:p>
          </table:table-cell>
          <table:table-cell office:value-type="float" office:value="254000">
            <text:p>254000</text:p>
          </table:table-cell>
          <table:table-cell office:value-type="float" office:value="266000">
            <text:p>266000</text:p>
          </table:table-cell>
          <table:table-cell office:value-type="float" office:value="332400">
            <text:p>332400</text:p>
          </table:table-cell>
          <table:table-cell office:value-type="float" office:value="341000">
            <text:p>341000</text:p>
          </table:table-cell>
          <table:table-cell table:number-columns-repeated="33"/>
          <table:table-cell office:value-type="float" office:value="49.9728">
            <text:p>49.9728</text:p>
          </table:table-cell>
          <table:table-cell office:value-type="float" office:value="87.9473">
            <text:p>87.9473</text:p>
          </table:table-cell>
          <table:table-cell office:value-type="float" office:value="84.8676">
            <text:p>84.8676</text:p>
          </table:table-cell>
          <table:table-cell office:value-type="float" office:value="64.3154">
            <text:p>64.3154</text:p>
          </table:table-cell>
          <table:table-cell office:value-type="float" office:value="50.6653">
            <text:p>50.6653</text:p>
          </table:table-cell>
          <table:table-cell office:value-type="float" office:value="52.8887">
            <text:p>52.8887</text:p>
          </table:table-cell>
          <table:table-cell office:value-type="float" office:value="53.6163">
            <text:p>53.6163</text:p>
          </table:table-cell>
          <table:table-cell office:value-type="float" office:value="44.1308">
            <text:p>44.1308</text:p>
          </table:table-cell>
          <table:table-cell office:value-type="float" office:value="46.2334">
            <text:p>46.2334</text:p>
          </table:table-cell>
          <table:table-cell office:value-type="float" office:value="64.3982">
            <text:p>64.3982</text:p>
          </table:table-cell>
          <table:table-cell office:value-type="float" office:value="71.9863">
            <text:p>71.9863</text:p>
          </table:table-cell>
          <table:table-cell office:value-type="float" office:value="73.2006">
            <text:p>73.2006</text:p>
          </table:table-cell>
          <table:table-cell office:value-type="float" office:value="72.3289">
            <text:p>72.3289</text:p>
          </table:table-cell>
          <table:table-cell office:value-type="float" office:value="58.375">
            <text:p>58.375</text:p>
          </table:table-cell>
          <table:table-cell office:value-type="float" office:value="54.9245">
            <text:p>54.9245</text:p>
          </table:table-cell>
          <table:table-cell office:value-type="float" office:value="52.0321">
            <text:p>52.0321</text:p>
          </table:table-cell>
          <table:table-cell office:value-type="float" office:value="42.6804">
            <text:p>42.6804</text:p>
          </table:table-cell>
          <table:table-cell office:value-type="float" office:value="34.1077">
            <text:p>34.1077</text:p>
          </table:table-cell>
          <table:table-cell office:value-type="float" office:value="34.8761">
            <text:p>34.8761</text:p>
          </table:table-cell>
          <table:table-cell office:value-type="float" office:value="42.5336">
            <text:p>42.5336</text:p>
          </table:table-cell>
          <table:table-cell office:value-type="float" office:value="42.5771">
            <text:p>42.5771</text:p>
          </table:table-cell>
          <table:table-cell table:number-columns-repeated="33"/>
          <table:table-cell office:value-type="float" office:value="233770.17">
            <text:p>233770.17</text:p>
          </table:table-cell>
          <table:table-cell office:value-type="float" office:value="279543.66">
            <text:p>279543.66</text:p>
          </table:table-cell>
          <table:table-cell office:value-type="float" office:value="263999.25">
            <text:p>263999.25</text:p>
          </table:table-cell>
          <table:table-cell office:value-type="float" office:value="204646.19">
            <text:p>204646.19</text:p>
          </table:table-cell>
          <table:table-cell office:value-type="float" office:value="179457.08">
            <text:p>179457.08</text:p>
          </table:table-cell>
          <table:table-cell office:value-type="float" office:value="173023.01">
            <text:p>173023.01</text:p>
          </table:table-cell>
          <table:table-cell office:value-type="float" office:value="180241.82">
            <text:p>180241.82</text:p>
          </table:table-cell>
          <table:table-cell office:value-type="float" office:value="152175.57">
            <text:p>152175.57</text:p>
          </table:table-cell>
          <table:table-cell office:value-type="float" office:value="149996.27">
            <text:p>149996.27</text:p>
          </table:table-cell>
          <table:table-cell office:value-type="float" office:value="226464.23">
            <text:p>226464.23</text:p>
          </table:table-cell>
          <table:table-cell office:value-type="float" office:value="257725.62">
            <text:p>257725.62</text:p>
          </table:table-cell>
          <table:table-cell office:value-type="float" office:value="268196.8">
            <text:p>268196.80</text:p>
          </table:table-cell>
          <table:table-cell office:value-type="float" office:value="268920.36">
            <text:p>268920.36</text:p>
          </table:table-cell>
          <table:table-cell office:value-type="float" office:value="231727.81">
            <text:p>231727.81</text:p>
          </table:table-cell>
          <table:table-cell office:value-type="float" office:value="217020.87">
            <text:p>217020.87</text:p>
          </table:table-cell>
          <table:table-cell office:value-type="float" office:value="213793.61">
            <text:p>213793.61</text:p>
          </table:table-cell>
          <table:table-cell office:value-type="float" office:value="179257.66">
            <text:p>179257.66</text:p>
          </table:table-cell>
          <table:table-cell office:value-type="float" office:value="142094.64">
            <text:p>142094.64</text:p>
          </table:table-cell>
          <table:table-cell office:value-type="float" office:value="148491.63">
            <text:p>148491.63</text:p>
          </table:table-cell>
          <table:table-cell office:value-type="float" office:value="169377.98">
            <text:p>169377.98</text:p>
          </table:table-cell>
          <table:table-cell office:value-type="float" office:value="189529.4">
            <text:p>189529.40</text:p>
          </table:table-cell>
          <table:table-cell table:number-columns-repeated="34"/>
          <table:table-cell office:value-type="string">
            <text:p>1647283.64</text:p>
          </table:table-cell>
          <table:table-cell office:value-type="string">
            <text:p>1969830.82</text:p>
          </table:table-cell>
          <table:table-cell office:value-type="string">
            <text:p>1860295.66</text:p>
          </table:table-cell>
          <table:table-cell office:value-type="string">
            <text:p>1442058.73</text:p>
          </table:table-cell>
          <table:table-cell office:value-type="string">
            <text:p>1264561.32</text:p>
          </table:table-cell>
          <table:table-cell office:value-type="string">
            <text:p>1219223.03</text:p>
          </table:table-cell>
          <table:table-cell office:value-type="string">
            <text:p>1270091.05</text:p>
          </table:table-cell>
          <table:table-cell office:value-type="string">
            <text:p>1072319.54</text:p>
          </table:table-cell>
          <table:table-cell office:value-type="string">
            <text:p>1056962.91</text:p>
          </table:table-cell>
          <table:table-cell office:value-type="string">
            <text:p>1595801.58</text:p>
          </table:table-cell>
          <table:table-cell office:value-type="string">
            <text:p>1816087.96</text:p>
          </table:table-cell>
          <table:table-cell office:value-type="string">
            <text:p>1889874.08</text:p>
          </table:table-cell>
          <table:table-cell office:value-type="string">
            <text:p>1894972.72</text:p>
          </table:table-cell>
          <table:table-cell office:value-type="string">
            <text:p>1632891.95</text:p>
          </table:table-cell>
          <table:table-cell office:value-type="string">
            <text:p>1529258.06</text:p>
          </table:table-cell>
          <table:table-cell office:value-type="string">
            <text:p>1506516.89</text:p>
          </table:table-cell>
          <table:table-cell office:value-type="string">
            <text:p>1263156.02</text:p>
          </table:table-cell>
          <table:table-cell office:value-type="string">
            <text:p>1001283.29</text:p>
          </table:table-cell>
          <table:table-cell office:value-type="string">
            <text:p>1046360.30</text:p>
          </table:table-cell>
          <table:table-cell office:value-type="string">
            <text:p>1193537.93</text:p>
          </table:table-cell>
          <table:table-cell office:value-type="string">
            <text:p>1335536.84</text:p>
          </table:table-cell>
          <table:table-cell table:number-columns-repeated="34"/>
          <table:table-cell office:value-type="float" office:value="42.33">
            <text:p>42.33</text:p>
          </table:table-cell>
          <table:table-cell office:value-type="float" office:value="49.77">
            <text:p>49.77</text:p>
          </table:table-cell>
          <table:table-cell office:value-type="float" office:value="46.29">
            <text:p>46.29</text:p>
          </table:table-cell>
          <table:table-cell office:value-type="float" office:value="35.38">
            <text:p>35.38</text:p>
          </table:table-cell>
          <table:table-cell office:value-type="float" office:value="30.61">
            <text:p>30.61</text:p>
          </table:table-cell>
          <table:table-cell office:value-type="float" office:value="29.14">
            <text:p>29.14</text:p>
          </table:table-cell>
          <table:table-cell office:value-type="float" office:value="29.98">
            <text:p>29.98</text:p>
          </table:table-cell>
          <table:table-cell office:value-type="float" office:value="24.97">
            <text:p>24.97</text:p>
          </table:table-cell>
          <table:table-cell office:value-type="float" office:value="24.25">
            <text:p>24.25</text:p>
          </table:table-cell>
          <table:table-cell office:value-type="float" office:value="36.01">
            <text:p>36.01</text:p>
          </table:table-cell>
          <table:table-cell office:value-type="float" office:value="40.24">
            <text:p>40.24</text:p>
          </table:table-cell>
          <table:table-cell office:value-type="float" office:value="41.07">
            <text:p>41.07</text:p>
          </table:table-cell>
          <table:table-cell office:value-type="float" office:value="40.35">
            <text:p>40.35</text:p>
          </table:table-cell>
          <table:table-cell office:value-type="float" office:value="34.05">
            <text:p>34.05</text:p>
          </table:table-cell>
          <table:table-cell office:value-type="float" office:value="31.2">
            <text:p>31.20</text:p>
          </table:table-cell>
          <table:table-cell office:value-type="float" office:value="30.07">
            <text:p>30.07</text:p>
          </table:table-cell>
          <table:table-cell office:value-type="float" office:value="24.64">
            <text:p>24.64</text:p>
          </table:table-cell>
          <table:table-cell office:value-type="float" office:value="19.08">
            <text:p>19.08</text:p>
          </table:table-cell>
          <table:table-cell office:value-type="float" office:value="19.47">
            <text:p>19.47</text:p>
          </table:table-cell>
          <table:table-cell office:value-type="float" office:value="21.67">
            <text:p>21.67</text:p>
          </table:table-cell>
          <table:table-cell office:value-type="float" office:value="23.66">
            <text:p>23.66</text:p>
          </table:table-cell>
          <table:table-cell table:number-columns-repeated="34"/>
          <table:table-cell office:value-type="float" office:value="298.26">
            <text:p>298.26</text:p>
          </table:table-cell>
          <table:table-cell office:value-type="float" office:value="350.69">
            <text:p>350.69</text:p>
          </table:table-cell>
          <table:table-cell office:value-type="float" office:value="326.2">
            <text:p>326.20</text:p>
          </table:table-cell>
          <table:table-cell office:value-type="float" office:value="249.32">
            <text:p>249.32</text:p>
          </table:table-cell>
          <table:table-cell office:value-type="float" office:value="215.72">
            <text:p>215.72</text:p>
          </table:table-cell>
          <table:table-cell office:value-type="float" office:value="205.36">
            <text:p>205.36</text:p>
          </table:table-cell>
          <table:table-cell office:value-type="float" office:value="211.22">
            <text:p>211.22</text:p>
          </table:table-cell>
          <table:table-cell office:value-type="float" office:value="175.93">
            <text:p>175.93</text:p>
          </table:table-cell>
          <table:table-cell office:value-type="float" office:value="170.86">
            <text:p>170.86</text:p>
          </table:table-cell>
          <table:table-cell office:value-type="float" office:value="253.74">
            <text:p>253.74</text:p>
          </table:table-cell>
          <table:table-cell office:value-type="float" office:value="283.59">
            <text:p>283.59</text:p>
          </table:table-cell>
          <table:table-cell office:value-type="float" office:value="289.41">
            <text:p>289.41</text:p>
          </table:table-cell>
          <table:table-cell office:value-type="float" office:value="284.36">
            <text:p>284.36</text:p>
          </table:table-cell>
          <table:table-cell office:value-type="float" office:value="239.92">
            <text:p>239.92</text:p>
          </table:table-cell>
          <table:table-cell office:value-type="float" office:value="219.88">
            <text:p>219.88</text:p>
          </table:table-cell>
          <table:table-cell office:value-type="float" office:value="211.86">
            <text:p>211.86</text:p>
          </table:table-cell>
          <table:table-cell office:value-type="float" office:value="173.63">
            <text:p>173.63</text:p>
          </table:table-cell>
          <table:table-cell office:value-type="float" office:value="134.45">
            <text:p>134.45</text:p>
          </table:table-cell>
          <table:table-cell office:value-type="float" office:value="137.19">
            <text:p>137.19</text:p>
          </table:table-cell>
          <table:table-cell office:value-type="float" office:value="152.72">
            <text:p>152.72</text:p>
          </table:table-cell>
          <table:table-cell office:value-type="float" office:value="166.75">
            <text:p>166.75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float" office:value="216">
            <text:p>216</text:p>
          </table:table-cell>
          <table:table-cell office:value-type="float" office:value="764">
            <text:p>764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36002">
            <text:p>36002</text:p>
          </table:table-cell>
          <table:table-cell office:value-type="float" office:value="38822">
            <text:p>38822</text:p>
          </table:table-cell>
          <table:table-cell office:value-type="float" office:value="45684">
            <text:p>45684</text:p>
          </table:table-cell>
          <table:table-cell office:value-type="float" office:value="46154">
            <text:p>46154</text:p>
          </table:table-cell>
          <table:table-cell office:value-type="float" office:value="56212">
            <text:p>56212</text:p>
          </table:table-cell>
          <table:table-cell office:value-type="float" office:value="83472">
            <text:p>83472</text:p>
          </table:table-cell>
          <table:table-cell office:value-type="float" office:value="75858">
            <text:p>75858</text:p>
          </table:table-cell>
          <table:table-cell office:value-type="float" office:value="110074">
            <text:p>110074</text:p>
          </table:table-cell>
          <table:table-cell office:value-type="float" office:value="41078">
            <text:p>41078</text:p>
          </table:table-cell>
          <table:table-cell office:value-type="float" office:value="25192">
            <text:p>25192</text:p>
          </table:table-cell>
          <table:table-cell office:value-type="float" office:value="38070">
            <text:p>38070</text:p>
          </table:table-cell>
          <table:table-cell office:value-type="float" office:value="46436">
            <text:p>46436</text:p>
          </table:table-cell>
          <table:table-cell office:value-type="float" office:value="26699">
            <text:p>26699</text:p>
          </table:table-cell>
          <table:table-cell office:value-type="float" office:value="52994">
            <text:p>52994</text:p>
          </table:table-cell>
          <table:table-cell office:value-type="float" office:value="27022">
            <text:p>27022</text:p>
          </table:table-cell>
          <table:table-cell office:value-type="float" office:value="25227">
            <text:p>25227</text:p>
          </table:table-cell>
          <table:table-cell office:value-type="float" office:value="85314">
            <text:p>85314</text:p>
          </table:table-cell>
          <table:table-cell office:value-type="float" office:value="69953">
            <text:p>69953</text:p>
          </table:table-cell>
          <table:table-cell office:value-type="float" office:value="134146">
            <text:p>134146</text:p>
          </table:table-cell>
          <table:table-cell office:value-type="float" office:value="181016">
            <text:p>181016</text:p>
          </table:table-cell>
          <table:table-cell office:value-type="float" office:value="165189">
            <text:p>165189</text:p>
          </table:table-cell>
          <table:table-cell office:value-type="float" office:value="114688">
            <text:p>114688</text:p>
          </table:table-cell>
          <table:table-cell office:value-type="float" office:value="112072">
            <text:p>112072</text:p>
          </table:table-cell>
          <table:table-cell office:value-type="float" office:value="74660">
            <text:p>74660</text:p>
          </table:table-cell>
          <table:table-cell office:value-type="float" office:value="95420">
            <text:p>95420</text:p>
          </table:table-cell>
          <table:table-cell office:value-type="float" office:value="53825">
            <text:p>53825</text:p>
          </table:table-cell>
          <table:table-cell office:value-type="float" office:value="69862">
            <text:p>69862</text:p>
          </table:table-cell>
          <table:table-cell office:value-type="float" office:value="99195">
            <text:p>99195</text:p>
          </table:table-cell>
          <table:table-cell office:value-type="float" office:value="80679">
            <text:p>80679</text:p>
          </table:table-cell>
          <table:table-cell office:value-type="float" office:value="90897">
            <text:p>90897</text:p>
          </table:table-cell>
          <table:table-cell office:value-type="float" office:value="120954">
            <text:p>120954</text:p>
          </table:table-cell>
          <table:table-cell office:value-type="float" office:value="93225">
            <text:p>93225</text:p>
          </table:table-cell>
          <table:table-cell office:value-type="float" office:value="62580">
            <text:p>62580</text:p>
          </table:table-cell>
          <table:table-cell office:value-type="float" office:value="73233">
            <text:p>73233</text:p>
          </table:table-cell>
          <table:table-cell office:value-type="float" office:value="75906">
            <text:p>75906</text:p>
          </table:table-cell>
          <table:table-cell office:value-type="float" office:value="70633">
            <text:p>70633</text:p>
          </table:table-cell>
          <table:table-cell office:value-type="float" office:value="47940">
            <text:p>47940</text:p>
          </table:table-cell>
          <table:table-cell office:value-type="float" office:value="37982">
            <text:p>37982</text:p>
          </table:table-cell>
          <table:table-cell office:value-type="float" office:value="32511">
            <text:p>32511</text:p>
          </table:table-cell>
          <table:table-cell office:value-type="float" office:value="34274">
            <text:p>34274</text:p>
          </table:table-cell>
          <table:table-cell office:value-type="float" office:value="56977">
            <text:p>56977</text:p>
          </table:table-cell>
          <table:table-cell office:value-type="float" office:value="13249">
            <text:p>13249</text:p>
          </table:table-cell>
          <table:table-cell office:value-type="float" office:value="12918">
            <text:p>12918</text:p>
          </table:table-cell>
          <table:table-cell office:value-type="float" office:value="13452">
            <text:p>13452</text:p>
          </table:table-cell>
          <table:table-cell office:value-type="float" office:value="13221">
            <text:p>13221</text:p>
          </table:table-cell>
          <table:table-cell office:value-type="float" office:value="9541">
            <text:p>9541</text:p>
          </table:table-cell>
          <table:table-cell office:value-type="float" office:value="8946">
            <text:p>8946</text:p>
          </table:table-cell>
          <table:table-cell office:value-type="float" office:value="8930">
            <text:p>8930</text:p>
          </table:table-cell>
          <table:table-cell office:value-type="float" office:value="8357">
            <text:p>8357</text:p>
          </table:table-cell>
          <table:table-cell office:value-type="float" office:value="7964">
            <text:p>7964</text:p>
          </table:table-cell>
          <table:table-cell office:value-type="float" office:value="6768">
            <text:p>6768</text:p>
          </table:table-cell>
          <table:table-cell office:value-type="float" office:value="7050">
            <text:p>7050</text:p>
          </table:table-cell>
          <table:table-cell table:number-columns-repeated="2"/>
          <table:table-cell office:value-type="float" office:value="1.2769">
            <text:p>1.2769</text:p>
          </table:table-cell>
          <table:table-cell office:value-type="float" office:value="1.336">
            <text:p>1.336</text:p>
          </table:table-cell>
          <table:table-cell office:value-type="float" office:value="1.5253">
            <text:p>1.5253</text:p>
          </table:table-cell>
          <table:table-cell office:value-type="float" office:value="1.4951">
            <text:p>1.4951</text:p>
          </table:table-cell>
          <table:table-cell office:value-type="float" office:value="1.7668">
            <text:p>1.7668</text:p>
          </table:table-cell>
          <table:table-cell office:value-type="float" office:value="2.5461">
            <text:p>2.5461</text:p>
          </table:table-cell>
          <table:table-cell office:value-type="float" office:value="2.246">
            <text:p>2.246</text:p>
          </table:table-cell>
          <table:table-cell office:value-type="float" office:value="3.1643">
            <text:p>3.1643</text:p>
          </table:table-cell>
          <table:table-cell office:value-type="float" office:value="1.1468">
            <text:p>1.1468</text:p>
          </table:table-cell>
          <table:table-cell office:value-type="float" office:value="0.6831">
            <text:p>0.6831</text:p>
          </table:table-cell>
          <table:table-cell office:value-type="float" office:value="1.0029">
            <text:p>1.0029</text:p>
          </table:table-cell>
          <table:table-cell office:value-type="float" office:value="1.1889">
            <text:p>1.1889</text:p>
          </table:table-cell>
          <table:table-cell office:value-type="float" office:value="0.6648">
            <text:p>0.6648</text:p>
          </table:table-cell>
          <table:table-cell office:value-type="float" office:value="1.2845">
            <text:p>1.2845</text:p>
          </table:table-cell>
          <table:table-cell office:value-type="float" office:value="0.6383">
            <text:p>0.6383</text:p>
          </table:table-cell>
          <table:table-cell office:value-type="float" office:value="0.5815">
            <text:p>0.5815</text:p>
          </table:table-cell>
          <table:table-cell office:value-type="float" office:value="1.9211">
            <text:p>1.9211</text:p>
          </table:table-cell>
          <table:table-cell office:value-type="float" office:value="1.5404">
            <text:p>1.5404</text:p>
          </table:table-cell>
          <table:table-cell office:value-type="float" office:value="2.8912">
            <text:p>2.8912</text:p>
          </table:table-cell>
          <table:table-cell office:value-type="float" office:value="3.8214">
            <text:p>3.8214</text:p>
          </table:table-cell>
          <table:table-cell office:value-type="float" office:value="3.4186">
            <text:p>3.4186</text:p>
          </table:table-cell>
          <table:table-cell office:value-type="float" office:value="2.3288">
            <text:p>2.3288</text:p>
          </table:table-cell>
          <table:table-cell office:value-type="float" office:value="2.2341">
            <text:p>2.2341</text:p>
          </table:table-cell>
          <table:table-cell office:value-type="float" office:value="1.4613">
            <text:p>1.4613</text:p>
          </table:table-cell>
          <table:table-cell office:value-type="float" office:value="1.8339">
            <text:p>1.8339</text:p>
          </table:table-cell>
          <table:table-cell office:value-type="float" office:value="1.0155">
            <text:p>1.0155</text:p>
          </table:table-cell>
          <table:table-cell office:value-type="float" office:value="1.2939">
            <text:p>1.2939</text:p>
          </table:table-cell>
          <table:table-cell office:value-type="float" office:value="1.805">
            <text:p>1.805</text:p>
          </table:table-cell>
          <table:table-cell office:value-type="float" office:value="1.445">
            <text:p>1.445</text:p>
          </table:table-cell>
          <table:table-cell office:value-type="float" office:value="1.6064">
            <text:p>1.6064</text:p>
          </table:table-cell>
          <table:table-cell office:value-type="float" office:value="2.1152">
            <text:p>2.1152</text:p>
          </table:table-cell>
          <table:table-cell office:value-type="float" office:value="1.6168">
            <text:p>1.6168</text:p>
          </table:table-cell>
          <table:table-cell office:value-type="float" office:value="1.0777">
            <text:p>1.0777</text:p>
          </table:table-cell>
          <table:table-cell office:value-type="float" office:value="1.252">
            <text:p>1.252</text:p>
          </table:table-cell>
          <table:table-cell office:value-type="float" office:value="1.2869">
            <text:p>1.2869</text:p>
          </table:table-cell>
          <table:table-cell office:value-type="float" office:value="1.1859">
            <text:p>1.1859</text:p>
          </table:table-cell>
          <table:table-cell office:value-type="float" office:value="0.7963">
            <text:p>0.7963</text:p>
          </table:table-cell>
          <table:table-cell office:value-type="float" office:value="0.6236">
            <text:p>0.6236</text:p>
          </table:table-cell>
          <table:table-cell office:value-type="float" office:value="0.5276">
            <text:p>0.5276</text:p>
          </table:table-cell>
          <table:table-cell office:value-type="float" office:value="0.5498">
            <text:p>0.5498</text:p>
          </table:table-cell>
          <table:table-cell office:value-type="float" office:value="0.9034">
            <text:p>0.9034</text:p>
          </table:table-cell>
          <table:table-cell office:value-type="float" office:value="0.2077">
            <text:p>0.2077</text:p>
          </table:table-cell>
          <table:table-cell office:value-type="float" office:value="0.2003">
            <text:p>0.2003</text:p>
          </table:table-cell>
          <table:table-cell office:value-type="float" office:value="0.2067">
            <text:p>0.2067</text:p>
          </table:table-cell>
          <table:table-cell office:value-type="float" office:value="0.2017">
            <text:p>0.2017</text:p>
          </table:table-cell>
          <table:table-cell office:value-type="float" office:value="0.1448">
            <text:p>0.1448</text:p>
          </table:table-cell>
          <table:table-cell office:value-type="float" office:value="0.1354">
            <text:p>0.1354</text:p>
          </table:table-cell>
          <table:table-cell office:value-type="float" office:value="0.1349">
            <text:p>0.1349</text:p>
          </table:table-cell>
          <table:table-cell office:value-type="float" office:value="0.1261">
            <text:p>0.1261</text:p>
          </table:table-cell>
          <table:table-cell office:value-type="float" office:value="0.1199">
            <text:p>0.1199</text:p>
          </table:table-cell>
          <table:table-cell office:value-type="float" office:value="0.1017">
            <text:p>0.1017</text:p>
          </table:table-cell>
          <table:table-cell office:value-type="float" office:value="0.1056">
            <text:p>0.1056</text:p>
          </table:table-cell>
          <table:table-cell table:number-columns-repeated="2"/>
          <table:table-cell office:value-type="float" office:value="135290.56">
            <text:p>135290.56</text:p>
          </table:table-cell>
          <table:table-cell office:value-type="float" office:value="145887.73">
            <text:p>145887.73</text:p>
          </table:table-cell>
          <table:table-cell office:value-type="float" office:value="171674.19">
            <text:p>171674.19</text:p>
          </table:table-cell>
          <table:table-cell office:value-type="float" office:value="173440.38">
            <text:p>173440.38</text:p>
          </table:table-cell>
          <table:table-cell office:value-type="float" office:value="211236.96">
            <text:p>211236.96</text:p>
          </table:table-cell>
          <table:table-cell office:value-type="float" office:value="313676.29">
            <text:p>313676.29</text:p>
          </table:table-cell>
          <table:table-cell office:value-type="float" office:value="285063.93">
            <text:p>285063.93</text:p>
          </table:table-cell>
          <table:table-cell office:value-type="float" office:value="413642.95">
            <text:p>413642.95</text:p>
          </table:table-cell>
          <table:table-cell office:value-type="float" office:value="154365.47">
            <text:p>154365.47</text:p>
          </table:table-cell>
          <table:table-cell office:value-type="float" office:value="94668.07">
            <text:p>94668.07</text:p>
          </table:table-cell>
          <table:table-cell office:value-type="float" office:value="143061.82">
            <text:p>143061.82</text:p>
          </table:table-cell>
          <table:table-cell office:value-type="float" office:value="174500.1">
            <text:p>174500.10</text:p>
          </table:table-cell>
          <table:table-cell office:value-type="float" office:value="100330.45">
            <text:p>100330.45</text:p>
          </table:table-cell>
          <table:table-cell office:value-type="float" office:value="199145.64">
            <text:p>199145.64</text:p>
          </table:table-cell>
          <table:table-cell office:value-type="float" office:value="101545.68">
            <text:p>101545.68</text:p>
          </table:table-cell>
          <table:table-cell office:value-type="float" office:value="94798.82">
            <text:p>94798.82</text:p>
          </table:table-cell>
          <table:table-cell office:value-type="float" office:value="320599.78">
            <text:p>320599.78</text:p>
          </table:table-cell>
          <table:table-cell office:value-type="float" office:value="262873.45">
            <text:p>262873.45</text:p>
          </table:table-cell>
          <table:table-cell office:value-type="float" office:value="504103.9">
            <text:p>504103.90</text:p>
          </table:table-cell>
          <table:table-cell office:value-type="float" office:value="680232.47">
            <text:p>680232.47</text:p>
          </table:table-cell>
          <table:table-cell office:value-type="float" office:value="620757.66">
            <text:p>620757.66</text:p>
          </table:table-cell>
          <table:table-cell office:value-type="float" office:value="430979.92">
            <text:p>430979.92</text:p>
          </table:table-cell>
          <table:table-cell office:value-type="float" office:value="421149.33">
            <text:p>421149.33</text:p>
          </table:table-cell>
          <table:table-cell office:value-type="float" office:value="280560.18">
            <text:p>280560.18</text:p>
          </table:table-cell>
          <table:table-cell office:value-type="float" office:value="358576.56">
            <text:p>358576.56</text:p>
          </table:table-cell>
          <table:table-cell office:value-type="float" office:value="202268.27">
            <text:p>202268.27</text:p>
          </table:table-cell>
          <table:table-cell office:value-type="float" office:value="262530.86">
            <text:p>262530.86</text:p>
          </table:table-cell>
          <table:table-cell office:value-type="float" office:value="372762.55">
            <text:p>372762.55</text:p>
          </table:table-cell>
          <table:table-cell office:value-type="float" office:value="303181.61">
            <text:p>303181.61</text:p>
          </table:table-cell>
          <table:table-cell office:value-type="float" office:value="341578.69">
            <text:p>341578.69</text:p>
          </table:table-cell>
          <table:table-cell office:value-type="float" office:value="454526.84">
            <text:p>454526.84</text:p>
          </table:table-cell>
          <table:table-cell office:value-type="float" office:value="350328.38">
            <text:p>350328.38</text:p>
          </table:table-cell>
          <table:table-cell office:value-type="float" office:value="235165.38">
            <text:p>235165.38</text:p>
          </table:table-cell>
          <table:table-cell office:value-type="float" office:value="275198.01">
            <text:p>275198.01</text:p>
          </table:table-cell>
          <table:table-cell office:value-type="float" office:value="285244.13">
            <text:p>285244.13</text:p>
          </table:table-cell>
          <table:table-cell office:value-type="float" office:value="265430.9">
            <text:p>265430.90</text:p>
          </table:table-cell>
          <table:table-cell office:value-type="float" office:value="180151.92">
            <text:p>180151.92</text:p>
          </table:table-cell>
          <table:table-cell office:value-type="float" office:value="142729.78">
            <text:p>142729.78</text:p>
          </table:table-cell>
          <table:table-cell office:value-type="float" office:value="122171.26">
            <text:p>122171.26</text:p>
          </table:table-cell>
          <table:table-cell office:value-type="float" office:value="128798.03">
            <text:p>128798.03</text:p>
          </table:table-cell>
          <table:table-cell office:value-type="float" office:value="214112.33">
            <text:p>214112.33</text:p>
          </table:table-cell>
          <table:table-cell office:value-type="float" office:value="49789.1">
            <text:p>49789.10</text:p>
          </table:table-cell>
          <table:table-cell office:value-type="float" office:value="48545.69">
            <text:p>48545.69</text:p>
          </table:table-cell>
          <table:table-cell office:value-type="float" office:value="50552.09">
            <text:p>50552.09</text:p>
          </table:table-cell>
          <table:table-cell office:value-type="float" office:value="49683.12">
            <text:p>49683.12</text:p>
          </table:table-cell>
          <table:table-cell office:value-type="float" office:value="35853.77">
            <text:p>35853.77</text:p>
          </table:table-cell>
          <table:table-cell office:value-type="float" office:value="33617.81">
            <text:p>33617.81</text:p>
          </table:table-cell>
          <table:table-cell office:value-type="float" office:value="33557.71">
            <text:p>33557.71</text:p>
          </table:table-cell>
          <table:table-cell office:value-type="float" office:value="31402.95">
            <text:p>31402.95</text:p>
          </table:table-cell>
          <table:table-cell office:value-type="float" office:value="29926.41">
            <text:p>29926.41</text:p>
          </table:table-cell>
          <table:table-cell office:value-type="float" office:value="25433.21">
            <text:p>25433.21</text:p>
          </table:table-cell>
          <table:table-cell office:value-type="float" office:value="26492.93">
            <text:p>26492.93</text:p>
          </table:table-cell>
          <table:table-cell table:number-columns-repeated="58"/>
          <table:table-cell office:value-type="float" office:value="4.8">
            <text:p>4.80</text:p>
          </table:table-cell>
          <table:table-cell office:value-type="float" office:value="5.02">
            <text:p>5.02</text:p>
          </table:table-cell>
          <table:table-cell office:value-type="float" office:value="5.73">
            <text:p>5.73</text:p>
          </table:table-cell>
          <table:table-cell office:value-type="float" office:value="5.62">
            <text:p>5.62</text:p>
          </table:table-cell>
          <table:table-cell office:value-type="float" office:value="6.64">
            <text:p>6.64</text:p>
          </table:table-cell>
          <table:table-cell office:value-type="float" office:value="9.57">
            <text:p>9.57</text:p>
          </table:table-cell>
          <table:table-cell office:value-type="float" office:value="8.44">
            <text:p>8.44</text:p>
          </table:table-cell>
          <table:table-cell office:value-type="float" office:value="11.89">
            <text:p>11.89</text:p>
          </table:table-cell>
          <table:table-cell office:value-type="float" office:value="4.31">
            <text:p>4.31</text:p>
          </table:table-cell>
          <table:table-cell office:value-type="float" office:value="2.57">
            <text:p>2.57</text:p>
          </table:table-cell>
          <table:table-cell office:value-type="float" office:value="3.77">
            <text:p>3.77</text:p>
          </table:table-cell>
          <table:table-cell office:value-type="float" office:value="4.47">
            <text:p>4.47</text:p>
          </table:table-cell>
          <table:table-cell office:value-type="float" office:value="2.5">
            <text:p>2.50</text:p>
          </table:table-cell>
          <table:table-cell office:value-type="float" office:value="4.83">
            <text:p>4.83</text:p>
          </table:table-cell>
          <table:table-cell office:value-type="float" office:value="2.4">
            <text:p>2.40</text:p>
          </table:table-cell>
          <table:table-cell office:value-type="float" office:value="2.19">
            <text:p>2.19</text:p>
          </table:table-cell>
          <table:table-cell office:value-type="float" office:value="7.22">
            <text:p>7.22</text:p>
          </table:table-cell>
          <table:table-cell office:value-type="float" office:value="5.79">
            <text:p>5.79</text:p>
          </table:table-cell>
          <table:table-cell office:value-type="float" office:value="10.86">
            <text:p>10.86</text:p>
          </table:table-cell>
          <table:table-cell office:value-type="float" office:value="14.36">
            <text:p>14.36</text:p>
          </table:table-cell>
          <table:table-cell office:value-type="float" office:value="12.85">
            <text:p>12.85</text:p>
          </table:table-cell>
          <table:table-cell office:value-type="float" office:value="8.75">
            <text:p>8.75</text:p>
          </table:table-cell>
          <table:table-cell office:value-type="float" office:value="8.4">
            <text:p>8.40</text:p>
          </table:table-cell>
          <table:table-cell office:value-type="float" office:value="5.49">
            <text:p>5.49</text:p>
          </table:table-cell>
          <table:table-cell office:value-type="float" office:value="6.89">
            <text:p>6.89</text:p>
          </table:table-cell>
          <table:table-cell office:value-type="float" office:value="3.82">
            <text:p>3.82</text:p>
          </table:table-cell>
          <table:table-cell office:value-type="float" office:value="4.86">
            <text:p>4.86</text:p>
          </table:table-cell>
          <table:table-cell office:value-type="float" office:value="6.78">
            <text:p>6.78</text:p>
          </table:table-cell>
          <table:table-cell office:value-type="float" office:value="5.43">
            <text:p>5.43</text:p>
          </table:table-cell>
          <table:table-cell office:value-type="float" office:value="6.04">
            <text:p>6.04</text:p>
          </table:table-cell>
          <table:table-cell office:value-type="float" office:value="7.95">
            <text:p>7.95</text:p>
          </table:table-cell>
          <table:table-cell office:value-type="float" office:value="6.08">
            <text:p>6.08</text:p>
          </table:table-cell>
          <table:table-cell office:value-type="float" office:value="4.05">
            <text:p>4.05</text:p>
          </table:table-cell>
          <table:table-cell office:value-type="float" office:value="4.7">
            <text:p>4.70</text:p>
          </table:table-cell>
          <table:table-cell office:value-type="float" office:value="4.84">
            <text:p>4.84</text:p>
          </table:table-cell>
          <table:table-cell office:value-type="float" office:value="4.46">
            <text:p>4.46</text:p>
          </table:table-cell>
          <table:table-cell office:value-type="float" office:value="2.99">
            <text:p>2.99</text:p>
          </table:table-cell>
          <table:table-cell office:value-type="float" office:value="2.34">
            <text:p>2.34</text:p>
          </table:table-cell>
          <table:table-cell office:value-type="float" office:value="1.98">
            <text:p>1.98</text:p>
          </table:table-cell>
          <table:table-cell office:value-type="float" office:value="2.07">
            <text:p>2.07</text:p>
          </table:table-cell>
          <table:table-cell office:value-type="float" office:value="3.39">
            <text:p>3.39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  <table:table-cell office:value-type="float" office:value="0.38">
            <text:p>0.38</text:p>
          </table:table-cell>
          <table:table-cell office:value-type="float" office:value="0.4">
            <text:p>0.40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he former Yugoslav Republic of Macedonia</text:p>
          </table:table-cell>
          <table:table-cell office:value-type="float" office:value="154">
            <text:p>154</text:p>
          </table:table-cell>
          <table:table-cell office:value-type="float" office:value="807">
            <text:p>807</text:p>
          </table:table-cell>
          <table:table-cell office:value-type="string">
            <text:p>41.8333</text:p>
          </table:table-cell>
          <table:table-cell office:value-type="float" office:value="22">
            <text:p>22</text:p>
          </table:table-cell>
          <table:table-cell table:number-columns-repeated="31" office:value-type="string">
            <text:p><text:s text:c="4"/>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15" office:value-type="string">
            <text:p><text:s text:c="4"/></text:p>
          </table:table-cell>
          <table:table-cell table:number-columns-repeated="33"/>
          <table:table-cell office:value-type="float" office:value="0.013">
            <text:p>0.013</text:p>
          </table:table-cell>
          <table:table-cell table:number-columns-repeated="2" office:value-type="float" office:value="0.0076">
            <text:p>0.0076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office:value-type="float" office:value="0.004">
            <text:p>0.004</text:p>
          </table:table-cell>
          <table:table-cell table:number-columns-repeated="48"/>
          <table:table-cell office:value-type="float" office:value="26.52">
            <text:p>26.52</text:p>
          </table:table-cell>
          <table:table-cell table:number-columns-repeated="2" office:value-type="float" office:value="15.3">
            <text:p>15.30</text:p>
          </table:table-cell>
          <table:table-cell office:value-type="float" office:value="6.12">
            <text:p>6.12</text:p>
          </table:table-cell>
          <table:table-cell table:number-columns-repeated="2" office:value-type="float" office:value="8.16">
            <text:p>8.16</text:p>
          </table:table-cell>
          <table:table-cell table:number-columns-repeated="104"/>
          <table:table-cell table:number-columns-repeated="3" office:value-type="float" office:value="0.01">
            <text:p>0.01</text:p>
          </table:table-cell>
          <table:table-cell table:number-columns-repeated="3" office:value-type="float" office:value="0">
            <text:p>0.00</text:p>
          </table:table-cell>
          <table:table-cell table:number-columns-repeated="15" office:value-type="string">
            <text:p><text:s text:c="4"/></text:p>
          </table:table-cell>
          <table:table-cell table:number-columns-repeated="34"/>
          <table:table-cell table:number-columns-repeated="21" office:value-type="string">
            <text:p><text:s text:c="4"/>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float" office:value="176">
            <text:p>176</text:p>
          </table:table-cell>
          <table:table-cell office:value-type="float" office:value="626">
            <text:p>626</text:p>
          </table:table-cell>
          <table:table-cell table:style-name="ce1" office:value-type="string">
            <text:p>-8.55</text:p>
          </table:table-cell>
          <table:table-cell office:value-type="string">
            <text:p>125.51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float" office:value="217">
            <text:p>217</text:p>
          </table:table-cell>
          <table:table-cell office:value-type="float" office:value="768">
            <text:p>768</text:p>
          </table:table-cell>
          <table:table-cell office:value-type="float" office:value="8">
            <text:p>8</text:p>
          </table:table-cell>
          <table:table-cell office:value-type="float" office:value="-85099">
            <text:p>-85099</text:p>
          </table:table-cell>
          <table:table-cell office:value-type="float" office:value="7930">
            <text:p>7930</text:p>
          </table:table-cell>
          <table:table-cell office:value-type="float" office:value="7948">
            <text:p>7948</text:p>
          </table:table-cell>
          <table:table-cell office:value-type="float" office:value="5527">
            <text:p>5527</text:p>
          </table:table-cell>
          <table:table-cell office:value-type="float" office:value="8100">
            <text:p>8100</text:p>
          </table:table-cell>
          <table:table-cell office:value-type="float" office:value="8340">
            <text:p>8340</text:p>
          </table:table-cell>
          <table:table-cell office:value-type="float" office:value="8200">
            <text:p>8200</text:p>
          </table:table-cell>
          <table:table-cell office:value-type="float" office:value="10000">
            <text:p>10000</text:p>
          </table:table-cell>
          <table:table-cell office:value-type="float" office:value="6900">
            <text:p>6900</text:p>
          </table:table-cell>
          <table:table-cell office:value-type="float" office:value="8800">
            <text:p>8800</text:p>
          </table:table-cell>
          <table:table-cell office:value-type="float" office:value="4700">
            <text:p>4700</text:p>
          </table:table-cell>
          <table:table-cell office:value-type="float" office:value="5200">
            <text:p>5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office:value-type="float" office:value="8400">
            <text:p>8400</text:p>
          </table:table-cell>
          <table:table-cell office:value-type="float" office:value="10500">
            <text:p>10500</text:p>
          </table:table-cell>
          <table:table-cell office:value-type="float" office:value="9500">
            <text:p>9500</text:p>
          </table:table-cell>
          <table:table-cell office:value-type="float" office:value="6900">
            <text:p>6900</text:p>
          </table:table-cell>
          <table:table-cell office:value-type="float" office:value="4400">
            <text:p>4400</text:p>
          </table:table-cell>
          <table:table-cell office:value-type="float" office:value="12500">
            <text:p>12500</text:p>
          </table:table-cell>
          <table:table-cell office:value-type="float" office:value="19200">
            <text:p>19200</text:p>
          </table:table-cell>
          <table:table-cell office:value-type="float" office:value="23700">
            <text:p>23700</text:p>
          </table:table-cell>
          <table:table-cell office:value-type="float" office:value="19100">
            <text:p>19100</text:p>
          </table:table-cell>
          <table:table-cell office:value-type="float" office:value="26500">
            <text:p>26500</text:p>
          </table:table-cell>
          <table:table-cell office:value-type="float" office:value="22800">
            <text:p>22800</text:p>
          </table:table-cell>
          <table:table-cell office:value-type="float" office:value="53250">
            <text:p>53250</text:p>
          </table:table-cell>
          <table:table-cell office:value-type="float" office:value="62424">
            <text:p>62424</text:p>
          </table:table-cell>
          <table:table-cell office:value-type="float" office:value="76900">
            <text:p>76900</text:p>
          </table:table-cell>
          <table:table-cell office:value-type="float" office:value="65938">
            <text:p>65938</text:p>
          </table:table-cell>
          <table:table-cell office:value-type="float" office:value="82956">
            <text:p>82956</text:p>
          </table:table-cell>
          <table:table-cell office:value-type="float" office:value="93547">
            <text:p>93547</text:p>
          </table:table-cell>
          <table:table-cell office:value-type="float" office:value="91032">
            <text:p>91032</text:p>
          </table:table-cell>
          <table:table-cell office:value-type="float" office:value="93773">
            <text:p>93773</text:p>
          </table:table-cell>
          <table:table-cell office:value-type="float" office:value="87000">
            <text:p>87000</text:p>
          </table:table-cell>
          <table:table-cell office:value-type="float" office:value="120800">
            <text:p>120800</text:p>
          </table:table-cell>
          <table:table-cell office:value-type="float" office:value="99820">
            <text:p>99820</text:p>
          </table:table-cell>
          <table:table-cell office:value-type="float" office:value="119830">
            <text:p>119830</text:p>
          </table:table-cell>
          <table:table-cell office:value-type="float" office:value="151000">
            <text:p>151000</text:p>
          </table:table-cell>
          <table:table-cell office:value-type="float" office:value="160000">
            <text:p>160000</text:p>
          </table:table-cell>
          <table:table-cell office:value-type="float" office:value="110178">
            <text:p>110178</text:p>
          </table:table-cell>
          <table:table-cell office:value-type="float" office:value="113900">
            <text:p>113900</text:p>
          </table:table-cell>
          <table:table-cell office:value-type="float" office:value="140000">
            <text:p>140000</text:p>
          </table:table-cell>
          <table:table-cell office:value-type="float" office:value="160000">
            <text:p>160000</text:p>
          </table:table-cell>
          <table:table-cell office:value-type="float" office:value="161000">
            <text:p>161000</text:p>
          </table:table-cell>
          <table:table-cell office:value-type="float" office:value="157261">
            <text:p>157261</text:p>
          </table:table-cell>
          <table:table-cell office:value-type="float" office:value="63000">
            <text:p>63000</text:p>
          </table:table-cell>
          <table:table-cell office:value-type="float" office:value="39000">
            <text:p>39000</text:p>
          </table:table-cell>
          <table:table-cell office:value-type="float" office:value="47000">
            <text:p>47000</text:p>
          </table:table-cell>
          <table:table-cell office:value-type="float" office:value="29700">
            <text:p>29700</text:p>
          </table:table-cell>
          <table:table-cell office:value-type="float" office:value="26500">
            <text:p>26500</text:p>
          </table:table-cell>
          <table:table-cell office:value-type="float" office:value="41000">
            <text:p>41000</text:p>
          </table:table-cell>
          <table:table-cell office:value-type="float" office:value="79000">
            <text:p>79000</text:p>
          </table:table-cell>
          <table:table-cell office:value-type="float" office:value="66500">
            <text:p>66500</text:p>
          </table:table-cell>
          <table:table-cell table:number-columns-repeated="2"/>
          <table:table-cell office:value-type="float" office:value="4.9625">
            <text:p>4.9625</text:p>
          </table:table-cell>
          <table:table-cell office:value-type="float" office:value="4.9275">
            <text:p>4.9275</text:p>
          </table:table-cell>
          <table:table-cell office:value-type="float" office:value="3.3866">
            <text:p>3.3866</text:p>
          </table:table-cell>
          <table:table-cell office:value-type="float" office:value="4.8736">
            <text:p>4.8736</text:p>
          </table:table-cell>
          <table:table-cell office:value-type="float" office:value="4.88">
            <text:p>4.88</text:p>
          </table:table-cell>
          <table:table-cell office:value-type="float" office:value="4.6223">
            <text:p>4.6223</text:p>
          </table:table-cell>
          <table:table-cell office:value-type="float" office:value="5.3908">
            <text:p>5.3908</text:p>
          </table:table-cell>
          <table:table-cell office:value-type="float" office:value="3.5457">
            <text:p>3.5457</text:p>
          </table:table-cell>
          <table:table-cell office:value-type="float" office:value="4.3243">
            <text:p>4.3243</text:p>
          </table:table-cell>
          <table:table-cell office:value-type="float" office:value="2.2212">
            <text:p>2.2212</text:p>
          </table:table-cell>
          <table:table-cell office:value-type="float" office:value="2.3788">
            <text:p>2.3788</text:p>
          </table:table-cell>
          <table:table-cell office:value-type="float" office:value="3.0694">
            <text:p>3.0694</text:p>
          </table:table-cell>
          <table:table-cell office:value-type="float" office:value="2.3448">
            <text:p>2.3448</text:p>
          </table:table-cell>
          <table:table-cell office:value-type="float" office:value="3.5639">
            <text:p>3.5639</text:p>
          </table:table-cell>
          <table:table-cell office:value-type="float" office:value="4.3568">
            <text:p>4.3568</text:p>
          </table:table-cell>
          <table:table-cell office:value-type="float" office:value="3.8555">
            <text:p>3.8555</text:p>
          </table:table-cell>
          <table:table-cell office:value-type="float" office:value="2.7392">
            <text:p>2.7392</text:p>
          </table:table-cell>
          <table:table-cell office:value-type="float" office:value="1.7081">
            <text:p>1.7081</text:p>
          </table:table-cell>
          <table:table-cell office:value-type="float" office:value="4.7295">
            <text:p>4.7295</text:p>
          </table:table-cell>
          <table:table-cell office:value-type="float" office:value="7.0562">
            <text:p>7.0562</text:p>
          </table:table-cell>
          <table:table-cell office:value-type="float" office:value="8.4282">
            <text:p>8.4282</text:p>
          </table:table-cell>
          <table:table-cell office:value-type="float" office:value="6.5523">
            <text:p>6.5523</text:p>
          </table:table-cell>
          <table:table-cell office:value-type="float" office:value="8.7574">
            <text:p>8.7574</text:p>
          </table:table-cell>
          <table:table-cell office:value-type="float" office:value="7.2611">
            <text:p>7.2611</text:p>
          </table:table-cell>
          <table:table-cell office:value-type="float" office:value="16.3695">
            <text:p>16.3695</text:p>
          </table:table-cell>
          <table:table-cell office:value-type="float" office:value="18.5565">
            <text:p>18.5565</text:p>
          </table:table-cell>
          <table:table-cell office:value-type="float" office:value="22.1422">
            <text:p>22.1422</text:p>
          </table:table-cell>
          <table:table-cell office:value-type="float" office:value="18.4184">
            <text:p>18.4184</text:p>
          </table:table-cell>
          <table:table-cell office:value-type="float" office:value="22.5118">
            <text:p>22.5118</text:p>
          </table:table-cell>
          <table:table-cell office:value-type="float" office:value="24.6956">
            <text:p>24.6956</text:p>
          </table:table-cell>
          <table:table-cell office:value-type="float" office:value="23.4136">
            <text:p>23.4136</text:p>
          </table:table-cell>
          <table:table-cell office:value-type="float" office:value="23.5315">
            <text:p>23.5315</text:p>
          </table:table-cell>
          <table:table-cell office:value-type="float" office:value="21.3131">
            <text:p>21.3131</text:p>
          </table:table-cell>
          <table:table-cell office:value-type="float" office:value="28.8926">
            <text:p>28.8926</text:p>
          </table:table-cell>
          <table:table-cell office:value-type="float" office:value="23.3007">
            <text:p>23.3007</text:p>
          </table:table-cell>
          <table:table-cell office:value-type="float" office:value="27.2837">
            <text:p>27.2837</text:p>
          </table:table-cell>
          <table:table-cell office:value-type="float" office:value="33.5258">
            <text:p>33.5258</text:p>
          </table:table-cell>
          <table:table-cell office:value-type="float" office:value="34.6245">
            <text:p>34.6245</text:p>
          </table:table-cell>
          <table:table-cell office:value-type="float" office:value="23.2394">
            <text:p>23.2394</text:p>
          </table:table-cell>
          <table:table-cell office:value-type="float" office:value="23.4121">
            <text:p>23.4121</text:p>
          </table:table-cell>
          <table:table-cell office:value-type="float" office:value="28.0449">
            <text:p>28.0449</text:p>
          </table:table-cell>
          <table:table-cell office:value-type="float" office:value="31.2256">
            <text:p>31.2256</text:p>
          </table:table-cell>
          <table:table-cell office:value-type="float" office:value="30.6142">
            <text:p>30.6142</text:p>
          </table:table-cell>
          <table:table-cell office:value-type="float" office:value="29.1332">
            <text:p>29.1332</text:p>
          </table:table-cell>
          <table:table-cell office:value-type="float" office:value="11.3718">
            <text:p>11.3718</text:p>
          </table:table-cell>
          <table:table-cell office:value-type="float" office:value="6.859">
            <text:p>6.859</text:p>
          </table:table-cell>
          <table:table-cell office:value-type="float" office:value="8.0548">
            <text:p>8.0548</text:p>
          </table:table-cell>
          <table:table-cell office:value-type="float" office:value="4.9607">
            <text:p>4.9607</text:p>
          </table:table-cell>
          <table:table-cell office:value-type="float" office:value="4.3132">
            <text:p>4.3132</text:p>
          </table:table-cell>
          <table:table-cell office:value-type="float" office:value="6.5017">
            <text:p>6.5017</text:p>
          </table:table-cell>
          <table:table-cell office:value-type="float" office:value="12.2064">
            <text:p>12.2064</text:p>
          </table:table-cell>
          <table:table-cell office:value-type="float" office:value="10.0105">
            <text:p>10.0105</text:p>
          </table:table-cell>
          <table:table-cell table:number-columns-repeated="2"/>
          <table:table-cell office:value-type="float" office:value="36519.25">
            <text:p>36519.25</text:p>
          </table:table-cell>
          <table:table-cell office:value-type="float" office:value="37913.36">
            <text:p>37913.36</text:p>
          </table:table-cell>
          <table:table-cell office:value-type="float" office:value="27620.21">
            <text:p>27620.21</text:p>
          </table:table-cell>
          <table:table-cell office:value-type="float" office:value="37710.57">
            <text:p>37710.57</text:p>
          </table:table-cell>
          <table:table-cell office:value-type="float" office:value="38827.92">
            <text:p>38827.92</text:p>
          </table:table-cell>
          <table:table-cell office:value-type="float" office:value="38791.3">
            <text:p>38791.30</text:p>
          </table:table-cell>
          <table:table-cell office:value-type="float" office:value="47171.42">
            <text:p>47171.42</text:p>
          </table:table-cell>
          <table:table-cell office:value-type="float" office:value="32123.82">
            <text:p>32123.82</text:p>
          </table:table-cell>
          <table:table-cell office:value-type="float" office:value="41584.67">
            <text:p>41584.67</text:p>
          </table:table-cell>
          <table:table-cell office:value-type="float" office:value="23111.78">
            <text:p>23111.78</text:p>
          </table:table-cell>
          <table:table-cell office:value-type="float" office:value="25747.17">
            <text:p>25747.17</text:p>
          </table:table-cell>
          <table:table-cell office:value-type="float" office:value="32123.82">
            <text:p>32123.82</text:p>
          </table:table-cell>
          <table:table-cell office:value-type="float" office:value="25140.38">
            <text:p>25140.38</text:p>
          </table:table-cell>
          <table:table-cell office:value-type="float" office:value="39107.25">
            <text:p>39107.25</text:p>
          </table:table-cell>
          <table:table-cell office:value-type="float" office:value="48884.07">
            <text:p>48884.07</text:p>
          </table:table-cell>
          <table:table-cell office:value-type="float" office:value="44536.03">
            <text:p>44536.03</text:p>
          </table:table-cell>
          <table:table-cell office:value-type="float" office:value="32123.82">
            <text:p>32123.82</text:p>
          </table:table-cell>
          <table:table-cell office:value-type="float" office:value="22637.84">
            <text:p>22637.84</text:p>
          </table:table-cell>
          <table:table-cell office:value-type="float" office:value="59425.66">
            <text:p>59425.66</text:p>
          </table:table-cell>
          <table:table-cell office:value-type="float" office:value="96770.03">
            <text:p>96770.03</text:p>
          </table:table-cell>
          <table:table-cell office:value-type="float" office:value="111261.08">
            <text:p>111261.08</text:p>
          </table:table-cell>
          <table:table-cell office:value-type="float" office:value="104916.82">
            <text:p>104916.82</text:p>
          </table:table-cell>
          <table:table-cell office:value-type="float" office:value="147980.8">
            <text:p>147980.80</text:p>
          </table:table-cell>
          <table:table-cell office:value-type="float" office:value="133830.82">
            <text:p>133830.82</text:p>
          </table:table-cell>
          <table:table-cell office:value-type="float" office:value="298663.42">
            <text:p>298663.42</text:p>
          </table:table-cell>
          <table:table-cell office:value-type="float" office:value="342444.53">
            <text:p>342444.53</text:p>
          </table:table-cell>
          <table:table-cell office:value-type="float" office:value="415843.4">
            <text:p>415843.40</text:p>
          </table:table-cell>
          <table:table-cell office:value-type="float" office:value="389648.92">
            <text:p>389648.92</text:p>
          </table:table-cell>
          <table:table-cell office:value-type="float" office:value="435154.84">
            <text:p>435154.84</text:p>
          </table:table-cell>
          <table:table-cell office:value-type="float" office:value="457339.81">
            <text:p>457339.81</text:p>
          </table:table-cell>
          <table:table-cell office:value-type="float" office:value="522434.65">
            <text:p>522434.65</text:p>
          </table:table-cell>
          <table:table-cell office:value-type="float" office:value="533602.43">
            <text:p>533602.43</text:p>
          </table:table-cell>
          <table:table-cell office:value-type="float" office:value="506542.15">
            <text:p>506542.15</text:p>
          </table:table-cell>
          <table:table-cell office:value-type="float" office:value="659596.12">
            <text:p>659596.12</text:p>
          </table:table-cell>
          <table:table-cell office:value-type="float" office:value="543589.09">
            <text:p>543589.09</text:p>
          </table:table-cell>
          <table:table-cell office:value-type="float" office:value="667568.07">
            <text:p>667568.07</text:p>
          </table:table-cell>
          <table:table-cell office:value-type="float" office:value="838336.43">
            <text:p>838336.43</text:p>
          </table:table-cell>
          <table:table-cell office:value-type="float" office:value="890424.24">
            <text:p>890424.24</text:p>
          </table:table-cell>
          <table:table-cell office:value-type="float" office:value="637076.12">
            <text:p>637076.12</text:p>
          </table:table-cell>
          <table:table-cell office:value-type="float" office:value="631163.31">
            <text:p>631163.31</text:p>
          </table:table-cell>
          <table:table-cell office:value-type="float" office:value="774821.19">
            <text:p>774821.19</text:p>
          </table:table-cell>
          <table:table-cell office:value-type="float" office:value="898692.1">
            <text:p>898692.10</text:p>
          </table:table-cell>
          <table:table-cell office:value-type="float" office:value="909499.41">
            <text:p>909499.41</text:p>
          </table:table-cell>
          <table:table-cell office:value-type="float" office:value="901387.21">
            <text:p>901387.21</text:p>
          </table:table-cell>
          <table:table-cell office:value-type="float" office:value="311759.45">
            <text:p>311759.45</text:p>
          </table:table-cell>
          <table:table-cell office:value-type="float" office:value="190796.92">
            <text:p>190796.92</text:p>
          </table:table-cell>
          <table:table-cell office:value-type="float" office:value="235731.52">
            <text:p>235731.52</text:p>
          </table:table-cell>
          <table:table-cell office:value-type="float" office:value="148422.35">
            <text:p>148422.35</text:p>
          </table:table-cell>
          <table:table-cell office:value-type="float" office:value="130448.51">
            <text:p>130448.51</text:p>
          </table:table-cell>
          <table:table-cell office:value-type="float" office:value="203184.01">
            <text:p>203184.01</text:p>
          </table:table-cell>
          <table:table-cell office:value-type="float" office:value="387787.38">
            <text:p>387787.38</text:p>
          </table:table-cell>
          <table:table-cell office:value-type="float" office:value="326516.22">
            <text:p>326516.22</text:p>
          </table:table-cell>
          <table:table-cell table:number-columns-repeated="58"/>
          <table:table-cell office:value-type="float" office:value="22.85">
            <text:p>22.85</text:p>
          </table:table-cell>
          <table:table-cell office:value-type="float" office:value="23.5">
            <text:p>23.50</text:p>
          </table:table-cell>
          <table:table-cell office:value-type="float" office:value="16.92">
            <text:p>16.92</text:p>
          </table:table-cell>
          <table:table-cell office:value-type="float" office:value="22.69">
            <text:p>22.69</text:p>
          </table:table-cell>
          <table:table-cell office:value-type="float" office:value="22.72">
            <text:p>22.72</text:p>
          </table:table-cell>
          <table:table-cell office:value-type="float" office:value="21.87">
            <text:p>21.87</text:p>
          </table:table-cell>
          <table:table-cell office:value-type="float" office:value="25.43">
            <text:p>25.43</text:p>
          </table:table-cell>
          <table:table-cell office:value-type="float" office:value="16.51">
            <text:p>16.51</text:p>
          </table:table-cell>
          <table:table-cell office:value-type="float" office:value="20.43">
            <text:p>20.43</text:p>
          </table:table-cell>
          <table:table-cell office:value-type="float" office:value="10.92">
            <text:p>10.92</text:p>
          </table:table-cell>
          <table:table-cell office:value-type="float" office:value="11.78">
            <text:p>11.78</text:p>
          </table:table-cell>
          <table:table-cell office:value-type="float" office:value="14.29">
            <text:p>14.29</text:p>
          </table:table-cell>
          <table:table-cell office:value-type="float" office:value="10.92">
            <text:p>10.92</text:p>
          </table:table-cell>
          <table:table-cell office:value-type="float" office:value="16.59">
            <text:p>16.59</text:p>
          </table:table-cell>
          <table:table-cell office:value-type="float" office:value="20.28">
            <text:p>20.28</text:p>
          </table:table-cell>
          <table:table-cell office:value-type="float" office:value="18.07">
            <text:p>18.07</text:p>
          </table:table-cell>
          <table:table-cell office:value-type="float" office:value="12.75">
            <text:p>12.75</text:p>
          </table:table-cell>
          <table:table-cell office:value-type="float" office:value="8.79">
            <text:p>8.79</text:p>
          </table:table-cell>
          <table:table-cell office:value-type="float" office:value="22.48">
            <text:p>22.48</text:p>
          </table:table-cell>
          <table:table-cell office:value-type="float" office:value="35.56">
            <text:p>35.56</text:p>
          </table:table-cell>
          <table:table-cell office:value-type="float" office:value="39.57">
            <text:p>39.57</text:p>
          </table:table-cell>
          <table:table-cell office:value-type="float" office:value="35.99">
            <text:p>35.99</text:p>
          </table:table-cell>
          <table:table-cell office:value-type="float" office:value="48.9">
            <text:p>48.90</text:p>
          </table:table-cell>
          <table:table-cell office:value-type="float" office:value="42.62">
            <text:p>42.62</text:p>
          </table:table-cell>
          <table:table-cell office:value-type="float" office:value="91.81">
            <text:p>91.81</text:p>
          </table:table-cell>
          <table:table-cell office:value-type="float" office:value="101.8">
            <text:p>101.80</text:p>
          </table:table-cell>
          <table:table-cell office:value-type="float" office:value="119.74">
            <text:p>119.74</text:p>
          </table:table-cell>
          <table:table-cell office:value-type="float" office:value="108.84">
            <text:p>108.84</text:p>
          </table:table-cell>
          <table:table-cell office:value-type="float" office:value="118.09">
            <text:p>118.09</text:p>
          </table:table-cell>
          <table:table-cell office:value-type="float" office:value="120.73">
            <text:p>120.73</text:p>
          </table:table-cell>
          <table:table-cell office:value-type="float" office:value="134.37">
            <text:p>134.37</text:p>
          </table:table-cell>
          <table:table-cell office:value-type="float" office:value="133.9">
            <text:p>133.90</text:p>
          </table:table-cell>
          <table:table-cell office:value-type="float" office:value="124.09">
            <text:p>124.09</text:p>
          </table:table-cell>
          <table:table-cell office:value-type="float" office:value="157.76">
            <text:p>157.76</text:p>
          </table:table-cell>
          <table:table-cell office:value-type="float" office:value="126.89">
            <text:p>126.89</text:p>
          </table:table-cell>
          <table:table-cell office:value-type="float" office:value="152">
            <text:p>152.00</text:p>
          </table:table-cell>
          <table:table-cell office:value-type="float" office:value="186.13">
            <text:p>186.13</text:p>
          </table:table-cell>
          <table:table-cell office:value-type="float" office:value="192.69">
            <text:p>192.69</text:p>
          </table:table-cell>
          <table:table-cell office:value-type="float" office:value="134.38">
            <text:p>134.38</text:p>
          </table:table-cell>
          <table:table-cell office:value-type="float" office:value="129.74">
            <text:p>129.74</text:p>
          </table:table-cell>
          <table:table-cell office:value-type="float" office:value="155.21">
            <text:p>155.21</text:p>
          </table:table-cell>
          <table:table-cell office:value-type="float" office:value="175.39">
            <text:p>175.39</text:p>
          </table:table-cell>
          <table:table-cell office:value-type="float" office:value="172.94">
            <text:p>172.94</text:p>
          </table:table-cell>
          <table:table-cell office:value-type="float" office:value="166.99">
            <text:p>166.99</text:p>
          </table:table-cell>
          <table:table-cell office:value-type="float" office:value="56.27">
            <text:p>56.27</text:p>
          </table:table-cell>
          <table:table-cell office:value-type="float" office:value="33.56">
            <text:p>33.56</text:p>
          </table:table-cell>
          <table:table-cell office:value-type="float" office:value="40.4">
            <text:p>40.40</text:p>
          </table:table-cell>
          <table:table-cell office:value-type="float" office:value="24.79">
            <text:p>24.79</text:p>
          </table:table-cell>
          <table:table-cell office:value-type="float" office:value="21.23">
            <text:p>21.23</text:p>
          </table:table-cell>
          <table:table-cell office:value-type="float" office:value="32.22">
            <text:p>32.22</text:p>
          </table:table-cell>
          <table:table-cell office:value-type="float" office:value="59.92">
            <text:p>59.92</text:p>
          </table:table-cell>
          <table:table-cell office:value-type="float" office:value="49.15">
            <text:p>49.15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okelau</text:p>
          </table:table-cell>
          <table:table-cell office:value-type="float" office:value="218">
            <text:p>218</text:p>
          </table:table-cell>
          <table:table-cell office:value-type="float" office:value="772">
            <text:p>772</text:p>
          </table:table-cell>
          <table:table-cell office:value-type="float" office:value="-9">
            <text:p>-9</text:p>
          </table:table-cell>
          <table:table-cell office:value-type="float" office:value="-172">
            <text:p>-17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float" office:value="219">
            <text:p>219</text:p>
          </table:table-cell>
          <table:table-cell office:value-type="float" office:value="776">
            <text:p>776</text:p>
          </table:table-cell>
          <table:table-cell office:value-type="float" office:value="-20">
            <text:p>-20</text:p>
          </table:table-cell>
          <table:table-cell office:value-type="float" office:value="-175">
            <text:p>-175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220">
            <text:p>220</text:p>
          </table:table-cell>
          <table:table-cell office:value-type="float" office:value="780">
            <text:p>780</text:p>
          </table:table-cell>
          <table:table-cell office:value-type="float" office:value="11">
            <text:p>11</text:p>
          </table:table-cell>
          <table:table-cell office:value-type="float" office:value="-61">
            <text:p>-61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float" office:value="222">
            <text:p>222</text:p>
          </table:table-cell>
          <table:table-cell office:value-type="float" office:value="788">
            <text:p>78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653">
            <text:p>653</text:p>
          </table:table-cell>
          <table:table-cell office:value-type="float" office:value="513">
            <text:p>513</text:p>
          </table:table-cell>
          <table:table-cell office:value-type="float" office:value="494">
            <text:p>494</text:p>
          </table:table-cell>
          <table:table-cell office:value-type="float" office:value="465">
            <text:p>465</text:p>
          </table:table-cell>
          <table:table-cell office:value-type="float" office:value="225">
            <text:p>225</text:p>
          </table:table-cell>
          <table:table-cell office:value-type="float" office:value="195">
            <text:p>195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495">
            <text:p>495</text:p>
          </table:table-cell>
          <table:table-cell office:value-type="float" office:value="105">
            <text:p>105</text:p>
          </table:table-cell>
          <table:table-cell office:value-type="float" office:value="495">
            <text:p>495</text:p>
          </table:table-cell>
          <table:table-cell table:number-columns-repeated="16" office:value-type="string">
            <text:p><text:s text:c="4"/></text:p>
          </table:table-cell>
          <table:table-cell office:value-type="float" office:value="286">
            <text:p>286</text:p>
          </table:table-cell>
          <table:table-cell office:value-type="float" office:value="382">
            <text:p>382</text:p>
          </table:table-cell>
          <table:table-cell office:value-type="float" office:value="919">
            <text:p>919</text:p>
          </table:table-cell>
          <table:table-cell office:value-type="float" office:value="1351">
            <text:p>1351</text:p>
          </table:table-cell>
          <table:table-cell office:value-type="float" office:value="1373">
            <text:p>1373</text:p>
          </table:table-cell>
          <table:table-cell office:value-type="float" office:value="1469">
            <text:p>1469</text:p>
          </table:table-cell>
          <table:table-cell office:value-type="float" office:value="3840">
            <text:p>3840</text:p>
          </table:table-cell>
          <table:table-cell office:value-type="float" office:value="3292">
            <text:p>3292</text:p>
          </table:table-cell>
          <table:table-cell office:value-type="float" office:value="4608">
            <text:p>4608</text:p>
          </table:table-cell>
          <table:table-cell office:value-type="float" office:value="2880">
            <text:p>2880</text:p>
          </table:table-cell>
          <table:table-cell office:value-type="float" office:value="2453">
            <text:p>2453</text:p>
          </table:table-cell>
          <table:table-cell office:value-type="float" office:value="2184">
            <text:p>2184</text:p>
          </table:table-cell>
          <table:table-cell office:value-type="float" office:value="2196">
            <text:p>2196</text:p>
          </table:table-cell>
          <table:table-cell office:value-type="float" office:value="2585">
            <text:p>2585</text:p>
          </table:table-cell>
          <table:table-cell office:value-type="float" office:value="2223">
            <text:p>2223</text:p>
          </table:table-cell>
          <table:table-cell office:value-type="float" office:value="1993">
            <text:p>1993</text:p>
          </table:table-cell>
          <table:table-cell office:value-type="float" office:value="2529">
            <text:p>2529</text:p>
          </table:table-cell>
          <table:table-cell office:value-type="float" office:value="2604">
            <text:p>2604</text:p>
          </table:table-cell>
          <table:table-cell office:value-type="float" office:value="1901">
            <text:p>1901</text:p>
          </table:table-cell>
          <table:table-cell office:value-type="float" office:value="1922">
            <text:p>1922</text:p>
          </table:table-cell>
          <table:table-cell office:value-type="float" office:value="1572">
            <text:p>1572</text:p>
          </table:table-cell>
          <table:table-cell office:value-type="float" office:value="1248">
            <text:p>1248</text:p>
          </table:table-cell>
          <table:table-cell office:value-type="float" office:value="1632">
            <text:p>1632</text:p>
          </table:table-cell>
          <table:table-cell office:value-type="float" office:value="1878">
            <text:p>1878</text:p>
          </table:table-cell>
          <table:table-cell office:value-type="float" office:value="1905">
            <text:p>1905</text:p>
          </table:table-cell>
          <table:table-cell table:number-columns-repeated="2"/>
          <table:table-cell office:value-type="float" office:value="0.1627">
            <text:p>0.1627</text:p>
          </table:table-cell>
          <table:table-cell office:value-type="float" office:value="0.1246">
            <text:p>0.1246</text:p>
          </table:table-cell>
          <table:table-cell office:value-type="float" office:value="0.117">
            <text:p>0.117</text:p>
          </table:table-cell>
          <table:table-cell office:value-type="float" office:value="0.1074">
            <text:p>0.1074</text:p>
          </table:table-cell>
          <table:table-cell office:value-type="float" office:value="0.0507">
            <text:p>0.0507</text:p>
          </table:table-cell>
          <table:table-cell office:value-type="float" office:value="0.0429">
            <text:p>0.0429</text:p>
          </table:table-cell>
          <table:table-cell office:value-type="float" office:value="0.0064">
            <text:p>0.0064</text:p>
          </table:table-cell>
          <table:table-cell office:value-type="float" office:value="0.022">
            <text:p>0.022</text:p>
          </table:table-cell>
          <table:table-cell office:value-type="float" office:value="0.1016">
            <text:p>0.1016</text:p>
          </table:table-cell>
          <table:table-cell office:value-type="float" office:value="0.0211">
            <text:p>0.0211</text:p>
          </table:table-cell>
          <table:table-cell office:value-type="float" office:value="0.0972">
            <text:p>0.0972</text:p>
          </table:table-cell>
          <table:table-cell table:number-columns-repeated="16"/>
          <table:table-cell office:value-type="float" office:value="0.0369">
            <text:p>0.0369</text:p>
          </table:table-cell>
          <table:table-cell office:value-type="float" office:value="0.0481">
            <text:p>0.0481</text:p>
          </table:table-cell>
          <table:table-cell office:value-type="float" office:value="0.1129">
            <text:p>0.1129</text:p>
          </table:table-cell>
          <table:table-cell office:value-type="float" office:value="0.1623">
            <text:p>0.1623</text:p>
          </table:table-cell>
          <table:table-cell office:value-type="float" office:value="0.1615">
            <text:p>0.1615</text:p>
          </table:table-cell>
          <table:table-cell office:value-type="float" office:value="0.1694">
            <text:p>0.1694</text:p>
          </table:table-cell>
          <table:table-cell office:value-type="float" office:value="0.4347">
            <text:p>0.4347</text:p>
          </table:table-cell>
          <table:table-cell office:value-type="float" office:value="0.3665">
            <text:p>0.3665</text:p>
          </table:table-cell>
          <table:table-cell office:value-type="float" office:value="0.5054">
            <text:p>0.5054</text:p>
          </table:table-cell>
          <table:table-cell office:value-type="float" office:value="0.3118">
            <text:p>0.3118</text:p>
          </table:table-cell>
          <table:table-cell office:value-type="float" office:value="0.2624">
            <text:p>0.2624</text:p>
          </table:table-cell>
          <table:table-cell office:value-type="float" office:value="0.2311">
            <text:p>0.2311</text:p>
          </table:table-cell>
          <table:table-cell office:value-type="float" office:value="0.2299">
            <text:p>0.2299</text:p>
          </table:table-cell>
          <table:table-cell office:value-type="float" office:value="0.2678">
            <text:p>0.2678</text:p>
          </table:table-cell>
          <table:table-cell office:value-type="float" office:value="0.228">
            <text:p>0.228</text:p>
          </table:table-cell>
          <table:table-cell office:value-type="float" office:value="0.2024">
            <text:p>0.2024</text:p>
          </table:table-cell>
          <table:table-cell office:value-type="float" office:value="0.2542">
            <text:p>0.2542</text:p>
          </table:table-cell>
          <table:table-cell office:value-type="float" office:value="0.2591">
            <text:p>0.2591</text:p>
          </table:table-cell>
          <table:table-cell table:number-columns-repeated="2" office:value-type="float" office:value="0.1871">
            <text:p>0.1871</text:p>
          </table:table-cell>
          <table:table-cell office:value-type="float" office:value="0.1513">
            <text:p>0.1513</text:p>
          </table:table-cell>
          <table:table-cell office:value-type="float" office:value="0.1187">
            <text:p>0.1187</text:p>
          </table:table-cell>
          <table:table-cell office:value-type="float" office:value="0.1535">
            <text:p>0.1535</text:p>
          </table:table-cell>
          <table:table-cell office:value-type="float" office:value="0.1746">
            <text:p>0.1746</text:p>
          </table:table-cell>
          <table:table-cell office:value-type="float" office:value="0.1752">
            <text:p>0.1752</text:p>
          </table:table-cell>
          <table:table-cell table:number-columns-repeated="2"/>
          <table:table-cell office:value-type="float" office:value="1601.75">
            <text:p>1601.75</text:p>
          </table:table-cell>
          <table:table-cell office:value-type="float" office:value="1257.07">
            <text:p>1257.07</text:p>
          </table:table-cell>
          <table:table-cell office:value-type="float" office:value="1212.13">
            <text:p>1212.13</text:p>
          </table:table-cell>
          <table:table-cell office:value-type="float" office:value="1139.45">
            <text:p>1139.45</text:p>
          </table:table-cell>
          <table:table-cell office:value-type="float" office:value="551.35">
            <text:p>551.35</text:p>
          </table:table-cell>
          <table:table-cell office:value-type="float" office:value="477.83">
            <text:p>477.83</text:p>
          </table:table-cell>
          <table:table-cell office:value-type="float" office:value="73.51">
            <text:p>73.51</text:p>
          </table:table-cell>
          <table:table-cell office:value-type="float" office:value="257.3">
            <text:p>257.30</text:p>
          </table:table-cell>
          <table:table-cell office:value-type="float" office:value="1212.96">
            <text:p>1212.96</text:p>
          </table:table-cell>
          <table:table-cell office:value-type="float" office:value="257.3">
            <text:p>257.30</text:p>
          </table:table-cell>
          <table:table-cell office:value-type="float" office:value="1212.96">
            <text:p>1212.96</text:p>
          </table:table-cell>
          <table:table-cell table:number-columns-repeated="16"/>
          <table:table-cell office:value-type="float" office:value="747.77">
            <text:p>747.77</text:p>
          </table:table-cell>
          <table:table-cell office:value-type="float" office:value="949.02">
            <text:p>949.02</text:p>
          </table:table-cell>
          <table:table-cell office:value-type="float" office:value="2434.52">
            <text:p>2434.52</text:p>
          </table:table-cell>
          <table:table-cell office:value-type="float" office:value="3551.34">
            <text:p>3551.34</text:p>
          </table:table-cell>
          <table:table-cell office:value-type="float" office:value="3433.41">
            <text:p>3433.41</text:p>
          </table:table-cell>
          <table:table-cell office:value-type="float" office:value="3673.51">
            <text:p>3673.51</text:p>
          </table:table-cell>
          <table:table-cell office:value-type="float" office:value="9603.94">
            <text:p>9603.94</text:p>
          </table:table-cell>
          <table:table-cell office:value-type="float" office:value="8232.97">
            <text:p>8232.97</text:p>
          </table:table-cell>
          <table:table-cell office:value-type="float" office:value="11524.72">
            <text:p>11524.72</text:p>
          </table:table-cell>
          <table:table-cell office:value-type="float" office:value="7202.95">
            <text:p>7202.95</text:p>
          </table:table-cell>
          <table:table-cell office:value-type="float" office:value="6134.51">
            <text:p>6134.51</text:p>
          </table:table-cell>
          <table:table-cell office:value-type="float" office:value="5462.24">
            <text:p>5462.24</text:p>
          </table:table-cell>
          <table:table-cell office:value-type="float" office:value="5493.45">
            <text:p>5493.45</text:p>
          </table:table-cell>
          <table:table-cell office:value-type="float" office:value="6465.85">
            <text:p>6465.85</text:p>
          </table:table-cell>
          <table:table-cell office:value-type="float" office:value="5560.68">
            <text:p>5560.68</text:p>
          </table:table-cell>
          <table:table-cell office:value-type="float" office:value="4984.44">
            <text:p>4984.44</text:p>
          </table:table-cell>
          <table:table-cell office:value-type="float" office:value="6324.19">
            <text:p>6324.19</text:p>
          </table:table-cell>
          <table:table-cell office:value-type="float" office:value="6513.87">
            <text:p>6513.87</text:p>
          </table:table-cell>
          <table:table-cell office:value-type="float" office:value="4753.95">
            <text:p>4753.95</text:p>
          </table:table-cell>
          <table:table-cell office:value-type="float" office:value="4806.77">
            <text:p>4806.77</text:p>
          </table:table-cell>
          <table:table-cell office:value-type="float" office:value="3932.81">
            <text:p>3932.81</text:p>
          </table:table-cell>
          <table:table-cell office:value-type="float" office:value="3121.28">
            <text:p>3121.28</text:p>
          </table:table-cell>
          <table:table-cell office:value-type="float" office:value="4081.67">
            <text:p>4081.67</text:p>
          </table:table-cell>
          <table:table-cell office:value-type="float" office:value="4696.32">
            <text:p>4696.32</text:p>
          </table:table-cell>
          <table:table-cell office:value-type="float" office:value="4719.37">
            <text:p>4719.37</text:p>
          </table:table-cell>
          <table:table-cell table:number-columns-repeated="58"/>
          <table:table-cell office:value-type="float" office:value="0.4">
            <text:p>0.40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table:number-columns-repeated="16" office:value-type="string">
            <text:p><text:s text:c="4"/></text:p>
          </table:table-cell>
          <table:table-cell office:value-type="float" office:value="0.1">
            <text:p>0.10</text:p>
          </table:table-cell>
          <table:table-cell office:value-type="float" office:value="0.12">
            <text:p>0.12</text:p>
          </table:table-cell>
          <table:table-cell office:value-type="float" office:value="0.3">
            <text:p>0.30</text:p>
          </table:table-cell>
          <table:table-cell office:value-type="float" office:value="0.43">
            <text:p>0.43</text:p>
          </table:table-cell>
          <table:table-cell office:value-type="float" office:value="0.4">
            <text:p>0.40</text:p>
          </table:table-cell>
          <table:table-cell office:value-type="float" office:value="0.42">
            <text:p>0.42</text:p>
          </table:table-cell>
          <table:table-cell office:value-type="float" office:value="1.09">
            <text:p>1.09</text:p>
          </table:table-cell>
          <table:table-cell office:value-type="float" office:value="0.92">
            <text:p>0.92</text:p>
          </table:table-cell>
          <table:table-cell office:value-type="float" office:value="1.26">
            <text:p>1.26</text:p>
          </table:table-cell>
          <table:table-cell office:value-type="float" office:value="0.78">
            <text:p>0.78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38">
            <text:p>0.38</text:p>
          </table:table-cell>
          <table:table-cell office:value-type="float" office:value="0.3">
            <text:p>0.30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223">
            <text:p>223</text:p>
          </table:table-cell>
          <table:table-cell office:value-type="float" office:value="792">
            <text:p>79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572000">
            <text:p>572000</text:p>
          </table:table-cell>
          <table:table-cell office:value-type="float" office:value="654000">
            <text:p>654000</text:p>
          </table:table-cell>
          <table:table-cell office:value-type="float" office:value="675500">
            <text:p>675500</text:p>
          </table:table-cell>
          <table:table-cell office:value-type="float" office:value="854500">
            <text:p>854500</text:p>
          </table:table-cell>
          <table:table-cell office:value-type="float" office:value="852000">
            <text:p>852000</text:p>
          </table:table-cell>
          <table:table-cell office:value-type="float" office:value="993190">
            <text:p>993190</text:p>
          </table:table-cell>
          <table:table-cell office:value-type="float" office:value="1029743">
            <text:p>1029743</text:p>
          </table:table-cell>
          <table:table-cell office:value-type="float" office:value="1131733">
            <text:p>1131733</text:p>
          </table:table-cell>
          <table:table-cell table:number-columns-repeated="2" office:value-type="float" office:value="1040000">
            <text:p>1040000</text:p>
          </table:table-cell>
          <table:table-cell office:value-type="float" office:value="1357200">
            <text:p>1357200</text:p>
          </table:table-cell>
          <table:table-cell office:value-type="float" office:value="1413240">
            <text:p>1413240</text:p>
          </table:table-cell>
          <table:table-cell office:value-type="float" office:value="1333350">
            <text:p>1333350</text:p>
          </table:table-cell>
          <table:table-cell office:value-type="float" office:value="1555806">
            <text:p>1555806</text:p>
          </table:table-cell>
          <table:table-cell office:value-type="float" office:value="1248000">
            <text:p>1248000</text:p>
          </table:table-cell>
          <table:table-cell office:value-type="float" office:value="1234550">
            <text:p>1234550</text:p>
          </table:table-cell>
          <table:table-cell office:value-type="float" office:value="1494674">
            <text:p>1494674</text:p>
          </table:table-cell>
          <table:table-cell office:value-type="float" office:value="1235000">
            <text:p>1235000</text:p>
          </table:table-cell>
          <table:table-cell office:value-type="float" office:value="1238138">
            <text:p>1238138</text:p>
          </table:table-cell>
          <table:table-cell office:value-type="float" office:value="1300000">
            <text:p>1300000</text:p>
          </table:table-cell>
          <table:table-cell office:value-type="float" office:value="1268800">
            <text:p>1268800</text:p>
          </table:table-cell>
          <table:table-cell office:value-type="float" office:value="1271400">
            <text:p>1271400</text:p>
          </table:table-cell>
          <table:table-cell office:value-type="float" office:value="1357200">
            <text:p>1357200</text:p>
          </table:table-cell>
          <table:table-cell office:value-type="float" office:value="1508000">
            <text:p>1508000</text:p>
          </table:table-cell>
          <table:table-cell table:number-columns-repeated="2" office:value-type="float" office:value="1346800">
            <text:p>1346800</text:p>
          </table:table-cell>
          <table:table-cell office:value-type="float" office:value="1395644">
            <text:p>1395644</text:p>
          </table:table-cell>
          <table:table-cell office:value-type="float" office:value="1690000">
            <text:p>1690000</text:p>
          </table:table-cell>
          <table:table-cell office:value-type="float" office:value="1604200">
            <text:p>1604200</text:p>
          </table:table-cell>
          <table:table-cell office:value-type="float" office:value="1701960">
            <text:p>1701960</text:p>
          </table:table-cell>
          <table:table-cell office:value-type="float" office:value="1454508">
            <text:p>1454508</text:p>
          </table:table-cell>
          <table:table-cell office:value-type="float" office:value="1479056">
            <text:p>1479056</text:p>
          </table:table-cell>
          <table:table-cell office:value-type="float" office:value="1502106">
            <text:p>1502106</text:p>
          </table:table-cell>
          <table:table-cell office:value-type="float" office:value="1558188">
            <text:p>1558188</text:p>
          </table:table-cell>
          <table:table-cell office:value-type="float" office:value="2114067">
            <text:p>2114067</text:p>
          </table:table-cell>
          <table:table-cell office:value-type="float" office:value="2003807">
            <text:p>2003807</text:p>
          </table:table-cell>
          <table:table-cell office:value-type="float" office:value="2024962">
            <text:p>2024962</text:p>
          </table:table-cell>
          <table:table-cell office:value-type="float" office:value="2216934">
            <text:p>2216934</text:p>
          </table:table-cell>
          <table:table-cell office:value-type="float" office:value="1948878">
            <text:p>1948878</text:p>
          </table:table-cell>
          <table:table-cell office:value-type="float" office:value="2175010">
            <text:p>2175010</text:p>
          </table:table-cell>
          <table:table-cell office:value-type="float" office:value="2268294">
            <text:p>2268294</text:p>
          </table:table-cell>
          <table:table-cell office:value-type="float" office:value="2445240">
            <text:p>2445240</text:p>
          </table:table-cell>
          <table:table-cell office:value-type="float" office:value="2256596">
            <text:p>2256596</text:p>
          </table:table-cell>
          <table:table-cell office:value-type="float" office:value="2361778">
            <text:p>2361778</text:p>
          </table:table-cell>
          <table:table-cell office:value-type="float" office:value="2154880">
            <text:p>2154880</text:p>
          </table:table-cell>
          <table:table-cell office:value-type="float" office:value="2453096">
            <text:p>2453096</text:p>
          </table:table-cell>
          <table:table-cell office:value-type="float" office:value="2188547">
            <text:p>2188547</text:p>
          </table:table-cell>
          <table:table-cell office:value-type="float" office:value="1750440">
            <text:p>1750440</text:p>
          </table:table-cell>
          <table:table-cell office:value-type="float" office:value="1659450">
            <text:p>1659450</text:p>
          </table:table-cell>
          <table:table-cell office:value-type="float" office:value="2068300">
            <text:p>2068300</text:p>
          </table:table-cell>
          <table:table-cell office:value-type="float" office:value="2481960">
            <text:p>2481960</text:p>
          </table:table-cell>
          <table:table-cell office:value-type="float" office:value="2224440">
            <text:p>2224440</text:p>
          </table:table-cell>
          <table:table-cell table:number-columns-repeated="2"/>
          <table:table-cell office:value-type="float" office:value="20.2629">
            <text:p>20.2629</text:p>
          </table:table-cell>
          <table:table-cell office:value-type="float" office:value="22.6219">
            <text:p>22.6219</text:p>
          </table:table-cell>
          <table:table-cell office:value-type="float" office:value="22.8233">
            <text:p>22.8233</text:p>
          </table:table-cell>
          <table:table-cell office:value-type="float" office:value="28.2078">
            <text:p>28.2078</text:p>
          </table:table-cell>
          <table:table-cell office:value-type="float" office:value="27.4839">
            <text:p>27.4839</text:p>
          </table:table-cell>
          <table:table-cell office:value-type="float" office:value="31.3131">
            <text:p>31.3131</text:p>
          </table:table-cell>
          <table:table-cell office:value-type="float" office:value="31.7352">
            <text:p>31.7352</text:p>
          </table:table-cell>
          <table:table-cell office:value-type="float" office:value="34.0925">
            <text:p>34.0925</text:p>
          </table:table-cell>
          <table:table-cell office:value-type="float" office:value="30.6162">
            <text:p>30.6162</text:p>
          </table:table-cell>
          <table:table-cell office:value-type="float" office:value="29.9091">
            <text:p>29.9091</text:p>
          </table:table-cell>
          <table:table-cell office:value-type="float" office:value="38.115">
            <text:p>38.115</text:p>
          </table:table-cell>
          <table:table-cell office:value-type="float" office:value="38.7454">
            <text:p>38.7454</text:p>
          </table:table-cell>
          <table:table-cell office:value-type="float" office:value="35.6826">
            <text:p>35.6826</text:p>
          </table:table-cell>
          <table:table-cell office:value-type="float" office:value="40.6502">
            <text:p>40.6502</text:p>
          </table:table-cell>
          <table:table-cell office:value-type="float" office:value="31.8481">
            <text:p>31.8481</text:p>
          </table:table-cell>
          <table:table-cell office:value-type="float" office:value="30.786">
            <text:p>30.786</text:p>
          </table:table-cell>
          <table:table-cell office:value-type="float" office:value="36.4377">
            <text:p>36.4377</text:p>
          </table:table-cell>
          <table:table-cell office:value-type="float" office:value="29.4377">
            <text:p>29.4377</text:p>
          </table:table-cell>
          <table:table-cell office:value-type="float" office:value="28.853">
            <text:p>28.853</text:p>
          </table:table-cell>
          <table:table-cell office:value-type="float" office:value="29.6087">
            <text:p>29.6087</text:p>
          </table:table-cell>
          <table:table-cell office:value-type="float" office:value="28.2351">
            <text:p>28.2351</text:p>
          </table:table-cell>
          <table:table-cell office:value-type="float" office:value="27.6403">
            <text:p>27.6403</text:p>
          </table:table-cell>
          <table:table-cell office:value-type="float" office:value="28.8318">
            <text:p>28.8318</text:p>
          </table:table-cell>
          <table:table-cell office:value-type="float" office:value="31.3266">
            <text:p>31.3266</text:p>
          </table:table-cell>
          <table:table-cell office:value-type="float" office:value="27.3862">
            <text:p>27.3862</text:p>
          </table:table-cell>
          <table:table-cell office:value-type="float" office:value="26.8356">
            <text:p>26.8356</text:p>
          </table:table-cell>
          <table:table-cell office:value-type="float" office:value="27.2757">
            <text:p>27.2757</text:p>
          </table:table-cell>
          <table:table-cell office:value-type="float" office:value="32.4214">
            <text:p>32.4214</text:p>
          </table:table-cell>
          <table:table-cell office:value-type="float" office:value="30.2303">
            <text:p>30.2303</text:p>
          </table:table-cell>
          <table:table-cell office:value-type="float" office:value="31.5207">
            <text:p>31.5207</text:p>
          </table:table-cell>
          <table:table-cell office:value-type="float" office:value="26.4885">
            <text:p>26.4885</text:p>
          </table:table-cell>
          <table:table-cell office:value-type="float" office:value="26.4993">
            <text:p>26.4993</text:p>
          </table:table-cell>
          <table:table-cell office:value-type="float" office:value="26.4861">
            <text:p>26.4861</text:p>
          </table:table-cell>
          <table:table-cell office:value-type="float" office:value="27.0458">
            <text:p>27.0458</text:p>
          </table:table-cell>
          <table:table-cell office:value-type="float" office:value="36.1243">
            <text:p>36.1243</text:p>
          </table:table-cell>
          <table:table-cell office:value-type="float" office:value="33.7097">
            <text:p>33.7097</text:p>
          </table:table-cell>
          <table:table-cell office:value-type="float" office:value="33.5414">
            <text:p>33.5414</text:p>
          </table:table-cell>
          <table:table-cell office:value-type="float" office:value="36.1606">
            <text:p>36.1606</text:p>
          </table:table-cell>
          <table:table-cell office:value-type="float" office:value="31.3103">
            <text:p>31.3103</text:p>
          </table:table-cell>
          <table:table-cell office:value-type="float" office:value="34.4289">
            <text:p>34.4289</text:p>
          </table:table-cell>
          <table:table-cell office:value-type="float" office:value="35.3868">
            <text:p>35.3868</text:p>
          </table:table-cell>
          <table:table-cell office:value-type="float" office:value="37.6063">
            <text:p>37.6063</text:p>
          </table:table-cell>
          <table:table-cell office:value-type="float" office:value="34.223">
            <text:p>34.223</text:p>
          </table:table-cell>
          <table:table-cell office:value-type="float" office:value="35.3316">
            <text:p>35.3316</text:p>
          </table:table-cell>
          <table:table-cell office:value-type="float" office:value="31.8096">
            <text:p>31.8096</text:p>
          </table:table-cell>
          <table:table-cell office:value-type="float" office:value="35.7459">
            <text:p>35.7459</text:p>
          </table:table-cell>
          <table:table-cell office:value-type="float" office:value="31.4912">
            <text:p>31.4912</text:p>
          </table:table-cell>
          <table:table-cell office:value-type="float" office:value="24.8769">
            <text:p>24.8769</text:p>
          </table:table-cell>
          <table:table-cell office:value-type="float" office:value="23.2935">
            <text:p>23.2935</text:p>
          </table:table-cell>
          <table:table-cell office:value-type="float" office:value="28.6714">
            <text:p>28.6714</text:p>
          </table:table-cell>
          <table:table-cell office:value-type="float" office:value="33.972">
            <text:p>33.972</text:p>
          </table:table-cell>
          <table:table-cell office:value-type="float" office:value="30.0612">
            <text:p>30.0612</text:p>
          </table:table-cell>
          <table:table-cell table:number-columns-repeated="2"/>
          <table:table-cell office:value-type="float" office:value="284669.16">
            <text:p>284669.16</text:p>
          </table:table-cell>
          <table:table-cell office:value-type="float" office:value="327874.18">
            <text:p>327874.18</text:p>
          </table:table-cell>
          <table:table-cell office:value-type="float" office:value="342736.31">
            <text:p>342736.31</text:p>
          </table:table-cell>
          <table:table-cell office:value-type="float" office:value="433801.36">
            <text:p>433801.36</text:p>
          </table:table-cell>
          <table:table-cell office:value-type="float" office:value="432489.73">
            <text:p>432489.73</text:p>
          </table:table-cell>
          <table:table-cell office:value-type="float" office:value="507046.4">
            <text:p>507046.40</text:p>
          </table:table-cell>
          <table:table-cell office:value-type="float" office:value="525703.88">
            <text:p>525703.88</text:p>
          </table:table-cell>
          <table:table-cell office:value-type="float" office:value="577771.84">
            <text:p>577771.84</text:p>
          </table:table-cell>
          <table:table-cell table:number-columns-repeated="2" office:value-type="float" office:value="530940.28">
            <text:p>530940.28</text:p>
          </table:table-cell>
          <table:table-cell office:value-type="float" office:value="692877.07">
            <text:p>692877.07</text:p>
          </table:table-cell>
          <table:table-cell office:value-type="float" office:value="721486.72">
            <text:p>721486.72</text:p>
          </table:table-cell>
          <table:table-cell office:value-type="float" office:value="680701.25">
            <text:p>680701.25</text:p>
          </table:table-cell>
          <table:table-cell office:value-type="float" office:value="794269.37">
            <text:p>794269.37</text:p>
          </table:table-cell>
          <table:table-cell office:value-type="float" office:value="637128.34">
            <text:p>637128.34</text:p>
          </table:table-cell>
          <table:table-cell office:value-type="float" office:value="630261.92">
            <text:p>630261.92</text:p>
          </table:table-cell>
          <table:table-cell office:value-type="float" office:value="763059.66">
            <text:p>763059.66</text:p>
          </table:table-cell>
          <table:table-cell office:value-type="float" office:value="630491.58">
            <text:p>630491.58</text:p>
          </table:table-cell>
          <table:table-cell office:value-type="float" office:value="632093.67">
            <text:p>632093.67</text:p>
          </table:table-cell>
          <table:table-cell office:value-type="float" office:value="663675.35">
            <text:p>663675.35</text:p>
          </table:table-cell>
          <table:table-cell office:value-type="float" office:value="647747.14">
            <text:p>647747.14</text:p>
          </table:table-cell>
          <table:table-cell office:value-type="float" office:value="649074.49">
            <text:p>649074.49</text:p>
          </table:table-cell>
          <table:table-cell office:value-type="float" office:value="692877.07">
            <text:p>692877.07</text:p>
          </table:table-cell>
          <table:table-cell office:value-type="float" office:value="769863.41">
            <text:p>769863.41</text:p>
          </table:table-cell>
          <table:table-cell table:number-columns-repeated="2" office:value-type="float" office:value="687567.66">
            <text:p>687567.66</text:p>
          </table:table-cell>
          <table:table-cell office:value-type="float" office:value="712503.34">
            <text:p>712503.34</text:p>
          </table:table-cell>
          <table:table-cell office:value-type="float" office:value="862777.96">
            <text:p>862777.96</text:p>
          </table:table-cell>
          <table:table-cell office:value-type="float" office:value="818975.38">
            <text:p>818975.38</text:p>
          </table:table-cell>
          <table:table-cell office:value-type="float" office:value="868883.77">
            <text:p>868883.77</text:p>
          </table:table-cell>
          <table:table-cell office:value-type="float" office:value="742554.56">
            <text:p>742554.56</text:p>
          </table:table-cell>
          <table:table-cell office:value-type="float" office:value="759530.92">
            <text:p>759530.92</text:p>
          </table:table-cell>
          <table:table-cell office:value-type="float" office:value="789362.17">
            <text:p>789362.17</text:p>
          </table:table-cell>
          <table:table-cell office:value-type="float" office:value="822106.16">
            <text:p>822106.16</text:p>
          </table:table-cell>
          <table:table-cell office:value-type="float" office:value="1114528.4">
            <text:p>1114528.40</text:p>
          </table:table-cell>
          <table:table-cell office:value-type="float" office:value="1035246.36">
            <text:p>1035246.36</text:p>
          </table:table-cell>
          <table:table-cell office:value-type="float" office:value="1082316.53">
            <text:p>1082316.53</text:p>
          </table:table-cell>
          <table:table-cell office:value-type="float" office:value="1158871.91">
            <text:p>1158871.91</text:p>
          </table:table-cell>
          <table:table-cell office:value-type="float" office:value="1033268.78">
            <text:p>1033268.78</text:p>
          </table:table-cell>
          <table:table-cell office:value-type="float" office:value="1150245.78">
            <text:p>1150245.78</text:p>
          </table:table-cell>
          <table:table-cell office:value-type="float" office:value="1196569.9">
            <text:p>1196569.90</text:p>
          </table:table-cell>
          <table:table-cell office:value-type="float" office:value="1292102.85">
            <text:p>1292102.85</text:p>
          </table:table-cell>
          <table:table-cell office:value-type="float" office:value="1199439.53">
            <text:p>1199439.53</text:p>
          </table:table-cell>
          <table:table-cell office:value-type="float" office:value="1231040.08">
            <text:p>1231040.08</text:p>
          </table:table-cell>
          <table:table-cell office:value-type="float" office:value="1132163.9">
            <text:p>1132163.90</text:p>
          </table:table-cell>
          <table:table-cell office:value-type="float" office:value="1282701.98">
            <text:p>1282701.98</text:p>
          </table:table-cell>
          <table:table-cell office:value-type="float" office:value="1141146.74">
            <text:p>1141146.74</text:p>
          </table:table-cell>
          <table:table-cell office:value-type="float" office:value="893407.66">
            <text:p>893407.66</text:p>
          </table:table-cell>
          <table:table-cell office:value-type="float" office:value="847181.59">
            <text:p>847181.59</text:p>
          </table:table-cell>
          <table:table-cell office:value-type="float" office:value="1055907.49">
            <text:p>1055907.49</text:p>
          </table:table-cell>
          <table:table-cell office:value-type="float" office:value="1267088.98">
            <text:p>1267088.98</text:p>
          </table:table-cell>
          <table:table-cell office:value-type="float" office:value="1131437.3">
            <text:p>1131437.30</text:p>
          </table:table-cell>
          <table:table-cell table:number-columns-repeated="3"/>
          <table:table-cell office:value-type="string">
            <text:p>1394831.44</text:p>
          </table:table-cell>
          <table:table-cell office:value-type="string">
            <text:p>1606528.84</text:p>
          </table:table-cell>
          <table:table-cell office:value-type="string">
            <text:p>1679350.79</text:p>
          </table:table-cell>
          <table:table-cell office:value-type="string">
            <text:p>2125554.36</text:p>
          </table:table-cell>
          <table:table-cell office:value-type="string">
            <text:p>2119127.61</text:p>
          </table:table-cell>
          <table:table-cell office:value-type="string">
            <text:p>2484442.84</text:p>
          </table:table-cell>
          <table:table-cell office:value-type="string">
            <text:p>2575861.41</text:p>
          </table:table-cell>
          <table:table-cell office:value-type="string">
            <text:p>2830985.71</text:p>
          </table:table-cell>
          <table:table-cell table:number-columns-repeated="2" office:value-type="string">
            <text:p>2601518.89</text:p>
          </table:table-cell>
          <table:table-cell office:value-type="string">
            <text:p>3394982.16</text:p>
          </table:table-cell>
          <table:table-cell office:value-type="string">
            <text:p>3535164.69</text:p>
          </table:table-cell>
          <table:table-cell office:value-type="string">
            <text:p>3335322.67</text:p>
          </table:table-cell>
          <table:table-cell office:value-type="string">
            <text:p>3891787.56</text:p>
          </table:table-cell>
          <table:table-cell office:value-type="string">
            <text:p>3121822.67</text:p>
          </table:table-cell>
          <table:table-cell office:value-type="string">
            <text:p>3088178.37</text:p>
          </table:table-cell>
          <table:table-cell office:value-type="string">
            <text:p>3738865.16</text:p>
          </table:table-cell>
          <table:table-cell office:value-type="string">
            <text:p>3089303.69</text:p>
          </table:table-cell>
          <table:table-cell office:value-type="string">
            <text:p>3097153.61</text:p>
          </table:table-cell>
          <table:table-cell office:value-type="string">
            <text:p>3251898.62</text:p>
          </table:table-cell>
          <table:table-cell office:value-type="string">
            <text:p>3173853.05</text:p>
          </table:table-cell>
          <table:table-cell office:value-type="string">
            <text:p>3180356.85</text:p>
          </table:table-cell>
          <table:table-cell office:value-type="string">
            <text:p>3394982.16</text:p>
          </table:table-cell>
          <table:table-cell office:value-type="string">
            <text:p>3772202.39</text:p>
          </table:table-cell>
          <table:table-cell table:number-columns-repeated="2" office:value-type="string">
            <text:p>3368966.97</text:p>
          </table:table-cell>
          <table:table-cell office:value-type="string">
            <text:p>3491147.61</text:p>
          </table:table-cell>
          <table:table-cell office:value-type="string">
            <text:p>4227468.20</text:p>
          </table:table-cell>
          <table:table-cell office:value-type="string">
            <text:p>4012842.89</text:p>
          </table:table-cell>
          <table:table-cell office:value-type="string">
            <text:p>4257385.67</text:p>
          </table:table-cell>
          <table:table-cell office:value-type="string">
            <text:p>3638393.58</text:p>
          </table:table-cell>
          <table:table-cell office:value-type="string">
            <text:p>3721574.90</text:p>
          </table:table-cell>
          <table:table-cell office:value-type="string">
            <text:p>3867743.05</text:p>
          </table:table-cell>
          <table:table-cell office:value-type="string">
            <text:p>4028183.17</text:p>
          </table:table-cell>
          <table:table-cell office:value-type="string">
            <text:p>5461003.40</text:p>
          </table:table-cell>
          <table:table-cell office:value-type="string">
            <text:p>5072534.61</text:p>
          </table:table-cell>
          <table:table-cell office:value-type="string">
            <text:p>5303170.60</text:p>
          </table:table-cell>
          <table:table-cell office:value-type="string">
            <text:p>5678279.20</text:p>
          </table:table-cell>
          <table:table-cell office:value-type="string">
            <text:p>5062844.84</text:p>
          </table:table-cell>
          <table:table-cell office:value-type="string">
            <text:p>5636012.61</text:p>
          </table:table-cell>
          <table:table-cell office:value-type="string">
            <text:p>5862993.08</text:p>
          </table:table-cell>
          <table:table-cell office:value-type="string">
            <text:p>6331088.61</text:p>
          </table:table-cell>
          <table:table-cell office:value-type="string">
            <text:p>5877053.79</text:p>
          </table:table-cell>
          <table:table-cell office:value-type="string">
            <text:p>6031891.24</text:p>
          </table:table-cell>
          <table:table-cell office:value-type="string">
            <text:p>5547414.40</text:p>
          </table:table-cell>
          <table:table-cell office:value-type="string">
            <text:p>6285025.94</text:p>
          </table:table-cell>
          <table:table-cell office:value-type="string">
            <text:p>5591428.85</text:p>
          </table:table-cell>
          <table:table-cell office:value-type="string">
            <text:p>4377548.66</text:p>
          </table:table-cell>
          <table:table-cell office:value-type="string">
            <text:p>4151048.58</text:p>
          </table:table-cell>
          <table:table-cell office:value-type="string">
            <text:p>5173770.70</text:p>
          </table:table-cell>
          <table:table-cell office:value-type="string">
            <text:p>6208524.84</text:p>
          </table:table-cell>
          <table:table-cell office:value-type="string">
            <text:p>5543854.18</text:p>
          </table:table-cell>
          <table:table-cell table:number-columns-repeated="3"/>
          <table:table-cell office:value-type="float" office:value="10.08">
            <text:p>10.08</text:p>
          </table:table-cell>
          <table:table-cell office:value-type="float" office:value="11.34">
            <text:p>11.34</text:p>
          </table:table-cell>
          <table:table-cell office:value-type="float" office:value="11.58">
            <text:p>11.58</text:p>
          </table:table-cell>
          <table:table-cell office:value-type="float" office:value="14.32">
            <text:p>14.32</text:p>
          </table:table-cell>
          <table:table-cell office:value-type="float" office:value="13.95">
            <text:p>13.95</text:p>
          </table:table-cell>
          <table:table-cell office:value-type="float" office:value="15.99">
            <text:p>15.99</text:p>
          </table:table-cell>
          <table:table-cell office:value-type="float" office:value="16.2">
            <text:p>16.20</text:p>
          </table:table-cell>
          <table:table-cell office:value-type="float" office:value="17.4">
            <text:p>17.40</text:p>
          </table:table-cell>
          <table:table-cell office:value-type="float" office:value="15.63">
            <text:p>15.63</text:p>
          </table:table-cell>
          <table:table-cell office:value-type="float" office:value="15.27">
            <text:p>15.27</text:p>
          </table:table-cell>
          <table:table-cell office:value-type="float" office:value="19.46">
            <text:p>19.46</text:p>
          </table:table-cell>
          <table:table-cell office:value-type="float" office:value="19.78">
            <text:p>19.78</text:p>
          </table:table-cell>
          <table:table-cell office:value-type="float" office:value="18.22">
            <text:p>18.22</text:p>
          </table:table-cell>
          <table:table-cell office:value-type="float" office:value="20.75">
            <text:p>20.75</text:p>
          </table:table-cell>
          <table:table-cell office:value-type="float" office:value="16.26">
            <text:p>16.26</text:p>
          </table:table-cell>
          <table:table-cell office:value-type="float" office:value="15.72">
            <text:p>15.72</text:p>
          </table:table-cell>
          <table:table-cell office:value-type="float" office:value="18.6">
            <text:p>18.60</text:p>
          </table:table-cell>
          <table:table-cell office:value-type="float" office:value="15.03">
            <text:p>15.03</text:p>
          </table:table-cell>
          <table:table-cell office:value-type="float" office:value="14.73">
            <text:p>14.73</text:p>
          </table:table-cell>
          <table:table-cell office:value-type="float" office:value="15.12">
            <text:p>15.12</text:p>
          </table:table-cell>
          <table:table-cell office:value-type="float" office:value="14.41">
            <text:p>14.41</text:p>
          </table:table-cell>
          <table:table-cell office:value-type="float" office:value="14.11">
            <text:p>14.11</text:p>
          </table:table-cell>
          <table:table-cell office:value-type="float" office:value="14.72">
            <text:p>14.72</text:p>
          </table:table-cell>
          <table:table-cell office:value-type="float" office:value="15.99">
            <text:p>15.99</text:p>
          </table:table-cell>
          <table:table-cell office:value-type="float" office:value="13.98">
            <text:p>13.98</text:p>
          </table:table-cell>
          <table:table-cell office:value-type="float" office:value="13.7">
            <text:p>13.70</text:p>
          </table:table-cell>
          <table:table-cell office:value-type="float" office:value="13.92">
            <text:p>13.92</text:p>
          </table:table-cell>
          <table:table-cell office:value-type="float" office:value="16.55">
            <text:p>16.55</text:p>
          </table:table-cell>
          <table:table-cell office:value-type="float" office:value="15.43">
            <text:p>15.43</text:p>
          </table:table-cell>
          <table:table-cell office:value-type="float" office:value="16.09">
            <text:p>16.09</text:p>
          </table:table-cell>
          <table:table-cell office:value-type="float" office:value="13.52">
            <text:p>13.52</text:p>
          </table:table-cell>
          <table:table-cell office:value-type="float" office:value="13.61">
            <text:p>13.61</text:p>
          </table:table-cell>
          <table:table-cell office:value-type="float" office:value="13.92">
            <text:p>13.92</text:p>
          </table:table-cell>
          <table:table-cell office:value-type="float" office:value="14.27">
            <text:p>14.27</text:p>
          </table:table-cell>
          <table:table-cell office:value-type="float" office:value="19.04">
            <text:p>19.04</text:p>
          </table:table-cell>
          <table:table-cell office:value-type="float" office:value="17.42">
            <text:p>17.42</text:p>
          </table:table-cell>
          <table:table-cell office:value-type="float" office:value="17.93">
            <text:p>17.93</text:p>
          </table:table-cell>
          <table:table-cell office:value-type="float" office:value="18.9">
            <text:p>18.90</text:p>
          </table:table-cell>
          <table:table-cell office:value-type="float" office:value="16.6">
            <text:p>16.60</text:p>
          </table:table-cell>
          <table:table-cell office:value-type="float" office:value="18.21">
            <text:p>18.21</text:p>
          </table:table-cell>
          <table:table-cell office:value-type="float" office:value="18.67">
            <text:p>18.67</text:p>
          </table:table-cell>
          <table:table-cell office:value-type="float" office:value="19.87">
            <text:p>19.87</text:p>
          </table:table-cell>
          <table:table-cell office:value-type="float" office:value="18.19">
            <text:p>18.19</text:p>
          </table:table-cell>
          <table:table-cell office:value-type="float" office:value="18.42">
            <text:p>18.42</text:p>
          </table:table-cell>
          <table:table-cell office:value-type="float" office:value="16.71">
            <text:p>16.71</text:p>
          </table:table-cell>
          <table:table-cell office:value-type="float" office:value="18.69">
            <text:p>18.69</text:p>
          </table:table-cell>
          <table:table-cell office:value-type="float" office:value="16.42">
            <text:p>16.42</text:p>
          </table:table-cell>
          <table:table-cell office:value-type="float" office:value="12.7">
            <text:p>12.70</text:p>
          </table:table-cell>
          <table:table-cell office:value-type="float" office:value="11.89">
            <text:p>11.89</text:p>
          </table:table-cell>
          <table:table-cell office:value-type="float" office:value="14.64">
            <text:p>14.64</text:p>
          </table:table-cell>
          <table:table-cell office:value-type="float" office:value="17.34">
            <text:p>17.34</text:p>
          </table:table-cell>
          <table:table-cell office:value-type="float" office:value="15.29">
            <text:p>15.29</text:p>
          </table:table-cell>
          <table:table-cell table:number-columns-repeated="3"/>
          <table:table-cell office:value-type="float" office:value="49.41">
            <text:p>49.41</text:p>
          </table:table-cell>
          <table:table-cell office:value-type="float" office:value="55.57">
            <text:p>55.57</text:p>
          </table:table-cell>
          <table:table-cell office:value-type="float" office:value="56.74">
            <text:p>56.74</text:p>
          </table:table-cell>
          <table:table-cell office:value-type="float" office:value="70.17">
            <text:p>70.17</text:p>
          </table:table-cell>
          <table:table-cell office:value-type="float" office:value="68.36">
            <text:p>68.36</text:p>
          </table:table-cell>
          <table:table-cell office:value-type="float" office:value="78.33">
            <text:p>78.33</text:p>
          </table:table-cell>
          <table:table-cell office:value-type="float" office:value="79.38">
            <text:p>79.38</text:p>
          </table:table-cell>
          <table:table-cell office:value-type="float" office:value="85.28">
            <text:p>85.28</text:p>
          </table:table-cell>
          <table:table-cell office:value-type="float" office:value="76.59">
            <text:p>76.59</text:p>
          </table:table-cell>
          <table:table-cell office:value-type="float" office:value="74.82">
            <text:p>74.82</text:p>
          </table:table-cell>
          <table:table-cell office:value-type="float" office:value="95.34">
            <text:p>95.34</text:p>
          </table:table-cell>
          <table:table-cell office:value-type="float" office:value="96.92">
            <text:p>96.92</text:p>
          </table:table-cell>
          <table:table-cell office:value-type="float" office:value="89.26">
            <text:p>89.26</text:p>
          </table:table-cell>
          <table:table-cell office:value-type="float" office:value="101.68">
            <text:p>101.68</text:p>
          </table:table-cell>
          <table:table-cell office:value-type="float" office:value="79.67">
            <text:p>79.67</text:p>
          </table:table-cell>
          <table:table-cell office:value-type="float" office:value="77.01">
            <text:p>77.01</text:p>
          </table:table-cell>
          <table:table-cell office:value-type="float" office:value="91.15">
            <text:p>91.15</text:p>
          </table:table-cell>
          <table:table-cell office:value-type="float" office:value="73.64">
            <text:p>73.64</text:p>
          </table:table-cell>
          <table:table-cell office:value-type="float" office:value="72.17">
            <text:p>72.17</text:p>
          </table:table-cell>
          <table:table-cell office:value-type="float" office:value="74.07">
            <text:p>74.07</text:p>
          </table:table-cell>
          <table:table-cell office:value-type="float" office:value="70.63">
            <text:p>70.63</text:p>
          </table:table-cell>
          <table:table-cell office:value-type="float" office:value="69.14">
            <text:p>69.14</text:p>
          </table:table-cell>
          <table:table-cell office:value-type="float" office:value="72.12">
            <text:p>72.12</text:p>
          </table:table-cell>
          <table:table-cell office:value-type="float" office:value="78.36">
            <text:p>78.36</text:p>
          </table:table-cell>
          <table:table-cell office:value-type="float" office:value="68.51">
            <text:p>68.51</text:p>
          </table:table-cell>
          <table:table-cell office:value-type="float" office:value="67.13">
            <text:p>67.13</text:p>
          </table:table-cell>
          <table:table-cell office:value-type="float" office:value="68.23">
            <text:p>68.23</text:p>
          </table:table-cell>
          <table:table-cell office:value-type="float" office:value="81.1">
            <text:p>81.10</text:p>
          </table:table-cell>
          <table:table-cell office:value-type="float" office:value="75.62">
            <text:p>75.62</text:p>
          </table:table-cell>
          <table:table-cell office:value-type="float" office:value="78.85">
            <text:p>78.85</text:p>
          </table:table-cell>
          <table:table-cell office:value-type="float" office:value="66.26">
            <text:p>66.26</text:p>
          </table:table-cell>
          <table:table-cell office:value-type="float" office:value="66.68">
            <text:p>66.68</text:p>
          </table:table-cell>
          <table:table-cell office:value-type="float" office:value="68.2">
            <text:p>68.20</text:p>
          </table:table-cell>
          <table:table-cell office:value-type="float" office:value="69.92">
            <text:p>69.92</text:p>
          </table:table-cell>
          <table:table-cell office:value-type="float" office:value="93.32">
            <text:p>93.32</text:p>
          </table:table-cell>
          <table:table-cell office:value-type="float" office:value="85.33">
            <text:p>85.33</text:p>
          </table:table-cell>
          <table:table-cell office:value-type="float" office:value="87.84">
            <text:p>87.84</text:p>
          </table:table-cell>
          <table:table-cell office:value-type="float" office:value="92.62">
            <text:p>92.62</text:p>
          </table:table-cell>
          <table:table-cell office:value-type="float" office:value="81.34">
            <text:p>81.34</text:p>
          </table:table-cell>
          <table:table-cell office:value-type="float" office:value="89.21">
            <text:p>89.21</text:p>
          </table:table-cell>
          <table:table-cell office:value-type="float" office:value="91.47">
            <text:p>91.47</text:p>
          </table:table-cell>
          <table:table-cell office:value-type="float" office:value="97.37">
            <text:p>97.37</text:p>
          </table:table-cell>
          <table:table-cell office:value-type="float" office:value="89.13">
            <text:p>89.13</text:p>
          </table:table-cell>
          <table:table-cell office:value-type="float" office:value="90.24">
            <text:p>90.24</text:p>
          </table:table-cell>
          <table:table-cell office:value-type="float" office:value="81.89">
            <text:p>81.89</text:p>
          </table:table-cell>
          <table:table-cell office:value-type="float" office:value="91.58">
            <text:p>91.58</text:p>
          </table:table-cell>
          <table:table-cell office:value-type="float" office:value="80.46">
            <text:p>80.46</text:p>
          </table:table-cell>
          <table:table-cell office:value-type="float" office:value="62.21">
            <text:p>62.21</text:p>
          </table:table-cell>
          <table:table-cell office:value-type="float" office:value="58.27">
            <text:p>58.27</text:p>
          </table:table-cell>
          <table:table-cell office:value-type="float" office:value="71.72">
            <text:p>71.72</text:p>
          </table:table-cell>
          <table:table-cell office:value-type="float" office:value="84.98">
            <text:p>84.98</text:p>
          </table:table-cell>
          <table:table-cell office:value-type="float" office:value="74.92">
            <text:p>74.92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float" office:value="213">
            <text:p>213</text:p>
          </table:table-cell>
          <table:table-cell office:value-type="float" office:value="795">
            <text:p>7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31" office:value-type="string">
            <text:p><text:s text:c="4"/></text:p>
          </table:table-cell>
          <table:table-cell office:value-type="float" office:value="1212332">
            <text:p>1212332</text:p>
          </table:table-cell>
          <table:table-cell office:value-type="float" office:value="1123000">
            <text:p>1123000</text:p>
          </table:table-cell>
          <table:table-cell office:value-type="float" office:value="1215000">
            <text:p>1215000</text:p>
          </table:table-cell>
          <table:table-cell office:value-type="float" office:value="1159000">
            <text:p>1159000</text:p>
          </table:table-cell>
          <table:table-cell office:value-type="float" office:value="392600">
            <text:p>392600</text:p>
          </table:table-cell>
          <table:table-cell office:value-type="float" office:value="569000">
            <text:p>569000</text:p>
          </table:table-cell>
          <table:table-cell office:value-type="float" office:value="473000">
            <text:p>473000</text:p>
          </table:table-cell>
          <table:table-cell office:value-type="float" office:value="1094300">
            <text:p>1094300</text:p>
          </table:table-cell>
          <table:table-cell office:value-type="float" office:value="912600">
            <text:p>912600</text:p>
          </table:table-cell>
          <table:table-cell office:value-type="float" office:value="1090000">
            <text:p>1090000</text:p>
          </table:table-cell>
          <table:table-cell office:value-type="float" office:value="690000">
            <text:p>690000</text:p>
          </table:table-cell>
          <table:table-cell office:value-type="float" office:value="705000">
            <text:p>705000</text:p>
          </table:table-cell>
          <table:table-cell office:value-type="float" office:value="990000">
            <text:p>990000</text:p>
          </table:table-cell>
          <table:table-cell office:value-type="float" office:value="985000">
            <text:p>985000</text:p>
          </table:table-cell>
          <table:table-cell office:value-type="float" office:value="690000">
            <text:p>690000</text:p>
          </table:table-cell>
          <table:table-cell office:value-type="float" office:value="939300">
            <text:p>939300</text:p>
          </table:table-cell>
          <table:table-cell office:value-type="float" office:value="991400">
            <text:p>991400</text:p>
          </table:table-cell>
          <table:table-cell office:value-type="float" office:value="660100">
            <text:p>660100</text:p>
          </table:table-cell>
          <table:table-cell office:value-type="float" office:value="676000">
            <text:p>676000</text:p>
          </table:table-cell>
          <table:table-cell office:value-type="float" office:value="584000">
            <text:p>584000</text:p>
          </table:table-cell>
          <table:table-cell office:value-type="float" office:value="594000">
            <text:p>594000</text:p>
          </table:table-cell>
          <table:table-cell table:number-columns-repeated="33"/>
          <table:table-cell office:value-type="float" office:value="312.2957">
            <text:p>312.2957</text:p>
          </table:table-cell>
          <table:table-cell office:value-type="float" office:value="281.3126">
            <text:p>281.3126</text:p>
          </table:table-cell>
          <table:table-cell office:value-type="float" office:value="296.6309">
            <text:p>296.6309</text:p>
          </table:table-cell>
          <table:table-cell office:value-type="float" office:value="276.7431">
            <text:p>276.7431</text:p>
          </table:table-cell>
          <table:table-cell office:value-type="float" office:value="91.9869">
            <text:p>91.9869</text:p>
          </table:table-cell>
          <table:table-cell office:value-type="float" office:value="131.2269">
            <text:p>131.2269</text:p>
          </table:table-cell>
          <table:table-cell office:value-type="float" office:value="107.6223">
            <text:p>107.6223</text:p>
          </table:table-cell>
          <table:table-cell office:value-type="float" office:value="245.9654">
            <text:p>245.9654</text:p>
          </table:table-cell>
          <table:table-cell office:value-type="float" office:value="202.7549">
            <text:p>202.7549</text:p>
          </table:table-cell>
          <table:table-cell office:value-type="float" office:value="239.4552">
            <text:p>239.4552</text:p>
          </table:table-cell>
          <table:table-cell office:value-type="float" office:value="150">
            <text:p>150</text:p>
          </table:table-cell>
          <table:table-cell office:value-type="float" office:value="151.6781">
            <text:p>151.6781</text:p>
          </table:table-cell>
          <table:table-cell office:value-type="float" office:value="210.7728">
            <text:p>210.7728</text:p>
          </table:table-cell>
          <table:table-cell office:value-type="float" office:value="207.4558">
            <text:p>207.4558</text:p>
          </table:table-cell>
          <table:table-cell office:value-type="float" office:value="143.6901">
            <text:p>143.6901</text:p>
          </table:table-cell>
          <table:table-cell office:value-type="float" office:value="193.3512">
            <text:p>193.3512</text:p>
          </table:table-cell>
          <table:table-cell office:value-type="float" office:value="201.586">
            <text:p>201.586</text:p>
          </table:table-cell>
          <table:table-cell office:value-type="float" office:value="132.5768">
            <text:p>132.5768</text:p>
          </table:table-cell>
          <table:table-cell office:value-type="float" office:value="134.0738">
            <text:p>134.0738</text:p>
          </table:table-cell>
          <table:table-cell office:value-type="float" office:value="114.3528">
            <text:p>114.3528</text:p>
          </table:table-cell>
          <table:table-cell office:value-type="float" office:value="114.827">
            <text:p>114.827</text:p>
          </table:table-cell>
          <table:table-cell table:number-columns-repeated="33"/>
          <table:table-cell office:value-type="float" office:value="1152369.55">
            <text:p>1152369.55</text:p>
          </table:table-cell>
          <table:table-cell office:value-type="float" office:value="1146017.23">
            <text:p>1146017.23</text:p>
          </table:table-cell>
          <table:table-cell office:value-type="float" office:value="1143608.06">
            <text:p>1143608.06</text:p>
          </table:table-cell>
          <table:table-cell office:value-type="float" office:value="1113548.18">
            <text:p>1113548.18</text:p>
          </table:table-cell>
          <table:table-cell office:value-type="float" office:value="382251.28">
            <text:p>382251.28</text:p>
          </table:table-cell>
          <table:table-cell office:value-type="float" office:value="554271.63">
            <text:p>554271.63</text:p>
          </table:table-cell>
          <table:table-cell office:value-type="float" office:value="460865.01">
            <text:p>460865.01</text:p>
          </table:table-cell>
          <table:table-cell office:value-type="float" office:value="813136.8">
            <text:p>813136.80</text:p>
          </table:table-cell>
          <table:table-cell office:value-type="float" office:value="749868.05">
            <text:p>749868.05</text:p>
          </table:table-cell>
          <table:table-cell office:value-type="float" office:value="1054126.06">
            <text:p>1054126.06</text:p>
          </table:table-cell>
          <table:table-cell office:value-type="float" office:value="671360.06">
            <text:p>671360.06</text:p>
          </table:table-cell>
          <table:table-cell office:value-type="float" office:value="685954.85">
            <text:p>685954.85</text:p>
          </table:table-cell>
          <table:table-cell office:value-type="float" office:value="963255.75">
            <text:p>963255.75</text:p>
          </table:table-cell>
          <table:table-cell office:value-type="float" office:value="961604.94">
            <text:p>961604.94</text:p>
          </table:table-cell>
          <table:table-cell office:value-type="float" office:value="671360.06">
            <text:p>671360.06</text:p>
          </table:table-cell>
          <table:table-cell office:value-type="float" office:value="913732.53">
            <text:p>913732.53</text:p>
          </table:table-cell>
          <table:table-cell office:value-type="float" office:value="964296.51">
            <text:p>964296.51</text:p>
          </table:table-cell>
          <table:table-cell office:value-type="float" office:value="642396.36">
            <text:p>642396.36</text:p>
          </table:table-cell>
          <table:table-cell office:value-type="float" office:value="657095.44">
            <text:p>657095.44</text:p>
          </table:table-cell>
          <table:table-cell office:value-type="float" office:value="568866.42">
            <text:p>568866.42</text:p>
          </table:table-cell>
          <table:table-cell office:value-type="float" office:value="577953.45">
            <text:p>577953.45</text:p>
          </table:table-cell>
          <table:table-cell table:number-columns-repeated="34"/>
          <table:table-cell office:value-type="string">
            <text:p>5507015.69</text:p>
          </table:table-cell>
          <table:table-cell office:value-type="string">
            <text:p>5476658.82</text:p>
          </table:table-cell>
          <table:table-cell office:value-type="string">
            <text:p>5465145.74</text:p>
          </table:table-cell>
          <table:table-cell office:value-type="string">
            <text:p>5321493.71</text:p>
          </table:table-cell>
          <table:table-cell office:value-type="string">
            <text:p>1826726.31</text:p>
          </table:table-cell>
          <table:table-cell office:value-type="string">
            <text:p>2648787.94</text:p>
          </table:table-cell>
          <table:table-cell office:value-type="string">
            <text:p>2202410.56</text:p>
          </table:table-cell>
          <table:table-cell office:value-type="string">
            <text:p>3885868.98</text:p>
          </table:table-cell>
          <table:table-cell office:value-type="string">
            <text:p>3583516.32</text:p>
          </table:table-cell>
          <table:table-cell office:value-type="string">
            <text:p>5037523.58</text:p>
          </table:table-cell>
          <table:table-cell office:value-type="string">
            <text:p>3208337.47</text:p>
          </table:table-cell>
          <table:table-cell office:value-type="string">
            <text:p>3278083.94</text:p>
          </table:table-cell>
          <table:table-cell office:value-type="string">
            <text:p>4603266.81</text:p>
          </table:table-cell>
          <table:table-cell office:value-type="string">
            <text:p>4595377.83</text:p>
          </table:table-cell>
          <table:table-cell office:value-type="string">
            <text:p>3208337.47</text:p>
          </table:table-cell>
          <table:table-cell office:value-type="string">
            <text:p>4366602.16</text:p>
          </table:table-cell>
          <table:table-cell office:value-type="string">
            <text:p>4608240.50</text:p>
          </table:table-cell>
          <table:table-cell office:value-type="string">
            <text:p>3069923.91</text:p>
          </table:table-cell>
          <table:table-cell office:value-type="string">
            <text:p>3140168.80</text:p>
          </table:table-cell>
          <table:table-cell office:value-type="string">
            <text:p>2718534.41</text:p>
          </table:table-cell>
          <table:table-cell office:value-type="string">
            <text:p>2761960.09</text:p>
          </table:table-cell>
          <table:table-cell table:number-columns-repeated="34"/>
          <table:table-cell office:value-type="float" office:value="296.85">
            <text:p>296.85</text:p>
          </table:table-cell>
          <table:table-cell office:value-type="float" office:value="287.08">
            <text:p>287.08</text:p>
          </table:table-cell>
          <table:table-cell office:value-type="float" office:value="279.2">
            <text:p>279.20</text:p>
          </table:table-cell>
          <table:table-cell office:value-type="float" office:value="265.89">
            <text:p>265.89</text:p>
          </table:table-cell>
          <table:table-cell office:value-type="float" office:value="89.56">
            <text:p>89.56</text:p>
          </table:table-cell>
          <table:table-cell office:value-type="float" office:value="127.83">
            <text:p>127.83</text:p>
          </table:table-cell>
          <table:table-cell office:value-type="float" office:value="104.86">
            <text:p>104.86</text:p>
          </table:table-cell>
          <table:table-cell office:value-type="float" office:value="182.77">
            <text:p>182.77</text:p>
          </table:table-cell>
          <table:table-cell office:value-type="float" office:value="166.6">
            <text:p>166.60</text:p>
          </table:table-cell>
          <table:table-cell office:value-type="float" office:value="231.57">
            <text:p>231.57</text:p>
          </table:table-cell>
          <table:table-cell office:value-type="float" office:value="145.95">
            <text:p>145.95</text:p>
          </table:table-cell>
          <table:table-cell office:value-type="float" office:value="147.58">
            <text:p>147.58</text:p>
          </table:table-cell>
          <table:table-cell office:value-type="float" office:value="205.08">
            <text:p>205.08</text:p>
          </table:table-cell>
          <table:table-cell office:value-type="float" office:value="202.53">
            <text:p>202.53</text:p>
          </table:table-cell>
          <table:table-cell office:value-type="float" office:value="139.81">
            <text:p>139.81</text:p>
          </table:table-cell>
          <table:table-cell office:value-type="float" office:value="188.09">
            <text:p>188.09</text:p>
          </table:table-cell>
          <table:table-cell office:value-type="float" office:value="196.07">
            <text:p>196.07</text:p>
          </table:table-cell>
          <table:table-cell office:value-type="float" office:value="129.02">
            <text:p>129.02</text:p>
          </table:table-cell>
          <table:table-cell office:value-type="float" office:value="130.32">
            <text:p>130.32</text:p>
          </table:table-cell>
          <table:table-cell office:value-type="float" office:value="111.39">
            <text:p>111.39</text:p>
          </table:table-cell>
          <table:table-cell office:value-type="float" office:value="111.73">
            <text:p>111.73</text:p>
          </table:table-cell>
          <table:table-cell table:number-columns-repeated="34"/>
          <table:table-cell office:value-type="float" office:value="1418.6">
            <text:p>1418.60</text:p>
          </table:table-cell>
          <table:table-cell office:value-type="float" office:value="1371.91">
            <text:p>1371.91</text:p>
          </table:table-cell>
          <table:table-cell office:value-type="float" office:value="1334.26">
            <text:p>1334.26</text:p>
          </table:table-cell>
          <table:table-cell office:value-type="float" office:value="1270.65">
            <text:p>1270.65</text:p>
          </table:table-cell>
          <table:table-cell office:value-type="float" office:value="428.01">
            <text:p>428.01</text:p>
          </table:table-cell>
          <table:table-cell office:value-type="float" office:value="610.88">
            <text:p>610.88</text:p>
          </table:table-cell>
          <table:table-cell office:value-type="float" office:value="501.12">
            <text:p>501.12</text:p>
          </table:table-cell>
          <table:table-cell office:value-type="float" office:value="873.43">
            <text:p>873.43</text:p>
          </table:table-cell>
          <table:table-cell office:value-type="float" office:value="796.16">
            <text:p>796.16</text:p>
          </table:table-cell>
          <table:table-cell office:value-type="float" office:value="1106.66">
            <text:p>1106.66</text:p>
          </table:table-cell>
          <table:table-cell office:value-type="float" office:value="697.46">
            <text:p>697.46</text:p>
          </table:table-cell>
          <table:table-cell office:value-type="float" office:value="705.27">
            <text:p>705.27</text:p>
          </table:table-cell>
          <table:table-cell office:value-type="float" office:value="980.04">
            <text:p>980.04</text:p>
          </table:table-cell>
          <table:table-cell office:value-type="float" office:value="967.86">
            <text:p>967.86</text:p>
          </table:table-cell>
          <table:table-cell office:value-type="float" office:value="668.13">
            <text:p>668.13</text:p>
          </table:table-cell>
          <table:table-cell office:value-type="float" office:value="898.85">
            <text:p>898.85</text:p>
          </table:table-cell>
          <table:table-cell office:value-type="float" office:value="937.02">
            <text:p>937.02</text:p>
          </table:table-cell>
          <table:table-cell office:value-type="float" office:value="616.57">
            <text:p>616.57</text:p>
          </table:table-cell>
          <table:table-cell office:value-type="float" office:value="622.8">
            <text:p>622.80</text:p>
          </table:table-cell>
          <table:table-cell office:value-type="float" office:value="532.32">
            <text:p>532.32</text:p>
          </table:table-cell>
          <table:table-cell office:value-type="float" office:value="533.92">
            <text:p>533.92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float" office:value="224">
            <text:p>224</text:p>
          </table:table-cell>
          <table:table-cell office:value-type="float" office:value="796">
            <text:p>796</text:p>
          </table:table-cell>
          <table:table-cell office:value-type="string">
            <text:p>21.75</text:p>
          </table:table-cell>
          <table:table-cell office:value-type="string">
            <text:p>-71.58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float" office:value="227">
            <text:p>227</text:p>
          </table:table-cell>
          <table:table-cell office:value-type="float" office:value="798">
            <text:p>798</text:p>
          </table:table-cell>
          <table:table-cell office:value-type="float" office:value="-8">
            <text:p>-8</text:p>
          </table:table-cell>
          <table:table-cell office:value-type="float" office:value="178">
            <text:p>178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USSR</text:p>
          </table:table-cell>
          <table:table-cell office:value-type="float" office:value="228">
            <text:p>228</text:p>
          </table:table-cell>
          <table:table-cell office:value-type="float" office:value="810">
            <text:p>810</text:p>
          </table:table-cell>
          <table:table-cell office:value-type="string">
            <text:p>61.766194</text:p>
          </table:table-cell>
          <table:table-cell office:value-type="string">
            <text:p>85.078125</text:p>
          </table:table-cell>
          <table:table-cell office:value-type="float" office:value="4284000">
            <text:p>4284000</text:p>
          </table:table-cell>
          <table:table-cell office:value-type="float" office:value="4103000">
            <text:p>4103000</text:p>
          </table:table-cell>
          <table:table-cell office:value-type="float" office:value="4934000">
            <text:p>4934000</text:p>
          </table:table-cell>
          <table:table-cell office:value-type="float" office:value="5024000">
            <text:p>5024000</text:p>
          </table:table-cell>
          <table:table-cell office:value-type="float" office:value="5391000">
            <text:p>5391000</text:p>
          </table:table-cell>
          <table:table-cell office:value-type="float" office:value="5704000">
            <text:p>5704000</text:p>
          </table:table-cell>
          <table:table-cell office:value-type="float" office:value="5682000">
            <text:p>5682000</text:p>
          </table:table-cell>
          <table:table-cell office:value-type="float" office:value="5621000">
            <text:p>5621000</text:p>
          </table:table-cell>
          <table:table-cell office:value-type="float" office:value="5397000">
            <text:p>5397000</text:p>
          </table:table-cell>
          <table:table-cell office:value-type="float" office:value="6332000">
            <text:p>6332000</text:p>
          </table:table-cell>
          <table:table-cell office:value-type="float" office:value="6685000">
            <text:p>6685000</text:p>
          </table:table-cell>
          <table:table-cell office:value-type="float" office:value="6811000">
            <text:p>6811000</text:p>
          </table:table-cell>
          <table:table-cell office:value-type="float" office:value="7151000">
            <text:p>7151000</text:p>
          </table:table-cell>
          <table:table-cell office:value-type="float" office:value="7605000">
            <text:p>7605000</text:p>
          </table:table-cell>
          <table:table-cell office:value-type="float" office:value="7476000">
            <text:p>7476000</text:p>
          </table:table-cell>
          <table:table-cell office:value-type="float" office:value="7639000">
            <text:p>7639000</text:p>
          </table:table-cell>
          <table:table-cell office:value-type="float" office:value="8039000">
            <text:p>8039000</text:p>
          </table:table-cell>
          <table:table-cell office:value-type="float" office:value="7915000">
            <text:p>7915000</text:p>
          </table:table-cell>
          <table:table-cell office:value-type="float" office:value="8088000">
            <text:p>8088000</text:p>
          </table:table-cell>
          <table:table-cell office:value-type="float" office:value="8354000">
            <text:p>8354000</text:p>
          </table:table-cell>
          <table:table-cell office:value-type="float" office:value="8773000">
            <text:p>8773000</text:p>
          </table:table-cell>
          <table:table-cell office:value-type="float" office:value="8449000">
            <text:p>8449000</text:p>
          </table:table-cell>
          <table:table-cell office:value-type="float" office:value="8211000">
            <text:p>8211000</text:p>
          </table:table-cell>
          <table:table-cell office:value-type="float" office:value="7600600">
            <text:p>7600600</text:p>
          </table:table-cell>
          <table:table-cell office:value-type="float" office:value="8123000">
            <text:p>8123000</text:p>
          </table:table-cell>
          <table:table-cell office:value-type="float" office:value="7669000">
            <text:p>7669000</text:p>
          </table:table-cell>
          <table:table-cell office:value-type="float" office:value="7410000">
            <text:p>7410000</text:p>
          </table:table-cell>
          <table:table-cell office:value-type="float" office:value="8062000">
            <text:p>8062000</text:p>
          </table:table-cell>
          <table:table-cell office:value-type="float" office:value="7911000">
            <text:p>7911000</text:p>
          </table:table-cell>
          <table:table-cell office:value-type="float" office:value="7436000">
            <text:p>7436000</text:p>
          </table:table-cell>
          <table:table-cell office:value-type="float" office:value="7010000">
            <text:p>7010000</text:p>
          </table:table-cell>
          <table:table-cell table:number-columns-repeated="21" office:value-type="string">
            <text:p><text:s text:c="4"/></text:p>
          </table:table-cell>
          <table:table-cell table:number-columns-repeated="2"/>
          <table:table-cell office:value-type="float" office:value="19.691">
            <text:p>19.691</text:p>
          </table:table-cell>
          <table:table-cell office:value-type="float" office:value="18.5643">
            <text:p>18.5643</text:p>
          </table:table-cell>
          <table:table-cell office:value-type="float" office:value="21.9913">
            <text:p>21.9913</text:p>
          </table:table-cell>
          <table:table-cell office:value-type="float" office:value="22.0817">
            <text:p>22.0817</text:p>
          </table:table-cell>
          <table:table-cell office:value-type="float" office:value="23.3943">
            <text:p>23.3943</text:p>
          </table:table-cell>
          <table:table-cell office:value-type="float" office:value="24.4709">
            <text:p>24.4709</text:p>
          </table:table-cell>
          <table:table-cell office:value-type="float" office:value="24.1272">
            <text:p>24.1272</text:p>
          </table:table-cell>
          <table:table-cell office:value-type="float" office:value="23.643">
            <text:p>23.643</text:p>
          </table:table-cell>
          <table:table-cell office:value-type="float" office:value="22.4938">
            <text:p>22.4938</text:p>
          </table:table-cell>
          <table:table-cell office:value-type="float" office:value="26.1492">
            <text:p>26.1492</text:p>
          </table:table-cell>
          <table:table-cell office:value-type="float" office:value="27.3501">
            <text:p>27.3501</text:p>
          </table:table-cell>
          <table:table-cell office:value-type="float" office:value="27.6042">
            <text:p>27.6042</text:p>
          </table:table-cell>
          <table:table-cell office:value-type="float" office:value="28.7102">
            <text:p>28.7102</text:p>
          </table:table-cell>
          <table:table-cell office:value-type="float" office:value="30.2512">
            <text:p>30.2512</text:p>
          </table:table-cell>
          <table:table-cell office:value-type="float" office:value="29.4708">
            <text:p>29.4708</text:p>
          </table:table-cell>
          <table:table-cell office:value-type="float" office:value="29.8503">
            <text:p>29.8503</text:p>
          </table:table-cell>
          <table:table-cell office:value-type="float" office:value="31.1445">
            <text:p>31.1445</text:p>
          </table:table-cell>
          <table:table-cell office:value-type="float" office:value="30.4038">
            <text:p>30.4038</text:p>
          </table:table-cell>
          <table:table-cell office:value-type="float" office:value="30.8026">
            <text:p>30.8026</text:p>
          </table:table-cell>
          <table:table-cell office:value-type="float" office:value="31.5385">
            <text:p>31.5385</text:p>
          </table:table-cell>
          <table:table-cell office:value-type="float" office:value="32.8283">
            <text:p>32.8283</text:p>
          </table:table-cell>
          <table:table-cell office:value-type="float" office:value="31.336">
            <text:p>31.336</text:p>
          </table:table-cell>
          <table:table-cell office:value-type="float" office:value="30.1815">
            <text:p>30.1815</text:p>
          </table:table-cell>
          <table:table-cell office:value-type="float" office:value="27.6852">
            <text:p>27.6852</text:p>
          </table:table-cell>
          <table:table-cell office:value-type="float" office:value="29.3176">
            <text:p>29.3176</text:p>
          </table:table-cell>
          <table:table-cell office:value-type="float" office:value="27.422">
            <text:p>27.422</text:p>
          </table:table-cell>
          <table:table-cell office:value-type="float" office:value="26.2504">
            <text:p>26.2504</text:p>
          </table:table-cell>
          <table:table-cell office:value-type="float" office:value="28.3105">
            <text:p>28.3105</text:p>
          </table:table-cell>
          <table:table-cell office:value-type="float" office:value="27.5698">
            <text:p>27.5698</text:p>
          </table:table-cell>
          <table:table-cell office:value-type="float" office:value="25.7599">
            <text:p>25.7599</text:p>
          </table:table-cell>
          <table:table-cell office:value-type="float" office:value="24.1818">
            <text:p>24.1818</text:p>
          </table:table-cell>
          <table:table-cell table:number-columns-repeated="23"/>
          <table:table-cell office:value-type="float" office:value="3877015.77">
            <text:p>3877015.77</text:p>
          </table:table-cell>
          <table:table-cell office:value-type="float" office:value="3750170.68">
            <text:p>3750170.68</text:p>
          </table:table-cell>
          <table:table-cell office:value-type="float" office:value="4458682.84">
            <text:p>4458682.84</text:p>
          </table:table-cell>
          <table:table-cell office:value-type="float" office:value="4560532.71">
            <text:p>4560532.71</text:p>
          </table:table-cell>
          <table:table-cell office:value-type="float" office:value="4903125.06">
            <text:p>4903125.06</text:p>
          </table:table-cell>
          <table:table-cell office:value-type="float" office:value="5199008.47">
            <text:p>5199008.47</text:p>
          </table:table-cell>
          <table:table-cell office:value-type="float" office:value="5165120.73">
            <text:p>5165120.73</text:p>
          </table:table-cell>
          <table:table-cell office:value-type="float" office:value="5070068.3">
            <text:p>5070068.30</text:p>
          </table:table-cell>
          <table:table-cell office:value-type="float" office:value="4867169.24">
            <text:p>4867169.24</text:p>
          </table:table-cell>
          <table:table-cell office:value-type="float" office:value="5508485.65">
            <text:p>5508485.65</text:p>
          </table:table-cell>
          <table:table-cell office:value-type="float" office:value="5996121.96">
            <text:p>5996121.96</text:p>
          </table:table-cell>
          <table:table-cell office:value-type="float" office:value="6045105.33">
            <text:p>6045105.33</text:p>
          </table:table-cell>
          <table:table-cell office:value-type="float" office:value="6343770.36">
            <text:p>6343770.36</text:p>
          </table:table-cell>
          <table:table-cell office:value-type="float" office:value="6477024.92">
            <text:p>6477024.92</text:p>
          </table:table-cell>
          <table:table-cell office:value-type="float" office:value="6735753.73">
            <text:p>6735753.73</text:p>
          </table:table-cell>
          <table:table-cell office:value-type="float" office:value="6680731.99">
            <text:p>6680731.99</text:p>
          </table:table-cell>
          <table:table-cell office:value-type="float" office:value="6983292.52">
            <text:p>6983292.52</text:p>
          </table:table-cell>
          <table:table-cell office:value-type="float" office:value="7005186.74">
            <text:p>7005186.74</text:p>
          </table:table-cell>
          <table:table-cell office:value-type="float" office:value="6659937.03">
            <text:p>6659937.03</text:p>
          </table:table-cell>
          <table:table-cell office:value-type="float" office:value="7259190.1">
            <text:p>7259190.10</text:p>
          </table:table-cell>
          <table:table-cell office:value-type="float" office:value="7536468.09">
            <text:p>7536468.09</text:p>
          </table:table-cell>
          <table:table-cell office:value-type="float" office:value="7256214.49">
            <text:p>7256214.49</text:p>
          </table:table-cell>
          <table:table-cell office:value-type="float" office:value="6843477.78">
            <text:p>6843477.78</text:p>
          </table:table-cell>
          <table:table-cell office:value-type="float" office:value="6247717.73">
            <text:p>6247717.73</text:p>
          </table:table-cell>
          <table:table-cell office:value-type="float" office:value="7153671.89">
            <text:p>7153671.89</text:p>
          </table:table-cell>
          <table:table-cell office:value-type="float" office:value="6788972.79">
            <text:p>6788972.79</text:p>
          </table:table-cell>
          <table:table-cell office:value-type="float" office:value="6392359.57">
            <text:p>6392359.57</text:p>
          </table:table-cell>
          <table:table-cell office:value-type="float" office:value="7101479.56">
            <text:p>7101479.56</text:p>
          </table:table-cell>
          <table:table-cell office:value-type="float" office:value="6926864.51">
            <text:p>6926864.51</text:p>
          </table:table-cell>
          <table:table-cell office:value-type="float" office:value="6628006.62">
            <text:p>6628006.62</text:p>
          </table:table-cell>
          <table:table-cell office:value-type="float" office:value="6218379.34">
            <text:p>6218379.34</text:p>
          </table:table-cell>
          <table:table-cell table:number-columns-repeated="24"/>
          <table:table-cell office:value-type="string">
            <text:p>13890030.41</text:p>
          </table:table-cell>
          <table:table-cell office:value-type="string">
            <text:p>13435587.55</text:p>
          </table:table-cell>
          <table:table-cell office:value-type="string">
            <text:p>15973945.92</text:p>
          </table:table-cell>
          <table:table-cell office:value-type="string">
            <text:p>16338839.44</text:p>
          </table:table-cell>
          <table:table-cell office:value-type="string">
            <text:p>17566231.41</text:p>
          </table:table-cell>
          <table:table-cell office:value-type="string">
            <text:p>18626281.15</text:p>
          </table:table-cell>
          <table:table-cell office:value-type="string">
            <text:p>18504872.91</text:p>
          </table:table-cell>
          <table:table-cell office:value-type="string">
            <text:p>18164332.36</text:p>
          </table:table-cell>
          <table:table-cell office:value-type="string">
            <text:p>17437413.94</text:p>
          </table:table-cell>
          <table:table-cell office:value-type="string">
            <text:p>19735032.75</text:p>
          </table:table-cell>
          <table:table-cell office:value-type="string">
            <text:p>21482068.03</text:p>
          </table:table-cell>
          <table:table-cell office:value-type="string">
            <text:p>21657558.80</text:p>
          </table:table-cell>
          <table:table-cell office:value-type="string">
            <text:p>22727574.13</text:p>
          </table:table-cell>
          <table:table-cell office:value-type="string">
            <text:p>23204979.94</text:p>
          </table:table-cell>
          <table:table-cell office:value-type="string">
            <text:p>24131917.39</text:p>
          </table:table-cell>
          <table:table-cell office:value-type="string">
            <text:p>23934793.17</text:p>
          </table:table-cell>
          <table:table-cell office:value-type="string">
            <text:p>25018764.76</text:p>
          </table:table-cell>
          <table:table-cell office:value-type="string">
            <text:p>25097204.31</text:p>
          </table:table-cell>
          <table:table-cell office:value-type="string">
            <text:p>23860291.89</text:p>
          </table:table-cell>
          <table:table-cell office:value-type="string">
            <text:p>26007212.08</text:p>
          </table:table-cell>
          <table:table-cell office:value-type="string">
            <text:p>27000604.93</text:p>
          </table:table-cell>
          <table:table-cell office:value-type="string">
            <text:p>25996551.49</text:p>
          </table:table-cell>
          <table:table-cell office:value-type="string">
            <text:p>24517856.05</text:p>
          </table:table-cell>
          <table:table-cell office:value-type="string">
            <text:p>22383450.19</text:p>
          </table:table-cell>
          <table:table-cell office:value-type="string">
            <text:p>25629176.16</text:p>
          </table:table-cell>
          <table:table-cell office:value-type="string">
            <text:p>24322583.18</text:p>
          </table:table-cell>
          <table:table-cell office:value-type="string">
            <text:p>22901652.75</text:p>
          </table:table-cell>
          <table:table-cell office:value-type="string">
            <text:p>25442188.78</text:p>
          </table:table-cell>
          <table:table-cell office:value-type="string">
            <text:p>24816602.37</text:p>
          </table:table-cell>
          <table:table-cell office:value-type="string">
            <text:p>23745896.08</text:p>
          </table:table-cell>
          <table:table-cell office:value-type="string">
            <text:p>22278340.70</text:p>
          </table:table-cell>
          <table:table-cell table:number-columns-repeated="24"/>
          <table:table-cell office:value-type="float" office:value="17.82">
            <text:p>17.82</text:p>
          </table:table-cell>
          <table:table-cell office:value-type="float" office:value="16.97">
            <text:p>16.97</text:p>
          </table:table-cell>
          <table:table-cell office:value-type="float" office:value="19.87">
            <text:p>19.87</text:p>
          </table:table-cell>
          <table:table-cell office:value-type="float" office:value="20.04">
            <text:p>20.04</text:p>
          </table:table-cell>
          <table:table-cell office:value-type="float" office:value="21.28">
            <text:p>21.28</text:p>
          </table:table-cell>
          <table:table-cell office:value-type="float" office:value="22.3">
            <text:p>22.30</text:p>
          </table:table-cell>
          <table:table-cell office:value-type="float" office:value="21.93">
            <text:p>21.93</text:p>
          </table:table-cell>
          <table:table-cell office:value-type="float" office:value="21.33">
            <text:p>21.33</text:p>
          </table:table-cell>
          <table:table-cell office:value-type="float" office:value="20.29">
            <text:p>20.29</text:p>
          </table:table-cell>
          <table:table-cell office:value-type="float" office:value="22.75">
            <text:p>22.75</text:p>
          </table:table-cell>
          <table:table-cell office:value-type="float" office:value="24.53">
            <text:p>24.53</text:p>
          </table:table-cell>
          <table:table-cell office:value-type="float" office:value="24.5">
            <text:p>24.50</text:p>
          </table:table-cell>
          <table:table-cell office:value-type="float" office:value="25.47">
            <text:p>25.47</text:p>
          </table:table-cell>
          <table:table-cell office:value-type="float" office:value="25.76">
            <text:p>25.76</text:p>
          </table:table-cell>
          <table:table-cell office:value-type="float" office:value="26.55">
            <text:p>26.55</text:p>
          </table:table-cell>
          <table:table-cell office:value-type="float" office:value="26.11">
            <text:p>26.11</text:p>
          </table:table-cell>
          <table:table-cell office:value-type="float" office:value="27.05">
            <text:p>27.05</text:p>
          </table:table-cell>
          <table:table-cell office:value-type="float" office:value="26.91">
            <text:p>26.91</text:p>
          </table:table-cell>
          <table:table-cell office:value-type="float" office:value="25.36">
            <text:p>25.36</text:p>
          </table:table-cell>
          <table:table-cell office:value-type="float" office:value="27.41">
            <text:p>27.41</text:p>
          </table:table-cell>
          <table:table-cell office:value-type="float" office:value="28.2">
            <text:p>28.20</text:p>
          </table:table-cell>
          <table:table-cell office:value-type="float" office:value="26.91">
            <text:p>26.91</text:p>
          </table:table-cell>
          <table:table-cell office:value-type="float" office:value="25.15">
            <text:p>25.15</text:p>
          </table:table-cell>
          <table:table-cell office:value-type="float" office:value="22.76">
            <text:p>22.76</text:p>
          </table:table-cell>
          <table:table-cell office:value-type="float" office:value="25.82">
            <text:p>25.82</text:p>
          </table:table-cell>
          <table:table-cell office:value-type="float" office:value="24.28">
            <text:p>24.28</text:p>
          </table:table-cell>
          <table:table-cell office:value-type="float" office:value="22.65">
            <text:p>22.65</text:p>
          </table:table-cell>
          <table:table-cell office:value-type="float" office:value="24.94">
            <text:p>24.94</text:p>
          </table:table-cell>
          <table:table-cell office:value-type="float" office:value="24.14">
            <text:p>24.14</text:p>
          </table:table-cell>
          <table:table-cell office:value-type="float" office:value="22.96">
            <text:p>22.96</text:p>
          </table:table-cell>
          <table:table-cell office:value-type="float" office:value="21.45">
            <text:p>21.45</text:p>
          </table:table-cell>
          <table:table-cell table:number-columns-repeated="24"/>
          <table:table-cell office:value-type="float" office:value="63.84">
            <text:p>63.84</text:p>
          </table:table-cell>
          <table:table-cell office:value-type="float" office:value="60.79">
            <text:p>60.79</text:p>
          </table:table-cell>
          <table:table-cell office:value-type="float" office:value="71.2">
            <text:p>71.20</text:p>
          </table:table-cell>
          <table:table-cell office:value-type="float" office:value="71.81">
            <text:p>71.81</text:p>
          </table:table-cell>
          <table:table-cell office:value-type="float" office:value="76.23">
            <text:p>76.23</text:p>
          </table:table-cell>
          <table:table-cell office:value-type="float" office:value="79.91">
            <text:p>79.91</text:p>
          </table:table-cell>
          <table:table-cell office:value-type="float" office:value="78.58">
            <text:p>78.58</text:p>
          </table:table-cell>
          <table:table-cell office:value-type="float" office:value="76.4">
            <text:p>76.40</text:p>
          </table:table-cell>
          <table:table-cell office:value-type="float" office:value="72.68">
            <text:p>72.68</text:p>
          </table:table-cell>
          <table:table-cell office:value-type="float" office:value="81.5">
            <text:p>81.50</text:p>
          </table:table-cell>
          <table:table-cell office:value-type="float" office:value="87.89">
            <text:p>87.89</text:p>
          </table:table-cell>
          <table:table-cell office:value-type="float" office:value="87.78">
            <text:p>87.78</text:p>
          </table:table-cell>
          <table:table-cell office:value-type="float" office:value="91.25">
            <text:p>91.25</text:p>
          </table:table-cell>
          <table:table-cell office:value-type="float" office:value="92.3">
            <text:p>92.30</text:p>
          </table:table-cell>
          <table:table-cell office:value-type="float" office:value="95.13">
            <text:p>95.13</text:p>
          </table:table-cell>
          <table:table-cell office:value-type="float" office:value="93.53">
            <text:p>93.53</text:p>
          </table:table-cell>
          <table:table-cell office:value-type="float" office:value="96.93">
            <text:p>96.93</text:p>
          </table:table-cell>
          <table:table-cell office:value-type="float" office:value="96.41">
            <text:p>96.41</text:p>
          </table:table-cell>
          <table:table-cell office:value-type="float" office:value="90.87">
            <text:p>90.87</text:p>
          </table:table-cell>
          <table:table-cell office:value-type="float" office:value="98.18">
            <text:p>98.18</text:p>
          </table:table-cell>
          <table:table-cell office:value-type="float" office:value="101.04">
            <text:p>101.04</text:p>
          </table:table-cell>
          <table:table-cell office:value-type="float" office:value="96.42">
            <text:p>96.42</text:p>
          </table:table-cell>
          <table:table-cell office:value-type="float" office:value="90.12">
            <text:p>90.12</text:p>
          </table:table-cell>
          <table:table-cell office:value-type="float" office:value="81.53">
            <text:p>81.53</text:p>
          </table:table-cell>
          <table:table-cell office:value-type="float" office:value="92.5">
            <text:p>92.50</text:p>
          </table:table-cell>
          <table:table-cell office:value-type="float" office:value="86.97">
            <text:p>86.97</text:p>
          </table:table-cell>
          <table:table-cell office:value-type="float" office:value="81.13">
            <text:p>81.13</text:p>
          </table:table-cell>
          <table:table-cell office:value-type="float" office:value="89.34">
            <text:p>89.34</text:p>
          </table:table-cell>
          <table:table-cell office:value-type="float" office:value="86.49">
            <text:p>86.49</text:p>
          </table:table-cell>
          <table:table-cell office:value-type="float" office:value="82.26">
            <text:p>82.26</text:p>
          </table:table-cell>
          <table:table-cell office:value-type="float" office:value="76.85">
            <text:p>76.85</text:p>
          </table:table-cell>
          <table:table-cell table:number-columns-repeated="21"/>
        </table:table-row>
        <table:table-row table:style-name="ro1">
          <table:table-cell office:value-type="string">
            <text:p>Uganda</text:p>
          </table:table-cell>
          <table:table-cell office:value-type="float" office:value="226">
            <text:p>22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15131">
            <text:p>215131</text:p>
          </table:table-cell>
          <table:table-cell office:value-type="float" office:value="105700">
            <text:p>105700</text:p>
          </table:table-cell>
          <table:table-cell office:value-type="float" office:value="208435">
            <text:p>208435</text:p>
          </table:table-cell>
          <table:table-cell office:value-type="float" office:value="220288">
            <text:p>220288</text:p>
          </table:table-cell>
          <table:table-cell office:value-type="float" office:value="253626">
            <text:p>253626</text:p>
          </table:table-cell>
          <table:table-cell office:value-type="float" office:value="258045">
            <text:p>258045</text:p>
          </table:table-cell>
          <table:table-cell office:value-type="float" office:value="257000">
            <text:p>257000</text:p>
          </table:table-cell>
          <table:table-cell office:value-type="float" office:value="200190">
            <text:p>200190</text:p>
          </table:table-cell>
          <table:table-cell office:value-type="float" office:value="245527">
            <text:p>245527</text:p>
          </table:table-cell>
          <table:table-cell office:value-type="float" office:value="276480">
            <text:p>276480</text:p>
          </table:table-cell>
          <table:table-cell office:value-type="float" office:value="244480">
            <text:p>244480</text:p>
          </table:table-cell>
          <table:table-cell office:value-type="float" office:value="243200">
            <text:p>243200</text:p>
          </table:table-cell>
          <table:table-cell office:value-type="float" office:value="254080">
            <text:p>254080</text:p>
          </table:table-cell>
          <table:table-cell office:value-type="float" office:value="160000">
            <text:p>160000</text:p>
          </table:table-cell>
          <table:table-cell office:value-type="float" office:value="102080">
            <text:p>102080</text:p>
          </table:table-cell>
          <table:table-cell office:value-type="float" office:value="79040">
            <text:p>79040</text:p>
          </table:table-cell>
          <table:table-cell office:value-type="float" office:value="44160">
            <text:p>44160</text:p>
          </table:table-cell>
          <table:table-cell office:value-type="float" office:value="64840">
            <text:p>64840</text:p>
          </table:table-cell>
          <table:table-cell office:value-type="float" office:value="19520">
            <text:p>19520</text:p>
          </table:table-cell>
          <table:table-cell office:value-type="float" office:value="13120">
            <text:p>13120</text:p>
          </table:table-cell>
          <table:table-cell table:number-columns-repeated="2" office:value-type="float" office:value="16320">
            <text:p>16320</text:p>
          </table:table-cell>
          <table:table-cell office:value-type="float" office:value="31560">
            <text:p>31560</text:p>
          </table:table-cell>
          <table:table-cell office:value-type="float" office:value="37300">
            <text:p>37300</text:p>
          </table:table-cell>
          <table:table-cell office:value-type="float" office:value="51079">
            <text:p>51079</text:p>
          </table:table-cell>
          <table:table-cell office:value-type="float" office:value="28300">
            <text:p>28300</text:p>
          </table:table-cell>
          <table:table-cell office:value-type="float" office:value="18500">
            <text:p>18500</text:p>
          </table:table-cell>
          <table:table-cell office:value-type="float" office:value="15900">
            <text:p>15900</text:p>
          </table:table-cell>
          <table:table-cell office:value-type="float" office:value="15300">
            <text:p>15300</text:p>
          </table:table-cell>
          <table:table-cell office:value-type="float" office:value="18800">
            <text:p>18800</text:p>
          </table:table-cell>
          <table:table-cell office:value-type="float" office:value="26212">
            <text:p>26212</text:p>
          </table:table-cell>
          <table:table-cell office:value-type="float" office:value="21719">
            <text:p>21719</text:p>
          </table:table-cell>
          <table:table-cell office:value-type="float" office:value="35411">
            <text:p>35411</text:p>
          </table:table-cell>
          <table:table-cell office:value-type="float" office:value="36863">
            <text:p>36863</text:p>
          </table:table-cell>
          <table:table-cell office:value-type="float" office:value="37870">
            <text:p>37870</text:p>
          </table:table-cell>
          <table:table-cell office:value-type="float" office:value="53418">
            <text:p>53418</text:p>
          </table:table-cell>
          <table:table-cell office:value-type="float" office:value="36500">
            <text:p>36500</text:p>
          </table:table-cell>
          <table:table-cell office:value-type="float" office:value="44485">
            <text:p>44485</text:p>
          </table:table-cell>
          <table:table-cell office:value-type="float" office:value="57982">
            <text:p>57982</text:p>
          </table:table-cell>
          <table:table-cell office:value-type="float" office:value="71290">
            <text:p>71290</text:p>
          </table:table-cell>
          <table:table-cell office:value-type="float" office:value="52767">
            <text:p>52767</text:p>
          </table:table-cell>
          <table:table-cell office:value-type="float" office:value="60200">
            <text:p>60200</text:p>
          </table:table-cell>
          <table:table-cell office:value-type="float" office:value="74000">
            <text:p>74000</text:p>
          </table:table-cell>
          <table:table-cell office:value-type="float" office:value="73000">
            <text:p>73000</text:p>
          </table:table-cell>
          <table:table-cell office:value-type="float" office:value="58000">
            <text:p>58000</text:p>
          </table:table-cell>
          <table:table-cell office:value-type="float" office:value="73500">
            <text:p>73500</text:p>
          </table:table-cell>
          <table:table-cell office:value-type="float" office:value="36800">
            <text:p>36800</text:p>
          </table:table-cell>
          <table:table-cell office:value-type="float" office:value="68182">
            <text:p>68182</text:p>
          </table:table-cell>
          <table:table-cell office:value-type="float" office:value="44950">
            <text:p>44950</text:p>
          </table:table-cell>
          <table:table-cell office:value-type="float" office:value="75859">
            <text:p>75859</text:p>
          </table:table-cell>
          <table:table-cell office:value-type="float" office:value="134203">
            <text:p>134203</text:p>
          </table:table-cell>
          <table:table-cell office:value-type="float" office:value="50702">
            <text:p>50702</text:p>
          </table:table-cell>
          <table:table-cell table:number-columns-repeated="2"/>
          <table:table-cell office:value-type="float" office:value="30.7023">
            <text:p>30.7023</text:p>
          </table:table-cell>
          <table:table-cell office:value-type="float" office:value="14.5994">
            <text:p>14.5994</text:p>
          </table:table-cell>
          <table:table-cell office:value-type="float" office:value="27.8396">
            <text:p>27.8396</text:p>
          </table:table-cell>
          <table:table-cell office:value-type="float" office:value="28.4389">
            <text:p>28.4389</text:p>
          </table:table-cell>
          <table:table-cell office:value-type="float" office:value="31.6479">
            <text:p>31.6479</text:p>
          </table:table-cell>
          <table:table-cell office:value-type="float" office:value="31.116">
            <text:p>31.116</text:p>
          </table:table-cell>
          <table:table-cell office:value-type="float" office:value="29.9499">
            <text:p>29.9499</text:p>
          </table:table-cell>
          <table:table-cell office:value-type="float" office:value="22.5617">
            <text:p>22.5617</text:p>
          </table:table-cell>
          <table:table-cell office:value-type="float" office:value="26.7955">
            <text:p>26.7955</text:p>
          </table:table-cell>
          <table:table-cell office:value-type="float" office:value="29.2695">
            <text:p>29.2695</text:p>
          </table:table-cell>
          <table:table-cell office:value-type="float" office:value="25.1523">
            <text:p>25.1523</text:p>
          </table:table-cell>
          <table:table-cell office:value-type="float" office:value="24.3492">
            <text:p>24.3492</text:p>
          </table:table-cell>
          <table:table-cell office:value-type="float" office:value="24.7714">
            <text:p>24.7714</text:p>
          </table:table-cell>
          <table:table-cell office:value-type="float" office:value="15.1889">
            <text:p>15.1889</text:p>
          </table:table-cell>
          <table:table-cell office:value-type="float" office:value="9.4283">
            <text:p>9.4283</text:p>
          </table:table-cell>
          <table:table-cell office:value-type="float" office:value="7.0952">
            <text:p>7.0952</text:p>
          </table:table-cell>
          <table:table-cell office:value-type="float" office:value="3.8497">
            <text:p>3.8497</text:p>
          </table:table-cell>
          <table:table-cell office:value-type="float" office:value="5.4865">
            <text:p>5.4865</text:p>
          </table:table-cell>
          <table:table-cell office:value-type="float" office:value="1.6028">
            <text:p>1.6028</text:p>
          </table:table-cell>
          <table:table-cell office:value-type="float" office:value="1.0454">
            <text:p>1.0454</text:p>
          </table:table-cell>
          <table:table-cell office:value-type="float" office:value="1.2621">
            <text:p>1.2621</text:p>
          </table:table-cell>
          <table:table-cell office:value-type="float" office:value="1.2249">
            <text:p>1.2249</text:p>
          </table:table-cell>
          <table:table-cell office:value-type="float" office:value="2.2973">
            <text:p>2.2973</text:p>
          </table:table-cell>
          <table:table-cell office:value-type="float" office:value="2.6301">
            <text:p>2.6301</text:p>
          </table:table-cell>
          <table:table-cell office:value-type="float" office:value="3.484">
            <text:p>3.484</text:p>
          </table:table-cell>
          <table:table-cell office:value-type="float" office:value="1.8642">
            <text:p>1.8642</text:p>
          </table:table-cell>
          <table:table-cell office:value-type="float" office:value="1.1756">
            <text:p>1.1756</text:p>
          </table:table-cell>
          <table:table-cell office:value-type="float" office:value="0.9743">
            <text:p>0.9743</text:p>
          </table:table-cell>
          <table:table-cell office:value-type="float" office:value="0.9041">
            <text:p>0.9041</text:p>
          </table:table-cell>
          <table:table-cell office:value-type="float" office:value="1.0721">
            <text:p>1.0721</text:p>
          </table:table-cell>
          <table:table-cell office:value-type="float" office:value="1.4437">
            <text:p>1.4437</text:p>
          </table:table-cell>
          <table:table-cell office:value-type="float" office:value="1.156">
            <text:p>1.156</text:p>
          </table:table-cell>
          <table:table-cell office:value-type="float" office:value="1.8225">
            <text:p>1.8225</text:p>
          </table:table-cell>
          <table:table-cell office:value-type="float" office:value="1.8357">
            <text:p>1.8357</text:p>
          </table:table-cell>
          <table:table-cell office:value-type="float" office:value="1.8259">
            <text:p>1.8259</text:p>
          </table:table-cell>
          <table:table-cell office:value-type="float" office:value="2.4952">
            <text:p>2.4952</text:p>
          </table:table-cell>
          <table:table-cell office:value-type="float" office:value="1.6527">
            <text:p>1.6527</text:p>
          </table:table-cell>
          <table:table-cell office:value-type="float" office:value="1.9528">
            <text:p>1.9528</text:p>
          </table:table-cell>
          <table:table-cell office:value-type="float" office:value="2.4665">
            <text:p>2.4665</text:p>
          </table:table-cell>
          <table:table-cell office:value-type="float" office:value="2.9366">
            <text:p>2.9366</text:p>
          </table:table-cell>
          <table:table-cell office:value-type="float" office:value="2.1033">
            <text:p>2.1033</text:p>
          </table:table-cell>
          <table:table-cell office:value-type="float" office:value="2.3205">
            <text:p>2.3205</text:p>
          </table:table-cell>
          <table:table-cell office:value-type="float" office:value="2.7573">
            <text:p>2.7573</text:p>
          </table:table-cell>
          <table:table-cell office:value-type="float" office:value="2.629">
            <text:p>2.629</text:p>
          </table:table-cell>
          <table:table-cell office:value-type="float" office:value="2.0191">
            <text:p>2.0191</text:p>
          </table:table-cell>
          <table:table-cell office:value-type="float" office:value="2.4738">
            <text:p>2.4738</text:p>
          </table:table-cell>
          <table:table-cell office:value-type="float" office:value="1.1976">
            <text:p>1.1976</text:p>
          </table:table-cell>
          <table:table-cell office:value-type="float" office:value="2.1455">
            <text:p>2.1455</text:p>
          </table:table-cell>
          <table:table-cell office:value-type="float" office:value="1.3678">
            <text:p>1.3678</text:p>
          </table:table-cell>
          <table:table-cell office:value-type="float" office:value="2.232">
            <text:p>2.232</text:p>
          </table:table-cell>
          <table:table-cell office:value-type="float" office:value="3.8182">
            <text:p>3.8182</text:p>
          </table:table-cell>
          <table:table-cell office:value-type="float" office:value="1.395">
            <text:p>1.395</text:p>
          </table:table-cell>
          <table:table-cell table:number-columns-repeated="2"/>
          <table:table-cell office:value-type="float" office:value="2694123.21">
            <text:p>2694123.21</text:p>
          </table:table-cell>
          <table:table-cell office:value-type="float" office:value="1342270.53">
            <text:p>1342270.53</text:p>
          </table:table-cell>
          <table:table-cell office:value-type="float" office:value="2612716.1">
            <text:p>2612716.10</text:p>
          </table:table-cell>
          <table:table-cell office:value-type="float" office:value="2761290.8">
            <text:p>2761290.80</text:p>
          </table:table-cell>
          <table:table-cell office:value-type="float" office:value="3179176.47">
            <text:p>3179176.47</text:p>
          </table:table-cell>
          <table:table-cell office:value-type="float" office:value="3234569.87">
            <text:p>3234569.87</text:p>
          </table:table-cell>
          <table:table-cell office:value-type="float" office:value="3161545.35">
            <text:p>3161545.35</text:p>
          </table:table-cell>
          <table:table-cell office:value-type="float" office:value="2509380.32">
            <text:p>2509380.32</text:p>
          </table:table-cell>
          <table:table-cell office:value-type="float" office:value="3077654.59">
            <text:p>3077654.59</text:p>
          </table:table-cell>
          <table:table-cell office:value-type="float" office:value="3465652.6">
            <text:p>3465652.60</text:p>
          </table:table-cell>
          <table:table-cell office:value-type="float" office:value="3064535.4">
            <text:p>3064535.40</text:p>
          </table:table-cell>
          <table:table-cell office:value-type="float" office:value="3048490.71">
            <text:p>3048490.71</text:p>
          </table:table-cell>
          <table:table-cell office:value-type="float" office:value="3184870.56">
            <text:p>3184870.56</text:p>
          </table:table-cell>
          <table:table-cell office:value-type="float" office:value="2005585.99">
            <text:p>2005585.99</text:p>
          </table:table-cell>
          <table:table-cell office:value-type="float" office:value="1279563.86">
            <text:p>1279563.86</text:p>
          </table:table-cell>
          <table:table-cell office:value-type="float" office:value="990759.48">
            <text:p>990759.48</text:p>
          </table:table-cell>
          <table:table-cell office:value-type="float" office:value="553541.73">
            <text:p>553541.73</text:p>
          </table:table-cell>
          <table:table-cell office:value-type="float" office:value="816326.96">
            <text:p>816326.96</text:p>
          </table:table-cell>
          <table:table-cell office:value-type="float" office:value="244681.49">
            <text:p>244681.49</text:p>
          </table:table-cell>
          <table:table-cell office:value-type="float" office:value="164458.05">
            <text:p>164458.05</text:p>
          </table:table-cell>
          <table:table-cell table:number-columns-repeated="2" office:value-type="float" office:value="204569.77">
            <text:p>204569.77</text:p>
          </table:table-cell>
          <table:table-cell office:value-type="float" office:value="399165.07">
            <text:p>399165.07</text:p>
          </table:table-cell>
          <table:table-cell office:value-type="float" office:value="481643.21">
            <text:p>481643.21</text:p>
          </table:table-cell>
          <table:table-cell office:value-type="float" office:value="656255.15">
            <text:p>656255.15</text:p>
          </table:table-cell>
          <table:table-cell office:value-type="float" office:value="356195.71">
            <text:p>356195.71</text:p>
          </table:table-cell>
          <table:table-cell office:value-type="float" office:value="232381.78">
            <text:p>232381.78</text:p>
          </table:table-cell>
          <table:table-cell office:value-type="float" office:value="200114.93">
            <text:p>200114.93</text:p>
          </table:table-cell>
          <table:table-cell office:value-type="float" office:value="192270.06">
            <text:p>192270.06</text:p>
          </table:table-cell>
          <table:table-cell office:value-type="float" office:value="236304.22">
            <text:p>236304.22</text:p>
          </table:table-cell>
          <table:table-cell office:value-type="float" office:value="329102.85">
            <text:p>329102.85</text:p>
          </table:table-cell>
          <table:table-cell office:value-type="float" office:value="273070.17">
            <text:p>273070.17</text:p>
          </table:table-cell>
          <table:table-cell office:value-type="float" office:value="445041.55">
            <text:p>445041.55</text:p>
          </table:table-cell>
          <table:table-cell office:value-type="float" office:value="463196.9">
            <text:p>463196.90</text:p>
          </table:table-cell>
          <table:table-cell office:value-type="float" office:value="475620.34">
            <text:p>475620.34</text:p>
          </table:table-cell>
          <table:table-cell office:value-type="float" office:value="688374.69">
            <text:p>688374.69</text:p>
          </table:table-cell>
          <table:table-cell office:value-type="float" office:value="459953.78">
            <text:p>459953.78</text:p>
          </table:table-cell>
          <table:table-cell office:value-type="float" office:value="590486.44">
            <text:p>590486.44</text:p>
          </table:table-cell>
          <table:table-cell office:value-type="float" office:value="632538.74">
            <text:p>632538.74</text:p>
          </table:table-cell>
          <table:table-cell office:value-type="float" office:value="868007.2">
            <text:p>868007.20</text:p>
          </table:table-cell>
          <table:table-cell office:value-type="float" office:value="564958.34">
            <text:p>564958.34</text:p>
          </table:table-cell>
          <table:table-cell office:value-type="float" office:value="842386.92">
            <text:p>842386.92</text:p>
          </table:table-cell>
          <table:table-cell office:value-type="float" office:value="846600.88">
            <text:p>846600.88</text:p>
          </table:table-cell>
          <table:table-cell office:value-type="float" office:value="971736.46">
            <text:p>971736.46</text:p>
          </table:table-cell>
          <table:table-cell office:value-type="float" office:value="775614.51">
            <text:p>775614.51</text:p>
          </table:table-cell>
          <table:table-cell office:value-type="float" office:value="986912.01">
            <text:p>986912.01</text:p>
          </table:table-cell>
          <table:table-cell office:value-type="float" office:value="494973.56">
            <text:p>494973.56</text:p>
          </table:table-cell>
          <table:table-cell office:value-type="float" office:value="903248.23">
            <text:p>903248.23</text:p>
          </table:table-cell>
          <table:table-cell office:value-type="float" office:value="535019.41">
            <text:p>535019.41</text:p>
          </table:table-cell>
          <table:table-cell office:value-type="float" office:value="1004323.13">
            <text:p>1004323.13</text:p>
          </table:table-cell>
          <table:table-cell office:value-type="float" office:value="1828343.08">
            <text:p>1828343.08</text:p>
          </table:table-cell>
          <table:table-cell office:value-type="float" office:value="701928.22">
            <text:p>701928.22</text:p>
          </table:table-cell>
          <table:table-cell table:number-columns-repeated="58"/>
          <table:table-cell office:value-type="float" office:value="384.49">
            <text:p>384.49</text:p>
          </table:table-cell>
          <table:table-cell office:value-type="float" office:value="185.4">
            <text:p>185.40</text:p>
          </table:table-cell>
          <table:table-cell office:value-type="float" office:value="348.97">
            <text:p>348.97</text:p>
          </table:table-cell>
          <table:table-cell office:value-type="float" office:value="356.48">
            <text:p>356.48</text:p>
          </table:table-cell>
          <table:table-cell office:value-type="float" office:value="396.7">
            <text:p>396.70</text:p>
          </table:table-cell>
          <table:table-cell office:value-type="float" office:value="390.04">
            <text:p>390.04</text:p>
          </table:table-cell>
          <table:table-cell office:value-type="float" office:value="368.44">
            <text:p>368.44</text:p>
          </table:table-cell>
          <table:table-cell office:value-type="float" office:value="282.81">
            <text:p>282.81</text:p>
          </table:table-cell>
          <table:table-cell office:value-type="float" office:value="335.88">
            <text:p>335.88</text:p>
          </table:table-cell>
          <table:table-cell office:value-type="float" office:value="366.89">
            <text:p>366.89</text:p>
          </table:table-cell>
          <table:table-cell office:value-type="float" office:value="315.28">
            <text:p>315.28</text:p>
          </table:table-cell>
          <table:table-cell office:value-type="float" office:value="305.22">
            <text:p>305.22</text:p>
          </table:table-cell>
          <table:table-cell office:value-type="float" office:value="310.51">
            <text:p>310.51</text:p>
          </table:table-cell>
          <table:table-cell office:value-type="float" office:value="190.39">
            <text:p>190.39</text:p>
          </table:table-cell>
          <table:table-cell office:value-type="float" office:value="118.18">
            <text:p>118.18</text:p>
          </table:table-cell>
          <table:table-cell office:value-type="float" office:value="88.94">
            <text:p>88.94</text:p>
          </table:table-cell>
          <table:table-cell office:value-type="float" office:value="48.26">
            <text:p>48.26</text:p>
          </table:table-cell>
          <table:table-cell office:value-type="float" office:value="69.07">
            <text:p>69.07</text:p>
          </table:table-cell>
          <table:table-cell office:value-type="float" office:value="20.09">
            <text:p>20.09</text:p>
          </table:table-cell>
          <table:table-cell office:value-type="float" office:value="13.1">
            <text:p>13.10</text:p>
          </table:table-cell>
          <table:table-cell office:value-type="float" office:value="15.82">
            <text:p>15.82</text:p>
          </table:table-cell>
          <table:table-cell office:value-type="float" office:value="15.35">
            <text:p>15.35</text:p>
          </table:table-cell>
          <table:table-cell office:value-type="float" office:value="29.06">
            <text:p>29.06</text:p>
          </table:table-cell>
          <table:table-cell office:value-type="float" office:value="33.96">
            <text:p>33.96</text:p>
          </table:table-cell>
          <table:table-cell office:value-type="float" office:value="44.76">
            <text:p>44.76</text:p>
          </table:table-cell>
          <table:table-cell office:value-type="float" office:value="23.46">
            <text:p>23.46</text:p>
          </table:table-cell>
          <table:table-cell office:value-type="float" office:value="14.77">
            <text:p>14.77</text:p>
          </table:table-cell>
          <table:table-cell office:value-type="float" office:value="12.26">
            <text:p>12.26</text:p>
          </table:table-cell>
          <table:table-cell office:value-type="float" office:value="11.36">
            <text:p>11.36</text:p>
          </table:table-cell>
          <table:table-cell office:value-type="float" office:value="13.48">
            <text:p>13.48</text:p>
          </table:table-cell>
          <table:table-cell office:value-type="float" office:value="18.13">
            <text:p>18.13</text:p>
          </table:table-cell>
          <table:table-cell office:value-type="float" office:value="14.53">
            <text:p>14.53</text:p>
          </table:table-cell>
          <table:table-cell office:value-type="float" office:value="22.9">
            <text:p>22.90</text:p>
          </table:table-cell>
          <table:table-cell office:value-type="float" office:value="23.07">
            <text:p>23.07</text:p>
          </table:table-cell>
          <table:table-cell office:value-type="float" office:value="22.93">
            <text:p>22.93</text:p>
          </table:table-cell>
          <table:table-cell office:value-type="float" office:value="32.16">
            <text:p>32.16</text:p>
          </table:table-cell>
          <table:table-cell office:value-type="float" office:value="20.83">
            <text:p>20.83</text:p>
          </table:table-cell>
          <table:table-cell office:value-type="float" office:value="25.92">
            <text:p>25.92</text:p>
          </table:table-cell>
          <table:table-cell office:value-type="float" office:value="26.91">
            <text:p>26.91</text:p>
          </table:table-cell>
          <table:table-cell office:value-type="float" office:value="35.76">
            <text:p>35.76</text:p>
          </table:table-cell>
          <table:table-cell office:value-type="float" office:value="22.52">
            <text:p>22.52</text:p>
          </table:table-cell>
          <table:table-cell office:value-type="float" office:value="32.47">
            <text:p>32.47</text:p>
          </table:table-cell>
          <table:table-cell office:value-type="float" office:value="31.54">
            <text:p>31.54</text:p>
          </table:table-cell>
          <table:table-cell office:value-type="float" office:value="35">
            <text:p>35.00</text:p>
          </table:table-cell>
          <table:table-cell office:value-type="float" office:value="27">
            <text:p>27.00</text:p>
          </table:table-cell>
          <table:table-cell office:value-type="float" office:value="33.22">
            <text:p>33.22</text:p>
          </table:table-cell>
          <table:table-cell office:value-type="float" office:value="16.11">
            <text:p>16.11</text:p>
          </table:table-cell>
          <table:table-cell office:value-type="float" office:value="28.42">
            <text:p>28.42</text:p>
          </table:table-cell>
          <table:table-cell office:value-type="float" office:value="16.28">
            <text:p>16.28</text:p>
          </table:table-cell>
          <table:table-cell office:value-type="float" office:value="29.55">
            <text:p>29.55</text:p>
          </table:table-cell>
          <table:table-cell office:value-type="float" office:value="52.02">
            <text:p>52.02</text:p>
          </table:table-cell>
          <table:table-cell office:value-type="float" office:value="19.31">
            <text:p>19.31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float" office:value="230">
            <text:p>230</text:p>
          </table:table-cell>
          <table:table-cell office:value-type="float" office:value="804">
            <text:p>804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225">
            <text:p>225</text:p>
          </table:table-cell>
          <table:table-cell office:value-type="float" office:value="784">
            <text:p>784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229">
            <text:p>229</text:p>
          </table:table-cell>
          <table:table-cell office:value-type="float" office:value="826">
            <text:p>826</text:p>
          </table:table-cell>
          <table:table-cell office:value-type="float" office:value="54">
            <text:p>54</text:p>
          </table:table-cell>
          <table:table-cell office:value-type="float" office:value="-2">
            <text:p>-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United Republic of Tanzania</text:p>
          </table:table-cell>
          <table:table-cell office:value-type="float" office:value="215">
            <text:p>215</text:p>
          </table:table-cell>
          <table:table-cell office:value-type="float" office:value="834">
            <text:p>834</text:p>
          </table:table-cell>
          <table:table-cell office:value-type="float" office:value="-6">
            <text:p>-6</text:p>
          </table:table-cell>
          <table:table-cell office:value-type="float" office:value="35">
            <text:p>35</text:p>
          </table:table-cell>
          <table:table-cell office:value-type="float" office:value="97908">
            <text:p>97908</text:p>
          </table:table-cell>
          <table:table-cell office:value-type="float" office:value="113448">
            <text:p>113448</text:p>
          </table:table-cell>
          <table:table-cell office:value-type="float" office:value="139126">
            <text:p>139126</text:p>
          </table:table-cell>
          <table:table-cell office:value-type="float" office:value="155362">
            <text:p>155362</text:p>
          </table:table-cell>
          <table:table-cell office:value-type="float" office:value="195739">
            <text:p>195739</text:p>
          </table:table-cell>
          <table:table-cell office:value-type="float" office:value="230137">
            <text:p>230137</text:p>
          </table:table-cell>
          <table:table-cell office:value-type="float" office:value="206824">
            <text:p>206824</text:p>
          </table:table-cell>
          <table:table-cell office:value-type="float" office:value="149936">
            <text:p>149936</text:p>
          </table:table-cell>
          <table:table-cell office:value-type="float" office:value="202900">
            <text:p>202900</text:p>
          </table:table-cell>
          <table:table-cell office:value-type="float" office:value="226560">
            <text:p>226560</text:p>
          </table:table-cell>
          <table:table-cell office:value-type="float" office:value="190820">
            <text:p>190820</text:p>
          </table:table-cell>
          <table:table-cell office:value-type="float" office:value="228550">
            <text:p>228550</text:p>
          </table:table-cell>
          <table:table-cell office:value-type="float" office:value="193600">
            <text:p>193600</text:p>
          </table:table-cell>
          <table:table-cell office:value-type="float" office:value="215190">
            <text:p>215190</text:p>
          </table:table-cell>
          <table:table-cell office:value-type="float" office:value="124153">
            <text:p>124153</text:p>
          </table:table-cell>
          <table:table-cell office:value-type="float" office:value="192623">
            <text:p>192623</text:p>
          </table:table-cell>
          <table:table-cell office:value-type="float" office:value="162101">
            <text:p>162101</text:p>
          </table:table-cell>
          <table:table-cell office:value-type="float" office:value="164468">
            <text:p>164468</text:p>
          </table:table-cell>
          <table:table-cell office:value-type="float" office:value="174277">
            <text:p>174277</text:p>
          </table:table-cell>
          <table:table-cell office:value-type="float" office:value="170626">
            <text:p>170626</text:p>
          </table:table-cell>
          <table:table-cell office:value-type="float" office:value="129788">
            <text:p>129788</text:p>
          </table:table-cell>
          <table:table-cell office:value-type="float" office:value="124953">
            <text:p>124953</text:p>
          </table:table-cell>
          <table:table-cell office:value-type="float" office:value="133969">
            <text:p>133969</text:p>
          </table:table-cell>
          <table:table-cell office:value-type="float" office:value="151286">
            <text:p>151286</text:p>
          </table:table-cell>
          <table:table-cell office:value-type="float" office:value="103940">
            <text:p>103940</text:p>
          </table:table-cell>
          <table:table-cell office:value-type="float" office:value="212831">
            <text:p>212831</text:p>
          </table:table-cell>
          <table:table-cell office:value-type="float" office:value="247300">
            <text:p>247300</text:p>
          </table:table-cell>
          <table:table-cell office:value-type="float" office:value="186327">
            <text:p>186327</text:p>
          </table:table-cell>
          <table:table-cell office:value-type="float" office:value="109868">
            <text:p>109868</text:p>
          </table:table-cell>
          <table:table-cell office:value-type="float" office:value="139519">
            <text:p>139519</text:p>
          </table:table-cell>
          <table:table-cell office:value-type="float" office:value="261569">
            <text:p>261569</text:p>
          </table:table-cell>
          <table:table-cell office:value-type="float" office:value="283018">
            <text:p>283018</text:p>
          </table:table-cell>
          <table:table-cell office:value-type="float" office:value="143094">
            <text:p>143094</text:p>
          </table:table-cell>
          <table:table-cell office:value-type="float" office:value="120927">
            <text:p>120927</text:p>
          </table:table-cell>
          <table:table-cell office:value-type="float" office:value="244925">
            <text:p>244925</text:p>
          </table:table-cell>
          <table:table-cell office:value-type="float" office:value="247032">
            <text:p>247032</text:p>
          </table:table-cell>
          <table:table-cell office:value-type="float" office:value="202636">
            <text:p>202636</text:p>
          </table:table-cell>
          <table:table-cell office:value-type="float" office:value="91600">
            <text:p>91600</text:p>
          </table:table-cell>
          <table:table-cell office:value-type="float" office:value="102124">
            <text:p>102124</text:p>
          </table:table-cell>
          <table:table-cell office:value-type="float" office:value="119116">
            <text:p>119116</text:p>
          </table:table-cell>
          <table:table-cell office:value-type="float" office:value="234540">
            <text:p>234540</text:p>
          </table:table-cell>
          <table:table-cell office:value-type="float" office:value="143500">
            <text:p>143500</text:p>
          </table:table-cell>
          <table:table-cell office:value-type="float" office:value="170000">
            <text:p>170000</text:p>
          </table:table-cell>
          <table:table-cell office:value-type="float" office:value="314000">
            <text:p>314000</text:p>
          </table:table-cell>
          <table:table-cell office:value-type="float" office:value="351228">
            <text:p>351228</text:p>
          </table:table-cell>
          <table:table-cell office:value-type="float" office:value="126040">
            <text:p>126040</text:p>
          </table:table-cell>
          <table:table-cell office:value-type="float" office:value="195773">
            <text:p>195773</text:p>
          </table:table-cell>
          <table:table-cell office:value-type="float" office:value="351600">
            <text:p>351600</text:p>
          </table:table-cell>
          <table:table-cell office:value-type="float" office:value="257500">
            <text:p>257500</text:p>
          </table:table-cell>
          <table:table-cell office:value-type="float" office:value="250000">
            <text:p>250000</text:p>
          </table:table-cell>
          <table:table-cell office:value-type="float" office:value="157000">
            <text:p>157000</text:p>
          </table:table-cell>
          <table:table-cell office:value-type="float" office:value="289000">
            <text:p>289000</text:p>
          </table:table-cell>
          <table:table-cell table:number-columns-repeated="2"/>
          <table:table-cell office:value-type="float" office:value="9.4387">
            <text:p>9.4387</text:p>
          </table:table-cell>
          <table:table-cell office:value-type="float" office:value="10.6185">
            <text:p>10.6185</text:p>
          </table:table-cell>
          <table:table-cell office:value-type="float" office:value="12.6421">
            <text:p>12.6421</text:p>
          </table:table-cell>
          <table:table-cell office:value-type="float" office:value="13.7016">
            <text:p>13.7016</text:p>
          </table:table-cell>
          <table:table-cell office:value-type="float" office:value="16.7542">
            <text:p>16.7542</text:p>
          </table:table-cell>
          <table:table-cell office:value-type="float" office:value="19.1175">
            <text:p>19.1175</text:p>
          </table:table-cell>
          <table:table-cell office:value-type="float" office:value="16.6726">
            <text:p>16.6726</text:p>
          </table:table-cell>
          <table:table-cell office:value-type="float" office:value="11.7257">
            <text:p>11.7257</text:p>
          </table:table-cell>
          <table:table-cell office:value-type="float" office:value="15.3875">
            <text:p>15.3875</text:p>
          </table:table-cell>
          <table:table-cell office:value-type="float" office:value="16.6527">
            <text:p>16.6527</text:p>
          </table:table-cell>
          <table:table-cell office:value-type="float" office:value="13.5863">
            <text:p>13.5863</text:p>
          </table:table-cell>
          <table:table-cell office:value-type="float" office:value="15.7566">
            <text:p>15.7566</text:p>
          </table:table-cell>
          <table:table-cell office:value-type="float" office:value="12.9213">
            <text:p>12.9213</text:p>
          </table:table-cell>
          <table:table-cell office:value-type="float" office:value="13.9057">
            <text:p>13.9057</text:p>
          </table:table-cell>
          <table:table-cell office:value-type="float" office:value="7.7702">
            <text:p>7.7702</text:p>
          </table:table-cell>
          <table:table-cell office:value-type="float" office:value="11.6798">
            <text:p>11.6798</text:p>
          </table:table-cell>
          <table:table-cell office:value-type="float" office:value="9.5258">
            <text:p>9.5258</text:p>
          </table:table-cell>
          <table:table-cell office:value-type="float" office:value="9.3682">
            <text:p>9.3682</text:p>
          </table:table-cell>
          <table:table-cell office:value-type="float" office:value="9.6222">
            <text:p>9.6222</text:p>
          </table:table-cell>
          <table:table-cell office:value-type="float" office:value="9.1307">
            <text:p>9.1307</text:p>
          </table:table-cell>
          <table:table-cell office:value-type="float" office:value="6.731">
            <text:p>6.731</text:p>
          </table:table-cell>
          <table:table-cell office:value-type="float" office:value="6.2797">
            <text:p>6.2797</text:p>
          </table:table-cell>
          <table:table-cell office:value-type="float" office:value="6.5246">
            <text:p>6.5246</text:p>
          </table:table-cell>
          <table:table-cell office:value-type="float" office:value="7.1415">
            <text:p>7.1415</text:p>
          </table:table-cell>
          <table:table-cell office:value-type="float" office:value="4.757">
            <text:p>4.757</text:p>
          </table:table-cell>
          <table:table-cell office:value-type="float" office:value="9.4474">
            <text:p>9.4474</text:p>
          </table:table-cell>
          <table:table-cell office:value-type="float" office:value="10.6512">
            <text:p>10.6512</text:p>
          </table:table-cell>
          <table:table-cell office:value-type="float" office:value="7.7854">
            <text:p>7.7854</text:p>
          </table:table-cell>
          <table:table-cell office:value-type="float" office:value="4.4506">
            <text:p>4.4506</text:p>
          </table:table-cell>
          <table:table-cell office:value-type="float" office:value="5.4746">
            <text:p>5.4746</text:p>
          </table:table-cell>
          <table:table-cell office:value-type="float" office:value="9.9316">
            <text:p>9.9316</text:p>
          </table:table-cell>
          <table:table-cell office:value-type="float" office:value="10.3913">
            <text:p>10.3913</text:p>
          </table:table-cell>
          <table:table-cell office:value-type="float" office:value="5.082">
            <text:p>5.082</text:p>
          </table:table-cell>
          <table:table-cell office:value-type="float" office:value="4.1603">
            <text:p>4.1603</text:p>
          </table:table-cell>
          <table:table-cell office:value-type="float" office:value="8.1794">
            <text:p>8.1794</text:p>
          </table:table-cell>
          <table:table-cell office:value-type="float" office:value="8.0257">
            <text:p>8.0257</text:p>
          </table:table-cell>
          <table:table-cell office:value-type="float" office:value="6.4154">
            <text:p>6.4154</text:p>
          </table:table-cell>
          <table:table-cell office:value-type="float" office:value="2.8291">
            <text:p>2.8291</text:p>
          </table:table-cell>
          <table:table-cell office:value-type="float" office:value="3.0776">
            <text:p>3.0776</text:p>
          </table:table-cell>
          <table:table-cell office:value-type="float" office:value="3.5012">
            <text:p>3.5012</text:p>
          </table:table-cell>
          <table:table-cell office:value-type="float" office:value="6.7213">
            <text:p>6.7213</text:p>
          </table:table-cell>
          <table:table-cell office:value-type="float" office:value="4.0077">
            <text:p>4.0077</text:p>
          </table:table-cell>
          <table:table-cell office:value-type="float" office:value="4.6245">
            <text:p>4.6245</text:p>
          </table:table-cell>
          <table:table-cell office:value-type="float" office:value="8.3146">
            <text:p>8.3146</text:p>
          </table:table-cell>
          <table:table-cell office:value-type="float" office:value="9.0467">
            <text:p>9.0467</text:p>
          </table:table-cell>
          <table:table-cell office:value-type="float" office:value="3.1556">
            <text:p>3.1556</text:p>
          </table:table-cell>
          <table:table-cell office:value-type="float" office:value="4.761">
            <text:p>4.761</text:p>
          </table:table-cell>
          <table:table-cell office:value-type="float" office:value="8.3015">
            <text:p>8.3015</text:p>
          </table:table-cell>
          <table:table-cell office:value-type="float" office:value="5.9005">
            <text:p>5.9005</text:p>
          </table:table-cell>
          <table:table-cell office:value-type="float" office:value="5.5589">
            <text:p>5.5589</text:p>
          </table:table-cell>
          <table:table-cell office:value-type="float" office:value="3.3869">
            <text:p>3.3869</text:p>
          </table:table-cell>
          <table:table-cell office:value-type="float" office:value="6.0482">
            <text:p>6.0482</text:p>
          </table:table-cell>
          <table:table-cell table:number-columns-repeated="2"/>
          <table:table-cell office:value-type="float" office:value="705750.41">
            <text:p>705750.41</text:p>
          </table:table-cell>
          <table:table-cell office:value-type="float" office:value="817768.88">
            <text:p>817768.88</text:p>
          </table:table-cell>
          <table:table-cell office:value-type="float" office:value="1002866.47">
            <text:p>1002866.47</text:p>
          </table:table-cell>
          <table:table-cell office:value-type="float" office:value="1119896.93">
            <text:p>1119896.93</text:p>
          </table:table-cell>
          <table:table-cell office:value-type="float" office:value="1410950.97">
            <text:p>1410950.97</text:p>
          </table:table-cell>
          <table:table-cell office:value-type="float" office:value="1658900.89">
            <text:p>1658900.89</text:p>
          </table:table-cell>
          <table:table-cell office:value-type="float" office:value="1490851.95">
            <text:p>1490851.95</text:p>
          </table:table-cell>
          <table:table-cell office:value-type="float" office:value="1080787.65">
            <text:p>1080787.65</text:p>
          </table:table-cell>
          <table:table-cell office:value-type="float" office:value="1462760.65">
            <text:p>1462760.65</text:p>
          </table:table-cell>
          <table:table-cell office:value-type="float" office:value="1633130.76">
            <text:p>1633130.76</text:p>
          </table:table-cell>
          <table:table-cell office:value-type="float" office:value="1375501.51">
            <text:p>1375501.51</text:p>
          </table:table-cell>
          <table:table-cell office:value-type="float" office:value="1647454.17">
            <text:p>1647454.17</text:p>
          </table:table-cell>
          <table:table-cell office:value-type="float" office:value="1395511.81">
            <text:p>1395511.81</text:p>
          </table:table-cell>
          <table:table-cell office:value-type="float" office:value="1512214.24">
            <text:p>1512214.24</text:p>
          </table:table-cell>
          <table:table-cell office:value-type="float" office:value="886302.32">
            <text:p>886302.32</text:p>
          </table:table-cell>
          <table:table-cell office:value-type="float" office:value="1411730.22">
            <text:p>1411730.22</text:p>
          </table:table-cell>
          <table:table-cell office:value-type="float" office:value="1124439.99">
            <text:p>1124439.99</text:p>
          </table:table-cell>
          <table:table-cell office:value-type="float" office:value="1177726.64">
            <text:p>1177726.64</text:p>
          </table:table-cell>
          <table:table-cell office:value-type="float" office:value="1211242.16">
            <text:p>1211242.16</text:p>
          </table:table-cell>
          <table:table-cell office:value-type="float" office:value="1211928.87">
            <text:p>1211928.87</text:p>
          </table:table-cell>
          <table:table-cell office:value-type="float" office:value="937575.14">
            <text:p>937575.14</text:p>
          </table:table-cell>
          <table:table-cell office:value-type="float" office:value="902243.29">
            <text:p>902243.29</text:p>
          </table:table-cell>
          <table:table-cell office:value-type="float" office:value="938666.95">
            <text:p>938666.95</text:p>
          </table:table-cell>
          <table:table-cell office:value-type="float" office:value="1093348.94">
            <text:p>1093348.94</text:p>
          </table:table-cell>
          <table:table-cell office:value-type="float" office:value="736169.75">
            <text:p>736169.75</text:p>
          </table:table-cell>
          <table:table-cell office:value-type="float" office:value="1536156.36">
            <text:p>1536156.36</text:p>
          </table:table-cell>
          <table:table-cell office:value-type="float" office:value="1664856.05">
            <text:p>1664856.05</text:p>
          </table:table-cell>
          <table:table-cell office:value-type="float" office:value="1337791.78">
            <text:p>1337791.78</text:p>
          </table:table-cell>
          <table:table-cell office:value-type="float" office:value="795022.67">
            <text:p>795022.67</text:p>
          </table:table-cell>
          <table:table-cell office:value-type="float" office:value="1025912.62">
            <text:p>1025912.62</text:p>
          </table:table-cell>
          <table:table-cell office:value-type="float" office:value="1901451.05">
            <text:p>1901451.05</text:p>
          </table:table-cell>
          <table:table-cell office:value-type="float" office:value="1883757.51">
            <text:p>1883757.51</text:p>
          </table:table-cell>
          <table:table-cell office:value-type="float" office:value="1047425.95">
            <text:p>1047425.95</text:p>
          </table:table-cell>
          <table:table-cell office:value-type="float" office:value="889665.99">
            <text:p>889665.99</text:p>
          </table:table-cell>
          <table:table-cell office:value-type="float" office:value="1778178">
            <text:p>1778178.00</text:p>
          </table:table-cell>
          <table:table-cell office:value-type="float" office:value="1788923.43">
            <text:p>1788923.43</text:p>
          </table:table-cell>
          <table:table-cell office:value-type="float" office:value="1464034.88">
            <text:p>1464034.88</text:p>
          </table:table-cell>
          <table:table-cell office:value-type="float" office:value="774372.43">
            <text:p>774372.43</text:p>
          </table:table-cell>
          <table:table-cell office:value-type="float" office:value="743103.37">
            <text:p>743103.37</text:p>
          </table:table-cell>
          <table:table-cell office:value-type="float" office:value="866777.47">
            <text:p>866777.47</text:p>
          </table:table-cell>
          <table:table-cell office:value-type="float" office:value="1706470.08">
            <text:p>1706470.08</text:p>
          </table:table-cell>
          <table:table-cell office:value-type="float" office:value="1228837.64">
            <text:p>1228837.64</text:p>
          </table:table-cell>
          <table:table-cell office:value-type="float" office:value="1110074.94">
            <text:p>1110074.94</text:p>
          </table:table-cell>
          <table:table-cell office:value-type="float" office:value="2354146.83">
            <text:p>2354146.83</text:p>
          </table:table-cell>
          <table:table-cell office:value-type="float" office:value="2615182.61">
            <text:p>2615182.61</text:p>
          </table:table-cell>
          <table:table-cell office:value-type="float" office:value="917035.45">
            <text:p>917035.45</text:p>
          </table:table-cell>
          <table:table-cell office:value-type="float" office:value="1463502.04">
            <text:p>1463502.04</text:p>
          </table:table-cell>
          <table:table-cell office:value-type="float" office:value="2579197.62">
            <text:p>2579197.62</text:p>
          </table:table-cell>
          <table:table-cell office:value-type="float" office:value="1846531.13">
            <text:p>1846531.13</text:p>
          </table:table-cell>
          <table:table-cell office:value-type="float" office:value="2003924.84">
            <text:p>2003924.84</text:p>
          </table:table-cell>
          <table:table-cell office:value-type="float" office:value="1134974.42">
            <text:p>1134974.42</text:p>
          </table:table-cell>
          <table:table-cell office:value-type="float" office:value="2083589.36">
            <text:p>2083589.36</text:p>
          </table:table-cell>
          <table:table-cell table:number-columns-repeated="3"/>
          <table:table-cell office:value-type="string">
            <text:p>38620.36</text:p>
          </table:table-cell>
          <table:table-cell office:value-type="string">
            <text:p>44750.28</text:p>
          </table:table-cell>
          <table:table-cell office:value-type="string">
            <text:p>54879.27</text:p>
          </table:table-cell>
          <table:table-cell office:value-type="string">
            <text:p>61283.45</text:p>
          </table:table-cell>
          <table:table-cell office:value-type="string">
            <text:p>77210.63</text:p>
          </table:table-cell>
          <table:table-cell office:value-type="string">
            <text:p>90779.05</text:p>
          </table:table-cell>
          <table:table-cell office:value-type="string">
            <text:p>81583.01</text:p>
          </table:table-cell>
          <table:table-cell office:value-type="string">
            <text:p>59143.30</text:p>
          </table:table-cell>
          <table:table-cell office:value-type="string">
            <text:p>80045.78</text:p>
          </table:table-cell>
          <table:table-cell office:value-type="string">
            <text:p>89368.84</text:p>
          </table:table-cell>
          <table:table-cell office:value-type="string">
            <text:p>75270.75</text:p>
          </table:table-cell>
          <table:table-cell office:value-type="string">
            <text:p>90152.66</text:p>
          </table:table-cell>
          <table:table-cell office:value-type="string">
            <text:p>76365.76</text:p>
          </table:table-cell>
          <table:table-cell office:value-type="string">
            <text:p>82752.00</text:p>
          </table:table-cell>
          <table:table-cell office:value-type="string">
            <text:p>48500.60</text:p>
          </table:table-cell>
          <table:table-cell office:value-type="string">
            <text:p>77253.27</text:p>
          </table:table-cell>
          <table:table-cell office:value-type="string">
            <text:p>61532.06</text:p>
          </table:table-cell>
          <table:table-cell office:value-type="string">
            <text:p>64448.03</text:p>
          </table:table-cell>
          <table:table-cell office:value-type="string">
            <text:p>66282.08</text:p>
          </table:table-cell>
          <table:table-cell office:value-type="string">
            <text:p>66319.66</text:p>
          </table:table-cell>
          <table:table-cell office:value-type="string">
            <text:p>51306.37</text:p>
          </table:table-cell>
          <table:table-cell office:value-type="string">
            <text:p>49372.92</text:p>
          </table:table-cell>
          <table:table-cell office:value-type="string">
            <text:p>51366.11</text:p>
          </table:table-cell>
          <table:table-cell office:value-type="string">
            <text:p>59830.68</text:p>
          </table:table-cell>
          <table:table-cell office:value-type="string">
            <text:p>40284.98</text:p>
          </table:table-cell>
          <table:table-cell office:value-type="string">
            <text:p>84062.17</text:p>
          </table:table-cell>
          <table:table-cell office:value-type="string">
            <text:p>91104.93</text:p>
          </table:table-cell>
          <table:table-cell office:value-type="string">
            <text:p>73207.18</text:p>
          </table:table-cell>
          <table:table-cell office:value-type="string">
            <text:p>43505.55</text:p>
          </table:table-cell>
          <table:table-cell office:value-type="string">
            <text:p>56140.41</text:p>
          </table:table-cell>
          <table:table-cell office:value-type="string">
            <text:p>104051.98</text:p>
          </table:table-cell>
          <table:table-cell office:value-type="string">
            <text:p>103083.74</text:p>
          </table:table-cell>
          <table:table-cell office:value-type="string">
            <text:p>57317.67</text:p>
          </table:table-cell>
          <table:table-cell office:value-type="string">
            <text:p>48684.66</text:p>
          </table:table-cell>
          <table:table-cell office:value-type="string">
            <text:p>97306.18</text:p>
          </table:table-cell>
          <table:table-cell office:value-type="string">
            <text:p>97894.19</text:p>
          </table:table-cell>
          <table:table-cell office:value-type="string">
            <text:p>80115.51</text:p>
          </table:table-cell>
          <table:table-cell office:value-type="string">
            <text:p>42375.52</text:p>
          </table:table-cell>
          <table:table-cell office:value-type="string">
            <text:p>40664.40</text:p>
          </table:table-cell>
          <table:table-cell office:value-type="string">
            <text:p>47432.15</text:p>
          </table:table-cell>
          <table:table-cell office:value-type="string">
            <text:p>93382.15</text:p>
          </table:table-cell>
          <table:table-cell office:value-type="string">
            <text:p>67244.95</text:p>
          </table:table-cell>
          <table:table-cell office:value-type="string">
            <text:p>60745.97</text:p>
          </table:table-cell>
          <table:table-cell office:value-type="string">
            <text:p>128824.58</text:p>
          </table:table-cell>
          <table:table-cell office:value-type="string">
            <text:p>143109.08</text:p>
          </table:table-cell>
          <table:table-cell office:value-type="string">
            <text:p>50182.39</text:p>
          </table:table-cell>
          <table:table-cell office:value-type="string">
            <text:p>80086.35</text:p>
          </table:table-cell>
          <table:table-cell office:value-type="string">
            <text:p>141139.90</text:p>
          </table:table-cell>
          <table:table-cell office:value-type="string">
            <text:p>101046.63</text:p>
          </table:table-cell>
          <table:table-cell office:value-type="string">
            <text:p>109659.59</text:p>
          </table:table-cell>
          <table:table-cell office:value-type="string">
            <text:p>62108.53</text:p>
          </table:table-cell>
          <table:table-cell office:value-type="string">
            <text:p>114019.02</text:p>
          </table:table-cell>
          <table:table-cell table:number-columns-repeated="3"/>
          <table:table-cell office:value-type="float" office:value="68.04">
            <text:p>68.04</text:p>
          </table:table-cell>
          <table:table-cell office:value-type="float" office:value="76.54">
            <text:p>76.54</text:p>
          </table:table-cell>
          <table:table-cell office:value-type="float" office:value="91.13">
            <text:p>91.13</text:p>
          </table:table-cell>
          <table:table-cell office:value-type="float" office:value="98.77">
            <text:p>98.77</text:p>
          </table:table-cell>
          <table:table-cell office:value-type="float" office:value="120.77">
            <text:p>120.77</text:p>
          </table:table-cell>
          <table:table-cell office:value-type="float" office:value="137.81">
            <text:p>137.81</text:p>
          </table:table-cell>
          <table:table-cell office:value-type="float" office:value="120.18">
            <text:p>120.18</text:p>
          </table:table-cell>
          <table:table-cell office:value-type="float" office:value="84.52">
            <text:p>84.52</text:p>
          </table:table-cell>
          <table:table-cell office:value-type="float" office:value="110.93">
            <text:p>110.93</text:p>
          </table:table-cell>
          <table:table-cell office:value-type="float" office:value="120.04">
            <text:p>120.04</text:p>
          </table:table-cell>
          <table:table-cell office:value-type="float" office:value="97.94">
            <text:p>97.94</text:p>
          </table:table-cell>
          <table:table-cell office:value-type="float" office:value="113.58">
            <text:p>113.58</text:p>
          </table:table-cell>
          <table:table-cell office:value-type="float" office:value="93.14">
            <text:p>93.14</text:p>
          </table:table-cell>
          <table:table-cell office:value-type="float" office:value="97.72">
            <text:p>97.72</text:p>
          </table:table-cell>
          <table:table-cell office:value-type="float" office:value="55.47">
            <text:p>55.47</text:p>
          </table:table-cell>
          <table:table-cell office:value-type="float" office:value="85.6">
            <text:p>85.60</text:p>
          </table:table-cell>
          <table:table-cell office:value-type="float" office:value="66.08">
            <text:p>66.08</text:p>
          </table:table-cell>
          <table:table-cell office:value-type="float" office:value="67.08">
            <text:p>67.08</text:p>
          </table:table-cell>
          <table:table-cell office:value-type="float" office:value="66.88">
            <text:p>66.88</text:p>
          </table:table-cell>
          <table:table-cell office:value-type="float" office:value="64.85">
            <text:p>64.85</text:p>
          </table:table-cell>
          <table:table-cell office:value-type="float" office:value="48.62">
            <text:p>48.62</text:p>
          </table:table-cell>
          <table:table-cell office:value-type="float" office:value="45.34">
            <text:p>45.34</text:p>
          </table:table-cell>
          <table:table-cell office:value-type="float" office:value="45.72">
            <text:p>45.72</text:p>
          </table:table-cell>
          <table:table-cell office:value-type="float" office:value="51.61">
            <text:p>51.61</text:p>
          </table:table-cell>
          <table:table-cell office:value-type="float" office:value="33.69">
            <text:p>33.69</text:p>
          </table:table-cell>
          <table:table-cell office:value-type="float" office:value="68.19">
            <text:p>68.19</text:p>
          </table:table-cell>
          <table:table-cell office:value-type="float" office:value="71.71">
            <text:p>71.71</text:p>
          </table:table-cell>
          <table:table-cell office:value-type="float" office:value="55.9">
            <text:p>55.90</text:p>
          </table:table-cell>
          <table:table-cell office:value-type="float" office:value="32.21">
            <text:p>32.21</text:p>
          </table:table-cell>
          <table:table-cell office:value-type="float" office:value="40.26">
            <text:p>40.26</text:p>
          </table:table-cell>
          <table:table-cell office:value-type="float" office:value="72.2">
            <text:p>72.20</text:p>
          </table:table-cell>
          <table:table-cell office:value-type="float" office:value="69.16">
            <text:p>69.16</text:p>
          </table:table-cell>
          <table:table-cell office:value-type="float" office:value="37.2">
            <text:p>37.20</text:p>
          </table:table-cell>
          <table:table-cell office:value-type="float" office:value="30.61">
            <text:p>30.61</text:p>
          </table:table-cell>
          <table:table-cell office:value-type="float" office:value="59.38">
            <text:p>59.38</text:p>
          </table:table-cell>
          <table:table-cell office:value-type="float" office:value="58.12">
            <text:p>58.12</text:p>
          </table:table-cell>
          <table:table-cell office:value-type="float" office:value="46.35">
            <text:p>46.35</text:p>
          </table:table-cell>
          <table:table-cell office:value-type="float" office:value="23.92">
            <text:p>23.92</text:p>
          </table:table-cell>
          <table:table-cell office:value-type="float" office:value="22.39">
            <text:p>22.39</text:p>
          </table:table-cell>
          <table:table-cell office:value-type="float" office:value="25.48">
            <text:p>25.48</text:p>
          </table:table-cell>
          <table:table-cell office:value-type="float" office:value="48.9">
            <text:p>48.90</text:p>
          </table:table-cell>
          <table:table-cell office:value-type="float" office:value="34.32">
            <text:p>34.32</text:p>
          </table:table-cell>
          <table:table-cell office:value-type="float" office:value="30.2">
            <text:p>30.20</text:p>
          </table:table-cell>
          <table:table-cell office:value-type="float" office:value="62.34">
            <text:p>62.34</text:p>
          </table:table-cell>
          <table:table-cell office:value-type="float" office:value="67.36">
            <text:p>67.36</text:p>
          </table:table-cell>
          <table:table-cell office:value-type="float" office:value="22.96">
            <text:p>22.96</text:p>
          </table:table-cell>
          <table:table-cell office:value-type="float" office:value="35.59">
            <text:p>35.59</text:p>
          </table:table-cell>
          <table:table-cell office:value-type="float" office:value="60.9">
            <text:p>60.90</text:p>
          </table:table-cell>
          <table:table-cell office:value-type="float" office:value="42.31">
            <text:p>42.31</text:p>
          </table:table-cell>
          <table:table-cell office:value-type="float" office:value="44.56">
            <text:p>44.56</text:p>
          </table:table-cell>
          <table:table-cell office:value-type="float" office:value="24.48">
            <text:p>24.48</text:p>
          </table:table-cell>
          <table:table-cell office:value-type="float" office:value="43.61">
            <text:p>43.61</text:p>
          </table:table-cell>
          <table:table-cell table:number-columns-repeated="3"/>
          <table:table-cell office:value-type="float" office:value="3.72">
            <text:p>3.72</text:p>
          </table:table-cell>
          <table:table-cell office:value-type="float" office:value="4.19">
            <text:p>4.19</text:p>
          </table:table-cell>
          <table:table-cell office:value-type="float" office:value="4.99">
            <text:p>4.99</text:p>
          </table:table-cell>
          <table:table-cell office:value-type="float" office:value="5.4">
            <text:p>5.40</text:p>
          </table:table-cell>
          <table:table-cell office:value-type="float" office:value="6.61">
            <text:p>6.61</text:p>
          </table:table-cell>
          <table:table-cell office:value-type="float" office:value="7.54">
            <text:p>7.54</text:p>
          </table:table-cell>
          <table:table-cell office:value-type="float" office:value="6.58">
            <text:p>6.58</text:p>
          </table:table-cell>
          <table:table-cell office:value-type="float" office:value="4.63">
            <text:p>4.63</text:p>
          </table:table-cell>
          <table:table-cell office:value-type="float" office:value="6.07">
            <text:p>6.07</text:p>
          </table:table-cell>
          <table:table-cell office:value-type="float" office:value="6.57">
            <text:p>6.57</text:p>
          </table:table-cell>
          <table:table-cell office:value-type="float" office:value="5.36">
            <text:p>5.36</text:p>
          </table:table-cell>
          <table:table-cell office:value-type="float" office:value="6.22">
            <text:p>6.22</text:p>
          </table:table-cell>
          <table:table-cell office:value-type="float" office:value="5.1">
            <text:p>5.10</text:p>
          </table:table-cell>
          <table:table-cell office:value-type="float" office:value="5.35">
            <text:p>5.35</text:p>
          </table:table-cell>
          <table:table-cell office:value-type="float" office:value="3.04">
            <text:p>3.04</text:p>
          </table:table-cell>
          <table:table-cell office:value-type="float" office:value="4.68">
            <text:p>4.68</text:p>
          </table:table-cell>
          <table:table-cell office:value-type="float" office:value="3.62">
            <text:p>3.62</text:p>
          </table:table-cell>
          <table:table-cell office:value-type="float" office:value="3.67">
            <text:p>3.67</text:p>
          </table:table-cell>
          <table:table-cell office:value-type="float" office:value="3.66">
            <text:p>3.66</text:p>
          </table:table-cell>
          <table:table-cell office:value-type="float" office:value="3.55">
            <text:p>3.55</text:p>
          </table:table-cell>
          <table:table-cell office:value-type="float" office:value="2.66">
            <text:p>2.66</text:p>
          </table:table-cell>
          <table:table-cell office:value-type="float" office:value="2.48">
            <text:p>2.48</text:p>
          </table:table-cell>
          <table:table-cell office:value-type="float" office:value="2.5">
            <text:p>2.50</text:p>
          </table:table-cell>
          <table:table-cell office:value-type="float" office:value="2.82">
            <text:p>2.82</text:p>
          </table:table-cell>
          <table:table-cell office:value-type="float" office:value="1.84">
            <text:p>1.84</text:p>
          </table:table-cell>
          <table:table-cell office:value-type="float" office:value="3.73">
            <text:p>3.73</text:p>
          </table:table-cell>
          <table:table-cell office:value-type="float" office:value="3.92">
            <text:p>3.92</text:p>
          </table:table-cell>
          <table:table-cell office:value-type="float" office:value="3.06">
            <text:p>3.06</text:p>
          </table:table-cell>
          <table:table-cell office:value-type="float" office:value="1.76">
            <text:p>1.76</text:p>
          </table:table-cell>
          <table:table-cell office:value-type="float" office:value="2.2">
            <text:p>2.20</text:p>
          </table:table-cell>
          <table:table-cell office:value-type="float" office:value="3.95">
            <text:p>3.95</text:p>
          </table:table-cell>
          <table:table-cell office:value-type="float" office:value="3.78">
            <text:p>3.78</text:p>
          </table:table-cell>
          <table:table-cell office:value-type="float" office:value="2.04">
            <text:p>2.04</text:p>
          </table:table-cell>
          <table:table-cell office:value-type="float" office:value="1.67">
            <text:p>1.67</text:p>
          </table:table-cell>
          <table:table-cell office:value-type="float" office:value="3.25">
            <text:p>3.25</text:p>
          </table:table-cell>
          <table:table-cell office:value-type="float" office:value="3.18">
            <text:p>3.18</text:p>
          </table:table-cell>
          <table:table-cell office:value-type="float" office:value="2.54">
            <text:p>2.54</text:p>
          </table:table-cell>
          <table:table-cell office:value-type="float" office:value="1.31">
            <text:p>1.31</text:p>
          </table:table-cell>
          <table:table-cell office:value-type="float" office:value="1.23">
            <text:p>1.23</text:p>
          </table:table-cell>
          <table:table-cell office:value-type="float" office:value="1.39">
            <text:p>1.39</text:p>
          </table:table-cell>
          <table:table-cell office:value-type="float" office:value="2.68">
            <text:p>2.68</text:p>
          </table:table-cell>
          <table:table-cell office:value-type="float" office:value="1.88">
            <text:p>1.88</text:p>
          </table:table-cell>
          <table:table-cell office:value-type="float" office:value="1.65">
            <text:p>1.65</text:p>
          </table:table-cell>
          <table:table-cell office:value-type="float" office:value="3.41">
            <text:p>3.41</text:p>
          </table:table-cell>
          <table:table-cell office:value-type="float" office:value="3.69">
            <text:p>3.69</text:p>
          </table:table-cell>
          <table:table-cell office:value-type="float" office:value="1.26">
            <text:p>1.26</text:p>
          </table:table-cell>
          <table:table-cell office:value-type="float" office:value="1.95">
            <text:p>1.95</text:p>
          </table:table-cell>
          <table:table-cell office:value-type="float" office:value="3.33">
            <text:p>3.33</text:p>
          </table:table-cell>
          <table:table-cell office:value-type="float" office:value="2.32">
            <text:p>2.32</text:p>
          </table:table-cell>
          <table:table-cell office:value-type="float" office:value="2.44">
            <text:p>2.44</text:p>
          </table:table-cell>
          <table:table-cell office:value-type="float" office:value="1.34">
            <text:p>1.34</text:p>
          </table:table-cell>
          <table:table-cell office:value-type="float" office:value="2.39">
            <text:p>2.39</text:p>
          </table:table-cell>
        </table:table-row>
        <table:table-row table:style-name="ro1">
          <table:table-cell office:value-type="string">
            <text:p>United States Virgin Islands</text:p>
          </table:table-cell>
          <table:table-cell office:value-type="float" office:value="240">
            <text:p>240</text:p>
          </table:table-cell>
          <table:table-cell office:value-type="float" office:value="850">
            <text:p>850</text:p>
          </table:table-cell>
          <table:table-cell office:value-type="string">
            <text:p>18.3333</text:p>
          </table:table-cell>
          <table:table-cell office:value-type="string">
            <text:p>-64.8333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float" office:value="231">
            <text:p>231</text:p>
          </table:table-cell>
          <table:table-cell office:value-type="float" office:value="840">
            <text:p>840</text:p>
          </table:table-cell>
          <table:table-cell office:value-type="float" office:value="38">
            <text:p>38</text:p>
          </table:table-cell>
          <table:table-cell office:value-type="float" office:value="-97">
            <text:p>-97</text:p>
          </table:table-cell>
          <table:table-cell office:value-type="float" office:value="8532754">
            <text:p>8532754</text:p>
          </table:table-cell>
          <table:table-cell office:value-type="float" office:value="8797196">
            <text:p>8797196</text:p>
          </table:table-cell>
          <table:table-cell office:value-type="float" office:value="8946873">
            <text:p>8946873</text:p>
          </table:table-cell>
          <table:table-cell office:value-type="float" office:value="8955408">
            <text:p>8955408</text:p>
          </table:table-cell>
          <table:table-cell office:value-type="float" office:value="8777194">
            <text:p>8777194</text:p>
          </table:table-cell>
          <table:table-cell office:value-type="float" office:value="5672745">
            <text:p>5672745</text:p>
          </table:table-cell>
          <table:table-cell office:value-type="float" office:value="4532514">
            <text:p>4532514</text:p>
          </table:table-cell>
          <table:table-cell office:value-type="float" office:value="6587636">
            <text:p>6587636</text:p>
          </table:table-cell>
          <table:table-cell office:value-type="float" office:value="5865298">
            <text:p>5865298</text:p>
          </table:table-cell>
          <table:table-cell office:value-type="float" office:value="5909491">
            <text:p>5909491</text:p>
          </table:table-cell>
          <table:table-cell office:value-type="float" office:value="6127556">
            <text:p>6127556</text:p>
          </table:table-cell>
          <table:table-cell office:value-type="float" office:value="7876122">
            <text:p>7876122</text:p>
          </table:table-cell>
          <table:table-cell office:value-type="float" office:value="7375156">
            <text:p>7375156</text:p>
          </table:table-cell>
          <table:table-cell office:value-type="float" office:value="6603817">
            <text:p>6603817</text:p>
          </table:table-cell>
          <table:table-cell office:value-type="float" office:value="4726756">
            <text:p>4726756</text:p>
          </table:table-cell>
          <table:table-cell office:value-type="float" office:value="6043054">
            <text:p>6043054</text:p>
          </table:table-cell>
          <table:table-cell office:value-type="float" office:value="8141767">
            <text:p>8141767</text:p>
          </table:table-cell>
          <table:table-cell office:value-type="float" office:value="6236493">
            <text:p>6236493</text:p>
          </table:table-cell>
          <table:table-cell office:value-type="float" office:value="8427096">
            <text:p>8427096</text:p>
          </table:table-cell>
          <table:table-cell office:value-type="float" office:value="6477559">
            <text:p>6477559</text:p>
          </table:table-cell>
          <table:table-cell office:value-type="float" office:value="9209692">
            <text:p>9209692</text:p>
          </table:table-cell>
          <table:table-cell office:value-type="float" office:value="6908180">
            <text:p>6908180</text:p>
          </table:table-cell>
          <table:table-cell office:value-type="float" office:value="4482500">
            <text:p>4482500</text:p>
          </table:table-cell>
          <table:table-cell office:value-type="float" office:value="7497500">
            <text:p>7497500</text:p>
          </table:table-cell>
          <table:table-cell office:value-type="float" office:value="7713000">
            <text:p>7713000</text:p>
          </table:table-cell>
          <table:table-cell office:value-type="float" office:value="5567000">
            <text:p>5567000</text:p>
          </table:table-cell>
          <table:table-cell office:value-type="float" office:value="8447700">
            <text:p>8447700</text:p>
          </table:table-cell>
          <table:table-cell office:value-type="float" office:value="8854000">
            <text:p>8854000</text:p>
          </table:table-cell>
          <table:table-cell office:value-type="float" office:value="6898000">
            <text:p>6898000</text:p>
          </table:table-cell>
          <table:table-cell office:value-type="float" office:value="8789500">
            <text:p>8789500</text:p>
          </table:table-cell>
          <table:table-cell office:value-type="float" office:value="10118000">
            <text:p>10118000</text:p>
          </table:table-cell>
          <table:table-cell office:value-type="float" office:value="9183000">
            <text:p>9183000</text:p>
          </table:table-cell>
          <table:table-cell office:value-type="float" office:value="9266000">
            <text:p>9266000</text:p>
          </table:table-cell>
          <table:table-cell office:value-type="float" office:value="11179000">
            <text:p>11179000</text:p>
          </table:table-cell>
          <table:table-cell office:value-type="float" office:value="10110000">
            <text:p>10110000</text:p>
          </table:table-cell>
          <table:table-cell office:value-type="float" office:value="10604000">
            <text:p>10604000</text:p>
          </table:table-cell>
          <table:table-cell office:value-type="float" office:value="10382700">
            <text:p>10382700</text:p>
          </table:table-cell>
          <table:table-cell office:value-type="float" office:value="7897000">
            <text:p>7897000</text:p>
          </table:table-cell>
          <table:table-cell office:value-type="float" office:value="9458000">
            <text:p>9458000</text:p>
          </table:table-cell>
          <table:table-cell office:value-type="float" office:value="9580630">
            <text:p>9580630</text:p>
          </table:table-cell>
          <table:table-cell office:value-type="float" office:value="11180979">
            <text:p>11180979</text:p>
          </table:table-cell>
          <table:table-cell office:value-type="float" office:value="9356670">
            <text:p>9356670</text:p>
          </table:table-cell>
          <table:table-cell office:value-type="float" office:value="10020620">
            <text:p>10020620</text:p>
          </table:table-cell>
          <table:table-cell office:value-type="float" office:value="12496940">
            <text:p>12496940</text:p>
          </table:table-cell>
          <table:table-cell office:value-type="float" office:value="12612570">
            <text:p>12612570</text:p>
          </table:table-cell>
          <table:table-cell office:value-type="float" office:value="11421630">
            <text:p>11421630</text:p>
          </table:table-cell>
          <table:table-cell office:value-type="float" office:value="10151810">
            <text:p>10151810</text:p>
          </table:table-cell>
          <table:table-cell office:value-type="float" office:value="6691370">
            <text:p>6691370</text:p>
          </table:table-cell>
          <table:table-cell office:value-type="float" office:value="6417250">
            <text:p>6417250</text:p>
          </table:table-cell>
          <table:table-cell office:value-type="float" office:value="9473800">
            <text:p>9473800</text:p>
          </table:table-cell>
          <table:table-cell office:value-type="float" office:value="8284130">
            <text:p>8284130</text:p>
          </table:table-cell>
          <table:table-cell office:value-type="float" office:value="8738110">
            <text:p>8738110</text:p>
          </table:table-cell>
          <table:table-cell table:number-columns-repeated="2"/>
          <table:table-cell office:value-type="float" office:value="45.081">
            <text:p>45.081</text:p>
          </table:table-cell>
          <table:table-cell office:value-type="float" office:value="45.8004">
            <text:p>45.8004</text:p>
          </table:table-cell>
          <table:table-cell office:value-type="float" office:value="45.9401">
            <text:p>45.9401</text:p>
          </table:table-cell>
          <table:table-cell office:value-type="float" office:value="45.3926">
            <text:p>45.3926</text:p>
          </table:table-cell>
          <table:table-cell office:value-type="float" office:value="43.955">
            <text:p>43.955</text:p>
          </table:table-cell>
          <table:table-cell office:value-type="float" office:value="28.0917">
            <text:p>28.0917</text:p>
          </table:table-cell>
          <table:table-cell office:value-type="float" office:value="22.2131">
            <text:p>22.2131</text:p>
          </table:table-cell>
          <table:table-cell office:value-type="float" office:value="31.9714">
            <text:p>31.9714</text:p>
          </table:table-cell>
          <table:table-cell office:value-type="float" office:value="28.2007">
            <text:p>28.2007</text:p>
          </table:table-cell>
          <table:table-cell office:value-type="float" office:value="28.155">
            <text:p>28.155</text:p>
          </table:table-cell>
          <table:table-cell office:value-type="float" office:value="28.9333">
            <text:p>28.9333</text:p>
          </table:table-cell>
          <table:table-cell office:value-type="float" office:value="36.863">
            <text:p>36.863</text:p>
          </table:table-cell>
          <table:table-cell office:value-type="float" office:value="34.216">
            <text:p>34.216</text:p>
          </table:table-cell>
          <table:table-cell office:value-type="float" office:value="30.367">
            <text:p>30.367</text:p>
          </table:table-cell>
          <table:table-cell office:value-type="float" office:value="21.5402">
            <text:p>21.5402</text:p>
          </table:table-cell>
          <table:table-cell office:value-type="float" office:value="27.2855">
            <text:p>27.2855</text:p>
          </table:table-cell>
          <table:table-cell office:value-type="float" office:value="36.4158">
            <text:p>36.4158</text:p>
          </table:table-cell>
          <table:table-cell office:value-type="float" office:value="27.627">
            <text:p>27.627</text:p>
          </table:table-cell>
          <table:table-cell office:value-type="float" office:value="36.9704">
            <text:p>36.9704</text:p>
          </table:table-cell>
          <table:table-cell office:value-type="float" office:value="28.1418">
            <text:p>28.1418</text:p>
          </table:table-cell>
          <table:table-cell office:value-type="float" office:value="39.6216">
            <text:p>39.6216</text:p>
          </table:table-cell>
          <table:table-cell office:value-type="float" office:value="29.4287">
            <text:p>29.4287</text:p>
          </table:table-cell>
          <table:table-cell office:value-type="float" office:value="18.9071">
            <text:p>18.9071</text:p>
          </table:table-cell>
          <table:table-cell office:value-type="float" office:value="31.3106">
            <text:p>31.3106</text:p>
          </table:table-cell>
          <table:table-cell office:value-type="float" office:value="31.889">
            <text:p>31.889</text:p>
          </table:table-cell>
          <table:table-cell office:value-type="float" office:value="22.7849">
            <text:p>22.7849</text:p>
          </table:table-cell>
          <table:table-cell office:value-type="float" office:value="34.2244">
            <text:p>34.2244</text:p>
          </table:table-cell>
          <table:table-cell office:value-type="float" office:value="35.5053">
            <text:p>35.5053</text:p>
          </table:table-cell>
          <table:table-cell office:value-type="float" office:value="27.3805">
            <text:p>27.3805</text:p>
          </table:table-cell>
          <table:table-cell office:value-type="float" office:value="34.5354">
            <text:p>34.5354</text:p>
          </table:table-cell>
          <table:table-cell office:value-type="float" office:value="39.3579">
            <text:p>39.3579</text:p>
          </table:table-cell>
          <table:table-cell office:value-type="float" office:value="35.3666">
            <text:p>35.3666</text:p>
          </table:table-cell>
          <table:table-cell office:value-type="float" office:value="35.3273">
            <text:p>35.3273</text:p>
          </table:table-cell>
          <table:table-cell office:value-type="float" office:value="42.1738">
            <text:p>42.1738</text:p>
          </table:table-cell>
          <table:table-cell office:value-type="float" office:value="37.7183">
            <text:p>37.7183</text:p>
          </table:table-cell>
          <table:table-cell office:value-type="float" office:value="39.0957">
            <text:p>39.0957</text:p>
          </table:table-cell>
          <table:table-cell office:value-type="float" office:value="37.8094">
            <text:p>37.8094</text:p>
          </table:table-cell>
          <table:table-cell office:value-type="float" office:value="28.401">
            <text:p>28.401</text:p>
          </table:table-cell>
          <table:table-cell office:value-type="float" office:value="33.6082">
            <text:p>33.6082</text:p>
          </table:table-cell>
          <table:table-cell office:value-type="float" office:value="33.6642">
            <text:p>33.6642</text:p>
          </table:table-cell>
          <table:table-cell office:value-type="float" office:value="38.8859">
            <text:p>38.8859</text:p>
          </table:table-cell>
          <table:table-cell office:value-type="float" office:value="32.2344">
            <text:p>32.2344</text:p>
          </table:table-cell>
          <table:table-cell office:value-type="float" office:value="34.2137">
            <text:p>34.2137</text:p>
          </table:table-cell>
          <table:table-cell office:value-type="float" office:value="42.2927">
            <text:p>42.2927</text:p>
          </table:table-cell>
          <table:table-cell office:value-type="float" office:value="42.3005">
            <text:p>42.3005</text:p>
          </table:table-cell>
          <table:table-cell office:value-type="float" office:value="37.9528">
            <text:p>37.9528</text:p>
          </table:table-cell>
          <table:table-cell office:value-type="float" office:value="33.4175">
            <text:p>33.4175</text:p>
          </table:table-cell>
          <table:table-cell office:value-type="float" office:value="21.8204">
            <text:p>21.8204</text:p>
          </table:table-cell>
          <table:table-cell office:value-type="float" office:value="20.7348">
            <text:p>20.7348</text:p>
          </table:table-cell>
          <table:table-cell office:value-type="float" office:value="30.3407">
            <text:p>30.3407</text:p>
          </table:table-cell>
          <table:table-cell office:value-type="float" office:value="26.3062">
            <text:p>26.3062</text:p>
          </table:table-cell>
          <table:table-cell office:value-type="float" office:value="27.5212">
            <text:p>27.5212</text:p>
          </table:table-cell>
          <table:table-cell table:number-columns-repeated="2"/>
          <table:table-cell office:value-type="float" office:value="18659058.97">
            <text:p>18659058.97</text:p>
          </table:table-cell>
          <table:table-cell office:value-type="float" office:value="19327413.43">
            <text:p>19327413.43</text:p>
          </table:table-cell>
          <table:table-cell office:value-type="float" office:value="19847114.12">
            <text:p>19847114.12</text:p>
          </table:table-cell>
          <table:table-cell office:value-type="float" office:value="19720543.82">
            <text:p>19720543.82</text:p>
          </table:table-cell>
          <table:table-cell office:value-type="float" office:value="19423650.6">
            <text:p>19423650.60</text:p>
          </table:table-cell>
          <table:table-cell office:value-type="float" office:value="12459286.25">
            <text:p>12459286.25</text:p>
          </table:table-cell>
          <table:table-cell office:value-type="float" office:value="9783496.67">
            <text:p>9783496.67</text:p>
          </table:table-cell>
          <table:table-cell office:value-type="float" office:value="14314840.84">
            <text:p>14314840.84</text:p>
          </table:table-cell>
          <table:table-cell office:value-type="float" office:value="12978878.87">
            <text:p>12978878.87</text:p>
          </table:table-cell>
          <table:table-cell office:value-type="float" office:value="13189437.63">
            <text:p>13189437.63</text:p>
          </table:table-cell>
          <table:table-cell office:value-type="float" office:value="13595080.84">
            <text:p>13595080.84</text:p>
          </table:table-cell>
          <table:table-cell office:value-type="float" office:value="17685432.24">
            <text:p>17685432.24</text:p>
          </table:table-cell>
          <table:table-cell office:value-type="float" office:value="16686443.86">
            <text:p>16686443.86</text:p>
          </table:table-cell>
          <table:table-cell office:value-type="float" office:value="14872744.76">
            <text:p>14872744.76</text:p>
          </table:table-cell>
          <table:table-cell office:value-type="float" office:value="10682411.68">
            <text:p>10682411.68</text:p>
          </table:table-cell>
          <table:table-cell office:value-type="float" office:value="13628062.47">
            <text:p>13628062.47</text:p>
          </table:table-cell>
          <table:table-cell office:value-type="float" office:value="18480129.12">
            <text:p>18480129.12</text:p>
          </table:table-cell>
          <table:table-cell office:value-type="float" office:value="14007871.9">
            <text:p>14007871.90</text:p>
          </table:table-cell>
          <table:table-cell office:value-type="float" office:value="18892960.82">
            <text:p>18892960.82</text:p>
          </table:table-cell>
          <table:table-cell office:value-type="float" office:value="14413053.2">
            <text:p>14413053.20</text:p>
          </table:table-cell>
          <table:table-cell office:value-type="float" office:value="20343350.41">
            <text:p>20343350.41</text:p>
          </table:table-cell>
          <table:table-cell office:value-type="float" office:value="15460947.61">
            <text:p>15460947.61</text:p>
          </table:table-cell>
          <table:table-cell office:value-type="float" office:value="10040376.22">
            <text:p>10040376.22</text:p>
          </table:table-cell>
          <table:table-cell office:value-type="float" office:value="16779134.05">
            <text:p>16779134.05</text:p>
          </table:table-cell>
          <table:table-cell office:value-type="float" office:value="17327787.8">
            <text:p>17327787.80</text:p>
          </table:table-cell>
          <table:table-cell office:value-type="float" office:value="12541551.29">
            <text:p>12541551.29</text:p>
          </table:table-cell>
          <table:table-cell office:value-type="float" office:value="19025188.14">
            <text:p>19025188.14</text:p>
          </table:table-cell>
          <table:table-cell office:value-type="float" office:value="19884781.76">
            <text:p>19884781.76</text:p>
          </table:table-cell>
          <table:table-cell office:value-type="float" office:value="15659994.54">
            <text:p>15659994.54</text:p>
          </table:table-cell>
          <table:table-cell office:value-type="float" office:value="19921349.44">
            <text:p>19921349.44</text:p>
          </table:table-cell>
          <table:table-cell office:value-type="float" office:value="22727781.8">
            <text:p>22727781.80</text:p>
          </table:table-cell>
          <table:table-cell office:value-type="float" office:value="20833233.06">
            <text:p>20833233.06</text:p>
          </table:table-cell>
          <table:table-cell office:value-type="float" office:value="20813677.9">
            <text:p>20813677.90</text:p>
          </table:table-cell>
          <table:table-cell office:value-type="float" office:value="25290098.04">
            <text:p>25290098.04</text:p>
          </table:table-cell>
          <table:table-cell office:value-type="float" office:value="22975300.18">
            <text:p>22975300.18</text:p>
          </table:table-cell>
          <table:table-cell office:value-type="float" office:value="24247277.21">
            <text:p>24247277.21</text:p>
          </table:table-cell>
          <table:table-cell office:value-type="float" office:value="23960743.2">
            <text:p>23960743.20</text:p>
          </table:table-cell>
          <table:table-cell office:value-type="float" office:value="17889125.96">
            <text:p>17889125.96</text:p>
          </table:table-cell>
          <table:table-cell office:value-type="float" office:value="21690871.04">
            <text:p>21690871.04</text:p>
          </table:table-cell>
          <table:table-cell office:value-type="float" office:value="21973964.95">
            <text:p>21973964.95</text:p>
          </table:table-cell>
          <table:table-cell office:value-type="float" office:value="25860810.81">
            <text:p>25860810.81</text:p>
          </table:table-cell>
          <table:table-cell office:value-type="float" office:value="21835314.8">
            <text:p>21835314.80</text:p>
          </table:table-cell>
          <table:table-cell office:value-type="float" office:value="23229625.75">
            <text:p>23229625.75</text:p>
          </table:table-cell>
          <table:table-cell office:value-type="float" office:value="29391195.39">
            <text:p>29391195.39</text:p>
          </table:table-cell>
          <table:table-cell office:value-type="float" office:value="30039590.27">
            <text:p>30039590.27</text:p>
          </table:table-cell>
          <table:table-cell office:value-type="float" office:value="26345562.28">
            <text:p>26345562.28</text:p>
          </table:table-cell>
          <table:table-cell office:value-type="float" office:value="24167234.99">
            <text:p>24167234.99</text:p>
          </table:table-cell>
          <table:table-cell office:value-type="float" office:value="16067518.36">
            <text:p>16067518.36</text:p>
          </table:table-cell>
          <table:table-cell office:value-type="float" office:value="15317944.62">
            <text:p>15317944.62</text:p>
          </table:table-cell>
          <table:table-cell office:value-type="float" office:value="22713128.39">
            <text:p>22713128.39</text:p>
          </table:table-cell>
          <table:table-cell office:value-type="float" office:value="19721428.68">
            <text:p>19721428.68</text:p>
          </table:table-cell>
          <table:table-cell office:value-type="float" office:value="20795810.39">
            <text:p>20795810.39</text:p>
          </table:table-cell>
          <table:table-cell table:number-columns-repeated="3"/>
          <table:table-cell office:value-type="string">
            <text:p>7972405.38</text:p>
          </table:table-cell>
          <table:table-cell office:value-type="string">
            <text:p>8257971.37</text:p>
          </table:table-cell>
          <table:table-cell office:value-type="string">
            <text:p>8480022.47</text:p>
          </table:table-cell>
          <table:table-cell office:value-type="string">
            <text:p>8425943.12</text:p>
          </table:table-cell>
          <table:table-cell office:value-type="string">
            <text:p>8299090.36</text:p>
          </table:table-cell>
          <table:table-cell office:value-type="string">
            <text:p>5323445.35</text:p>
          </table:table-cell>
          <table:table-cell office:value-type="string">
            <text:p>4180168.01</text:p>
          </table:table-cell>
          <table:table-cell office:value-type="string">
            <text:p>6116263.11</text:p>
          </table:table-cell>
          <table:table-cell office:value-type="string">
            <text:p>5545450.27</text:p>
          </table:table-cell>
          <table:table-cell office:value-type="string">
            <text:p>5635415.14</text:p>
          </table:table-cell>
          <table:table-cell office:value-type="string">
            <text:p>5808733.22</text:p>
          </table:table-cell>
          <table:table-cell office:value-type="string">
            <text:p>7556406.53</text:p>
          </table:table-cell>
          <table:table-cell office:value-type="string">
            <text:p>7129571.48</text:p>
          </table:table-cell>
          <table:table-cell office:value-type="string">
            <text:p>6354637.20</text:p>
          </table:table-cell>
          <table:table-cell office:value-type="string">
            <text:p>4564244.98</text:p>
          </table:table-cell>
          <table:table-cell office:value-type="string">
            <text:p>5822825.18</text:p>
          </table:table-cell>
          <table:table-cell office:value-type="string">
            <text:p>7895954.51</text:p>
          </table:table-cell>
          <table:table-cell office:value-type="string">
            <text:p>5985105.33</text:p>
          </table:table-cell>
          <table:table-cell office:value-type="string">
            <text:p>8072343.99</text:p>
          </table:table-cell>
          <table:table-cell office:value-type="string">
            <text:p>6158226.04</text:p>
          </table:table-cell>
          <table:table-cell office:value-type="string">
            <text:p>8692048.00</text:p>
          </table:table-cell>
          <table:table-cell office:value-type="string">
            <text:p>6605957.03</text:p>
          </table:table-cell>
          <table:table-cell office:value-type="string">
            <text:p>4289924.24</text:p>
          </table:table-cell>
          <table:table-cell office:value-type="string">
            <text:p>7169174.97</text:p>
          </table:table-cell>
          <table:table-cell office:value-type="string">
            <text:p>7403596.76</text:p>
          </table:table-cell>
          <table:table-cell office:value-type="string">
            <text:p>5358594.51</text:p>
          </table:table-cell>
          <table:table-cell office:value-type="string">
            <text:p>8128840.39</text:p>
          </table:table-cell>
          <table:table-cell office:value-type="string">
            <text:p>8496116.62</text:p>
          </table:table-cell>
          <table:table-cell office:value-type="string">
            <text:p>6691003.28</text:p>
          </table:table-cell>
          <table:table-cell office:value-type="string">
            <text:p>8511740.79</text:p>
          </table:table-cell>
          <table:table-cell office:value-type="string">
            <text:p>9710837.52</text:p>
          </table:table-cell>
          <table:table-cell office:value-type="string">
            <text:p>8901358.83</text:p>
          </table:table-cell>
          <table:table-cell office:value-type="string">
            <text:p>8893003.55</text:p>
          </table:table-cell>
          <table:table-cell office:value-type="string">
            <text:p>10805631.41</text:p>
          </table:table-cell>
          <table:table-cell office:value-type="string">
            <text:p>9816594.02</text:p>
          </table:table-cell>
          <table:table-cell office:value-type="string">
            <text:p>10360068.19</text:p>
          </table:table-cell>
          <table:table-cell office:value-type="string">
            <text:p>10237641.58</text:p>
          </table:table-cell>
          <table:table-cell office:value-type="string">
            <text:p>7643438.19</text:p>
          </table:table-cell>
          <table:table-cell office:value-type="string">
            <text:p>9267799.47</text:p>
          </table:table-cell>
          <table:table-cell office:value-type="string">
            <text:p>9388756.24</text:p>
          </table:table-cell>
          <table:table-cell office:value-type="string">
            <text:p>11049478.30</text:p>
          </table:table-cell>
          <table:table-cell office:value-type="string">
            <text:p>9329515.56</text:p>
          </table:table-cell>
          <table:table-cell office:value-type="string">
            <text:p>9925259.02</text:p>
          </table:table-cell>
          <table:table-cell office:value-type="string">
            <text:p>12557896.12</text:p>
          </table:table-cell>
          <table:table-cell office:value-type="string">
            <text:p>12834934.03</text:p>
          </table:table-cell>
          <table:table-cell office:value-type="string">
            <text:p>11256596.74</text:p>
          </table:table-cell>
          <table:table-cell office:value-type="string">
            <text:p>10325868.76</text:p>
          </table:table-cell>
          <table:table-cell office:value-type="string">
            <text:p>6865124.87</text:p>
          </table:table-cell>
          <table:table-cell office:value-type="string">
            <text:p>6544856.53</text:p>
          </table:table-cell>
          <table:table-cell office:value-type="string">
            <text:p>9704576.59</text:p>
          </table:table-cell>
          <table:table-cell office:value-type="string">
            <text:p>8426321.19</text:p>
          </table:table-cell>
          <table:table-cell office:value-type="string">
            <text:p>8885369.35</text:p>
          </table:table-cell>
          <table:table-cell table:number-columns-repeated="3"/>
          <table:table-cell office:value-type="float" office:value="98.58">
            <text:p>98.58</text:p>
          </table:table-cell>
          <table:table-cell office:value-type="float" office:value="100.62">
            <text:p>100.62</text:p>
          </table:table-cell>
          <table:table-cell office:value-type="float" office:value="101.91">
            <text:p>101.91</text:p>
          </table:table-cell>
          <table:table-cell office:value-type="float" office:value="99.96">
            <text:p>99.96</text:p>
          </table:table-cell>
          <table:table-cell office:value-type="float" office:value="97.27">
            <text:p>97.27</text:p>
          </table:table-cell>
          <table:table-cell office:value-type="float" office:value="61.7">
            <text:p>61.70</text:p>
          </table:table-cell>
          <table:table-cell office:value-type="float" office:value="47.95">
            <text:p>47.95</text:p>
          </table:table-cell>
          <table:table-cell office:value-type="float" office:value="69.47">
            <text:p>69.47</text:p>
          </table:table-cell>
          <table:table-cell office:value-type="float" office:value="62.4">
            <text:p>62.40</text:p>
          </table:table-cell>
          <table:table-cell office:value-type="float" office:value="62.84">
            <text:p>62.84</text:p>
          </table:table-cell>
          <table:table-cell office:value-type="float" office:value="64.19">
            <text:p>64.19</text:p>
          </table:table-cell>
          <table:table-cell office:value-type="float" office:value="82.77">
            <text:p>82.77</text:p>
          </table:table-cell>
          <table:table-cell office:value-type="float" office:value="77.41">
            <text:p>77.41</text:p>
          </table:table-cell>
          <table:table-cell office:value-type="float" office:value="68.39">
            <text:p>68.39</text:p>
          </table:table-cell>
          <table:table-cell office:value-type="float" office:value="48.68">
            <text:p>48.68</text:p>
          </table:table-cell>
          <table:table-cell office:value-type="float" office:value="61.53">
            <text:p>61.53</text:p>
          </table:table-cell>
          <table:table-cell office:value-type="float" office:value="82.66">
            <text:p>82.66</text:p>
          </table:table-cell>
          <table:table-cell office:value-type="float" office:value="62.05">
            <text:p>62.05</text:p>
          </table:table-cell>
          <table:table-cell office:value-type="float" office:value="82.88">
            <text:p>82.88</text:p>
          </table:table-cell>
          <table:table-cell office:value-type="float" office:value="62.62">
            <text:p>62.62</text:p>
          </table:table-cell>
          <table:table-cell office:value-type="float" office:value="87.52">
            <text:p>87.52</text:p>
          </table:table-cell>
          <table:table-cell office:value-type="float" office:value="65.86">
            <text:p>65.86</text:p>
          </table:table-cell>
          <table:table-cell office:value-type="float" office:value="42.35">
            <text:p>42.35</text:p>
          </table:table-cell>
          <table:table-cell office:value-type="float" office:value="70.07">
            <text:p>70.07</text:p>
          </table:table-cell>
          <table:table-cell office:value-type="float" office:value="71.64">
            <text:p>71.64</text:p>
          </table:table-cell>
          <table:table-cell office:value-type="float" office:value="51.33">
            <text:p>51.33</text:p>
          </table:table-cell>
          <table:table-cell office:value-type="float" office:value="77.08">
            <text:p>77.08</text:p>
          </table:table-cell>
          <table:table-cell office:value-type="float" office:value="79.74">
            <text:p>79.74</text:p>
          </table:table-cell>
          <table:table-cell office:value-type="float" office:value="62.16">
            <text:p>62.16</text:p>
          </table:table-cell>
          <table:table-cell office:value-type="float" office:value="78.27">
            <text:p>78.27</text:p>
          </table:table-cell>
          <table:table-cell office:value-type="float" office:value="88.41">
            <text:p>88.41</text:p>
          </table:table-cell>
          <table:table-cell office:value-type="float" office:value="80.24">
            <text:p>80.24</text:p>
          </table:table-cell>
          <table:table-cell office:value-type="float" office:value="79.35">
            <text:p>79.35</text:p>
          </table:table-cell>
          <table:table-cell office:value-type="float" office:value="95.41">
            <text:p>95.41</text:p>
          </table:table-cell>
          <table:table-cell office:value-type="float" office:value="85.72">
            <text:p>85.72</text:p>
          </table:table-cell>
          <table:table-cell office:value-type="float" office:value="89.4">
            <text:p>89.40</text:p>
          </table:table-cell>
          <table:table-cell office:value-type="float" office:value="87.25">
            <text:p>87.25</text:p>
          </table:table-cell>
          <table:table-cell office:value-type="float" office:value="64.34">
            <text:p>64.34</text:p>
          </table:table-cell>
          <table:table-cell office:value-type="float" office:value="77.08">
            <text:p>77.08</text:p>
          </table:table-cell>
          <table:table-cell office:value-type="float" office:value="77.21">
            <text:p>77.21</text:p>
          </table:table-cell>
          <table:table-cell office:value-type="float" office:value="89.94">
            <text:p>89.94</text:p>
          </table:table-cell>
          <table:table-cell office:value-type="float" office:value="75.22">
            <text:p>75.22</text:p>
          </table:table-cell>
          <table:table-cell office:value-type="float" office:value="79.31">
            <text:p>79.31</text:p>
          </table:table-cell>
          <table:table-cell office:value-type="float" office:value="99.47">
            <text:p>99.47</text:p>
          </table:table-cell>
          <table:table-cell office:value-type="float" office:value="100.75">
            <text:p>100.75</text:p>
          </table:table-cell>
          <table:table-cell office:value-type="float" office:value="87.54">
            <text:p>87.54</text:p>
          </table:table-cell>
          <table:table-cell office:value-type="float" office:value="79.55">
            <text:p>79.55</text:p>
          </table:table-cell>
          <table:table-cell office:value-type="float" office:value="52.4">
            <text:p>52.40</text:p>
          </table:table-cell>
          <table:table-cell office:value-type="float" office:value="49.49">
            <text:p>49.49</text:p>
          </table:table-cell>
          <table:table-cell office:value-type="float" office:value="72.74">
            <text:p>72.74</text:p>
          </table:table-cell>
          <table:table-cell office:value-type="float" office:value="62.63">
            <text:p>62.63</text:p>
          </table:table-cell>
          <table:table-cell office:value-type="float" office:value="65.5">
            <text:p>65.50</text:p>
          </table:table-cell>
          <table:table-cell table:number-columns-repeated="3"/>
          <table:table-cell office:value-type="float" office:value="42.12">
            <text:p>42.12</text:p>
          </table:table-cell>
          <table:table-cell office:value-type="float" office:value="42.99">
            <text:p>42.99</text:p>
          </table:table-cell>
          <table:table-cell office:value-type="float" office:value="43.54">
            <text:p>43.54</text:p>
          </table:table-cell>
          <table:table-cell office:value-type="float" office:value="42.71">
            <text:p>42.71</text:p>
          </table:table-cell>
          <table:table-cell office:value-type="float" office:value="41.56">
            <text:p>41.56</text:p>
          </table:table-cell>
          <table:table-cell office:value-type="float" office:value="26.36">
            <text:p>26.36</text:p>
          </table:table-cell>
          <table:table-cell office:value-type="float" office:value="20.49">
            <text:p>20.49</text:p>
          </table:table-cell>
          <table:table-cell office:value-type="float" office:value="29.68">
            <text:p>29.68</text:p>
          </table:table-cell>
          <table:table-cell office:value-type="float" office:value="26.66">
            <text:p>26.66</text:p>
          </table:table-cell>
          <table:table-cell office:value-type="float" office:value="26.85">
            <text:p>26.85</text:p>
          </table:table-cell>
          <table:table-cell office:value-type="float" office:value="27.43">
            <text:p>27.43</text:p>
          </table:table-cell>
          <table:table-cell office:value-type="float" office:value="35.37">
            <text:p>35.37</text:p>
          </table:table-cell>
          <table:table-cell office:value-type="float" office:value="33.08">
            <text:p>33.08</text:p>
          </table:table-cell>
          <table:table-cell office:value-type="float" office:value="29.22">
            <text:p>29.22</text:p>
          </table:table-cell>
          <table:table-cell office:value-type="float" office:value="20.8">
            <text:p>20.80</text:p>
          </table:table-cell>
          <table:table-cell office:value-type="float" office:value="26.29">
            <text:p>26.29</text:p>
          </table:table-cell>
          <table:table-cell office:value-type="float" office:value="35.32">
            <text:p>35.32</text:p>
          </table:table-cell>
          <table:table-cell office:value-type="float" office:value="26.51">
            <text:p>26.51</text:p>
          </table:table-cell>
          <table:table-cell office:value-type="float" office:value="35.41">
            <text:p>35.41</text:p>
          </table:table-cell>
          <table:table-cell office:value-type="float" office:value="26.75">
            <text:p>26.75</text:p>
          </table:table-cell>
          <table:table-cell office:value-type="float" office:value="37.39">
            <text:p>37.39</text:p>
          </table:table-cell>
          <table:table-cell office:value-type="float" office:value="28.14">
            <text:p>28.14</text:p>
          </table:table-cell>
          <table:table-cell office:value-type="float" office:value="18.09">
            <text:p>18.09</text:p>
          </table:table-cell>
          <table:table-cell office:value-type="float" office:value="29.94">
            <text:p>29.94</text:p>
          </table:table-cell>
          <table:table-cell office:value-type="float" office:value="30.61">
            <text:p>30.61</text:p>
          </table:table-cell>
          <table:table-cell office:value-type="float" office:value="21.93">
            <text:p>21.93</text:p>
          </table:table-cell>
          <table:table-cell office:value-type="float" office:value="32.93">
            <text:p>32.93</text:p>
          </table:table-cell>
          <table:table-cell office:value-type="float" office:value="34.07">
            <text:p>34.07</text:p>
          </table:table-cell>
          <table:table-cell office:value-type="float" office:value="26.56">
            <text:p>26.56</text:p>
          </table:table-cell>
          <table:table-cell office:value-type="float" office:value="33.44">
            <text:p>33.44</text:p>
          </table:table-cell>
          <table:table-cell office:value-type="float" office:value="37.77">
            <text:p>37.77</text:p>
          </table:table-cell>
          <table:table-cell office:value-type="float" office:value="34.28">
            <text:p>34.28</text:p>
          </table:table-cell>
          <table:table-cell office:value-type="float" office:value="33.91">
            <text:p>33.91</text:p>
          </table:table-cell>
          <table:table-cell office:value-type="float" office:value="40.77">
            <text:p>40.77</text:p>
          </table:table-cell>
          <table:table-cell office:value-type="float" office:value="36.62">
            <text:p>36.62</text:p>
          </table:table-cell>
          <table:table-cell office:value-type="float" office:value="38.2">
            <text:p>38.20</text:p>
          </table:table-cell>
          <table:table-cell office:value-type="float" office:value="37.28">
            <text:p>37.28</text:p>
          </table:table-cell>
          <table:table-cell office:value-type="float" office:value="27.49">
            <text:p>27.49</text:p>
          </table:table-cell>
          <table:table-cell office:value-type="float" office:value="32.93">
            <text:p>32.93</text:p>
          </table:table-cell>
          <table:table-cell office:value-type="float" office:value="32.99">
            <text:p>32.99</text:p>
          </table:table-cell>
          <table:table-cell office:value-type="float" office:value="38.43">
            <text:p>38.43</text:p>
          </table:table-cell>
          <table:table-cell office:value-type="float" office:value="32.14">
            <text:p>32.14</text:p>
          </table:table-cell>
          <table:table-cell office:value-type="float" office:value="33.89">
            <text:p>33.89</text:p>
          </table:table-cell>
          <table:table-cell office:value-type="float" office:value="42.5">
            <text:p>42.50</text:p>
          </table:table-cell>
          <table:table-cell office:value-type="float" office:value="43.05">
            <text:p>43.05</text:p>
          </table:table-cell>
          <table:table-cell office:value-type="float" office:value="37.4">
            <text:p>37.40</text:p>
          </table:table-cell>
          <table:table-cell office:value-type="float" office:value="33.99">
            <text:p>33.99</text:p>
          </table:table-cell>
          <table:table-cell office:value-type="float" office:value="22.39">
            <text:p>22.39</text:p>
          </table:table-cell>
          <table:table-cell office:value-type="float" office:value="21.15">
            <text:p>21.15</text:p>
          </table:table-cell>
          <table:table-cell office:value-type="float" office:value="31.08">
            <text:p>31.08</text:p>
          </table:table-cell>
          <table:table-cell office:value-type="float" office:value="26.76">
            <text:p>26.76</text:p>
          </table:table-cell>
          <table:table-cell office:value-type="float" office:value="27.98">
            <text:p>27.98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float" office:value="234">
            <text:p>234</text:p>
          </table:table-cell>
          <table:table-cell office:value-type="float" office:value="858">
            <text:p>858</text:p>
          </table:table-cell>
          <table:table-cell office:value-type="float" office:value="-33">
            <text:p>-33</text:p>
          </table:table-cell>
          <table:table-cell office:value-type="float" office:value="-56">
            <text:p>-56</text:p>
          </table:table-cell>
          <table:table-cell office:value-type="float" office:value="489">
            <text:p>489</text:p>
          </table:table-cell>
          <table:table-cell office:value-type="float" office:value="919">
            <text:p>919</text:p>
          </table:table-cell>
          <table:table-cell office:value-type="float" office:value="1830">
            <text:p>1830</text:p>
          </table:table-cell>
          <table:table-cell office:value-type="float" office:value="1965">
            <text:p>1965</text:p>
          </table:table-cell>
          <table:table-cell office:value-type="float" office:value="1230">
            <text:p>1230</text:p>
          </table:table-cell>
          <table:table-cell office:value-type="float" office:value="920">
            <text:p>920</text:p>
          </table:table-cell>
          <table:table-cell office:value-type="float" office:value="755">
            <text:p>755</text:p>
          </table:table-cell>
          <table:table-cell office:value-type="float" office:value="678">
            <text:p>678</text:p>
          </table:table-cell>
          <table:table-cell office:value-type="float" office:value="516">
            <text:p>516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office:value-type="float" office:value="1068">
            <text:p>1068</text:p>
          </table:table-cell>
          <table:table-cell office:value-type="float" office:value="2019">
            <text:p>2019</text:p>
          </table:table-cell>
          <table:table-cell office:value-type="float" office:value="822">
            <text:p>822</text:p>
          </table:table-cell>
          <table:table-cell office:value-type="float" office:value="594">
            <text:p>594</text:p>
          </table:table-cell>
          <table:table-cell office:value-type="float" office:value="601">
            <text:p>601</text:p>
          </table:table-cell>
          <table:table-cell office:value-type="float" office:value="508">
            <text:p>508</text:p>
          </table:table-cell>
          <table:table-cell office:value-type="float" office:value="525">
            <text:p>525</text:p>
          </table:table-cell>
          <table:table-cell office:value-type="float" office:value="282">
            <text:p>282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float" office:value="390">
            <text:p>390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97">
            <text:p>97</text:p>
          </table:table-cell>
          <table:table-cell office:value-type="float" office:value="405">
            <text:p>405</text:p>
          </table:table-cell>
          <table:table-cell table:number-columns-repeated="20" office:value-type="string">
            <text:p><text:s text:c="4"/></text:p>
          </table:table-cell>
          <table:table-cell table:number-columns-repeated="2"/>
          <table:table-cell office:value-type="float" office:value="0.1901">
            <text:p>0.1901</text:p>
          </table:table-cell>
          <table:table-cell office:value-type="float" office:value="0.3529">
            <text:p>0.3529</text:p>
          </table:table-cell>
          <table:table-cell office:value-type="float" office:value="0.6945">
            <text:p>0.6945</text:p>
          </table:table-cell>
          <table:table-cell office:value-type="float" office:value="0.7371">
            <text:p>0.7371</text:p>
          </table:table-cell>
          <table:table-cell office:value-type="float" office:value="0.4564">
            <text:p>0.4564</text:p>
          </table:table-cell>
          <table:table-cell office:value-type="float" office:value="0.3379">
            <text:p>0.3379</text:p>
          </table:table-cell>
          <table:table-cell office:value-type="float" office:value="0.2745">
            <text:p>0.2745</text:p>
          </table:table-cell>
          <table:table-cell office:value-type="float" office:value="0.2443">
            <text:p>0.2443</text:p>
          </table:table-cell>
          <table:table-cell office:value-type="float" office:value="0.1846">
            <text:p>0.1846</text:p>
          </table:table-cell>
          <table:table-cell office:value-type="float" office:value="0.237">
            <text:p>0.237</text:p>
          </table:table-cell>
          <table:table-cell office:value-type="float" office:value="0.2385">
            <text:p>0.2385</text:p>
          </table:table-cell>
          <table:table-cell office:value-type="float" office:value="0.3785">
            <text:p>0.3785</text:p>
          </table:table-cell>
          <table:table-cell office:value-type="float" office:value="0.7155">
            <text:p>0.7155</text:p>
          </table:table-cell>
          <table:table-cell office:value-type="float" office:value="0.2911">
            <text:p>0.2911</text:p>
          </table:table-cell>
          <table:table-cell office:value-type="float" office:value="0.2099">
            <text:p>0.2099</text:p>
          </table:table-cell>
          <table:table-cell office:value-type="float" office:value="0.2115">
            <text:p>0.2115</text:p>
          </table:table-cell>
          <table:table-cell office:value-type="float" office:value="0.1778">
            <text:p>0.1778</text:p>
          </table:table-cell>
          <table:table-cell office:value-type="float" office:value="0.1825">
            <text:p>0.1825</text:p>
          </table:table-cell>
          <table:table-cell office:value-type="float" office:value="0.0974">
            <text:p>0.0974</text:p>
          </table:table-cell>
          <table:table-cell office:value-type="float" office:value="0.0237">
            <text:p>0.0237</text:p>
          </table:table-cell>
          <table:table-cell office:value-type="float" office:value="0.0044">
            <text:p>0.0044</text:p>
          </table:table-cell>
          <table:table-cell office:value-type="float" office:value="0.0037">
            <text:p>0.0037</text:p>
          </table:table-cell>
          <table:table-cell office:value-type="float" office:value="0.0027">
            <text:p>0.0027</text:p>
          </table:table-cell>
          <table:table-cell office:value-type="float" office:value="0.0057">
            <text:p>0.0057</text:p>
          </table:table-cell>
          <table:table-cell office:value-type="float" office:value="0.0352">
            <text:p>0.0352</text:p>
          </table:table-cell>
          <table:table-cell office:value-type="float" office:value="0.1287">
            <text:p>0.1287</text:p>
          </table:table-cell>
          <table:table-cell office:value-type="float" office:value="0.0377">
            <text:p>0.0377</text:p>
          </table:table-cell>
          <table:table-cell office:value-type="float" office:value="0.0407">
            <text:p>0.0407</text:p>
          </table:table-cell>
          <table:table-cell office:value-type="float" office:value="0.0499">
            <text:p>0.0499</text:p>
          </table:table-cell>
          <table:table-cell office:value-type="float" office:value="0.0312">
            <text:p>0.0312</text:p>
          </table:table-cell>
          <table:table-cell office:value-type="float" office:value="0.031">
            <text:p>0.031</text:p>
          </table:table-cell>
          <table:table-cell office:value-type="float" office:value="0.1284">
            <text:p>0.1284</text:p>
          </table:table-cell>
          <table:table-cell table:number-columns-repeated="22"/>
          <table:table-cell office:value-type="float" office:value="2737.04">
            <text:p>2737.04</text:p>
          </table:table-cell>
          <table:table-cell office:value-type="float" office:value="5140.15">
            <text:p>5140.15</text:p>
          </table:table-cell>
          <table:table-cell office:value-type="float" office:value="10242.92">
            <text:p>10242.92</text:p>
          </table:table-cell>
          <table:table-cell office:value-type="float" office:value="10998.55">
            <text:p>10998.55</text:p>
          </table:table-cell>
          <table:table-cell office:value-type="float" office:value="6895.68">
            <text:p>6895.68</text:p>
          </table:table-cell>
          <table:table-cell office:value-type="float" office:value="5153.15">
            <text:p>5153.15</text:p>
          </table:table-cell>
          <table:table-cell office:value-type="float" office:value="4229.6">
            <text:p>4229.60</text:p>
          </table:table-cell>
          <table:table-cell office:value-type="float" office:value="3794.92">
            <text:p>3794.92</text:p>
          </table:table-cell>
          <table:table-cell office:value-type="float" office:value="2888.17">
            <text:p>2888.17</text:p>
          </table:table-cell>
          <table:table-cell office:value-type="float" office:value="3727.75">
            <text:p>3727.75</text:p>
          </table:table-cell>
          <table:table-cell office:value-type="float" office:value="3761.34">
            <text:p>3761.34</text:p>
          </table:table-cell>
          <table:table-cell office:value-type="float" office:value="5977.84">
            <text:p>5977.84</text:p>
          </table:table-cell>
          <table:table-cell office:value-type="float" office:value="11300.8">
            <text:p>11300.80</text:p>
          </table:table-cell>
          <table:table-cell office:value-type="float" office:value="4600.92">
            <text:p>4600.92</text:p>
          </table:table-cell>
          <table:table-cell office:value-type="float" office:value="3369.13">
            <text:p>3369.13</text:p>
          </table:table-cell>
          <table:table-cell office:value-type="float" office:value="3482.27">
            <text:p>3482.27</text:p>
          </table:table-cell>
          <table:table-cell office:value-type="float" office:value="2939.54">
            <text:p>2939.54</text:p>
          </table:table-cell>
          <table:table-cell office:value-type="float" office:value="3049.48">
            <text:p>3049.48</text:p>
          </table:table-cell>
          <table:table-cell office:value-type="float" office:value="1611.7">
            <text:p>1611.70</text:p>
          </table:table-cell>
          <table:table-cell office:value-type="float" office:value="397.3">
            <text:p>397.30</text:p>
          </table:table-cell>
          <table:table-cell office:value-type="float" office:value="80.16">
            <text:p>80.16</text:p>
          </table:table-cell>
          <table:table-cell office:value-type="float" office:value="65.27">
            <text:p>65.27</text:p>
          </table:table-cell>
          <table:table-cell office:value-type="float" office:value="48.48">
            <text:p>48.48</text:p>
          </table:table-cell>
          <table:table-cell office:value-type="float" office:value="98.85">
            <text:p>98.85</text:p>
          </table:table-cell>
          <table:table-cell office:value-type="float" office:value="589.61">
            <text:p>589.61</text:p>
          </table:table-cell>
          <table:table-cell office:value-type="float" office:value="2182.92">
            <text:p>2182.92</text:p>
          </table:table-cell>
          <table:table-cell office:value-type="float" office:value="662.17">
            <text:p>662.17</text:p>
          </table:table-cell>
          <table:table-cell office:value-type="float" office:value="714.44">
            <text:p>714.44</text:p>
          </table:table-cell>
          <table:table-cell office:value-type="float" office:value="880.46">
            <text:p>880.46</text:p>
          </table:table-cell>
          <table:table-cell table:number-columns-repeated="2" office:value-type="float" office:value="561.42">
            <text:p>561.42</text:p>
          </table:table-cell>
          <table:table-cell office:value-type="float" office:value="2322.35">
            <text:p>2322.35</text:p>
          </table:table-cell>
          <table:table-cell table:number-columns-repeated="23"/>
          <table:table-cell office:value-type="string">
            <text:p>45.82</text:p>
          </table:table-cell>
          <table:table-cell office:value-type="string">
            <text:p>86.06</text:p>
          </table:table-cell>
          <table:table-cell office:value-type="string">
            <text:p>171.49</text:p>
          </table:table-cell>
          <table:table-cell office:value-type="string">
            <text:p>184.14</text:p>
          </table:table-cell>
          <table:table-cell office:value-type="string">
            <text:p>115.45</text:p>
          </table:table-cell>
          <table:table-cell office:value-type="string">
            <text:p>86.27</text:p>
          </table:table-cell>
          <table:table-cell office:value-type="string">
            <text:p>70.81</text:p>
          </table:table-cell>
          <table:table-cell office:value-type="string">
            <text:p>63.53</text:p>
          </table:table-cell>
          <table:table-cell office:value-type="string">
            <text:p>48.35</text:p>
          </table:table-cell>
          <table:table-cell office:value-type="string">
            <text:p>62.41</text:p>
          </table:table-cell>
          <table:table-cell office:value-type="string">
            <text:p>62.97</text:p>
          </table:table-cell>
          <table:table-cell office:value-type="string">
            <text:p>100.08</text:p>
          </table:table-cell>
          <table:table-cell office:value-type="string">
            <text:p>189.20</text:p>
          </table:table-cell>
          <table:table-cell office:value-type="string">
            <text:p>77.03</text:p>
          </table:table-cell>
          <table:table-cell office:value-type="string">
            <text:p>56.41</text:p>
          </table:table-cell>
          <table:table-cell office:value-type="string">
            <text:p>58.30</text:p>
          </table:table-cell>
          <table:table-cell office:value-type="string">
            <text:p>49.21</text:p>
          </table:table-cell>
          <table:table-cell office:value-type="string">
            <text:p>51.05</text:p>
          </table:table-cell>
          <table:table-cell office:value-type="string">
            <text:p>26.98</text:p>
          </table:table-cell>
          <table:table-cell office:value-type="string">
            <text:p>6.65</text:p>
          </table:table-cell>
          <table:table-cell office:value-type="string">
            <text:p>1.34</text:p>
          </table:table-cell>
          <table:table-cell office:value-type="string">
            <text:p>1.09</text:p>
          </table:table-cell>
          <table:table-cell office:value-type="string">
            <text:p>0.81</text:p>
          </table:table-cell>
          <table:table-cell office:value-type="string">
            <text:p>1.65</text:p>
          </table:table-cell>
          <table:table-cell office:value-type="string">
            <text:p>9.87</text:p>
          </table:table-cell>
          <table:table-cell office:value-type="string">
            <text:p>36.55</text:p>
          </table:table-cell>
          <table:table-cell office:value-type="string">
            <text:p>11.09</text:p>
          </table:table-cell>
          <table:table-cell office:value-type="string">
            <text:p>11.96</text:p>
          </table:table-cell>
          <table:table-cell office:value-type="string">
            <text:p>14.74</text:p>
          </table:table-cell>
          <table:table-cell table:number-columns-repeated="2" office:value-type="string">
            <text:p>9.40</text:p>
          </table:table-cell>
          <table:table-cell office:value-type="string">
            <text:p>38.88</text:p>
          </table:table-cell>
          <table:table-cell table:number-columns-repeated="23"/>
          <table:table-cell office:value-type="float" office:value="1.06">
            <text:p>1.06</text:p>
          </table:table-cell>
          <table:table-cell office:value-type="float" office:value="1.97">
            <text:p>1.97</text:p>
          </table:table-cell>
          <table:table-cell office:value-type="float" office:value="3.89">
            <text:p>3.89</text:p>
          </table:table-cell>
          <table:table-cell office:value-type="float" office:value="4.13">
            <text:p>4.13</text:p>
          </table:table-cell>
          <table:table-cell office:value-type="float" office:value="2.56">
            <text:p>2.56</text:p>
          </table:table-cell>
          <table:table-cell office:value-type="float" office:value="1.89">
            <text:p>1.89</text:p>
          </table:table-cell>
          <table:table-cell office:value-type="float" office:value="1.54">
            <text:p>1.54</text:p>
          </table:table-cell>
          <table:table-cell office:value-type="float" office:value="1.37">
            <text:p>1.37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1.33">
            <text:p>1.33</text:p>
          </table:table-cell>
          <table:table-cell office:value-type="float" office:value="2.12">
            <text:p>2.12</text:p>
          </table:table-cell>
          <table:table-cell office:value-type="float" office:value="4">
            <text:p>4.00</text:p>
          </table:table-cell>
          <table:table-cell office:value-type="float" office:value="1.63">
            <text:p>1.63</text:p>
          </table:table-cell>
          <table:table-cell office:value-type="float" office:value="1.19">
            <text:p>1.19</text:p>
          </table:table-cell>
          <table:table-cell office:value-type="float" office:value="1.23">
            <text:p>1.23</text:p>
          </table:table-cell>
          <table:table-cell office:value-type="float" office:value="1.03">
            <text:p>1.03</text:p>
          </table:table-cell>
          <table:table-cell office:value-type="float" office:value="1.06">
            <text:p>1.06</text:p>
          </table:table-cell>
          <table:table-cell office:value-type="float" office:value="0.56">
            <text:p>0.56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2">
            <text:p>0.20</text:p>
          </table:table-cell>
          <table:table-cell office:value-type="float" office:value="0.72">
            <text:p>0.72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0.74">
            <text:p>0.74</text:p>
          </table:table-cell>
          <table:table-cell table:number-columns-repeated="20" office:value-type="string">
            <text:p><text:s text:c="4"/></text:p>
          </table:table-cell>
          <table:table-cell table:number-columns-repeated="3"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5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0" office:value-type="string">
            <text:p><text:s text:c="4"/>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235">
            <text:p>235</text:p>
          </table:table-cell>
          <table:table-cell office:value-type="float" office:value="860">
            <text:p>860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table:number-columns-repeated="31" office:value-type="string">
            <text:p><text:s text:c="4"/></text:p>
          </table:table-cell>
          <table:table-cell office:value-type="float" office:value="3725564">
            <text:p>3725564</text:p>
          </table:table-cell>
          <table:table-cell office:value-type="float" office:value="3858000">
            <text:p>3858000</text:p>
          </table:table-cell>
          <table:table-cell office:value-type="float" office:value="3638000">
            <text:p>3638000</text:p>
          </table:table-cell>
          <table:table-cell office:value-type="float" office:value="3652000">
            <text:p>3652000</text:p>
          </table:table-cell>
          <table:table-cell office:value-type="float" office:value="3121000">
            <text:p>3121000</text:p>
          </table:table-cell>
          <table:table-cell office:value-type="float" office:value="3300000">
            <text:p>3300000</text:p>
          </table:table-cell>
          <table:table-cell office:value-type="float" office:value="3079000">
            <text:p>3079000</text:p>
          </table:table-cell>
          <table:table-cell office:value-type="float" office:value="3221000">
            <text:p>3221000</text:p>
          </table:table-cell>
          <table:table-cell office:value-type="float" office:value="2825000">
            <text:p>2825000</text:p>
          </table:table-cell>
          <table:table-cell office:value-type="float" office:value="3015000">
            <text:p>3015000</text:p>
          </table:table-cell>
          <table:table-cell office:value-type="float" office:value="2908000">
            <text:p>2908000</text:p>
          </table:table-cell>
          <table:table-cell office:value-type="float" office:value="2675456">
            <text:p>2675456</text:p>
          </table:table-cell>
          <table:table-cell office:value-type="float" office:value="3300000">
            <text:p>3300000</text:p>
          </table:table-cell>
          <table:table-cell office:value-type="float" office:value="3530000">
            <text:p>3530000</text:p>
          </table:table-cell>
          <table:table-cell office:value-type="float" office:value="3393000">
            <text:p>3393000</text:p>
          </table:table-cell>
          <table:table-cell office:value-type="float" office:value="3380000">
            <text:p>3380000</text:p>
          </table:table-cell>
          <table:table-cell office:value-type="float" office:value="3678200">
            <text:p>3678200</text:p>
          </table:table-cell>
          <table:table-cell office:value-type="float" office:value="2928200">
            <text:p>2928200</text:p>
          </table:table-cell>
          <table:table-cell office:value-type="float" office:value="3036120">
            <text:p>3036120</text:p>
          </table:table-cell>
          <table:table-cell office:value-type="float" office:value="2953400">
            <text:p>2953400</text:p>
          </table:table-cell>
          <table:table-cell office:value-type="float" office:value="3032000">
            <text:p>3032000</text:p>
          </table:table-cell>
          <table:table-cell table:number-columns-repeated="33"/>
          <table:table-cell office:value-type="float" office:value="173.0085">
            <text:p>173.0085</text:p>
          </table:table-cell>
          <table:table-cell office:value-type="float" office:value="175.1805">
            <text:p>175.1805</text:p>
          </table:table-cell>
          <table:table-cell office:value-type="float" office:value="161.7033">
            <text:p>161.7033</text:p>
          </table:table-cell>
          <table:table-cell office:value-type="float" office:value="159.1216">
            <text:p>159.1216</text:p>
          </table:table-cell>
          <table:table-cell office:value-type="float" office:value="133.4845">
            <text:p>133.4845</text:p>
          </table:table-cell>
          <table:table-cell office:value-type="float" office:value="138.7137">
            <text:p>138.7137</text:p>
          </table:table-cell>
          <table:table-cell office:value-type="float" office:value="127.3841">
            <text:p>127.3841</text:p>
          </table:table-cell>
          <table:table-cell office:value-type="float" office:value="131.3729">
            <text:p>131.3729</text:p>
          </table:table-cell>
          <table:table-cell office:value-type="float" office:value="113.7782">
            <text:p>113.7782</text:p>
          </table:table-cell>
          <table:table-cell office:value-type="float" office:value="120.1243">
            <text:p>120.1243</text:p>
          </table:table-cell>
          <table:table-cell office:value-type="float" office:value="114.7865">
            <text:p>114.7865</text:p>
          </table:table-cell>
          <table:table-cell office:value-type="float" office:value="104.6981">
            <text:p>104.6981</text:p>
          </table:table-cell>
          <table:table-cell office:value-type="float" office:value="127.9863">
            <text:p>127.9863</text:p>
          </table:table-cell>
          <table:table-cell office:value-type="float" office:value="135.5399">
            <text:p>135.5399</text:p>
          </table:table-cell>
          <table:table-cell office:value-type="float" office:value="128.8106">
            <text:p>128.8106</text:p>
          </table:table-cell>
          <table:table-cell office:value-type="float" office:value="126.7389">
            <text:p>126.7389</text:p>
          </table:table-cell>
          <table:table-cell office:value-type="float" office:value="136.1137">
            <text:p>136.1137</text:p>
          </table:table-cell>
          <table:table-cell office:value-type="float" office:value="106.8959">
            <text:p>106.8959</text:p>
          </table:table-cell>
          <table:table-cell office:value-type="float" office:value="109.3349">
            <text:p>109.3349</text:p>
          </table:table-cell>
          <table:table-cell office:value-type="float" office:value="104.9091">
            <text:p>104.9091</text:p>
          </table:table-cell>
          <table:table-cell office:value-type="float" office:value="106.2331">
            <text:p>106.2331</text:p>
          </table:table-cell>
          <table:table-cell table:number-columns-repeated="33"/>
          <table:table-cell office:value-type="float" office:value="1295405.92">
            <text:p>1295405.92</text:p>
          </table:table-cell>
          <table:table-cell office:value-type="float" office:value="1342614.88">
            <text:p>1342614.88</text:p>
          </table:table-cell>
          <table:table-cell office:value-type="float" office:value="1274407.05">
            <text:p>1274407.05</text:p>
          </table:table-cell>
          <table:table-cell office:value-type="float" office:value="1280774.11">
            <text:p>1280774.11</text:p>
          </table:table-cell>
          <table:table-cell office:value-type="float" office:value="1094502.89">
            <text:p>1094502.89</text:p>
          </table:table-cell>
          <table:table-cell office:value-type="float" office:value="1114589.87">
            <text:p>1114589.87</text:p>
          </table:table-cell>
          <table:table-cell office:value-type="float" office:value="1134350.63">
            <text:p>1134350.63</text:p>
          </table:table-cell>
          <table:table-cell office:value-type="float" office:value="1065448.78">
            <text:p>1065448.78</text:p>
          </table:table-cell>
          <table:table-cell office:value-type="float" office:value="988343.16">
            <text:p>988343.16</text:p>
          </table:table-cell>
          <table:table-cell office:value-type="float" office:value="1037486.7">
            <text:p>1037486.70</text:p>
          </table:table-cell>
          <table:table-cell office:value-type="float" office:value="1020331.35">
            <text:p>1020331.35</text:p>
          </table:table-cell>
          <table:table-cell office:value-type="float" office:value="950977.35">
            <text:p>950977.35</text:p>
          </table:table-cell>
          <table:table-cell office:value-type="float" office:value="1162020.04">
            <text:p>1162020.04</text:p>
          </table:table-cell>
          <table:table-cell office:value-type="float" office:value="1256458.12">
            <text:p>1256458.12</text:p>
          </table:table-cell>
          <table:table-cell office:value-type="float" office:value="1187037.37">
            <text:p>1187037.37</text:p>
          </table:table-cell>
          <table:table-cell office:value-type="float" office:value="1157748.81">
            <text:p>1157748.81</text:p>
          </table:table-cell>
          <table:table-cell office:value-type="float" office:value="1257523.53">
            <text:p>1257523.53</text:p>
          </table:table-cell>
          <table:table-cell office:value-type="float" office:value="1104118.97">
            <text:p>1104118.97</text:p>
          </table:table-cell>
          <table:table-cell office:value-type="float" office:value="1122004.41">
            <text:p>1122004.41</text:p>
          </table:table-cell>
          <table:table-cell office:value-type="float" office:value="1008929.58">
            <text:p>1008929.58</text:p>
          </table:table-cell>
          <table:table-cell office:value-type="float" office:value="1064528.98">
            <text:p>1064528.98</text:p>
          </table:table-cell>
          <table:table-cell table:number-columns-repeated="34"/>
          <table:table-cell office:value-type="string">
            <text:p>12334514.32</text:p>
          </table:table-cell>
          <table:table-cell office:value-type="string">
            <text:p>12784025.55</text:p>
          </table:table-cell>
          <table:table-cell office:value-type="string">
            <text:p>12134568.56</text:p>
          </table:table-cell>
          <table:table-cell office:value-type="string">
            <text:p>12195194.02</text:p>
          </table:table-cell>
          <table:table-cell office:value-type="string">
            <text:p>10421568.53</text:p>
          </table:table-cell>
          <table:table-cell office:value-type="string">
            <text:p>10612831.49</text:p>
          </table:table-cell>
          <table:table-cell office:value-type="string">
            <text:p>10800988.19</text:p>
          </table:table-cell>
          <table:table-cell office:value-type="string">
            <text:p>10144922.91</text:p>
          </table:table-cell>
          <table:table-cell office:value-type="string">
            <text:p>9410743.47</text:p>
          </table:table-cell>
          <table:table-cell office:value-type="string">
            <text:p>9878675.32</text:p>
          </table:table-cell>
          <table:table-cell office:value-type="string">
            <text:p>9715326.61</text:p>
          </table:table-cell>
          <table:table-cell office:value-type="string">
            <text:p>9054956.10</text:p>
          </table:table-cell>
          <table:table-cell office:value-type="string">
            <text:p>11064449.00</text:p>
          </table:table-cell>
          <table:table-cell office:value-type="string">
            <text:p>11963663.62</text:p>
          </table:table-cell>
          <table:table-cell office:value-type="string">
            <text:p>11302657.50</text:p>
          </table:table-cell>
          <table:table-cell office:value-type="string">
            <text:p>11023779.51</text:p>
          </table:table-cell>
          <table:table-cell office:value-type="string">
            <text:p>11973808.12</text:p>
          </table:table-cell>
          <table:table-cell office:value-type="string">
            <text:p>10513130.33</text:p>
          </table:table-cell>
          <table:table-cell office:value-type="string">
            <text:p>10683430.77</text:p>
          </table:table-cell>
          <table:table-cell office:value-type="string">
            <text:p>9606761.93</text:p>
          </table:table-cell>
          <table:table-cell office:value-type="string">
            <text:p>10136164.80</text:p>
          </table:table-cell>
          <table:table-cell table:number-columns-repeated="34"/>
          <table:table-cell office:value-type="float" office:value="60.16">
            <text:p>60.16</text:p>
          </table:table-cell>
          <table:table-cell office:value-type="float" office:value="60.96">
            <text:p>60.96</text:p>
          </table:table-cell>
          <table:table-cell office:value-type="float" office:value="56.65">
            <text:p>56.65</text:p>
          </table:table-cell>
          <table:table-cell office:value-type="float" office:value="55.8">
            <text:p>55.80</text:p>
          </table:table-cell>
          <table:table-cell office:value-type="float" office:value="46.81">
            <text:p>46.81</text:p>
          </table:table-cell>
          <table:table-cell office:value-type="float" office:value="46.85">
            <text:p>46.85</text:p>
          </table:table-cell>
          <table:table-cell office:value-type="float" office:value="46.93">
            <text:p>46.93</text:p>
          </table:table-cell>
          <table:table-cell office:value-type="float" office:value="43.46">
            <text:p>43.46</text:p>
          </table:table-cell>
          <table:table-cell office:value-type="float" office:value="39.81">
            <text:p>39.81</text:p>
          </table:table-cell>
          <table:table-cell office:value-type="float" office:value="41.34">
            <text:p>41.34</text:p>
          </table:table-cell>
          <table:table-cell office:value-type="float" office:value="40.28">
            <text:p>40.28</text:p>
          </table:table-cell>
          <table:table-cell office:value-type="float" office:value="37.21">
            <text:p>37.21</text:p>
          </table:table-cell>
          <table:table-cell office:value-type="float" office:value="45.07">
            <text:p>45.07</text:p>
          </table:table-cell>
          <table:table-cell office:value-type="float" office:value="48.24">
            <text:p>48.24</text:p>
          </table:table-cell>
          <table:table-cell office:value-type="float" office:value="45.06">
            <text:p>45.06</text:p>
          </table:table-cell>
          <table:table-cell office:value-type="float" office:value="43.41">
            <text:p>43.41</text:p>
          </table:table-cell>
          <table:table-cell office:value-type="float" office:value="46.54">
            <text:p>46.54</text:p>
          </table:table-cell>
          <table:table-cell office:value-type="float" office:value="40.31">
            <text:p>40.31</text:p>
          </table:table-cell>
          <table:table-cell office:value-type="float" office:value="40.4">
            <text:p>40.40</text:p>
          </table:table-cell>
          <table:table-cell office:value-type="float" office:value="35.84">
            <text:p>35.84</text:p>
          </table:table-cell>
          <table:table-cell office:value-type="float" office:value="37.3">
            <text:p>37.30</text:p>
          </table:table-cell>
          <table:table-cell table:number-columns-repeated="34"/>
          <table:table-cell office:value-type="float" office:value="572.79">
            <text:p>572.79</text:p>
          </table:table-cell>
          <table:table-cell office:value-type="float" office:value="580.49">
            <text:p>580.49</text:p>
          </table:table-cell>
          <table:table-cell office:value-type="float" office:value="539.36">
            <text:p>539.36</text:p>
          </table:table-cell>
          <table:table-cell office:value-type="float" office:value="531.36">
            <text:p>531.36</text:p>
          </table:table-cell>
          <table:table-cell office:value-type="float" office:value="445.73">
            <text:p>445.73</text:p>
          </table:table-cell>
          <table:table-cell office:value-type="float" office:value="446.1">
            <text:p>446.10</text:p>
          </table:table-cell>
          <table:table-cell office:value-type="float" office:value="446.86">
            <text:p>446.86</text:p>
          </table:table-cell>
          <table:table-cell office:value-type="float" office:value="413.77">
            <text:p>413.77</text:p>
          </table:table-cell>
          <table:table-cell office:value-type="float" office:value="379.02">
            <text:p>379.02</text:p>
          </table:table-cell>
          <table:table-cell office:value-type="float" office:value="393.59">
            <text:p>393.59</text:p>
          </table:table-cell>
          <table:table-cell office:value-type="float" office:value="383.49">
            <text:p>383.49</text:p>
          </table:table-cell>
          <table:table-cell office:value-type="float" office:value="354.35">
            <text:p>354.35</text:p>
          </table:table-cell>
          <table:table-cell office:value-type="float" office:value="429.12">
            <text:p>429.12</text:p>
          </table:table-cell>
          <table:table-cell office:value-type="float" office:value="459.36">
            <text:p>459.36</text:p>
          </table:table-cell>
          <table:table-cell office:value-type="float" office:value="429.09">
            <text:p>429.09</text:p>
          </table:table-cell>
          <table:table-cell office:value-type="float" office:value="413.36">
            <text:p>413.36</text:p>
          </table:table-cell>
          <table:table-cell office:value-type="float" office:value="443.1">
            <text:p>443.10</text:p>
          </table:table-cell>
          <table:table-cell office:value-type="float" office:value="383.79">
            <text:p>383.79</text:p>
          </table:table-cell>
          <table:table-cell office:value-type="float" office:value="384.73">
            <text:p>384.73</text:p>
          </table:table-cell>
          <table:table-cell office:value-type="float" office:value="341.25">
            <text:p>341.25</text:p>
          </table:table-cell>
          <table:table-cell office:value-type="float" office:value="355.14">
            <text:p>355.14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float" office:value="155">
            <text:p>155</text:p>
          </table:table-cell>
          <table:table-cell office:value-type="float" office:value="548">
            <text:p>548</text:p>
          </table:table-cell>
          <table:table-cell office:value-type="float" office:value="-16">
            <text:p>-16</text:p>
          </table:table-cell>
          <table:table-cell office:value-type="float" office:value="167">
            <text:p>167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Venezuela (Bolivarian Republic of)</text:p>
          </table:table-cell>
          <table:table-cell office:value-type="float" office:value="236">
            <text:p>236</text:p>
          </table:table-cell>
          <table:table-cell office:value-type="float" office:value="862">
            <text:p>862</text:p>
          </table:table-cell>
          <table:table-cell office:value-type="float" office:value="8">
            <text:p>8</text:p>
          </table:table-cell>
          <table:table-cell office:value-type="float" office:value="-66">
            <text:p>-66</text:p>
          </table:table-cell>
          <table:table-cell office:value-type="float" office:value="22059">
            <text:p>22059</text:p>
          </table:table-cell>
          <table:table-cell office:value-type="float" office:value="30246">
            <text:p>30246</text:p>
          </table:table-cell>
          <table:table-cell office:value-type="float" office:value="27597">
            <text:p>27597</text:p>
          </table:table-cell>
          <table:table-cell office:value-type="float" office:value="33552">
            <text:p>33552</text:p>
          </table:table-cell>
          <table:table-cell office:value-type="float" office:value="38853">
            <text:p>38853</text:p>
          </table:table-cell>
          <table:table-cell office:value-type="float" office:value="33112">
            <text:p>33112</text:p>
          </table:table-cell>
          <table:table-cell office:value-type="float" office:value="35045">
            <text:p>35045</text:p>
          </table:table-cell>
          <table:table-cell office:value-type="float" office:value="34591">
            <text:p>34591</text:p>
          </table:table-cell>
          <table:table-cell office:value-type="float" office:value="39841">
            <text:p>39841</text:p>
          </table:table-cell>
          <table:table-cell office:value-type="float" office:value="36140">
            <text:p>36140</text:p>
          </table:table-cell>
          <table:table-cell office:value-type="float" office:value="43330">
            <text:p>43330</text:p>
          </table:table-cell>
          <table:table-cell office:value-type="float" office:value="49030">
            <text:p>49030</text:p>
          </table:table-cell>
          <table:table-cell office:value-type="float" office:value="56495">
            <text:p>56495</text:p>
          </table:table-cell>
          <table:table-cell office:value-type="float" office:value="64169">
            <text:p>64169</text:p>
          </table:table-cell>
          <table:table-cell office:value-type="float" office:value="81996">
            <text:p>81996</text:p>
          </table:table-cell>
          <table:table-cell office:value-type="float" office:value="55197">
            <text:p>55197</text:p>
          </table:table-cell>
          <table:table-cell office:value-type="float" office:value="53910">
            <text:p>53910</text:p>
          </table:table-cell>
          <table:table-cell office:value-type="float" office:value="50510">
            <text:p>50510</text:p>
          </table:table-cell>
          <table:table-cell office:value-type="float" office:value="43798">
            <text:p>43798</text:p>
          </table:table-cell>
          <table:table-cell office:value-type="float" office:value="45266">
            <text:p>45266</text:p>
          </table:table-cell>
          <table:table-cell office:value-type="float" office:value="22568">
            <text:p>22568</text:p>
          </table:table-cell>
          <table:table-cell office:value-type="float" office:value="16082">
            <text:p>16082</text:p>
          </table:table-cell>
          <table:table-cell office:value-type="float" office:value="33206">
            <text:p>33206</text:p>
          </table:table-cell>
          <table:table-cell office:value-type="float" office:value="38300">
            <text:p>38300</text:p>
          </table:table-cell>
          <table:table-cell office:value-type="float" office:value="70863">
            <text:p>70863</text:p>
          </table:table-cell>
          <table:table-cell office:value-type="float" office:value="86130">
            <text:p>86130</text:p>
          </table:table-cell>
          <table:table-cell office:value-type="float" office:value="50462">
            <text:p>50462</text:p>
          </table:table-cell>
          <table:table-cell office:value-type="float" office:value="64616">
            <text:p>64616</text:p>
          </table:table-cell>
          <table:table-cell office:value-type="float" office:value="83705">
            <text:p>83705</text:p>
          </table:table-cell>
          <table:table-cell office:value-type="float" office:value="82453">
            <text:p>82453</text:p>
          </table:table-cell>
          <table:table-cell office:value-type="float" office:value="68137">
            <text:p>68137</text:p>
          </table:table-cell>
          <table:table-cell office:value-type="float" office:value="62865">
            <text:p>62865</text:p>
          </table:table-cell>
          <table:table-cell office:value-type="float" office:value="43241">
            <text:p>43241</text:p>
          </table:table-cell>
          <table:table-cell office:value-type="float" office:value="48248">
            <text:p>48248</text:p>
          </table:table-cell>
          <table:table-cell office:value-type="float" office:value="31700">
            <text:p>31700</text:p>
          </table:table-cell>
          <table:table-cell office:value-type="float" office:value="39629">
            <text:p>39629</text:p>
          </table:table-cell>
          <table:table-cell office:value-type="float" office:value="57716">
            <text:p>57716</text:p>
          </table:table-cell>
          <table:table-cell office:value-type="float" office:value="28496">
            <text:p>28496</text:p>
          </table:table-cell>
          <table:table-cell office:value-type="float" office:value="19493">
            <text:p>19493</text:p>
          </table:table-cell>
          <table:table-cell office:value-type="float" office:value="3655">
            <text:p>3655</text:p>
          </table:table-cell>
          <table:table-cell office:value-type="float" office:value="4908">
            <text:p>4908</text:p>
          </table:table-cell>
          <table:table-cell office:value-type="float" office:value="6362">
            <text:p>6362</text:p>
          </table:table-cell>
          <table:table-cell office:value-type="float" office:value="9800">
            <text:p>9800</text:p>
          </table:table-cell>
          <table:table-cell office:value-type="float" office:value="17055">
            <text:p>17055</text:p>
          </table:table-cell>
          <table:table-cell office:value-type="float" office:value="15460">
            <text:p>15460</text:p>
          </table:table-cell>
          <table:table-cell office:value-type="float" office:value="13450">
            <text:p>13450</text:p>
          </table:table-cell>
          <table:table-cell office:value-type="float" office:value="12500">
            <text:p>12500</text:p>
          </table:table-cell>
          <table:table-cell office:value-type="float" office:value="10750">
            <text:p>10750</text:p>
          </table:table-cell>
          <table:table-cell office:value-type="float" office:value="7850">
            <text:p>7850</text:p>
          </table:table-cell>
          <table:table-cell office:value-type="float" office:value="8550">
            <text:p>8550</text:p>
          </table:table-cell>
          <table:table-cell office:value-type="float" office:value="4500">
            <text:p>4500</text:p>
          </table:table-cell>
          <table:table-cell office:value-type="float" office:value="4950">
            <text:p>4950</text:p>
          </table:table-cell>
          <table:table-cell table:number-columns-repeated="2"/>
          <table:table-cell office:value-type="float" office:value="2.8019">
            <text:p>2.8019</text:p>
          </table:table-cell>
          <table:table-cell office:value-type="float" office:value="3.7012">
            <text:p>3.7012</text:p>
          </table:table-cell>
          <table:table-cell office:value-type="float" office:value="3.2555">
            <text:p>3.2555</text:p>
          </table:table-cell>
          <table:table-cell office:value-type="float" office:value="3.8188">
            <text:p>3.8188</text:p>
          </table:table-cell>
          <table:table-cell office:value-type="float" office:value="4.2714">
            <text:p>4.2714</text:p>
          </table:table-cell>
          <table:table-cell office:value-type="float" office:value="3.5199">
            <text:p>3.5199</text:p>
          </table:table-cell>
          <table:table-cell office:value-type="float" office:value="3.6055">
            <text:p>3.6055</text:p>
          </table:table-cell>
          <table:table-cell office:value-type="float" office:value="3.4453">
            <text:p>3.4453</text:p>
          </table:table-cell>
          <table:table-cell office:value-type="float" office:value="3.8405">
            <text:p>3.8405</text:p>
          </table:table-cell>
          <table:table-cell office:value-type="float" office:value="3.37">
            <text:p>3.37</text:p>
          </table:table-cell>
          <table:table-cell office:value-type="float" office:value="3.9061">
            <text:p>3.9061</text:p>
          </table:table-cell>
          <table:table-cell office:value-type="float" office:value="4.2713">
            <text:p>4.2713</text:p>
          </table:table-cell>
          <table:table-cell office:value-type="float" office:value="4.7547">
            <text:p>4.7547</text:p>
          </table:table-cell>
          <table:table-cell office:value-type="float" office:value="5.2161">
            <text:p>5.2161</text:p>
          </table:table-cell>
          <table:table-cell office:value-type="float" office:value="6.4361">
            <text:p>6.4361</text:p>
          </table:table-cell>
          <table:table-cell office:value-type="float" office:value="4.1829">
            <text:p>4.1829</text:p>
          </table:table-cell>
          <table:table-cell office:value-type="float" office:value="3.944">
            <text:p>3.944</text:p>
          </table:table-cell>
          <table:table-cell office:value-type="float" office:value="3.5696">
            <text:p>3.5696</text:p>
          </table:table-cell>
          <table:table-cell office:value-type="float" office:value="2.9939">
            <text:p>2.9939</text:p>
          </table:table-cell>
          <table:table-cell office:value-type="float" office:value="2.9985">
            <text:p>2.9985</text:p>
          </table:table-cell>
          <table:table-cell office:value-type="float" office:value="1.4513">
            <text:p>1.4513</text:p>
          </table:table-cell>
          <table:table-cell office:value-type="float" office:value="1.0058">
            <text:p>1.0058</text:p>
          </table:table-cell>
          <table:table-cell office:value-type="float" office:value="2.0216">
            <text:p>2.0216</text:p>
          </table:table-cell>
          <table:table-cell office:value-type="float" office:value="2.2706">
            <text:p>2.2706</text:p>
          </table:table-cell>
          <table:table-cell office:value-type="float" office:value="4.0907">
            <text:p>4.0907</text:p>
          </table:table-cell>
          <table:table-cell office:value-type="float" office:value="4.8407">
            <text:p>4.8407</text:p>
          </table:table-cell>
          <table:table-cell office:value-type="float" office:value="2.7611">
            <text:p>2.7611</text:p>
          </table:table-cell>
          <table:table-cell office:value-type="float" office:value="3.4432">
            <text:p>3.4432</text:p>
          </table:table-cell>
          <table:table-cell office:value-type="float" office:value="4.347">
            <text:p>4.347</text:p>
          </table:table-cell>
          <table:table-cell office:value-type="float" office:value="4.1767">
            <text:p>4.1767</text:p>
          </table:table-cell>
          <table:table-cell office:value-type="float" office:value="3.3699">
            <text:p>3.3699</text:p>
          </table:table-cell>
          <table:table-cell office:value-type="float" office:value="3.0381">
            <text:p>3.0381</text:p>
          </table:table-cell>
          <table:table-cell office:value-type="float" office:value="2.0435">
            <text:p>2.0435</text:p>
          </table:table-cell>
          <table:table-cell office:value-type="float" office:value="2.2309">
            <text:p>2.2309</text:p>
          </table:table-cell>
          <table:table-cell office:value-type="float" office:value="1.4349">
            <text:p>1.4349</text:p>
          </table:table-cell>
          <table:table-cell office:value-type="float" office:value="1.7568">
            <text:p>1.7568</text:p>
          </table:table-cell>
          <table:table-cell office:value-type="float" office:value="2.5072">
            <text:p>2.5072</text:p>
          </table:table-cell>
          <table:table-cell office:value-type="float" office:value="1.2135">
            <text:p>1.2135</text:p>
          </table:table-cell>
          <table:table-cell office:value-type="float" office:value="0.8141">
            <text:p>0.8141</text:p>
          </table:table-cell>
          <table:table-cell office:value-type="float" office:value="0.1497">
            <text:p>0.1497</text:p>
          </table:table-cell>
          <table:table-cell office:value-type="float" office:value="0.1973">
            <text:p>0.1973</text:p>
          </table:table-cell>
          <table:table-cell office:value-type="float" office:value="0.2511">
            <text:p>0.2511</text:p>
          </table:table-cell>
          <table:table-cell office:value-type="float" office:value="0.3799">
            <text:p>0.3799</text:p>
          </table:table-cell>
          <table:table-cell office:value-type="float" office:value="0.6494">
            <text:p>0.6494</text:p>
          </table:table-cell>
          <table:table-cell office:value-type="float" office:value="0.5785">
            <text:p>0.5785</text:p>
          </table:table-cell>
          <table:table-cell office:value-type="float" office:value="0.4946">
            <text:p>0.4946</text:p>
          </table:table-cell>
          <table:table-cell office:value-type="float" office:value="0.452">
            <text:p>0.452</text:p>
          </table:table-cell>
          <table:table-cell office:value-type="float" office:value="0.3823">
            <text:p>0.3823</text:p>
          </table:table-cell>
          <table:table-cell office:value-type="float" office:value="0.2746">
            <text:p>0.2746</text:p>
          </table:table-cell>
          <table:table-cell office:value-type="float" office:value="0.2944">
            <text:p>0.2944</text:p>
          </table:table-cell>
          <table:table-cell office:value-type="float" office:value="0.1525">
            <text:p>0.1525</text:p>
          </table:table-cell>
          <table:table-cell office:value-type="float" office:value="0.1652">
            <text:p>0.1652</text:p>
          </table:table-cell>
          <table:table-cell table:number-columns-repeated="2"/>
          <table:table-cell office:value-type="float" office:value="76805.66">
            <text:p>76805.66</text:p>
          </table:table-cell>
          <table:table-cell office:value-type="float" office:value="103615.52">
            <text:p>103615.52</text:p>
          </table:table-cell>
          <table:table-cell office:value-type="float" office:value="92477.64">
            <text:p>92477.64</text:p>
          </table:table-cell>
          <table:table-cell office:value-type="float" office:value="113164.86">
            <text:p>113164.86</text:p>
          </table:table-cell>
          <table:table-cell office:value-type="float" office:value="130763.16">
            <text:p>130763.16</text:p>
          </table:table-cell>
          <table:table-cell office:value-type="float" office:value="110819.32">
            <text:p>110819.32</text:p>
          </table:table-cell>
          <table:table-cell office:value-type="float" office:value="117260.34">
            <text:p>117260.34</text:p>
          </table:table-cell>
          <table:table-cell office:value-type="float" office:value="116491.34">
            <text:p>116491.34</text:p>
          </table:table-cell>
          <table:table-cell office:value-type="float" office:value="135469.84">
            <text:p>135469.84</text:p>
          </table:table-cell>
          <table:table-cell office:value-type="float" office:value="123284.88">
            <text:p>123284.88</text:p>
          </table:table-cell>
          <table:table-cell office:value-type="float" office:value="147283.26">
            <text:p>147283.26</text:p>
          </table:table-cell>
          <table:table-cell office:value-type="float" office:value="165923.66">
            <text:p>165923.66</text:p>
          </table:table-cell>
          <table:table-cell office:value-type="float" office:value="191896.33">
            <text:p>191896.33</text:p>
          </table:table-cell>
          <table:table-cell office:value-type="float" office:value="214057.92">
            <text:p>214057.92</text:p>
          </table:table-cell>
          <table:table-cell office:value-type="float" office:value="278234.31">
            <text:p>278234.31</text:p>
          </table:table-cell>
          <table:table-cell office:value-type="float" office:value="188304.53">
            <text:p>188304.53</text:p>
          </table:table-cell>
          <table:table-cell office:value-type="float" office:value="185144.36">
            <text:p>185144.36</text:p>
          </table:table-cell>
          <table:table-cell office:value-type="float" office:value="175418.99">
            <text:p>175418.99</text:p>
          </table:table-cell>
          <table:table-cell office:value-type="float" office:value="151194">
            <text:p>151194.00</text:p>
          </table:table-cell>
          <table:table-cell office:value-type="float" office:value="152693.62">
            <text:p>152693.62</text:p>
          </table:table-cell>
          <table:table-cell office:value-type="float" office:value="79582.38">
            <text:p>79582.38</text:p>
          </table:table-cell>
          <table:table-cell office:value-type="float" office:value="56364.28">
            <text:p>56364.28</text:p>
          </table:table-cell>
          <table:table-cell office:value-type="float" office:value="113050.59">
            <text:p>113050.59</text:p>
          </table:table-cell>
          <table:table-cell office:value-type="float" office:value="131774.01">
            <text:p>131774.01</text:p>
          </table:table-cell>
          <table:table-cell office:value-type="float" office:value="244448.12">
            <text:p>244448.12</text:p>
          </table:table-cell>
          <table:table-cell office:value-type="float" office:value="273971.92">
            <text:p>273971.92</text:p>
          </table:table-cell>
          <table:table-cell office:value-type="float" office:value="173186.94">
            <text:p>173186.94</text:p>
          </table:table-cell>
          <table:table-cell office:value-type="float" office:value="219700.61">
            <text:p>219700.61</text:p>
          </table:table-cell>
          <table:table-cell office:value-type="float" office:value="277774.3">
            <text:p>277774.30</text:p>
          </table:table-cell>
          <table:table-cell office:value-type="float" office:value="276431.21">
            <text:p>276431.21</text:p>
          </table:table-cell>
          <table:table-cell office:value-type="float" office:value="236009.73">
            <text:p>236009.73</text:p>
          </table:table-cell>
          <table:table-cell office:value-type="float" office:value="217822.21">
            <text:p>217822.21</text:p>
          </table:table-cell>
          <table:table-cell office:value-type="float" office:value="146642.65">
            <text:p>146642.65</text:p>
          </table:table-cell>
          <table:table-cell office:value-type="float" office:value="164545.89">
            <text:p>164545.89</text:p>
          </table:table-cell>
          <table:table-cell office:value-type="float" office:value="109198.07">
            <text:p>109198.07</text:p>
          </table:table-cell>
          <table:table-cell office:value-type="float" office:value="136501.88">
            <text:p>136501.88</text:p>
          </table:table-cell>
          <table:table-cell office:value-type="float" office:value="192247.47">
            <text:p>192247.47</text:p>
          </table:table-cell>
          <table:table-cell office:value-type="float" office:value="99494.98">
            <text:p>99494.98</text:p>
          </table:table-cell>
          <table:table-cell office:value-type="float" office:value="66966.15">
            <text:p>66966.15</text:p>
          </table:table-cell>
          <table:table-cell office:value-type="float" office:value="12693.29">
            <text:p>12693.29</text:p>
          </table:table-cell>
          <table:table-cell office:value-type="float" office:value="16857.14">
            <text:p>16857.14</text:p>
          </table:table-cell>
          <table:table-cell office:value-type="float" office:value="21863.21">
            <text:p>21863.21</text:p>
          </table:table-cell>
          <table:table-cell office:value-type="float" office:value="33509.14">
            <text:p>33509.14</text:p>
          </table:table-cell>
          <table:table-cell office:value-type="float" office:value="58272.78">
            <text:p>58272.78</text:p>
          </table:table-cell>
          <table:table-cell office:value-type="float" office:value="52927.46">
            <text:p>52927.46</text:p>
          </table:table-cell>
          <table:table-cell office:value-type="float" office:value="46071.74">
            <text:p>46071.74</text:p>
          </table:table-cell>
          <table:table-cell office:value-type="float" office:value="42859.53">
            <text:p>42859.53</text:p>
          </table:table-cell>
          <table:table-cell office:value-type="float" office:value="30016.76">
            <text:p>30016.76</text:p>
          </table:table-cell>
          <table:table-cell office:value-type="float" office:value="26905.76">
            <text:p>26905.76</text:p>
          </table:table-cell>
          <table:table-cell office:value-type="float" office:value="27030.09">
            <text:p>27030.09</text:p>
          </table:table-cell>
          <table:table-cell office:value-type="float" office:value="14226.37">
            <text:p>14226.37</text:p>
          </table:table-cell>
          <table:table-cell office:value-type="float" office:value="15649">
            <text:p>15649.00</text:p>
          </table:table-cell>
          <table:table-cell table:number-columns-repeated="3"/>
          <table:table-cell office:value-type="string">
            <text:p>34209.04</text:p>
          </table:table-cell>
          <table:table-cell office:value-type="string">
            <text:p>46150.08</text:p>
          </table:table-cell>
          <table:table-cell office:value-type="string">
            <text:p>41189.30</text:p>
          </table:table-cell>
          <table:table-cell office:value-type="string">
            <text:p>50403.33</text:p>
          </table:table-cell>
          <table:table-cell office:value-type="string">
            <text:p>58241.56</text:p>
          </table:table-cell>
          <table:table-cell office:value-type="string">
            <text:p>49358.63</text:p>
          </table:table-cell>
          <table:table-cell office:value-type="string">
            <text:p>52227.45</text:p>
          </table:table-cell>
          <table:table-cell office:value-type="string">
            <text:p>51884.93</text:p>
          </table:table-cell>
          <table:table-cell office:value-type="string">
            <text:p>60337.91</text:p>
          </table:table-cell>
          <table:table-cell office:value-type="string">
            <text:p>54910.76</text:p>
          </table:table-cell>
          <table:table-cell office:value-type="string">
            <text:p>65599.57</text:p>
          </table:table-cell>
          <table:table-cell office:value-type="string">
            <text:p>73901.95</text:p>
          </table:table-cell>
          <table:table-cell office:value-type="string">
            <text:p>85470.11</text:p>
          </table:table-cell>
          <table:table-cell office:value-type="string">
            <text:p>95340.83</text:p>
          </table:table-cell>
          <table:table-cell office:value-type="string">
            <text:p>123924.82</text:p>
          </table:table-cell>
          <table:table-cell office:value-type="string">
            <text:p>83870.34</text:p>
          </table:table-cell>
          <table:table-cell office:value-type="string">
            <text:p>82462.81</text:p>
          </table:table-cell>
          <table:table-cell office:value-type="string">
            <text:p>78131.15</text:p>
          </table:table-cell>
          <table:table-cell office:value-type="string">
            <text:p>67341.41</text:p>
          </table:table-cell>
          <table:table-cell office:value-type="string">
            <text:p>68009.33</text:p>
          </table:table-cell>
          <table:table-cell office:value-type="string">
            <text:p>35445.78</text:p>
          </table:table-cell>
          <table:table-cell office:value-type="string">
            <text:p>25104.50</text:p>
          </table:table-cell>
          <table:table-cell office:value-type="string">
            <text:p>50352.43</text:p>
          </table:table-cell>
          <table:table-cell office:value-type="string">
            <text:p>58691.80</text:p>
          </table:table-cell>
          <table:table-cell office:value-type="string">
            <text:p>108876.54</text:p>
          </table:table-cell>
          <table:table-cell office:value-type="string">
            <text:p>122026.36</text:p>
          </table:table-cell>
          <table:table-cell office:value-type="string">
            <text:p>77137.00</text:p>
          </table:table-cell>
          <table:table-cell office:value-type="string">
            <text:p>97854.07</text:p>
          </table:table-cell>
          <table:table-cell office:value-type="string">
            <text:p>123719.94</text:p>
          </table:table-cell>
          <table:table-cell office:value-type="string">
            <text:p>123121.73</text:p>
          </table:table-cell>
          <table:table-cell office:value-type="string">
            <text:p>105118.11</text:p>
          </table:table-cell>
          <table:table-cell office:value-type="string">
            <text:p>97017.43</text:p>
          </table:table-cell>
          <table:table-cell office:value-type="string">
            <text:p>65314.24</text:p>
          </table:table-cell>
          <table:table-cell office:value-type="string">
            <text:p>73288.30</text:p>
          </table:table-cell>
          <table:table-cell office:value-type="string">
            <text:p>48636.53</text:p>
          </table:table-cell>
          <table:table-cell office:value-type="string">
            <text:p>60797.57</text:p>
          </table:table-cell>
          <table:table-cell office:value-type="string">
            <text:p>85626.51</text:p>
          </table:table-cell>
          <table:table-cell office:value-type="string">
            <text:p>44314.80</text:p>
          </table:table-cell>
          <table:table-cell office:value-type="string">
            <text:p>29826.55</text:p>
          </table:table-cell>
          <table:table-cell office:value-type="string">
            <text:p>5653.56</text:p>
          </table:table-cell>
          <table:table-cell office:value-type="string">
            <text:p>7508.13</text:p>
          </table:table-cell>
          <table:table-cell office:value-type="string">
            <text:p>9737.82</text:p>
          </table:table-cell>
          <table:table-cell office:value-type="string">
            <text:p>14924.88</text:p>
          </table:table-cell>
          <table:table-cell office:value-type="string">
            <text:p>25954.54</text:p>
          </table:table-cell>
          <table:table-cell office:value-type="string">
            <text:p>23573.75</text:p>
          </table:table-cell>
          <table:table-cell office:value-type="string">
            <text:p>20520.23</text:p>
          </table:table-cell>
          <table:table-cell office:value-type="string">
            <text:p>19089.52</text:p>
          </table:table-cell>
          <table:table-cell office:value-type="string">
            <text:p>13369.38</text:p>
          </table:table-cell>
          <table:table-cell office:value-type="string">
            <text:p>11983.75</text:p>
          </table:table-cell>
          <table:table-cell office:value-type="string">
            <text:p>12039.13</text:p>
          </table:table-cell>
          <table:table-cell office:value-type="string">
            <text:p>6336.39</text:p>
          </table:table-cell>
          <table:table-cell office:value-type="string">
            <text:p>6970.02</text:p>
          </table:table-cell>
          <table:table-cell table:number-columns-repeated="3"/>
          <table:table-cell office:value-type="float" office:value="9.76">
            <text:p>9.76</text:p>
          </table:table-cell>
          <table:table-cell office:value-type="float" office:value="12.68">
            <text:p>12.68</text:p>
          </table:table-cell>
          <table:table-cell office:value-type="float" office:value="10.91">
            <text:p>10.91</text:p>
          </table:table-cell>
          <table:table-cell office:value-type="float" office:value="12.88">
            <text:p>12.88</text:p>
          </table:table-cell>
          <table:table-cell office:value-type="float" office:value="14.38">
            <text:p>14.38</text:p>
          </table:table-cell>
          <table:table-cell office:value-type="float" office:value="11.78">
            <text:p>11.78</text:p>
          </table:table-cell>
          <table:table-cell office:value-type="float" office:value="12.06">
            <text:p>12.06</text:p>
          </table:table-cell>
          <table:table-cell office:value-type="float" office:value="11.6">
            <text:p>11.60</text:p>
          </table:table-cell>
          <table:table-cell office:value-type="float" office:value="13.06">
            <text:p>13.06</text:p>
          </table:table-cell>
          <table:table-cell office:value-type="float" office:value="11.5">
            <text:p>11.50</text:p>
          </table:table-cell>
          <table:table-cell office:value-type="float" office:value="13.28">
            <text:p>13.28</text:p>
          </table:table-cell>
          <table:table-cell office:value-type="float" office:value="14.45">
            <text:p>14.45</text:p>
          </table:table-cell>
          <table:table-cell office:value-type="float" office:value="16.15">
            <text:p>16.15</text:p>
          </table:table-cell>
          <table:table-cell office:value-type="float" office:value="17.4">
            <text:p>17.40</text:p>
          </table:table-cell>
          <table:table-cell office:value-type="float" office:value="21.84">
            <text:p>21.84</text:p>
          </table:table-cell>
          <table:table-cell office:value-type="float" office:value="14.27">
            <text:p>14.27</text:p>
          </table:table-cell>
          <table:table-cell office:value-type="float" office:value="13.54">
            <text:p>13.54</text:p>
          </table:table-cell>
          <table:table-cell office:value-type="float" office:value="12.4">
            <text:p>12.40</text:p>
          </table:table-cell>
          <table:table-cell office:value-type="float" office:value="10.34">
            <text:p>10.34</text:p>
          </table:table-cell>
          <table:table-cell office:value-type="float" office:value="10.11">
            <text:p>10.11</text:p>
          </table:table-cell>
          <table:table-cell office:value-type="float" office:value="5.12">
            <text:p>5.12</text:p>
          </table:table-cell>
          <table:table-cell office:value-type="float" office:value="3.52">
            <text:p>3.52</text:p>
          </table:table-cell>
          <table:table-cell office:value-type="float" office:value="6.88">
            <text:p>6.88</text:p>
          </table:table-cell>
          <table:table-cell office:value-type="float" office:value="7.81">
            <text:p>7.81</text:p>
          </table:table-cell>
          <table:table-cell office:value-type="float" office:value="14.11">
            <text:p>14.11</text:p>
          </table:table-cell>
          <table:table-cell office:value-type="float" office:value="15.4">
            <text:p>15.40</text:p>
          </table:table-cell>
          <table:table-cell office:value-type="float" office:value="9.48">
            <text:p>9.48</text:p>
          </table:table-cell>
          <table:table-cell office:value-type="float" office:value="11.71">
            <text:p>11.71</text:p>
          </table:table-cell>
          <table:table-cell office:value-type="float" office:value="14.43">
            <text:p>14.43</text:p>
          </table:table-cell>
          <table:table-cell office:value-type="float" office:value="14">
            <text:p>14.00</text:p>
          </table:table-cell>
          <table:table-cell office:value-type="float" office:value="11.67">
            <text:p>11.67</text:p>
          </table:table-cell>
          <table:table-cell office:value-type="float" office:value="10.53">
            <text:p>10.53</text:p>
          </table:table-cell>
          <table:table-cell office:value-type="float" office:value="6.93">
            <text:p>6.93</text:p>
          </table:table-cell>
          <table:table-cell office:value-type="float" office:value="7.61">
            <text:p>7.61</text:p>
          </table:table-cell>
          <table:table-cell office:value-type="float" office:value="4.94">
            <text:p>4.94</text:p>
          </table:table-cell>
          <table:table-cell office:value-type="float" office:value="6.05">
            <text:p>6.05</text:p>
          </table:table-cell>
          <table:table-cell office:value-type="float" office:value="8.35">
            <text:p>8.35</text:p>
          </table:table-cell>
          <table:table-cell office:value-type="float" office:value="4.24">
            <text:p>4.24</text:p>
          </table:table-cell>
          <table:table-cell office:value-type="float" office:value="2.8">
            <text:p>2.80</text:p>
          </table:table-cell>
          <table:table-cell office:value-type="float" office:value="0.52">
            <text:p>0.52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1.3">
            <text:p>1.30</text:p>
          </table:table-cell>
          <table:table-cell office:value-type="float" office:value="2.22">
            <text:p>2.22</text:p>
          </table:table-cell>
          <table:table-cell office:value-type="float" office:value="1.98">
            <text:p>1.98</text:p>
          </table:table-cell>
          <table:table-cell office:value-type="float" office:value="1.69">
            <text:p>1.69</text:p>
          </table:table-cell>
          <table:table-cell office:value-type="float" office:value="1.55">
            <text:p>1.55</text:p>
          </table:table-cell>
          <table:table-cell office:value-type="float" office:value="1.07">
            <text:p>1.0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table:number-columns-repeated="3"/>
          <table:table-cell office:value-type="float" office:value="4.35">
            <text:p>4.35</text:p>
          </table:table-cell>
          <table:table-cell office:value-type="float" office:value="5.65">
            <text:p>5.65</text:p>
          </table:table-cell>
          <table:table-cell office:value-type="float" office:value="4.86">
            <text:p>4.86</text:p>
          </table:table-cell>
          <table:table-cell office:value-type="float" office:value="5.74">
            <text:p>5.74</text:p>
          </table:table-cell>
          <table:table-cell office:value-type="float" office:value="6.4">
            <text:p>6.40</text:p>
          </table:table-cell>
          <table:table-cell office:value-type="float" office:value="5.25">
            <text:p>5.25</text:p>
          </table:table-cell>
          <table:table-cell office:value-type="float" office:value="5.37">
            <text:p>5.37</text:p>
          </table:table-cell>
          <table:table-cell office:value-type="float" office:value="5.17">
            <text:p>5.17</text:p>
          </table:table-cell>
          <table:table-cell office:value-type="float" office:value="5.82">
            <text:p>5.82</text:p>
          </table:table-cell>
          <table:table-cell office:value-type="float" office:value="5.12">
            <text:p>5.12</text:p>
          </table:table-cell>
          <table:table-cell office:value-type="float" office:value="5.91">
            <text:p>5.91</text:p>
          </table:table-cell>
          <table:table-cell office:value-type="float" office:value="6.44">
            <text:p>6.44</text:p>
          </table:table-cell>
          <table:table-cell office:value-type="float" office:value="7.19">
            <text:p>7.19</text:p>
          </table:table-cell>
          <table:table-cell office:value-type="float" office:value="7.75">
            <text:p>7.75</text:p>
          </table:table-cell>
          <table:table-cell office:value-type="float" office:value="9.73">
            <text:p>9.73</text:p>
          </table:table-cell>
          <table:table-cell office:value-type="float" office:value="6.36">
            <text:p>6.36</text:p>
          </table:table-cell>
          <table:table-cell office:value-type="float" office:value="6.03">
            <text:p>6.03</text:p>
          </table:table-cell>
          <table:table-cell office:value-type="float" office:value="5.52">
            <text:p>5.52</text:p>
          </table:table-cell>
          <table:table-cell office:value-type="float" office:value="4.6">
            <text:p>4.60</text:p>
          </table:table-cell>
          <table:table-cell office:value-type="float" office:value="4.51">
            <text:p>4.51</text:p>
          </table:table-cell>
          <table:table-cell office:value-type="float" office:value="2.28">
            <text:p>2.28</text:p>
          </table:table-cell>
          <table:table-cell office:value-type="float" office:value="1.57">
            <text:p>1.57</text:p>
          </table:table-cell>
          <table:table-cell office:value-type="float" office:value="3.07">
            <text:p>3.07</text:p>
          </table:table-cell>
          <table:table-cell office:value-type="float" office:value="3.48">
            <text:p>3.48</text:p>
          </table:table-cell>
          <table:table-cell office:value-type="float" office:value="6.29">
            <text:p>6.29</text:p>
          </table:table-cell>
          <table:table-cell office:value-type="float" office:value="6.86">
            <text:p>6.86</text:p>
          </table:table-cell>
          <table:table-cell office:value-type="float" office:value="4.22">
            <text:p>4.22</text:p>
          </table:table-cell>
          <table:table-cell office:value-type="float" office:value="5.21">
            <text:p>5.21</text:p>
          </table:table-cell>
          <table:table-cell office:value-type="float" office:value="6.43">
            <text:p>6.43</text:p>
          </table:table-cell>
          <table:table-cell office:value-type="float" office:value="6.24">
            <text:p>6.24</text:p>
          </table:table-cell>
          <table:table-cell office:value-type="float" office:value="5.2">
            <text:p>5.20</text:p>
          </table:table-cell>
          <table:table-cell office:value-type="float" office:value="4.69">
            <text:p>4.69</text:p>
          </table:table-cell>
          <table:table-cell office:value-type="float" office:value="3.09">
            <text:p>3.09</text:p>
          </table:table-cell>
          <table:table-cell office:value-type="float" office:value="3.39">
            <text:p>3.39</text:p>
          </table:table-cell>
          <table:table-cell office:value-type="float" office:value="2.2">
            <text:p>2.20</text:p>
          </table:table-cell>
          <table:table-cell office:value-type="float" office:value="2.7">
            <text:p>2.70</text:p>
          </table:table-cell>
          <table:table-cell office:value-type="float" office:value="3.72">
            <text:p>3.72</text:p>
          </table:table-cell>
          <table:table-cell office:value-type="float" office:value="1.89">
            <text:p>1.89</text:p>
          </table:table-cell>
          <table:table-cell office:value-type="float" office:value="1.25">
            <text:p>1.25</text:p>
          </table:table-cell>
          <table:table-cell office:value-type="float" office:value="0.23">
            <text:p>0.23</text:p>
          </table:table-cell>
          <table:table-cell office:value-type="float" office:value="0.3">
            <text:p>0.30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48">
            <text:p>0.48</text:p>
          </table:table-cell>
          <table:table-cell office:value-type="float" office:value="0.42">
            <text:p>0.42</text:p>
          </table:table-cell>
          <table:table-cell office:value-type="float" office:value="0.41">
            <text:p>0.41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Viet Nam</text:p>
          </table:table-cell>
          <table:table-cell office:value-type="float" office:value="237">
            <text:p>237</text:p>
          </table:table-cell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3397">
            <text:p>3397</text:p>
          </table:table-cell>
          <table:table-cell office:value-type="float" office:value="3297">
            <text:p>3297</text:p>
          </table:table-cell>
          <table:table-cell office:value-type="float" office:value="3147">
            <text:p>3147</text:p>
          </table:table-cell>
          <table:table-cell office:value-type="float" office:value="2997">
            <text:p>2997</text:p>
          </table:table-cell>
          <table:table-cell office:value-type="float" office:value="2747">
            <text:p>2747</text:p>
          </table:table-cell>
          <table:table-cell office:value-type="float" office:value="2038">
            <text:p>2038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798">
            <text:p>1798</text:p>
          </table:table-cell>
          <table:table-cell office:value-type="float" office:value="1499">
            <text:p>1499</text:p>
          </table:table-cell>
          <table:table-cell office:value-type="float" office:value="1049">
            <text:p>1049</text:p>
          </table:table-cell>
          <table:table-cell office:value-type="float" office:value="999">
            <text:p>999</text:p>
          </table:table-cell>
          <table:table-cell office:value-type="float" office:value="899">
            <text:p>899</text:p>
          </table:table-cell>
          <table:table-cell office:value-type="float" office:value="999">
            <text:p>999</text:p>
          </table:table-cell>
          <table:table-cell office:value-type="float" office:value="2198">
            <text:p>2198</text:p>
          </table:table-cell>
          <table:table-cell office:value-type="float" office:value="2248">
            <text:p>2248</text:p>
          </table:table-cell>
          <table:table-cell office:value-type="float" office:value="2887">
            <text:p>2887</text:p>
          </table:table-cell>
          <table:table-cell office:value-type="float" office:value="3007">
            <text:p>3007</text:p>
          </table:table-cell>
          <table:table-cell office:value-type="float" office:value="2228">
            <text:p>2228</text:p>
          </table:table-cell>
          <table:table-cell office:value-type="float" office:value="2108">
            <text:p>2108</text:p>
          </table:table-cell>
          <table:table-cell office:value-type="float" office:value="2308">
            <text:p>2308</text:p>
          </table:table-cell>
          <table:table-cell office:value-type="float" office:value="3467">
            <text:p>3467</text:p>
          </table:table-cell>
          <table:table-cell office:value-type="float" office:value="4086">
            <text:p>4086</text:p>
          </table:table-cell>
          <table:table-cell office:value-type="float" office:value="4525">
            <text:p>4525</text:p>
          </table:table-cell>
          <table:table-cell office:value-type="float" office:value="4446">
            <text:p>4446</text:p>
          </table:table-cell>
          <table:table-cell office:value-type="float" office:value="4595">
            <text:p>4595</text:p>
          </table:table-cell>
          <table:table-cell office:value-type="float" office:value="4266">
            <text:p>4266</text:p>
          </table:table-cell>
          <table:table-cell office:value-type="float" office:value="4176">
            <text:p>4176</text:p>
          </table:table-cell>
          <table:table-cell office:value-type="float" office:value="3297">
            <text:p>3297</text:p>
          </table:table-cell>
          <table:table-cell office:value-type="float" office:value="3097">
            <text:p>3097</text:p>
          </table:table-cell>
          <table:table-cell office:value-type="float" office:value="8292">
            <text:p>8292</text:p>
          </table:table-cell>
          <table:table-cell office:value-type="float" office:value="12787">
            <text:p>12787</text:p>
          </table:table-cell>
          <table:table-cell office:value-type="float" office:value="5195">
            <text:p>5195</text:p>
          </table:table-cell>
          <table:table-cell office:value-type="float" office:value="8691">
            <text:p>8691</text:p>
          </table:table-cell>
          <table:table-cell office:value-type="float" office:value="17882">
            <text:p>17882</text:p>
          </table:table-cell>
          <table:table-cell office:value-type="float" office:value="11189">
            <text:p>11189</text:p>
          </table:table-cell>
          <table:table-cell office:value-type="float" office:value="13986">
            <text:p>13986</text:p>
          </table:table-cell>
          <table:table-cell office:value-type="float" office:value="21978">
            <text:p>21978</text:p>
          </table:table-cell>
          <table:table-cell office:value-type="float" office:value="22178">
            <text:p>22178</text:p>
          </table:table-cell>
          <table:table-cell office:value-type="float" office:value="18781">
            <text:p>18781</text:p>
          </table:table-cell>
          <table:table-cell office:value-type="float" office:value="33566">
            <text:p>33566</text:p>
          </table:table-cell>
          <table:table-cell office:value-type="float" office:value="39960">
            <text:p>39960</text:p>
          </table:table-cell>
          <table:table-cell office:value-type="float" office:value="35065">
            <text:p>35065</text:p>
          </table:table-cell>
          <table:table-cell office:value-type="float" office:value="25774">
            <text:p>25774</text:p>
          </table:table-cell>
          <table:table-cell office:value-type="float" office:value="33467">
            <text:p>33467</text:p>
          </table:table-cell>
          <table:table-cell office:value-type="float" office:value="28571">
            <text:p>28571</text:p>
          </table:table-cell>
          <table:table-cell office:value-type="float" office:value="16084">
            <text:p>16084</text:p>
          </table:table-cell>
          <table:table-cell office:value-type="float" office:value="7992">
            <text:p>7992</text:p>
          </table:table-cell>
          <table:table-cell office:value-type="float" office:value="12088">
            <text:p>12088</text:p>
          </table:table-cell>
          <table:table-cell office:value-type="float" office:value="12488">
            <text:p>12488</text:p>
          </table:table-cell>
          <table:table-cell office:value-type="float" office:value="12779">
            <text:p>12779</text:p>
          </table:table-cell>
          <table:table-cell office:value-type="float" office:value="8820">
            <text:p>8820</text:p>
          </table:table-cell>
          <table:table-cell table:number-columns-repeated="2"/>
          <table:table-cell office:value-type="float" office:value="0.1001">
            <text:p>0.1001</text:p>
          </table:table-cell>
          <table:table-cell office:value-type="float" office:value="0.0943">
            <text:p>0.0943</text:p>
          </table:table-cell>
          <table:table-cell office:value-type="float" office:value="0.0874">
            <text:p>0.0874</text:p>
          </table:table-cell>
          <table:table-cell office:value-type="float" office:value="0.0808">
            <text:p>0.0808</text:p>
          </table:table-cell>
          <table:table-cell office:value-type="float" office:value="0.072">
            <text:p>0.072</text:p>
          </table:table-cell>
          <table:table-cell office:value-type="float" office:value="0.0519">
            <text:p>0.0519</text:p>
          </table:table-cell>
          <table:table-cell office:value-type="float" office:value="0.0494">
            <text:p>0.0494</text:p>
          </table:table-cell>
          <table:table-cell office:value-type="float" office:value="0.0481">
            <text:p>0.0481</text:p>
          </table:table-cell>
          <table:table-cell office:value-type="float" office:value="0.0421">
            <text:p>0.0421</text:p>
          </table:table-cell>
          <table:table-cell office:value-type="float" office:value="0.0342">
            <text:p>0.0342</text:p>
          </table:table-cell>
          <table:table-cell office:value-type="float" office:value="0.0234">
            <text:p>0.0234</text:p>
          </table:table-cell>
          <table:table-cell office:value-type="float" office:value="0.0217">
            <text:p>0.0217</text:p>
          </table:table-cell>
          <table:table-cell office:value-type="float" office:value="0.0191">
            <text:p>0.0191</text:p>
          </table:table-cell>
          <table:table-cell office:value-type="float" office:value="0.0208">
            <text:p>0.0208</text:p>
          </table:table-cell>
          <table:table-cell table:number-columns-repeated="2" office:value-type="float" office:value="0.0447">
            <text:p>0.0447</text:p>
          </table:table-cell>
          <table:table-cell office:value-type="float" office:value="0.0562">
            <text:p>0.0562</text:p>
          </table:table-cell>
          <table:table-cell office:value-type="float" office:value="0.0573">
            <text:p>0.0573</text:p>
          </table:table-cell>
          <table:table-cell office:value-type="float" office:value="0.0415">
            <text:p>0.0415</text:p>
          </table:table-cell>
          <table:table-cell office:value-type="float" office:value="0.0384">
            <text:p>0.0384</text:p>
          </table:table-cell>
          <table:table-cell office:value-type="float" office:value="0.0411">
            <text:p>0.0411</text:p>
          </table:table-cell>
          <table:table-cell office:value-type="float" office:value="0.0603">
            <text:p>0.0603</text:p>
          </table:table-cell>
          <table:table-cell office:value-type="float" office:value="0.0694">
            <text:p>0.0694</text:p>
          </table:table-cell>
          <table:table-cell office:value-type="float" office:value="0.0751">
            <text:p>0.0751</text:p>
          </table:table-cell>
          <table:table-cell office:value-type="float" office:value="0.0721">
            <text:p>0.0721</text:p>
          </table:table-cell>
          <table:table-cell office:value-type="float" office:value="0.0728">
            <text:p>0.0728</text:p>
          </table:table-cell>
          <table:table-cell office:value-type="float" office:value="0.0661">
            <text:p>0.0661</text:p>
          </table:table-cell>
          <table:table-cell office:value-type="float" office:value="0.0633">
            <text:p>0.0633</text:p>
          </table:table-cell>
          <table:table-cell office:value-type="float" office:value="0.0489">
            <text:p>0.0489</text:p>
          </table:table-cell>
          <table:table-cell office:value-type="float" office:value="0.0449">
            <text:p>0.0449</text:p>
          </table:table-cell>
          <table:table-cell office:value-type="float" office:value="0.1178">
            <text:p>0.1178</text:p>
          </table:table-cell>
          <table:table-cell office:value-type="float" office:value="0.1778">
            <text:p>0.1778</text:p>
          </table:table-cell>
          <table:table-cell office:value-type="float" office:value="0.0708">
            <text:p>0.0708</text:p>
          </table:table-cell>
          <table:table-cell office:value-type="float" office:value="0.1163">
            <text:p>0.1163</text:p>
          </table:table-cell>
          <table:table-cell office:value-type="float" office:value="0.2352">
            <text:p>0.2352</text:p>
          </table:table-cell>
          <table:table-cell office:value-type="float" office:value="0.145">
            <text:p>0.145</text:p>
          </table:table-cell>
          <table:table-cell office:value-type="float" office:value="0.1789">
            <text:p>0.1789</text:p>
          </table:table-cell>
          <table:table-cell office:value-type="float" office:value="0.2777">
            <text:p>0.2777</text:p>
          </table:table-cell>
          <table:table-cell office:value-type="float" office:value="0.2771">
            <text:p>0.2771</text:p>
          </table:table-cell>
          <table:table-cell office:value-type="float" office:value="0.2322">
            <text:p>0.2322</text:p>
          </table:table-cell>
          <table:table-cell office:value-type="float" office:value="0.4107">
            <text:p>0.4107</text:p>
          </table:table-cell>
          <table:table-cell office:value-type="float" office:value="0.4841">
            <text:p>0.4841</text:p>
          </table:table-cell>
          <table:table-cell office:value-type="float" office:value="0.4207">
            <text:p>0.4207</text:p>
          </table:table-cell>
          <table:table-cell office:value-type="float" office:value="0.3063">
            <text:p>0.3063</text:p>
          </table:table-cell>
          <table:table-cell office:value-type="float" office:value="0.394">
            <text:p>0.394</text:p>
          </table:table-cell>
          <table:table-cell office:value-type="float" office:value="0.3332">
            <text:p>0.3332</text:p>
          </table:table-cell>
          <table:table-cell office:value-type="float" office:value="0.1858">
            <text:p>0.1858</text:p>
          </table:table-cell>
          <table:table-cell office:value-type="float" office:value="0.0915">
            <text:p>0.0915</text:p>
          </table:table-cell>
          <table:table-cell office:value-type="float" office:value="0.1371">
            <text:p>0.1371</text:p>
          </table:table-cell>
          <table:table-cell office:value-type="float" office:value="0.1402">
            <text:p>0.1402</text:p>
          </table:table-cell>
          <table:table-cell office:value-type="float" office:value="0.1421">
            <text:p>0.1421</text:p>
          </table:table-cell>
          <table:table-cell office:value-type="float" office:value="0.0971">
            <text:p>0.0971</text:p>
          </table:table-cell>
          <table:table-cell table:number-columns-repeated="2"/>
          <table:table-cell office:value-type="float" office:value="22094.98">
            <text:p>22094.98</text:p>
          </table:table-cell>
          <table:table-cell office:value-type="float" office:value="21445.12">
            <text:p>21445.12</text:p>
          </table:table-cell>
          <table:table-cell office:value-type="float" office:value="20470.35">
            <text:p>20470.35</text:p>
          </table:table-cell>
          <table:table-cell office:value-type="float" office:value="19495.57">
            <text:p>19495.57</text:p>
          </table:table-cell>
          <table:table-cell office:value-type="float" office:value="17870.94">
            <text:p>17870.94</text:p>
          </table:table-cell>
          <table:table-cell office:value-type="float" office:value="13256.99">
            <text:p>13256.99</text:p>
          </table:table-cell>
          <table:table-cell table:number-columns-repeated="2" office:value-type="float" office:value="12997.04">
            <text:p>12997.04</text:p>
          </table:table-cell>
          <table:table-cell office:value-type="float" office:value="11697.34">
            <text:p>11697.34</text:p>
          </table:table-cell>
          <table:table-cell office:value-type="float" office:value="9747.78">
            <text:p>9747.78</text:p>
          </table:table-cell>
          <table:table-cell office:value-type="float" office:value="6823.45">
            <text:p>6823.45</text:p>
          </table:table-cell>
          <table:table-cell office:value-type="float" office:value="6498.52">
            <text:p>6498.52</text:p>
          </table:table-cell>
          <table:table-cell office:value-type="float" office:value="5848.67">
            <text:p>5848.67</text:p>
          </table:table-cell>
          <table:table-cell office:value-type="float" office:value="6498.52">
            <text:p>6498.52</text:p>
          </table:table-cell>
          <table:table-cell office:value-type="float" office:value="14296.75">
            <text:p>14296.75</text:p>
          </table:table-cell>
          <table:table-cell office:value-type="float" office:value="14621.68">
            <text:p>14621.68</text:p>
          </table:table-cell>
          <table:table-cell office:value-type="float" office:value="18780.73">
            <text:p>18780.73</text:p>
          </table:table-cell>
          <table:table-cell office:value-type="float" office:value="19560.55">
            <text:p>19560.55</text:p>
          </table:table-cell>
          <table:table-cell office:value-type="float" office:value="14491.7">
            <text:p>14491.70</text:p>
          </table:table-cell>
          <table:table-cell office:value-type="float" office:value="13711.88">
            <text:p>13711.88</text:p>
          </table:table-cell>
          <table:table-cell office:value-type="float" office:value="15011.59">
            <text:p>15011.59</text:p>
          </table:table-cell>
          <table:table-cell office:value-type="float" office:value="22549.87">
            <text:p>22549.87</text:p>
          </table:table-cell>
          <table:table-cell office:value-type="float" office:value="26578.96">
            <text:p>26578.96</text:p>
          </table:table-cell>
          <table:table-cell office:value-type="float" office:value="29438.31">
            <text:p>29438.31</text:p>
          </table:table-cell>
          <table:table-cell office:value-type="float" office:value="28918.42">
            <text:p>28918.42</text:p>
          </table:table-cell>
          <table:table-cell office:value-type="float" office:value="29893.2">
            <text:p>29893.20</text:p>
          </table:table-cell>
          <table:table-cell office:value-type="float" office:value="27748.69">
            <text:p>27748.69</text:p>
          </table:table-cell>
          <table:table-cell office:value-type="float" office:value="27163.82">
            <text:p>27163.82</text:p>
          </table:table-cell>
          <table:table-cell office:value-type="float" office:value="21445.12">
            <text:p>21445.12</text:p>
          </table:table-cell>
          <table:table-cell office:value-type="float" office:value="20145.42">
            <text:p>20145.42</text:p>
          </table:table-cell>
          <table:table-cell office:value-type="float" office:value="53937.74">
            <text:p>53937.74</text:p>
          </table:table-cell>
          <table:table-cell office:value-type="float" office:value="83181.09">
            <text:p>83181.09</text:p>
          </table:table-cell>
          <table:table-cell office:value-type="float" office:value="33792.32">
            <text:p>33792.32</text:p>
          </table:table-cell>
          <table:table-cell office:value-type="float" office:value="56537.14">
            <text:p>56537.14</text:p>
          </table:table-cell>
          <table:table-cell office:value-type="float" office:value="116323.55">
            <text:p>116323.55</text:p>
          </table:table-cell>
          <table:table-cell office:value-type="float" office:value="72783.45">
            <text:p>72783.45</text:p>
          </table:table-cell>
          <table:table-cell office:value-type="float" office:value="90979.31">
            <text:p>90979.31</text:p>
          </table:table-cell>
          <table:table-cell office:value-type="float" office:value="142967.49">
            <text:p>142967.49</text:p>
          </table:table-cell>
          <table:table-cell office:value-type="float" office:value="144267.2">
            <text:p>144267.20</text:p>
          </table:table-cell>
          <table:table-cell office:value-type="float" office:value="122172.22">
            <text:p>122172.22</text:p>
          </table:table-cell>
          <table:table-cell office:value-type="float" office:value="218350.35">
            <text:p>218350.35</text:p>
          </table:table-cell>
          <table:table-cell office:value-type="float" office:value="259940.9">
            <text:p>259940.90</text:p>
          </table:table-cell>
          <table:table-cell office:value-type="float" office:value="228098.14">
            <text:p>228098.14</text:p>
          </table:table-cell>
          <table:table-cell office:value-type="float" office:value="167661.88">
            <text:p>167661.88</text:p>
          </table:table-cell>
          <table:table-cell office:value-type="float" office:value="217700.5">
            <text:p>217700.50</text:p>
          </table:table-cell>
          <table:table-cell office:value-type="float" office:value="185857.74">
            <text:p>185857.74</text:p>
          </table:table-cell>
          <table:table-cell office:value-type="float" office:value="104626.21">
            <text:p>104626.21</text:p>
          </table:table-cell>
          <table:table-cell office:value-type="float" office:value="51988.18">
            <text:p>51988.18</text:p>
          </table:table-cell>
          <table:table-cell office:value-type="float" office:value="78632.12">
            <text:p>78632.12</text:p>
          </table:table-cell>
          <table:table-cell office:value-type="float" office:value="81231.53">
            <text:p>81231.53</text:p>
          </table:table-cell>
          <table:table-cell office:value-type="float" office:value="83124.71">
            <text:p>83124.71</text:p>
          </table:table-cell>
          <table:table-cell office:value-type="float" office:value="57375.49">
            <text:p>57375.49</text:p>
          </table:table-cell>
          <table:table-cell table:number-columns-repeated="58"/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0.57">
            <text:p>0.57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34">
            <text:p>0.34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0.27">
            <text:p>0.27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29">
            <text:p>0.29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0.45">
            <text:p>0.45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0.32">
            <text:p>0.32</text:p>
          </table:table-cell>
          <table:table-cell office:value-type="float" office:value="0.29">
            <text:p>0.29</text:p>
          </table:table-cell>
          <table:table-cell office:value-type="float" office:value="0.77">
            <text:p>0.77</text:p>
          </table:table-cell>
          <table:table-cell office:value-type="float" office:value="1.16">
            <text:p>1.16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1.53">
            <text:p>1.53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81">
            <text:p>1.81</text:p>
          </table:table-cell>
          <table:table-cell office:value-type="float" office:value="1.8">
            <text:p>1.80</text:p>
          </table:table-cell>
          <table:table-cell office:value-type="float" office:value="1.51">
            <text:p>1.51</text:p>
          </table:table-cell>
          <table:table-cell office:value-type="float" office:value="2.67">
            <text:p>2.67</text:p>
          </table:table-cell>
          <table:table-cell office:value-type="float" office:value="3.15">
            <text:p>3.15</text:p>
          </table:table-cell>
          <table:table-cell office:value-type="float" office:value="2.74">
            <text:p>2.74</text:p>
          </table:table-cell>
          <table:table-cell office:value-type="float" office:value="1.99">
            <text:p>1.99</text:p>
          </table:table-cell>
          <table:table-cell office:value-type="float" office:value="2.56">
            <text:p>2.56</text:p>
          </table:table-cell>
          <table:table-cell office:value-type="float" office:value="2.17">
            <text:p>2.17</text:p>
          </table:table-cell>
          <table:table-cell office:value-type="float" office:value="1.21">
            <text:p>1.21</text:p>
          </table:table-cell>
          <table:table-cell office:value-type="float" office:value="0.6">
            <text:p>0.60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63">
            <text:p>0.63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Wallis and Futuna Islands</text:p>
          </table:table-cell>
          <table:table-cell office:value-type="float" office:value="243">
            <text:p>243</text:p>
          </table:table-cell>
          <table:table-cell office:value-type="float" office:value="876">
            <text:p>876</text:p>
          </table:table-cell>
          <table:table-cell table:style-name="ce1" office:value-type="string">
            <text:p>-13.3</text:p>
          </table:table-cell>
          <table:table-cell office:value-type="string">
            <text:p>-176.2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float" office:value="205">
            <text:p>205</text:p>
          </table:table-cell>
          <table:table-cell office:value-type="float" office:value="732">
            <text:p>732</text:p>
          </table:table-cell>
          <table:table-cell office:value-type="string">
            <text:p>24.2155270</text:p>
          </table:table-cell>
          <table:table-cell office:value-type="string">
            <text:p>-12.8858340</text:p>
          </table:table-cell>
          <table:table-cell table:number-columns-repeated="52" office:value-type="string">
            <text:p><text:s text:c="4"/></text:p>
          </table:table-cell>
          <table:table-cell table:number-columns-repeated="166"/>
          <table:table-cell table:number-columns-repeated="52" office:value-type="string">
            <text:p><text:s text:c="4"/></text:p>
          </table:table-cell>
          <table:table-cell table:number-columns-repeated="3"/>
          <table:table-cell table:number-columns-repeated="52" office:value-type="string">
            <text:p><text:s text:c="4"/>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float" office:value="249">
            <text:p>249</text:p>
          </table:table-cell>
          <table:table-cell office:value-type="float" office:value="887">
            <text:p>887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5595">
            <text:p>15595</text:p>
          </table:table-cell>
          <table:table-cell office:value-type="float" office:value="20313">
            <text:p>20313</text:p>
          </table:table-cell>
          <table:table-cell office:value-type="float" office:value="26448">
            <text:p>26448</text:p>
          </table:table-cell>
          <table:table-cell office:value-type="float" office:value="17269">
            <text:p>17269</text:p>
          </table:table-cell>
          <table:table-cell office:value-type="float" office:value="30915">
            <text:p>30915</text:p>
          </table:table-cell>
          <table:table-cell office:value-type="float" office:value="11682">
            <text:p>11682</text:p>
          </table:table-cell>
          <table:table-cell office:value-type="float" office:value="13685">
            <text:p>13685</text:p>
          </table:table-cell>
          <table:table-cell office:value-type="float" office:value="9719">
            <text:p>9719</text:p>
          </table:table-cell>
          <table:table-cell office:value-type="float" office:value="16835">
            <text:p>16835</text:p>
          </table:table-cell>
          <table:table-cell office:value-type="float" office:value="16139">
            <text:p>16139</text:p>
          </table:table-cell>
          <table:table-cell office:value-type="float" office:value="26905">
            <text:p>26905</text:p>
          </table:table-cell>
          <table:table-cell office:value-type="float" office:value="27804">
            <text:p>27804</text:p>
          </table:table-cell>
          <table:table-cell office:value-type="float" office:value="33742">
            <text:p>33742</text:p>
          </table:table-cell>
          <table:table-cell office:value-type="float" office:value="35242">
            <text:p>35242</text:p>
          </table:table-cell>
          <table:table-cell office:value-type="float" office:value="27000">
            <text:p>27000</text:p>
          </table:table-cell>
          <table:table-cell office:value-type="float" office:value="25500">
            <text:p>25500</text:p>
          </table:table-cell>
          <table:table-cell office:value-type="float" office:value="14300">
            <text:p>14300</text:p>
          </table:table-cell>
          <table:table-cell office:value-type="float" office:value="18900">
            <text:p>18900</text:p>
          </table:table-cell>
          <table:table-cell office:value-type="float" office:value="16800">
            <text:p>168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table:number-columns-repeated="2" office:value-type="float" office:value="21500">
            <text:p>21500</text:p>
          </table:table-cell>
          <table:table-cell office:value-type="float" office:value="18700">
            <text:p>18700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9200">
            <text:p>19200</text:p>
          </table:table-cell>
          <table:table-cell office:value-type="float" office:value="7810">
            <text:p>7810</text:p>
          </table:table-cell>
          <table:table-cell office:value-type="float" office:value="13033">
            <text:p>13033</text:p>
          </table:table-cell>
          <table:table-cell office:value-type="float" office:value="7839">
            <text:p>7839</text:p>
          </table:table-cell>
          <table:table-cell office:value-type="float" office:value="7291">
            <text:p>7291</text:p>
          </table:table-cell>
          <table:table-cell office:value-type="float" office:value="12622">
            <text:p>12622</text:p>
          </table:table-cell>
          <table:table-cell office:value-type="float" office:value="14139">
            <text:p>14139</text:p>
          </table:table-cell>
          <table:table-cell office:value-type="float" office:value="11084">
            <text:p>11084</text:p>
          </table:table-cell>
          <table:table-cell office:value-type="float" office:value="12361">
            <text:p>12361</text:p>
          </table:table-cell>
          <table:table-cell office:value-type="float" office:value="15947">
            <text:p>15947</text:p>
          </table:table-cell>
          <table:table-cell office:value-type="float" office:value="19653">
            <text:p>19653</text:p>
          </table:table-cell>
          <table:table-cell office:value-type="float" office:value="23550">
            <text:p>23550</text:p>
          </table:table-cell>
          <table:table-cell office:value-type="float" office:value="24974">
            <text:p>24974</text:p>
          </table:table-cell>
          <table:table-cell office:value-type="float" office:value="27673">
            <text:p>27673</text:p>
          </table:table-cell>
          <table:table-cell office:value-type="float" office:value="29021">
            <text:p>29021</text:p>
          </table:table-cell>
          <table:table-cell office:value-type="float" office:value="28806">
            <text:p>28806</text:p>
          </table:table-cell>
          <table:table-cell office:value-type="float" office:value="29090">
            <text:p>29090</text:p>
          </table:table-cell>
          <table:table-cell office:value-type="float" office:value="19536">
            <text:p>19536</text:p>
          </table:table-cell>
          <table:table-cell office:value-type="float" office:value="20570">
            <text:p>20570</text:p>
          </table:table-cell>
          <table:table-cell office:value-type="float" office:value="22000">
            <text:p>22000</text:p>
          </table:table-cell>
          <table:table-cell office:value-type="float" office:value="23320">
            <text:p>23320</text:p>
          </table:table-cell>
          <table:table-cell office:value-type="float" office:value="24120">
            <text:p>24120</text:p>
          </table:table-cell>
          <table:table-cell office:value-type="float" office:value="24890">
            <text:p>24890</text:p>
          </table:table-cell>
          <table:table-cell office:value-type="float" office:value="25100">
            <text:p>25100</text:p>
          </table:table-cell>
          <table:table-cell office:value-type="float" office:value="27200">
            <text:p>27200</text:p>
          </table:table-cell>
          <table:table-cell office:value-type="float" office:value="20600">
            <text:p>20600</text:p>
          </table:table-cell>
          <table:table-cell table:number-columns-repeated="2"/>
          <table:table-cell office:value-type="float" office:value="3.0083">
            <text:p>3.0083</text:p>
          </table:table-cell>
          <table:table-cell office:value-type="float" office:value="3.8501">
            <text:p>3.8501</text:p>
          </table:table-cell>
          <table:table-cell office:value-type="float" office:value="4.9224">
            <text:p>4.9224</text:p>
          </table:table-cell>
          <table:table-cell office:value-type="float" office:value="3.1553">
            <text:p>3.1553</text:p>
          </table:table-cell>
          <table:table-cell office:value-type="float" office:value="5.5463">
            <text:p>5.5463</text:p>
          </table:table-cell>
          <table:table-cell office:value-type="float" office:value="2.0578">
            <text:p>2.0578</text:p>
          </table:table-cell>
          <table:table-cell office:value-type="float" office:value="2.3664">
            <text:p>2.3664</text:p>
          </table:table-cell>
          <table:table-cell office:value-type="float" office:value="1.6501">
            <text:p>1.6501</text:p>
          </table:table-cell>
          <table:table-cell office:value-type="float" office:value="2.8082">
            <text:p>2.8082</text:p>
          </table:table-cell>
          <table:table-cell office:value-type="float" office:value="2.647">
            <text:p>2.647</text:p>
          </table:table-cell>
          <table:table-cell office:value-type="float" office:value="4.3437">
            <text:p>4.3437</text:p>
          </table:table-cell>
          <table:table-cell office:value-type="float" office:value="4.4203">
            <text:p>4.4203</text:p>
          </table:table-cell>
          <table:table-cell office:value-type="float" office:value="5.2763">
            <text:p>5.2763</text:p>
          </table:table-cell>
          <table:table-cell office:value-type="float" office:value="5.4044">
            <text:p>5.4044</text:p>
          </table:table-cell>
          <table:table-cell office:value-type="float" office:value="4.0437">
            <text:p>4.0437</text:p>
          </table:table-cell>
          <table:table-cell office:value-type="float" office:value="3.7134">
            <text:p>3.7134</text:p>
          </table:table-cell>
          <table:table-cell office:value-type="float" office:value="2.0172">
            <text:p>2.0172</text:p>
          </table:table-cell>
          <table:table-cell office:value-type="float" office:value="2.5753">
            <text:p>2.5753</text:p>
          </table:table-cell>
          <table:table-cell office:value-type="float" office:value="2.2065">
            <text:p>2.2065</text:p>
          </table:table-cell>
          <table:table-cell office:value-type="float" office:value="1.2647">
            <text:p>1.2647</text:p>
          </table:table-cell>
          <table:table-cell office:value-type="float" office:value="2.4328">
            <text:p>2.4328</text:p>
          </table:table-cell>
          <table:table-cell office:value-type="float" office:value="2.5126">
            <text:p>2.5126</text:p>
          </table:table-cell>
          <table:table-cell office:value-type="float" office:value="2.4127">
            <text:p>2.4127</text:p>
          </table:table-cell>
          <table:table-cell office:value-type="float" office:value="2.0157">
            <text:p>2.0157</text:p>
          </table:table-cell>
          <table:table-cell office:value-type="float" office:value="0.6217">
            <text:p>0.6217</text:p>
          </table:table-cell>
          <table:table-cell office:value-type="float" office:value="1.9146">
            <text:p>1.9146</text:p>
          </table:table-cell>
          <table:table-cell office:value-type="float" office:value="1.8444">
            <text:p>1.8444</text:p>
          </table:table-cell>
          <table:table-cell office:value-type="float" office:value="0.7221">
            <text:p>0.7221</text:p>
          </table:table-cell>
          <table:table-cell office:value-type="float" office:value="1.1564">
            <text:p>1.1564</text:p>
          </table:table-cell>
          <table:table-cell office:value-type="float" office:value="0.6649">
            <text:p>0.6649</text:p>
          </table:table-cell>
          <table:table-cell office:value-type="float" office:value="0.5887">
            <text:p>0.5887</text:p>
          </table:table-cell>
          <table:table-cell office:value-type="float" office:value="0.9679">
            <text:p>0.9679</text:p>
          </table:table-cell>
          <table:table-cell office:value-type="float" office:value="1.03">
            <text:p>1.03</text:p>
          </table:table-cell>
          <table:table-cell office:value-type="float" office:value="0.7699">
            <text:p>0.7699</text:p>
          </table:table-cell>
          <table:table-cell office:value-type="float" office:value="0.8231">
            <text:p>0.8231</text:p>
          </table:table-cell>
          <table:table-cell office:value-type="float" office:value="1.0236">
            <text:p>1.0236</text:p>
          </table:table-cell>
          <table:table-cell office:value-type="float" office:value="1.2216">
            <text:p>1.2216</text:p>
          </table:table-cell>
          <table:table-cell office:value-type="float" office:value="1.4218">
            <text:p>1.4218</text:p>
          </table:table-cell>
          <table:table-cell office:value-type="float" office:value="1.466">
            <text:p>1.466</text:p>
          </table:table-cell>
          <table:table-cell office:value-type="float" office:value="1.5792">
            <text:p>1.5792</text:p>
          </table:table-cell>
          <table:table-cell office:value-type="float" office:value="1.6096">
            <text:p>1.6096</text:p>
          </table:table-cell>
          <table:table-cell office:value-type="float" office:value="1.5528">
            <text:p>1.5528</text:p>
          </table:table-cell>
          <table:table-cell office:value-type="float" office:value="1.5246">
            <text:p>1.5246</text:p>
          </table:table-cell>
          <table:table-cell office:value-type="float" office:value="0.9961">
            <text:p>0.9961</text:p>
          </table:table-cell>
          <table:table-cell office:value-type="float" office:value="1.0214">
            <text:p>1.0214</text:p>
          </table:table-cell>
          <table:table-cell office:value-type="float" office:value="1.0648">
            <text:p>1.0648</text:p>
          </table:table-cell>
          <table:table-cell office:value-type="float" office:value="1.1009">
            <text:p>1.1009</text:p>
          </table:table-cell>
          <table:table-cell office:value-type="float" office:value="1.1113">
            <text:p>1.1113</text:p>
          </table:table-cell>
          <table:table-cell office:value-type="float" office:value="1.1197">
            <text:p>1.1197</text:p>
          </table:table-cell>
          <table:table-cell office:value-type="float" office:value="1.1027">
            <text:p>1.1027</text:p>
          </table:table-cell>
          <table:table-cell office:value-type="float" office:value="1.1672">
            <text:p>1.1672</text:p>
          </table:table-cell>
          <table:table-cell office:value-type="float" office:value="0.8637">
            <text:p>0.8637</text:p>
          </table:table-cell>
          <table:table-cell table:number-columns-repeated="2"/>
          <table:table-cell office:value-type="float" office:value="28776.17">
            <text:p>28776.17</text:p>
          </table:table-cell>
          <table:table-cell office:value-type="float" office:value="37442.45">
            <text:p>37442.45</text:p>
          </table:table-cell>
          <table:table-cell office:value-type="float" office:value="48506.8">
            <text:p>48506.80</text:p>
          </table:table-cell>
          <table:table-cell office:value-type="float" office:value="31567.56">
            <text:p>31567.56</text:p>
          </table:table-cell>
          <table:table-cell office:value-type="float" office:value="57804.64">
            <text:p>57804.64</text:p>
          </table:table-cell>
          <table:table-cell office:value-type="float" office:value="21440.72">
            <text:p>21440.72</text:p>
          </table:table-cell>
          <table:table-cell office:value-type="float" office:value="25023.51">
            <text:p>25023.51</text:p>
          </table:table-cell>
          <table:table-cell office:value-type="float" office:value="17074.37">
            <text:p>17074.37</text:p>
          </table:table-cell>
          <table:table-cell office:value-type="float" office:value="30978.31">
            <text:p>30978.31</text:p>
          </table:table-cell>
          <table:table-cell office:value-type="float" office:value="29574.1">
            <text:p>29574.10</text:p>
          </table:table-cell>
          <table:table-cell office:value-type="float" office:value="49943.79">
            <text:p>49943.79</text:p>
          </table:table-cell>
          <table:table-cell office:value-type="float" office:value="52057.95">
            <text:p>52057.95</text:p>
          </table:table-cell>
          <table:table-cell office:value-type="float" office:value="63206.29">
            <text:p>63206.29</text:p>
          </table:table-cell>
          <table:table-cell office:value-type="float" office:value="66081.43">
            <text:p>66081.43</text:p>
          </table:table-cell>
          <table:table-cell office:value-type="float" office:value="49804.02">
            <text:p>49804.02</text:p>
          </table:table-cell>
          <table:table-cell office:value-type="float" office:value="47722.71">
            <text:p>47722.71</text:p>
          </table:table-cell>
          <table:table-cell office:value-type="float" office:value="26543.67">
            <text:p>26543.67</text:p>
          </table:table-cell>
          <table:table-cell office:value-type="float" office:value="34783.43">
            <text:p>34783.43</text:p>
          </table:table-cell>
          <table:table-cell office:value-type="float" office:value="31046.9">
            <text:p>31046.90</text:p>
          </table:table-cell>
          <table:table-cell office:value-type="float" office:value="18445.93">
            <text:p>18445.93</text:p>
          </table:table-cell>
          <table:table-cell office:value-type="float" office:value="36891.86">
            <text:p>36891.86</text:p>
          </table:table-cell>
          <table:table-cell table:number-columns-repeated="2" office:value-type="float" office:value="39767">
            <text:p>39767.00</text:p>
          </table:table-cell>
          <table:table-cell office:value-type="float" office:value="34400.08">
            <text:p>34400.08</text:p>
          </table:table-cell>
          <table:table-cell office:value-type="float" office:value="11067.56">
            <text:p>11067.56</text:p>
          </table:table-cell>
          <table:table-cell table:number-columns-repeated="2" office:value-type="float" office:value="35358.46">
            <text:p>35358.46</text:p>
          </table:table-cell>
          <table:table-cell office:value-type="float" office:value="14404.83">
            <text:p>14404.83</text:p>
          </table:table-cell>
          <table:table-cell office:value-type="float" office:value="24039.79">
            <text:p>24039.79</text:p>
          </table:table-cell>
          <table:table-cell office:value-type="float" office:value="14458.83">
            <text:p>14458.83</text:p>
          </table:table-cell>
          <table:table-cell office:value-type="float" office:value="13449.15">
            <text:p>13449.15</text:p>
          </table:table-cell>
          <table:table-cell office:value-type="float" office:value="23280.72">
            <text:p>23280.72</text:p>
          </table:table-cell>
          <table:table-cell office:value-type="float" office:value="26079.76">
            <text:p>26079.76</text:p>
          </table:table-cell>
          <table:table-cell office:value-type="float" office:value="20447.06">
            <text:p>20447.06</text:p>
          </table:table-cell>
          <table:table-cell office:value-type="float" office:value="22801.95">
            <text:p>22801.95</text:p>
          </table:table-cell>
          <table:table-cell office:value-type="float" office:value="29415.8">
            <text:p>29415.80</text:p>
          </table:table-cell>
          <table:table-cell office:value-type="float" office:value="36244.5">
            <text:p>36244.50</text:p>
          </table:table-cell>
          <table:table-cell office:value-type="float" office:value="43414.91">
            <text:p>43414.91</text:p>
          </table:table-cell>
          <table:table-cell office:value-type="float" office:value="46062.68">
            <text:p>46062.68</text:p>
          </table:table-cell>
          <table:table-cell office:value-type="float" office:value="51046.08">
            <text:p>51046.08</text:p>
          </table:table-cell>
          <table:table-cell office:value-type="float" office:value="53531.43">
            <text:p>53531.43</text:p>
          </table:table-cell>
          <table:table-cell office:value-type="float" office:value="53135.21">
            <text:p>53135.21</text:p>
          </table:table-cell>
          <table:table-cell office:value-type="float" office:value="53657.05">
            <text:p>53657.05</text:p>
          </table:table-cell>
          <table:table-cell office:value-type="float" office:value="36027.89">
            <text:p>36027.89</text:p>
          </table:table-cell>
          <table:table-cell office:value-type="float" office:value="37929.57">
            <text:p>37929.57</text:p>
          </table:table-cell>
          <table:table-cell office:value-type="float" office:value="40581.05">
            <text:p>40581.05</text:p>
          </table:table-cell>
          <table:table-cell office:value-type="float" office:value="43020.24">
            <text:p>43020.24</text:p>
          </table:table-cell>
          <table:table-cell office:value-type="float" office:value="44488.7">
            <text:p>44488.70</text:p>
          </table:table-cell>
          <table:table-cell office:value-type="float" office:value="45902.54">
            <text:p>45902.54</text:p>
          </table:table-cell>
          <table:table-cell office:value-type="float" office:value="46176.61">
            <text:p>46176.61</text:p>
          </table:table-cell>
          <table:table-cell office:value-type="float" office:value="50360.57">
            <text:p>50360.57</text:p>
          </table:table-cell>
          <table:table-cell office:value-type="float" office:value="37984.19">
            <text:p>37984.19</text:p>
          </table:table-cell>
          <table:table-cell table:number-columns-repeated="3"/>
          <table:table-cell office:value-type="string">
            <text:p>92592.44</text:p>
          </table:table-cell>
          <table:table-cell office:value-type="string">
            <text:p>120477.71</text:p>
          </table:table-cell>
          <table:table-cell office:value-type="string">
            <text:p>156079.24</text:p>
          </table:table-cell>
          <table:table-cell office:value-type="string">
            <text:p>101574.22</text:p>
          </table:table-cell>
          <table:table-cell office:value-type="string">
            <text:p>185996.67</text:p>
          </table:table-cell>
          <table:table-cell office:value-type="string">
            <text:p>68989.32</text:p>
          </table:table-cell>
          <table:table-cell office:value-type="string">
            <text:p>80517.58</text:p>
          </table:table-cell>
          <table:table-cell office:value-type="string">
            <text:p>54939.83</text:p>
          </table:table-cell>
          <table:table-cell office:value-type="string">
            <text:p>99678.21</text:p>
          </table:table-cell>
          <table:table-cell office:value-type="string">
            <text:p>95159.91</text:p>
          </table:table-cell>
          <table:table-cell office:value-type="string">
            <text:p>160702.99</text:p>
          </table:table-cell>
          <table:table-cell office:value-type="string">
            <text:p>167505.69</text:p>
          </table:table-cell>
          <table:table-cell office:value-type="string">
            <text:p>203377.43</text:p>
          </table:table-cell>
          <table:table-cell office:value-type="string">
            <text:p>212628.70</text:p>
          </table:table-cell>
          <table:table-cell office:value-type="string">
            <text:p>160253.25</text:p>
          </table:table-cell>
          <table:table-cell office:value-type="string">
            <text:p>153556.28</text:p>
          </table:table-cell>
          <table:table-cell office:value-type="string">
            <text:p>85408.95</text:p>
          </table:table-cell>
          <table:table-cell office:value-type="string">
            <text:p>111921.84</text:p>
          </table:table-cell>
          <table:table-cell office:value-type="string">
            <text:p>99898.90</text:p>
          </table:table-cell>
          <table:table-cell office:value-type="string">
            <text:p>59353.06</text:p>
          </table:table-cell>
          <table:table-cell office:value-type="string">
            <text:p>118706.11</text:p>
          </table:table-cell>
          <table:table-cell table:number-columns-repeated="2" office:value-type="string">
            <text:p>127957.38</text:p>
          </table:table-cell>
          <table:table-cell office:value-type="string">
            <text:p>110688.34</text:p>
          </table:table-cell>
          <table:table-cell office:value-type="string">
            <text:p>35611.83</text:p>
          </table:table-cell>
          <table:table-cell table:number-columns-repeated="2" office:value-type="string">
            <text:p>113772.10</text:p>
          </table:table-cell>
          <table:table-cell office:value-type="string">
            <text:p>46350.09</text:p>
          </table:table-cell>
          <table:table-cell office:value-type="string">
            <text:p>77352.28</text:p>
          </table:table-cell>
          <table:table-cell office:value-type="string">
            <text:p>46523.84</text:p>
          </table:table-cell>
          <table:table-cell office:value-type="string">
            <text:p>43275.01</text:p>
          </table:table-cell>
          <table:table-cell office:value-type="string">
            <text:p>74909.85</text:p>
          </table:table-cell>
          <table:table-cell office:value-type="string">
            <text:p>83916.27</text:p>
          </table:table-cell>
          <table:table-cell office:value-type="string">
            <text:p>65792.04</text:p>
          </table:table-cell>
          <table:table-cell office:value-type="string">
            <text:p>73369.33</text:p>
          </table:table-cell>
          <table:table-cell office:value-type="string">
            <text:p>94650.55</text:p>
          </table:table-cell>
          <table:table-cell office:value-type="string">
            <text:p>116623.11</text:p>
          </table:table-cell>
          <table:table-cell office:value-type="string">
            <text:p>139695.17</text:p>
          </table:table-cell>
          <table:table-cell office:value-type="string">
            <text:p>148214.85</text:p>
          </table:table-cell>
          <table:table-cell office:value-type="string">
            <text:p>164249.80</text:p>
          </table:table-cell>
          <table:table-cell office:value-type="string">
            <text:p>172246.88</text:p>
          </table:table-cell>
          <table:table-cell office:value-type="string">
            <text:p>170971.95</text:p>
          </table:table-cell>
          <table:table-cell office:value-type="string">
            <text:p>172651.07</text:p>
          </table:table-cell>
          <table:table-cell office:value-type="string">
            <text:p>115926.12</text:p>
          </table:table-cell>
          <table:table-cell office:value-type="string">
            <text:p>122045.11</text:p>
          </table:table-cell>
          <table:table-cell office:value-type="string">
            <text:p>130576.72</text:p>
          </table:table-cell>
          <table:table-cell office:value-type="string">
            <text:p>138425.26</text:p>
          </table:table-cell>
          <table:table-cell office:value-type="string">
            <text:p>143150.28</text:p>
          </table:table-cell>
          <table:table-cell office:value-type="string">
            <text:p>147699.57</text:p>
          </table:table-cell>
          <table:table-cell office:value-type="string">
            <text:p>148581.41</text:p>
          </table:table-cell>
          <table:table-cell office:value-type="string">
            <text:p>162044.05</text:p>
          </table:table-cell>
          <table:table-cell office:value-type="string">
            <text:p>122220.85</text:p>
          </table:table-cell>
          <table:table-cell table:number-columns-repeated="3"/>
          <table:table-cell office:value-type="float" office:value="5.55">
            <text:p>5.55</text:p>
          </table:table-cell>
          <table:table-cell office:value-type="float" office:value="7.1">
            <text:p>7.10</text:p>
          </table:table-cell>
          <table:table-cell office:value-type="float" office:value="9.03">
            <text:p>9.03</text:p>
          </table:table-cell>
          <table:table-cell office:value-type="float" office:value="5.77">
            <text:p>5.77</text:p>
          </table:table-cell>
          <table:table-cell office:value-type="float" office:value="10.37">
            <text:p>10.37</text:p>
          </table:table-cell>
          <table:table-cell office:value-type="float" office:value="3.78">
            <text:p>3.78</text:p>
          </table:table-cell>
          <table:table-cell office:value-type="float" office:value="4.33">
            <text:p>4.33</text:p>
          </table:table-cell>
          <table:table-cell office:value-type="float" office:value="2.9">
            <text:p>2.90</text:p>
          </table:table-cell>
          <table:table-cell office:value-type="float" office:value="5.17">
            <text:p>5.17</text:p>
          </table:table-cell>
          <table:table-cell office:value-type="float" office:value="4.85">
            <text:p>4.85</text:p>
          </table:table-cell>
          <table:table-cell office:value-type="float" office:value="8.06">
            <text:p>8.06</text:p>
          </table:table-cell>
          <table:table-cell office:value-type="float" office:value="8.28">
            <text:p>8.28</text:p>
          </table:table-cell>
          <table:table-cell office:value-type="float" office:value="9.88">
            <text:p>9.88</text:p>
          </table:table-cell>
          <table:table-cell office:value-type="float" office:value="10.13">
            <text:p>10.13</text:p>
          </table:table-cell>
          <table:table-cell office:value-type="float" office:value="7.46">
            <text:p>7.46</text:p>
          </table:table-cell>
          <table:table-cell office:value-type="float" office:value="6.95">
            <text:p>6.95</text:p>
          </table:table-cell>
          <table:table-cell office:value-type="float" office:value="3.74">
            <text:p>3.74</text:p>
          </table:table-cell>
          <table:table-cell office:value-type="float" office:value="4.74">
            <text:p>4.74</text:p>
          </table:table-cell>
          <table:table-cell office:value-type="float" office:value="4.08">
            <text:p>4.08</text:p>
          </table:table-cell>
          <table:table-cell office:value-type="float" office:value="2.33">
            <text:p>2.33</text:p>
          </table:table-cell>
          <table:table-cell office:value-type="float" office:value="4.49">
            <text:p>4.49</text:p>
          </table:table-cell>
          <table:table-cell office:value-type="float" office:value="4.65">
            <text:p>4.65</text:p>
          </table:table-cell>
          <table:table-cell office:value-type="float" office:value="4.46">
            <text:p>4.46</text:p>
          </table:table-cell>
          <table:table-cell office:value-type="float" office:value="3.71">
            <text:p>3.71</text:p>
          </table:table-cell>
          <table:table-cell office:value-type="float" office:value="1.15">
            <text:p>1.15</text:p>
          </table:table-cell>
          <table:table-cell office:value-type="float" office:value="3.53">
            <text:p>3.53</text:p>
          </table:table-cell>
          <table:table-cell office:value-type="float" office:value="3.4">
            <text:p>3.40</text:p>
          </table:table-cell>
          <table:table-cell office:value-type="float" office:value="1.33">
            <text:p>1.33</text:p>
          </table:table-cell>
          <table:table-cell office:value-type="float" office:value="2.13">
            <text:p>2.13</text:p>
          </table:table-cell>
          <table:table-cell office:value-type="float" office:value="1.23">
            <text:p>1.23</text:p>
          </table:table-cell>
          <table:table-cell office:value-type="float" office:value="1.09">
            <text:p>1.09</text:p>
          </table:table-cell>
          <table:table-cell office:value-type="float" office:value="1.79">
            <text:p>1.79</text:p>
          </table:table-cell>
          <table:table-cell office:value-type="float" office:value="1.9">
            <text:p>1.90</text:p>
          </table:table-cell>
          <table:table-cell office:value-type="float" office:value="1.42">
            <text:p>1.42</text:p>
          </table:table-cell>
          <table:table-cell office:value-type="float" office:value="1.52">
            <text:p>1.52</text:p>
          </table:table-cell>
          <table:table-cell office:value-type="float" office:value="1.89">
            <text:p>1.89</text:p>
          </table:table-cell>
          <table:table-cell office:value-type="float" office:value="2.25">
            <text:p>2.25</text:p>
          </table:table-cell>
          <table:table-cell office:value-type="float" office:value="2.62">
            <text:p>2.62</text:p>
          </table:table-cell>
          <table:table-cell office:value-type="float" office:value="2.7">
            <text:p>2.70</text:p>
          </table:table-cell>
          <table:table-cell office:value-type="float" office:value="2.91">
            <text:p>2.91</text:p>
          </table:table-cell>
          <table:table-cell office:value-type="float" office:value="2.97">
            <text:p>2.97</text:p>
          </table:table-cell>
          <table:table-cell office:value-type="float" office:value="2.86">
            <text:p>2.86</text:p>
          </table:table-cell>
          <table:table-cell office:value-type="float" office:value="2.81">
            <text:p>2.81</text:p>
          </table:table-cell>
          <table:table-cell office:value-type="float" office:value="1.84">
            <text:p>1.84</text:p>
          </table:table-cell>
          <table:table-cell office:value-type="float" office:value="1.88">
            <text:p>1.88</text:p>
          </table:table-cell>
          <table:table-cell office:value-type="float" office:value="1.96">
            <text:p>1.96</text:p>
          </table:table-cell>
          <table:table-cell office:value-type="float" office:value="2.03">
            <text:p>2.03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2.03">
            <text:p>2.03</text:p>
          </table:table-cell>
          <table:table-cell office:value-type="float" office:value="2.16">
            <text:p>2.16</text:p>
          </table:table-cell>
          <table:table-cell office:value-type="float" office:value="1.59">
            <text:p>1.59</text:p>
          </table:table-cell>
          <table:table-cell table:number-columns-repeated="3"/>
          <table:table-cell office:value-type="float" office:value="17.86">
            <text:p>17.86</text:p>
          </table:table-cell>
          <table:table-cell office:value-type="float" office:value="22.84">
            <text:p>22.84</text:p>
          </table:table-cell>
          <table:table-cell office:value-type="float" office:value="29.05">
            <text:p>29.05</text:p>
          </table:table-cell>
          <table:table-cell office:value-type="float" office:value="18.56">
            <text:p>18.56</text:p>
          </table:table-cell>
          <table:table-cell office:value-type="float" office:value="33.37">
            <text:p>33.37</text:p>
          </table:table-cell>
          <table:table-cell office:value-type="float" office:value="12.15">
            <text:p>12.15</text:p>
          </table:table-cell>
          <table:table-cell office:value-type="float" office:value="13.92">
            <text:p>13.92</text:p>
          </table:table-cell>
          <table:table-cell office:value-type="float" office:value="9.33">
            <text:p>9.33</text:p>
          </table:table-cell>
          <table:table-cell office:value-type="float" office:value="16.63">
            <text:p>16.63</text:p>
          </table:table-cell>
          <table:table-cell office:value-type="float" office:value="15.61">
            <text:p>15.61</text:p>
          </table:table-cell>
          <table:table-cell office:value-type="float" office:value="25.94">
            <text:p>25.94</text:p>
          </table:table-cell>
          <table:table-cell office:value-type="float" office:value="26.63">
            <text:p>26.63</text:p>
          </table:table-cell>
          <table:table-cell office:value-type="float" office:value="31.8">
            <text:p>31.80</text:p>
          </table:table-cell>
          <table:table-cell office:value-type="float" office:value="32.61">
            <text:p>32.61</text:p>
          </table:table-cell>
          <table:table-cell office:value-type="float" office:value="24">
            <text:p>24.00</text:p>
          </table:table-cell>
          <table:table-cell office:value-type="float" office:value="22.36">
            <text:p>22.36</text:p>
          </table:table-cell>
          <table:table-cell office:value-type="float" office:value="12.05">
            <text:p>12.05</text:p>
          </table:table-cell>
          <table:table-cell office:value-type="float" office:value="15.25">
            <text:p>15.25</text:p>
          </table:table-cell>
          <table:table-cell office:value-type="float" office:value="13.12">
            <text:p>13.12</text:p>
          </table:table-cell>
          <table:table-cell office:value-type="float" office:value="7.51">
            <text:p>7.51</text:p>
          </table:table-cell>
          <table:table-cell office:value-type="float" office:value="14.44">
            <text:p>14.44</text:p>
          </table:table-cell>
          <table:table-cell office:value-type="float" office:value="14.95">
            <text:p>14.95</text:p>
          </table:table-cell>
          <table:table-cell office:value-type="float" office:value="14.36">
            <text:p>14.36</text:p>
          </table:table-cell>
          <table:table-cell office:value-type="float" office:value="11.93">
            <text:p>11.93</text:p>
          </table:table-cell>
          <table:table-cell office:value-type="float" office:value="3.69">
            <text:p>3.69</text:p>
          </table:table-cell>
          <table:table-cell office:value-type="float" office:value="11.35">
            <text:p>11.35</text:p>
          </table:table-cell>
          <table:table-cell office:value-type="float" office:value="10.93">
            <text:p>10.93</text:p>
          </table:table-cell>
          <table:table-cell office:value-type="float" office:value="4.29">
            <text:p>4.29</text:p>
          </table:table-cell>
          <table:table-cell office:value-type="float" office:value="6.86">
            <text:p>6.86</text:p>
          </table:table-cell>
          <table:table-cell office:value-type="float" office:value="3.95">
            <text:p>3.95</text:p>
          </table:table-cell>
          <table:table-cell office:value-type="float" office:value="3.49">
            <text:p>3.49</text:p>
          </table:table-cell>
          <table:table-cell office:value-type="float" office:value="5.74">
            <text:p>5.74</text:p>
          </table:table-cell>
          <table:table-cell office:value-type="float" office:value="6.11">
            <text:p>6.11</text:p>
          </table:table-cell>
          <table:table-cell office:value-type="float" office:value="4.57">
            <text:p>4.57</text:p>
          </table:table-cell>
          <table:table-cell office:value-type="float" office:value="4.89">
            <text:p>4.89</text:p>
          </table:table-cell>
          <table:table-cell office:value-type="float" office:value="6.08">
            <text:p>6.08</text:p>
          </table:table-cell>
          <table:table-cell office:value-type="float" office:value="7.25">
            <text:p>7.25</text:p>
          </table:table-cell>
          <table:table-cell office:value-type="float" office:value="8.43">
            <text:p>8.43</text:p>
          </table:table-cell>
          <table:table-cell office:value-type="float" office:value="8.7">
            <text:p>8.70</text:p>
          </table:table-cell>
          <table:table-cell office:value-type="float" office:value="9.37">
            <text:p>9.37</text:p>
          </table:table-cell>
          <table:table-cell office:value-type="float" office:value="9.55">
            <text:p>9.55</text:p>
          </table:table-cell>
          <table:table-cell office:value-type="float" office:value="9.22">
            <text:p>9.22</text:p>
          </table:table-cell>
          <table:table-cell office:value-type="float" office:value="9.05">
            <text:p>9.05</text:p>
          </table:table-cell>
          <table:table-cell office:value-type="float" office:value="5.91">
            <text:p>5.91</text:p>
          </table:table-cell>
          <table:table-cell office:value-type="float" office:value="6.06">
            <text:p>6.06</text:p>
          </table:table-cell>
          <table:table-cell office:value-type="float" office:value="6.32">
            <text:p>6.32</text:p>
          </table:table-cell>
          <table:table-cell office:value-type="float" office:value="6.54">
            <text:p>6.54</text:p>
          </table:table-cell>
          <table:table-cell office:value-type="float" office:value="6.6">
            <text:p>6.60</text:p>
          </table:table-cell>
          <table:table-cell office:value-type="float" office:value="6.64">
            <text:p>6.64</text:p>
          </table:table-cell>
          <table:table-cell office:value-type="float" office:value="6.53">
            <text:p>6.53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</table:table-row>
        <table:table-row table:style-name="ro1">
          <table:table-cell office:value-type="string">
            <text:p>Yugoslav SFR</text:p>
          </table:table-cell>
          <table:table-cell office:value-type="float" office:value="248">
            <text:p>248</text:p>
          </table:table-cell>
          <table:table-cell office:value-type="float" office:value="891">
            <text:p>891</text:p>
          </table:table-cell>
          <table:table-cell office:value-type="string">
            <text:p>43.925783</text:p>
          </table:table-cell>
          <table:table-cell office:value-type="string">
            <text:p>17.605005</text:p>
          </table:table-cell>
          <table:table-cell office:value-type="float" office:value="6069">
            <text:p>6069</text:p>
          </table:table-cell>
          <table:table-cell office:value-type="float" office:value="6150">
            <text:p>6150</text:p>
          </table:table-cell>
          <table:table-cell office:value-type="float" office:value="9021">
            <text:p>9021</text:p>
          </table:table-cell>
          <table:table-cell office:value-type="float" office:value="7428">
            <text:p>7428</text:p>
          </table:table-cell>
          <table:table-cell office:value-type="float" office:value="5529">
            <text:p>5529</text:p>
          </table:table-cell>
          <table:table-cell office:value-type="float" office:value="5950">
            <text:p>5950</text:p>
          </table:table-cell>
          <table:table-cell office:value-type="float" office:value="10300">
            <text:p>10300</text:p>
          </table:table-cell>
          <table:table-cell office:value-type="float" office:value="8680">
            <text:p>8680</text:p>
          </table:table-cell>
          <table:table-cell office:value-type="float" office:value="9260">
            <text:p>9260</text:p>
          </table:table-cell>
          <table:table-cell office:value-type="float" office:value="12000">
            <text:p>12000</text:p>
          </table:table-cell>
          <table:table-cell office:value-type="float" office:value="10000">
            <text:p>10000</text:p>
          </table:table-cell>
          <table:table-cell office:value-type="float" office:value="7218">
            <text:p>7218</text:p>
          </table:table-cell>
          <table:table-cell office:value-type="float" office:value="7700">
            <text:p>7700</text:p>
          </table:table-cell>
          <table:table-cell office:value-type="float" office:value="6934">
            <text:p>6934</text:p>
          </table:table-cell>
          <table:table-cell office:value-type="float" office:value="6252">
            <text:p>6252</text:p>
          </table:table-cell>
          <table:table-cell office:value-type="float" office:value="5060">
            <text:p>5060</text:p>
          </table:table-cell>
          <table:table-cell office:value-type="float" office:value="2901">
            <text:p>2901</text:p>
          </table:table-cell>
          <table:table-cell office:value-type="float" office:value="1637">
            <text:p>1637</text:p>
          </table:table-cell>
          <table:table-cell office:value-type="float" office:value="1423">
            <text:p>1423</text:p>
          </table:table-cell>
          <table:table-cell office:value-type="float" office:value="618">
            <text:p>618</text:p>
          </table:table-cell>
          <table:table-cell office:value-type="float" office:value="890">
            <text:p>890</text:p>
          </table:table-cell>
          <table:table-cell office:value-type="float" office:value="870">
            <text:p>870</text:p>
          </table:table-cell>
          <table:table-cell office:value-type="float" office:value="715">
            <text:p>715</text:p>
          </table:table-cell>
          <table:table-cell office:value-type="float" office:value="850">
            <text:p>850</text:p>
          </table:table-cell>
          <table:table-cell office:value-type="float" office:value="880">
            <text:p>880</text:p>
          </table:table-cell>
          <table:table-cell office:value-type="float" office:value="930">
            <text:p>930</text:p>
          </table:table-cell>
          <table:table-cell office:value-type="float" office:value="420">
            <text:p>420</text:p>
          </table:table-cell>
          <table:table-cell office:value-type="float" office:value="375">
            <text:p>375</text:p>
          </table:table-cell>
          <table:table-cell office:value-type="float" office:value="680">
            <text:p>680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table:number-columns-repeated="21" office:value-type="string">
            <text:p><text:s text:c="4"/></text:p>
          </table:table-cell>
          <table:table-cell table:number-columns-repeated="2"/>
          <table:table-cell office:value-type="float" office:value="0.3241">
            <text:p>0.3241</text:p>
          </table:table-cell>
          <table:table-cell office:value-type="float" office:value="0.3256">
            <text:p>0.3256</text:p>
          </table:table-cell>
          <table:table-cell office:value-type="float" office:value="0.4734">
            <text:p>0.4734</text:p>
          </table:table-cell>
          <table:table-cell office:value-type="float" office:value="0.3867">
            <text:p>0.3867</text:p>
          </table:table-cell>
          <table:table-cell office:value-type="float" office:value="0.2857">
            <text:p>0.2857</text:p>
          </table:table-cell>
          <table:table-cell office:value-type="float" office:value="0.3053">
            <text:p>0.3053</text:p>
          </table:table-cell>
          <table:table-cell office:value-type="float" office:value="0.525">
            <text:p>0.525</text:p>
          </table:table-cell>
          <table:table-cell office:value-type="float" office:value="0.4396">
            <text:p>0.4396</text:p>
          </table:table-cell>
          <table:table-cell office:value-type="float" office:value="0.4658">
            <text:p>0.4658</text:p>
          </table:table-cell>
          <table:table-cell office:value-type="float" office:value="0.5994">
            <text:p>0.5994</text:p>
          </table:table-cell>
          <table:table-cell office:value-type="float" office:value="0.4957">
            <text:p>0.4957</text:p>
          </table:table-cell>
          <table:table-cell office:value-type="float" office:value="0.3549">
            <text:p>0.3549</text:p>
          </table:table-cell>
          <table:table-cell office:value-type="float" office:value="0.3754">
            <text:p>0.3754</text:p>
          </table:table-cell>
          <table:table-cell office:value-type="float" office:value="0.3351">
            <text:p>0.3351</text:p>
          </table:table-cell>
          <table:table-cell office:value-type="float" office:value="0.2994">
            <text:p>0.2994</text:p>
          </table:table-cell>
          <table:table-cell office:value-type="float" office:value="0.2401">
            <text:p>0.2401</text:p>
          </table:table-cell>
          <table:table-cell office:value-type="float" office:value="0.1364">
            <text:p>0.1364</text:p>
          </table:table-cell>
          <table:table-cell office:value-type="float" office:value="0.0763">
            <text:p>0.0763</text:p>
          </table:table-cell>
          <table:table-cell office:value-type="float" office:value="0.0657">
            <text:p>0.0657</text:p>
          </table:table-cell>
          <table:table-cell office:value-type="float" office:value="0.0283">
            <text:p>0.0283</text:p>
          </table:table-cell>
          <table:table-cell office:value-type="float" office:value="0.0403">
            <text:p>0.0403</text:p>
          </table:table-cell>
          <table:table-cell office:value-type="float" office:value="0.0391">
            <text:p>0.0391</text:p>
          </table:table-cell>
          <table:table-cell office:value-type="float" office:value="0.0319">
            <text:p>0.0319</text:p>
          </table:table-cell>
          <table:table-cell office:value-type="float" office:value="0.0376">
            <text:p>0.0376</text:p>
          </table:table-cell>
          <table:table-cell office:value-type="float" office:value="0.0385">
            <text:p>0.0385</text:p>
          </table:table-cell>
          <table:table-cell office:value-type="float" office:value="0.0404">
            <text:p>0.0404</text:p>
          </table:table-cell>
          <table:table-cell office:value-type="float" office:value="0.0181">
            <text:p>0.0181</text:p>
          </table:table-cell>
          <table:table-cell office:value-type="float" office:value="0.016">
            <text:p>0.016</text:p>
          </table:table-cell>
          <table:table-cell office:value-type="float" office:value="0.0288">
            <text:p>0.0288</text:p>
          </table:table-cell>
          <table:table-cell office:value-type="float" office:value="0.003">
            <text:p>0.003</text:p>
          </table:table-cell>
          <table:table-cell office:value-type="float" office:value="0.0014">
            <text:p>0.0014</text:p>
          </table:table-cell>
          <table:table-cell table:number-columns-repeated="23"/>
          <table:table-cell office:value-type="float" office:value="18244.04">
            <text:p>18244.04</text:p>
          </table:table-cell>
          <table:table-cell office:value-type="float" office:value="18487.53">
            <text:p>18487.53</text:p>
          </table:table-cell>
          <table:table-cell office:value-type="float" office:value="27118.05">
            <text:p>27118.05</text:p>
          </table:table-cell>
          <table:table-cell office:value-type="float" office:value="22430.62">
            <text:p>22430.62</text:p>
          </table:table-cell>
          <table:table-cell office:value-type="float" office:value="16620.74">
            <text:p>16620.74</text:p>
          </table:table-cell>
          <table:table-cell office:value-type="float" office:value="17884.33">
            <text:p>17884.33</text:p>
          </table:table-cell>
          <table:table-cell office:value-type="float" office:value="30960.87">
            <text:p>30960.87</text:p>
          </table:table-cell>
          <table:table-cell office:value-type="float" office:value="26132.69">
            <text:p>26132.69</text:p>
          </table:table-cell>
          <table:table-cell office:value-type="float" office:value="28201.94">
            <text:p>28201.94</text:p>
          </table:table-cell>
          <table:table-cell office:value-type="float" office:value="36549.89">
            <text:p>36549.89</text:p>
          </table:table-cell>
          <table:table-cell office:value-type="float" office:value="30458.24">
            <text:p>30458.24</text:p>
          </table:table-cell>
          <table:table-cell office:value-type="float" office:value="21662.3">
            <text:p>21662.30</text:p>
          </table:table-cell>
          <table:table-cell office:value-type="float" office:value="23452.84">
            <text:p>23452.84</text:p>
          </table:table-cell>
          <table:table-cell office:value-type="float" office:value="21122.36">
            <text:p>21122.36</text:p>
          </table:table-cell>
          <table:table-cell office:value-type="float" office:value="19330.39">
            <text:p>19330.39</text:p>
          </table:table-cell>
          <table:table-cell office:value-type="float" office:value="15409.49">
            <text:p>15409.49</text:p>
          </table:table-cell>
          <table:table-cell office:value-type="float" office:value="8804.12">
            <text:p>8804.12</text:p>
          </table:table-cell>
          <table:table-cell office:value-type="float" office:value="5107.68">
            <text:p>5107.68</text:p>
          </table:table-cell>
          <table:table-cell office:value-type="float" office:value="4329.32">
            <text:p>4329.32</text:p>
          </table:table-cell>
          <table:table-cell office:value-type="float" office:value="1792.23">
            <text:p>1792.23</text:p>
          </table:table-cell>
          <table:table-cell office:value-type="float" office:value="2754.87">
            <text:p>2754.87</text:p>
          </table:table-cell>
          <table:table-cell office:value-type="float" office:value="2674.89">
            <text:p>2674.89</text:p>
          </table:table-cell>
          <table:table-cell office:value-type="float" office:value="2218.88">
            <text:p>2218.88</text:p>
          </table:table-cell>
          <table:table-cell office:value-type="float" office:value="2654.49">
            <text:p>2654.49</text:p>
          </table:table-cell>
          <table:table-cell office:value-type="float" office:value="2685.09">
            <text:p>2685.09</text:p>
          </table:table-cell>
          <table:table-cell office:value-type="float" office:value="2855.26">
            <text:p>2855.26</text:p>
          </table:table-cell>
          <table:table-cell office:value-type="float" office:value="1262.56">
            <text:p>1262.56</text:p>
          </table:table-cell>
          <table:table-cell office:value-type="float" office:value="1186.87">
            <text:p>1186.87</text:p>
          </table:table-cell>
          <table:table-cell office:value-type="float" office:value="2064.01">
            <text:p>2064.01</text:p>
          </table:table-cell>
          <table:table-cell office:value-type="float" office:value="215.42">
            <text:p>215.42</text:p>
          </table:table-cell>
          <table:table-cell office:value-type="float" office:value="111.12">
            <text:p>111.12</text:p>
          </table:table-cell>
          <table:table-cell table:number-columns-repeated="79"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.42">
            <text:p>1.42</text:p>
          </table:table-cell>
          <table:table-cell office:value-type="float" office:value="1.17">
            <text:p>1.17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1.58">
            <text:p>1.58</text:p>
          </table:table-cell>
          <table:table-cell office:value-type="float" office:value="1.32">
            <text:p>1.32</text:p>
          </table:table-cell>
          <table:table-cell office:value-type="float" office:value="1.42">
            <text:p>1.42</text:p>
          </table:table-cell>
          <table:table-cell office:value-type="float" office:value="1.83">
            <text:p>1.83</text:p>
          </table:table-cell>
          <table:table-cell office:value-type="float" office:value="1.51">
            <text:p>1.51</text:p>
          </table:table-cell>
          <table:table-cell office:value-type="float" office:value="1.07">
            <text:p>1.07</text:p>
          </table:table-cell>
          <table:table-cell office:value-type="float" office:value="1.14">
            <text:p>1.14</text:p>
          </table:table-cell>
          <table:table-cell office:value-type="float" office:value="1.02">
            <text:p>1.02</text:p>
          </table:table-cell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41">
            <text:p>0.41</text:p>
          </table:table-cell>
          <table:table-cell office:value-type="float" office:value="0.24">
            <text:p>0.24</text:p>
          </table:table-cell>
          <table:table-cell office:value-type="float" office:value="0.2">
            <text:p>0.2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">
            <text:p>0.10</text:p>
          </table:table-cell>
          <table:table-cell table:number-columns-repeated="3" office:value-type="float" office:value="0.12">
            <text:p>0.1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table:number-columns-repeated="24"/>
          <table:table-cell table:number-columns-repeated="31" office:value-type="string">
            <text:p><text:s text:c="4"/></text:p>
          </table:table-cell>
          <table:table-cell table:number-columns-repeated="21"/>
        </table:table-row>
        <table:table-row table:style-name="ro1">
          <table:table-cell office:value-type="string">
            <text:p>Zambia</text:p>
          </table:table-cell>
          <table:table-cell office:value-type="float" office:value="251">
            <text:p>251</text:p>
          </table:table-cell>
          <table:table-cell office:value-type="float" office:value="894">
            <text:p>894</text:p>
          </table:table-cell>
          <table:table-cell office:value-type="string">
            <text:p>-13.1338970</text:p>
          </table:table-cell>
          <table:table-cell office:value-type="string">
            <text:p>27.8493320</text:p>
          </table:table-cell>
          <table:table-cell table:number-columns-repeated="2" office:value-type="string">
            <text:p><text:s text:c="4"/></text:p>
          </table:table-cell>
          <table:table-cell office:value-type="float" office:value="615">
            <text:p>615</text:p>
          </table:table-cell>
          <table:table-cell office:value-type="float" office:value="1647">
            <text:p>1647</text:p>
          </table:table-cell>
          <table:table-cell office:value-type="float" office:value="2077">
            <text:p>2077</text:p>
          </table:table-cell>
          <table:table-cell office:value-type="float" office:value="5245">
            <text:p>5245</text:p>
          </table:table-cell>
          <table:table-cell office:value-type="float" office:value="1760">
            <text:p>1760</text:p>
          </table:table-cell>
          <table:table-cell office:value-type="float" office:value="3991">
            <text:p>3991</text:p>
          </table:table-cell>
          <table:table-cell office:value-type="float" office:value="6707">
            <text:p>6707</text:p>
          </table:table-cell>
          <table:table-cell office:value-type="float" office:value="5364">
            <text:p>5364</text:p>
          </table:table-cell>
          <table:table-cell office:value-type="float" office:value="11347">
            <text:p>11347</text:p>
          </table:table-cell>
          <table:table-cell office:value-type="float" office:value="8273">
            <text:p>8273</text:p>
          </table:table-cell>
          <table:table-cell office:value-type="float" office:value="4535">
            <text:p>4535</text:p>
          </table:table-cell>
          <table:table-cell office:value-type="float" office:value="2070">
            <text:p>2070</text:p>
          </table:table-cell>
          <table:table-cell office:value-type="float" office:value="2543">
            <text:p>2543</text:p>
          </table:table-cell>
          <table:table-cell office:value-type="float" office:value="3760">
            <text:p>3760</text:p>
          </table:table-cell>
          <table:table-cell office:value-type="float" office:value="7819">
            <text:p>7819</text:p>
          </table:table-cell>
          <table:table-cell office:value-type="float" office:value="10102">
            <text:p>10102</text:p>
          </table:table-cell>
          <table:table-cell office:value-type="float" office:value="14767">
            <text:p>14767</text:p>
          </table:table-cell>
          <table:table-cell office:value-type="float" office:value="14850">
            <text:p>14850</text:p>
          </table:table-cell>
          <table:table-cell office:value-type="float" office:value="17005">
            <text:p>17005</text:p>
          </table:table-cell>
          <table:table-cell office:value-type="float" office:value="12657">
            <text:p>12657</text:p>
          </table:table-cell>
          <table:table-cell office:value-type="float" office:value="20510">
            <text:p>20510</text:p>
          </table:table-cell>
          <table:table-cell office:value-type="float" office:value="43467">
            <text:p>43467</text:p>
          </table:table-cell>
          <table:table-cell office:value-type="float" office:value="29951">
            <text:p>29951</text:p>
          </table:table-cell>
          <table:table-cell office:value-type="float" office:value="33000">
            <text:p>33000</text:p>
          </table:table-cell>
          <table:table-cell office:value-type="float" office:value="19900">
            <text:p>19900</text:p>
          </table:table-cell>
          <table:table-cell office:value-type="float" office:value="57900">
            <text:p>57900</text:p>
          </table:table-cell>
          <table:table-cell office:value-type="float" office:value="52100">
            <text:p>52100</text:p>
          </table:table-cell>
          <table:table-cell office:value-type="float" office:value="30300">
            <text:p>30300</text:p>
          </table:table-cell>
          <table:table-cell office:value-type="float" office:value="48200">
            <text:p>48200</text:p>
          </table:table-cell>
          <table:table-cell office:value-type="float" office:value="25600">
            <text:p>25600</text:p>
          </table:table-cell>
          <table:table-cell office:value-type="float" office:value="47250">
            <text:p>47250</text:p>
          </table:table-cell>
          <table:table-cell office:value-type="float" office:value="32800">
            <text:p>32800</text:p>
          </table:table-cell>
          <table:table-cell office:value-type="float" office:value="16050">
            <text:p>16050</text:p>
          </table:table-cell>
          <table:table-cell office:value-type="float" office:value="36700">
            <text:p>36700</text:p>
          </table:table-cell>
          <table:table-cell office:value-type="float" office:value="63171">
            <text:p>63171</text:p>
          </table:table-cell>
          <table:table-cell office:value-type="float" office:value="58397">
            <text:p>58397</text:p>
          </table:table-cell>
          <table:table-cell office:value-type="float" office:value="138000">
            <text:p>138000</text:p>
          </table:table-cell>
          <table:table-cell office:value-type="float" office:value="61000">
            <text:p>61000</text:p>
          </table:table-cell>
          <table:table-cell office:value-type="float" office:value="67550">
            <text:p>67550</text:p>
          </table:table-cell>
          <table:table-cell office:value-type="float" office:value="77600">
            <text:p>77600</text:p>
          </table:table-cell>
          <table:table-cell office:value-type="float" office:value="96000">
            <text:p>96000</text:p>
          </table:table-cell>
          <table:table-cell office:value-type="float" office:value="113850">
            <text:p>113850</text:p>
          </table:table-cell>
          <table:table-cell office:value-type="float" office:value="140700">
            <text:p>140700</text:p>
          </table:table-cell>
          <table:table-cell office:value-type="float" office:value="117000">
            <text:p>117000</text:p>
          </table:table-cell>
          <table:table-cell office:value-type="float" office:value="137200">
            <text:p>137200</text:p>
          </table:table-cell>
          <table:table-cell office:value-type="float" office:value="123450">
            <text:p>123450</text:p>
          </table:table-cell>
          <table:table-cell office:value-type="float" office:value="133500">
            <text:p>133500</text:p>
          </table:table-cell>
          <table:table-cell office:value-type="float" office:value="104800">
            <text:p>104800</text:p>
          </table:table-cell>
          <table:table-cell office:value-type="float" office:value="128650">
            <text:p>128650</text:p>
          </table:table-cell>
          <table:table-cell office:value-type="float" office:value="264110">
            <text:p>264110</text:p>
          </table:table-cell>
          <table:table-cell table:number-columns-repeated="4"/>
          <table:table-cell office:value-type="float" office:value="0.1825">
            <text:p>0.1825</text:p>
          </table:table-cell>
          <table:table-cell office:value-type="float" office:value="0.4742">
            <text:p>0.4742</text:p>
          </table:table-cell>
          <table:table-cell office:value-type="float" office:value="0.58">
            <text:p>0.58</text:p>
          </table:table-cell>
          <table:table-cell office:value-type="float" office:value="1.4206">
            <text:p>1.4206</text:p>
          </table:table-cell>
          <table:table-cell office:value-type="float" office:value="0.4622">
            <text:p>0.4622</text:p>
          </table:table-cell>
          <table:table-cell office:value-type="float" office:value="1.0158">
            <text:p>1.0158</text:p>
          </table:table-cell>
          <table:table-cell office:value-type="float" office:value="1.6532">
            <text:p>1.6532</text:p>
          </table:table-cell>
          <table:table-cell office:value-type="float" office:value="1.2799">
            <text:p>1.2799</text:p>
          </table:table-cell>
          <table:table-cell office:value-type="float" office:value="2.6187">
            <text:p>2.6187</text:p>
          </table:table-cell>
          <table:table-cell office:value-type="float" office:value="1.8454">
            <text:p>1.8454</text:p>
          </table:table-cell>
          <table:table-cell office:value-type="float" office:value="0.9778">
            <text:p>0.9778</text:p>
          </table:table-cell>
          <table:table-cell office:value-type="float" office:value="0.4313">
            <text:p>0.4313</text:p>
          </table:table-cell>
          <table:table-cell office:value-type="float" office:value="0.5123">
            <text:p>0.5123</text:p>
          </table:table-cell>
          <table:table-cell office:value-type="float" office:value="0.7327">
            <text:p>0.7327</text:p>
          </table:table-cell>
          <table:table-cell office:value-type="float" office:value="1.4742">
            <text:p>1.4742</text:p>
          </table:table-cell>
          <table:table-cell office:value-type="float" office:value="1.8434">
            <text:p>1.8434</text:p>
          </table:table-cell>
          <table:table-cell office:value-type="float" office:value="2.6085">
            <text:p>2.6085</text:p>
          </table:table-cell>
          <table:table-cell office:value-type="float" office:value="2.5398">
            <text:p>2.5398</text:p>
          </table:table-cell>
          <table:table-cell office:value-type="float" office:value="2.8159">
            <text:p>2.8159</text:p>
          </table:table-cell>
          <table:table-cell office:value-type="float" office:value="2.03">
            <text:p>2.03</text:p>
          </table:table-cell>
          <table:table-cell office:value-type="float" office:value="3.1873">
            <text:p>3.1873</text:p>
          </table:table-cell>
          <table:table-cell office:value-type="float" office:value="6.5492">
            <text:p>6.5492</text:p>
          </table:table-cell>
          <table:table-cell office:value-type="float" office:value="4.3801">
            <text:p>4.3801</text:p>
          </table:table-cell>
          <table:table-cell office:value-type="float" office:value="4.6868">
            <text:p>4.6868</text:p>
          </table:table-cell>
          <table:table-cell office:value-type="float" office:value="2.7471">
            <text:p>2.7471</text:p>
          </table:table-cell>
          <table:table-cell office:value-type="float" office:value="7.776">
            <text:p>7.776</text:p>
          </table:table-cell>
          <table:table-cell office:value-type="float" office:value="6.8131">
            <text:p>6.8131</text:p>
          </table:table-cell>
          <table:table-cell office:value-type="float" office:value="3.8623">
            <text:p>3.8623</text:p>
          </table:table-cell>
          <table:table-cell office:value-type="float" office:value="5.9965">
            <text:p>5.9965</text:p>
          </table:table-cell>
          <table:table-cell office:value-type="float" office:value="3.1109">
            <text:p>3.1109</text:p>
          </table:table-cell>
          <table:table-cell office:value-type="float" office:value="5.6096">
            <text:p>5.6096</text:p>
          </table:table-cell>
          <table:table-cell office:value-type="float" office:value="3.8029">
            <text:p>3.8029</text:p>
          </table:table-cell>
          <table:table-cell office:value-type="float" office:value="1.8154">
            <text:p>1.8154</text:p>
          </table:table-cell>
          <table:table-cell office:value-type="float" office:value="4.045">
            <text:p>4.045</text:p>
          </table:table-cell>
          <table:table-cell office:value-type="float" office:value="6.778">
            <text:p>6.778</text:p>
          </table:table-cell>
          <table:table-cell office:value-type="float" office:value="6.0976">
            <text:p>6.0976</text:p>
          </table:table-cell>
          <table:table-cell office:value-type="float" office:value="14.0258">
            <text:p>14.0258</text:p>
          </table:table-cell>
          <table:table-cell office:value-type="float" office:value="6.039">
            <text:p>6.039</text:p>
          </table:table-cell>
          <table:table-cell office:value-type="float" office:value="6.519">
            <text:p>6.519</text:p>
          </table:table-cell>
          <table:table-cell office:value-type="float" office:value="7.3035">
            <text:p>7.3035</text:p>
          </table:table-cell>
          <table:table-cell office:value-type="float" office:value="8.8114">
            <text:p>8.8114</text:p>
          </table:table-cell>
          <table:table-cell office:value-type="float" office:value="10.1879">
            <text:p>10.1879</text:p>
          </table:table-cell>
          <table:table-cell office:value-type="float" office:value="12.2668">
            <text:p>12.2668</text:p>
          </table:table-cell>
          <table:table-cell office:value-type="float" office:value="9.9304">
            <text:p>9.9304</text:p>
          </table:table-cell>
          <table:table-cell office:value-type="float" office:value="11.3295">
            <text:p>11.3295</text:p>
          </table:table-cell>
          <table:table-cell office:value-type="float" office:value="9.9101">
            <text:p>9.9101</text:p>
          </table:table-cell>
          <table:table-cell office:value-type="float" office:value="10.4094">
            <text:p>10.4094</text:p>
          </table:table-cell>
          <table:table-cell office:value-type="float" office:value="7.9292">
            <text:p>7.9292</text:p>
          </table:table-cell>
          <table:table-cell office:value-type="float" office:value="9.436">
            <text:p>9.436</text:p>
          </table:table-cell>
          <table:table-cell office:value-type="float" office:value="18.7645">
            <text:p>18.7645</text:p>
          </table:table-cell>
          <table:table-cell table:number-columns-repeated="4"/>
          <table:table-cell office:value-type="float" office:value="1185.4">
            <text:p>1185.40</text:p>
          </table:table-cell>
          <table:table-cell office:value-type="float" office:value="3174.56">
            <text:p>3174.56</text:p>
          </table:table-cell>
          <table:table-cell office:value-type="float" office:value="4242.79">
            <text:p>4242.79</text:p>
          </table:table-cell>
          <table:table-cell office:value-type="float" office:value="10715.8">
            <text:p>10715.80</text:p>
          </table:table-cell>
          <table:table-cell office:value-type="float" office:value="3596.12">
            <text:p>3596.12</text:p>
          </table:table-cell>
          <table:table-cell office:value-type="float" office:value="8153.57">
            <text:p>8153.57</text:p>
          </table:table-cell>
          <table:table-cell office:value-type="float" office:value="12863.96">
            <text:p>12863.96</text:p>
          </table:table-cell>
          <table:table-cell office:value-type="float" office:value="10686.67">
            <text:p>10686.67</text:p>
          </table:table-cell>
          <table:table-cell office:value-type="float" office:value="22431.46">
            <text:p>22431.46</text:p>
          </table:table-cell>
          <table:table-cell office:value-type="float" office:value="16604.43">
            <text:p>16604.43</text:p>
          </table:table-cell>
          <table:table-cell office:value-type="float" office:value="9132.08">
            <text:p>9132.08</text:p>
          </table:table-cell>
          <table:table-cell office:value-type="float" office:value="4551.47">
            <text:p>4551.47</text:p>
          </table:table-cell>
          <table:table-cell office:value-type="float" office:value="5082.42">
            <text:p>5082.42</text:p>
          </table:table-cell>
          <table:table-cell office:value-type="float" office:value="7479.1">
            <text:p>7479.10</text:p>
          </table:table-cell>
          <table:table-cell office:value-type="float" office:value="15765.01">
            <text:p>15765.01</text:p>
          </table:table-cell>
          <table:table-cell office:value-type="float" office:value="20650.63">
            <text:p>20650.63</text:p>
          </table:table-cell>
          <table:table-cell office:value-type="float" office:value="30173.37">
            <text:p>30173.37</text:p>
          </table:table-cell>
          <table:table-cell office:value-type="float" office:value="30342.26">
            <text:p>30342.26</text:p>
          </table:table-cell>
          <table:table-cell office:value-type="float" office:value="34743.03">
            <text:p>34743.03</text:p>
          </table:table-cell>
          <table:table-cell office:value-type="float" office:value="25859.33">
            <text:p>25859.33</text:p>
          </table:table-cell>
          <table:table-cell office:value-type="float" office:value="41906.36">
            <text:p>41906.36</text:p>
          </table:table-cell>
          <table:table-cell office:value-type="float" office:value="88813.25">
            <text:p>88813.25</text:p>
          </table:table-cell>
          <table:table-cell office:value-type="float" office:value="61196.33">
            <text:p>61196.33</text:p>
          </table:table-cell>
          <table:table-cell office:value-type="float" office:value="67427.25">
            <text:p>67427.25</text:p>
          </table:table-cell>
          <table:table-cell office:value-type="float" office:value="40521.75">
            <text:p>40521.75</text:p>
          </table:table-cell>
          <table:table-cell office:value-type="float" office:value="118095.79">
            <text:p>118095.79</text:p>
          </table:table-cell>
          <table:table-cell office:value-type="float" office:value="106279.67">
            <text:p>106279.67</text:p>
          </table:table-cell>
          <table:table-cell office:value-type="float" office:value="61841.01">
            <text:p>61841.01</text:p>
          </table:table-cell>
          <table:table-cell office:value-type="float" office:value="98380.45">
            <text:p>98380.45</text:p>
          </table:table-cell>
          <table:table-cell office:value-type="float" office:value="52272.47">
            <text:p>52272.47</text:p>
          </table:table-cell>
          <table:table-cell office:value-type="float" office:value="92601.7">
            <text:p>92601.70</text:p>
          </table:table-cell>
          <table:table-cell office:value-type="float" office:value="64049.18">
            <text:p>64049.18</text:p>
          </table:table-cell>
          <table:table-cell office:value-type="float" office:value="31318.14">
            <text:p>31318.14</text:p>
          </table:table-cell>
          <table:table-cell office:value-type="float" office:value="74813.62">
            <text:p>74813.62</text:p>
          </table:table-cell>
          <table:table-cell office:value-type="float" office:value="128691.07">
            <text:p>128691.07</text:p>
          </table:table-cell>
          <table:table-cell office:value-type="float" office:value="119173.45">
            <text:p>119173.45</text:p>
          </table:table-cell>
          <table:table-cell office:value-type="float" office:value="285667.23">
            <text:p>285667.23</text:p>
          </table:table-cell>
          <table:table-cell office:value-type="float" office:value="116303.04">
            <text:p>116303.04</text:p>
          </table:table-cell>
          <table:table-cell office:value-type="float" office:value="128227.67">
            <text:p>128227.67</text:p>
          </table:table-cell>
          <table:table-cell office:value-type="float" office:value="148935.98">
            <text:p>148935.98</text:p>
          </table:table-cell>
          <table:table-cell office:value-type="float" office:value="182555.19">
            <text:p>182555.19</text:p>
          </table:table-cell>
          <table:table-cell office:value-type="float" office:value="219443.96">
            <text:p>219443.96</text:p>
          </table:table-cell>
          <table:table-cell office:value-type="float" office:value="271005.87">
            <text:p>271005.87</text:p>
          </table:table-cell>
          <table:table-cell office:value-type="float" office:value="223605.38">
            <text:p>223605.38</text:p>
          </table:table-cell>
          <table:table-cell office:value-type="float" office:value="260885.08">
            <text:p>260885.08</text:p>
          </table:table-cell>
          <table:table-cell office:value-type="float" office:value="234700.54">
            <text:p>234700.54</text:p>
          </table:table-cell>
          <table:table-cell office:value-type="float" office:value="253498.7">
            <text:p>253498.70</text:p>
          </table:table-cell>
          <table:table-cell office:value-type="float" office:value="199198.68">
            <text:p>199198.68</text:p>
          </table:table-cell>
          <table:table-cell office:value-type="float" office:value="244596.11">
            <text:p>244596.11</text:p>
          </table:table-cell>
          <table:table-cell office:value-type="float" office:value="502203.77">
            <text:p>502203.77</text:p>
          </table:table-cell>
          <table:table-cell table:number-columns-repeated="5"/>
          <table:table-cell office:value-type="string">
            <text:p>1.80</text:p>
          </table:table-cell>
          <table:table-cell office:value-type="string">
            <text:p>4.81</text:p>
          </table:table-cell>
          <table:table-cell office:value-type="string">
            <text:p>6.43</text:p>
          </table:table-cell>
          <table:table-cell office:value-type="string">
            <text:p>16.23</text:p>
          </table:table-cell>
          <table:table-cell office:value-type="string">
            <text:p>5.45</text:p>
          </table:table-cell>
          <table:table-cell office:value-type="string">
            <text:p>12.35</text:p>
          </table:table-cell>
          <table:table-cell office:value-type="string">
            <text:p>19.49</text:p>
          </table:table-cell>
          <table:table-cell office:value-type="string">
            <text:p>16.19</text:p>
          </table:table-cell>
          <table:table-cell office:value-type="string">
            <text:p>33.98</text:p>
          </table:table-cell>
          <table:table-cell office:value-type="string">
            <text:p>25.15</text:p>
          </table:table-cell>
          <table:table-cell office:value-type="string">
            <text:p>13.83</text:p>
          </table:table-cell>
          <table:table-cell office:value-type="string">
            <text:p>6.89</text:p>
          </table:table-cell>
          <table:table-cell office:value-type="string">
            <text:p>7.70</text:p>
          </table:table-cell>
          <table:table-cell office:value-type="string">
            <text:p>11.33</text:p>
          </table:table-cell>
          <table:table-cell office:value-type="string">
            <text:p>23.88</text:p>
          </table:table-cell>
          <table:table-cell office:value-type="string">
            <text:p>31.28</text:p>
          </table:table-cell>
          <table:table-cell office:value-type="string">
            <text:p>45.71</text:p>
          </table:table-cell>
          <table:table-cell office:value-type="string">
            <text:p>45.96</text:p>
          </table:table-cell>
          <table:table-cell office:value-type="string">
            <text:p>52.63</text:p>
          </table:table-cell>
          <table:table-cell office:value-type="string">
            <text:p>39.17</text:p>
          </table:table-cell>
          <table:table-cell office:value-type="string">
            <text:p>63.48</text:p>
          </table:table-cell>
          <table:table-cell office:value-type="string">
            <text:p>134.54</text:p>
          </table:table-cell>
          <table:table-cell office:value-type="string">
            <text:p>92.70</text:p>
          </table:table-cell>
          <table:table-cell office:value-type="string">
            <text:p>102.14</text:p>
          </table:table-cell>
          <table:table-cell office:value-type="string">
            <text:p>61.38</text:p>
          </table:table-cell>
          <table:table-cell office:value-type="string">
            <text:p>178.90</text:p>
          </table:table-cell>
          <table:table-cell office:value-type="string">
            <text:p>161.00</text:p>
          </table:table-cell>
          <table:table-cell office:value-type="string">
            <text:p>93.68</text:p>
          </table:table-cell>
          <table:table-cell office:value-type="string">
            <text:p>149.03</text:p>
          </table:table-cell>
          <table:table-cell office:value-type="string">
            <text:p>79.18</text:p>
          </table:table-cell>
          <table:table-cell office:value-type="string">
            <text:p>140.28</text:p>
          </table:table-cell>
          <table:table-cell office:value-type="string">
            <text:p>97.02</text:p>
          </table:table-cell>
          <table:table-cell office:value-type="string">
            <text:p>47.44</text:p>
          </table:table-cell>
          <table:table-cell office:value-type="string">
            <text:p>113.33</text:p>
          </table:table-cell>
          <table:table-cell office:value-type="string">
            <text:p>194.95</text:p>
          </table:table-cell>
          <table:table-cell office:value-type="string">
            <text:p>180.53</text:p>
          </table:table-cell>
          <table:table-cell office:value-type="string">
            <text:p>432.74</text:p>
          </table:table-cell>
          <table:table-cell office:value-type="string">
            <text:p>176.18</text:p>
          </table:table-cell>
          <table:table-cell office:value-type="string">
            <text:p>194.24</text:p>
          </table:table-cell>
          <table:table-cell office:value-type="string">
            <text:p>225.61</text:p>
          </table:table-cell>
          <table:table-cell office:value-type="string">
            <text:p>276.54</text:p>
          </table:table-cell>
          <table:table-cell office:value-type="string">
            <text:p>332.42</text:p>
          </table:table-cell>
          <table:table-cell office:value-type="string">
            <text:p>410.53</text:p>
          </table:table-cell>
          <table:table-cell office:value-type="string">
            <text:p>338.73</text:p>
          </table:table-cell>
          <table:table-cell office:value-type="string">
            <text:p>395.20</text:p>
          </table:table-cell>
          <table:table-cell office:value-type="string">
            <text:p>355.53</text:p>
          </table:table-cell>
          <table:table-cell office:value-type="string">
            <text:p>384.01</text:p>
          </table:table-cell>
          <table:table-cell office:value-type="string">
            <text:p>301.76</text:p>
          </table:table-cell>
          <table:table-cell office:value-type="string">
            <text:p>370.53</text:p>
          </table:table-cell>
          <table:table-cell office:value-type="string">
            <text:p>760.76</text:p>
          </table:table-cell>
          <table:table-cell table:number-columns-repeated="3"/>
          <table:table-cell table:number-columns-repeated="2" office:value-type="string">
            <text:p><text:s text:c="4"/></text:p>
          </table:table-cell>
          <table:table-cell office:value-type="float" office:value="0.35">
            <text:p>0.35</text:p>
          </table:table-cell>
          <table:table-cell office:value-type="float" office:value="0.91">
            <text:p>0.91</text:p>
          </table:table-cell>
          <table:table-cell office:value-type="float" office:value="1.18">
            <text:p>1.18</text:p>
          </table:table-cell>
          <table:table-cell office:value-type="float" office:value="2.9">
            <text:p>2.90</text:p>
          </table:table-cell>
          <table:table-cell office:value-type="float" office:value="0.94">
            <text:p>0.94</text:p>
          </table:table-cell>
          <table:table-cell office:value-type="float" office:value="2.08">
            <text:p>2.08</text:p>
          </table:table-cell>
          <table:table-cell office:value-type="float" office:value="3.17">
            <text:p>3.17</text:p>
          </table:table-cell>
          <table:table-cell office:value-type="float" office:value="2.55">
            <text:p>2.55</text:p>
          </table:table-cell>
          <table:table-cell office:value-type="float" office:value="5.18">
            <text:p>5.18</text:p>
          </table:table-cell>
          <table:table-cell office:value-type="float" office:value="3.7">
            <text:p>3.70</text:p>
          </table:table-cell>
          <table:table-cell office:value-type="float" office:value="1.97">
            <text:p>1.97</text:p>
          </table:table-cell>
          <table:table-cell office:value-type="float" office:value="0.95">
            <text:p>0.95</text:p>
          </table:table-cell>
          <table:table-cell office:value-type="float" office:value="1.02">
            <text:p>1.02</text:p>
          </table:table-cell>
          <table:table-cell office:value-type="float" office:value="1.46">
            <text:p>1.46</text:p>
          </table:table-cell>
          <table:table-cell office:value-type="float" office:value="2.97">
            <text:p>2.97</text:p>
          </table:table-cell>
          <table:table-cell office:value-type="float" office:value="3.77">
            <text:p>3.77</text:p>
          </table:table-cell>
          <table:table-cell office:value-type="float" office:value="5.33">
            <text:p>5.33</text:p>
          </table:table-cell>
          <table:table-cell office:value-type="float" office:value="5.19">
            <text:p>5.19</text:p>
          </table:table-cell>
          <table:table-cell office:value-type="float" office:value="5.75">
            <text:p>5.75</text:p>
          </table:table-cell>
          <table:table-cell office:value-type="float" office:value="4.15">
            <text:p>4.15</text:p>
          </table:table-cell>
          <table:table-cell office:value-type="float" office:value="6.51">
            <text:p>6.51</text:p>
          </table:table-cell>
          <table:table-cell office:value-type="float" office:value="13.38">
            <text:p>13.38</text:p>
          </table:table-cell>
          <table:table-cell office:value-type="float" office:value="8.95">
            <text:p>8.95</text:p>
          </table:table-cell>
          <table:table-cell office:value-type="float" office:value="9.58">
            <text:p>9.58</text:p>
          </table:table-cell>
          <table:table-cell office:value-type="float" office:value="5.59">
            <text:p>5.59</text:p>
          </table:table-cell>
          <table:table-cell office:value-type="float" office:value="15.86">
            <text:p>15.86</text:p>
          </table:table-cell>
          <table:table-cell office:value-type="float" office:value="13.9">
            <text:p>13.90</text:p>
          </table:table-cell>
          <table:table-cell office:value-type="float" office:value="7.88">
            <text:p>7.88</text:p>
          </table:table-cell>
          <table:table-cell office:value-type="float" office:value="12.24">
            <text:p>12.24</text:p>
          </table:table-cell>
          <table:table-cell office:value-type="float" office:value="6.35">
            <text:p>6.35</text:p>
          </table:table-cell>
          <table:table-cell office:value-type="float" office:value="10.99">
            <text:p>10.99</text:p>
          </table:table-cell>
          <table:table-cell office:value-type="float" office:value="7.43">
            <text:p>7.43</text:p>
          </table:table-cell>
          <table:table-cell office:value-type="float" office:value="3.54">
            <text:p>3.54</text:p>
          </table:table-cell>
          <table:table-cell office:value-type="float" office:value="8.25">
            <text:p>8.25</text:p>
          </table:table-cell>
          <table:table-cell office:value-type="float" office:value="13.81">
            <text:p>13.81</text:p>
          </table:table-cell>
          <table:table-cell office:value-type="float" office:value="12.44">
            <text:p>12.44</text:p>
          </table:table-cell>
          <table:table-cell office:value-type="float" office:value="29.03">
            <text:p>29.03</text:p>
          </table:table-cell>
          <table:table-cell office:value-type="float" office:value="11.51">
            <text:p>11.51</text:p>
          </table:table-cell>
          <table:table-cell office:value-type="float" office:value="12.37">
            <text:p>12.37</text:p>
          </table:table-cell>
          <table:table-cell office:value-type="float" office:value="14.02">
            <text:p>14.02</text:p>
          </table:table-cell>
          <table:table-cell office:value-type="float" office:value="16.76">
            <text:p>16.76</text:p>
          </table:table-cell>
          <table:table-cell office:value-type="float" office:value="19.64">
            <text:p>19.64</text:p>
          </table:table-cell>
          <table:table-cell office:value-type="float" office:value="23.63">
            <text:p>23.63</text:p>
          </table:table-cell>
          <table:table-cell office:value-type="float" office:value="18.98">
            <text:p>18.98</text:p>
          </table:table-cell>
          <table:table-cell office:value-type="float" office:value="21.54">
            <text:p>21.54</text:p>
          </table:table-cell>
          <table:table-cell office:value-type="float" office:value="18.84">
            <text:p>18.84</text:p>
          </table:table-cell>
          <table:table-cell office:value-type="float" office:value="19.77">
            <text:p>19.77</text:p>
          </table:table-cell>
          <table:table-cell office:value-type="float" office:value="15.07">
            <text:p>15.07</text:p>
          </table:table-cell>
          <table:table-cell office:value-type="float" office:value="17.94">
            <text:p>17.94</text:p>
          </table:table-cell>
          <table:table-cell office:value-type="float" office:value="35.68">
            <text:p>35.68</text:p>
          </table:table-cell>
          <table:table-cell table:number-columns-repeated="3"/>
          <table:table-cell table:number-columns-repeated="2" office:value-type="string">
            <text:p><text:s text:c="4"/></text:p>
          </table:table-cell>
          <table:table-cell table:number-columns-repeated="8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.00</text:p>
          </table:table-cell>
          <table:table-cell table:number-columns-repeated="6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float" office:value="181">
            <text:p>181</text:p>
          </table:table-cell>
          <table:table-cell office:value-type="float" office:value="716">
            <text:p>716</text:p>
          </table:table-cell>
          <table:table-cell office:value-type="float" office:value="-20">
            <text:p>-20</text:p>
          </table:table-cell>
          <table:table-cell office:value-type="float" office:value="30">
            <text:p>30</text:p>
          </table:table-cell>
          <table:table-cell office:value-type="float" office:value="1354">
            <text:p>1354</text:p>
          </table:table-cell>
          <table:table-cell office:value-type="float" office:value="584">
            <text:p>584</text:p>
          </table:table-cell>
          <table:table-cell office:value-type="float" office:value="3626">
            <text:p>3626</text:p>
          </table:table-cell>
          <table:table-cell office:value-type="float" office:value="6763">
            <text:p>6763</text:p>
          </table:table-cell>
          <table:table-cell office:value-type="float" office:value="16829">
            <text:p>16829</text:p>
          </table:table-cell>
          <table:table-cell office:value-type="float" office:value="26350">
            <text:p>26350</text:p>
          </table:table-cell>
          <table:table-cell office:value-type="float" office:value="45200">
            <text:p>45200</text:p>
          </table:table-cell>
          <table:table-cell office:value-type="float" office:value="57201">
            <text:p>57201</text:p>
          </table:table-cell>
          <table:table-cell office:value-type="float" office:value="158800">
            <text:p>158800</text:p>
          </table:table-cell>
          <table:table-cell office:value-type="float" office:value="97900">
            <text:p>97900</text:p>
          </table:table-cell>
          <table:table-cell office:value-type="float" office:value="137945">
            <text:p>137945</text:p>
          </table:table-cell>
          <table:table-cell office:value-type="float" office:value="163693">
            <text:p>163693</text:p>
          </table:table-cell>
          <table:table-cell office:value-type="float" office:value="128161">
            <text:p>128161</text:p>
          </table:table-cell>
          <table:table-cell office:value-type="float" office:value="188164">
            <text:p>188164</text:p>
          </table:table-cell>
          <table:table-cell office:value-type="float" office:value="168410">
            <text:p>168410</text:p>
          </table:table-cell>
          <table:table-cell office:value-type="float" office:value="140694">
            <text:p>140694</text:p>
          </table:table-cell>
          <table:table-cell office:value-type="float" office:value="142508">
            <text:p>142508</text:p>
          </table:table-cell>
          <table:table-cell office:value-type="float" office:value="164440">
            <text:p>164440</text:p>
          </table:table-cell>
          <table:table-cell office:value-type="float" office:value="143766">
            <text:p>143766</text:p>
          </table:table-cell>
          <table:table-cell office:value-type="float" office:value="155957">
            <text:p>155957</text:p>
          </table:table-cell>
          <table:table-cell office:value-type="float" office:value="168888">
            <text:p>168888</text:p>
          </table:table-cell>
          <table:table-cell office:value-type="float" office:value="133538">
            <text:p>133538</text:p>
          </table:table-cell>
          <table:table-cell office:value-type="float" office:value="145056">
            <text:p>145056</text:p>
          </table:table-cell>
          <table:table-cell office:value-type="float" office:value="246000">
            <text:p>246000</text:p>
          </table:table-cell>
          <table:table-cell office:value-type="float" office:value="282000">
            <text:p>282000</text:p>
          </table:table-cell>
          <table:table-cell office:value-type="float" office:value="245000">
            <text:p>245000</text:p>
          </table:table-cell>
          <table:table-cell office:value-type="float" office:value="237000">
            <text:p>237000</text:p>
          </table:table-cell>
          <table:table-cell office:value-type="float" office:value="316700">
            <text:p>316700</text:p>
          </table:table-cell>
          <table:table-cell office:value-type="float" office:value="256930">
            <text:p>256930</text:p>
          </table:table-cell>
          <table:table-cell office:value-type="float" office:value="184493">
            <text:p>184493</text:p>
          </table:table-cell>
          <table:table-cell office:value-type="float" office:value="196901">
            <text:p>196901</text:p>
          </table:table-cell>
          <table:table-cell office:value-type="float" office:value="59886">
            <text:p>59886</text:p>
          </table:table-cell>
          <table:table-cell office:value-type="float" office:value="186550">
            <text:p>186550</text:p>
          </table:table-cell>
          <table:table-cell office:value-type="float" office:value="168500">
            <text:p>168500</text:p>
          </table:table-cell>
          <table:table-cell office:value-type="float" office:value="100000">
            <text:p>100000</text:p>
          </table:table-cell>
          <table:table-cell office:value-type="float" office:value="239700">
            <text:p>239700</text:p>
          </table:table-cell>
          <table:table-cell office:value-type="float" office:value="276000">
            <text:p>276000</text:p>
          </table:table-cell>
          <table:table-cell office:value-type="float" office:value="257500">
            <text:p>257500</text:p>
          </table:table-cell>
          <table:table-cell office:value-type="float" office:value="267053">
            <text:p>267053</text:p>
          </table:table-cell>
          <table:table-cell office:value-type="float" office:value="327000">
            <text:p>327000</text:p>
          </table:table-cell>
          <table:table-cell office:value-type="float" office:value="329300">
            <text:p>329300</text:p>
          </table:table-cell>
          <table:table-cell office:value-type="float" office:value="199866">
            <text:p>199866</text:p>
          </table:table-cell>
          <table:table-cell office:value-type="float" office:value="220000">
            <text:p>220000</text:p>
          </table:table-cell>
          <table:table-cell office:value-type="float" office:value="300000">
            <text:p>300000</text:p>
          </table:table-cell>
          <table:table-cell office:value-type="float" office:value="195000">
            <text:p>195000</text:p>
          </table:table-cell>
          <table:table-cell office:value-type="float" office:value="201000">
            <text:p>201000</text:p>
          </table:table-cell>
          <table:table-cell office:value-type="float" office:value="226000">
            <text:p>226000</text:p>
          </table:table-cell>
          <table:table-cell office:value-type="float" office:value="326000">
            <text:p>326000</text:p>
          </table:table-cell>
          <table:table-cell office:value-type="float" office:value="225000">
            <text:p>225000</text:p>
          </table:table-cell>
          <table:table-cell office:value-type="float" office:value="107000">
            <text:p>107000</text:p>
          </table:table-cell>
          <table:table-cell office:value-type="float" office:value="260000">
            <text:p>260000</text:p>
          </table:table-cell>
          <table:table-cell office:value-type="float" office:value="275400">
            <text:p>275400</text:p>
          </table:table-cell>
          <table:table-cell table:number-columns-repeated="2"/>
          <table:table-cell office:value-type="float" office:value="0.3492">
            <text:p>0.3492</text:p>
          </table:table-cell>
          <table:table-cell office:value-type="float" office:value="0.1458">
            <text:p>0.1458</text:p>
          </table:table-cell>
          <table:table-cell office:value-type="float" office:value="0.8756">
            <text:p>0.8756</text:p>
          </table:table-cell>
          <table:table-cell office:value-type="float" office:value="1.5801">
            <text:p>1.5801</text:p>
          </table:table-cell>
          <table:table-cell office:value-type="float" office:value="3.8057">
            <text:p>3.8057</text:p>
          </table:table-cell>
          <table:table-cell office:value-type="float" office:value="5.7684">
            <text:p>5.7684</text:p>
          </table:table-cell>
          <table:table-cell office:value-type="float" office:value="9.5783">
            <text:p>9.5783</text:p>
          </table:table-cell>
          <table:table-cell office:value-type="float" office:value="11.7359">
            <text:p>11.7359</text:p>
          </table:table-cell>
          <table:table-cell office:value-type="float" office:value="31.533">
            <text:p>31.533</text:p>
          </table:table-cell>
          <table:table-cell office:value-type="float" office:value="18.8052">
            <text:p>18.8052</text:p>
          </table:table-cell>
          <table:table-cell office:value-type="float" office:value="25.6165">
            <text:p>25.6165</text:p>
          </table:table-cell>
          <table:table-cell office:value-type="float" office:value="29.3725">
            <text:p>29.3725</text:p>
          </table:table-cell>
          <table:table-cell office:value-type="float" office:value="22.2193">
            <text:p>22.2193</text:p>
          </table:table-cell>
          <table:table-cell office:value-type="float" office:value="31.5288">
            <text:p>31.5288</text:p>
          </table:table-cell>
          <table:table-cell office:value-type="float" office:value="27.295">
            <text:p>27.295</text:p>
          </table:table-cell>
          <table:table-cell office:value-type="float" office:value="22.0731">
            <text:p>22.0731</text:p>
          </table:table-cell>
          <table:table-cell office:value-type="float" office:value="21.6545">
            <text:p>21.6545</text:p>
          </table:table-cell>
          <table:table-cell office:value-type="float" office:value="24.193">
            <text:p>24.193</text:p>
          </table:table-cell>
          <table:table-cell office:value-type="float" office:value="20.4474">
            <text:p>20.4474</text:p>
          </table:table-cell>
          <table:table-cell office:value-type="float" office:value="21.3962">
            <text:p>21.3962</text:p>
          </table:table-cell>
          <table:table-cell office:value-type="float" office:value="22.3043">
            <text:p>22.3043</text:p>
          </table:table-cell>
          <table:table-cell office:value-type="float" office:value="16.9529">
            <text:p>16.9529</text:p>
          </table:table-cell>
          <table:table-cell office:value-type="float" office:value="17.6941">
            <text:p>17.6941</text:p>
          </table:table-cell>
          <table:table-cell office:value-type="float" office:value="28.8462">
            <text:p>28.8462</text:p>
          </table:table-cell>
          <table:table-cell office:value-type="float" office:value="31.8284">
            <text:p>31.8284</text:p>
          </table:table-cell>
          <table:table-cell office:value-type="float" office:value="26.6478">
            <text:p>26.6478</text:p>
          </table:table-cell>
          <table:table-cell office:value-type="float" office:value="24.8767">
            <text:p>24.8767</text:p>
          </table:table-cell>
          <table:table-cell office:value-type="float" office:value="32.1392">
            <text:p>32.1392</text:p>
          </table:table-cell>
          <table:table-cell office:value-type="float" office:value="25.271">
            <text:p>25.271</text:p>
          </table:table-cell>
          <table:table-cell office:value-type="float" office:value="17.6346">
            <text:p>17.6346</text:p>
          </table:table-cell>
          <table:table-cell office:value-type="float" office:value="18.3454">
            <text:p>18.3454</text:p>
          </table:table-cell>
          <table:table-cell office:value-type="float" office:value="5.4536">
            <text:p>5.4536</text:p>
          </table:table-cell>
          <table:table-cell office:value-type="float" office:value="16.6399">
            <text:p>16.6399</text:p>
          </table:table-cell>
          <table:table-cell office:value-type="float" office:value="14.7432">
            <text:p>14.7432</text:p>
          </table:table-cell>
          <table:table-cell office:value-type="float" office:value="8.5918">
            <text:p>8.5918</text:p>
          </table:table-cell>
          <table:table-cell office:value-type="float" office:value="20.2347">
            <text:p>20.2347</text:p>
          </table:table-cell>
          <table:table-cell office:value-type="float" office:value="22.9122">
            <text:p>22.9122</text:p>
          </table:table-cell>
          <table:table-cell office:value-type="float" office:value="21.0548">
            <text:p>21.0548</text:p>
          </table:table-cell>
          <table:table-cell office:value-type="float" office:value="21.5626">
            <text:p>21.5626</text:p>
          </table:table-cell>
          <table:table-cell office:value-type="float" office:value="26.1516">
            <text:p>26.1516</text:p>
          </table:table-cell>
          <table:table-cell office:value-type="float" office:value="26.1619">
            <text:p>26.1619</text:p>
          </table:table-cell>
          <table:table-cell office:value-type="float" office:value="15.8109">
            <text:p>15.8109</text:p>
          </table:table-cell>
          <table:table-cell office:value-type="float" office:value="17.3597">
            <text:p>17.3597</text:p>
          </table:table-cell>
          <table:table-cell office:value-type="float" office:value="23.6351">
            <text:p>23.6351</text:p>
          </table:table-cell>
          <table:table-cell office:value-type="float" office:value="15.341">
            <text:p>15.341</text:p>
          </table:table-cell>
          <table:table-cell office:value-type="float" office:value="15.7969">
            <text:p>15.7969</text:p>
          </table:table-cell>
          <table:table-cell office:value-type="float" office:value="17.7394">
            <text:p>17.7394</text:p>
          </table:table-cell>
          <table:table-cell office:value-type="float" office:value="25.5006">
            <text:p>25.5006</text:p>
          </table:table-cell>
          <table:table-cell office:value-type="float" office:value="17.4567">
            <text:p>17.4567</text:p>
          </table:table-cell>
          <table:table-cell office:value-type="float" office:value="8.1823">
            <text:p>8.1823</text:p>
          </table:table-cell>
          <table:table-cell office:value-type="float" office:value="19.4625">
            <text:p>19.4625</text:p>
          </table:table-cell>
          <table:table-cell office:value-type="float" office:value="20.067">
            <text:p>20.067</text:p>
          </table:table-cell>
          <table:table-cell table:number-columns-repeated="2"/>
          <table:table-cell office:value-type="float" office:value="10190.38">
            <text:p>10190.38</text:p>
          </table:table-cell>
          <table:table-cell office:value-type="float" office:value="4387.45">
            <text:p>4387.45</text:p>
          </table:table-cell>
          <table:table-cell office:value-type="float" office:value="27278.18">
            <text:p>27278.18</text:p>
          </table:table-cell>
          <table:table-cell office:value-type="float" office:value="50889.22">
            <text:p>50889.22</text:p>
          </table:table-cell>
          <table:table-cell office:value-type="float" office:value="126947.85">
            <text:p>126947.85</text:p>
          </table:table-cell>
          <table:table-cell office:value-type="float" office:value="202390.02">
            <text:p>202390.02</text:p>
          </table:table-cell>
          <table:table-cell office:value-type="float" office:value="346814.12">
            <text:p>346814.12</text:p>
          </table:table-cell>
          <table:table-cell office:value-type="float" office:value="439338.29">
            <text:p>439338.29</text:p>
          </table:table-cell>
          <table:table-cell office:value-type="float" office:value="1219113.53">
            <text:p>1219113.53</text:p>
          </table:table-cell>
          <table:table-cell office:value-type="float" office:value="751594.17">
            <text:p>751594.17</text:p>
          </table:table-cell>
          <table:table-cell office:value-type="float" office:value="1059492.68">
            <text:p>1059492.68</text:p>
          </table:table-cell>
          <table:table-cell office:value-type="float" office:value="1257240.32">
            <text:p>1257240.32</text:p>
          </table:table-cell>
          <table:table-cell office:value-type="float" office:value="984348.59">
            <text:p>984348.59</text:p>
          </table:table-cell>
          <table:table-cell office:value-type="float" office:value="1445203.26">
            <text:p>1445203.26</text:p>
          </table:table-cell>
          <table:table-cell office:value-type="float" office:value="1293484.7">
            <text:p>1293484.70</text:p>
          </table:table-cell>
          <table:table-cell office:value-type="float" office:value="1080605">
            <text:p>1080605.00</text:p>
          </table:table-cell>
          <table:table-cell office:value-type="float" office:value="1094537.67">
            <text:p>1094537.67</text:p>
          </table:table-cell>
          <table:table-cell office:value-type="float" office:value="1262984.47">
            <text:p>1262984.47</text:p>
          </table:table-cell>
          <table:table-cell office:value-type="float" office:value="1104199.2">
            <text:p>1104199.20</text:p>
          </table:table-cell>
          <table:table-cell office:value-type="float" office:value="1197835.65">
            <text:p>1197835.65</text:p>
          </table:table-cell>
          <table:table-cell office:value-type="float" office:value="1297153.59">
            <text:p>1297153.59</text:p>
          </table:table-cell>
          <table:table-cell office:value-type="float" office:value="1025652.19">
            <text:p>1025652.19</text:p>
          </table:table-cell>
          <table:table-cell office:value-type="float" office:value="1114106.66">
            <text:p>1114106.66</text:p>
          </table:table-cell>
          <table:table-cell office:value-type="float" office:value="1986648.52">
            <text:p>1986648.52</text:p>
          </table:table-cell>
          <table:table-cell office:value-type="float" office:value="2257721.34">
            <text:p>2257721.34</text:p>
          </table:table-cell>
          <table:table-cell office:value-type="float" office:value="1954245.09">
            <text:p>1954245.09</text:p>
          </table:table-cell>
          <table:table-cell office:value-type="float" office:value="1903956.14">
            <text:p>1903956.14</text:p>
          </table:table-cell>
          <table:table-cell office:value-type="float" office:value="2540396.74">
            <text:p>2540396.74</text:p>
          </table:table-cell>
          <table:table-cell office:value-type="float" office:value="2036961.75">
            <text:p>2036961.75</text:p>
          </table:table-cell>
          <table:table-cell office:value-type="float" office:value="1469865.64">
            <text:p>1469865.64</text:p>
          </table:table-cell>
          <table:table-cell office:value-type="float" office:value="1571175.37">
            <text:p>1571175.37</text:p>
          </table:table-cell>
          <table:table-cell office:value-type="float" office:value="469405.76">
            <text:p>469405.76</text:p>
          </table:table-cell>
          <table:table-cell office:value-type="float" office:value="1478927.09">
            <text:p>1478927.09</text:p>
          </table:table-cell>
          <table:table-cell office:value-type="float" office:value="1325980.73">
            <text:p>1325980.73</text:p>
          </table:table-cell>
          <table:table-cell office:value-type="float" office:value="801732.36">
            <text:p>801732.36</text:p>
          </table:table-cell>
          <table:table-cell office:value-type="float" office:value="1913839.68">
            <text:p>1913839.68</text:p>
          </table:table-cell>
          <table:table-cell office:value-type="float" office:value="2212542.54">
            <text:p>2212542.54</text:p>
          </table:table-cell>
          <table:table-cell office:value-type="float" office:value="2075728.59">
            <text:p>2075728.59</text:p>
          </table:table-cell>
          <table:table-cell office:value-type="float" office:value="2232260.97">
            <text:p>2232260.97</text:p>
          </table:table-cell>
          <table:table-cell office:value-type="float" office:value="2738789.79">
            <text:p>2738789.79</text:p>
          </table:table-cell>
          <table:table-cell office:value-type="float" office:value="2751680.82">
            <text:p>2751680.82</text:p>
          </table:table-cell>
          <table:table-cell office:value-type="float" office:value="1600137.51">
            <text:p>1600137.51</text:p>
          </table:table-cell>
          <table:table-cell office:value-type="float" office:value="1830671.52">
            <text:p>1830671.52</text:p>
          </table:table-cell>
          <table:table-cell office:value-type="float" office:value="2258940.14">
            <text:p>2258940.14</text:p>
          </table:table-cell>
          <table:table-cell office:value-type="float" office:value="1617552.88">
            <text:p>1617552.88</text:p>
          </table:table-cell>
          <table:table-cell office:value-type="float" office:value="1588110.79">
            <text:p>1588110.79</text:p>
          </table:table-cell>
          <table:table-cell office:value-type="float" office:value="1771381.07">
            <text:p>1771381.07</text:p>
          </table:table-cell>
          <table:table-cell office:value-type="float" office:value="2564158.93">
            <text:p>2564158.93</text:p>
          </table:table-cell>
          <table:table-cell office:value-type="float" office:value="1768826">
            <text:p>1768826.00</text:p>
          </table:table-cell>
          <table:table-cell office:value-type="float" office:value="840511.73">
            <text:p>840511.73</text:p>
          </table:table-cell>
          <table:table-cell office:value-type="float" office:value="2007495.38">
            <text:p>2007495.38</text:p>
          </table:table-cell>
          <table:table-cell office:value-type="float" office:value="2127434.09">
            <text:p>2127434.09</text:p>
          </table:table-cell>
          <table:table-cell table:number-columns-repeated="3"/>
          <table:table-cell office:value-type="string">
            <text:p>90.65</text:p>
          </table:table-cell>
          <table:table-cell office:value-type="string">
            <text:p>39.03</text:p>
          </table:table-cell>
          <table:table-cell office:value-type="string">
            <text:p>242.65</text:p>
          </table:table-cell>
          <table:table-cell office:value-type="string">
            <text:p>452.68</text:p>
          </table:table-cell>
          <table:table-cell office:value-type="string">
            <text:p>1129.26</text:p>
          </table:table-cell>
          <table:table-cell office:value-type="string">
            <text:p>1800.35</text:p>
          </table:table-cell>
          <table:table-cell office:value-type="string">
            <text:p>3085.07</text:p>
          </table:table-cell>
          <table:table-cell office:value-type="string">
            <text:p>3908.11</text:p>
          </table:table-cell>
          <table:table-cell office:value-type="string">
            <text:p>10844.57</text:p>
          </table:table-cell>
          <table:table-cell office:value-type="string">
            <text:p>6685.77</text:p>
          </table:table-cell>
          <table:table-cell office:value-type="string">
            <text:p>9424.67</text:p>
          </table:table-cell>
          <table:table-cell office:value-type="string">
            <text:p>11183.73</text:p>
          </table:table-cell>
          <table:table-cell office:value-type="string">
            <text:p>8756.23</text:p>
          </table:table-cell>
          <table:table-cell office:value-type="string">
            <text:p>12855.74</text:p>
          </table:table-cell>
          <table:table-cell office:value-type="string">
            <text:p>11506.14</text:p>
          </table:table-cell>
          <table:table-cell office:value-type="string">
            <text:p>9612.48</text:p>
          </table:table-cell>
          <table:table-cell office:value-type="string">
            <text:p>9736.41</text:p>
          </table:table-cell>
          <table:table-cell office:value-type="string">
            <text:p>11234.82</text:p>
          </table:table-cell>
          <table:table-cell office:value-type="string">
            <text:p>9822.36</text:p>
          </table:table-cell>
          <table:table-cell office:value-type="string">
            <text:p>10655.30</text:p>
          </table:table-cell>
          <table:table-cell office:value-type="string">
            <text:p>11538.77</text:p>
          </table:table-cell>
          <table:table-cell office:value-type="string">
            <text:p>9123.64</text:p>
          </table:table-cell>
          <table:table-cell office:value-type="string">
            <text:p>9910.49</text:p>
          </table:table-cell>
          <table:table-cell office:value-type="string">
            <text:p>17672.15</text:p>
          </table:table-cell>
          <table:table-cell office:value-type="string">
            <text:p>20083.46</text:p>
          </table:table-cell>
          <table:table-cell office:value-type="string">
            <text:p>17383.90</text:p>
          </table:table-cell>
          <table:table-cell office:value-type="string">
            <text:p>16936.56</text:p>
          </table:table-cell>
          <table:table-cell office:value-type="string">
            <text:p>22597.99</text:p>
          </table:table-cell>
          <table:table-cell office:value-type="string">
            <text:p>18119.71</text:p>
          </table:table-cell>
          <table:table-cell office:value-type="string">
            <text:p>13075.13</text:p>
          </table:table-cell>
          <table:table-cell office:value-type="string">
            <text:p>13976.32</text:p>
          </table:table-cell>
          <table:table-cell office:value-type="string">
            <text:p>4175.58</text:p>
          </table:table-cell>
          <table:table-cell office:value-type="string">
            <text:p>13155.73</text:p>
          </table:table-cell>
          <table:table-cell office:value-type="string">
            <text:p>11795.20</text:p>
          </table:table-cell>
          <table:table-cell office:value-type="string">
            <text:p>7131.78</text:p>
          </table:table-cell>
          <table:table-cell office:value-type="string">
            <text:p>17024.48</text:p>
          </table:table-cell>
          <table:table-cell office:value-type="string">
            <text:p>19681.58</text:p>
          </table:table-cell>
          <table:table-cell office:value-type="string">
            <text:p>18464.55</text:p>
          </table:table-cell>
          <table:table-cell office:value-type="string">
            <text:p>19856.98</text:p>
          </table:table-cell>
          <table:table-cell office:value-type="string">
            <text:p>24362.79</text:p>
          </table:table-cell>
          <table:table-cell office:value-type="string">
            <text:p>24477.46</text:p>
          </table:table-cell>
          <table:table-cell office:value-type="string">
            <text:p>14233.95</text:p>
          </table:table-cell>
          <table:table-cell office:value-type="string">
            <text:p>16284.66</text:p>
          </table:table-cell>
          <table:table-cell office:value-type="string">
            <text:p>20094.30</text:p>
          </table:table-cell>
          <table:table-cell office:value-type="string">
            <text:p>14388.87</text:p>
          </table:table-cell>
          <table:table-cell office:value-type="string">
            <text:p>14126.97</text:p>
          </table:table-cell>
          <table:table-cell office:value-type="string">
            <text:p>15757.24</text:p>
          </table:table-cell>
          <table:table-cell office:value-type="string">
            <text:p>22809.37</text:p>
          </table:table-cell>
          <table:table-cell office:value-type="string">
            <text:p>15734.52</text:p>
          </table:table-cell>
          <table:table-cell office:value-type="string">
            <text:p>7476.74</text:p>
          </table:table-cell>
          <table:table-cell office:value-type="string">
            <text:p>17857.59</text:p>
          </table:table-cell>
          <table:table-cell office:value-type="string">
            <text:p>18924.50</text:p>
          </table:table-cell>
          <table:table-cell table:number-columns-repeated="3"/>
          <table:table-cell office:value-type="float" office:value="2.63">
            <text:p>2.63</text:p>
          </table:table-cell>
          <table:table-cell office:value-type="float" office:value="1.1">
            <text:p>1.10</text:p>
          </table:table-cell>
          <table:table-cell office:value-type="float" office:value="6.59">
            <text:p>6.59</text:p>
          </table:table-cell>
          <table:table-cell office:value-type="float" office:value="11.89">
            <text:p>11.89</text:p>
          </table:table-cell>
          <table:table-cell office:value-type="float" office:value="28.71">
            <text:p>28.71</text:p>
          </table:table-cell>
          <table:table-cell office:value-type="float" office:value="44.31">
            <text:p>44.31</text:p>
          </table:table-cell>
          <table:table-cell office:value-type="float" office:value="73.49">
            <text:p>73.49</text:p>
          </table:table-cell>
          <table:table-cell office:value-type="float" office:value="90.14">
            <text:p>90.14</text:p>
          </table:table-cell>
          <table:table-cell office:value-type="float" office:value="242.08">
            <text:p>242.08</text:p>
          </table:table-cell>
          <table:table-cell office:value-type="float" office:value="144.37">
            <text:p>144.37</text:p>
          </table:table-cell>
          <table:table-cell office:value-type="float" office:value="196.75">
            <text:p>196.75</text:p>
          </table:table-cell>
          <table:table-cell office:value-type="float" office:value="225.59">
            <text:p>225.59</text:p>
          </table:table-cell>
          <table:table-cell office:value-type="float" office:value="170.66">
            <text:p>170.66</text:p>
          </table:table-cell>
          <table:table-cell office:value-type="float" office:value="242.16">
            <text:p>242.16</text:p>
          </table:table-cell>
          <table:table-cell office:value-type="float" office:value="209.64">
            <text:p>209.64</text:p>
          </table:table-cell>
          <table:table-cell office:value-type="float" office:value="169.53">
            <text:p>169.53</text:p>
          </table:table-cell>
          <table:table-cell office:value-type="float" office:value="166.32">
            <text:p>166.32</text:p>
          </table:table-cell>
          <table:table-cell office:value-type="float" office:value="185.81">
            <text:p>185.81</text:p>
          </table:table-cell>
          <table:table-cell office:value-type="float" office:value="157.05">
            <text:p>157.05</text:p>
          </table:table-cell>
          <table:table-cell office:value-type="float" office:value="164.33">
            <text:p>164.33</text:p>
          </table:table-cell>
          <table:table-cell office:value-type="float" office:value="171.31">
            <text:p>171.31</text:p>
          </table:table-cell>
          <table:table-cell office:value-type="float" office:value="130.21">
            <text:p>130.21</text:p>
          </table:table-cell>
          <table:table-cell office:value-type="float" office:value="135.9">
            <text:p>135.90</text:p>
          </table:table-cell>
          <table:table-cell office:value-type="float" office:value="232.96">
            <text:p>232.96</text:p>
          </table:table-cell>
          <table:table-cell office:value-type="float" office:value="254.82">
            <text:p>254.82</text:p>
          </table:table-cell>
          <table:table-cell office:value-type="float" office:value="212.56">
            <text:p>212.56</text:p>
          </table:table-cell>
          <table:table-cell office:value-type="float" office:value="199.85">
            <text:p>199.85</text:p>
          </table:table-cell>
          <table:table-cell office:value-type="float" office:value="257.8">
            <text:p>257.80</text:p>
          </table:table-cell>
          <table:table-cell office:value-type="float" office:value="200.35">
            <text:p>200.35</text:p>
          </table:table-cell>
          <table:table-cell office:value-type="float" office:value="140.5">
            <text:p>140.50</text:p>
          </table:table-cell>
          <table:table-cell office:value-type="float" office:value="146.39">
            <text:p>146.39</text:p>
          </table:table-cell>
          <table:table-cell office:value-type="float" office:value="42.75">
            <text:p>42.75</text:p>
          </table:table-cell>
          <table:table-cell office:value-type="float" office:value="131.92">
            <text:p>131.92</text:p>
          </table:table-cell>
          <table:table-cell office:value-type="float" office:value="116.02">
            <text:p>116.02</text:p>
          </table:table-cell>
          <table:table-cell office:value-type="float" office:value="68.88">
            <text:p>68.88</text:p>
          </table:table-cell>
          <table:table-cell office:value-type="float" office:value="161.56">
            <text:p>161.56</text:p>
          </table:table-cell>
          <table:table-cell office:value-type="float" office:value="183.67">
            <text:p>183.67</text:p>
          </table:table-cell>
          <table:table-cell office:value-type="float" office:value="169.72">
            <text:p>169.72</text:p>
          </table:table-cell>
          <table:table-cell office:value-type="float" office:value="180.24">
            <text:p>180.24</text:p>
          </table:table-cell>
          <table:table-cell office:value-type="float" office:value="219.03">
            <text:p>219.03</text:p>
          </table:table-cell>
          <table:table-cell office:value-type="float" office:value="218.61">
            <text:p>218.61</text:p>
          </table:table-cell>
          <table:table-cell office:value-type="float" office:value="126.58">
            <text:p>126.58</text:p>
          </table:table-cell>
          <table:table-cell office:value-type="float" office:value="144.45">
            <text:p>144.45</text:p>
          </table:table-cell>
          <table:table-cell office:value-type="float" office:value="177.97">
            <text:p>177.97</text:p>
          </table:table-cell>
          <table:table-cell office:value-type="float" office:value="127.26">
            <text:p>127.26</text:p>
          </table:table-cell>
          <table:table-cell office:value-type="float" office:value="124.81">
            <text:p>124.81</text:p>
          </table:table-cell>
          <table:table-cell office:value-type="float" office:value="139.04">
            <text:p>139.04</text:p>
          </table:table-cell>
          <table:table-cell office:value-type="float" office:value="200.58">
            <text:p>200.58</text:p>
          </table:table-cell>
          <table:table-cell office:value-type="float" office:value="137.24">
            <text:p>137.24</text:p>
          </table:table-cell>
          <table:table-cell office:value-type="float" office:value="64.27">
            <text:p>64.27</text:p>
          </table:table-cell>
          <table:table-cell office:value-type="float" office:value="150.27">
            <text:p>150.27</text:p>
          </table:table-cell>
          <table:table-cell office:value-type="float" office:value="155.02">
            <text:p>155.02</text:p>
          </table:table-cell>
          <table:table-cell table:number-columns-repeated="3"/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65">
            <text:p>0.65</text:p>
          </table:table-cell>
          <table:table-cell office:value-type="float" office:value="0.8">
            <text:p>0.80</text:p>
          </table:table-cell>
          <table:table-cell office:value-type="float" office:value="2.15">
            <text:p>2.15</text:p>
          </table:table-cell>
          <table:table-cell office:value-type="float" office:value="1.28">
            <text:p>1.28</text:p>
          </table:table-cell>
          <table:table-cell office:value-type="float" office:value="1.75">
            <text:p>1.75</text:p>
          </table:table-cell>
          <table:table-cell office:value-type="float" office:value="2.01">
            <text:p>2.01</text:p>
          </table:table-cell>
          <table:table-cell office:value-type="float" office:value="1.52">
            <text:p>1.52</text:p>
          </table:table-cell>
          <table:table-cell office:value-type="float" office:value="2.15">
            <text:p>2.15</text:p>
          </table:table-cell>
          <table:table-cell office:value-type="float" office:value="1.86">
            <text:p>1.86</text:p>
          </table:table-cell>
          <table:table-cell office:value-type="float" office:value="1.51">
            <text:p>1.51</text:p>
          </table:table-cell>
          <table:table-cell office:value-type="float" office:value="1.48">
            <text:p>1.48</text:p>
          </table:table-cell>
          <table:table-cell office:value-type="float" office:value="1.65">
            <text:p>1.65</text:p>
          </table:table-cell>
          <table:table-cell office:value-type="float" office:value="1.4">
            <text:p>1.40</text:p>
          </table:table-cell>
          <table:table-cell office:value-type="float" office:value="1.46">
            <text:p>1.46</text:p>
          </table:table-cell>
          <table:table-cell office:value-type="float" office:value="1.52">
            <text:p>1.52</text:p>
          </table:table-cell>
          <table:table-cell office:value-type="float" office:value="1.16">
            <text:p>1.16</text:p>
          </table:table-cell>
          <table:table-cell office:value-type="float" office:value="1.21">
            <text:p>1.21</text:p>
          </table:table-cell>
          <table:table-cell office:value-type="float" office:value="2.07">
            <text:p>2.07</text:p>
          </table:table-cell>
          <table:table-cell office:value-type="float" office:value="2.27">
            <text:p>2.27</text:p>
          </table:table-cell>
          <table:table-cell office:value-type="float" office:value="1.89">
            <text:p>1.89</text:p>
          </table:table-cell>
          <table:table-cell office:value-type="float" office:value="1.78">
            <text:p>1.78</text:p>
          </table:table-cell>
          <table:table-cell office:value-type="float" office:value="2.29">
            <text:p>2.29</text:p>
          </table:table-cell>
          <table:table-cell office:value-type="float" office:value="1.78">
            <text:p>1.78</text:p>
          </table:table-cell>
          <table:table-cell office:value-type="float" office:value="1.25">
            <text:p>1.25</text:p>
          </table:table-cell>
          <table:table-cell office:value-type="float" office:value="1.3">
            <text:p>1.30</text:p>
          </table:table-cell>
          <table:table-cell office:value-type="float" office:value="0.38">
            <text:p>0.38</text:p>
          </table:table-cell>
          <table:table-cell office:value-type="float" office:value="1.17">
            <text:p>1.17</text:p>
          </table:table-cell>
          <table:table-cell office:value-type="float" office:value="1.03">
            <text:p>1.03</text:p>
          </table:table-cell>
          <table:table-cell office:value-type="float" office:value="0.61">
            <text:p>0.61</text:p>
          </table:table-cell>
          <table:table-cell office:value-type="float" office:value="1.44">
            <text:p>1.44</text:p>
          </table:table-cell>
          <table:table-cell office:value-type="float" office:value="1.63">
            <text:p>1.63</text:p>
          </table:table-cell>
          <table:table-cell office:value-type="float" office:value="1.51">
            <text:p>1.51</text:p>
          </table:table-cell>
          <table:table-cell office:value-type="float" office:value="1.6">
            <text:p>1.60</text:p>
          </table:table-cell>
          <table:table-cell office:value-type="float" office:value="1.95">
            <text:p>1.95</text:p>
          </table:table-cell>
          <table:table-cell office:value-type="float" office:value="1.94">
            <text:p>1.94</text:p>
          </table:table-cell>
          <table:table-cell office:value-type="float" office:value="1.13">
            <text:p>1.13</text:p>
          </table:table-cell>
          <table:table-cell office:value-type="float" office:value="1.28">
            <text:p>1.28</text:p>
          </table:table-cell>
          <table:table-cell office:value-type="float" office:value="1.58">
            <text:p>1.58</text:p>
          </table:table-cell>
          <table:table-cell office:value-type="float" office:value="1.13">
            <text:p>1.13</text:p>
          </table:table-cell>
          <table:table-cell office:value-type="float" office:value="1.11">
            <text:p>1.11</text:p>
          </table:table-cell>
          <table:table-cell office:value-type="float" office:value="1.24">
            <text:p>1.24</text:p>
          </table:table-cell>
          <table:table-cell office:value-type="float" office:value="1.78">
            <text:p>1.78</text:p>
          </table:table-cell>
          <table:table-cell office:value-type="float" office:value="1.22">
            <text:p>1.22</text:p>
          </table:table-cell>
          <table:table-cell office:value-type="float" office:value="0.57">
            <text:p>0.57</text:p>
          </table:table-cell>
          <table:table-cell office:value-type="float" office:value="1.34">
            <text:p>1.34</text:p>
          </table:table-cell>
          <table:table-cell office:value-type="float" office:value="1.38">
            <text:p>1.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23.04.2014</text:date>, <text:time>10:3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4-04-23T10:37:15</dc:date>
    <meta:editing-duration>P1DT18H27M18S</meta:editing-duration>
    <meta:editing-cycles>1</meta:editing-cycles>
    <meta:document-statistic meta:table-count="1" meta:cell-count="50216" meta:object-count="0"/>
  </office:meta>
</office:document-meta>
</file>